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automatic-styles>
    <style:style style:name="Таблица1" style:family="table" style:master-page-name="MP0">
      <style:table-properties style:width="27.806cm" fo:margin-left="0.242cm" style:page-number="auto" table:align="left"/>
    </style:style>
    <style:style style:name="Таблица1.A" style:family="table-column">
      <style:table-column-properties style:column-width="1.651cm"/>
    </style:style>
    <style:style style:name="Таблица1.B" style:family="table-column">
      <style:table-column-properties style:column-width="0.601cm"/>
    </style:style>
    <style:style style:name="Таблица1.C" style:family="table-column">
      <style:table-column-properties style:column-width="1.401cm"/>
    </style:style>
    <style:style style:name="Таблица1.D" style:family="table-column">
      <style:table-column-properties style:column-width="0.893cm"/>
    </style:style>
    <style:style style:name="Таблица1.E" style:family="table-column">
      <style:table-column-properties style:column-width="1.208cm"/>
    </style:style>
    <style:style style:name="Таблица1.F" style:family="table-column">
      <style:table-column-properties style:column-width="1.503cm"/>
    </style:style>
    <style:style style:name="Таблица1.G" style:family="table-column">
      <style:table-column-properties style:column-width="2.085cm"/>
    </style:style>
    <style:style style:name="Таблица1.H" style:family="table-column">
      <style:table-column-properties style:column-width="0.168cm"/>
    </style:style>
    <style:style style:name="Таблица1.I" style:family="table-column">
      <style:table-column-properties style:column-width="1.718cm"/>
    </style:style>
    <style:style style:name="Таблица1.J" style:family="table-column">
      <style:table-column-properties style:column-width="2.487cm"/>
    </style:style>
    <style:style style:name="Таблица1.K" style:family="table-column">
      <style:table-column-properties style:column-width="0.049cm"/>
    </style:style>
    <style:style style:name="Таблица1.L" style:family="table-column">
      <style:table-column-properties style:column-width="0.376cm"/>
    </style:style>
    <style:style style:name="Таблица1.M" style:family="table-column">
      <style:table-column-properties style:column-width="2.879cm"/>
    </style:style>
    <style:style style:name="Таблица1.N" style:family="table-column">
      <style:table-column-properties style:column-width="2.665cm"/>
    </style:style>
    <style:style style:name="Таблица1.O" style:family="table-column">
      <style:table-column-properties style:column-width="0.086cm"/>
    </style:style>
    <style:style style:name="Таблица1.P" style:family="table-column">
      <style:table-column-properties style:column-width="0.501cm"/>
    </style:style>
    <style:style style:name="Таблица1.Q" style:family="table-column">
      <style:table-column-properties style:column-width="0.499cm"/>
    </style:style>
    <style:style style:name="Таблица1.S" style:family="table-column">
      <style:table-column-properties style:column-width="0.801cm"/>
    </style:style>
    <style:style style:name="Таблица1.T" style:family="table-column">
      <style:table-column-properties style:column-width="0.351cm"/>
    </style:style>
    <style:style style:name="Таблица1.U" style:family="table-column">
      <style:table-column-properties style:column-width="1.207cm"/>
    </style:style>
    <style:style style:name="Таблица1.V" style:family="table-column">
      <style:table-column-properties style:column-width="0.291cm"/>
    </style:style>
    <style:style style:name="Таблица1.W" style:family="table-column">
      <style:table-column-properties style:column-width="0.75cm"/>
    </style:style>
    <style:style style:name="Таблица1.X" style:family="table-column">
      <style:table-column-properties style:column-width="0.053cm"/>
    </style:style>
    <style:style style:name="Таблица1.Y" style:family="table-column">
      <style:table-column-properties style:column-width="0.448cm"/>
    </style:style>
    <style:style style:name="Таблица1.Z" style:family="table-column">
      <style:table-column-properties style:column-width="0.582cm"/>
    </style:style>
    <style:style style:name="Таблица1.a" style:family="table-column">
      <style:table-column-properties style:column-width="0.393cm"/>
    </style:style>
    <style:style style:name="Таблица1.b" style:family="table-column">
      <style:table-column-properties style:column-width="0.275cm"/>
    </style:style>
    <style:style style:name="Таблица1.c" style:family="table-column">
      <style:table-column-properties style:column-width="0.123cm"/>
    </style:style>
    <style:style style:name="Таблица1.e" style:family="table-column">
      <style:table-column-properties style:column-width="0.87cm"/>
    </style:style>
    <style:style style:name="Таблица1.1" style:family="table-row">
      <style:table-row-properties style:row-height="0.436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Q2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.c2" style:family="table-cell">
      <style:table-cell-properties fo:padding-left="0.191cm" fo:padding-right="0.191cm" fo:padding-top="0cm" fo:padding-bottom="0cm" fo:border="0.5pt solid #000000"/>
    </style:style>
    <style:style style:name="Таблица1.G3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.G5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1.6" style:family="table-row">
      <style:table-row-properties style:row-height="1cm" style:use-optimal-row-height="false"/>
    </style:style>
    <style:style style:name="Таблица1.R6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.d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.7" style:family="table-row">
      <style:table-row-properties style:row-height="1.058cm" style:use-optimal-row-height="false"/>
    </style:style>
    <style:style style:name="Таблица1.A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.I7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.K7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1.P7" style:family="table-cell">
      <style:table-cell-properties style:vertical-align="middle" fo:padding-left="0.191cm" fo:padding-right="0.191cm" fo:padding-top="0cm" fo:padding-bottom="0cm" fo:border-left="0.05pt solid #000000" fo:border-right="none" fo:border-top="1pt solid #000000" fo:border-bottom="1pt solid #000000"/>
    </style:style>
    <style:style style:name="Таблица1.W7" style:family="table-cell">
      <style:table-cell-properties style:vertical-align="middle" fo:padding-left="0.191cm" fo:padding-right="0.191cm" fo:padding-top="0cm" fo:padding-bottom="0cm" fo:border-left="0.05pt solid #000000" fo:border-right="1pt solid #000000" fo:border-top="1pt solid #000000" fo:border-bottom="1pt solid #000000"/>
    </style:style>
    <style:style style:name="Таблица1.8" style:family="table-row">
      <style:table-row-properties style:row-height="0.155cm" style:use-optimal-row-height="false"/>
    </style:style>
    <style:style style:name="Таблица1.A8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.I8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.J8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.O8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Таблица1.9" style:family="table-row">
      <style:table-row-properties style:row-height="0.293cm" style:use-optimal-row-height="false"/>
    </style:style>
    <style:style style:name="Таблица1.A9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.J9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Таблица1.10" style:family="table-row">
      <style:table-row-properties style:row-height="0.527cm" style:use-optimal-row-height="false"/>
    </style:style>
    <style:style style:name="Таблица1.A10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.J10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Таблица1.11" style:family="table-row">
      <style:table-row-properties style:min-row-height="2.223cm" style:use-optimal-row-height="false"/>
    </style:style>
    <style:style style:name="Таблица1.A11" style:family="table-cell">
      <style:table-cell-properties fo:padding="0.097cm" fo:border-left="0.25pt solid #000000" fo:border-right="none" fo:border-top="none" fo:border-bottom="none"/>
    </style:style>
    <style:style style:name="Таблица1.N11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Таблица1.12" style:family="table-row">
      <style:table-row-properties style:min-row-height="0.73cm" style:use-optimal-row-height="false"/>
    </style:style>
    <style:style style:name="Таблица1.A12" style:family="table-cell">
      <style:table-cell-properties fo:padding="0.097cm" fo:border-left="0.25pt solid #000000" fo:border-right="none" fo:border-top="none" fo:border-bottom="none"/>
    </style:style>
    <style:style style:name="Таблица1.N12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Таблица1.13" style:family="table-row">
      <style:table-row-properties style:row-height="0.728cm" style:use-optimal-row-height="false"/>
    </style:style>
    <style:style style:name="Таблица1.A13" style:family="table-cell">
      <style:table-cell-properties fo:padding="0.097cm" fo:border-left="0.25pt solid #000000" fo:border-right="none" fo:border-top="none" fo:border-bottom="none"/>
    </style:style>
    <style:style style:name="Таблица1.N13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Таблица1.A14" style:family="table-cell">
      <style:table-cell-properties fo:padding="0.097cm" fo:border-left="0.25pt solid #000000" fo:border-right="none" fo:border-top="none" fo:border-bottom="none"/>
    </style:style>
    <style:style style:name="Таблица1.N14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Таблица1.15" style:family="table-row">
      <style:table-row-properties style:row-height="2.223cm" style:use-optimal-row-height="false"/>
    </style:style>
    <style:style style:name="Таблица1.E15" style:family="table-cell">
      <style:table-cell-properties style:vertical-align="middle" fo:padding-left="0.191cm" fo:padding-right="0.191cm" fo:padding-top="0cm" fo:padding-bottom="0cm" fo:border="none"/>
    </style:style>
    <style:style style:name="Таблица1.V15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Таблица1.16" style:family="table-row">
      <style:table-row-properties style:row-height="6.401cm" style:use-optimal-row-height="false"/>
    </style:style>
    <style:style style:name="Таблица1.L16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Таблица1.17" style:family="table-row">
      <style:table-row-properties style:row-height="0.9cm" style:use-optimal-row-height="false"/>
    </style:style>
    <style:style style:name="Таблица1.A17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.C17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.T17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.b17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2" style:family="table">
      <style:table-properties style:width="28.104cm" fo:margin-left="-0.018cm" table:align="left"/>
    </style:style>
    <style:style style:name="Таблица2.A" style:family="table-column">
      <style:table-column-properties style:column-width="1.205cm"/>
    </style:style>
    <style:style style:name="Таблица2.B" style:family="table-column">
      <style:table-column-properties style:column-width="1.046cm"/>
    </style:style>
    <style:style style:name="Таблица2.C" style:family="table-column">
      <style:table-column-properties style:column-width="0.161cm"/>
    </style:style>
    <style:style style:name="Таблица2.D" style:family="table-column">
      <style:table-column-properties style:column-width="0.84cm"/>
    </style:style>
    <style:style style:name="Таблица2.E" style:family="table-column">
      <style:table-column-properties style:column-width="0.75cm"/>
    </style:style>
    <style:style style:name="Таблица2.F" style:family="table-column">
      <style:table-column-properties style:column-width="0.25cm"/>
    </style:style>
    <style:style style:name="Таблица2.G" style:family="table-column">
      <style:table-column-properties style:column-width="1.503cm"/>
    </style:style>
    <style:style style:name="Таблица2.H" style:family="table-column">
      <style:table-column-properties style:column-width="0.249cm"/>
    </style:style>
    <style:style style:name="Таблица2.J" style:family="table-column">
      <style:table-column-properties style:column-width="1.05cm"/>
    </style:style>
    <style:style style:name="Таблица2.K" style:family="table-column">
      <style:table-column-properties style:column-width="0.7cm"/>
    </style:style>
    <style:style style:name="Таблица2.M" style:family="table-column">
      <style:table-column-properties style:column-width="1.499cm"/>
    </style:style>
    <style:style style:name="Таблица2.N" style:family="table-column">
      <style:table-column-properties style:column-width="0.55cm"/>
    </style:style>
    <style:style style:name="Таблица2.O" style:family="table-column">
      <style:table-column-properties style:column-width="0.85cm"/>
    </style:style>
    <style:style style:name="Таблица2.P" style:family="table-column">
      <style:table-column-properties style:column-width="1.249cm"/>
    </style:style>
    <style:style style:name="Таблица2.Q" style:family="table-column">
      <style:table-column-properties style:column-width="0.102cm"/>
    </style:style>
    <style:style style:name="Таблица2.R" style:family="table-column">
      <style:table-column-properties style:column-width="1.314cm"/>
    </style:style>
    <style:style style:name="Таблица2.S" style:family="table-column">
      <style:table-column-properties style:column-width="0.884cm"/>
    </style:style>
    <style:style style:name="Таблица2.T" style:family="table-column">
      <style:table-column-properties style:column-width="0.226cm"/>
    </style:style>
    <style:style style:name="Таблица2.U" style:family="table-column">
      <style:table-column-properties style:column-width="1.222cm"/>
    </style:style>
    <style:style style:name="Таблица2.V" style:family="table-column">
      <style:table-column-properties style:column-width="0.653cm"/>
    </style:style>
    <style:style style:name="Таблица2.W" style:family="table-column">
      <style:table-column-properties style:column-width="0.633cm"/>
    </style:style>
    <style:style style:name="Таблица2.X" style:family="table-column">
      <style:table-column-properties style:column-width="0.099cm"/>
    </style:style>
    <style:style style:name="Таблица2.Y" style:family="table-column">
      <style:table-column-properties style:column-width="0.769cm"/>
    </style:style>
    <style:style style:name="Таблица2.Z" style:family="table-column">
      <style:table-column-properties style:column-width="0.078cm"/>
    </style:style>
    <style:style style:name="Таблица2.a" style:family="table-column">
      <style:table-column-properties style:column-width="0.372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0.355cm"/>
    </style:style>
    <style:style style:name="Таблица2.d" style:family="table-column">
      <style:table-column-properties style:column-width="0.894cm"/>
    </style:style>
    <style:style style:name="Таблица2.f" style:family="table-column">
      <style:table-column-properties style:column-width="0.206cm"/>
    </style:style>
    <style:style style:name="Таблица2.g" style:family="table-column">
      <style:table-column-properties style:column-width="0.543cm"/>
    </style:style>
    <style:style style:name="Таблица2.i" style:family="table-column">
      <style:table-column-properties style:column-width="1cm"/>
    </style:style>
    <style:style style:name="Таблица2.j" style:family="table-column">
      <style:table-column-properties style:column-width="0.152cm"/>
    </style:style>
    <style:style style:name="Таблица2.k" style:family="table-column">
      <style:table-column-properties style:column-width="0.289cm"/>
    </style:style>
    <style:style style:name="Таблица2.l" style:family="table-column">
      <style:table-column-properties style:column-width="0.06cm"/>
    </style:style>
    <style:style style:name="Таблица2.m" style:family="table-column">
      <style:table-column-properties style:column-width="1.132cm"/>
    </style:style>
    <style:style style:name="Таблица2.n" style:family="table-column">
      <style:table-column-properties style:column-width="0.37cm"/>
    </style:style>
    <style:style style:name="Таблица2.p" style:family="table-column">
      <style:table-column-properties style:column-width="0.041cm"/>
    </style:style>
    <style:style style:name="Таблица2.q" style:family="table-column">
      <style:table-column-properties style:column-width="0.575cm"/>
    </style:style>
    <style:style style:name="Таблица2.r" style:family="table-column">
      <style:table-column-properties style:column-width="1.021cm"/>
    </style:style>
    <style:style style:name="Таблица2.1" style:family="table-row">
      <style:table-row-properties style:row-height="0.436cm" style:use-optimal-row-height="false"/>
    </style:style>
    <style:style style:name="Таблица2.A1" style:family="table-cell">
      <style:table-cell-properties fo:padding="0cm" fo:border="none"/>
    </style:style>
    <style:style style:name="Таблица2.Z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2.p1" style:family="table-cell">
      <style:table-cell-properties fo:padding-left="0.191cm" fo:padding-right="0.191cm" fo:padding-top="0cm" fo:padding-bottom="0cm" fo:border="0.5pt solid #000000"/>
    </style:style>
    <style:style style:name="Таблица2.K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2.O2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K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2.5" style:family="table-row">
      <style:table-row-properties style:row-height="0.9cm" style:use-optimal-row-height="false"/>
    </style:style>
    <style:style style:name="Таблица2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2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2.6" style:family="table-row">
      <style:table-row-properties style:row-height="0.425cm" style:use-optimal-row-height="false"/>
    </style:style>
    <style:style style:name="Таблица2.R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2.Y6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1pt solid #000000"/>
    </style:style>
    <style:style style:name="Таблица2.i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2.9" style:family="table-row">
      <style:table-row-properties style:row-height="0.212cm" style:use-optimal-row-height="false"/>
    </style:style>
    <style:style style:name="Таблица2.M9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2.N9" style:family="table-cell">
      <style:table-cell-properties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2.a9" style:family="table-cell">
      <style:table-cell-properties fo:padding-left="0.191cm" fo:padding-right="0.191cm" fo:padding-top="0cm" fo:padding-bottom="0cm" fo:border-left="none" fo:border-right="0.5pt solid #000000" fo:border-top="0.5pt solid #000000" fo:border-bottom="none"/>
    </style:style>
    <style:style style:name="Таблица2.N10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Таблица2.N1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Таблица2.12" style:family="table-row">
      <style:table-row-properties style:row-height="0.45cm" style:use-optimal-row-height="false"/>
    </style:style>
    <style:style style:name="Таблица2.A12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2.B12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2.C12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2.P12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2.B13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2.o13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2.A14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2.B14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2.c14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2.o14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2.15" style:family="table-row">
      <style:table-row-properties style:row-height="0.758cm" style:use-optimal-row-height="false"/>
    </style:style>
    <style:style style:name="Таблица2.A15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2.B15" style:family="table-cell">
      <style:table-cell-properties fo:padding="0cm" fo:border="0.5pt solid #000000"/>
    </style:style>
    <style:style style:name="Таблица2.B16" style:family="table-cell">
      <style:table-cell-properties fo:padding="0cm" fo:border="0.5pt solid #000000"/>
    </style:style>
    <style:style style:name="Таблица2.B17" style:family="table-cell">
      <style:table-cell-properties fo:padding="0cm" fo:border="0.5pt solid #000000"/>
    </style:style>
    <style:style style:name="Таблица2.B18" style:family="table-cell">
      <style:table-cell-properties fo:padding="0cm" fo:border="0.5pt solid #000000"/>
    </style:style>
    <style:style style:name="Таблица2.B19" style:family="table-cell">
      <style:table-cell-properties fo:padding="0cm" fo:border="0.5pt solid #000000"/>
    </style:style>
    <style:style style:name="Таблица2.B20" style:family="table-cell">
      <style:table-cell-properties fo:padding="0cm" fo:border="0.5pt solid #000000"/>
    </style:style>
    <style:style style:name="Таблица2.B21" style:family="table-cell">
      <style:table-cell-properties fo:padding="0cm" fo:border="0.5pt solid #000000"/>
    </style:style>
    <style:style style:name="Таблица2.B22" style:family="table-cell">
      <style:table-cell-properties fo:padding="0cm" fo:border="0.5pt solid #000000"/>
    </style:style>
    <style:style style:name="Таблица2.B23" style:family="table-cell">
      <style:table-cell-properties fo:padding="0cm" fo:border="0.5pt solid #000000"/>
    </style:style>
    <style:style style:name="Таблица2.B24" style:family="table-cell">
      <style:table-cell-properties fo:padding="0cm" fo:border="0.5pt solid #000000"/>
    </style:style>
    <style:style style:name="Таблица2.B25" style:family="table-cell">
      <style:table-cell-properties fo:padding="0cm" fo:border="0.5pt solid #000000"/>
    </style:style>
    <style:style style:name="Таблица2.B26" style:family="table-cell">
      <style:table-cell-properties fo:padding="0cm" fo:border="0.5pt solid #000000"/>
    </style:style>
    <style:style style:name="Таблица2.B27" style:family="table-cell">
      <style:table-cell-properties fo:padding="0cm" fo:border="0.5pt solid #000000"/>
    </style:style>
    <style:style style:name="Таблица2.B28" style:family="table-cell">
      <style:table-cell-properties fo:padding="0cm" fo:border="0.5pt solid #000000"/>
    </style:style>
    <style:style style:name="Таблица2.B29" style:family="table-cell">
      <style:table-cell-properties fo:padding="0cm" fo:border="0.5pt solid #000000"/>
    </style:style>
    <style:style style:name="Таблица2.B30" style:family="table-cell">
      <style:table-cell-properties fo:padding="0cm" fo:border="0.5pt solid #000000"/>
    </style:style>
    <style:style style:name="Таблица2.31" style:family="table-row">
      <style:table-row-properties style:row-height="0.801cm" style:use-optimal-row-height="false"/>
    </style:style>
    <style:style style:name="Таблица2.A3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2.D3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8" style:family="table">
      <style:table-properties style:width="28.079cm" fo:margin-left="-0.018cm" table:align="left"/>
    </style:style>
    <style:style style:name="Таблица18.A" style:family="table-column">
      <style:table-column-properties style:column-width="1.251cm"/>
    </style:style>
    <style:style style:name="Таблица18.B" style:family="table-column">
      <style:table-column-properties style:column-width="0.25cm"/>
    </style:style>
    <style:style style:name="Таблица18.C" style:family="table-column">
      <style:table-column-properties style:column-width="0.75cm"/>
    </style:style>
    <style:style style:name="Таблица18.D" style:family="table-column">
      <style:table-column-properties style:column-width="0.164cm"/>
    </style:style>
    <style:style style:name="Таблица18.E" style:family="table-column">
      <style:table-column-properties style:column-width="0.09cm"/>
    </style:style>
    <style:style style:name="Таблица18.F" style:family="table-column">
      <style:table-column-properties style:column-width="0.748cm"/>
    </style:style>
    <style:style style:name="Таблица18.G" style:family="table-column">
      <style:table-column-properties style:column-width="0.258cm"/>
    </style:style>
    <style:style style:name="Таблица18.H" style:family="table-column">
      <style:table-column-properties style:column-width="0.492cm"/>
    </style:style>
    <style:style style:name="Таблица18.J" style:family="table-column">
      <style:table-column-properties style:column-width="1.503cm"/>
    </style:style>
    <style:style style:name="Таблица18.K" style:family="table-column">
      <style:table-column-properties style:column-width="0.256cm"/>
    </style:style>
    <style:style style:name="Таблица18.L" style:family="table-column">
      <style:table-column-properties style:column-width="1.302cm"/>
    </style:style>
    <style:style style:name="Таблица18.M" style:family="table-column">
      <style:table-column-properties style:column-width="0.325cm"/>
    </style:style>
    <style:style style:name="Таблица18.N" style:family="table-column">
      <style:table-column-properties style:column-width="1.628cm"/>
    </style:style>
    <style:style style:name="Таблица18.O" style:family="table-column">
      <style:table-column-properties style:column-width="1.002cm"/>
    </style:style>
    <style:style style:name="Таблица18.R" style:family="table-column">
      <style:table-column-properties style:column-width="1cm"/>
    </style:style>
    <style:style style:name="Таблица18.S" style:family="table-column">
      <style:table-column-properties style:column-width="0.123cm"/>
    </style:style>
    <style:style style:name="Таблица18.T" style:family="table-column">
      <style:table-column-properties style:column-width="1.129cm"/>
    </style:style>
    <style:style style:name="Таблица18.V" style:family="table-column">
      <style:table-column-properties style:column-width="1.242cm"/>
    </style:style>
    <style:style style:name="Таблица18.W" style:family="table-column">
      <style:table-column-properties style:column-width="0.238cm"/>
    </style:style>
    <style:style style:name="Таблица18.X" style:family="table-column">
      <style:table-column-properties style:column-width="0.522cm"/>
    </style:style>
    <style:style style:name="Таблица18.Y" style:family="table-column">
      <style:table-column-properties style:column-width="0.249cm"/>
    </style:style>
    <style:style style:name="Таблица18.Z" style:family="table-column">
      <style:table-column-properties style:column-width="0.168cm"/>
    </style:style>
    <style:style style:name="Таблица18.a" style:family="table-column">
      <style:table-column-properties style:column-width="1.222cm"/>
    </style:style>
    <style:style style:name="Таблица18.b" style:family="table-column">
      <style:table-column-properties style:column-width="0.111cm"/>
    </style:style>
    <style:style style:name="Таблица18.c" style:family="table-column">
      <style:table-column-properties style:column-width="0.339cm"/>
    </style:style>
    <style:style style:name="Таблица18.d" style:family="table-column">
      <style:table-column-properties style:column-width="0.836cm"/>
    </style:style>
    <style:style style:name="Таблица18.e" style:family="table-column">
      <style:table-column-properties style:column-width="0.877cm"/>
    </style:style>
    <style:style style:name="Таблица18.f" style:family="table-column">
      <style:table-column-properties style:column-width="0.944cm"/>
    </style:style>
    <style:style style:name="Таблица18.g" style:family="table-column">
      <style:table-column-properties style:column-width="0.506cm"/>
    </style:style>
    <style:style style:name="Таблица18.h" style:family="table-column">
      <style:table-column-properties style:column-width="0.743cm"/>
    </style:style>
    <style:style style:name="Таблица18.i" style:family="table-column">
      <style:table-column-properties style:column-width="0.252cm"/>
    </style:style>
    <style:style style:name="Таблица18.k" style:family="table-column">
      <style:table-column-properties style:column-width="0.61cm"/>
    </style:style>
    <style:style style:name="Таблица18.l" style:family="table-column">
      <style:table-column-properties style:column-width="0.64cm"/>
    </style:style>
    <style:style style:name="Таблица18.n" style:family="table-column">
      <style:table-column-properties style:column-width="0.533cm"/>
    </style:style>
    <style:style style:name="Таблица18.o" style:family="table-column">
      <style:table-column-properties style:column-width="1.473cm"/>
    </style:style>
    <style:style style:name="Таблица18.p" style:family="table-column">
      <style:table-column-properties style:column-width="0.272cm"/>
    </style:style>
    <style:style style:name="Таблица18.q" style:family="table-column">
      <style:table-column-properties style:column-width="1.533cm"/>
    </style:style>
    <style:style style:name="Таблица18.1" style:family="table-row">
      <style:table-row-properties style:row-height="0.436cm" style:use-optimal-row-height="false"/>
    </style:style>
    <style:style style:name="Таблица18.A1" style:family="table-cell">
      <style:table-cell-properties fo:padding="0cm" fo:border="none"/>
    </style:style>
    <style:style style:name="Таблица18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q1" style:family="table-cell">
      <style:table-cell-properties fo:padding-left="0.191cm" fo:padding-right="0.191cm" fo:padding-top="0cm" fo:padding-bottom="0cm" fo:border="0.5pt solid #000000"/>
    </style:style>
    <style:style style:name="Таблица18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8.Q2" style:family="table-cell">
      <style:table-cell-properties fo:padding-left="0.191cm" fo:padding-right="0.191cm" fo:padding-top="0cm" fo:padding-bottom="0cm" fo:border="none"/>
    </style:style>
    <style:style style:name="Таблица18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18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5" style:family="table-row">
      <style:table-row-properties style:row-height="0.9cm" style:use-optimal-row-height="false"/>
    </style:style>
    <style:style style:name="Таблица18.q5" style:family="table-cell" style:data-style-name="N0">
      <style:table-cell-properties style:vertical-align="middle" fo:padding-left="0.191cm" fo:padding-right="0.191cm" fo:padding-top="0cm" fo:padding-bottom="0cm" fo:border="0.5pt solid #000000"/>
    </style:style>
    <style:style style:name="Таблица18.6" style:family="table-row">
      <style:table-row-properties style:row-height="0.425cm" style:use-optimal-row-height="false"/>
    </style:style>
    <style:style style:name="Таблица18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18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18.c7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18.m7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18.c8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18.m8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18.9" style:family="table-row">
      <style:table-row-properties style:row-height="0.45cm" style:use-optimal-row-height="false"/>
    </style:style>
    <style:style style:name="Таблица18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18.D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8.G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8.J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8.K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8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18.A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18.T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U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W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a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b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e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g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i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l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n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8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18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8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18.T11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18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18.i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18.l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18.n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18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18.12" style:family="table-row">
      <style:table-row-properties style:row-height="0.758cm" style:use-optimal-row-height="false"/>
    </style:style>
    <style:style style:name="Таблица18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12" style:family="table-cell">
      <style:table-cell-properties fo:padding="0cm" fo:border="0.5pt solid #000000"/>
    </style:style>
    <style:style style:name="Таблица18.A13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13" style:family="table-cell">
      <style:table-cell-properties fo:padding="0cm" fo:border="0.5pt solid #000000"/>
    </style:style>
    <style:style style:name="Таблица18.A14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14" style:family="table-cell">
      <style:table-cell-properties fo:padding="0cm" fo:border="0.5pt solid #000000"/>
    </style:style>
    <style:style style:name="Таблица18.A15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15" style:family="table-cell">
      <style:table-cell-properties fo:padding="0cm" fo:border="0.5pt solid #000000"/>
    </style:style>
    <style:style style:name="Таблица18.A16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16" style:family="table-cell">
      <style:table-cell-properties fo:padding="0cm" fo:border="0.5pt solid #000000"/>
    </style:style>
    <style:style style:name="Таблица18.A17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17" style:family="table-cell">
      <style:table-cell-properties fo:padding="0cm" fo:border="0.5pt solid #000000"/>
    </style:style>
    <style:style style:name="Таблица18.A18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18" style:family="table-cell">
      <style:table-cell-properties fo:padding="0cm" fo:border="0.5pt solid #000000"/>
    </style:style>
    <style:style style:name="Таблица18.A19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19" style:family="table-cell">
      <style:table-cell-properties fo:padding="0cm" fo:border="0.5pt solid #000000"/>
    </style:style>
    <style:style style:name="Таблица18.A20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20" style:family="table-cell">
      <style:table-cell-properties fo:padding="0cm" fo:border="0.5pt solid #000000"/>
    </style:style>
    <style:style style:name="Таблица18.A2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21" style:family="table-cell">
      <style:table-cell-properties fo:padding="0cm" fo:border="0.5pt solid #000000"/>
    </style:style>
    <style:style style:name="Таблица18.A2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22" style:family="table-cell">
      <style:table-cell-properties fo:padding="0cm" fo:border="0.5pt solid #000000"/>
    </style:style>
    <style:style style:name="Таблица18.A23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23" style:family="table-cell">
      <style:table-cell-properties fo:padding="0cm" fo:border="0.5pt solid #000000"/>
    </style:style>
    <style:style style:name="Таблица18.A24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24" style:family="table-cell">
      <style:table-cell-properties fo:padding="0cm" fo:border="0.5pt solid #000000"/>
    </style:style>
    <style:style style:name="Таблица18.A25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25" style:family="table-cell">
      <style:table-cell-properties fo:padding="0cm" fo:border="0.5pt solid #000000"/>
    </style:style>
    <style:style style:name="Таблица18.A26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26" style:family="table-cell">
      <style:table-cell-properties fo:padding="0cm" fo:border="0.5pt solid #000000"/>
    </style:style>
    <style:style style:name="Таблица18.A27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8.B27" style:family="table-cell">
      <style:table-cell-properties fo:padding="0cm" fo:border="0.5pt solid #000000"/>
    </style:style>
    <style:style style:name="Таблица18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8.B28" style:family="table-cell">
      <style:table-cell-properties fo:padding="0cm" fo:border="0.5pt solid #000000"/>
    </style:style>
    <style:style style:name="Таблица18.29" style:family="table-row">
      <style:table-row-properties style:row-height="0.801cm" style:use-optimal-row-height="false"/>
    </style:style>
    <style:style style:name="Таблица18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18.E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8.l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8.q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17" style:family="table">
      <style:table-properties style:width="28.079cm" fo:margin-left="-0.018cm" table:align="left"/>
    </style:style>
    <style:style style:name="Таблица17.A" style:family="table-column">
      <style:table-column-properties style:column-width="1.251cm"/>
    </style:style>
    <style:style style:name="Таблица17.B" style:family="table-column">
      <style:table-column-properties style:column-width="0.25cm"/>
    </style:style>
    <style:style style:name="Таблица17.C" style:family="table-column">
      <style:table-column-properties style:column-width="0.75cm"/>
    </style:style>
    <style:style style:name="Таблица17.D" style:family="table-column">
      <style:table-column-properties style:column-width="0.164cm"/>
    </style:style>
    <style:style style:name="Таблица17.E" style:family="table-column">
      <style:table-column-properties style:column-width="0.09cm"/>
    </style:style>
    <style:style style:name="Таблица17.F" style:family="table-column">
      <style:table-column-properties style:column-width="0.748cm"/>
    </style:style>
    <style:style style:name="Таблица17.G" style:family="table-column">
      <style:table-column-properties style:column-width="0.258cm"/>
    </style:style>
    <style:style style:name="Таблица17.H" style:family="table-column">
      <style:table-column-properties style:column-width="0.492cm"/>
    </style:style>
    <style:style style:name="Таблица17.J" style:family="table-column">
      <style:table-column-properties style:column-width="1.503cm"/>
    </style:style>
    <style:style style:name="Таблица17.K" style:family="table-column">
      <style:table-column-properties style:column-width="0.256cm"/>
    </style:style>
    <style:style style:name="Таблица17.L" style:family="table-column">
      <style:table-column-properties style:column-width="1.302cm"/>
    </style:style>
    <style:style style:name="Таблица17.M" style:family="table-column">
      <style:table-column-properties style:column-width="0.325cm"/>
    </style:style>
    <style:style style:name="Таблица17.N" style:family="table-column">
      <style:table-column-properties style:column-width="1.628cm"/>
    </style:style>
    <style:style style:name="Таблица17.O" style:family="table-column">
      <style:table-column-properties style:column-width="1.002cm"/>
    </style:style>
    <style:style style:name="Таблица17.R" style:family="table-column">
      <style:table-column-properties style:column-width="1cm"/>
    </style:style>
    <style:style style:name="Таблица17.S" style:family="table-column">
      <style:table-column-properties style:column-width="0.123cm"/>
    </style:style>
    <style:style style:name="Таблица17.T" style:family="table-column">
      <style:table-column-properties style:column-width="1.129cm"/>
    </style:style>
    <style:style style:name="Таблица17.V" style:family="table-column">
      <style:table-column-properties style:column-width="1.242cm"/>
    </style:style>
    <style:style style:name="Таблица17.W" style:family="table-column">
      <style:table-column-properties style:column-width="0.238cm"/>
    </style:style>
    <style:style style:name="Таблица17.X" style:family="table-column">
      <style:table-column-properties style:column-width="0.522cm"/>
    </style:style>
    <style:style style:name="Таблица17.Y" style:family="table-column">
      <style:table-column-properties style:column-width="0.249cm"/>
    </style:style>
    <style:style style:name="Таблица17.Z" style:family="table-column">
      <style:table-column-properties style:column-width="0.168cm"/>
    </style:style>
    <style:style style:name="Таблица17.a" style:family="table-column">
      <style:table-column-properties style:column-width="1.222cm"/>
    </style:style>
    <style:style style:name="Таблица17.b" style:family="table-column">
      <style:table-column-properties style:column-width="0.111cm"/>
    </style:style>
    <style:style style:name="Таблица17.c" style:family="table-column">
      <style:table-column-properties style:column-width="0.339cm"/>
    </style:style>
    <style:style style:name="Таблица17.d" style:family="table-column">
      <style:table-column-properties style:column-width="0.836cm"/>
    </style:style>
    <style:style style:name="Таблица17.e" style:family="table-column">
      <style:table-column-properties style:column-width="0.877cm"/>
    </style:style>
    <style:style style:name="Таблица17.f" style:family="table-column">
      <style:table-column-properties style:column-width="0.944cm"/>
    </style:style>
    <style:style style:name="Таблица17.g" style:family="table-column">
      <style:table-column-properties style:column-width="0.506cm"/>
    </style:style>
    <style:style style:name="Таблица17.h" style:family="table-column">
      <style:table-column-properties style:column-width="0.743cm"/>
    </style:style>
    <style:style style:name="Таблица17.i" style:family="table-column">
      <style:table-column-properties style:column-width="0.252cm"/>
    </style:style>
    <style:style style:name="Таблица17.k" style:family="table-column">
      <style:table-column-properties style:column-width="0.61cm"/>
    </style:style>
    <style:style style:name="Таблица17.l" style:family="table-column">
      <style:table-column-properties style:column-width="0.64cm"/>
    </style:style>
    <style:style style:name="Таблица17.n" style:family="table-column">
      <style:table-column-properties style:column-width="0.533cm"/>
    </style:style>
    <style:style style:name="Таблица17.o" style:family="table-column">
      <style:table-column-properties style:column-width="1.473cm"/>
    </style:style>
    <style:style style:name="Таблица17.p" style:family="table-column">
      <style:table-column-properties style:column-width="0.272cm"/>
    </style:style>
    <style:style style:name="Таблица17.q" style:family="table-column">
      <style:table-column-properties style:column-width="1.533cm"/>
    </style:style>
    <style:style style:name="Таблица17.1" style:family="table-row">
      <style:table-row-properties style:row-height="0.436cm" style:use-optimal-row-height="false"/>
    </style:style>
    <style:style style:name="Таблица17.A1" style:family="table-cell">
      <style:table-cell-properties fo:padding="0cm" fo:border="none"/>
    </style:style>
    <style:style style:name="Таблица17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7.q1" style:family="table-cell">
      <style:table-cell-properties fo:padding-left="0.191cm" fo:padding-right="0.191cm" fo:padding-top="0cm" fo:padding-bottom="0cm" fo:border="0.5pt solid #000000"/>
    </style:style>
    <style:style style:name="Таблица17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7.Q2" style:family="table-cell">
      <style:table-cell-properties fo:padding-left="0.191cm" fo:padding-right="0.191cm" fo:padding-top="0cm" fo:padding-bottom="0cm" fo:border="none"/>
    </style:style>
    <style:style style:name="Таблица17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17.E4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7.5" style:family="table-row">
      <style:table-row-properties style:row-height="0.9cm" style:use-optimal-row-height="false"/>
    </style:style>
    <style:style style:name="Таблица17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7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7.6" style:family="table-row">
      <style:table-row-properties style:row-height="0.425cm" style:use-optimal-row-height="false"/>
    </style:style>
    <style:style style:name="Таблица17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17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17.9" style:family="table-row">
      <style:table-row-properties style:row-height="0.45cm" style:use-optimal-row-height="false"/>
    </style:style>
    <style:style style:name="Таблица17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17.D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7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17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17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17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7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17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17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17.12" style:family="table-row">
      <style:table-row-properties style:row-height="0.758cm" style:use-optimal-row-height="false"/>
    </style:style>
    <style:style style:name="Таблица17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7.B12" style:family="table-cell">
      <style:table-cell-properties fo:padding="0cm" fo:border="0.5pt solid #000000"/>
    </style:style>
    <style:style style:name="Таблица17.B13" style:family="table-cell">
      <style:table-cell-properties fo:padding="0cm" fo:border="0.5pt solid #000000"/>
    </style:style>
    <style:style style:name="Таблица17.B14" style:family="table-cell">
      <style:table-cell-properties fo:padding="0cm" fo:border="0.5pt solid #000000"/>
    </style:style>
    <style:style style:name="Таблица17.B15" style:family="table-cell">
      <style:table-cell-properties fo:padding="0cm" fo:border="0.5pt solid #000000"/>
    </style:style>
    <style:style style:name="Таблица17.B16" style:family="table-cell">
      <style:table-cell-properties fo:padding="0cm" fo:border="0.5pt solid #000000"/>
    </style:style>
    <style:style style:name="Таблица17.B17" style:family="table-cell">
      <style:table-cell-properties fo:padding="0cm" fo:border="0.5pt solid #000000"/>
    </style:style>
    <style:style style:name="Таблица17.B18" style:family="table-cell">
      <style:table-cell-properties fo:padding="0cm" fo:border="0.5pt solid #000000"/>
    </style:style>
    <style:style style:name="Таблица17.B19" style:family="table-cell">
      <style:table-cell-properties fo:padding="0cm" fo:border="0.5pt solid #000000"/>
    </style:style>
    <style:style style:name="Таблица17.B20" style:family="table-cell">
      <style:table-cell-properties fo:padding="0cm" fo:border="0.5pt solid #000000"/>
    </style:style>
    <style:style style:name="Таблица17.B21" style:family="table-cell">
      <style:table-cell-properties fo:padding="0cm" fo:border="0.5pt solid #000000"/>
    </style:style>
    <style:style style:name="Таблица17.B22" style:family="table-cell">
      <style:table-cell-properties fo:padding="0cm" fo:border="0.5pt solid #000000"/>
    </style:style>
    <style:style style:name="Таблица17.B23" style:family="table-cell">
      <style:table-cell-properties fo:padding="0cm" fo:border="0.5pt solid #000000"/>
    </style:style>
    <style:style style:name="Таблица17.B24" style:family="table-cell">
      <style:table-cell-properties fo:padding="0cm" fo:border="0.5pt solid #000000"/>
    </style:style>
    <style:style style:name="Таблица17.B25" style:family="table-cell">
      <style:table-cell-properties fo:padding="0cm" fo:border="0.5pt solid #000000"/>
    </style:style>
    <style:style style:name="Таблица17.B26" style:family="table-cell">
      <style:table-cell-properties fo:padding="0cm" fo:border="0.5pt solid #000000"/>
    </style:style>
    <style:style style:name="Таблица17.B27" style:family="table-cell">
      <style:table-cell-properties fo:padding="0cm" fo:border="0.5pt solid #000000"/>
    </style:style>
    <style:style style:name="Таблица17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7.B28" style:family="table-cell">
      <style:table-cell-properties fo:padding="0cm" fo:border="0.5pt solid #000000"/>
    </style:style>
    <style:style style:name="Таблица17.29" style:family="table-row">
      <style:table-row-properties style:row-height="0.801cm" style:use-optimal-row-height="false"/>
    </style:style>
    <style:style style:name="Таблица17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17.E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3" style:family="table">
      <style:table-properties style:width="28.079cm" fo:margin-left="-0.018cm" table:align="left"/>
    </style:style>
    <style:style style:name="Таблица3.A" style:family="table-column">
      <style:table-column-properties style:column-width="1.251cm"/>
    </style:style>
    <style:style style:name="Таблица3.B" style:family="table-column">
      <style:table-column-properties style:column-width="0.25cm"/>
    </style:style>
    <style:style style:name="Таблица3.C" style:family="table-column">
      <style:table-column-properties style:column-width="0.75cm"/>
    </style:style>
    <style:style style:name="Таблица3.D" style:family="table-column">
      <style:table-column-properties style:column-width="0.164cm"/>
    </style:style>
    <style:style style:name="Таблица3.E" style:family="table-column">
      <style:table-column-properties style:column-width="0.09cm"/>
    </style:style>
    <style:style style:name="Таблица3.F" style:family="table-column">
      <style:table-column-properties style:column-width="0.748cm"/>
    </style:style>
    <style:style style:name="Таблица3.G" style:family="table-column">
      <style:table-column-properties style:column-width="0.258cm"/>
    </style:style>
    <style:style style:name="Таблица3.H" style:family="table-column">
      <style:table-column-properties style:column-width="0.492cm"/>
    </style:style>
    <style:style style:name="Таблица3.J" style:family="table-column">
      <style:table-column-properties style:column-width="1.503cm"/>
    </style:style>
    <style:style style:name="Таблица3.K" style:family="table-column">
      <style:table-column-properties style:column-width="0.256cm"/>
    </style:style>
    <style:style style:name="Таблица3.L" style:family="table-column">
      <style:table-column-properties style:column-width="1.302cm"/>
    </style:style>
    <style:style style:name="Таблица3.M" style:family="table-column">
      <style:table-column-properties style:column-width="0.325cm"/>
    </style:style>
    <style:style style:name="Таблица3.N" style:family="table-column">
      <style:table-column-properties style:column-width="1.628cm"/>
    </style:style>
    <style:style style:name="Таблица3.O" style:family="table-column">
      <style:table-column-properties style:column-width="1.002cm"/>
    </style:style>
    <style:style style:name="Таблица3.R" style:family="table-column">
      <style:table-column-properties style:column-width="1cm"/>
    </style:style>
    <style:style style:name="Таблица3.S" style:family="table-column">
      <style:table-column-properties style:column-width="0.123cm"/>
    </style:style>
    <style:style style:name="Таблица3.T" style:family="table-column">
      <style:table-column-properties style:column-width="1.129cm"/>
    </style:style>
    <style:style style:name="Таблица3.V" style:family="table-column">
      <style:table-column-properties style:column-width="1.242cm"/>
    </style:style>
    <style:style style:name="Таблица3.W" style:family="table-column">
      <style:table-column-properties style:column-width="0.238cm"/>
    </style:style>
    <style:style style:name="Таблица3.X" style:family="table-column">
      <style:table-column-properties style:column-width="0.522cm"/>
    </style:style>
    <style:style style:name="Таблица3.Y" style:family="table-column">
      <style:table-column-properties style:column-width="0.249cm"/>
    </style:style>
    <style:style style:name="Таблица3.Z" style:family="table-column">
      <style:table-column-properties style:column-width="0.168cm"/>
    </style:style>
    <style:style style:name="Таблица3.a" style:family="table-column">
      <style:table-column-properties style:column-width="1.222cm"/>
    </style:style>
    <style:style style:name="Таблица3.b" style:family="table-column">
      <style:table-column-properties style:column-width="0.111cm"/>
    </style:style>
    <style:style style:name="Таблица3.c" style:family="table-column">
      <style:table-column-properties style:column-width="0.339cm"/>
    </style:style>
    <style:style style:name="Таблица3.d" style:family="table-column">
      <style:table-column-properties style:column-width="0.836cm"/>
    </style:style>
    <style:style style:name="Таблица3.e" style:family="table-column">
      <style:table-column-properties style:column-width="0.877cm"/>
    </style:style>
    <style:style style:name="Таблица3.f" style:family="table-column">
      <style:table-column-properties style:column-width="0.944cm"/>
    </style:style>
    <style:style style:name="Таблица3.g" style:family="table-column">
      <style:table-column-properties style:column-width="0.506cm"/>
    </style:style>
    <style:style style:name="Таблица3.h" style:family="table-column">
      <style:table-column-properties style:column-width="0.743cm"/>
    </style:style>
    <style:style style:name="Таблица3.i" style:family="table-column">
      <style:table-column-properties style:column-width="0.252cm"/>
    </style:style>
    <style:style style:name="Таблица3.k" style:family="table-column">
      <style:table-column-properties style:column-width="0.61cm"/>
    </style:style>
    <style:style style:name="Таблица3.l" style:family="table-column">
      <style:table-column-properties style:column-width="0.64cm"/>
    </style:style>
    <style:style style:name="Таблица3.n" style:family="table-column">
      <style:table-column-properties style:column-width="0.533cm"/>
    </style:style>
    <style:style style:name="Таблица3.o" style:family="table-column">
      <style:table-column-properties style:column-width="1.473cm"/>
    </style:style>
    <style:style style:name="Таблица3.p" style:family="table-column">
      <style:table-column-properties style:column-width="0.272cm"/>
    </style:style>
    <style:style style:name="Таблица3.q" style:family="table-column">
      <style:table-column-properties style:column-width="1.533cm"/>
    </style:style>
    <style:style style:name="Таблица3.1" style:family="table-row">
      <style:table-row-properties style:row-height="0.436cm" style:use-optimal-row-height="false"/>
    </style:style>
    <style:style style:name="Таблица3.A1" style:family="table-cell">
      <style:table-cell-properties fo:padding="0cm" fo:border="none"/>
    </style:style>
    <style:style style:name="Таблица3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q1" style:family="table-cell">
      <style:table-cell-properties fo:padding-left="0.191cm" fo:padding-right="0.191cm" fo:padding-top="0cm" fo:padding-bottom="0cm" fo:border="0.5pt solid #000000"/>
    </style:style>
    <style:style style:name="Таблица3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3.Q2" style:family="table-cell">
      <style:table-cell-properties fo:padding-left="0.191cm" fo:padding-right="0.191cm" fo:padding-top="0cm" fo:padding-bottom="0cm" fo:border="none"/>
    </style:style>
    <style:style style:name="Таблица3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3.E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5" style:family="table-row">
      <style:table-row-properties style:row-height="0.9cm" style:use-optimal-row-height="false"/>
    </style:style>
    <style:style style:name="Таблица3.q5" style:family="table-cell" style:data-style-name="N0">
      <style:table-cell-properties style:vertical-align="middle" fo:padding-left="0.191cm" fo:padding-right="0.191cm" fo:padding-top="0cm" fo:padding-bottom="0cm" fo:border="0.5pt solid #000000"/>
    </style:style>
    <style:style style:name="Таблица3.6" style:family="table-row">
      <style:table-row-properties style:row-height="0.425cm" style:use-optimal-row-height="false"/>
    </style:style>
    <style:style style:name="Таблица3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3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3.c7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3.m7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3.c8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3.m8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3.9" style:family="table-row">
      <style:table-row-properties style:row-height="0.45cm" style:use-optimal-row-height="false"/>
    </style:style>
    <style:style style:name="Таблица3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3.D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3.G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3.J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3.K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3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3.A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3.T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U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W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a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b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e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g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i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l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n10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3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3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3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3.T11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3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3.i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3.l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3.n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3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3.12" style:family="table-row">
      <style:table-row-properties style:row-height="0.758cm" style:use-optimal-row-height="false"/>
    </style:style>
    <style:style style:name="Таблица3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12" style:family="table-cell">
      <style:table-cell-properties fo:padding="0cm" fo:border="0.5pt solid #000000"/>
    </style:style>
    <style:style style:name="Таблица3.A13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13" style:family="table-cell">
      <style:table-cell-properties fo:padding="0cm" fo:border="0.5pt solid #000000"/>
    </style:style>
    <style:style style:name="Таблица3.A14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14" style:family="table-cell">
      <style:table-cell-properties fo:padding="0cm" fo:border="0.5pt solid #000000"/>
    </style:style>
    <style:style style:name="Таблица3.A15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15" style:family="table-cell">
      <style:table-cell-properties fo:padding="0cm" fo:border="0.5pt solid #000000"/>
    </style:style>
    <style:style style:name="Таблица3.A16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16" style:family="table-cell">
      <style:table-cell-properties fo:padding="0cm" fo:border="0.5pt solid #000000"/>
    </style:style>
    <style:style style:name="Таблица3.A17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17" style:family="table-cell">
      <style:table-cell-properties fo:padding="0cm" fo:border="0.5pt solid #000000"/>
    </style:style>
    <style:style style:name="Таблица3.A18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18" style:family="table-cell">
      <style:table-cell-properties fo:padding="0cm" fo:border="0.5pt solid #000000"/>
    </style:style>
    <style:style style:name="Таблица3.A19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19" style:family="table-cell">
      <style:table-cell-properties fo:padding="0cm" fo:border="0.5pt solid #000000"/>
    </style:style>
    <style:style style:name="Таблица3.A20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20" style:family="table-cell">
      <style:table-cell-properties fo:padding="0cm" fo:border="0.5pt solid #000000"/>
    </style:style>
    <style:style style:name="Таблица3.A2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21" style:family="table-cell">
      <style:table-cell-properties fo:padding="0cm" fo:border="0.5pt solid #000000"/>
    </style:style>
    <style:style style:name="Таблица3.A2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22" style:family="table-cell">
      <style:table-cell-properties fo:padding="0cm" fo:border="0.5pt solid #000000"/>
    </style:style>
    <style:style style:name="Таблица3.A23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23" style:family="table-cell">
      <style:table-cell-properties fo:padding="0cm" fo:border="0.5pt solid #000000"/>
    </style:style>
    <style:style style:name="Таблица3.A24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24" style:family="table-cell">
      <style:table-cell-properties fo:padding="0cm" fo:border="0.5pt solid #000000"/>
    </style:style>
    <style:style style:name="Таблица3.A25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25" style:family="table-cell">
      <style:table-cell-properties fo:padding="0cm" fo:border="0.5pt solid #000000"/>
    </style:style>
    <style:style style:name="Таблица3.A26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26" style:family="table-cell">
      <style:table-cell-properties fo:padding="0cm" fo:border="0.5pt solid #000000"/>
    </style:style>
    <style:style style:name="Таблица3.A27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3.B27" style:family="table-cell">
      <style:table-cell-properties fo:padding="0cm" fo:border="0.5pt solid #000000"/>
    </style:style>
    <style:style style:name="Таблица3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B28" style:family="table-cell">
      <style:table-cell-properties fo:padding="0cm" fo:border="0.5pt solid #000000"/>
    </style:style>
    <style:style style:name="Таблица3.29" style:family="table-row">
      <style:table-row-properties style:row-height="0.801cm" style:use-optimal-row-height="false"/>
    </style:style>
    <style:style style:name="Таблица3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3.E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3.l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3.q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11" style:family="table">
      <style:table-properties style:width="28.079cm" fo:margin-left="-0.018cm" table:align="left"/>
    </style:style>
    <style:style style:name="Таблица11.A" style:family="table-column">
      <style:table-column-properties style:column-width="1.251cm"/>
    </style:style>
    <style:style style:name="Таблица11.B" style:family="table-column">
      <style:table-column-properties style:column-width="0.25cm"/>
    </style:style>
    <style:style style:name="Таблица11.C" style:family="table-column">
      <style:table-column-properties style:column-width="0.542cm"/>
    </style:style>
    <style:style style:name="Таблица11.D" style:family="table-column">
      <style:table-column-properties style:column-width="0.208cm"/>
    </style:style>
    <style:style style:name="Таблица11.E" style:family="table-column">
      <style:table-column-properties style:column-width="0.254cm"/>
    </style:style>
    <style:style style:name="Таблица11.F" style:family="table-column">
      <style:table-column-properties style:column-width="0.748cm"/>
    </style:style>
    <style:style style:name="Таблица11.G" style:family="table-column">
      <style:table-column-properties style:column-width="0.258cm"/>
    </style:style>
    <style:style style:name="Таблица11.H" style:family="table-column">
      <style:table-column-properties style:column-width="0.492cm"/>
    </style:style>
    <style:style style:name="Таблица11.J" style:family="table-column">
      <style:table-column-properties style:column-width="1.503cm"/>
    </style:style>
    <style:style style:name="Таблица11.K" style:family="table-column">
      <style:table-column-properties style:column-width="0.256cm"/>
    </style:style>
    <style:style style:name="Таблица11.L" style:family="table-column">
      <style:table-column-properties style:column-width="1.302cm"/>
    </style:style>
    <style:style style:name="Таблица11.M" style:family="table-column">
      <style:table-column-properties style:column-width="0.325cm"/>
    </style:style>
    <style:style style:name="Таблица11.N" style:family="table-column">
      <style:table-column-properties style:column-width="1.628cm"/>
    </style:style>
    <style:style style:name="Таблица11.O" style:family="table-column">
      <style:table-column-properties style:column-width="1.002cm"/>
    </style:style>
    <style:style style:name="Таблица11.P" style:family="table-column">
      <style:table-column-properties style:column-width="0.75cm"/>
    </style:style>
    <style:style style:name="Таблица11.R" style:family="table-column">
      <style:table-column-properties style:column-width="1cm"/>
    </style:style>
    <style:style style:name="Таблица11.S" style:family="table-column">
      <style:table-column-properties style:column-width="0.123cm"/>
    </style:style>
    <style:style style:name="Таблица11.T" style:family="table-column">
      <style:table-column-properties style:column-width="1.129cm"/>
    </style:style>
    <style:style style:name="Таблица11.V" style:family="table-column">
      <style:table-column-properties style:column-width="1.242cm"/>
    </style:style>
    <style:style style:name="Таблица11.W" style:family="table-column">
      <style:table-column-properties style:column-width="0.238cm"/>
    </style:style>
    <style:style style:name="Таблица11.X" style:family="table-column">
      <style:table-column-properties style:column-width="0.522cm"/>
    </style:style>
    <style:style style:name="Таблица11.Y" style:family="table-column">
      <style:table-column-properties style:column-width="0.249cm"/>
    </style:style>
    <style:style style:name="Таблица11.Z" style:family="table-column">
      <style:table-column-properties style:column-width="0.168cm"/>
    </style:style>
    <style:style style:name="Таблица11.a" style:family="table-column">
      <style:table-column-properties style:column-width="1.222cm"/>
    </style:style>
    <style:style style:name="Таблица11.b" style:family="table-column">
      <style:table-column-properties style:column-width="0.111cm"/>
    </style:style>
    <style:style style:name="Таблица11.c" style:family="table-column">
      <style:table-column-properties style:column-width="0.339cm"/>
    </style:style>
    <style:style style:name="Таблица11.d" style:family="table-column">
      <style:table-column-properties style:column-width="0.836cm"/>
    </style:style>
    <style:style style:name="Таблица11.e" style:family="table-column">
      <style:table-column-properties style:column-width="0.877cm"/>
    </style:style>
    <style:style style:name="Таблица11.f" style:family="table-column">
      <style:table-column-properties style:column-width="0.944cm"/>
    </style:style>
    <style:style style:name="Таблица11.g" style:family="table-column">
      <style:table-column-properties style:column-width="0.506cm"/>
    </style:style>
    <style:style style:name="Таблица11.h" style:family="table-column">
      <style:table-column-properties style:column-width="0.743cm"/>
    </style:style>
    <style:style style:name="Таблица11.i" style:family="table-column">
      <style:table-column-properties style:column-width="0.252cm"/>
    </style:style>
    <style:style style:name="Таблица11.k" style:family="table-column">
      <style:table-column-properties style:column-width="0.61cm"/>
    </style:style>
    <style:style style:name="Таблица11.l" style:family="table-column">
      <style:table-column-properties style:column-width="0.64cm"/>
    </style:style>
    <style:style style:name="Таблица11.n" style:family="table-column">
      <style:table-column-properties style:column-width="0.533cm"/>
    </style:style>
    <style:style style:name="Таблица11.o" style:family="table-column">
      <style:table-column-properties style:column-width="1.473cm"/>
    </style:style>
    <style:style style:name="Таблица11.p" style:family="table-column">
      <style:table-column-properties style:column-width="0.272cm"/>
    </style:style>
    <style:style style:name="Таблица11.q" style:family="table-column">
      <style:table-column-properties style:column-width="1.533cm"/>
    </style:style>
    <style:style style:name="Таблица11.1" style:family="table-row">
      <style:table-row-properties style:row-height="0.436cm" style:use-optimal-row-height="false"/>
    </style:style>
    <style:style style:name="Таблица11.A1" style:family="table-cell">
      <style:table-cell-properties fo:padding="0cm" fo:border="none"/>
    </style:style>
    <style:style style:name="Таблица11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q1" style:family="table-cell">
      <style:table-cell-properties fo:padding-left="0.191cm" fo:padding-right="0.191cm" fo:padding-top="0cm" fo:padding-bottom="0cm" fo:border="0.5pt solid #000000"/>
    </style:style>
    <style:style style:name="Таблица11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1.Q2" style:family="table-cell">
      <style:table-cell-properties fo:padding-left="0.191cm" fo:padding-right="0.191cm" fo:padding-top="0cm" fo:padding-bottom="0cm" fo:border="none"/>
    </style:style>
    <style:style style:name="Таблица11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11.5" style:family="table-row">
      <style:table-row-properties style:row-height="0.9cm" style:use-optimal-row-height="false"/>
    </style:style>
    <style:style style:name="Таблица11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6" style:family="table-row">
      <style:table-row-properties style:row-height="0.425cm" style:use-optimal-row-height="false"/>
    </style:style>
    <style:style style:name="Таблица11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11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11.9" style:family="table-row">
      <style:table-row-properties style:row-height="0.45cm" style:use-optimal-row-height="false"/>
    </style:style>
    <style:style style:name="Таблица11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11.E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1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11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11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11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1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11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11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11.12" style:family="table-row">
      <style:table-row-properties style:row-height="0.758cm" style:use-optimal-row-height="false"/>
    </style:style>
    <style:style style:name="Таблица11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1.B12" style:family="table-cell">
      <style:table-cell-properties fo:padding="0cm" fo:border="0.5pt solid #000000"/>
    </style:style>
    <style:style style:name="Таблица11.B13" style:family="table-cell">
      <style:table-cell-properties fo:padding="0cm" fo:border="0.5pt solid #000000"/>
    </style:style>
    <style:style style:name="Таблица11.B14" style:family="table-cell">
      <style:table-cell-properties fo:padding="0cm" fo:border="0.5pt solid #000000"/>
    </style:style>
    <style:style style:name="Таблица11.B15" style:family="table-cell">
      <style:table-cell-properties fo:padding="0cm" fo:border="0.5pt solid #000000"/>
    </style:style>
    <style:style style:name="Таблица11.B16" style:family="table-cell">
      <style:table-cell-properties fo:padding="0cm" fo:border="0.5pt solid #000000"/>
    </style:style>
    <style:style style:name="Таблица11.B17" style:family="table-cell">
      <style:table-cell-properties fo:padding="0cm" fo:border="0.5pt solid #000000"/>
    </style:style>
    <style:style style:name="Таблица11.B18" style:family="table-cell">
      <style:table-cell-properties fo:padding="0cm" fo:border="0.5pt solid #000000"/>
    </style:style>
    <style:style style:name="Таблица11.B19" style:family="table-cell">
      <style:table-cell-properties fo:padding="0cm" fo:border="0.5pt solid #000000"/>
    </style:style>
    <style:style style:name="Таблица11.B20" style:family="table-cell">
      <style:table-cell-properties fo:padding="0cm" fo:border="0.5pt solid #000000"/>
    </style:style>
    <style:style style:name="Таблица11.B21" style:family="table-cell">
      <style:table-cell-properties fo:padding="0cm" fo:border="0.5pt solid #000000"/>
    </style:style>
    <style:style style:name="Таблица11.B22" style:family="table-cell">
      <style:table-cell-properties fo:padding="0cm" fo:border="0.5pt solid #000000"/>
    </style:style>
    <style:style style:name="Таблица11.B23" style:family="table-cell">
      <style:table-cell-properties fo:padding="0cm" fo:border="0.5pt solid #000000"/>
    </style:style>
    <style:style style:name="Таблица11.B24" style:family="table-cell">
      <style:table-cell-properties fo:padding="0cm" fo:border="0.5pt solid #000000"/>
    </style:style>
    <style:style style:name="Таблица11.B25" style:family="table-cell">
      <style:table-cell-properties fo:padding="0cm" fo:border="0.5pt solid #000000"/>
    </style:style>
    <style:style style:name="Таблица11.B26" style:family="table-cell">
      <style:table-cell-properties fo:padding="0cm" fo:border="0.5pt solid #000000"/>
    </style:style>
    <style:style style:name="Таблица11.B27" style:family="table-cell">
      <style:table-cell-properties fo:padding="0cm" fo:border="0.5pt solid #000000"/>
    </style:style>
    <style:style style:name="Таблица11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1.B28" style:family="table-cell">
      <style:table-cell-properties fo:padding="0cm" fo:border="0.5pt solid #000000"/>
    </style:style>
    <style:style style:name="Таблица11.29" style:family="table-row">
      <style:table-row-properties style:row-height="0.801cm" style:use-optimal-row-height="false"/>
    </style:style>
    <style:style style:name="Таблица11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11.D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2" style:family="table">
      <style:table-properties style:width="28.104cm" fo:margin-left="-0.018cm" table:align="left"/>
    </style:style>
    <style:style style:name="Таблица12.A" style:family="table-column">
      <style:table-column-properties style:column-width="1.251cm"/>
    </style:style>
    <style:style style:name="Таблица12.B" style:family="table-column">
      <style:table-column-properties style:column-width="0.25cm"/>
    </style:style>
    <style:style style:name="Таблица12.C" style:family="table-column">
      <style:table-column-properties style:column-width="0.542cm"/>
    </style:style>
    <style:style style:name="Таблица12.D" style:family="table-column">
      <style:table-column-properties style:column-width="0.208cm"/>
    </style:style>
    <style:style style:name="Таблица12.E" style:family="table-column">
      <style:table-column-properties style:column-width="0.254cm"/>
    </style:style>
    <style:style style:name="Таблица12.F" style:family="table-column">
      <style:table-column-properties style:column-width="0.748cm"/>
    </style:style>
    <style:style style:name="Таблица12.G" style:family="table-column">
      <style:table-column-properties style:column-width="0.258cm"/>
    </style:style>
    <style:style style:name="Таблица12.H" style:family="table-column">
      <style:table-column-properties style:column-width="0.492cm"/>
    </style:style>
    <style:style style:name="Таблица12.J" style:family="table-column">
      <style:table-column-properties style:column-width="1.503cm"/>
    </style:style>
    <style:style style:name="Таблица12.K" style:family="table-column">
      <style:table-column-properties style:column-width="0.256cm"/>
    </style:style>
    <style:style style:name="Таблица12.L" style:family="table-column">
      <style:table-column-properties style:column-width="1.302cm"/>
    </style:style>
    <style:style style:name="Таблица12.M" style:family="table-column">
      <style:table-column-properties style:column-width="0.325cm"/>
    </style:style>
    <style:style style:name="Таблица12.N" style:family="table-column">
      <style:table-column-properties style:column-width="1.628cm"/>
    </style:style>
    <style:style style:name="Таблица12.O" style:family="table-column">
      <style:table-column-properties style:column-width="1.002cm"/>
    </style:style>
    <style:style style:name="Таблица12.P" style:family="table-column">
      <style:table-column-properties style:column-width="0.75cm"/>
    </style:style>
    <style:style style:name="Таблица12.R" style:family="table-column">
      <style:table-column-properties style:column-width="1cm"/>
    </style:style>
    <style:style style:name="Таблица12.S" style:family="table-column">
      <style:table-column-properties style:column-width="0.123cm"/>
    </style:style>
    <style:style style:name="Таблица12.T" style:family="table-column">
      <style:table-column-properties style:column-width="1.129cm"/>
    </style:style>
    <style:style style:name="Таблица12.V" style:family="table-column">
      <style:table-column-properties style:column-width="1.242cm"/>
    </style:style>
    <style:style style:name="Таблица12.W" style:family="table-column">
      <style:table-column-properties style:column-width="0.238cm"/>
    </style:style>
    <style:style style:name="Таблица12.X" style:family="table-column">
      <style:table-column-properties style:column-width="0.522cm"/>
    </style:style>
    <style:style style:name="Таблица12.Y" style:family="table-column">
      <style:table-column-properties style:column-width="0.249cm"/>
    </style:style>
    <style:style style:name="Таблица12.Z" style:family="table-column">
      <style:table-column-properties style:column-width="0.168cm"/>
    </style:style>
    <style:style style:name="Таблица12.a" style:family="table-column">
      <style:table-column-properties style:column-width="1.222cm"/>
    </style:style>
    <style:style style:name="Таблица12.b" style:family="table-column">
      <style:table-column-properties style:column-width="0.111cm"/>
    </style:style>
    <style:style style:name="Таблица12.c" style:family="table-column">
      <style:table-column-properties style:column-width="0.339cm"/>
    </style:style>
    <style:style style:name="Таблица12.d" style:family="table-column">
      <style:table-column-properties style:column-width="0.836cm"/>
    </style:style>
    <style:style style:name="Таблица12.e" style:family="table-column">
      <style:table-column-properties style:column-width="0.877cm"/>
    </style:style>
    <style:style style:name="Таблица12.f" style:family="table-column">
      <style:table-column-properties style:column-width="0.944cm"/>
    </style:style>
    <style:style style:name="Таблица12.g" style:family="table-column">
      <style:table-column-properties style:column-width="0.506cm"/>
    </style:style>
    <style:style style:name="Таблица12.h" style:family="table-column">
      <style:table-column-properties style:column-width="0.743cm"/>
    </style:style>
    <style:style style:name="Таблица12.i" style:family="table-column">
      <style:table-column-properties style:column-width="0.252cm"/>
    </style:style>
    <style:style style:name="Таблица12.k" style:family="table-column">
      <style:table-column-properties style:column-width="0.61cm"/>
    </style:style>
    <style:style style:name="Таблица12.l" style:family="table-column">
      <style:table-column-properties style:column-width="0.64cm"/>
    </style:style>
    <style:style style:name="Таблица12.n" style:family="table-column">
      <style:table-column-properties style:column-width="0.533cm"/>
    </style:style>
    <style:style style:name="Таблица12.o" style:family="table-column">
      <style:table-column-properties style:column-width="1.473cm"/>
    </style:style>
    <style:style style:name="Таблица12.p" style:family="table-column">
      <style:table-column-properties style:column-width="0.272cm"/>
    </style:style>
    <style:style style:name="Таблица12.q" style:family="table-column">
      <style:table-column-properties style:column-width="1.558cm"/>
    </style:style>
    <style:style style:name="Таблица12.1" style:family="table-row">
      <style:table-row-properties style:row-height="0.436cm" style:use-optimal-row-height="false"/>
    </style:style>
    <style:style style:name="Таблица12.A1" style:family="table-cell">
      <style:table-cell-properties fo:padding="0cm" fo:border="none"/>
    </style:style>
    <style:style style:name="Таблица12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q1" style:family="table-cell">
      <style:table-cell-properties fo:padding-left="0.191cm" fo:padding-right="0.191cm" fo:padding-top="0cm" fo:padding-bottom="0cm" fo:border="0.5pt solid #000000"/>
    </style:style>
    <style:style style:name="Таблица12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2.Q2" style:family="table-cell">
      <style:table-cell-properties fo:padding-left="0.191cm" fo:padding-right="0.191cm" fo:padding-top="0cm" fo:padding-bottom="0cm" fo:border="none"/>
    </style:style>
    <style:style style:name="Таблица12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12.5" style:family="table-row">
      <style:table-row-properties style:row-height="0.9cm" style:use-optimal-row-height="false"/>
    </style:style>
    <style:style style:name="Таблица12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2.6" style:family="table-row">
      <style:table-row-properties style:row-height="0.425cm" style:use-optimal-row-height="false"/>
    </style:style>
    <style:style style:name="Таблица12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12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12.9" style:family="table-row">
      <style:table-row-properties style:row-height="0.45cm" style:use-optimal-row-height="false"/>
    </style:style>
    <style:style style:name="Таблица12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12.E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2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12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12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12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2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12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12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12.12" style:family="table-row">
      <style:table-row-properties style:row-height="0.758cm" style:use-optimal-row-height="false"/>
    </style:style>
    <style:style style:name="Таблица12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2.B12" style:family="table-cell">
      <style:table-cell-properties fo:padding="0cm" fo:border="0.5pt solid #000000"/>
    </style:style>
    <style:style style:name="Таблица12.B13" style:family="table-cell">
      <style:table-cell-properties fo:padding="0cm" fo:border="0.5pt solid #000000"/>
    </style:style>
    <style:style style:name="Таблица12.B14" style:family="table-cell">
      <style:table-cell-properties fo:padding="0cm" fo:border="0.5pt solid #000000"/>
    </style:style>
    <style:style style:name="Таблица12.B15" style:family="table-cell">
      <style:table-cell-properties fo:padding="0cm" fo:border="0.5pt solid #000000"/>
    </style:style>
    <style:style style:name="Таблица12.B16" style:family="table-cell">
      <style:table-cell-properties fo:padding="0cm" fo:border="0.5pt solid #000000"/>
    </style:style>
    <style:style style:name="Таблица12.B17" style:family="table-cell">
      <style:table-cell-properties fo:padding="0cm" fo:border="0.5pt solid #000000"/>
    </style:style>
    <style:style style:name="Таблица12.B18" style:family="table-cell">
      <style:table-cell-properties fo:padding="0cm" fo:border="0.5pt solid #000000"/>
    </style:style>
    <style:style style:name="Таблица12.B19" style:family="table-cell">
      <style:table-cell-properties fo:padding="0cm" fo:border="0.5pt solid #000000"/>
    </style:style>
    <style:style style:name="Таблица12.B20" style:family="table-cell">
      <style:table-cell-properties fo:padding="0cm" fo:border="0.5pt solid #000000"/>
    </style:style>
    <style:style style:name="Таблица12.B21" style:family="table-cell">
      <style:table-cell-properties fo:padding="0cm" fo:border="0.5pt solid #000000"/>
    </style:style>
    <style:style style:name="Таблица12.B22" style:family="table-cell">
      <style:table-cell-properties fo:padding="0cm" fo:border="0.5pt solid #000000"/>
    </style:style>
    <style:style style:name="Таблица12.B23" style:family="table-cell">
      <style:table-cell-properties fo:padding="0cm" fo:border="0.5pt solid #000000"/>
    </style:style>
    <style:style style:name="Таблица12.B24" style:family="table-cell">
      <style:table-cell-properties fo:padding="0cm" fo:border="0.5pt solid #000000"/>
    </style:style>
    <style:style style:name="Таблица12.B25" style:family="table-cell">
      <style:table-cell-properties fo:padding="0cm" fo:border="0.5pt solid #000000"/>
    </style:style>
    <style:style style:name="Таблица12.B26" style:family="table-cell">
      <style:table-cell-properties fo:padding="0cm" fo:border="0.5pt solid #000000"/>
    </style:style>
    <style:style style:name="Таблица12.B27" style:family="table-cell">
      <style:table-cell-properties fo:padding="0cm" fo:border="0.5pt solid #000000"/>
    </style:style>
    <style:style style:name="Таблица12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2.B28" style:family="table-cell">
      <style:table-cell-properties fo:padding="0cm" fo:border="0.5pt solid #000000"/>
    </style:style>
    <style:style style:name="Таблица12.29" style:family="table-row">
      <style:table-row-properties style:row-height="0.801cm" style:use-optimal-row-height="false"/>
    </style:style>
    <style:style style:name="Таблица12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12.D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3" style:family="table">
      <style:table-properties style:width="28.104cm" fo:margin-left="-0.018cm" table:align="left"/>
    </style:style>
    <style:style style:name="Таблица13.A" style:family="table-column">
      <style:table-column-properties style:column-width="1.251cm"/>
    </style:style>
    <style:style style:name="Таблица13.B" style:family="table-column">
      <style:table-column-properties style:column-width="0.25cm"/>
    </style:style>
    <style:style style:name="Таблица13.C" style:family="table-column">
      <style:table-column-properties style:column-width="0.542cm"/>
    </style:style>
    <style:style style:name="Таблица13.D" style:family="table-column">
      <style:table-column-properties style:column-width="0.208cm"/>
    </style:style>
    <style:style style:name="Таблица13.E" style:family="table-column">
      <style:table-column-properties style:column-width="0.254cm"/>
    </style:style>
    <style:style style:name="Таблица13.F" style:family="table-column">
      <style:table-column-properties style:column-width="0.748cm"/>
    </style:style>
    <style:style style:name="Таблица13.G" style:family="table-column">
      <style:table-column-properties style:column-width="0.258cm"/>
    </style:style>
    <style:style style:name="Таблица13.H" style:family="table-column">
      <style:table-column-properties style:column-width="0.492cm"/>
    </style:style>
    <style:style style:name="Таблица13.J" style:family="table-column">
      <style:table-column-properties style:column-width="1.503cm"/>
    </style:style>
    <style:style style:name="Таблица13.K" style:family="table-column">
      <style:table-column-properties style:column-width="0.256cm"/>
    </style:style>
    <style:style style:name="Таблица13.L" style:family="table-column">
      <style:table-column-properties style:column-width="1.302cm"/>
    </style:style>
    <style:style style:name="Таблица13.M" style:family="table-column">
      <style:table-column-properties style:column-width="0.325cm"/>
    </style:style>
    <style:style style:name="Таблица13.N" style:family="table-column">
      <style:table-column-properties style:column-width="1.628cm"/>
    </style:style>
    <style:style style:name="Таблица13.O" style:family="table-column">
      <style:table-column-properties style:column-width="1.002cm"/>
    </style:style>
    <style:style style:name="Таблица13.P" style:family="table-column">
      <style:table-column-properties style:column-width="0.75cm"/>
    </style:style>
    <style:style style:name="Таблица13.R" style:family="table-column">
      <style:table-column-properties style:column-width="1cm"/>
    </style:style>
    <style:style style:name="Таблица13.S" style:family="table-column">
      <style:table-column-properties style:column-width="0.123cm"/>
    </style:style>
    <style:style style:name="Таблица13.T" style:family="table-column">
      <style:table-column-properties style:column-width="1.129cm"/>
    </style:style>
    <style:style style:name="Таблица13.V" style:family="table-column">
      <style:table-column-properties style:column-width="1.242cm"/>
    </style:style>
    <style:style style:name="Таблица13.W" style:family="table-column">
      <style:table-column-properties style:column-width="0.238cm"/>
    </style:style>
    <style:style style:name="Таблица13.X" style:family="table-column">
      <style:table-column-properties style:column-width="0.522cm"/>
    </style:style>
    <style:style style:name="Таблица13.Y" style:family="table-column">
      <style:table-column-properties style:column-width="0.249cm"/>
    </style:style>
    <style:style style:name="Таблица13.Z" style:family="table-column">
      <style:table-column-properties style:column-width="0.168cm"/>
    </style:style>
    <style:style style:name="Таблица13.a" style:family="table-column">
      <style:table-column-properties style:column-width="1.222cm"/>
    </style:style>
    <style:style style:name="Таблица13.b" style:family="table-column">
      <style:table-column-properties style:column-width="0.111cm"/>
    </style:style>
    <style:style style:name="Таблица13.c" style:family="table-column">
      <style:table-column-properties style:column-width="0.339cm"/>
    </style:style>
    <style:style style:name="Таблица13.d" style:family="table-column">
      <style:table-column-properties style:column-width="0.836cm"/>
    </style:style>
    <style:style style:name="Таблица13.e" style:family="table-column">
      <style:table-column-properties style:column-width="0.877cm"/>
    </style:style>
    <style:style style:name="Таблица13.f" style:family="table-column">
      <style:table-column-properties style:column-width="0.944cm"/>
    </style:style>
    <style:style style:name="Таблица13.g" style:family="table-column">
      <style:table-column-properties style:column-width="0.506cm"/>
    </style:style>
    <style:style style:name="Таблица13.h" style:family="table-column">
      <style:table-column-properties style:column-width="0.743cm"/>
    </style:style>
    <style:style style:name="Таблица13.i" style:family="table-column">
      <style:table-column-properties style:column-width="0.252cm"/>
    </style:style>
    <style:style style:name="Таблица13.k" style:family="table-column">
      <style:table-column-properties style:column-width="0.61cm"/>
    </style:style>
    <style:style style:name="Таблица13.l" style:family="table-column">
      <style:table-column-properties style:column-width="0.64cm"/>
    </style:style>
    <style:style style:name="Таблица13.n" style:family="table-column">
      <style:table-column-properties style:column-width="0.533cm"/>
    </style:style>
    <style:style style:name="Таблица13.o" style:family="table-column">
      <style:table-column-properties style:column-width="1.473cm"/>
    </style:style>
    <style:style style:name="Таблица13.p" style:family="table-column">
      <style:table-column-properties style:column-width="0.272cm"/>
    </style:style>
    <style:style style:name="Таблица13.q" style:family="table-column">
      <style:table-column-properties style:column-width="1.558cm"/>
    </style:style>
    <style:style style:name="Таблица13.1" style:family="table-row">
      <style:table-row-properties style:row-height="0.436cm" style:use-optimal-row-height="false"/>
    </style:style>
    <style:style style:name="Таблица13.A1" style:family="table-cell">
      <style:table-cell-properties fo:padding="0cm" fo:border="none"/>
    </style:style>
    <style:style style:name="Таблица13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3.q1" style:family="table-cell">
      <style:table-cell-properties fo:padding-left="0.191cm" fo:padding-right="0.191cm" fo:padding-top="0cm" fo:padding-bottom="0cm" fo:border="0.5pt solid #000000"/>
    </style:style>
    <style:style style:name="Таблица13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3.Q2" style:family="table-cell">
      <style:table-cell-properties fo:padding-left="0.191cm" fo:padding-right="0.191cm" fo:padding-top="0cm" fo:padding-bottom="0cm" fo:border="none"/>
    </style:style>
    <style:style style:name="Таблица13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13.5" style:family="table-row">
      <style:table-row-properties style:row-height="0.9cm" style:use-optimal-row-height="false"/>
    </style:style>
    <style:style style:name="Таблица13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3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3.6" style:family="table-row">
      <style:table-row-properties style:row-height="0.425cm" style:use-optimal-row-height="false"/>
    </style:style>
    <style:style style:name="Таблица13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13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13.9" style:family="table-row">
      <style:table-row-properties style:row-height="0.45cm" style:use-optimal-row-height="false"/>
    </style:style>
    <style:style style:name="Таблица13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3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13.E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3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13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13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13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3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13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13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13.12" style:family="table-row">
      <style:table-row-properties style:row-height="0.758cm" style:use-optimal-row-height="false"/>
    </style:style>
    <style:style style:name="Таблица13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3.B12" style:family="table-cell">
      <style:table-cell-properties fo:padding="0cm" fo:border="0.5pt solid #000000"/>
    </style:style>
    <style:style style:name="Таблица13.B13" style:family="table-cell">
      <style:table-cell-properties fo:padding="0cm" fo:border="0.5pt solid #000000"/>
    </style:style>
    <style:style style:name="Таблица13.B14" style:family="table-cell">
      <style:table-cell-properties fo:padding="0cm" fo:border="0.5pt solid #000000"/>
    </style:style>
    <style:style style:name="Таблица13.B15" style:family="table-cell">
      <style:table-cell-properties fo:padding="0cm" fo:border="0.5pt solid #000000"/>
    </style:style>
    <style:style style:name="Таблица13.B16" style:family="table-cell">
      <style:table-cell-properties fo:padding="0cm" fo:border="0.5pt solid #000000"/>
    </style:style>
    <style:style style:name="Таблица13.B17" style:family="table-cell">
      <style:table-cell-properties fo:padding="0cm" fo:border="0.5pt solid #000000"/>
    </style:style>
    <style:style style:name="Таблица13.B18" style:family="table-cell">
      <style:table-cell-properties fo:padding="0cm" fo:border="0.5pt solid #000000"/>
    </style:style>
    <style:style style:name="Таблица13.B19" style:family="table-cell">
      <style:table-cell-properties fo:padding="0cm" fo:border="0.5pt solid #000000"/>
    </style:style>
    <style:style style:name="Таблица13.B20" style:family="table-cell">
      <style:table-cell-properties fo:padding="0cm" fo:border="0.5pt solid #000000"/>
    </style:style>
    <style:style style:name="Таблица13.B21" style:family="table-cell">
      <style:table-cell-properties fo:padding="0cm" fo:border="0.5pt solid #000000"/>
    </style:style>
    <style:style style:name="Таблица13.B22" style:family="table-cell">
      <style:table-cell-properties fo:padding="0cm" fo:border="0.5pt solid #000000"/>
    </style:style>
    <style:style style:name="Таблица13.B23" style:family="table-cell">
      <style:table-cell-properties fo:padding="0cm" fo:border="0.5pt solid #000000"/>
    </style:style>
    <style:style style:name="Таблица13.B24" style:family="table-cell">
      <style:table-cell-properties fo:padding="0cm" fo:border="0.5pt solid #000000"/>
    </style:style>
    <style:style style:name="Таблица13.B25" style:family="table-cell">
      <style:table-cell-properties fo:padding="0cm" fo:border="0.5pt solid #000000"/>
    </style:style>
    <style:style style:name="Таблица13.B26" style:family="table-cell">
      <style:table-cell-properties fo:padding="0cm" fo:border="0.5pt solid #000000"/>
    </style:style>
    <style:style style:name="Таблица13.B27" style:family="table-cell">
      <style:table-cell-properties fo:padding="0cm" fo:border="0.5pt solid #000000"/>
    </style:style>
    <style:style style:name="Таблица13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3.B28" style:family="table-cell">
      <style:table-cell-properties fo:padding="0cm" fo:border="0.5pt solid #000000"/>
    </style:style>
    <style:style style:name="Таблица13.29" style:family="table-row">
      <style:table-row-properties style:row-height="0.801cm" style:use-optimal-row-height="false"/>
    </style:style>
    <style:style style:name="Таблица13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13.D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5" style:family="table">
      <style:table-properties style:width="28.079cm" fo:margin-left="-0.018cm" table:align="left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0.25cm"/>
    </style:style>
    <style:style style:name="Таблица5.C" style:family="table-column">
      <style:table-column-properties style:column-width="0.542cm"/>
    </style:style>
    <style:style style:name="Таблица5.D" style:family="table-column">
      <style:table-column-properties style:column-width="0.208cm"/>
    </style:style>
    <style:style style:name="Таблица5.E" style:family="table-column">
      <style:table-column-properties style:column-width="0.254cm"/>
    </style:style>
    <style:style style:name="Таблица5.F" style:family="table-column">
      <style:table-column-properties style:column-width="0.748cm"/>
    </style:style>
    <style:style style:name="Таблица5.G" style:family="table-column">
      <style:table-column-properties style:column-width="0.258cm"/>
    </style:style>
    <style:style style:name="Таблица5.H" style:family="table-column">
      <style:table-column-properties style:column-width="0.492cm"/>
    </style:style>
    <style:style style:name="Таблица5.J" style:family="table-column">
      <style:table-column-properties style:column-width="1.503cm"/>
    </style:style>
    <style:style style:name="Таблица5.K" style:family="table-column">
      <style:table-column-properties style:column-width="0.256cm"/>
    </style:style>
    <style:style style:name="Таблица5.L" style:family="table-column">
      <style:table-column-properties style:column-width="1.302cm"/>
    </style:style>
    <style:style style:name="Таблица5.M" style:family="table-column">
      <style:table-column-properties style:column-width="0.325cm"/>
    </style:style>
    <style:style style:name="Таблица5.N" style:family="table-column">
      <style:table-column-properties style:column-width="1.628cm"/>
    </style:style>
    <style:style style:name="Таблица5.O" style:family="table-column">
      <style:table-column-properties style:column-width="1.002cm"/>
    </style:style>
    <style:style style:name="Таблица5.P" style:family="table-column">
      <style:table-column-properties style:column-width="0.75cm"/>
    </style:style>
    <style:style style:name="Таблица5.R" style:family="table-column">
      <style:table-column-properties style:column-width="1cm"/>
    </style:style>
    <style:style style:name="Таблица5.S" style:family="table-column">
      <style:table-column-properties style:column-width="0.123cm"/>
    </style:style>
    <style:style style:name="Таблица5.T" style:family="table-column">
      <style:table-column-properties style:column-width="1.129cm"/>
    </style:style>
    <style:style style:name="Таблица5.V" style:family="table-column">
      <style:table-column-properties style:column-width="1.242cm"/>
    </style:style>
    <style:style style:name="Таблица5.W" style:family="table-column">
      <style:table-column-properties style:column-width="0.238cm"/>
    </style:style>
    <style:style style:name="Таблица5.X" style:family="table-column">
      <style:table-column-properties style:column-width="0.522cm"/>
    </style:style>
    <style:style style:name="Таблица5.Y" style:family="table-column">
      <style:table-column-properties style:column-width="0.249cm"/>
    </style:style>
    <style:style style:name="Таблица5.Z" style:family="table-column">
      <style:table-column-properties style:column-width="0.168cm"/>
    </style:style>
    <style:style style:name="Таблица5.a" style:family="table-column">
      <style:table-column-properties style:column-width="1.222cm"/>
    </style:style>
    <style:style style:name="Таблица5.b" style:family="table-column">
      <style:table-column-properties style:column-width="0.111cm"/>
    </style:style>
    <style:style style:name="Таблица5.c" style:family="table-column">
      <style:table-column-properties style:column-width="0.339cm"/>
    </style:style>
    <style:style style:name="Таблица5.d" style:family="table-column">
      <style:table-column-properties style:column-width="0.836cm"/>
    </style:style>
    <style:style style:name="Таблица5.e" style:family="table-column">
      <style:table-column-properties style:column-width="0.877cm"/>
    </style:style>
    <style:style style:name="Таблица5.f" style:family="table-column">
      <style:table-column-properties style:column-width="0.944cm"/>
    </style:style>
    <style:style style:name="Таблица5.g" style:family="table-column">
      <style:table-column-properties style:column-width="0.506cm"/>
    </style:style>
    <style:style style:name="Таблица5.h" style:family="table-column">
      <style:table-column-properties style:column-width="0.743cm"/>
    </style:style>
    <style:style style:name="Таблица5.i" style:family="table-column">
      <style:table-column-properties style:column-width="0.252cm"/>
    </style:style>
    <style:style style:name="Таблица5.k" style:family="table-column">
      <style:table-column-properties style:column-width="0.61cm"/>
    </style:style>
    <style:style style:name="Таблица5.l" style:family="table-column">
      <style:table-column-properties style:column-width="0.64cm"/>
    </style:style>
    <style:style style:name="Таблица5.n" style:family="table-column">
      <style:table-column-properties style:column-width="0.533cm"/>
    </style:style>
    <style:style style:name="Таблица5.o" style:family="table-column">
      <style:table-column-properties style:column-width="1.473cm"/>
    </style:style>
    <style:style style:name="Таблица5.p" style:family="table-column">
      <style:table-column-properties style:column-width="0.272cm"/>
    </style:style>
    <style:style style:name="Таблица5.q" style:family="table-column">
      <style:table-column-properties style:column-width="1.533cm"/>
    </style:style>
    <style:style style:name="Таблица5.1" style:family="table-row">
      <style:table-row-properties style:row-height="0.436cm" style:use-optimal-row-height="false"/>
    </style:style>
    <style:style style:name="Таблица5.A1" style:family="table-cell">
      <style:table-cell-properties fo:padding="0cm" fo:border="none"/>
    </style:style>
    <style:style style:name="Таблица5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5.q1" style:family="table-cell">
      <style:table-cell-properties fo:padding-left="0.191cm" fo:padding-right="0.191cm" fo:padding-top="0cm" fo:padding-bottom="0cm" fo:border="0.5pt solid #000000"/>
    </style:style>
    <style:style style:name="Таблица5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5.Q2" style:family="table-cell">
      <style:table-cell-properties fo:padding-left="0.191cm" fo:padding-right="0.191cm" fo:padding-top="0cm" fo:padding-bottom="0cm" fo:border="none"/>
    </style:style>
    <style:style style:name="Таблица5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5.5" style:family="table-row">
      <style:table-row-properties style:row-height="0.9cm" style:use-optimal-row-height="false"/>
    </style:style>
    <style:style style:name="Таблица5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5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5.6" style:family="table-row">
      <style:table-row-properties style:row-height="0.425cm" style:use-optimal-row-height="false"/>
    </style:style>
    <style:style style:name="Таблица5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5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5.9" style:family="table-row">
      <style:table-row-properties style:row-height="0.45cm" style:use-optimal-row-height="false"/>
    </style:style>
    <style:style style:name="Таблица5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5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5.E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5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5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5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5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5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5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5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5.12" style:family="table-row">
      <style:table-row-properties style:row-height="0.758cm" style:use-optimal-row-height="false"/>
    </style:style>
    <style:style style:name="Таблица5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5.B12" style:family="table-cell">
      <style:table-cell-properties fo:padding="0cm" fo:border="0.5pt solid #000000"/>
    </style:style>
    <style:style style:name="Таблица5.B13" style:family="table-cell">
      <style:table-cell-properties fo:padding="0cm" fo:border="0.5pt solid #000000"/>
    </style:style>
    <style:style style:name="Таблица5.B14" style:family="table-cell">
      <style:table-cell-properties fo:padding="0cm" fo:border="0.5pt solid #000000"/>
    </style:style>
    <style:style style:name="Таблица5.B15" style:family="table-cell">
      <style:table-cell-properties fo:padding="0cm" fo:border="0.5pt solid #000000"/>
    </style:style>
    <style:style style:name="Таблица5.B16" style:family="table-cell">
      <style:table-cell-properties fo:padding="0cm" fo:border="0.5pt solid #000000"/>
    </style:style>
    <style:style style:name="Таблица5.B17" style:family="table-cell">
      <style:table-cell-properties fo:padding="0cm" fo:border="0.5pt solid #000000"/>
    </style:style>
    <style:style style:name="Таблица5.B18" style:family="table-cell">
      <style:table-cell-properties fo:padding="0cm" fo:border="0.5pt solid #000000"/>
    </style:style>
    <style:style style:name="Таблица5.B19" style:family="table-cell">
      <style:table-cell-properties fo:padding="0cm" fo:border="0.5pt solid #000000"/>
    </style:style>
    <style:style style:name="Таблица5.B20" style:family="table-cell">
      <style:table-cell-properties fo:padding="0cm" fo:border="0.5pt solid #000000"/>
    </style:style>
    <style:style style:name="Таблица5.B21" style:family="table-cell">
      <style:table-cell-properties fo:padding="0cm" fo:border="0.5pt solid #000000"/>
    </style:style>
    <style:style style:name="Таблица5.B22" style:family="table-cell">
      <style:table-cell-properties fo:padding="0cm" fo:border="0.5pt solid #000000"/>
    </style:style>
    <style:style style:name="Таблица5.B23" style:family="table-cell">
      <style:table-cell-properties fo:padding="0cm" fo:border="0.5pt solid #000000"/>
    </style:style>
    <style:style style:name="Таблица5.B24" style:family="table-cell">
      <style:table-cell-properties fo:padding="0cm" fo:border="0.5pt solid #000000"/>
    </style:style>
    <style:style style:name="Таблица5.B25" style:family="table-cell">
      <style:table-cell-properties fo:padding="0cm" fo:border="0.5pt solid #000000"/>
    </style:style>
    <style:style style:name="Таблица5.B26" style:family="table-cell">
      <style:table-cell-properties fo:padding="0cm" fo:border="0.5pt solid #000000"/>
    </style:style>
    <style:style style:name="Таблица5.B27" style:family="table-cell">
      <style:table-cell-properties fo:padding="0cm" fo:border="0.5pt solid #000000"/>
    </style:style>
    <style:style style:name="Таблица5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5.B28" style:family="table-cell">
      <style:table-cell-properties fo:padding="0cm" fo:border="0.5pt solid #000000"/>
    </style:style>
    <style:style style:name="Таблица5.29" style:family="table-row">
      <style:table-row-properties style:row-height="0.801cm" style:use-optimal-row-height="false"/>
    </style:style>
    <style:style style:name="Таблица5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5.D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4" style:family="table">
      <style:table-properties style:width="28.079cm" fo:margin-left="-0.018cm" table:align="left"/>
    </style:style>
    <style:style style:name="Таблица14.A" style:family="table-column">
      <style:table-column-properties style:column-width="1.251cm"/>
    </style:style>
    <style:style style:name="Таблица14.B" style:family="table-column">
      <style:table-column-properties style:column-width="0.25cm"/>
    </style:style>
    <style:style style:name="Таблица14.C" style:family="table-column">
      <style:table-column-properties style:column-width="0.542cm"/>
    </style:style>
    <style:style style:name="Таблица14.D" style:family="table-column">
      <style:table-column-properties style:column-width="0.208cm"/>
    </style:style>
    <style:style style:name="Таблица14.E" style:family="table-column">
      <style:table-column-properties style:column-width="0.254cm"/>
    </style:style>
    <style:style style:name="Таблица14.F" style:family="table-column">
      <style:table-column-properties style:column-width="0.748cm"/>
    </style:style>
    <style:style style:name="Таблица14.G" style:family="table-column">
      <style:table-column-properties style:column-width="0.258cm"/>
    </style:style>
    <style:style style:name="Таблица14.H" style:family="table-column">
      <style:table-column-properties style:column-width="0.492cm"/>
    </style:style>
    <style:style style:name="Таблица14.J" style:family="table-column">
      <style:table-column-properties style:column-width="1.503cm"/>
    </style:style>
    <style:style style:name="Таблица14.K" style:family="table-column">
      <style:table-column-properties style:column-width="0.256cm"/>
    </style:style>
    <style:style style:name="Таблица14.L" style:family="table-column">
      <style:table-column-properties style:column-width="1.302cm"/>
    </style:style>
    <style:style style:name="Таблица14.M" style:family="table-column">
      <style:table-column-properties style:column-width="0.325cm"/>
    </style:style>
    <style:style style:name="Таблица14.N" style:family="table-column">
      <style:table-column-properties style:column-width="1.628cm"/>
    </style:style>
    <style:style style:name="Таблица14.O" style:family="table-column">
      <style:table-column-properties style:column-width="1.002cm"/>
    </style:style>
    <style:style style:name="Таблица14.P" style:family="table-column">
      <style:table-column-properties style:column-width="0.75cm"/>
    </style:style>
    <style:style style:name="Таблица14.R" style:family="table-column">
      <style:table-column-properties style:column-width="1cm"/>
    </style:style>
    <style:style style:name="Таблица14.S" style:family="table-column">
      <style:table-column-properties style:column-width="0.123cm"/>
    </style:style>
    <style:style style:name="Таблица14.T" style:family="table-column">
      <style:table-column-properties style:column-width="1.129cm"/>
    </style:style>
    <style:style style:name="Таблица14.V" style:family="table-column">
      <style:table-column-properties style:column-width="1.242cm"/>
    </style:style>
    <style:style style:name="Таблица14.W" style:family="table-column">
      <style:table-column-properties style:column-width="0.238cm"/>
    </style:style>
    <style:style style:name="Таблица14.X" style:family="table-column">
      <style:table-column-properties style:column-width="0.522cm"/>
    </style:style>
    <style:style style:name="Таблица14.Y" style:family="table-column">
      <style:table-column-properties style:column-width="0.249cm"/>
    </style:style>
    <style:style style:name="Таблица14.Z" style:family="table-column">
      <style:table-column-properties style:column-width="0.168cm"/>
    </style:style>
    <style:style style:name="Таблица14.a" style:family="table-column">
      <style:table-column-properties style:column-width="1.222cm"/>
    </style:style>
    <style:style style:name="Таблица14.b" style:family="table-column">
      <style:table-column-properties style:column-width="0.111cm"/>
    </style:style>
    <style:style style:name="Таблица14.c" style:family="table-column">
      <style:table-column-properties style:column-width="0.339cm"/>
    </style:style>
    <style:style style:name="Таблица14.d" style:family="table-column">
      <style:table-column-properties style:column-width="0.836cm"/>
    </style:style>
    <style:style style:name="Таблица14.e" style:family="table-column">
      <style:table-column-properties style:column-width="0.877cm"/>
    </style:style>
    <style:style style:name="Таблица14.f" style:family="table-column">
      <style:table-column-properties style:column-width="0.944cm"/>
    </style:style>
    <style:style style:name="Таблица14.g" style:family="table-column">
      <style:table-column-properties style:column-width="0.506cm"/>
    </style:style>
    <style:style style:name="Таблица14.h" style:family="table-column">
      <style:table-column-properties style:column-width="0.743cm"/>
    </style:style>
    <style:style style:name="Таблица14.i" style:family="table-column">
      <style:table-column-properties style:column-width="0.252cm"/>
    </style:style>
    <style:style style:name="Таблица14.k" style:family="table-column">
      <style:table-column-properties style:column-width="0.61cm"/>
    </style:style>
    <style:style style:name="Таблица14.l" style:family="table-column">
      <style:table-column-properties style:column-width="0.64cm"/>
    </style:style>
    <style:style style:name="Таблица14.n" style:family="table-column">
      <style:table-column-properties style:column-width="0.533cm"/>
    </style:style>
    <style:style style:name="Таблица14.o" style:family="table-column">
      <style:table-column-properties style:column-width="1.473cm"/>
    </style:style>
    <style:style style:name="Таблица14.p" style:family="table-column">
      <style:table-column-properties style:column-width="0.272cm"/>
    </style:style>
    <style:style style:name="Таблица14.q" style:family="table-column">
      <style:table-column-properties style:column-width="1.533cm"/>
    </style:style>
    <style:style style:name="Таблица14.1" style:family="table-row">
      <style:table-row-properties style:row-height="0.436cm" style:use-optimal-row-height="false"/>
    </style:style>
    <style:style style:name="Таблица14.A1" style:family="table-cell">
      <style:table-cell-properties fo:padding="0cm" fo:border="none"/>
    </style:style>
    <style:style style:name="Таблица14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4.q1" style:family="table-cell">
      <style:table-cell-properties fo:padding-left="0.191cm" fo:padding-right="0.191cm" fo:padding-top="0cm" fo:padding-bottom="0cm" fo:border="0.5pt solid #000000"/>
    </style:style>
    <style:style style:name="Таблица14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4.Q2" style:family="table-cell">
      <style:table-cell-properties fo:padding-left="0.191cm" fo:padding-right="0.191cm" fo:padding-top="0cm" fo:padding-bottom="0cm" fo:border="none"/>
    </style:style>
    <style:style style:name="Таблица14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14.5" style:family="table-row">
      <style:table-row-properties style:row-height="0.9cm" style:use-optimal-row-height="false"/>
    </style:style>
    <style:style style:name="Таблица14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4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4.6" style:family="table-row">
      <style:table-row-properties style:row-height="0.425cm" style:use-optimal-row-height="false"/>
    </style:style>
    <style:style style:name="Таблица14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14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14.9" style:family="table-row">
      <style:table-row-properties style:row-height="0.45cm" style:use-optimal-row-height="false"/>
    </style:style>
    <style:style style:name="Таблица14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4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14.E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4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14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14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14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4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14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14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14.12" style:family="table-row">
      <style:table-row-properties style:row-height="0.758cm" style:use-optimal-row-height="false"/>
    </style:style>
    <style:style style:name="Таблица14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4.B12" style:family="table-cell">
      <style:table-cell-properties fo:padding="0cm" fo:border="0.5pt solid #000000"/>
    </style:style>
    <style:style style:name="Таблица14.B13" style:family="table-cell">
      <style:table-cell-properties fo:padding="0cm" fo:border="0.5pt solid #000000"/>
    </style:style>
    <style:style style:name="Таблица14.B14" style:family="table-cell">
      <style:table-cell-properties fo:padding="0cm" fo:border="0.5pt solid #000000"/>
    </style:style>
    <style:style style:name="Таблица14.B15" style:family="table-cell">
      <style:table-cell-properties fo:padding="0cm" fo:border="0.5pt solid #000000"/>
    </style:style>
    <style:style style:name="Таблица14.B16" style:family="table-cell">
      <style:table-cell-properties fo:padding="0cm" fo:border="0.5pt solid #000000"/>
    </style:style>
    <style:style style:name="Таблица14.B17" style:family="table-cell">
      <style:table-cell-properties fo:padding="0cm" fo:border="0.5pt solid #000000"/>
    </style:style>
    <style:style style:name="Таблица14.B18" style:family="table-cell">
      <style:table-cell-properties fo:padding="0cm" fo:border="0.5pt solid #000000"/>
    </style:style>
    <style:style style:name="Таблица14.B19" style:family="table-cell">
      <style:table-cell-properties fo:padding="0cm" fo:border="0.5pt solid #000000"/>
    </style:style>
    <style:style style:name="Таблица14.B20" style:family="table-cell">
      <style:table-cell-properties fo:padding="0cm" fo:border="0.5pt solid #000000"/>
    </style:style>
    <style:style style:name="Таблица14.B21" style:family="table-cell">
      <style:table-cell-properties fo:padding="0cm" fo:border="0.5pt solid #000000"/>
    </style:style>
    <style:style style:name="Таблица14.B22" style:family="table-cell">
      <style:table-cell-properties fo:padding="0cm" fo:border="0.5pt solid #000000"/>
    </style:style>
    <style:style style:name="Таблица14.B23" style:family="table-cell">
      <style:table-cell-properties fo:padding="0cm" fo:border="0.5pt solid #000000"/>
    </style:style>
    <style:style style:name="Таблица14.B24" style:family="table-cell">
      <style:table-cell-properties fo:padding="0cm" fo:border="0.5pt solid #000000"/>
    </style:style>
    <style:style style:name="Таблица14.B25" style:family="table-cell">
      <style:table-cell-properties fo:padding="0cm" fo:border="0.5pt solid #000000"/>
    </style:style>
    <style:style style:name="Таблица14.B26" style:family="table-cell">
      <style:table-cell-properties fo:padding="0cm" fo:border="0.5pt solid #000000"/>
    </style:style>
    <style:style style:name="Таблица14.B27" style:family="table-cell">
      <style:table-cell-properties fo:padding="0cm" fo:border="0.5pt solid #000000"/>
    </style:style>
    <style:style style:name="Таблица14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4.B28" style:family="table-cell">
      <style:table-cell-properties fo:padding="0cm" fo:border="0.5pt solid #000000"/>
    </style:style>
    <style:style style:name="Таблица14.29" style:family="table-row">
      <style:table-row-properties style:row-height="0.801cm" style:use-optimal-row-height="false"/>
    </style:style>
    <style:style style:name="Таблица14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14.D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7" style:family="table">
      <style:table-properties style:width="28.079cm" fo:margin-left="-0.018cm" table:align="left"/>
    </style:style>
    <style:style style:name="Таблица7.A" style:family="table-column">
      <style:table-column-properties style:column-width="1.251cm"/>
    </style:style>
    <style:style style:name="Таблица7.B" style:family="table-column">
      <style:table-column-properties style:column-width="0.25cm"/>
    </style:style>
    <style:style style:name="Таблица7.C" style:family="table-column">
      <style:table-column-properties style:column-width="0.542cm"/>
    </style:style>
    <style:style style:name="Таблица7.D" style:family="table-column">
      <style:table-column-properties style:column-width="0.208cm"/>
    </style:style>
    <style:style style:name="Таблица7.E" style:family="table-column">
      <style:table-column-properties style:column-width="0.254cm"/>
    </style:style>
    <style:style style:name="Таблица7.F" style:family="table-column">
      <style:table-column-properties style:column-width="0.748cm"/>
    </style:style>
    <style:style style:name="Таблица7.G" style:family="table-column">
      <style:table-column-properties style:column-width="0.258cm"/>
    </style:style>
    <style:style style:name="Таблица7.H" style:family="table-column">
      <style:table-column-properties style:column-width="0.492cm"/>
    </style:style>
    <style:style style:name="Таблица7.J" style:family="table-column">
      <style:table-column-properties style:column-width="1.503cm"/>
    </style:style>
    <style:style style:name="Таблица7.K" style:family="table-column">
      <style:table-column-properties style:column-width="0.256cm"/>
    </style:style>
    <style:style style:name="Таблица7.L" style:family="table-column">
      <style:table-column-properties style:column-width="1.302cm"/>
    </style:style>
    <style:style style:name="Таблица7.M" style:family="table-column">
      <style:table-column-properties style:column-width="0.325cm"/>
    </style:style>
    <style:style style:name="Таблица7.N" style:family="table-column">
      <style:table-column-properties style:column-width="1.628cm"/>
    </style:style>
    <style:style style:name="Таблица7.O" style:family="table-column">
      <style:table-column-properties style:column-width="1.002cm"/>
    </style:style>
    <style:style style:name="Таблица7.P" style:family="table-column">
      <style:table-column-properties style:column-width="0.75cm"/>
    </style:style>
    <style:style style:name="Таблица7.R" style:family="table-column">
      <style:table-column-properties style:column-width="1cm"/>
    </style:style>
    <style:style style:name="Таблица7.S" style:family="table-column">
      <style:table-column-properties style:column-width="0.123cm"/>
    </style:style>
    <style:style style:name="Таблица7.T" style:family="table-column">
      <style:table-column-properties style:column-width="1.129cm"/>
    </style:style>
    <style:style style:name="Таблица7.V" style:family="table-column">
      <style:table-column-properties style:column-width="1.242cm"/>
    </style:style>
    <style:style style:name="Таблица7.W" style:family="table-column">
      <style:table-column-properties style:column-width="0.238cm"/>
    </style:style>
    <style:style style:name="Таблица7.X" style:family="table-column">
      <style:table-column-properties style:column-width="0.522cm"/>
    </style:style>
    <style:style style:name="Таблица7.Y" style:family="table-column">
      <style:table-column-properties style:column-width="0.249cm"/>
    </style:style>
    <style:style style:name="Таблица7.Z" style:family="table-column">
      <style:table-column-properties style:column-width="0.168cm"/>
    </style:style>
    <style:style style:name="Таблица7.a" style:family="table-column">
      <style:table-column-properties style:column-width="1.222cm"/>
    </style:style>
    <style:style style:name="Таблица7.b" style:family="table-column">
      <style:table-column-properties style:column-width="0.111cm"/>
    </style:style>
    <style:style style:name="Таблица7.c" style:family="table-column">
      <style:table-column-properties style:column-width="0.339cm"/>
    </style:style>
    <style:style style:name="Таблица7.d" style:family="table-column">
      <style:table-column-properties style:column-width="0.836cm"/>
    </style:style>
    <style:style style:name="Таблица7.e" style:family="table-column">
      <style:table-column-properties style:column-width="0.877cm"/>
    </style:style>
    <style:style style:name="Таблица7.f" style:family="table-column">
      <style:table-column-properties style:column-width="0.944cm"/>
    </style:style>
    <style:style style:name="Таблица7.g" style:family="table-column">
      <style:table-column-properties style:column-width="0.506cm"/>
    </style:style>
    <style:style style:name="Таблица7.h" style:family="table-column">
      <style:table-column-properties style:column-width="0.743cm"/>
    </style:style>
    <style:style style:name="Таблица7.i" style:family="table-column">
      <style:table-column-properties style:column-width="0.252cm"/>
    </style:style>
    <style:style style:name="Таблица7.k" style:family="table-column">
      <style:table-column-properties style:column-width="0.61cm"/>
    </style:style>
    <style:style style:name="Таблица7.l" style:family="table-column">
      <style:table-column-properties style:column-width="0.64cm"/>
    </style:style>
    <style:style style:name="Таблица7.n" style:family="table-column">
      <style:table-column-properties style:column-width="0.533cm"/>
    </style:style>
    <style:style style:name="Таблица7.o" style:family="table-column">
      <style:table-column-properties style:column-width="1.473cm"/>
    </style:style>
    <style:style style:name="Таблица7.p" style:family="table-column">
      <style:table-column-properties style:column-width="0.272cm"/>
    </style:style>
    <style:style style:name="Таблица7.q" style:family="table-column">
      <style:table-column-properties style:column-width="1.533cm"/>
    </style:style>
    <style:style style:name="Таблица7.1" style:family="table-row">
      <style:table-row-properties style:row-height="0.436cm" style:use-optimal-row-height="false"/>
    </style:style>
    <style:style style:name="Таблица7.A1" style:family="table-cell">
      <style:table-cell-properties fo:padding="0cm" fo:border="none"/>
    </style:style>
    <style:style style:name="Таблица7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7.q1" style:family="table-cell">
      <style:table-cell-properties fo:padding-left="0.191cm" fo:padding-right="0.191cm" fo:padding-top="0cm" fo:padding-bottom="0cm" fo:border="0.5pt solid #000000"/>
    </style:style>
    <style:style style:name="Таблица7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7.Q2" style:family="table-cell">
      <style:table-cell-properties fo:padding-left="0.191cm" fo:padding-right="0.191cm" fo:padding-top="0cm" fo:padding-bottom="0cm" fo:border="none"/>
    </style:style>
    <style:style style:name="Таблица7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7.5" style:family="table-row">
      <style:table-row-properties style:row-height="0.9cm" style:use-optimal-row-height="false"/>
    </style:style>
    <style:style style:name="Таблица7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7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6" style:family="table-row">
      <style:table-row-properties style:row-height="0.425cm" style:use-optimal-row-height="false"/>
    </style:style>
    <style:style style:name="Таблица7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7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7.9" style:family="table-row">
      <style:table-row-properties style:row-height="0.45cm" style:use-optimal-row-height="false"/>
    </style:style>
    <style:style style:name="Таблица7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7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7.E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7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7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7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7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7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7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7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7.12" style:family="table-row">
      <style:table-row-properties style:row-height="0.758cm" style:use-optimal-row-height="false"/>
    </style:style>
    <style:style style:name="Таблица7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7.B12" style:family="table-cell">
      <style:table-cell-properties fo:padding="0cm" fo:border="0.5pt solid #000000"/>
    </style:style>
    <style:style style:name="Таблица7.B13" style:family="table-cell">
      <style:table-cell-properties fo:padding="0cm" fo:border="0.5pt solid #000000"/>
    </style:style>
    <style:style style:name="Таблица7.B14" style:family="table-cell">
      <style:table-cell-properties fo:padding="0cm" fo:border="0.5pt solid #000000"/>
    </style:style>
    <style:style style:name="Таблица7.B15" style:family="table-cell">
      <style:table-cell-properties fo:padding="0cm" fo:border="0.5pt solid #000000"/>
    </style:style>
    <style:style style:name="Таблица7.B16" style:family="table-cell">
      <style:table-cell-properties fo:padding="0cm" fo:border="0.5pt solid #000000"/>
    </style:style>
    <style:style style:name="Таблица7.B17" style:family="table-cell">
      <style:table-cell-properties fo:padding="0cm" fo:border="0.5pt solid #000000"/>
    </style:style>
    <style:style style:name="Таблица7.B18" style:family="table-cell">
      <style:table-cell-properties fo:padding="0cm" fo:border="0.5pt solid #000000"/>
    </style:style>
    <style:style style:name="Таблица7.B19" style:family="table-cell">
      <style:table-cell-properties fo:padding="0cm" fo:border="0.5pt solid #000000"/>
    </style:style>
    <style:style style:name="Таблица7.B20" style:family="table-cell">
      <style:table-cell-properties fo:padding="0cm" fo:border="0.5pt solid #000000"/>
    </style:style>
    <style:style style:name="Таблица7.B21" style:family="table-cell">
      <style:table-cell-properties fo:padding="0cm" fo:border="0.5pt solid #000000"/>
    </style:style>
    <style:style style:name="Таблица7.B22" style:family="table-cell">
      <style:table-cell-properties fo:padding="0cm" fo:border="0.5pt solid #000000"/>
    </style:style>
    <style:style style:name="Таблица7.B23" style:family="table-cell">
      <style:table-cell-properties fo:padding="0cm" fo:border="0.5pt solid #000000"/>
    </style:style>
    <style:style style:name="Таблица7.B24" style:family="table-cell">
      <style:table-cell-properties fo:padding="0cm" fo:border="0.5pt solid #000000"/>
    </style:style>
    <style:style style:name="Таблица7.B25" style:family="table-cell">
      <style:table-cell-properties fo:padding="0cm" fo:border="0.5pt solid #000000"/>
    </style:style>
    <style:style style:name="Таблица7.B26" style:family="table-cell">
      <style:table-cell-properties fo:padding="0cm" fo:border="0.5pt solid #000000"/>
    </style:style>
    <style:style style:name="Таблица7.B27" style:family="table-cell">
      <style:table-cell-properties fo:padding="0cm" fo:border="0.5pt solid #000000"/>
    </style:style>
    <style:style style:name="Таблица7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7.B28" style:family="table-cell">
      <style:table-cell-properties fo:padding="0cm" fo:border="0.5pt solid #000000"/>
    </style:style>
    <style:style style:name="Таблица7.29" style:family="table-row">
      <style:table-row-properties style:row-height="0.801cm" style:use-optimal-row-height="false"/>
    </style:style>
    <style:style style:name="Таблица7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7.D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5" style:family="table">
      <style:table-properties style:width="28.079cm" fo:margin-left="-0.018cm" table:align="left"/>
    </style:style>
    <style:style style:name="Таблица15.A" style:family="table-column">
      <style:table-column-properties style:column-width="1.251cm"/>
    </style:style>
    <style:style style:name="Таблица15.B" style:family="table-column">
      <style:table-column-properties style:column-width="0.25cm"/>
    </style:style>
    <style:style style:name="Таблица15.C" style:family="table-column">
      <style:table-column-properties style:column-width="0.542cm"/>
    </style:style>
    <style:style style:name="Таблица15.D" style:family="table-column">
      <style:table-column-properties style:column-width="0.208cm"/>
    </style:style>
    <style:style style:name="Таблица15.E" style:family="table-column">
      <style:table-column-properties style:column-width="0.254cm"/>
    </style:style>
    <style:style style:name="Таблица15.F" style:family="table-column">
      <style:table-column-properties style:column-width="0.748cm"/>
    </style:style>
    <style:style style:name="Таблица15.G" style:family="table-column">
      <style:table-column-properties style:column-width="0.258cm"/>
    </style:style>
    <style:style style:name="Таблица15.H" style:family="table-column">
      <style:table-column-properties style:column-width="0.492cm"/>
    </style:style>
    <style:style style:name="Таблица15.J" style:family="table-column">
      <style:table-column-properties style:column-width="1.503cm"/>
    </style:style>
    <style:style style:name="Таблица15.K" style:family="table-column">
      <style:table-column-properties style:column-width="0.256cm"/>
    </style:style>
    <style:style style:name="Таблица15.L" style:family="table-column">
      <style:table-column-properties style:column-width="1.302cm"/>
    </style:style>
    <style:style style:name="Таблица15.M" style:family="table-column">
      <style:table-column-properties style:column-width="0.325cm"/>
    </style:style>
    <style:style style:name="Таблица15.N" style:family="table-column">
      <style:table-column-properties style:column-width="1.628cm"/>
    </style:style>
    <style:style style:name="Таблица15.O" style:family="table-column">
      <style:table-column-properties style:column-width="1.002cm"/>
    </style:style>
    <style:style style:name="Таблица15.P" style:family="table-column">
      <style:table-column-properties style:column-width="0.75cm"/>
    </style:style>
    <style:style style:name="Таблица15.R" style:family="table-column">
      <style:table-column-properties style:column-width="1cm"/>
    </style:style>
    <style:style style:name="Таблица15.S" style:family="table-column">
      <style:table-column-properties style:column-width="0.123cm"/>
    </style:style>
    <style:style style:name="Таблица15.T" style:family="table-column">
      <style:table-column-properties style:column-width="1.129cm"/>
    </style:style>
    <style:style style:name="Таблица15.V" style:family="table-column">
      <style:table-column-properties style:column-width="1.242cm"/>
    </style:style>
    <style:style style:name="Таблица15.W" style:family="table-column">
      <style:table-column-properties style:column-width="0.238cm"/>
    </style:style>
    <style:style style:name="Таблица15.X" style:family="table-column">
      <style:table-column-properties style:column-width="0.522cm"/>
    </style:style>
    <style:style style:name="Таблица15.Y" style:family="table-column">
      <style:table-column-properties style:column-width="0.249cm"/>
    </style:style>
    <style:style style:name="Таблица15.Z" style:family="table-column">
      <style:table-column-properties style:column-width="0.168cm"/>
    </style:style>
    <style:style style:name="Таблица15.a" style:family="table-column">
      <style:table-column-properties style:column-width="1.222cm"/>
    </style:style>
    <style:style style:name="Таблица15.b" style:family="table-column">
      <style:table-column-properties style:column-width="0.111cm"/>
    </style:style>
    <style:style style:name="Таблица15.c" style:family="table-column">
      <style:table-column-properties style:column-width="0.339cm"/>
    </style:style>
    <style:style style:name="Таблица15.d" style:family="table-column">
      <style:table-column-properties style:column-width="0.836cm"/>
    </style:style>
    <style:style style:name="Таблица15.e" style:family="table-column">
      <style:table-column-properties style:column-width="0.877cm"/>
    </style:style>
    <style:style style:name="Таблица15.f" style:family="table-column">
      <style:table-column-properties style:column-width="0.944cm"/>
    </style:style>
    <style:style style:name="Таблица15.g" style:family="table-column">
      <style:table-column-properties style:column-width="0.506cm"/>
    </style:style>
    <style:style style:name="Таблица15.h" style:family="table-column">
      <style:table-column-properties style:column-width="0.743cm"/>
    </style:style>
    <style:style style:name="Таблица15.i" style:family="table-column">
      <style:table-column-properties style:column-width="0.252cm"/>
    </style:style>
    <style:style style:name="Таблица15.k" style:family="table-column">
      <style:table-column-properties style:column-width="0.61cm"/>
    </style:style>
    <style:style style:name="Таблица15.l" style:family="table-column">
      <style:table-column-properties style:column-width="0.64cm"/>
    </style:style>
    <style:style style:name="Таблица15.n" style:family="table-column">
      <style:table-column-properties style:column-width="0.533cm"/>
    </style:style>
    <style:style style:name="Таблица15.o" style:family="table-column">
      <style:table-column-properties style:column-width="1.473cm"/>
    </style:style>
    <style:style style:name="Таблица15.p" style:family="table-column">
      <style:table-column-properties style:column-width="0.272cm"/>
    </style:style>
    <style:style style:name="Таблица15.q" style:family="table-column">
      <style:table-column-properties style:column-width="1.533cm"/>
    </style:style>
    <style:style style:name="Таблица15.1" style:family="table-row">
      <style:table-row-properties style:row-height="0.436cm" style:use-optimal-row-height="false"/>
    </style:style>
    <style:style style:name="Таблица15.A1" style:family="table-cell">
      <style:table-cell-properties fo:padding="0cm" fo:border="none"/>
    </style:style>
    <style:style style:name="Таблица15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5.q1" style:family="table-cell">
      <style:table-cell-properties fo:padding-left="0.191cm" fo:padding-right="0.191cm" fo:padding-top="0cm" fo:padding-bottom="0cm" fo:border="0.5pt solid #000000"/>
    </style:style>
    <style:style style:name="Таблица15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5.Q2" style:family="table-cell">
      <style:table-cell-properties fo:padding-left="0.191cm" fo:padding-right="0.191cm" fo:padding-top="0cm" fo:padding-bottom="0cm" fo:border="none"/>
    </style:style>
    <style:style style:name="Таблица15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15.5" style:family="table-row">
      <style:table-row-properties style:row-height="0.9cm" style:use-optimal-row-height="false"/>
    </style:style>
    <style:style style:name="Таблица15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5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5.6" style:family="table-row">
      <style:table-row-properties style:row-height="0.425cm" style:use-optimal-row-height="false"/>
    </style:style>
    <style:style style:name="Таблица15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15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15.9" style:family="table-row">
      <style:table-row-properties style:row-height="0.45cm" style:use-optimal-row-height="false"/>
    </style:style>
    <style:style style:name="Таблица15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5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15.E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5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15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15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15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5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15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15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15.12" style:family="table-row">
      <style:table-row-properties style:row-height="0.758cm" style:use-optimal-row-height="false"/>
    </style:style>
    <style:style style:name="Таблица15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5.B12" style:family="table-cell">
      <style:table-cell-properties fo:padding="0cm" fo:border="0.5pt solid #000000"/>
    </style:style>
    <style:style style:name="Таблица15.B13" style:family="table-cell">
      <style:table-cell-properties fo:padding="0cm" fo:border="0.5pt solid #000000"/>
    </style:style>
    <style:style style:name="Таблица15.B14" style:family="table-cell">
      <style:table-cell-properties fo:padding="0cm" fo:border="0.5pt solid #000000"/>
    </style:style>
    <style:style style:name="Таблица15.B15" style:family="table-cell">
      <style:table-cell-properties fo:padding="0cm" fo:border="0.5pt solid #000000"/>
    </style:style>
    <style:style style:name="Таблица15.B16" style:family="table-cell">
      <style:table-cell-properties fo:padding="0cm" fo:border="0.5pt solid #000000"/>
    </style:style>
    <style:style style:name="Таблица15.B17" style:family="table-cell">
      <style:table-cell-properties fo:padding="0cm" fo:border="0.5pt solid #000000"/>
    </style:style>
    <style:style style:name="Таблица15.B18" style:family="table-cell">
      <style:table-cell-properties fo:padding="0cm" fo:border="0.5pt solid #000000"/>
    </style:style>
    <style:style style:name="Таблица15.B19" style:family="table-cell">
      <style:table-cell-properties fo:padding="0cm" fo:border="0.5pt solid #000000"/>
    </style:style>
    <style:style style:name="Таблица15.B20" style:family="table-cell">
      <style:table-cell-properties fo:padding="0cm" fo:border="0.5pt solid #000000"/>
    </style:style>
    <style:style style:name="Таблица15.B21" style:family="table-cell">
      <style:table-cell-properties fo:padding="0cm" fo:border="0.5pt solid #000000"/>
    </style:style>
    <style:style style:name="Таблица15.B22" style:family="table-cell">
      <style:table-cell-properties fo:padding="0cm" fo:border="0.5pt solid #000000"/>
    </style:style>
    <style:style style:name="Таблица15.B23" style:family="table-cell">
      <style:table-cell-properties fo:padding="0cm" fo:border="0.5pt solid #000000"/>
    </style:style>
    <style:style style:name="Таблица15.B24" style:family="table-cell">
      <style:table-cell-properties fo:padding="0cm" fo:border="0.5pt solid #000000"/>
    </style:style>
    <style:style style:name="Таблица15.B25" style:family="table-cell">
      <style:table-cell-properties fo:padding="0cm" fo:border="0.5pt solid #000000"/>
    </style:style>
    <style:style style:name="Таблица15.B26" style:family="table-cell">
      <style:table-cell-properties fo:padding="0cm" fo:border="0.5pt solid #000000"/>
    </style:style>
    <style:style style:name="Таблица15.B27" style:family="table-cell">
      <style:table-cell-properties fo:padding="0cm" fo:border="0.5pt solid #000000"/>
    </style:style>
    <style:style style:name="Таблица15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5.B28" style:family="table-cell">
      <style:table-cell-properties fo:padding="0cm" fo:border="0.5pt solid #000000"/>
    </style:style>
    <style:style style:name="Таблица15.29" style:family="table-row">
      <style:table-row-properties style:row-height="0.801cm" style:use-optimal-row-height="false"/>
    </style:style>
    <style:style style:name="Таблица15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15.D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8" style:family="table">
      <style:table-properties style:width="28.079cm" fo:margin-left="-0.018cm" table:align="left"/>
    </style:style>
    <style:style style:name="Таблица8.A" style:family="table-column">
      <style:table-column-properties style:column-width="1.251cm"/>
    </style:style>
    <style:style style:name="Таблица8.B" style:family="table-column">
      <style:table-column-properties style:column-width="0.25cm"/>
    </style:style>
    <style:style style:name="Таблица8.C" style:family="table-column">
      <style:table-column-properties style:column-width="0.542cm"/>
    </style:style>
    <style:style style:name="Таблица8.D" style:family="table-column">
      <style:table-column-properties style:column-width="0.208cm"/>
    </style:style>
    <style:style style:name="Таблица8.E" style:family="table-column">
      <style:table-column-properties style:column-width="0.254cm"/>
    </style:style>
    <style:style style:name="Таблица8.F" style:family="table-column">
      <style:table-column-properties style:column-width="0.748cm"/>
    </style:style>
    <style:style style:name="Таблица8.G" style:family="table-column">
      <style:table-column-properties style:column-width="0.258cm"/>
    </style:style>
    <style:style style:name="Таблица8.H" style:family="table-column">
      <style:table-column-properties style:column-width="0.492cm"/>
    </style:style>
    <style:style style:name="Таблица8.J" style:family="table-column">
      <style:table-column-properties style:column-width="1.503cm"/>
    </style:style>
    <style:style style:name="Таблица8.K" style:family="table-column">
      <style:table-column-properties style:column-width="0.256cm"/>
    </style:style>
    <style:style style:name="Таблица8.L" style:family="table-column">
      <style:table-column-properties style:column-width="1.302cm"/>
    </style:style>
    <style:style style:name="Таблица8.M" style:family="table-column">
      <style:table-column-properties style:column-width="0.325cm"/>
    </style:style>
    <style:style style:name="Таблица8.N" style:family="table-column">
      <style:table-column-properties style:column-width="1.628cm"/>
    </style:style>
    <style:style style:name="Таблица8.O" style:family="table-column">
      <style:table-column-properties style:column-width="1.002cm"/>
    </style:style>
    <style:style style:name="Таблица8.P" style:family="table-column">
      <style:table-column-properties style:column-width="0.75cm"/>
    </style:style>
    <style:style style:name="Таблица8.R" style:family="table-column">
      <style:table-column-properties style:column-width="1cm"/>
    </style:style>
    <style:style style:name="Таблица8.S" style:family="table-column">
      <style:table-column-properties style:column-width="0.123cm"/>
    </style:style>
    <style:style style:name="Таблица8.T" style:family="table-column">
      <style:table-column-properties style:column-width="1.129cm"/>
    </style:style>
    <style:style style:name="Таблица8.V" style:family="table-column">
      <style:table-column-properties style:column-width="1.242cm"/>
    </style:style>
    <style:style style:name="Таблица8.W" style:family="table-column">
      <style:table-column-properties style:column-width="0.238cm"/>
    </style:style>
    <style:style style:name="Таблица8.X" style:family="table-column">
      <style:table-column-properties style:column-width="0.522cm"/>
    </style:style>
    <style:style style:name="Таблица8.Y" style:family="table-column">
      <style:table-column-properties style:column-width="0.249cm"/>
    </style:style>
    <style:style style:name="Таблица8.Z" style:family="table-column">
      <style:table-column-properties style:column-width="0.168cm"/>
    </style:style>
    <style:style style:name="Таблица8.a" style:family="table-column">
      <style:table-column-properties style:column-width="1.222cm"/>
    </style:style>
    <style:style style:name="Таблица8.b" style:family="table-column">
      <style:table-column-properties style:column-width="0.111cm"/>
    </style:style>
    <style:style style:name="Таблица8.c" style:family="table-column">
      <style:table-column-properties style:column-width="0.339cm"/>
    </style:style>
    <style:style style:name="Таблица8.d" style:family="table-column">
      <style:table-column-properties style:column-width="0.836cm"/>
    </style:style>
    <style:style style:name="Таблица8.e" style:family="table-column">
      <style:table-column-properties style:column-width="0.877cm"/>
    </style:style>
    <style:style style:name="Таблица8.f" style:family="table-column">
      <style:table-column-properties style:column-width="0.944cm"/>
    </style:style>
    <style:style style:name="Таблица8.g" style:family="table-column">
      <style:table-column-properties style:column-width="0.506cm"/>
    </style:style>
    <style:style style:name="Таблица8.h" style:family="table-column">
      <style:table-column-properties style:column-width="0.743cm"/>
    </style:style>
    <style:style style:name="Таблица8.i" style:family="table-column">
      <style:table-column-properties style:column-width="0.252cm"/>
    </style:style>
    <style:style style:name="Таблица8.k" style:family="table-column">
      <style:table-column-properties style:column-width="0.61cm"/>
    </style:style>
    <style:style style:name="Таблица8.l" style:family="table-column">
      <style:table-column-properties style:column-width="0.64cm"/>
    </style:style>
    <style:style style:name="Таблица8.n" style:family="table-column">
      <style:table-column-properties style:column-width="0.533cm"/>
    </style:style>
    <style:style style:name="Таблица8.o" style:family="table-column">
      <style:table-column-properties style:column-width="1.473cm"/>
    </style:style>
    <style:style style:name="Таблица8.p" style:family="table-column">
      <style:table-column-properties style:column-width="0.272cm"/>
    </style:style>
    <style:style style:name="Таблица8.q" style:family="table-column">
      <style:table-column-properties style:column-width="1.533cm"/>
    </style:style>
    <style:style style:name="Таблица8.1" style:family="table-row">
      <style:table-row-properties style:row-height="0.436cm" style:use-optimal-row-height="false"/>
    </style:style>
    <style:style style:name="Таблица8.A1" style:family="table-cell">
      <style:table-cell-properties fo:padding="0cm" fo:border="none"/>
    </style:style>
    <style:style style:name="Таблица8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8.q1" style:family="table-cell">
      <style:table-cell-properties fo:padding-left="0.191cm" fo:padding-right="0.191cm" fo:padding-top="0cm" fo:padding-bottom="0cm" fo:border="0.5pt solid #000000"/>
    </style:style>
    <style:style style:name="Таблица8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8.Q2" style:family="table-cell">
      <style:table-cell-properties fo:padding-left="0.191cm" fo:padding-right="0.191cm" fo:padding-top="0cm" fo:padding-bottom="0cm" fo:border="none"/>
    </style:style>
    <style:style style:name="Таблица8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8.5" style:family="table-row">
      <style:table-row-properties style:row-height="0.9cm" style:use-optimal-row-height="false"/>
    </style:style>
    <style:style style:name="Таблица8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8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6" style:family="table-row">
      <style:table-row-properties style:row-height="0.425cm" style:use-optimal-row-height="false"/>
    </style:style>
    <style:style style:name="Таблица8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8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8.9" style:family="table-row">
      <style:table-row-properties style:row-height="0.45cm" style:use-optimal-row-height="false"/>
    </style:style>
    <style:style style:name="Таблица8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8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8.E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8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8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8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8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8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8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8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8.12" style:family="table-row">
      <style:table-row-properties style:row-height="0.758cm" style:use-optimal-row-height="false"/>
    </style:style>
    <style:style style:name="Таблица8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8.B12" style:family="table-cell">
      <style:table-cell-properties fo:padding="0cm" fo:border="0.5pt solid #000000"/>
    </style:style>
    <style:style style:name="Таблица8.B13" style:family="table-cell">
      <style:table-cell-properties fo:padding="0cm" fo:border="0.5pt solid #000000"/>
    </style:style>
    <style:style style:name="Таблица8.B14" style:family="table-cell">
      <style:table-cell-properties fo:padding="0cm" fo:border="0.5pt solid #000000"/>
    </style:style>
    <style:style style:name="Таблица8.B15" style:family="table-cell">
      <style:table-cell-properties fo:padding="0cm" fo:border="0.5pt solid #000000"/>
    </style:style>
    <style:style style:name="Таблица8.B16" style:family="table-cell">
      <style:table-cell-properties fo:padding="0cm" fo:border="0.5pt solid #000000"/>
    </style:style>
    <style:style style:name="Таблица8.B17" style:family="table-cell">
      <style:table-cell-properties fo:padding="0cm" fo:border="0.5pt solid #000000"/>
    </style:style>
    <style:style style:name="Таблица8.B18" style:family="table-cell">
      <style:table-cell-properties fo:padding="0cm" fo:border="0.5pt solid #000000"/>
    </style:style>
    <style:style style:name="Таблица8.B19" style:family="table-cell">
      <style:table-cell-properties fo:padding="0cm" fo:border="0.5pt solid #000000"/>
    </style:style>
    <style:style style:name="Таблица8.B20" style:family="table-cell">
      <style:table-cell-properties fo:padding="0cm" fo:border="0.5pt solid #000000"/>
    </style:style>
    <style:style style:name="Таблица8.B21" style:family="table-cell">
      <style:table-cell-properties fo:padding="0cm" fo:border="0.5pt solid #000000"/>
    </style:style>
    <style:style style:name="Таблица8.B22" style:family="table-cell">
      <style:table-cell-properties fo:padding="0cm" fo:border="0.5pt solid #000000"/>
    </style:style>
    <style:style style:name="Таблица8.B23" style:family="table-cell">
      <style:table-cell-properties fo:padding="0cm" fo:border="0.5pt solid #000000"/>
    </style:style>
    <style:style style:name="Таблица8.B24" style:family="table-cell">
      <style:table-cell-properties fo:padding="0cm" fo:border="0.5pt solid #000000"/>
    </style:style>
    <style:style style:name="Таблица8.B25" style:family="table-cell">
      <style:table-cell-properties fo:padding="0cm" fo:border="0.5pt solid #000000"/>
    </style:style>
    <style:style style:name="Таблица8.B26" style:family="table-cell">
      <style:table-cell-properties fo:padding="0cm" fo:border="0.5pt solid #000000"/>
    </style:style>
    <style:style style:name="Таблица8.B27" style:family="table-cell">
      <style:table-cell-properties fo:padding="0cm" fo:border="0.5pt solid #000000"/>
    </style:style>
    <style:style style:name="Таблица8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8.B28" style:family="table-cell">
      <style:table-cell-properties fo:padding="0cm" fo:border="0.5pt solid #000000"/>
    </style:style>
    <style:style style:name="Таблица8.29" style:family="table-row">
      <style:table-row-properties style:row-height="0.801cm" style:use-optimal-row-height="false"/>
    </style:style>
    <style:style style:name="Таблица8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8.D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6" style:family="table">
      <style:table-properties style:width="28.079cm" fo:margin-left="-0.018cm" table:align="left"/>
    </style:style>
    <style:style style:name="Таблица16.A" style:family="table-column">
      <style:table-column-properties style:column-width="1.251cm"/>
    </style:style>
    <style:style style:name="Таблица16.B" style:family="table-column">
      <style:table-column-properties style:column-width="0.25cm"/>
    </style:style>
    <style:style style:name="Таблица16.C" style:family="table-column">
      <style:table-column-properties style:column-width="0.542cm"/>
    </style:style>
    <style:style style:name="Таблица16.D" style:family="table-column">
      <style:table-column-properties style:column-width="0.208cm"/>
    </style:style>
    <style:style style:name="Таблица16.E" style:family="table-column">
      <style:table-column-properties style:column-width="0.254cm"/>
    </style:style>
    <style:style style:name="Таблица16.F" style:family="table-column">
      <style:table-column-properties style:column-width="0.748cm"/>
    </style:style>
    <style:style style:name="Таблица16.G" style:family="table-column">
      <style:table-column-properties style:column-width="0.258cm"/>
    </style:style>
    <style:style style:name="Таблица16.H" style:family="table-column">
      <style:table-column-properties style:column-width="0.492cm"/>
    </style:style>
    <style:style style:name="Таблица16.J" style:family="table-column">
      <style:table-column-properties style:column-width="1.503cm"/>
    </style:style>
    <style:style style:name="Таблица16.K" style:family="table-column">
      <style:table-column-properties style:column-width="0.256cm"/>
    </style:style>
    <style:style style:name="Таблица16.L" style:family="table-column">
      <style:table-column-properties style:column-width="1.302cm"/>
    </style:style>
    <style:style style:name="Таблица16.M" style:family="table-column">
      <style:table-column-properties style:column-width="0.325cm"/>
    </style:style>
    <style:style style:name="Таблица16.N" style:family="table-column">
      <style:table-column-properties style:column-width="1.628cm"/>
    </style:style>
    <style:style style:name="Таблица16.O" style:family="table-column">
      <style:table-column-properties style:column-width="1.002cm"/>
    </style:style>
    <style:style style:name="Таблица16.P" style:family="table-column">
      <style:table-column-properties style:column-width="0.75cm"/>
    </style:style>
    <style:style style:name="Таблица16.R" style:family="table-column">
      <style:table-column-properties style:column-width="1cm"/>
    </style:style>
    <style:style style:name="Таблица16.S" style:family="table-column">
      <style:table-column-properties style:column-width="0.123cm"/>
    </style:style>
    <style:style style:name="Таблица16.T" style:family="table-column">
      <style:table-column-properties style:column-width="1.129cm"/>
    </style:style>
    <style:style style:name="Таблица16.V" style:family="table-column">
      <style:table-column-properties style:column-width="1.242cm"/>
    </style:style>
    <style:style style:name="Таблица16.W" style:family="table-column">
      <style:table-column-properties style:column-width="0.238cm"/>
    </style:style>
    <style:style style:name="Таблица16.X" style:family="table-column">
      <style:table-column-properties style:column-width="0.522cm"/>
    </style:style>
    <style:style style:name="Таблица16.Y" style:family="table-column">
      <style:table-column-properties style:column-width="0.249cm"/>
    </style:style>
    <style:style style:name="Таблица16.Z" style:family="table-column">
      <style:table-column-properties style:column-width="0.168cm"/>
    </style:style>
    <style:style style:name="Таблица16.a" style:family="table-column">
      <style:table-column-properties style:column-width="1.222cm"/>
    </style:style>
    <style:style style:name="Таблица16.b" style:family="table-column">
      <style:table-column-properties style:column-width="0.111cm"/>
    </style:style>
    <style:style style:name="Таблица16.c" style:family="table-column">
      <style:table-column-properties style:column-width="0.339cm"/>
    </style:style>
    <style:style style:name="Таблица16.d" style:family="table-column">
      <style:table-column-properties style:column-width="0.836cm"/>
    </style:style>
    <style:style style:name="Таблица16.e" style:family="table-column">
      <style:table-column-properties style:column-width="0.877cm"/>
    </style:style>
    <style:style style:name="Таблица16.f" style:family="table-column">
      <style:table-column-properties style:column-width="0.944cm"/>
    </style:style>
    <style:style style:name="Таблица16.g" style:family="table-column">
      <style:table-column-properties style:column-width="0.506cm"/>
    </style:style>
    <style:style style:name="Таблица16.h" style:family="table-column">
      <style:table-column-properties style:column-width="0.743cm"/>
    </style:style>
    <style:style style:name="Таблица16.i" style:family="table-column">
      <style:table-column-properties style:column-width="0.252cm"/>
    </style:style>
    <style:style style:name="Таблица16.k" style:family="table-column">
      <style:table-column-properties style:column-width="0.61cm"/>
    </style:style>
    <style:style style:name="Таблица16.l" style:family="table-column">
      <style:table-column-properties style:column-width="0.64cm"/>
    </style:style>
    <style:style style:name="Таблица16.n" style:family="table-column">
      <style:table-column-properties style:column-width="0.533cm"/>
    </style:style>
    <style:style style:name="Таблица16.o" style:family="table-column">
      <style:table-column-properties style:column-width="1.473cm"/>
    </style:style>
    <style:style style:name="Таблица16.p" style:family="table-column">
      <style:table-column-properties style:column-width="0.272cm"/>
    </style:style>
    <style:style style:name="Таблица16.q" style:family="table-column">
      <style:table-column-properties style:column-width="1.533cm"/>
    </style:style>
    <style:style style:name="Таблица16.1" style:family="table-row">
      <style:table-row-properties style:row-height="0.436cm" style:use-optimal-row-height="false"/>
    </style:style>
    <style:style style:name="Таблица16.A1" style:family="table-cell">
      <style:table-cell-properties fo:padding="0cm" fo:border="none"/>
    </style:style>
    <style:style style:name="Таблица16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6.q1" style:family="table-cell">
      <style:table-cell-properties fo:padding-left="0.191cm" fo:padding-right="0.191cm" fo:padding-top="0cm" fo:padding-bottom="0cm" fo:border="0.5pt solid #000000"/>
    </style:style>
    <style:style style:name="Таблица16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6.Q2" style:family="table-cell">
      <style:table-cell-properties fo:padding-left="0.191cm" fo:padding-right="0.191cm" fo:padding-top="0cm" fo:padding-bottom="0cm" fo:border="none"/>
    </style:style>
    <style:style style:name="Таблица16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16.5" style:family="table-row">
      <style:table-row-properties style:row-height="0.9cm" style:use-optimal-row-height="false"/>
    </style:style>
    <style:style style:name="Таблица16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6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6.6" style:family="table-row">
      <style:table-row-properties style:row-height="0.425cm" style:use-optimal-row-height="false"/>
    </style:style>
    <style:style style:name="Таблица16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16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16.9" style:family="table-row">
      <style:table-row-properties style:row-height="0.45cm" style:use-optimal-row-height="false"/>
    </style:style>
    <style:style style:name="Таблица16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6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16.E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6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16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16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16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6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16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16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16.12" style:family="table-row">
      <style:table-row-properties style:row-height="0.758cm" style:use-optimal-row-height="false"/>
    </style:style>
    <style:style style:name="Таблица16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6.B12" style:family="table-cell">
      <style:table-cell-properties fo:padding="0cm" fo:border="0.5pt solid #000000"/>
    </style:style>
    <style:style style:name="Таблица16.B13" style:family="table-cell">
      <style:table-cell-properties fo:padding="0cm" fo:border="0.5pt solid #000000"/>
    </style:style>
    <style:style style:name="Таблица16.B14" style:family="table-cell">
      <style:table-cell-properties fo:padding="0cm" fo:border="0.5pt solid #000000"/>
    </style:style>
    <style:style style:name="Таблица16.B15" style:family="table-cell">
      <style:table-cell-properties fo:padding="0cm" fo:border="0.5pt solid #000000"/>
    </style:style>
    <style:style style:name="Таблица16.B16" style:family="table-cell">
      <style:table-cell-properties fo:padding="0cm" fo:border="0.5pt solid #000000"/>
    </style:style>
    <style:style style:name="Таблица16.B17" style:family="table-cell">
      <style:table-cell-properties fo:padding="0cm" fo:border="0.5pt solid #000000"/>
    </style:style>
    <style:style style:name="Таблица16.B18" style:family="table-cell">
      <style:table-cell-properties fo:padding="0cm" fo:border="0.5pt solid #000000"/>
    </style:style>
    <style:style style:name="Таблица16.B19" style:family="table-cell">
      <style:table-cell-properties fo:padding="0cm" fo:border="0.5pt solid #000000"/>
    </style:style>
    <style:style style:name="Таблица16.B20" style:family="table-cell">
      <style:table-cell-properties fo:padding="0cm" fo:border="0.5pt solid #000000"/>
    </style:style>
    <style:style style:name="Таблица16.B21" style:family="table-cell">
      <style:table-cell-properties fo:padding="0cm" fo:border="0.5pt solid #000000"/>
    </style:style>
    <style:style style:name="Таблица16.B22" style:family="table-cell">
      <style:table-cell-properties fo:padding="0cm" fo:border="0.5pt solid #000000"/>
    </style:style>
    <style:style style:name="Таблица16.B23" style:family="table-cell">
      <style:table-cell-properties fo:padding="0cm" fo:border="0.5pt solid #000000"/>
    </style:style>
    <style:style style:name="Таблица16.B24" style:family="table-cell">
      <style:table-cell-properties fo:padding="0cm" fo:border="0.5pt solid #000000"/>
    </style:style>
    <style:style style:name="Таблица16.B25" style:family="table-cell">
      <style:table-cell-properties fo:padding="0cm" fo:border="0.5pt solid #000000"/>
    </style:style>
    <style:style style:name="Таблица16.B26" style:family="table-cell">
      <style:table-cell-properties fo:padding="0cm" fo:border="0.5pt solid #000000"/>
    </style:style>
    <style:style style:name="Таблица16.B27" style:family="table-cell">
      <style:table-cell-properties fo:padding="0cm" fo:border="0.5pt solid #000000"/>
    </style:style>
    <style:style style:name="Таблица16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6.B28" style:family="table-cell">
      <style:table-cell-properties fo:padding="0cm" fo:border="0.5pt solid #000000"/>
    </style:style>
    <style:style style:name="Таблица16.29" style:family="table-row">
      <style:table-row-properties style:row-height="0.801cm" style:use-optimal-row-height="false"/>
    </style:style>
    <style:style style:name="Таблица16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16.D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9" style:family="table">
      <style:table-properties style:width="28.079cm" fo:margin-left="-0.018cm" table:align="left"/>
    </style:style>
    <style:style style:name="Таблица9.A" style:family="table-column">
      <style:table-column-properties style:column-width="1.251cm"/>
    </style:style>
    <style:style style:name="Таблица9.B" style:family="table-column">
      <style:table-column-properties style:column-width="0.25cm"/>
    </style:style>
    <style:style style:name="Таблица9.C" style:family="table-column">
      <style:table-column-properties style:column-width="0.542cm"/>
    </style:style>
    <style:style style:name="Таблица9.D" style:family="table-column">
      <style:table-column-properties style:column-width="0.208cm"/>
    </style:style>
    <style:style style:name="Таблица9.E" style:family="table-column">
      <style:table-column-properties style:column-width="0.254cm"/>
    </style:style>
    <style:style style:name="Таблица9.F" style:family="table-column">
      <style:table-column-properties style:column-width="0.748cm"/>
    </style:style>
    <style:style style:name="Таблица9.G" style:family="table-column">
      <style:table-column-properties style:column-width="0.258cm"/>
    </style:style>
    <style:style style:name="Таблица9.H" style:family="table-column">
      <style:table-column-properties style:column-width="0.492cm"/>
    </style:style>
    <style:style style:name="Таблица9.J" style:family="table-column">
      <style:table-column-properties style:column-width="1.503cm"/>
    </style:style>
    <style:style style:name="Таблица9.K" style:family="table-column">
      <style:table-column-properties style:column-width="0.256cm"/>
    </style:style>
    <style:style style:name="Таблица9.L" style:family="table-column">
      <style:table-column-properties style:column-width="1.302cm"/>
    </style:style>
    <style:style style:name="Таблица9.M" style:family="table-column">
      <style:table-column-properties style:column-width="0.325cm"/>
    </style:style>
    <style:style style:name="Таблица9.N" style:family="table-column">
      <style:table-column-properties style:column-width="1.628cm"/>
    </style:style>
    <style:style style:name="Таблица9.O" style:family="table-column">
      <style:table-column-properties style:column-width="1.002cm"/>
    </style:style>
    <style:style style:name="Таблица9.P" style:family="table-column">
      <style:table-column-properties style:column-width="0.75cm"/>
    </style:style>
    <style:style style:name="Таблица9.R" style:family="table-column">
      <style:table-column-properties style:column-width="1cm"/>
    </style:style>
    <style:style style:name="Таблица9.S" style:family="table-column">
      <style:table-column-properties style:column-width="0.123cm"/>
    </style:style>
    <style:style style:name="Таблица9.T" style:family="table-column">
      <style:table-column-properties style:column-width="1.129cm"/>
    </style:style>
    <style:style style:name="Таблица9.V" style:family="table-column">
      <style:table-column-properties style:column-width="1.242cm"/>
    </style:style>
    <style:style style:name="Таблица9.W" style:family="table-column">
      <style:table-column-properties style:column-width="0.238cm"/>
    </style:style>
    <style:style style:name="Таблица9.X" style:family="table-column">
      <style:table-column-properties style:column-width="0.522cm"/>
    </style:style>
    <style:style style:name="Таблица9.Y" style:family="table-column">
      <style:table-column-properties style:column-width="0.249cm"/>
    </style:style>
    <style:style style:name="Таблица9.Z" style:family="table-column">
      <style:table-column-properties style:column-width="0.168cm"/>
    </style:style>
    <style:style style:name="Таблица9.a" style:family="table-column">
      <style:table-column-properties style:column-width="1.222cm"/>
    </style:style>
    <style:style style:name="Таблица9.b" style:family="table-column">
      <style:table-column-properties style:column-width="0.111cm"/>
    </style:style>
    <style:style style:name="Таблица9.c" style:family="table-column">
      <style:table-column-properties style:column-width="0.339cm"/>
    </style:style>
    <style:style style:name="Таблица9.d" style:family="table-column">
      <style:table-column-properties style:column-width="0.836cm"/>
    </style:style>
    <style:style style:name="Таблица9.e" style:family="table-column">
      <style:table-column-properties style:column-width="0.877cm"/>
    </style:style>
    <style:style style:name="Таблица9.f" style:family="table-column">
      <style:table-column-properties style:column-width="0.944cm"/>
    </style:style>
    <style:style style:name="Таблица9.g" style:family="table-column">
      <style:table-column-properties style:column-width="0.506cm"/>
    </style:style>
    <style:style style:name="Таблица9.h" style:family="table-column">
      <style:table-column-properties style:column-width="0.743cm"/>
    </style:style>
    <style:style style:name="Таблица9.i" style:family="table-column">
      <style:table-column-properties style:column-width="0.252cm"/>
    </style:style>
    <style:style style:name="Таблица9.k" style:family="table-column">
      <style:table-column-properties style:column-width="0.61cm"/>
    </style:style>
    <style:style style:name="Таблица9.l" style:family="table-column">
      <style:table-column-properties style:column-width="0.64cm"/>
    </style:style>
    <style:style style:name="Таблица9.n" style:family="table-column">
      <style:table-column-properties style:column-width="0.533cm"/>
    </style:style>
    <style:style style:name="Таблица9.o" style:family="table-column">
      <style:table-column-properties style:column-width="1.473cm"/>
    </style:style>
    <style:style style:name="Таблица9.p" style:family="table-column">
      <style:table-column-properties style:column-width="0.272cm"/>
    </style:style>
    <style:style style:name="Таблица9.q" style:family="table-column">
      <style:table-column-properties style:column-width="1.533cm"/>
    </style:style>
    <style:style style:name="Таблица9.1" style:family="table-row">
      <style:table-row-properties style:row-height="0.436cm" style:use-optimal-row-height="false"/>
    </style:style>
    <style:style style:name="Таблица9.A1" style:family="table-cell">
      <style:table-cell-properties fo:padding="0cm" fo:border="none"/>
    </style:style>
    <style:style style:name="Таблица9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9.q1" style:family="table-cell">
      <style:table-cell-properties fo:padding-left="0.191cm" fo:padding-right="0.191cm" fo:padding-top="0cm" fo:padding-bottom="0cm" fo:border="0.5pt solid #000000"/>
    </style:style>
    <style:style style:name="Таблица9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9.Q2" style:family="table-cell">
      <style:table-cell-properties fo:padding-left="0.191cm" fo:padding-right="0.191cm" fo:padding-top="0cm" fo:padding-bottom="0cm" fo:border="none"/>
    </style:style>
    <style:style style:name="Таблица9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9.5" style:family="table-row">
      <style:table-row-properties style:row-height="0.9cm" style:use-optimal-row-height="false"/>
    </style:style>
    <style:style style:name="Таблица9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9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6" style:family="table-row">
      <style:table-row-properties style:row-height="0.425cm" style:use-optimal-row-height="false"/>
    </style:style>
    <style:style style:name="Таблица9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9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9.9" style:family="table-row">
      <style:table-row-properties style:row-height="0.45cm" style:use-optimal-row-height="false"/>
    </style:style>
    <style:style style:name="Таблица9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9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9.E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9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9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9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9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9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9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9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9.12" style:family="table-row">
      <style:table-row-properties style:row-height="0.758cm" style:use-optimal-row-height="false"/>
    </style:style>
    <style:style style:name="Таблица9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9.B12" style:family="table-cell">
      <style:table-cell-properties fo:padding="0cm" fo:border="0.5pt solid #000000"/>
    </style:style>
    <style:style style:name="Таблица9.B13" style:family="table-cell">
      <style:table-cell-properties fo:padding="0cm" fo:border="0.5pt solid #000000"/>
    </style:style>
    <style:style style:name="Таблица9.B14" style:family="table-cell">
      <style:table-cell-properties fo:padding="0cm" fo:border="0.5pt solid #000000"/>
    </style:style>
    <style:style style:name="Таблица9.B15" style:family="table-cell">
      <style:table-cell-properties fo:padding="0cm" fo:border="0.5pt solid #000000"/>
    </style:style>
    <style:style style:name="Таблица9.B16" style:family="table-cell">
      <style:table-cell-properties fo:padding="0cm" fo:border="0.5pt solid #000000"/>
    </style:style>
    <style:style style:name="Таблица9.B17" style:family="table-cell">
      <style:table-cell-properties fo:padding="0cm" fo:border="0.5pt solid #000000"/>
    </style:style>
    <style:style style:name="Таблица9.B18" style:family="table-cell">
      <style:table-cell-properties fo:padding="0cm" fo:border="0.5pt solid #000000"/>
    </style:style>
    <style:style style:name="Таблица9.B19" style:family="table-cell">
      <style:table-cell-properties fo:padding="0cm" fo:border="0.5pt solid #000000"/>
    </style:style>
    <style:style style:name="Таблица9.B20" style:family="table-cell">
      <style:table-cell-properties fo:padding="0cm" fo:border="0.5pt solid #000000"/>
    </style:style>
    <style:style style:name="Таблица9.B21" style:family="table-cell">
      <style:table-cell-properties fo:padding="0cm" fo:border="0.5pt solid #000000"/>
    </style:style>
    <style:style style:name="Таблица9.B22" style:family="table-cell">
      <style:table-cell-properties fo:padding="0cm" fo:border="0.5pt solid #000000"/>
    </style:style>
    <style:style style:name="Таблица9.B23" style:family="table-cell">
      <style:table-cell-properties fo:padding="0cm" fo:border="0.5pt solid #000000"/>
    </style:style>
    <style:style style:name="Таблица9.B24" style:family="table-cell">
      <style:table-cell-properties fo:padding="0cm" fo:border="0.5pt solid #000000"/>
    </style:style>
    <style:style style:name="Таблица9.B25" style:family="table-cell">
      <style:table-cell-properties fo:padding="0cm" fo:border="0.5pt solid #000000"/>
    </style:style>
    <style:style style:name="Таблица9.B26" style:family="table-cell">
      <style:table-cell-properties fo:padding="0cm" fo:border="0.5pt solid #000000"/>
    </style:style>
    <style:style style:name="Таблица9.B27" style:family="table-cell">
      <style:table-cell-properties fo:padding="0cm" fo:border="0.5pt solid #000000"/>
    </style:style>
    <style:style style:name="Таблица9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9.B28" style:family="table-cell">
      <style:table-cell-properties fo:padding="0cm" fo:border="0.5pt solid #000000"/>
    </style:style>
    <style:style style:name="Таблица9.29" style:family="table-row">
      <style:table-row-properties style:row-height="0.801cm" style:use-optimal-row-height="false"/>
    </style:style>
    <style:style style:name="Таблица9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9.D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0" style:family="table">
      <style:table-properties style:width="28.079cm" fo:margin-left="-0.018cm" table:align="left"/>
    </style:style>
    <style:style style:name="Таблица10.A" style:family="table-column">
      <style:table-column-properties style:column-width="1.251cm"/>
    </style:style>
    <style:style style:name="Таблица10.B" style:family="table-column">
      <style:table-column-properties style:column-width="0.25cm"/>
    </style:style>
    <style:style style:name="Таблица10.C" style:family="table-column">
      <style:table-column-properties style:column-width="0.542cm"/>
    </style:style>
    <style:style style:name="Таблица10.D" style:family="table-column">
      <style:table-column-properties style:column-width="0.208cm"/>
    </style:style>
    <style:style style:name="Таблица10.E" style:family="table-column">
      <style:table-column-properties style:column-width="0.254cm"/>
    </style:style>
    <style:style style:name="Таблица10.F" style:family="table-column">
      <style:table-column-properties style:column-width="0.748cm"/>
    </style:style>
    <style:style style:name="Таблица10.G" style:family="table-column">
      <style:table-column-properties style:column-width="0.258cm"/>
    </style:style>
    <style:style style:name="Таблица10.H" style:family="table-column">
      <style:table-column-properties style:column-width="0.492cm"/>
    </style:style>
    <style:style style:name="Таблица10.J" style:family="table-column">
      <style:table-column-properties style:column-width="1.503cm"/>
    </style:style>
    <style:style style:name="Таблица10.K" style:family="table-column">
      <style:table-column-properties style:column-width="0.256cm"/>
    </style:style>
    <style:style style:name="Таблица10.L" style:family="table-column">
      <style:table-column-properties style:column-width="1.302cm"/>
    </style:style>
    <style:style style:name="Таблица10.M" style:family="table-column">
      <style:table-column-properties style:column-width="0.325cm"/>
    </style:style>
    <style:style style:name="Таблица10.N" style:family="table-column">
      <style:table-column-properties style:column-width="1.628cm"/>
    </style:style>
    <style:style style:name="Таблица10.O" style:family="table-column">
      <style:table-column-properties style:column-width="1.002cm"/>
    </style:style>
    <style:style style:name="Таблица10.P" style:family="table-column">
      <style:table-column-properties style:column-width="0.75cm"/>
    </style:style>
    <style:style style:name="Таблица10.R" style:family="table-column">
      <style:table-column-properties style:column-width="1cm"/>
    </style:style>
    <style:style style:name="Таблица10.S" style:family="table-column">
      <style:table-column-properties style:column-width="0.123cm"/>
    </style:style>
    <style:style style:name="Таблица10.T" style:family="table-column">
      <style:table-column-properties style:column-width="1.129cm"/>
    </style:style>
    <style:style style:name="Таблица10.V" style:family="table-column">
      <style:table-column-properties style:column-width="1.242cm"/>
    </style:style>
    <style:style style:name="Таблица10.W" style:family="table-column">
      <style:table-column-properties style:column-width="0.238cm"/>
    </style:style>
    <style:style style:name="Таблица10.X" style:family="table-column">
      <style:table-column-properties style:column-width="0.522cm"/>
    </style:style>
    <style:style style:name="Таблица10.Y" style:family="table-column">
      <style:table-column-properties style:column-width="0.249cm"/>
    </style:style>
    <style:style style:name="Таблица10.Z" style:family="table-column">
      <style:table-column-properties style:column-width="0.168cm"/>
    </style:style>
    <style:style style:name="Таблица10.a" style:family="table-column">
      <style:table-column-properties style:column-width="1.222cm"/>
    </style:style>
    <style:style style:name="Таблица10.b" style:family="table-column">
      <style:table-column-properties style:column-width="0.111cm"/>
    </style:style>
    <style:style style:name="Таблица10.c" style:family="table-column">
      <style:table-column-properties style:column-width="0.339cm"/>
    </style:style>
    <style:style style:name="Таблица10.d" style:family="table-column">
      <style:table-column-properties style:column-width="0.836cm"/>
    </style:style>
    <style:style style:name="Таблица10.e" style:family="table-column">
      <style:table-column-properties style:column-width="0.877cm"/>
    </style:style>
    <style:style style:name="Таблица10.f" style:family="table-column">
      <style:table-column-properties style:column-width="0.944cm"/>
    </style:style>
    <style:style style:name="Таблица10.g" style:family="table-column">
      <style:table-column-properties style:column-width="0.506cm"/>
    </style:style>
    <style:style style:name="Таблица10.h" style:family="table-column">
      <style:table-column-properties style:column-width="0.743cm"/>
    </style:style>
    <style:style style:name="Таблица10.i" style:family="table-column">
      <style:table-column-properties style:column-width="0.252cm"/>
    </style:style>
    <style:style style:name="Таблица10.k" style:family="table-column">
      <style:table-column-properties style:column-width="0.61cm"/>
    </style:style>
    <style:style style:name="Таблица10.l" style:family="table-column">
      <style:table-column-properties style:column-width="0.64cm"/>
    </style:style>
    <style:style style:name="Таблица10.n" style:family="table-column">
      <style:table-column-properties style:column-width="0.533cm"/>
    </style:style>
    <style:style style:name="Таблица10.o" style:family="table-column">
      <style:table-column-properties style:column-width="1.473cm"/>
    </style:style>
    <style:style style:name="Таблица10.p" style:family="table-column">
      <style:table-column-properties style:column-width="0.272cm"/>
    </style:style>
    <style:style style:name="Таблица10.q" style:family="table-column">
      <style:table-column-properties style:column-width="1.533cm"/>
    </style:style>
    <style:style style:name="Таблица10.1" style:family="table-row">
      <style:table-row-properties style:row-height="0.436cm" style:use-optimal-row-height="false"/>
    </style:style>
    <style:style style:name="Таблица10.A1" style:family="table-cell">
      <style:table-cell-properties fo:padding="0cm" fo:border="none"/>
    </style:style>
    <style:style style:name="Таблица10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0.q1" style:family="table-cell">
      <style:table-cell-properties fo:padding-left="0.191cm" fo:padding-right="0.191cm" fo:padding-top="0cm" fo:padding-bottom="0cm" fo:border="0.5pt solid #000000"/>
    </style:style>
    <style:style style:name="Таблица10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10.Q2" style:family="table-cell">
      <style:table-cell-properties fo:padding-left="0.191cm" fo:padding-right="0.191cm" fo:padding-top="0cm" fo:padding-bottom="0cm" fo:border="none"/>
    </style:style>
    <style:style style:name="Таблица10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10.5" style:family="table-row">
      <style:table-row-properties style:row-height="0.9cm" style:use-optimal-row-height="false"/>
    </style:style>
    <style:style style:name="Таблица10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0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6" style:family="table-row">
      <style:table-row-properties style:row-height="0.425cm" style:use-optimal-row-height="false"/>
    </style:style>
    <style:style style:name="Таблица10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10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10.9" style:family="table-row">
      <style:table-row-properties style:row-height="0.45cm" style:use-optimal-row-height="false"/>
    </style:style>
    <style:style style:name="Таблица10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0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10.E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10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10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10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10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10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10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10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10.12" style:family="table-row">
      <style:table-row-properties style:row-height="0.758cm" style:use-optimal-row-height="false"/>
    </style:style>
    <style:style style:name="Таблица10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10.B12" style:family="table-cell">
      <style:table-cell-properties fo:padding="0cm" fo:border="0.5pt solid #000000"/>
    </style:style>
    <style:style style:name="Таблица10.B13" style:family="table-cell">
      <style:table-cell-properties fo:padding="0cm" fo:border="0.5pt solid #000000"/>
    </style:style>
    <style:style style:name="Таблица10.B14" style:family="table-cell">
      <style:table-cell-properties fo:padding="0cm" fo:border="0.5pt solid #000000"/>
    </style:style>
    <style:style style:name="Таблица10.B15" style:family="table-cell">
      <style:table-cell-properties fo:padding="0cm" fo:border="0.5pt solid #000000"/>
    </style:style>
    <style:style style:name="Таблица10.B16" style:family="table-cell">
      <style:table-cell-properties fo:padding="0cm" fo:border="0.5pt solid #000000"/>
    </style:style>
    <style:style style:name="Таблица10.B17" style:family="table-cell">
      <style:table-cell-properties fo:padding="0cm" fo:border="0.5pt solid #000000"/>
    </style:style>
    <style:style style:name="Таблица10.B18" style:family="table-cell">
      <style:table-cell-properties fo:padding="0cm" fo:border="0.5pt solid #000000"/>
    </style:style>
    <style:style style:name="Таблица10.B19" style:family="table-cell">
      <style:table-cell-properties fo:padding="0cm" fo:border="0.5pt solid #000000"/>
    </style:style>
    <style:style style:name="Таблица10.B20" style:family="table-cell">
      <style:table-cell-properties fo:padding="0cm" fo:border="0.5pt solid #000000"/>
    </style:style>
    <style:style style:name="Таблица10.B21" style:family="table-cell">
      <style:table-cell-properties fo:padding="0cm" fo:border="0.5pt solid #000000"/>
    </style:style>
    <style:style style:name="Таблица10.B22" style:family="table-cell">
      <style:table-cell-properties fo:padding="0cm" fo:border="0.5pt solid #000000"/>
    </style:style>
    <style:style style:name="Таблица10.B23" style:family="table-cell">
      <style:table-cell-properties fo:padding="0cm" fo:border="0.5pt solid #000000"/>
    </style:style>
    <style:style style:name="Таблица10.B24" style:family="table-cell">
      <style:table-cell-properties fo:padding="0cm" fo:border="0.5pt solid #000000"/>
    </style:style>
    <style:style style:name="Таблица10.B25" style:family="table-cell">
      <style:table-cell-properties fo:padding="0cm" fo:border="0.5pt solid #000000"/>
    </style:style>
    <style:style style:name="Таблица10.B26" style:family="table-cell">
      <style:table-cell-properties fo:padding="0cm" fo:border="0.5pt solid #000000"/>
    </style:style>
    <style:style style:name="Таблица10.B27" style:family="table-cell">
      <style:table-cell-properties fo:padding="0cm" fo:border="0.5pt solid #000000"/>
    </style:style>
    <style:style style:name="Таблица10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10.B28" style:family="table-cell">
      <style:table-cell-properties fo:padding="0cm" fo:border="0.5pt solid #000000"/>
    </style:style>
    <style:style style:name="Таблица10.29" style:family="table-row">
      <style:table-row-properties style:row-height="0.801cm" style:use-optimal-row-height="false"/>
    </style:style>
    <style:style style:name="Таблица10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10.D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6" style:family="table">
      <style:table-properties style:width="28.079cm" fo:margin-left="-0.018cm" table:align="left"/>
    </style:style>
    <style:style style:name="Таблица6.A" style:family="table-column">
      <style:table-column-properties style:column-width="1.251cm"/>
    </style:style>
    <style:style style:name="Таблица6.B" style:family="table-column">
      <style:table-column-properties style:column-width="0.25cm"/>
    </style:style>
    <style:style style:name="Таблица6.C" style:family="table-column">
      <style:table-column-properties style:column-width="0.542cm"/>
    </style:style>
    <style:style style:name="Таблица6.D" style:family="table-column">
      <style:table-column-properties style:column-width="0.208cm"/>
    </style:style>
    <style:style style:name="Таблица6.E" style:family="table-column">
      <style:table-column-properties style:column-width="0.254cm"/>
    </style:style>
    <style:style style:name="Таблица6.F" style:family="table-column">
      <style:table-column-properties style:column-width="0.748cm"/>
    </style:style>
    <style:style style:name="Таблица6.G" style:family="table-column">
      <style:table-column-properties style:column-width="0.258cm"/>
    </style:style>
    <style:style style:name="Таблица6.H" style:family="table-column">
      <style:table-column-properties style:column-width="0.492cm"/>
    </style:style>
    <style:style style:name="Таблица6.J" style:family="table-column">
      <style:table-column-properties style:column-width="1.503cm"/>
    </style:style>
    <style:style style:name="Таблица6.K" style:family="table-column">
      <style:table-column-properties style:column-width="0.256cm"/>
    </style:style>
    <style:style style:name="Таблица6.L" style:family="table-column">
      <style:table-column-properties style:column-width="1.302cm"/>
    </style:style>
    <style:style style:name="Таблица6.M" style:family="table-column">
      <style:table-column-properties style:column-width="0.325cm"/>
    </style:style>
    <style:style style:name="Таблица6.N" style:family="table-column">
      <style:table-column-properties style:column-width="1.628cm"/>
    </style:style>
    <style:style style:name="Таблица6.O" style:family="table-column">
      <style:table-column-properties style:column-width="1.002cm"/>
    </style:style>
    <style:style style:name="Таблица6.P" style:family="table-column">
      <style:table-column-properties style:column-width="0.75cm"/>
    </style:style>
    <style:style style:name="Таблица6.R" style:family="table-column">
      <style:table-column-properties style:column-width="1cm"/>
    </style:style>
    <style:style style:name="Таблица6.S" style:family="table-column">
      <style:table-column-properties style:column-width="0.123cm"/>
    </style:style>
    <style:style style:name="Таблица6.T" style:family="table-column">
      <style:table-column-properties style:column-width="1.129cm"/>
    </style:style>
    <style:style style:name="Таблица6.V" style:family="table-column">
      <style:table-column-properties style:column-width="1.242cm"/>
    </style:style>
    <style:style style:name="Таблица6.W" style:family="table-column">
      <style:table-column-properties style:column-width="0.238cm"/>
    </style:style>
    <style:style style:name="Таблица6.X" style:family="table-column">
      <style:table-column-properties style:column-width="0.522cm"/>
    </style:style>
    <style:style style:name="Таблица6.Y" style:family="table-column">
      <style:table-column-properties style:column-width="0.249cm"/>
    </style:style>
    <style:style style:name="Таблица6.Z" style:family="table-column">
      <style:table-column-properties style:column-width="0.168cm"/>
    </style:style>
    <style:style style:name="Таблица6.a" style:family="table-column">
      <style:table-column-properties style:column-width="1.222cm"/>
    </style:style>
    <style:style style:name="Таблица6.b" style:family="table-column">
      <style:table-column-properties style:column-width="0.111cm"/>
    </style:style>
    <style:style style:name="Таблица6.c" style:family="table-column">
      <style:table-column-properties style:column-width="0.339cm"/>
    </style:style>
    <style:style style:name="Таблица6.d" style:family="table-column">
      <style:table-column-properties style:column-width="0.836cm"/>
    </style:style>
    <style:style style:name="Таблица6.e" style:family="table-column">
      <style:table-column-properties style:column-width="0.877cm"/>
    </style:style>
    <style:style style:name="Таблица6.f" style:family="table-column">
      <style:table-column-properties style:column-width="0.944cm"/>
    </style:style>
    <style:style style:name="Таблица6.g" style:family="table-column">
      <style:table-column-properties style:column-width="0.506cm"/>
    </style:style>
    <style:style style:name="Таблица6.h" style:family="table-column">
      <style:table-column-properties style:column-width="0.743cm"/>
    </style:style>
    <style:style style:name="Таблица6.i" style:family="table-column">
      <style:table-column-properties style:column-width="0.252cm"/>
    </style:style>
    <style:style style:name="Таблица6.k" style:family="table-column">
      <style:table-column-properties style:column-width="0.61cm"/>
    </style:style>
    <style:style style:name="Таблица6.l" style:family="table-column">
      <style:table-column-properties style:column-width="0.64cm"/>
    </style:style>
    <style:style style:name="Таблица6.n" style:family="table-column">
      <style:table-column-properties style:column-width="0.533cm"/>
    </style:style>
    <style:style style:name="Таблица6.o" style:family="table-column">
      <style:table-column-properties style:column-width="1.473cm"/>
    </style:style>
    <style:style style:name="Таблица6.p" style:family="table-column">
      <style:table-column-properties style:column-width="0.272cm"/>
    </style:style>
    <style:style style:name="Таблица6.q" style:family="table-column">
      <style:table-column-properties style:column-width="1.533cm"/>
    </style:style>
    <style:style style:name="Таблица6.1" style:family="table-row">
      <style:table-row-properties style:row-height="0.436cm" style:use-optimal-row-height="false"/>
    </style:style>
    <style:style style:name="Таблица6.A1" style:family="table-cell">
      <style:table-cell-properties fo:padding="0cm" fo:border="none"/>
    </style:style>
    <style:style style:name="Таблица6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6.q1" style:family="table-cell">
      <style:table-cell-properties fo:padding-left="0.191cm" fo:padding-right="0.191cm" fo:padding-top="0cm" fo:padding-bottom="0cm" fo:border="0.5pt solid #000000"/>
    </style:style>
    <style:style style:name="Таблица6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6.Q2" style:family="table-cell">
      <style:table-cell-properties fo:padding-left="0.191cm" fo:padding-right="0.191cm" fo:padding-top="0cm" fo:padding-bottom="0cm" fo:border="none"/>
    </style:style>
    <style:style style:name="Таблица6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6.5" style:family="table-row">
      <style:table-row-properties style:row-height="0.9cm" style:use-optimal-row-height="false"/>
    </style:style>
    <style:style style:name="Таблица6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6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6" style:family="table-row">
      <style:table-row-properties style:row-height="0.425cm" style:use-optimal-row-height="false"/>
    </style:style>
    <style:style style:name="Таблица6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6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6.9" style:family="table-row">
      <style:table-row-properties style:row-height="0.45cm" style:use-optimal-row-height="false"/>
    </style:style>
    <style:style style:name="Таблица6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6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6.E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6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6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6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6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6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6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6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6.12" style:family="table-row">
      <style:table-row-properties style:row-height="0.758cm" style:use-optimal-row-height="false"/>
    </style:style>
    <style:style style:name="Таблица6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6.B12" style:family="table-cell">
      <style:table-cell-properties fo:padding="0cm" fo:border="0.5pt solid #000000"/>
    </style:style>
    <style:style style:name="Таблица6.B13" style:family="table-cell">
      <style:table-cell-properties fo:padding="0cm" fo:border="0.5pt solid #000000"/>
    </style:style>
    <style:style style:name="Таблица6.B14" style:family="table-cell">
      <style:table-cell-properties fo:padding="0cm" fo:border="0.5pt solid #000000"/>
    </style:style>
    <style:style style:name="Таблица6.B15" style:family="table-cell">
      <style:table-cell-properties fo:padding="0cm" fo:border="0.5pt solid #000000"/>
    </style:style>
    <style:style style:name="Таблица6.B16" style:family="table-cell">
      <style:table-cell-properties fo:padding="0cm" fo:border="0.5pt solid #000000"/>
    </style:style>
    <style:style style:name="Таблица6.B17" style:family="table-cell">
      <style:table-cell-properties fo:padding="0cm" fo:border="0.5pt solid #000000"/>
    </style:style>
    <style:style style:name="Таблица6.B18" style:family="table-cell">
      <style:table-cell-properties fo:padding="0cm" fo:border="0.5pt solid #000000"/>
    </style:style>
    <style:style style:name="Таблица6.B19" style:family="table-cell">
      <style:table-cell-properties fo:padding="0cm" fo:border="0.5pt solid #000000"/>
    </style:style>
    <style:style style:name="Таблица6.B20" style:family="table-cell">
      <style:table-cell-properties fo:padding="0cm" fo:border="0.5pt solid #000000"/>
    </style:style>
    <style:style style:name="Таблица6.B21" style:family="table-cell">
      <style:table-cell-properties fo:padding="0cm" fo:border="0.5pt solid #000000"/>
    </style:style>
    <style:style style:name="Таблица6.B22" style:family="table-cell">
      <style:table-cell-properties fo:padding="0cm" fo:border="0.5pt solid #000000"/>
    </style:style>
    <style:style style:name="Таблица6.B23" style:family="table-cell">
      <style:table-cell-properties fo:padding="0cm" fo:border="0.5pt solid #000000"/>
    </style:style>
    <style:style style:name="Таблица6.B24" style:family="table-cell">
      <style:table-cell-properties fo:padding="0cm" fo:border="0.5pt solid #000000"/>
    </style:style>
    <style:style style:name="Таблица6.B25" style:family="table-cell">
      <style:table-cell-properties fo:padding="0cm" fo:border="0.5pt solid #000000"/>
    </style:style>
    <style:style style:name="Таблица6.B26" style:family="table-cell">
      <style:table-cell-properties fo:padding="0cm" fo:border="0.5pt solid #000000"/>
    </style:style>
    <style:style style:name="Таблица6.B27" style:family="table-cell">
      <style:table-cell-properties fo:padding="0cm" fo:border="0.5pt solid #000000"/>
    </style:style>
    <style:style style:name="Таблица6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6.B28" style:family="table-cell">
      <style:table-cell-properties fo:padding="0cm" fo:border="0.5pt solid #000000"/>
    </style:style>
    <style:style style:name="Таблица6.29" style:family="table-row">
      <style:table-row-properties style:row-height="0.801cm" style:use-optimal-row-height="false"/>
    </style:style>
    <style:style style:name="Таблица6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6.D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4" style:family="table">
      <style:table-properties style:width="28.079cm" fo:margin-left="-0.018cm" table:align="left"/>
    </style:style>
    <style:style style:name="Таблица4.A" style:family="table-column">
      <style:table-column-properties style:column-width="1.251cm"/>
    </style:style>
    <style:style style:name="Таблица4.B" style:family="table-column">
      <style:table-column-properties style:column-width="0.25cm"/>
    </style:style>
    <style:style style:name="Таблица4.C" style:family="table-column">
      <style:table-column-properties style:column-width="0.542cm"/>
    </style:style>
    <style:style style:name="Таблица4.D" style:family="table-column">
      <style:table-column-properties style:column-width="0.208cm"/>
    </style:style>
    <style:style style:name="Таблица4.E" style:family="table-column">
      <style:table-column-properties style:column-width="0.254cm"/>
    </style:style>
    <style:style style:name="Таблица4.F" style:family="table-column">
      <style:table-column-properties style:column-width="0.748cm"/>
    </style:style>
    <style:style style:name="Таблица4.G" style:family="table-column">
      <style:table-column-properties style:column-width="0.258cm"/>
    </style:style>
    <style:style style:name="Таблица4.H" style:family="table-column">
      <style:table-column-properties style:column-width="0.492cm"/>
    </style:style>
    <style:style style:name="Таблица4.J" style:family="table-column">
      <style:table-column-properties style:column-width="1.503cm"/>
    </style:style>
    <style:style style:name="Таблица4.K" style:family="table-column">
      <style:table-column-properties style:column-width="0.256cm"/>
    </style:style>
    <style:style style:name="Таблица4.L" style:family="table-column">
      <style:table-column-properties style:column-width="1.302cm"/>
    </style:style>
    <style:style style:name="Таблица4.M" style:family="table-column">
      <style:table-column-properties style:column-width="0.325cm"/>
    </style:style>
    <style:style style:name="Таблица4.N" style:family="table-column">
      <style:table-column-properties style:column-width="1.628cm"/>
    </style:style>
    <style:style style:name="Таблица4.O" style:family="table-column">
      <style:table-column-properties style:column-width="1.002cm"/>
    </style:style>
    <style:style style:name="Таблица4.P" style:family="table-column">
      <style:table-column-properties style:column-width="0.75cm"/>
    </style:style>
    <style:style style:name="Таблица4.R" style:family="table-column">
      <style:table-column-properties style:column-width="1cm"/>
    </style:style>
    <style:style style:name="Таблица4.S" style:family="table-column">
      <style:table-column-properties style:column-width="0.123cm"/>
    </style:style>
    <style:style style:name="Таблица4.T" style:family="table-column">
      <style:table-column-properties style:column-width="1.129cm"/>
    </style:style>
    <style:style style:name="Таблица4.V" style:family="table-column">
      <style:table-column-properties style:column-width="1.242cm"/>
    </style:style>
    <style:style style:name="Таблица4.W" style:family="table-column">
      <style:table-column-properties style:column-width="0.238cm"/>
    </style:style>
    <style:style style:name="Таблица4.X" style:family="table-column">
      <style:table-column-properties style:column-width="0.522cm"/>
    </style:style>
    <style:style style:name="Таблица4.Y" style:family="table-column">
      <style:table-column-properties style:column-width="0.249cm"/>
    </style:style>
    <style:style style:name="Таблица4.Z" style:family="table-column">
      <style:table-column-properties style:column-width="0.168cm"/>
    </style:style>
    <style:style style:name="Таблица4.a" style:family="table-column">
      <style:table-column-properties style:column-width="1.222cm"/>
    </style:style>
    <style:style style:name="Таблица4.b" style:family="table-column">
      <style:table-column-properties style:column-width="0.111cm"/>
    </style:style>
    <style:style style:name="Таблица4.c" style:family="table-column">
      <style:table-column-properties style:column-width="0.339cm"/>
    </style:style>
    <style:style style:name="Таблица4.d" style:family="table-column">
      <style:table-column-properties style:column-width="0.836cm"/>
    </style:style>
    <style:style style:name="Таблица4.e" style:family="table-column">
      <style:table-column-properties style:column-width="0.877cm"/>
    </style:style>
    <style:style style:name="Таблица4.f" style:family="table-column">
      <style:table-column-properties style:column-width="0.944cm"/>
    </style:style>
    <style:style style:name="Таблица4.g" style:family="table-column">
      <style:table-column-properties style:column-width="0.506cm"/>
    </style:style>
    <style:style style:name="Таблица4.h" style:family="table-column">
      <style:table-column-properties style:column-width="0.743cm"/>
    </style:style>
    <style:style style:name="Таблица4.i" style:family="table-column">
      <style:table-column-properties style:column-width="0.252cm"/>
    </style:style>
    <style:style style:name="Таблица4.k" style:family="table-column">
      <style:table-column-properties style:column-width="0.61cm"/>
    </style:style>
    <style:style style:name="Таблица4.l" style:family="table-column">
      <style:table-column-properties style:column-width="0.64cm"/>
    </style:style>
    <style:style style:name="Таблица4.n" style:family="table-column">
      <style:table-column-properties style:column-width="0.533cm"/>
    </style:style>
    <style:style style:name="Таблица4.o" style:family="table-column">
      <style:table-column-properties style:column-width="1.473cm"/>
    </style:style>
    <style:style style:name="Таблица4.p" style:family="table-column">
      <style:table-column-properties style:column-width="0.272cm"/>
    </style:style>
    <style:style style:name="Таблица4.q" style:family="table-column">
      <style:table-column-properties style:column-width="1.533cm"/>
    </style:style>
    <style:style style:name="Таблица4.1" style:family="table-row">
      <style:table-row-properties style:row-height="0.436cm" style:use-optimal-row-height="false"/>
    </style:style>
    <style:style style:name="Таблица4.A1" style:family="table-cell">
      <style:table-cell-properties fo:padding="0cm" fo:border="none"/>
    </style:style>
    <style:style style:name="Таблица4.f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4.q1" style:family="table-cell">
      <style:table-cell-properties fo:padding-left="0.191cm" fo:padding-right="0.191cm" fo:padding-top="0cm" fo:padding-bottom="0cm" fo:border="0.5pt solid #000000"/>
    </style:style>
    <style:style style:name="Таблица4.M2" style:family="table-cell">
      <style:table-cell-properties fo:padding-left="0.191cm" fo:padding-right="0.191cm" fo:padding-top="0cm" fo:padding-bottom="0cm" fo:border-left="0.5pt solid #000000" fo:border-right="none" fo:border-top="none" fo:border-bottom="none"/>
    </style:style>
    <style:style style:name="Таблица4.Q2" style:family="table-cell">
      <style:table-cell-properties fo:padding-left="0.191cm" fo:padding-right="0.191cm" fo:padding-top="0cm" fo:padding-bottom="0cm" fo:border="none"/>
    </style:style>
    <style:style style:name="Таблица4.M3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4.5" style:family="table-row">
      <style:table-row-properties style:row-height="0.9cm" style:use-optimal-row-height="false"/>
    </style:style>
    <style:style style:name="Таблица4.X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4.q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6" style:family="table-row">
      <style:table-row-properties style:row-height="0.425cm" style:use-optimal-row-height="false"/>
    </style:style>
    <style:style style:name="Таблица4.c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4.m6" style:family="table-cell">
      <style:table-cell-properties style:vertical-align="middle"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4.9" style:family="table-row">
      <style:table-row-properties style:row-height="0.45cm" style:use-optimal-row-height="false"/>
    </style:style>
    <style:style style:name="Таблица4.A9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4.B9" style:family="table-cell">
      <style:table-cell-properties style:vertical-align="bottom" fo:padding-left="0.191cm" fo:padding-right="0.191cm" fo:padding-top="0cm" fo:padding-bottom="0cm" fo:border-left="1pt solid #000000" fo:border-right="none" fo:border-top="1pt solid #000000" fo:border-bottom="0.5pt solid #000000"/>
    </style:style>
    <style:style style:name="Таблица4.E9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4.T9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1pt solid #000000" fo:border-bottom="0.5pt solid #000000"/>
    </style:style>
    <style:style style:name="Таблица4.B10" style:family="table-cell">
      <style:table-cell-properties style:vertical-align="bottom" fo:padding-left="0.191cm" fo:padding-right="0.191cm" fo:padding-top="0cm" fo:padding-bottom="0cm" fo:border-left="1pt solid #000000" fo:border-right="none" fo:border-top="0.5pt solid #000000" fo:border-bottom="1pt solid #000000"/>
    </style:style>
    <style:style style:name="Таблица4.p10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0.5pt solid #000000"/>
    </style:style>
    <style:style style:name="Таблица4.A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none"/>
    </style:style>
    <style:style style:name="Таблица4.B11" style:family="table-cell">
      <style:table-cell-properties style:vertical-align="bottom" fo:padding-left="0.191cm" fo:padding-right="0.191cm" fo:padding-top="0cm" fo:padding-bottom="0cm" fo:border-left="0.5pt solid #000000" fo:border-right="none" fo:border-top="1pt solid #000000" fo:border-bottom="none"/>
    </style:style>
    <style:style style:name="Таблица4.g11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1pt solid #000000"/>
    </style:style>
    <style:style style:name="Таблица4.p11" style:family="table-cell">
      <style:table-cell-properties style:vertical-align="bottom" fo:padding-left="0.191cm" fo:padding-right="0.191cm" fo:padding-top="0cm" fo:padding-bottom="0cm" fo:border-left="0.5pt solid #000000" fo:border-right="1pt solid #000000" fo:border-top="0.5pt solid #000000" fo:border-bottom="1pt solid #000000"/>
    </style:style>
    <style:style style:name="Таблица4.12" style:family="table-row">
      <style:table-row-properties style:row-height="0.758cm" style:use-optimal-row-height="false"/>
    </style:style>
    <style:style style:name="Таблица4.A1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Таблица4.B12" style:family="table-cell">
      <style:table-cell-properties fo:padding="0cm" fo:border="0.5pt solid #000000"/>
    </style:style>
    <style:style style:name="Таблица4.B13" style:family="table-cell">
      <style:table-cell-properties fo:padding="0cm" fo:border="0.5pt solid #000000"/>
    </style:style>
    <style:style style:name="Таблица4.B14" style:family="table-cell">
      <style:table-cell-properties fo:padding="0cm" fo:border="0.5pt solid #000000"/>
    </style:style>
    <style:style style:name="Таблица4.B15" style:family="table-cell">
      <style:table-cell-properties fo:padding="0cm" fo:border="0.5pt solid #000000"/>
    </style:style>
    <style:style style:name="Таблица4.B16" style:family="table-cell">
      <style:table-cell-properties fo:padding="0cm" fo:border="0.5pt solid #000000"/>
    </style:style>
    <style:style style:name="Таблица4.B17" style:family="table-cell">
      <style:table-cell-properties fo:padding="0cm" fo:border="0.5pt solid #000000"/>
    </style:style>
    <style:style style:name="Таблица4.B18" style:family="table-cell">
      <style:table-cell-properties fo:padding="0cm" fo:border="0.5pt solid #000000"/>
    </style:style>
    <style:style style:name="Таблица4.B19" style:family="table-cell">
      <style:table-cell-properties fo:padding="0cm" fo:border="0.5pt solid #000000"/>
    </style:style>
    <style:style style:name="Таблица4.B20" style:family="table-cell">
      <style:table-cell-properties fo:padding="0cm" fo:border="0.5pt solid #000000"/>
    </style:style>
    <style:style style:name="Таблица4.B21" style:family="table-cell">
      <style:table-cell-properties fo:padding="0cm" fo:border="0.5pt solid #000000"/>
    </style:style>
    <style:style style:name="Таблица4.B22" style:family="table-cell">
      <style:table-cell-properties fo:padding="0cm" fo:border="0.5pt solid #000000"/>
    </style:style>
    <style:style style:name="Таблица4.B23" style:family="table-cell">
      <style:table-cell-properties fo:padding="0cm" fo:border="0.5pt solid #000000"/>
    </style:style>
    <style:style style:name="Таблица4.B24" style:family="table-cell">
      <style:table-cell-properties fo:padding="0cm" fo:border="0.5pt solid #000000"/>
    </style:style>
    <style:style style:name="Таблица4.B25" style:family="table-cell">
      <style:table-cell-properties fo:padding="0cm" fo:border="0.5pt solid #000000"/>
    </style:style>
    <style:style style:name="Таблица4.B26" style:family="table-cell">
      <style:table-cell-properties fo:padding="0cm" fo:border="0.5pt solid #000000"/>
    </style:style>
    <style:style style:name="Таблица4.B27" style:family="table-cell">
      <style:table-cell-properties fo:padding="0cm" fo:border="0.5pt solid #000000"/>
    </style:style>
    <style:style style:name="Таблица4.A2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4.B28" style:family="table-cell">
      <style:table-cell-properties fo:padding="0cm" fo:border="0.5pt solid #000000"/>
    </style:style>
    <style:style style:name="Таблица4.29" style:family="table-row">
      <style:table-row-properties style:row-height="0.801cm" style:use-optimal-row-height="false"/>
    </style:style>
    <style:style style:name="Таблица4.A29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Таблица4.D29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48" style:family="table">
      <style:table-properties style:width="28.335cm" fo:margin-left="0cm" table:align="left"/>
    </style:style>
    <style:style style:name="Таблица48.A" style:family="table-column">
      <style:table-column-properties style:column-width="0.799cm"/>
    </style:style>
    <style:style style:name="Таблица48.B" style:family="table-column">
      <style:table-column-properties style:column-width="1.065cm"/>
    </style:style>
    <style:style style:name="Таблица48.C" style:family="table-column">
      <style:table-column-properties style:column-width="0.713cm"/>
    </style:style>
    <style:style style:name="Таблица48.D" style:family="table-column">
      <style:table-column-properties style:column-width="0.31cm"/>
    </style:style>
    <style:style style:name="Таблица48.E" style:family="table-column">
      <style:table-column-properties style:column-width="1.058cm"/>
    </style:style>
    <style:style style:name="Таблица48.F" style:family="table-column">
      <style:table-column-properties style:column-width="1.185cm"/>
    </style:style>
    <style:style style:name="Таблица48.G" style:family="table-column">
      <style:table-column-properties style:column-width="0.903cm"/>
    </style:style>
    <style:style style:name="Таблица48.H" style:family="table-column">
      <style:table-column-properties style:column-width="1.162cm"/>
    </style:style>
    <style:style style:name="Таблица48.I" style:family="table-column">
      <style:table-column-properties style:column-width="0.393cm"/>
    </style:style>
    <style:style style:name="Таблица48.J" style:family="table-column">
      <style:table-column-properties style:column-width="1.171cm"/>
    </style:style>
    <style:style style:name="Таблица48.K" style:family="table-column">
      <style:table-column-properties style:column-width="1.041cm"/>
    </style:style>
    <style:style style:name="Таблица48.L" style:family="table-column">
      <style:table-column-properties style:column-width="1.042cm"/>
    </style:style>
    <style:style style:name="Таблица48.M" style:family="table-column">
      <style:table-column-properties style:column-width="1.688cm"/>
    </style:style>
    <style:style style:name="Таблица48.N" style:family="table-column">
      <style:table-column-properties style:column-width="0.545cm"/>
    </style:style>
    <style:style style:name="Таблица48.O" style:family="table-column">
      <style:table-column-properties style:column-width="0.496cm"/>
    </style:style>
    <style:style style:name="Таблица48.P" style:family="table-column">
      <style:table-column-properties style:column-width="1.044cm"/>
    </style:style>
    <style:style style:name="Таблица48.Q" style:family="table-column">
      <style:table-column-properties style:column-width="0.543cm"/>
    </style:style>
    <style:style style:name="Таблица48.R" style:family="table-column">
      <style:table-column-properties style:column-width="0.732cm"/>
    </style:style>
    <style:style style:name="Таблица48.S" style:family="table-column">
      <style:table-column-properties style:column-width="0.305cm"/>
    </style:style>
    <style:style style:name="Таблица48.T" style:family="table-column">
      <style:table-column-properties style:column-width="0.76cm"/>
    </style:style>
    <style:style style:name="Таблица48.U" style:family="table-column">
      <style:table-column-properties style:column-width="2.083cm"/>
    </style:style>
    <style:style style:name="Таблица48.V" style:family="table-column">
      <style:table-column-properties style:column-width="1.566cm"/>
    </style:style>
    <style:style style:name="Таблица48.X" style:family="table-column">
      <style:table-column-properties style:column-width="0.249cm"/>
    </style:style>
    <style:style style:name="Таблица48.Y" style:family="table-column">
      <style:table-column-properties style:column-width="0.501cm"/>
    </style:style>
    <style:style style:name="Таблица48.Z" style:family="table-column">
      <style:table-column-properties style:column-width="0.289cm"/>
    </style:style>
    <style:style style:name="Таблица48.a" style:family="table-column">
      <style:table-column-properties style:column-width="2.346cm"/>
    </style:style>
    <style:style style:name="Таблица48.b" style:family="table-column">
      <style:table-column-properties style:column-width="1.713cm"/>
    </style:style>
    <style:style style:name="Таблица48.c" style:family="table-column">
      <style:table-column-properties style:column-width="0.041cm"/>
    </style:style>
    <style:style style:name="Таблица48.d" style:family="table-column">
      <style:table-column-properties style:column-width="0.201cm"/>
    </style:style>
    <style:style style:name="Таблица48.e" style:family="table-column">
      <style:table-column-properties style:column-width="1.344cm"/>
    </style:style>
    <style:style style:name="Таблица48.1" style:family="table-row">
      <style:table-row-properties style:row-height="0.429cm" style:use-optimal-row-height="false"/>
    </style:style>
    <style:style style:name="Таблица48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48.J1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48.N1" style:family="table-cell">
      <style:table-cell-properties fo:padding-left="0.191cm" fo:padding-right="0.191cm" fo:padding-top="0cm" fo:padding-bottom="0cm" fo:border-left="none" fo:border-right="0.5pt solid #000000" fo:border-top="none" fo:border-bottom="0.5pt solid #000000"/>
    </style:style>
    <style:style style:name="Таблица48.d1" style:family="table-cell">
      <style:table-cell-properties fo:padding-left="0.191cm" fo:padding-right="0.191cm" fo:padding-top="0cm" fo:padding-bottom="0cm" fo:border="0.5pt solid #000000"/>
    </style:style>
    <style:style style:name="Таблица48.d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48.5" style:family="table-row">
      <style:table-row-properties style:row-height="0.845cm" style:use-optimal-row-height="false"/>
    </style:style>
    <style:style style:name="Таблица48.S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48.d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Таблица48.T6" style:family="table-cell">
      <style:table-cell-properties style:vertical-align="middle" fo:padding-left="0.191cm" fo:padding-right="0.191cm" fo:padding-top="0cm" fo:padding-bottom="0cm" fo:border-left="1pt solid #000000" fo:border-right="none" fo:border-top="1pt solid #000000" fo:border-bottom="1pt solid #000000"/>
    </style:style>
    <style:style style:name="Таблица48.Z6" style:family="table-cell">
      <style:table-cell-properties fo:padding-left="0.191cm" fo:padding-right="0.191cm" fo:padding-top="0cm" fo:padding-bottom="0cm" fo:border-left="0.5pt solid #000000" fo:border-right="none" fo:border-top="1pt solid #000000" fo:border-bottom="1pt solid #000000"/>
    </style:style>
    <style:style style:name="Таблица48.e6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48.Z7" style:family="table-cell">
      <style:table-cell-properties fo:padding-left="0.191cm" fo:padding-right="0.191cm" fo:padding-top="0cm" fo:padding-bottom="0cm" fo:border-left="0.5pt solid #000000" fo:border-right="none" fo:border-top="1pt solid #000000" fo:border-bottom="1pt solid #000000"/>
    </style:style>
    <style:style style:name="Таблица48.e7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48.Z8" style:family="table-cell">
      <style:table-cell-properties fo:padding-left="0.191cm" fo:padding-right="0.191cm" fo:padding-top="0cm" fo:padding-bottom="0cm" fo:border-left="0.5pt solid #000000" fo:border-right="none" fo:border-top="1pt solid #000000" fo:border-bottom="1pt solid #000000"/>
    </style:style>
    <style:style style:name="Таблица48.e8" style:family="table-cell">
      <style:table-cell-properties fo:padding-left="0.191cm" fo:padding-right="0.191cm" fo:padding-top="0cm" fo:padding-bottom="0cm" fo:border-left="0.5pt solid #000000" fo:border-right="1pt solid #000000" fo:border-top="1pt solid #000000" fo:border-bottom="1pt solid #000000"/>
    </style:style>
    <style:style style:name="Таблица48.9" style:family="table-row">
      <style:table-row-properties style:row-height="14.651cm" style:use-optimal-row-height="false"/>
    </style:style>
    <style:style style:name="Таблица48.A9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Таблица48.10" style:family="table-row">
      <style:table-row-properties style:row-height="0.781cm" style:use-optimal-row-height="false"/>
    </style:style>
    <style:style style:name="Таблица48.A10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48.D10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48.a10" style:family="table-cell">
      <style:table-cell-properties fo:padding-left="0.191cm" fo:padding-right="0.191cm" fo:padding-top="0cm" fo:padding-bottom="0cm" fo:border-left="0.5pt solid #000000" fo:border-right="none" fo:border-top="1pt solid #000000" fo:border-bottom="0.5pt solid #000000"/>
    </style:style>
    <style:style style:name="Таблица48.c10" style:family="table-cell">
      <style:table-cell-properties fo:padding-left="0.191cm" fo:padding-right="0.191cm" fo:padding-top="0cm" fo:padding-bottom="0cm" fo:border-left="0.5pt solid #000000" fo:border-right="0.5pt solid #000000" fo:border-top="1pt solid #000000" fo:border-bottom="0.5pt solid #000000"/>
    </style:style>
    <style:style style:name="P1" style:family="paragraph" style:parent-style-name="Header">
      <style:text-properties officeooo:paragraph-rsid="00115574"/>
    </style:style>
    <style:style style:name="P2" style:family="paragraph" style:parent-style-name="Header">
      <style:paragraph-properties style:snap-to-layout-grid="false">
        <style:tab-stops/>
      </style:paragraph-properties>
    </style:style>
    <style:style style:name="P3" style:family="paragraph" style:parent-style-name="Header">
      <style:paragraph-properties style:snap-to-layout-grid="false">
        <style:tab-stops/>
      </style:paragraph-properties>
      <style:text-properties officeooo:paragraph-rsid="00285ed8"/>
    </style:style>
    <style:style style:name="P4" style:family="paragraph" style:parent-style-name="Header">
      <style:paragraph-properties style:snap-to-layout-grid="false">
        <style:tab-stops/>
      </style:paragraph-properties>
      <style:text-properties officeooo:paragraph-rsid="003f6024"/>
    </style:style>
    <style:style style:name="P5" style:family="paragraph" style:parent-style-name="Header">
      <style:paragraph-properties fo:text-align="center" style:justify-single-word="false">
        <style:tab-stops/>
      </style:paragraph-properties>
    </style:style>
    <style:style style:name="P6" style:family="paragraph" style:parent-style-name="Header">
      <style:paragraph-properties fo:text-align="center" style:justify-single-word="false" style:snap-to-layout-grid="false"/>
    </style:style>
    <style:style style:name="P7" style:family="paragraph" style:parent-style-name="Header">
      <style:paragraph-properties fo:text-align="center" style:justify-single-word="false" style:snap-to-layout-grid="false"/>
      <style:text-properties officeooo:paragraph-rsid="00285ed8"/>
    </style:style>
    <style:style style:name="P8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size="18pt" style:font-size-asian="18pt"/>
    </style:style>
    <style:style style:name="P9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size="18pt" officeooo:paragraph-rsid="00285ed8" style:font-size-asian="18pt"/>
    </style:style>
    <style:style style:name="P10" style:family="paragraph" style:parent-style-name="Header">
      <style:paragraph-properties style:snap-to-layout-grid="false">
        <style:tab-stops/>
      </style:paragraph-properties>
      <style:text-properties fo:font-size="12pt" style:font-size-asian="12pt"/>
    </style:style>
    <style:style style:name="P11" style:family="paragraph" style:parent-style-name="Header">
      <style:paragraph-properties style:snap-to-layout-grid="false"/>
    </style:style>
    <style:style style:name="P12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size="14pt" style:font-size-asian="14pt" style:font-size-complex="14pt"/>
    </style:style>
    <style:style style:name="P13" style:family="paragraph" style:parent-style-name="Header">
      <style:paragraph-properties fo:text-align="center" style:justify-single-word="false" style:snap-to-layout-grid="false">
        <style:tab-stops/>
      </style:paragraph-properties>
      <style:text-properties fo:font-size="14pt" officeooo:paragraph-rsid="003f6024" style:font-size-asian="14pt" style:font-size-complex="14pt"/>
    </style:style>
    <style:style style:name="P14" style:family="paragraph" style:parent-style-name="Header">
      <style:paragraph-properties fo:text-align="center" style:justify-single-word="false" style:snap-to-layout-grid="false"/>
      <style:text-properties fo:font-size="14pt" fo:font-weight="normal" officeooo:rsid="002ae8cc" officeooo:paragraph-rsid="002ae8cc" style:font-size-asian="14pt" style:font-weight-asian="normal" style:font-size-complex="14pt" style:font-weight-complex="normal"/>
    </style:style>
    <style:style style:name="P15" style:family="paragraph" style:parent-style-name="Header">
      <style:paragraph-properties fo:text-align="center" style:justify-single-word="false" style:snap-to-layout-grid="false"/>
      <style:text-properties fo:font-size="14pt" fo:font-weight="normal" officeooo:rsid="002ae8cc" officeooo:paragraph-rsid="003a6a41" style:font-size-asian="14pt" style:font-weight-asian="normal" style:font-size-complex="14pt" style:font-weight-complex="normal"/>
    </style:style>
    <style:style style:name="P16" style:family="paragraph" style:parent-style-name="Header">
      <style:paragraph-properties fo:text-align="center" style:justify-single-word="false" style:snap-to-layout-grid="false"/>
      <style:text-properties fo:font-size="14pt" fo:font-weight="normal" officeooo:rsid="002ae8cc" officeooo:paragraph-rsid="003bb706" style:font-size-asian="14pt" style:font-weight-asian="normal" style:font-size-complex="14pt" style:font-weight-complex="normal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Times New Roman2" fo:font-size="15pt" officeooo:paragraph-rsid="00d1d509" style:font-size-asian="15pt" style:font-size-complex="15pt"/>
    </style:style>
    <style:style style:name="P18" style:family="paragraph" style:parent-style-name="Header">
      <style:paragraph-properties fo:text-align="center" style:justify-single-word="false" style:snap-to-layout-grid="false"/>
      <style:text-properties style:font-name="Times New Roman2" fo:font-size="15pt" officeooo:paragraph-rsid="003f6024" style:font-size-asian="15pt" style:font-size-complex="15pt"/>
    </style:style>
    <style:style style:name="P19" style:family="paragraph" style:parent-style-name="Header">
      <style:paragraph-properties fo:text-align="center" style:justify-single-word="false" style:snap-to-layout-grid="false"/>
      <style:text-properties style:font-name="Times New Roman2" fo:font-size="15pt" officeooo:rsid="003f6024" officeooo:paragraph-rsid="003f6024" style:font-size-asian="15pt" style:font-size-complex="15pt"/>
    </style:style>
    <style:style style:name="P20" style:family="paragraph" style:parent-style-name="Standard">
      <style:text-properties fo:font-size="12pt" style:font-size-asian="12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21.795cm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style:snap-to-layout-grid="false"/>
      <style:text-properties fo:font-size="12pt" style:font-size-asian="12pt"/>
    </style:style>
    <style:style style:name="P23" style:family="paragraph" style:parent-style-name="Standard">
      <style:paragraph-properties style:snap-to-layout-grid="false"/>
      <style:text-properties fo:font-size="12pt" officeooo:paragraph-rsid="00285ed8" style:font-size-asian="12pt"/>
    </style:style>
    <style:style style:name="P24" style:family="paragraph" style:parent-style-name="Standard">
      <style:paragraph-properties style:snap-to-layout-grid="false"/>
      <style:text-properties fo:font-size="12pt" officeooo:paragraph-rsid="003f6024" style:font-size-asian="12pt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21.795cm"/>
        </style:tab-stops>
      </style:paragraph-properties>
      <style:text-properties fo:font-size="12pt" style:font-size-asian="12pt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 style:snap-to-layout-grid="false"/>
    </style:style>
    <style:style style:name="P29" style:family="paragraph" style:parent-style-name="Standard">
      <style:paragraph-properties fo:text-align="center" style:justify-single-word="false" style:snap-to-layout-grid="false"/>
      <style:text-properties officeooo:paragraph-rsid="00285ed8"/>
    </style:style>
    <style:style style:name="P30" style:family="paragraph" style:parent-style-name="Standard">
      <style:paragraph-properties fo:text-align="center" style:justify-single-word="false" style:snap-to-layout-grid="false"/>
      <style:text-properties officeooo:paragraph-rsid="003f6024"/>
    </style:style>
    <style:style style:name="P31" style:family="paragraph" style:parent-style-name="Standard">
      <style:paragraph-properties fo:text-align="center" style:justify-single-word="false" style:snap-to-layout-grid="false">
        <style:tab-stops>
          <style:tab-stop style:position="11.677cm"/>
        </style:tab-stops>
      </style:paragraph-properties>
    </style:style>
    <style:style style:name="P32" style:family="paragraph" style:parent-style-name="Standard">
      <style:paragraph-properties fo:text-align="center" style:justify-single-word="false" style:snap-to-layout-grid="false"/>
      <style:text-properties fo:font-size="18pt" style:font-size-asian="18pt"/>
    </style:style>
    <style:style style:name="P33" style:family="paragraph" style:parent-style-name="Standard">
      <style:paragraph-properties fo:text-align="center" style:justify-single-word="false" style:snap-to-layout-grid="false"/>
      <style:text-properties fo:font-size="18pt" officeooo:paragraph-rsid="00285ed8" style:font-size-asian="18pt"/>
    </style:style>
    <style:style style:name="P34" style:family="paragraph" style:parent-style-name="Standard">
      <style:paragraph-properties fo:text-align="center" style:justify-single-word="false" style:snap-to-layout-grid="false"/>
      <style:text-properties fo:font-size="18pt" officeooo:paragraph-rsid="003f6024" style:font-size-asian="18pt"/>
    </style:style>
    <style:style style:name="P35" style:family="paragraph" style:parent-style-name="Standard">
      <style:paragraph-properties style:snap-to-layout-grid="false"/>
    </style:style>
    <style:style style:name="P36" style:family="paragraph" style:parent-style-name="Standard">
      <style:paragraph-properties style:snap-to-layout-grid="false"/>
      <style:text-properties officeooo:paragraph-rsid="00285ed8"/>
    </style:style>
    <style:style style:name="P37" style:family="paragraph" style:parent-style-name="Standard">
      <style:paragraph-properties style:snap-to-layout-grid="false"/>
      <style:text-properties officeooo:paragraph-rsid="003f6024"/>
    </style:style>
    <style:style style:name="P38" style:family="paragraph" style:parent-style-name="Standard">
      <style:text-properties fo:font-size="10pt" style:font-size-asian="10pt"/>
    </style:style>
    <style:style style:name="P39" style:family="paragraph" style:parent-style-name="Standard">
      <style:paragraph-properties style:snap-to-layout-grid="false"/>
      <style:text-properties fo:font-size="10pt" style:font-size-asian="10pt"/>
    </style:style>
    <style:style style:name="P40" style:family="paragraph" style:parent-style-name="Standard">
      <style:paragraph-properties style:snap-to-layout-grid="false"/>
      <style:text-properties fo:font-size="10pt" officeooo:paragraph-rsid="00285ed8" style:font-size-asian="10pt"/>
    </style:style>
    <style:style style:name="P41" style:family="paragraph" style:parent-style-name="Standard">
      <style:paragraph-properties style:snap-to-layout-grid="false"/>
      <style:text-properties fo:font-size="10pt" officeooo:paragraph-rsid="003f6024" style:font-size-asian="10pt"/>
    </style:style>
    <style:style style:name="P4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3" style:family="paragraph" style:parent-style-name="Standard">
      <style:paragraph-properties fo:text-align="center" style:justify-single-word="false" style:snap-to-layout-grid="false"/>
      <style:text-properties fo:font-size="10pt" officeooo:paragraph-rsid="00285ed8" style:font-size-asian="10pt"/>
    </style:style>
    <style:style style:name="P44" style:family="paragraph" style:parent-style-name="Standard">
      <style:paragraph-properties fo:text-align="center" style:justify-single-word="false" style:snap-to-layout-grid="false"/>
      <style:text-properties fo:font-size="10pt" officeooo:paragraph-rsid="003f6024" style:font-size-asian="10pt"/>
    </style:style>
    <style:style style:name="P45" style:family="paragraph" style:parent-style-name="Standard">
      <style:paragraph-properties style:snap-to-layout-grid="false"/>
      <style:text-properties fo:font-size="10pt" officeooo:rsid="00301ba3" officeooo:paragraph-rsid="00301ba3" style:font-size-asian="8.75pt" style:font-size-complex="10pt"/>
    </style:style>
    <style:style style:name="P46" style:family="paragraph" style:parent-style-name="Standard">
      <style:paragraph-properties style:snap-to-layout-grid="false"/>
      <style:text-properties fo:font-size="10pt" officeooo:rsid="00301ba3" officeooo:paragraph-rsid="003bb706" style:font-size-asian="8.75pt" style:font-size-complex="10pt"/>
    </style:style>
    <style:style style:name="P47" style:family="paragraph" style:parent-style-name="Standard">
      <style:paragraph-properties style:snap-to-layout-grid="false"/>
      <style:text-properties fo:font-size="8pt" style:font-size-asian="8pt"/>
    </style:style>
    <style:style style:name="P48" style:family="paragraph" style:parent-style-name="Standard">
      <style:paragraph-properties style:snap-to-layout-grid="false"/>
      <style:text-properties fo:font-size="8pt" officeooo:paragraph-rsid="00285ed8" style:font-size-asian="8pt"/>
    </style:style>
    <style:style style:name="P49" style:family="paragraph" style:parent-style-name="Standard">
      <style:paragraph-properties style:snap-to-layout-grid="false"/>
      <style:text-properties fo:font-size="8pt" officeooo:paragraph-rsid="003f6024" style:font-size-asian="8pt"/>
    </style:style>
    <style:style style:name="P50" style:family="paragraph" style:parent-style-name="Standard">
      <style:paragraph-properties fo:text-align="center" style:justify-single-word="false" style:snap-to-layout-grid="false"/>
      <style:text-properties fo:font-size="14.5pt" style:font-size-asian="14.5pt" style:font-size-complex="16.5pt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size-complex="14pt"/>
    </style:style>
    <style:style style:name="P52" style:family="paragraph" style:parent-style-name="Standard">
      <style:paragraph-properties fo:text-align="center" style:justify-single-word="false" style:snap-to-layout-grid="false"/>
      <style:text-properties officeooo:paragraph-rsid="00285ed8" style:font-size-complex="14pt"/>
    </style:style>
    <style:style style:name="P53" style:family="paragraph" style:parent-style-name="Standard">
      <style:paragraph-properties fo:text-align="center" style:justify-single-word="false" style:snap-to-layout-grid="false"/>
      <style:text-properties officeooo:paragraph-rsid="003c3e74" style:font-size-complex="14pt"/>
    </style:style>
    <style:style style:name="P54" style:family="paragraph" style:parent-style-name="Standard">
      <style:paragraph-properties fo:text-align="center" style:justify-single-word="false" style:snap-to-layout-grid="false"/>
      <style:text-properties officeooo:paragraph-rsid="003f6024" style:font-size-complex="14pt"/>
    </style:style>
    <style:style style:name="P55" style:family="paragraph" style:parent-style-name="Standard">
      <style:paragraph-properties style:snap-to-layout-grid="false"/>
      <style:text-properties fo:font-size="11pt" style:font-size-asian="11pt"/>
    </style:style>
    <style:style style:name="P56" style:family="paragraph" style:parent-style-name="Standard">
      <style:paragraph-properties style:snap-to-layout-grid="false"/>
      <style:text-properties fo:font-size="11pt" officeooo:paragraph-rsid="00285ed8" style:font-size-asian="11pt"/>
    </style:style>
    <style:style style:name="P57" style:family="paragraph" style:parent-style-name="Standard">
      <style:paragraph-properties style:snap-to-layout-grid="false"/>
      <style:text-properties fo:font-size="11pt" officeooo:paragraph-rsid="003f6024" style:font-size-asian="11pt"/>
    </style:style>
    <style:style style:name="P58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59" style:family="paragraph" style:parent-style-name="Standard">
      <style:paragraph-properties fo:text-align="center" style:justify-single-word="false" style:snap-to-layout-grid="false"/>
      <style:text-properties fo:font-size="11pt" officeooo:paragraph-rsid="00285ed8" style:font-size-asian="11pt"/>
    </style:style>
    <style:style style:name="P60" style:family="paragraph" style:parent-style-name="Standard">
      <style:paragraph-properties fo:text-align="center" style:justify-single-word="false" style:snap-to-layout-grid="false"/>
      <style:text-properties fo:font-size="11pt" officeooo:paragraph-rsid="003f6024" style:font-size-asian="11pt"/>
    </style:style>
    <style:style style:name="P61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62" style:family="paragraph" style:parent-style-name="Standard">
      <style:paragraph-properties fo:text-align="center" style:justify-single-word="false" style:snap-to-layout-grid="false"/>
      <style:text-properties fo:font-size="11pt" officeooo:paragraph-rsid="00285ed8" style:font-size-asian="11pt" style:font-size-complex="11pt"/>
    </style:style>
    <style:style style:name="P63" style:family="paragraph" style:parent-style-name="Standard">
      <style:paragraph-properties fo:text-align="center" style:justify-single-word="false" style:snap-to-layout-grid="false"/>
      <style:text-properties fo:font-size="11pt" officeooo:paragraph-rsid="003f6024" style:font-size-asian="11pt" style:font-size-complex="11pt"/>
    </style:style>
    <style:style style:name="P64" style:family="paragraph" style:parent-style-name="Standard">
      <style:paragraph-properties fo:text-align="center" style:justify-single-word="false">
        <style:tab-stops>
          <style:tab-stop style:position="21.795cm"/>
        </style:tab-stops>
      </style:paragraph-properties>
      <style:text-properties fo:font-size="9pt" style:font-size-asian="9pt" style:font-size-complex="9pt"/>
    </style:style>
    <style:style style:name="P65" style:family="paragraph" style:parent-style-name="Standard">
      <style:paragraph-properties style:snap-to-layout-grid="false"/>
      <style:text-properties fo:font-size="9pt" officeooo:rsid="002ae8cc" officeooo:paragraph-rsid="002ae8cc" style:font-size-asian="9pt" style:font-size-complex="9pt"/>
    </style:style>
    <style:style style:name="P66" style:family="paragraph" style:parent-style-name="Standard">
      <style:paragraph-properties style:snap-to-layout-grid="false"/>
      <style:text-properties fo:font-size="9pt" officeooo:rsid="002ae8cc" officeooo:paragraph-rsid="002e9dd1" style:font-size-asian="9pt" style:font-size-complex="9pt"/>
    </style:style>
    <style:style style:name="P67" style:family="paragraph" style:parent-style-name="Standard">
      <style:paragraph-properties style:snap-to-layout-grid="false"/>
      <style:text-properties fo:font-size="9pt" officeooo:rsid="002ae8cc" officeooo:paragraph-rsid="002ead0e" style:font-size-asian="9pt" style:font-size-complex="9pt"/>
    </style:style>
    <style:style style:name="P68" style:family="paragraph" style:parent-style-name="Standard">
      <style:paragraph-properties style:snap-to-layout-grid="false"/>
      <style:text-properties fo:font-size="9pt" officeooo:rsid="002ae8cc" officeooo:paragraph-rsid="00301ba3" style:font-size-asian="9pt" style:font-size-complex="9pt"/>
    </style:style>
    <style:style style:name="P69" style:family="paragraph" style:parent-style-name="Standard">
      <style:paragraph-properties style:snap-to-layout-grid="false"/>
      <style:text-properties fo:font-size="9pt" officeooo:rsid="002ae8cc" officeooo:paragraph-rsid="0038a98c" style:font-size-asian="9pt" style:font-size-complex="9pt"/>
    </style:style>
    <style:style style:name="P70" style:family="paragraph" style:parent-style-name="Standard">
      <style:paragraph-properties style:snap-to-layout-grid="false"/>
      <style:text-properties fo:font-size="9pt" officeooo:rsid="002ae8cc" officeooo:paragraph-rsid="00398c40" style:font-size-asian="9pt" style:font-size-complex="9pt"/>
    </style:style>
    <style:style style:name="P71" style:family="paragraph" style:parent-style-name="Standard">
      <style:paragraph-properties style:snap-to-layout-grid="false"/>
      <style:text-properties fo:font-size="9pt" officeooo:rsid="002ae8cc" officeooo:paragraph-rsid="003a6a41" style:font-size-asian="9pt" style:font-size-complex="9pt"/>
    </style:style>
    <style:style style:name="P72" style:family="paragraph" style:parent-style-name="Standard">
      <style:paragraph-properties style:snap-to-layout-grid="false"/>
      <style:text-properties fo:font-size="9pt" officeooo:rsid="002ae8cc" officeooo:paragraph-rsid="003bb706" style:font-size-asian="9pt" style:font-size-complex="9pt"/>
    </style:style>
    <style:style style:name="P73" style:family="paragraph" style:parent-style-name="Standard">
      <style:paragraph-properties style:snap-to-layout-grid="false"/>
      <style:text-properties fo:font-size="9pt" officeooo:rsid="0033b8c9" officeooo:paragraph-rsid="0033b8c9" style:font-size-asian="9pt" style:font-size-complex="9pt"/>
    </style:style>
    <style:style style:name="P74" style:family="paragraph" style:parent-style-name="Standard">
      <style:paragraph-properties style:snap-to-layout-grid="false"/>
      <style:text-properties fo:font-size="9pt" officeooo:rsid="00347026" officeooo:paragraph-rsid="00347026" style:font-size-asian="9pt" style:font-size-complex="9pt"/>
    </style:style>
    <style:style style:name="P75" style:family="paragraph" style:parent-style-name="Standard">
      <style:paragraph-properties style:snap-to-layout-grid="false"/>
      <style:text-properties fo:font-size="9pt" officeooo:rsid="00354a2e" officeooo:paragraph-rsid="00354a2e" style:font-size-asian="9pt" style:font-size-complex="9pt"/>
    </style:style>
    <style:style style:name="P76" style:family="paragraph" style:parent-style-name="Standard">
      <style:paragraph-properties style:snap-to-layout-grid="false"/>
      <style:text-properties fo:font-size="9pt" officeooo:rsid="00366591" officeooo:paragraph-rsid="00366591" style:font-size-asian="9pt" style:font-size-complex="9pt"/>
    </style:style>
    <style:style style:name="P77" style:family="paragraph" style:parent-style-name="Standard">
      <style:paragraph-properties style:snap-to-layout-grid="false"/>
      <style:text-properties fo:font-size="9pt" officeooo:rsid="00374488" officeooo:paragraph-rsid="00374488" style:font-size-asian="9pt" style:font-size-complex="9pt"/>
    </style:style>
    <style:style style:name="P78" style:family="paragraph" style:parent-style-name="Standard">
      <style:paragraph-properties style:snap-to-layout-grid="false"/>
      <style:text-properties fo:font-size="9pt" officeooo:rsid="003bb706" officeooo:paragraph-rsid="003bb706" style:font-size-asian="9pt" style:font-size-complex="9pt"/>
    </style:style>
    <style:style style:name="P79" style:family="paragraph" style:parent-style-name="Standard">
      <style:text-properties officeooo:paragraph-rsid="00285ed8" text:display="none"/>
    </style:style>
    <style:style style:name="P80" style:family="paragraph" style:parent-style-name="Standard">
      <style:text-properties officeooo:paragraph-rsid="00285ed8"/>
    </style:style>
    <style:style style:name="P81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82" style:family="paragraph" style:parent-style-name="Standard">
      <style:paragraph-properties fo:text-align="center" style:justify-single-word="false" style:snap-to-layout-grid="false"/>
      <style:text-properties fo:font-size="14pt" officeooo:paragraph-rsid="003f6024" style:font-size-asian="14pt" style:font-size-complex="14pt"/>
    </style:style>
    <style:style style:name="P83" style:family="paragraph" style:parent-style-name="Standard">
      <style:paragraph-properties fo:text-align="center" style:justify-single-word="false" style:snap-to-layout-grid="false"/>
      <style:text-properties fo:font-size="14pt" officeooo:rsid="002ae8cc" officeooo:paragraph-rsid="002ae8cc" style:font-size-asian="14pt" style:font-size-complex="14pt"/>
    </style:style>
    <style:style style:name="P84" style:family="paragraph" style:parent-style-name="Standard">
      <style:paragraph-properties fo:text-align="start" style:justify-single-word="false" style:snap-to-layout-grid="false"/>
      <style:text-properties fo:font-size="14pt" style:font-size-asian="14pt" style:font-size-complex="14pt"/>
    </style:style>
    <style:style style:name="P85" style:family="paragraph" style:parent-style-name="Standard">
      <style:paragraph-properties fo:text-align="center" style:justify-single-word="false" style:snap-to-layout-grid="false"/>
      <style:text-properties fo:font-size="14pt" fo:font-weight="normal" officeooo:rsid="002d54a5" officeooo:paragraph-rsid="002d54a5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center" style:justify-single-word="false" style:snap-to-layout-grid="false"/>
      <style:text-properties fo:font-size="14pt" fo:font-weight="normal" officeooo:rsid="0033b8c9" officeooo:paragraph-rsid="0033b8c9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center" style:justify-single-word="false" style:snap-to-layout-grid="false"/>
      <style:text-properties fo:font-size="14pt" fo:font-weight="normal" officeooo:rsid="00499694" officeooo:paragraph-rsid="00499694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center" style:justify-single-word="false" style:snap-to-layout-grid="false"/>
      <style:text-properties officeooo:rsid="003a6a41" officeooo:paragraph-rsid="003a6a41"/>
    </style:style>
    <style:style style:name="P89" style:family="paragraph" style:parent-style-name="Standard">
      <style:paragraph-properties fo:text-align="center" style:justify-single-word="false" style:snap-to-layout-grid="false"/>
      <style:text-properties officeooo:rsid="003bb706" officeooo:paragraph-rsid="003bb706"/>
    </style:style>
    <style:style style:name="P90" style:family="paragraph" style:parent-style-name="Standard">
      <style:paragraph-properties style:snap-to-layout-grid="false"/>
      <style:text-properties style:font-name="Times New Roman2" fo:font-size="10.5pt" officeooo:rsid="003d9fde" officeooo:paragraph-rsid="003d9fde" style:font-name-asian="Times New Roman2" style:font-size-asian="10.5pt" style:font-name-complex="Times New Roman2" style:font-size-complex="10.5pt"/>
    </style:style>
    <style:style style:name="P91" style:family="paragraph" style:parent-style-name="Standard">
      <style:paragraph-properties style:snap-to-layout-grid="false"/>
      <style:text-properties style:font-name="Times New Roman2" fo:font-size="10.5pt" officeooo:rsid="003f6024" officeooo:paragraph-rsid="003f6024" style:font-name-asian="Times New Roman2" style:font-size-asian="10.5pt" style:font-name-complex="Times New Roman2" style:font-size-complex="10.5pt"/>
    </style:style>
    <style:style style:name="P92" style:family="paragraph" style:parent-style-name="Standard">
      <style:paragraph-properties fo:text-align="center" style:justify-single-word="false" style:snap-to-layout-grid="false"/>
      <style:text-properties style:font-name="Times New Roman2" fo:font-size="15pt" officeooo:rsid="00463ba0" officeooo:paragraph-rsid="00463ba0" style:font-size-asian="15pt" style:font-size-complex="15pt"/>
    </style:style>
    <style:style style:name="P93" style:family="paragraph" style:parent-style-name="Standard">
      <style:paragraph-properties fo:text-align="center" style:justify-single-word="false" style:snap-to-layout-grid="false"/>
      <style:text-properties style:font-name="Times New Roman2" fo:font-size="15pt" officeooo:rsid="003f6024" officeooo:paragraph-rsid="003f6024" style:font-name-asian="Times New Roman2" style:font-size-asian="15pt" style:font-name-complex="Times New Roman2" style:font-size-complex="15pt"/>
    </style:style>
    <style:style style:name="P94" style:family="paragraph" style:parent-style-name="Standard">
      <style:paragraph-properties fo:text-align="center" style:justify-single-word="false" style:snap-to-layout-grid="false"/>
      <style:text-properties style:font-name="Times New Roman2" fo:font-size="15pt" officeooo:rsid="0041f296" officeooo:paragraph-rsid="00463ba0" style:font-name-asian="Times New Roman2" style:font-size-asian="15pt" style:font-name-complex="Times New Roman2" style:font-size-complex="15pt"/>
    </style:style>
    <style:style style:name="P95" style:family="paragraph" style:parent-style-name="Standard">
      <style:paragraph-properties style:snap-to-layout-grid="false"/>
      <style:text-properties style:font-name="Times New Roman2" fo:font-size="9pt" officeooo:rsid="003f6024" officeooo:paragraph-rsid="003f6024" style:font-name-asian="Times New Roman2" style:font-size-asian="9pt" style:font-name-complex="Times New Roman2" style:font-size-complex="9pt"/>
    </style:style>
    <style:style style:name="P96" style:family="paragraph" style:parent-style-name="Standard">
      <style:paragraph-properties style:snap-to-layout-grid="false"/>
      <style:text-properties style:font-name="Times New Roman2" fo:font-size="9pt" officeooo:rsid="003d9fde" officeooo:paragraph-rsid="002ae8cc" style:font-name-asian="Times New Roman2" style:font-size-asian="9pt" style:font-name-complex="Times New Roman2" style:font-size-complex="9pt"/>
    </style:style>
    <style:style style:name="P97" style:family="paragraph" style:parent-style-name="Standard">
      <style:paragraph-properties fo:text-align="center" style:justify-single-word="false" style:snap-to-layout-grid="false"/>
      <style:text-properties fo:font-size="15pt" style:font-size-asian="15pt" style:font-size-complex="15pt"/>
    </style:style>
    <style:style style:name="P98" style:family="paragraph" style:parent-style-name="Standard">
      <style:paragraph-properties style:snap-to-layout-grid="false"/>
      <style:text-properties fo:font-size="10.5pt" officeooo:rsid="002ae8cc" officeooo:paragraph-rsid="002ae8cc" style:font-size-asian="10.5pt" style:font-size-complex="10.5pt"/>
    </style:style>
    <style:style style:name="P99" style:family="paragraph" style:parent-style-name="Standard">
      <style:paragraph-properties style:snap-to-layout-grid="false"/>
      <style:text-properties fo:font-size="10.5pt" officeooo:rsid="002ae8cc" officeooo:paragraph-rsid="003f6024" style:font-size-asian="10.5pt" style:font-size-complex="10.5pt"/>
    </style:style>
    <style:style style:name="P100" style:family="paragraph" style:parent-style-name="Standard">
      <style:paragraph-properties style:snap-to-layout-grid="false"/>
      <style:text-properties fo:font-size="10.5pt" style:font-size-asian="10.5pt" style:font-size-complex="10.5pt"/>
    </style:style>
    <style:style style:name="P101" style:family="paragraph" style:parent-style-name="Standard">
      <style:paragraph-properties style:snap-to-layout-grid="false"/>
      <style:text-properties fo:font-size="10.5pt" officeooo:paragraph-rsid="002ae8cc" style:font-size-asian="10.5pt" style:font-size-complex="10.5pt"/>
    </style:style>
    <style:style style:name="P102" style:family="paragraph" style:parent-style-name="Standard">
      <style:paragraph-properties style:snap-to-layout-grid="false"/>
      <style:text-properties fo:font-size="10.5pt" officeooo:paragraph-rsid="003f6024" style:font-size-asian="10.5pt" style:font-size-complex="10.5pt"/>
    </style:style>
    <style:style style:name="P103" style:family="paragraph" style:parent-style-name="Standard">
      <style:text-properties officeooo:paragraph-rsid="003f6024"/>
    </style:style>
    <style:style style:name="P104" style:family="paragraph" style:parent-style-name="Standard">
      <style:paragraph-properties fo:line-height="200%"/>
      <style:text-properties fo:font-size="16pt" officeooo:paragraph-rsid="00463ba0" style:font-size-asian="16pt" style:font-size-complex="16pt"/>
    </style:style>
    <style:style style:name="P105" style:family="paragraph" style:parent-style-name="Standard">
      <style:text-properties fo:font-size="16pt" officeooo:paragraph-rsid="00463ba0" style:font-size-asian="16pt" style:font-size-complex="16pt"/>
    </style:style>
    <style:style style:name="P106" style:family="paragraph" style:parent-style-name="Standard">
      <style:paragraph-properties fo:text-align="center" style:justify-single-word="false" style:snap-to-layout-grid="false">
        <style:tab-stops/>
      </style:paragraph-properties>
      <style:text-properties fo:font-size="16pt" officeooo:paragraph-rsid="00463ba0" style:font-size-asian="16pt" style:font-size-complex="16pt"/>
    </style:style>
    <style:style style:name="P107" style:family="paragraph" style:parent-style-name="Standard">
      <style:paragraph-properties fo:text-align="center" style:justify-single-word="false"/>
      <style:text-properties fo:font-size="16pt" officeooo:paragraph-rsid="01a2d3df" style:font-size-asian="16pt" style:font-size-complex="16pt"/>
    </style:style>
    <style:style style:name="P108" style:family="paragraph" style:parent-style-name="Standard">
      <style:paragraph-properties fo:text-align="center" style:justify-single-word="false"/>
      <style:text-properties fo:font-size="16pt" officeooo:paragraph-rsid="0013c9f4" style:font-size-asian="16pt" style:font-size-complex="16pt"/>
    </style:style>
    <style:style style:name="P109" style:family="paragraph" style:parent-style-name="Standard">
      <style:paragraph-properties fo:line-height="150%" fo:text-align="start" style:justify-single-word="false" style:snap-to-layout-grid="false">
        <style:tab-stops>
          <style:tab-stop style:position="7.502cm"/>
          <style:tab-stop style:position="28.504cm"/>
        </style:tab-stops>
      </style:paragraph-properties>
      <style:text-properties fo:font-size="16pt" officeooo:paragraph-rsid="00463ba0" style:font-size-asian="16pt" style:font-size-complex="16pt"/>
    </style:style>
    <style:style style:name="P110" style:family="paragraph" style:parent-style-name="Standard">
      <style:paragraph-properties>
        <style:tab-stops>
          <style:tab-stop style:position="7.502cm"/>
          <style:tab-stop style:position="28.504cm"/>
        </style:tab-stops>
      </style:paragraph-properties>
      <style:text-properties fo:font-size="16pt" officeooo:paragraph-rsid="00463ba0" style:font-size-asian="16pt" style:font-size-complex="16pt"/>
    </style:style>
    <style:style style:name="P111" style:family="paragraph" style:parent-style-name="Standard">
      <style:paragraph-properties fo:line-height="200%" fo:text-align="start" style:justify-single-word="false"/>
      <style:text-properties fo:font-size="16pt" fo:font-weight="bold" officeooo:paragraph-rsid="00463ba0" style:font-size-asian="16pt" style:font-weight-asian="bold" style:font-size-complex="16pt" style:font-weight-complex="bold"/>
    </style:style>
    <style:style style:name="P112" style:family="paragraph" style:parent-style-name="Standard">
      <style:paragraph-properties fo:line-height="200%"/>
      <style:text-properties officeooo:paragraph-rsid="00463ba0"/>
    </style:style>
    <style:style style:name="P113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Times New Roman2" fo:font-size="18pt" fo:language="ru" fo:country="RU" officeooo:rsid="0013c9f4" officeooo:paragraph-rsid="00463ba0" style:font-name-asian="Times New Roman2" style:font-size-asian="18pt" style:language-asian="zh" style:country-asian="CN" style:font-name-complex="Times New Roman2" style:font-size-complex="18pt" style:language-complex="ar" style:country-complex="SA"/>
    </style:style>
    <style:style style:name="P114" style:family="paragraph" style:parent-style-name="Standard">
      <style:paragraph-properties fo:text-align="center" style:justify-single-word="false" style:snap-to-layout-grid="false"/>
      <style:text-properties officeooo:rsid="00463ba0" officeooo:paragraph-rsid="00463ba0"/>
    </style:style>
    <style:style style:name="P115" style:family="paragraph" style:parent-style-name="Table_20_Heading">
      <style:text-properties officeooo:paragraph-rsid="00115574"/>
    </style:style>
    <style:style style:name="P116" style:family="paragraph" style:parent-style-name="Table_20_Heading">
      <style:text-properties officeooo:paragraph-rsid="00285ed8"/>
    </style:style>
    <style:style style:name="P117" style:family="paragraph" style:parent-style-name="Table_20_Heading">
      <style:text-properties officeooo:paragraph-rsid="003f6024"/>
    </style:style>
    <style:style style:name="P118" style:family="paragraph" style:parent-style-name="Header">
      <style:paragraph-properties fo:break-before="page" style:snap-to-layout-grid="false">
        <style:tab-stops/>
      </style:paragraph-properties>
    </style:style>
    <style:style style:name="P119" style:family="paragraph" style:parent-style-name="Обычный">
      <style:paragraph-properties fo:break-before="page"/>
    </style:style>
    <style:style style:name="P120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font-size="18pt" officeooo:rsid="00247ad5" officeooo:paragraph-rsid="00285ed8" style:font-size-asian="18pt"/>
    </style:style>
    <style:style style:name="P121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font-size="14pt" officeooo:rsid="00247ad5" officeooo:paragraph-rsid="00285ed8" style:font-size-asian="14pt" style:font-size-complex="14pt"/>
    </style:style>
    <style:style style:name="P122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font-name="Times New Roman2" fo:font-size="14pt" fo:language="ru" fo:country="RU" officeooo:paragraph-rsid="00285ed8" style:font-size-asian="14pt" style:language-asian="ru" style:country-asian="RU" style:font-size-complex="14pt"/>
    </style:style>
    <style:style style:name="P123" style:family="paragraph" style:parent-style-name="Header">
      <style:paragraph-properties fo:margin-left="0.31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font-name="Times New Roman2" fo:font-size="14pt" fo:language="ru" fo:country="RU" officeooo:paragraph-rsid="00463ba0" style:font-size-asian="14pt" style:language-asian="ru" style:country-asian="RU" style:font-size-complex="14pt"/>
    </style:style>
    <style:style style:name="P124" style:family="paragraph" style:parent-style-name="Header">
      <style:paragraph-properties fo:margin-left="0.31cm" fo:margin-right="0.319cm" fo:line-height="0.741cm" fo:text-align="justify" style:justify-single-word="false" fo:text-indent="0cm" style:auto-text-indent="false" style:snap-to-layout-grid="false">
        <style:tab-stops/>
      </style:paragraph-properties>
      <style:text-properties style:font-name="Times New Roman2" fo:font-size="14pt" fo:language="ru" fo:country="RU" officeooo:paragraph-rsid="00285ed8" style:font-size-asian="14pt" style:language-asian="ru" style:country-asian="RU" style:font-size-complex="14pt"/>
    </style:style>
    <style:style style:name="P125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font-name="Times New Roman2" fo:font-size="14pt" officeooo:paragraph-rsid="00463ba0" style:font-size-asian="14pt" style:font-size-complex="14pt"/>
    </style:style>
    <style:style style:name="P126" style:family="paragraph" style:parent-style-name="Header">
      <style:paragraph-properties fo:margin-left="0.31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font-name="Times New Roman2" fo:font-size="14pt" officeooo:paragraph-rsid="00463ba0" style:font-size-asian="14pt" style:font-size-complex="14pt"/>
    </style:style>
    <style:style style:name="P127" style:family="paragraph" style:parent-style-name="Header">
      <style:paragraph-properties fo:margin-left="0.31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font-name="Times New Roman2" officeooo:paragraph-rsid="00463ba0"/>
    </style:style>
    <style:style style:name="P128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font-name="Times New Roman2" fo:language="ru" fo:country="RU" fo:font-weight="bold" officeooo:paragraph-rsid="003a6a41" style:language-asian="ru" style:country-asian="RU" style:font-weight-asian="bold" style:font-size-complex="14pt"/>
    </style:style>
    <style:style style:name="P129" style:family="paragraph" style:parent-style-name="Header">
      <style:paragraph-properties fo:margin-left="0.31cm" fo:margin-right="0.319cm" fo:line-height="0.755cm" fo:text-align="justify" style:justify-single-word="false" fo:text-indent="0cm" style:auto-text-indent="false" style:writing-mode="lr-tb"/>
      <style:text-properties style:font-name="Times New Roman2" fo:font-size="18pt" fo:language="ru" fo:country="RU" style:font-size-asian="18pt" style:language-asian="ru" style:country-asian="RU"/>
    </style:style>
    <style:style style:name="P130" style:family="paragraph" style:parent-style-name="Standard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font-size="18pt" officeooo:rsid="00247ad5" officeooo:paragraph-rsid="00285ed8" style:font-size-asian="18pt"/>
    </style:style>
    <style:style style:name="P131" style:family="paragraph" style:parent-style-name="Standard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fo:font-size="14pt" officeooo:rsid="00247ad5" officeooo:paragraph-rsid="00285ed8" style:font-size-asian="14pt" style:font-size-complex="14pt"/>
    </style:style>
    <style:style style:name="P132" style:family="paragraph" style:parent-style-name="Standard">
      <style:paragraph-properties fo:margin-left="0.31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text-position="0% 100%" style:font-name="Times New Roman2" fo:font-size="14pt" fo:language="ru" fo:country="RU" fo:font-style="normal" style:text-underline-style="none" fo:font-weight="normal" officeooo:rsid="00906571" officeooo:paragraph-rsid="00463ba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33" style:family="paragraph" style:parent-style-name="Standard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font-name="Times New Roman2" officeooo:paragraph-rsid="00463ba0"/>
    </style:style>
    <style:style style:name="P134" style:family="paragraph" style:parent-style-name="Standard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font-name="Times New Roman2" fo:font-size="14pt" officeooo:paragraph-rsid="003d9fde" style:font-size-asian="14pt" style:font-size-complex="14pt"/>
    </style:style>
    <style:style style:name="P135" style:family="paragraph" style:parent-style-name="Standard">
      <style:paragraph-properties fo:margin-left="0.31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font-name="Times New Roman2" fo:font-size="14pt" officeooo:rsid="00247ad5" officeooo:paragraph-rsid="00285ed8" style:font-size-asian="14pt" style:font-size-complex="14pt"/>
    </style:style>
    <style:style style:name="P136" style:family="paragraph" style:parent-style-name="Standard">
      <style:paragraph-properties fo:margin-left="0.31cm" fo:margin-right="0.319cm" fo:line-height="0.76cm" fo:text-align="justify" style:justify-single-word="false" fo:text-indent="0cm" style:auto-text-indent="false" style:snap-to-layout-grid="false">
        <style:tab-stops/>
      </style:paragraph-properties>
      <style:text-properties style:font-name="Times New Roman2" fo:font-size="14pt" officeooo:rsid="00247ad5" officeooo:paragraph-rsid="00285ed8" style:font-size-asian="14pt" style:font-size-complex="14pt"/>
    </style:style>
    <style:style style:name="P137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fo:font-size="11pt" style:font-size-asian="11pt"/>
    </style:style>
    <style:style style:name="P138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fo:font-size="11pt" officeooo:paragraph-rsid="00285ed8" style:font-size-asian="11pt"/>
    </style:style>
    <style:style style:name="P139" style:family="paragraph" style:parent-style-name="Standard">
      <style:paragraph-properties fo:margin-left="0cm" fo:margin-right="-0.191cm" fo:text-align="center" style:justify-single-word="false" fo:text-indent="0cm" style:auto-text-indent="false" style:snap-to-layout-grid="false"/>
      <style:text-properties fo:font-size="11pt" officeooo:paragraph-rsid="003f6024" style:font-size-asian="11pt"/>
    </style:style>
    <style:style style:name="P140" style:family="paragraph" style:parent-style-name="Text_20_body">
      <style:paragraph-properties>
        <style:tab-stops>
          <style:tab-stop style:position="2.822cm"/>
        </style:tab-stops>
      </style:paragraph-properties>
      <style:text-properties fo:font-size="6pt" style:font-size-asian="5.25pt" style:font-size-complex="6pt"/>
    </style:style>
    <style:style style:name="P141" style:family="paragraph" style:parent-style-name="Header">
      <style:paragraph-properties fo:margin-left="0cm" fo:margin-right="0.319cm" fo:line-height="0.755cm" fo:text-align="justify" style:justify-single-word="false" fo:text-indent="0cm" style:auto-text-indent="false" style:writing-mode="lr-tb"/>
      <style:text-properties fo:font-size="14pt" officeooo:paragraph-rsid="00463ba0" style:font-size-asian="14pt" style:font-size-complex="14pt"/>
    </style:style>
    <style:style style:name="P142" style:family="paragraph" style:parent-style-name="Header">
      <style:paragraph-properties fo:margin-left="0cm" fo:margin-right="0.319cm" fo:line-height="0.741cm" fo:text-align="justify" style:justify-single-word="false" fo:text-indent="0cm" style:auto-text-indent="false" style:writing-mode="lr-tb"/>
      <style:text-properties style:font-name="Times New Roman2" fo:font-size="14pt" fo:language="ru" fo:country="RU" officeooo:paragraph-rsid="0048b73a" style:font-size-asian="14pt" style:language-asian="ru" style:country-asian="RU" style:font-size-complex="14pt"/>
    </style:style>
    <style:style style:name="P143" style:family="paragraph" style:parent-style-name="Standard">
      <style:paragraph-properties fo:margin-left="0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font-name="Times New Roman2" fo:font-size="18pt" fo:language="en" fo:country="US" officeooo:rsid="00228c1f" officeooo:paragraph-rsid="00228c1f" style:font-size-asian="18pt"/>
    </style:style>
    <style:style style:name="P144" style:family="paragraph" style:parent-style-name="Standard">
      <style:paragraph-properties fo:margin-left="0cm" fo:margin-right="0.319cm" fo:line-height="0.76cm" fo:text-align="justify" style:justify-single-word="false" fo:text-indent="0cm" style:auto-text-indent="false">
        <style:tab-stops/>
      </style:paragraph-properties>
      <style:text-properties style:font-name="Times New Roman2" fo:font-size="14pt" officeooo:paragraph-rsid="00463ba0" style:font-size-asian="14pt" style:font-size-complex="14pt"/>
    </style:style>
    <style:style style:name="P145" style:family="paragraph" style:parent-style-name="Standard">
      <style:paragraph-properties fo:margin-left="0cm" fo:margin-right="0.319cm" fo:line-height="0.755cm" fo:text-align="justify" style:justify-single-word="false" fo:text-indent="0cm" style:auto-text-indent="false" style:snap-to-layout-grid="false">
        <style:tab-stops>
          <style:tab-stop style:position="3.732cm"/>
          <style:tab-stop style:position="9.809cm" style:type="center"/>
          <style:tab-stop style:position="17.134cm" style:type="right"/>
        </style:tab-stops>
      </style:paragraph-properties>
      <style:text-properties style:text-position="0% 100%" style:font-name="Times New Roman" fo:font-size="14pt" fo:letter-spacing="normal" fo:language="ru" fo:country="RU" fo:font-style="normal" style:text-underline-style="none" fo:font-weight="normal" officeooo:rsid="0057a7e3" officeooo:paragraph-rsid="00463ba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46" style:family="paragraph" style:parent-style-name="Standard">
      <style:paragraph-properties fo:margin-left="0cm" fo:margin-right="0.319cm" fo:line-height="0.76cm" fo:text-align="start" style:justify-single-word="false" fo:text-indent="0cm" style:auto-text-indent="false">
        <style:tab-stops/>
      </style:paragraph-properties>
      <style:text-properties style:text-position="0% 100%" style:font-name="Times New Roman2" fo:font-size="14pt" fo:letter-spacing="normal" fo:language="ru" fo:country="RU" fo:font-style="normal" style:text-underline-style="none" fo:font-weight="normal" officeooo:rsid="00906571" officeooo:paragraph-rsid="00463ba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47" style:family="paragraph" style:parent-style-name="Header">
      <style:paragraph-properties fo:margin-left="0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font-name="Times New Roman2" fo:font-size="18pt" fo:language="en" fo:country="US" officeooo:rsid="00228c1f" officeooo:paragraph-rsid="00463ba0" style:font-size-asian="18pt"/>
    </style:style>
    <style:style style:name="P148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font-name="Times New Roman2" fo:font-size="14pt" officeooo:rsid="00247ad5" officeooo:paragraph-rsid="00463ba0" style:font-size-asian="14pt" style:font-size-complex="14pt"/>
    </style:style>
    <style:style style:name="P149" style:family="paragraph" style:parent-style-name="Header">
      <style:paragraph-properties fo:margin-left="0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font-name="Times New Roman2" fo:font-size="14pt" officeooo:paragraph-rsid="00463ba0" style:font-size-asian="14pt" style:font-size-complex="14pt"/>
    </style:style>
    <style:style style:name="P150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font-name="Times New Roman2" fo:font-size="14pt" officeooo:paragraph-rsid="00463ba0" style:font-size-asian="14pt" style:font-size-complex="14pt"/>
    </style:style>
    <style:style style:name="P151" style:family="paragraph" style:parent-style-name="Header">
      <style:paragraph-properties fo:margin-left="0cm" fo:margin-right="0.319cm" fo:line-height="0.755cm" fo:text-align="start" style:justify-single-word="false" fo:text-indent="0cm" style:auto-text-indent="false" style:snap-to-layout-grid="false">
        <style:tab-stops/>
      </style:paragraph-properties>
      <style:text-properties style:font-name="Times New Roman2" fo:font-size="14pt" officeooo:rsid="021e86ae" officeooo:paragraph-rsid="00463ba0" style:font-size-asian="14pt" style:font-size-complex="14pt"/>
    </style:style>
    <style:style style:name="P152" style:family="paragraph" style:parent-style-name="Header">
      <style:paragraph-properties fo:margin-left="0cm" fo:margin-right="0.319cm" fo:line-height="0.755cm" fo:text-align="justify" style:justify-single-word="false" fo:text-indent="0cm" style:auto-text-indent="false" style:snap-to-layout-grid="false">
        <style:tab-stops/>
      </style:paragraph-properties>
      <style:text-properties style:font-name="Times New Roman2" fo:font-size="14pt" fo:language="ru" fo:country="RU" officeooo:paragraph-rsid="00285ed8" style:font-size-asian="14pt" style:language-asian="ru" style:country-asian="RU" style:font-size-complex="14pt"/>
    </style:style>
    <style:style style:name="P153" style:family="paragraph" style:parent-style-name="Header">
      <style:paragraph-properties fo:margin-left="0cm" fo:margin-right="0.319cm" fo:line-height="0.7cm" fo:text-align="start" style:justify-single-word="false" fo:text-indent="0cm" style:auto-text-indent="false">
        <style:tab-stops/>
      </style:paragraph-properties>
      <style:text-properties style:text-position="0% 100%" style:font-name="Times New Roman2" fo:font-size="14pt" fo:font-weight="normal" officeooo:rsid="00edf05b" officeooo:paragraph-rsid="00463ba0" style:font-size-asian="14pt" style:font-weight-asian="normal" style:font-size-complex="14pt" style:font-weight-complex="normal"/>
    </style:style>
    <style:style style:name="P154" style:family="paragraph" style:parent-style-name="Header">
      <style:paragraph-properties fo:margin-left="0cm" fo:margin-right="0.319cm" fo:line-height="0.771cm" fo:text-align="start" style:justify-single-word="false" fo:text-indent="0cm" style:auto-text-indent="false">
        <style:tab-stops/>
      </style:paragraph-properties>
      <style:text-properties style:text-position="0% 100%" style:font-name="Times New Roman2" fo:font-size="14pt" fo:font-weight="normal" officeooo:rsid="00edf05b" officeooo:paragraph-rsid="00463ba0" style:font-size-asian="14pt" style:font-weight-asian="normal" style:font-size-complex="14pt" style:font-weight-complex="normal"/>
    </style:style>
    <style:style style:name="P155" style:family="paragraph" style:parent-style-name="Standard">
      <style:paragraph-properties fo:margin-left="0cm" fo:margin-right="0.325cm" fo:line-height="0.755cm" fo:text-align="justify" style:justify-single-word="false" fo:text-indent="0cm" style:auto-text-indent="false" style:writing-mode="lr-tb"/>
      <style:text-properties style:font-name="Times New Roman2" fo:font-size="14pt" fo:language="ru" fo:country="RU" officeooo:paragraph-rsid="003a6a41" style:font-size-asian="14pt" style:language-asian="ru" style:country-asian="RU" style:font-size-complex="14pt"/>
    </style:style>
    <style:style style:name="P156" style:family="paragraph" style:parent-style-name="Standard">
      <style:paragraph-properties fo:margin-left="0cm" fo:margin-right="0.325cm" fo:line-height="0.755cm" fo:text-align="justify" style:justify-single-word="false" fo:text-indent="0cm" style:auto-text-indent="false" style:writing-mode="lr-tb"/>
      <style:text-properties style:font-name="Times New Roman2" fo:font-size="14pt" fo:language="ru" fo:country="RU" officeooo:paragraph-rsid="003c3e74" style:font-size-asian="14pt" style:language-asian="ru" style:country-asian="RU" style:font-size-complex="14pt"/>
    </style:style>
    <style:style style:name="P157" style:family="paragraph" style:parent-style-name="Standard">
      <style:paragraph-properties fo:margin-left="0cm" fo:margin-right="0.325cm" fo:line-height="0.755cm" fo:text-align="justify" style:justify-single-word="false" fo:text-indent="0cm" style:auto-text-indent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fo:language="ru" fo:country="RU" officeooo:paragraph-rsid="002ebcd1" style:font-size-asian="14pt" style:language-asian="ru" style:country-asian="RU" style:font-size-complex="14pt"/>
    </style:style>
    <style:style style:name="P158" style:family="paragraph" style:parent-style-name="Standard">
      <style:paragraph-properties fo:margin-left="0cm" fo:margin-right="0.325cm" fo:line-height="0.755cm" fo:text-align="justify" style:justify-single-word="false" fo:text-indent="0cm" style:auto-text-indent="false" style:writing-mode="lr-tb"/>
      <style:text-properties style:font-name="Times New Roman2" fo:font-size="18pt" fo:language="ru" fo:country="RU" officeooo:paragraph-rsid="003a6a41" style:font-size-asian="18pt" style:language-asian="ru" style:country-asian="RU" style:font-size-complex="18pt"/>
    </style:style>
    <style:style style:name="P159" style:family="paragraph" style:parent-style-name="Header">
      <style:paragraph-properties fo:margin-left="0cm" fo:margin-right="0.325cm" fo:line-height="0.755cm" fo:text-align="justify" style:justify-single-word="false" fo:text-indent="0cm" style:auto-text-indent="false">
        <style:tab-stops/>
      </style:paragraph-properties>
      <style:text-properties style:font-name="Times New Roman2" fo:font-size="14pt" officeooo:paragraph-rsid="00463ba0" style:font-size-asian="14pt" style:font-size-complex="14pt"/>
    </style:style>
    <style:style style:name="P160" style:family="paragraph" style:parent-style-name="Header">
      <style:paragraph-properties fo:margin-left="0.307cm" fo:margin-right="0.33cm" fo:line-height="0.755cm" fo:text-align="start" style:justify-single-word="false" fo:text-indent="0cm" style:auto-text-indent="false" style:snap-to-layout-grid="false">
        <style:tab-stops/>
      </style:paragraph-properties>
      <style:text-properties officeooo:paragraph-rsid="00463ba0"/>
    </style:style>
    <style:style style:name="P161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text-position="0% 100%" style:font-name="Times New Roman2" fo:font-size="14pt" fo:letter-spacing="normal" fo:language="ru" fo:country="RU" fo:font-style="normal" style:text-underline-style="none" fo:font-weight="normal" officeooo:rsid="00906571" officeooo:paragraph-rsid="00463ba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162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text-position="0% 100%" style:font-name="Times New Roman2" fo:font-size="14pt" officeooo:rsid="002aee89" officeooo:paragraph-rsid="00463ba0" style:font-size-asian="14pt" style:font-size-complex="14pt"/>
    </style:style>
    <style:style style:name="P163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text-position="0% 100%" style:font-name="Times New Roman2" fo:font-size="14pt" officeooo:rsid="02315739" officeooo:paragraph-rsid="00463ba0" style:font-size-asian="14pt" style:font-size-complex="14pt"/>
    </style:style>
    <style:style style:name="P164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paragraph-rsid="00463ba0" style:font-size-asian="14pt" style:font-size-complex="14pt"/>
    </style:style>
    <style:style style:name="P165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paragraph-rsid="0048b73a" style:font-size-asian="14pt" style:font-size-complex="14pt"/>
    </style:style>
    <style:style style:name="P166" style:family="paragraph" style:parent-style-name="Header">
      <style:paragraph-properties fo:margin-left="0cm" fo:margin-right="0.347cm" fo:line-height="0.76cm" fo:text-align="start" style:justify-single-word="false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paragraph-rsid="00463ba0" style:font-size-asian="14pt" style:font-size-complex="14pt"/>
    </style:style>
    <style:style style:name="P167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rsid="01fdbef0" officeooo:paragraph-rsid="00463ba0" style:font-size-asian="14pt" style:font-size-complex="14pt"/>
    </style:style>
    <style:style style:name="P168" style:family="paragraph" style:parent-style-name="Header">
      <style:paragraph-properties fo:margin-left="0cm" fo:margin-right="0.347cm" fo:line-height="0.76cm" fo:text-align="start" style:justify-single-word="false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rsid="0029d6c3" officeooo:paragraph-rsid="00463ba0" style:font-size-asian="14pt" style:font-size-complex="14pt"/>
    </style:style>
    <style:style style:name="P169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rsid="0035eb9d" officeooo:paragraph-rsid="0048b73a" style:letter-kerning="true" style:font-name-asian="Arial Unicode MS" style:font-size-asian="14pt" style:font-name-complex="Tahoma" style:font-size-complex="14pt"/>
    </style:style>
    <style:style style:name="P170" style:family="paragraph" style:parent-style-name="Header">
      <style:paragraph-properties fo:margin-left="0cm" fo:margin-right="0.347cm" fo:line-height="0.76cm" fo:text-align="justify" style:justify-single-word="false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fo:language="ru" fo:country="RU" officeooo:paragraph-rsid="0048b73a" style:font-size-asian="14pt" style:language-asian="ru" style:country-asian="RU" style:font-size-complex="14pt"/>
    </style:style>
    <style:style style:name="P171" style:family="paragraph" style:parent-style-name="Header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4pt" officeooo:paragraph-rsid="0048b73a" style:font-size-asian="14pt" style:font-size-complex="14pt"/>
    </style:style>
    <style:style style:name="P172" style:family="paragraph" style:parent-style-name="Header">
      <style:paragraph-properties fo:margin-left="0cm" fo:margin-right="0.347cm" fo:margin-top="0.101cm" fo:margin-bottom="0cm" style:contextual-spacing="false" fo:line-height="0.7cm" fo:text-align="start" style:justify-single-word="false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463ba0"/>
    </style:style>
    <style:style style:name="P173" style:family="paragraph" style:parent-style-name="Header">
      <style:paragraph-properties fo:margin-left="0cm" fo:margin-right="0.347cm" fo:margin-top="0.101cm" fo:margin-bottom="0cm" style:contextual-spacing="false" fo:line-height="0.7cm" fo:text-align="start" style:justify-single-word="false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paragraph-rsid="00463ba0" style:font-size-asian="14pt" style:font-size-complex="14pt"/>
    </style:style>
    <style:style style:name="P174" style:family="paragraph" style:parent-style-name="Header">
      <style:paragraph-properties fo:margin-left="0cm" fo:margin-right="0.347cm" fo:margin-top="0.101cm" fo:margin-bottom="0cm" style:contextual-spacing="false" fo:line-height="0.67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48b73a"/>
    </style:style>
    <style:style style:name="P175" style:family="paragraph" style:parent-style-name="Header">
      <style:paragraph-properties fo:margin-left="0cm" fo:margin-right="0.347cm" fo:margin-top="0.09cm" fo:margin-bottom="0cm" style:contextual-spacing="false" fo:line-height="0.76cm" fo:text-align="start" style:justify-single-word="false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rsid="00163b79" officeooo:paragraph-rsid="00463ba0" style:font-size-asian="14pt" style:font-size-complex="14pt"/>
    </style:style>
    <style:style style:name="P176" style:family="paragraph" style:parent-style-name="Header">
      <style:paragraph-properties fo:margin-left="0cm" fo:margin-right="0.347cm" fo:margin-top="0.09cm" fo:margin-bottom="0cm" style:contextual-spacing="false" fo:line-height="0.67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rsid="00163b79" officeooo:paragraph-rsid="0048b73a" style:font-size-asian="14pt" style:font-size-complex="14pt"/>
    </style:style>
    <style:style style:name="P177" style:family="paragraph" style:parent-style-name="Standard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paragraph-rsid="00463ba0" style:font-size-asian="14pt" style:font-size-complex="14pt"/>
    </style:style>
    <style:style style:name="P178" style:family="paragraph" style:parent-style-name="Standard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paragraph-rsid="0048b73a" style:font-size-asian="14pt" style:font-size-complex="14pt"/>
    </style:style>
    <style:style style:name="P179" style:family="paragraph" style:parent-style-name="Standard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4pt" officeooo:paragraph-rsid="0048b73a" style:font-size-asian="12.25pt" style:font-size-complex="14pt"/>
    </style:style>
    <style:style style:name="P180" style:family="paragraph" style:parent-style-name="Standard">
      <style:paragraph-properties fo:margin-left="0cm" fo:margin-right="0.347cm" fo:line-height="0.76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48b73a"/>
    </style:style>
    <style:style style:name="P181" style:family="paragraph" style:parent-style-name="Standard">
      <style:paragraph-properties fo:margin-left="0cm" fo:margin-right="0.347cm" fo:margin-top="0.019cm" fo:margin-bottom="0cm" style:contextual-spacing="false" fo:line-height="0.67cm" fo:text-align="start" style:justify-single-word="false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paragraph-rsid="00463ba0" style:font-size-asian="14pt" style:font-size-complex="14pt"/>
    </style:style>
    <style:style style:name="P182" style:family="paragraph" style:parent-style-name="Header">
      <loext:graphic-properties draw:fill="none"/>
      <style:paragraph-properties fo:margin-left="0cm" fo:margin-right="0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paragraph-rsid="00463ba0" style:font-size-asian="14pt" style:font-size-complex="14pt" fo:hyphenate="false" fo:hyphenation-remain-char-count="2" fo:hyphenation-push-char-count="2" loext:hyphenation-no-caps="false"/>
    </style:style>
    <style:style style:name="P183" style:family="paragraph" style:parent-style-name="Header">
      <loext:graphic-properties draw:fill="none"/>
      <style:paragraph-properties fo:margin-left="0cm" fo:margin-right="0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48b73a" fo:hyphenate="false" fo:hyphenation-remain-char-count="2" fo:hyphenation-push-char-count="2" loext:hyphenation-no-caps="false"/>
    </style:style>
    <style:style style:name="P184" style:family="paragraph" style:parent-style-name="Standard">
      <loext:graphic-properties draw:fill="none"/>
      <style:paragraph-properties fo:margin-left="0cm" fo:margin-right="0cm" fo:line-height="0.755cm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size="14pt" officeooo:paragraph-rsid="00463ba0" fo:background-color="transparent" style:font-size-asian="14pt" style:font-size-complex="14pt" fo:hyphenate="false" fo:hyphenation-remain-char-count="2" fo:hyphenation-push-char-count="2" loext:hyphenation-no-caps="false"/>
    </style:style>
    <style:style style:name="P185" style:family="paragraph" style:parent-style-name="Standard">
      <loext:graphic-properties draw:fill="none"/>
      <style:paragraph-properties fo:margin-left="0cm" fo:margin-right="0cm" fo:line-height="0.755cm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0463ba0" fo:hyphenate="false" fo:hyphenation-remain-char-count="2" fo:hyphenation-push-char-count="2" loext:hyphenation-no-caps="false"/>
    </style:style>
    <style:style style:name="P186" style:family="paragraph" style:parent-style-name="Header">
      <loext:graphic-properties draw:fill="none"/>
      <style:paragraph-properties fo:margin-left="0cm" fo:margin-right="0cm" fo:line-height="0.771cm" fo:text-align="start" style:justify-single-word="false" fo:hyphenation-ladder-count="no-limit" fo:text-indent="0cm" style:auto-text-indent="false" fo:background-color="transparent">
        <style:tab-stops/>
      </style:paragraph-properties>
      <style:text-properties style:text-position="0% 100%" style:font-name="Times New Roman2" fo:font-size="14pt" fo:font-weight="normal" officeooo:rsid="00edf05b" officeooo:paragraph-rsid="00463ba0" style:font-size-asian="14pt" style:font-weight-asian="normal" style:font-size-complex="14pt" style:font-weight-complex="normal" fo:hyphenate="false" loext:hyphenation-no-caps="false"/>
    </style:style>
    <style:style style:name="P187" style:family="paragraph" style:parent-style-name="Header">
      <loext:graphic-properties draw:fill="none"/>
      <style:paragraph-properties fo:margin-left="0cm" fo:margin-right="0.101cm" fo:line-height="0.76cm" fo:hyphenation-ladder-count="no-limit" fo:text-indent="0cm" style:auto-text-indent="false" fo:background-color="transparent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text-position="0% 100%" style:font-name="Times New Roman2" fo:font-size="14pt" fo:language="ru" fo:country="RU" fo:font-style="normal" style:text-underline-style="none" fo:font-weight="normal" officeooo:rsid="00906571" officeooo:paragraph-rsid="00463ba0" style:font-name-asian="Times New Roman2" style:font-size-asian="14pt" style:font-style-asian="normal" style:font-weight-asian="normal" style:font-name-complex="Times New Roman2" style:font-size-complex="14pt" style:font-style-complex="normal" style:font-weight-complex="normal" fo:hyphenate="false" loext:hyphenation-no-caps="false"/>
    </style:style>
    <style:style style:name="P188" style:family="paragraph" style:parent-style-name="Header">
      <loext:graphic-properties draw:fill="none"/>
      <style:paragraph-properties fo:margin-left="0cm" fo:margin-right="0.101cm" fo:margin-top="0.101cm" fo:margin-bottom="0cm" style:contextual-spacing="false" fo:line-height="0.67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48b73a" fo:hyphenate="false" fo:hyphenation-remain-char-count="2" fo:hyphenation-push-char-count="2" loext:hyphenation-no-caps="false"/>
    </style:style>
    <style:style style:name="P189" style:family="paragraph" style:parent-style-name="Header">
      <loext:graphic-properties draw:fill="none"/>
      <style:paragraph-properties fo:margin-left="0.101cm" fo:margin-right="0.4cm" fo:margin-top="0.101cm" fo:margin-bottom="0cm" style:contextual-spacing="false" fo:line-height="0.7cm" fo:text-align="start" style:justify-single-word="false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463ba0" fo:hyphenate="false" fo:hyphenation-remain-char-count="2" fo:hyphenation-push-char-count="2" loext:hyphenation-no-caps="false"/>
    </style:style>
    <style:style style:name="P190" style:family="paragraph" style:parent-style-name="Header">
      <loext:graphic-properties draw:fill="none"/>
      <style:paragraph-properties fo:margin-left="0.101cm" fo:margin-right="0.4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48b73a" fo:hyphenate="false" fo:hyphenation-remain-char-count="2" fo:hyphenation-push-char-count="2" loext:hyphenation-no-caps="false"/>
    </style:style>
    <style:style style:name="P191" style:family="paragraph" style:parent-style-name="Header">
      <loext:graphic-properties draw:fill="none"/>
      <style:paragraph-properties fo:margin-left="0.101cm" fo:margin-right="0.4cm" fo:line-height="0.7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48b73a" fo:hyphenate="false" fo:hyphenation-remain-char-count="2" fo:hyphenation-push-char-count="2" loext:hyphenation-no-caps="false"/>
    </style:style>
    <style:style style:name="P192" style:family="paragraph" style:parent-style-name="Header">
      <loext:graphic-properties draw:fill="none"/>
      <style:paragraph-properties fo:margin-left="0.101cm" fo:margin-right="0.4cm" fo:line-height="0.76cm" fo:text-align="justify" style:justify-single-word="false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8pt" officeooo:rsid="00247ad5" officeooo:paragraph-rsid="0048b73a" style:font-size-asian="18pt" fo:hyphenate="false" fo:hyphenation-remain-char-count="2" fo:hyphenation-push-char-count="2" loext:hyphenation-no-caps="false"/>
    </style:style>
    <style:style style:name="P193" style:family="paragraph" style:parent-style-name="Header">
      <loext:graphic-properties draw:fill="none"/>
      <style:paragraph-properties fo:margin-left="0.101cm" fo:margin-right="0.4cm" fo:line-height="0.7cm" fo:text-align="justify" style:justify-single-word="false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8pt" officeooo:rsid="00247ad5" officeooo:paragraph-rsid="0048b73a" style:font-size-asian="18pt" fo:hyphenate="false" fo:hyphenation-remain-char-count="2" fo:hyphenation-push-char-count="2" loext:hyphenation-no-caps="false"/>
    </style:style>
    <style:style style:name="P194" style:family="paragraph" style:parent-style-name="Header">
      <loext:graphic-properties draw:fill="none"/>
      <style:paragraph-properties fo:margin-left="0.101cm" fo:margin-right="0.4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paragraph-rsid="0048b73a" style:font-size-asian="14pt" style:font-size-complex="14pt" fo:hyphenate="false" fo:hyphenation-remain-char-count="2" fo:hyphenation-push-char-count="2" loext:hyphenation-no-caps="false"/>
    </style:style>
    <style:style style:name="P195" style:family="paragraph" style:parent-style-name="Standard">
      <loext:graphic-properties draw:fill="none"/>
      <style:paragraph-properties fo:margin-left="0.101cm" fo:margin-right="0.4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48b73a" fo:hyphenate="false" fo:hyphenation-remain-char-count="2" fo:hyphenation-push-char-count="2" loext:hyphenation-no-caps="false"/>
    </style:style>
    <style:style style:name="P196" style:family="paragraph" style:parent-style-name="Header">
      <loext:graphic-properties draw:fill="none"/>
      <style:paragraph-properties fo:margin-left="0.101cm" fo:margin-right="0.4cm" fo:margin-top="0.09cm" fo:margin-bottom="0cm" style:contextual-spacing="false" fo:line-height="0.67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48b73a" fo:hyphenate="false" fo:hyphenation-remain-char-count="2" fo:hyphenation-push-char-count="2" loext:hyphenation-no-caps="false"/>
    </style:style>
    <style:style style:name="P197" style:family="paragraph" style:parent-style-name="Standard">
      <loext:graphic-properties draw:fill="none"/>
      <style:paragraph-properties fo:margin-left="0.3cm" fo:margin-right="0cm" fo:line-height="0.755cm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0463ba0" fo:hyphenate="false" fo:hyphenation-remain-char-count="2" fo:hyphenation-push-char-count="2" loext:hyphenation-no-caps="false"/>
    </style:style>
    <style:style style:name="P198" style:family="paragraph" style:parent-style-name="Standard">
      <style:paragraph-properties fo:margin-left="0cm" fo:margin-right="0.33cm" fo:line-height="0.755cm" fo:text-align="start" style:justify-single-word="false" fo:text-indent="0cm" style:auto-text-indent="false">
        <style:tab-stops/>
      </style:paragraph-properties>
      <style:text-properties officeooo:paragraph-rsid="00463ba0"/>
    </style:style>
    <style:style style:name="P199" style:family="paragraph" style:parent-style-name="Standard">
      <style:paragraph-properties fo:margin-left="0cm" fo:margin-right="0.33cm" fo:line-height="0.755cm" fo:text-align="start" style:justify-single-word="false" fo:text-indent="0cm" style:auto-text-indent="false">
        <style:tab-stops/>
      </style:paragraph-properties>
      <style:text-properties fo:font-size="14pt" officeooo:rsid="00dba3ea" officeooo:paragraph-rsid="00463ba0" fo:background-color="transparent" style:font-size-asian="14pt" style:font-size-complex="14pt"/>
    </style:style>
    <style:style style:name="P200" style:family="paragraph" style:parent-style-name="Standard">
      <loext:graphic-properties draw:fill="none"/>
      <style:paragraph-properties fo:margin-left="0.101cm" fo:margin-right="0cm" fo:line-height="0.7cm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163b79" officeooo:paragraph-rsid="00463ba0" style:font-size-asian="14pt" style:font-size-complex="14pt" fo:hyphenate="false" fo:hyphenation-remain-char-count="2" fo:hyphenation-push-char-count="2" loext:hyphenation-no-caps="false"/>
    </style:style>
    <style:style style:name="P201" style:family="paragraph" style:parent-style-name="Standard">
      <loext:graphic-properties draw:fill="none"/>
      <style:paragraph-properties fo:margin-left="0.101cm" fo:margin-right="0cm" fo:line-height="0.771cm" fo:text-align="start" style:justify-single-word="false" fo:orphans="2" fo:widows="2" fo:hyphenation-ladder-count="no-limit" fo:text-indent="0cm" style:auto-text-indent="false" fo:background-color="transparent" style:writing-mode="lr-tb"/>
      <style:text-properties officeooo:paragraph-rsid="00463ba0" fo:hyphenate="false" fo:hyphenation-remain-char-count="2" fo:hyphenation-push-char-count="2" loext:hyphenation-no-caps="false"/>
    </style:style>
    <style:style style:name="P202" style:family="paragraph" style:parent-style-name="Header">
      <loext:graphic-properties draw:fill="none"/>
      <style:paragraph-properties fo:margin-left="0.101cm" fo:margin-right="0cm" fo:line-height="0.76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48b73a" fo:hyphenate="false" fo:hyphenation-remain-char-count="2" fo:hyphenation-push-char-count="2" loext:hyphenation-no-caps="false"/>
    </style:style>
    <style:style style:name="P203" style:family="paragraph" style:parent-style-name="Standard">
      <loext:graphic-properties draw:fill="none"/>
      <style:paragraph-properties fo:margin-left="0.101cm" fo:margin-right="0cm" fo:margin-top="0.101cm" fo:margin-bottom="0cm" style:contextual-spacing="false" fo:line-height="0.76cm" fo:text-align="start" style:justify-single-word="false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6pt" officeooo:paragraph-rsid="0048b73a" style:font-size-asian="16pt" style:font-size-complex="16pt" fo:hyphenate="false" fo:hyphenation-remain-char-count="2" fo:hyphenation-push-char-count="2" loext:hyphenation-no-caps="false"/>
    </style:style>
    <style:style style:name="P204" style:family="paragraph" style:parent-style-name="Standard">
      <loext:graphic-properties draw:fill="none"/>
      <style:paragraph-properties fo:margin-left="0.101cm" fo:margin-right="0.3cm" fo:line-height="0.76cm" fo:text-align="start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fo:language="ru" fo:country="RU" officeooo:paragraph-rsid="0048b73a" style:font-size-asian="14pt" style:language-asian="ru" style:country-asian="RU" style:font-size-complex="14pt" fo:hyphenate="false" fo:hyphenation-remain-char-count="2" fo:hyphenation-push-char-count="2" loext:hyphenation-no-caps="false"/>
    </style:style>
    <style:style style:name="P205" style:family="paragraph" style:parent-style-name="Standard">
      <loext:graphic-properties draw:fill="none"/>
      <style:paragraph-properties fo:margin-left="0.101cm" fo:margin-right="0.3cm" fo:line-height="0.76cm" fo:text-align="justify" style:justify-single-word="false" fo:orphans="0" fo:widows="0" fo:hyphenation-ladder-count="no-limit" fo:text-indent="0cm" style:auto-text-indent="false" fo:background-color="transparent" style:vertical-align="baseline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48b73a" fo:hyphenate="false" fo:hyphenation-remain-char-count="2" fo:hyphenation-push-char-count="2" loext:hyphenation-no-caps="false"/>
    </style:style>
    <style:style style:name="P206" style:family="paragraph" style:parent-style-name="Standard">
      <loext:graphic-properties draw:fill="none"/>
      <style:paragraph-properties fo:margin-left="0.101cm" fo:margin-right="0cm" fo:margin-top="0cm" fo:margin-bottom="0cm" style:contextual-spacing="false" fo:line-height="0.73cm" fo:text-align="start" style:justify-single-word="false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6pt" officeooo:paragraph-rsid="004b78f1" style:font-size-asian="16pt" style:font-size-complex="16pt" fo:hyphenate="false" fo:hyphenation-remain-char-count="2" fo:hyphenation-push-char-count="2" loext:hyphenation-no-caps="false"/>
    </style:style>
    <style:style style:name="P207" style:family="paragraph" style:parent-style-name="Text_20_body" style:master-page-name="MP1">
      <style:paragraph-properties style:page-number="auto" fo:break-before="page"/>
      <style:text-properties fo:font-size="6pt" officeooo:paragraph-rsid="003f6024" style:font-size-asian="5.25pt" style:font-size-complex="6pt"/>
    </style:style>
    <style:style style:name="P208" style:family="paragraph" style:parent-style-name="Header">
      <style:paragraph-properties fo:margin-left="0cm" fo:margin-right="0.319cm" fo:line-height="0.73cm" fo:text-align="justify" style:justify-single-word="false" fo:text-indent="0cm" style:auto-text-indent="false" style:writing-mode="lr-tb"/>
      <style:text-properties style:font-name="Times New Roman2" fo:font-size="14pt" fo:language="ru" fo:country="RU" officeooo:paragraph-rsid="0048b73a" style:font-size-asian="14pt" style:language-asian="ru" style:country-asian="RU" style:font-size-complex="14pt"/>
    </style:style>
    <style:style style:name="P209" style:family="paragraph" style:parent-style-name="Header">
      <loext:graphic-properties draw:fill="none"/>
      <style:paragraph-properties fo:margin-left="0.101cm" fo:margin-right="0.4cm" fo:line-height="0.73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officeooo:paragraph-rsid="0048b73a" fo:hyphenate="false" fo:hyphenation-remain-char-count="2" fo:hyphenation-push-char-count="2" loext:hyphenation-no-caps="false"/>
    </style:style>
    <style:style style:name="P210" style:family="paragraph" style:parent-style-name="Header">
      <loext:graphic-properties draw:fill="none"/>
      <style:paragraph-properties fo:margin-left="0.101cm" fo:margin-right="0.4cm" fo:margin-top="0.101cm" fo:margin-bottom="0cm" style:contextual-spacing="false" fo:line-height="0.73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4pt" officeooo:paragraph-rsid="0048b73a" style:font-size-asian="12.25pt" style:font-size-complex="14pt" fo:hyphenate="false" fo:hyphenation-remain-char-count="2" fo:hyphenation-push-char-count="2" loext:hyphenation-no-caps="false"/>
    </style:style>
    <style:style style:name="P211" style:family="paragraph" style:parent-style-name="Header">
      <loext:graphic-properties draw:fill="none"/>
      <style:paragraph-properties fo:margin-left="0.101cm" fo:margin-right="0.4cm" fo:margin-top="0.101cm" fo:margin-bottom="0cm" style:contextual-spacing="false" fo:line-height="0.7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6pt" officeooo:paragraph-rsid="0048b73a" style:font-size-asian="16pt" style:font-size-complex="16pt" fo:hyphenate="false" fo:hyphenation-remain-char-count="2" fo:hyphenation-push-char-count="2" loext:hyphenation-no-caps="false"/>
    </style:style>
    <style:style style:name="P212" style:family="paragraph" style:parent-style-name="Header">
      <loext:graphic-properties draw:fill="none"/>
      <style:paragraph-properties fo:margin-left="0.101cm" fo:margin-right="0.4cm" fo:margin-top="0.101cm" fo:margin-bottom="0cm" style:contextual-spacing="false" fo:line-height="0.7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weight="bold" officeooo:paragraph-rsid="004b78f1" style:font-weight-asian="bold" style:font-weight-complex="bold" fo:hyphenate="false" fo:hyphenation-remain-char-count="2" fo:hyphenation-push-char-count="2" loext:hyphenation-no-caps="false"/>
    </style:style>
    <style:style style:name="P213" style:family="paragraph" style:parent-style-name="Header">
      <loext:graphic-properties draw:fill="none"/>
      <style:paragraph-properties fo:margin-left="0.101cm" fo:margin-right="0.4cm" fo:margin-top="0.101cm" fo:margin-bottom="0cm" style:contextual-spacing="false" fo:line-height="0.73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paragraph-rsid="004b78f1" style:font-size-asian="14pt" style:font-size-complex="14pt" fo:hyphenate="false" fo:hyphenation-remain-char-count="2" fo:hyphenation-push-char-count="2" loext:hyphenation-no-caps="false"/>
    </style:style>
    <style:style style:name="P214" style:family="paragraph" style:parent-style-name="Header">
      <loext:graphic-properties draw:fill="none"/>
      <style:paragraph-properties fo:margin-left="0.101cm" fo:margin-right="0.4cm" fo:margin-top="0.101cm" fo:margin-bottom="0cm" style:contextual-spacing="false" fo:line-height="0.73cm" fo:orphans="2" fo:widows="2" fo:hyphenation-ladder-count="no-limit" fo:text-indent="0cm" style:auto-text-indent="false" fo:background-color="transparent" style:snap-to-layout-grid="false" style:writing-mode="lr-tb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style:font-name="Times New Roman2" fo:font-size="14pt" officeooo:paragraph-rsid="0048b73a" style:font-size-asian="14pt" style:font-size-complex="14pt" fo:hyphenate="false" fo:hyphenation-remain-char-count="2" fo:hyphenation-push-char-count="2" loext:hyphenation-no-caps="false"/>
    </style:style>
    <style:style style:name="P215" style:family="paragraph" style:parent-style-name="Header">
      <style:paragraph-properties fo:margin-left="0cm" fo:margin-right="0.347cm" fo:margin-top="0.101cm" fo:margin-bottom="0cm" style:contextual-spacing="false" fo:line-height="0.73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4pt" officeooo:paragraph-rsid="0048b73a" style:font-size-asian="12.25pt" style:font-size-complex="14pt"/>
    </style:style>
    <style:style style:name="P216" style:family="paragraph" style:parent-style-name="Header">
      <style:paragraph-properties fo:margin-left="0cm" fo:margin-right="0.347cm" fo:margin-top="0.101cm" fo:margin-bottom="0cm" style:contextual-spacing="false" fo:line-height="0.7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4pt" officeooo:paragraph-rsid="0048b73a" style:font-size-asian="12.25pt" style:font-size-complex="14pt"/>
    </style:style>
    <style:style style:name="P217" style:family="paragraph" style:parent-style-name="Header">
      <style:paragraph-properties fo:margin-left="0cm" fo:margin-right="0.347cm" fo:margin-top="0.101cm" fo:margin-bottom="0cm" style:contextual-spacing="false" fo:line-height="0.7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6pt" officeooo:paragraph-rsid="0048b73a" style:font-size-asian="16pt" style:font-size-complex="16pt"/>
    </style:style>
    <style:style style:name="P218" style:family="paragraph" style:parent-style-name="Header">
      <style:paragraph-properties fo:margin-left="0cm" fo:margin-right="0.347cm" fo:margin-top="0cm" fo:margin-bottom="0cm" style:contextual-spacing="false" fo:line-height="0.7cm" fo:text-indent="0cm" style:auto-text-indent="false" style:snap-to-layout-grid="false">
        <style:tab-stops>
          <style:tab-stop style:position="1.249cm"/>
          <style:tab-stop style:position="7.325cm" style:type="center"/>
          <style:tab-stop style:position="14.651cm" style:type="right"/>
        </style:tab-stops>
      </style:paragraph-properties>
      <style:text-properties fo:font-size="16pt" officeooo:paragraph-rsid="0048b73a" style:font-size-asian="16pt" style:font-size-complex="16pt"/>
    </style:style>
    <style:style style:name="P219" style:family="paragraph" style:parent-style-name="Heading_20_1">
      <style:paragraph-properties fo:text-align="start" style:justify-single-word="false"/>
      <style:text-properties fo:font-size="16pt" fo:font-weight="normal" officeooo:paragraph-rsid="00463ba0" style:font-size-asian="16pt" style:font-weight-asian="normal" style:font-size-complex="16pt"/>
    </style:style>
    <style:style style:name="P220" style:family="paragraph" style:parent-style-name="Heading_20_3">
      <style:paragraph-properties style:snap-to-layout-grid="false"/>
      <style:text-properties fo:font-size="22pt" fo:font-weight="bold" officeooo:paragraph-rsid="00463ba0" style:font-size-asian="22pt" style:font-weight-asian="bold"/>
    </style:style>
    <style:style style:name="P221" style:family="paragraph" style:parent-style-name="Heading_20_3">
      <style:paragraph-properties fo:text-align="center" style:justify-single-word="false" style:snap-to-layout-grid="false"/>
      <style:text-properties fo:font-size="15pt" fo:font-weight="normal" style:font-size-asian="15pt" style:font-weight-asian="normal" style:font-size-complex="15pt" style:font-weight-complex="normal"/>
    </style:style>
    <style:style style:name="P222" style:family="paragraph" style:parent-style-name="Heading_20_5">
      <style:text-properties fo:font-size="16pt" officeooo:paragraph-rsid="00463ba0" style:font-size-asian="16pt" style:font-size-complex="16pt"/>
    </style:style>
    <style:style style:name="P223" style:family="paragraph" style:parent-style-name="Heading_20_5">
      <style:paragraph-properties fo:line-height="200%"/>
      <style:text-properties officeooo:paragraph-rsid="00463ba0"/>
    </style:style>
    <style:style style:name="P224" style:family="paragraph" style:parent-style-name="Heading_20_5">
      <style:paragraph-properties fo:line-height="200%">
        <style:tab-stops/>
      </style:paragraph-properties>
      <style:text-properties officeooo:paragraph-rsid="00463ba0"/>
    </style:style>
    <style:style style:name="P225" style:family="paragraph">
      <loext:graphic-properties draw:fill="none"/>
      <style:paragraph-properties style:writing-mode="lr-tb"/>
    </style:style>
    <style:style style:name="P226" style:family="paragraph">
      <style:paragraph-properties fo:text-align="center"/>
    </style:style>
    <style:style style:name="P227" style:family="paragraph">
      <style:paragraph-properties fo:text-align="center" style:writing-mode="lr-tb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normal" officeooo:rsid="00f47c24" fo:background-color="transparent" loext:char-shading-value="0" style:font-size-asian="12pt" style:font-weight-asian="normal" style:font-size-complex="12pt" style:font-weight-complex="normal"/>
    </style:style>
    <style:style style:name="T3" style:family="text">
      <style:text-properties fo:font-size="10pt" style:font-size-asian="10pt"/>
    </style:style>
    <style:style style:name="T4" style:family="text">
      <style:text-properties fo:font-size="10pt" officeooo:rsid="00398c40" style:font-size-asian="10pt"/>
    </style:style>
    <style:style style:name="T5" style:family="text">
      <style:text-properties fo:font-size="11pt" style:font-size-asian="11pt"/>
    </style:style>
    <style:style style:name="T6" style:family="text">
      <style:text-properties style:text-position="sub 64%" fo:font-size="11pt" style:font-size-asian="11pt"/>
    </style:style>
    <style:style style:name="T7" style:family="text">
      <style:text-properties fo:language="en" fo:country="US" officeooo:rsid="0012a6cb"/>
    </style:style>
    <style:style style:name="T8" style:family="text">
      <style:text-properties fo:language="en" fo:country="US" officeooo:rsid="00226920"/>
    </style:style>
    <style:style style:name="T9" style:family="text">
      <style:text-properties fo:language="en" fo:country="US" officeooo:rsid="01fd7e51"/>
    </style:style>
    <style:style style:name="T10" style:family="text">
      <style:text-properties fo:language="en" fo:country="US" officeooo:rsid="0023ee4f"/>
    </style:style>
    <style:style style:name="T11" style:family="text">
      <style:text-properties officeooo:rsid="0012a6cb"/>
    </style:style>
    <style:style style:name="T12" style:family="text">
      <style:text-properties style:font-name="Times New Roman2"/>
    </style:style>
    <style:style style:name="T13" style:family="text">
      <style:text-properties style:font-name="Times New Roman2" fo:language="ru" fo:country="RU" style:language-asian="ru" style:country-asian="RU"/>
    </style:style>
    <style:style style:name="T14" style:family="text">
      <style:text-properties style:font-name="Times New Roman2" fo:language="ru" fo:country="RU" officeooo:rsid="002bebe2" style:language-asian="ru" style:country-asian="RU"/>
    </style:style>
    <style:style style:name="T15" style:family="text">
      <style:text-properties style:font-name="Times New Roman2" fo:language="ru" fo:country="RU" officeooo:rsid="021e86ae" style:language-asian="ru" style:country-asian="RU"/>
    </style:style>
    <style:style style:name="T16" style:family="text">
      <style:text-properties style:font-name="Times New Roman2" fo:font-size="10pt" officeooo:rsid="002ae8cc" style:font-name-asian="Times New Roman2" style:font-size-asian="10pt" style:font-name-complex="Times New Roman2" style:font-size-complex="10pt"/>
    </style:style>
    <style:style style:name="T17" style:family="text">
      <style:text-properties style:font-name="Times New Roman2" fo:font-size="10pt" officeooo:rsid="003f6024" style:font-name-asian="Times New Roman2" style:font-size-asian="10pt" style:font-name-complex="Times New Roman2" style:font-size-complex="10pt"/>
    </style:style>
    <style:style style:name="T18" style:family="text">
      <style:text-properties style:font-name="Times New Roman2" fo:font-size="14pt" style:font-size-asian="14pt" style:font-size-complex="14pt"/>
    </style:style>
    <style:style style:name="T19" style:family="text">
      <style:text-properties style:font-name="Times New Roman2" fo:font-size="14pt" officeooo:rsid="0015d9c0" style:font-size-asian="14pt" style:font-size-complex="14pt"/>
    </style:style>
    <style:style style:name="T20" style:family="text">
      <style:text-properties style:font-name="Times New Roman2" fo:font-size="14pt" officeooo:rsid="001b1fcd" style:font-size-asian="14pt" style:font-size-complex="14pt"/>
    </style:style>
    <style:style style:name="T21" style:family="text">
      <style:text-properties style:font-name="Times New Roman2" fo:font-size="14pt" officeooo:rsid="001b9571" style:font-size-asian="14pt" style:font-size-complex="14pt"/>
    </style:style>
    <style:style style:name="T22" style:family="text">
      <style:text-properties style:font-name="Times New Roman2" fo:font-size="14pt" officeooo:rsid="0038671d" style:font-size-asian="14pt" style:font-size-complex="14pt"/>
    </style:style>
    <style:style style:name="T23" style:family="text">
      <style:text-properties style:font-name="Times New Roman2" fo:font-size="14pt" officeooo:rsid="001eb0c3" style:font-size-asian="14pt" style:font-size-complex="14pt"/>
    </style:style>
    <style:style style:name="T24" style:family="text">
      <style:text-properties style:font-name="Times New Roman2" fo:font-size="14pt" officeooo:rsid="00163b79" style:font-size-asian="14pt" style:font-size-complex="14pt"/>
    </style:style>
    <style:style style:name="T25" style:family="text">
      <style:text-properties style:font-name="Times New Roman2" fo:font-size="14pt" officeooo:rsid="0038dc73" style:font-size-asian="14pt" style:font-size-complex="14pt"/>
    </style:style>
    <style:style style:name="T26" style:family="text">
      <style:text-properties style:font-name="Times New Roman2" fo:font-size="14pt" officeooo:rsid="001d0d76" style:font-size-asian="14pt" style:font-size-complex="14pt"/>
    </style:style>
    <style:style style:name="T27" style:family="text">
      <style:text-properties style:font-name="Times New Roman2" fo:font-size="14pt" officeooo:rsid="001d7677" style:font-size-asian="14pt" style:font-size-complex="14pt"/>
    </style:style>
    <style:style style:name="T28" style:family="text">
      <style:text-properties style:font-name="Times New Roman2" fo:font-size="14pt" officeooo:rsid="0035eb9d" style:font-size-asian="14pt" style:font-size-complex="14pt"/>
    </style:style>
    <style:style style:name="T29" style:family="text">
      <style:text-properties style:font-name="Times New Roman2" fo:font-size="14pt" officeooo:rsid="003840c0" style:font-size-asian="14pt" style:font-size-complex="14pt"/>
    </style:style>
    <style:style style:name="T30" style:family="text">
      <style:text-properties style:font-name="Times New Roman2" fo:font-size="14pt" fo:background-color="#ffffff" loext:char-shading-value="0" style:font-size-asian="14pt" style:font-size-complex="14pt"/>
    </style:style>
    <style:style style:name="T31" style:family="text">
      <style:text-properties style:font-name="Times New Roman2" fo:font-size="14pt" fo:language="ru" fo:country="RU" officeooo:rsid="001b9571" style:font-size-asian="14pt" style:font-size-complex="14pt"/>
    </style:style>
    <style:style style:name="T32" style:family="text">
      <style:text-properties style:font-name="Times New Roman2" fo:font-size="14pt" fo:language="ru" fo:country="RU" officeooo:rsid="003a9312" style:font-size-asian="14pt" style:font-size-complex="14pt"/>
    </style:style>
    <style:style style:name="T33" style:family="text">
      <style:text-properties style:font-name="Times New Roman2" fo:font-size="14pt" fo:language="ru" fo:country="RU" officeooo:rsid="001ef169" style:font-size-asian="14pt" style:font-size-complex="14pt"/>
    </style:style>
    <style:style style:name="T34" style:family="text">
      <style:text-properties style:font-name="Times New Roman2" fo:font-size="14pt" fo:language="ru" fo:country="RU" officeooo:rsid="00365a33" style:font-size-asian="14pt" style:font-size-complex="14pt"/>
    </style:style>
    <style:style style:name="T35" style:family="text">
      <style:text-properties style:font-name="Times New Roman2" fo:font-size="14pt" fo:language="en" fo:country="US" officeooo:rsid="001eb0c3" style:font-size-asian="14pt" style:font-size-complex="14pt"/>
    </style:style>
    <style:style style:name="T36" style:family="text">
      <style:text-properties style:font-name="Times New Roman2" style:font-size-asian="12.25pt"/>
    </style:style>
    <style:style style:name="T37" style:family="text">
      <style:text-properties style:font-name="Times New Roman2" style:font-size-asian="14pt"/>
    </style:style>
    <style:style style:name="T38" style:family="text">
      <style:text-properties style:font-name="Times New Roman2" officeooo:rsid="00801e78" style:font-size-asian="14pt"/>
    </style:style>
    <style:style style:name="T39" style:family="text">
      <style:text-properties style:font-name="Times New Roman2" fo:font-size="16pt" style:font-size-asian="16pt" style:font-size-complex="16pt"/>
    </style:style>
    <style:style style:name="T40" style:family="text">
      <style:text-properties style:font-name="Times New Roman2" fo:font-size="16pt" officeooo:rsid="0038671d" fo:background-color="#ffffff" loext:char-shading-value="0" style:font-size-asian="16pt" style:font-size-complex="16pt"/>
    </style:style>
    <style:style style:name="T41" style:family="text">
      <style:text-properties style:font-name="Times New Roman2" fo:font-size="16pt" officeooo:rsid="0015d9c0" fo:background-color="#ffffff" loext:char-shading-value="0" style:font-size-asian="16pt" style:font-size-complex="16pt"/>
    </style:style>
    <style:style style:name="T42" style:family="text">
      <style:text-properties style:font-name="Times New Roman2" style:letter-kerning="true" style:font-name-asian="Arial Unicode MS" style:font-name-complex="Tahoma"/>
    </style:style>
    <style:style style:name="T43" style:family="text">
      <style:text-properties style:text-position="super 58%"/>
    </style:style>
    <style:style style:name="T44" style:family="text">
      <style:text-properties style:text-position="super 58%" style:text-underline-style="none"/>
    </style:style>
    <style:style style:name="T45" style:family="text">
      <style:text-properties style:text-position="super 58%" officeooo:rsid="00243ad4"/>
    </style:style>
    <style:style style:name="T46" style:family="text">
      <style:text-properties style:text-position="super 58%" officeooo:rsid="001f37d8" style:font-name-asian="Times New Roman2" style:font-name-complex="Times New Roman2"/>
    </style:style>
    <style:style style:name="T47" style:family="text">
      <style:text-properties style:text-position="super 58%" fo:letter-spacing="normal" fo:language="ru" fo:country="RU" fo:font-style="normal" style:text-underline-style="none" fo:font-weight="normal" officeooo:rsid="00906571" style:font-name-asian="Times New Roman2" style:font-style-asian="normal" style:font-weight-asian="normal" style:font-name-complex="Times New Roman2" style:font-style-complex="normal" style:font-weight-complex="normal"/>
    </style:style>
    <style:style style:name="T48" style:family="text">
      <style:text-properties style:text-position="super 58%" fo:language="ru" fo:country="RU" style:text-underline-style="none" officeooo:rsid="00243ad4" style:font-name-asian="Times New Roman2" style:font-name-complex="Times New Roman2"/>
    </style:style>
    <style:style style:name="T49" style:family="text">
      <style:text-properties style:text-position="super 58%" fo:language="ru" fo:country="RU" style:text-underline-style="none" officeooo:rsid="001f37d8" style:font-name-asian="Times New Roman2" style:font-name-complex="Times New Roman2"/>
    </style:style>
    <style:style style:name="T50" style:family="text">
      <style:text-properties style:text-position="super 58%" officeooo:rsid="002aee89"/>
    </style:style>
    <style:style style:name="T51" style:family="text">
      <style:text-properties officeooo:rsid="0033b8c9"/>
    </style:style>
    <style:style style:name="T52" style:family="text">
      <style:text-properties officeooo:rsid="00398c40"/>
    </style:style>
    <style:style style:name="T53" style:family="text">
      <style:text-properties officeooo:rsid="003c3e74"/>
    </style:style>
    <style:style style:name="T54" style:family="text">
      <style:text-properties fo:font-size="10.5pt" fo:background-color="transparent" loext:char-shading-value="0" style:font-size-asian="10.5pt" style:font-size-complex="10.5pt"/>
    </style:style>
    <style:style style:name="T55" style:family="text">
      <style:text-properties fo:font-size="10.5pt" officeooo:rsid="00f0434a" fo:background-color="transparent" loext:char-shading-value="0" style:font-size-asian="10.5pt" style:font-size-complex="10.5pt"/>
    </style:style>
    <style:style style:name="T56" style:family="text">
      <style:text-properties fo:font-size="10.5pt" fo:font-weight="normal" officeooo:rsid="0023203b" fo:background-color="transparent" loext:char-shading-value="0" style:font-size-asian="10.5pt" style:font-weight-asian="normal" style:font-size-complex="10.5pt" style:font-weight-complex="normal"/>
    </style:style>
    <style:style style:name="T57" style:family="text">
      <style:text-properties fo:font-size="10.5pt" fo:font-weight="normal" officeooo:rsid="00f47c24" fo:background-color="transparent" loext:char-shading-value="0" style:font-size-asian="10.5pt" style:font-weight-asian="normal" style:font-size-complex="10.5pt" style:font-weight-complex="normal"/>
    </style:style>
    <style:style style:name="T58" style:family="text">
      <style:text-properties fo:font-size="16pt" style:font-size-asian="16pt" style:font-size-complex="16pt"/>
    </style:style>
    <style:style style:name="T59" style:family="text">
      <style:text-properties style:use-window-font-color="true" loext:opacity="0%" fo:language="ru" fo:country="RU" officeooo:rsid="01fd7e51" style:font-name-asian="Times New Roman2" style:language-asian="zh" style:country-asian="CN" style:font-name-complex="Times New Roman2" style:language-complex="ar" style:country-complex="SA"/>
    </style:style>
    <style:style style:name="T60" style:family="text">
      <style:text-properties style:use-window-font-color="true" loext:opacity="0%" fo:language="ru" fo:country="RU" officeooo:rsid="0023ee4f" style:font-name-asian="Times New Roman2" style:language-asian="zh" style:country-asian="CN" style:font-name-complex="Times New Roman2" style:language-complex="ar" style:country-complex="SA"/>
    </style:style>
    <style:style style:name="T61" style:family="text">
      <style:text-properties style:use-window-font-color="true" loext:opacity="0%" fo:language="ru" fo:country="RU" officeooo:rsid="01fdbef0" style:font-name-asian="Times New Roman2" style:language-asian="zh" style:country-asian="CN" style:font-name-complex="Times New Roman2" style:language-complex="ar" style:country-complex="SA"/>
    </style:style>
    <style:style style:name="T62" style:family="text">
      <style:text-properties style:use-window-font-color="true" loext:opacity="0%" fo:language="ru" fo:country="RU" officeooo:rsid="00243ad4" style:font-name-asian="Times New Roman2" style:language-asian="zh" style:country-asian="CN" style:font-name-complex="Times New Roman2" style:language-complex="ar" style:country-complex="SA"/>
    </style:style>
    <style:style style:name="T63" style:family="text">
      <style:text-properties style:use-window-font-color="true" loext:opacity="0%" fo:language="ru" fo:country="RU" officeooo:rsid="00275212" style:font-name-asian="Times New Roman2" style:language-asian="zh" style:country-asian="CN" style:font-name-complex="Times New Roman2" style:language-complex="ar" style:country-complex="SA"/>
    </style:style>
    <style:style style:name="T64" style:family="text">
      <style:text-properties style:use-window-font-color="true" loext:opacity="0%" fo:language="ru" fo:country="RU" officeooo:rsid="01fe7b89" style:font-name-asian="Times New Roman2" style:language-asian="zh" style:country-asian="CN" style:font-name-complex="Times New Roman2" style:language-complex="ar" style:country-complex="SA"/>
    </style:style>
    <style:style style:name="T65" style:family="text">
      <style:text-properties style:use-window-font-color="true" loext:opacity="0%" fo:language="ru" fo:country="RU" officeooo:rsid="021b2a27" style:font-name-asian="Times New Roman2" style:language-asian="zh" style:country-asian="CN" style:font-name-complex="Times New Roman2" style:language-complex="ar" style:country-complex="SA"/>
    </style:style>
    <style:style style:name="T66" style:family="text">
      <style:text-properties style:use-window-font-color="true" loext:opacity="0%" fo:language="ru" fo:country="RU" officeooo:rsid="00b3ce11" style:font-name-asian="Times New Roman2" style:language-asian="zh" style:country-asian="CN" style:font-name-complex="Times New Roman2" style:language-complex="ar" style:country-complex="SA"/>
    </style:style>
    <style:style style:name="T67" style:family="text">
      <style:text-properties style:use-window-font-color="true" loext:opacity="0%" fo:language="ru" fo:country="RU" officeooo:rsid="0038dc73" style:font-name-asian="Times New Roman2" style:language-asian="zh" style:country-asian="CN" style:font-name-complex="Times New Roman2" style:language-complex="ar" style:country-complex="SA"/>
    </style:style>
    <style:style style:name="T68" style:family="text">
      <style:text-properties style:use-window-font-color="true" loext:opacity="0%" fo:language="ru" fo:country="RU" officeooo:rsid="003a9312" style:font-name-asian="Times New Roman2" style:language-asian="zh" style:country-asian="CN" style:font-name-complex="Times New Roman2" style:language-complex="ar" style:country-complex="SA"/>
    </style:style>
    <style:style style:name="T69" style:family="text">
      <style:text-properties style:use-window-font-color="true" loext:opacity="0%" fo:language="ru" fo:country="RU" officeooo:rsid="0154d083" style:font-name-asian="Times New Roman2" style:language-asian="zh" style:country-asian="CN" style:font-name-complex="Times New Roman2" style:language-complex="ar" style:country-complex="SA"/>
    </style:style>
    <style:style style:name="T70" style:family="text">
      <style:text-properties style:use-window-font-color="true" loext:opacity="0%" fo:language="ru" fo:country="RU" officeooo:rsid="003d2d6f" style:font-name-asian="Times New Roman2" style:language-asian="zh" style:country-asian="CN" style:font-name-complex="Times New Roman2" style:language-complex="ar" style:country-complex="SA"/>
    </style:style>
    <style:style style:name="T71" style:family="text">
      <style:text-properties style:use-window-font-color="true" loext:opacity="0%" style:font-name="Times New Roman2" fo:font-size="16pt" fo:language="ru" fo:country="RU" officeooo:rsid="0013c9f4" style:font-name-asian="Times New Roman2" style:font-size-asian="16pt" style:language-asian="zh" style:country-asian="CN" style:font-name-complex="Times New Roman2" style:font-size-complex="16pt" style:language-complex="ar" style:country-complex="SA"/>
    </style:style>
    <style:style style:name="T72" style:family="text">
      <style:text-properties style:use-window-font-color="true" loext:opacity="0%" style:font-name="Times New Roman2" fo:font-size="16pt" fo:language="ru" fo:country="RU" officeooo:rsid="0038671d" fo:background-color="#ffffff" loext:char-shading-value="0" style:font-name-asian="Times New Roman2" style:font-size-asian="16pt" style:language-asian="zh" style:country-asian="CN" style:font-name-complex="Times New Roman2" style:font-size-complex="16pt" style:language-complex="ar" style:country-complex="SA"/>
    </style:style>
    <style:style style:name="T73" style:family="text">
      <style:text-properties style:use-window-font-color="true" loext:opacity="0%" style:font-name="Times New Roman2" fo:language="ru" fo:country="RU" officeooo:rsid="0013c9f4" style:font-name-asian="Times New Roman2" style:language-asian="zh" style:country-asian="CN" style:font-name-complex="Times New Roman2" style:language-complex="ar" style:country-complex="SA"/>
    </style:style>
    <style:style style:name="T74" style:family="text">
      <style:text-properties style:use-window-font-color="true" loext:opacity="0%" style:font-name="Times New Roman2" fo:language="ru" fo:country="RU" officeooo:rsid="001d07ec" style:font-name-asian="Times New Roman2" style:language-asian="zh" style:country-asian="CN" style:font-name-complex="Times New Roman2" style:language-complex="ar" style:country-complex="SA"/>
    </style:style>
    <style:style style:name="T75" style:family="text">
      <style:text-properties style:use-window-font-color="true" loext:opacity="0%" style:font-name="Times New Roman2" fo:font-size="14pt" fo:language="ru" fo:country="RU" officeooo:rsid="01fc3f7d" fo:background-color="transparent" loext:char-shading-value="0" style:font-name-asian="Times New Roman2" style:font-size-asian="14pt" style:language-asian="zh" style:country-asian="CN" style:font-name-complex="Times New Roman2" style:font-size-complex="14pt" style:language-complex="ar" style:country-complex="SA"/>
    </style:style>
    <style:style style:name="T76" style:family="text">
      <style:text-properties style:use-window-font-color="true" loext:opacity="0%" style:font-name="Times New Roman2" fo:font-size="14pt" fo:language="ru" fo:country="RU" officeooo:rsid="0038dc73" style:font-name-asian="Times New Roman2" style:font-size-asian="14pt" style:language-asian="zh" style:country-asian="CN" style:font-name-complex="Times New Roman2" style:font-size-complex="14pt" style:language-complex="ar" style:country-complex="SA"/>
    </style:style>
    <style:style style:name="T77" style:family="text">
      <style:text-properties style:use-window-font-color="true" loext:opacity="0%" style:font-name="Times New Roman2" fo:font-size="14pt" fo:language="ru" fo:country="RU" officeooo:rsid="001ef169" style:font-name-asian="Times New Roman2" style:font-size-asian="14pt" style:language-asian="zh" style:country-asian="CN" style:font-name-complex="Times New Roman2" style:font-size-complex="14pt" style:language-complex="ar" style:country-complex="SA"/>
    </style:style>
    <style:style style:name="T78" style:family="text">
      <style:text-properties style:use-window-font-color="true" loext:opacity="0%" style:font-name="Times New Roman2" fo:font-size="14pt" fo:language="ru" fo:country="RU" officeooo:rsid="00bd1579" style:font-name-asian="Times New Roman2" style:font-size-asian="14pt" style:language-asian="zh" style:country-asian="CN" style:font-name-complex="Times New Roman2" style:font-size-complex="14pt" style:language-complex="ar" style:country-complex="SA"/>
    </style:style>
    <style:style style:name="T79" style:family="text">
      <style:text-properties style:use-window-font-color="true" loext:opacity="0%" style:font-name="Times New Roman2" fo:font-size="14pt" fo:language="ru" fo:country="RU" officeooo:rsid="003a9312" style:font-name-asian="Times New Roman2" style:font-size-asian="14pt" style:language-asian="zh" style:country-asian="CN" style:font-name-complex="Times New Roman2" style:font-size-complex="14pt" style:language-complex="ar" style:country-complex="SA"/>
    </style:style>
    <style:style style:name="T80" style:family="text">
      <style:text-properties style:use-window-font-color="true" loext:opacity="0%" style:font-name="Times New Roman2" fo:font-size="14pt" fo:language="ru" fo:country="RU" officeooo:rsid="0154d083" style:font-name-asian="Times New Roman2" style:font-size-asian="14pt" style:language-asian="zh" style:country-asian="CN" style:font-name-complex="Times New Roman2" style:font-size-complex="14pt" style:language-complex="ar" style:country-complex="SA"/>
    </style:style>
    <style:style style:name="T81" style:family="text">
      <style:text-properties style:use-window-font-color="true" loext:opacity="0%" style:font-name="Times New Roman2" fo:font-size="14pt" fo:language="ru" fo:country="RU" officeooo:rsid="00401b3d" style:font-name-asian="Times New Roman2" style:font-size-asian="14pt" style:language-asian="zh" style:country-asian="CN" style:font-name-complex="Times New Roman2" style:font-size-complex="14pt" style:language-complex="ar" style:country-complex="SA"/>
    </style:style>
    <style:style style:name="T82" style:family="text">
      <style:text-properties style:use-window-font-color="true" loext:opacity="0%" style:font-name="Times New Roman2" fo:font-size="14pt" fo:language="ru" fo:country="RU" officeooo:rsid="0038671d" style:font-name-asian="Times New Roman2" style:font-size-asian="14pt" style:language-asian="zh" style:country-asian="CN" style:font-name-complex="Times New Roman2" style:font-size-complex="14pt" style:language-complex="ar" style:country-complex="SA"/>
    </style:style>
    <style:style style:name="T83" style:family="text">
      <style:text-properties style:use-window-font-color="true" loext:opacity="0%" style:text-position="0% 100%" fo:language="ru" fo:country="RU" style:text-underline-style="none" officeooo:rsid="01fdbef0" style:font-name-asian="Times New Roman2" style:language-asian="zh" style:country-asian="CN" style:font-name-complex="Times New Roman2" style:language-complex="ar" style:country-complex="SA"/>
    </style:style>
    <style:style style:name="T84" style:family="text">
      <style:text-properties style:use-window-font-color="true" loext:opacity="0%" style:text-position="0% 100%" fo:language="ru" fo:country="RU" officeooo:rsid="0025875f" style:font-name-asian="Times New Roman2" style:language-asian="zh" style:country-asian="CN" style:font-name-complex="Times New Roman2" style:language-complex="ar" style:country-complex="SA"/>
    </style:style>
    <style:style style:name="T85" style:family="text">
      <style:text-properties style:use-window-font-color="true" loext:opacity="0%" style:text-position="0% 100%" fo:language="ru" fo:country="RU" officeooo:rsid="01fe7b89" style:font-name-asian="Times New Roman2" style:language-asian="zh" style:country-asian="CN" style:font-name-complex="Times New Roman2" style:language-complex="ar" style:country-complex="SA"/>
    </style:style>
    <style:style style:name="T86" style:family="text">
      <style:text-properties style:use-window-font-color="true" loext:opacity="0%" style:text-position="0% 100%" fo:language="ru" fo:country="RU" officeooo:rsid="00243ad4" style:font-name-asian="Times New Roman2" style:language-asian="zh" style:country-asian="CN" style:font-name-complex="Times New Roman2" style:language-complex="ar" style:country-complex="SA"/>
    </style:style>
    <style:style style:name="T87" style:family="text">
      <style:text-properties style:use-window-font-color="true" loext:opacity="0%" style:text-position="0% 100%" fo:language="ru" fo:country="RU" officeooo:rsid="002bebe2" style:font-name-asian="Times New Roman2" style:language-asian="zh" style:country-asian="CN" style:font-name-complex="Times New Roman2" style:language-complex="ar" style:country-complex="SA"/>
    </style:style>
    <style:style style:name="T88" style:family="text">
      <style:text-properties style:use-window-font-color="true" loext:opacity="0%" style:text-position="0% 100%" fo:language="ru" fo:country="RU" officeooo:rsid="002842d3" style:font-name-asian="Times New Roman2" style:language-asian="zh" style:country-asian="CN" style:font-name-complex="Times New Roman2" style:language-complex="ar" style:country-complex="SA"/>
    </style:style>
    <style:style style:name="T89" style:family="text">
      <style:text-properties style:use-window-font-color="true" loext:opacity="0%" style:text-position="0% 100%" fo:language="ru" fo:country="RU" officeooo:rsid="0028cb04" style:font-name-asian="Times New Roman2" style:language-asian="zh" style:country-asian="CN" style:font-name-complex="Times New Roman2" style:language-complex="ar" style:country-complex="SA"/>
    </style:style>
    <style:style style:name="T90" style:family="text">
      <style:text-properties style:use-window-font-color="true" loext:opacity="0%" style:text-position="0% 100%" style:font-name="Times New Roman" fo:font-size="14pt" fo:letter-spacing="normal" fo:language="ru" fo:country="RU" fo:font-style="normal" style:text-underline-style="none" fo:font-weight="normal" officeooo:rsid="01e065bc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ar" style:country-complex="SA" style:font-style-complex="normal" style:font-weight-complex="bold"/>
    </style:style>
    <style:style style:name="T91" style:family="text">
      <style:text-properties style:use-window-font-color="true" loext:opacity="0%" style:text-position="0% 100%" style:font-name="Times New Roman" fo:font-size="14pt" fo:letter-spacing="normal" fo:language="ru" fo:country="RU" fo:font-style="normal" style:text-underline-style="none" fo:font-weight="normal" officeooo:rsid="0028cb04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ar" style:country-complex="SA" style:font-style-complex="normal" style:font-weight-complex="bold"/>
    </style:style>
    <style:style style:name="T92" style:family="text">
      <style:text-properties style:use-window-font-color="true" loext:opacity="0%" style:text-position="0% 100%" fo:letter-spacing="normal" fo:language="ru" fo:country="RU" fo:font-style="normal" style:text-underline-style="none" fo:font-weight="normal" officeooo:rsid="01fd7e51" style:font-name-asian="Times New Roman2" style:language-asian="zh" style:country-asian="CN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93" style:family="text">
      <style:text-properties style:use-window-font-color="true" loext:opacity="0%" style:text-position="0% 100%" fo:letter-spacing="normal" fo:language="ru" fo:country="RU" fo:font-style="normal" style:text-underline-style="none" fo:font-weight="normal" officeooo:rsid="01fc4990" style:font-name-asian="Times New Roman2" style:language-asian="zh" style:country-asian="CN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94" style:family="text">
      <style:text-properties style:use-window-font-color="true" loext:opacity="0%" style:text-position="0% 100%" fo:letter-spacing="normal" fo:language="ru" fo:country="RU" fo:font-style="normal" style:text-underline-style="none" fo:font-weight="normal" officeooo:rsid="0028cb04" style:font-name-asian="Times New Roman2" style:language-asian="zh" style:country-asian="CN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95" style:family="text">
      <style:text-properties style:use-window-font-color="true" loext:opacity="0%" style:text-position="0% 100%" style:font-name="Times New Roman2" fo:letter-spacing="normal" fo:language="ru" fo:country="RU" fo:font-style="normal" style:text-underline-style="none" fo:font-weight="normal" officeooo:rsid="08ff97d3" fo:background-color="#ffffff" loext:char-shading-value="0" style:font-name-asian="Times New Roman2" style:language-asian="ru" style:country-asian="RU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96" style:family="text">
      <style:text-properties style:use-window-font-color="true" loext:opacity="0%" style:text-position="0% 100%" style:font-name="Times New Roman2" fo:font-size="14pt" fo:letter-spacing="-0.004cm" fo:language="ru" fo:country="RU" fo:font-style="normal" style:text-underline-style="none" fo:font-weight="normal" officeooo:rsid="022d7c36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97" style:family="text">
      <style:text-properties style:use-window-font-color="true" loext:opacity="0%" style:text-position="0% 100%" style:font-name="Times New Roman2" fo:font-size="14pt" fo:letter-spacing="-0.004cm" fo:language="ru" fo:country="RU" fo:font-style="normal" style:text-underline-style="none" fo:font-weight="normal" officeooo:rsid="022f7c0d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98" style:family="text">
      <style:text-properties style:use-window-font-color="true" loext:opacity="0%" style:text-position="0% 100%" style:font-name="Times New Roman2" fo:font-size="14pt" fo:letter-spacing="-0.004cm" fo:language="ru" fo:country="RU" fo:font-style="normal" style:text-underline-style="none" fo:font-weight="normal" officeooo:rsid="020833e7" fo:background-color="#ffffff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99" style:family="text">
      <style:text-properties style:use-window-font-color="true" loext:opacity="0%" style:text-position="0% 100%" style:font-name="Times New Roman2" fo:font-size="14pt" fo:letter-spacing="-0.004cm" fo:language="ru" fo:country="RU" fo:font-style="normal" style:text-underline-style="none" fo:font-weight="normal" officeooo:rsid="003d2d6f" style:letter-kerning="true" fo:background-color="#ffffff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00" style:family="text">
      <style:text-properties style:use-window-font-color="true" loext:opacity="0%" style:text-position="0% 100%" style:font-name="Times New Roman2" fo:font-size="14pt" fo:letter-spacing="-0.004cm" fo:language="ru" fo:country="RU" fo:font-style="normal" style:text-underline-style="none" fo:font-weight="normal" officeooo:rsid="0038dc73" style:letter-kerning="true" fo:background-color="#ffffff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01" style:family="text">
      <style:text-properties style:use-window-font-color="true" loext:opacity="0%" style:text-position="0% 100%" style:font-name="Times New Roman2" fo:font-size="14pt" fo:letter-spacing="normal" fo:language="ru" fo:country="RU" fo:font-style="normal" style:text-underline-style="none" fo:font-weight="normal" officeooo:rsid="00c0215f" style:letter-kerning="true" fo:background-color="#ffffff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02" style:family="text">
      <style:text-properties style:use-window-font-color="true" loext:opacity="0%" style:text-position="0% 100%" style:font-name="Times New Roman2" fo:font-size="14pt" fo:letter-spacing="normal" fo:language="ru" fo:country="RU" fo:font-style="normal" style:text-underline-style="none" fo:font-weight="normal" officeooo:rsid="00bbd71e" style:letter-kerning="true" fo:background-color="#ffffff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03" style:family="text">
      <style:text-properties style:use-window-font-color="true" loext:opacity="0%" style:text-position="0% 100%" fo:font-size="14pt" fo:letter-spacing="-0.004cm" fo:language="ru" fo:country="RU" fo:font-style="normal" style:text-underline-style="none" fo:font-weight="bold" officeooo:rsid="01c3bafa" fo:background-color="#ffffff" loext:char-shading-value="0" style:font-name-asian="Times New Roman2" style:font-size-asian="14pt" style:language-asian="ru" style:country-asian="RU" style:font-style-asian="normal" style:font-weight-asian="bold" style:font-name-complex="Times New Roman2" style:font-size-complex="14pt" style:language-complex="ar" style:country-complex="SA" style:font-style-complex="normal" style:font-weight-complex="bold"/>
    </style:style>
    <style:style style:name="T104" style:family="text">
      <style:text-properties style:use-window-font-color="true" loext:opacity="0%" style:text-position="0% 100%" fo:font-size="14pt" fo:letter-spacing="-0.004cm" fo:language="ru" fo:country="RU" fo:font-style="normal" style:text-underline-style="none" fo:font-weight="bold" officeooo:rsid="0104320b" fo:background-color="#ffffff" loext:char-shading-value="0" style:font-name-asian="Times New Roman2" style:font-size-asian="14pt" style:language-asian="ru" style:country-asian="RU" style:font-style-asian="normal" style:font-weight-asian="bold" style:font-name-complex="Times New Roman2" style:font-size-complex="14pt" style:language-complex="ar" style:country-complex="SA" style:font-style-complex="normal" style:font-weight-complex="bold"/>
    </style:style>
    <style:style style:name="T105" style:family="text">
      <style:text-properties style:use-window-font-color="true" loext:opacity="0%" fo:language="en" fo:country="US" officeooo:rsid="01fd7e51" style:font-name-asian="Times New Roman2" style:language-asian="zh" style:country-asian="CN" style:font-name-complex="Times New Roman2" style:language-complex="ar" style:country-complex="SA"/>
    </style:style>
    <style:style style:name="T106" style:family="text">
      <style:text-properties style:use-window-font-color="true" loext:opacity="0%" fo:language="en" fo:country="US" officeooo:rsid="0023ee4f" style:font-name-asian="Times New Roman2" style:language-asian="zh" style:country-asian="CN" style:font-name-complex="Times New Roman2" style:language-complex="ar" style:country-complex="SA"/>
    </style:style>
    <style:style style:name="T107" style:family="text">
      <style:text-properties style:use-window-font-color="true" loext:opacity="0%" style:text-position="super 58%" fo:language="ru" fo:country="RU" officeooo:rsid="001f37d8" style:font-name-asian="Times New Roman2" style:language-asian="zh" style:country-asian="CN" style:font-name-complex="Times New Roman2" style:language-complex="ar" style:country-complex="SA"/>
    </style:style>
    <style:style style:name="T108" style:family="text">
      <style:text-properties style:use-window-font-color="true" loext:opacity="0%" style:text-position="super 58%" fo:language="ru" fo:country="RU" officeooo:rsid="00243ad4" style:font-name-asian="Times New Roman2" style:language-asian="zh" style:country-asian="CN" style:font-name-complex="Times New Roman2" style:language-complex="ar" style:country-complex="SA"/>
    </style:style>
    <style:style style:name="T109" style:family="text">
      <style:text-properties style:use-window-font-color="true" loext:opacity="0%" fo:font-size="14pt" fo:language="ru" fo:country="RU" officeooo:rsid="002bebe2" style:font-name-asian="Times New Roman2" style:font-size-asian="14pt" style:language-asian="zh" style:country-asian="CN" style:font-name-complex="Times New Roman2" style:font-size-complex="14pt" style:language-complex="ar" style:country-complex="SA"/>
    </style:style>
    <style:style style:name="T110" style:family="text">
      <style:text-properties style:use-window-font-color="true" loext:opacity="0%" fo:font-size="14pt" fo:language="ru" fo:country="RU" officeooo:rsid="02370b28" style:font-name-asian="Times New Roman2" style:font-size-asian="14pt" style:language-asian="zh" style:country-asian="CN" style:font-name-complex="Times New Roman2" style:font-size-complex="14pt" style:language-complex="ar" style:country-complex="SA"/>
    </style:style>
    <style:style style:name="T111" style:family="text">
      <style:text-properties officeooo:rsid="01c887f5" style:font-name-asian="Times New Roman2" style:font-name-complex="Times New Roman2"/>
    </style:style>
    <style:style style:name="T112" style:family="text">
      <style:text-properties style:text-position="0% 100%" style:font-name="Times New Roman" fo:font-size="14pt" fo:letter-spacing="normal" fo:language="ru" fo:country="RU" fo:font-style="normal" style:text-underline-style="none" fo:font-weight="normal" officeooo:rsid="0057a7e3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13" style:family="text">
      <style:text-properties style:text-position="0% 100%" style:font-name="Times New Roman" fo:font-size="14pt" fo:letter-spacing="normal" fo:language="ru" fo:country="RU" fo:font-style="normal" style:text-underline-style="none" fo:font-weight="normal" officeooo:rsid="0057a7e3" style:font-name-asian="Times New Roman2" style:font-size-asian="14pt" style:font-style-asian="normal" style:font-weight-asian="normal" style:font-name-complex="Times New Roman2" style:font-size-complex="14pt" style:font-style-complex="normal" style:font-weight-complex="bold"/>
    </style:style>
    <style:style style:name="T114" style:family="text">
      <style:text-properties style:text-position="0% 100%" style:font-name="Times New Roman" fo:font-size="14pt" fo:letter-spacing="normal" fo:language="ru" fo:country="RU" fo:font-style="normal" style:text-underline-style="none" fo:font-weight="normal" officeooo:rsid="01e065bc" style:font-name-asian="Times New Roman2" style:font-size-asian="14pt" style:font-style-asian="normal" style:font-weight-asian="normal" style:font-name-complex="Times New Roman2" style:font-size-complex="14pt" style:font-style-complex="normal" style:font-weight-complex="bold"/>
    </style:style>
    <style:style style:name="T115" style:family="text">
      <style:text-properties style:text-position="0% 100%" style:font-name="Times New Roman" fo:font-size="16pt" fo:letter-spacing="normal" fo:language="ru" fo:country="RU" fo:font-style="normal" style:text-underline-style="none" fo:font-weight="normal" officeooo:rsid="00ad3c28" style:font-name-asian="Times New Roman2" style:font-size-asian="16pt" style:font-style-asian="normal" style:font-weight-asian="normal" style:font-name-complex="Times New Roman2" style:font-size-complex="16pt" style:font-style-complex="normal" style:font-weight-complex="normal"/>
    </style:style>
    <style:style style:name="T116" style:family="text">
      <style:text-properties style:text-position="0% 100%" style:text-underline-style="none"/>
    </style:style>
    <style:style style:name="T117" style:family="text">
      <style:text-properties style:text-position="0% 100%" style:text-underline-style="none" officeooo:rsid="001f37d8"/>
    </style:style>
    <style:style style:name="T118" style:family="text">
      <style:text-properties style:text-position="0% 100%" fo:language="ru" fo:country="RU" style:text-underline-style="none" officeooo:rsid="01c887f5" style:font-name-asian="Times New Roman2" style:font-name-complex="Times New Roman2"/>
    </style:style>
    <style:style style:name="T119" style:family="text">
      <style:text-properties style:text-position="0% 100%" fo:language="ru" fo:country="RU" style:text-underline-style="none" officeooo:rsid="00243ad4" style:font-name-asian="Times New Roman2" style:font-name-complex="Times New Roman2"/>
    </style:style>
    <style:style style:name="T120" style:family="text">
      <style:text-properties style:text-position="0% 100%" fo:language="ru" fo:country="RU" style:text-underline-style="none" officeooo:rsid="0025875f" style:font-name-asian="Times New Roman2" style:font-name-complex="Times New Roman2"/>
    </style:style>
    <style:style style:name="T121" style:family="text">
      <style:text-properties style:text-position="0% 100%" fo:language="ru" fo:country="RU" style:text-underline-style="none" officeooo:rsid="00de7502" style:font-name-asian="Times New Roman2" style:font-name-complex="Times New Roman2" style:font-weight-complex="bold"/>
    </style:style>
    <style:style style:name="T122" style:family="text">
      <style:text-properties style:text-position="0% 100%" fo:language="ru" fo:country="RU" style:text-underline-style="none" officeooo:rsid="00e38477" style:font-name-asian="Times New Roman2" style:font-name-complex="Times New Roman2" style:font-weight-complex="bold"/>
    </style:style>
    <style:style style:name="T123" style:family="text">
      <style:text-properties style:text-position="0% 100%" fo:language="ru" fo:country="RU" fo:font-style="normal" style:text-underline-style="none" fo:font-weight="normal" officeooo:rsid="00906571" style:font-name-asian="Times New Roman2" style:font-style-asian="normal" style:font-weight-asian="normal" style:font-name-complex="Times New Roman2" style:font-style-complex="normal" style:font-weight-complex="normal"/>
    </style:style>
    <style:style style:name="T124" style:family="text">
      <style:text-properties style:text-position="0% 100%" fo:language="ru" fo:country="RU" fo:font-style="normal" style:text-underline-style="none" fo:font-weight="normal" officeooo:rsid="0028cb04" style:font-name-asian="Times New Roman2" style:font-style-asian="normal" style:font-weight-asian="normal" style:font-name-complex="Times New Roman2" style:font-style-complex="normal" style:font-weight-complex="normal"/>
    </style:style>
    <style:style style:name="T125" style:family="text">
      <style:text-properties style:text-position="0% 100%" fo:language="en" fo:country="US" style:text-underline-style="none" officeooo:rsid="0023ee4f" style:font-name-asian="Times New Roman2" style:font-name-complex="Times New Roman2"/>
    </style:style>
    <style:style style:name="T126" style:family="text">
      <style:text-properties style:text-position="0% 100%" officeooo:rsid="00243ad4"/>
    </style:style>
    <style:style style:name="T127" style:family="text">
      <style:text-properties style:text-position="0% 100%" fo:letter-spacing="normal" fo:language="ru" fo:country="RU" fo:font-style="normal" style:text-underline-style="none" fo:font-weight="normal" officeooo:rsid="00906571" style:font-name-asian="Times New Roman2" style:font-style-asian="normal" style:font-weight-asian="normal" style:font-name-complex="Times New Roman2" style:font-style-complex="normal" style:font-weight-complex="normal"/>
    </style:style>
    <style:style style:name="T128" style:family="text">
      <style:text-properties style:text-position="0% 100%" fo:letter-spacing="normal" fo:language="ru" fo:country="RU" fo:font-style="normal" style:text-underline-style="none" fo:font-weight="normal" officeooo:rsid="01fc4990" style:font-name-asian="Times New Roman2" style:font-style-asian="normal" style:font-weight-asian="normal" style:font-name-complex="Times New Roman2" style:font-style-complex="normal" style:font-weight-complex="normal"/>
    </style:style>
    <style:style style:name="T129" style:family="text">
      <style:text-properties style:text-position="0% 100%" fo:letter-spacing="normal" fo:language="ru" fo:country="RU" fo:font-style="normal" style:text-underline-style="none" fo:font-weight="normal" officeooo:rsid="01fd7e51" style:font-name-asian="Times New Roman2" style:font-style-asian="normal" style:font-weight-asian="normal" style:font-name-complex="Times New Roman2" style:font-style-complex="normal" style:font-weight-complex="normal"/>
    </style:style>
    <style:style style:name="T130" style:family="text">
      <style:text-properties style:text-position="0% 100%" fo:letter-spacing="normal" fo:language="ru" fo:country="RU" fo:font-style="normal" style:text-underline-style="none" fo:font-weight="normal" officeooo:rsid="002842d3" style:font-name-asian="Times New Roman2" style:font-style-asian="normal" style:font-weight-asian="normal" style:font-name-complex="Times New Roman2" style:font-style-complex="normal" style:font-weight-complex="normal"/>
    </style:style>
    <style:style style:name="T131" style:family="text">
      <style:text-properties style:text-position="0% 100%" fo:letter-spacing="normal" fo:language="ru" fo:country="RU" fo:font-style="normal" style:text-underline-style="none" fo:font-weight="normal" officeooo:rsid="0108eecb" style:font-name-asian="Times New Roman2" style:font-style-asian="normal" style:font-weight-asian="normal" style:font-name-complex="Times New Roman2" style:font-style-complex="normal" style:font-weight-complex="normal"/>
    </style:style>
    <style:style style:name="T132" style:family="text">
      <style:text-properties style:text-position="0% 100%" fo:letter-spacing="normal" fo:language="ru" fo:country="RU" fo:font-style="normal" style:text-underline-style="none" fo:font-weight="normal" officeooo:rsid="0109a0c0" style:font-name-asian="Times New Roman2" style:font-style-asian="normal" style:font-weight-asian="normal" style:font-name-complex="Times New Roman2" style:font-style-complex="normal" style:font-weight-complex="normal"/>
    </style:style>
    <style:style style:name="T133" style:family="text">
      <style:text-properties style:text-position="0% 100%" fo:letter-spacing="normal" fo:language="ru" fo:country="RU" fo:font-style="normal" style:text-underline-style="none" fo:font-weight="normal" officeooo:rsid="00eb86f7" fo:background-color="#ffffff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134" style:family="text">
      <style:text-properties style:text-position="0% 100%" officeooo:rsid="002842d3"/>
    </style:style>
    <style:style style:name="T135" style:family="text">
      <style:text-properties style:text-position="0% 100%" officeooo:rsid="0029d6c3"/>
    </style:style>
    <style:style style:name="T136" style:family="text">
      <style:text-properties style:text-position="0% 100%" officeooo:rsid="002aee89"/>
    </style:style>
    <style:style style:name="T137" style:family="text">
      <style:text-properties style:text-position="0% 100%" officeooo:rsid="002bebe2"/>
    </style:style>
    <style:style style:name="T138" style:family="text">
      <style:text-properties style:text-position="0% 100%" officeooo:rsid="0028cb04"/>
    </style:style>
    <style:style style:name="T139" style:family="text">
      <style:text-properties style:text-position="0% 100%" officeooo:rsid="02315739"/>
    </style:style>
    <style:style style:name="T140" style:family="text">
      <style:text-properties style:text-position="0% 100%" style:font-name="Times New Roman2" fo:font-size="14pt" fo:letter-spacing="-0.004cm" fo:language="ru" fo:country="RU" fo:font-style="normal" style:text-underline-style="none" fo:font-weight="normal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41" style:family="text">
      <style:text-properties style:text-position="0% 100%" style:font-name="Times New Roman2" fo:font-size="14pt" fo:letter-spacing="-0.004cm" fo:language="ru" fo:country="RU" fo:font-style="normal" style:text-underline-style="none" fo:font-weight="normal" officeooo:rsid="00163b79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42" style:family="text">
      <style:text-properties style:text-position="0% 100%" style:font-name="Times New Roman2" fo:font-size="14pt" fo:letter-spacing="-0.004cm" fo:language="ru" fo:country="RU" fo:font-style="normal" style:text-underline-style="none" fo:font-weight="normal" officeooo:rsid="00edf05b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43" style:family="text">
      <style:text-properties style:text-position="0% 100%" style:font-name="Times New Roman2" fo:font-size="14pt" fo:letter-spacing="-0.004cm" fo:language="ru" fo:country="RU" fo:font-style="normal" style:text-underline-style="none" fo:font-weight="normal" officeooo:rsid="021b2a27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bold"/>
    </style:style>
    <style:style style:name="T144" style:family="text">
      <style:text-properties style:text-position="0% 100%" style:font-name="Times New Roman2" fo:font-size="14pt" fo:letter-spacing="-0.004cm" fo:language="ru" fo:country="RU" fo:font-style="normal" style:text-underline-style="none" fo:font-weight="bold" officeooo:rsid="00ad2fa7" fo:background-color="#ffffff" loext:char-shading-value="0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145" style:family="text">
      <style:text-properties style:text-position="0% 100%" style:font-name="Times New Roman2" fo:font-size="14pt" fo:letter-spacing="-0.004cm" fo:language="ru" fo:country="RU" style:text-underline-style="none" fo:font-weight="normal" fo:background-color="#ffffff" loext:char-shading-value="0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T146" style:family="text">
      <style:text-properties style:text-position="0% 100%" style:font-name="Times New Roman2" fo:font-size="14pt" fo:letter-spacing="-0.004cm" fo:language="en" fo:country="US" fo:font-style="normal" style:text-underline-style="none" fo:font-weight="normal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47" style:family="text">
      <style:text-properties style:text-position="0% 100%" style:font-name="Times New Roman2" fo:font-size="14pt" fo:letter-spacing="-0.004cm" fo:language="en" fo:country="US" fo:font-style="normal" style:text-underline-style="none" fo:font-weight="normal" officeooo:rsid="00163b79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148" style:family="text">
      <style:text-properties style:text-position="0% 100%" style:font-name="Times New Roman2" fo:letter-spacing="-0.004cm" fo:language="ru" fo:country="RU" fo:font-style="normal" style:text-underline-style="none" fo:font-weight="normal" fo:background-color="#ffffff" loext:char-shading-value="0" style:font-name-asian="Times New Roman2" style:language-asian="ru" style:country-asian="RU" style:font-style-asian="normal" style:font-weight-asian="normal" style:font-name-complex="Times New Roman2" style:font-style-complex="normal" style:font-weight-complex="normal"/>
    </style:style>
    <style:style style:name="T149" style:family="text">
      <style:text-properties style:text-position="0% 100%" style:font-name="Times New Roman2" fo:letter-spacing="-0.004cm" fo:language="ru" fo:country="RU" fo:font-style="normal" style:text-underline-style="none" fo:font-weight="normal" officeooo:rsid="00edf05b" fo:background-color="#ffffff" loext:char-shading-value="0" style:font-name-asian="Times New Roman2" style:language-asian="ru" style:country-asian="RU" style:font-style-asian="normal" style:font-weight-asian="normal" style:font-name-complex="Times New Roman2" style:font-style-complex="normal" style:font-weight-complex="normal"/>
    </style:style>
    <style:style style:name="T150" style:family="text">
      <style:text-properties style:text-position="0% 100%" style:font-name="Times New Roman2" fo:letter-spacing="-0.004cm" fo:language="ru" fo:country="RU" fo:font-style="normal" style:text-underline-style="none" fo:font-weight="normal" officeooo:rsid="017077fb" fo:background-color="#ffffff" loext:char-shading-value="0" style:font-name-asian="Times New Roman2" style:language-asian="ru" style:country-asian="RU" style:font-style-asian="normal" style:font-weight-asian="normal" style:font-name-complex="Times New Roman2" style:font-style-complex="normal" style:font-weight-complex="normal"/>
    </style:style>
    <style:style style:name="T151" style:family="text">
      <style:text-properties style:text-position="0% 100%" style:font-name="Times New Roman2" fo:letter-spacing="-0.004cm" fo:language="ru" fo:country="RU" fo:font-style="normal" style:text-underline-style="none" fo:font-weight="normal" officeooo:rsid="001d07ec" fo:background-color="#ffffff" loext:char-shading-value="0" style:font-name-asian="Times New Roman2" style:language-asian="ru" style:country-asian="RU" style:font-style-asian="normal" style:font-weight-asian="normal" style:font-name-complex="Times New Roman2" style:font-style-complex="normal" style:font-weight-complex="normal"/>
    </style:style>
    <style:style style:name="T152" style:family="text">
      <style:text-properties style:text-position="0% 100%" style:font-name="Times New Roman2" fo:letter-spacing="-0.004cm" fo:language="ru" fo:country="RU" style:text-underline-style="none" fo:font-weight="normal" officeooo:rsid="001d07ec" fo:background-color="#ffffff" loext:char-shading-value="0" style:font-name-asian="Times New Roman2" style:language-asian="ru" style:country-asian="RU" style:font-weight-asian="normal" style:font-name-complex="Times New Roman2" style:font-weight-complex="normal"/>
    </style:style>
    <style:style style:name="T153" style:family="text">
      <style:text-properties style:text-position="0% 100%" style:font-name="Times New Roman2" fo:letter-spacing="-0.004cm" fo:language="en" fo:country="US" style:text-underline-style="none" fo:font-weight="normal" officeooo:rsid="001d07ec" fo:background-color="#ffffff" loext:char-shading-value="0" style:font-name-asian="Times New Roman2" style:language-asian="ru" style:country-asian="RU" style:font-weight-asian="normal" style:font-name-complex="Times New Roman2" style:font-weight-complex="normal"/>
    </style:style>
    <style:style style:name="T154" style:family="text">
      <style:text-properties style:text-position="0% 100%" style:font-name="Times New Roman2" fo:font-weight="normal" officeooo:rsid="00edf05b" style:font-weight-asian="normal" style:font-weight-complex="normal"/>
    </style:style>
    <style:style style:name="T155" style:family="text">
      <style:text-properties style:text-position="0% 100%" style:font-name="Times New Roman2" fo:font-weight="normal" officeooo:rsid="021b2a27" style:font-weight-asian="normal" style:font-weight-complex="normal"/>
    </style:style>
    <style:style style:name="T156" style:family="text">
      <style:text-properties style:text-position="0% 100%" fo:font-size="14pt" fo:letter-spacing="-0.004cm" fo:language="ru" fo:country="RU" fo:font-style="normal" style:text-underline-style="none" fo:font-weight="bold" officeooo:rsid="00ad2fa7" fo:background-color="#ffffff" loext:char-shading-value="0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157" style:family="text">
      <style:text-properties style:text-position="0% 100%" fo:font-size="14pt" fo:letter-spacing="-0.004cm" fo:language="ru" fo:country="RU" fo:font-style="normal" style:text-underline-style="none" fo:font-weight="bold" officeooo:rsid="0104320b" fo:background-color="#ffffff" loext:char-shading-value="0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158" style:family="text">
      <style:text-properties officeooo:rsid="00463ba0"/>
    </style:style>
    <style:style style:name="T159" style:family="text">
      <style:text-properties officeooo:rsid="01a2d3df"/>
    </style:style>
    <style:style style:name="T160" style:family="text">
      <style:text-properties officeooo:rsid="01e065bc"/>
    </style:style>
    <style:style style:name="T161" style:family="text">
      <style:text-properties fo:font-size="14pt" style:font-size-asian="14pt" style:font-size-complex="14pt"/>
    </style:style>
    <style:style style:name="T162" style:family="text">
      <style:text-properties fo:font-size="14pt" officeooo:rsid="01e49ced" style:font-size-asian="14pt" style:font-size-complex="14pt"/>
    </style:style>
    <style:style style:name="T163" style:family="text">
      <style:text-properties fo:font-size="14pt" officeooo:rsid="021e86ae" style:font-size-asian="14pt" style:font-size-complex="14pt"/>
    </style:style>
    <style:style style:name="T164" style:family="text">
      <style:text-properties fo:font-size="14pt" officeooo:rsid="02370b28" style:font-size-asian="14pt" style:font-size-complex="14pt"/>
    </style:style>
    <style:style style:name="T165" style:family="text">
      <style:text-properties fo:font-size="14pt" fo:background-color="transparent" loext:char-shading-value="0" style:font-size-asian="14pt" style:font-size-complex="14pt"/>
    </style:style>
    <style:style style:name="T166" style:family="text">
      <style:text-properties fo:font-size="14pt" officeooo:rsid="00f454f6" fo:background-color="transparent" loext:char-shading-value="0" style:font-size-asian="14pt" style:font-size-complex="14pt"/>
    </style:style>
    <style:style style:name="T167" style:family="text">
      <style:text-properties fo:font-size="14pt" officeooo:rsid="01fc3f7d" fo:background-color="transparent" loext:char-shading-value="0" style:font-size-asian="14pt" style:font-size-complex="14pt"/>
    </style:style>
    <style:style style:name="T168" style:family="text">
      <style:text-properties fo:font-size="14pt" officeooo:rsid="01fc4990" fo:background-color="transparent" loext:char-shading-value="0" style:font-size-asian="14pt" style:font-size-complex="14pt"/>
    </style:style>
    <style:style style:name="T169" style:family="text">
      <style:text-properties fo:font-size="14pt" officeooo:rsid="00ddc899" fo:background-color="transparent" loext:char-shading-value="0" style:font-size-asian="14pt" style:font-size-complex="14pt"/>
    </style:style>
    <style:style style:name="T170" style:family="text">
      <style:text-properties fo:font-size="14pt" fo:font-weight="normal" officeooo:rsid="0023203b" fo:background-color="transparent" loext:char-shading-value="0" style:font-size-asian="14pt" style:font-weight-asian="normal" style:font-size-complex="14pt" style:font-weight-complex="normal"/>
    </style:style>
    <style:style style:name="T171" style:family="text">
      <style:text-properties fo:font-size="14pt" fo:font-weight="normal" officeooo:rsid="00f47c24" fo:background-color="transparent" loext:char-shading-value="0" style:font-size-asian="14pt" style:font-weight-asian="normal" style:font-size-complex="14pt" style:font-weight-complex="normal"/>
    </style:style>
    <style:style style:name="T172" style:family="text">
      <style:text-properties fo:font-size="14pt" fo:font-weight="normal" officeooo:rsid="00f454f6" fo:background-color="transparent" loext:char-shading-value="0" style:font-size-asian="14pt" style:font-weight-asian="normal" style:font-size-complex="14pt" style:font-weight-complex="normal"/>
    </style:style>
    <style:style style:name="T173" style:family="text">
      <style:text-properties fo:background-color="transparent" loext:char-shading-value="0" style:font-size-complex="14pt"/>
    </style:style>
    <style:style style:name="T174" style:family="text">
      <style:text-properties officeooo:rsid="00fbebea"/>
    </style:style>
    <style:style style:name="T175" style:family="text">
      <style:text-properties officeooo:rsid="002107bf"/>
    </style:style>
    <style:style style:name="T176" style:family="text">
      <style:text-properties officeooo:rsid="01fd7e51"/>
    </style:style>
    <style:style style:name="T177" style:family="text">
      <style:text-properties officeooo:rsid="0023ee4f"/>
    </style:style>
    <style:style style:name="T178" style:family="text">
      <style:text-properties fo:language="ru" fo:country="RU" officeooo:rsid="01fd7e51"/>
    </style:style>
    <style:style style:name="T179" style:family="text">
      <style:text-properties fo:language="ru" fo:country="RU" officeooo:rsid="0023ee4f"/>
    </style:style>
    <style:style style:name="T180" style:family="text">
      <style:text-properties fo:language="ru" fo:country="RU" officeooo:rsid="01fdbef0"/>
    </style:style>
    <style:style style:name="T181" style:family="text">
      <style:text-properties fo:language="ru" fo:country="RU" officeooo:rsid="00365a33"/>
    </style:style>
    <style:style style:name="T182" style:family="text">
      <style:text-properties fo:language="ru" fo:country="RU" officeooo:rsid="001b9571"/>
    </style:style>
    <style:style style:name="T183" style:family="text">
      <style:text-properties fo:language="ru" fo:country="RU" officeooo:rsid="003a9312"/>
    </style:style>
    <style:style style:name="T184" style:family="text">
      <style:text-properties fo:language="ru" fo:country="RU" officeooo:rsid="001ef169"/>
    </style:style>
    <style:style style:name="T185" style:family="text">
      <style:text-properties officeooo:rsid="01fdbef0"/>
    </style:style>
    <style:style style:name="T186" style:family="text">
      <style:text-properties officeooo:rsid="00243ad4"/>
    </style:style>
    <style:style style:name="T187" style:family="text">
      <style:text-properties officeooo:rsid="0025875f"/>
    </style:style>
    <style:style style:name="T188" style:family="text">
      <style:text-properties officeooo:rsid="00275212"/>
    </style:style>
    <style:style style:name="T189" style:family="text">
      <style:text-properties officeooo:rsid="002842d3"/>
    </style:style>
    <style:style style:name="T190" style:family="text">
      <style:text-properties fo:font-weight="bold" officeooo:rsid="01f10fb6" style:font-weight-asian="bold" style:font-weight-complex="bold"/>
    </style:style>
    <style:style style:name="T191" style:family="text">
      <style:text-properties fo:font-weight="bold" officeooo:rsid="00163b79" style:font-weight-asian="bold" style:font-weight-complex="bold"/>
    </style:style>
    <style:style style:name="T192" style:family="text">
      <style:text-properties fo:color="#000000" loext:opacity="100%" style:text-line-through-style="none" style:text-line-through-type="none" style:text-position="0% 100%" style:font-name="Times New Roman2" fo:font-size="14pt" fo:letter-spacing="-0.004cm" fo:language="ru" fo:country="RU" fo:font-style="normal" style:text-underline-style="none" fo:font-weight="normal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text-position="0% 100%" style:font-name="Times New Roman2" fo:font-size="14pt" fo:letter-spacing="-0.004cm" fo:language="ru" fo:country="RU" fo:font-style="normal" style:text-underline-style="none" fo:font-weight="normal" officeooo:rsid="0028cb04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text-position="0% 100%" style:font-name="Times New Roman2" fo:font-size="14pt" fo:letter-spacing="-0.004cm" fo:language="ru" fo:country="RU" fo:font-style="normal" style:text-underline-style="none" fo:font-weight="normal" officeooo:rsid="01fe7b89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text-position="0% 100%" style:font-name="Times New Roman2" fo:font-size="14pt" fo:letter-spacing="-0.004cm" fo:language="en" fo:country="US" fo:font-style="normal" style:text-underline-style="none" fo:font-weight="normal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text-position="0% 100%" style:font-name="Times New Roman2" fo:font-size="10.5pt" fo:letter-spacing="-0.004cm" fo:language="ru" fo:country="RU" fo:font-style="normal" style:text-underline-style="none" fo:font-weight="normal" fo:background-color="#ffffff" loext:char-shading-value="0" style:font-name-asian="Times New Roman2" style:font-size-asian="10.5pt" style:language-asian="ru" style:country-asian="RU" style:font-style-asian="normal" style:font-weight-asian="normal" style:font-name-complex="Times New Roman" style:font-size-complex="10.5pt" style:language-complex="ar" style:country-complex="SA" style:font-style-complex="normal" style:font-weight-complex="normal"/>
    </style:style>
    <style:style style:name="T197" style:family="text">
      <style:text-properties fo:color="#000000" loext:opacity="100%" style:text-position="0% 100%" style:font-name="Times New Roman2" fo:letter-spacing="-0.004cm" fo:font-style="normal" style:text-underline-style="none" fo:font-weight="normal" officeooo:rsid="0030349d" style:letter-kerning="true" fo:background-color="#ffffff" loext:char-shading-value="0" style:font-name-asian="Times New Roman2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98" style:family="text">
      <style:text-properties fo:color="#000000" loext:opacity="100%" style:text-position="0% 100%" style:font-name="Times New Roman2" fo:letter-spacing="-0.004cm" fo:font-style="normal" style:text-underline-style="none" fo:font-weight="normal" officeooo:rsid="00365a33" style:letter-kerning="true" fo:background-color="#ffffff" loext:char-shading-value="0" style:font-name-asian="Times New Roman2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99" style:family="text">
      <style:text-properties fo:color="#000000" loext:opacity="100%" style:text-position="0% 100%" style:font-name="Times New Roman2" fo:letter-spacing="-0.004cm" fo:font-style="normal" style:text-underline-style="none" fo:font-weight="normal" officeooo:rsid="00321fab" style:letter-kerning="true" fo:background-color="#ffffff" loext:char-shading-value="0" style:font-name-asian="Times New Roman2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0" style:family="text">
      <style:text-properties fo:color="#000000" loext:opacity="100%" style:text-position="0% 100%" style:font-name="Times New Roman2" fo:letter-spacing="-0.004cm" fo:font-style="normal" style:text-underline-style="none" fo:font-weight="normal" officeooo:rsid="001b9571" style:letter-kerning="true" fo:background-color="#ffffff" loext:char-shading-value="0" style:font-name-asian="Times New Roman2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1" style:family="text">
      <style:text-properties fo:color="#000000" loext:opacity="100%" style:text-position="0% 100%" style:font-name="Times New Roman2" fo:letter-spacing="-0.004cm" fo:font-style="normal" style:text-underline-style="none" fo:font-weight="normal" officeooo:rsid="003f1437" style:letter-kerning="true" fo:background-color="#ffffff" loext:char-shading-value="0" style:font-name-asian="Times New Roman2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2" style:family="text">
      <style:text-properties fo:color="#000000" loext:opacity="100%" style:text-position="0% 100%" style:font-name="Times New Roman2" fo:letter-spacing="-0.004cm" fo:font-style="normal" style:text-underline-style="none" fo:font-weight="normal" officeooo:rsid="0111485c" style:letter-kerning="true" fo:background-color="#ffffff" loext:char-shading-value="0" style:font-name-asian="Times New Roman2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203" style:family="text">
      <style:text-properties fo:color="#000000" loext:opacity="100%" style:text-position="0% 100%" style:font-name="Times New Roman2" fo:letter-spacing="-0.004cm" fo:font-style="normal" style:text-underline-style="none" fo:font-weight="normal" officeooo:rsid="00534773" style:letter-kerning="true" fo:background-color="#ffffff" loext:char-shading-value="0" style:font-name-asian="Times New Roman2" style:font-style-asian="normal" style:font-weight-asian="normal" style:font-name-complex="Times New Roman2" style:language-complex="ar" style:country-complex="SA" style:font-style-complex="normal" style:font-weight-complex="normal"/>
    </style:style>
    <style:style style:name="T204" style:family="text">
      <style:text-properties fo:color="#000000" loext:opacity="100%" style:text-position="0% 100%" style:font-name="Times New Roman2" fo:letter-spacing="-0.004cm" fo:font-style="normal" style:text-underline-style="none" fo:font-weight="normal" officeooo:rsid="010de045" style:letter-kerning="true" fo:background-color="#ffffff" loext:char-shading-value="0" style:font-name-asian="Arial Unicode MS" style:font-style-asian="normal" style:font-weight-asian="normal" style:font-name-complex="Tahoma" style:language-complex="ar" style:country-complex="SA" style:font-style-complex="normal" style:font-weight-complex="normal"/>
    </style:style>
    <style:style style:name="T205" style:family="text">
      <style:text-properties fo:color="#000000" loext:opacity="100%" style:text-position="0% 100%" style:font-name="Times New Roman2" fo:letter-spacing="-0.004cm" fo:font-style="normal" style:text-underline-style="none" fo:font-weight="normal" officeooo:rsid="00382c46" style:letter-kerning="true" fo:background-color="#ffffff" loext:char-shading-value="0" style:font-name-asian="Arial Unicode MS" style:font-style-asian="normal" style:font-weight-asian="normal" style:font-name-complex="Tahoma" style:language-complex="ar" style:country-complex="SA" style:font-style-complex="normal" style:font-weight-complex="normal"/>
    </style:style>
    <style:style style:name="T206" style:family="text">
      <style:text-properties fo:color="#000000" loext:opacity="100%" style:text-position="0% 100%" style:font-name="Times New Roman2" fo:letter-spacing="-0.004cm" fo:language="en" fo:country="US" fo:font-style="normal" style:text-underline-style="none" fo:font-weight="normal" officeooo:rsid="0030349d" style:letter-kerning="true" fo:background-color="#ffffff" loext:char-shading-value="0" style:font-name-asian="Times New Roman2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7" style:family="text">
      <style:text-properties fo:color="#000000" loext:opacity="100%" style:text-position="0% 100%" style:font-name="Times New Roman2" fo:letter-spacing="-0.004cm" fo:language="en" fo:country="US" fo:font-style="normal" style:text-underline-style="none" fo:font-weight="normal" officeooo:rsid="0030349d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8" style:family="text">
      <style:text-properties fo:color="#000000" loext:opacity="100%" style:text-position="0% 100%" style:font-name="Times New Roman2" fo:letter-spacing="-0.004cm" fo:language="en" fo:country="US" fo:font-style="normal" style:text-underline-style="none" fo:font-weight="normal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09" style:family="text">
      <style:text-properties fo:color="#000000" loext:opacity="100%" style:text-position="0% 100%" style:font-name="Times New Roman2" fo:letter-spacing="-0.004cm" fo:language="en" fo:country="US" style:text-underline-style="none" fo:font-weight="normal" officeooo:rsid="001d07ec" fo:background-color="#ffffff" loext:char-shading-value="0" style:font-name-asian="Times New Roman2" style:language-asian="ru" style:country-asian="RU" style:font-weight-asian="normal" style:font-name-complex="Times New Roman2" style:language-complex="ar" style:country-complex="SA" style:font-weight-complex="normal"/>
    </style:style>
    <style:style style:name="T210" style:family="text">
      <style:text-properties fo:color="#000000" loext:opacity="100%" style:text-position="0% 100%" style:font-name="Times New Roman2" fo:letter-spacing="-0.004cm" fo:language="ru" fo:country="RU" fo:font-style="normal" style:text-underline-style="none" fo:font-weight="normal" officeooo:rsid="00321fab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11" style:family="text">
      <style:text-properties fo:color="#000000" loext:opacity="100%" style:text-position="0% 100%" style:font-name="Times New Roman2" fo:letter-spacing="-0.004cm" fo:language="ru" fo:country="RU" fo:font-style="normal" style:text-underline-style="none" fo:font-weight="normal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12" style:family="text">
      <style:text-properties fo:color="#000000" loext:opacity="100%" style:text-position="0% 100%" style:font-name="Times New Roman2" fo:letter-spacing="-0.004cm" fo:language="ru" fo:country="RU" fo:font-style="normal" style:text-underline-style="none" fo:font-weight="normal" officeooo:rsid="00801e78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13" style:family="text">
      <style:text-properties fo:color="#000000" loext:opacity="100%" style:text-position="0% 100%" style:font-name="Times New Roman2" fo:font-size="14pt" fo:letter-spacing="-0.004cm" fo:language="en" fo:country="US" fo:font-style="normal" style:text-underline-style="none" fo:font-weight="normal" officeooo:rsid="0030349d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14" style:family="text">
      <style:text-properties fo:color="#000000" loext:opacity="100%" style:text-position="0% 100%" style:font-name="Times New Roman2" fo:font-size="14pt" fo:letter-spacing="-0.004cm" fo:language="en" fo:country="US" fo:font-style="normal" style:text-underline-style="none" fo:font-weight="normal" officeooo:rsid="00321fab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15" style:family="text">
      <style:text-properties fo:color="#000000" loext:opacity="100%" style:text-position="0% 100%" style:font-name="Times New Roman2" fo:font-size="14pt" fo:letter-spacing="-0.004cm" fo:language="en" fo:country="US" fo:font-style="normal" style:text-underline-style="none" fo:font-weight="normal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16" style:family="text">
      <style:text-properties fo:color="#000000" loext:opacity="100%" style:text-position="0% 100%" style:font-name="Times New Roman2" fo:font-size="14pt" fo:letter-spacing="-0.004cm" fo:language="en" fo:country="US" fo:font-style="normal" style:text-underline-style="none" fo:font-weight="normal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17" style:family="text">
      <style:text-properties fo:color="#000000" loext:opacity="100%" style:text-position="0% 100%" style:font-name="Times New Roman2" fo:font-size="14pt" fo:letter-spacing="-0.004cm" fo:language="en" fo:country="US" fo:font-style="normal" style:text-underline-style="none" fo:font-weight="normal" officeooo:rsid="001d07ec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18" style:family="text">
      <style:text-properties fo:color="#000000" loext:opacity="100%" style:text-position="0% 100%" style:font-name="Times New Roman2" fo:font-size="14pt" fo:letter-spacing="-0.004cm" fo:language="en" fo:country="US" fo:font-style="normal" style:text-underline-style="none" fo:font-weight="normal" officeooo:rsid="00163b79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19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30349d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20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321fab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21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1b9571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22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365a33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23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3d2d6f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24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382c46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25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154d083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26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96dfd4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27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35eb9d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28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401b3d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29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c1f6ca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30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3840c0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31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15d9c0" style:letter-kerning="true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32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2f3ac3" style:letter-kerning="true" fo:background-color="#ffffff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33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2f3ac3" style:letter-kerning="true" fo:background-color="#ffffff" loext:char-shading-value="0" style:font-name-asian="Times New Roman2" style:font-size-asian="14pt" style:language-asian="zh" style:country-asian="CN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34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235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365a33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236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382c46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237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154d083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238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35eb9d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239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3840c0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240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2099184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241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445075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242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874d3e" style:letter-kerning="true" fo:background-color="#ffffff" loext:char-shading-value="0" style:font-name-asian="Arial Unicode MS" style:font-size-asian="14pt" style:language-asian="ru" style:country-asian="RU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243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2f3ac3" style:letter-kerning="true" fo:background-color="#ffffff" loext:char-shading-value="0" style:font-name-asian="Arial Unicode MS" style:font-size-asian="14pt" style:language-asian="zh" style:country-asian="CN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244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96dfd4" style:letter-kerning="true" fo:background-color="#ffffff" loext:char-shading-value="0" style:font-name-asian="Arial Unicode MS" style:font-size-asian="14pt" style:language-asian="zh" style:country-asian="CN" style:font-style-asian="normal" style:font-weight-asian="normal" style:font-name-complex="Tahoma" style:font-size-complex="14pt" style:language-complex="ar" style:country-complex="SA" style:font-style-complex="normal" style:font-weight-complex="normal"/>
    </style:style>
    <style:style style:name="T245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c2c7ac" style:letter-kerning="true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46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47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163b79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48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49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163b79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50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1d07ec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51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154cfb3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52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1eb0c3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53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1b9571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54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officeooo:rsid="0038dc73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55" style:family="text">
      <style:text-properties fo:color="#000000" loext:opacity="100%" style:text-position="0% 100%" style:font-name="Times New Roman2" fo:font-size="14pt" fo:letter-spacing="-0.004cm" fo:language="ru" fo:country="RU" fo:font-style="normal" style:text-underline-style="none" fo:font-weight="normal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56" style:family="text">
      <style:text-properties fo:color="#000000" loext:opacity="100%" style:text-position="0% 100%" style:font-name="Times New Roman2" fo:font-size="14pt" fo:letter-spacing="-0.004cm" fo:language="ru" fo:country="RU" style:text-underline-style="none" fo:font-weight="normal" fo:background-color="#ffffff" loext:char-shading-value="0" style:font-name-asian="Times New Roman2" style:font-size-asian="14pt" style:language-asian="ru" style:country-asian="RU" style:font-weight-asian="normal" style:font-name-complex="Times New Roman" style:font-size-complex="14pt" style:language-complex="ar" style:country-complex="SA" style:font-weight-complex="normal"/>
    </style:style>
    <style:style style:name="T257" style:family="text">
      <style:text-properties fo:color="#000000" loext:opacity="100%" style:text-position="0% 100%" style:font-name="Times New Roman2" fo:font-size="14pt" fo:letter-spacing="-0.011cm" fo:language="ru" fo:country="RU" fo:font-style="normal" style:text-underline-style="none" fo:font-weight="normal" officeooo:rsid="02099184" fo:background-color="#ffffff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58" style:family="text">
      <style:text-properties fo:color="#000000" loext:opacity="100%" style:text-position="0% 100%" style:font-name="Times New Roman2" fo:font-size="14pt" fo:letter-spacing="-0.011cm" fo:language="ru" fo:country="RU" fo:font-style="normal" style:text-underline-style="none" fo:font-weight="normal" officeooo:rsid="00163b79" fo:background-color="#ffffff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59" style:family="text">
      <style:text-properties fo:color="#000000" loext:opacity="100%" style:text-position="0% 100%" style:font-name="Times New Roman2" fo:font-size="14pt" fo:language="ru" fo:country="RU" style:text-underline-style="none" fo:font-weight="normal" officeooo:rsid="001d7677" fo:background-color="#ffffff" loext:char-shading-value="0" style:font-name-asian="Times New Roman2" style:font-size-asian="14pt" style:language-asian="zh" style:country-asian="CN" style:font-weight-asian="normal" style:font-name-complex="Times New Roman2" style:font-size-complex="14pt" style:language-complex="ar" style:country-complex="SA" style:font-weight-complex="normal"/>
    </style:style>
    <style:style style:name="T260" style:family="text">
      <style:text-properties fo:color="#000000" loext:opacity="100%" style:text-position="0% 100%" style:font-name="Times New Roman2" fo:font-size="14pt" fo:language="ru" fo:country="RU" style:text-underline-style="none" fo:font-weight="normal" officeooo:rsid="003a9312" fo:background-color="#ffffff" loext:char-shading-value="0" style:font-name-asian="Times New Roman2" style:font-size-asian="14pt" style:language-asian="zh" style:country-asian="CN" style:font-weight-asian="normal" style:font-name-complex="Times New Roman2" style:font-size-complex="14pt" style:language-complex="ar" style:country-complex="SA" style:font-weight-complex="normal"/>
    </style:style>
    <style:style style:name="T261" style:family="text">
      <style:text-properties fo:color="#000000" loext:opacity="100%" style:text-position="0% 100%" style:font-name="Times New Roman2" fo:font-size="14pt" fo:language="ru" fo:country="RU" style:text-underline-style="none" fo:font-weight="normal" officeooo:rsid="001b9571" fo:background-color="#ffffff" loext:char-shading-value="0" style:font-name-asian="Times New Roman2" style:font-size-asian="14pt" style:language-asian="zh" style:country-asian="CN" style:font-weight-asian="normal" style:font-name-complex="Times New Roman2" style:font-size-complex="14pt" style:language-complex="ar" style:country-complex="SA" style:font-weight-complex="normal"/>
    </style:style>
    <style:style style:name="T262" style:family="text">
      <style:text-properties fo:color="#000000" loext:opacity="100%" style:text-position="0% 100%" style:font-name="Times New Roman2" fo:font-size="14pt" fo:language="ru" fo:country="RU" style:text-underline-style="none" fo:font-weight="normal" officeooo:rsid="001d7677" fo:background-color="#ffffff" loext:char-shading-value="0" style:font-name-asian="Times New Roman2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263" style:family="text">
      <style:text-properties fo:color="#000000" loext:opacity="100%" style:text-position="0% 100%" style:font-name="Times New Roman2" fo:font-size="14pt" fo:letter-spacing="normal" fo:language="ru" fo:country="RU" fo:font-style="normal" style:text-underline-style="none" fo:font-weight="normal" officeooo:rsid="00163b79" fo:background-color="#ffffff" loext:char-shading-value="0" style:font-name-asian="Times New Roman2" style:font-size-asian="14pt" style:language-asian="ru" style:country-asian="RU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64" style:family="text">
      <style:text-properties fo:color="#000000" loext:opacity="100%" style:text-position="0% 100%" style:font-name="Times New Roman2" fo:font-size="14pt" fo:letter-spacing="normal" fo:language="ru" fo:country="RU" fo:font-style="normal" style:text-underline-style="none" fo:font-weight="normal" officeooo:rsid="00445075" style:letter-kerning="true" fo:background-color="#ffffff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65" style:family="text">
      <style:text-properties fo:color="#000000" loext:opacity="100%" style:text-position="0% 100%" style:font-name="Times New Roman2" fo:font-size="14pt" fo:letter-spacing="normal" fo:language="ru" fo:country="RU" fo:font-style="normal" style:text-underline-style="none" fo:font-weight="normal" officeooo:rsid="0015d9c0" style:letter-kerning="true" fo:background-color="#ffffff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66" style:family="text">
      <style:text-properties fo:color="#000000" loext:opacity="100%" style:text-position="0% 100%" style:font-name="Times New Roman2" fo:font-size="14pt" fo:letter-spacing="normal" fo:language="ru" fo:country="RU" fo:font-style="normal" style:text-underline-style="none" fo:font-weight="normal" officeooo:rsid="00445075" style:letter-kerning="true" fo:background-color="#ffffff" loext:char-shading-value="0" style:font-name-asian="Times New Roman2" style:font-size-asian="14pt" style:language-asian="none" style:country-asian="none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267" style:family="text">
      <style:text-properties fo:color="#000000" loext:opacity="100%" style:text-position="0% 100%" style:font-name="Times New Roman2" fo:font-size="16pt" fo:letter-spacing="-0.004cm" fo:language="ru" fo:country="RU" fo:font-style="normal" style:text-underline-style="none" fo:font-weight="normal" officeooo:rsid="001b9571" style:letter-kerning="true" fo:background-color="#ffffff" loext:char-shading-value="0" style:font-name-asian="Times New Roman2" style:font-size-asian="16pt" style:language-asian="ru" style:country-asian="RU" style:font-style-asian="normal" style:font-weight-asian="normal" style:font-name-complex="Times New Roman" style:font-size-complex="16pt" style:language-complex="ar" style:country-complex="SA" style:font-style-complex="normal" style:font-weight-complex="normal"/>
    </style:style>
    <style:style style:name="T268" style:family="text">
      <style:text-properties officeooo:rsid="0029d6c3"/>
    </style:style>
    <style:style style:name="T269" style:family="text">
      <style:text-properties officeooo:rsid="002bebe2"/>
    </style:style>
    <style:style style:name="T270" style:family="text">
      <style:text-properties officeooo:rsid="00e97067"/>
    </style:style>
    <style:style style:name="T271" style:family="text">
      <style:text-properties officeooo:rsid="021e86ae"/>
    </style:style>
    <style:style style:name="T272" style:family="text">
      <style:text-properties fo:font-size="18pt" style:font-size-asian="18pt"/>
    </style:style>
    <style:style style:name="T273" style:family="text">
      <style:text-properties officeooo:rsid="001b9571"/>
    </style:style>
    <style:style style:name="T274" style:family="text">
      <style:text-properties officeooo:rsid="0038dc73"/>
    </style:style>
    <style:style style:name="T275" style:family="text">
      <style:text-properties officeooo:rsid="001b1fcd"/>
    </style:style>
    <style:style style:name="T276" style:family="text">
      <style:text-properties officeooo:rsid="0015d9c0"/>
    </style:style>
    <style:style style:name="T277" style:family="text">
      <style:text-properties officeooo:rsid="0048b73a"/>
    </style:style>
    <style:style style:name="T278" style:family="text">
      <style:text-properties style:letter-kerning="true" style:font-name-asian="Arial Unicode MS" style:font-name-complex="Tahoma"/>
    </style:style>
    <style:style style:name="T279" style:family="text">
      <style:text-properties officeooo:rsid="0035eb9d" style:letter-kerning="true" style:font-name-asian="Arial Unicode MS" style:font-name-complex="Tahoma"/>
    </style:style>
    <style:style style:name="T280" style:family="text">
      <style:text-properties officeooo:rsid="001d0d76"/>
    </style:style>
    <style:style style:name="T281" style:family="text">
      <style:text-properties officeooo:rsid="003a9312"/>
    </style:style>
    <style:style style:name="T282" style:family="text">
      <style:text-properties officeooo:rsid="001d7677"/>
    </style:style>
    <style:style style:name="T283" style:family="text">
      <style:text-properties officeooo:rsid="001eb0c3"/>
    </style:style>
    <style:style style:name="T284" style:family="text">
      <style:text-properties officeooo:rsid="0154d083"/>
    </style:style>
    <style:style style:name="T285" style:family="text">
      <style:text-properties officeooo:rsid="0035eb9d"/>
    </style:style>
    <style:style style:name="T286" style:family="text">
      <style:text-properties officeooo:rsid="01dc888d"/>
    </style:style>
    <style:style style:name="T287" style:family="text">
      <style:text-properties officeooo:rsid="00499694"/>
    </style:style>
    <style:style style:name="fr1" style:family="graphic" style:parent-style-name="Graphics">
      <style:graphic-properties style:run-through="foreground" style:protect="none" style:wrap="run-through" style:number-wrapped-paragraphs="no-limit" style:vertical-pos="from-top" style:vertical-rel="paragraph" style:horizontal-pos="right" style:horizontal-rel="paragraph" fo:background-color="transparent" draw:fill="none" draw:fill-color="#ffffff" draw:opacity="100%" fo:padding="0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left" style:horizontal-rel="paragraph" fo:background-color="transparent" draw:fill="none" draw:fill-color="#ffffff" draw:opacity="100%" fo:padding-left="0.28cm" fo:padding-right="0.28cm" fo:padding-top="0.153cm" fo:padding-bottom="0.153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draw:opacity="100%" fo:padding-left="0.28cm" fo:padding-right="0.28cm" fo:padding-top="0.153cm" fo:padding-bottom="0.153cm" fo:border="none" style:writing-mode="lr-tb" draw:textarea-vertical-align="top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8cm" fo:padding-right="0.28cm" fo:padding-top="0.153cm" fo:padding-bottom="0.153cm" fo:border="none" style:writing-mode="lr-tb" draw:textarea-vertical-align="top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26cm" svg:stroke-color="#000000" svg:stroke-opacity="100%" draw:stroke-linejoin="miter" draw:fill="none" draw:textarea-vertical-align="top" draw:auto-grow-height="false" draw:auto-grow-width="false" fo:min-height="0cm" fo:min-width="25.933cm" fo:padding-top="0.229cm" fo:padding-bottom="0.229cm" fo:padding-left="0.441cm" fo:padding-right="0.441cm" fo:wrap-option="wrap" style:run-through="background"/>
    </style:style>
    <style:style style:name="gr4" style:family="graphic">
      <style:graphic-properties draw:stroke="solid" svg:stroke-width="0.026cm" svg:stroke-color="#000000" svg:stroke-opacity="100%" draw:stroke-linejoin="miter" draw:fill="none" draw:textarea-vertical-align="top" draw:auto-grow-height="false" draw:auto-grow-width="false" fo:min-height="0cm" fo:min-width="25.934cm" fo:padding-top="0.229cm" fo:padding-bottom="0.229cm" fo:padding-left="0.441cm" fo:padding-right="0.441cm" fo:wrap-option="wrap" style:run-through="background"/>
    </style:style>
    <style:style style:name="gr5" style:family="graphic">
      <style:graphic-properties svg:stroke-width="0.03cm" svg:stroke-color="#000000" draw:marker-start-width="0.293cm" draw:marker-end-width="0.293cm" draw:textarea-horizontal-align="center" draw:textarea-vertical-align="middle" fo:padding-top="-0.017cm" fo:padding-bottom="-0.017cm" fo:padding-left="-0.017cm" fo:padding-right="-0.017cm" style:run-through="back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.026cm" svg:stroke-color="#000000" svg:stroke-opacity="100%" draw:stroke-linejoin="miter" draw:fill="none" draw:textarea-vertical-align="top" draw:auto-grow-height="false" draw:auto-grow-width="false" fo:min-height="0cm" fo:min-width="25.933cm" fo:padding-top="0.229cm" fo:padding-bottom="0.229cm" fo:padding-left="0.441cm" fo:padding-right="0.441cm" fo:wrap-option="wrap" style:run-through="foreground"/>
    </style:style>
    <style:style style:name="gr9" style:family="graphic">
      <style:graphic-properties draw:stroke="solid" svg:stroke-width="0.026cm" svg:stroke-color="#000000" svg:stroke-opacity="100%" draw:stroke-linejoin="miter" draw:fill="none" draw:textarea-vertical-align="top" draw:auto-grow-height="false" draw:auto-grow-width="false" fo:min-height="0cm" fo:min-width="25.934cm" fo:padding-top="0.229cm" fo:padding-bottom="0.229cm" fo:padding-left="0.441cm" fo:padding-right="0.441cm" fo:wrap-option="wrap" style:run-through="foreground"/>
    </style:style>
    <style:style style:name="gr10" style:family="graphic">
      <style:graphic-properties svg:stroke-width="0.03cm" svg:stroke-color="#000000" draw:marker-start-width="0.293cm" draw:marker-end-width="0.293cm" draw:textarea-horizontal-align="center" draw:textarea-vertical-align="middle" fo:padding-top="-0.017cm" fo:padding-bottom="-0.017cm" fo:padding-left="-0.017cm" fo:padding-right="-0.017cm" style:run-through="foreground"/>
    </style:style>
    <style:style style:name="gr11" style:family="graphic">
      <style:graphic-properties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B"/>
        <table:table-column table:style-name="Таблица1.S"/>
        <table:table-column table:style-name="Таблица1.T"/>
        <table:table-column table:style-name="Таблица1.U"/>
        <table:table-column table:style-name="Таблица1.V"/>
        <table:table-column table:style-name="Таблица1.W"/>
        <table:table-column table:style-name="Таблица1.X"/>
        <table:table-column table:style-name="Таблица1.Y"/>
        <table:table-column table:style-name="Таблица1.Z"/>
        <table:table-column table:style-name="Таблица1.a"/>
        <table:table-column table:style-name="Таблица1.b"/>
        <table:table-column table:style-name="Таблица1.c"/>
        <table:table-column table:style-name="Таблица1.V"/>
        <table:table-column table:style-name="Таблица1.e"/>
        <table:table-row table:style-name="Таблица1.1">
          <table:table-cell table:style-name="Таблица1.A1" table:number-columns-spanned="6" office:value-type="string">
            <text:p text:style-name="P11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35"/>
          </table:table-cell>
          <table:covered-table-cell/>
          <table:table-cell table:style-name="Таблица1.A1" table:number-columns-spanned="2" office:value-type="string">
            <text:p text:style-name="P35"><draw:frame draw:style-name="fr4" draw:name="Врезка1" text:anchor-type="paragraph" svg:x="0.379cm" svg:y="-0.455cm" svg:width="6.244cm" style:rel-width="scale" svg:height="0.753cm" style:rel-height="scale" draw:z-index="2"><draw:text-box><text:p text:style-name="P20">ГОСТ 3.1105 – <text:span text:style-name="T7">2011</text:span> <text:s text:c="2"/>Форма 2<text:span text:style-name="T7">1</text:span></text:p></draw:text-box></draw:frame></text:p>
          </table:table-cell>
          <table:covered-table-cell/>
          <table:table-cell table:style-name="Таблица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1.A1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2" table:number-columns-spanned="2" office:value-type="string">
            <text:p text:style-name="P35"/>
          </table:table-cell>
          <table:covered-table-cell/>
          <table:table-cell table:style-name="Таблица1.Q2" table:number-columns-spanned="2" office:value-type="string">
            <text:p text:style-name="P35"/>
          </table:table-cell>
          <table:covered-table-cell/>
          <table:table-cell table:style-name="Таблица1.Q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1.Q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1.c2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Таблица1.1">
          <table:table-cell table:style-name="Таблица1.Q2" office:value-type="string">
            <text:p text:style-name="P39">Дубл.</text:p>
            <text:p text:style-name="P38"/>
          </table:table-cell>
          <table:table-cell table:style-name="Таблица1.Q2" table:number-columns-spanned="2" office:value-type="string">
            <text:p text:style-name="P35"/>
            <text:p text:style-name="Standard"/>
          </table:table-cell>
          <table:covered-table-cell/>
          <table:table-cell table:style-name="Таблица1.Q2" table:number-columns-spanned="2" office:value-type="string">
            <text:p text:style-name="P35"/>
          </table:table-cell>
          <table:covered-table-cell/>
          <table:table-cell table:style-name="Таблица1.Q2" office:value-type="string">
            <text:p text:style-name="P35"/>
            <text:p text:style-name="Standard"/>
          </table:table-cell>
          <table:table-cell table:style-name="Таблица1.G3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2" table:number-columns-spanned="2" office:value-type="string">
            <text:p text:style-name="P35"/>
            <text:p text:style-name="Standard"/>
          </table:table-cell>
          <table:covered-table-cell/>
          <table:table-cell table:style-name="Таблица1.Q2" table:number-columns-spanned="2" office:value-type="string">
            <text:p text:style-name="P35"/>
          </table:table-cell>
          <table:covered-table-cell/>
          <table:table-cell table:style-name="Таблица1.Q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1.Q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1.c2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Таблица1.1">
          <table:table-cell table:style-name="Таблица1.Q2" office:value-type="string">
            <text:p text:style-name="P39">Взам.</text:p>
          </table:table-cell>
          <table:table-cell table:style-name="Таблица1.Q2" table:number-columns-spanned="2" office:value-type="string">
            <text:p text:style-name="P35"/>
          </table:table-cell>
          <table:covered-table-cell/>
          <table:table-cell table:style-name="Таблица1.Q2" table:number-columns-spanned="2" office:value-type="string">
            <text:p text:style-name="P35"/>
          </table:table-cell>
          <table:covered-table-cell/>
          <table:table-cell table:style-name="Таблица1.Q2" office:value-type="string">
            <text:p text:style-name="P35"/>
          </table:table-cell>
          <table:table-cell table:style-name="Таблица1.G3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2" table:number-columns-spanned="2" office:value-type="string">
            <text:p text:style-name="P35"/>
          </table:table-cell>
          <table:covered-table-cell/>
          <table:table-cell table:style-name="Таблица1.Q2" table:number-columns-spanned="2" office:value-type="string">
            <text:p text:style-name="P35"/>
          </table:table-cell>
          <table:covered-table-cell/>
          <table:table-cell table:style-name="Таблица1.Q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1.Q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1.c2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Таблица1.1">
          <table:table-cell table:style-name="Таблица1.Q2" office:value-type="string">
            <text:p text:style-name="P39">Подл.</text:p>
          </table:table-cell>
          <table:table-cell table:style-name="Таблица1.Q2" table:number-columns-spanned="2" office:value-type="string">
            <text:p text:style-name="P22"/>
          </table:table-cell>
          <table:covered-table-cell/>
          <table:table-cell table:style-name="Таблица1.Q2" table:number-columns-spanned="2" office:value-type="string">
            <text:p text:style-name="P22"/>
          </table:table-cell>
          <table:covered-table-cell/>
          <table:table-cell table:style-name="Таблица1.Q2" office:value-type="string">
            <text:p text:style-name="P47"/>
          </table:table-cell>
          <table:table-cell table:style-name="Таблица1.G5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2" table:number-columns-spanned="2" office:value-type="string">
            <text:p text:style-name="P39"/>
          </table:table-cell>
          <table:covered-table-cell/>
          <table:table-cell table:style-name="Таблица1.Q2" table:number-columns-spanned="2" office:value-type="string">
            <text:p text:style-name="P39"/>
          </table:table-cell>
          <table:covered-table-cell/>
          <table:table-cell table:style-name="Таблица1.Q2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1.Q2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Таблица1.c2" table:number-columns-spanned="3" office:value-type="string">
            <text:p text:style-name="P39"/>
          </table:table-cell>
          <table:covered-table-cell/>
          <table:covered-table-cell/>
        </table:table-row>
        <table:table-row table:style-name="Таблица1.6">
          <table:table-cell table:style-name="Таблица1.Q2" table:number-columns-spanned="17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6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6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Таблица1.d6" table:number-columns-spanned="2" office:value-type="string">
            <text:p text:style-name="P28">1</text:p>
          </table:table-cell>
          <table:covered-table-cell/>
        </table:table-row>
        <table:table-row table:style-name="Таблица1.7">
          <table:table-cell table:style-name="Таблица1.A10" table:number-rows-spanned="4" table:number-columns-spanned="8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7" table:number-columns-spanned="2" office:value-type="string">
            <text:p text:style-name="P25"><text:s/>АО</text:p>
            <text:p text:style-name="P5">«Авангард»</text:p>
            <text:p text:style-name="Standard"/>
          </table:table-cell>
          <table:covered-table-cell/>
          <table:table-cell table:style-name="Таблица1.K7" table:number-columns-spanned="5" office:value-type="string">
            <text:p text:style-name="P106"><text:span text:style-name="T159">ЮЕЛИ.333349.001</text:span> </text:p>
          </table:table-cell>
          <table:covered-table-cell/>
          <table:covered-table-cell/>
          <table:covered-table-cell/>
          <table:covered-table-cell/>
          <table:table-cell table:style-name="Таблица1.P7" table:number-columns-spanned="7" office:value-type="string">
            <text:p text:style-name="P28"/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W7" table:number-columns-spanned="9" office:value-type="string">
            <text:p text:style-name="P114">К.50288…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8" office:value-type="string">
            <text:p text:style-name="P28"/>
            <text:p text:style-name="Standard"/>
            <text:p text:style-name="Standard"/>
          </table:table-cell>
          <table:table-cell table:style-name="Таблица1.J8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Таблица1.O8" table:number-columns-spanned="9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R6" table:number-rows-spanned="3" table:number-columns-spanned="3" office:value-type="string">
            <text:p text:style-name="P28"/>
          </table:table-cell>
          <table:covered-table-cell/>
          <table:covered-table-cell/>
          <table:table-cell table:style-name="Таблица1.R6" table:number-rows-spanned="3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Таблица1.d6" table:number-rows-spanned="3" office:value-type="string">
            <text:p text:style-name="P50"/>
          </table:table-cell>
        </table:table-row>
        <table:table-row table:style-name="Таблица1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3" office:value-type="string">
            <text:p text:style-name="P28"/>
          </table:table-cell>
          <table:table-cell table:style-name="Таблица1.J10" table:number-rows-spanned="2" table:number-columns-spanned="14" office:value-type="string">
            <text:p text:style-name="P113">Гидроцикл <text:span text:style-name="T160">мощность двигателя 150 л.с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5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A14" table:number-rows-spanned="4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35"/>
          </table:table-cell>
          <table:table-cell table:style-name="Таблица1.N14" table:number-rows-spanned="4" table:number-columns-spanned="18" office:value-type="string">
            <text:p text:style-name="P110"><text:s text:c="15"/>УТВЕРЖДАЮ</text:p>
            <text:h text:style-name="P222" text:outline-level="5"><text:s text:c="10"/>Главный конструктор</text:h>
            <text:p text:style-name="P109"><text:s text:c="3"/><text:span text:style-name="T158"><text:s text:c="13"/></text:span>АО «Авангард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1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5">
          <table:table-cell table:style-name="Таблица1.G3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1.E15" table:number-columns-spanned="17" office:value-type="string">
            <text:p text:style-name="P220">КАРТА ТЕХНОЛОГИЧЕСКОГО ПРОЦЕСС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V15" table:number-columns-spanned="10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6">
          <table:table-cell table:style-name="Таблица1.G5" table:number-columns-spanned="11" office:value-type="string">
            <text:p text:style-name="P104"><text:s text:c="2"/>Главный метролог</text:p>
            <text:h text:style-name="P223" text:outline-level="5"><text:span text:style-name="T58"><text:s text:c="2"/></text:span><text:span text:style-name="T71">Руководитель СОТ</text:span></text:h>
            <text:p text:style-name="P112"><text:span text:style-name="T58"><text:s text:c="2"/></text:span><text:span text:style-name="T71">Начальник ОТК</text:span><text:span text:style-name="T58"> </text:span></text:p>
            <text:h text:style-name="P224" text:outline-level="5"><text:span text:style-name="T58"><text:s text:c="2"/>Начальник цеха </text:span><text:span text:style-name="T71">03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16" table:number-columns-spanned="20" office:value-type="string">
            <text:p text:style-name="P105">Главный технолог</text:p>
            <text:p text:style-name="P105"/>
            <text:p text:style-name="P105">Начальник СМиС</text:p>
            <text:p text:style-name="P105"/>
            <text:h text:style-name="P219" text:outline-level="1">Начальник ОСТДиС</text:h>
            <text:p text:style-name="P1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A17" table:number-columns-spanned="2" office:value-type="string">
            <text:p text:style-name="P51">ТЛ</text:p>
          </table:table-cell>
          <table:covered-table-cell/>
          <table:table-cell table:style-name="Таблица1.C17" table:number-columns-spanned="17" office:value-type="string">
            <text:p text:style-name="P35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T17" table:number-columns-spanned="8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7" table:number-columns-spanned="4" office:value-type="string">
            <text:p text:style-name="P35"/>
          </table:table-cell>
          <table:covered-table-cell/>
          <table:covered-table-cell/>
          <table:covered-table-cell/>
        </table:table-row>
      </table:table>
      <text:p text:style-name="Text_20_body"/>
      <text:p text:style-name="P140"><text:soft-pag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F"/>
        <table:table-column table:style-name="Таблица2.J"/>
        <table:table-column table:style-name="Таблица2.K"/>
        <table:table-column table:style-name="Таблица2.G"/>
        <table:table-column table:style-name="Таблица2.M"/>
        <table:table-column table:style-name="Таблица2.N"/>
        <table:table-column table:style-name="Таблица2.O"/>
        <table:table-column table:style-name="Таблица2.P"/>
        <table:table-column table:style-name="Таблица2.Q"/>
        <table:table-column table:style-name="Таблица2.R"/>
        <table:table-column table:style-name="Таблица2.S"/>
        <table:table-column table:style-name="Таблица2.T"/>
        <table:table-column table:style-name="Таблица2.U"/>
        <table:table-column table:style-name="Таблица2.V"/>
        <table:table-column table:style-name="Таблица2.W"/>
        <table:table-column table:style-name="Таблица2.X"/>
        <table:table-column table:style-name="Таблица2.Y"/>
        <table:table-column table:style-name="Таблица2.Z"/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b"/>
        <table:table-column table:style-name="Таблица2.f"/>
        <table:table-column table:style-name="Таблица2.g"/>
        <table:table-column table:style-name="Таблица2.F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f"/>
        <table:table-column table:style-name="Таблица2.p"/>
        <table:table-column table:style-name="Таблица2.q"/>
        <table:table-column table:style-name="Таблица2.r"/>
        <table:table-header-rows>
          <table:table-row table:style-name="Таблица2.1">
            <table:table-cell table:style-name="Таблица2.A1" table:number-columns-spanned="25" office:value-type="string">
              <text:p text:style-name="P115"><draw:g text:anchor-type="paragraph" draw:z-index="1" draw:name="DrawObject1" draw:style-name="gr11"><draw:g draw:name="DrawObject 33" draw:style-name="gr2"><draw:g draw:name="Group 1" draw:style-name="gr2"><draw:custom-shape draw:style-name="gr3" draw:text-style-name="P225" svg:width="26.814cm" svg:height="0.003cm" svg:x="1.276cm" svg:y="6.84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4" draw:text-style-name="P225" svg:width="26.815cm" svg:height="0.003cm" svg:x="1.249cm" svg:y="7.58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4" draw:text-style-name="P225" svg:width="26.815cm" svg:height="0.003cm" svg:x="1.26cm" svg:y="8.3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3" draw:text-style-name="P225" svg:width="26.814cm" svg:height="0.003cm" svg:x="1.235cm" svg:y="9.10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4" draw:text-style-name="P225" svg:width="26.815cm" svg:height="0.003cm" svg:x="1.269cm" svg:y="9.87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4" draw:text-style-name="P225" svg:width="26.815cm" svg:height="0.003cm" svg:x="1.269cm" svg:y="10.62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4" draw:text-style-name="P225" svg:width="26.815cm" svg:height="0.003cm" svg:x="1.26cm" svg:y="11.38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4" draw:text-style-name="P225" svg:width="26.815cm" svg:height="0.003cm" svg:x="1.246cm" svg:y="12.14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4" draw:text-style-name="P225" svg:width="26.815cm" svg:height="0.003cm" svg:x="1.26cm" svg:y="12.89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4" draw:text-style-name="P225" svg:width="26.815cm" svg:height="0.003cm" svg:x="1.258cm" svg:y="14.41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3" draw:text-style-name="P225" svg:width="26.814cm" svg:height="0.003cm" svg:x="1.269cm" svg:y="15.93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4" draw:text-style-name="P225" svg:width="26.815cm" svg:height="0.003cm" svg:x="1.258cm" svg:y="13.67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4" draw:text-style-name="P225" svg:width="26.815cm" svg:height="0.003cm" svg:x="1.269cm" svg:y="15.18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4" draw:text-style-name="P225" svg:width="26.815cm" svg:height="0.003cm" svg:x="1.246cm" svg:y="16.69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style-name="gr3" draw:text-style-name="P225" svg:width="26.814cm" svg:height="0.003cm" svg:x="1.269cm" svg:y="17.44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/draw:g><draw:g draw:name="DrawObject 34" draw:style-name="gr2"><draw:line draw:name="Вертикальная линия 256" draw:style-name="gr5" draw:text-style-name="P226" svg:x1="3.242cm" svg:y1="6.846cm" svg:x2="3.242cm" svg:y2="6.947cm"><text:p/></draw:line><draw:g draw:name="DrawObject 35" draw:style-name="gr2"><draw:line draw:name="Вертикальная линия 257" draw:style-name="gr5" draw:text-style-name="P226" svg:x1="4.242cm" svg:y1="6.832cm" svg:x2="4.242cm" svg:y2="6.933cm"><text:p/></draw:line><draw:line draw:name="Вертикальная линия 258" draw:style-name="gr5" draw:text-style-name="P226" svg:x1="5.736cm" svg:y1="6.851cm" svg:x2="5.736cm" svg:y2="6.952cm"><text:p/></draw:line><draw:line draw:name="Вертикальная линия 259" draw:style-name="gr5" draw:text-style-name="P226" svg:x1="12.386cm" svg:y1="6.851cm" svg:x2="12.386cm" svg:y2="6.952cm"><text:p/></draw:line><draw:line draw:name="Вертикальная линия 260" draw:style-name="gr5" draw:text-style-name="P226" svg:x1="13.647cm" svg:y1="6.844cm" svg:x2="13.647cm" svg:y2="6.966cm"><text:p/></draw:line><draw:line draw:name="Вертикальная линия 261" draw:style-name="gr5" draw:text-style-name="P226" svg:x1="15.083cm" svg:y1="6.844cm" svg:x2="15.083cm" svg:y2="6.967cm"><text:p/></draw:line><draw:line draw:name="Вертикальная линия 262" draw:style-name="gr5" draw:text-style-name="P227" svg:x1="16.187cm" svg:y1="6.844cm" svg:x2="16.187cm" svg:y2="6.96cm"><text:p/></draw:line><draw:line draw:name="Вертикальная линия 263" draw:style-name="gr5" draw:text-style-name="P227" svg:x1="17.413cm" svg:y1="6.858cm" svg:x2="17.413cm" svg:y2="6.959cm"><text:p/></draw:line><draw:line draw:name="Вертикальная линия 264" draw:style-name="gr5" draw:text-style-name="P227" svg:x1="18.69cm" svg:y1="6.844cm" svg:x2="18.69cm" svg:y2="6.973cm"><text:p/></draw:line><draw:line draw:name="Вертикальная линия 265" draw:style-name="gr5" draw:text-style-name="P226" svg:x1="2.263cm" svg:y1="6.839cm" svg:x2="2.263cm" svg:y2="6.94cm"><text:p/></draw:line><draw:line draw:name="Вертикальная линия 266" draw:style-name="gr5" draw:text-style-name="P227" svg:x1="20.488cm" svg:y1="6.844cm" svg:x2="20.488cm" svg:y2="6.967cm"><text:p/></draw:line><draw:line draw:name="Вертикальная линия 267" draw:style-name="gr5" draw:text-style-name="P227" svg:x1="21.754cm" svg:y1="6.844cm" svg:x2="21.754cm" svg:y2="6.966cm"><text:p/></draw:line><draw:line draw:name="Вертикальная линия 268" draw:style-name="gr5" draw:text-style-name="P227" svg:x1="22.994cm" svg:y1="6.844cm" svg:x2="22.994cm" svg:y2="6.962cm"><text:p/></draw:line><draw:line draw:name="Вертикальная линия 269" draw:style-name="gr5" draw:text-style-name="P227" svg:x1="24.252cm" svg:y1="6.844cm" svg:x2="24.252cm" svg:y2="6.962cm"><text:p/></draw:line><draw:line draw:name="Вертикальная линия 270" draw:style-name="gr5" draw:text-style-name="P227" svg:x1="26.259cm" svg:y1="6.844cm" svg:x2="26.259cm" svg:y2="6.962cm"><text:p/></draw:line></draw:g></draw:g><draw:g draw:name="DrawObject 36" draw:style-name="gr2"><draw:line draw:name="Вертикальная линия 271" draw:style-name="gr5" draw:text-style-name="P226" svg:x1="3.242cm" svg:y1="7.601cm" svg:x2="3.242cm" svg:y2="7.702cm"><text:p/></draw:line><draw:g draw:name="DrawObject 37" draw:style-name="gr2"><draw:line draw:name="Вертикальная линия 272" draw:style-name="gr5" draw:text-style-name="P226" svg:x1="4.242cm" svg:y1="7.59cm" svg:x2="4.242cm" svg:y2="7.691cm"><text:p/></draw:line><draw:line draw:name="Вертикальная линия 273" draw:style-name="gr5" draw:text-style-name="P226" svg:x1="5.736cm" svg:y1="7.606cm" svg:x2="5.736cm" svg:y2="7.707cm"><text:p/></draw:line><draw:line draw:name="Вертикальная линия 274" draw:style-name="gr5" draw:text-style-name="P226" svg:x1="12.386cm" svg:y1="7.606cm" svg:x2="12.386cm" svg:y2="7.707cm"><text:p/></draw:line><draw:line draw:name="Вертикальная линия 275" draw:style-name="gr5" draw:text-style-name="P226" svg:x1="13.647cm" svg:y1="7.599cm" svg:x2="13.647cm" svg:y2="7.721cm"><text:p/></draw:line><draw:line draw:name="Вертикальная линия 276" draw:style-name="gr5" draw:text-style-name="P226" svg:x1="15.083cm" svg:y1="7.599cm" svg:x2="15.083cm" svg:y2="7.722cm"><text:p/></draw:line><draw:line draw:name="Вертикальная линия 277" draw:style-name="gr5" draw:text-style-name="P227" svg:x1="16.187cm" svg:y1="7.599cm" svg:x2="16.187cm" svg:y2="7.715cm"><text:p/></draw:line><draw:line draw:name="Вертикальная линия 278" draw:style-name="gr5" draw:text-style-name="P227" svg:x1="17.413cm" svg:y1="7.613cm" svg:x2="17.413cm" svg:y2="7.714cm"><text:p/></draw:line><draw:line draw:name="Вертикальная линия 279" draw:style-name="gr5" draw:text-style-name="P227" svg:x1="18.69cm" svg:y1="7.599cm" svg:x2="18.69cm" svg:y2="7.728cm"><text:p/></draw:line><draw:line draw:name="Вертикальная линия 280" draw:style-name="gr5" draw:text-style-name="P226" svg:x1="2.263cm" svg:y1="7.594cm" svg:x2="2.263cm" svg:y2="7.695cm"><text:p/></draw:line><draw:line draw:name="Вертикальная линия 281" draw:style-name="gr5" draw:text-style-name="P227" svg:x1="20.488cm" svg:y1="7.599cm" svg:x2="20.488cm" svg:y2="7.722cm"><text:p/></draw:line><draw:line draw:name="Вертикальная линия 282" draw:style-name="gr5" draw:text-style-name="P227" svg:x1="21.754cm" svg:y1="7.599cm" svg:x2="21.754cm" svg:y2="7.721cm"><text:p/></draw:line><draw:line draw:name="Вертикальная линия 283" draw:style-name="gr5" draw:text-style-name="P227" svg:x1="22.994cm" svg:y1="7.599cm" svg:x2="22.994cm" svg:y2="7.717cm"><text:p/></draw:line><draw:line draw:name="Вертикальная линия 284" draw:style-name="gr5" draw:text-style-name="P227" svg:x1="24.252cm" svg:y1="7.599cm" svg:x2="24.252cm" svg:y2="7.717cm"><text:p/></draw:line><draw:line draw:name="Вертикальная линия 285" draw:style-name="gr5" draw:text-style-name="P227" svg:x1="26.259cm" svg:y1="7.599cm" svg:x2="26.259cm" svg:y2="7.717cm"><text:p/></draw:line></draw:g></draw:g><draw:g draw:name="DrawObject 38" draw:style-name="gr2"><draw:line draw:name="Вертикальная линия 286" draw:style-name="gr5" draw:text-style-name="P226" svg:x1="3.242cm" svg:y1="8.368cm" svg:x2="3.242cm" svg:y2="8.469cm"><text:p/></draw:line><draw:g draw:name="DrawObject 39" draw:style-name="gr2"><draw:line draw:name="Вертикальная линия 287" draw:style-name="gr5" draw:text-style-name="P226" svg:x1="4.242cm" svg:y1="8.354cm" svg:x2="4.242cm" svg:y2="8.455cm"><text:p/></draw:line><draw:line draw:name="Вертикальная линия 288" draw:style-name="gr5" draw:text-style-name="P226" svg:x1="5.736cm" svg:y1="8.375cm" svg:x2="5.736cm" svg:y2="8.476cm"><text:p/></draw:line><draw:line draw:name="Вертикальная линия 289" draw:style-name="gr5" draw:text-style-name="P226" svg:x1="12.386cm" svg:y1="8.375cm" svg:x2="12.386cm" svg:y2="8.476cm"><text:p/></draw:line><draw:line draw:name="Вертикальная линия 290" draw:style-name="gr5" draw:text-style-name="P226" svg:x1="13.647cm" svg:y1="8.368cm" svg:x2="13.647cm" svg:y2="8.49cm"><text:p/></draw:line><draw:line draw:name="Вертикальная линия 291" draw:style-name="gr5" draw:text-style-name="P226" svg:x1="15.083cm" svg:y1="8.368cm" svg:x2="15.083cm" svg:y2="8.491cm"><text:p/></draw:line><draw:line draw:name="Вертикальная линия 292" draw:style-name="gr5" draw:text-style-name="P227" svg:x1="16.187cm" svg:y1="8.368cm" svg:x2="16.187cm" svg:y2="8.484cm"><text:p/></draw:line><draw:line draw:name="Вертикальная линия 293" draw:style-name="gr5" draw:text-style-name="P227" svg:x1="17.413cm" svg:y1="8.377cm" svg:x2="17.413cm" svg:y2="8.478cm"><text:p/></draw:line><draw:line draw:name="Вертикальная линия 294" draw:style-name="gr5" draw:text-style-name="P227" svg:x1="18.69cm" svg:y1="8.368cm" svg:x2="18.69cm" svg:y2="8.497cm"><text:p/></draw:line><draw:line draw:name="Вертикальная линия 295" draw:style-name="gr5" draw:text-style-name="P226" svg:x1="2.263cm" svg:y1="8.361cm" svg:x2="2.263cm" svg:y2="8.462cm"><text:p/></draw:line><draw:line draw:name="Вертикальная линия 296" draw:style-name="gr5" draw:text-style-name="P227" svg:x1="20.488cm" svg:y1="8.368cm" svg:x2="20.488cm" svg:y2="8.491cm"><text:p/></draw:line><draw:line draw:name="Вертикальная линия 297" draw:style-name="gr5" draw:text-style-name="P227" svg:x1="21.754cm" svg:y1="8.368cm" svg:x2="21.754cm" svg:y2="8.49cm"><text:p/></draw:line><draw:line draw:name="Вертикальная линия 298" draw:style-name="gr5" draw:text-style-name="P227" svg:x1="22.994cm" svg:y1="8.368cm" svg:x2="22.994cm" svg:y2="8.486cm"><text:p/></draw:line><draw:line draw:name="Вертикальная линия 299" draw:style-name="gr5" draw:text-style-name="P227" svg:x1="24.252cm" svg:y1="8.368cm" svg:x2="24.252cm" svg:y2="8.486cm"><text:p/></draw:line><draw:line draw:name="Вертикальная линия 300" draw:style-name="gr5" draw:text-style-name="P227" svg:x1="26.259cm" svg:y1="8.368cm" svg:x2="26.259cm" svg:y2="8.486cm"><text:p/></draw:line></draw:g></draw:g><draw:g draw:name="DrawObject 40" draw:style-name="gr2"><draw:line draw:name="Вертикальная линия 301" draw:style-name="gr5" draw:text-style-name="P226" svg:x1="3.242cm" svg:y1="9.123cm" svg:x2="3.242cm" svg:y2="9.224cm"><text:p/></draw:line><draw:g draw:name="DrawObject 41" draw:style-name="gr2"><draw:line draw:name="Вертикальная линия 302" draw:style-name="gr5" draw:text-style-name="P226" svg:x1="4.242cm" svg:y1="9.109cm" svg:x2="4.242cm" svg:y2="9.21cm"><text:p/></draw:line><draw:line draw:name="Вертикальная линия 303" draw:style-name="gr5" draw:text-style-name="P226" svg:x1="5.736cm" svg:y1="9.13cm" svg:x2="5.736cm" svg:y2="9.231cm"><text:p/></draw:line><draw:line draw:name="Вертикальная линия 304" draw:style-name="gr5" draw:text-style-name="P226" svg:x1="12.386cm" svg:y1="9.13cm" svg:x2="12.386cm" svg:y2="9.231cm"><text:p/></draw:line><draw:line draw:name="Вертикальная линия 305" draw:style-name="gr5" draw:text-style-name="P226" svg:x1="13.647cm" svg:y1="9.122cm" svg:x2="13.647cm" svg:y2="9.244cm"><text:p/></draw:line><draw:line draw:name="Вертикальная линия 306" draw:style-name="gr5" draw:text-style-name="P226" svg:x1="15.083cm" svg:y1="9.122cm" svg:x2="15.083cm" svg:y2="9.245cm"><text:p/></draw:line><draw:line draw:name="Вертикальная линия 307" draw:style-name="gr5" draw:text-style-name="P227" svg:x1="16.187cm" svg:y1="9.122cm" svg:x2="16.187cm" svg:y2="9.238cm"><text:p/></draw:line><draw:line draw:name="Вертикальная линия 308" draw:style-name="gr5" draw:text-style-name="P227" svg:x1="17.413cm" svg:y1="9.132cm" svg:x2="17.413cm" svg:y2="9.233cm"><text:p/></draw:line><draw:line draw:name="Вертикальная линия 309" draw:style-name="gr5" draw:text-style-name="P227" svg:x1="18.69cm" svg:y1="9.122cm" svg:x2="18.69cm" svg:y2="9.251cm"><text:p/></draw:line><draw:line draw:name="Вертикальная линия 310" draw:style-name="gr5" draw:text-style-name="P226" svg:x1="2.263cm" svg:y1="9.116cm" svg:x2="2.263cm" svg:y2="9.217cm"><text:p/></draw:line><draw:line draw:name="Вертикальная линия 311" draw:style-name="gr5" draw:text-style-name="P227" svg:x1="20.488cm" svg:y1="9.122cm" svg:x2="20.488cm" svg:y2="9.245cm"><text:p/></draw:line><draw:line draw:name="Вертикальная линия 312" draw:style-name="gr5" draw:text-style-name="P227" svg:x1="21.754cm" svg:y1="9.123cm" svg:x2="21.754cm" svg:y2="9.245cm"><text:p/></draw:line><draw:line draw:name="Вертикальная линия 313" draw:style-name="gr5" draw:text-style-name="P227" svg:x1="22.994cm" svg:y1="9.122cm" svg:x2="22.994cm" svg:y2="9.24cm"><text:p/></draw:line><draw:line draw:name="Вертикальная линия 314" draw:style-name="gr5" draw:text-style-name="P227" svg:x1="24.252cm" svg:y1="9.122cm" svg:x2="24.252cm" svg:y2="9.24cm"><text:p/></draw:line><draw:line draw:name="Вертикальная линия 315" draw:style-name="gr5" draw:text-style-name="P227" svg:x1="26.259cm" svg:y1="9.122cm" svg:x2="26.259cm" svg:y2="9.24cm"><text:p/></draw:line></draw:g></draw:g><draw:g draw:name="DrawObject 42" draw:style-name="gr2"><draw:line draw:name="Вертикальная линия 316" draw:style-name="gr5" draw:text-style-name="P226" svg:x1="3.242cm" svg:y1="9.892cm" svg:x2="3.242cm" svg:y2="9.993cm"><text:p/></draw:line><draw:g draw:name="DrawObject 43" draw:style-name="gr2"><draw:line draw:name="Вертикальная линия 317" draw:style-name="gr5" draw:text-style-name="P226" svg:x1="4.242cm" svg:y1="9.878cm" svg:x2="4.242cm" svg:y2="9.979cm"><text:p/></draw:line><draw:line draw:name="Вертикальная линия 318" draw:style-name="gr5" draw:text-style-name="P226" svg:x1="5.736cm" svg:y1="9.899cm" svg:x2="5.736cm" svg:y2="10cm"><text:p/></draw:line><draw:line draw:name="Вертикальная линия 319" draw:style-name="gr5" draw:text-style-name="P226" svg:x1="12.386cm" svg:y1="9.899cm" svg:x2="12.386cm" svg:y2="10cm"><text:p/></draw:line><draw:line draw:name="Вертикальная линия 320" draw:style-name="gr5" draw:text-style-name="P226" svg:x1="13.647cm" svg:y1="9.892cm" svg:x2="13.647cm" svg:y2="10.014cm"><text:p/></draw:line><draw:line draw:name="Вертикальная линия 321" draw:style-name="gr5" draw:text-style-name="P226" svg:x1="15.083cm" svg:y1="9.892cm" svg:x2="15.083cm" svg:y2="10.015cm"><text:p/></draw:line><draw:line draw:name="Вертикальная линия 322" draw:style-name="gr5" draw:text-style-name="P227" svg:x1="16.187cm" svg:y1="9.892cm" svg:x2="16.187cm" svg:y2="10.008cm"><text:p/></draw:line><draw:line draw:name="Вертикальная линия 323" draw:style-name="gr5" draw:text-style-name="P227" svg:x1="17.413cm" svg:y1="9.901cm" svg:x2="17.413cm" svg:y2="10.002cm"><text:p/></draw:line><draw:line draw:name="Вертикальная линия 324" draw:style-name="gr5" draw:text-style-name="P227" svg:x1="18.69cm" svg:y1="9.892cm" svg:x2="18.69cm" svg:y2="10.021cm"><text:p/></draw:line><draw:line draw:name="Вертикальная линия 325" draw:style-name="gr5" draw:text-style-name="P226" svg:x1="2.263cm" svg:y1="9.885cm" svg:x2="2.263cm" svg:y2="9.986cm"><text:p/></draw:line><draw:line draw:name="Вертикальная линия 326" draw:style-name="gr5" draw:text-style-name="P227" svg:x1="20.488cm" svg:y1="9.892cm" svg:x2="20.488cm" svg:y2="10.015cm"><text:p/></draw:line><draw:line draw:name="Вертикальная линия 327" draw:style-name="gr5" draw:text-style-name="P227" svg:x1="21.754cm" svg:y1="9.892cm" svg:x2="21.754cm" svg:y2="10.014cm"><text:p/></draw:line><draw:line draw:name="Вертикальная линия 328" draw:style-name="gr5" draw:text-style-name="P227" svg:x1="22.994cm" svg:y1="9.892cm" svg:x2="22.994cm" svg:y2="10.01cm"><text:p/></draw:line><draw:line draw:name="Вертикальная линия 329" draw:style-name="gr5" draw:text-style-name="P227" svg:x1="24.252cm" svg:y1="9.892cm" svg:x2="24.252cm" svg:y2="10.01cm"><text:p/></draw:line><draw:line draw:name="Вертикальная линия 330" draw:style-name="gr5" draw:text-style-name="P227" svg:x1="26.259cm" svg:y1="9.892cm" svg:x2="26.259cm" svg:y2="10.01cm"><text:p/></draw:line></draw:g></draw:g><draw:g draw:name="DrawObject 44" draw:style-name="gr2"><draw:line draw:name="Вертикальная линия 331" draw:style-name="gr5" draw:text-style-name="P226" svg:x1="3.242cm" svg:y1="10.647cm" svg:x2="3.242cm" svg:y2="10.748cm"><text:p/></draw:line><draw:g draw:name="DrawObject 45" draw:style-name="gr2"><draw:line draw:name="Вертикальная линия 332" draw:style-name="gr5" draw:text-style-name="P226" svg:x1="4.242cm" svg:y1="10.633cm" svg:x2="4.242cm" svg:y2="10.734cm"><text:p/></draw:line><draw:line draw:name="Вертикальная линия 333" draw:style-name="gr5" draw:text-style-name="P226" svg:x1="5.736cm" svg:y1="10.654cm" svg:x2="5.736cm" svg:y2="10.755cm"><text:p/></draw:line><draw:line draw:name="Вертикальная линия 334" draw:style-name="gr5" draw:text-style-name="P226" svg:x1="12.386cm" svg:y1="10.654cm" svg:x2="12.386cm" svg:y2="10.755cm"><text:p/></draw:line><draw:line draw:name="Вертикальная линия 335" draw:style-name="gr5" draw:text-style-name="P226" svg:x1="13.647cm" svg:y1="10.646cm" svg:x2="13.647cm" svg:y2="10.768cm"><text:p/></draw:line><draw:line draw:name="Вертикальная линия 336" draw:style-name="gr5" draw:text-style-name="P226" svg:x1="15.083cm" svg:y1="10.646cm" svg:x2="15.083cm" svg:y2="10.769cm"><text:p/></draw:line><draw:line draw:name="Вертикальная линия 337" draw:style-name="gr5" draw:text-style-name="P227" svg:x1="16.187cm" svg:y1="10.646cm" svg:x2="16.187cm" svg:y2="10.762cm"><text:p/></draw:line><draw:line draw:name="Вертикальная линия 338" draw:style-name="gr5" draw:text-style-name="P227" svg:x1="17.413cm" svg:y1="10.656cm" svg:x2="17.413cm" svg:y2="10.757cm"><text:p/></draw:line><draw:line draw:name="Вертикальная линия 339" draw:style-name="gr5" draw:text-style-name="P227" svg:x1="18.69cm" svg:y1="10.646cm" svg:x2="18.69cm" svg:y2="10.775cm"><text:p/></draw:line><draw:line draw:name="Вертикальная линия 340" draw:style-name="gr5" draw:text-style-name="P226" svg:x1="2.263cm" svg:y1="10.64cm" svg:x2="2.263cm" svg:y2="10.741cm"><text:p/></draw:line><draw:line draw:name="Вертикальная линия 341" draw:style-name="gr5" draw:text-style-name="P227" svg:x1="20.488cm" svg:y1="10.646cm" svg:x2="20.488cm" svg:y2="10.769cm"><text:p/></draw:line><draw:line draw:name="Вертикальная линия 342" draw:style-name="gr5" draw:text-style-name="P227" svg:x1="21.754cm" svg:y1="10.647cm" svg:x2="21.754cm" svg:y2="10.769cm"><text:p/></draw:line><draw:line draw:name="Вертикальная линия 343" draw:style-name="gr5" draw:text-style-name="P227" svg:x1="22.994cm" svg:y1="10.646cm" svg:x2="22.994cm" svg:y2="10.764cm"><text:p/></draw:line><draw:line draw:name="Вертикальная линия 344" draw:style-name="gr5" draw:text-style-name="P227" svg:x1="24.252cm" svg:y1="10.646cm" svg:x2="24.252cm" svg:y2="10.764cm"><text:p/></draw:line><draw:line draw:name="Вертикальная линия 345" draw:style-name="gr5" draw:text-style-name="P227" svg:x1="26.259cm" svg:y1="10.646cm" svg:x2="26.259cm" svg:y2="10.764cm"><text:p/></draw:line></draw:g></draw:g><draw:g draw:name="DrawObject 46" draw:style-name="gr2"><draw:line draw:name="Вертикальная линия 346" draw:style-name="gr5" draw:text-style-name="P226" svg:x1="3.242cm" svg:y1="11.416cm" svg:x2="3.242cm" svg:y2="11.517cm"><text:p/></draw:line><draw:g draw:name="DrawObject 47" draw:style-name="gr2"><draw:line draw:name="Вертикальная линия 347" draw:style-name="gr5" draw:text-style-name="P226" svg:x1="4.242cm" svg:y1="11.4cm" svg:x2="4.242cm" svg:y2="11.501cm"><text:p/></draw:line><draw:line draw:name="Вертикальная линия 348" draw:style-name="gr5" draw:text-style-name="P226" svg:x1="5.736cm" svg:y1="11.423cm" svg:x2="5.736cm" svg:y2="11.524cm"><text:p/></draw:line><draw:line draw:name="Вертикальная линия 349" draw:style-name="gr5" draw:text-style-name="P226" svg:x1="12.386cm" svg:y1="11.423cm" svg:x2="12.386cm" svg:y2="11.524cm"><text:p/></draw:line><draw:line draw:name="Вертикальная линия 350" draw:style-name="gr5" draw:text-style-name="P226" svg:x1="13.647cm" svg:y1="11.411cm" svg:x2="13.647cm" svg:y2="11.533cm"><text:p/></draw:line><draw:line draw:name="Вертикальная линия 351" draw:style-name="gr5" draw:text-style-name="P226" svg:x1="15.083cm" svg:y1="11.411cm" svg:x2="15.083cm" svg:y2="11.534cm"><text:p/></draw:line><draw:line draw:name="Вертикальная линия 352" draw:style-name="gr5" draw:text-style-name="P227" svg:x1="16.187cm" svg:y1="11.411cm" svg:x2="16.187cm" svg:y2="11.527cm"><text:p/></draw:line><draw:line draw:name="Вертикальная линия 353" draw:style-name="gr5" draw:text-style-name="P227" svg:x1="17.413cm" svg:y1="11.423cm" svg:x2="17.413cm" svg:y2="11.524cm"><text:p/></draw:line><draw:line draw:name="Вертикальная линия 354" draw:style-name="gr5" draw:text-style-name="P227" svg:x1="18.69cm" svg:y1="11.411cm" svg:x2="18.69cm" svg:y2="11.54cm"><text:p/></draw:line><draw:line draw:name="Вертикальная линия 355" draw:style-name="gr5" draw:text-style-name="P226" svg:x1="2.263cm" svg:y1="11.409cm" svg:x2="2.263cm" svg:y2="11.51cm"><text:p/></draw:line><draw:line draw:name="Вертикальная линия 356" draw:style-name="gr5" draw:text-style-name="P227" svg:x1="20.488cm" svg:y1="11.411cm" svg:x2="20.488cm" svg:y2="11.534cm"><text:p/></draw:line><draw:line draw:name="Вертикальная линия 357" draw:style-name="gr5" draw:text-style-name="P227" svg:x1="21.754cm" svg:y1="11.416cm" svg:x2="21.754cm" svg:y2="11.538cm"><text:p/></draw:line><draw:line draw:name="Вертикальная линия 358" draw:style-name="gr5" draw:text-style-name="P227" svg:x1="22.994cm" svg:y1="11.411cm" svg:x2="22.994cm" svg:y2="11.529cm"><text:p/></draw:line><draw:line draw:name="Вертикальная линия 359" draw:style-name="gr5" draw:text-style-name="P227" svg:x1="24.252cm" svg:y1="11.411cm" svg:x2="24.252cm" svg:y2="11.529cm"><text:p/></draw:line><draw:line draw:name="Вертикальная линия 360" draw:style-name="gr5" draw:text-style-name="P227" svg:x1="26.259cm" svg:y1="11.411cm" svg:x2="26.259cm" svg:y2="11.529cm"><text:p/></draw:line></draw:g></draw:g><draw:g draw:name="DrawObject 48" draw:style-name="gr2"><draw:line draw:name="Вертикальная линия 361" draw:style-name="gr5" draw:text-style-name="P226" svg:x1="3.242cm" svg:y1="12.171cm" svg:x2="3.242cm" svg:y2="12.272cm"><text:p/></draw:line><draw:g draw:name="DrawObject 49" draw:style-name="gr2"><draw:line draw:name="Вертикальная линия 362" draw:style-name="gr5" draw:text-style-name="P226" svg:x1="4.242cm" svg:y1="12.155cm" svg:x2="4.242cm" svg:y2="12.256cm"><text:p/></draw:line><draw:line draw:name="Вертикальная линия 363" draw:style-name="gr5" draw:text-style-name="P226" svg:x1="5.736cm" svg:y1="12.178cm" svg:x2="5.736cm" svg:y2="12.279cm"><text:p/></draw:line><draw:line draw:name="Вертикальная линия 364" draw:style-name="gr5" draw:text-style-name="P226" svg:x1="12.386cm" svg:y1="12.178cm" svg:x2="12.386cm" svg:y2="12.279cm"><text:p/></draw:line><draw:line draw:name="Вертикальная линия 365" draw:style-name="gr5" draw:text-style-name="P226" svg:x1="13.647cm" svg:y1="12.166cm" svg:x2="13.647cm" svg:y2="12.288cm"><text:p/></draw:line><draw:line draw:name="Вертикальная линия 366" draw:style-name="gr5" draw:text-style-name="P226" svg:x1="15.083cm" svg:y1="12.166cm" svg:x2="15.083cm" svg:y2="12.289cm"><text:p/></draw:line><draw:line draw:name="Вертикальная линия 367" draw:style-name="gr5" draw:text-style-name="P227" svg:x1="16.187cm" svg:y1="12.166cm" svg:x2="16.187cm" svg:y2="12.282cm"><text:p/></draw:line><draw:line draw:name="Вертикальная линия 368" draw:style-name="gr5" draw:text-style-name="P227" svg:x1="17.413cm" svg:y1="12.178cm" svg:x2="17.413cm" svg:y2="12.279cm"><text:p/></draw:line><draw:line draw:name="Вертикальная линия 369" draw:style-name="gr5" draw:text-style-name="P227" svg:x1="18.69cm" svg:y1="12.166cm" svg:x2="18.69cm" svg:y2="12.295cm"><text:p/></draw:line><draw:line draw:name="Вертикальная линия 370" draw:style-name="gr5" draw:text-style-name="P226" svg:x1="2.263cm" svg:y1="12.162cm" svg:x2="2.263cm" svg:y2="12.263cm"><text:p/></draw:line><draw:line draw:name="Вертикальная линия 371" draw:style-name="gr5" draw:text-style-name="P227" svg:x1="20.488cm" svg:y1="12.166cm" svg:x2="20.488cm" svg:y2="12.289cm"><text:p/></draw:line><draw:line draw:name="Вертикальная линия 372" draw:style-name="gr5" draw:text-style-name="P227" svg:x1="21.754cm" svg:y1="12.17cm" svg:x2="21.754cm" svg:y2="12.292cm"><text:p/></draw:line><draw:line draw:name="Вертикальная линия 373" draw:style-name="gr5" draw:text-style-name="P227" svg:x1="22.994cm" svg:y1="12.166cm" svg:x2="22.994cm" svg:y2="12.284cm"><text:p/></draw:line><draw:line draw:name="Вертикальная линия 374" draw:style-name="gr5" draw:text-style-name="P227" svg:x1="24.252cm" svg:y1="12.166cm" svg:x2="24.252cm" svg:y2="12.284cm"><text:p/></draw:line><draw:line draw:name="Вертикальная линия 375" draw:style-name="gr5" draw:text-style-name="P227" svg:x1="26.259cm" svg:y1="12.166cm" svg:x2="26.259cm" svg:y2="12.284cm"><text:p/></draw:line></draw:g></draw:g><draw:g draw:name="DrawObject 50" draw:style-name="gr2"><draw:line draw:name="Вертикальная линия 376" draw:style-name="gr5" draw:text-style-name="P226" svg:x1="3.242cm" svg:y1="12.91cm" svg:x2="3.242cm" svg:y2="13.011cm"><text:p/></draw:line><draw:g draw:name="DrawObject 51" draw:style-name="gr2"><draw:line draw:name="Вертикальная линия 377" draw:style-name="gr5" draw:text-style-name="P226" svg:x1="4.242cm" svg:y1="12.896cm" svg:x2="4.242cm" svg:y2="12.997cm"><text:p/></draw:line><draw:line draw:name="Вертикальная линия 378" draw:style-name="gr5" draw:text-style-name="P226" svg:x1="5.736cm" svg:y1="12.917cm" svg:x2="5.736cm" svg:y2="13.018cm"><text:p/></draw:line><draw:line draw:name="Вертикальная линия 379" draw:style-name="gr5" draw:text-style-name="P226" svg:x1="12.386cm" svg:y1="12.917cm" svg:x2="12.386cm" svg:y2="13.018cm"><text:p/></draw:line><draw:line draw:name="Вертикальная линия 380" draw:style-name="gr5" draw:text-style-name="P226" svg:x1="13.647cm" svg:y1="12.91cm" svg:x2="13.647cm" svg:y2="13.032cm"><text:p/></draw:line><draw:line draw:name="Вертикальная линия 381" draw:style-name="gr5" draw:text-style-name="P226" svg:x1="15.083cm" svg:y1="12.91cm" svg:x2="15.083cm" svg:y2="13.033cm"><text:p/></draw:line><draw:line draw:name="Вертикальная линия 382" draw:style-name="gr5" draw:text-style-name="P227" svg:x1="16.187cm" svg:y1="12.91cm" svg:x2="16.187cm" svg:y2="13.026cm"><text:p/></draw:line><draw:line draw:name="Вертикальная линия 383" draw:style-name="gr5" draw:text-style-name="P227" svg:x1="17.413cm" svg:y1="12.919cm" svg:x2="17.413cm" svg:y2="13.02cm"><text:p/></draw:line><draw:line draw:name="Вертикальная линия 384" draw:style-name="gr5" draw:text-style-name="P227" svg:x1="18.69cm" svg:y1="12.91cm" svg:x2="18.69cm" svg:y2="13.039cm"><text:p/></draw:line><draw:line draw:name="Вертикальная линия 385" draw:style-name="gr5" draw:text-style-name="P226" svg:x1="2.263cm" svg:y1="12.903cm" svg:x2="2.263cm" svg:y2="13.004cm"><text:p/></draw:line><draw:line draw:name="Вертикальная линия 386" draw:style-name="gr5" draw:text-style-name="P227" svg:x1="20.488cm" svg:y1="12.91cm" svg:x2="20.488cm" svg:y2="13.033cm"><text:p/></draw:line><draw:line draw:name="Вертикальная линия 387" draw:style-name="gr5" draw:text-style-name="P227" svg:x1="21.754cm" svg:y1="12.91cm" svg:x2="21.754cm" svg:y2="13.032cm"><text:p/></draw:line><draw:line draw:name="Вертикальная линия 388" draw:style-name="gr5" draw:text-style-name="P227" svg:x1="22.994cm" svg:y1="12.91cm" svg:x2="22.994cm" svg:y2="13.028cm"><text:p/></draw:line><draw:line draw:name="Вертикальная линия 389" draw:style-name="gr5" draw:text-style-name="P227" svg:x1="24.252cm" svg:y1="12.91cm" svg:x2="24.252cm" svg:y2="13.028cm"><text:p/></draw:line><draw:line draw:name="Вертикальная линия 390" draw:style-name="gr5" draw:text-style-name="P227" svg:x1="26.259cm" svg:y1="12.91cm" svg:x2="26.259cm" svg:y2="13.028cm"><text:p/></draw:line></draw:g></draw:g><draw:g draw:name="DrawObject 52" draw:style-name="gr2"><draw:line draw:name="Вертикальная линия 391" draw:style-name="gr5" draw:text-style-name="P226" svg:x1="3.242cm" svg:y1="13.665cm" svg:x2="3.242cm" svg:y2="13.766cm"><text:p/></draw:line><draw:g draw:name="DrawObject 53" draw:style-name="gr2"><draw:line draw:name="Вертикальная линия 392" draw:style-name="gr5" draw:text-style-name="P226" svg:x1="4.242cm" svg:y1="13.651cm" svg:x2="4.242cm" svg:y2="13.752cm"><text:p/></draw:line><draw:line draw:name="Вертикальная линия 393" draw:style-name="gr5" draw:text-style-name="P226" svg:x1="5.736cm" svg:y1="13.672cm" svg:x2="5.736cm" svg:y2="13.773cm"><text:p/></draw:line><draw:line draw:name="Вертикальная линия 394" draw:style-name="gr5" draw:text-style-name="P226" svg:x1="12.386cm" svg:y1="13.672cm" svg:x2="12.386cm" svg:y2="13.773cm"><text:p/></draw:line><draw:line draw:name="Вертикальная линия 395" draw:style-name="gr5" draw:text-style-name="P226" svg:x1="13.647cm" svg:y1="13.664cm" svg:x2="13.647cm" svg:y2="13.786cm"><text:p/></draw:line><draw:line draw:name="Вертикальная линия 396" draw:style-name="gr5" draw:text-style-name="P226" svg:x1="15.083cm" svg:y1="13.664cm" svg:x2="15.083cm" svg:y2="13.787cm"><text:p/></draw:line><draw:line draw:name="Вертикальная линия 397" draw:style-name="gr5" draw:text-style-name="P227" svg:x1="16.187cm" svg:y1="13.664cm" svg:x2="16.187cm" svg:y2="13.78cm"><text:p/></draw:line><draw:line draw:name="Вертикальная линия 398" draw:style-name="gr5" draw:text-style-name="P227" svg:x1="17.413cm" svg:y1="13.674cm" svg:x2="17.413cm" svg:y2="13.775cm"><text:p/></draw:line><draw:line draw:name="Вертикальная линия 399" draw:style-name="gr5" draw:text-style-name="P227" svg:x1="18.69cm" svg:y1="13.664cm" svg:x2="18.69cm" svg:y2="13.793cm"><text:p/></draw:line><draw:line draw:name="Вертикальная линия 400" draw:style-name="gr5" draw:text-style-name="P226" svg:x1="2.263cm" svg:y1="13.658cm" svg:x2="2.263cm" svg:y2="13.759cm"><text:p/></draw:line><draw:line draw:name="Вертикальная линия 401" draw:style-name="gr5" draw:text-style-name="P227" svg:x1="20.488cm" svg:y1="13.664cm" svg:x2="20.488cm" svg:y2="13.787cm"><text:p/></draw:line><draw:line draw:name="Вертикальная линия 402" draw:style-name="gr5" draw:text-style-name="P227" svg:x1="21.754cm" svg:y1="13.665cm" svg:x2="21.754cm" svg:y2="13.787cm"><text:p/></draw:line><draw:line draw:name="Вертикальная линия 403" draw:style-name="gr5" draw:text-style-name="P227" svg:x1="22.994cm" svg:y1="13.664cm" svg:x2="22.994cm" svg:y2="13.782cm"><text:p/></draw:line><draw:line draw:name="Вертикальная линия 404" draw:style-name="gr5" draw:text-style-name="P227" svg:x1="24.252cm" svg:y1="13.664cm" svg:x2="24.252cm" svg:y2="13.782cm"><text:p/></draw:line><draw:line draw:name="Вертикальная линия 405" draw:style-name="gr5" draw:text-style-name="P227" svg:x1="26.259cm" svg:y1="13.664cm" svg:x2="26.259cm" svg:y2="13.782cm"><text:p/></draw:line></draw:g></draw:g><draw:g draw:name="DrawObject 54" draw:style-name="gr2"><draw:line draw:name="Вертикальная линия 406" draw:style-name="gr5" draw:text-style-name="P226" svg:x1="3.242cm" svg:y1="14.434cm" svg:x2="3.242cm" svg:y2="14.535cm"><text:p/></draw:line><draw:g draw:name="DrawObject 55" draw:style-name="gr2"><draw:line draw:name="Вертикальная линия 407" draw:style-name="gr5" draw:text-style-name="P226" svg:x1="4.242cm" svg:y1="14.419cm" svg:x2="4.242cm" svg:y2="14.52cm"><text:p/></draw:line><draw:line draw:name="Вертикальная линия 408" draw:style-name="gr5" draw:text-style-name="P226" svg:x1="5.736cm" svg:y1="14.441cm" svg:x2="5.736cm" svg:y2="14.542cm"><text:p/></draw:line><draw:line draw:name="Вертикальная линия 409" draw:style-name="gr5" draw:text-style-name="P226" svg:x1="12.386cm" svg:y1="14.441cm" svg:x2="12.386cm" svg:y2="14.542cm"><text:p/></draw:line><draw:line draw:name="Вертикальная линия 410" draw:style-name="gr5" draw:text-style-name="P226" svg:x1="13.647cm" svg:y1="14.433cm" svg:x2="13.647cm" svg:y2="14.555cm"><text:p/></draw:line><draw:line draw:name="Вертикальная линия 411" draw:style-name="gr5" draw:text-style-name="P226" svg:x1="15.083cm" svg:y1="14.433cm" svg:x2="15.083cm" svg:y2="14.556cm"><text:p/></draw:line><draw:line draw:name="Вертикальная линия 412" draw:style-name="gr5" draw:text-style-name="P227" svg:x1="16.187cm" svg:y1="14.433cm" svg:x2="16.187cm" svg:y2="14.549cm"><text:p/></draw:line><draw:line draw:name="Вертикальная линия 413" draw:style-name="gr5" draw:text-style-name="P227" svg:x1="17.413cm" svg:y1="14.441cm" svg:x2="17.413cm" svg:y2="14.542cm"><text:p/></draw:line><draw:line draw:name="Вертикальная линия 414" draw:style-name="gr5" draw:text-style-name="P227" svg:x1="18.69cm" svg:y1="14.433cm" svg:x2="18.69cm" svg:y2="14.562cm"><text:p/></draw:line><draw:line draw:name="Вертикальная линия 415" draw:style-name="gr5" draw:text-style-name="P226" svg:x1="2.263cm" svg:y1="14.427cm" svg:x2="2.263cm" svg:y2="14.528cm"><text:p/></draw:line><draw:line draw:name="Вертикальная линия 416" draw:style-name="gr5" draw:text-style-name="P227" svg:x1="20.488cm" svg:y1="14.433cm" svg:x2="20.488cm" svg:y2="14.556cm"><text:p/></draw:line><draw:line draw:name="Вертикальная линия 417" draw:style-name="gr5" draw:text-style-name="P227" svg:x1="21.754cm" svg:y1="14.434cm" svg:x2="21.754cm" svg:y2="14.556cm"><text:p/></draw:line><draw:line draw:name="Вертикальная линия 418" draw:style-name="gr5" draw:text-style-name="P227" svg:x1="22.994cm" svg:y1="14.433cm" svg:x2="22.994cm" svg:y2="14.551cm"><text:p/></draw:line><draw:line draw:name="Вертикальная линия 419" draw:style-name="gr5" draw:text-style-name="P227" svg:x1="24.252cm" svg:y1="14.433cm" svg:x2="24.252cm" svg:y2="14.551cm"><text:p/></draw:line><draw:line draw:name="Вертикальная линия 420" draw:style-name="gr5" draw:text-style-name="P227" svg:x1="26.259cm" svg:y1="14.433cm" svg:x2="26.259cm" svg:y2="14.551cm"><text:p/></draw:line></draw:g></draw:g><draw:g draw:name="DrawObject 56" draw:style-name="gr2"><draw:line draw:name="Вертикальная линия 421" draw:style-name="gr5" draw:text-style-name="P226" svg:x1="3.242cm" svg:y1="15.189cm" svg:x2="3.242cm" svg:y2="15.29cm"><text:p/></draw:line><draw:g draw:name="DrawObject 57" draw:style-name="gr2"><draw:line draw:name="Вертикальная линия 422" draw:style-name="gr5" draw:text-style-name="P226" svg:x1="4.242cm" svg:y1="15.173cm" svg:x2="4.242cm" svg:y2="15.274cm"><text:p/></draw:line><draw:line draw:name="Вертикальная линия 423" draw:style-name="gr5" draw:text-style-name="P226" svg:x1="5.736cm" svg:y1="15.196cm" svg:x2="5.736cm" svg:y2="15.297cm"><text:p/></draw:line><draw:line draw:name="Вертикальная линия 424" draw:style-name="gr5" draw:text-style-name="P226" svg:x1="12.386cm" svg:y1="15.196cm" svg:x2="12.386cm" svg:y2="15.297cm"><text:p/></draw:line><draw:line draw:name="Вертикальная линия 425" draw:style-name="gr5" draw:text-style-name="P226" svg:x1="13.647cm" svg:y1="15.184cm" svg:x2="13.647cm" svg:y2="15.306cm"><text:p/></draw:line><draw:line draw:name="Вертикальная линия 426" draw:style-name="gr5" draw:text-style-name="P226" svg:x1="15.083cm" svg:y1="15.184cm" svg:x2="15.083cm" svg:y2="15.307cm"><text:p/></draw:line><draw:line draw:name="Вертикальная линия 427" draw:style-name="gr5" draw:text-style-name="P227" svg:x1="16.187cm" svg:y1="15.184cm" svg:x2="16.187cm" svg:y2="15.3cm"><text:p/></draw:line><draw:line draw:name="Вертикальная линия 428" draw:style-name="gr5" draw:text-style-name="P227" svg:x1="17.413cm" svg:y1="15.196cm" svg:x2="17.413cm" svg:y2="15.297cm"><text:p/></draw:line><draw:line draw:name="Вертикальная линия 429" draw:style-name="gr5" draw:text-style-name="P227" svg:x1="18.69cm" svg:y1="15.184cm" svg:x2="18.69cm" svg:y2="15.313cm"><text:p/></draw:line><draw:line draw:name="Вертикальная линия 430" draw:style-name="gr5" draw:text-style-name="P226" svg:x1="2.263cm" svg:y1="15.18cm" svg:x2="2.263cm" svg:y2="15.281cm"><text:p/></draw:line><draw:line draw:name="Вертикальная линия 431" draw:style-name="gr5" draw:text-style-name="P227" svg:x1="20.488cm" svg:y1="15.184cm" svg:x2="20.488cm" svg:y2="15.307cm"><text:p/></draw:line><draw:line draw:name="Вертикальная линия 432" draw:style-name="gr5" draw:text-style-name="P227" svg:x1="21.754cm" svg:y1="15.188cm" svg:x2="21.754cm" svg:y2="15.31cm"><text:p/></draw:line><draw:line draw:name="Вертикальная линия 433" draw:style-name="gr5" draw:text-style-name="P227" svg:x1="22.994cm" svg:y1="15.184cm" svg:x2="22.994cm" svg:y2="15.302cm"><text:p/></draw:line><draw:line draw:name="Вертикальная линия 434" draw:style-name="gr5" draw:text-style-name="P227" svg:x1="24.252cm" svg:y1="15.184cm" svg:x2="24.252cm" svg:y2="15.302cm"><text:p/></draw:line><draw:line draw:name="Вертикальная линия 435" draw:style-name="gr5" draw:text-style-name="P227" svg:x1="26.259cm" svg:y1="15.184cm" svg:x2="26.259cm" svg:y2="15.302cm"><text:p/></draw:line></draw:g></draw:g><draw:g draw:name="DrawObject 58" draw:style-name="gr2"><draw:line draw:name="Вертикальная линия 436" draw:style-name="gr5" draw:text-style-name="P226" svg:x1="3.242cm" svg:y1="15.953cm" svg:x2="3.242cm" svg:y2="16.054cm"><text:p/></draw:line><draw:g draw:name="DrawObject 59" draw:style-name="gr2"><draw:line draw:name="Вертикальная линия 437" draw:style-name="gr5" draw:text-style-name="P226" svg:x1="4.242cm" svg:y1="15.942cm" svg:x2="4.242cm" svg:y2="16.043cm"><text:p/></draw:line><draw:line draw:name="Вертикальная линия 438" draw:style-name="gr5" draw:text-style-name="P226" svg:x1="5.736cm" svg:y1="15.958cm" svg:x2="5.736cm" svg:y2="16.059cm"><text:p/></draw:line><draw:line draw:name="Вертикальная линия 439" draw:style-name="gr5" draw:text-style-name="P226" svg:x1="12.386cm" svg:y1="15.958cm" svg:x2="12.386cm" svg:y2="16.059cm"><text:p/></draw:line><draw:line draw:name="Вертикальная линия 440" draw:style-name="gr5" draw:text-style-name="P226" svg:x1="13.647cm" svg:y1="15.951cm" svg:x2="13.647cm" svg:y2="16.073cm"><text:p/></draw:line><draw:line draw:name="Вертикальная линия 441" draw:style-name="gr5" draw:text-style-name="P226" svg:x1="15.083cm" svg:y1="15.951cm" svg:x2="15.083cm" svg:y2="16.074cm"><text:p/></draw:line><draw:line draw:name="Вертикальная линия 442" draw:style-name="gr5" draw:text-style-name="P227" svg:x1="16.187cm" svg:y1="15.951cm" svg:x2="16.187cm" svg:y2="16.067cm"><text:p/></draw:line><draw:line draw:name="Вертикальная линия 443" draw:style-name="gr5" draw:text-style-name="P227" svg:x1="17.413cm" svg:y1="15.965cm" svg:x2="17.413cm" svg:y2="16.066cm"><text:p/></draw:line><draw:line draw:name="Вертикальная линия 444" draw:style-name="gr5" draw:text-style-name="P227" svg:x1="18.69cm" svg:y1="15.951cm" svg:x2="18.69cm" svg:y2="16.08cm"><text:p/></draw:line><draw:line draw:name="Вертикальная линия 445" draw:style-name="gr5" draw:text-style-name="P226" svg:x1="2.263cm" svg:y1="15.946cm" svg:x2="2.263cm" svg:y2="16.047cm"><text:p/></draw:line><draw:line draw:name="Вертикальная линия 446" draw:style-name="gr5" draw:text-style-name="P227" svg:x1="20.488cm" svg:y1="15.951cm" svg:x2="20.488cm" svg:y2="16.074cm"><text:p/></draw:line><draw:line draw:name="Вертикальная линия 447" draw:style-name="gr5" draw:text-style-name="P227" svg:x1="21.754cm" svg:y1="15.951cm" svg:x2="21.754cm" svg:y2="16.073cm"><text:p/></draw:line><draw:line draw:name="Вертикальная линия 448" draw:style-name="gr5" draw:text-style-name="P227" svg:x1="22.994cm" svg:y1="15.951cm" svg:x2="22.994cm" svg:y2="16.069cm"><text:p/></draw:line><draw:line draw:name="Вертикальная линия 449" draw:style-name="gr5" draw:text-style-name="P227" svg:x1="24.252cm" svg:y1="15.951cm" svg:x2="24.252cm" svg:y2="16.069cm"><text:p/></draw:line><draw:line draw:name="Вертикальная линия 450" draw:style-name="gr5" draw:text-style-name="P227" svg:x1="26.259cm" svg:y1="15.951cm" svg:x2="26.259cm" svg:y2="16.069cm"><text:p/></draw:line></draw:g></draw:g><draw:g draw:name="DrawObject 60" draw:style-name="gr2"><draw:line draw:name="Вертикальная линия 676" draw:style-name="gr5" draw:text-style-name="P226" svg:x1="3.242cm" svg:y1="16.72cm" svg:x2="3.242cm" svg:y2="16.821cm"><text:p/></draw:line><draw:g draw:name="DrawObject 61" draw:style-name="gr2"><draw:line draw:name="Вертикальная линия 677" draw:style-name="gr5" draw:text-style-name="P226" svg:x1="4.242cm" svg:y1="16.706cm" svg:x2="4.242cm" svg:y2="16.807cm"><text:p/></draw:line><draw:line draw:name="Вертикальная линия 678" draw:style-name="gr5" draw:text-style-name="P226" svg:x1="5.736cm" svg:y1="16.727cm" svg:x2="5.736cm" svg:y2="16.828cm"><text:p/></draw:line><draw:line draw:name="Вертикальная линия 679" draw:style-name="gr5" draw:text-style-name="P226" svg:x1="12.386cm" svg:y1="16.727cm" svg:x2="12.386cm" svg:y2="16.828cm"><text:p/></draw:line><draw:line draw:name="Вертикальная линия 680" draw:style-name="gr5" draw:text-style-name="P226" svg:x1="13.647cm" svg:y1="16.72cm" svg:x2="13.647cm" svg:y2="16.842cm"><text:p/></draw:line><draw:line draw:name="Вертикальная линия 681" draw:style-name="gr5" draw:text-style-name="P226" svg:x1="15.083cm" svg:y1="16.72cm" svg:x2="15.083cm" svg:y2="16.843cm"><text:p/></draw:line><draw:line draw:name="Вертикальная линия 682" draw:style-name="gr5" draw:text-style-name="P227" svg:x1="16.187cm" svg:y1="16.72cm" svg:x2="16.187cm" svg:y2="16.836cm"><text:p/></draw:line><draw:line draw:name="Вертикальная линия 683" draw:style-name="gr5" draw:text-style-name="P227" svg:x1="17.413cm" svg:y1="16.729cm" svg:x2="17.413cm" svg:y2="16.83cm"><text:p/></draw:line><draw:line draw:name="Вертикальная линия 684" draw:style-name="gr5" draw:text-style-name="P227" svg:x1="18.69cm" svg:y1="16.72cm" svg:x2="18.69cm" svg:y2="16.849cm"><text:p/></draw:line><draw:line draw:name="Вертикальная линия 685" draw:style-name="gr5" draw:text-style-name="P226" svg:x1="2.263cm" svg:y1="16.713cm" svg:x2="2.263cm" svg:y2="16.814cm"><text:p/></draw:line><draw:line draw:name="Вертикальная линия 686" draw:style-name="gr5" draw:text-style-name="P227" svg:x1="20.488cm" svg:y1="16.72cm" svg:x2="20.488cm" svg:y2="16.843cm"><text:p/></draw:line><draw:line draw:name="Вертикальная линия 687" draw:style-name="gr5" draw:text-style-name="P227" svg:x1="21.754cm" svg:y1="16.72cm" svg:x2="21.754cm" svg:y2="16.842cm"><text:p/></draw:line><draw:line draw:name="Вертикальная линия 688" draw:style-name="gr5" draw:text-style-name="P227" svg:x1="22.994cm" svg:y1="16.72cm" svg:x2="22.994cm" svg:y2="16.838cm"><text:p/></draw:line><draw:line draw:name="Вертикальная линия 689" draw:style-name="gr5" draw:text-style-name="P227" svg:x1="24.252cm" svg:y1="16.72cm" svg:x2="24.252cm" svg:y2="16.838cm"><text:p/></draw:line><draw:line draw:name="Вертикальная линия 690" draw:style-name="gr5" draw:text-style-name="P227" svg:x1="26.259cm" svg:y1="16.72cm" svg:x2="26.259cm" svg:y2="16.838cm"><text:p/></draw:line></draw:g></draw:g><draw:g draw:name="DrawObject 92" draw:style-name="gr2"><draw:line draw:name="Вертикальная линия 691" draw:style-name="gr5" draw:text-style-name="P226" svg:x1="3.242cm" svg:y1="17.475cm" svg:x2="3.242cm" svg:y2="17.576cm"><text:p/></draw:line><draw:g draw:name="DrawObject 93" draw:style-name="gr2"><draw:line draw:name="Вертикальная линия 692" draw:style-name="gr5" draw:text-style-name="P226" svg:x1="4.242cm" svg:y1="17.461cm" svg:x2="4.242cm" svg:y2="17.562cm"><text:p/></draw:line><draw:line draw:name="Вертикальная линия 693" draw:style-name="gr5" draw:text-style-name="P226" svg:x1="5.736cm" svg:y1="17.482cm" svg:x2="5.736cm" svg:y2="17.583cm"><text:p/></draw:line><draw:line draw:name="Вертикальная линия 694" draw:style-name="gr5" draw:text-style-name="P226" svg:x1="12.386cm" svg:y1="17.482cm" svg:x2="12.386cm" svg:y2="17.583cm"><text:p/></draw:line><draw:line draw:name="Вертикальная линия 695" draw:style-name="gr5" draw:text-style-name="P226" svg:x1="13.647cm" svg:y1="17.474cm" svg:x2="13.647cm" svg:y2="17.596cm"><text:p/></draw:line><draw:line draw:name="Вертикальная линия 696" draw:style-name="gr5" draw:text-style-name="P226" svg:x1="15.083cm" svg:y1="17.474cm" svg:x2="15.083cm" svg:y2="17.597cm"><text:p/></draw:line><draw:line draw:name="Вертикальная линия 697" draw:style-name="gr5" draw:text-style-name="P227" svg:x1="16.187cm" svg:y1="17.474cm" svg:x2="16.187cm" svg:y2="17.59cm"><text:p/></draw:line><draw:line draw:name="Вертикальная линия 698" draw:style-name="gr5" draw:text-style-name="P227" svg:x1="17.413cm" svg:y1="17.484cm" svg:x2="17.413cm" svg:y2="17.585cm"><text:p/></draw:line><draw:line draw:name="Вертикальная линия 699" draw:style-name="gr5" draw:text-style-name="P227" svg:x1="18.69cm" svg:y1="17.474cm" svg:x2="18.69cm" svg:y2="17.603cm"><text:p/></draw:line><draw:line draw:name="Вертикальная линия 700" draw:style-name="gr5" draw:text-style-name="P226" svg:x1="2.263cm" svg:y1="17.468cm" svg:x2="2.263cm" svg:y2="17.569cm"><text:p/></draw:line><draw:line draw:name="Вертикальная линия 701" draw:style-name="gr5" draw:text-style-name="P227" svg:x1="20.488cm" svg:y1="17.474cm" svg:x2="20.488cm" svg:y2="17.597cm"><text:p/></draw:line><draw:line draw:name="Вертикальная линия 702" draw:style-name="gr5" draw:text-style-name="P227" svg:x1="21.754cm" svg:y1="17.475cm" svg:x2="21.754cm" svg:y2="17.597cm"><text:p/></draw:line><draw:line draw:name="Вертикальная линия 703" draw:style-name="gr5" draw:text-style-name="P227" svg:x1="22.994cm" svg:y1="17.474cm" svg:x2="22.994cm" svg:y2="17.592cm"><text:p/></draw:line><draw:line draw:name="Вертикальная линия 704" draw:style-name="gr5" draw:text-style-name="P227" svg:x1="24.252cm" svg:y1="17.474cm" svg:x2="24.252cm" svg:y2="17.592cm"><text:p/></draw:line><draw:line draw:name="Вертикальная линия 705" draw:style-name="gr5" draw:text-style-name="P227" svg:x1="26.259cm" svg:y1="17.474cm" svg:x2="26.259cm" svg:y2="17.592cm"><text:p/></draw:line></draw:g></draw:g></draw:g><draw:g draw:name="DrawObject1" draw:style-name="gr7"><draw:line draw:name="Вертикальная линия 2" draw:style-name="gr10" draw:text-style-name="P226" svg:x1="3.212cm" svg:y1="6.103cm" svg:x2="3.212cm" svg:y2="6.204cm"><text:p/></draw:line><draw:g draw:name="DrawObject1" draw:style-name="gr7"><draw:line draw:name="Вертикальная линия 3" draw:style-name="gr10" draw:text-style-name="P226" svg:x1="4.209cm" svg:y1="6.089cm" svg:x2="4.209cm" svg:y2="6.19cm"><text:p/></draw:line><draw:line draw:name="Вертикальная линия 4" draw:style-name="gr10" draw:text-style-name="P226" svg:x1="5.703cm" svg:y1="6.108cm" svg:x2="5.703cm" svg:y2="6.209cm"><text:p/></draw:line><draw:line draw:name="Вертикальная линия 5" draw:style-name="gr10" draw:text-style-name="P226" svg:x1="12.351cm" svg:y1="6.108cm" svg:x2="12.351cm" svg:y2="6.209cm"><text:p/></draw:line><draw:line draw:name="Вертикальная линия 6" draw:style-name="gr10" draw:text-style-name="P226" svg:x1="13.614cm" svg:y1="6.121cm" svg:x2="13.614cm" svg:y2="6.222cm"><text:p/></draw:line><draw:line draw:name="Вертикальная линия 7" draw:style-name="gr10" draw:text-style-name="P226" svg:x1="15.048cm" svg:y1="6.124cm" svg:x2="15.048cm" svg:y2="6.225cm"><text:p/></draw:line><draw:line draw:name="Вертикальная линия 8" draw:style-name="gr10" draw:text-style-name="P227" svg:x1="16.154cm" svg:y1="6.115cm" svg:x2="16.154cm" svg:y2="6.216cm"><text:p/></draw:line><draw:line draw:name="Вертикальная линия 9" draw:style-name="gr10" draw:text-style-name="P227" svg:x1="17.38cm" svg:y1="6.112cm" svg:x2="17.38cm" svg:y2="6.213cm"><text:p/></draw:line><draw:line draw:name="Вертикальная линия 10" draw:style-name="gr10" draw:text-style-name="P227" svg:x1="18.657cm" svg:y1="6.128cm" svg:x2="18.657cm" svg:y2="6.229cm"><text:p/></draw:line><draw:line draw:name="Вертикальная линия 1" draw:style-name="gr10" draw:text-style-name="P226" svg:x1="2.233cm" svg:y1="6.096cm" svg:x2="2.233cm" svg:y2="6.197cm"><text:p/></draw:line><draw:line draw:name="Вертикальная линия 11" draw:style-name="gr10" draw:text-style-name="P227" svg:x1="20.456cm" svg:y1="6.124cm" svg:x2="20.456cm" svg:y2="6.225cm"><text:p/></draw:line><draw:line draw:name="Вертикальная линия 12" draw:style-name="gr10" draw:text-style-name="P227" svg:x1="21.724cm" svg:y1="6.124cm" svg:x2="21.724cm" svg:y2="6.225cm"><text:p/></draw:line><draw:line draw:name="Вертикальная линия 13" draw:style-name="gr10" draw:text-style-name="P227" svg:x1="22.959cm" svg:y1="6.117cm" svg:x2="22.959cm" svg:y2="6.218cm"><text:p/></draw:line><draw:line draw:name="Вертикальная линия 14" draw:style-name="gr10" draw:text-style-name="P227" svg:x1="24.22cm" svg:y1="6.117cm" svg:x2="24.22cm" svg:y2="6.218cm"><text:p/></draw:line><draw:line draw:name="Вертикальная линия 15" draw:style-name="gr10" draw:text-style-name="P227" svg:x1="26.229cm" svg:y1="6.117cm" svg:x2="26.229cm" svg:y2="6.218cm"><text:p/></draw:line></draw:g></draw:g></draw:g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2.Z1" table:number-columns-spanned="4" office:value-type="string">
              <text:p text:style-name="P35"><draw:frame draw:style-name="fr3" draw:name="Врезка2" text:anchor-type="paragraph" svg:x="22.789cm" svg:y="-0.794cm" svg:width="5.639cm" style:rel-width="scale" svg:height="0.647cm" style:rel-height="scale" draw:z-index="3"><draw:text-box><text:p text:style-name="P20">ГОСТ 3.1118-82 <text:s/>Форма 2</text:p></draw:text-box></draw:frame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2.Z1" table:number-columns-spanned="2" office:value-type="string">
              <text:p text:style-name="P39"/>
            </table:table-cell>
            <table:covered-table-cell/>
            <table:table-cell table:style-name="Таблица2.Z1" table:number-columns-spanned="5" office:value-type="string">
              <text:p text:style-name="P39"/>
            </table:table-cell>
            <table:covered-table-cell/>
            <table:covered-table-cell/>
            <table:covered-table-cell/>
            <table:covered-table-cell/>
            <table:table-cell table:style-name="Таблица2.Z1" table:number-columns-spanned="5" office:value-type="string">
              <text:p text:style-name="P39"/>
            </table:table-cell>
            <table:covered-table-cell/>
            <table:covered-table-cell/>
            <table:covered-table-cell/>
            <table:covered-table-cell/>
            <table:table-cell table:style-name="Таблица2.p1" table:number-columns-spanned="3" office:value-type="string">
              <text:p text:style-name="P39"/>
            </table:table-cell>
            <table:covered-table-cell/>
            <table:covered-table-cell/>
          </table:table-row>
        </table:table-header-rows>
        <table:table-row table:style-name="Таблица2.1">
          <table:table-cell table:style-name="Таблица2.Z1" table:number-columns-spanned="3" office:value-type="string">
            <text:p text:style-name="P39"><text:s text:c="4"/>Дубл.</text:p>
          </table:table-cell>
          <table:covered-table-cell/>
          <table:covered-table-cell/>
          <table:table-cell table:style-name="Таблица2.Z1" table:number-columns-spanned="2" office:value-type="string">
            <text:p text:style-name="P35"/>
          </table:table-cell>
          <table:covered-table-cell/>
          <table:table-cell table:style-name="Таблица2.Z1" table:number-columns-spanned="3" office:value-type="string">
            <text:p text:style-name="P35"/>
          </table:table-cell>
          <table:covered-table-cell/>
          <table:covered-table-cell/>
          <table:table-cell table:style-name="Таблица2.Z1" table:number-columns-spanned="2" office:value-type="string">
            <text:p text:style-name="P35"/>
          </table:table-cell>
          <table:covered-table-cell/>
          <table:table-cell table:style-name="Таблица2.K2" table:number-columns-spanned="4" office:value-type="string">
            <text:p text:style-name="P35"><text:s text:c="15"/></text:p>
          </table:table-cell>
          <table:covered-table-cell/>
          <table:covered-table-cell/>
          <table:covered-table-cell/>
          <table:table-cell table:style-name="Таблица2.O2" table:number-columns-spanned="11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Таблица2.Z1" table:number-columns-spanned="2" office:value-type="string">
            <text:p text:style-name="P35"/>
          </table:table-cell>
          <table:covered-table-cell/>
          <table:table-cell table:style-name="Таблица2.Z1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  <table:table-cell table:style-name="Таблица2.Z1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  <table:table-cell table:style-name="Таблица2.p1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Таблица2.1">
          <table:table-cell table:style-name="Таблица2.Z1" table:number-columns-spanned="3" office:value-type="string">
            <text:p text:style-name="P39"><text:s text:c="3"/>Взам.</text:p>
          </table:table-cell>
          <table:covered-table-cell/>
          <table:covered-table-cell/>
          <table:table-cell table:style-name="Таблица2.Z1" table:number-columns-spanned="2" office:value-type="string">
            <text:p text:style-name="P35"/>
          </table:table-cell>
          <table:covered-table-cell/>
          <table:table-cell table:style-name="Таблица2.Z1" table:number-columns-spanned="3" office:value-type="string">
            <text:p text:style-name="P35"/>
          </table:table-cell>
          <table:covered-table-cell/>
          <table:covered-table-cell/>
          <table:table-cell table:style-name="Таблица2.Z1" table:number-columns-spanned="2" office:value-type="string">
            <text:p text:style-name="P35"/>
          </table:table-cell>
          <table:covered-table-cell/>
          <table:table-cell table:style-name="Таблица2.K3" table:number-rows-spanned="2" table:number-columns-spanned="3" office:value-type="string">
            <text:p text:style-name="P35"/>
          </table:table-cell>
          <table:covered-table-cell/>
          <table:covered-table-cell/>
          <table:table-cell table:style-name="Таблица2.Z1" table:number-columns-spanned="2" office:value-type="string">
            <text:p text:style-name="P35"/>
          </table:table-cell>
          <table:covered-table-cell/>
          <table:table-cell table:style-name="Таблица2.Z1" office:value-type="string">
            <text:p text:style-name="P35"/>
          </table:table-cell>
          <table:table-cell table:style-name="Таблица2.Z1" table:number-columns-spanned="3" office:value-type="string">
            <text:p text:style-name="P35"/>
          </table:table-cell>
          <table:covered-table-cell/>
          <table:covered-table-cell/>
          <table:table-cell table:style-name="Таблица2.Z1" table:number-columns-spanned="3" office:value-type="string">
            <text:p text:style-name="P35"/>
          </table:table-cell>
          <table:covered-table-cell/>
          <table:covered-table-cell/>
          <table:table-cell table:style-name="Таблица2.Z1" table:number-columns-spanned="3" office:value-type="string">
            <text:p text:style-name="P35"/>
          </table:table-cell>
          <table:covered-table-cell/>
          <table:covered-table-cell/>
          <table:table-cell table:style-name="Таблица2.Z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2.Z1" table:number-columns-spanned="2" office:value-type="string">
            <text:p text:style-name="P35"/>
          </table:table-cell>
          <table:covered-table-cell/>
          <table:table-cell table:style-name="Таблица2.Z1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  <table:table-cell table:style-name="Таблица2.Z1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  <table:table-cell table:style-name="Таблица2.p1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Таблица2.1">
          <table:table-cell table:style-name="Таблица2.Z1" table:number-columns-spanned="3" office:value-type="string">
            <text:p text:style-name="P39"><text:s text:c="3"/>Подл.</text:p>
          </table:table-cell>
          <table:covered-table-cell/>
          <table:covered-table-cell/>
          <table:table-cell table:style-name="Таблица2.Z1" table:number-columns-spanned="2" office:value-type="string">
            <text:p text:style-name="P22"/>
          </table:table-cell>
          <table:covered-table-cell/>
          <table:table-cell table:style-name="Таблица2.Z1" table:number-columns-spanned="3" office:value-type="string">
            <text:p text:style-name="P22"/>
          </table:table-cell>
          <table:covered-table-cell/>
          <table:covered-table-cell/>
          <table:table-cell table:style-name="Таблица2.Z1" table:number-columns-spanned="2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Таблица2.Z1" table:number-columns-spanned="2" office:value-type="string">
            <text:p text:style-name="P35"/>
          </table:table-cell>
          <table:covered-table-cell/>
          <table:table-cell table:style-name="Таблица2.Z1" office:value-type="string">
            <text:p text:style-name="P35"/>
          </table:table-cell>
          <table:table-cell table:style-name="Таблица2.Z1" table:number-columns-spanned="3" office:value-type="string">
            <text:p text:style-name="P35"/>
          </table:table-cell>
          <table:covered-table-cell/>
          <table:covered-table-cell/>
          <table:table-cell table:style-name="Таблица2.Z1" table:number-columns-spanned="3" office:value-type="string">
            <text:p text:style-name="P35"/>
          </table:table-cell>
          <table:covered-table-cell/>
          <table:covered-table-cell/>
          <table:table-cell table:style-name="Таблица2.Z1" table:number-columns-spanned="3" office:value-type="string">
            <text:p text:style-name="P35"/>
          </table:table-cell>
          <table:covered-table-cell/>
          <table:covered-table-cell/>
          <table:table-cell table:style-name="Таблица2.Z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2.Z1" table:number-columns-spanned="2" office:value-type="string">
            <text:p text:style-name="P35"/>
          </table:table-cell>
          <table:covered-table-cell/>
          <table:table-cell table:style-name="Таблица2.Z1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  <table:table-cell table:style-name="Таблица2.Z1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  <table:table-cell table:style-name="Таблица2.p1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Таблица2.5">
          <table:table-cell table:style-name="Таблица2.Z1" table:number-columns-spanned="2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5" table:number-columns-spanned="11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5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Таблица2.q5" table:number-columns-spanned="2" office:value-type="string">
            <text:p text:style-name="P6"/>
          </table:table-cell>
          <table:covered-table-cell/>
        </table:table-row>
        <table:table-row table:style-name="Таблица2.6">
          <table:table-cell table:style-name="Таблица2.Z1" table:number-columns-spanned="2" office:value-type="string">
            <text:p text:style-name="P55">Разраб.</text:p>
          </table:table-cell>
          <table:covered-table-cell/>
          <table:table-cell table:style-name="Таблица2.Z1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1" table:number-columns-spanned="2" office:value-type="string">
            <text:p text:style-name="P22"/>
          </table:table-cell>
          <table:covered-table-cell/>
          <table:table-cell table:style-name="Таблица2.Z1" office:value-type="string">
            <text:p text:style-name="P22"/>
          </table:table-cell>
          <table:table-cell table:style-name="Таблица2.b5" table:number-rows-spanned="3" table:number-columns-spanned="5" office:value-type="string">
            <text:p text:style-name="P28"><text:s/>АО</text:p>
            <text:p text:style-name="P28"><text:s/>«Авангард»</text:p>
          </table:table-cell>
          <table:covered-table-cell/>
          <table:covered-table-cell/>
          <table:covered-table-cell/>
          <table:covered-table-cell/>
          <table:table-cell table:style-name="Таблица2.R6" table:number-rows-spanned="3" table:number-columns-spanned="7" office:value-type="string">
            <text:p text:style-name="P107"><text:span text:style-name="T159">ЮЕЛИ.333349.001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Y6" table:number-rows-spanned="3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i6" table:number-rows-spanned="3" table:number-columns-spanned="10" office:value-type="string">
            <text:p text:style-name="P108">К.50288…<text:span text:style-name="T73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Z1" table:number-columns-spanned="2" office:value-type="string">
            <text:p text:style-name="P55">Проверил</text:p>
          </table:table-cell>
          <table:covered-table-cell/>
          <table:table-cell table:style-name="Таблица2.Z1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1" table:number-columns-spanned="2" office:value-type="string">
            <text:p text:style-name="P22"/>
          </table:table-cell>
          <table:covered-table-cell/>
          <table:table-cell table:style-name="Таблица2.Z1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Z1" table:number-columns-spanned="2" office:value-type="string">
            <text:p text:style-name="P55"/>
          </table:table-cell>
          <table:covered-table-cell/>
          <table:table-cell table:style-name="Таблица2.Z1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1" table:number-columns-spanned="2" office:value-type="string">
            <text:p text:style-name="P22"/>
          </table:table-cell>
          <table:covered-table-cell/>
          <table:table-cell table:style-name="Таблица2.Z1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9">
          <table:table-cell table:style-name="Таблица2.Z1" table:number-rows-spanned="2" table:number-columns-spanned="2" office:value-type="string">
            <text:p text:style-name="P55"/>
          </table:table-cell>
          <table:covered-table-cell/>
          <table:table-cell table:style-name="Таблица2.Z1" table:number-rows-spanned="2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1" table:number-rows-spanned="2" table:number-columns-spanned="2" office:value-type="string">
            <text:p text:style-name="P22"/>
          </table:table-cell>
          <table:covered-table-cell/>
          <table:table-cell table:style-name="Таблица2.Z1" table:number-rows-spanned="2" office:value-type="string">
            <text:p text:style-name="P22"/>
          </table:table-cell>
          <table:table-cell table:style-name="Таблица2.M9" office:value-type="string">
            <text:p text:style-name="P35"/>
          </table:table-cell>
          <table:table-cell table:style-name="Таблица2.N9" table:number-columns-spanned="13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9" table:number-columns-spanned="11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5" table:number-rows-spanned="3" table:number-columns-spanned="2" office:value-type="string">
            <text:p text:style-name="P28"/>
          </table:table-cell>
          <table:covered-table-cell/>
          <table:table-cell table:style-name="Таблица2.b5" table:number-rows-spanned="3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Таблица2.q5" table:number-rows-spanned="3" office:value-type="string">
            <text:p text:style-name="P28"/>
          </table:table-cell>
        </table:table-row>
        <table:table-row table:style-name="Таблица2.9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K2" office:value-type="string">
            <text:p text:style-name="P35"/>
          </table:table-cell>
          <table:table-cell table:style-name="Таблица2.N11" table:number-rows-spanned="2" table:number-columns-spanned="24" office:value-type="string">
            <text:p text:style-name="P113">Гидроцикл <text:span text:style-name="T160">мощность двигателя 150 л.с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Z1" table:number-columns-spanned="2" office:value-type="string">
            <text:p text:style-name="P55"><text:s text:c="2"/>Н. контр.</text:p>
          </table:table-cell>
          <table:covered-table-cell/>
          <table:table-cell table:style-name="Таблица2.Z1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Z1" table:number-columns-spanned="2" office:value-type="string">
            <text:p text:style-name="P22"/>
          </table:table-cell>
          <table:covered-table-cell/>
          <table:table-cell table:style-name="Таблица2.Z1" office:value-type="string">
            <text:p text:style-name="P22"/>
          </table:table-cell>
          <table:table-cell table:style-name="Таблица2.K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2">
          <table:table-cell table:style-name="Таблица2.A12" office:value-type="string">
            <text:p text:style-name="P42">А</text:p>
          </table:table-cell>
          <table:table-cell table:style-name="Таблица2.B12" office:value-type="string">
            <text:p text:style-name="P137">Цех</text:p>
          </table:table-cell>
          <table:table-cell table:style-name="Таблица2.C12" table:number-columns-spanned="2" office:value-type="string">
            <text:p text:style-name="P58">Уч.</text:p>
          </table:table-cell>
          <table:covered-table-cell/>
          <table:table-cell table:style-name="Таблица2.C12" table:number-columns-spanned="2" office:value-type="string">
            <text:p text:style-name="P58">РМ</text:p>
          </table:table-cell>
          <table:covered-table-cell/>
          <table:table-cell table:style-name="Таблица2.C12" office:value-type="string">
            <text:p text:style-name="P58">Опер.</text:p>
          </table:table-cell>
          <table:table-cell table:style-name="Таблица2.C12" table:number-columns-spanned="8" office:value-type="string">
            <text:p text:style-name="P58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P12" table:number-columns-spanned="29" office:value-type="string">
            <text:p text:style-name="P58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2">
          <table:table-cell table:style-name="Таблица2.A12" office:value-type="string">
            <text:p text:style-name="P42">Б</text:p>
          </table:table-cell>
          <table:table-cell table:style-name="Таблица2.B13" table:number-columns-spanned="14" office:value-type="string">
            <text:p text:style-name="P58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2" office:value-type="string">
            <text:p text:style-name="P58">СМ</text:p>
          </table:table-cell>
          <table:table-cell table:style-name="Таблица2.A12" table:number-columns-spanned="2" office:value-type="string">
            <text:p text:style-name="P58">Проф.</text:p>
          </table:table-cell>
          <table:covered-table-cell/>
          <table:table-cell table:style-name="Таблица2.A12" table:number-columns-spanned="2" office:value-type="string">
            <text:p text:style-name="P58">Р</text:p>
          </table:table-cell>
          <table:covered-table-cell/>
          <table:table-cell table:style-name="Таблица2.A12" office:value-type="string">
            <text:p text:style-name="P58">УТ</text:p>
          </table:table-cell>
          <table:table-cell table:style-name="Таблица2.A12" table:number-columns-spanned="2" office:value-type="string">
            <text:p text:style-name="P58">КР</text:p>
          </table:table-cell>
          <table:covered-table-cell/>
          <table:table-cell table:style-name="Таблица2.A12" table:number-columns-spanned="5" office:value-type="string">
            <text:p text:style-name="P58">КОИД</text:p>
          </table:table-cell>
          <table:covered-table-cell/>
          <table:covered-table-cell/>
          <table:covered-table-cell/>
          <table:covered-table-cell/>
          <table:table-cell table:style-name="Таблица2.A12" table:number-columns-spanned="2" office:value-type="string">
            <text:p text:style-name="P58">ЕН</text:p>
          </table:table-cell>
          <table:covered-table-cell/>
          <table:table-cell table:style-name="Таблица2.A12" table:number-columns-spanned="3" office:value-type="string">
            <text:p text:style-name="P58">ОП</text:p>
          </table:table-cell>
          <table:covered-table-cell/>
          <table:covered-table-cell/>
          <table:table-cell table:style-name="Таблица2.A12" table:number-columns-spanned="2" office:value-type="string">
            <text:p text:style-name="P58">Кшт</text:p>
          </table:table-cell>
          <table:covered-table-cell/>
          <table:table-cell table:style-name="Таблица2.A12" table:number-columns-spanned="5" office:value-type="string">
            <text:p text:style-name="P28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covered-table-cell/>
          <table:covered-table-cell/>
          <table:covered-table-cell/>
          <table:table-cell table:style-name="Таблица2.o13" table:number-columns-spanned="4" office:value-type="string">
            <text:p text:style-name="P28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  <table:covered-table-cell/>
          <table:covered-table-cell/>
        </table:table-row>
        <table:table-row table:style-name="Таблица2.12">
          <table:table-cell table:style-name="Таблица2.A14" office:value-type="string">
            <text:p text:style-name="P42"><text:s text:c="2"/>К/М</text:p>
          </table:table-cell>
          <table:table-cell table:style-name="Таблица2.B14" table:number-columns-spanned="14" office:value-type="string">
            <text:p text:style-name="P58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B13" table:number-columns-spanned="13" office:value-type="string">
            <text:p text:style-name="P58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c14" table:number-columns-spanned="2" office:value-type="string">
            <text:p text:style-name="P58">ОПП</text:p>
          </table:table-cell>
          <table:covered-table-cell/>
          <table:table-cell table:style-name="Таблица2.c14" table:number-columns-spanned="3" office:value-type="string">
            <text:p text:style-name="P58">ЕВ</text:p>
          </table:table-cell>
          <table:covered-table-cell/>
          <table:covered-table-cell/>
          <table:table-cell table:style-name="Таблица2.c14" table:number-columns-spanned="2" office:value-type="string">
            <text:p text:style-name="P58">ЕН</text:p>
          </table:table-cell>
          <table:covered-table-cell/>
          <table:table-cell table:style-name="Таблица2.c14" table:number-columns-spanned="5" office:value-type="string">
            <text:p text:style-name="P58">КИ</text:p>
          </table:table-cell>
          <table:covered-table-cell/>
          <table:covered-table-cell/>
          <table:covered-table-cell/>
          <table:covered-table-cell/>
          <table:table-cell table:style-name="Таблица2.o14" table:number-columns-spanned="4" office:value-type="string">
            <text:p text:style-name="P58">Н. расх.</text:p>
          </table:table-cell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28"><text:span text:style-name="Основной_20_шрифт_20_абзаца"><text:span text:style-name="T3">01</text:span></text:span></text:p>
          </table:table-cell>
          <table:table-cell table:style-name="Таблица2.B30" table:number-rows-spanned="16" table:number-columns-spanned="43" office:value-type="string">
            <text:p text:style-name="P147"><text:s/><text:span text:style-name="T112"><text:s text:c="47"/></text:span></text:p>
            <text:p text:style-name="P147"><text:span text:style-name="T112"><text:s text:c="49"/></text:span><text:span text:style-name="T115">Требование <text:s/>безопасности</text:span></text:p>
            <text:p text:style-name="P145"><text:s text:c="40"/><text:span text:style-name="T58"><text:s text:c="2"/></text:span></text:p>
            <text:p text:style-name="P197"><text:span text:style-name="T173"><text:s text:c="7"/></text:span><text:span text:style-name="T165">К самостоятельной работе в качестве слесаря-сборщика спец.изделий из полимерных композиционных материалов</text:span></text:p>
            <text:p text:style-name="P184"><text:s/>допускаются лица не моложе 18 лет, имеющие профессиональную подготовку, прошедшие медицинское освидетельствование, <text:s/></text:p>
            <text:p text:style-name="P184"><text:s/>инструктаж, стажировку, обучение безопасности труда и проверку знаний по охране труда. <text:s text:c="2"/>Соблюдать требования - </text:p>
            <text:p text:style-name="P185"><text:span text:style-name="T165"><text:s/>инструкции</text:span><text:span text:style-name="T54"> </text:span><text:span text:style-name="T165">по</text:span><text:span text:style-name="T54"> </text:span><text:span text:style-name="T165">охране</text:span><text:span text:style-name="T54"> </text:span><text:span text:style-name="T165">труда</text:span><text:span text:style-name="T54"> </text:span><text:span text:style-name="T165">для</text:span><text:span text:style-name="T54"> </text:span><text:span text:style-name="T166">слесаря-сборщика</text:span><text:span text:style-name="T55"> </text:span><text:span text:style-name="T170">специзделий</text:span><text:span text:style-name="T56"> </text:span><text:span text:style-name="T170">из</text:span><text:span text:style-name="T56"> </text:span><text:span text:style-name="T170">полимерных</text:span><text:span text:style-name="T56"> </text:span><text:span text:style-name="T170">композиционных</text:span><text:span text:style-name="T56"> </text:span><text:span text:style-name="T170">материалов</text:span><text:span text:style-name="T56"> </text:span><text:span text:style-name="T171">цеха</text:span><text:span text:style-name="T57"> </text:span><text:span text:style-name="T171">03</text:span><text:span text:style-name="T2">- </text:span><text:span text:style-name="T170">№</text:span><text:span text:style-name="T172">462-03</text:span><text:span text:style-name="T170">;</text:span><text:span text:style-name="T165"> </text:span></text:p>
            <text:p text:style-name="P198"><text:span text:style-name="T165"><text:s/>- </text:span><text:span text:style-name="T167">инструкция по охране труда для контролера ОТК цеха 03 <text:s text:c="2"/>- <text:s text:c="2"/>№415 — ОТК;</text:span></text:p>
            <text:p text:style-name="P198"><text:span text:style-name="T165"><text:s/>- </text:span><text:span text:style-name="T167">инструкция по охране труда для аппаратчика смешивания цеха 03 <text:s/>- <text:s/>№329-03;</text:span></text:p>
            <text:p text:style-name="P198"><text:span text:style-name="T165"><text:s/>- </text:span><text:span text:style-name="T168">инструкция по охране труда для водителя автопогрузчика цеха 03 <text:s/>- <text:s/>№93-03;</text:span></text:p>
            <text:p text:style-name="P198"><text:span text:style-name="T165"><text:s/>- инструкции по охране труда </text:span><text:span text:style-name="T75">при</text:span><text:span text:style-name="T165"> безопасном <text:s/>выполнени</text:span><text:span text:style-name="T75">и</text:span><text:span text:style-name="T165"> работ с ЛВЖ и <text:s/>ГЖ №363- </text:span><text:span text:style-name="T169">О</text:span><text:span text:style-name="T165">ГТ; <text:s/></text:span></text:p>
            <text:p text:style-name="P199"><text:s/>- <text:span text:style-name="T174">инструкции по пожарной безопасности №1-03.</text:span></text:p>
            <text:p text:style-name="P160"><text:span text:style-name="T90"><text:s text:c="4"/>Рабочие </text:span><text:span text:style-name="T113">долж</text:span><text:span text:style-name="T91">н</text:span><text:span text:style-name="T90">ы</text:span><text:span text:style-name="T113"> быть обеспечен</text:span><text:span text:style-name="T114">ы</text:span><text:span text:style-name="T113"> спецодеждой, спецобувью и индивидуальными средствами защиты в соответствии с </text:span></text:p>
            <text:p text:style-name="P147"><text:span text:style-name="T113"><text:s/>«Типовыми <text:s/>нормами». </text:span><text:span text:style-name="T112"><text:s text:c="2"/></text:span></text:p>
            <text:p text:style-name="P129"/>
            <text:p text:style-name="P1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15">
          <table:table-cell table:style-name="Таблица2.A15" office:value-type="string">
            <text:p text:style-name="P42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31">
          <table:table-cell table:style-name="Таблица2.A31" table:number-columns-spanned="3" office:value-type="string">
            <text:p text:style-name="P97">МК/КТП</text:p>
          </table:table-cell>
          <table:covered-table-cell/>
          <table:covered-table-cell/>
          <table:table-cell table:style-name="Таблица2.D31" table:number-columns-spanned="29" office:value-type="string">
            <text:h text:style-name="P221" text:outline-level="3">Карта технологического процесса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D31" table:number-columns-spanned="10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31" table:number-columns-spanned="2" office:value-type="string">
            <text:p text:style-name="P51"/>
          </table:table-cell>
          <table:covered-table-cell/>
        </table:table-row>
      </table:table>
      <text:p text:style-name="P207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B"/>
        <table:table-column table:style-name="Таблица18.J"/>
        <table:table-column table:style-name="Таблица18.K"/>
        <table:table-column table:style-name="Таблица18.L"/>
        <table:table-column table:style-name="Таблица18.M"/>
        <table:table-column table:style-name="Таблица18.N"/>
        <table:table-column table:style-name="Таблица18.O"/>
        <table:table-column table:style-name="Таблица18.C"/>
        <table:table-column table:style-name="Таблица18.B"/>
        <table:table-column table:style-name="Таблица18.R"/>
        <table:table-column table:style-name="Таблица18.S"/>
        <table:table-column table:style-name="Таблица18.T"/>
        <table:table-column table:style-name="Таблица18.B"/>
        <table:table-column table:style-name="Таблица18.V"/>
        <table:table-column table:style-name="Таблица18.W"/>
        <table:table-column table:style-name="Таблица18.X"/>
        <table:table-column table:style-name="Таблица18.Y"/>
        <table:table-column table:style-name="Таблица18.Z"/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column table:style-name="Таблица18.G"/>
        <table:table-column table:style-name="Таблица18.k"/>
        <table:table-column table:style-name="Таблица18.l"/>
        <table:table-column table:style-name="Таблица18.h"/>
        <table:table-column table:style-name="Таблица18.n"/>
        <table:table-column table:style-name="Таблица18.o"/>
        <table:table-column table:style-name="Таблица18.p"/>
        <table:table-column table:style-name="Таблица18.q"/>
        <table:table-header-rows>
          <table:table-row table:style-name="Таблица18.1">
            <table:table-cell table:style-name="Таблица18.A1" table:number-columns-spanned="31" office:value-type="string">
              <text:p text:style-name="P11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8.f1" table:number-columns-spanned="2" office:value-type="string">
              <text:p text:style-name="P41"/>
            </table:table-cell>
            <table:covered-table-cell/>
            <table:table-cell table:style-name="Таблица18.f1" table:number-columns-spanned="3" office:value-type="string">
              <text:p text:style-name="P41"/>
            </table:table-cell>
            <table:covered-table-cell/>
            <table:covered-table-cell/>
            <table:table-cell table:style-name="Таблица18.f1" table:number-columns-spanned="4" office:value-type="string">
              <text:p text:style-name="P37"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18.f1" table:number-columns-spanned="2" office:value-type="string">
              <text:p text:style-name="P41"/>
            </table:table-cell>
            <table:covered-table-cell/>
            <table:table-cell table:style-name="Таблица18.q1" office:value-type="string">
              <text:p text:style-name="P41"/>
            </table:table-cell>
          </table:table-row>
        </table:table-header-rows>
        <table:table-row table:style-name="Таблица18.1">
          <table:table-cell table:style-name="Таблица18.f1" table:number-columns-spanned="4" office:value-type="string">
            <text:p text:style-name="P41">Дубл.</text:p>
          </table:table-cell>
          <table:covered-table-cell/>
          <table:covered-table-cell/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f1" table:number-columns-spanned="3" office:value-type="string">
            <text:p text:style-name="P37"/>
          </table:table-cell>
          <table:covered-table-cell/>
          <table:covered-table-cell/>
          <table:table-cell table:style-name="Таблица18.f1" office:value-type="string">
            <text:p text:style-name="P37"/>
          </table:table-cell>
          <table:table-cell table:style-name="Таблица18.M2" table:number-columns-spanned="4" office:value-type="string">
            <text:p text:style-name="P37"><text:s text:c="15"/></text:p>
          </table:table-cell>
          <table:covered-table-cell/>
          <table:covered-table-cell/>
          <table:covered-table-cell/>
          <table:table-cell table:style-name="Таблица18.Q2" table:number-columns-spanned="2" office:value-type="string">
            <text:p text:style-name="P37"/>
          </table:table-cell>
          <table:covered-table-cell/>
          <table:table-cell table:style-name="Таблица18.Q2" table:number-columns-spanned="3" office:value-type="string">
            <text:p text:style-name="P37"/>
          </table:table-cell>
          <table:covered-table-cell/>
          <table:covered-table-cell/>
          <table:table-cell table:style-name="Таблица18.Q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Q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Q2" table:number-columns-spanned="2" office:value-type="string">
            <text:p text:style-name="P37"/>
          </table:table-cell>
          <table:covered-table-cell/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f1" table:number-columns-spanned="3" office:value-type="string">
            <text:p text:style-name="P37"/>
          </table:table-cell>
          <table:covered-table-cell/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q1" office:value-type="string">
            <text:p text:style-name="P37"/>
          </table:table-cell>
        </table:table-row>
        <table:table-row table:style-name="Таблица18.1">
          <table:table-cell table:style-name="Таблица18.f1" table:number-columns-spanned="4" office:value-type="string">
            <text:p text:style-name="P41">Взам.</text:p>
          </table:table-cell>
          <table:covered-table-cell/>
          <table:covered-table-cell/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f1" table:number-columns-spanned="3" office:value-type="string">
            <text:p text:style-name="P37"/>
          </table:table-cell>
          <table:covered-table-cell/>
          <table:covered-table-cell/>
          <table:table-cell table:style-name="Таблица18.f1" office:value-type="string">
            <text:p text:style-name="P37"/>
          </table:table-cell>
          <table:table-cell table:style-name="Таблица18.M3" table:number-rows-spanned="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f1" table:number-columns-spanned="3" office:value-type="string">
            <text:p text:style-name="P37"/>
          </table:table-cell>
          <table:covered-table-cell/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f1" table:number-columns-spanned="3" office:value-type="string">
            <text:p text:style-name="P37"/>
          </table:table-cell>
          <table:covered-table-cell/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q1" office:value-type="string">
            <text:p text:style-name="P37"/>
          </table:table-cell>
        </table:table-row>
        <table:table-row table:style-name="Таблица18.1">
          <table:table-cell table:style-name="Таблица18.f1" table:number-columns-spanned="4" office:value-type="string">
            <text:p text:style-name="P41">Подл.</text:p>
          </table:table-cell>
          <table:covered-table-cell/>
          <table:covered-table-cell/>
          <table:covered-table-cell/>
          <table:table-cell table:style-name="Таблица18.E4" table:number-columns-spanned="4" office:value-type="string">
            <text:p text:style-name="P95"><text:s/></text:p>
          </table:table-cell>
          <table:covered-table-cell/>
          <table:covered-table-cell/>
          <table:covered-table-cell/>
          <table:table-cell table:style-name="Таблица18.f1" table:number-columns-spanned="3" office:value-type="string">
            <text:p text:style-name="P24"/>
          </table:table-cell>
          <table:covered-table-cell/>
          <table:covered-table-cell/>
          <table:table-cell table:style-name="Таблица18.f1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f1" table:number-columns-spanned="3" office:value-type="string">
            <text:p text:style-name="P37"/>
          </table:table-cell>
          <table:covered-table-cell/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f1" table:number-columns-spanned="3" office:value-type="string">
            <text:p text:style-name="P37"/>
          </table:table-cell>
          <table:covered-table-cell/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q1" office:value-type="string">
            <text:p text:style-name="P37"/>
          </table:table-cell>
        </table:table-row>
        <table:table-row table:style-name="Таблица18.5">
          <table:table-cell table:style-name="Таблица18.f1" table:number-columns-spanned="2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E4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E4" table:number-columns-spanned="7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q5">
            <text:p text:style-name="P93"/>
          </table:table-cell>
        </table:table-row>
        <table:table-row table:style-name="Таблица18.6">
          <table:table-cell table:style-name="Таблица18.f1" table:number-rows-spanned="3" table:number-columns-spanned="2" office:value-type="string">
            <text:p text:style-name="P37"/>
          </table:table-cell>
          <table:covered-table-cell/>
          <table:table-cell table:style-name="Таблица18.f1" table:number-columns-spanned="3" office:value-type="string">
            <text:p text:style-name="P37"/>
          </table:table-cell>
          <table:covered-table-cell/>
          <table:covered-table-cell/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f1" office:value-type="string">
            <text:p text:style-name="P37"/>
          </table:table-cell>
          <table:table-cell table:style-name="Таблица18.f1" office:value-type="string">
            <text:p text:style-name="P37"/>
          </table:table-cell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f1" table:number-columns-spanned="3" office:value-type="string">
            <text:p text:style-name="P37"/>
          </table:table-cell>
          <table:covered-table-cell/>
          <table:covered-table-cell/>
          <table:table-cell table:style-name="Таблица18.E4" table:number-columns-spanned="4" office:value-type="string">
            <text:p text:style-name="P34"/>
          </table:table-cell>
          <table:covered-table-cell/>
          <table:covered-table-cell/>
          <table:covered-table-cell/>
          <table:table-cell table:style-name="Таблица18.E4" table:number-columns-spanned="4" office:value-type="string">
            <text:p text:style-name="P82"/>
          </table:table-cell>
          <table:covered-table-cell/>
          <table:covered-table-cell/>
          <table:covered-table-cell/>
          <table:table-cell table:style-name="Таблица18.c8" table:number-rows-spanned="3" table:number-columns-spanned="10" office:value-type="string">
            <text:p text:style-name="P107"><text:s/><text:span text:style-name="T159">ЮЕЛИ.333349.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m8" table:number-rows-spanned="3" table:number-columns-spanned="5" office:value-type="string">
            <text:p text:style-name="P108">К.50<text:span text:style-name="T73">288</text:span>.000<text:span text:style-name="T73">07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8.6">
          <table:covered-table-cell/>
          <table:covered-table-cell/>
          <table:table-cell table:style-name="Таблица18.f1" table:number-columns-spanned="3" office:value-type="string">
            <text:p text:style-name="P102"/>
          </table:table-cell>
          <table:covered-table-cell/>
          <table:covered-table-cell/>
          <table:table-cell table:style-name="Таблица18.f1" table:number-columns-spanned="2" office:value-type="string">
            <text:p text:style-name="P102"/>
          </table:table-cell>
          <table:covered-table-cell/>
          <table:table-cell table:style-name="Таблица18.f1" table:number-columns-spanned="4" office:value-type="string">
            <text:p text:style-name="P102"/>
          </table:table-cell>
          <table:covered-table-cell/>
          <table:covered-table-cell/>
          <table:covered-table-cell/>
          <table:table-cell table:style-name="Таблица18.f1" table:number-columns-spanned="2" office:value-type="string">
            <text:p text:style-name="P4"/>
          </table:table-cell>
          <table:covered-table-cell/>
          <table:table-cell table:style-name="Таблица18.f1" office:value-type="string">
            <text:p text:style-name="P57"/>
          </table:table-cell>
          <table:table-cell table:style-name="Таблица18.f1" office:value-type="string">
            <text:p text:style-name="P37"/>
          </table:table-cell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f1" table:number-columns-spanned="3" office:value-type="string">
            <text:p text:style-name="P37"/>
          </table:table-cell>
          <table:covered-table-cell/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6">
          <table:covered-table-cell/>
          <table:covered-table-cell/>
          <table:table-cell table:style-name="Таблица18.f1" table:number-columns-spanned="3" office:value-type="string">
            <text:p text:style-name="P91"/>
          </table:table-cell>
          <table:covered-table-cell/>
          <table:covered-table-cell/>
          <table:table-cell table:style-name="Таблица18.f1" table:number-columns-spanned="2" office:value-type="string">
            <text:p text:style-name="P99"/>
          </table:table-cell>
          <table:covered-table-cell/>
          <table:table-cell table:style-name="Таблица18.f1" table:number-columns-spanned="4" office:value-type="string">
            <text:p text:style-name="P99"><text:s/></text:p>
          </table:table-cell>
          <table:covered-table-cell/>
          <table:covered-table-cell/>
          <table:covered-table-cell/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f1" office:value-type="string">
            <text:p text:style-name="P37"/>
          </table:table-cell>
          <table:table-cell table:style-name="Таблица18.f1" office:value-type="string">
            <text:p text:style-name="P37"/>
          </table:table-cell>
          <table:table-cell table:style-name="Таблица18.f1" table:number-columns-spanned="2" office:value-type="string">
            <text:p text:style-name="P37"/>
          </table:table-cell>
          <table:covered-table-cell/>
          <table:table-cell table:style-name="Таблица18.f1" table:number-columns-spanned="3" office:value-type="string">
            <text:p text:style-name="P37"/>
          </table:table-cell>
          <table:covered-table-cell/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8.f1" table:number-columns-spanned="4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9">
          <table:table-cell table:style-name="Таблица18.A10" office:value-type="string">
            <text:p text:style-name="P44">А</text:p>
          </table:table-cell>
          <table:table-cell table:style-name="Таблица18.B9" table:number-columns-spanned="2" office:value-type="string">
            <text:p text:style-name="P139">Цех</text:p>
          </table:table-cell>
          <table:covered-table-cell/>
          <table:table-cell table:style-name="Таблица18.D9" table:number-columns-spanned="3" office:value-type="string">
            <text:p text:style-name="P60">Уч.</text:p>
          </table:table-cell>
          <table:covered-table-cell/>
          <table:covered-table-cell/>
          <table:table-cell table:style-name="Таблица18.G9" table:number-columns-spanned="3" office:value-type="string">
            <text:p text:style-name="P60">РМ</text:p>
          </table:table-cell>
          <table:covered-table-cell/>
          <table:covered-table-cell/>
          <table:table-cell table:style-name="Таблица18.J9" office:value-type="string">
            <text:p text:style-name="P60">Опер.</text:p>
          </table:table-cell>
          <table:table-cell table:style-name="Таблица18.K9" table:number-columns-spanned="9" office:value-type="string">
            <text:p text:style-name="P60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T9" table:number-columns-spanned="24" office:value-type="string">
            <text:p text:style-name="P60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9">
          <table:table-cell table:style-name="Таблица18.A10" office:value-type="string">
            <text:p text:style-name="P44">Б</text:p>
          </table:table-cell>
          <table:table-cell table:style-name="Таблица18.B10" table:number-columns-spanned="18" office:value-type="string">
            <text:p text:style-name="P60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T10" office:value-type="string">
            <text:p text:style-name="P60">СМ</text:p>
          </table:table-cell>
          <table:table-cell table:style-name="Таблица18.U10" table:number-columns-spanned="2" office:value-type="string">
            <text:p text:style-name="P60">Проф.</text:p>
          </table:table-cell>
          <table:covered-table-cell/>
          <table:table-cell table:style-name="Таблица18.W10" table:number-columns-spanned="4" office:value-type="string">
            <text:p text:style-name="P60">Р</text:p>
          </table:table-cell>
          <table:covered-table-cell/>
          <table:covered-table-cell/>
          <table:covered-table-cell/>
          <table:table-cell table:style-name="Таблица18.a10" office:value-type="string">
            <text:p text:style-name="P60">УТ</text:p>
          </table:table-cell>
          <table:table-cell table:style-name="Таблица18.b10" table:number-columns-spanned="3" office:value-type="string">
            <text:p text:style-name="P60">КР</text:p>
          </table:table-cell>
          <table:covered-table-cell/>
          <table:covered-table-cell/>
          <table:table-cell table:style-name="Таблица18.e10" table:number-columns-spanned="2" office:value-type="string">
            <text:p text:style-name="P60">КОИД</text:p>
          </table:table-cell>
          <table:covered-table-cell/>
          <table:table-cell table:style-name="Таблица18.g10" table:number-columns-spanned="2" office:value-type="string">
            <text:p text:style-name="P60">ЕН</text:p>
          </table:table-cell>
          <table:covered-table-cell/>
          <table:table-cell table:style-name="Таблица18.i10" table:number-columns-spanned="3" office:value-type="string">
            <text:p text:style-name="P60">ОП</text:p>
          </table:table-cell>
          <table:covered-table-cell/>
          <table:covered-table-cell/>
          <table:table-cell table:style-name="Таблица18.l10" table:number-columns-spanned="2" office:value-type="string">
            <text:p text:style-name="P60">Кшт</text:p>
          </table:table-cell>
          <table:covered-table-cell/>
          <table:table-cell table:style-name="Таблица18.n10" table:number-columns-spanned="2" office:value-type="string">
            <text:p text:style-name="P30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18.p10" table:number-columns-spanned="2" office:value-type="string">
            <text:p text:style-name="P30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18.9">
          <table:table-cell table:style-name="Таблица18.A11" office:value-type="string">
            <text:p text:style-name="P44">К/М</text:p>
          </table:table-cell>
          <table:table-cell table:style-name="Таблица18.B11" table:number-columns-spanned="18" office:value-type="string">
            <text:p text:style-name="P60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T11" table:number-columns-spanned="13" office:value-type="string">
            <text:p text:style-name="P60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g11" table:number-columns-spanned="2" office:value-type="string">
            <text:p text:style-name="P60">ОПП</text:p>
          </table:table-cell>
          <table:covered-table-cell/>
          <table:table-cell table:style-name="Таблица18.i11" table:number-columns-spanned="3" office:value-type="string">
            <text:p text:style-name="P63">ЕВ</text:p>
          </table:table-cell>
          <table:covered-table-cell/>
          <table:covered-table-cell/>
          <table:table-cell table:style-name="Таблица18.l11" table:number-columns-spanned="2" office:value-type="string">
            <text:p text:style-name="P60">ЕН</text:p>
          </table:table-cell>
          <table:covered-table-cell/>
          <table:table-cell table:style-name="Таблица18.n11" table:number-columns-spanned="2" office:value-type="string">
            <text:p text:style-name="P60">КИ</text:p>
          </table:table-cell>
          <table:covered-table-cell/>
          <table:table-cell table:style-name="Таблица18.p11" table:number-columns-spanned="2" office:value-type="string">
            <text:p text:style-name="P60">Н. расх.</text:p>
          </table:table-cell>
          <table:covered-table-cell/>
        </table:table-row>
        <table:table-row table:style-name="Таблица18.12">
          <table:table-cell table:style-name="Таблица18.A27" office:value-type="string">
            <text:p text:style-name="P30"><draw:g text:anchor-type="paragraph" draw:z-index="31" draw:name="DrawObject2_14" draw:style-name="gr1"><draw:g draw:name="DrawObject31_15" draw:style-name="gr2"><draw:custom-shape draw:name="Фигура1_15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15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15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15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15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15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15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15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15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15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15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15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15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15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15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15" draw:style-name="gr2"><draw:line draw:name="Вертикальная линия 451_15" draw:style-name="gr5" draw:text-style-name="P226" svg:x1="3.237cm" svg:y1="-0.134cm" svg:x2="3.237cm" svg:y2="-0.033cm"><text:p/></draw:line><draw:g draw:name="DrawObject 63_15" draw:style-name="gr2"><draw:line draw:name="Вертикальная линия 452_15" draw:style-name="gr5" draw:text-style-name="P226" svg:x1="4.235cm" svg:y1="-0.148cm" svg:x2="4.235cm" svg:y2="-0.047cm"><text:p/></draw:line><draw:line draw:name="Вертикальная линия 453_15" draw:style-name="gr5" draw:text-style-name="P226" svg:x1="5.731cm" svg:y1="-0.129cm" svg:x2="5.731cm" svg:y2="-0.028cm"><text:p/></draw:line><draw:line draw:name="Вертикальная линия 454_15" draw:style-name="gr5" draw:text-style-name="P226" svg:x1="12.379cm" svg:y1="-0.129cm" svg:x2="12.379cm" svg:y2="-0.028cm"><text:p/></draw:line><draw:line draw:name="Вертикальная линия 455_15" draw:style-name="gr5" draw:text-style-name="P226" svg:x1="13.64cm" svg:y1="-0.136cm" svg:x2="13.64cm" svg:y2="-0.014cm"><text:p/></draw:line><draw:line draw:name="Вертикальная линия 456_15" draw:style-name="gr5" draw:text-style-name="P226" svg:x1="15.076cm" svg:y1="-0.136cm" svg:x2="15.076cm" svg:y2="-0.013cm"><text:p/></draw:line><draw:line draw:name="Вертикальная линия 457_15" draw:style-name="gr5" draw:text-style-name="P227" svg:x1="16.18cm" svg:y1="-0.136cm" svg:x2="16.18cm" svg:y2="-0.02cm"><text:p/></draw:line><draw:line draw:name="Вертикальная линия 458_15" draw:style-name="gr5" draw:text-style-name="P227" svg:x1="17.406cm" svg:y1="-0.125cm" svg:x2="17.406cm" svg:y2="-0.024cm"><text:p/></draw:line><draw:line draw:name="Вертикальная линия 459_15" draw:style-name="gr5" draw:text-style-name="P227" svg:x1="18.683cm" svg:y1="-0.136cm" svg:x2="18.683cm" svg:y2="-0.007cm"><text:p/></draw:line><draw:line draw:name="Вертикальная линия 460_15" draw:style-name="gr5" draw:text-style-name="P226" svg:x1="2.258cm" svg:y1="-0.141cm" svg:x2="2.258cm" svg:y2="-0.04cm"><text:p/></draw:line><draw:line draw:name="Вертикальная линия 461_15" draw:style-name="gr5" draw:text-style-name="P227" svg:x1="20.481cm" svg:y1="-0.136cm" svg:x2="20.481cm" svg:y2="-0.013cm"><text:p/></draw:line><draw:line draw:name="Вертикальная линия 462_15" draw:style-name="gr5" draw:text-style-name="P227" svg:x1="21.749cm" svg:y1="-0.136cm" svg:x2="21.749cm" svg:y2="-0.014cm"><text:p/></draw:line><draw:line draw:name="Вертикальная линия 463_15" draw:style-name="gr5" draw:text-style-name="P227" svg:x1="22.987cm" svg:y1="-0.136cm" svg:x2="22.987cm" svg:y2="-0.018cm"><text:p/></draw:line><draw:line draw:name="Вертикальная линия 464_15" draw:style-name="gr5" draw:text-style-name="P227" svg:x1="24.245cm" svg:y1="-0.136cm" svg:x2="24.245cm" svg:y2="-0.018cm"><text:p/></draw:line><draw:line draw:name="Вертикальная линия 465_15" draw:style-name="gr5" draw:text-style-name="P227" svg:x1="26.254cm" svg:y1="-0.136cm" svg:x2="26.254cm" svg:y2="-0.018cm"><text:p/></draw:line></draw:g></draw:g><draw:g draw:name="DrawObject 64_15" draw:style-name="gr2"><draw:line draw:name="Вертикальная линия 466_15" draw:style-name="gr5" draw:text-style-name="P226" svg:x1="3.237cm" svg:y1="1.358cm" svg:x2="3.237cm" svg:y2="1.459cm"><text:p/></draw:line><draw:g draw:name="DrawObject 65_15" draw:style-name="gr2"><draw:line draw:name="Вертикальная линия 467_15" draw:style-name="gr5" draw:text-style-name="P226" svg:x1="4.235cm" svg:y1="1.344cm" svg:x2="4.235cm" svg:y2="1.445cm"><text:p/></draw:line><draw:line draw:name="Вертикальная линия 468_15" draw:style-name="gr5" draw:text-style-name="P226" svg:x1="5.731cm" svg:y1="1.365cm" svg:x2="5.731cm" svg:y2="1.466cm"><text:p/></draw:line><draw:line draw:name="Вертикальная линия 469_15" draw:style-name="gr5" draw:text-style-name="P226" svg:x1="12.379cm" svg:y1="1.365cm" svg:x2="12.379cm" svg:y2="1.466cm"><text:p/></draw:line><draw:line draw:name="Вертикальная линия 470_15" draw:style-name="gr5" draw:text-style-name="P226" svg:x1="13.64cm" svg:y1="1.355cm" svg:x2="13.64cm" svg:y2="1.477cm"><text:p/></draw:line><draw:line draw:name="Вертикальная линия 471_15" draw:style-name="gr5" draw:text-style-name="P226" svg:x1="15.076cm" svg:y1="1.355cm" svg:x2="15.076cm" svg:y2="1.478cm"><text:p/></draw:line><draw:line draw:name="Вертикальная линия 472_15" draw:style-name="gr5" draw:text-style-name="P227" svg:x1="16.18cm" svg:y1="1.355cm" svg:x2="16.18cm" svg:y2="1.471cm"><text:p/></draw:line><draw:line draw:name="Вертикальная линия 473_15" draw:style-name="gr5" draw:text-style-name="P227" svg:x1="17.406cm" svg:y1="1.367cm" svg:x2="17.406cm" svg:y2="1.468cm"><text:p/></draw:line><draw:line draw:name="Вертикальная линия 474_15" draw:style-name="gr5" draw:text-style-name="P227" svg:x1="18.683cm" svg:y1="1.355cm" svg:x2="18.683cm" svg:y2="1.484cm"><text:p/></draw:line><draw:line draw:name="Вертикальная линия 475_15" draw:style-name="gr5" draw:text-style-name="P226" svg:x1="2.258cm" svg:y1="1.351cm" svg:x2="2.258cm" svg:y2="1.452cm"><text:p/></draw:line><draw:line draw:name="Вертикальная линия 476_15" draw:style-name="gr5" draw:text-style-name="P227" svg:x1="20.481cm" svg:y1="1.355cm" svg:x2="20.481cm" svg:y2="1.478cm"><text:p/></draw:line><draw:line draw:name="Вертикальная линия 477_15" draw:style-name="gr5" draw:text-style-name="P227" svg:x1="21.749cm" svg:y1="1.358cm" svg:x2="21.749cm" svg:y2="1.48cm"><text:p/></draw:line><draw:line draw:name="Вертикальная линия 478_15" draw:style-name="gr5" draw:text-style-name="P227" svg:x1="22.987cm" svg:y1="1.355cm" svg:x2="22.987cm" svg:y2="1.473cm"><text:p/></draw:line><draw:line draw:name="Вертикальная линия 479_15" draw:style-name="gr5" draw:text-style-name="P227" svg:x1="24.245cm" svg:y1="1.355cm" svg:x2="24.245cm" svg:y2="1.473cm"><text:p/></draw:line><draw:line draw:name="Вертикальная линия 480_15" draw:style-name="gr5" draw:text-style-name="P227" svg:x1="26.254cm" svg:y1="1.355cm" svg:x2="26.254cm" svg:y2="1.473cm"><text:p/></draw:line></draw:g></draw:g><draw:g draw:name="DrawObject 66_15" draw:style-name="gr2"><draw:line draw:name="Вертикальная линия 481_15" draw:style-name="gr5" draw:text-style-name="P226" svg:x1="3.237cm" svg:y1="2.127cm" svg:x2="3.237cm" svg:y2="2.228cm"><text:p/></draw:line><draw:g draw:name="DrawObject 67_15" draw:style-name="gr2"><draw:line draw:name="Вертикальная линия 482_15" draw:style-name="gr5" draw:text-style-name="P226" svg:x1="4.235cm" svg:y1="2.113cm" svg:x2="4.235cm" svg:y2="2.214cm"><text:p/></draw:line><draw:line draw:name="Вертикальная линия 483_15" draw:style-name="gr5" draw:text-style-name="P226" svg:x1="5.731cm" svg:y1="2.131cm" svg:x2="5.731cm" svg:y2="2.232cm"><text:p/></draw:line><draw:line draw:name="Вертикальная линия 484_15" draw:style-name="gr5" draw:text-style-name="P226" svg:x1="12.379cm" svg:y1="2.131cm" svg:x2="12.379cm" svg:y2="2.232cm"><text:p/></draw:line><draw:line draw:name="Вертикальная линия 485_15" draw:style-name="gr5" draw:text-style-name="P226" svg:x1="13.64cm" svg:y1="2.123cm" svg:x2="13.64cm" svg:y2="2.245cm"><text:p/></draw:line><draw:line draw:name="Вертикальная линия 486_15" draw:style-name="gr5" draw:text-style-name="P226" svg:x1="15.076cm" svg:y1="2.123cm" svg:x2="15.076cm" svg:y2="2.246cm"><text:p/></draw:line><draw:line draw:name="Вертикальная линия 487_15" draw:style-name="gr5" draw:text-style-name="P227" svg:x1="16.18cm" svg:y1="2.123cm" svg:x2="16.18cm" svg:y2="2.239cm"><text:p/></draw:line><draw:line draw:name="Вертикальная линия 488_15" draw:style-name="gr5" draw:text-style-name="P227" svg:x1="17.406cm" svg:y1="2.135cm" svg:x2="17.406cm" svg:y2="2.236cm"><text:p/></draw:line><draw:line draw:name="Вертикальная линия 489_15" draw:style-name="gr5" draw:text-style-name="P227" svg:x1="18.683cm" svg:y1="2.123cm" svg:x2="18.683cm" svg:y2="2.252cm"><text:p/></draw:line><draw:line draw:name="Вертикальная линия 490_15" draw:style-name="gr5" draw:text-style-name="P226" svg:x1="2.258cm" svg:y1="2.12cm" svg:x2="2.258cm" svg:y2="2.221cm"><text:p/></draw:line><draw:line draw:name="Вертикальная линия 491_15" draw:style-name="gr5" draw:text-style-name="P227" svg:x1="20.481cm" svg:y1="2.123cm" svg:x2="20.481cm" svg:y2="2.246cm"><text:p/></draw:line><draw:line draw:name="Вертикальная линия 492_15" draw:style-name="gr5" draw:text-style-name="P227" svg:x1="21.749cm" svg:y1="2.124cm" svg:x2="21.749cm" svg:y2="2.246cm"><text:p/></draw:line><draw:line draw:name="Вертикальная линия 493_15" draw:style-name="gr5" draw:text-style-name="P227" svg:x1="22.987cm" svg:y1="2.123cm" svg:x2="22.987cm" svg:y2="2.241cm"><text:p/></draw:line><draw:line draw:name="Вертикальная линия 494_15" draw:style-name="gr5" draw:text-style-name="P227" svg:x1="24.245cm" svg:y1="2.123cm" svg:x2="24.245cm" svg:y2="2.241cm"><text:p/></draw:line><draw:line draw:name="Вертикальная линия 495_15" draw:style-name="gr5" draw:text-style-name="P227" svg:x1="26.254cm" svg:y1="2.123cm" svg:x2="26.254cm" svg:y2="2.241cm"><text:p/></draw:line></draw:g></draw:g><draw:g draw:name="DrawObject 68_15" draw:style-name="gr2"><draw:line draw:name="Вертикальная линия 496_15" draw:style-name="gr5" draw:text-style-name="P226" svg:x1="3.237cm" svg:y1="2.882cm" svg:x2="3.237cm" svg:y2="2.983cm"><text:p/></draw:line><draw:g draw:name="DrawObject 69_15" draw:style-name="gr2"><draw:line draw:name="Вертикальная линия 497_15" draw:style-name="gr5" draw:text-style-name="P226" svg:x1="4.235cm" svg:y1="2.867cm" svg:x2="4.235cm" svg:y2="2.968cm"><text:p/></draw:line><draw:line draw:name="Вертикальная линия 498_15" draw:style-name="gr5" draw:text-style-name="P226" svg:x1="5.731cm" svg:y1="2.886cm" svg:x2="5.731cm" svg:y2="2.987cm"><text:p/></draw:line><draw:line draw:name="Вертикальная линия 499_15" draw:style-name="gr5" draw:text-style-name="P226" svg:x1="12.379cm" svg:y1="2.886cm" svg:x2="12.379cm" svg:y2="2.987cm"><text:p/></draw:line><draw:line draw:name="Вертикальная линия 500_15" draw:style-name="gr5" draw:text-style-name="P226" svg:x1="13.64cm" svg:y1="2.878cm" svg:x2="13.64cm" svg:y2="3cm"><text:p/></draw:line><draw:line draw:name="Вертикальная линия 501_15" draw:style-name="gr5" draw:text-style-name="P226" svg:x1="15.076cm" svg:y1="2.878cm" svg:x2="15.076cm" svg:y2="3.001cm"><text:p/></draw:line><draw:line draw:name="Вертикальная линия 502_15" draw:style-name="gr5" draw:text-style-name="P227" svg:x1="16.18cm" svg:y1="2.878cm" svg:x2="16.18cm" svg:y2="2.994cm"><text:p/></draw:line><draw:line draw:name="Вертикальная линия 503_15" draw:style-name="gr5" draw:text-style-name="P227" svg:x1="17.406cm" svg:y1="2.89cm" svg:x2="17.406cm" svg:y2="2.991cm"><text:p/></draw:line><draw:line draw:name="Вертикальная линия 504_15" draw:style-name="gr5" draw:text-style-name="P227" svg:x1="18.683cm" svg:y1="2.878cm" svg:x2="18.683cm" svg:y2="3.007cm"><text:p/></draw:line><draw:line draw:name="Вертикальная линия 505_15" draw:style-name="gr5" draw:text-style-name="P226" svg:x1="2.258cm" svg:y1="2.875cm" svg:x2="2.258cm" svg:y2="2.976cm"><text:p/></draw:line><draw:line draw:name="Вертикальная линия 506_15" draw:style-name="gr5" draw:text-style-name="P227" svg:x1="20.481cm" svg:y1="2.878cm" svg:x2="20.481cm" svg:y2="3.001cm"><text:p/></draw:line><draw:line draw:name="Вертикальная линия 507_15" draw:style-name="gr5" draw:text-style-name="P227" svg:x1="21.749cm" svg:y1="2.879cm" svg:x2="21.749cm" svg:y2="3.001cm"><text:p/></draw:line><draw:line draw:name="Вертикальная линия 508_15" draw:style-name="gr5" draw:text-style-name="P227" svg:x1="22.987cm" svg:y1="2.878cm" svg:x2="22.987cm" svg:y2="2.996cm"><text:p/></draw:line><draw:line draw:name="Вертикальная линия 509_15" draw:style-name="gr5" draw:text-style-name="P227" svg:x1="24.245cm" svg:y1="2.878cm" svg:x2="24.245cm" svg:y2="2.996cm"><text:p/></draw:line><draw:line draw:name="Вертикальная линия 510_15" draw:style-name="gr5" draw:text-style-name="P227" svg:x1="26.254cm" svg:y1="2.878cm" svg:x2="26.254cm" svg:y2="2.996cm"><text:p/></draw:line></draw:g></draw:g><draw:g draw:name="DrawObject 70_15" draw:style-name="gr2"><draw:line draw:name="Вертикальная линия 511_15" draw:style-name="gr5" draw:text-style-name="P226" svg:x1="3.237cm" svg:y1="3.651cm" svg:x2="3.237cm" svg:y2="3.752cm"><text:p/></draw:line><draw:g draw:name="DrawObject 71_15" draw:style-name="gr2"><draw:line draw:name="Вертикальная линия 512_15" draw:style-name="gr5" draw:text-style-name="P226" svg:x1="4.235cm" svg:y1="3.637cm" svg:x2="4.235cm" svg:y2="3.738cm"><text:p/></draw:line><draw:line draw:name="Вертикальная линия 513_15" draw:style-name="gr5" draw:text-style-name="P226" svg:x1="5.731cm" svg:y1="3.655cm" svg:x2="5.731cm" svg:y2="3.756cm"><text:p/></draw:line><draw:line draw:name="Вертикальная линия 514_15" draw:style-name="gr5" draw:text-style-name="P226" svg:x1="12.379cm" svg:y1="3.655cm" svg:x2="12.379cm" svg:y2="3.756cm"><text:p/></draw:line><draw:line draw:name="Вертикальная линия 515_15" draw:style-name="gr5" draw:text-style-name="P226" svg:x1="13.64cm" svg:y1="3.647cm" svg:x2="13.64cm" svg:y2="3.769cm"><text:p/></draw:line><draw:line draw:name="Вертикальная линия 516_15" draw:style-name="gr5" draw:text-style-name="P226" svg:x1="15.076cm" svg:y1="3.647cm" svg:x2="15.076cm" svg:y2="3.77cm"><text:p/></draw:line><draw:line draw:name="Вертикальная линия 517_15" draw:style-name="gr5" draw:text-style-name="P227" svg:x1="16.18cm" svg:y1="3.647cm" svg:x2="16.18cm" svg:y2="3.763cm"><text:p/></draw:line><draw:line draw:name="Вертикальная линия 518_15" draw:style-name="gr5" draw:text-style-name="P227" svg:x1="17.406cm" svg:y1="3.659cm" svg:x2="17.406cm" svg:y2="3.76cm"><text:p/></draw:line><draw:line draw:name="Вертикальная линия 519_15" draw:style-name="gr5" draw:text-style-name="P227" svg:x1="18.683cm" svg:y1="3.647cm" svg:x2="18.683cm" svg:y2="3.776cm"><text:p/></draw:line><draw:line draw:name="Вертикальная линия 520_15" draw:style-name="gr5" draw:text-style-name="P226" svg:x1="2.258cm" svg:y1="3.644cm" svg:x2="2.258cm" svg:y2="3.745cm"><text:p/></draw:line><draw:line draw:name="Вертикальная линия 521_15" draw:style-name="gr5" draw:text-style-name="P227" svg:x1="20.481cm" svg:y1="3.647cm" svg:x2="20.481cm" svg:y2="3.77cm"><text:p/></draw:line><draw:line draw:name="Вертикальная линия 522_15" draw:style-name="gr5" draw:text-style-name="P227" svg:x1="21.749cm" svg:y1="3.648cm" svg:x2="21.749cm" svg:y2="3.77cm"><text:p/></draw:line><draw:line draw:name="Вертикальная линия 523_15" draw:style-name="gr5" draw:text-style-name="P227" svg:x1="22.987cm" svg:y1="3.647cm" svg:x2="22.987cm" svg:y2="3.765cm"><text:p/></draw:line><draw:line draw:name="Вертикальная линия 524_15" draw:style-name="gr5" draw:text-style-name="P227" svg:x1="24.245cm" svg:y1="3.647cm" svg:x2="24.245cm" svg:y2="3.765cm"><text:p/></draw:line><draw:line draw:name="Вертикальная линия 525_15" draw:style-name="gr5" draw:text-style-name="P227" svg:x1="26.254cm" svg:y1="3.647cm" svg:x2="26.254cm" svg:y2="3.765cm"><text:p/></draw:line></draw:g></draw:g><draw:g draw:name="DrawObject 72_15" draw:style-name="gr2"><draw:line draw:name="Вертикальная линия 526_15" draw:style-name="gr5" draw:text-style-name="P226" svg:x1="3.237cm" svg:y1="4.406cm" svg:x2="3.237cm" svg:y2="4.507cm"><text:p/></draw:line><draw:g draw:name="DrawObject 73_15" draw:style-name="gr2"><draw:line draw:name="Вертикальная линия 527_15" draw:style-name="gr5" draw:text-style-name="P226" svg:x1="4.235cm" svg:y1="4.391cm" svg:x2="4.235cm" svg:y2="4.492cm"><text:p/></draw:line><draw:line draw:name="Вертикальная линия 528_15" draw:style-name="gr5" draw:text-style-name="P226" svg:x1="5.731cm" svg:y1="4.41cm" svg:x2="5.731cm" svg:y2="4.511cm"><text:p/></draw:line><draw:line draw:name="Вертикальная линия 529_15" draw:style-name="gr5" draw:text-style-name="P226" svg:x1="12.379cm" svg:y1="4.41cm" svg:x2="12.379cm" svg:y2="4.511cm"><text:p/></draw:line><draw:line draw:name="Вертикальная линия 530_15" draw:style-name="gr5" draw:text-style-name="P226" svg:x1="13.64cm" svg:y1="4.402cm" svg:x2="13.64cm" svg:y2="4.524cm"><text:p/></draw:line><draw:line draw:name="Вертикальная линия 531_15" draw:style-name="gr5" draw:text-style-name="P226" svg:x1="15.076cm" svg:y1="4.402cm" svg:x2="15.076cm" svg:y2="4.525cm"><text:p/></draw:line><draw:line draw:name="Вертикальная линия 532_15" draw:style-name="gr5" draw:text-style-name="P227" svg:x1="16.18cm" svg:y1="4.402cm" svg:x2="16.18cm" svg:y2="4.518cm"><text:p/></draw:line><draw:line draw:name="Вертикальная линия 533_15" draw:style-name="gr5" draw:text-style-name="P227" svg:x1="17.406cm" svg:y1="4.414cm" svg:x2="17.406cm" svg:y2="4.515cm"><text:p/></draw:line><draw:line draw:name="Вертикальная линия 534_15" draw:style-name="gr5" draw:text-style-name="P227" svg:x1="18.683cm" svg:y1="4.402cm" svg:x2="18.683cm" svg:y2="4.531cm"><text:p/></draw:line><draw:line draw:name="Вертикальная линия 535_15" draw:style-name="gr5" draw:text-style-name="P226" svg:x1="2.258cm" svg:y1="4.399cm" svg:x2="2.258cm" svg:y2="4.5cm"><text:p/></draw:line><draw:line draw:name="Вертикальная линия 536_15" draw:style-name="gr5" draw:text-style-name="P227" svg:x1="20.481cm" svg:y1="4.402cm" svg:x2="20.481cm" svg:y2="4.525cm"><text:p/></draw:line><draw:line draw:name="Вертикальная линия 537_15" draw:style-name="gr5" draw:text-style-name="P227" svg:x1="21.749cm" svg:y1="4.403cm" svg:x2="21.749cm" svg:y2="4.525cm"><text:p/></draw:line><draw:line draw:name="Вертикальная линия 538_15" draw:style-name="gr5" draw:text-style-name="P227" svg:x1="22.987cm" svg:y1="4.402cm" svg:x2="22.987cm" svg:y2="4.52cm"><text:p/></draw:line><draw:line draw:name="Вертикальная линия 539_15" draw:style-name="gr5" draw:text-style-name="P227" svg:x1="24.245cm" svg:y1="4.402cm" svg:x2="24.245cm" svg:y2="4.52cm"><text:p/></draw:line><draw:line draw:name="Вертикальная линия 540_15" draw:style-name="gr5" draw:text-style-name="P227" svg:x1="26.254cm" svg:y1="4.402cm" svg:x2="26.254cm" svg:y2="4.52cm"><text:p/></draw:line></draw:g></draw:g><draw:g draw:name="DrawObject 74_15" draw:style-name="gr2"><draw:line draw:name="Вертикальная линия 541_15" draw:style-name="gr5" draw:text-style-name="P226" svg:x1="3.237cm" svg:y1="5.172cm" svg:x2="3.237cm" svg:y2="5.273cm"><text:p/></draw:line><draw:g draw:name="DrawObject 75_15" draw:style-name="gr2"><draw:line draw:name="Вертикальная линия 542_15" draw:style-name="gr5" draw:text-style-name="P226" svg:x1="4.235cm" svg:y1="5.156cm" svg:x2="4.235cm" svg:y2="5.257cm"><text:p/></draw:line><draw:line draw:name="Вертикальная линия 543_15" draw:style-name="gr5" draw:text-style-name="P226" svg:x1="5.731cm" svg:y1="5.177cm" svg:x2="5.731cm" svg:y2="5.278cm"><text:p/></draw:line><draw:line draw:name="Вертикальная линия 544_15" draw:style-name="gr5" draw:text-style-name="P226" svg:x1="12.379cm" svg:y1="5.177cm" svg:x2="12.379cm" svg:y2="5.278cm"><text:p/></draw:line><draw:line draw:name="Вертикальная линия 545_15" draw:style-name="gr5" draw:text-style-name="P226" svg:x1="13.64cm" svg:y1="5.169cm" svg:x2="13.64cm" svg:y2="5.291cm"><text:p/></draw:line><draw:line draw:name="Вертикальная линия 546_15" draw:style-name="gr5" draw:text-style-name="P226" svg:x1="15.076cm" svg:y1="5.169cm" svg:x2="15.076cm" svg:y2="5.292cm"><text:p/></draw:line><draw:line draw:name="Вертикальная линия 547_15" draw:style-name="gr5" draw:text-style-name="P227" svg:x1="16.18cm" svg:y1="5.169cm" svg:x2="16.18cm" svg:y2="5.285cm"><text:p/></draw:line><draw:line draw:name="Вертикальная линия 548_15" draw:style-name="gr5" draw:text-style-name="P227" svg:x1="17.406cm" svg:y1="5.179cm" svg:x2="17.406cm" svg:y2="5.28cm"><text:p/></draw:line><draw:line draw:name="Вертикальная линия 549_15" draw:style-name="gr5" draw:text-style-name="P227" svg:x1="18.683cm" svg:y1="5.169cm" svg:x2="18.683cm" svg:y2="5.298cm"><text:p/></draw:line><draw:line draw:name="Вертикальная линия 550_15" draw:style-name="gr5" draw:text-style-name="P226" svg:x1="2.258cm" svg:y1="5.165cm" svg:x2="2.258cm" svg:y2="5.266cm"><text:p/></draw:line><draw:line draw:name="Вертикальная линия 551_15" draw:style-name="gr5" draw:text-style-name="P227" svg:x1="20.481cm" svg:y1="5.169cm" svg:x2="20.481cm" svg:y2="5.292cm"><text:p/></draw:line><draw:line draw:name="Вертикальная линия 552_15" draw:style-name="gr5" draw:text-style-name="P227" svg:x1="21.749cm" svg:y1="5.17cm" svg:x2="21.749cm" svg:y2="5.292cm"><text:p/></draw:line><draw:line draw:name="Вертикальная линия 553_15" draw:style-name="gr5" draw:text-style-name="P227" svg:x1="22.987cm" svg:y1="5.169cm" svg:x2="22.987cm" svg:y2="5.287cm"><text:p/></draw:line><draw:line draw:name="Вертикальная линия 554_15" draw:style-name="gr5" draw:text-style-name="P227" svg:x1="24.245cm" svg:y1="5.169cm" svg:x2="24.245cm" svg:y2="5.287cm"><text:p/></draw:line><draw:line draw:name="Вертикальная линия 555_15" draw:style-name="gr5" draw:text-style-name="P227" svg:x1="26.254cm" svg:y1="5.169cm" svg:x2="26.254cm" svg:y2="5.287cm"><text:p/></draw:line></draw:g></draw:g><draw:g draw:name="DrawObject 76_15" draw:style-name="gr2"><draw:line draw:name="Вертикальная линия 556_15" draw:style-name="gr5" draw:text-style-name="P226" svg:x1="3.237cm" svg:y1="5.927cm" svg:x2="3.237cm" svg:y2="6.028cm"><text:p/></draw:line><draw:g draw:name="DrawObject 77_15" draw:style-name="gr2"><draw:line draw:name="Вертикальная линия 557_15" draw:style-name="gr5" draw:text-style-name="P226" svg:x1="4.235cm" svg:y1="5.911cm" svg:x2="4.235cm" svg:y2="6.012cm"><text:p/></draw:line><draw:line draw:name="Вертикальная линия 558_15" draw:style-name="gr5" draw:text-style-name="P226" svg:x1="5.731cm" svg:y1="5.932cm" svg:x2="5.731cm" svg:y2="6.033cm"><text:p/></draw:line><draw:line draw:name="Вертикальная линия 559_15" draw:style-name="gr5" draw:text-style-name="P226" svg:x1="12.379cm" svg:y1="5.932cm" svg:x2="12.379cm" svg:y2="6.033cm"><text:p/></draw:line><draw:line draw:name="Вертикальная линия 560_15" draw:style-name="gr5" draw:text-style-name="P226" svg:x1="13.64cm" svg:y1="5.924cm" svg:x2="13.64cm" svg:y2="6.046cm"><text:p/></draw:line><draw:line draw:name="Вертикальная линия 561_15" draw:style-name="gr5" draw:text-style-name="P226" svg:x1="15.076cm" svg:y1="5.924cm" svg:x2="15.076cm" svg:y2="6.047cm"><text:p/></draw:line><draw:line draw:name="Вертикальная линия 562_15" draw:style-name="gr5" draw:text-style-name="P227" svg:x1="16.18cm" svg:y1="5.924cm" svg:x2="16.18cm" svg:y2="6.04cm"><text:p/></draw:line><draw:line draw:name="Вертикальная линия 563_15" draw:style-name="gr5" draw:text-style-name="P227" svg:x1="17.406cm" svg:y1="5.937cm" svg:x2="17.406cm" svg:y2="6.038cm"><text:p/></draw:line><draw:line draw:name="Вертикальная линия 564_15" draw:style-name="gr5" draw:text-style-name="P227" svg:x1="18.683cm" svg:y1="5.924cm" svg:x2="18.683cm" svg:y2="6.053cm"><text:p/></draw:line><draw:line draw:name="Вертикальная линия 565_15" draw:style-name="gr5" draw:text-style-name="P226" svg:x1="2.258cm" svg:y1="5.918cm" svg:x2="2.258cm" svg:y2="6.019cm"><text:p/></draw:line><draw:line draw:name="Вертикальная линия 566_15" draw:style-name="gr5" draw:text-style-name="P227" svg:x1="20.481cm" svg:y1="5.924cm" svg:x2="20.481cm" svg:y2="6.047cm"><text:p/></draw:line><draw:line draw:name="Вертикальная линия 567_15" draw:style-name="gr5" draw:text-style-name="P227" svg:x1="21.749cm" svg:y1="5.925cm" svg:x2="21.749cm" svg:y2="6.047cm"><text:p/></draw:line><draw:line draw:name="Вертикальная линия 568_15" draw:style-name="gr5" draw:text-style-name="P227" svg:x1="22.987cm" svg:y1="5.924cm" svg:x2="22.987cm" svg:y2="6.042cm"><text:p/></draw:line><draw:line draw:name="Вертикальная линия 569_15" draw:style-name="gr5" draw:text-style-name="P227" svg:x1="24.245cm" svg:y1="5.924cm" svg:x2="24.245cm" svg:y2="6.042cm"><text:p/></draw:line><draw:line draw:name="Вертикальная линия 570_15" draw:style-name="gr5" draw:text-style-name="P227" svg:x1="26.254cm" svg:y1="5.924cm" svg:x2="26.254cm" svg:y2="6.042cm"><text:p/></draw:line></draw:g></draw:g><draw:g draw:name="DrawObject 78_15" draw:style-name="gr2"><draw:line draw:name="Вертикальная линия 571_15" draw:style-name="gr5" draw:text-style-name="P226" svg:x1="3.237cm" svg:y1="6.666cm" svg:x2="3.237cm" svg:y2="6.767cm"><text:p/></draw:line><draw:g draw:name="DrawObject 79_15" draw:style-name="gr2"><draw:line draw:name="Вертикальная линия 572_15" draw:style-name="gr5" draw:text-style-name="P226" svg:x1="4.235cm" svg:y1="6.655cm" svg:x2="4.235cm" svg:y2="6.756cm"><text:p/></draw:line><draw:line draw:name="Вертикальная линия 573_15" draw:style-name="gr5" draw:text-style-name="P226" svg:x1="5.731cm" svg:y1="6.673cm" svg:x2="5.731cm" svg:y2="6.774cm"><text:p/></draw:line><draw:line draw:name="Вертикальная линия 574_15" draw:style-name="gr5" draw:text-style-name="P226" svg:x1="12.379cm" svg:y1="6.673cm" svg:x2="12.379cm" svg:y2="6.774cm"><text:p/></draw:line><draw:line draw:name="Вертикальная линия 575_15" draw:style-name="gr5" draw:text-style-name="P226" svg:x1="13.64cm" svg:y1="6.665cm" svg:x2="13.64cm" svg:y2="6.787cm"><text:p/></draw:line><draw:line draw:name="Вертикальная линия 576_15" draw:style-name="gr5" draw:text-style-name="P226" svg:x1="15.076cm" svg:y1="6.665cm" svg:x2="15.076cm" svg:y2="6.788cm"><text:p/></draw:line><draw:line draw:name="Вертикальная линия 577_15" draw:style-name="gr5" draw:text-style-name="P227" svg:x1="16.18cm" svg:y1="6.665cm" svg:x2="16.18cm" svg:y2="6.781cm"><text:p/></draw:line><draw:line draw:name="Вертикальная линия 578_15" draw:style-name="gr5" draw:text-style-name="P227" svg:x1="17.406cm" svg:y1="6.677cm" svg:x2="17.406cm" svg:y2="6.778cm"><text:p/></draw:line><draw:line draw:name="Вертикальная линия 579_15" draw:style-name="gr5" draw:text-style-name="P227" svg:x1="18.683cm" svg:y1="6.665cm" svg:x2="18.683cm" svg:y2="6.794cm"><text:p/></draw:line><draw:line draw:name="Вертикальная линия 580_15" draw:style-name="gr5" draw:text-style-name="P226" svg:x1="2.258cm" svg:y1="6.662cm" svg:x2="2.258cm" svg:y2="6.763cm"><text:p/></draw:line><draw:line draw:name="Вертикальная линия 581_15" draw:style-name="gr5" draw:text-style-name="P227" svg:x1="20.481cm" svg:y1="6.665cm" svg:x2="20.481cm" svg:y2="6.788cm"><text:p/></draw:line><draw:line draw:name="Вертикальная линия 582_15" draw:style-name="gr5" draw:text-style-name="P227" svg:x1="21.749cm" svg:y1="6.666cm" svg:x2="21.749cm" svg:y2="6.788cm"><text:p/></draw:line><draw:line draw:name="Вертикальная линия 583_15" draw:style-name="gr5" draw:text-style-name="P227" svg:x1="22.987cm" svg:y1="6.665cm" svg:x2="22.987cm" svg:y2="6.783cm"><text:p/></draw:line><draw:line draw:name="Вертикальная линия 584_15" draw:style-name="gr5" draw:text-style-name="P227" svg:x1="24.245cm" svg:y1="6.665cm" svg:x2="24.245cm" svg:y2="6.783cm"><text:p/></draw:line><draw:line draw:name="Вертикальная линия 585_15" draw:style-name="gr5" draw:text-style-name="P227" svg:x1="26.254cm" svg:y1="6.665cm" svg:x2="26.254cm" svg:y2="6.783cm"><text:p/></draw:line></draw:g></draw:g><draw:g draw:name="DrawObject 80_15" draw:style-name="gr2"><draw:line draw:name="Вертикальная линия 586_15" draw:style-name="gr5" draw:text-style-name="P226" svg:x1="3.237cm" svg:y1="7.424cm" svg:x2="3.237cm" svg:y2="7.525cm"><text:p/></draw:line><draw:g draw:name="DrawObject 81_15" draw:style-name="gr2"><draw:line draw:name="Вертикальная линия 587_15" draw:style-name="gr5" draw:text-style-name="P226" svg:x1="4.235cm" svg:y1="7.41cm" svg:x2="4.235cm" svg:y2="7.511cm"><text:p/></draw:line><draw:line draw:name="Вертикальная линия 588_15" draw:style-name="gr5" draw:text-style-name="P226" svg:x1="5.731cm" svg:y1="7.428cm" svg:x2="5.731cm" svg:y2="7.529cm"><text:p/></draw:line><draw:line draw:name="Вертикальная линия 589_15" draw:style-name="gr5" draw:text-style-name="P226" svg:x1="12.379cm" svg:y1="7.428cm" svg:x2="12.379cm" svg:y2="7.529cm"><text:p/></draw:line><draw:line draw:name="Вертикальная линия 590_15" draw:style-name="gr5" draw:text-style-name="P226" svg:x1="13.64cm" svg:y1="7.42cm" svg:x2="13.64cm" svg:y2="7.542cm"><text:p/></draw:line><draw:line draw:name="Вертикальная линия 591_15" draw:style-name="gr5" draw:text-style-name="P226" svg:x1="15.076cm" svg:y1="7.42cm" svg:x2="15.076cm" svg:y2="7.543cm"><text:p/></draw:line><draw:line draw:name="Вертикальная линия 592_15" draw:style-name="gr5" draw:text-style-name="P227" svg:x1="16.18cm" svg:y1="7.42cm" svg:x2="16.18cm" svg:y2="7.536cm"><text:p/></draw:line><draw:line draw:name="Вертикальная линия 593_15" draw:style-name="gr5" draw:text-style-name="P227" svg:x1="17.406cm" svg:y1="7.432cm" svg:x2="17.406cm" svg:y2="7.533cm"><text:p/></draw:line><draw:line draw:name="Вертикальная линия 594_15" draw:style-name="gr5" draw:text-style-name="P227" svg:x1="18.683cm" svg:y1="7.42cm" svg:x2="18.683cm" svg:y2="7.549cm"><text:p/></draw:line><draw:line draw:name="Вертикальная линия 595_15" draw:style-name="gr5" draw:text-style-name="P226" svg:x1="2.258cm" svg:y1="7.417cm" svg:x2="2.258cm" svg:y2="7.518cm"><text:p/></draw:line><draw:line draw:name="Вертикальная линия 596_15" draw:style-name="gr5" draw:text-style-name="P227" svg:x1="20.481cm" svg:y1="7.42cm" svg:x2="20.481cm" svg:y2="7.543cm"><text:p/></draw:line><draw:line draw:name="Вертикальная линия 597_15" draw:style-name="gr5" draw:text-style-name="P227" svg:x1="21.749cm" svg:y1="7.421cm" svg:x2="21.749cm" svg:y2="7.543cm"><text:p/></draw:line><draw:line draw:name="Вертикальная линия 598_15" draw:style-name="gr5" draw:text-style-name="P227" svg:x1="22.987cm" svg:y1="7.42cm" svg:x2="22.987cm" svg:y2="7.538cm"><text:p/></draw:line><draw:line draw:name="Вертикальная линия 599_15" draw:style-name="gr5" draw:text-style-name="P227" svg:x1="24.245cm" svg:y1="7.42cm" svg:x2="24.245cm" svg:y2="7.538cm"><text:p/></draw:line><draw:line draw:name="Вертикальная линия 600_15" draw:style-name="gr5" draw:text-style-name="P227" svg:x1="26.254cm" svg:y1="7.42cm" svg:x2="26.254cm" svg:y2="7.538cm"><text:p/></draw:line></draw:g></draw:g><draw:g draw:name="DrawObject 82_15" draw:style-name="gr2"><draw:line draw:name="Вертикальная линия 601_15" draw:style-name="gr5" draw:text-style-name="P226" svg:x1="3.237cm" svg:y1="8.19cm" svg:x2="3.237cm" svg:y2="8.291cm"><text:p/></draw:line><draw:g draw:name="DrawObject 83_15" draw:style-name="gr2"><draw:line draw:name="Вертикальная линия 602_15" draw:style-name="gr5" draw:text-style-name="P226" svg:x1="4.235cm" svg:y1="8.174cm" svg:x2="4.235cm" svg:y2="8.275cm"><text:p/></draw:line><draw:line draw:name="Вертикальная линия 603_15" draw:style-name="gr5" draw:text-style-name="P226" svg:x1="5.731cm" svg:y1="8.195cm" svg:x2="5.731cm" svg:y2="8.296cm"><text:p/></draw:line><draw:line draw:name="Вертикальная линия 604_15" draw:style-name="gr5" draw:text-style-name="P226" svg:x1="12.379cm" svg:y1="8.195cm" svg:x2="12.379cm" svg:y2="8.296cm"><text:p/></draw:line><draw:line draw:name="Вертикальная линия 605_15" draw:style-name="gr5" draw:text-style-name="P226" svg:x1="13.64cm" svg:y1="8.187cm" svg:x2="13.64cm" svg:y2="8.309cm"><text:p/></draw:line><draw:line draw:name="Вертикальная линия 606_15" draw:style-name="gr5" draw:text-style-name="P226" svg:x1="15.076cm" svg:y1="8.187cm" svg:x2="15.076cm" svg:y2="8.31cm"><text:p/></draw:line><draw:line draw:name="Вертикальная линия 607_15" draw:style-name="gr5" draw:text-style-name="P227" svg:x1="16.18cm" svg:y1="8.187cm" svg:x2="16.18cm" svg:y2="8.303cm"><text:p/></draw:line><draw:line draw:name="Вертикальная линия 608_15" draw:style-name="gr5" draw:text-style-name="P227" svg:x1="17.406cm" svg:y1="8.197cm" svg:x2="17.406cm" svg:y2="8.298cm"><text:p/></draw:line><draw:line draw:name="Вертикальная линия 609_15" draw:style-name="gr5" draw:text-style-name="P227" svg:x1="18.683cm" svg:y1="8.187cm" svg:x2="18.683cm" svg:y2="8.316cm"><text:p/></draw:line><draw:line draw:name="Вертикальная линия 610_15" draw:style-name="gr5" draw:text-style-name="P226" svg:x1="2.258cm" svg:y1="8.183cm" svg:x2="2.258cm" svg:y2="8.284cm"><text:p/></draw:line><draw:line draw:name="Вертикальная линия 611_15" draw:style-name="gr5" draw:text-style-name="P227" svg:x1="20.481cm" svg:y1="8.187cm" svg:x2="20.481cm" svg:y2="8.31cm"><text:p/></draw:line><draw:line draw:name="Вертикальная линия 612_15" draw:style-name="gr5" draw:text-style-name="P227" svg:x1="21.749cm" svg:y1="8.188cm" svg:x2="21.749cm" svg:y2="8.31cm"><text:p/></draw:line><draw:line draw:name="Вертикальная линия 613_15" draw:style-name="gr5" draw:text-style-name="P227" svg:x1="22.987cm" svg:y1="8.187cm" svg:x2="22.987cm" svg:y2="8.305cm"><text:p/></draw:line><draw:line draw:name="Вертикальная линия 614_15" draw:style-name="gr5" draw:text-style-name="P227" svg:x1="24.245cm" svg:y1="8.187cm" svg:x2="24.245cm" svg:y2="8.305cm"><text:p/></draw:line><draw:line draw:name="Вертикальная линия 615_15" draw:style-name="gr5" draw:text-style-name="P227" svg:x1="26.254cm" svg:y1="8.187cm" svg:x2="26.254cm" svg:y2="8.305cm"><text:p/></draw:line></draw:g></draw:g><draw:g draw:name="DrawObject 84_15" draw:style-name="gr2"><draw:line draw:name="Вертикальная линия 616_15" draw:style-name="gr5" draw:text-style-name="P226" svg:x1="3.237cm" svg:y1="8.945cm" svg:x2="3.237cm" svg:y2="9.046cm"><text:p/></draw:line><draw:g draw:name="DrawObject 85_15" draw:style-name="gr2"><draw:line draw:name="Вертикальная линия 617_15" draw:style-name="gr5" draw:text-style-name="P226" svg:x1="4.235cm" svg:y1="8.929cm" svg:x2="4.235cm" svg:y2="9.03cm"><text:p/></draw:line><draw:line draw:name="Вертикальная линия 618_15" draw:style-name="gr5" draw:text-style-name="P226" svg:x1="5.731cm" svg:y1="8.95cm" svg:x2="5.731cm" svg:y2="9.051cm"><text:p/></draw:line><draw:line draw:name="Вертикальная линия 619_15" draw:style-name="gr5" draw:text-style-name="P226" svg:x1="12.379cm" svg:y1="8.95cm" svg:x2="12.379cm" svg:y2="9.051cm"><text:p/></draw:line><draw:line draw:name="Вертикальная линия 620_15" draw:style-name="gr5" draw:text-style-name="P226" svg:x1="13.64cm" svg:y1="8.942cm" svg:x2="13.64cm" svg:y2="9.064cm"><text:p/></draw:line><draw:line draw:name="Вертикальная линия 621_15" draw:style-name="gr5" draw:text-style-name="P226" svg:x1="15.076cm" svg:y1="8.942cm" svg:x2="15.076cm" svg:y2="9.065cm"><text:p/></draw:line><draw:line draw:name="Вертикальная линия 622_15" draw:style-name="gr5" draw:text-style-name="P227" svg:x1="16.18cm" svg:y1="8.942cm" svg:x2="16.18cm" svg:y2="9.058cm"><text:p/></draw:line><draw:line draw:name="Вертикальная линия 623_15" draw:style-name="gr5" draw:text-style-name="P227" svg:x1="17.406cm" svg:y1="8.952cm" svg:x2="17.406cm" svg:y2="9.053cm"><text:p/></draw:line><draw:line draw:name="Вертикальная линия 624_15" draw:style-name="gr5" draw:text-style-name="P227" svg:x1="18.683cm" svg:y1="8.942cm" svg:x2="18.683cm" svg:y2="9.071cm"><text:p/></draw:line><draw:line draw:name="Вертикальная линия 625_15" draw:style-name="gr5" draw:text-style-name="P226" svg:x1="2.258cm" svg:y1="8.936cm" svg:x2="2.258cm" svg:y2="9.037cm"><text:p/></draw:line><draw:line draw:name="Вертикальная линия 626_15" draw:style-name="gr5" draw:text-style-name="P227" svg:x1="20.481cm" svg:y1="8.942cm" svg:x2="20.481cm" svg:y2="9.065cm"><text:p/></draw:line><draw:line draw:name="Вертикальная линия 627_15" draw:style-name="gr5" draw:text-style-name="P227" svg:x1="21.749cm" svg:y1="8.943cm" svg:x2="21.749cm" svg:y2="9.065cm"><text:p/></draw:line><draw:line draw:name="Вертикальная линия 628_15" draw:style-name="gr5" draw:text-style-name="P227" svg:x1="22.987cm" svg:y1="8.942cm" svg:x2="22.987cm" svg:y2="9.06cm"><text:p/></draw:line><draw:line draw:name="Вертикальная линия 629_15" draw:style-name="gr5" draw:text-style-name="P227" svg:x1="24.245cm" svg:y1="8.942cm" svg:x2="24.245cm" svg:y2="9.06cm"><text:p/></draw:line><draw:line draw:name="Вертикальная линия 630_15" draw:style-name="gr5" draw:text-style-name="P227" svg:x1="26.254cm" svg:y1="8.942cm" svg:x2="26.254cm" svg:y2="9.06cm"><text:p/></draw:line></draw:g></draw:g><draw:g draw:name="DrawObject 86_15" draw:style-name="gr2"><draw:line draw:name="Вертикальная линия 631_15" draw:style-name="gr5" draw:text-style-name="P226" svg:x1="3.237cm" svg:y1="9.71cm" svg:x2="3.237cm" svg:y2="9.811cm"><text:p/></draw:line><draw:g draw:name="DrawObject 87_15" draw:style-name="gr2"><draw:line draw:name="Вертикальная линия 632_15" draw:style-name="gr5" draw:text-style-name="P226" svg:x1="4.235cm" svg:y1="9.696cm" svg:x2="4.235cm" svg:y2="9.797cm"><text:p/></draw:line><draw:line draw:name="Вертикальная линия 633_15" draw:style-name="gr5" draw:text-style-name="P226" svg:x1="5.731cm" svg:y1="9.714cm" svg:x2="5.731cm" svg:y2="9.815cm"><text:p/></draw:line><draw:line draw:name="Вертикальная линия 634_15" draw:style-name="gr5" draw:text-style-name="P226" svg:x1="12.379cm" svg:y1="9.714cm" svg:x2="12.379cm" svg:y2="9.815cm"><text:p/></draw:line><draw:line draw:name="Вертикальная линия 635_15" draw:style-name="gr5" draw:text-style-name="P226" svg:x1="13.64cm" svg:y1="9.707cm" svg:x2="13.64cm" svg:y2="9.829cm"><text:p/></draw:line><draw:line draw:name="Вертикальная линия 636_15" draw:style-name="gr5" draw:text-style-name="P226" svg:x1="15.076cm" svg:y1="9.707cm" svg:x2="15.076cm" svg:y2="9.83cm"><text:p/></draw:line><draw:line draw:name="Вертикальная линия 637_15" draw:style-name="gr5" draw:text-style-name="P227" svg:x1="16.18cm" svg:y1="9.707cm" svg:x2="16.18cm" svg:y2="9.823cm"><text:p/></draw:line><draw:line draw:name="Вертикальная линия 638_15" draw:style-name="gr5" draw:text-style-name="P227" svg:x1="17.406cm" svg:y1="9.719cm" svg:x2="17.406cm" svg:y2="9.82cm"><text:p/></draw:line><draw:line draw:name="Вертикальная линия 639_15" draw:style-name="gr5" draw:text-style-name="P227" svg:x1="18.683cm" svg:y1="9.707cm" svg:x2="18.683cm" svg:y2="9.836cm"><text:p/></draw:line><draw:line draw:name="Вертикальная линия 640_15" draw:style-name="gr5" draw:text-style-name="P226" svg:x1="2.258cm" svg:y1="9.703cm" svg:x2="2.258cm" svg:y2="9.804cm"><text:p/></draw:line><draw:line draw:name="Вертикальная линия 641_15" draw:style-name="gr5" draw:text-style-name="P227" svg:x1="20.481cm" svg:y1="9.707cm" svg:x2="20.481cm" svg:y2="9.83cm"><text:p/></draw:line><draw:line draw:name="Вертикальная линия 642_15" draw:style-name="gr5" draw:text-style-name="P227" svg:x1="21.749cm" svg:y1="9.71cm" svg:x2="21.749cm" svg:y2="9.832cm"><text:p/></draw:line><draw:line draw:name="Вертикальная линия 643_15" draw:style-name="gr5" draw:text-style-name="P227" svg:x1="22.987cm" svg:y1="9.707cm" svg:x2="22.987cm" svg:y2="9.825cm"><text:p/></draw:line><draw:line draw:name="Вертикальная линия 644_15" draw:style-name="gr5" draw:text-style-name="P227" svg:x1="24.245cm" svg:y1="9.707cm" svg:x2="24.245cm" svg:y2="9.825cm"><text:p/></draw:line><draw:line draw:name="Вертикальная линия 645_15" draw:style-name="gr5" draw:text-style-name="P227" svg:x1="26.254cm" svg:y1="9.707cm" svg:x2="26.254cm" svg:y2="9.825cm"><text:p/></draw:line></draw:g></draw:g><draw:g draw:name="DrawObject 88_15" draw:style-name="gr2"><draw:line draw:name="Вертикальная линия 646_15" draw:style-name="gr5" draw:text-style-name="P226" svg:x1="3.237cm" svg:y1="10.476cm" svg:x2="3.237cm" svg:y2="10.577cm"><text:p/></draw:line><draw:g draw:name="DrawObject 89_15" draw:style-name="gr2"><draw:line draw:name="Вертикальная линия 647_15" draw:style-name="gr5" draw:text-style-name="P226" svg:x1="4.235cm" svg:y1="10.465cm" svg:x2="4.235cm" svg:y2="10.566cm"><text:p/></draw:line><draw:line draw:name="Вертикальная линия 648_15" draw:style-name="gr5" draw:text-style-name="P226" svg:x1="5.731cm" svg:y1="10.483cm" svg:x2="5.731cm" svg:y2="10.584cm"><text:p/></draw:line><draw:line draw:name="Вертикальная линия 649_15" draw:style-name="gr5" draw:text-style-name="P226" svg:x1="12.379cm" svg:y1="10.483cm" svg:x2="12.379cm" svg:y2="10.584cm"><text:p/></draw:line><draw:line draw:name="Вертикальная линия 650_15" draw:style-name="gr5" draw:text-style-name="P226" svg:x1="13.64cm" svg:y1="10.475cm" svg:x2="13.64cm" svg:y2="10.597cm"><text:p/></draw:line><draw:line draw:name="Вертикальная линия 651_15" draw:style-name="gr5" draw:text-style-name="P226" svg:x1="15.076cm" svg:y1="10.475cm" svg:x2="15.076cm" svg:y2="10.598cm"><text:p/></draw:line><draw:line draw:name="Вертикальная линия 652_15" draw:style-name="gr5" draw:text-style-name="P227" svg:x1="16.18cm" svg:y1="10.475cm" svg:x2="16.18cm" svg:y2="10.591cm"><text:p/></draw:line><draw:line draw:name="Вертикальная линия 653_15" draw:style-name="gr5" draw:text-style-name="P227" svg:x1="17.406cm" svg:y1="10.487cm" svg:x2="17.406cm" svg:y2="10.588cm"><text:p/></draw:line><draw:line draw:name="Вертикальная линия 654_15" draw:style-name="gr5" draw:text-style-name="P227" svg:x1="18.683cm" svg:y1="10.475cm" svg:x2="18.683cm" svg:y2="10.604cm"><text:p/></draw:line><draw:line draw:name="Вертикальная линия 655_15" draw:style-name="gr5" draw:text-style-name="P226" svg:x1="2.258cm" svg:y1="10.472cm" svg:x2="2.258cm" svg:y2="10.573cm"><text:p/></draw:line><draw:line draw:name="Вертикальная линия 656_15" draw:style-name="gr5" draw:text-style-name="P227" svg:x1="20.481cm" svg:y1="10.475cm" svg:x2="20.481cm" svg:y2="10.598cm"><text:p/></draw:line><draw:line draw:name="Вертикальная линия 657_15" draw:style-name="gr5" draw:text-style-name="P227" svg:x1="21.749cm" svg:y1="10.476cm" svg:x2="21.749cm" svg:y2="10.598cm"><text:p/></draw:line><draw:line draw:name="Вертикальная линия 658_15" draw:style-name="gr5" draw:text-style-name="P227" svg:x1="22.987cm" svg:y1="10.475cm" svg:x2="22.987cm" svg:y2="10.593cm"><text:p/></draw:line><draw:line draw:name="Вертикальная линия 659_15" draw:style-name="gr5" draw:text-style-name="P227" svg:x1="24.245cm" svg:y1="10.475cm" svg:x2="24.245cm" svg:y2="10.593cm"><text:p/></draw:line><draw:line draw:name="Вертикальная линия 660_15" draw:style-name="gr5" draw:text-style-name="P227" svg:x1="26.254cm" svg:y1="10.475cm" svg:x2="26.254cm" svg:y2="10.593cm"><text:p/></draw:line></draw:g></draw:g><draw:g draw:name="DrawObject 90_15" draw:style-name="gr2"><draw:line draw:name="Вертикальная линия 661_15" draw:style-name="gr5" draw:text-style-name="P226" svg:x1="3.237cm" svg:y1="11.234cm" svg:x2="3.237cm" svg:y2="11.335cm"><text:p/></draw:line><draw:g draw:name="DrawObject 91_15" draw:style-name="gr2"><draw:line draw:name="Вертикальная линия 662_15" draw:style-name="gr5" draw:text-style-name="P226" svg:x1="4.235cm" svg:y1="11.22cm" svg:x2="4.235cm" svg:y2="11.321cm"><text:p/></draw:line><draw:line draw:name="Вертикальная линия 663_15" draw:style-name="gr5" draw:text-style-name="P226" svg:x1="5.731cm" svg:y1="11.238cm" svg:x2="5.731cm" svg:y2="11.339cm"><text:p/></draw:line><draw:line draw:name="Вертикальная линия 664_15" draw:style-name="gr5" draw:text-style-name="P226" svg:x1="12.379cm" svg:y1="11.238cm" svg:x2="12.379cm" svg:y2="11.339cm"><text:p/></draw:line><draw:line draw:name="Вертикальная линия 665_15" draw:style-name="gr5" draw:text-style-name="P226" svg:x1="13.64cm" svg:y1="11.23cm" svg:x2="13.64cm" svg:y2="11.352cm"><text:p/></draw:line><draw:line draw:name="Вертикальная линия 666_15" draw:style-name="gr5" draw:text-style-name="P226" svg:x1="15.076cm" svg:y1="11.23cm" svg:x2="15.076cm" svg:y2="11.353cm"><text:p/></draw:line><draw:line draw:name="Вертикальная линия 667_15" draw:style-name="gr5" draw:text-style-name="P227" svg:x1="16.18cm" svg:y1="11.23cm" svg:x2="16.18cm" svg:y2="11.346cm"><text:p/></draw:line><draw:line draw:name="Вертикальная линия 668_15" draw:style-name="gr5" draw:text-style-name="P227" svg:x1="17.406cm" svg:y1="11.242cm" svg:x2="17.406cm" svg:y2="11.343cm"><text:p/></draw:line><draw:line draw:name="Вертикальная линия 669_15" draw:style-name="gr5" draw:text-style-name="P227" svg:x1="18.683cm" svg:y1="11.23cm" svg:x2="18.683cm" svg:y2="11.359cm"><text:p/></draw:line><draw:line draw:name="Вертикальная линия 670_15" draw:style-name="gr5" draw:text-style-name="P226" svg:x1="2.258cm" svg:y1="11.227cm" svg:x2="2.258cm" svg:y2="11.328cm"><text:p/></draw:line><draw:line draw:name="Вертикальная линия 671_15" draw:style-name="gr5" draw:text-style-name="P227" svg:x1="20.481cm" svg:y1="11.23cm" svg:x2="20.481cm" svg:y2="11.353cm"><text:p/></draw:line><draw:line draw:name="Вертикальная линия 672_15" draw:style-name="gr5" draw:text-style-name="P227" svg:x1="21.749cm" svg:y1="11.231cm" svg:x2="21.749cm" svg:y2="11.353cm"><text:p/></draw:line><draw:line draw:name="Вертикальная линия 673_15" draw:style-name="gr5" draw:text-style-name="P227" svg:x1="22.987cm" svg:y1="11.23cm" svg:x2="22.987cm" svg:y2="11.348cm"><text:p/></draw:line><draw:line draw:name="Вертикальная линия 674_15" draw:style-name="gr5" draw:text-style-name="P227" svg:x1="24.245cm" svg:y1="11.23cm" svg:x2="24.245cm" svg:y2="11.348cm"><text:p/></draw:line><draw:line draw:name="Вертикальная линия 675_15" draw:style-name="gr5" draw:text-style-name="P227" svg:x1="26.254cm" svg:y1="11.23cm" svg:x2="26.254cm" svg:y2="11.348cm"><text:p/></draw:line></draw:g></draw:g><draw:custom-shape draw:name="Фигура 1_15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15" draw:style-name="gr2"><draw:line draw:name="Вертикальная линия 241_15" draw:style-name="gr5" draw:text-style-name="P226" svg:x1="3.237cm" svg:y1="11.991cm" svg:x2="3.237cm" svg:y2="12.092cm"><text:p/></draw:line><draw:g draw:name="DrawObject 32_15" draw:style-name="gr2"><draw:line draw:name="Вертикальная линия 242_15" draw:style-name="gr5" draw:text-style-name="P226" svg:x1="4.235cm" svg:y1="11.977cm" svg:x2="4.235cm" svg:y2="12.078cm"><text:p/></draw:line><draw:line draw:name="Вертикальная линия 243_15" draw:style-name="gr5" draw:text-style-name="P226" svg:x1="5.731cm" svg:y1="11.996cm" svg:x2="5.731cm" svg:y2="12.097cm"><text:p/></draw:line><draw:line draw:name="Вертикальная линия 244_15" draw:style-name="gr5" draw:text-style-name="P226" svg:x1="12.379cm" svg:y1="11.996cm" svg:x2="12.379cm" svg:y2="12.097cm"><text:p/></draw:line><draw:line draw:name="Вертикальная линия 245_15" draw:style-name="gr5" draw:text-style-name="P226" svg:x1="13.64cm" svg:y1="11.989cm" svg:x2="13.64cm" svg:y2="12.111cm"><text:p/></draw:line><draw:line draw:name="Вертикальная линия 246_15" draw:style-name="gr5" draw:text-style-name="P226" svg:x1="15.076cm" svg:y1="11.989cm" svg:x2="15.076cm" svg:y2="12.112cm"><text:p/></draw:line><draw:line draw:name="Вертикальная линия 247_15" draw:style-name="gr5" draw:text-style-name="P227" svg:x1="16.18cm" svg:y1="11.989cm" svg:x2="16.18cm" svg:y2="12.105cm"><text:p/></draw:line><draw:line draw:name="Вертикальная линия 248_15" draw:style-name="gr5" draw:text-style-name="P227" svg:x1="17.406cm" svg:y1="12cm" svg:x2="17.406cm" svg:y2="12.101cm"><text:p/></draw:line><draw:line draw:name="Вертикальная линия 249_15" draw:style-name="gr5" draw:text-style-name="P227" svg:x1="18.683cm" svg:y1="11.989cm" svg:x2="18.683cm" svg:y2="12.118cm"><text:p/></draw:line><draw:line draw:name="Вертикальная линия 250_15" draw:style-name="gr5" draw:text-style-name="P226" svg:x1="2.258cm" svg:y1="11.984cm" svg:x2="2.258cm" svg:y2="12.085cm"><text:p/></draw:line><draw:line draw:name="Вертикальная линия 251_15" draw:style-name="gr5" draw:text-style-name="P227" svg:x1="20.481cm" svg:y1="11.989cm" svg:x2="20.481cm" svg:y2="12.112cm"><text:p/></draw:line><draw:line draw:name="Вертикальная линия 252_15" draw:style-name="gr5" draw:text-style-name="P227" svg:x1="21.749cm" svg:y1="11.989cm" svg:x2="21.749cm" svg:y2="12.111cm"><text:p/></draw:line><draw:line draw:name="Вертикальная линия 253_15" draw:style-name="gr5" draw:text-style-name="P227" svg:x1="22.987cm" svg:y1="11.989cm" svg:x2="22.987cm" svg:y2="12.107cm"><text:p/></draw:line><draw:line draw:name="Вертикальная линия 254_15" draw:style-name="gr5" draw:text-style-name="P227" svg:x1="24.245cm" svg:y1="11.989cm" svg:x2="24.245cm" svg:y2="12.107cm"><text:p/></draw:line><draw:line draw:name="Вертикальная линия 255_15" draw:style-name="gr5" draw:text-style-name="P227" svg:x1="26.254cm" svg:y1="11.989cm" svg:x2="26.254cm" svg:y2="12.107cm"><text:p/></draw:line></draw:g></draw:g></draw:g><draw:g draw:name="DrawObject 2_15" draw:style-name="gr2"><draw:line draw:name="Вертикальная линия 16_15" draw:style-name="gr5" draw:text-style-name="P226" svg:x1="3.214cm" svg:y1="0.614cm" svg:x2="3.214cm" svg:y2="0.715cm"><text:p/></draw:line><draw:g draw:name="DrawObject 3_15" draw:style-name="gr2"><draw:line draw:name="Вертикальная линия 17_15" draw:style-name="gr5" draw:text-style-name="P226" svg:x1="4.214cm" svg:y1="0.6cm" svg:x2="4.214cm" svg:y2="0.701cm"><text:p/></draw:line><draw:line draw:name="Вертикальная линия 18_15" draw:style-name="gr5" draw:text-style-name="P226" svg:x1="5.708cm" svg:y1="0.619cm" svg:x2="5.708cm" svg:y2="0.72cm"><text:p/></draw:line><draw:line draw:name="Вертикальная линия 19_15" draw:style-name="gr5" draw:text-style-name="P226" svg:x1="12.356cm" svg:y1="0.619cm" svg:x2="12.356cm" svg:y2="0.72cm"><text:p/></draw:line><draw:line draw:name="Вертикальная линия 20_15" draw:style-name="gr5" draw:text-style-name="P226" svg:x1="13.619cm" svg:y1="0.611cm" svg:x2="13.619cm" svg:y2="0.733cm"><text:p/></draw:line><draw:line draw:name="Вертикальная линия 21_15" draw:style-name="gr5" draw:text-style-name="P226" svg:x1="15.053cm" svg:y1="0.611cm" svg:x2="15.053cm" svg:y2="0.734cm"><text:p/></draw:line><draw:line draw:name="Вертикальная линия 22_15" draw:style-name="gr5" draw:text-style-name="P227" svg:x1="16.159cm" svg:y1="0.611cm" svg:x2="16.159cm" svg:y2="0.727cm"><text:p/></draw:line><draw:line draw:name="Вертикальная линия 23_15" draw:style-name="gr5" draw:text-style-name="P227" svg:x1="17.383cm" svg:y1="0.623cm" svg:x2="17.383cm" svg:y2="0.724cm"><text:p/></draw:line><draw:line draw:name="Вертикальная линия 24_15" draw:style-name="gr5" draw:text-style-name="P227" svg:x1="18.662cm" svg:y1="0.611cm" svg:x2="18.662cm" svg:y2="0.74cm"><text:p/></draw:line><draw:line draw:name="Вертикальная линия 25_15" draw:style-name="gr5" draw:text-style-name="P226" svg:x1="2.235cm" svg:y1="0.607cm" svg:x2="2.235cm" svg:y2="0.708cm"><text:p/></draw:line><draw:line draw:name="Вертикальная линия 26_15" draw:style-name="gr5" draw:text-style-name="P227" svg:x1="20.458cm" svg:y1="0.611cm" svg:x2="20.458cm" svg:y2="0.734cm"><text:p/></draw:line><draw:line draw:name="Вертикальная линия 27_15" draw:style-name="gr5" draw:text-style-name="P227" svg:x1="21.726cm" svg:y1="0.612cm" svg:x2="21.726cm" svg:y2="0.734cm"><text:p/></draw:line><draw:line draw:name="Вертикальная линия 28_15" draw:style-name="gr5" draw:text-style-name="P227" svg:x1="22.964cm" svg:y1="0.611cm" svg:x2="22.964cm" svg:y2="0.729cm"><text:p/></draw:line><draw:line draw:name="Вертикальная линия 29_15" draw:style-name="gr5" draw:text-style-name="P227" svg:x1="24.222cm" svg:y1="0.611cm" svg:x2="24.222cm" svg:y2="0.729cm"><text:p/></draw:line><draw:line draw:name="Вертикальная линия 30_15" draw:style-name="gr5" draw:text-style-name="P227" svg:x1="26.231cm" svg:y1="0.611cm" svg:x2="26.231cm" svg:y2="0.729cm"><text:p/></draw:line></draw:g></draw:g></draw:g><text:span text:style-name="Основной_20_шрифт_20_абзаца"><text:span text:style-name="T16"><text:s text:c="2"/>0</text:span></text:span><text:span text:style-name="Основной_20_шрифт_20_абзаца"><text:span text:style-name="T3">1</text:span></text:span></text:p>
          </table:table-cell>
          <table:table-cell table:style-name="Таблица18.B28" table:number-rows-spanned="17" table:number-columns-spanned="42" office:value-type="string">
            <text:p text:style-name="P125"><text:span text:style-name="T118"><text:s text:c="2"/></text:span><text:span text:style-name="T125"><text:s/></text:span><text:span text:style-name="T118"><text:s/>Ацетон по степени воздействия на организм относится к <text:s/>четвертому классу опасности- вещества малоопасные. </text:span></text:p>
            <text:p text:style-name="P164"><text:s/>ПДК паров ацетона в воздухе рабочей зоны м.р.-800 мг/м<text:span text:style-name="T43">3</text:span><text:span text:style-name="T116">, с.с.-</text:span><text:span text:style-name="T117">2</text:span><text:span text:style-name="T116">00мг/м</text:span><text:span text:style-name="T44">3</text:span><text:span text:style-name="T116">.</text:span><text:span text:style-name="T44"> </text:span><text:span text:style-name="T116"><text:s/></text:span>При продолжительном <text:s/>вдыхании паров ацетон <text:s/></text:p>
            <text:p text:style-name="P164"><text:s/>накапливается в организме. Ацетон- легковоспламеняющаяся жидкость. <text:s/>Температура самовоспламенения 500 <text:span text:style-name="T46">º</text:span>С.</text:p>
            <text:p text:style-name="P144"><text:s text:c="2"/><text:span text:style-name="T127"><text:s text:c="6"/></text:span><text:span text:style-name="T128">Нефрас -</text:span><text:span text:style-name="T92">малотоксичное вещество</text:span><text:span text:style-name="T128"> наркотическ</text:span><text:span text:style-name="T92">ого</text:span><text:span text:style-name="T128"> действи</text:span><text:span text:style-name="T92">я. При вдыхании паров нефраса появляется слабая головная </text:span></text:p>
            <text:p text:style-name="P144"><text:span text:style-name="T92"><text:s/>боль</text:span><text:span text:style-name="T93">, </text:span><text:span text:style-name="T92">кашель, раздражение слизистой оболочки глаз. При действии на кожу вызывает экземы и дерматиты</text:span></text:p>
            <text:p text:style-name="P144"><text:span text:style-name="T127"><text:s/>ПДК <text:s/></text:span><text:span text:style-name="T129">в воздухе рабочей зоны </text:span><text:span text:style-name="T127">м.р.- </text:span><text:span text:style-name="T92">300</text:span><text:span text:style-name="T127"> мг/м</text:span><text:span text:style-name="T47">3</text:span><text:span text:style-name="T127">, с.с.- 1</text:span><text:span text:style-name="T129">00</text:span><text:span text:style-name="T127"> мг/м</text:span><text:span text:style-name="T47">3</text:span><text:span text:style-name="T127">, класс опасности- </text:span><text:span text:style-name="T92">4</text:span><text:span text:style-name="T127">.</text:span></text:p>
            <text:p text:style-name="P146"><text:s text:c="8"/>При механической обработке <text:s/>выделяется силикатсодержащая пыль (стекловолокно), попадая <text:s/>на кожу, вызывает </text:p>
            <text:p text:style-name="P146"><text:s/>дерматиты, при вдыхании раздражает слизистую оболочку дыхательных путей, вызывает сухость в горле. <text:s/></text:p>
            <text:p text:style-name="P161"><text:s/>ПДК <text:s/>м.р.- 4 мг/м<text:span text:style-name="T43">3</text:span>, с.с.- 1 мг/м<text:span text:style-name="T43">3</text:span>, класс опасности- 3. <text:s/></text:p>
            <text:p text:style-name="P182"><text:s text:c="6"/><text:span text:style-name="T59">Полиэфирная </text:span><text:span text:style-name="T175">смола </text:span><text:span text:style-name="T176">и гелькоут (</text:span><text:span text:style-name="T8">A</text:span><text:span text:style-name="T105">ttshield,</text:span><text:span text:style-name="T106"> </text:span><text:span text:style-name="T60">Д</text:span><text:span text:style-name="T177">епол, </text:span><text:span text:style-name="T9">ATTGUARD </text:span><text:span text:style-name="T178">и др.) - </text:span><text:span text:style-name="T179">легковоспл</text:span><text:span text:style-name="T60">а</text:span><text:span text:style-name="T179">меняющ</text:span><text:span text:style-name="T61">ие</text:span><text:span text:style-name="T179">ся </text:span><text:span text:style-name="T180">пожароопасные, токсичные</text:span></text:p>
            <text:p text:style-name="P164"><text:span text:style-name="T177"><text:s/></text:span><text:span text:style-name="T185">жидкости (опасные при вдыхании, оказывают раздражающее действие на глаза и кожу). Токсичность и пожароопасность <text:s/></text:span></text:p>
            <text:p text:style-name="P167"><text:s/>определяется наличием в <text:s/>их составе стирола, выделяющегося в вохдух рабочей зоны.</text:p>
            <text:p text:style-name="P164"><text:s text:c="6"/><text:span text:style-name="T177">Стирол </text:span><text:span text:style-name="T61">(этенилбензол)</text:span><text:span text:style-name="T177">- легковоспл</text:span><text:span text:style-name="T60">а</text:span><text:span text:style-name="T177">меняющаяся жидкость со специфическим запахом, обладает наркотическим и </text:span></text:p>
            <text:p text:style-name="P164"><text:span text:style-name="T177"><text:s/>специфическим действием на организм человека, оказывая в</text:span><text:span text:style-name="T62">л</text:span><text:span text:style-name="T177">ияние на нервную систему, </text:span><text:span text:style-name="T186">печень. Пары стирола раздражают</text:span></text:p>
            <text:p text:style-name="P164"><text:s/><text:span text:style-name="T186">оболочки верхних дыхательных путей и глаз. ПДК паров стирола в воздухе рабочей зоны м.р.-</text:span><text:span text:style-name="T61">30</text:span><text:span text:style-name="T186"> мг/м</text:span><text:span text:style-name="T45">3 </text:span><text:span text:style-name="T126">, </text:span></text:p>
            <text:p text:style-name="P125"><text:span text:style-name="T119"><text:s/>ПДК с.с.- </text:span><text:span text:style-name="T83">10</text:span><text:span text:style-name="T119"> <text:s/>мг/м</text:span><text:span text:style-name="T48">3 </text:span><text:span text:style-name="T119">. </text:span><text:span text:style-name="T120">Температура самовоспламенения- 490 </text:span><text:span text:style-name="T49">º</text:span><text:span text:style-name="T120">С. Температура вспышки -30 </text:span><text:span text:style-name="T49">º</text:span><text:span text:style-name="T120">С. Класс опасности -3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<text:s/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<text:s/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<text:s/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<text:s/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<text:s/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<text:s/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<text:s/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30"><text:span text:style-name="T17"><text:s/></text:span><text:span text:style-name="T3">1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<text:s/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<text:s/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7" office:value-type="string">
            <text:p text:style-name="P4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2">
          <table:table-cell table:style-name="Таблица18.A28" office:value-type="string">
            <text:p text:style-name="P44"><text:s/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29">
          <table:table-cell table:style-name="Таблица18.A29" table:number-columns-spanned="4" office:value-type="string">
            <text:p text:style-name="P97">МК/КТП</text:p>
          </table:table-cell>
          <table:covered-table-cell/>
          <table:covered-table-cell/>
          <table:covered-table-cell/>
          <table:table-cell table:style-name="Таблица18.E29" table:number-columns-spanned="33" office:value-type="string">
            <text:h text:style-name="P221" text:outline-level="3">Карта технологического процесса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l29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  <table:table-cell table:style-name="Таблица18.q29" office:value-type="string">
            <text:p text:style-name="P54"/>
          </table:table-cell>
        </table:table-row>
      </table:table>
      <text:p text:style-name="P103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/>
        <table:table-column table:style-name="Таблица17.G"/>
        <table:table-column table:style-name="Таблица17.H"/>
        <table:table-column table:style-name="Таблица17.B"/>
        <table:table-column table:style-name="Таблица17.J"/>
        <table:table-column table:style-name="Таблица17.K"/>
        <table:table-column table:style-name="Таблица17.L"/>
        <table:table-column table:style-name="Таблица17.M"/>
        <table:table-column table:style-name="Таблица17.N"/>
        <table:table-column table:style-name="Таблица17.O"/>
        <table:table-column table:style-name="Таблица17.C"/>
        <table:table-column table:style-name="Таблица17.B"/>
        <table:table-column table:style-name="Таблица17.R"/>
        <table:table-column table:style-name="Таблица17.S"/>
        <table:table-column table:style-name="Таблица17.T"/>
        <table:table-column table:style-name="Таблица17.B"/>
        <table:table-column table:style-name="Таблица17.V"/>
        <table:table-column table:style-name="Таблица17.W"/>
        <table:table-column table:style-name="Таблица17.X"/>
        <table:table-column table:style-name="Таблица17.Y"/>
        <table:table-column table:style-name="Таблица17.Z"/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/>
        <table:table-column table:style-name="Таблица17.g"/>
        <table:table-column table:style-name="Таблица17.h"/>
        <table:table-column table:style-name="Таблица17.i"/>
        <table:table-column table:style-name="Таблица17.G"/>
        <table:table-column table:style-name="Таблица17.k"/>
        <table:table-column table:style-name="Таблица17.l"/>
        <table:table-column table:style-name="Таблица17.h"/>
        <table:table-column table:style-name="Таблица17.n"/>
        <table:table-column table:style-name="Таблица17.o"/>
        <table:table-column table:style-name="Таблица17.p"/>
        <table:table-column table:style-name="Таблица17.q"/>
        <table:table-header-rows>
          <text:soft-page-break/>
          <table:table-row table:style-name="Таблица17.1">
            <table:table-cell table:style-name="Таблица17.A1" table:number-columns-spanned="31" office:value-type="string">
              <text:p text:style-name="P117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7.f1" table:number-columns-spanned="2" office:value-type="string">
              <text:p text:style-name="P41"/>
            </table:table-cell>
            <table:covered-table-cell/>
            <table:table-cell table:style-name="Таблица17.f1" table:number-columns-spanned="3" office:value-type="string">
              <text:p text:style-name="P41"/>
            </table:table-cell>
            <table:covered-table-cell/>
            <table:covered-table-cell/>
            <table:table-cell table:style-name="Таблица17.f1" table:number-columns-spanned="4" office:value-type="string">
              <text:p text:style-name="P37"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17.f1" table:number-columns-spanned="2" office:value-type="string">
              <text:p text:style-name="P41"/>
            </table:table-cell>
            <table:covered-table-cell/>
            <table:table-cell table:style-name="Таблица17.q1" office:value-type="string">
              <text:p text:style-name="P41"/>
            </table:table-cell>
          </table:table-row>
        </table:table-header-rows>
        <table:table-row table:style-name="Таблица17.1">
          <table:table-cell table:style-name="Таблица17.f1" table:number-columns-spanned="4" office:value-type="string">
            <text:p text:style-name="P41">Дубл.</text:p>
          </table:table-cell>
          <table:covered-table-cell/>
          <table:covered-table-cell/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f1" table:number-columns-spanned="3" office:value-type="string">
            <text:p text:style-name="P37"/>
          </table:table-cell>
          <table:covered-table-cell/>
          <table:covered-table-cell/>
          <table:table-cell table:style-name="Таблица17.f1" office:value-type="string">
            <text:p text:style-name="P37"/>
          </table:table-cell>
          <table:table-cell table:style-name="Таблица17.M2" table:number-columns-spanned="4" office:value-type="string">
            <text:p text:style-name="P37"><text:s text:c="15"/></text:p>
          </table:table-cell>
          <table:covered-table-cell/>
          <table:covered-table-cell/>
          <table:covered-table-cell/>
          <table:table-cell table:style-name="Таблица17.Q2" table:number-columns-spanned="2" office:value-type="string">
            <text:p text:style-name="P37"/>
          </table:table-cell>
          <table:covered-table-cell/>
          <table:table-cell table:style-name="Таблица17.Q2" table:number-columns-spanned="3" office:value-type="string">
            <text:p text:style-name="P37"/>
          </table:table-cell>
          <table:covered-table-cell/>
          <table:covered-table-cell/>
          <table:table-cell table:style-name="Таблица17.Q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Q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Q2" table:number-columns-spanned="2" office:value-type="string">
            <text:p text:style-name="P37"/>
          </table:table-cell>
          <table:covered-table-cell/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f1" table:number-columns-spanned="3" office:value-type="string">
            <text:p text:style-name="P37"/>
          </table:table-cell>
          <table:covered-table-cell/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q1" office:value-type="string">
            <text:p text:style-name="P37"/>
          </table:table-cell>
        </table:table-row>
        <table:table-row table:style-name="Таблица17.1">
          <table:table-cell table:style-name="Таблица17.f1" table:number-columns-spanned="4" office:value-type="string">
            <text:p text:style-name="P41">Взам.</text:p>
          </table:table-cell>
          <table:covered-table-cell/>
          <table:covered-table-cell/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f1" table:number-columns-spanned="3" office:value-type="string">
            <text:p text:style-name="P37"/>
          </table:table-cell>
          <table:covered-table-cell/>
          <table:covered-table-cell/>
          <table:table-cell table:style-name="Таблица17.f1" office:value-type="string">
            <text:p text:style-name="P37"/>
          </table:table-cell>
          <table:table-cell table:style-name="Таблица17.M3" table:number-rows-spanned="2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f1" table:number-columns-spanned="3" office:value-type="string">
            <text:p text:style-name="P37"/>
          </table:table-cell>
          <table:covered-table-cell/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f1" table:number-columns-spanned="3" office:value-type="string">
            <text:p text:style-name="P37"/>
          </table:table-cell>
          <table:covered-table-cell/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q1" office:value-type="string">
            <text:p text:style-name="P37"/>
          </table:table-cell>
        </table:table-row>
        <table:table-row table:style-name="Таблица17.1">
          <table:table-cell table:style-name="Таблица17.f1" table:number-columns-spanned="4" office:value-type="string">
            <text:p text:style-name="P41">Подл.</text:p>
          </table:table-cell>
          <table:covered-table-cell/>
          <table:covered-table-cell/>
          <table:covered-table-cell/>
          <table:table-cell table:style-name="Таблица17.E4" table:number-columns-spanned="4" office:value-type="string">
            <text:p text:style-name="P95"><text:s/></text:p>
          </table:table-cell>
          <table:covered-table-cell/>
          <table:covered-table-cell/>
          <table:covered-table-cell/>
          <table:table-cell table:style-name="Таблица17.f1" table:number-columns-spanned="3" office:value-type="string">
            <text:p text:style-name="P24"/>
          </table:table-cell>
          <table:covered-table-cell/>
          <table:covered-table-cell/>
          <table:table-cell table:style-name="Таблица17.f1" office:value-type="string">
            <text:p text:style-name="P49"/>
          </table:table-cell>
          <table:covered-table-cell/>
          <table:covered-table-cell/>
          <table:covered-table-cell/>
          <table:covered-table-cell/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f1" table:number-columns-spanned="3" office:value-type="string">
            <text:p text:style-name="P37"/>
          </table:table-cell>
          <table:covered-table-cell/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f1" table:number-columns-spanned="3" office:value-type="string">
            <text:p text:style-name="P37"/>
          </table:table-cell>
          <table:covered-table-cell/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q1" office:value-type="string">
            <text:p text:style-name="P37"/>
          </table:table-cell>
        </table:table-row>
        <table:table-row table:style-name="Таблица17.5">
          <table:table-cell table:style-name="Таблица17.f1" table:number-columns-spanned="23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X5" table:number-columns-spanned="12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X5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q5" office:value-type="string">
            <text:p text:style-name="P94">4</text:p>
          </table:table-cell>
        </table:table-row>
        <table:table-row table:style-name="Таблица17.6">
          <table:table-cell table:style-name="Таблица17.f1" table:number-rows-spanned="3" table:number-columns-spanned="2" office:value-type="string">
            <text:p text:style-name="P37"/>
          </table:table-cell>
          <table:covered-table-cell/>
          <table:table-cell table:style-name="Таблица17.f1" table:number-columns-spanned="3" office:value-type="string">
            <text:p text:style-name="P37"/>
          </table:table-cell>
          <table:covered-table-cell/>
          <table:covered-table-cell/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f1" office:value-type="string">
            <text:p text:style-name="P37"/>
          </table:table-cell>
          <table:table-cell table:style-name="Таблица17.f1" office:value-type="string">
            <text:p text:style-name="P37"/>
          </table:table-cell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f1" table:number-columns-spanned="3" office:value-type="string">
            <text:p text:style-name="P37"/>
          </table:table-cell>
          <table:covered-table-cell/>
          <table:covered-table-cell/>
          <table:table-cell table:style-name="Таблица17.X5" table:number-columns-spanned="4" office:value-type="string">
            <text:p text:style-name="P34"/>
          </table:table-cell>
          <table:covered-table-cell/>
          <table:covered-table-cell/>
          <table:covered-table-cell/>
          <table:table-cell table:style-name="Таблица17.X5" table:number-columns-spanned="4" office:value-type="string">
            <text:p text:style-name="P82"/>
          </table:table-cell>
          <table:covered-table-cell/>
          <table:covered-table-cell/>
          <table:covered-table-cell/>
          <table:table-cell table:style-name="Таблица17.c6" table:number-rows-spanned="3" table:number-columns-spanned="10" office:value-type="string">
            <text:p text:style-name="P107"><text:s/><text:span text:style-name="T159">ЮЕЛИ.333349.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m6" table:number-rows-spanned="3" table:number-columns-spanned="5" office:value-type="string">
            <text:p text:style-name="P108">К.50<text:span text:style-name="T73">288</text:span>.0<text:span text:style-name="T73">..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7.6">
          <table:covered-table-cell/>
          <table:covered-table-cell/>
          <table:table-cell table:style-name="Таблица17.f1" table:number-columns-spanned="3" office:value-type="string">
            <text:p text:style-name="P102"/>
          </table:table-cell>
          <table:covered-table-cell/>
          <table:covered-table-cell/>
          <table:table-cell table:style-name="Таблица17.f1" table:number-columns-spanned="2" office:value-type="string">
            <text:p text:style-name="P102"/>
          </table:table-cell>
          <table:covered-table-cell/>
          <table:table-cell table:style-name="Таблица17.f1" table:number-columns-spanned="4" office:value-type="string">
            <text:p text:style-name="P102"/>
          </table:table-cell>
          <table:covered-table-cell/>
          <table:covered-table-cell/>
          <table:covered-table-cell/>
          <table:table-cell table:style-name="Таблица17.f1" table:number-columns-spanned="2" office:value-type="string">
            <text:p text:style-name="P4"/>
          </table:table-cell>
          <table:covered-table-cell/>
          <table:table-cell table:style-name="Таблица17.f1" office:value-type="string">
            <text:p text:style-name="P57"/>
          </table:table-cell>
          <table:table-cell table:style-name="Таблица17.f1" office:value-type="string">
            <text:p text:style-name="P37"/>
          </table:table-cell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f1" table:number-columns-spanned="3" office:value-type="string">
            <text:p text:style-name="P37"/>
          </table:table-cell>
          <table:covered-table-cell/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6">
          <table:covered-table-cell/>
          <table:covered-table-cell/>
          <table:table-cell table:style-name="Таблица17.f1" table:number-columns-spanned="3" office:value-type="string">
            <text:p text:style-name="P91"/>
          </table:table-cell>
          <table:covered-table-cell/>
          <table:covered-table-cell/>
          <table:table-cell table:style-name="Таблица17.f1" table:number-columns-spanned="2" office:value-type="string">
            <text:p text:style-name="P99"/>
          </table:table-cell>
          <table:covered-table-cell/>
          <table:table-cell table:style-name="Таблица17.f1" table:number-columns-spanned="4" office:value-type="string">
            <text:p text:style-name="P99"><text:s/></text:p>
          </table:table-cell>
          <table:covered-table-cell/>
          <table:covered-table-cell/>
          <table:covered-table-cell/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f1" office:value-type="string">
            <text:p text:style-name="P37"/>
          </table:table-cell>
          <table:table-cell table:style-name="Таблица17.f1" office:value-type="string">
            <text:p text:style-name="P37"/>
          </table:table-cell>
          <table:table-cell table:style-name="Таблица17.f1" table:number-columns-spanned="2" office:value-type="string">
            <text:p text:style-name="P37"/>
          </table:table-cell>
          <table:covered-table-cell/>
          <table:table-cell table:style-name="Таблица17.f1" table:number-columns-spanned="3" office:value-type="string">
            <text:p text:style-name="P37"/>
          </table:table-cell>
          <table:covered-table-cell/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table-cell table:style-name="Таблица17.f1" table:number-columns-spanned="4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9">
          <table:table-cell table:style-name="Таблица17.E4" office:value-type="string">
            <text:p text:style-name="P44">А</text:p>
          </table:table-cell>
          <table:table-cell table:style-name="Таблица17.B9" table:number-columns-spanned="2" office:value-type="string">
            <text:p text:style-name="P139">Цех</text:p>
          </table:table-cell>
          <table:covered-table-cell/>
          <table:table-cell table:style-name="Таблица17.D9" table:number-columns-spanned="3" office:value-type="string">
            <text:p text:style-name="P60">Уч.</text:p>
          </table:table-cell>
          <table:covered-table-cell/>
          <table:covered-table-cell/>
          <table:table-cell table:style-name="Таблица17.D9" table:number-columns-spanned="3" office:value-type="string">
            <text:p text:style-name="P60">РМ</text:p>
          </table:table-cell>
          <table:covered-table-cell/>
          <table:covered-table-cell/>
          <table:table-cell table:style-name="Таблица17.D9" office:value-type="string">
            <text:p text:style-name="P60">Опер.</text:p>
          </table:table-cell>
          <table:table-cell table:style-name="Таблица17.D9" table:number-columns-spanned="9" office:value-type="string">
            <text:p text:style-name="P60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T9" table:number-columns-spanned="24" office:value-type="string">
            <text:p text:style-name="P60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9">
          <table:table-cell table:style-name="Таблица17.E4" office:value-type="string">
            <text:p text:style-name="P44">Б</text:p>
          </table:table-cell>
          <table:table-cell table:style-name="Таблица17.B10" table:number-columns-spanned="18" office:value-type="string">
            <text:p text:style-name="P60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E4" office:value-type="string">
            <text:p text:style-name="P60">СМ</text:p>
          </table:table-cell>
          <table:table-cell table:style-name="Таблица17.E4" table:number-columns-spanned="2" office:value-type="string">
            <text:p text:style-name="P60">Проф.</text:p>
          </table:table-cell>
          <table:covered-table-cell/>
          <table:table-cell table:style-name="Таблица17.E4" table:number-columns-spanned="4" office:value-type="string">
            <text:p text:style-name="P60">Р</text:p>
          </table:table-cell>
          <table:covered-table-cell/>
          <table:covered-table-cell/>
          <table:covered-table-cell/>
          <table:table-cell table:style-name="Таблица17.E4" office:value-type="string">
            <text:p text:style-name="P60">УТ</text:p>
          </table:table-cell>
          <table:table-cell table:style-name="Таблица17.E4" table:number-columns-spanned="3" office:value-type="string">
            <text:p text:style-name="P60">КР</text:p>
          </table:table-cell>
          <table:covered-table-cell/>
          <table:covered-table-cell/>
          <table:table-cell table:style-name="Таблица17.E4" table:number-columns-spanned="2" office:value-type="string">
            <text:p text:style-name="P60">КОИД</text:p>
          </table:table-cell>
          <table:covered-table-cell/>
          <table:table-cell table:style-name="Таблица17.E4" table:number-columns-spanned="2" office:value-type="string">
            <text:p text:style-name="P60">ЕН</text:p>
          </table:table-cell>
          <table:covered-table-cell/>
          <table:table-cell table:style-name="Таблица17.E4" table:number-columns-spanned="3" office:value-type="string">
            <text:p text:style-name="P60">ОП</text:p>
          </table:table-cell>
          <table:covered-table-cell/>
          <table:covered-table-cell/>
          <table:table-cell table:style-name="Таблица17.E4" table:number-columns-spanned="2" office:value-type="string">
            <text:p text:style-name="P60">Кшт</text:p>
          </table:table-cell>
          <table:covered-table-cell/>
          <table:table-cell table:style-name="Таблица17.E4" table:number-columns-spanned="2" office:value-type="string">
            <text:p text:style-name="P30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17.p10" table:number-columns-spanned="2" office:value-type="string">
            <text:p text:style-name="P30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17.9">
          <table:table-cell table:style-name="Таблица17.A11" office:value-type="string">
            <text:p text:style-name="P44">К/М</text:p>
          </table:table-cell>
          <table:table-cell table:style-name="Таблица17.B11" table:number-columns-spanned="18" office:value-type="string">
            <text:p text:style-name="P60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B10" table:number-columns-spanned="13" office:value-type="string">
            <text:p text:style-name="P60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g11" table:number-columns-spanned="2" office:value-type="string">
            <text:p text:style-name="P60">ОПП</text:p>
          </table:table-cell>
          <table:covered-table-cell/>
          <table:table-cell table:style-name="Таблица17.g11" table:number-columns-spanned="3" office:value-type="string">
            <text:p text:style-name="P63">ЕВ</text:p>
          </table:table-cell>
          <table:covered-table-cell/>
          <table:covered-table-cell/>
          <table:table-cell table:style-name="Таблица17.g11" table:number-columns-spanned="2" office:value-type="string">
            <text:p text:style-name="P60">ЕН</text:p>
          </table:table-cell>
          <table:covered-table-cell/>
          <table:table-cell table:style-name="Таблица17.g11" table:number-columns-spanned="2" office:value-type="string">
            <text:p text:style-name="P60">КИ</text:p>
          </table:table-cell>
          <table:covered-table-cell/>
          <table:table-cell table:style-name="Таблица17.p11" table:number-columns-spanned="2" office:value-type="string">
            <text:p text:style-name="P60">Н. расх.</text:p>
          </table:table-cell>
          <table:covered-table-cell/>
        </table:table-row>
        <table:table-row table:style-name="Таблица17.12">
          <table:table-cell table:style-name="Таблица17.A12" office:value-type="string">
            <text:p text:style-name="P30"><draw:g text:anchor-type="paragraph" draw:z-index="30" draw:name="DrawObject2_13" draw:style-name="gr1"><draw:g draw:name="DrawObject31_14" draw:style-name="gr2"><draw:custom-shape draw:name="Фигура1_14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14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14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14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14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14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14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14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14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14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14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14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14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14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14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14" draw:style-name="gr2"><draw:line draw:name="Вертикальная линия 451_14" draw:style-name="gr5" draw:text-style-name="P226" svg:x1="3.237cm" svg:y1="-0.134cm" svg:x2="3.237cm" svg:y2="-0.033cm"><text:p/></draw:line><draw:g draw:name="DrawObject 63_14" draw:style-name="gr2"><draw:line draw:name="Вертикальная линия 452_14" draw:style-name="gr5" draw:text-style-name="P226" svg:x1="4.235cm" svg:y1="-0.148cm" svg:x2="4.235cm" svg:y2="-0.047cm"><text:p/></draw:line><draw:line draw:name="Вертикальная линия 453_14" draw:style-name="gr5" draw:text-style-name="P226" svg:x1="5.731cm" svg:y1="-0.129cm" svg:x2="5.731cm" svg:y2="-0.028cm"><text:p/></draw:line><draw:line draw:name="Вертикальная линия 454_14" draw:style-name="gr5" draw:text-style-name="P226" svg:x1="12.379cm" svg:y1="-0.129cm" svg:x2="12.379cm" svg:y2="-0.028cm"><text:p/></draw:line><draw:line draw:name="Вертикальная линия 455_14" draw:style-name="gr5" draw:text-style-name="P226" svg:x1="13.64cm" svg:y1="-0.136cm" svg:x2="13.64cm" svg:y2="-0.014cm"><text:p/></draw:line><draw:line draw:name="Вертикальная линия 456_14" draw:style-name="gr5" draw:text-style-name="P226" svg:x1="15.076cm" svg:y1="-0.136cm" svg:x2="15.076cm" svg:y2="-0.013cm"><text:p/></draw:line><draw:line draw:name="Вертикальная линия 457_14" draw:style-name="gr5" draw:text-style-name="P227" svg:x1="16.18cm" svg:y1="-0.136cm" svg:x2="16.18cm" svg:y2="-0.02cm"><text:p/></draw:line><draw:line draw:name="Вертикальная линия 458_14" draw:style-name="gr5" draw:text-style-name="P227" svg:x1="17.406cm" svg:y1="-0.125cm" svg:x2="17.406cm" svg:y2="-0.024cm"><text:p/></draw:line><draw:line draw:name="Вертикальная линия 459_14" draw:style-name="gr5" draw:text-style-name="P227" svg:x1="18.683cm" svg:y1="-0.136cm" svg:x2="18.683cm" svg:y2="-0.007cm"><text:p/></draw:line><draw:line draw:name="Вертикальная линия 460_14" draw:style-name="gr5" draw:text-style-name="P226" svg:x1="2.258cm" svg:y1="-0.141cm" svg:x2="2.258cm" svg:y2="-0.04cm"><text:p/></draw:line><draw:line draw:name="Вертикальная линия 461_14" draw:style-name="gr5" draw:text-style-name="P227" svg:x1="20.481cm" svg:y1="-0.136cm" svg:x2="20.481cm" svg:y2="-0.013cm"><text:p/></draw:line><draw:line draw:name="Вертикальная линия 462_14" draw:style-name="gr5" draw:text-style-name="P227" svg:x1="21.749cm" svg:y1="-0.136cm" svg:x2="21.749cm" svg:y2="-0.014cm"><text:p/></draw:line><draw:line draw:name="Вертикальная линия 463_14" draw:style-name="gr5" draw:text-style-name="P227" svg:x1="22.987cm" svg:y1="-0.136cm" svg:x2="22.987cm" svg:y2="-0.018cm"><text:p/></draw:line><draw:line draw:name="Вертикальная линия 464_14" draw:style-name="gr5" draw:text-style-name="P227" svg:x1="24.245cm" svg:y1="-0.136cm" svg:x2="24.245cm" svg:y2="-0.018cm"><text:p/></draw:line><draw:line draw:name="Вертикальная линия 465_14" draw:style-name="gr5" draw:text-style-name="P227" svg:x1="26.254cm" svg:y1="-0.136cm" svg:x2="26.254cm" svg:y2="-0.018cm"><text:p/></draw:line></draw:g></draw:g><draw:g draw:name="DrawObject 64_14" draw:style-name="gr2"><draw:line draw:name="Вертикальная линия 466_14" draw:style-name="gr5" draw:text-style-name="P226" svg:x1="3.237cm" svg:y1="1.358cm" svg:x2="3.237cm" svg:y2="1.459cm"><text:p/></draw:line><draw:g draw:name="DrawObject 65_14" draw:style-name="gr2"><draw:line draw:name="Вертикальная линия 467_14" draw:style-name="gr5" draw:text-style-name="P226" svg:x1="4.235cm" svg:y1="1.344cm" svg:x2="4.235cm" svg:y2="1.445cm"><text:p/></draw:line><draw:line draw:name="Вертикальная линия 468_14" draw:style-name="gr5" draw:text-style-name="P226" svg:x1="5.731cm" svg:y1="1.365cm" svg:x2="5.731cm" svg:y2="1.466cm"><text:p/></draw:line><draw:line draw:name="Вертикальная линия 469_14" draw:style-name="gr5" draw:text-style-name="P226" svg:x1="12.379cm" svg:y1="1.365cm" svg:x2="12.379cm" svg:y2="1.466cm"><text:p/></draw:line><draw:line draw:name="Вертикальная линия 470_14" draw:style-name="gr5" draw:text-style-name="P226" svg:x1="13.64cm" svg:y1="1.355cm" svg:x2="13.64cm" svg:y2="1.477cm"><text:p/></draw:line><draw:line draw:name="Вертикальная линия 471_14" draw:style-name="gr5" draw:text-style-name="P226" svg:x1="15.076cm" svg:y1="1.355cm" svg:x2="15.076cm" svg:y2="1.478cm"><text:p/></draw:line><draw:line draw:name="Вертикальная линия 472_14" draw:style-name="gr5" draw:text-style-name="P227" svg:x1="16.18cm" svg:y1="1.355cm" svg:x2="16.18cm" svg:y2="1.471cm"><text:p/></draw:line><draw:line draw:name="Вертикальная линия 473_14" draw:style-name="gr5" draw:text-style-name="P227" svg:x1="17.406cm" svg:y1="1.367cm" svg:x2="17.406cm" svg:y2="1.468cm"><text:p/></draw:line><draw:line draw:name="Вертикальная линия 474_14" draw:style-name="gr5" draw:text-style-name="P227" svg:x1="18.683cm" svg:y1="1.355cm" svg:x2="18.683cm" svg:y2="1.484cm"><text:p/></draw:line><draw:line draw:name="Вертикальная линия 475_14" draw:style-name="gr5" draw:text-style-name="P226" svg:x1="2.258cm" svg:y1="1.351cm" svg:x2="2.258cm" svg:y2="1.452cm"><text:p/></draw:line><draw:line draw:name="Вертикальная линия 476_14" draw:style-name="gr5" draw:text-style-name="P227" svg:x1="20.481cm" svg:y1="1.355cm" svg:x2="20.481cm" svg:y2="1.478cm"><text:p/></draw:line><draw:line draw:name="Вертикальная линия 477_14" draw:style-name="gr5" draw:text-style-name="P227" svg:x1="21.749cm" svg:y1="1.358cm" svg:x2="21.749cm" svg:y2="1.48cm"><text:p/></draw:line><draw:line draw:name="Вертикальная линия 478_14" draw:style-name="gr5" draw:text-style-name="P227" svg:x1="22.987cm" svg:y1="1.355cm" svg:x2="22.987cm" svg:y2="1.473cm"><text:p/></draw:line><draw:line draw:name="Вертикальная линия 479_14" draw:style-name="gr5" draw:text-style-name="P227" svg:x1="24.245cm" svg:y1="1.355cm" svg:x2="24.245cm" svg:y2="1.473cm"><text:p/></draw:line><draw:line draw:name="Вертикальная линия 480_14" draw:style-name="gr5" draw:text-style-name="P227" svg:x1="26.254cm" svg:y1="1.355cm" svg:x2="26.254cm" svg:y2="1.473cm"><text:p/></draw:line></draw:g></draw:g><draw:g draw:name="DrawObject 66_14" draw:style-name="gr2"><draw:line draw:name="Вертикальная линия 481_14" draw:style-name="gr5" draw:text-style-name="P226" svg:x1="3.237cm" svg:y1="2.127cm" svg:x2="3.237cm" svg:y2="2.228cm"><text:p/></draw:line><draw:g draw:name="DrawObject 67_14" draw:style-name="gr2"><draw:line draw:name="Вертикальная линия 482_14" draw:style-name="gr5" draw:text-style-name="P226" svg:x1="4.235cm" svg:y1="2.113cm" svg:x2="4.235cm" svg:y2="2.214cm"><text:p/></draw:line><draw:line draw:name="Вертикальная линия 483_14" draw:style-name="gr5" draw:text-style-name="P226" svg:x1="5.731cm" svg:y1="2.131cm" svg:x2="5.731cm" svg:y2="2.232cm"><text:p/></draw:line><draw:line draw:name="Вертикальная линия 484_14" draw:style-name="gr5" draw:text-style-name="P226" svg:x1="12.379cm" svg:y1="2.131cm" svg:x2="12.379cm" svg:y2="2.232cm"><text:p/></draw:line><draw:line draw:name="Вертикальная линия 485_14" draw:style-name="gr5" draw:text-style-name="P226" svg:x1="13.64cm" svg:y1="2.123cm" svg:x2="13.64cm" svg:y2="2.245cm"><text:p/></draw:line><draw:line draw:name="Вертикальная линия 486_14" draw:style-name="gr5" draw:text-style-name="P226" svg:x1="15.076cm" svg:y1="2.123cm" svg:x2="15.076cm" svg:y2="2.246cm"><text:p/></draw:line><draw:line draw:name="Вертикальная линия 487_14" draw:style-name="gr5" draw:text-style-name="P227" svg:x1="16.18cm" svg:y1="2.123cm" svg:x2="16.18cm" svg:y2="2.239cm"><text:p/></draw:line><draw:line draw:name="Вертикальная линия 488_14" draw:style-name="gr5" draw:text-style-name="P227" svg:x1="17.406cm" svg:y1="2.135cm" svg:x2="17.406cm" svg:y2="2.236cm"><text:p/></draw:line><draw:line draw:name="Вертикальная линия 489_14" draw:style-name="gr5" draw:text-style-name="P227" svg:x1="18.683cm" svg:y1="2.123cm" svg:x2="18.683cm" svg:y2="2.252cm"><text:p/></draw:line><draw:line draw:name="Вертикальная линия 490_14" draw:style-name="gr5" draw:text-style-name="P226" svg:x1="2.258cm" svg:y1="2.12cm" svg:x2="2.258cm" svg:y2="2.221cm"><text:p/></draw:line><draw:line draw:name="Вертикальная линия 491_14" draw:style-name="gr5" draw:text-style-name="P227" svg:x1="20.481cm" svg:y1="2.123cm" svg:x2="20.481cm" svg:y2="2.246cm"><text:p/></draw:line><draw:line draw:name="Вертикальная линия 492_14" draw:style-name="gr5" draw:text-style-name="P227" svg:x1="21.749cm" svg:y1="2.124cm" svg:x2="21.749cm" svg:y2="2.246cm"><text:p/></draw:line><draw:line draw:name="Вертикальная линия 493_14" draw:style-name="gr5" draw:text-style-name="P227" svg:x1="22.987cm" svg:y1="2.123cm" svg:x2="22.987cm" svg:y2="2.241cm"><text:p/></draw:line><draw:line draw:name="Вертикальная линия 494_14" draw:style-name="gr5" draw:text-style-name="P227" svg:x1="24.245cm" svg:y1="2.123cm" svg:x2="24.245cm" svg:y2="2.241cm"><text:p/></draw:line><draw:line draw:name="Вертикальная линия 495_14" draw:style-name="gr5" draw:text-style-name="P227" svg:x1="26.254cm" svg:y1="2.123cm" svg:x2="26.254cm" svg:y2="2.241cm"><text:p/></draw:line></draw:g></draw:g><draw:g draw:name="DrawObject 68_14" draw:style-name="gr2"><draw:line draw:name="Вертикальная линия 496_14" draw:style-name="gr5" draw:text-style-name="P226" svg:x1="3.237cm" svg:y1="2.882cm" svg:x2="3.237cm" svg:y2="2.983cm"><text:p/></draw:line><draw:g draw:name="DrawObject 69_14" draw:style-name="gr2"><draw:line draw:name="Вертикальная линия 497_14" draw:style-name="gr5" draw:text-style-name="P226" svg:x1="4.235cm" svg:y1="2.867cm" svg:x2="4.235cm" svg:y2="2.968cm"><text:p/></draw:line><draw:line draw:name="Вертикальная линия 498_14" draw:style-name="gr5" draw:text-style-name="P226" svg:x1="5.731cm" svg:y1="2.886cm" svg:x2="5.731cm" svg:y2="2.987cm"><text:p/></draw:line><draw:line draw:name="Вертикальная линия 499_14" draw:style-name="gr5" draw:text-style-name="P226" svg:x1="12.379cm" svg:y1="2.886cm" svg:x2="12.379cm" svg:y2="2.987cm"><text:p/></draw:line><draw:line draw:name="Вертикальная линия 500_14" draw:style-name="gr5" draw:text-style-name="P226" svg:x1="13.64cm" svg:y1="2.878cm" svg:x2="13.64cm" svg:y2="3cm"><text:p/></draw:line><draw:line draw:name="Вертикальная линия 501_14" draw:style-name="gr5" draw:text-style-name="P226" svg:x1="15.076cm" svg:y1="2.878cm" svg:x2="15.076cm" svg:y2="3.001cm"><text:p/></draw:line><draw:line draw:name="Вертикальная линия 502_14" draw:style-name="gr5" draw:text-style-name="P227" svg:x1="16.18cm" svg:y1="2.878cm" svg:x2="16.18cm" svg:y2="2.994cm"><text:p/></draw:line><draw:line draw:name="Вертикальная линия 503_14" draw:style-name="gr5" draw:text-style-name="P227" svg:x1="17.406cm" svg:y1="2.89cm" svg:x2="17.406cm" svg:y2="2.991cm"><text:p/></draw:line><draw:line draw:name="Вертикальная линия 504_14" draw:style-name="gr5" draw:text-style-name="P227" svg:x1="18.683cm" svg:y1="2.878cm" svg:x2="18.683cm" svg:y2="3.007cm"><text:p/></draw:line><draw:line draw:name="Вертикальная линия 505_14" draw:style-name="gr5" draw:text-style-name="P226" svg:x1="2.258cm" svg:y1="2.875cm" svg:x2="2.258cm" svg:y2="2.976cm"><text:p/></draw:line><draw:line draw:name="Вертикальная линия 506_14" draw:style-name="gr5" draw:text-style-name="P227" svg:x1="20.481cm" svg:y1="2.878cm" svg:x2="20.481cm" svg:y2="3.001cm"><text:p/></draw:line><draw:line draw:name="Вертикальная линия 507_14" draw:style-name="gr5" draw:text-style-name="P227" svg:x1="21.749cm" svg:y1="2.879cm" svg:x2="21.749cm" svg:y2="3.001cm"><text:p/></draw:line><draw:line draw:name="Вертикальная линия 508_14" draw:style-name="gr5" draw:text-style-name="P227" svg:x1="22.987cm" svg:y1="2.878cm" svg:x2="22.987cm" svg:y2="2.996cm"><text:p/></draw:line><draw:line draw:name="Вертикальная линия 509_14" draw:style-name="gr5" draw:text-style-name="P227" svg:x1="24.245cm" svg:y1="2.878cm" svg:x2="24.245cm" svg:y2="2.996cm"><text:p/></draw:line><draw:line draw:name="Вертикальная линия 510_14" draw:style-name="gr5" draw:text-style-name="P227" svg:x1="26.254cm" svg:y1="2.878cm" svg:x2="26.254cm" svg:y2="2.996cm"><text:p/></draw:line></draw:g></draw:g><draw:g draw:name="DrawObject 70_14" draw:style-name="gr2"><draw:line draw:name="Вертикальная линия 511_14" draw:style-name="gr5" draw:text-style-name="P226" svg:x1="3.237cm" svg:y1="3.651cm" svg:x2="3.237cm" svg:y2="3.752cm"><text:p/></draw:line><draw:g draw:name="DrawObject 71_14" draw:style-name="gr2"><draw:line draw:name="Вертикальная линия 512_14" draw:style-name="gr5" draw:text-style-name="P226" svg:x1="4.235cm" svg:y1="3.637cm" svg:x2="4.235cm" svg:y2="3.738cm"><text:p/></draw:line><draw:line draw:name="Вертикальная линия 513_14" draw:style-name="gr5" draw:text-style-name="P226" svg:x1="5.731cm" svg:y1="3.655cm" svg:x2="5.731cm" svg:y2="3.756cm"><text:p/></draw:line><draw:line draw:name="Вертикальная линия 514_14" draw:style-name="gr5" draw:text-style-name="P226" svg:x1="12.379cm" svg:y1="3.655cm" svg:x2="12.379cm" svg:y2="3.756cm"><text:p/></draw:line><draw:line draw:name="Вертикальная линия 515_14" draw:style-name="gr5" draw:text-style-name="P226" svg:x1="13.64cm" svg:y1="3.647cm" svg:x2="13.64cm" svg:y2="3.769cm"><text:p/></draw:line><draw:line draw:name="Вертикальная линия 516_14" draw:style-name="gr5" draw:text-style-name="P226" svg:x1="15.076cm" svg:y1="3.647cm" svg:x2="15.076cm" svg:y2="3.77cm"><text:p/></draw:line><draw:line draw:name="Вертикальная линия 517_14" draw:style-name="gr5" draw:text-style-name="P227" svg:x1="16.18cm" svg:y1="3.647cm" svg:x2="16.18cm" svg:y2="3.763cm"><text:p/></draw:line><draw:line draw:name="Вертикальная линия 518_14" draw:style-name="gr5" draw:text-style-name="P227" svg:x1="17.406cm" svg:y1="3.659cm" svg:x2="17.406cm" svg:y2="3.76cm"><text:p/></draw:line><draw:line draw:name="Вертикальная линия 519_14" draw:style-name="gr5" draw:text-style-name="P227" svg:x1="18.683cm" svg:y1="3.647cm" svg:x2="18.683cm" svg:y2="3.776cm"><text:p/></draw:line><draw:line draw:name="Вертикальная линия 520_14" draw:style-name="gr5" draw:text-style-name="P226" svg:x1="2.258cm" svg:y1="3.644cm" svg:x2="2.258cm" svg:y2="3.745cm"><text:p/></draw:line><draw:line draw:name="Вертикальная линия 521_14" draw:style-name="gr5" draw:text-style-name="P227" svg:x1="20.481cm" svg:y1="3.647cm" svg:x2="20.481cm" svg:y2="3.77cm"><text:p/></draw:line><draw:line draw:name="Вертикальная линия 522_14" draw:style-name="gr5" draw:text-style-name="P227" svg:x1="21.749cm" svg:y1="3.648cm" svg:x2="21.749cm" svg:y2="3.77cm"><text:p/></draw:line><draw:line draw:name="Вертикальная линия 523_14" draw:style-name="gr5" draw:text-style-name="P227" svg:x1="22.987cm" svg:y1="3.647cm" svg:x2="22.987cm" svg:y2="3.765cm"><text:p/></draw:line><draw:line draw:name="Вертикальная линия 524_14" draw:style-name="gr5" draw:text-style-name="P227" svg:x1="24.245cm" svg:y1="3.647cm" svg:x2="24.245cm" svg:y2="3.765cm"><text:p/></draw:line><draw:line draw:name="Вертикальная линия 525_14" draw:style-name="gr5" draw:text-style-name="P227" svg:x1="26.254cm" svg:y1="3.647cm" svg:x2="26.254cm" svg:y2="3.765cm"><text:p/></draw:line></draw:g></draw:g><draw:g draw:name="DrawObject 72_14" draw:style-name="gr2"><draw:line draw:name="Вертикальная линия 526_14" draw:style-name="gr5" draw:text-style-name="P226" svg:x1="3.237cm" svg:y1="4.406cm" svg:x2="3.237cm" svg:y2="4.507cm"><text:p/></draw:line><draw:g draw:name="DrawObject 73_14" draw:style-name="gr2"><draw:line draw:name="Вертикальная линия 527_14" draw:style-name="gr5" draw:text-style-name="P226" svg:x1="4.235cm" svg:y1="4.391cm" svg:x2="4.235cm" svg:y2="4.492cm"><text:p/></draw:line><draw:line draw:name="Вертикальная линия 528_14" draw:style-name="gr5" draw:text-style-name="P226" svg:x1="5.731cm" svg:y1="4.41cm" svg:x2="5.731cm" svg:y2="4.511cm"><text:p/></draw:line><draw:line draw:name="Вертикальная линия 529_14" draw:style-name="gr5" draw:text-style-name="P226" svg:x1="12.379cm" svg:y1="4.41cm" svg:x2="12.379cm" svg:y2="4.511cm"><text:p/></draw:line><draw:line draw:name="Вертикальная линия 530_14" draw:style-name="gr5" draw:text-style-name="P226" svg:x1="13.64cm" svg:y1="4.402cm" svg:x2="13.64cm" svg:y2="4.524cm"><text:p/></draw:line><draw:line draw:name="Вертикальная линия 531_14" draw:style-name="gr5" draw:text-style-name="P226" svg:x1="15.076cm" svg:y1="4.402cm" svg:x2="15.076cm" svg:y2="4.525cm"><text:p/></draw:line><draw:line draw:name="Вертикальная линия 532_14" draw:style-name="gr5" draw:text-style-name="P227" svg:x1="16.18cm" svg:y1="4.402cm" svg:x2="16.18cm" svg:y2="4.518cm"><text:p/></draw:line><draw:line draw:name="Вертикальная линия 533_14" draw:style-name="gr5" draw:text-style-name="P227" svg:x1="17.406cm" svg:y1="4.414cm" svg:x2="17.406cm" svg:y2="4.515cm"><text:p/></draw:line><draw:line draw:name="Вертикальная линия 534_14" draw:style-name="gr5" draw:text-style-name="P227" svg:x1="18.683cm" svg:y1="4.402cm" svg:x2="18.683cm" svg:y2="4.531cm"><text:p/></draw:line><draw:line draw:name="Вертикальная линия 535_14" draw:style-name="gr5" draw:text-style-name="P226" svg:x1="2.258cm" svg:y1="4.399cm" svg:x2="2.258cm" svg:y2="4.5cm"><text:p/></draw:line><draw:line draw:name="Вертикальная линия 536_14" draw:style-name="gr5" draw:text-style-name="P227" svg:x1="20.481cm" svg:y1="4.402cm" svg:x2="20.481cm" svg:y2="4.525cm"><text:p/></draw:line><draw:line draw:name="Вертикальная линия 537_14" draw:style-name="gr5" draw:text-style-name="P227" svg:x1="21.749cm" svg:y1="4.403cm" svg:x2="21.749cm" svg:y2="4.525cm"><text:p/></draw:line><draw:line draw:name="Вертикальная линия 538_14" draw:style-name="gr5" draw:text-style-name="P227" svg:x1="22.987cm" svg:y1="4.402cm" svg:x2="22.987cm" svg:y2="4.52cm"><text:p/></draw:line><draw:line draw:name="Вертикальная линия 539_14" draw:style-name="gr5" draw:text-style-name="P227" svg:x1="24.245cm" svg:y1="4.402cm" svg:x2="24.245cm" svg:y2="4.52cm"><text:p/></draw:line><draw:line draw:name="Вертикальная линия 540_14" draw:style-name="gr5" draw:text-style-name="P227" svg:x1="26.254cm" svg:y1="4.402cm" svg:x2="26.254cm" svg:y2="4.52cm"><text:p/></draw:line></draw:g></draw:g><draw:g draw:name="DrawObject 74_14" draw:style-name="gr2"><draw:line draw:name="Вертикальная линия 541_14" draw:style-name="gr5" draw:text-style-name="P226" svg:x1="3.237cm" svg:y1="5.172cm" svg:x2="3.237cm" svg:y2="5.273cm"><text:p/></draw:line><draw:g draw:name="DrawObject 75_14" draw:style-name="gr2"><draw:line draw:name="Вертикальная линия 542_14" draw:style-name="gr5" draw:text-style-name="P226" svg:x1="4.235cm" svg:y1="5.156cm" svg:x2="4.235cm" svg:y2="5.257cm"><text:p/></draw:line><draw:line draw:name="Вертикальная линия 543_14" draw:style-name="gr5" draw:text-style-name="P226" svg:x1="5.731cm" svg:y1="5.177cm" svg:x2="5.731cm" svg:y2="5.278cm"><text:p/></draw:line><draw:line draw:name="Вертикальная линия 544_14" draw:style-name="gr5" draw:text-style-name="P226" svg:x1="12.379cm" svg:y1="5.177cm" svg:x2="12.379cm" svg:y2="5.278cm"><text:p/></draw:line><draw:line draw:name="Вертикальная линия 545_14" draw:style-name="gr5" draw:text-style-name="P226" svg:x1="13.64cm" svg:y1="5.169cm" svg:x2="13.64cm" svg:y2="5.291cm"><text:p/></draw:line><draw:line draw:name="Вертикальная линия 546_14" draw:style-name="gr5" draw:text-style-name="P226" svg:x1="15.076cm" svg:y1="5.169cm" svg:x2="15.076cm" svg:y2="5.292cm"><text:p/></draw:line><draw:line draw:name="Вертикальная линия 547_14" draw:style-name="gr5" draw:text-style-name="P227" svg:x1="16.18cm" svg:y1="5.169cm" svg:x2="16.18cm" svg:y2="5.285cm"><text:p/></draw:line><draw:line draw:name="Вертикальная линия 548_14" draw:style-name="gr5" draw:text-style-name="P227" svg:x1="17.406cm" svg:y1="5.179cm" svg:x2="17.406cm" svg:y2="5.28cm"><text:p/></draw:line><draw:line draw:name="Вертикальная линия 549_14" draw:style-name="gr5" draw:text-style-name="P227" svg:x1="18.683cm" svg:y1="5.169cm" svg:x2="18.683cm" svg:y2="5.298cm"><text:p/></draw:line><draw:line draw:name="Вертикальная линия 550_14" draw:style-name="gr5" draw:text-style-name="P226" svg:x1="2.258cm" svg:y1="5.165cm" svg:x2="2.258cm" svg:y2="5.266cm"><text:p/></draw:line><draw:line draw:name="Вертикальная линия 551_14" draw:style-name="gr5" draw:text-style-name="P227" svg:x1="20.481cm" svg:y1="5.169cm" svg:x2="20.481cm" svg:y2="5.292cm"><text:p/></draw:line><draw:line draw:name="Вертикальная линия 552_14" draw:style-name="gr5" draw:text-style-name="P227" svg:x1="21.749cm" svg:y1="5.17cm" svg:x2="21.749cm" svg:y2="5.292cm"><text:p/></draw:line><draw:line draw:name="Вертикальная линия 553_14" draw:style-name="gr5" draw:text-style-name="P227" svg:x1="22.987cm" svg:y1="5.169cm" svg:x2="22.987cm" svg:y2="5.287cm"><text:p/></draw:line><draw:line draw:name="Вертикальная линия 554_14" draw:style-name="gr5" draw:text-style-name="P227" svg:x1="24.245cm" svg:y1="5.169cm" svg:x2="24.245cm" svg:y2="5.287cm"><text:p/></draw:line><draw:line draw:name="Вертикальная линия 555_14" draw:style-name="gr5" draw:text-style-name="P227" svg:x1="26.254cm" svg:y1="5.169cm" svg:x2="26.254cm" svg:y2="5.287cm"><text:p/></draw:line></draw:g></draw:g><draw:g draw:name="DrawObject 76_14" draw:style-name="gr2"><draw:line draw:name="Вертикальная линия 556_14" draw:style-name="gr5" draw:text-style-name="P226" svg:x1="3.237cm" svg:y1="5.927cm" svg:x2="3.237cm" svg:y2="6.028cm"><text:p/></draw:line><draw:g draw:name="DrawObject 77_14" draw:style-name="gr2"><draw:line draw:name="Вертикальная линия 557_14" draw:style-name="gr5" draw:text-style-name="P226" svg:x1="4.235cm" svg:y1="5.911cm" svg:x2="4.235cm" svg:y2="6.012cm"><text:p/></draw:line><draw:line draw:name="Вертикальная линия 558_14" draw:style-name="gr5" draw:text-style-name="P226" svg:x1="5.731cm" svg:y1="5.932cm" svg:x2="5.731cm" svg:y2="6.033cm"><text:p/></draw:line><draw:line draw:name="Вертикальная линия 559_14" draw:style-name="gr5" draw:text-style-name="P226" svg:x1="12.379cm" svg:y1="5.932cm" svg:x2="12.379cm" svg:y2="6.033cm"><text:p/></draw:line><draw:line draw:name="Вертикальная линия 560_14" draw:style-name="gr5" draw:text-style-name="P226" svg:x1="13.64cm" svg:y1="5.924cm" svg:x2="13.64cm" svg:y2="6.046cm"><text:p/></draw:line><draw:line draw:name="Вертикальная линия 561_14" draw:style-name="gr5" draw:text-style-name="P226" svg:x1="15.076cm" svg:y1="5.924cm" svg:x2="15.076cm" svg:y2="6.047cm"><text:p/></draw:line><draw:line draw:name="Вертикальная линия 562_14" draw:style-name="gr5" draw:text-style-name="P227" svg:x1="16.18cm" svg:y1="5.924cm" svg:x2="16.18cm" svg:y2="6.04cm"><text:p/></draw:line><draw:line draw:name="Вертикальная линия 563_14" draw:style-name="gr5" draw:text-style-name="P227" svg:x1="17.406cm" svg:y1="5.937cm" svg:x2="17.406cm" svg:y2="6.038cm"><text:p/></draw:line><draw:line draw:name="Вертикальная линия 564_14" draw:style-name="gr5" draw:text-style-name="P227" svg:x1="18.683cm" svg:y1="5.924cm" svg:x2="18.683cm" svg:y2="6.053cm"><text:p/></draw:line><draw:line draw:name="Вертикальная линия 565_14" draw:style-name="gr5" draw:text-style-name="P226" svg:x1="2.258cm" svg:y1="5.918cm" svg:x2="2.258cm" svg:y2="6.019cm"><text:p/></draw:line><draw:line draw:name="Вертикальная линия 566_14" draw:style-name="gr5" draw:text-style-name="P227" svg:x1="20.481cm" svg:y1="5.924cm" svg:x2="20.481cm" svg:y2="6.047cm"><text:p/></draw:line><draw:line draw:name="Вертикальная линия 567_14" draw:style-name="gr5" draw:text-style-name="P227" svg:x1="21.749cm" svg:y1="5.925cm" svg:x2="21.749cm" svg:y2="6.047cm"><text:p/></draw:line><draw:line draw:name="Вертикальная линия 568_14" draw:style-name="gr5" draw:text-style-name="P227" svg:x1="22.987cm" svg:y1="5.924cm" svg:x2="22.987cm" svg:y2="6.042cm"><text:p/></draw:line><draw:line draw:name="Вертикальная линия 569_14" draw:style-name="gr5" draw:text-style-name="P227" svg:x1="24.245cm" svg:y1="5.924cm" svg:x2="24.245cm" svg:y2="6.042cm"><text:p/></draw:line><draw:line draw:name="Вертикальная линия 570_14" draw:style-name="gr5" draw:text-style-name="P227" svg:x1="26.254cm" svg:y1="5.924cm" svg:x2="26.254cm" svg:y2="6.042cm"><text:p/></draw:line></draw:g></draw:g><draw:g draw:name="DrawObject 78_14" draw:style-name="gr2"><draw:line draw:name="Вертикальная линия 571_14" draw:style-name="gr5" draw:text-style-name="P226" svg:x1="3.237cm" svg:y1="6.666cm" svg:x2="3.237cm" svg:y2="6.767cm"><text:p/></draw:line><draw:g draw:name="DrawObject 79_14" draw:style-name="gr2"><draw:line draw:name="Вертикальная линия 572_14" draw:style-name="gr5" draw:text-style-name="P226" svg:x1="4.235cm" svg:y1="6.655cm" svg:x2="4.235cm" svg:y2="6.756cm"><text:p/></draw:line><draw:line draw:name="Вертикальная линия 573_14" draw:style-name="gr5" draw:text-style-name="P226" svg:x1="5.731cm" svg:y1="6.673cm" svg:x2="5.731cm" svg:y2="6.774cm"><text:p/></draw:line><draw:line draw:name="Вертикальная линия 574_14" draw:style-name="gr5" draw:text-style-name="P226" svg:x1="12.379cm" svg:y1="6.673cm" svg:x2="12.379cm" svg:y2="6.774cm"><text:p/></draw:line><draw:line draw:name="Вертикальная линия 575_14" draw:style-name="gr5" draw:text-style-name="P226" svg:x1="13.64cm" svg:y1="6.665cm" svg:x2="13.64cm" svg:y2="6.787cm"><text:p/></draw:line><draw:line draw:name="Вертикальная линия 576_14" draw:style-name="gr5" draw:text-style-name="P226" svg:x1="15.076cm" svg:y1="6.665cm" svg:x2="15.076cm" svg:y2="6.788cm"><text:p/></draw:line><draw:line draw:name="Вертикальная линия 577_14" draw:style-name="gr5" draw:text-style-name="P227" svg:x1="16.18cm" svg:y1="6.665cm" svg:x2="16.18cm" svg:y2="6.781cm"><text:p/></draw:line><draw:line draw:name="Вертикальная линия 578_14" draw:style-name="gr5" draw:text-style-name="P227" svg:x1="17.406cm" svg:y1="6.677cm" svg:x2="17.406cm" svg:y2="6.778cm"><text:p/></draw:line><draw:line draw:name="Вертикальная линия 579_14" draw:style-name="gr5" draw:text-style-name="P227" svg:x1="18.683cm" svg:y1="6.665cm" svg:x2="18.683cm" svg:y2="6.794cm"><text:p/></draw:line><draw:line draw:name="Вертикальная линия 580_14" draw:style-name="gr5" draw:text-style-name="P226" svg:x1="2.258cm" svg:y1="6.662cm" svg:x2="2.258cm" svg:y2="6.763cm"><text:p/></draw:line><draw:line draw:name="Вертикальная линия 581_14" draw:style-name="gr5" draw:text-style-name="P227" svg:x1="20.481cm" svg:y1="6.665cm" svg:x2="20.481cm" svg:y2="6.788cm"><text:p/></draw:line><draw:line draw:name="Вертикальная линия 582_14" draw:style-name="gr5" draw:text-style-name="P227" svg:x1="21.749cm" svg:y1="6.666cm" svg:x2="21.749cm" svg:y2="6.788cm"><text:p/></draw:line><draw:line draw:name="Вертикальная линия 583_14" draw:style-name="gr5" draw:text-style-name="P227" svg:x1="22.987cm" svg:y1="6.665cm" svg:x2="22.987cm" svg:y2="6.783cm"><text:p/></draw:line><draw:line draw:name="Вертикальная линия 584_14" draw:style-name="gr5" draw:text-style-name="P227" svg:x1="24.245cm" svg:y1="6.665cm" svg:x2="24.245cm" svg:y2="6.783cm"><text:p/></draw:line><draw:line draw:name="Вертикальная линия 585_14" draw:style-name="gr5" draw:text-style-name="P227" svg:x1="26.254cm" svg:y1="6.665cm" svg:x2="26.254cm" svg:y2="6.783cm"><text:p/></draw:line></draw:g></draw:g><draw:g draw:name="DrawObject 80_14" draw:style-name="gr2"><draw:line draw:name="Вертикальная линия 586_14" draw:style-name="gr5" draw:text-style-name="P226" svg:x1="3.237cm" svg:y1="7.424cm" svg:x2="3.237cm" svg:y2="7.525cm"><text:p/></draw:line><draw:g draw:name="DrawObject 81_14" draw:style-name="gr2"><draw:line draw:name="Вертикальная линия 587_14" draw:style-name="gr5" draw:text-style-name="P226" svg:x1="4.235cm" svg:y1="7.41cm" svg:x2="4.235cm" svg:y2="7.511cm"><text:p/></draw:line><draw:line draw:name="Вертикальная линия 588_14" draw:style-name="gr5" draw:text-style-name="P226" svg:x1="5.731cm" svg:y1="7.428cm" svg:x2="5.731cm" svg:y2="7.529cm"><text:p/></draw:line><draw:line draw:name="Вертикальная линия 589_14" draw:style-name="gr5" draw:text-style-name="P226" svg:x1="12.379cm" svg:y1="7.428cm" svg:x2="12.379cm" svg:y2="7.529cm"><text:p/></draw:line><draw:line draw:name="Вертикальная линия 590_14" draw:style-name="gr5" draw:text-style-name="P226" svg:x1="13.64cm" svg:y1="7.42cm" svg:x2="13.64cm" svg:y2="7.542cm"><text:p/></draw:line><draw:line draw:name="Вертикальная линия 591_14" draw:style-name="gr5" draw:text-style-name="P226" svg:x1="15.076cm" svg:y1="7.42cm" svg:x2="15.076cm" svg:y2="7.543cm"><text:p/></draw:line><draw:line draw:name="Вертикальная линия 592_14" draw:style-name="gr5" draw:text-style-name="P227" svg:x1="16.18cm" svg:y1="7.42cm" svg:x2="16.18cm" svg:y2="7.536cm"><text:p/></draw:line><draw:line draw:name="Вертикальная линия 593_14" draw:style-name="gr5" draw:text-style-name="P227" svg:x1="17.406cm" svg:y1="7.432cm" svg:x2="17.406cm" svg:y2="7.533cm"><text:p/></draw:line><draw:line draw:name="Вертикальная линия 594_14" draw:style-name="gr5" draw:text-style-name="P227" svg:x1="18.683cm" svg:y1="7.42cm" svg:x2="18.683cm" svg:y2="7.549cm"><text:p/></draw:line><draw:line draw:name="Вертикальная линия 595_14" draw:style-name="gr5" draw:text-style-name="P226" svg:x1="2.258cm" svg:y1="7.417cm" svg:x2="2.258cm" svg:y2="7.518cm"><text:p/></draw:line><draw:line draw:name="Вертикальная линия 596_14" draw:style-name="gr5" draw:text-style-name="P227" svg:x1="20.481cm" svg:y1="7.42cm" svg:x2="20.481cm" svg:y2="7.543cm"><text:p/></draw:line><draw:line draw:name="Вертикальная линия 597_14" draw:style-name="gr5" draw:text-style-name="P227" svg:x1="21.749cm" svg:y1="7.421cm" svg:x2="21.749cm" svg:y2="7.543cm"><text:p/></draw:line><draw:line draw:name="Вертикальная линия 598_14" draw:style-name="gr5" draw:text-style-name="P227" svg:x1="22.987cm" svg:y1="7.42cm" svg:x2="22.987cm" svg:y2="7.538cm"><text:p/></draw:line><draw:line draw:name="Вертикальная линия 599_14" draw:style-name="gr5" draw:text-style-name="P227" svg:x1="24.245cm" svg:y1="7.42cm" svg:x2="24.245cm" svg:y2="7.538cm"><text:p/></draw:line><draw:line draw:name="Вертикальная линия 600_14" draw:style-name="gr5" draw:text-style-name="P227" svg:x1="26.254cm" svg:y1="7.42cm" svg:x2="26.254cm" svg:y2="7.538cm"><text:p/></draw:line></draw:g></draw:g><draw:g draw:name="DrawObject 82_14" draw:style-name="gr2"><draw:line draw:name="Вертикальная линия 601_14" draw:style-name="gr5" draw:text-style-name="P226" svg:x1="3.237cm" svg:y1="8.19cm" svg:x2="3.237cm" svg:y2="8.291cm"><text:p/></draw:line><draw:g draw:name="DrawObject 83_14" draw:style-name="gr2"><draw:line draw:name="Вертикальная линия 602_14" draw:style-name="gr5" draw:text-style-name="P226" svg:x1="4.235cm" svg:y1="8.174cm" svg:x2="4.235cm" svg:y2="8.275cm"><text:p/></draw:line><draw:line draw:name="Вертикальная линия 603_14" draw:style-name="gr5" draw:text-style-name="P226" svg:x1="5.731cm" svg:y1="8.195cm" svg:x2="5.731cm" svg:y2="8.296cm"><text:p/></draw:line><draw:line draw:name="Вертикальная линия 604_14" draw:style-name="gr5" draw:text-style-name="P226" svg:x1="12.379cm" svg:y1="8.195cm" svg:x2="12.379cm" svg:y2="8.296cm"><text:p/></draw:line><draw:line draw:name="Вертикальная линия 605_14" draw:style-name="gr5" draw:text-style-name="P226" svg:x1="13.64cm" svg:y1="8.187cm" svg:x2="13.64cm" svg:y2="8.309cm"><text:p/></draw:line><draw:line draw:name="Вертикальная линия 606_14" draw:style-name="gr5" draw:text-style-name="P226" svg:x1="15.076cm" svg:y1="8.187cm" svg:x2="15.076cm" svg:y2="8.31cm"><text:p/></draw:line><draw:line draw:name="Вертикальная линия 607_14" draw:style-name="gr5" draw:text-style-name="P227" svg:x1="16.18cm" svg:y1="8.187cm" svg:x2="16.18cm" svg:y2="8.303cm"><text:p/></draw:line><draw:line draw:name="Вертикальная линия 608_14" draw:style-name="gr5" draw:text-style-name="P227" svg:x1="17.406cm" svg:y1="8.197cm" svg:x2="17.406cm" svg:y2="8.298cm"><text:p/></draw:line><draw:line draw:name="Вертикальная линия 609_14" draw:style-name="gr5" draw:text-style-name="P227" svg:x1="18.683cm" svg:y1="8.187cm" svg:x2="18.683cm" svg:y2="8.316cm"><text:p/></draw:line><draw:line draw:name="Вертикальная линия 610_14" draw:style-name="gr5" draw:text-style-name="P226" svg:x1="2.258cm" svg:y1="8.183cm" svg:x2="2.258cm" svg:y2="8.284cm"><text:p/></draw:line><draw:line draw:name="Вертикальная линия 611_14" draw:style-name="gr5" draw:text-style-name="P227" svg:x1="20.481cm" svg:y1="8.187cm" svg:x2="20.481cm" svg:y2="8.31cm"><text:p/></draw:line><draw:line draw:name="Вертикальная линия 612_14" draw:style-name="gr5" draw:text-style-name="P227" svg:x1="21.749cm" svg:y1="8.188cm" svg:x2="21.749cm" svg:y2="8.31cm"><text:p/></draw:line><draw:line draw:name="Вертикальная линия 613_14" draw:style-name="gr5" draw:text-style-name="P227" svg:x1="22.987cm" svg:y1="8.187cm" svg:x2="22.987cm" svg:y2="8.305cm"><text:p/></draw:line><draw:line draw:name="Вертикальная линия 614_14" draw:style-name="gr5" draw:text-style-name="P227" svg:x1="24.245cm" svg:y1="8.187cm" svg:x2="24.245cm" svg:y2="8.305cm"><text:p/></draw:line><draw:line draw:name="Вертикальная линия 615_14" draw:style-name="gr5" draw:text-style-name="P227" svg:x1="26.254cm" svg:y1="8.187cm" svg:x2="26.254cm" svg:y2="8.305cm"><text:p/></draw:line></draw:g></draw:g><draw:g draw:name="DrawObject 84_14" draw:style-name="gr2"><draw:line draw:name="Вертикальная линия 616_14" draw:style-name="gr5" draw:text-style-name="P226" svg:x1="3.237cm" svg:y1="8.945cm" svg:x2="3.237cm" svg:y2="9.046cm"><text:p/></draw:line><draw:g draw:name="DrawObject 85_14" draw:style-name="gr2"><draw:line draw:name="Вертикальная линия 617_14" draw:style-name="gr5" draw:text-style-name="P226" svg:x1="4.235cm" svg:y1="8.929cm" svg:x2="4.235cm" svg:y2="9.03cm"><text:p/></draw:line><draw:line draw:name="Вертикальная линия 618_14" draw:style-name="gr5" draw:text-style-name="P226" svg:x1="5.731cm" svg:y1="8.95cm" svg:x2="5.731cm" svg:y2="9.051cm"><text:p/></draw:line><draw:line draw:name="Вертикальная линия 619_14" draw:style-name="gr5" draw:text-style-name="P226" svg:x1="12.379cm" svg:y1="8.95cm" svg:x2="12.379cm" svg:y2="9.051cm"><text:p/></draw:line><draw:line draw:name="Вертикальная линия 620_14" draw:style-name="gr5" draw:text-style-name="P226" svg:x1="13.64cm" svg:y1="8.942cm" svg:x2="13.64cm" svg:y2="9.064cm"><text:p/></draw:line><draw:line draw:name="Вертикальная линия 621_14" draw:style-name="gr5" draw:text-style-name="P226" svg:x1="15.076cm" svg:y1="8.942cm" svg:x2="15.076cm" svg:y2="9.065cm"><text:p/></draw:line><draw:line draw:name="Вертикальная линия 622_14" draw:style-name="gr5" draw:text-style-name="P227" svg:x1="16.18cm" svg:y1="8.942cm" svg:x2="16.18cm" svg:y2="9.058cm"><text:p/></draw:line><draw:line draw:name="Вертикальная линия 623_14" draw:style-name="gr5" draw:text-style-name="P227" svg:x1="17.406cm" svg:y1="8.952cm" svg:x2="17.406cm" svg:y2="9.053cm"><text:p/></draw:line><draw:line draw:name="Вертикальная линия 624_14" draw:style-name="gr5" draw:text-style-name="P227" svg:x1="18.683cm" svg:y1="8.942cm" svg:x2="18.683cm" svg:y2="9.071cm"><text:p/></draw:line><draw:line draw:name="Вертикальная линия 625_14" draw:style-name="gr5" draw:text-style-name="P226" svg:x1="2.258cm" svg:y1="8.936cm" svg:x2="2.258cm" svg:y2="9.037cm"><text:p/></draw:line><draw:line draw:name="Вертикальная линия 626_14" draw:style-name="gr5" draw:text-style-name="P227" svg:x1="20.481cm" svg:y1="8.942cm" svg:x2="20.481cm" svg:y2="9.065cm"><text:p/></draw:line><draw:line draw:name="Вертикальная линия 627_14" draw:style-name="gr5" draw:text-style-name="P227" svg:x1="21.749cm" svg:y1="8.943cm" svg:x2="21.749cm" svg:y2="9.065cm"><text:p/></draw:line><draw:line draw:name="Вертикальная линия 628_14" draw:style-name="gr5" draw:text-style-name="P227" svg:x1="22.987cm" svg:y1="8.942cm" svg:x2="22.987cm" svg:y2="9.06cm"><text:p/></draw:line><draw:line draw:name="Вертикальная линия 629_14" draw:style-name="gr5" draw:text-style-name="P227" svg:x1="24.245cm" svg:y1="8.942cm" svg:x2="24.245cm" svg:y2="9.06cm"><text:p/></draw:line><draw:line draw:name="Вертикальная линия 630_14" draw:style-name="gr5" draw:text-style-name="P227" svg:x1="26.254cm" svg:y1="8.942cm" svg:x2="26.254cm" svg:y2="9.06cm"><text:p/></draw:line></draw:g></draw:g><draw:g draw:name="DrawObject 86_14" draw:style-name="gr2"><draw:line draw:name="Вертикальная линия 631_14" draw:style-name="gr5" draw:text-style-name="P226" svg:x1="3.237cm" svg:y1="9.71cm" svg:x2="3.237cm" svg:y2="9.811cm"><text:p/></draw:line><draw:g draw:name="DrawObject 87_14" draw:style-name="gr2"><draw:line draw:name="Вертикальная линия 632_14" draw:style-name="gr5" draw:text-style-name="P226" svg:x1="4.235cm" svg:y1="9.696cm" svg:x2="4.235cm" svg:y2="9.797cm"><text:p/></draw:line><draw:line draw:name="Вертикальная линия 633_14" draw:style-name="gr5" draw:text-style-name="P226" svg:x1="5.731cm" svg:y1="9.714cm" svg:x2="5.731cm" svg:y2="9.815cm"><text:p/></draw:line><draw:line draw:name="Вертикальная линия 634_14" draw:style-name="gr5" draw:text-style-name="P226" svg:x1="12.379cm" svg:y1="9.714cm" svg:x2="12.379cm" svg:y2="9.815cm"><text:p/></draw:line><draw:line draw:name="Вертикальная линия 635_14" draw:style-name="gr5" draw:text-style-name="P226" svg:x1="13.64cm" svg:y1="9.707cm" svg:x2="13.64cm" svg:y2="9.829cm"><text:p/></draw:line><draw:line draw:name="Вертикальная линия 636_14" draw:style-name="gr5" draw:text-style-name="P226" svg:x1="15.076cm" svg:y1="9.707cm" svg:x2="15.076cm" svg:y2="9.83cm"><text:p/></draw:line><draw:line draw:name="Вертикальная линия 637_14" draw:style-name="gr5" draw:text-style-name="P227" svg:x1="16.18cm" svg:y1="9.707cm" svg:x2="16.18cm" svg:y2="9.823cm"><text:p/></draw:line><draw:line draw:name="Вертикальная линия 638_14" draw:style-name="gr5" draw:text-style-name="P227" svg:x1="17.406cm" svg:y1="9.719cm" svg:x2="17.406cm" svg:y2="9.82cm"><text:p/></draw:line><draw:line draw:name="Вертикальная линия 639_14" draw:style-name="gr5" draw:text-style-name="P227" svg:x1="18.683cm" svg:y1="9.707cm" svg:x2="18.683cm" svg:y2="9.836cm"><text:p/></draw:line><draw:line draw:name="Вертикальная линия 640_14" draw:style-name="gr5" draw:text-style-name="P226" svg:x1="2.258cm" svg:y1="9.703cm" svg:x2="2.258cm" svg:y2="9.804cm"><text:p/></draw:line><draw:line draw:name="Вертикальная линия 641_14" draw:style-name="gr5" draw:text-style-name="P227" svg:x1="20.481cm" svg:y1="9.707cm" svg:x2="20.481cm" svg:y2="9.83cm"><text:p/></draw:line><draw:line draw:name="Вертикальная линия 642_14" draw:style-name="gr5" draw:text-style-name="P227" svg:x1="21.749cm" svg:y1="9.71cm" svg:x2="21.749cm" svg:y2="9.832cm"><text:p/></draw:line><draw:line draw:name="Вертикальная линия 643_14" draw:style-name="gr5" draw:text-style-name="P227" svg:x1="22.987cm" svg:y1="9.707cm" svg:x2="22.987cm" svg:y2="9.825cm"><text:p/></draw:line><draw:line draw:name="Вертикальная линия 644_14" draw:style-name="gr5" draw:text-style-name="P227" svg:x1="24.245cm" svg:y1="9.707cm" svg:x2="24.245cm" svg:y2="9.825cm"><text:p/></draw:line><draw:line draw:name="Вертикальная линия 645_14" draw:style-name="gr5" draw:text-style-name="P227" svg:x1="26.254cm" svg:y1="9.707cm" svg:x2="26.254cm" svg:y2="9.825cm"><text:p/></draw:line></draw:g></draw:g><draw:g draw:name="DrawObject 88_14" draw:style-name="gr2"><draw:line draw:name="Вертикальная линия 646_14" draw:style-name="gr5" draw:text-style-name="P226" svg:x1="3.237cm" svg:y1="10.476cm" svg:x2="3.237cm" svg:y2="10.577cm"><text:p/></draw:line><draw:g draw:name="DrawObject 89_14" draw:style-name="gr2"><draw:line draw:name="Вертикальная линия 647_14" draw:style-name="gr5" draw:text-style-name="P226" svg:x1="4.235cm" svg:y1="10.465cm" svg:x2="4.235cm" svg:y2="10.566cm"><text:p/></draw:line><draw:line draw:name="Вертикальная линия 648_14" draw:style-name="gr5" draw:text-style-name="P226" svg:x1="5.731cm" svg:y1="10.483cm" svg:x2="5.731cm" svg:y2="10.584cm"><text:p/></draw:line><draw:line draw:name="Вертикальная линия 649_14" draw:style-name="gr5" draw:text-style-name="P226" svg:x1="12.379cm" svg:y1="10.483cm" svg:x2="12.379cm" svg:y2="10.584cm"><text:p/></draw:line><draw:line draw:name="Вертикальная линия 650_14" draw:style-name="gr5" draw:text-style-name="P226" svg:x1="13.64cm" svg:y1="10.475cm" svg:x2="13.64cm" svg:y2="10.597cm"><text:p/></draw:line><draw:line draw:name="Вертикальная линия 651_14" draw:style-name="gr5" draw:text-style-name="P226" svg:x1="15.076cm" svg:y1="10.475cm" svg:x2="15.076cm" svg:y2="10.598cm"><text:p/></draw:line><draw:line draw:name="Вертикальная линия 652_14" draw:style-name="gr5" draw:text-style-name="P227" svg:x1="16.18cm" svg:y1="10.475cm" svg:x2="16.18cm" svg:y2="10.591cm"><text:p/></draw:line><draw:line draw:name="Вертикальная линия 653_14" draw:style-name="gr5" draw:text-style-name="P227" svg:x1="17.406cm" svg:y1="10.487cm" svg:x2="17.406cm" svg:y2="10.588cm"><text:p/></draw:line><draw:line draw:name="Вертикальная линия 654_14" draw:style-name="gr5" draw:text-style-name="P227" svg:x1="18.683cm" svg:y1="10.475cm" svg:x2="18.683cm" svg:y2="10.604cm"><text:p/></draw:line><draw:line draw:name="Вертикальная линия 655_14" draw:style-name="gr5" draw:text-style-name="P226" svg:x1="2.258cm" svg:y1="10.472cm" svg:x2="2.258cm" svg:y2="10.573cm"><text:p/></draw:line><draw:line draw:name="Вертикальная линия 656_14" draw:style-name="gr5" draw:text-style-name="P227" svg:x1="20.481cm" svg:y1="10.475cm" svg:x2="20.481cm" svg:y2="10.598cm"><text:p/></draw:line><draw:line draw:name="Вертикальная линия 657_14" draw:style-name="gr5" draw:text-style-name="P227" svg:x1="21.749cm" svg:y1="10.476cm" svg:x2="21.749cm" svg:y2="10.598cm"><text:p/></draw:line><draw:line draw:name="Вертикальная линия 658_14" draw:style-name="gr5" draw:text-style-name="P227" svg:x1="22.987cm" svg:y1="10.475cm" svg:x2="22.987cm" svg:y2="10.593cm"><text:p/></draw:line><draw:line draw:name="Вертикальная линия 659_14" draw:style-name="gr5" draw:text-style-name="P227" svg:x1="24.245cm" svg:y1="10.475cm" svg:x2="24.245cm" svg:y2="10.593cm"><text:p/></draw:line><draw:line draw:name="Вертикальная линия 660_14" draw:style-name="gr5" draw:text-style-name="P227" svg:x1="26.254cm" svg:y1="10.475cm" svg:x2="26.254cm" svg:y2="10.593cm"><text:p/></draw:line></draw:g></draw:g><draw:g draw:name="DrawObject 90_14" draw:style-name="gr2"><draw:line draw:name="Вертикальная линия 661_14" draw:style-name="gr5" draw:text-style-name="P226" svg:x1="3.237cm" svg:y1="11.234cm" svg:x2="3.237cm" svg:y2="11.335cm"><text:p/></draw:line><draw:g draw:name="DrawObject 91_14" draw:style-name="gr2"><draw:line draw:name="Вертикальная линия 662_14" draw:style-name="gr5" draw:text-style-name="P226" svg:x1="4.235cm" svg:y1="11.22cm" svg:x2="4.235cm" svg:y2="11.321cm"><text:p/></draw:line><draw:line draw:name="Вертикальная линия 663_14" draw:style-name="gr5" draw:text-style-name="P226" svg:x1="5.731cm" svg:y1="11.238cm" svg:x2="5.731cm" svg:y2="11.339cm"><text:p/></draw:line><draw:line draw:name="Вертикальная линия 664_14" draw:style-name="gr5" draw:text-style-name="P226" svg:x1="12.379cm" svg:y1="11.238cm" svg:x2="12.379cm" svg:y2="11.339cm"><text:p/></draw:line><draw:line draw:name="Вертикальная линия 665_14" draw:style-name="gr5" draw:text-style-name="P226" svg:x1="13.64cm" svg:y1="11.23cm" svg:x2="13.64cm" svg:y2="11.352cm"><text:p/></draw:line><draw:line draw:name="Вертикальная линия 666_14" draw:style-name="gr5" draw:text-style-name="P226" svg:x1="15.076cm" svg:y1="11.23cm" svg:x2="15.076cm" svg:y2="11.353cm"><text:p/></draw:line><draw:line draw:name="Вертикальная линия 667_14" draw:style-name="gr5" draw:text-style-name="P227" svg:x1="16.18cm" svg:y1="11.23cm" svg:x2="16.18cm" svg:y2="11.346cm"><text:p/></draw:line><draw:line draw:name="Вертикальная линия 668_14" draw:style-name="gr5" draw:text-style-name="P227" svg:x1="17.406cm" svg:y1="11.242cm" svg:x2="17.406cm" svg:y2="11.343cm"><text:p/></draw:line><draw:line draw:name="Вертикальная линия 669_14" draw:style-name="gr5" draw:text-style-name="P227" svg:x1="18.683cm" svg:y1="11.23cm" svg:x2="18.683cm" svg:y2="11.359cm"><text:p/></draw:line><draw:line draw:name="Вертикальная линия 670_14" draw:style-name="gr5" draw:text-style-name="P226" svg:x1="2.258cm" svg:y1="11.227cm" svg:x2="2.258cm" svg:y2="11.328cm"><text:p/></draw:line><draw:line draw:name="Вертикальная линия 671_14" draw:style-name="gr5" draw:text-style-name="P227" svg:x1="20.481cm" svg:y1="11.23cm" svg:x2="20.481cm" svg:y2="11.353cm"><text:p/></draw:line><draw:line draw:name="Вертикальная линия 672_14" draw:style-name="gr5" draw:text-style-name="P227" svg:x1="21.749cm" svg:y1="11.231cm" svg:x2="21.749cm" svg:y2="11.353cm"><text:p/></draw:line><draw:line draw:name="Вертикальная линия 673_14" draw:style-name="gr5" draw:text-style-name="P227" svg:x1="22.987cm" svg:y1="11.23cm" svg:x2="22.987cm" svg:y2="11.348cm"><text:p/></draw:line><draw:line draw:name="Вертикальная линия 674_14" draw:style-name="gr5" draw:text-style-name="P227" svg:x1="24.245cm" svg:y1="11.23cm" svg:x2="24.245cm" svg:y2="11.348cm"><text:p/></draw:line><draw:line draw:name="Вертикальная линия 675_14" draw:style-name="gr5" draw:text-style-name="P227" svg:x1="26.254cm" svg:y1="11.23cm" svg:x2="26.254cm" svg:y2="11.348cm"><text:p/></draw:line></draw:g></draw:g><draw:custom-shape draw:name="Фигура 1_14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14" draw:style-name="gr2"><draw:line draw:name="Вертикальная линия 241_14" draw:style-name="gr5" draw:text-style-name="P226" svg:x1="3.237cm" svg:y1="11.991cm" svg:x2="3.237cm" svg:y2="12.092cm"><text:p/></draw:line><draw:g draw:name="DrawObject 32_14" draw:style-name="gr2"><draw:line draw:name="Вертикальная линия 242_14" draw:style-name="gr5" draw:text-style-name="P226" svg:x1="4.235cm" svg:y1="11.977cm" svg:x2="4.235cm" svg:y2="12.078cm"><text:p/></draw:line><draw:line draw:name="Вертикальная линия 243_14" draw:style-name="gr5" draw:text-style-name="P226" svg:x1="5.731cm" svg:y1="11.996cm" svg:x2="5.731cm" svg:y2="12.097cm"><text:p/></draw:line><draw:line draw:name="Вертикальная линия 244_14" draw:style-name="gr5" draw:text-style-name="P226" svg:x1="12.379cm" svg:y1="11.996cm" svg:x2="12.379cm" svg:y2="12.097cm"><text:p/></draw:line><draw:line draw:name="Вертикальная линия 245_14" draw:style-name="gr5" draw:text-style-name="P226" svg:x1="13.64cm" svg:y1="11.989cm" svg:x2="13.64cm" svg:y2="12.111cm"><text:p/></draw:line><draw:line draw:name="Вертикальная линия 246_14" draw:style-name="gr5" draw:text-style-name="P226" svg:x1="15.076cm" svg:y1="11.989cm" svg:x2="15.076cm" svg:y2="12.112cm"><text:p/></draw:line><draw:line draw:name="Вертикальная линия 247_14" draw:style-name="gr5" draw:text-style-name="P227" svg:x1="16.18cm" svg:y1="11.989cm" svg:x2="16.18cm" svg:y2="12.105cm"><text:p/></draw:line><draw:line draw:name="Вертикальная линия 248_14" draw:style-name="gr5" draw:text-style-name="P227" svg:x1="17.406cm" svg:y1="12cm" svg:x2="17.406cm" svg:y2="12.101cm"><text:p/></draw:line><draw:line draw:name="Вертикальная линия 249_14" draw:style-name="gr5" draw:text-style-name="P227" svg:x1="18.683cm" svg:y1="11.989cm" svg:x2="18.683cm" svg:y2="12.118cm"><text:p/></draw:line><draw:line draw:name="Вертикальная линия 250_14" draw:style-name="gr5" draw:text-style-name="P226" svg:x1="2.258cm" svg:y1="11.984cm" svg:x2="2.258cm" svg:y2="12.085cm"><text:p/></draw:line><draw:line draw:name="Вертикальная линия 251_14" draw:style-name="gr5" draw:text-style-name="P227" svg:x1="20.481cm" svg:y1="11.989cm" svg:x2="20.481cm" svg:y2="12.112cm"><text:p/></draw:line><draw:line draw:name="Вертикальная линия 252_14" draw:style-name="gr5" draw:text-style-name="P227" svg:x1="21.749cm" svg:y1="11.989cm" svg:x2="21.749cm" svg:y2="12.111cm"><text:p/></draw:line><draw:line draw:name="Вертикальная линия 253_14" draw:style-name="gr5" draw:text-style-name="P227" svg:x1="22.987cm" svg:y1="11.989cm" svg:x2="22.987cm" svg:y2="12.107cm"><text:p/></draw:line><draw:line draw:name="Вертикальная линия 254_14" draw:style-name="gr5" draw:text-style-name="P227" svg:x1="24.245cm" svg:y1="11.989cm" svg:x2="24.245cm" svg:y2="12.107cm"><text:p/></draw:line><draw:line draw:name="Вертикальная линия 255_14" draw:style-name="gr5" draw:text-style-name="P227" svg:x1="26.254cm" svg:y1="11.989cm" svg:x2="26.254cm" svg:y2="12.107cm"><text:p/></draw:line></draw:g></draw:g></draw:g><draw:g draw:name="DrawObject 2_14" draw:style-name="gr2"><draw:line draw:name="Вертикальная линия 16_14" draw:style-name="gr5" draw:text-style-name="P226" svg:x1="3.214cm" svg:y1="0.614cm" svg:x2="3.214cm" svg:y2="0.715cm"><text:p/></draw:line><draw:g draw:name="DrawObject 3_14" draw:style-name="gr2"><draw:line draw:name="Вертикальная линия 17_14" draw:style-name="gr5" draw:text-style-name="P226" svg:x1="4.214cm" svg:y1="0.6cm" svg:x2="4.214cm" svg:y2="0.701cm"><text:p/></draw:line><draw:line draw:name="Вертикальная линия 18_14" draw:style-name="gr5" draw:text-style-name="P226" svg:x1="5.708cm" svg:y1="0.619cm" svg:x2="5.708cm" svg:y2="0.72cm"><text:p/></draw:line><draw:line draw:name="Вертикальная линия 19_14" draw:style-name="gr5" draw:text-style-name="P226" svg:x1="12.356cm" svg:y1="0.619cm" svg:x2="12.356cm" svg:y2="0.72cm"><text:p/></draw:line><draw:line draw:name="Вертикальная линия 20_14" draw:style-name="gr5" draw:text-style-name="P226" svg:x1="13.619cm" svg:y1="0.611cm" svg:x2="13.619cm" svg:y2="0.733cm"><text:p/></draw:line><draw:line draw:name="Вертикальная линия 21_14" draw:style-name="gr5" draw:text-style-name="P226" svg:x1="15.053cm" svg:y1="0.611cm" svg:x2="15.053cm" svg:y2="0.734cm"><text:p/></draw:line><draw:line draw:name="Вертикальная линия 22_14" draw:style-name="gr5" draw:text-style-name="P227" svg:x1="16.159cm" svg:y1="0.611cm" svg:x2="16.159cm" svg:y2="0.727cm"><text:p/></draw:line><draw:line draw:name="Вертикальная линия 23_14" draw:style-name="gr5" draw:text-style-name="P227" svg:x1="17.383cm" svg:y1="0.623cm" svg:x2="17.383cm" svg:y2="0.724cm"><text:p/></draw:line><draw:line draw:name="Вертикальная линия 24_14" draw:style-name="gr5" draw:text-style-name="P227" svg:x1="18.662cm" svg:y1="0.611cm" svg:x2="18.662cm" svg:y2="0.74cm"><text:p/></draw:line><draw:line draw:name="Вертикальная линия 25_14" draw:style-name="gr5" draw:text-style-name="P226" svg:x1="2.235cm" svg:y1="0.607cm" svg:x2="2.235cm" svg:y2="0.708cm"><text:p/></draw:line><draw:line draw:name="Вертикальная линия 26_14" draw:style-name="gr5" draw:text-style-name="P227" svg:x1="20.458cm" svg:y1="0.611cm" svg:x2="20.458cm" svg:y2="0.734cm"><text:p/></draw:line><draw:line draw:name="Вертикальная линия 27_14" draw:style-name="gr5" draw:text-style-name="P227" svg:x1="21.726cm" svg:y1="0.612cm" svg:x2="21.726cm" svg:y2="0.734cm"><text:p/></draw:line><draw:line draw:name="Вертикальная линия 28_14" draw:style-name="gr5" draw:text-style-name="P227" svg:x1="22.964cm" svg:y1="0.611cm" svg:x2="22.964cm" svg:y2="0.729cm"><text:p/></draw:line><draw:line draw:name="Вертикальная линия 29_14" draw:style-name="gr5" draw:text-style-name="P227" svg:x1="24.222cm" svg:y1="0.611cm" svg:x2="24.222cm" svg:y2="0.729cm"><text:p/></draw:line><draw:line draw:name="Вертикальная линия 30_14" draw:style-name="gr5" draw:text-style-name="P227" svg:x1="26.231cm" svg:y1="0.611cm" svg:x2="26.231cm" svg:y2="0.729cm"><text:p/></draw:line></draw:g></draw:g></draw:g><text:span text:style-name="Основной_20_шрифт_20_абзаца"><text:span text:style-name="T16"><text:s/>0</text:span></text:span><text:span text:style-name="Основной_20_шрифт_20_абзаца"><text:span text:style-name="T3">1</text:span></text:span></text:p>
          </table:table-cell>
          <table:table-cell table:style-name="Таблица17.B28" table:number-rows-spanned="17" table:number-columns-spanned="42" office:value-type="string">
            <text:p text:style-name="P177"><text:s text:c="4"/><text:span text:style-name="T187">Пероксид метилэтилкетон</text:span><text:span text:style-name="T185">а</text:span><text:span text:style-name="T187"> в </text:span><text:span text:style-name="T185">среде</text:span><text:span text:style-name="T187"> </text:span><text:span text:style-name="T188">диметилфталат</text:span><text:span text:style-name="T61">а</text:span><text:span text:style-name="T187"> (</text:span><text:span text:style-name="T185">отвердитель </text:span><text:span text:style-name="T10">Akper</text:span><text:span text:style-name="T106">o</text:span><text:span text:style-name="T10">x</text:span><text:span text:style-name="T187">) - <text:s/></text:span><text:span text:style-name="T179">легковоспл</text:span><text:span text:style-name="T60">а</text:span><text:span text:style-name="T179">меняющ</text:span><text:span text:style-name="T61">ая</text:span><text:span text:style-name="T179">ся </text:span><text:span text:style-name="T180">токсичная</text:span></text:p>
            <text:p text:style-name="P164"><text:span text:style-name="T187"><text:s/></text:span><text:span text:style-name="T188">жидкость с характерным запахом. Раздражает и раз</text:span><text:span text:style-name="T63">ъ</text:span><text:span text:style-name="T188">едает глаза. Попавшие брызги в глаза являются опасными <text:s text:c="2"/>и </text:span></text:p>
            <text:p text:style-name="P164"><text:span text:style-name="T188"><text:s/>могут вызвать слепоту. </text:span><text:span text:style-name="T189">При вдыхании паров появляется головная боль. </text:span><text:span text:style-name="T64">Пары вызывают сильное раздражение и даже </text:span></text:p>
            <text:p text:style-name="P164"><text:span text:style-name="T64"><text:s/>разъедание дыхательных органов. Температура <text:s/></text:span><text:span text:style-name="T84">самовоспламенения- </text:span><text:span text:style-name="T85">128</text:span><text:span text:style-name="T84"> </text:span><text:span text:style-name="T107">º</text:span><text:span text:style-name="T84">С, </text:span><text:span text:style-name="T85">температура разложения плюс 50 <text:s/></text:span><text:span text:style-name="T107">º</text:span><text:span text:style-name="T84">С, <text:s/></text:span></text:p>
            <text:p text:style-name="P164"><text:span text:style-name="T84"><text:s/></text:span><text:span text:style-name="T85">максимально разовая ПДК -45 <text:s/></text:span><text:span text:style-name="T86">мг/м</text:span><text:span text:style-name="T108">3</text:span><text:span text:style-name="T86">. </text:span><text:span text:style-name="T87">К</text:span><text:span text:style-name="T88">ласс опасности </text:span><text:span text:style-name="T85">4</text:span><text:span text:style-name="T89">.</text:span></text:p>
            <text:p text:style-name="P164"><text:span text:style-name="T189"><text:s/></text:span><text:span text:style-name="T134"><text:s text:c="9"/></text:span><text:span text:style-name="T135">Аэросил или ко</text:span><text:span text:style-name="T136">велос порошкообразный материал, при работе с ним происходит выделение в воздух рабочей зоны </text:span></text:p>
            <text:p text:style-name="P162"><text:s/>стеклопыли. Стеклянная пыль вызывает заболевания органов дыхания и раздражает кожный покров. ПДК в воздухе рабочей </text:p>
            <text:p text:style-name="P164"><text:span text:style-name="T136"><text:s/>зоны м.р. -4 мг/м</text:span><text:span text:style-name="T50">3</text:span><text:span text:style-name="T136">, ПДК с.с.- 1 </text:span><text:span text:style-name="T126">мг/м</text:span><text:span text:style-name="T45">3 </text:span><text:span text:style-name="T126">. </text:span><text:span text:style-name="T137">К</text:span><text:span text:style-name="T134">ласс опасности </text:span><text:span text:style-name="T87">3</text:span><text:span text:style-name="T138">.</text:span><text:span text:style-name="T136"> <text:s/></text:span></text:p>
            <text:p text:style-name="P164"><text:span text:style-name="T134"><text:s text:c="9"/></text:span><text:span text:style-name="T139">Однокомпонентный эластичный полиуретановый герметик с высоким модулем упругости. Эластомерный материал, </text:span></text:p>
            <text:p text:style-name="P163"><text:s/>образующийся при отверждении, не предоставляет опасности. При работе с герметиком следует использовать перчатки.</text:p>
            <text:p text:style-name="P164"><text:span text:style-name="T130"><text:s text:c="8"/></text:span><text:span text:style-name="T131">Работы по сборке </text:span><text:span text:style-name="T94">изделия</text:span><text:span text:style-name="T132"> </text:span><text:span text:style-name="T131">производить </text:span><text:span text:style-name="T132">при включенной приточно-вытяжной вентиляции и местным <text:s text:c="2"/>отсосом.</text:span></text:p>
            <text:p text:style-name="P132"><text:s text:c="4"/>При работе с клеями избегать попадания клея на кожу. При попадании на незащищенные участки кожи клей <text:s/>немедленно</text:p>
            <text:p text:style-name="P164"><text:span text:style-name="T123"><text:s/></text:span><text:span text:style-name="T124">у</text:span><text:span text:style-name="T123">далить сухим марлевым тампоном. Затем пораженное место обработать спирто-глицериновой смесью, тщательно промыть <text:s/></text:span></text:p>
            <text:p text:style-name="P187"><text:s/>водой с мылом и смазать регенерирующим кремом для рук с глицерином. Инструменты и приспособления, используемые для <text:s/></text:p>
            <text:p text:style-name="P164"><text:span text:style-name="T123"><text:s/>перемешивания клея и его компонентов, должны быть изготовлены из материалов, исключающих образование искры.</text:span> <text:s text:c="4"/></text:p>
            <text:p text:style-name="P148"><text:span text:style-name="T121"><text:s/>Растворители должны </text:span><text:span text:style-name="T122">находиться на рабочем месте</text:span><text:span text:style-name="T121"> в специальной емкости с крышкой СПР-11166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30"><text:span text:style-name="T17"><text:s/></text:span><text:span text:style-name="T3">0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44"><text:s/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44"><text:s/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44"><text:s/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44"><text:s/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44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30"><text:span text:style-name="T17"><text:s/></text:span><text:span text:style-name="T3">0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44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44"><text:s/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44"><text:s/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44"><text:s/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44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44"><text:s/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44"><text:s/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12" office:value-type="string">
            <text:p text:style-name="P44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12">
          <table:table-cell table:style-name="Таблица17.A28" office:value-type="string">
            <text:p text:style-name="P44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7.29">
          <table:table-cell table:style-name="Таблица17.A29" table:number-columns-spanned="4" office:value-type="string">
            <text:p text:style-name="P97">МК/КТП</text:p>
          </table:table-cell>
          <table:covered-table-cell/>
          <table:covered-table-cell/>
          <table:covered-table-cell/>
          <table:table-cell table:style-name="Таблица17.E29" table:number-columns-spanned="33" office:value-type="string">
            <text:h text:style-name="P221" text:outline-level="3">Карта технологического процесса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7.E29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  <table:table-cell table:style-name="Таблица17.A29" office:value-type="string">
            <text:p text:style-name="P54"/>
          </table:table-cell>
        </table:table-row>
      </table:table>
      <text:p text:style-name="P10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B"/>
        <table:table-column table:style-name="Таблица3.J"/>
        <table:table-column table:style-name="Таблица3.K"/>
        <table:table-column table:style-name="Таблица3.L"/>
        <table:table-column table:style-name="Таблица3.M"/>
        <table:table-column table:style-name="Таблица3.N"/>
        <table:table-column table:style-name="Таблица3.O"/>
        <table:table-column table:style-name="Таблица3.C"/>
        <table:table-column table:style-name="Таблица3.B"/>
        <table:table-column table:style-name="Таблица3.R"/>
        <table:table-column table:style-name="Таблица3.S"/>
        <table:table-column table:style-name="Таблица3.T"/>
        <table:table-column table:style-name="Таблица3.B"/>
        <table:table-column table:style-name="Таблица3.V"/>
        <table:table-column table:style-name="Таблица3.W"/>
        <table:table-column table:style-name="Таблица3.X"/>
        <table:table-column table:style-name="Таблица3.Y"/>
        <table:table-column table:style-name="Таблица3.Z"/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G"/>
        <table:table-column table:style-name="Таблица3.k"/>
        <table:table-column table:style-name="Таблица3.l"/>
        <table:table-column table:style-name="Таблица3.h"/>
        <table:table-column table:style-name="Таблица3.n"/>
        <table:table-column table:style-name="Таблица3.o"/>
        <table:table-column table:style-name="Таблица3.p"/>
        <table:table-column table:style-name="Таблица3.q"/>
        <table:table-header-rows>
          <text:soft-page-break/>
          <table:table-row table:style-name="Таблица3.1">
            <table:table-cell table:style-name="Таблица3.A1" table:number-columns-spanned="31" office:value-type="string">
              <text:p text:style-name="Table_20_Heading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3.f1" table:number-columns-spanned="2" office:value-type="string">
              <text:p text:style-name="P39"/>
            </table:table-cell>
            <table:covered-table-cell/>
            <table:table-cell table:style-name="Таблица3.f1" table:number-columns-spanned="3" office:value-type="string">
              <text:p text:style-name="P39"/>
            </table:table-cell>
            <table:covered-table-cell/>
            <table:covered-table-cell/>
            <table:table-cell table:style-name="Таблица3.f1" table:number-columns-spanned="4" office:value-type="string">
              <text:p text:style-name="P35"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3.f1" table:number-columns-spanned="2" office:value-type="string">
              <text:p text:style-name="P39"/>
            </table:table-cell>
            <table:covered-table-cell/>
            <table:table-cell table:style-name="Таблица3.q1" office:value-type="string">
              <text:p text:style-name="P39"/>
            </table:table-cell>
          </table:table-row>
        </table:table-header-rows>
        <table:table-row table:style-name="Таблица3.1">
          <table:table-cell table:style-name="Таблица3.f1" table:number-columns-spanned="4" office:value-type="string">
            <text:p text:style-name="P39">Дубл.</text:p>
          </table:table-cell>
          <table:covered-table-cell/>
          <table:covered-table-cell/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35"/>
          </table:table-cell>
          <table:covered-table-cell/>
          <table:covered-table-cell/>
          <table:table-cell table:style-name="Таблица3.f1" office:value-type="string">
            <text:p text:style-name="P35"/>
          </table:table-cell>
          <table:table-cell table:style-name="Таблица3.M2" table:number-columns-spanned="4" office:value-type="string">
            <text:p text:style-name="P35"><text:s text:c="15"/></text:p>
          </table:table-cell>
          <table:covered-table-cell/>
          <table:covered-table-cell/>
          <table:covered-table-cell/>
          <table:table-cell table:style-name="Таблица3.Q2" table:number-columns-spanned="2" office:value-type="string">
            <text:p text:style-name="P35"/>
          </table:table-cell>
          <table:covered-table-cell/>
          <table:table-cell table:style-name="Таблица3.Q2" table:number-columns-spanned="3" office:value-type="string">
            <text:p text:style-name="P35"/>
          </table:table-cell>
          <table:covered-table-cell/>
          <table:covered-table-cell/>
          <table:table-cell table:style-name="Таблица3.Q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Q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Q2" table:number-columns-spanned="2" office:value-type="string">
            <text:p text:style-name="P35"/>
          </table:table-cell>
          <table:covered-table-cell/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f1" table:number-columns-spanned="3" office:value-type="string">
            <text:p text:style-name="P35"/>
          </table:table-cell>
          <table:covered-table-cell/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q1" office:value-type="string">
            <text:p text:style-name="P35"/>
          </table:table-cell>
        </table:table-row>
        <table:table-row table:style-name="Таблица3.1">
          <table:table-cell table:style-name="Таблица3.f1" table:number-columns-spanned="4" office:value-type="string">
            <text:p text:style-name="P39">Взам.</text:p>
          </table:table-cell>
          <table:covered-table-cell/>
          <table:covered-table-cell/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35"/>
          </table:table-cell>
          <table:covered-table-cell/>
          <table:covered-table-cell/>
          <table:table-cell table:style-name="Таблица3.f1" office:value-type="string">
            <text:p text:style-name="P35"/>
          </table:table-cell>
          <table:table-cell table:style-name="Таблица3.M3" table:number-rows-spanned="2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f1" table:number-columns-spanned="3" office:value-type="string">
            <text:p text:style-name="P35"/>
          </table:table-cell>
          <table:covered-table-cell/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f1" table:number-columns-spanned="3" office:value-type="string">
            <text:p text:style-name="P35"/>
          </table:table-cell>
          <table:covered-table-cell/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q1" office:value-type="string">
            <text:p text:style-name="P35"/>
          </table:table-cell>
        </table:table-row>
        <table:table-row table:style-name="Таблица3.1">
          <table:table-cell table:style-name="Таблица3.f1" table:number-columns-spanned="4" office:value-type="string">
            <text:p text:style-name="P39">Подл.</text:p>
          </table:table-cell>
          <table:covered-table-cell/>
          <table:covered-table-cell/>
          <table:covered-table-cell/>
          <table:table-cell table:style-name="Таблица3.E4" table:number-columns-spanned="4" office:value-type="string">
            <text:p text:style-name="P96"><text:s/></text:p>
          </table:table-cell>
          <table:covered-table-cell/>
          <table:covered-table-cell/>
          <table:covered-table-cell/>
          <table:table-cell table:style-name="Таблица3.f1" table:number-columns-spanned="3" office:value-type="string">
            <text:p text:style-name="P22"/>
          </table:table-cell>
          <table:covered-table-cell/>
          <table:covered-table-cell/>
          <table:table-cell table:style-name="Таблица3.f1" office:value-type="string">
            <text:p text:style-name="P47"/>
          </table:table-cell>
          <table:covered-table-cell/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f1" table:number-columns-spanned="3" office:value-type="string">
            <text:p text:style-name="P35"/>
          </table:table-cell>
          <table:covered-table-cell/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f1" table:number-columns-spanned="3" office:value-type="string">
            <text:p text:style-name="P35"/>
          </table:table-cell>
          <table:covered-table-cell/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q1" office:value-type="string">
            <text:p text:style-name="P35"/>
          </table:table-cell>
        </table:table-row>
        <table:table-row table:style-name="Таблица3.5">
          <table:table-cell table:style-name="Таблица3.f1" table:number-columns-spanned="2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E4" table:number-columns-spanned="1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E4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q5" office:value-type="float" office:value="5">
            <text:p text:style-name="P92">5</text:p>
          </table:table-cell>
        </table:table-row>
        <table:table-row table:style-name="Таблица3.6">
          <table:table-cell table:style-name="Таблица3.f1" table:number-rows-spanned="3" table:number-columns-spanned="2" office:value-type="string">
            <text:p text:style-name="P35"/>
          </table:table-cell>
          <table:covered-table-cell/>
          <table:table-cell table:style-name="Таблица3.f1" table:number-columns-spanned="3" office:value-type="string">
            <text:p text:style-name="P35"/>
          </table:table-cell>
          <table:covered-table-cell/>
          <table:covered-table-cell/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f1" office:value-type="string">
            <text:p text:style-name="P35"/>
          </table:table-cell>
          <table:table-cell table:style-name="Таблица3.f1" office:value-type="string">
            <text:p text:style-name="P35"/>
          </table:table-cell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f1" table:number-columns-spanned="3" office:value-type="string">
            <text:p text:style-name="P35"/>
          </table:table-cell>
          <table:covered-table-cell/>
          <table:covered-table-cell/>
          <table:table-cell table:style-name="Таблица3.E4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Таблица3.E4" table:number-columns-spanned="4" office:value-type="string">
            <text:p text:style-name="P81"/>
          </table:table-cell>
          <table:covered-table-cell/>
          <table:covered-table-cell/>
          <table:covered-table-cell/>
          <table:table-cell table:style-name="Таблица3.c8" table:number-rows-spanned="3" table:number-columns-spanned="10" office:value-type="string">
            <text:p text:style-name="P107"><text:s/><text:span text:style-name="T159">ЮЕЛИ.333349.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m8" table:number-rows-spanned="3" table:number-columns-spanned="5" office:value-type="string">
            <text:p text:style-name="P108">К.50<text:span text:style-name="T73">288</text:span>.0<text:span text:style-name="T73">..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covered-table-cell/>
          <table:covered-table-cell/>
          <table:table-cell table:style-name="Таблица3.f1" table:number-columns-spanned="3" office:value-type="string">
            <text:p text:style-name="P100"/>
          </table:table-cell>
          <table:covered-table-cell/>
          <table:covered-table-cell/>
          <table:table-cell table:style-name="Таблица3.f1" table:number-columns-spanned="2" office:value-type="string">
            <text:p text:style-name="P100"/>
          </table:table-cell>
          <table:covered-table-cell/>
          <table:table-cell table:style-name="Таблица3.f1" table:number-columns-spanned="4" office:value-type="string">
            <text:p text:style-name="P100"><text:s/></text:p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2"/>
          </table:table-cell>
          <table:covered-table-cell/>
          <table:table-cell table:style-name="Таблица3.f1" office:value-type="string">
            <text:p text:style-name="P55"/>
          </table:table-cell>
          <table:table-cell table:style-name="Таблица3.f1" office:value-type="string">
            <text:p text:style-name="P35"/>
          </table:table-cell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f1" table:number-columns-spanned="3" office:value-type="string">
            <text:p text:style-name="P35"/>
          </table:table-cell>
          <table:covered-table-cell/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6">
          <table:covered-table-cell/>
          <table:covered-table-cell/>
          <table:table-cell table:style-name="Таблица3.f1" table:number-columns-spanned="3" office:value-type="string">
            <text:p text:style-name="P90"/>
          </table:table-cell>
          <table:covered-table-cell/>
          <table:covered-table-cell/>
          <table:table-cell table:style-name="Таблица3.f1" table:number-columns-spanned="2" office:value-type="string">
            <text:p text:style-name="P98"/>
          </table:table-cell>
          <table:covered-table-cell/>
          <table:table-cell table:style-name="Таблица3.f1" table:number-columns-spanned="4" office:value-type="string">
            <text:p text:style-name="P101"/>
          </table:table-cell>
          <table:covered-table-cell/>
          <table:covered-table-cell/>
          <table:covered-table-cell/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f1" office:value-type="string">
            <text:p text:style-name="P35"/>
          </table:table-cell>
          <table:table-cell table:style-name="Таблица3.f1" office:value-type="string">
            <text:p text:style-name="P35"/>
          </table:table-cell>
          <table:table-cell table:style-name="Таблица3.f1" table:number-columns-spanned="2" office:value-type="string">
            <text:p text:style-name="P35"/>
          </table:table-cell>
          <table:covered-table-cell/>
          <table:table-cell table:style-name="Таблица3.f1" table:number-columns-spanned="3" office:value-type="string">
            <text:p text:style-name="P35"/>
          </table:table-cell>
          <table:covered-table-cell/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3.f1" table:number-columns-spanned="4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9">
          <table:table-cell table:style-name="Таблица3.A10" office:value-type="string">
            <text:p text:style-name="P42">А</text:p>
          </table:table-cell>
          <table:table-cell table:style-name="Таблица3.B9" table:number-columns-spanned="2" office:value-type="string">
            <text:p text:style-name="P137">Цех</text:p>
          </table:table-cell>
          <table:covered-table-cell/>
          <table:table-cell table:style-name="Таблица3.D9" table:number-columns-spanned="3" office:value-type="string">
            <text:p text:style-name="P58">Уч.</text:p>
          </table:table-cell>
          <table:covered-table-cell/>
          <table:covered-table-cell/>
          <table:table-cell table:style-name="Таблица3.G9" table:number-columns-spanned="3" office:value-type="string">
            <text:p text:style-name="P58">РМ</text:p>
          </table:table-cell>
          <table:covered-table-cell/>
          <table:covered-table-cell/>
          <table:table-cell table:style-name="Таблица3.J9" office:value-type="string">
            <text:p text:style-name="P58">Опер.</text:p>
          </table:table-cell>
          <table:table-cell table:style-name="Таблица3.K9" table:number-columns-spanned="9" office:value-type="string">
            <text:p text:style-name="P58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T9" table:number-columns-spanned="24" office:value-type="string">
            <text:p text:style-name="P58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9">
          <table:table-cell table:style-name="Таблица3.A10" office:value-type="string">
            <text:p text:style-name="P42">Б</text:p>
          </table:table-cell>
          <table:table-cell table:style-name="Таблица3.B10" table:number-columns-spanned="18" office:value-type="string">
            <text:p text:style-name="P58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T10" office:value-type="string">
            <text:p text:style-name="P58">СМ</text:p>
          </table:table-cell>
          <table:table-cell table:style-name="Таблица3.U10" table:number-columns-spanned="2" office:value-type="string">
            <text:p text:style-name="P58">Проф.</text:p>
          </table:table-cell>
          <table:covered-table-cell/>
          <table:table-cell table:style-name="Таблица3.W10" table:number-columns-spanned="4" office:value-type="string">
            <text:p text:style-name="P58">Р</text:p>
          </table:table-cell>
          <table:covered-table-cell/>
          <table:covered-table-cell/>
          <table:covered-table-cell/>
          <table:table-cell table:style-name="Таблица3.a10" office:value-type="string">
            <text:p text:style-name="P58">УТ</text:p>
          </table:table-cell>
          <table:table-cell table:style-name="Таблица3.b10" table:number-columns-spanned="3" office:value-type="string">
            <text:p text:style-name="P58">КР</text:p>
          </table:table-cell>
          <table:covered-table-cell/>
          <table:covered-table-cell/>
          <table:table-cell table:style-name="Таблица3.e10" table:number-columns-spanned="2" office:value-type="string">
            <text:p text:style-name="P58">КОИД</text:p>
          </table:table-cell>
          <table:covered-table-cell/>
          <table:table-cell table:style-name="Таблица3.g10" table:number-columns-spanned="2" office:value-type="string">
            <text:p text:style-name="P58">ЕН</text:p>
          </table:table-cell>
          <table:covered-table-cell/>
          <table:table-cell table:style-name="Таблица3.i10" table:number-columns-spanned="3" office:value-type="string">
            <text:p text:style-name="P58">ОП</text:p>
          </table:table-cell>
          <table:covered-table-cell/>
          <table:covered-table-cell/>
          <table:table-cell table:style-name="Таблица3.l10" table:number-columns-spanned="2" office:value-type="string">
            <text:p text:style-name="P58">Кшт</text:p>
          </table:table-cell>
          <table:covered-table-cell/>
          <table:table-cell table:style-name="Таблица3.n10" table:number-columns-spanned="2" office:value-type="string">
            <text:p text:style-name="P28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3.p10" table:number-columns-spanned="2" office:value-type="string">
            <text:p text:style-name="P28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3.9">
          <table:table-cell table:style-name="Таблица3.A11" office:value-type="string">
            <text:p text:style-name="P42">К/М</text:p>
          </table:table-cell>
          <table:table-cell table:style-name="Таблица3.B11" table:number-columns-spanned="18" office:value-type="string">
            <text:p text:style-name="P58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T11" table:number-columns-spanned="13" office:value-type="string">
            <text:p text:style-name="P58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g11" table:number-columns-spanned="2" office:value-type="string">
            <text:p text:style-name="P58">ОПП</text:p>
          </table:table-cell>
          <table:covered-table-cell/>
          <table:table-cell table:style-name="Таблица3.i11" table:number-columns-spanned="3" office:value-type="string">
            <text:p text:style-name="P61">ЕВ</text:p>
          </table:table-cell>
          <table:covered-table-cell/>
          <table:covered-table-cell/>
          <table:table-cell table:style-name="Таблица3.l11" table:number-columns-spanned="2" office:value-type="string">
            <text:p text:style-name="P58">ЕН</text:p>
          </table:table-cell>
          <table:covered-table-cell/>
          <table:table-cell table:style-name="Таблица3.n11" table:number-columns-spanned="2" office:value-type="string">
            <text:p text:style-name="P58">КИ</text:p>
          </table:table-cell>
          <table:covered-table-cell/>
          <table:table-cell table:style-name="Таблица3.p11" table:number-columns-spanned="2" office:value-type="string">
            <text:p text:style-name="P58">Н. расх.</text:p>
          </table:table-cell>
          <table:covered-table-cell/>
        </table:table-row>
        <table:table-row table:style-name="Таблица3.12">
          <table:table-cell table:style-name="Таблица3.A27" office:value-type="string">
            <text:p text:style-name="P28"><draw:g text:anchor-type="paragraph" draw:z-index="0" draw:name="DrawObject2" draw:style-name="gr1"><draw:g draw:name="DrawObject31" draw:style-name="gr2"><draw:custom-shape draw:name="Фигура1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" draw:style-name="gr2"><draw:line draw:name="Вертикальная линия 451" draw:style-name="gr5" draw:text-style-name="P226" svg:x1="3.237cm" svg:y1="-0.134cm" svg:x2="3.237cm" svg:y2="-0.033cm"><text:p/></draw:line><draw:g draw:name="DrawObject 63" draw:style-name="gr2"><draw:line draw:name="Вертикальная линия 452" draw:style-name="gr5" draw:text-style-name="P226" svg:x1="4.235cm" svg:y1="-0.148cm" svg:x2="4.235cm" svg:y2="-0.047cm"><text:p/></draw:line><draw:line draw:name="Вертикальная линия 453" draw:style-name="gr5" draw:text-style-name="P226" svg:x1="5.731cm" svg:y1="-0.129cm" svg:x2="5.731cm" svg:y2="-0.028cm"><text:p/></draw:line><draw:line draw:name="Вертикальная линия 454" draw:style-name="gr5" draw:text-style-name="P226" svg:x1="12.379cm" svg:y1="-0.129cm" svg:x2="12.379cm" svg:y2="-0.028cm"><text:p/></draw:line><draw:line draw:name="Вертикальная линия 455" draw:style-name="gr5" draw:text-style-name="P226" svg:x1="13.64cm" svg:y1="-0.136cm" svg:x2="13.64cm" svg:y2="-0.014cm"><text:p/></draw:line><draw:line draw:name="Вертикальная линия 456" draw:style-name="gr5" draw:text-style-name="P226" svg:x1="15.076cm" svg:y1="-0.136cm" svg:x2="15.076cm" svg:y2="-0.013cm"><text:p/></draw:line><draw:line draw:name="Вертикальная линия 457" draw:style-name="gr5" draw:text-style-name="P227" svg:x1="16.18cm" svg:y1="-0.136cm" svg:x2="16.18cm" svg:y2="-0.02cm"><text:p/></draw:line><draw:line draw:name="Вертикальная линия 458" draw:style-name="gr5" draw:text-style-name="P227" svg:x1="17.406cm" svg:y1="-0.125cm" svg:x2="17.406cm" svg:y2="-0.024cm"><text:p/></draw:line><draw:line draw:name="Вертикальная линия 459" draw:style-name="gr5" draw:text-style-name="P227" svg:x1="18.683cm" svg:y1="-0.136cm" svg:x2="18.683cm" svg:y2="-0.007cm"><text:p/></draw:line><draw:line draw:name="Вертикальная линия 460" draw:style-name="gr5" draw:text-style-name="P226" svg:x1="2.258cm" svg:y1="-0.141cm" svg:x2="2.258cm" svg:y2="-0.04cm"><text:p/></draw:line><draw:line draw:name="Вертикальная линия 461" draw:style-name="gr5" draw:text-style-name="P227" svg:x1="20.481cm" svg:y1="-0.136cm" svg:x2="20.481cm" svg:y2="-0.013cm"><text:p/></draw:line><draw:line draw:name="Вертикальная линия 462" draw:style-name="gr5" draw:text-style-name="P227" svg:x1="21.749cm" svg:y1="-0.136cm" svg:x2="21.749cm" svg:y2="-0.014cm"><text:p/></draw:line><draw:line draw:name="Вертикальная линия 463" draw:style-name="gr5" draw:text-style-name="P227" svg:x1="22.987cm" svg:y1="-0.136cm" svg:x2="22.987cm" svg:y2="-0.018cm"><text:p/></draw:line><draw:line draw:name="Вертикальная линия 464" draw:style-name="gr5" draw:text-style-name="P227" svg:x1="24.245cm" svg:y1="-0.136cm" svg:x2="24.245cm" svg:y2="-0.018cm"><text:p/></draw:line><draw:line draw:name="Вертикальная линия 465" draw:style-name="gr5" draw:text-style-name="P227" svg:x1="26.254cm" svg:y1="-0.136cm" svg:x2="26.254cm" svg:y2="-0.018cm"><text:p/></draw:line></draw:g></draw:g><draw:g draw:name="DrawObject 64" draw:style-name="gr2"><draw:line draw:name="Вертикальная линия 466" draw:style-name="gr5" draw:text-style-name="P226" svg:x1="3.237cm" svg:y1="1.358cm" svg:x2="3.237cm" svg:y2="1.459cm"><text:p/></draw:line><draw:g draw:name="DrawObject 65" draw:style-name="gr2"><draw:line draw:name="Вертикальная линия 467" draw:style-name="gr5" draw:text-style-name="P226" svg:x1="4.235cm" svg:y1="1.344cm" svg:x2="4.235cm" svg:y2="1.445cm"><text:p/></draw:line><draw:line draw:name="Вертикальная линия 468" draw:style-name="gr5" draw:text-style-name="P226" svg:x1="5.731cm" svg:y1="1.365cm" svg:x2="5.731cm" svg:y2="1.466cm"><text:p/></draw:line><draw:line draw:name="Вертикальная линия 469" draw:style-name="gr5" draw:text-style-name="P226" svg:x1="12.379cm" svg:y1="1.365cm" svg:x2="12.379cm" svg:y2="1.466cm"><text:p/></draw:line><draw:line draw:name="Вертикальная линия 470" draw:style-name="gr5" draw:text-style-name="P226" svg:x1="13.64cm" svg:y1="1.355cm" svg:x2="13.64cm" svg:y2="1.477cm"><text:p/></draw:line><draw:line draw:name="Вертикальная линия 471" draw:style-name="gr5" draw:text-style-name="P226" svg:x1="15.076cm" svg:y1="1.355cm" svg:x2="15.076cm" svg:y2="1.478cm"><text:p/></draw:line><draw:line draw:name="Вертикальная линия 472" draw:style-name="gr5" draw:text-style-name="P227" svg:x1="16.18cm" svg:y1="1.355cm" svg:x2="16.18cm" svg:y2="1.471cm"><text:p/></draw:line><draw:line draw:name="Вертикальная линия 473" draw:style-name="gr5" draw:text-style-name="P227" svg:x1="17.406cm" svg:y1="1.367cm" svg:x2="17.406cm" svg:y2="1.468cm"><text:p/></draw:line><draw:line draw:name="Вертикальная линия 474" draw:style-name="gr5" draw:text-style-name="P227" svg:x1="18.683cm" svg:y1="1.355cm" svg:x2="18.683cm" svg:y2="1.484cm"><text:p/></draw:line><draw:line draw:name="Вертикальная линия 475" draw:style-name="gr5" draw:text-style-name="P226" svg:x1="2.258cm" svg:y1="1.351cm" svg:x2="2.258cm" svg:y2="1.452cm"><text:p/></draw:line><draw:line draw:name="Вертикальная линия 476" draw:style-name="gr5" draw:text-style-name="P227" svg:x1="20.481cm" svg:y1="1.355cm" svg:x2="20.481cm" svg:y2="1.478cm"><text:p/></draw:line><draw:line draw:name="Вертикальная линия 477" draw:style-name="gr5" draw:text-style-name="P227" svg:x1="21.749cm" svg:y1="1.358cm" svg:x2="21.749cm" svg:y2="1.48cm"><text:p/></draw:line><draw:line draw:name="Вертикальная линия 478" draw:style-name="gr5" draw:text-style-name="P227" svg:x1="22.987cm" svg:y1="1.355cm" svg:x2="22.987cm" svg:y2="1.473cm"><text:p/></draw:line><draw:line draw:name="Вертикальная линия 479" draw:style-name="gr5" draw:text-style-name="P227" svg:x1="24.245cm" svg:y1="1.355cm" svg:x2="24.245cm" svg:y2="1.473cm"><text:p/></draw:line><draw:line draw:name="Вертикальная линия 480" draw:style-name="gr5" draw:text-style-name="P227" svg:x1="26.254cm" svg:y1="1.355cm" svg:x2="26.254cm" svg:y2="1.473cm"><text:p/></draw:line></draw:g></draw:g><draw:g draw:name="DrawObject 66" draw:style-name="gr2"><draw:line draw:name="Вертикальная линия 481" draw:style-name="gr5" draw:text-style-name="P226" svg:x1="3.237cm" svg:y1="2.127cm" svg:x2="3.237cm" svg:y2="2.228cm"><text:p/></draw:line><draw:g draw:name="DrawObject 67" draw:style-name="gr2"><draw:line draw:name="Вертикальная линия 482" draw:style-name="gr5" draw:text-style-name="P226" svg:x1="4.235cm" svg:y1="2.113cm" svg:x2="4.235cm" svg:y2="2.214cm"><text:p/></draw:line><draw:line draw:name="Вертикальная линия 483" draw:style-name="gr5" draw:text-style-name="P226" svg:x1="5.731cm" svg:y1="2.131cm" svg:x2="5.731cm" svg:y2="2.232cm"><text:p/></draw:line><draw:line draw:name="Вертикальная линия 484" draw:style-name="gr5" draw:text-style-name="P226" svg:x1="12.379cm" svg:y1="2.131cm" svg:x2="12.379cm" svg:y2="2.232cm"><text:p/></draw:line><draw:line draw:name="Вертикальная линия 485" draw:style-name="gr5" draw:text-style-name="P226" svg:x1="13.64cm" svg:y1="2.123cm" svg:x2="13.64cm" svg:y2="2.245cm"><text:p/></draw:line><draw:line draw:name="Вертикальная линия 486" draw:style-name="gr5" draw:text-style-name="P226" svg:x1="15.076cm" svg:y1="2.123cm" svg:x2="15.076cm" svg:y2="2.246cm"><text:p/></draw:line><draw:line draw:name="Вертикальная линия 487" draw:style-name="gr5" draw:text-style-name="P227" svg:x1="16.18cm" svg:y1="2.123cm" svg:x2="16.18cm" svg:y2="2.239cm"><text:p/></draw:line><draw:line draw:name="Вертикальная линия 488" draw:style-name="gr5" draw:text-style-name="P227" svg:x1="17.406cm" svg:y1="2.135cm" svg:x2="17.406cm" svg:y2="2.236cm"><text:p/></draw:line><draw:line draw:name="Вертикальная линия 489" draw:style-name="gr5" draw:text-style-name="P227" svg:x1="18.683cm" svg:y1="2.123cm" svg:x2="18.683cm" svg:y2="2.252cm"><text:p/></draw:line><draw:line draw:name="Вертикальная линия 490" draw:style-name="gr5" draw:text-style-name="P226" svg:x1="2.258cm" svg:y1="2.12cm" svg:x2="2.258cm" svg:y2="2.221cm"><text:p/></draw:line><draw:line draw:name="Вертикальная линия 491" draw:style-name="gr5" draw:text-style-name="P227" svg:x1="20.481cm" svg:y1="2.123cm" svg:x2="20.481cm" svg:y2="2.246cm"><text:p/></draw:line><draw:line draw:name="Вертикальная линия 492" draw:style-name="gr5" draw:text-style-name="P227" svg:x1="21.749cm" svg:y1="2.124cm" svg:x2="21.749cm" svg:y2="2.246cm"><text:p/></draw:line><draw:line draw:name="Вертикальная линия 493" draw:style-name="gr5" draw:text-style-name="P227" svg:x1="22.987cm" svg:y1="2.123cm" svg:x2="22.987cm" svg:y2="2.241cm"><text:p/></draw:line><draw:line draw:name="Вертикальная линия 494" draw:style-name="gr5" draw:text-style-name="P227" svg:x1="24.245cm" svg:y1="2.123cm" svg:x2="24.245cm" svg:y2="2.241cm"><text:p/></draw:line><draw:line draw:name="Вертикальная линия 495" draw:style-name="gr5" draw:text-style-name="P227" svg:x1="26.254cm" svg:y1="2.123cm" svg:x2="26.254cm" svg:y2="2.241cm"><text:p/></draw:line></draw:g></draw:g><draw:g draw:name="DrawObject 68" draw:style-name="gr2"><draw:line draw:name="Вертикальная линия 496" draw:style-name="gr5" draw:text-style-name="P226" svg:x1="3.237cm" svg:y1="2.882cm" svg:x2="3.237cm" svg:y2="2.983cm"><text:p/></draw:line><draw:g draw:name="DrawObject 69" draw:style-name="gr2"><draw:line draw:name="Вертикальная линия 497" draw:style-name="gr5" draw:text-style-name="P226" svg:x1="4.235cm" svg:y1="2.867cm" svg:x2="4.235cm" svg:y2="2.968cm"><text:p/></draw:line><draw:line draw:name="Вертикальная линия 498" draw:style-name="gr5" draw:text-style-name="P226" svg:x1="5.731cm" svg:y1="2.886cm" svg:x2="5.731cm" svg:y2="2.987cm"><text:p/></draw:line><draw:line draw:name="Вертикальная линия 499" draw:style-name="gr5" draw:text-style-name="P226" svg:x1="12.379cm" svg:y1="2.886cm" svg:x2="12.379cm" svg:y2="2.987cm"><text:p/></draw:line><draw:line draw:name="Вертикальная линия 500" draw:style-name="gr5" draw:text-style-name="P226" svg:x1="13.64cm" svg:y1="2.878cm" svg:x2="13.64cm" svg:y2="3cm"><text:p/></draw:line><draw:line draw:name="Вертикальная линия 501" draw:style-name="gr5" draw:text-style-name="P226" svg:x1="15.076cm" svg:y1="2.878cm" svg:x2="15.076cm" svg:y2="3.001cm"><text:p/></draw:line><draw:line draw:name="Вертикальная линия 502" draw:style-name="gr5" draw:text-style-name="P227" svg:x1="16.18cm" svg:y1="2.878cm" svg:x2="16.18cm" svg:y2="2.994cm"><text:p/></draw:line><draw:line draw:name="Вертикальная линия 503" draw:style-name="gr5" draw:text-style-name="P227" svg:x1="17.406cm" svg:y1="2.89cm" svg:x2="17.406cm" svg:y2="2.991cm"><text:p/></draw:line><draw:line draw:name="Вертикальная линия 504" draw:style-name="gr5" draw:text-style-name="P227" svg:x1="18.683cm" svg:y1="2.878cm" svg:x2="18.683cm" svg:y2="3.007cm"><text:p/></draw:line><draw:line draw:name="Вертикальная линия 505" draw:style-name="gr5" draw:text-style-name="P226" svg:x1="2.258cm" svg:y1="2.875cm" svg:x2="2.258cm" svg:y2="2.976cm"><text:p/></draw:line><draw:line draw:name="Вертикальная линия 506" draw:style-name="gr5" draw:text-style-name="P227" svg:x1="20.481cm" svg:y1="2.878cm" svg:x2="20.481cm" svg:y2="3.001cm"><text:p/></draw:line><draw:line draw:name="Вертикальная линия 507" draw:style-name="gr5" draw:text-style-name="P227" svg:x1="21.749cm" svg:y1="2.879cm" svg:x2="21.749cm" svg:y2="3.001cm"><text:p/></draw:line><draw:line draw:name="Вертикальная линия 508" draw:style-name="gr5" draw:text-style-name="P227" svg:x1="22.987cm" svg:y1="2.878cm" svg:x2="22.987cm" svg:y2="2.996cm"><text:p/></draw:line><draw:line draw:name="Вертикальная линия 509" draw:style-name="gr5" draw:text-style-name="P227" svg:x1="24.245cm" svg:y1="2.878cm" svg:x2="24.245cm" svg:y2="2.996cm"><text:p/></draw:line><draw:line draw:name="Вертикальная линия 510" draw:style-name="gr5" draw:text-style-name="P227" svg:x1="26.254cm" svg:y1="2.878cm" svg:x2="26.254cm" svg:y2="2.996cm"><text:p/></draw:line></draw:g></draw:g><draw:g draw:name="DrawObject 70" draw:style-name="gr2"><draw:line draw:name="Вертикальная линия 511" draw:style-name="gr5" draw:text-style-name="P226" svg:x1="3.237cm" svg:y1="3.651cm" svg:x2="3.237cm" svg:y2="3.752cm"><text:p/></draw:line><draw:g draw:name="DrawObject 71" draw:style-name="gr2"><draw:line draw:name="Вертикальная линия 512" draw:style-name="gr5" draw:text-style-name="P226" svg:x1="4.235cm" svg:y1="3.637cm" svg:x2="4.235cm" svg:y2="3.738cm"><text:p/></draw:line><draw:line draw:name="Вертикальная линия 513" draw:style-name="gr5" draw:text-style-name="P226" svg:x1="5.731cm" svg:y1="3.655cm" svg:x2="5.731cm" svg:y2="3.756cm"><text:p/></draw:line><draw:line draw:name="Вертикальная линия 514" draw:style-name="gr5" draw:text-style-name="P226" svg:x1="12.379cm" svg:y1="3.655cm" svg:x2="12.379cm" svg:y2="3.756cm"><text:p/></draw:line><draw:line draw:name="Вертикальная линия 515" draw:style-name="gr5" draw:text-style-name="P226" svg:x1="13.64cm" svg:y1="3.647cm" svg:x2="13.64cm" svg:y2="3.769cm"><text:p/></draw:line><draw:line draw:name="Вертикальная линия 516" draw:style-name="gr5" draw:text-style-name="P226" svg:x1="15.076cm" svg:y1="3.647cm" svg:x2="15.076cm" svg:y2="3.77cm"><text:p/></draw:line><draw:line draw:name="Вертикальная линия 517" draw:style-name="gr5" draw:text-style-name="P227" svg:x1="16.18cm" svg:y1="3.647cm" svg:x2="16.18cm" svg:y2="3.763cm"><text:p/></draw:line><draw:line draw:name="Вертикальная линия 518" draw:style-name="gr5" draw:text-style-name="P227" svg:x1="17.406cm" svg:y1="3.659cm" svg:x2="17.406cm" svg:y2="3.76cm"><text:p/></draw:line><draw:line draw:name="Вертикальная линия 519" draw:style-name="gr5" draw:text-style-name="P227" svg:x1="18.683cm" svg:y1="3.647cm" svg:x2="18.683cm" svg:y2="3.776cm"><text:p/></draw:line><draw:line draw:name="Вертикальная линия 520" draw:style-name="gr5" draw:text-style-name="P226" svg:x1="2.258cm" svg:y1="3.644cm" svg:x2="2.258cm" svg:y2="3.745cm"><text:p/></draw:line><draw:line draw:name="Вертикальная линия 521" draw:style-name="gr5" draw:text-style-name="P227" svg:x1="20.481cm" svg:y1="3.647cm" svg:x2="20.481cm" svg:y2="3.77cm"><text:p/></draw:line><draw:line draw:name="Вертикальная линия 522" draw:style-name="gr5" draw:text-style-name="P227" svg:x1="21.749cm" svg:y1="3.648cm" svg:x2="21.749cm" svg:y2="3.77cm"><text:p/></draw:line><draw:line draw:name="Вертикальная линия 523" draw:style-name="gr5" draw:text-style-name="P227" svg:x1="22.987cm" svg:y1="3.647cm" svg:x2="22.987cm" svg:y2="3.765cm"><text:p/></draw:line><draw:line draw:name="Вертикальная линия 524" draw:style-name="gr5" draw:text-style-name="P227" svg:x1="24.245cm" svg:y1="3.647cm" svg:x2="24.245cm" svg:y2="3.765cm"><text:p/></draw:line><draw:line draw:name="Вертикальная линия 525" draw:style-name="gr5" draw:text-style-name="P227" svg:x1="26.254cm" svg:y1="3.647cm" svg:x2="26.254cm" svg:y2="3.765cm"><text:p/></draw:line></draw:g></draw:g><draw:g draw:name="DrawObject 72" draw:style-name="gr2"><draw:line draw:name="Вертикальная линия 526" draw:style-name="gr5" draw:text-style-name="P226" svg:x1="3.237cm" svg:y1="4.406cm" svg:x2="3.237cm" svg:y2="4.507cm"><text:p/></draw:line><draw:g draw:name="DrawObject 73" draw:style-name="gr2"><draw:line draw:name="Вертикальная линия 527" draw:style-name="gr5" draw:text-style-name="P226" svg:x1="4.235cm" svg:y1="4.391cm" svg:x2="4.235cm" svg:y2="4.492cm"><text:p/></draw:line><draw:line draw:name="Вертикальная линия 528" draw:style-name="gr5" draw:text-style-name="P226" svg:x1="5.731cm" svg:y1="4.41cm" svg:x2="5.731cm" svg:y2="4.511cm"><text:p/></draw:line><draw:line draw:name="Вертикальная линия 529" draw:style-name="gr5" draw:text-style-name="P226" svg:x1="12.379cm" svg:y1="4.41cm" svg:x2="12.379cm" svg:y2="4.511cm"><text:p/></draw:line><draw:line draw:name="Вертикальная линия 530" draw:style-name="gr5" draw:text-style-name="P226" svg:x1="13.64cm" svg:y1="4.402cm" svg:x2="13.64cm" svg:y2="4.524cm"><text:p/></draw:line><draw:line draw:name="Вертикальная линия 531" draw:style-name="gr5" draw:text-style-name="P226" svg:x1="15.076cm" svg:y1="4.402cm" svg:x2="15.076cm" svg:y2="4.525cm"><text:p/></draw:line><draw:line draw:name="Вертикальная линия 532" draw:style-name="gr5" draw:text-style-name="P227" svg:x1="16.18cm" svg:y1="4.402cm" svg:x2="16.18cm" svg:y2="4.518cm"><text:p/></draw:line><draw:line draw:name="Вертикальная линия 533" draw:style-name="gr5" draw:text-style-name="P227" svg:x1="17.406cm" svg:y1="4.414cm" svg:x2="17.406cm" svg:y2="4.515cm"><text:p/></draw:line><draw:line draw:name="Вертикальная линия 534" draw:style-name="gr5" draw:text-style-name="P227" svg:x1="18.683cm" svg:y1="4.402cm" svg:x2="18.683cm" svg:y2="4.531cm"><text:p/></draw:line><draw:line draw:name="Вертикальная линия 535" draw:style-name="gr5" draw:text-style-name="P226" svg:x1="2.258cm" svg:y1="4.399cm" svg:x2="2.258cm" svg:y2="4.5cm"><text:p/></draw:line><draw:line draw:name="Вертикальная линия 536" draw:style-name="gr5" draw:text-style-name="P227" svg:x1="20.481cm" svg:y1="4.402cm" svg:x2="20.481cm" svg:y2="4.525cm"><text:p/></draw:line><draw:line draw:name="Вертикальная линия 537" draw:style-name="gr5" draw:text-style-name="P227" svg:x1="21.749cm" svg:y1="4.403cm" svg:x2="21.749cm" svg:y2="4.525cm"><text:p/></draw:line><draw:line draw:name="Вертикальная линия 538" draw:style-name="gr5" draw:text-style-name="P227" svg:x1="22.987cm" svg:y1="4.402cm" svg:x2="22.987cm" svg:y2="4.52cm"><text:p/></draw:line><draw:line draw:name="Вертикальная линия 539" draw:style-name="gr5" draw:text-style-name="P227" svg:x1="24.245cm" svg:y1="4.402cm" svg:x2="24.245cm" svg:y2="4.52cm"><text:p/></draw:line><draw:line draw:name="Вертикальная линия 540" draw:style-name="gr5" draw:text-style-name="P227" svg:x1="26.254cm" svg:y1="4.402cm" svg:x2="26.254cm" svg:y2="4.52cm"><text:p/></draw:line></draw:g></draw:g><draw:g draw:name="DrawObject 74" draw:style-name="gr2"><draw:line draw:name="Вертикальная линия 541" draw:style-name="gr5" draw:text-style-name="P226" svg:x1="3.237cm" svg:y1="5.172cm" svg:x2="3.237cm" svg:y2="5.273cm"><text:p/></draw:line><draw:g draw:name="DrawObject 75" draw:style-name="gr2"><draw:line draw:name="Вертикальная линия 542" draw:style-name="gr5" draw:text-style-name="P226" svg:x1="4.235cm" svg:y1="5.156cm" svg:x2="4.235cm" svg:y2="5.257cm"><text:p/></draw:line><draw:line draw:name="Вертикальная линия 543" draw:style-name="gr5" draw:text-style-name="P226" svg:x1="5.731cm" svg:y1="5.177cm" svg:x2="5.731cm" svg:y2="5.278cm"><text:p/></draw:line><draw:line draw:name="Вертикальная линия 544" draw:style-name="gr5" draw:text-style-name="P226" svg:x1="12.379cm" svg:y1="5.177cm" svg:x2="12.379cm" svg:y2="5.278cm"><text:p/></draw:line><draw:line draw:name="Вертикальная линия 545" draw:style-name="gr5" draw:text-style-name="P226" svg:x1="13.64cm" svg:y1="5.169cm" svg:x2="13.64cm" svg:y2="5.291cm"><text:p/></draw:line><draw:line draw:name="Вертикальная линия 546" draw:style-name="gr5" draw:text-style-name="P226" svg:x1="15.076cm" svg:y1="5.169cm" svg:x2="15.076cm" svg:y2="5.292cm"><text:p/></draw:line><draw:line draw:name="Вертикальная линия 547" draw:style-name="gr5" draw:text-style-name="P227" svg:x1="16.18cm" svg:y1="5.169cm" svg:x2="16.18cm" svg:y2="5.285cm"><text:p/></draw:line><draw:line draw:name="Вертикальная линия 548" draw:style-name="gr5" draw:text-style-name="P227" svg:x1="17.406cm" svg:y1="5.179cm" svg:x2="17.406cm" svg:y2="5.28cm"><text:p/></draw:line><draw:line draw:name="Вертикальная линия 549" draw:style-name="gr5" draw:text-style-name="P227" svg:x1="18.683cm" svg:y1="5.169cm" svg:x2="18.683cm" svg:y2="5.298cm"><text:p/></draw:line><draw:line draw:name="Вертикальная линия 550" draw:style-name="gr5" draw:text-style-name="P226" svg:x1="2.258cm" svg:y1="5.165cm" svg:x2="2.258cm" svg:y2="5.266cm"><text:p/></draw:line><draw:line draw:name="Вертикальная линия 551" draw:style-name="gr5" draw:text-style-name="P227" svg:x1="20.481cm" svg:y1="5.169cm" svg:x2="20.481cm" svg:y2="5.292cm"><text:p/></draw:line><draw:line draw:name="Вертикальная линия 552" draw:style-name="gr5" draw:text-style-name="P227" svg:x1="21.749cm" svg:y1="5.17cm" svg:x2="21.749cm" svg:y2="5.292cm"><text:p/></draw:line><draw:line draw:name="Вертикальная линия 553" draw:style-name="gr5" draw:text-style-name="P227" svg:x1="22.987cm" svg:y1="5.169cm" svg:x2="22.987cm" svg:y2="5.287cm"><text:p/></draw:line><draw:line draw:name="Вертикальная линия 554" draw:style-name="gr5" draw:text-style-name="P227" svg:x1="24.245cm" svg:y1="5.169cm" svg:x2="24.245cm" svg:y2="5.287cm"><text:p/></draw:line><draw:line draw:name="Вертикальная линия 555" draw:style-name="gr5" draw:text-style-name="P227" svg:x1="26.254cm" svg:y1="5.169cm" svg:x2="26.254cm" svg:y2="5.287cm"><text:p/></draw:line></draw:g></draw:g><draw:g draw:name="DrawObject 76" draw:style-name="gr2"><draw:line draw:name="Вертикальная линия 556" draw:style-name="gr5" draw:text-style-name="P226" svg:x1="3.237cm" svg:y1="5.927cm" svg:x2="3.237cm" svg:y2="6.028cm"><text:p/></draw:line><draw:g draw:name="DrawObject 77" draw:style-name="gr2"><draw:line draw:name="Вертикальная линия 557" draw:style-name="gr5" draw:text-style-name="P226" svg:x1="4.235cm" svg:y1="5.911cm" svg:x2="4.235cm" svg:y2="6.012cm"><text:p/></draw:line><draw:line draw:name="Вертикальная линия 558" draw:style-name="gr5" draw:text-style-name="P226" svg:x1="5.731cm" svg:y1="5.932cm" svg:x2="5.731cm" svg:y2="6.033cm"><text:p/></draw:line><draw:line draw:name="Вертикальная линия 559" draw:style-name="gr5" draw:text-style-name="P226" svg:x1="12.379cm" svg:y1="5.932cm" svg:x2="12.379cm" svg:y2="6.033cm"><text:p/></draw:line><draw:line draw:name="Вертикальная линия 560" draw:style-name="gr5" draw:text-style-name="P226" svg:x1="13.64cm" svg:y1="5.924cm" svg:x2="13.64cm" svg:y2="6.046cm"><text:p/></draw:line><draw:line draw:name="Вертикальная линия 561" draw:style-name="gr5" draw:text-style-name="P226" svg:x1="15.076cm" svg:y1="5.924cm" svg:x2="15.076cm" svg:y2="6.047cm"><text:p/></draw:line><draw:line draw:name="Вертикальная линия 562" draw:style-name="gr5" draw:text-style-name="P227" svg:x1="16.18cm" svg:y1="5.924cm" svg:x2="16.18cm" svg:y2="6.04cm"><text:p/></draw:line><draw:line draw:name="Вертикальная линия 563" draw:style-name="gr5" draw:text-style-name="P227" svg:x1="17.406cm" svg:y1="5.937cm" svg:x2="17.406cm" svg:y2="6.038cm"><text:p/></draw:line><draw:line draw:name="Вертикальная линия 564" draw:style-name="gr5" draw:text-style-name="P227" svg:x1="18.683cm" svg:y1="5.924cm" svg:x2="18.683cm" svg:y2="6.053cm"><text:p/></draw:line><draw:line draw:name="Вертикальная линия 565" draw:style-name="gr5" draw:text-style-name="P226" svg:x1="2.258cm" svg:y1="5.918cm" svg:x2="2.258cm" svg:y2="6.019cm"><text:p/></draw:line><draw:line draw:name="Вертикальная линия 566" draw:style-name="gr5" draw:text-style-name="P227" svg:x1="20.481cm" svg:y1="5.924cm" svg:x2="20.481cm" svg:y2="6.047cm"><text:p/></draw:line><draw:line draw:name="Вертикальная линия 567" draw:style-name="gr5" draw:text-style-name="P227" svg:x1="21.749cm" svg:y1="5.925cm" svg:x2="21.749cm" svg:y2="6.047cm"><text:p/></draw:line><draw:line draw:name="Вертикальная линия 568" draw:style-name="gr5" draw:text-style-name="P227" svg:x1="22.987cm" svg:y1="5.924cm" svg:x2="22.987cm" svg:y2="6.042cm"><text:p/></draw:line><draw:line draw:name="Вертикальная линия 569" draw:style-name="gr5" draw:text-style-name="P227" svg:x1="24.245cm" svg:y1="5.924cm" svg:x2="24.245cm" svg:y2="6.042cm"><text:p/></draw:line><draw:line draw:name="Вертикальная линия 570" draw:style-name="gr5" draw:text-style-name="P227" svg:x1="26.254cm" svg:y1="5.924cm" svg:x2="26.254cm" svg:y2="6.042cm"><text:p/></draw:line></draw:g></draw:g><draw:g draw:name="DrawObject 78" draw:style-name="gr2"><draw:line draw:name="Вертикальная линия 571" draw:style-name="gr5" draw:text-style-name="P226" svg:x1="3.237cm" svg:y1="6.666cm" svg:x2="3.237cm" svg:y2="6.767cm"><text:p/></draw:line><draw:g draw:name="DrawObject 79" draw:style-name="gr2"><draw:line draw:name="Вертикальная линия 572" draw:style-name="gr5" draw:text-style-name="P226" svg:x1="4.235cm" svg:y1="6.655cm" svg:x2="4.235cm" svg:y2="6.756cm"><text:p/></draw:line><draw:line draw:name="Вертикальная линия 573" draw:style-name="gr5" draw:text-style-name="P226" svg:x1="5.731cm" svg:y1="6.673cm" svg:x2="5.731cm" svg:y2="6.774cm"><text:p/></draw:line><draw:line draw:name="Вертикальная линия 574" draw:style-name="gr5" draw:text-style-name="P226" svg:x1="12.379cm" svg:y1="6.673cm" svg:x2="12.379cm" svg:y2="6.774cm"><text:p/></draw:line><draw:line draw:name="Вертикальная линия 575" draw:style-name="gr5" draw:text-style-name="P226" svg:x1="13.64cm" svg:y1="6.665cm" svg:x2="13.64cm" svg:y2="6.787cm"><text:p/></draw:line><draw:line draw:name="Вертикальная линия 576" draw:style-name="gr5" draw:text-style-name="P226" svg:x1="15.076cm" svg:y1="6.665cm" svg:x2="15.076cm" svg:y2="6.788cm"><text:p/></draw:line><draw:line draw:name="Вертикальная линия 577" draw:style-name="gr5" draw:text-style-name="P227" svg:x1="16.18cm" svg:y1="6.665cm" svg:x2="16.18cm" svg:y2="6.781cm"><text:p/></draw:line><draw:line draw:name="Вертикальная линия 578" draw:style-name="gr5" draw:text-style-name="P227" svg:x1="17.406cm" svg:y1="6.677cm" svg:x2="17.406cm" svg:y2="6.778cm"><text:p/></draw:line><draw:line draw:name="Вертикальная линия 579" draw:style-name="gr5" draw:text-style-name="P227" svg:x1="18.683cm" svg:y1="6.665cm" svg:x2="18.683cm" svg:y2="6.794cm"><text:p/></draw:line><draw:line draw:name="Вертикальная линия 580" draw:style-name="gr5" draw:text-style-name="P226" svg:x1="2.258cm" svg:y1="6.662cm" svg:x2="2.258cm" svg:y2="6.763cm"><text:p/></draw:line><draw:line draw:name="Вертикальная линия 581" draw:style-name="gr5" draw:text-style-name="P227" svg:x1="20.481cm" svg:y1="6.665cm" svg:x2="20.481cm" svg:y2="6.788cm"><text:p/></draw:line><draw:line draw:name="Вертикальная линия 582" draw:style-name="gr5" draw:text-style-name="P227" svg:x1="21.749cm" svg:y1="6.666cm" svg:x2="21.749cm" svg:y2="6.788cm"><text:p/></draw:line><draw:line draw:name="Вертикальная линия 583" draw:style-name="gr5" draw:text-style-name="P227" svg:x1="22.987cm" svg:y1="6.665cm" svg:x2="22.987cm" svg:y2="6.783cm"><text:p/></draw:line><draw:line draw:name="Вертикальная линия 584" draw:style-name="gr5" draw:text-style-name="P227" svg:x1="24.245cm" svg:y1="6.665cm" svg:x2="24.245cm" svg:y2="6.783cm"><text:p/></draw:line><draw:line draw:name="Вертикальная линия 585" draw:style-name="gr5" draw:text-style-name="P227" svg:x1="26.254cm" svg:y1="6.665cm" svg:x2="26.254cm" svg:y2="6.783cm"><text:p/></draw:line></draw:g></draw:g><draw:g draw:name="DrawObject 80" draw:style-name="gr2"><draw:line draw:name="Вертикальная линия 586" draw:style-name="gr5" draw:text-style-name="P226" svg:x1="3.237cm" svg:y1="7.424cm" svg:x2="3.237cm" svg:y2="7.525cm"><text:p/></draw:line><draw:g draw:name="DrawObject 81" draw:style-name="gr2"><draw:line draw:name="Вертикальная линия 587" draw:style-name="gr5" draw:text-style-name="P226" svg:x1="4.235cm" svg:y1="7.41cm" svg:x2="4.235cm" svg:y2="7.511cm"><text:p/></draw:line><draw:line draw:name="Вертикальная линия 588" draw:style-name="gr5" draw:text-style-name="P226" svg:x1="5.731cm" svg:y1="7.428cm" svg:x2="5.731cm" svg:y2="7.529cm"><text:p/></draw:line><draw:line draw:name="Вертикальная линия 589" draw:style-name="gr5" draw:text-style-name="P226" svg:x1="12.379cm" svg:y1="7.428cm" svg:x2="12.379cm" svg:y2="7.529cm"><text:p/></draw:line><draw:line draw:name="Вертикальная линия 590" draw:style-name="gr5" draw:text-style-name="P226" svg:x1="13.64cm" svg:y1="7.42cm" svg:x2="13.64cm" svg:y2="7.542cm"><text:p/></draw:line><draw:line draw:name="Вертикальная линия 591" draw:style-name="gr5" draw:text-style-name="P226" svg:x1="15.076cm" svg:y1="7.42cm" svg:x2="15.076cm" svg:y2="7.543cm"><text:p/></draw:line><draw:line draw:name="Вертикальная линия 592" draw:style-name="gr5" draw:text-style-name="P227" svg:x1="16.18cm" svg:y1="7.42cm" svg:x2="16.18cm" svg:y2="7.536cm"><text:p/></draw:line><draw:line draw:name="Вертикальная линия 593" draw:style-name="gr5" draw:text-style-name="P227" svg:x1="17.406cm" svg:y1="7.432cm" svg:x2="17.406cm" svg:y2="7.533cm"><text:p/></draw:line><draw:line draw:name="Вертикальная линия 594" draw:style-name="gr5" draw:text-style-name="P227" svg:x1="18.683cm" svg:y1="7.42cm" svg:x2="18.683cm" svg:y2="7.549cm"><text:p/></draw:line><draw:line draw:name="Вертикальная линия 595" draw:style-name="gr5" draw:text-style-name="P226" svg:x1="2.258cm" svg:y1="7.417cm" svg:x2="2.258cm" svg:y2="7.518cm"><text:p/></draw:line><draw:line draw:name="Вертикальная линия 596" draw:style-name="gr5" draw:text-style-name="P227" svg:x1="20.481cm" svg:y1="7.42cm" svg:x2="20.481cm" svg:y2="7.543cm"><text:p/></draw:line><draw:line draw:name="Вертикальная линия 597" draw:style-name="gr5" draw:text-style-name="P227" svg:x1="21.749cm" svg:y1="7.421cm" svg:x2="21.749cm" svg:y2="7.543cm"><text:p/></draw:line><draw:line draw:name="Вертикальная линия 598" draw:style-name="gr5" draw:text-style-name="P227" svg:x1="22.987cm" svg:y1="7.42cm" svg:x2="22.987cm" svg:y2="7.538cm"><text:p/></draw:line><draw:line draw:name="Вертикальная линия 599" draw:style-name="gr5" draw:text-style-name="P227" svg:x1="24.245cm" svg:y1="7.42cm" svg:x2="24.245cm" svg:y2="7.538cm"><text:p/></draw:line><draw:line draw:name="Вертикальная линия 600" draw:style-name="gr5" draw:text-style-name="P227" svg:x1="26.254cm" svg:y1="7.42cm" svg:x2="26.254cm" svg:y2="7.538cm"><text:p/></draw:line></draw:g></draw:g><draw:g draw:name="DrawObject 82" draw:style-name="gr2"><draw:line draw:name="Вертикальная линия 601" draw:style-name="gr5" draw:text-style-name="P226" svg:x1="3.237cm" svg:y1="8.19cm" svg:x2="3.237cm" svg:y2="8.291cm"><text:p/></draw:line><draw:g draw:name="DrawObject 83" draw:style-name="gr2"><draw:line draw:name="Вертикальная линия 602" draw:style-name="gr5" draw:text-style-name="P226" svg:x1="4.235cm" svg:y1="8.174cm" svg:x2="4.235cm" svg:y2="8.275cm"><text:p/></draw:line><draw:line draw:name="Вертикальная линия 603" draw:style-name="gr5" draw:text-style-name="P226" svg:x1="5.731cm" svg:y1="8.195cm" svg:x2="5.731cm" svg:y2="8.296cm"><text:p/></draw:line><draw:line draw:name="Вертикальная линия 604" draw:style-name="gr5" draw:text-style-name="P226" svg:x1="12.379cm" svg:y1="8.195cm" svg:x2="12.379cm" svg:y2="8.296cm"><text:p/></draw:line><draw:line draw:name="Вертикальная линия 605" draw:style-name="gr5" draw:text-style-name="P226" svg:x1="13.64cm" svg:y1="8.187cm" svg:x2="13.64cm" svg:y2="8.309cm"><text:p/></draw:line><draw:line draw:name="Вертикальная линия 606" draw:style-name="gr5" draw:text-style-name="P226" svg:x1="15.076cm" svg:y1="8.187cm" svg:x2="15.076cm" svg:y2="8.31cm"><text:p/></draw:line><draw:line draw:name="Вертикальная линия 607" draw:style-name="gr5" draw:text-style-name="P227" svg:x1="16.18cm" svg:y1="8.187cm" svg:x2="16.18cm" svg:y2="8.303cm"><text:p/></draw:line><draw:line draw:name="Вертикальная линия 608" draw:style-name="gr5" draw:text-style-name="P227" svg:x1="17.406cm" svg:y1="8.197cm" svg:x2="17.406cm" svg:y2="8.298cm"><text:p/></draw:line><draw:line draw:name="Вертикальная линия 609" draw:style-name="gr5" draw:text-style-name="P227" svg:x1="18.683cm" svg:y1="8.187cm" svg:x2="18.683cm" svg:y2="8.316cm"><text:p/></draw:line><draw:line draw:name="Вертикальная линия 610" draw:style-name="gr5" draw:text-style-name="P226" svg:x1="2.258cm" svg:y1="8.183cm" svg:x2="2.258cm" svg:y2="8.284cm"><text:p/></draw:line><draw:line draw:name="Вертикальная линия 611" draw:style-name="gr5" draw:text-style-name="P227" svg:x1="20.481cm" svg:y1="8.187cm" svg:x2="20.481cm" svg:y2="8.31cm"><text:p/></draw:line><draw:line draw:name="Вертикальная линия 612" draw:style-name="gr5" draw:text-style-name="P227" svg:x1="21.749cm" svg:y1="8.188cm" svg:x2="21.749cm" svg:y2="8.31cm"><text:p/></draw:line><draw:line draw:name="Вертикальная линия 613" draw:style-name="gr5" draw:text-style-name="P227" svg:x1="22.987cm" svg:y1="8.187cm" svg:x2="22.987cm" svg:y2="8.305cm"><text:p/></draw:line><draw:line draw:name="Вертикальная линия 614" draw:style-name="gr5" draw:text-style-name="P227" svg:x1="24.245cm" svg:y1="8.187cm" svg:x2="24.245cm" svg:y2="8.305cm"><text:p/></draw:line><draw:line draw:name="Вертикальная линия 615" draw:style-name="gr5" draw:text-style-name="P227" svg:x1="26.254cm" svg:y1="8.187cm" svg:x2="26.254cm" svg:y2="8.305cm"><text:p/></draw:line></draw:g></draw:g><draw:g draw:name="DrawObject 84" draw:style-name="gr2"><draw:line draw:name="Вертикальная линия 616" draw:style-name="gr5" draw:text-style-name="P226" svg:x1="3.237cm" svg:y1="8.945cm" svg:x2="3.237cm" svg:y2="9.046cm"><text:p/></draw:line><draw:g draw:name="DrawObject 85" draw:style-name="gr2"><draw:line draw:name="Вертикальная линия 617" draw:style-name="gr5" draw:text-style-name="P226" svg:x1="4.235cm" svg:y1="8.929cm" svg:x2="4.235cm" svg:y2="9.03cm"><text:p/></draw:line><draw:line draw:name="Вертикальная линия 618" draw:style-name="gr5" draw:text-style-name="P226" svg:x1="5.731cm" svg:y1="8.95cm" svg:x2="5.731cm" svg:y2="9.051cm"><text:p/></draw:line><draw:line draw:name="Вертикальная линия 619" draw:style-name="gr5" draw:text-style-name="P226" svg:x1="12.379cm" svg:y1="8.95cm" svg:x2="12.379cm" svg:y2="9.051cm"><text:p/></draw:line><draw:line draw:name="Вертикальная линия 620" draw:style-name="gr5" draw:text-style-name="P226" svg:x1="13.64cm" svg:y1="8.942cm" svg:x2="13.64cm" svg:y2="9.064cm"><text:p/></draw:line><draw:line draw:name="Вертикальная линия 621" draw:style-name="gr5" draw:text-style-name="P226" svg:x1="15.076cm" svg:y1="8.942cm" svg:x2="15.076cm" svg:y2="9.065cm"><text:p/></draw:line><draw:line draw:name="Вертикальная линия 622" draw:style-name="gr5" draw:text-style-name="P227" svg:x1="16.18cm" svg:y1="8.942cm" svg:x2="16.18cm" svg:y2="9.058cm"><text:p/></draw:line><draw:line draw:name="Вертикальная линия 623" draw:style-name="gr5" draw:text-style-name="P227" svg:x1="17.406cm" svg:y1="8.952cm" svg:x2="17.406cm" svg:y2="9.053cm"><text:p/></draw:line><draw:line draw:name="Вертикальная линия 624" draw:style-name="gr5" draw:text-style-name="P227" svg:x1="18.683cm" svg:y1="8.942cm" svg:x2="18.683cm" svg:y2="9.071cm"><text:p/></draw:line><draw:line draw:name="Вертикальная линия 625" draw:style-name="gr5" draw:text-style-name="P226" svg:x1="2.258cm" svg:y1="8.936cm" svg:x2="2.258cm" svg:y2="9.037cm"><text:p/></draw:line><draw:line draw:name="Вертикальная линия 626" draw:style-name="gr5" draw:text-style-name="P227" svg:x1="20.481cm" svg:y1="8.942cm" svg:x2="20.481cm" svg:y2="9.065cm"><text:p/></draw:line><draw:line draw:name="Вертикальная линия 627" draw:style-name="gr5" draw:text-style-name="P227" svg:x1="21.749cm" svg:y1="8.943cm" svg:x2="21.749cm" svg:y2="9.065cm"><text:p/></draw:line><draw:line draw:name="Вертикальная линия 628" draw:style-name="gr5" draw:text-style-name="P227" svg:x1="22.987cm" svg:y1="8.942cm" svg:x2="22.987cm" svg:y2="9.06cm"><text:p/></draw:line><draw:line draw:name="Вертикальная линия 629" draw:style-name="gr5" draw:text-style-name="P227" svg:x1="24.245cm" svg:y1="8.942cm" svg:x2="24.245cm" svg:y2="9.06cm"><text:p/></draw:line><draw:line draw:name="Вертикальная линия 630" draw:style-name="gr5" draw:text-style-name="P227" svg:x1="26.254cm" svg:y1="8.942cm" svg:x2="26.254cm" svg:y2="9.06cm"><text:p/></draw:line></draw:g></draw:g><draw:g draw:name="DrawObject 86" draw:style-name="gr2"><draw:line draw:name="Вертикальная линия 631" draw:style-name="gr5" draw:text-style-name="P226" svg:x1="3.237cm" svg:y1="9.71cm" svg:x2="3.237cm" svg:y2="9.811cm"><text:p/></draw:line><draw:g draw:name="DrawObject 87" draw:style-name="gr2"><draw:line draw:name="Вертикальная линия 632" draw:style-name="gr5" draw:text-style-name="P226" svg:x1="4.235cm" svg:y1="9.696cm" svg:x2="4.235cm" svg:y2="9.797cm"><text:p/></draw:line><draw:line draw:name="Вертикальная линия 633" draw:style-name="gr5" draw:text-style-name="P226" svg:x1="5.731cm" svg:y1="9.714cm" svg:x2="5.731cm" svg:y2="9.815cm"><text:p/></draw:line><draw:line draw:name="Вертикальная линия 634" draw:style-name="gr5" draw:text-style-name="P226" svg:x1="12.379cm" svg:y1="9.714cm" svg:x2="12.379cm" svg:y2="9.815cm"><text:p/></draw:line><draw:line draw:name="Вертикальная линия 635" draw:style-name="gr5" draw:text-style-name="P226" svg:x1="13.64cm" svg:y1="9.707cm" svg:x2="13.64cm" svg:y2="9.829cm"><text:p/></draw:line><draw:line draw:name="Вертикальная линия 636" draw:style-name="gr5" draw:text-style-name="P226" svg:x1="15.076cm" svg:y1="9.707cm" svg:x2="15.076cm" svg:y2="9.83cm"><text:p/></draw:line><draw:line draw:name="Вертикальная линия 637" draw:style-name="gr5" draw:text-style-name="P227" svg:x1="16.18cm" svg:y1="9.707cm" svg:x2="16.18cm" svg:y2="9.823cm"><text:p/></draw:line><draw:line draw:name="Вертикальная линия 638" draw:style-name="gr5" draw:text-style-name="P227" svg:x1="17.406cm" svg:y1="9.719cm" svg:x2="17.406cm" svg:y2="9.82cm"><text:p/></draw:line><draw:line draw:name="Вертикальная линия 639" draw:style-name="gr5" draw:text-style-name="P227" svg:x1="18.683cm" svg:y1="9.707cm" svg:x2="18.683cm" svg:y2="9.836cm"><text:p/></draw:line><draw:line draw:name="Вертикальная линия 640" draw:style-name="gr5" draw:text-style-name="P226" svg:x1="2.258cm" svg:y1="9.703cm" svg:x2="2.258cm" svg:y2="9.804cm"><text:p/></draw:line><draw:line draw:name="Вертикальная линия 641" draw:style-name="gr5" draw:text-style-name="P227" svg:x1="20.481cm" svg:y1="9.707cm" svg:x2="20.481cm" svg:y2="9.83cm"><text:p/></draw:line><draw:line draw:name="Вертикальная линия 642" draw:style-name="gr5" draw:text-style-name="P227" svg:x1="21.749cm" svg:y1="9.71cm" svg:x2="21.749cm" svg:y2="9.832cm"><text:p/></draw:line><draw:line draw:name="Вертикальная линия 643" draw:style-name="gr5" draw:text-style-name="P227" svg:x1="22.987cm" svg:y1="9.707cm" svg:x2="22.987cm" svg:y2="9.825cm"><text:p/></draw:line><draw:line draw:name="Вертикальная линия 644" draw:style-name="gr5" draw:text-style-name="P227" svg:x1="24.245cm" svg:y1="9.707cm" svg:x2="24.245cm" svg:y2="9.825cm"><text:p/></draw:line><draw:line draw:name="Вертикальная линия 645" draw:style-name="gr5" draw:text-style-name="P227" svg:x1="26.254cm" svg:y1="9.707cm" svg:x2="26.254cm" svg:y2="9.825cm"><text:p/></draw:line></draw:g></draw:g><draw:g draw:name="DrawObject 88" draw:style-name="gr2"><draw:line draw:name="Вертикальная линия 646" draw:style-name="gr5" draw:text-style-name="P226" svg:x1="3.237cm" svg:y1="10.476cm" svg:x2="3.237cm" svg:y2="10.577cm"><text:p/></draw:line><draw:g draw:name="DrawObject 89" draw:style-name="gr2"><draw:line draw:name="Вертикальная линия 647" draw:style-name="gr5" draw:text-style-name="P226" svg:x1="4.235cm" svg:y1="10.465cm" svg:x2="4.235cm" svg:y2="10.566cm"><text:p/></draw:line><draw:line draw:name="Вертикальная линия 648" draw:style-name="gr5" draw:text-style-name="P226" svg:x1="5.731cm" svg:y1="10.483cm" svg:x2="5.731cm" svg:y2="10.584cm"><text:p/></draw:line><draw:line draw:name="Вертикальная линия 649" draw:style-name="gr5" draw:text-style-name="P226" svg:x1="12.379cm" svg:y1="10.483cm" svg:x2="12.379cm" svg:y2="10.584cm"><text:p/></draw:line><draw:line draw:name="Вертикальная линия 650" draw:style-name="gr5" draw:text-style-name="P226" svg:x1="13.64cm" svg:y1="10.475cm" svg:x2="13.64cm" svg:y2="10.597cm"><text:p/></draw:line><draw:line draw:name="Вертикальная линия 651" draw:style-name="gr5" draw:text-style-name="P226" svg:x1="15.076cm" svg:y1="10.475cm" svg:x2="15.076cm" svg:y2="10.598cm"><text:p/></draw:line><draw:line draw:name="Вертикальная линия 652" draw:style-name="gr5" draw:text-style-name="P227" svg:x1="16.18cm" svg:y1="10.475cm" svg:x2="16.18cm" svg:y2="10.591cm"><text:p/></draw:line><draw:line draw:name="Вертикальная линия 653" draw:style-name="gr5" draw:text-style-name="P227" svg:x1="17.406cm" svg:y1="10.487cm" svg:x2="17.406cm" svg:y2="10.588cm"><text:p/></draw:line><draw:line draw:name="Вертикальная линия 654" draw:style-name="gr5" draw:text-style-name="P227" svg:x1="18.683cm" svg:y1="10.475cm" svg:x2="18.683cm" svg:y2="10.604cm"><text:p/></draw:line><draw:line draw:name="Вертикальная линия 655" draw:style-name="gr5" draw:text-style-name="P226" svg:x1="2.258cm" svg:y1="10.472cm" svg:x2="2.258cm" svg:y2="10.573cm"><text:p/></draw:line><draw:line draw:name="Вертикальная линия 656" draw:style-name="gr5" draw:text-style-name="P227" svg:x1="20.481cm" svg:y1="10.475cm" svg:x2="20.481cm" svg:y2="10.598cm"><text:p/></draw:line><draw:line draw:name="Вертикальная линия 657" draw:style-name="gr5" draw:text-style-name="P227" svg:x1="21.749cm" svg:y1="10.476cm" svg:x2="21.749cm" svg:y2="10.598cm"><text:p/></draw:line><draw:line draw:name="Вертикальная линия 658" draw:style-name="gr5" draw:text-style-name="P227" svg:x1="22.987cm" svg:y1="10.475cm" svg:x2="22.987cm" svg:y2="10.593cm"><text:p/></draw:line><draw:line draw:name="Вертикальная линия 659" draw:style-name="gr5" draw:text-style-name="P227" svg:x1="24.245cm" svg:y1="10.475cm" svg:x2="24.245cm" svg:y2="10.593cm"><text:p/></draw:line><draw:line draw:name="Вертикальная линия 660" draw:style-name="gr5" draw:text-style-name="P227" svg:x1="26.254cm" svg:y1="10.475cm" svg:x2="26.254cm" svg:y2="10.593cm"><text:p/></draw:line></draw:g></draw:g><draw:g draw:name="DrawObject 90" draw:style-name="gr2"><draw:line draw:name="Вертикальная линия 661" draw:style-name="gr5" draw:text-style-name="P226" svg:x1="3.237cm" svg:y1="11.234cm" svg:x2="3.237cm" svg:y2="11.335cm"><text:p/></draw:line><draw:g draw:name="DrawObject 91" draw:style-name="gr2"><draw:line draw:name="Вертикальная линия 662" draw:style-name="gr5" draw:text-style-name="P226" svg:x1="4.235cm" svg:y1="11.22cm" svg:x2="4.235cm" svg:y2="11.321cm"><text:p/></draw:line><draw:line draw:name="Вертикальная линия 663" draw:style-name="gr5" draw:text-style-name="P226" svg:x1="5.731cm" svg:y1="11.238cm" svg:x2="5.731cm" svg:y2="11.339cm"><text:p/></draw:line><draw:line draw:name="Вертикальная линия 664" draw:style-name="gr5" draw:text-style-name="P226" svg:x1="12.379cm" svg:y1="11.238cm" svg:x2="12.379cm" svg:y2="11.339cm"><text:p/></draw:line><draw:line draw:name="Вертикальная линия 665" draw:style-name="gr5" draw:text-style-name="P226" svg:x1="13.64cm" svg:y1="11.23cm" svg:x2="13.64cm" svg:y2="11.352cm"><text:p/></draw:line><draw:line draw:name="Вертикальная линия 666" draw:style-name="gr5" draw:text-style-name="P226" svg:x1="15.076cm" svg:y1="11.23cm" svg:x2="15.076cm" svg:y2="11.353cm"><text:p/></draw:line><draw:line draw:name="Вертикальная линия 667" draw:style-name="gr5" draw:text-style-name="P227" svg:x1="16.18cm" svg:y1="11.23cm" svg:x2="16.18cm" svg:y2="11.346cm"><text:p/></draw:line><draw:line draw:name="Вертикальная линия 668" draw:style-name="gr5" draw:text-style-name="P227" svg:x1="17.406cm" svg:y1="11.242cm" svg:x2="17.406cm" svg:y2="11.343cm"><text:p/></draw:line><draw:line draw:name="Вертикальная линия 669" draw:style-name="gr5" draw:text-style-name="P227" svg:x1="18.683cm" svg:y1="11.23cm" svg:x2="18.683cm" svg:y2="11.359cm"><text:p/></draw:line><draw:line draw:name="Вертикальная линия 670" draw:style-name="gr5" draw:text-style-name="P226" svg:x1="2.258cm" svg:y1="11.227cm" svg:x2="2.258cm" svg:y2="11.328cm"><text:p/></draw:line><draw:line draw:name="Вертикальная линия 671" draw:style-name="gr5" draw:text-style-name="P227" svg:x1="20.481cm" svg:y1="11.23cm" svg:x2="20.481cm" svg:y2="11.353cm"><text:p/></draw:line><draw:line draw:name="Вертикальная линия 672" draw:style-name="gr5" draw:text-style-name="P227" svg:x1="21.749cm" svg:y1="11.231cm" svg:x2="21.749cm" svg:y2="11.353cm"><text:p/></draw:line><draw:line draw:name="Вертикальная линия 673" draw:style-name="gr5" draw:text-style-name="P227" svg:x1="22.987cm" svg:y1="11.23cm" svg:x2="22.987cm" svg:y2="11.348cm"><text:p/></draw:line><draw:line draw:name="Вертикальная линия 674" draw:style-name="gr5" draw:text-style-name="P227" svg:x1="24.245cm" svg:y1="11.23cm" svg:x2="24.245cm" svg:y2="11.348cm"><text:p/></draw:line><draw:line draw:name="Вертикальная линия 675" draw:style-name="gr5" draw:text-style-name="P227" svg:x1="26.254cm" svg:y1="11.23cm" svg:x2="26.254cm" svg:y2="11.348cm"><text:p/></draw:line></draw:g></draw:g><draw:custom-shape draw:name="Фигура 1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" draw:style-name="gr2"><draw:line draw:name="Вертикальная линия 241" draw:style-name="gr5" draw:text-style-name="P226" svg:x1="3.237cm" svg:y1="11.991cm" svg:x2="3.237cm" svg:y2="12.092cm"><text:p/></draw:line><draw:g draw:name="DrawObject 32" draw:style-name="gr2"><draw:line draw:name="Вертикальная линия 242" draw:style-name="gr5" draw:text-style-name="P226" svg:x1="4.235cm" svg:y1="11.977cm" svg:x2="4.235cm" svg:y2="12.078cm"><text:p/></draw:line><draw:line draw:name="Вертикальная линия 243" draw:style-name="gr5" draw:text-style-name="P226" svg:x1="5.731cm" svg:y1="11.996cm" svg:x2="5.731cm" svg:y2="12.097cm"><text:p/></draw:line><draw:line draw:name="Вертикальная линия 244" draw:style-name="gr5" draw:text-style-name="P226" svg:x1="12.379cm" svg:y1="11.996cm" svg:x2="12.379cm" svg:y2="12.097cm"><text:p/></draw:line><draw:line draw:name="Вертикальная линия 245" draw:style-name="gr5" draw:text-style-name="P226" svg:x1="13.64cm" svg:y1="11.989cm" svg:x2="13.64cm" svg:y2="12.111cm"><text:p/></draw:line><draw:line draw:name="Вертикальная линия 246" draw:style-name="gr5" draw:text-style-name="P226" svg:x1="15.076cm" svg:y1="11.989cm" svg:x2="15.076cm" svg:y2="12.112cm"><text:p/></draw:line><draw:line draw:name="Вертикальная линия 247" draw:style-name="gr5" draw:text-style-name="P227" svg:x1="16.18cm" svg:y1="11.989cm" svg:x2="16.18cm" svg:y2="12.105cm"><text:p/></draw:line><draw:line draw:name="Вертикальная линия 248" draw:style-name="gr5" draw:text-style-name="P227" svg:x1="17.406cm" svg:y1="12cm" svg:x2="17.406cm" svg:y2="12.101cm"><text:p/></draw:line><draw:line draw:name="Вертикальная линия 249" draw:style-name="gr5" draw:text-style-name="P227" svg:x1="18.683cm" svg:y1="11.989cm" svg:x2="18.683cm" svg:y2="12.118cm"><text:p/></draw:line><draw:line draw:name="Вертикальная линия 250" draw:style-name="gr5" draw:text-style-name="P226" svg:x1="2.258cm" svg:y1="11.984cm" svg:x2="2.258cm" svg:y2="12.085cm"><text:p/></draw:line><draw:line draw:name="Вертикальная линия 251" draw:style-name="gr5" draw:text-style-name="P227" svg:x1="20.481cm" svg:y1="11.989cm" svg:x2="20.481cm" svg:y2="12.112cm"><text:p/></draw:line><draw:line draw:name="Вертикальная линия 252" draw:style-name="gr5" draw:text-style-name="P227" svg:x1="21.749cm" svg:y1="11.989cm" svg:x2="21.749cm" svg:y2="12.111cm"><text:p/></draw:line><draw:line draw:name="Вертикальная линия 253" draw:style-name="gr5" draw:text-style-name="P227" svg:x1="22.987cm" svg:y1="11.989cm" svg:x2="22.987cm" svg:y2="12.107cm"><text:p/></draw:line><draw:line draw:name="Вертикальная линия 254" draw:style-name="gr5" draw:text-style-name="P227" svg:x1="24.245cm" svg:y1="11.989cm" svg:x2="24.245cm" svg:y2="12.107cm"><text:p/></draw:line><draw:line draw:name="Вертикальная линия 255" draw:style-name="gr5" draw:text-style-name="P227" svg:x1="26.254cm" svg:y1="11.989cm" svg:x2="26.254cm" svg:y2="12.107cm"><text:p/></draw:line></draw:g></draw:g></draw:g><draw:g draw:name="DrawObject 2" draw:style-name="gr2"><draw:line draw:name="Вертикальная линия 16" draw:style-name="gr5" draw:text-style-name="P226" svg:x1="3.214cm" svg:y1="0.614cm" svg:x2="3.214cm" svg:y2="0.715cm"><text:p/></draw:line><draw:g draw:name="DrawObject 3" draw:style-name="gr2"><draw:line draw:name="Вертикальная линия 17" draw:style-name="gr5" draw:text-style-name="P226" svg:x1="4.214cm" svg:y1="0.6cm" svg:x2="4.214cm" svg:y2="0.701cm"><text:p/></draw:line><draw:line draw:name="Вертикальная линия 18" draw:style-name="gr5" draw:text-style-name="P226" svg:x1="5.708cm" svg:y1="0.619cm" svg:x2="5.708cm" svg:y2="0.72cm"><text:p/></draw:line><draw:line draw:name="Вертикальная линия 19" draw:style-name="gr5" draw:text-style-name="P226" svg:x1="12.356cm" svg:y1="0.619cm" svg:x2="12.356cm" svg:y2="0.72cm"><text:p/></draw:line><draw:line draw:name="Вертикальная линия 20" draw:style-name="gr5" draw:text-style-name="P226" svg:x1="13.619cm" svg:y1="0.611cm" svg:x2="13.619cm" svg:y2="0.733cm"><text:p/></draw:line><draw:line draw:name="Вертикальная линия 21" draw:style-name="gr5" draw:text-style-name="P226" svg:x1="15.053cm" svg:y1="0.611cm" svg:x2="15.053cm" svg:y2="0.734cm"><text:p/></draw:line><draw:line draw:name="Вертикальная линия 22" draw:style-name="gr5" draw:text-style-name="P227" svg:x1="16.159cm" svg:y1="0.611cm" svg:x2="16.159cm" svg:y2="0.727cm"><text:p/></draw:line><draw:line draw:name="Вертикальная линия 23" draw:style-name="gr5" draw:text-style-name="P227" svg:x1="17.383cm" svg:y1="0.623cm" svg:x2="17.383cm" svg:y2="0.724cm"><text:p/></draw:line><draw:line draw:name="Вертикальная линия 24" draw:style-name="gr5" draw:text-style-name="P227" svg:x1="18.662cm" svg:y1="0.611cm" svg:x2="18.662cm" svg:y2="0.74cm"><text:p/></draw:line><draw:line draw:name="Вертикальная линия 25" draw:style-name="gr5" draw:text-style-name="P226" svg:x1="2.235cm" svg:y1="0.607cm" svg:x2="2.235cm" svg:y2="0.708cm"><text:p/></draw:line><draw:line draw:name="Вертикальная линия 26" draw:style-name="gr5" draw:text-style-name="P227" svg:x1="20.458cm" svg:y1="0.611cm" svg:x2="20.458cm" svg:y2="0.734cm"><text:p/></draw:line><draw:line draw:name="Вертикальная линия 27" draw:style-name="gr5" draw:text-style-name="P227" svg:x1="21.726cm" svg:y1="0.612cm" svg:x2="21.726cm" svg:y2="0.734cm"><text:p/></draw:line><draw:line draw:name="Вертикальная линия 28" draw:style-name="gr5" draw:text-style-name="P227" svg:x1="22.964cm" svg:y1="0.611cm" svg:x2="22.964cm" svg:y2="0.729cm"><text:p/></draw:line><draw:line draw:name="Вертикальная линия 29" draw:style-name="gr5" draw:text-style-name="P227" svg:x1="24.222cm" svg:y1="0.611cm" svg:x2="24.222cm" svg:y2="0.729cm"><text:p/></draw:line><draw:line draw:name="Вертикальная линия 30" draw:style-name="gr5" draw:text-style-name="P227" svg:x1="26.231cm" svg:y1="0.611cm" svg:x2="26.231cm" svg:y2="0.729cm"><text:p/></draw:line></draw:g></draw:g></draw:g><text:span text:style-name="Основной_20_шрифт_20_абзаца"><text:span text:style-name="T16"><text:s/>0</text:span></text:span><text:span text:style-name="Основной_20_шрифт_20_абзаца"><text:span text:style-name="T3">1</text:span></text:span></text:p>
          </table:table-cell>
          <table:table-cell table:style-name="Таблица3.B28" table:number-rows-spanned="17" table:number-columns-spanned="42" office:value-type="string">
            <text:p text:style-name="P181"><text:s text:c="3"/><text:span text:style-name="T268">Класс условий труда в зависимости от содержания вредных веществ в воздухе рабочей зоны при изготовлении </text:span><text:span text:style-name="T65">гидроцикла</text:span></text:p>
            <text:p text:style-name="P166"><text:s/><text:span text:style-name="T268">2-ой допустимый (согласно руководству Р 2.2.200</text:span><text:span text:style-name="T66">6</text:span><text:span text:style-name="T268">-0</text:span><text:span text:style-name="T66">5</text:span><text:span text:style-name="T268"> по гигиенической оценке факторов рабочей среды <text:s/>и трудового <text:s/></text:span></text:p>
            <text:p text:style-name="P168"><text:s/>процесса. Критерии и классификация условий труда).</text:p>
            <text:p text:style-name="P173"><text:s text:c="8"/><text:span text:style-name="T133">Уровень локальной вибрации, возникающей на рабочем месте, не превышает 109 дБ, уровень шума не превышает 80 дБ.</text:span></text:p>
            <text:p text:style-name="P172"><text:span text:style-name="T18"><text:s text:c="6"/></text:span><text:span text:style-name="T30"><text:s/></text:span><text:span text:style-name="Основной_20_шрифт_20_абзаца"><text:span text:style-name="T193">Необходимые средства защиты органов дыхания : - респиратор фильтрующий марки А1 Р2 ГОСТ 12.4.296-2015 или </text:span></text:span></text:p>
            <text:p text:style-name="P189"><text:span text:style-name="Основной_20_шрифт_20_абзаца"><text:span text:style-name="T193"><text:s/>полумаска ГОСТ 12.4.244-2013 с комбинированным фильтром <text:s text:c="2"/>А1 Р2 ГОСТ 12.4.2</text:span></text:span><text:span text:style-name="Основной_20_шрифт_20_абзаца"><text:span text:style-name="T194">35</text:span></text:span><text:span text:style-name="Основной_20_шрифт_20_абзаца"><text:span text:style-name="T193">-20</text:span></text:span><text:span text:style-name="Основной_20_шрифт_20_абзаца"><text:span text:style-name="T194">19</text:span></text:span><text:span text:style-name="T30"> <text:s text:c="29"/></text:span><text:span text:style-name="Основной_20_шрифт_20_абзаца"><text:span text:style-name="T141"><text:s/></text:span></text:span></text:p>
            <text:p text:style-name="P200"><text:span text:style-name="Основной_20_шрифт_20_абзаца"><text:span text:style-name="T148"><text:s text:c="6"/></text:span></text:span><text:span text:style-name="Основной_20_шрифт_20_абзаца"><text:span text:style-name="T149"><text:s/></text:span></text:span><text:span text:style-name="Основной_20_шрифт_20_абзаца"><text:span text:style-name="T150">Д</text:span></text:span><text:span text:style-name="Основной_20_шрифт_20_абзаца"><text:span text:style-name="T149">опускается использовать </text:span></text:span><text:span text:style-name="Основной_20_шрифт_20_абзаца"><text:span text:style-name="T95">средства измерения </text:span></text:span><text:span text:style-name="Основной_20_шрифт_20_абзаца"><text:span text:style-name="T149">с другим обозначением, имеющий меньшую погрешность </text:span></text:span><text:span text:style-name="T154"><text:s/>измерения и высший класс точности или тот же класс. </text:span><text:span text:style-name="T155">Применяемые средства измерения должны быть поверены (откалиброваны).</text:span></text:p>
            <text:p text:style-name="P153"><text:s text:c="8"/>Допускается использовать <text:s/>режущий инструмент иного типоразмера и обозначения, обеспечивающий выполнение</text:p>
            <text:p text:style-name="P153"><text:s/>измерения и высший класс точности или тот же класс.</text:p>
            <text:p text:style-name="P186"><text:s text:c="7"/>Допускается <text:s/>проведение <text:s/>дальнейших операций, не связанных <text:s/>с механическим <text:s/>воздействием на клеевой <text:s/>шов ранее 24-х <text:s/></text:p>
            <text:p text:style-name="P154"><text:s/>часов, при <text:s/>условии <text:s/>достижения <text:s/>контрольным <text:s/>образцом <text:s/>твердого состояния.</text:p>
            <text:p text:style-name="P201"><text:span text:style-name="Основной_20_шрифт_20_абзаца"><text:span text:style-name="T142"><text:s text:c="7"/></text:span></text:span><text:span text:style-name="Основной_20_шрифт_20_абзаца"><text:span text:style-name="T143">При работе с ножом запрещается держать руки напротив лезвия ножа и носить нож в карманах спецодежды.</text:span></text:span></text:p>
            <text:p text:style-name="P201"><text:span text:style-name="Основной_20_шрифт_20_абзаца"><text:span text:style-name="T143"><text:s text:c="8"/>Порядок выполнения переходов, не влияющих на процесс изготовления гидроцикла, не регламентируется.</text:span></text:span></text:p>
            <text:p text:style-name="P175"><text:s text:c="8"/><text:span text:style-name="T190">Перед проведением работ по сборке гидроцикла, уложить на стол пленку полиэтиленовую или бумагу по <text:s/></text:span></text:p>
            <text:p text:style-name="P123"><text:span text:style-name="T190"><text:s/>действующей ДС <text:s text:c="3"/></text:span><text:span text:style-name="T191"><text:s/></text:span><text:span text:style-name="T190">(для исключения повреждений покрытия).</text:span> </text:p>
            <text:p text:style-name="P134"><text:s/><text:span text:style-name="T111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<text:s/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<text:s/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<text:s/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<text:s/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<text:s/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<text:s/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<text:s/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<text:s/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7" office:value-type="string">
            <text:p text:style-name="P42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2">
          <table:table-cell table:style-name="Таблица3.A28" office:value-type="string">
            <text:p text:style-name="P42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9">
          <table:table-cell table:style-name="Таблица3.A29" table:number-columns-spanned="4" office:value-type="string">
            <text:p text:style-name="P84">КТО</text:p>
          </table:table-cell>
          <table:covered-table-cell/>
          <table:covered-table-cell/>
          <table:covered-table-cell/>
          <table:table-cell table:style-name="Таблица3.E29" table:number-columns-spanned="33" office:value-type="string">
            <text:p text:style-name="P81">Карта типовой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l29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Таблица3.q29" office:value-type="string">
            <text:p text:style-name="P51"/>
          </table:table-cell>
        </table:table-row>
      </table:table>
      <text:p text:style-name="Standard"/>
      <text:p text:style-name="P80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B"/>
        <table:table-column table:style-name="Таблица11.J"/>
        <table:table-column table:style-name="Таблица11.K"/>
        <table:table-column table:style-name="Таблица11.L"/>
        <table:table-column table:style-name="Таблица11.M"/>
        <table:table-column table:style-name="Таблица11.N"/>
        <table:table-column table:style-name="Таблица11.O"/>
        <table:table-column table:style-name="Таблица11.P"/>
        <table:table-column table:style-name="Таблица11.B"/>
        <table:table-column table:style-name="Таблица11.R"/>
        <table:table-column table:style-name="Таблица11.S"/>
        <table:table-column table:style-name="Таблица11.T"/>
        <table:table-column table:style-name="Таблица11.B"/>
        <table:table-column table:style-name="Таблица11.V"/>
        <table:table-column table:style-name="Таблица11.W"/>
        <table:table-column table:style-name="Таблица11.X"/>
        <table:table-column table:style-name="Таблица11.Y"/>
        <table:table-column table:style-name="Таблица11.Z"/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G"/>
        <table:table-column table:style-name="Таблица11.k"/>
        <table:table-column table:style-name="Таблица11.l"/>
        <table:table-column table:style-name="Таблица11.h"/>
        <table:table-column table:style-name="Таблица11.n"/>
        <table:table-column table:style-name="Таблица11.o"/>
        <table:table-column table:style-name="Таблица11.p"/>
        <table:table-column table:style-name="Таблица11.q"/>
        <table:table-header-rows>
          <text:soft-page-break/>
          <table:table-row table:style-name="Таблица11.1">
            <table:table-cell table:style-name="Таблица11.A1" table:number-columns-spanned="3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1.f1" table:number-columns-spanned="2" office:value-type="string">
              <text:p text:style-name="P40"/>
            </table:table-cell>
            <table:covered-table-cell/>
            <table:table-cell table:style-name="Таблица11.f1" table:number-columns-spanned="3" office:value-type="string">
              <text:p text:style-name="P40"/>
            </table:table-cell>
            <table:covered-table-cell/>
            <table:covered-table-cell/>
            <table:table-cell table:style-name="Таблица11.f1" table:number-columns-spanned="4" office:value-type="string">
              <text:p text:style-name="P36"><draw:frame draw:style-name="fr2" draw:name="Врезка12" text:anchor-type="paragraph" svg:y="-0.49cm" svg:width="5.639cm" style:rel-width="scale" svg:height="0.639cm" style:rel-height="scale" draw:z-index="19"><draw:text-box><text:p text:style-name="P21">ГОСТ 3.1118-82 Форма 1б</text:p></draw:text-box></draw:frame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11.f1" table:number-columns-spanned="2" office:value-type="string">
              <text:p text:style-name="P40"/>
            </table:table-cell>
            <table:covered-table-cell/>
            <table:table-cell table:style-name="Таблица11.q1" office:value-type="string">
              <text:p text:style-name="P40"/>
            </table:table-cell>
          </table:table-row>
        </table:table-header-rows>
        <table:table-row table:style-name="Таблица11.1">
          <table:table-cell table:style-name="Таблица11.f1" table:number-columns-spanned="3" office:value-type="string">
            <text:p text:style-name="P40">Дубл.</text:p>
          </table:table-cell>
          <table:covered-table-cell/>
          <table:covered-table-cell/>
          <table:table-cell table:style-name="Таблица11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1.f1" table:number-columns-spanned="3" office:value-type="string">
            <text:p text:style-name="P36"/>
          </table:table-cell>
          <table:covered-table-cell/>
          <table:covered-table-cell/>
          <table:table-cell table:style-name="Таблица11.f1" office:value-type="string">
            <text:p text:style-name="P36"/>
          </table:table-cell>
          <table:table-cell table:style-name="Таблица11.M2" table:number-columns-spanned="4" office:value-type="string">
            <text:p text:style-name="P36"><text:s text:c="15"/></text:p>
          </table:table-cell>
          <table:covered-table-cell/>
          <table:covered-table-cell/>
          <table:covered-table-cell/>
          <table:table-cell table:style-name="Таблица11.Q2" table:number-columns-spanned="2" office:value-type="string">
            <text:p text:style-name="P36"/>
          </table:table-cell>
          <table:covered-table-cell/>
          <table:table-cell table:style-name="Таблица11.Q2" table:number-columns-spanned="3" office:value-type="string">
            <text:p text:style-name="P36"/>
          </table:table-cell>
          <table:covered-table-cell/>
          <table:covered-table-cell/>
          <table:table-cell table:style-name="Таблица11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Q2" table:number-columns-spanned="2" office:value-type="string">
            <text:p text:style-name="P36"/>
          </table:table-cell>
          <table:covered-table-cell/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f1" table:number-columns-spanned="3" office:value-type="string">
            <text:p text:style-name="P36"/>
          </table:table-cell>
          <table:covered-table-cell/>
          <table:covered-table-cell/>
          <table:table-cell table:style-name="Таблица11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q1" office:value-type="string">
            <text:p text:style-name="P36"/>
          </table:table-cell>
        </table:table-row>
        <table:table-row table:style-name="Таблица11.1">
          <table:table-cell table:style-name="Таблица11.f1" table:number-columns-spanned="3" office:value-type="string">
            <text:p text:style-name="P40">Взам.</text:p>
          </table:table-cell>
          <table:covered-table-cell/>
          <table:covered-table-cell/>
          <table:table-cell table:style-name="Таблица11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1.f1" table:number-columns-spanned="3" office:value-type="string">
            <text:p text:style-name="P36"/>
          </table:table-cell>
          <table:covered-table-cell/>
          <table:covered-table-cell/>
          <table:table-cell table:style-name="Таблица11.f1" office:value-type="string">
            <text:p text:style-name="P36"/>
          </table:table-cell>
          <table:table-cell table:style-name="Таблица11.M3" table:number-rows-spanned="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f1" table:number-columns-spanned="3" office:value-type="string">
            <text:p text:style-name="P36"/>
          </table:table-cell>
          <table:covered-table-cell/>
          <table:covered-table-cell/>
          <table:table-cell table:style-name="Таблица11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f1" table:number-columns-spanned="3" office:value-type="string">
            <text:p text:style-name="P36"/>
          </table:table-cell>
          <table:covered-table-cell/>
          <table:covered-table-cell/>
          <table:table-cell table:style-name="Таблица11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q1" office:value-type="string">
            <text:p text:style-name="P36"/>
          </table:table-cell>
        </table:table-row>
        <table:table-row table:style-name="Таблица11.1">
          <table:table-cell table:style-name="Таблица11.f1" table:number-columns-spanned="3" office:value-type="string">
            <text:p text:style-name="P40">Подл.</text:p>
          </table:table-cell>
          <table:covered-table-cell/>
          <table:covered-table-cell/>
          <table:table-cell table:style-name="Таблица11.f1" table:number-columns-spanned="5" office:value-type="string">
            <text:p text:style-name="P65"/>
          </table:table-cell>
          <table:covered-table-cell/>
          <table:covered-table-cell/>
          <table:covered-table-cell/>
          <table:covered-table-cell/>
          <table:table-cell table:style-name="Таблица11.f1" table:number-columns-spanned="3" office:value-type="string">
            <text:p text:style-name="P23"><text:s/></text:p>
          </table:table-cell>
          <table:covered-table-cell/>
          <table:covered-table-cell/>
          <table:table-cell table:style-name="Таблица11.f1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f1" table:number-columns-spanned="3" office:value-type="string">
            <text:p text:style-name="P36"/>
          </table:table-cell>
          <table:covered-table-cell/>
          <table:covered-table-cell/>
          <table:table-cell table:style-name="Таблица11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f1" table:number-columns-spanned="3" office:value-type="string">
            <text:p text:style-name="P36"/>
          </table:table-cell>
          <table:covered-table-cell/>
          <table:covered-table-cell/>
          <table:table-cell table:style-name="Таблица11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q1" office:value-type="string">
            <text:p text:style-name="P36"/>
          </table:table-cell>
        </table:table-row>
        <table:table-row table:style-name="Таблица11.5">
          <table:table-cell table:style-name="Таблица11.f1" table:number-columns-spanned="2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X5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X5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q5" office:value-type="string">
            <text:p text:style-name="P86"/>
          </table:table-cell>
        </table:table-row>
        <table:table-row table:style-name="Таблица11.6">
          <table:table-cell table:style-name="Таблица11.f1" table:number-rows-spanned="3" table:number-columns-spanned="2" office:value-type="string">
            <text:p text:style-name="P36"/>
          </table:table-cell>
          <table:covered-table-cell/>
          <table:table-cell table:style-name="Таблица11.f1" table:number-columns-spanned="3" office:value-type="string">
            <text:p text:style-name="P36"/>
          </table:table-cell>
          <table:covered-table-cell/>
          <table:covered-table-cell/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f1" office:value-type="string">
            <text:p text:style-name="P36"/>
          </table:table-cell>
          <table:table-cell table:style-name="Таблица11.f1" office:value-type="string">
            <text:p text:style-name="P36"/>
          </table:table-cell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f1" table:number-columns-spanned="3" office:value-type="string">
            <text:p text:style-name="P36"/>
          </table:table-cell>
          <table:covered-table-cell/>
          <table:covered-table-cell/>
          <table:table-cell table:style-name="Таблица11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1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1.c6" table:number-rows-spanned="3" table:number-columns-spanned="10" office:value-type="string">
            <text:p text:style-name="P107"><text:s/><text:span text:style-name="T159">ЮЕЛИ.333349.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m6" table:number-rows-spanned="3" table:number-columns-spanned="5" office:value-type="string">
            <text:p text:style-name="P108">К.50<text:span text:style-name="T73">288</text:span>.0<text:span text:style-name="T73">..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1.6">
          <table:covered-table-cell/>
          <table:covered-table-cell/>
          <table:table-cell table:style-name="Таблица11.f1" table:number-columns-spanned="3" office:value-type="string">
            <text:p text:style-name="P36"/>
          </table:table-cell>
          <table:covered-table-cell/>
          <table:covered-table-cell/>
          <table:table-cell table:style-name="Таблица11.f1" table:number-columns-spanned="2" office:value-type="string">
            <text:p text:style-name="P56"/>
          </table:table-cell>
          <table:covered-table-cell/>
          <table:table-cell table:style-name="Таблица11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f1" table:number-columns-spanned="2" office:value-type="string">
            <text:p text:style-name="P3"/>
          </table:table-cell>
          <table:covered-table-cell/>
          <table:table-cell table:style-name="Таблица11.f1" office:value-type="string">
            <text:p text:style-name="P56"/>
          </table:table-cell>
          <table:table-cell table:style-name="Таблица11.f1" office:value-type="string">
            <text:p text:style-name="P36"/>
          </table:table-cell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f1" table:number-columns-spanned="3" office:value-type="string">
            <text:p text:style-name="P36"/>
          </table:table-cell>
          <table:covered-table-cell/>
          <table:covered-table-cell/>
          <table:table-cell table:style-name="Таблица11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6">
          <table:covered-table-cell/>
          <table:covered-table-cell/>
          <table:table-cell table:style-name="Таблица11.f1" table:number-columns-spanned="3" office:value-type="string">
            <text:p text:style-name="P73"/>
          </table:table-cell>
          <table:covered-table-cell/>
          <table:covered-table-cell/>
          <table:table-cell table:style-name="Таблица11.f1" table:number-columns-spanned="2" office:value-type="string">
            <text:p text:style-name="P73"/>
          </table:table-cell>
          <table:covered-table-cell/>
          <table:table-cell table:style-name="Таблица11.f1" table:number-columns-spanned="4" office:value-type="string">
            <text:p text:style-name="P65"><text:s/></text:p>
          </table:table-cell>
          <table:covered-table-cell/>
          <table:covered-table-cell/>
          <table:covered-table-cell/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f1" office:value-type="string">
            <text:p text:style-name="P36"/>
          </table:table-cell>
          <table:table-cell table:style-name="Таблица11.f1" office:value-type="string">
            <text:p text:style-name="P36"/>
          </table:table-cell>
          <table:table-cell table:style-name="Таблица11.f1" table:number-columns-spanned="2" office:value-type="string">
            <text:p text:style-name="P36"/>
          </table:table-cell>
          <table:covered-table-cell/>
          <table:table-cell table:style-name="Таблица11.f1" table:number-columns-spanned="3" office:value-type="string">
            <text:p text:style-name="P36"/>
          </table:table-cell>
          <table:covered-table-cell/>
          <table:covered-table-cell/>
          <table:table-cell table:style-name="Таблица11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1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9">
          <table:table-cell table:style-name="Таблица11.A9" office:value-type="string">
            <text:p text:style-name="P43">А</text:p>
          </table:table-cell>
          <table:table-cell table:style-name="Таблица11.B9" table:number-columns-spanned="3" office:value-type="string">
            <text:p text:style-name="P138">Цех</text:p>
          </table:table-cell>
          <table:covered-table-cell/>
          <table:covered-table-cell/>
          <table:table-cell table:style-name="Таблица11.E9" table:number-columns-spanned="2" office:value-type="string">
            <text:p text:style-name="P59">Уч.</text:p>
          </table:table-cell>
          <table:covered-table-cell/>
          <table:table-cell table:style-name="Таблица11.E9" table:number-columns-spanned="3" office:value-type="string">
            <text:p text:style-name="P59">РМ</text:p>
          </table:table-cell>
          <table:covered-table-cell/>
          <table:covered-table-cell/>
          <table:table-cell table:style-name="Таблица11.E9" office:value-type="string">
            <text:p text:style-name="P59">Опер.</text:p>
          </table:table-cell>
          <table:table-cell table:style-name="Таблица11.E9" table:number-columns-spanned="9" office:value-type="string">
            <text:p text:style-name="P59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T9" table:number-columns-spanned="24" office:value-type="string">
            <text:p text:style-name="P59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9">
          <table:table-cell table:style-name="Таблица11.A9" office:value-type="string">
            <text:p text:style-name="P43">Б</text:p>
          </table:table-cell>
          <table:table-cell table:style-name="Таблица11.B10" table:number-columns-spanned="18" office:value-type="string">
            <text:p text:style-name="P5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A9" office:value-type="string">
            <text:p text:style-name="P59">СМ</text:p>
          </table:table-cell>
          <table:table-cell table:style-name="Таблица11.A9" table:number-columns-spanned="2" office:value-type="string">
            <text:p text:style-name="P59">Проф.</text:p>
          </table:table-cell>
          <table:covered-table-cell/>
          <table:table-cell table:style-name="Таблица11.A9" table:number-columns-spanned="4" office:value-type="string">
            <text:p text:style-name="P59">Р</text:p>
          </table:table-cell>
          <table:covered-table-cell/>
          <table:covered-table-cell/>
          <table:covered-table-cell/>
          <table:table-cell table:style-name="Таблица11.A9" office:value-type="string">
            <text:p text:style-name="P59">УТ</text:p>
          </table:table-cell>
          <table:table-cell table:style-name="Таблица11.A9" table:number-columns-spanned="3" office:value-type="string">
            <text:p text:style-name="P59">КР</text:p>
          </table:table-cell>
          <table:covered-table-cell/>
          <table:covered-table-cell/>
          <table:table-cell table:style-name="Таблица11.A9" table:number-columns-spanned="2" office:value-type="string">
            <text:p text:style-name="P59">КОИД</text:p>
          </table:table-cell>
          <table:covered-table-cell/>
          <table:table-cell table:style-name="Таблица11.A9" table:number-columns-spanned="2" office:value-type="string">
            <text:p text:style-name="P59">ЕН</text:p>
          </table:table-cell>
          <table:covered-table-cell/>
          <table:table-cell table:style-name="Таблица11.A9" table:number-columns-spanned="3" office:value-type="string">
            <text:p text:style-name="P59">ОП</text:p>
          </table:table-cell>
          <table:covered-table-cell/>
          <table:covered-table-cell/>
          <table:table-cell table:style-name="Таблица11.A9" table:number-columns-spanned="2" office:value-type="string">
            <text:p text:style-name="P59">Кшт</text:p>
          </table:table-cell>
          <table:covered-table-cell/>
          <table:table-cell table:style-name="Таблица11.A9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11.p10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11.9">
          <table:table-cell table:style-name="Таблица11.A11" office:value-type="string">
            <text:p text:style-name="P43">К/М</text:p>
          </table:table-cell>
          <table:table-cell table:style-name="Таблица11.B11" table:number-columns-spanned="18" office:value-type="string">
            <text:p text:style-name="P5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B10" table:number-columns-spanned="13" office:value-type="string">
            <text:p text:style-name="P5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g11" table:number-columns-spanned="2" office:value-type="string">
            <text:p text:style-name="P59">ОПП</text:p>
          </table:table-cell>
          <table:covered-table-cell/>
          <table:table-cell table:style-name="Таблица11.g11" table:number-columns-spanned="3" office:value-type="string">
            <text:p text:style-name="P62">ЕВ</text:p>
          </table:table-cell>
          <table:covered-table-cell/>
          <table:covered-table-cell/>
          <table:table-cell table:style-name="Таблица11.g11" table:number-columns-spanned="2" office:value-type="string">
            <text:p text:style-name="P59">ЕН</text:p>
          </table:table-cell>
          <table:covered-table-cell/>
          <table:table-cell table:style-name="Таблица11.g11" table:number-columns-spanned="2" office:value-type="string">
            <text:p text:style-name="P59">КИ</text:p>
          </table:table-cell>
          <table:covered-table-cell/>
          <table:table-cell table:style-name="Таблица11.p11" table:number-columns-spanned="2" office:value-type="string">
            <text:p text:style-name="P59">Н. расх.</text:p>
          </table:table-cell>
          <table:covered-table-cell/>
        </table:table-row>
        <table:table-row table:style-name="Таблица11.12">
          <table:table-cell table:style-name="Таблица11.A12" office:value-type="string">
            <text:p text:style-name="P29"><draw:g text:anchor-type="paragraph" draw:z-index="20" draw:name="DrawObject2_7" draw:style-name="gr1"><draw:g draw:name="DrawObject31_8" draw:style-name="gr2"><draw:custom-shape draw:name="Фигура1_8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8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8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8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8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8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8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8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8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8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8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8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8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8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8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8" draw:style-name="gr2"><draw:line draw:name="Вертикальная линия 451_8" draw:style-name="gr5" draw:text-style-name="P226" svg:x1="3.237cm" svg:y1="-0.134cm" svg:x2="3.237cm" svg:y2="-0.033cm"><text:p/></draw:line><draw:g draw:name="DrawObject 63_8" draw:style-name="gr2"><draw:line draw:name="Вертикальная линия 452_8" draw:style-name="gr5" draw:text-style-name="P226" svg:x1="4.235cm" svg:y1="-0.148cm" svg:x2="4.235cm" svg:y2="-0.047cm"><text:p/></draw:line><draw:line draw:name="Вертикальная линия 453_8" draw:style-name="gr5" draw:text-style-name="P226" svg:x1="5.731cm" svg:y1="-0.129cm" svg:x2="5.731cm" svg:y2="-0.028cm"><text:p/></draw:line><draw:line draw:name="Вертикальная линия 454_8" draw:style-name="gr5" draw:text-style-name="P226" svg:x1="12.379cm" svg:y1="-0.129cm" svg:x2="12.379cm" svg:y2="-0.028cm"><text:p/></draw:line><draw:line draw:name="Вертикальная линия 455_8" draw:style-name="gr5" draw:text-style-name="P226" svg:x1="13.64cm" svg:y1="-0.136cm" svg:x2="13.64cm" svg:y2="-0.014cm"><text:p/></draw:line><draw:line draw:name="Вертикальная линия 456_8" draw:style-name="gr5" draw:text-style-name="P226" svg:x1="15.076cm" svg:y1="-0.136cm" svg:x2="15.076cm" svg:y2="-0.013cm"><text:p/></draw:line><draw:line draw:name="Вертикальная линия 457_8" draw:style-name="gr5" draw:text-style-name="P227" svg:x1="16.18cm" svg:y1="-0.136cm" svg:x2="16.18cm" svg:y2="-0.02cm"><text:p/></draw:line><draw:line draw:name="Вертикальная линия 458_8" draw:style-name="gr5" draw:text-style-name="P227" svg:x1="17.406cm" svg:y1="-0.125cm" svg:x2="17.406cm" svg:y2="-0.024cm"><text:p/></draw:line><draw:line draw:name="Вертикальная линия 459_8" draw:style-name="gr5" draw:text-style-name="P227" svg:x1="18.683cm" svg:y1="-0.136cm" svg:x2="18.683cm" svg:y2="-0.007cm"><text:p/></draw:line><draw:line draw:name="Вертикальная линия 460_8" draw:style-name="gr5" draw:text-style-name="P226" svg:x1="2.258cm" svg:y1="-0.141cm" svg:x2="2.258cm" svg:y2="-0.04cm"><text:p/></draw:line><draw:line draw:name="Вертикальная линия 461_8" draw:style-name="gr5" draw:text-style-name="P227" svg:x1="20.481cm" svg:y1="-0.136cm" svg:x2="20.481cm" svg:y2="-0.013cm"><text:p/></draw:line><draw:line draw:name="Вертикальная линия 462_8" draw:style-name="gr5" draw:text-style-name="P227" svg:x1="21.749cm" svg:y1="-0.136cm" svg:x2="21.749cm" svg:y2="-0.014cm"><text:p/></draw:line><draw:line draw:name="Вертикальная линия 463_8" draw:style-name="gr5" draw:text-style-name="P227" svg:x1="22.987cm" svg:y1="-0.136cm" svg:x2="22.987cm" svg:y2="-0.018cm"><text:p/></draw:line><draw:line draw:name="Вертикальная линия 464_8" draw:style-name="gr5" draw:text-style-name="P227" svg:x1="24.245cm" svg:y1="-0.136cm" svg:x2="24.245cm" svg:y2="-0.018cm"><text:p/></draw:line><draw:line draw:name="Вертикальная линия 465_8" draw:style-name="gr5" draw:text-style-name="P227" svg:x1="26.254cm" svg:y1="-0.136cm" svg:x2="26.254cm" svg:y2="-0.018cm"><text:p/></draw:line></draw:g></draw:g><draw:g draw:name="DrawObject 64_8" draw:style-name="gr2"><draw:line draw:name="Вертикальная линия 466_8" draw:style-name="gr5" draw:text-style-name="P226" svg:x1="3.237cm" svg:y1="1.358cm" svg:x2="3.237cm" svg:y2="1.459cm"><text:p/></draw:line><draw:g draw:name="DrawObject 65_8" draw:style-name="gr2"><draw:line draw:name="Вертикальная линия 467_8" draw:style-name="gr5" draw:text-style-name="P226" svg:x1="4.235cm" svg:y1="1.344cm" svg:x2="4.235cm" svg:y2="1.445cm"><text:p/></draw:line><draw:line draw:name="Вертикальная линия 468_8" draw:style-name="gr5" draw:text-style-name="P226" svg:x1="5.731cm" svg:y1="1.365cm" svg:x2="5.731cm" svg:y2="1.466cm"><text:p/></draw:line><draw:line draw:name="Вертикальная линия 469_8" draw:style-name="gr5" draw:text-style-name="P226" svg:x1="12.379cm" svg:y1="1.365cm" svg:x2="12.379cm" svg:y2="1.466cm"><text:p/></draw:line><draw:line draw:name="Вертикальная линия 470_8" draw:style-name="gr5" draw:text-style-name="P226" svg:x1="13.64cm" svg:y1="1.355cm" svg:x2="13.64cm" svg:y2="1.477cm"><text:p/></draw:line><draw:line draw:name="Вертикальная линия 471_8" draw:style-name="gr5" draw:text-style-name="P226" svg:x1="15.076cm" svg:y1="1.355cm" svg:x2="15.076cm" svg:y2="1.478cm"><text:p/></draw:line><draw:line draw:name="Вертикальная линия 472_8" draw:style-name="gr5" draw:text-style-name="P227" svg:x1="16.18cm" svg:y1="1.355cm" svg:x2="16.18cm" svg:y2="1.471cm"><text:p/></draw:line><draw:line draw:name="Вертикальная линия 473_8" draw:style-name="gr5" draw:text-style-name="P227" svg:x1="17.406cm" svg:y1="1.367cm" svg:x2="17.406cm" svg:y2="1.468cm"><text:p/></draw:line><draw:line draw:name="Вертикальная линия 474_8" draw:style-name="gr5" draw:text-style-name="P227" svg:x1="18.683cm" svg:y1="1.355cm" svg:x2="18.683cm" svg:y2="1.484cm"><text:p/></draw:line><draw:line draw:name="Вертикальная линия 475_8" draw:style-name="gr5" draw:text-style-name="P226" svg:x1="2.258cm" svg:y1="1.351cm" svg:x2="2.258cm" svg:y2="1.452cm"><text:p/></draw:line><draw:line draw:name="Вертикальная линия 476_8" draw:style-name="gr5" draw:text-style-name="P227" svg:x1="20.481cm" svg:y1="1.355cm" svg:x2="20.481cm" svg:y2="1.478cm"><text:p/></draw:line><draw:line draw:name="Вертикальная линия 477_8" draw:style-name="gr5" draw:text-style-name="P227" svg:x1="21.749cm" svg:y1="1.358cm" svg:x2="21.749cm" svg:y2="1.48cm"><text:p/></draw:line><draw:line draw:name="Вертикальная линия 478_8" draw:style-name="gr5" draw:text-style-name="P227" svg:x1="22.987cm" svg:y1="1.355cm" svg:x2="22.987cm" svg:y2="1.473cm"><text:p/></draw:line><draw:line draw:name="Вертикальная линия 479_8" draw:style-name="gr5" draw:text-style-name="P227" svg:x1="24.245cm" svg:y1="1.355cm" svg:x2="24.245cm" svg:y2="1.473cm"><text:p/></draw:line><draw:line draw:name="Вертикальная линия 480_8" draw:style-name="gr5" draw:text-style-name="P227" svg:x1="26.254cm" svg:y1="1.355cm" svg:x2="26.254cm" svg:y2="1.473cm"><text:p/></draw:line></draw:g></draw:g><draw:g draw:name="DrawObject 66_8" draw:style-name="gr2"><draw:line draw:name="Вертикальная линия 481_8" draw:style-name="gr5" draw:text-style-name="P226" svg:x1="3.237cm" svg:y1="2.127cm" svg:x2="3.237cm" svg:y2="2.228cm"><text:p/></draw:line><draw:g draw:name="DrawObject 67_8" draw:style-name="gr2"><draw:line draw:name="Вертикальная линия 482_8" draw:style-name="gr5" draw:text-style-name="P226" svg:x1="4.235cm" svg:y1="2.113cm" svg:x2="4.235cm" svg:y2="2.214cm"><text:p/></draw:line><draw:line draw:name="Вертикальная линия 483_8" draw:style-name="gr5" draw:text-style-name="P226" svg:x1="5.731cm" svg:y1="2.131cm" svg:x2="5.731cm" svg:y2="2.232cm"><text:p/></draw:line><draw:line draw:name="Вертикальная линия 484_8" draw:style-name="gr5" draw:text-style-name="P226" svg:x1="12.379cm" svg:y1="2.131cm" svg:x2="12.379cm" svg:y2="2.232cm"><text:p/></draw:line><draw:line draw:name="Вертикальная линия 485_8" draw:style-name="gr5" draw:text-style-name="P226" svg:x1="13.64cm" svg:y1="2.123cm" svg:x2="13.64cm" svg:y2="2.245cm"><text:p/></draw:line><draw:line draw:name="Вертикальная линия 486_8" draw:style-name="gr5" draw:text-style-name="P226" svg:x1="15.076cm" svg:y1="2.123cm" svg:x2="15.076cm" svg:y2="2.246cm"><text:p/></draw:line><draw:line draw:name="Вертикальная линия 487_8" draw:style-name="gr5" draw:text-style-name="P227" svg:x1="16.18cm" svg:y1="2.123cm" svg:x2="16.18cm" svg:y2="2.239cm"><text:p/></draw:line><draw:line draw:name="Вертикальная линия 488_8" draw:style-name="gr5" draw:text-style-name="P227" svg:x1="17.406cm" svg:y1="2.135cm" svg:x2="17.406cm" svg:y2="2.236cm"><text:p/></draw:line><draw:line draw:name="Вертикальная линия 489_8" draw:style-name="gr5" draw:text-style-name="P227" svg:x1="18.683cm" svg:y1="2.123cm" svg:x2="18.683cm" svg:y2="2.252cm"><text:p/></draw:line><draw:line draw:name="Вертикальная линия 490_8" draw:style-name="gr5" draw:text-style-name="P226" svg:x1="2.258cm" svg:y1="2.12cm" svg:x2="2.258cm" svg:y2="2.221cm"><text:p/></draw:line><draw:line draw:name="Вертикальная линия 491_8" draw:style-name="gr5" draw:text-style-name="P227" svg:x1="20.481cm" svg:y1="2.123cm" svg:x2="20.481cm" svg:y2="2.246cm"><text:p/></draw:line><draw:line draw:name="Вертикальная линия 492_8" draw:style-name="gr5" draw:text-style-name="P227" svg:x1="21.749cm" svg:y1="2.124cm" svg:x2="21.749cm" svg:y2="2.246cm"><text:p/></draw:line><draw:line draw:name="Вертикальная линия 493_8" draw:style-name="gr5" draw:text-style-name="P227" svg:x1="22.987cm" svg:y1="2.123cm" svg:x2="22.987cm" svg:y2="2.241cm"><text:p/></draw:line><draw:line draw:name="Вертикальная линия 494_8" draw:style-name="gr5" draw:text-style-name="P227" svg:x1="24.245cm" svg:y1="2.123cm" svg:x2="24.245cm" svg:y2="2.241cm"><text:p/></draw:line><draw:line draw:name="Вертикальная линия 495_8" draw:style-name="gr5" draw:text-style-name="P227" svg:x1="26.254cm" svg:y1="2.123cm" svg:x2="26.254cm" svg:y2="2.241cm"><text:p/></draw:line></draw:g></draw:g><draw:g draw:name="DrawObject 68_8" draw:style-name="gr2"><draw:line draw:name="Вертикальная линия 496_8" draw:style-name="gr5" draw:text-style-name="P226" svg:x1="3.237cm" svg:y1="2.882cm" svg:x2="3.237cm" svg:y2="2.983cm"><text:p/></draw:line><draw:g draw:name="DrawObject 69_8" draw:style-name="gr2"><draw:line draw:name="Вертикальная линия 497_8" draw:style-name="gr5" draw:text-style-name="P226" svg:x1="4.235cm" svg:y1="2.867cm" svg:x2="4.235cm" svg:y2="2.968cm"><text:p/></draw:line><draw:line draw:name="Вертикальная линия 498_8" draw:style-name="gr5" draw:text-style-name="P226" svg:x1="5.731cm" svg:y1="2.886cm" svg:x2="5.731cm" svg:y2="2.987cm"><text:p/></draw:line><draw:line draw:name="Вертикальная линия 499_8" draw:style-name="gr5" draw:text-style-name="P226" svg:x1="12.379cm" svg:y1="2.886cm" svg:x2="12.379cm" svg:y2="2.987cm"><text:p/></draw:line><draw:line draw:name="Вертикальная линия 500_8" draw:style-name="gr5" draw:text-style-name="P226" svg:x1="13.64cm" svg:y1="2.878cm" svg:x2="13.64cm" svg:y2="3cm"><text:p/></draw:line><draw:line draw:name="Вертикальная линия 501_8" draw:style-name="gr5" draw:text-style-name="P226" svg:x1="15.076cm" svg:y1="2.878cm" svg:x2="15.076cm" svg:y2="3.001cm"><text:p/></draw:line><draw:line draw:name="Вертикальная линия 502_8" draw:style-name="gr5" draw:text-style-name="P227" svg:x1="16.18cm" svg:y1="2.878cm" svg:x2="16.18cm" svg:y2="2.994cm"><text:p/></draw:line><draw:line draw:name="Вертикальная линия 503_8" draw:style-name="gr5" draw:text-style-name="P227" svg:x1="17.406cm" svg:y1="2.89cm" svg:x2="17.406cm" svg:y2="2.991cm"><text:p/></draw:line><draw:line draw:name="Вертикальная линия 504_8" draw:style-name="gr5" draw:text-style-name="P227" svg:x1="18.683cm" svg:y1="2.878cm" svg:x2="18.683cm" svg:y2="3.007cm"><text:p/></draw:line><draw:line draw:name="Вертикальная линия 505_8" draw:style-name="gr5" draw:text-style-name="P226" svg:x1="2.258cm" svg:y1="2.875cm" svg:x2="2.258cm" svg:y2="2.976cm"><text:p/></draw:line><draw:line draw:name="Вертикальная линия 506_8" draw:style-name="gr5" draw:text-style-name="P227" svg:x1="20.481cm" svg:y1="2.878cm" svg:x2="20.481cm" svg:y2="3.001cm"><text:p/></draw:line><draw:line draw:name="Вертикальная линия 507_8" draw:style-name="gr5" draw:text-style-name="P227" svg:x1="21.749cm" svg:y1="2.879cm" svg:x2="21.749cm" svg:y2="3.001cm"><text:p/></draw:line><draw:line draw:name="Вертикальная линия 508_8" draw:style-name="gr5" draw:text-style-name="P227" svg:x1="22.987cm" svg:y1="2.878cm" svg:x2="22.987cm" svg:y2="2.996cm"><text:p/></draw:line><draw:line draw:name="Вертикальная линия 509_8" draw:style-name="gr5" draw:text-style-name="P227" svg:x1="24.245cm" svg:y1="2.878cm" svg:x2="24.245cm" svg:y2="2.996cm"><text:p/></draw:line><draw:line draw:name="Вертикальная линия 510_8" draw:style-name="gr5" draw:text-style-name="P227" svg:x1="26.254cm" svg:y1="2.878cm" svg:x2="26.254cm" svg:y2="2.996cm"><text:p/></draw:line></draw:g></draw:g><draw:g draw:name="DrawObject 70_8" draw:style-name="gr2"><draw:line draw:name="Вертикальная линия 511_8" draw:style-name="gr5" draw:text-style-name="P226" svg:x1="3.237cm" svg:y1="3.651cm" svg:x2="3.237cm" svg:y2="3.752cm"><text:p/></draw:line><draw:g draw:name="DrawObject 71_8" draw:style-name="gr2"><draw:line draw:name="Вертикальная линия 512_8" draw:style-name="gr5" draw:text-style-name="P226" svg:x1="4.235cm" svg:y1="3.637cm" svg:x2="4.235cm" svg:y2="3.738cm"><text:p/></draw:line><draw:line draw:name="Вертикальная линия 513_8" draw:style-name="gr5" draw:text-style-name="P226" svg:x1="5.731cm" svg:y1="3.655cm" svg:x2="5.731cm" svg:y2="3.756cm"><text:p/></draw:line><draw:line draw:name="Вертикальная линия 514_8" draw:style-name="gr5" draw:text-style-name="P226" svg:x1="12.379cm" svg:y1="3.655cm" svg:x2="12.379cm" svg:y2="3.756cm"><text:p/></draw:line><draw:line draw:name="Вертикальная линия 515_8" draw:style-name="gr5" draw:text-style-name="P226" svg:x1="13.64cm" svg:y1="3.647cm" svg:x2="13.64cm" svg:y2="3.769cm"><text:p/></draw:line><draw:line draw:name="Вертикальная линия 516_8" draw:style-name="gr5" draw:text-style-name="P226" svg:x1="15.076cm" svg:y1="3.647cm" svg:x2="15.076cm" svg:y2="3.77cm"><text:p/></draw:line><draw:line draw:name="Вертикальная линия 517_8" draw:style-name="gr5" draw:text-style-name="P227" svg:x1="16.18cm" svg:y1="3.647cm" svg:x2="16.18cm" svg:y2="3.763cm"><text:p/></draw:line><draw:line draw:name="Вертикальная линия 518_8" draw:style-name="gr5" draw:text-style-name="P227" svg:x1="17.406cm" svg:y1="3.659cm" svg:x2="17.406cm" svg:y2="3.76cm"><text:p/></draw:line><draw:line draw:name="Вертикальная линия 519_8" draw:style-name="gr5" draw:text-style-name="P227" svg:x1="18.683cm" svg:y1="3.647cm" svg:x2="18.683cm" svg:y2="3.776cm"><text:p/></draw:line><draw:line draw:name="Вертикальная линия 520_8" draw:style-name="gr5" draw:text-style-name="P226" svg:x1="2.258cm" svg:y1="3.644cm" svg:x2="2.258cm" svg:y2="3.745cm"><text:p/></draw:line><draw:line draw:name="Вертикальная линия 521_8" draw:style-name="gr5" draw:text-style-name="P227" svg:x1="20.481cm" svg:y1="3.647cm" svg:x2="20.481cm" svg:y2="3.77cm"><text:p/></draw:line><draw:line draw:name="Вертикальная линия 522_8" draw:style-name="gr5" draw:text-style-name="P227" svg:x1="21.749cm" svg:y1="3.648cm" svg:x2="21.749cm" svg:y2="3.77cm"><text:p/></draw:line><draw:line draw:name="Вертикальная линия 523_8" draw:style-name="gr5" draw:text-style-name="P227" svg:x1="22.987cm" svg:y1="3.647cm" svg:x2="22.987cm" svg:y2="3.765cm"><text:p/></draw:line><draw:line draw:name="Вертикальная линия 524_8" draw:style-name="gr5" draw:text-style-name="P227" svg:x1="24.245cm" svg:y1="3.647cm" svg:x2="24.245cm" svg:y2="3.765cm"><text:p/></draw:line><draw:line draw:name="Вертикальная линия 525_8" draw:style-name="gr5" draw:text-style-name="P227" svg:x1="26.254cm" svg:y1="3.647cm" svg:x2="26.254cm" svg:y2="3.765cm"><text:p/></draw:line></draw:g></draw:g><draw:g draw:name="DrawObject 72_8" draw:style-name="gr2"><draw:line draw:name="Вертикальная линия 526_8" draw:style-name="gr5" draw:text-style-name="P226" svg:x1="3.237cm" svg:y1="4.406cm" svg:x2="3.237cm" svg:y2="4.507cm"><text:p/></draw:line><draw:g draw:name="DrawObject 73_8" draw:style-name="gr2"><draw:line draw:name="Вертикальная линия 527_8" draw:style-name="gr5" draw:text-style-name="P226" svg:x1="4.235cm" svg:y1="4.391cm" svg:x2="4.235cm" svg:y2="4.492cm"><text:p/></draw:line><draw:line draw:name="Вертикальная линия 528_8" draw:style-name="gr5" draw:text-style-name="P226" svg:x1="5.731cm" svg:y1="4.41cm" svg:x2="5.731cm" svg:y2="4.511cm"><text:p/></draw:line><draw:line draw:name="Вертикальная линия 529_8" draw:style-name="gr5" draw:text-style-name="P226" svg:x1="12.379cm" svg:y1="4.41cm" svg:x2="12.379cm" svg:y2="4.511cm"><text:p/></draw:line><draw:line draw:name="Вертикальная линия 530_8" draw:style-name="gr5" draw:text-style-name="P226" svg:x1="13.64cm" svg:y1="4.402cm" svg:x2="13.64cm" svg:y2="4.524cm"><text:p/></draw:line><draw:line draw:name="Вертикальная линия 531_8" draw:style-name="gr5" draw:text-style-name="P226" svg:x1="15.076cm" svg:y1="4.402cm" svg:x2="15.076cm" svg:y2="4.525cm"><text:p/></draw:line><draw:line draw:name="Вертикальная линия 532_8" draw:style-name="gr5" draw:text-style-name="P227" svg:x1="16.18cm" svg:y1="4.402cm" svg:x2="16.18cm" svg:y2="4.518cm"><text:p/></draw:line><draw:line draw:name="Вертикальная линия 533_8" draw:style-name="gr5" draw:text-style-name="P227" svg:x1="17.406cm" svg:y1="4.414cm" svg:x2="17.406cm" svg:y2="4.515cm"><text:p/></draw:line><draw:line draw:name="Вертикальная линия 534_8" draw:style-name="gr5" draw:text-style-name="P227" svg:x1="18.683cm" svg:y1="4.402cm" svg:x2="18.683cm" svg:y2="4.531cm"><text:p/></draw:line><draw:line draw:name="Вертикальная линия 535_8" draw:style-name="gr5" draw:text-style-name="P226" svg:x1="2.258cm" svg:y1="4.399cm" svg:x2="2.258cm" svg:y2="4.5cm"><text:p/></draw:line><draw:line draw:name="Вертикальная линия 536_8" draw:style-name="gr5" draw:text-style-name="P227" svg:x1="20.481cm" svg:y1="4.402cm" svg:x2="20.481cm" svg:y2="4.525cm"><text:p/></draw:line><draw:line draw:name="Вертикальная линия 537_8" draw:style-name="gr5" draw:text-style-name="P227" svg:x1="21.749cm" svg:y1="4.403cm" svg:x2="21.749cm" svg:y2="4.525cm"><text:p/></draw:line><draw:line draw:name="Вертикальная линия 538_8" draw:style-name="gr5" draw:text-style-name="P227" svg:x1="22.987cm" svg:y1="4.402cm" svg:x2="22.987cm" svg:y2="4.52cm"><text:p/></draw:line><draw:line draw:name="Вертикальная линия 539_8" draw:style-name="gr5" draw:text-style-name="P227" svg:x1="24.245cm" svg:y1="4.402cm" svg:x2="24.245cm" svg:y2="4.52cm"><text:p/></draw:line><draw:line draw:name="Вертикальная линия 540_8" draw:style-name="gr5" draw:text-style-name="P227" svg:x1="26.254cm" svg:y1="4.402cm" svg:x2="26.254cm" svg:y2="4.52cm"><text:p/></draw:line></draw:g></draw:g><draw:g draw:name="DrawObject 74_8" draw:style-name="gr2"><draw:line draw:name="Вертикальная линия 541_8" draw:style-name="gr5" draw:text-style-name="P226" svg:x1="3.237cm" svg:y1="5.172cm" svg:x2="3.237cm" svg:y2="5.273cm"><text:p/></draw:line><draw:g draw:name="DrawObject 75_8" draw:style-name="gr2"><draw:line draw:name="Вертикальная линия 542_8" draw:style-name="gr5" draw:text-style-name="P226" svg:x1="4.235cm" svg:y1="5.156cm" svg:x2="4.235cm" svg:y2="5.257cm"><text:p/></draw:line><draw:line draw:name="Вертикальная линия 543_8" draw:style-name="gr5" draw:text-style-name="P226" svg:x1="5.731cm" svg:y1="5.177cm" svg:x2="5.731cm" svg:y2="5.278cm"><text:p/></draw:line><draw:line draw:name="Вертикальная линия 544_8" draw:style-name="gr5" draw:text-style-name="P226" svg:x1="12.379cm" svg:y1="5.177cm" svg:x2="12.379cm" svg:y2="5.278cm"><text:p/></draw:line><draw:line draw:name="Вертикальная линия 545_8" draw:style-name="gr5" draw:text-style-name="P226" svg:x1="13.64cm" svg:y1="5.169cm" svg:x2="13.64cm" svg:y2="5.291cm"><text:p/></draw:line><draw:line draw:name="Вертикальная линия 546_8" draw:style-name="gr5" draw:text-style-name="P226" svg:x1="15.076cm" svg:y1="5.169cm" svg:x2="15.076cm" svg:y2="5.292cm"><text:p/></draw:line><draw:line draw:name="Вертикальная линия 547_8" draw:style-name="gr5" draw:text-style-name="P227" svg:x1="16.18cm" svg:y1="5.169cm" svg:x2="16.18cm" svg:y2="5.285cm"><text:p/></draw:line><draw:line draw:name="Вертикальная линия 548_8" draw:style-name="gr5" draw:text-style-name="P227" svg:x1="17.406cm" svg:y1="5.179cm" svg:x2="17.406cm" svg:y2="5.28cm"><text:p/></draw:line><draw:line draw:name="Вертикальная линия 549_8" draw:style-name="gr5" draw:text-style-name="P227" svg:x1="18.683cm" svg:y1="5.169cm" svg:x2="18.683cm" svg:y2="5.298cm"><text:p/></draw:line><draw:line draw:name="Вертикальная линия 550_8" draw:style-name="gr5" draw:text-style-name="P226" svg:x1="2.258cm" svg:y1="5.165cm" svg:x2="2.258cm" svg:y2="5.266cm"><text:p/></draw:line><draw:line draw:name="Вертикальная линия 551_8" draw:style-name="gr5" draw:text-style-name="P227" svg:x1="20.481cm" svg:y1="5.169cm" svg:x2="20.481cm" svg:y2="5.292cm"><text:p/></draw:line><draw:line draw:name="Вертикальная линия 552_8" draw:style-name="gr5" draw:text-style-name="P227" svg:x1="21.749cm" svg:y1="5.17cm" svg:x2="21.749cm" svg:y2="5.292cm"><text:p/></draw:line><draw:line draw:name="Вертикальная линия 553_8" draw:style-name="gr5" draw:text-style-name="P227" svg:x1="22.987cm" svg:y1="5.169cm" svg:x2="22.987cm" svg:y2="5.287cm"><text:p/></draw:line><draw:line draw:name="Вертикальная линия 554_8" draw:style-name="gr5" draw:text-style-name="P227" svg:x1="24.245cm" svg:y1="5.169cm" svg:x2="24.245cm" svg:y2="5.287cm"><text:p/></draw:line><draw:line draw:name="Вертикальная линия 555_8" draw:style-name="gr5" draw:text-style-name="P227" svg:x1="26.254cm" svg:y1="5.169cm" svg:x2="26.254cm" svg:y2="5.287cm"><text:p/></draw:line></draw:g></draw:g><draw:g draw:name="DrawObject 76_8" draw:style-name="gr2"><draw:line draw:name="Вертикальная линия 556_8" draw:style-name="gr5" draw:text-style-name="P226" svg:x1="3.237cm" svg:y1="5.927cm" svg:x2="3.237cm" svg:y2="6.028cm"><text:p/></draw:line><draw:g draw:name="DrawObject 77_8" draw:style-name="gr2"><draw:line draw:name="Вертикальная линия 557_8" draw:style-name="gr5" draw:text-style-name="P226" svg:x1="4.235cm" svg:y1="5.911cm" svg:x2="4.235cm" svg:y2="6.012cm"><text:p/></draw:line><draw:line draw:name="Вертикальная линия 558_8" draw:style-name="gr5" draw:text-style-name="P226" svg:x1="5.731cm" svg:y1="5.932cm" svg:x2="5.731cm" svg:y2="6.033cm"><text:p/></draw:line><draw:line draw:name="Вертикальная линия 559_8" draw:style-name="gr5" draw:text-style-name="P226" svg:x1="12.379cm" svg:y1="5.932cm" svg:x2="12.379cm" svg:y2="6.033cm"><text:p/></draw:line><draw:line draw:name="Вертикальная линия 560_8" draw:style-name="gr5" draw:text-style-name="P226" svg:x1="13.64cm" svg:y1="5.924cm" svg:x2="13.64cm" svg:y2="6.046cm"><text:p/></draw:line><draw:line draw:name="Вертикальная линия 561_8" draw:style-name="gr5" draw:text-style-name="P226" svg:x1="15.076cm" svg:y1="5.924cm" svg:x2="15.076cm" svg:y2="6.047cm"><text:p/></draw:line><draw:line draw:name="Вертикальная линия 562_8" draw:style-name="gr5" draw:text-style-name="P227" svg:x1="16.18cm" svg:y1="5.924cm" svg:x2="16.18cm" svg:y2="6.04cm"><text:p/></draw:line><draw:line draw:name="Вертикальная линия 563_8" draw:style-name="gr5" draw:text-style-name="P227" svg:x1="17.406cm" svg:y1="5.937cm" svg:x2="17.406cm" svg:y2="6.038cm"><text:p/></draw:line><draw:line draw:name="Вертикальная линия 564_8" draw:style-name="gr5" draw:text-style-name="P227" svg:x1="18.683cm" svg:y1="5.924cm" svg:x2="18.683cm" svg:y2="6.053cm"><text:p/></draw:line><draw:line draw:name="Вертикальная линия 565_8" draw:style-name="gr5" draw:text-style-name="P226" svg:x1="2.258cm" svg:y1="5.918cm" svg:x2="2.258cm" svg:y2="6.019cm"><text:p/></draw:line><draw:line draw:name="Вертикальная линия 566_8" draw:style-name="gr5" draw:text-style-name="P227" svg:x1="20.481cm" svg:y1="5.924cm" svg:x2="20.481cm" svg:y2="6.047cm"><text:p/></draw:line><draw:line draw:name="Вертикальная линия 567_8" draw:style-name="gr5" draw:text-style-name="P227" svg:x1="21.749cm" svg:y1="5.925cm" svg:x2="21.749cm" svg:y2="6.047cm"><text:p/></draw:line><draw:line draw:name="Вертикальная линия 568_8" draw:style-name="gr5" draw:text-style-name="P227" svg:x1="22.987cm" svg:y1="5.924cm" svg:x2="22.987cm" svg:y2="6.042cm"><text:p/></draw:line><draw:line draw:name="Вертикальная линия 569_8" draw:style-name="gr5" draw:text-style-name="P227" svg:x1="24.245cm" svg:y1="5.924cm" svg:x2="24.245cm" svg:y2="6.042cm"><text:p/></draw:line><draw:line draw:name="Вертикальная линия 570_8" draw:style-name="gr5" draw:text-style-name="P227" svg:x1="26.254cm" svg:y1="5.924cm" svg:x2="26.254cm" svg:y2="6.042cm"><text:p/></draw:line></draw:g></draw:g><draw:g draw:name="DrawObject 78_8" draw:style-name="gr2"><draw:line draw:name="Вертикальная линия 571_8" draw:style-name="gr5" draw:text-style-name="P226" svg:x1="3.237cm" svg:y1="6.666cm" svg:x2="3.237cm" svg:y2="6.767cm"><text:p/></draw:line><draw:g draw:name="DrawObject 79_8" draw:style-name="gr2"><draw:line draw:name="Вертикальная линия 572_8" draw:style-name="gr5" draw:text-style-name="P226" svg:x1="4.235cm" svg:y1="6.655cm" svg:x2="4.235cm" svg:y2="6.756cm"><text:p/></draw:line><draw:line draw:name="Вертикальная линия 573_8" draw:style-name="gr5" draw:text-style-name="P226" svg:x1="5.731cm" svg:y1="6.673cm" svg:x2="5.731cm" svg:y2="6.774cm"><text:p/></draw:line><draw:line draw:name="Вертикальная линия 574_8" draw:style-name="gr5" draw:text-style-name="P226" svg:x1="12.379cm" svg:y1="6.673cm" svg:x2="12.379cm" svg:y2="6.774cm"><text:p/></draw:line><draw:line draw:name="Вертикальная линия 575_8" draw:style-name="gr5" draw:text-style-name="P226" svg:x1="13.64cm" svg:y1="6.665cm" svg:x2="13.64cm" svg:y2="6.787cm"><text:p/></draw:line><draw:line draw:name="Вертикальная линия 576_8" draw:style-name="gr5" draw:text-style-name="P226" svg:x1="15.076cm" svg:y1="6.665cm" svg:x2="15.076cm" svg:y2="6.788cm"><text:p/></draw:line><draw:line draw:name="Вертикальная линия 577_8" draw:style-name="gr5" draw:text-style-name="P227" svg:x1="16.18cm" svg:y1="6.665cm" svg:x2="16.18cm" svg:y2="6.781cm"><text:p/></draw:line><draw:line draw:name="Вертикальная линия 578_8" draw:style-name="gr5" draw:text-style-name="P227" svg:x1="17.406cm" svg:y1="6.677cm" svg:x2="17.406cm" svg:y2="6.778cm"><text:p/></draw:line><draw:line draw:name="Вертикальная линия 579_8" draw:style-name="gr5" draw:text-style-name="P227" svg:x1="18.683cm" svg:y1="6.665cm" svg:x2="18.683cm" svg:y2="6.794cm"><text:p/></draw:line><draw:line draw:name="Вертикальная линия 580_8" draw:style-name="gr5" draw:text-style-name="P226" svg:x1="2.258cm" svg:y1="6.662cm" svg:x2="2.258cm" svg:y2="6.763cm"><text:p/></draw:line><draw:line draw:name="Вертикальная линия 581_8" draw:style-name="gr5" draw:text-style-name="P227" svg:x1="20.481cm" svg:y1="6.665cm" svg:x2="20.481cm" svg:y2="6.788cm"><text:p/></draw:line><draw:line draw:name="Вертикальная линия 582_8" draw:style-name="gr5" draw:text-style-name="P227" svg:x1="21.749cm" svg:y1="6.666cm" svg:x2="21.749cm" svg:y2="6.788cm"><text:p/></draw:line><draw:line draw:name="Вертикальная линия 583_8" draw:style-name="gr5" draw:text-style-name="P227" svg:x1="22.987cm" svg:y1="6.665cm" svg:x2="22.987cm" svg:y2="6.783cm"><text:p/></draw:line><draw:line draw:name="Вертикальная линия 584_8" draw:style-name="gr5" draw:text-style-name="P227" svg:x1="24.245cm" svg:y1="6.665cm" svg:x2="24.245cm" svg:y2="6.783cm"><text:p/></draw:line><draw:line draw:name="Вертикальная линия 585_8" draw:style-name="gr5" draw:text-style-name="P227" svg:x1="26.254cm" svg:y1="6.665cm" svg:x2="26.254cm" svg:y2="6.783cm"><text:p/></draw:line></draw:g></draw:g><draw:g draw:name="DrawObject 80_8" draw:style-name="gr2"><draw:line draw:name="Вертикальная линия 586_8" draw:style-name="gr5" draw:text-style-name="P226" svg:x1="3.237cm" svg:y1="7.424cm" svg:x2="3.237cm" svg:y2="7.525cm"><text:p/></draw:line><draw:g draw:name="DrawObject 81_8" draw:style-name="gr2"><draw:line draw:name="Вертикальная линия 587_8" draw:style-name="gr5" draw:text-style-name="P226" svg:x1="4.235cm" svg:y1="7.41cm" svg:x2="4.235cm" svg:y2="7.511cm"><text:p/></draw:line><draw:line draw:name="Вертикальная линия 588_8" draw:style-name="gr5" draw:text-style-name="P226" svg:x1="5.731cm" svg:y1="7.428cm" svg:x2="5.731cm" svg:y2="7.529cm"><text:p/></draw:line><draw:line draw:name="Вертикальная линия 589_8" draw:style-name="gr5" draw:text-style-name="P226" svg:x1="12.379cm" svg:y1="7.428cm" svg:x2="12.379cm" svg:y2="7.529cm"><text:p/></draw:line><draw:line draw:name="Вертикальная линия 590_8" draw:style-name="gr5" draw:text-style-name="P226" svg:x1="13.64cm" svg:y1="7.42cm" svg:x2="13.64cm" svg:y2="7.542cm"><text:p/></draw:line><draw:line draw:name="Вертикальная линия 591_8" draw:style-name="gr5" draw:text-style-name="P226" svg:x1="15.076cm" svg:y1="7.42cm" svg:x2="15.076cm" svg:y2="7.543cm"><text:p/></draw:line><draw:line draw:name="Вертикальная линия 592_8" draw:style-name="gr5" draw:text-style-name="P227" svg:x1="16.18cm" svg:y1="7.42cm" svg:x2="16.18cm" svg:y2="7.536cm"><text:p/></draw:line><draw:line draw:name="Вертикальная линия 593_8" draw:style-name="gr5" draw:text-style-name="P227" svg:x1="17.406cm" svg:y1="7.432cm" svg:x2="17.406cm" svg:y2="7.533cm"><text:p/></draw:line><draw:line draw:name="Вертикальная линия 594_8" draw:style-name="gr5" draw:text-style-name="P227" svg:x1="18.683cm" svg:y1="7.42cm" svg:x2="18.683cm" svg:y2="7.549cm"><text:p/></draw:line><draw:line draw:name="Вертикальная линия 595_8" draw:style-name="gr5" draw:text-style-name="P226" svg:x1="2.258cm" svg:y1="7.417cm" svg:x2="2.258cm" svg:y2="7.518cm"><text:p/></draw:line><draw:line draw:name="Вертикальная линия 596_8" draw:style-name="gr5" draw:text-style-name="P227" svg:x1="20.481cm" svg:y1="7.42cm" svg:x2="20.481cm" svg:y2="7.543cm"><text:p/></draw:line><draw:line draw:name="Вертикальная линия 597_8" draw:style-name="gr5" draw:text-style-name="P227" svg:x1="21.749cm" svg:y1="7.421cm" svg:x2="21.749cm" svg:y2="7.543cm"><text:p/></draw:line><draw:line draw:name="Вертикальная линия 598_8" draw:style-name="gr5" draw:text-style-name="P227" svg:x1="22.987cm" svg:y1="7.42cm" svg:x2="22.987cm" svg:y2="7.538cm"><text:p/></draw:line><draw:line draw:name="Вертикальная линия 599_8" draw:style-name="gr5" draw:text-style-name="P227" svg:x1="24.245cm" svg:y1="7.42cm" svg:x2="24.245cm" svg:y2="7.538cm"><text:p/></draw:line><draw:line draw:name="Вертикальная линия 600_8" draw:style-name="gr5" draw:text-style-name="P227" svg:x1="26.254cm" svg:y1="7.42cm" svg:x2="26.254cm" svg:y2="7.538cm"><text:p/></draw:line></draw:g></draw:g><draw:g draw:name="DrawObject 82_8" draw:style-name="gr2"><draw:line draw:name="Вертикальная линия 601_8" draw:style-name="gr5" draw:text-style-name="P226" svg:x1="3.237cm" svg:y1="8.19cm" svg:x2="3.237cm" svg:y2="8.291cm"><text:p/></draw:line><draw:g draw:name="DrawObject 83_8" draw:style-name="gr2"><draw:line draw:name="Вертикальная линия 602_8" draw:style-name="gr5" draw:text-style-name="P226" svg:x1="4.235cm" svg:y1="8.174cm" svg:x2="4.235cm" svg:y2="8.275cm"><text:p/></draw:line><draw:line draw:name="Вертикальная линия 603_8" draw:style-name="gr5" draw:text-style-name="P226" svg:x1="5.731cm" svg:y1="8.195cm" svg:x2="5.731cm" svg:y2="8.296cm"><text:p/></draw:line><draw:line draw:name="Вертикальная линия 604_8" draw:style-name="gr5" draw:text-style-name="P226" svg:x1="12.379cm" svg:y1="8.195cm" svg:x2="12.379cm" svg:y2="8.296cm"><text:p/></draw:line><draw:line draw:name="Вертикальная линия 605_8" draw:style-name="gr5" draw:text-style-name="P226" svg:x1="13.64cm" svg:y1="8.187cm" svg:x2="13.64cm" svg:y2="8.309cm"><text:p/></draw:line><draw:line draw:name="Вертикальная линия 606_8" draw:style-name="gr5" draw:text-style-name="P226" svg:x1="15.076cm" svg:y1="8.187cm" svg:x2="15.076cm" svg:y2="8.31cm"><text:p/></draw:line><draw:line draw:name="Вертикальная линия 607_8" draw:style-name="gr5" draw:text-style-name="P227" svg:x1="16.18cm" svg:y1="8.187cm" svg:x2="16.18cm" svg:y2="8.303cm"><text:p/></draw:line><draw:line draw:name="Вертикальная линия 608_8" draw:style-name="gr5" draw:text-style-name="P227" svg:x1="17.406cm" svg:y1="8.197cm" svg:x2="17.406cm" svg:y2="8.298cm"><text:p/></draw:line><draw:line draw:name="Вертикальная линия 609_8" draw:style-name="gr5" draw:text-style-name="P227" svg:x1="18.683cm" svg:y1="8.187cm" svg:x2="18.683cm" svg:y2="8.316cm"><text:p/></draw:line><draw:line draw:name="Вертикальная линия 610_8" draw:style-name="gr5" draw:text-style-name="P226" svg:x1="2.258cm" svg:y1="8.183cm" svg:x2="2.258cm" svg:y2="8.284cm"><text:p/></draw:line><draw:line draw:name="Вертикальная линия 611_8" draw:style-name="gr5" draw:text-style-name="P227" svg:x1="20.481cm" svg:y1="8.187cm" svg:x2="20.481cm" svg:y2="8.31cm"><text:p/></draw:line><draw:line draw:name="Вертикальная линия 612_8" draw:style-name="gr5" draw:text-style-name="P227" svg:x1="21.749cm" svg:y1="8.188cm" svg:x2="21.749cm" svg:y2="8.31cm"><text:p/></draw:line><draw:line draw:name="Вертикальная линия 613_8" draw:style-name="gr5" draw:text-style-name="P227" svg:x1="22.987cm" svg:y1="8.187cm" svg:x2="22.987cm" svg:y2="8.305cm"><text:p/></draw:line><draw:line draw:name="Вертикальная линия 614_8" draw:style-name="gr5" draw:text-style-name="P227" svg:x1="24.245cm" svg:y1="8.187cm" svg:x2="24.245cm" svg:y2="8.305cm"><text:p/></draw:line><draw:line draw:name="Вертикальная линия 615_8" draw:style-name="gr5" draw:text-style-name="P227" svg:x1="26.254cm" svg:y1="8.187cm" svg:x2="26.254cm" svg:y2="8.305cm"><text:p/></draw:line></draw:g></draw:g><draw:g draw:name="DrawObject 84_8" draw:style-name="gr2"><draw:line draw:name="Вертикальная линия 616_8" draw:style-name="gr5" draw:text-style-name="P226" svg:x1="3.237cm" svg:y1="8.945cm" svg:x2="3.237cm" svg:y2="9.046cm"><text:p/></draw:line><draw:g draw:name="DrawObject 85_8" draw:style-name="gr2"><draw:line draw:name="Вертикальная линия 617_8" draw:style-name="gr5" draw:text-style-name="P226" svg:x1="4.235cm" svg:y1="8.929cm" svg:x2="4.235cm" svg:y2="9.03cm"><text:p/></draw:line><draw:line draw:name="Вертикальная линия 618_8" draw:style-name="gr5" draw:text-style-name="P226" svg:x1="5.731cm" svg:y1="8.95cm" svg:x2="5.731cm" svg:y2="9.051cm"><text:p/></draw:line><draw:line draw:name="Вертикальная линия 619_8" draw:style-name="gr5" draw:text-style-name="P226" svg:x1="12.379cm" svg:y1="8.95cm" svg:x2="12.379cm" svg:y2="9.051cm"><text:p/></draw:line><draw:line draw:name="Вертикальная линия 620_8" draw:style-name="gr5" draw:text-style-name="P226" svg:x1="13.64cm" svg:y1="8.942cm" svg:x2="13.64cm" svg:y2="9.064cm"><text:p/></draw:line><draw:line draw:name="Вертикальная линия 621_8" draw:style-name="gr5" draw:text-style-name="P226" svg:x1="15.076cm" svg:y1="8.942cm" svg:x2="15.076cm" svg:y2="9.065cm"><text:p/></draw:line><draw:line draw:name="Вертикальная линия 622_8" draw:style-name="gr5" draw:text-style-name="P227" svg:x1="16.18cm" svg:y1="8.942cm" svg:x2="16.18cm" svg:y2="9.058cm"><text:p/></draw:line><draw:line draw:name="Вертикальная линия 623_8" draw:style-name="gr5" draw:text-style-name="P227" svg:x1="17.406cm" svg:y1="8.952cm" svg:x2="17.406cm" svg:y2="9.053cm"><text:p/></draw:line><draw:line draw:name="Вертикальная линия 624_8" draw:style-name="gr5" draw:text-style-name="P227" svg:x1="18.683cm" svg:y1="8.942cm" svg:x2="18.683cm" svg:y2="9.071cm"><text:p/></draw:line><draw:line draw:name="Вертикальная линия 625_8" draw:style-name="gr5" draw:text-style-name="P226" svg:x1="2.258cm" svg:y1="8.936cm" svg:x2="2.258cm" svg:y2="9.037cm"><text:p/></draw:line><draw:line draw:name="Вертикальная линия 626_8" draw:style-name="gr5" draw:text-style-name="P227" svg:x1="20.481cm" svg:y1="8.942cm" svg:x2="20.481cm" svg:y2="9.065cm"><text:p/></draw:line><draw:line draw:name="Вертикальная линия 627_8" draw:style-name="gr5" draw:text-style-name="P227" svg:x1="21.749cm" svg:y1="8.943cm" svg:x2="21.749cm" svg:y2="9.065cm"><text:p/></draw:line><draw:line draw:name="Вертикальная линия 628_8" draw:style-name="gr5" draw:text-style-name="P227" svg:x1="22.987cm" svg:y1="8.942cm" svg:x2="22.987cm" svg:y2="9.06cm"><text:p/></draw:line><draw:line draw:name="Вертикальная линия 629_8" draw:style-name="gr5" draw:text-style-name="P227" svg:x1="24.245cm" svg:y1="8.942cm" svg:x2="24.245cm" svg:y2="9.06cm"><text:p/></draw:line><draw:line draw:name="Вертикальная линия 630_8" draw:style-name="gr5" draw:text-style-name="P227" svg:x1="26.254cm" svg:y1="8.942cm" svg:x2="26.254cm" svg:y2="9.06cm"><text:p/></draw:line></draw:g></draw:g><draw:g draw:name="DrawObject 86_8" draw:style-name="gr2"><draw:line draw:name="Вертикальная линия 631_8" draw:style-name="gr5" draw:text-style-name="P226" svg:x1="3.237cm" svg:y1="9.71cm" svg:x2="3.237cm" svg:y2="9.811cm"><text:p/></draw:line><draw:g draw:name="DrawObject 87_8" draw:style-name="gr2"><draw:line draw:name="Вертикальная линия 632_8" draw:style-name="gr5" draw:text-style-name="P226" svg:x1="4.235cm" svg:y1="9.696cm" svg:x2="4.235cm" svg:y2="9.797cm"><text:p/></draw:line><draw:line draw:name="Вертикальная линия 633_8" draw:style-name="gr5" draw:text-style-name="P226" svg:x1="5.731cm" svg:y1="9.714cm" svg:x2="5.731cm" svg:y2="9.815cm"><text:p/></draw:line><draw:line draw:name="Вертикальная линия 634_8" draw:style-name="gr5" draw:text-style-name="P226" svg:x1="12.379cm" svg:y1="9.714cm" svg:x2="12.379cm" svg:y2="9.815cm"><text:p/></draw:line><draw:line draw:name="Вертикальная линия 635_8" draw:style-name="gr5" draw:text-style-name="P226" svg:x1="13.64cm" svg:y1="9.707cm" svg:x2="13.64cm" svg:y2="9.829cm"><text:p/></draw:line><draw:line draw:name="Вертикальная линия 636_8" draw:style-name="gr5" draw:text-style-name="P226" svg:x1="15.076cm" svg:y1="9.707cm" svg:x2="15.076cm" svg:y2="9.83cm"><text:p/></draw:line><draw:line draw:name="Вертикальная линия 637_8" draw:style-name="gr5" draw:text-style-name="P227" svg:x1="16.18cm" svg:y1="9.707cm" svg:x2="16.18cm" svg:y2="9.823cm"><text:p/></draw:line><draw:line draw:name="Вертикальная линия 638_8" draw:style-name="gr5" draw:text-style-name="P227" svg:x1="17.406cm" svg:y1="9.719cm" svg:x2="17.406cm" svg:y2="9.82cm"><text:p/></draw:line><draw:line draw:name="Вертикальная линия 639_8" draw:style-name="gr5" draw:text-style-name="P227" svg:x1="18.683cm" svg:y1="9.707cm" svg:x2="18.683cm" svg:y2="9.836cm"><text:p/></draw:line><draw:line draw:name="Вертикальная линия 640_8" draw:style-name="gr5" draw:text-style-name="P226" svg:x1="2.258cm" svg:y1="9.703cm" svg:x2="2.258cm" svg:y2="9.804cm"><text:p/></draw:line><draw:line draw:name="Вертикальная линия 641_8" draw:style-name="gr5" draw:text-style-name="P227" svg:x1="20.481cm" svg:y1="9.707cm" svg:x2="20.481cm" svg:y2="9.83cm"><text:p/></draw:line><draw:line draw:name="Вертикальная линия 642_8" draw:style-name="gr5" draw:text-style-name="P227" svg:x1="21.749cm" svg:y1="9.71cm" svg:x2="21.749cm" svg:y2="9.832cm"><text:p/></draw:line><draw:line draw:name="Вертикальная линия 643_8" draw:style-name="gr5" draw:text-style-name="P227" svg:x1="22.987cm" svg:y1="9.707cm" svg:x2="22.987cm" svg:y2="9.825cm"><text:p/></draw:line><draw:line draw:name="Вертикальная линия 644_8" draw:style-name="gr5" draw:text-style-name="P227" svg:x1="24.245cm" svg:y1="9.707cm" svg:x2="24.245cm" svg:y2="9.825cm"><text:p/></draw:line><draw:line draw:name="Вертикальная линия 645_8" draw:style-name="gr5" draw:text-style-name="P227" svg:x1="26.254cm" svg:y1="9.707cm" svg:x2="26.254cm" svg:y2="9.825cm"><text:p/></draw:line></draw:g></draw:g><draw:g draw:name="DrawObject 88_8" draw:style-name="gr2"><draw:line draw:name="Вертикальная линия 646_8" draw:style-name="gr5" draw:text-style-name="P226" svg:x1="3.237cm" svg:y1="10.476cm" svg:x2="3.237cm" svg:y2="10.577cm"><text:p/></draw:line><draw:g draw:name="DrawObject 89_8" draw:style-name="gr2"><draw:line draw:name="Вертикальная линия 647_8" draw:style-name="gr5" draw:text-style-name="P226" svg:x1="4.235cm" svg:y1="10.465cm" svg:x2="4.235cm" svg:y2="10.566cm"><text:p/></draw:line><draw:line draw:name="Вертикальная линия 648_8" draw:style-name="gr5" draw:text-style-name="P226" svg:x1="5.731cm" svg:y1="10.483cm" svg:x2="5.731cm" svg:y2="10.584cm"><text:p/></draw:line><draw:line draw:name="Вертикальная линия 649_8" draw:style-name="gr5" draw:text-style-name="P226" svg:x1="12.379cm" svg:y1="10.483cm" svg:x2="12.379cm" svg:y2="10.584cm"><text:p/></draw:line><draw:line draw:name="Вертикальная линия 650_8" draw:style-name="gr5" draw:text-style-name="P226" svg:x1="13.64cm" svg:y1="10.475cm" svg:x2="13.64cm" svg:y2="10.597cm"><text:p/></draw:line><draw:line draw:name="Вертикальная линия 651_8" draw:style-name="gr5" draw:text-style-name="P226" svg:x1="15.076cm" svg:y1="10.475cm" svg:x2="15.076cm" svg:y2="10.598cm"><text:p/></draw:line><draw:line draw:name="Вертикальная линия 652_8" draw:style-name="gr5" draw:text-style-name="P227" svg:x1="16.18cm" svg:y1="10.475cm" svg:x2="16.18cm" svg:y2="10.591cm"><text:p/></draw:line><draw:line draw:name="Вертикальная линия 653_8" draw:style-name="gr5" draw:text-style-name="P227" svg:x1="17.406cm" svg:y1="10.487cm" svg:x2="17.406cm" svg:y2="10.588cm"><text:p/></draw:line><draw:line draw:name="Вертикальная линия 654_8" draw:style-name="gr5" draw:text-style-name="P227" svg:x1="18.683cm" svg:y1="10.475cm" svg:x2="18.683cm" svg:y2="10.604cm"><text:p/></draw:line><draw:line draw:name="Вертикальная линия 655_8" draw:style-name="gr5" draw:text-style-name="P226" svg:x1="2.258cm" svg:y1="10.472cm" svg:x2="2.258cm" svg:y2="10.573cm"><text:p/></draw:line><draw:line draw:name="Вертикальная линия 656_8" draw:style-name="gr5" draw:text-style-name="P227" svg:x1="20.481cm" svg:y1="10.475cm" svg:x2="20.481cm" svg:y2="10.598cm"><text:p/></draw:line><draw:line draw:name="Вертикальная линия 657_8" draw:style-name="gr5" draw:text-style-name="P227" svg:x1="21.749cm" svg:y1="10.476cm" svg:x2="21.749cm" svg:y2="10.598cm"><text:p/></draw:line><draw:line draw:name="Вертикальная линия 658_8" draw:style-name="gr5" draw:text-style-name="P227" svg:x1="22.987cm" svg:y1="10.475cm" svg:x2="22.987cm" svg:y2="10.593cm"><text:p/></draw:line><draw:line draw:name="Вертикальная линия 659_8" draw:style-name="gr5" draw:text-style-name="P227" svg:x1="24.245cm" svg:y1="10.475cm" svg:x2="24.245cm" svg:y2="10.593cm"><text:p/></draw:line><draw:line draw:name="Вертикальная линия 660_8" draw:style-name="gr5" draw:text-style-name="P227" svg:x1="26.254cm" svg:y1="10.475cm" svg:x2="26.254cm" svg:y2="10.593cm"><text:p/></draw:line></draw:g></draw:g><draw:g draw:name="DrawObject 90_8" draw:style-name="gr2"><draw:line draw:name="Вертикальная линия 661_8" draw:style-name="gr5" draw:text-style-name="P226" svg:x1="3.237cm" svg:y1="11.234cm" svg:x2="3.237cm" svg:y2="11.335cm"><text:p/></draw:line><draw:g draw:name="DrawObject 91_8" draw:style-name="gr2"><draw:line draw:name="Вертикальная линия 662_8" draw:style-name="gr5" draw:text-style-name="P226" svg:x1="4.235cm" svg:y1="11.22cm" svg:x2="4.235cm" svg:y2="11.321cm"><text:p/></draw:line><draw:line draw:name="Вертикальная линия 663_8" draw:style-name="gr5" draw:text-style-name="P226" svg:x1="5.731cm" svg:y1="11.238cm" svg:x2="5.731cm" svg:y2="11.339cm"><text:p/></draw:line><draw:line draw:name="Вертикальная линия 664_8" draw:style-name="gr5" draw:text-style-name="P226" svg:x1="12.379cm" svg:y1="11.238cm" svg:x2="12.379cm" svg:y2="11.339cm"><text:p/></draw:line><draw:line draw:name="Вертикальная линия 665_8" draw:style-name="gr5" draw:text-style-name="P226" svg:x1="13.64cm" svg:y1="11.23cm" svg:x2="13.64cm" svg:y2="11.352cm"><text:p/></draw:line><draw:line draw:name="Вертикальная линия 666_8" draw:style-name="gr5" draw:text-style-name="P226" svg:x1="15.076cm" svg:y1="11.23cm" svg:x2="15.076cm" svg:y2="11.353cm"><text:p/></draw:line><draw:line draw:name="Вертикальная линия 667_8" draw:style-name="gr5" draw:text-style-name="P227" svg:x1="16.18cm" svg:y1="11.23cm" svg:x2="16.18cm" svg:y2="11.346cm"><text:p/></draw:line><draw:line draw:name="Вертикальная линия 668_8" draw:style-name="gr5" draw:text-style-name="P227" svg:x1="17.406cm" svg:y1="11.242cm" svg:x2="17.406cm" svg:y2="11.343cm"><text:p/></draw:line><draw:line draw:name="Вертикальная линия 669_8" draw:style-name="gr5" draw:text-style-name="P227" svg:x1="18.683cm" svg:y1="11.23cm" svg:x2="18.683cm" svg:y2="11.359cm"><text:p/></draw:line><draw:line draw:name="Вертикальная линия 670_8" draw:style-name="gr5" draw:text-style-name="P226" svg:x1="2.258cm" svg:y1="11.227cm" svg:x2="2.258cm" svg:y2="11.328cm"><text:p/></draw:line><draw:line draw:name="Вертикальная линия 671_8" draw:style-name="gr5" draw:text-style-name="P227" svg:x1="20.481cm" svg:y1="11.23cm" svg:x2="20.481cm" svg:y2="11.353cm"><text:p/></draw:line><draw:line draw:name="Вертикальная линия 672_8" draw:style-name="gr5" draw:text-style-name="P227" svg:x1="21.749cm" svg:y1="11.231cm" svg:x2="21.749cm" svg:y2="11.353cm"><text:p/></draw:line><draw:line draw:name="Вертикальная линия 673_8" draw:style-name="gr5" draw:text-style-name="P227" svg:x1="22.987cm" svg:y1="11.23cm" svg:x2="22.987cm" svg:y2="11.348cm"><text:p/></draw:line><draw:line draw:name="Вертикальная линия 674_8" draw:style-name="gr5" draw:text-style-name="P227" svg:x1="24.245cm" svg:y1="11.23cm" svg:x2="24.245cm" svg:y2="11.348cm"><text:p/></draw:line><draw:line draw:name="Вертикальная линия 675_8" draw:style-name="gr5" draw:text-style-name="P227" svg:x1="26.254cm" svg:y1="11.23cm" svg:x2="26.254cm" svg:y2="11.348cm"><text:p/></draw:line></draw:g></draw:g><draw:custom-shape draw:name="Фигура 1_8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8" draw:style-name="gr2"><draw:line draw:name="Вертикальная линия 241_8" draw:style-name="gr5" draw:text-style-name="P226" svg:x1="3.237cm" svg:y1="11.991cm" svg:x2="3.237cm" svg:y2="12.092cm"><text:p/></draw:line><draw:g draw:name="DrawObject 32_8" draw:style-name="gr2"><draw:line draw:name="Вертикальная линия 242_8" draw:style-name="gr5" draw:text-style-name="P226" svg:x1="4.235cm" svg:y1="11.977cm" svg:x2="4.235cm" svg:y2="12.078cm"><text:p/></draw:line><draw:line draw:name="Вертикальная линия 243_8" draw:style-name="gr5" draw:text-style-name="P226" svg:x1="5.731cm" svg:y1="11.996cm" svg:x2="5.731cm" svg:y2="12.097cm"><text:p/></draw:line><draw:line draw:name="Вертикальная линия 244_8" draw:style-name="gr5" draw:text-style-name="P226" svg:x1="12.379cm" svg:y1="11.996cm" svg:x2="12.379cm" svg:y2="12.097cm"><text:p/></draw:line><draw:line draw:name="Вертикальная линия 245_8" draw:style-name="gr5" draw:text-style-name="P226" svg:x1="13.64cm" svg:y1="11.989cm" svg:x2="13.64cm" svg:y2="12.111cm"><text:p/></draw:line><draw:line draw:name="Вертикальная линия 246_8" draw:style-name="gr5" draw:text-style-name="P226" svg:x1="15.076cm" svg:y1="11.989cm" svg:x2="15.076cm" svg:y2="12.112cm"><text:p/></draw:line><draw:line draw:name="Вертикальная линия 247_8" draw:style-name="gr5" draw:text-style-name="P227" svg:x1="16.18cm" svg:y1="11.989cm" svg:x2="16.18cm" svg:y2="12.105cm"><text:p/></draw:line><draw:line draw:name="Вертикальная линия 248_8" draw:style-name="gr5" draw:text-style-name="P227" svg:x1="17.406cm" svg:y1="12cm" svg:x2="17.406cm" svg:y2="12.101cm"><text:p/></draw:line><draw:line draw:name="Вертикальная линия 249_8" draw:style-name="gr5" draw:text-style-name="P227" svg:x1="18.683cm" svg:y1="11.989cm" svg:x2="18.683cm" svg:y2="12.118cm"><text:p/></draw:line><draw:line draw:name="Вертикальная линия 250_8" draw:style-name="gr5" draw:text-style-name="P226" svg:x1="2.258cm" svg:y1="11.984cm" svg:x2="2.258cm" svg:y2="12.085cm"><text:p/></draw:line><draw:line draw:name="Вертикальная линия 251_8" draw:style-name="gr5" draw:text-style-name="P227" svg:x1="20.481cm" svg:y1="11.989cm" svg:x2="20.481cm" svg:y2="12.112cm"><text:p/></draw:line><draw:line draw:name="Вертикальная линия 252_8" draw:style-name="gr5" draw:text-style-name="P227" svg:x1="21.749cm" svg:y1="11.989cm" svg:x2="21.749cm" svg:y2="12.111cm"><text:p/></draw:line><draw:line draw:name="Вертикальная линия 253_8" draw:style-name="gr5" draw:text-style-name="P227" svg:x1="22.987cm" svg:y1="11.989cm" svg:x2="22.987cm" svg:y2="12.107cm"><text:p/></draw:line><draw:line draw:name="Вертикальная линия 254_8" draw:style-name="gr5" draw:text-style-name="P227" svg:x1="24.245cm" svg:y1="11.989cm" svg:x2="24.245cm" svg:y2="12.107cm"><text:p/></draw:line><draw:line draw:name="Вертикальная линия 255_8" draw:style-name="gr5" draw:text-style-name="P227" svg:x1="26.254cm" svg:y1="11.989cm" svg:x2="26.254cm" svg:y2="12.107cm"><text:p/></draw:line></draw:g></draw:g></draw:g><draw:g draw:name="DrawObject 2_8" draw:style-name="gr2"><draw:line draw:name="Вертикальная линия 16_8" draw:style-name="gr5" draw:text-style-name="P226" svg:x1="3.214cm" svg:y1="0.614cm" svg:x2="3.214cm" svg:y2="0.715cm"><text:p/></draw:line><draw:g draw:name="DrawObject 3_8" draw:style-name="gr2"><draw:line draw:name="Вертикальная линия 17_8" draw:style-name="gr5" draw:text-style-name="P226" svg:x1="4.214cm" svg:y1="0.6cm" svg:x2="4.214cm" svg:y2="0.701cm"><text:p/></draw:line><draw:line draw:name="Вертикальная линия 18_8" draw:style-name="gr5" draw:text-style-name="P226" svg:x1="5.708cm" svg:y1="0.619cm" svg:x2="5.708cm" svg:y2="0.72cm"><text:p/></draw:line><draw:line draw:name="Вертикальная линия 19_8" draw:style-name="gr5" draw:text-style-name="P226" svg:x1="12.356cm" svg:y1="0.619cm" svg:x2="12.356cm" svg:y2="0.72cm"><text:p/></draw:line><draw:line draw:name="Вертикальная линия 20_8" draw:style-name="gr5" draw:text-style-name="P226" svg:x1="13.619cm" svg:y1="0.611cm" svg:x2="13.619cm" svg:y2="0.733cm"><text:p/></draw:line><draw:line draw:name="Вертикальная линия 21_8" draw:style-name="gr5" draw:text-style-name="P226" svg:x1="15.053cm" svg:y1="0.611cm" svg:x2="15.053cm" svg:y2="0.734cm"><text:p/></draw:line><draw:line draw:name="Вертикальная линия 22_8" draw:style-name="gr5" draw:text-style-name="P227" svg:x1="16.159cm" svg:y1="0.611cm" svg:x2="16.159cm" svg:y2="0.727cm"><text:p/></draw:line><draw:line draw:name="Вертикальная линия 23_8" draw:style-name="gr5" draw:text-style-name="P227" svg:x1="17.383cm" svg:y1="0.623cm" svg:x2="17.383cm" svg:y2="0.724cm"><text:p/></draw:line><draw:line draw:name="Вертикальная линия 24_8" draw:style-name="gr5" draw:text-style-name="P227" svg:x1="18.662cm" svg:y1="0.611cm" svg:x2="18.662cm" svg:y2="0.74cm"><text:p/></draw:line><draw:line draw:name="Вертикальная линия 25_8" draw:style-name="gr5" draw:text-style-name="P226" svg:x1="2.235cm" svg:y1="0.607cm" svg:x2="2.235cm" svg:y2="0.708cm"><text:p/></draw:line><draw:line draw:name="Вертикальная линия 26_8" draw:style-name="gr5" draw:text-style-name="P227" svg:x1="20.458cm" svg:y1="0.611cm" svg:x2="20.458cm" svg:y2="0.734cm"><text:p/></draw:line><draw:line draw:name="Вертикальная линия 27_8" draw:style-name="gr5" draw:text-style-name="P227" svg:x1="21.726cm" svg:y1="0.612cm" svg:x2="21.726cm" svg:y2="0.734cm"><text:p/></draw:line><draw:line draw:name="Вертикальная линия 28_8" draw:style-name="gr5" draw:text-style-name="P227" svg:x1="22.964cm" svg:y1="0.611cm" svg:x2="22.964cm" svg:y2="0.729cm"><text:p/></draw:line><draw:line draw:name="Вертикальная линия 29_8" draw:style-name="gr5" draw:text-style-name="P227" svg:x1="24.222cm" svg:y1="0.611cm" svg:x2="24.222cm" svg:y2="0.729cm"><text:p/></draw:line><draw:line draw:name="Вертикальная линия 30_8" draw:style-name="gr5" draw:text-style-name="P227" svg:x1="26.231cm" svg:y1="0.611cm" svg:x2="26.231cm" svg:y2="0.729cm"><text:p/></draw:line></draw:g></draw:g></draw:g><text:span text:style-name="Основной_20_шрифт_20_абзаца"><text:span text:style-name="T3">01</text:span></text:span></text:p>
          </table:table-cell>
          <table:table-cell table:style-name="Таблица11.B28" table:number-rows-spanned="17" table:number-columns-spanned="42" office:value-type="string">
            <text:p text:style-name="P121"/>
            <text:p text:style-name="P141"><text:span text:style-name="T13"><text:s text:c="2"/></text:span><text:span text:style-name="T14"><text:s text:c="38"/></text:span><text:span text:style-name="T13">Требования по охране окружающей среды</text:span></text:p>
            <text:p text:style-name="P125"/>
            <text:p text:style-name="P133"><text:span text:style-name="T161"><text:s text:c="23"/>При сборке </text:span><text:span text:style-name="T109">гидроцикла</text:span><text:span text:style-name="T161"> образуются отходы: твердые и жидкие.</text:span></text:p>
            <text:p text:style-name="P149"><text:s text:c="6"/>Твердые отходы: ткань х/б в количестве приблизительно1кг, использованная для удаления излишек клея, обезжиривания <text:s/></text:p>
            <text:p text:style-name="P149"><text:s/>комплектующих деталей и поверхностей панели; пленка полиэтиленовая с остатками клея; использованные резиновые <text:s/></text:p>
            <text:p text:style-name="P150"><text:s/>перчатки; использованные образцы-свидетели клея; <text:s/>использованная шкурка шлифовальная <text:s/>собираются в тару <text:s/></text:p>
            <text:p text:style-name="P150"><text:s/>промышленную с открывающимся дном СПР-10429/02, захоронение согласно <text:s/>5761924.25000.00084.</text:p>
            <text:p text:style-name="P126"><text:s text:c="4"/>Выбросы в атмосферу: этилацетат в незначительных количествах <text:span text:style-name="T269">ацетона</text:span><text:span text:style-name="T270"> </text:span>удаляется из рабочей зоны через вытяжную систему вентиляции <text:s/>В-2.</text:p>
            <text:p text:style-name="P127"><text:span text:style-name="T161"><text:s text:c="4"/>Жидкие отходы </text:span><text:span text:style-name="T162">(</text:span><text:span text:style-name="T161">ацетон</text:span><text:span text:style-name="T162">)</text:span><text:span text:style-name="T161"> </text:span><text:span text:style-name="T163">собирать и хранить</text:span><text:span text:style-name="T161"> в </text:span><text:span text:style-name="T163">металлические емкости</text:span><text:span text:style-name="T161"> </text:span><text:span text:style-name="T163">с плотно закрывающимися крышками на <text:s/>участке</text:span></text:p>
            <text:p text:style-name="P151"><text:s/>временного хранения отходов ЛВЖ. На каждой емкости должна быть этикетка с указанием наименования ЛВЖ, даты слива,</text:p>
            <text:p text:style-name="P151"><text:s/>количества, подписи лица, ответственного за хранение отходов <text:s/>ЛВЖ. </text:p>
            <text:p text:style-name="P151"><text:s/>Участок должен быть оборудован приточно-вытяжной вентиляцией и средствами пожаротушения.</text:p>
            <text:p text:style-name="P159"><text:s/><text:span text:style-name="T271">По мере накопления <text:s/>вывозить отходы ЛВЖ по договору на утилизацию в сторонние организации, имеющие лицензию</text:span></text:p>
            <text:p text:style-name="P141"><text:span text:style-name="T13"><text:s/></text:span><text:span text:style-name="T15">на данный вид деятельности.</text:span><text:span text:style-name="T13"> </text:span></text:p>
            <text:p text:style-name="P1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<text:s/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<text:s/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<text:span text:style-name="T51"><text:s text:c="2"/></text:span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12" office:value-type="string">
            <text:p text:style-name="P43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12">
          <table:table-cell table:style-name="Таблица11.A28" office:value-type="string">
            <text:p text:style-name="P43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1.29">
          <table:table-cell table:style-name="Таблица11.A29" table:number-columns-spanned="3" office:value-type="string">
            <text:p text:style-name="P45">МК/КТП</text:p>
          </table:table-cell>
          <table:covered-table-cell/>
          <table:covered-table-cell/>
          <table:table-cell table:style-name="Таблица11.D29" table:number-columns-spanned="34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D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11.A29" office:value-type="string">
            <text:p text:style-name="P52"/>
          </table:table-cell>
        </table:table-row>
      </table:table>
      <text:p text:style-name="P80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B"/>
        <table:table-column table:style-name="Таблица12.J"/>
        <table:table-column table:style-name="Таблица12.K"/>
        <table:table-column table:style-name="Таблица12.L"/>
        <table:table-column table:style-name="Таблица12.M"/>
        <table:table-column table:style-name="Таблица12.N"/>
        <table:table-column table:style-name="Таблица12.O"/>
        <table:table-column table:style-name="Таблица12.P"/>
        <table:table-column table:style-name="Таблица12.B"/>
        <table:table-column table:style-name="Таблица12.R"/>
        <table:table-column table:style-name="Таблица12.S"/>
        <table:table-column table:style-name="Таблица12.T"/>
        <table:table-column table:style-name="Таблица12.B"/>
        <table:table-column table:style-name="Таблица12.V"/>
        <table:table-column table:style-name="Таблица12.W"/>
        <table:table-column table:style-name="Таблица12.X"/>
        <table:table-column table:style-name="Таблица12.Y"/>
        <table:table-column table:style-name="Таблица12.Z"/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column table:style-name="Таблица12.g"/>
        <table:table-column table:style-name="Таблица12.h"/>
        <table:table-column table:style-name="Таблица12.i"/>
        <table:table-column table:style-name="Таблица12.G"/>
        <table:table-column table:style-name="Таблица12.k"/>
        <table:table-column table:style-name="Таблица12.l"/>
        <table:table-column table:style-name="Таблица12.h"/>
        <table:table-column table:style-name="Таблица12.n"/>
        <table:table-column table:style-name="Таблица12.o"/>
        <table:table-column table:style-name="Таблица12.p"/>
        <table:table-column table:style-name="Таблица12.q"/>
        <table:table-header-rows>
          <text:soft-page-break/>
          <table:table-row table:style-name="Таблица12.1">
            <table:table-cell table:style-name="Таблица12.A1" table:number-columns-spanned="3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2.f1" table:number-columns-spanned="2" office:value-type="string">
              <text:p text:style-name="P40"/>
            </table:table-cell>
            <table:covered-table-cell/>
            <table:table-cell table:style-name="Таблица12.f1" table:number-columns-spanned="3" office:value-type="string">
              <text:p text:style-name="P40"/>
            </table:table-cell>
            <table:covered-table-cell/>
            <table:covered-table-cell/>
            <table:table-cell table:style-name="Таблица12.f1" table:number-columns-spanned="4" office:value-type="string">
              <text:p text:style-name="P36"><draw:frame draw:style-name="fr2" draw:name="Врезка13" text:anchor-type="paragraph" svg:y="-0.49cm" svg:width="5.639cm" style:rel-width="scale" svg:height="0.639cm" style:rel-height="scale" draw:z-index="21"><draw:text-box><text:p text:style-name="P21">ГОСТ 3.1118-82 Форма 1б</text:p></draw:text-box></draw:frame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12.f1" table:number-columns-spanned="2" office:value-type="string">
              <text:p text:style-name="P40"/>
            </table:table-cell>
            <table:covered-table-cell/>
            <table:table-cell table:style-name="Таблица12.q1" office:value-type="string">
              <text:p text:style-name="P40"/>
            </table:table-cell>
          </table:table-row>
        </table:table-header-rows>
        <table:table-row table:style-name="Таблица12.1">
          <table:table-cell table:style-name="Таблица12.f1" table:number-columns-spanned="3" office:value-type="string">
            <text:p text:style-name="P40">Дубл.</text:p>
          </table:table-cell>
          <table:covered-table-cell/>
          <table:covered-table-cell/>
          <table:table-cell table:style-name="Таблица12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2.f1" table:number-columns-spanned="3" office:value-type="string">
            <text:p text:style-name="P36"/>
          </table:table-cell>
          <table:covered-table-cell/>
          <table:covered-table-cell/>
          <table:table-cell table:style-name="Таблица12.f1" office:value-type="string">
            <text:p text:style-name="P36"/>
          </table:table-cell>
          <table:table-cell table:style-name="Таблица12.M2" table:number-columns-spanned="4" office:value-type="string">
            <text:p text:style-name="P36"><text:s text:c="15"/></text:p>
          </table:table-cell>
          <table:covered-table-cell/>
          <table:covered-table-cell/>
          <table:covered-table-cell/>
          <table:table-cell table:style-name="Таблица12.Q2" table:number-columns-spanned="2" office:value-type="string">
            <text:p text:style-name="P36"/>
          </table:table-cell>
          <table:covered-table-cell/>
          <table:table-cell table:style-name="Таблица12.Q2" table:number-columns-spanned="3" office:value-type="string">
            <text:p text:style-name="P36"/>
          </table:table-cell>
          <table:covered-table-cell/>
          <table:covered-table-cell/>
          <table:table-cell table:style-name="Таблица12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Q2" table:number-columns-spanned="2" office:value-type="string">
            <text:p text:style-name="P36"/>
          </table:table-cell>
          <table:covered-table-cell/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f1" table:number-columns-spanned="3" office:value-type="string">
            <text:p text:style-name="P36"/>
          </table:table-cell>
          <table:covered-table-cell/>
          <table:covered-table-cell/>
          <table:table-cell table:style-name="Таблица12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q1" office:value-type="string">
            <text:p text:style-name="P36"/>
          </table:table-cell>
        </table:table-row>
        <table:table-row table:style-name="Таблица12.1">
          <table:table-cell table:style-name="Таблица12.f1" table:number-columns-spanned="3" office:value-type="string">
            <text:p text:style-name="P40">Взам.</text:p>
          </table:table-cell>
          <table:covered-table-cell/>
          <table:covered-table-cell/>
          <table:table-cell table:style-name="Таблица12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2.f1" table:number-columns-spanned="3" office:value-type="string">
            <text:p text:style-name="P36"/>
          </table:table-cell>
          <table:covered-table-cell/>
          <table:covered-table-cell/>
          <table:table-cell table:style-name="Таблица12.f1" office:value-type="string">
            <text:p text:style-name="P36"/>
          </table:table-cell>
          <table:table-cell table:style-name="Таблица12.M3" table:number-rows-spanned="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f1" table:number-columns-spanned="3" office:value-type="string">
            <text:p text:style-name="P36"/>
          </table:table-cell>
          <table:covered-table-cell/>
          <table:covered-table-cell/>
          <table:table-cell table:style-name="Таблица12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f1" table:number-columns-spanned="3" office:value-type="string">
            <text:p text:style-name="P36"/>
          </table:table-cell>
          <table:covered-table-cell/>
          <table:covered-table-cell/>
          <table:table-cell table:style-name="Таблица12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q1" office:value-type="string">
            <text:p text:style-name="P36"/>
          </table:table-cell>
        </table:table-row>
        <table:table-row table:style-name="Таблица12.1">
          <table:table-cell table:style-name="Таблица12.f1" table:number-columns-spanned="3" office:value-type="string">
            <text:p text:style-name="P40">Подл.</text:p>
          </table:table-cell>
          <table:covered-table-cell/>
          <table:covered-table-cell/>
          <table:table-cell table:style-name="Таблица12.f1" table:number-columns-spanned="5" office:value-type="string">
            <text:p text:style-name="P65"><text:s/></text:p>
          </table:table-cell>
          <table:covered-table-cell/>
          <table:covered-table-cell/>
          <table:covered-table-cell/>
          <table:covered-table-cell/>
          <table:table-cell table:style-name="Таблица12.f1" table:number-columns-spanned="3" office:value-type="string">
            <text:p text:style-name="P23"/>
          </table:table-cell>
          <table:covered-table-cell/>
          <table:covered-table-cell/>
          <table:table-cell table:style-name="Таблица12.f1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f1" table:number-columns-spanned="3" office:value-type="string">
            <text:p text:style-name="P36"/>
          </table:table-cell>
          <table:covered-table-cell/>
          <table:covered-table-cell/>
          <table:table-cell table:style-name="Таблица12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f1" table:number-columns-spanned="3" office:value-type="string">
            <text:p text:style-name="P36"/>
          </table:table-cell>
          <table:covered-table-cell/>
          <table:covered-table-cell/>
          <table:table-cell table:style-name="Таблица12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q1" office:value-type="string">
            <text:p text:style-name="P36"/>
          </table:table-cell>
        </table:table-row>
        <table:table-row table:style-name="Таблица12.5">
          <table:table-cell table:style-name="Таблица12.f1" table:number-columns-spanned="2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5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X5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q5" office:value-type="string">
            <text:p text:style-name="P85"/>
          </table:table-cell>
        </table:table-row>
        <table:table-row table:style-name="Таблица12.6">
          <table:table-cell table:style-name="Таблица12.f1" table:number-rows-spanned="3" table:number-columns-spanned="2" office:value-type="string">
            <text:p text:style-name="P36"/>
          </table:table-cell>
          <table:covered-table-cell/>
          <table:table-cell table:style-name="Таблица12.f1" table:number-columns-spanned="3" office:value-type="string">
            <text:p text:style-name="P36"/>
          </table:table-cell>
          <table:covered-table-cell/>
          <table:covered-table-cell/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f1" office:value-type="string">
            <text:p text:style-name="P36"/>
          </table:table-cell>
          <table:table-cell table:style-name="Таблица12.f1" office:value-type="string">
            <text:p text:style-name="P36"/>
          </table:table-cell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f1" table:number-columns-spanned="3" office:value-type="string">
            <text:p text:style-name="P36"/>
          </table:table-cell>
          <table:covered-table-cell/>
          <table:covered-table-cell/>
          <table:table-cell table:style-name="Таблица12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2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2.c6" table:number-rows-spanned="3" table:number-columns-spanned="10" office:value-type="string">
            <text:p text:style-name="P107"><text:s/><text:span text:style-name="T159">ЮЕЛИ.333349.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m6" table:number-rows-spanned="3" table:number-columns-spanned="5" office:value-type="string">
            <text:p text:style-name="P108">К.50<text:span text:style-name="T73">288</text:span>.0<text:span text:style-name="T73">..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2.6">
          <table:covered-table-cell/>
          <table:covered-table-cell/>
          <table:table-cell table:style-name="Таблица12.f1" table:number-columns-spanned="3" office:value-type="string">
            <text:p text:style-name="P36"/>
          </table:table-cell>
          <table:covered-table-cell/>
          <table:covered-table-cell/>
          <table:table-cell table:style-name="Таблица12.f1" table:number-columns-spanned="2" office:value-type="string">
            <text:p text:style-name="P56"/>
          </table:table-cell>
          <table:covered-table-cell/>
          <table:table-cell table:style-name="Таблица12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f1" table:number-columns-spanned="2" office:value-type="string">
            <text:p text:style-name="P3"/>
          </table:table-cell>
          <table:covered-table-cell/>
          <table:table-cell table:style-name="Таблица12.f1" office:value-type="string">
            <text:p text:style-name="P56"/>
          </table:table-cell>
          <table:table-cell table:style-name="Таблица12.f1" office:value-type="string">
            <text:p text:style-name="P36"/>
          </table:table-cell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f1" table:number-columns-spanned="3" office:value-type="string">
            <text:p text:style-name="P36"/>
          </table:table-cell>
          <table:covered-table-cell/>
          <table:covered-table-cell/>
          <table:table-cell table:style-name="Таблица12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6">
          <table:covered-table-cell/>
          <table:covered-table-cell/>
          <table:table-cell table:style-name="Таблица12.f1" table:number-columns-spanned="3" office:value-type="string">
            <text:p text:style-name="P74"/>
          </table:table-cell>
          <table:covered-table-cell/>
          <table:covered-table-cell/>
          <table:table-cell table:style-name="Таблица12.f1" table:number-columns-spanned="2" office:value-type="string">
            <text:p text:style-name="P65"/>
          </table:table-cell>
          <table:covered-table-cell/>
          <table:table-cell table:style-name="Таблица12.f1" table:number-columns-spanned="4" office:value-type="string">
            <text:p text:style-name="P65"><text:s/></text:p>
          </table:table-cell>
          <table:covered-table-cell/>
          <table:covered-table-cell/>
          <table:covered-table-cell/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f1" office:value-type="string">
            <text:p text:style-name="P36"/>
          </table:table-cell>
          <table:table-cell table:style-name="Таблица12.f1" office:value-type="string">
            <text:p text:style-name="P36"/>
          </table:table-cell>
          <table:table-cell table:style-name="Таблица12.f1" table:number-columns-spanned="2" office:value-type="string">
            <text:p text:style-name="P36"/>
          </table:table-cell>
          <table:covered-table-cell/>
          <table:table-cell table:style-name="Таблица12.f1" table:number-columns-spanned="3" office:value-type="string">
            <text:p text:style-name="P36"/>
          </table:table-cell>
          <table:covered-table-cell/>
          <table:covered-table-cell/>
          <table:table-cell table:style-name="Таблица12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2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9">
          <table:table-cell table:style-name="Таблица12.A9" office:value-type="string">
            <text:p text:style-name="P43">А</text:p>
          </table:table-cell>
          <table:table-cell table:style-name="Таблица12.B9" table:number-columns-spanned="3" office:value-type="string">
            <text:p text:style-name="P138">Цех</text:p>
          </table:table-cell>
          <table:covered-table-cell/>
          <table:covered-table-cell/>
          <table:table-cell table:style-name="Таблица12.E9" table:number-columns-spanned="2" office:value-type="string">
            <text:p text:style-name="P59">Уч.</text:p>
          </table:table-cell>
          <table:covered-table-cell/>
          <table:table-cell table:style-name="Таблица12.E9" table:number-columns-spanned="3" office:value-type="string">
            <text:p text:style-name="P59">РМ</text:p>
          </table:table-cell>
          <table:covered-table-cell/>
          <table:covered-table-cell/>
          <table:table-cell table:style-name="Таблица12.E9" office:value-type="string">
            <text:p text:style-name="P59">Опер.</text:p>
          </table:table-cell>
          <table:table-cell table:style-name="Таблица12.E9" table:number-columns-spanned="9" office:value-type="string">
            <text:p text:style-name="P59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T9" table:number-columns-spanned="24" office:value-type="string">
            <text:p text:style-name="P59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9">
          <table:table-cell table:style-name="Таблица12.A9" office:value-type="string">
            <text:p text:style-name="P43">Б</text:p>
          </table:table-cell>
          <table:table-cell table:style-name="Таблица12.B10" table:number-columns-spanned="18" office:value-type="string">
            <text:p text:style-name="P5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A9" office:value-type="string">
            <text:p text:style-name="P59">СМ</text:p>
          </table:table-cell>
          <table:table-cell table:style-name="Таблица12.A9" table:number-columns-spanned="2" office:value-type="string">
            <text:p text:style-name="P59">Проф.</text:p>
          </table:table-cell>
          <table:covered-table-cell/>
          <table:table-cell table:style-name="Таблица12.A9" table:number-columns-spanned="4" office:value-type="string">
            <text:p text:style-name="P59">Р</text:p>
          </table:table-cell>
          <table:covered-table-cell/>
          <table:covered-table-cell/>
          <table:covered-table-cell/>
          <table:table-cell table:style-name="Таблица12.A9" office:value-type="string">
            <text:p text:style-name="P59">УТ</text:p>
          </table:table-cell>
          <table:table-cell table:style-name="Таблица12.A9" table:number-columns-spanned="3" office:value-type="string">
            <text:p text:style-name="P59">КР</text:p>
          </table:table-cell>
          <table:covered-table-cell/>
          <table:covered-table-cell/>
          <table:table-cell table:style-name="Таблица12.A9" table:number-columns-spanned="2" office:value-type="string">
            <text:p text:style-name="P59">КОИД</text:p>
          </table:table-cell>
          <table:covered-table-cell/>
          <table:table-cell table:style-name="Таблица12.A9" table:number-columns-spanned="2" office:value-type="string">
            <text:p text:style-name="P59">ЕН</text:p>
          </table:table-cell>
          <table:covered-table-cell/>
          <table:table-cell table:style-name="Таблица12.A9" table:number-columns-spanned="3" office:value-type="string">
            <text:p text:style-name="P59">ОП</text:p>
          </table:table-cell>
          <table:covered-table-cell/>
          <table:covered-table-cell/>
          <table:table-cell table:style-name="Таблица12.A9" table:number-columns-spanned="2" office:value-type="string">
            <text:p text:style-name="P59">Кшт</text:p>
          </table:table-cell>
          <table:covered-table-cell/>
          <table:table-cell table:style-name="Таблица12.A9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12.p10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12.9">
          <table:table-cell table:style-name="Таблица12.A11" office:value-type="string">
            <text:p text:style-name="P43">К/М</text:p>
          </table:table-cell>
          <table:table-cell table:style-name="Таблица12.B11" table:number-columns-spanned="18" office:value-type="string">
            <text:p text:style-name="P5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B10" table:number-columns-spanned="13" office:value-type="string">
            <text:p text:style-name="P5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g11" table:number-columns-spanned="2" office:value-type="string">
            <text:p text:style-name="P59">ОПП</text:p>
          </table:table-cell>
          <table:covered-table-cell/>
          <table:table-cell table:style-name="Таблица12.g11" table:number-columns-spanned="3" office:value-type="string">
            <text:p text:style-name="P62">ЕВ</text:p>
          </table:table-cell>
          <table:covered-table-cell/>
          <table:covered-table-cell/>
          <table:table-cell table:style-name="Таблица12.g11" table:number-columns-spanned="2" office:value-type="string">
            <text:p text:style-name="P59">ЕН</text:p>
          </table:table-cell>
          <table:covered-table-cell/>
          <table:table-cell table:style-name="Таблица12.g11" table:number-columns-spanned="2" office:value-type="string">
            <text:p text:style-name="P59">КИ</text:p>
          </table:table-cell>
          <table:covered-table-cell/>
          <table:table-cell table:style-name="Таблица12.p11" table:number-columns-spanned="2" office:value-type="string">
            <text:p text:style-name="P59">Н. расх.</text:p>
          </table:table-cell>
          <table:covered-table-cell/>
        </table:table-row>
        <table:table-row table:style-name="Таблица12.12">
          <table:table-cell table:style-name="Таблица12.A12" office:value-type="string">
            <text:p text:style-name="P29"><draw:g text:anchor-type="paragraph" draw:z-index="22" draw:name="DrawObject2_8" draw:style-name="gr6"><draw:g draw:name="DrawObject31_9" draw:style-name="gr7"><draw:custom-shape draw:name="Фигура1_9" draw:style-name="gr8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9" draw:style-name="gr9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9" draw:style-name="gr9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9" draw:style-name="gr8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9" draw:style-name="gr9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9" draw:style-name="gr9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9" draw:style-name="gr9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9" draw:style-name="gr9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9" draw:style-name="gr9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9" draw:style-name="gr9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9" draw:style-name="gr8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9" draw:style-name="gr9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9" draw:style-name="gr9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9" draw:style-name="gr9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9" draw:style-name="gr8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9" draw:style-name="gr7"><draw:line draw:name="Вертикальная линия 451_9" draw:style-name="gr10" draw:text-style-name="P226" svg:x1="3.237cm" svg:y1="-0.134cm" svg:x2="3.237cm" svg:y2="-0.033cm"><text:p/></draw:line><draw:g draw:name="DrawObject 63_9" draw:style-name="gr7"><draw:line draw:name="Вертикальная линия 452_9" draw:style-name="gr10" draw:text-style-name="P226" svg:x1="4.235cm" svg:y1="-0.148cm" svg:x2="4.235cm" svg:y2="-0.047cm"><text:p/></draw:line><draw:line draw:name="Вертикальная линия 453_9" draw:style-name="gr10" draw:text-style-name="P226" svg:x1="5.731cm" svg:y1="-0.129cm" svg:x2="5.731cm" svg:y2="-0.028cm"><text:p/></draw:line><draw:line draw:name="Вертикальная линия 454_9" draw:style-name="gr10" draw:text-style-name="P226" svg:x1="12.379cm" svg:y1="-0.129cm" svg:x2="12.379cm" svg:y2="-0.028cm"><text:p/></draw:line><draw:line draw:name="Вертикальная линия 455_9" draw:style-name="gr10" draw:text-style-name="P226" svg:x1="13.64cm" svg:y1="-0.136cm" svg:x2="13.64cm" svg:y2="-0.014cm"><text:p/></draw:line><draw:line draw:name="Вертикальная линия 456_9" draw:style-name="gr10" draw:text-style-name="P226" svg:x1="15.076cm" svg:y1="-0.136cm" svg:x2="15.076cm" svg:y2="-0.013cm"><text:p/></draw:line><draw:line draw:name="Вертикальная линия 457_9" draw:style-name="gr10" draw:text-style-name="P227" svg:x1="16.18cm" svg:y1="-0.136cm" svg:x2="16.18cm" svg:y2="-0.02cm"><text:p/></draw:line><draw:line draw:name="Вертикальная линия 458_9" draw:style-name="gr10" draw:text-style-name="P227" svg:x1="17.406cm" svg:y1="-0.125cm" svg:x2="17.406cm" svg:y2="-0.024cm"><text:p/></draw:line><draw:line draw:name="Вертикальная линия 459_9" draw:style-name="gr10" draw:text-style-name="P227" svg:x1="18.683cm" svg:y1="-0.136cm" svg:x2="18.683cm" svg:y2="-0.007cm"><text:p/></draw:line><draw:line draw:name="Вертикальная линия 460_9" draw:style-name="gr10" draw:text-style-name="P226" svg:x1="2.258cm" svg:y1="-0.141cm" svg:x2="2.258cm" svg:y2="-0.04cm"><text:p/></draw:line><draw:line draw:name="Вертикальная линия 461_9" draw:style-name="gr10" draw:text-style-name="P227" svg:x1="20.481cm" svg:y1="-0.136cm" svg:x2="20.481cm" svg:y2="-0.013cm"><text:p/></draw:line><draw:line draw:name="Вертикальная линия 462_9" draw:style-name="gr10" draw:text-style-name="P227" svg:x1="21.749cm" svg:y1="-0.136cm" svg:x2="21.749cm" svg:y2="-0.014cm"><text:p/></draw:line><draw:line draw:name="Вертикальная линия 463_9" draw:style-name="gr10" draw:text-style-name="P227" svg:x1="22.987cm" svg:y1="-0.136cm" svg:x2="22.987cm" svg:y2="-0.018cm"><text:p/></draw:line><draw:line draw:name="Вертикальная линия 464_9" draw:style-name="gr10" draw:text-style-name="P227" svg:x1="24.245cm" svg:y1="-0.136cm" svg:x2="24.245cm" svg:y2="-0.018cm"><text:p/></draw:line><draw:line draw:name="Вертикальная линия 465_9" draw:style-name="gr10" draw:text-style-name="P227" svg:x1="26.254cm" svg:y1="-0.136cm" svg:x2="26.254cm" svg:y2="-0.018cm"><text:p/></draw:line></draw:g></draw:g><draw:g draw:name="DrawObject 64_9" draw:style-name="gr7"><draw:line draw:name="Вертикальная линия 466_9" draw:style-name="gr10" draw:text-style-name="P226" svg:x1="3.237cm" svg:y1="1.358cm" svg:x2="3.237cm" svg:y2="1.459cm"><text:p/></draw:line><draw:g draw:name="DrawObject 65_9" draw:style-name="gr7"><draw:line draw:name="Вертикальная линия 467_9" draw:style-name="gr10" draw:text-style-name="P226" svg:x1="4.235cm" svg:y1="1.344cm" svg:x2="4.235cm" svg:y2="1.445cm"><text:p/></draw:line><draw:line draw:name="Вертикальная линия 468_9" draw:style-name="gr10" draw:text-style-name="P226" svg:x1="5.731cm" svg:y1="1.365cm" svg:x2="5.731cm" svg:y2="1.466cm"><text:p/></draw:line><draw:line draw:name="Вертикальная линия 469_9" draw:style-name="gr10" draw:text-style-name="P226" svg:x1="12.379cm" svg:y1="1.365cm" svg:x2="12.379cm" svg:y2="1.466cm"><text:p/></draw:line><draw:line draw:name="Вертикальная линия 470_9" draw:style-name="gr10" draw:text-style-name="P226" svg:x1="13.64cm" svg:y1="1.355cm" svg:x2="13.64cm" svg:y2="1.477cm"><text:p/></draw:line><draw:line draw:name="Вертикальная линия 471_9" draw:style-name="gr10" draw:text-style-name="P226" svg:x1="15.076cm" svg:y1="1.355cm" svg:x2="15.076cm" svg:y2="1.478cm"><text:p/></draw:line><draw:line draw:name="Вертикальная линия 472_9" draw:style-name="gr10" draw:text-style-name="P227" svg:x1="16.18cm" svg:y1="1.355cm" svg:x2="16.18cm" svg:y2="1.471cm"><text:p/></draw:line><draw:line draw:name="Вертикальная линия 473_9" draw:style-name="gr10" draw:text-style-name="P227" svg:x1="17.406cm" svg:y1="1.367cm" svg:x2="17.406cm" svg:y2="1.468cm"><text:p/></draw:line><draw:line draw:name="Вертикальная линия 474_9" draw:style-name="gr10" draw:text-style-name="P227" svg:x1="18.683cm" svg:y1="1.355cm" svg:x2="18.683cm" svg:y2="1.484cm"><text:p/></draw:line><draw:line draw:name="Вертикальная линия 475_9" draw:style-name="gr10" draw:text-style-name="P226" svg:x1="2.258cm" svg:y1="1.351cm" svg:x2="2.258cm" svg:y2="1.452cm"><text:p/></draw:line><draw:line draw:name="Вертикальная линия 476_9" draw:style-name="gr10" draw:text-style-name="P227" svg:x1="20.481cm" svg:y1="1.355cm" svg:x2="20.481cm" svg:y2="1.478cm"><text:p/></draw:line><draw:line draw:name="Вертикальная линия 477_9" draw:style-name="gr10" draw:text-style-name="P227" svg:x1="21.749cm" svg:y1="1.358cm" svg:x2="21.749cm" svg:y2="1.48cm"><text:p/></draw:line><draw:line draw:name="Вертикальная линия 478_9" draw:style-name="gr10" draw:text-style-name="P227" svg:x1="22.987cm" svg:y1="1.355cm" svg:x2="22.987cm" svg:y2="1.473cm"><text:p/></draw:line><draw:line draw:name="Вертикальная линия 479_9" draw:style-name="gr10" draw:text-style-name="P227" svg:x1="24.245cm" svg:y1="1.355cm" svg:x2="24.245cm" svg:y2="1.473cm"><text:p/></draw:line><draw:line draw:name="Вертикальная линия 480_9" draw:style-name="gr10" draw:text-style-name="P227" svg:x1="26.254cm" svg:y1="1.355cm" svg:x2="26.254cm" svg:y2="1.473cm"><text:p/></draw:line></draw:g></draw:g><draw:g draw:name="DrawObject 66_9" draw:style-name="gr7"><draw:line draw:name="Вертикальная линия 481_9" draw:style-name="gr10" draw:text-style-name="P226" svg:x1="3.237cm" svg:y1="2.127cm" svg:x2="3.237cm" svg:y2="2.228cm"><text:p/></draw:line><draw:g draw:name="DrawObject 67_9" draw:style-name="gr7"><draw:line draw:name="Вертикальная линия 482_9" draw:style-name="gr10" draw:text-style-name="P226" svg:x1="4.235cm" svg:y1="2.113cm" svg:x2="4.235cm" svg:y2="2.214cm"><text:p/></draw:line><draw:line draw:name="Вертикальная линия 483_9" draw:style-name="gr10" draw:text-style-name="P226" svg:x1="5.731cm" svg:y1="2.131cm" svg:x2="5.731cm" svg:y2="2.232cm"><text:p/></draw:line><draw:line draw:name="Вертикальная линия 484_9" draw:style-name="gr10" draw:text-style-name="P226" svg:x1="12.379cm" svg:y1="2.131cm" svg:x2="12.379cm" svg:y2="2.232cm"><text:p/></draw:line><draw:line draw:name="Вертикальная линия 485_9" draw:style-name="gr10" draw:text-style-name="P226" svg:x1="13.64cm" svg:y1="2.123cm" svg:x2="13.64cm" svg:y2="2.245cm"><text:p/></draw:line><draw:line draw:name="Вертикальная линия 486_9" draw:style-name="gr10" draw:text-style-name="P226" svg:x1="15.076cm" svg:y1="2.123cm" svg:x2="15.076cm" svg:y2="2.246cm"><text:p/></draw:line><draw:line draw:name="Вертикальная линия 487_9" draw:style-name="gr10" draw:text-style-name="P227" svg:x1="16.18cm" svg:y1="2.123cm" svg:x2="16.18cm" svg:y2="2.239cm"><text:p/></draw:line><draw:line draw:name="Вертикальная линия 488_9" draw:style-name="gr10" draw:text-style-name="P227" svg:x1="17.406cm" svg:y1="2.135cm" svg:x2="17.406cm" svg:y2="2.236cm"><text:p/></draw:line><draw:line draw:name="Вертикальная линия 489_9" draw:style-name="gr10" draw:text-style-name="P227" svg:x1="18.683cm" svg:y1="2.123cm" svg:x2="18.683cm" svg:y2="2.252cm"><text:p/></draw:line><draw:line draw:name="Вертикальная линия 490_9" draw:style-name="gr10" draw:text-style-name="P226" svg:x1="2.258cm" svg:y1="2.12cm" svg:x2="2.258cm" svg:y2="2.221cm"><text:p/></draw:line><draw:line draw:name="Вертикальная линия 491_9" draw:style-name="gr10" draw:text-style-name="P227" svg:x1="20.481cm" svg:y1="2.123cm" svg:x2="20.481cm" svg:y2="2.246cm"><text:p/></draw:line><draw:line draw:name="Вертикальная линия 492_9" draw:style-name="gr10" draw:text-style-name="P227" svg:x1="21.749cm" svg:y1="2.124cm" svg:x2="21.749cm" svg:y2="2.246cm"><text:p/></draw:line><draw:line draw:name="Вертикальная линия 493_9" draw:style-name="gr10" draw:text-style-name="P227" svg:x1="22.987cm" svg:y1="2.123cm" svg:x2="22.987cm" svg:y2="2.241cm"><text:p/></draw:line><draw:line draw:name="Вертикальная линия 494_9" draw:style-name="gr10" draw:text-style-name="P227" svg:x1="24.245cm" svg:y1="2.123cm" svg:x2="24.245cm" svg:y2="2.241cm"><text:p/></draw:line><draw:line draw:name="Вертикальная линия 495_9" draw:style-name="gr10" draw:text-style-name="P227" svg:x1="26.254cm" svg:y1="2.123cm" svg:x2="26.254cm" svg:y2="2.241cm"><text:p/></draw:line></draw:g></draw:g><draw:g draw:name="DrawObject 68_9" draw:style-name="gr7"><draw:line draw:name="Вертикальная линия 496_9" draw:style-name="gr10" draw:text-style-name="P226" svg:x1="3.237cm" svg:y1="2.882cm" svg:x2="3.237cm" svg:y2="2.983cm"><text:p/></draw:line><draw:g draw:name="DrawObject 69_9" draw:style-name="gr7"><draw:line draw:name="Вертикальная линия 497_9" draw:style-name="gr10" draw:text-style-name="P226" svg:x1="4.235cm" svg:y1="2.867cm" svg:x2="4.235cm" svg:y2="2.968cm"><text:p/></draw:line><draw:line draw:name="Вертикальная линия 498_9" draw:style-name="gr10" draw:text-style-name="P226" svg:x1="5.731cm" svg:y1="2.886cm" svg:x2="5.731cm" svg:y2="2.987cm"><text:p/></draw:line><draw:line draw:name="Вертикальная линия 499_9" draw:style-name="gr10" draw:text-style-name="P226" svg:x1="12.379cm" svg:y1="2.886cm" svg:x2="12.379cm" svg:y2="2.987cm"><text:p/></draw:line><draw:line draw:name="Вертикальная линия 500_9" draw:style-name="gr10" draw:text-style-name="P226" svg:x1="13.64cm" svg:y1="2.878cm" svg:x2="13.64cm" svg:y2="3cm"><text:p/></draw:line><draw:line draw:name="Вертикальная линия 501_9" draw:style-name="gr10" draw:text-style-name="P226" svg:x1="15.076cm" svg:y1="2.878cm" svg:x2="15.076cm" svg:y2="3.001cm"><text:p/></draw:line><draw:line draw:name="Вертикальная линия 502_9" draw:style-name="gr10" draw:text-style-name="P227" svg:x1="16.18cm" svg:y1="2.878cm" svg:x2="16.18cm" svg:y2="2.994cm"><text:p/></draw:line><draw:line draw:name="Вертикальная линия 503_9" draw:style-name="gr10" draw:text-style-name="P227" svg:x1="17.406cm" svg:y1="2.89cm" svg:x2="17.406cm" svg:y2="2.991cm"><text:p/></draw:line><draw:line draw:name="Вертикальная линия 504_9" draw:style-name="gr10" draw:text-style-name="P227" svg:x1="18.683cm" svg:y1="2.878cm" svg:x2="18.683cm" svg:y2="3.007cm"><text:p/></draw:line><draw:line draw:name="Вертикальная линия 505_9" draw:style-name="gr10" draw:text-style-name="P226" svg:x1="2.258cm" svg:y1="2.875cm" svg:x2="2.258cm" svg:y2="2.976cm"><text:p/></draw:line><draw:line draw:name="Вертикальная линия 506_9" draw:style-name="gr10" draw:text-style-name="P227" svg:x1="20.481cm" svg:y1="2.878cm" svg:x2="20.481cm" svg:y2="3.001cm"><text:p/></draw:line><draw:line draw:name="Вертикальная линия 507_9" draw:style-name="gr10" draw:text-style-name="P227" svg:x1="21.749cm" svg:y1="2.879cm" svg:x2="21.749cm" svg:y2="3.001cm"><text:p/></draw:line><draw:line draw:name="Вертикальная линия 508_9" draw:style-name="gr10" draw:text-style-name="P227" svg:x1="22.987cm" svg:y1="2.878cm" svg:x2="22.987cm" svg:y2="2.996cm"><text:p/></draw:line><draw:line draw:name="Вертикальная линия 509_9" draw:style-name="gr10" draw:text-style-name="P227" svg:x1="24.245cm" svg:y1="2.878cm" svg:x2="24.245cm" svg:y2="2.996cm"><text:p/></draw:line><draw:line draw:name="Вертикальная линия 510_9" draw:style-name="gr10" draw:text-style-name="P227" svg:x1="26.254cm" svg:y1="2.878cm" svg:x2="26.254cm" svg:y2="2.996cm"><text:p/></draw:line></draw:g></draw:g><draw:g draw:name="DrawObject 70_9" draw:style-name="gr7"><draw:line draw:name="Вертикальная линия 511_9" draw:style-name="gr10" draw:text-style-name="P226" svg:x1="3.237cm" svg:y1="3.651cm" svg:x2="3.237cm" svg:y2="3.752cm"><text:p/></draw:line><draw:g draw:name="DrawObject 71_9" draw:style-name="gr7"><draw:line draw:name="Вертикальная линия 512_9" draw:style-name="gr10" draw:text-style-name="P226" svg:x1="4.235cm" svg:y1="3.637cm" svg:x2="4.235cm" svg:y2="3.738cm"><text:p/></draw:line><draw:line draw:name="Вертикальная линия 513_9" draw:style-name="gr10" draw:text-style-name="P226" svg:x1="5.731cm" svg:y1="3.655cm" svg:x2="5.731cm" svg:y2="3.756cm"><text:p/></draw:line><draw:line draw:name="Вертикальная линия 514_9" draw:style-name="gr10" draw:text-style-name="P226" svg:x1="12.379cm" svg:y1="3.655cm" svg:x2="12.379cm" svg:y2="3.756cm"><text:p/></draw:line><draw:line draw:name="Вертикальная линия 515_9" draw:style-name="gr10" draw:text-style-name="P226" svg:x1="13.64cm" svg:y1="3.647cm" svg:x2="13.64cm" svg:y2="3.769cm"><text:p/></draw:line><draw:line draw:name="Вертикальная линия 516_9" draw:style-name="gr10" draw:text-style-name="P226" svg:x1="15.076cm" svg:y1="3.647cm" svg:x2="15.076cm" svg:y2="3.77cm"><text:p/></draw:line><draw:line draw:name="Вертикальная линия 517_9" draw:style-name="gr10" draw:text-style-name="P227" svg:x1="16.18cm" svg:y1="3.647cm" svg:x2="16.18cm" svg:y2="3.763cm"><text:p/></draw:line><draw:line draw:name="Вертикальная линия 518_9" draw:style-name="gr10" draw:text-style-name="P227" svg:x1="17.406cm" svg:y1="3.659cm" svg:x2="17.406cm" svg:y2="3.76cm"><text:p/></draw:line><draw:line draw:name="Вертикальная линия 519_9" draw:style-name="gr10" draw:text-style-name="P227" svg:x1="18.683cm" svg:y1="3.647cm" svg:x2="18.683cm" svg:y2="3.776cm"><text:p/></draw:line><draw:line draw:name="Вертикальная линия 520_9" draw:style-name="gr10" draw:text-style-name="P226" svg:x1="2.258cm" svg:y1="3.644cm" svg:x2="2.258cm" svg:y2="3.745cm"><text:p/></draw:line><draw:line draw:name="Вертикальная линия 521_9" draw:style-name="gr10" draw:text-style-name="P227" svg:x1="20.481cm" svg:y1="3.647cm" svg:x2="20.481cm" svg:y2="3.77cm"><text:p/></draw:line><draw:line draw:name="Вертикальная линия 522_9" draw:style-name="gr10" draw:text-style-name="P227" svg:x1="21.749cm" svg:y1="3.648cm" svg:x2="21.749cm" svg:y2="3.77cm"><text:p/></draw:line><draw:line draw:name="Вертикальная линия 523_9" draw:style-name="gr10" draw:text-style-name="P227" svg:x1="22.987cm" svg:y1="3.647cm" svg:x2="22.987cm" svg:y2="3.765cm"><text:p/></draw:line><draw:line draw:name="Вертикальная линия 524_9" draw:style-name="gr10" draw:text-style-name="P227" svg:x1="24.245cm" svg:y1="3.647cm" svg:x2="24.245cm" svg:y2="3.765cm"><text:p/></draw:line><draw:line draw:name="Вертикальная линия 525_9" draw:style-name="gr10" draw:text-style-name="P227" svg:x1="26.254cm" svg:y1="3.647cm" svg:x2="26.254cm" svg:y2="3.765cm"><text:p/></draw:line></draw:g></draw:g><draw:g draw:name="DrawObject 72_9" draw:style-name="gr7"><draw:line draw:name="Вертикальная линия 526_9" draw:style-name="gr10" draw:text-style-name="P226" svg:x1="3.237cm" svg:y1="4.406cm" svg:x2="3.237cm" svg:y2="4.507cm"><text:p/></draw:line><draw:g draw:name="DrawObject 73_9" draw:style-name="gr7"><draw:line draw:name="Вертикальная линия 527_9" draw:style-name="gr10" draw:text-style-name="P226" svg:x1="4.235cm" svg:y1="4.391cm" svg:x2="4.235cm" svg:y2="4.492cm"><text:p/></draw:line><draw:line draw:name="Вертикальная линия 528_9" draw:style-name="gr10" draw:text-style-name="P226" svg:x1="5.731cm" svg:y1="4.41cm" svg:x2="5.731cm" svg:y2="4.511cm"><text:p/></draw:line><draw:line draw:name="Вертикальная линия 529_9" draw:style-name="gr10" draw:text-style-name="P226" svg:x1="12.379cm" svg:y1="4.41cm" svg:x2="12.379cm" svg:y2="4.511cm"><text:p/></draw:line><draw:line draw:name="Вертикальная линия 530_9" draw:style-name="gr10" draw:text-style-name="P226" svg:x1="13.64cm" svg:y1="4.402cm" svg:x2="13.64cm" svg:y2="4.524cm"><text:p/></draw:line><draw:line draw:name="Вертикальная линия 531_9" draw:style-name="gr10" draw:text-style-name="P226" svg:x1="15.076cm" svg:y1="4.402cm" svg:x2="15.076cm" svg:y2="4.525cm"><text:p/></draw:line><draw:line draw:name="Вертикальная линия 532_9" draw:style-name="gr10" draw:text-style-name="P227" svg:x1="16.18cm" svg:y1="4.402cm" svg:x2="16.18cm" svg:y2="4.518cm"><text:p/></draw:line><draw:line draw:name="Вертикальная линия 533_9" draw:style-name="gr10" draw:text-style-name="P227" svg:x1="17.406cm" svg:y1="4.414cm" svg:x2="17.406cm" svg:y2="4.515cm"><text:p/></draw:line><draw:line draw:name="Вертикальная линия 534_9" draw:style-name="gr10" draw:text-style-name="P227" svg:x1="18.683cm" svg:y1="4.402cm" svg:x2="18.683cm" svg:y2="4.531cm"><text:p/></draw:line><draw:line draw:name="Вертикальная линия 535_9" draw:style-name="gr10" draw:text-style-name="P226" svg:x1="2.258cm" svg:y1="4.399cm" svg:x2="2.258cm" svg:y2="4.5cm"><text:p/></draw:line><draw:line draw:name="Вертикальная линия 536_9" draw:style-name="gr10" draw:text-style-name="P227" svg:x1="20.481cm" svg:y1="4.402cm" svg:x2="20.481cm" svg:y2="4.525cm"><text:p/></draw:line><draw:line draw:name="Вертикальная линия 537_9" draw:style-name="gr10" draw:text-style-name="P227" svg:x1="21.749cm" svg:y1="4.403cm" svg:x2="21.749cm" svg:y2="4.525cm"><text:p/></draw:line><draw:line draw:name="Вертикальная линия 538_9" draw:style-name="gr10" draw:text-style-name="P227" svg:x1="22.987cm" svg:y1="4.402cm" svg:x2="22.987cm" svg:y2="4.52cm"><text:p/></draw:line><draw:line draw:name="Вертикальная линия 539_9" draw:style-name="gr10" draw:text-style-name="P227" svg:x1="24.245cm" svg:y1="4.402cm" svg:x2="24.245cm" svg:y2="4.52cm"><text:p/></draw:line><draw:line draw:name="Вертикальная линия 540_9" draw:style-name="gr10" draw:text-style-name="P227" svg:x1="26.254cm" svg:y1="4.402cm" svg:x2="26.254cm" svg:y2="4.52cm"><text:p/></draw:line></draw:g></draw:g><draw:g draw:name="DrawObject 74_9" draw:style-name="gr7"><draw:line draw:name="Вертикальная линия 541_9" draw:style-name="gr10" draw:text-style-name="P226" svg:x1="3.237cm" svg:y1="5.172cm" svg:x2="3.237cm" svg:y2="5.273cm"><text:p/></draw:line><draw:g draw:name="DrawObject 75_9" draw:style-name="gr7"><draw:line draw:name="Вертикальная линия 542_9" draw:style-name="gr10" draw:text-style-name="P226" svg:x1="4.235cm" svg:y1="5.156cm" svg:x2="4.235cm" svg:y2="5.257cm"><text:p/></draw:line><draw:line draw:name="Вертикальная линия 543_9" draw:style-name="gr10" draw:text-style-name="P226" svg:x1="5.731cm" svg:y1="5.177cm" svg:x2="5.731cm" svg:y2="5.278cm"><text:p/></draw:line><draw:line draw:name="Вертикальная линия 544_9" draw:style-name="gr10" draw:text-style-name="P226" svg:x1="12.379cm" svg:y1="5.177cm" svg:x2="12.379cm" svg:y2="5.278cm"><text:p/></draw:line><draw:line draw:name="Вертикальная линия 545_9" draw:style-name="gr10" draw:text-style-name="P226" svg:x1="13.64cm" svg:y1="5.169cm" svg:x2="13.64cm" svg:y2="5.291cm"><text:p/></draw:line><draw:line draw:name="Вертикальная линия 546_9" draw:style-name="gr10" draw:text-style-name="P226" svg:x1="15.076cm" svg:y1="5.169cm" svg:x2="15.076cm" svg:y2="5.292cm"><text:p/></draw:line><draw:line draw:name="Вертикальная линия 547_9" draw:style-name="gr10" draw:text-style-name="P227" svg:x1="16.18cm" svg:y1="5.169cm" svg:x2="16.18cm" svg:y2="5.285cm"><text:p/></draw:line><draw:line draw:name="Вертикальная линия 548_9" draw:style-name="gr10" draw:text-style-name="P227" svg:x1="17.406cm" svg:y1="5.179cm" svg:x2="17.406cm" svg:y2="5.28cm"><text:p/></draw:line><draw:line draw:name="Вертикальная линия 549_9" draw:style-name="gr10" draw:text-style-name="P227" svg:x1="18.683cm" svg:y1="5.169cm" svg:x2="18.683cm" svg:y2="5.298cm"><text:p/></draw:line><draw:line draw:name="Вертикальная линия 550_9" draw:style-name="gr10" draw:text-style-name="P226" svg:x1="2.258cm" svg:y1="5.165cm" svg:x2="2.258cm" svg:y2="5.266cm"><text:p/></draw:line><draw:line draw:name="Вертикальная линия 551_9" draw:style-name="gr10" draw:text-style-name="P227" svg:x1="20.481cm" svg:y1="5.169cm" svg:x2="20.481cm" svg:y2="5.292cm"><text:p/></draw:line><draw:line draw:name="Вертикальная линия 552_9" draw:style-name="gr10" draw:text-style-name="P227" svg:x1="21.749cm" svg:y1="5.17cm" svg:x2="21.749cm" svg:y2="5.292cm"><text:p/></draw:line><draw:line draw:name="Вертикальная линия 553_9" draw:style-name="gr10" draw:text-style-name="P227" svg:x1="22.987cm" svg:y1="5.169cm" svg:x2="22.987cm" svg:y2="5.287cm"><text:p/></draw:line><draw:line draw:name="Вертикальная линия 554_9" draw:style-name="gr10" draw:text-style-name="P227" svg:x1="24.245cm" svg:y1="5.169cm" svg:x2="24.245cm" svg:y2="5.287cm"><text:p/></draw:line><draw:line draw:name="Вертикальная линия 555_9" draw:style-name="gr10" draw:text-style-name="P227" svg:x1="26.254cm" svg:y1="5.169cm" svg:x2="26.254cm" svg:y2="5.287cm"><text:p/></draw:line></draw:g></draw:g><draw:g draw:name="DrawObject 76_9" draw:style-name="gr7"><draw:line draw:name="Вертикальная линия 556_9" draw:style-name="gr10" draw:text-style-name="P226" svg:x1="3.237cm" svg:y1="5.927cm" svg:x2="3.237cm" svg:y2="6.028cm"><text:p/></draw:line><draw:g draw:name="DrawObject 77_9" draw:style-name="gr7"><draw:line draw:name="Вертикальная линия 557_9" draw:style-name="gr10" draw:text-style-name="P226" svg:x1="4.235cm" svg:y1="5.911cm" svg:x2="4.235cm" svg:y2="6.012cm"><text:p/></draw:line><draw:line draw:name="Вертикальная линия 558_9" draw:style-name="gr10" draw:text-style-name="P226" svg:x1="5.731cm" svg:y1="5.932cm" svg:x2="5.731cm" svg:y2="6.033cm"><text:p/></draw:line><draw:line draw:name="Вертикальная линия 559_9" draw:style-name="gr10" draw:text-style-name="P226" svg:x1="12.379cm" svg:y1="5.932cm" svg:x2="12.379cm" svg:y2="6.033cm"><text:p/></draw:line><draw:line draw:name="Вертикальная линия 560_9" draw:style-name="gr10" draw:text-style-name="P226" svg:x1="13.64cm" svg:y1="5.924cm" svg:x2="13.64cm" svg:y2="6.046cm"><text:p/></draw:line><draw:line draw:name="Вертикальная линия 561_9" draw:style-name="gr10" draw:text-style-name="P226" svg:x1="15.076cm" svg:y1="5.924cm" svg:x2="15.076cm" svg:y2="6.047cm"><text:p/></draw:line><draw:line draw:name="Вертикальная линия 562_9" draw:style-name="gr10" draw:text-style-name="P227" svg:x1="16.18cm" svg:y1="5.924cm" svg:x2="16.18cm" svg:y2="6.04cm"><text:p/></draw:line><draw:line draw:name="Вертикальная линия 563_9" draw:style-name="gr10" draw:text-style-name="P227" svg:x1="17.406cm" svg:y1="5.937cm" svg:x2="17.406cm" svg:y2="6.038cm"><text:p/></draw:line><draw:line draw:name="Вертикальная линия 564_9" draw:style-name="gr10" draw:text-style-name="P227" svg:x1="18.683cm" svg:y1="5.924cm" svg:x2="18.683cm" svg:y2="6.053cm"><text:p/></draw:line><draw:line draw:name="Вертикальная линия 565_9" draw:style-name="gr10" draw:text-style-name="P226" svg:x1="2.258cm" svg:y1="5.918cm" svg:x2="2.258cm" svg:y2="6.019cm"><text:p/></draw:line><draw:line draw:name="Вертикальная линия 566_9" draw:style-name="gr10" draw:text-style-name="P227" svg:x1="20.481cm" svg:y1="5.924cm" svg:x2="20.481cm" svg:y2="6.047cm"><text:p/></draw:line><draw:line draw:name="Вертикальная линия 567_9" draw:style-name="gr10" draw:text-style-name="P227" svg:x1="21.749cm" svg:y1="5.925cm" svg:x2="21.749cm" svg:y2="6.047cm"><text:p/></draw:line><draw:line draw:name="Вертикальная линия 568_9" draw:style-name="gr10" draw:text-style-name="P227" svg:x1="22.987cm" svg:y1="5.924cm" svg:x2="22.987cm" svg:y2="6.042cm"><text:p/></draw:line><draw:line draw:name="Вертикальная линия 569_9" draw:style-name="gr10" draw:text-style-name="P227" svg:x1="24.245cm" svg:y1="5.924cm" svg:x2="24.245cm" svg:y2="6.042cm"><text:p/></draw:line><draw:line draw:name="Вертикальная линия 570_9" draw:style-name="gr10" draw:text-style-name="P227" svg:x1="26.254cm" svg:y1="5.924cm" svg:x2="26.254cm" svg:y2="6.042cm"><text:p/></draw:line></draw:g></draw:g><draw:g draw:name="DrawObject 78_9" draw:style-name="gr7"><draw:line draw:name="Вертикальная линия 571_9" draw:style-name="gr10" draw:text-style-name="P226" svg:x1="3.237cm" svg:y1="6.666cm" svg:x2="3.237cm" svg:y2="6.767cm"><text:p/></draw:line><draw:g draw:name="DrawObject 79_9" draw:style-name="gr7"><draw:line draw:name="Вертикальная линия 572_9" draw:style-name="gr10" draw:text-style-name="P226" svg:x1="4.235cm" svg:y1="6.655cm" svg:x2="4.235cm" svg:y2="6.756cm"><text:p/></draw:line><draw:line draw:name="Вертикальная линия 573_9" draw:style-name="gr10" draw:text-style-name="P226" svg:x1="5.731cm" svg:y1="6.673cm" svg:x2="5.731cm" svg:y2="6.774cm"><text:p/></draw:line><draw:line draw:name="Вертикальная линия 574_9" draw:style-name="gr10" draw:text-style-name="P226" svg:x1="12.379cm" svg:y1="6.673cm" svg:x2="12.379cm" svg:y2="6.774cm"><text:p/></draw:line><draw:line draw:name="Вертикальная линия 575_9" draw:style-name="gr10" draw:text-style-name="P226" svg:x1="13.64cm" svg:y1="6.665cm" svg:x2="13.64cm" svg:y2="6.787cm"><text:p/></draw:line><draw:line draw:name="Вертикальная линия 576_9" draw:style-name="gr10" draw:text-style-name="P226" svg:x1="15.076cm" svg:y1="6.665cm" svg:x2="15.076cm" svg:y2="6.788cm"><text:p/></draw:line><draw:line draw:name="Вертикальная линия 577_9" draw:style-name="gr10" draw:text-style-name="P227" svg:x1="16.18cm" svg:y1="6.665cm" svg:x2="16.18cm" svg:y2="6.781cm"><text:p/></draw:line><draw:line draw:name="Вертикальная линия 578_9" draw:style-name="gr10" draw:text-style-name="P227" svg:x1="17.406cm" svg:y1="6.677cm" svg:x2="17.406cm" svg:y2="6.778cm"><text:p/></draw:line><draw:line draw:name="Вертикальная линия 579_9" draw:style-name="gr10" draw:text-style-name="P227" svg:x1="18.683cm" svg:y1="6.665cm" svg:x2="18.683cm" svg:y2="6.794cm"><text:p/></draw:line><draw:line draw:name="Вертикальная линия 580_9" draw:style-name="gr10" draw:text-style-name="P226" svg:x1="2.258cm" svg:y1="6.662cm" svg:x2="2.258cm" svg:y2="6.763cm"><text:p/></draw:line><draw:line draw:name="Вертикальная линия 581_9" draw:style-name="gr10" draw:text-style-name="P227" svg:x1="20.481cm" svg:y1="6.665cm" svg:x2="20.481cm" svg:y2="6.788cm"><text:p/></draw:line><draw:line draw:name="Вертикальная линия 582_9" draw:style-name="gr10" draw:text-style-name="P227" svg:x1="21.749cm" svg:y1="6.666cm" svg:x2="21.749cm" svg:y2="6.788cm"><text:p/></draw:line><draw:line draw:name="Вертикальная линия 583_9" draw:style-name="gr10" draw:text-style-name="P227" svg:x1="22.987cm" svg:y1="6.665cm" svg:x2="22.987cm" svg:y2="6.783cm"><text:p/></draw:line><draw:line draw:name="Вертикальная линия 584_9" draw:style-name="gr10" draw:text-style-name="P227" svg:x1="24.245cm" svg:y1="6.665cm" svg:x2="24.245cm" svg:y2="6.783cm"><text:p/></draw:line><draw:line draw:name="Вертикальная линия 585_9" draw:style-name="gr10" draw:text-style-name="P227" svg:x1="26.254cm" svg:y1="6.665cm" svg:x2="26.254cm" svg:y2="6.783cm"><text:p/></draw:line></draw:g></draw:g><draw:g draw:name="DrawObject 80_9" draw:style-name="gr7"><draw:line draw:name="Вертикальная линия 586_9" draw:style-name="gr10" draw:text-style-name="P226" svg:x1="3.237cm" svg:y1="7.424cm" svg:x2="3.237cm" svg:y2="7.525cm"><text:p/></draw:line><draw:g draw:name="DrawObject 81_9" draw:style-name="gr7"><draw:line draw:name="Вертикальная линия 587_9" draw:style-name="gr10" draw:text-style-name="P226" svg:x1="4.235cm" svg:y1="7.41cm" svg:x2="4.235cm" svg:y2="7.511cm"><text:p/></draw:line><draw:line draw:name="Вертикальная линия 588_9" draw:style-name="gr10" draw:text-style-name="P226" svg:x1="5.731cm" svg:y1="7.428cm" svg:x2="5.731cm" svg:y2="7.529cm"><text:p/></draw:line><draw:line draw:name="Вертикальная линия 589_9" draw:style-name="gr10" draw:text-style-name="P226" svg:x1="12.379cm" svg:y1="7.428cm" svg:x2="12.379cm" svg:y2="7.529cm"><text:p/></draw:line><draw:line draw:name="Вертикальная линия 590_9" draw:style-name="gr10" draw:text-style-name="P226" svg:x1="13.64cm" svg:y1="7.42cm" svg:x2="13.64cm" svg:y2="7.542cm"><text:p/></draw:line><draw:line draw:name="Вертикальная линия 591_9" draw:style-name="gr10" draw:text-style-name="P226" svg:x1="15.076cm" svg:y1="7.42cm" svg:x2="15.076cm" svg:y2="7.543cm"><text:p/></draw:line><draw:line draw:name="Вертикальная линия 592_9" draw:style-name="gr10" draw:text-style-name="P227" svg:x1="16.18cm" svg:y1="7.42cm" svg:x2="16.18cm" svg:y2="7.536cm"><text:p/></draw:line><draw:line draw:name="Вертикальная линия 593_9" draw:style-name="gr10" draw:text-style-name="P227" svg:x1="17.406cm" svg:y1="7.432cm" svg:x2="17.406cm" svg:y2="7.533cm"><text:p/></draw:line><draw:line draw:name="Вертикальная линия 594_9" draw:style-name="gr10" draw:text-style-name="P227" svg:x1="18.683cm" svg:y1="7.42cm" svg:x2="18.683cm" svg:y2="7.549cm"><text:p/></draw:line><draw:line draw:name="Вертикальная линия 595_9" draw:style-name="gr10" draw:text-style-name="P226" svg:x1="2.258cm" svg:y1="7.417cm" svg:x2="2.258cm" svg:y2="7.518cm"><text:p/></draw:line><draw:line draw:name="Вертикальная линия 596_9" draw:style-name="gr10" draw:text-style-name="P227" svg:x1="20.481cm" svg:y1="7.42cm" svg:x2="20.481cm" svg:y2="7.543cm"><text:p/></draw:line><draw:line draw:name="Вертикальная линия 597_9" draw:style-name="gr10" draw:text-style-name="P227" svg:x1="21.749cm" svg:y1="7.421cm" svg:x2="21.749cm" svg:y2="7.543cm"><text:p/></draw:line><draw:line draw:name="Вертикальная линия 598_9" draw:style-name="gr10" draw:text-style-name="P227" svg:x1="22.987cm" svg:y1="7.42cm" svg:x2="22.987cm" svg:y2="7.538cm"><text:p/></draw:line><draw:line draw:name="Вертикальная линия 599_9" draw:style-name="gr10" draw:text-style-name="P227" svg:x1="24.245cm" svg:y1="7.42cm" svg:x2="24.245cm" svg:y2="7.538cm"><text:p/></draw:line><draw:line draw:name="Вертикальная линия 600_9" draw:style-name="gr10" draw:text-style-name="P227" svg:x1="26.254cm" svg:y1="7.42cm" svg:x2="26.254cm" svg:y2="7.538cm"><text:p/></draw:line></draw:g></draw:g><draw:g draw:name="DrawObject 82_9" draw:style-name="gr7"><draw:line draw:name="Вертикальная линия 601_9" draw:style-name="gr10" draw:text-style-name="P226" svg:x1="3.237cm" svg:y1="8.19cm" svg:x2="3.237cm" svg:y2="8.291cm"><text:p/></draw:line><draw:g draw:name="DrawObject 83_9" draw:style-name="gr7"><draw:line draw:name="Вертикальная линия 602_9" draw:style-name="gr10" draw:text-style-name="P226" svg:x1="4.235cm" svg:y1="8.174cm" svg:x2="4.235cm" svg:y2="8.275cm"><text:p/></draw:line><draw:line draw:name="Вертикальная линия 603_9" draw:style-name="gr10" draw:text-style-name="P226" svg:x1="5.731cm" svg:y1="8.195cm" svg:x2="5.731cm" svg:y2="8.296cm"><text:p/></draw:line><draw:line draw:name="Вертикальная линия 604_9" draw:style-name="gr10" draw:text-style-name="P226" svg:x1="12.379cm" svg:y1="8.195cm" svg:x2="12.379cm" svg:y2="8.296cm"><text:p/></draw:line><draw:line draw:name="Вертикальная линия 605_9" draw:style-name="gr10" draw:text-style-name="P226" svg:x1="13.64cm" svg:y1="8.187cm" svg:x2="13.64cm" svg:y2="8.309cm"><text:p/></draw:line><draw:line draw:name="Вертикальная линия 606_9" draw:style-name="gr10" draw:text-style-name="P226" svg:x1="15.076cm" svg:y1="8.187cm" svg:x2="15.076cm" svg:y2="8.31cm"><text:p/></draw:line><draw:line draw:name="Вертикальная линия 607_9" draw:style-name="gr10" draw:text-style-name="P227" svg:x1="16.18cm" svg:y1="8.187cm" svg:x2="16.18cm" svg:y2="8.303cm"><text:p/></draw:line><draw:line draw:name="Вертикальная линия 608_9" draw:style-name="gr10" draw:text-style-name="P227" svg:x1="17.406cm" svg:y1="8.197cm" svg:x2="17.406cm" svg:y2="8.298cm"><text:p/></draw:line><draw:line draw:name="Вертикальная линия 609_9" draw:style-name="gr10" draw:text-style-name="P227" svg:x1="18.683cm" svg:y1="8.187cm" svg:x2="18.683cm" svg:y2="8.316cm"><text:p/></draw:line><draw:line draw:name="Вертикальная линия 610_9" draw:style-name="gr10" draw:text-style-name="P226" svg:x1="2.258cm" svg:y1="8.183cm" svg:x2="2.258cm" svg:y2="8.284cm"><text:p/></draw:line><draw:line draw:name="Вертикальная линия 611_9" draw:style-name="gr10" draw:text-style-name="P227" svg:x1="20.481cm" svg:y1="8.187cm" svg:x2="20.481cm" svg:y2="8.31cm"><text:p/></draw:line><draw:line draw:name="Вертикальная линия 612_9" draw:style-name="gr10" draw:text-style-name="P227" svg:x1="21.749cm" svg:y1="8.188cm" svg:x2="21.749cm" svg:y2="8.31cm"><text:p/></draw:line><draw:line draw:name="Вертикальная линия 613_9" draw:style-name="gr10" draw:text-style-name="P227" svg:x1="22.987cm" svg:y1="8.187cm" svg:x2="22.987cm" svg:y2="8.305cm"><text:p/></draw:line><draw:line draw:name="Вертикальная линия 614_9" draw:style-name="gr10" draw:text-style-name="P227" svg:x1="24.245cm" svg:y1="8.187cm" svg:x2="24.245cm" svg:y2="8.305cm"><text:p/></draw:line><draw:line draw:name="Вертикальная линия 615_9" draw:style-name="gr10" draw:text-style-name="P227" svg:x1="26.254cm" svg:y1="8.187cm" svg:x2="26.254cm" svg:y2="8.305cm"><text:p/></draw:line></draw:g></draw:g><draw:g draw:name="DrawObject 84_9" draw:style-name="gr7"><draw:line draw:name="Вертикальная линия 616_9" draw:style-name="gr10" draw:text-style-name="P226" svg:x1="3.237cm" svg:y1="8.945cm" svg:x2="3.237cm" svg:y2="9.046cm"><text:p/></draw:line><draw:g draw:name="DrawObject 85_9" draw:style-name="gr7"><draw:line draw:name="Вертикальная линия 617_9" draw:style-name="gr10" draw:text-style-name="P226" svg:x1="4.235cm" svg:y1="8.929cm" svg:x2="4.235cm" svg:y2="9.03cm"><text:p/></draw:line><draw:line draw:name="Вертикальная линия 618_9" draw:style-name="gr10" draw:text-style-name="P226" svg:x1="5.731cm" svg:y1="8.95cm" svg:x2="5.731cm" svg:y2="9.051cm"><text:p/></draw:line><draw:line draw:name="Вертикальная линия 619_9" draw:style-name="gr10" draw:text-style-name="P226" svg:x1="12.379cm" svg:y1="8.95cm" svg:x2="12.379cm" svg:y2="9.051cm"><text:p/></draw:line><draw:line draw:name="Вертикальная линия 620_9" draw:style-name="gr10" draw:text-style-name="P226" svg:x1="13.64cm" svg:y1="8.942cm" svg:x2="13.64cm" svg:y2="9.064cm"><text:p/></draw:line><draw:line draw:name="Вертикальная линия 621_9" draw:style-name="gr10" draw:text-style-name="P226" svg:x1="15.076cm" svg:y1="8.942cm" svg:x2="15.076cm" svg:y2="9.065cm"><text:p/></draw:line><draw:line draw:name="Вертикальная линия 622_9" draw:style-name="gr10" draw:text-style-name="P227" svg:x1="16.18cm" svg:y1="8.942cm" svg:x2="16.18cm" svg:y2="9.058cm"><text:p/></draw:line><draw:line draw:name="Вертикальная линия 623_9" draw:style-name="gr10" draw:text-style-name="P227" svg:x1="17.406cm" svg:y1="8.952cm" svg:x2="17.406cm" svg:y2="9.053cm"><text:p/></draw:line><draw:line draw:name="Вертикальная линия 624_9" draw:style-name="gr10" draw:text-style-name="P227" svg:x1="18.683cm" svg:y1="8.942cm" svg:x2="18.683cm" svg:y2="9.071cm"><text:p/></draw:line><draw:line draw:name="Вертикальная линия 625_9" draw:style-name="gr10" draw:text-style-name="P226" svg:x1="2.258cm" svg:y1="8.936cm" svg:x2="2.258cm" svg:y2="9.037cm"><text:p/></draw:line><draw:line draw:name="Вертикальная линия 626_9" draw:style-name="gr10" draw:text-style-name="P227" svg:x1="20.481cm" svg:y1="8.942cm" svg:x2="20.481cm" svg:y2="9.065cm"><text:p/></draw:line><draw:line draw:name="Вертикальная линия 627_9" draw:style-name="gr10" draw:text-style-name="P227" svg:x1="21.749cm" svg:y1="8.943cm" svg:x2="21.749cm" svg:y2="9.065cm"><text:p/></draw:line><draw:line draw:name="Вертикальная линия 628_9" draw:style-name="gr10" draw:text-style-name="P227" svg:x1="22.987cm" svg:y1="8.942cm" svg:x2="22.987cm" svg:y2="9.06cm"><text:p/></draw:line><draw:line draw:name="Вертикальная линия 629_9" draw:style-name="gr10" draw:text-style-name="P227" svg:x1="24.245cm" svg:y1="8.942cm" svg:x2="24.245cm" svg:y2="9.06cm"><text:p/></draw:line><draw:line draw:name="Вертикальная линия 630_9" draw:style-name="gr10" draw:text-style-name="P227" svg:x1="26.254cm" svg:y1="8.942cm" svg:x2="26.254cm" svg:y2="9.06cm"><text:p/></draw:line></draw:g></draw:g><draw:g draw:name="DrawObject 86_9" draw:style-name="gr7"><draw:line draw:name="Вертикальная линия 631_9" draw:style-name="gr10" draw:text-style-name="P226" svg:x1="3.237cm" svg:y1="9.71cm" svg:x2="3.237cm" svg:y2="9.811cm"><text:p/></draw:line><draw:g draw:name="DrawObject 87_9" draw:style-name="gr7"><draw:line draw:name="Вертикальная линия 632_9" draw:style-name="gr10" draw:text-style-name="P226" svg:x1="4.235cm" svg:y1="9.696cm" svg:x2="4.235cm" svg:y2="9.797cm"><text:p/></draw:line><draw:line draw:name="Вертикальная линия 633_9" draw:style-name="gr10" draw:text-style-name="P226" svg:x1="5.731cm" svg:y1="9.714cm" svg:x2="5.731cm" svg:y2="9.815cm"><text:p/></draw:line><draw:line draw:name="Вертикальная линия 634_9" draw:style-name="gr10" draw:text-style-name="P226" svg:x1="12.379cm" svg:y1="9.714cm" svg:x2="12.379cm" svg:y2="9.815cm"><text:p/></draw:line><draw:line draw:name="Вертикальная линия 635_9" draw:style-name="gr10" draw:text-style-name="P226" svg:x1="13.64cm" svg:y1="9.707cm" svg:x2="13.64cm" svg:y2="9.829cm"><text:p/></draw:line><draw:line draw:name="Вертикальная линия 636_9" draw:style-name="gr10" draw:text-style-name="P226" svg:x1="15.076cm" svg:y1="9.707cm" svg:x2="15.076cm" svg:y2="9.83cm"><text:p/></draw:line><draw:line draw:name="Вертикальная линия 637_9" draw:style-name="gr10" draw:text-style-name="P227" svg:x1="16.18cm" svg:y1="9.707cm" svg:x2="16.18cm" svg:y2="9.823cm"><text:p/></draw:line><draw:line draw:name="Вертикальная линия 638_9" draw:style-name="gr10" draw:text-style-name="P227" svg:x1="17.406cm" svg:y1="9.719cm" svg:x2="17.406cm" svg:y2="9.82cm"><text:p/></draw:line><draw:line draw:name="Вертикальная линия 639_9" draw:style-name="gr10" draw:text-style-name="P227" svg:x1="18.683cm" svg:y1="9.707cm" svg:x2="18.683cm" svg:y2="9.836cm"><text:p/></draw:line><draw:line draw:name="Вертикальная линия 640_9" draw:style-name="gr10" draw:text-style-name="P226" svg:x1="2.258cm" svg:y1="9.703cm" svg:x2="2.258cm" svg:y2="9.804cm"><text:p/></draw:line><draw:line draw:name="Вертикальная линия 641_9" draw:style-name="gr10" draw:text-style-name="P227" svg:x1="20.481cm" svg:y1="9.707cm" svg:x2="20.481cm" svg:y2="9.83cm"><text:p/></draw:line><draw:line draw:name="Вертикальная линия 642_9" draw:style-name="gr10" draw:text-style-name="P227" svg:x1="21.749cm" svg:y1="9.71cm" svg:x2="21.749cm" svg:y2="9.832cm"><text:p/></draw:line><draw:line draw:name="Вертикальная линия 643_9" draw:style-name="gr10" draw:text-style-name="P227" svg:x1="22.987cm" svg:y1="9.707cm" svg:x2="22.987cm" svg:y2="9.825cm"><text:p/></draw:line><draw:line draw:name="Вертикальная линия 644_9" draw:style-name="gr10" draw:text-style-name="P227" svg:x1="24.245cm" svg:y1="9.707cm" svg:x2="24.245cm" svg:y2="9.825cm"><text:p/></draw:line><draw:line draw:name="Вертикальная линия 645_9" draw:style-name="gr10" draw:text-style-name="P227" svg:x1="26.254cm" svg:y1="9.707cm" svg:x2="26.254cm" svg:y2="9.825cm"><text:p/></draw:line></draw:g></draw:g><draw:g draw:name="DrawObject 88_9" draw:style-name="gr7"><draw:line draw:name="Вертикальная линия 646_9" draw:style-name="gr10" draw:text-style-name="P226" svg:x1="3.237cm" svg:y1="10.476cm" svg:x2="3.237cm" svg:y2="10.577cm"><text:p/></draw:line><draw:g draw:name="DrawObject 89_9" draw:style-name="gr7"><draw:line draw:name="Вертикальная линия 647_9" draw:style-name="gr10" draw:text-style-name="P226" svg:x1="4.235cm" svg:y1="10.465cm" svg:x2="4.235cm" svg:y2="10.566cm"><text:p/></draw:line><draw:line draw:name="Вертикальная линия 648_9" draw:style-name="gr10" draw:text-style-name="P226" svg:x1="5.731cm" svg:y1="10.483cm" svg:x2="5.731cm" svg:y2="10.584cm"><text:p/></draw:line><draw:line draw:name="Вертикальная линия 649_9" draw:style-name="gr10" draw:text-style-name="P226" svg:x1="12.379cm" svg:y1="10.483cm" svg:x2="12.379cm" svg:y2="10.584cm"><text:p/></draw:line><draw:line draw:name="Вертикальная линия 650_9" draw:style-name="gr10" draw:text-style-name="P226" svg:x1="13.64cm" svg:y1="10.475cm" svg:x2="13.64cm" svg:y2="10.597cm"><text:p/></draw:line><draw:line draw:name="Вертикальная линия 651_9" draw:style-name="gr10" draw:text-style-name="P226" svg:x1="15.076cm" svg:y1="10.475cm" svg:x2="15.076cm" svg:y2="10.598cm"><text:p/></draw:line><draw:line draw:name="Вертикальная линия 652_9" draw:style-name="gr10" draw:text-style-name="P227" svg:x1="16.18cm" svg:y1="10.475cm" svg:x2="16.18cm" svg:y2="10.591cm"><text:p/></draw:line><draw:line draw:name="Вертикальная линия 653_9" draw:style-name="gr10" draw:text-style-name="P227" svg:x1="17.406cm" svg:y1="10.487cm" svg:x2="17.406cm" svg:y2="10.588cm"><text:p/></draw:line><draw:line draw:name="Вертикальная линия 654_9" draw:style-name="gr10" draw:text-style-name="P227" svg:x1="18.683cm" svg:y1="10.475cm" svg:x2="18.683cm" svg:y2="10.604cm"><text:p/></draw:line><draw:line draw:name="Вертикальная линия 655_9" draw:style-name="gr10" draw:text-style-name="P226" svg:x1="2.258cm" svg:y1="10.472cm" svg:x2="2.258cm" svg:y2="10.573cm"><text:p/></draw:line><draw:line draw:name="Вертикальная линия 656_9" draw:style-name="gr10" draw:text-style-name="P227" svg:x1="20.481cm" svg:y1="10.475cm" svg:x2="20.481cm" svg:y2="10.598cm"><text:p/></draw:line><draw:line draw:name="Вертикальная линия 657_9" draw:style-name="gr10" draw:text-style-name="P227" svg:x1="21.749cm" svg:y1="10.476cm" svg:x2="21.749cm" svg:y2="10.598cm"><text:p/></draw:line><draw:line draw:name="Вертикальная линия 658_9" draw:style-name="gr10" draw:text-style-name="P227" svg:x1="22.987cm" svg:y1="10.475cm" svg:x2="22.987cm" svg:y2="10.593cm"><text:p/></draw:line><draw:line draw:name="Вертикальная линия 659_9" draw:style-name="gr10" draw:text-style-name="P227" svg:x1="24.245cm" svg:y1="10.475cm" svg:x2="24.245cm" svg:y2="10.593cm"><text:p/></draw:line><draw:line draw:name="Вертикальная линия 660_9" draw:style-name="gr10" draw:text-style-name="P227" svg:x1="26.254cm" svg:y1="10.475cm" svg:x2="26.254cm" svg:y2="10.593cm"><text:p/></draw:line></draw:g></draw:g><draw:g draw:name="DrawObject 90_9" draw:style-name="gr7"><draw:line draw:name="Вертикальная линия 661_9" draw:style-name="gr10" draw:text-style-name="P226" svg:x1="3.237cm" svg:y1="11.234cm" svg:x2="3.237cm" svg:y2="11.335cm"><text:p/></draw:line><draw:g draw:name="DrawObject 91_9" draw:style-name="gr7"><draw:line draw:name="Вертикальная линия 662_9" draw:style-name="gr10" draw:text-style-name="P226" svg:x1="4.235cm" svg:y1="11.22cm" svg:x2="4.235cm" svg:y2="11.321cm"><text:p/></draw:line><draw:line draw:name="Вертикальная линия 663_9" draw:style-name="gr10" draw:text-style-name="P226" svg:x1="5.731cm" svg:y1="11.238cm" svg:x2="5.731cm" svg:y2="11.339cm"><text:p/></draw:line><draw:line draw:name="Вертикальная линия 664_9" draw:style-name="gr10" draw:text-style-name="P226" svg:x1="12.379cm" svg:y1="11.238cm" svg:x2="12.379cm" svg:y2="11.339cm"><text:p/></draw:line><draw:line draw:name="Вертикальная линия 665_9" draw:style-name="gr10" draw:text-style-name="P226" svg:x1="13.64cm" svg:y1="11.23cm" svg:x2="13.64cm" svg:y2="11.352cm"><text:p/></draw:line><draw:line draw:name="Вертикальная линия 666_9" draw:style-name="gr10" draw:text-style-name="P226" svg:x1="15.076cm" svg:y1="11.23cm" svg:x2="15.076cm" svg:y2="11.353cm"><text:p/></draw:line><draw:line draw:name="Вертикальная линия 667_9" draw:style-name="gr10" draw:text-style-name="P227" svg:x1="16.18cm" svg:y1="11.23cm" svg:x2="16.18cm" svg:y2="11.346cm"><text:p/></draw:line><draw:line draw:name="Вертикальная линия 668_9" draw:style-name="gr10" draw:text-style-name="P227" svg:x1="17.406cm" svg:y1="11.242cm" svg:x2="17.406cm" svg:y2="11.343cm"><text:p/></draw:line><draw:line draw:name="Вертикальная линия 669_9" draw:style-name="gr10" draw:text-style-name="P227" svg:x1="18.683cm" svg:y1="11.23cm" svg:x2="18.683cm" svg:y2="11.359cm"><text:p/></draw:line><draw:line draw:name="Вертикальная линия 670_9" draw:style-name="gr10" draw:text-style-name="P226" svg:x1="2.258cm" svg:y1="11.227cm" svg:x2="2.258cm" svg:y2="11.328cm"><text:p/></draw:line><draw:line draw:name="Вертикальная линия 671_9" draw:style-name="gr10" draw:text-style-name="P227" svg:x1="20.481cm" svg:y1="11.23cm" svg:x2="20.481cm" svg:y2="11.353cm"><text:p/></draw:line><draw:line draw:name="Вертикальная линия 672_9" draw:style-name="gr10" draw:text-style-name="P227" svg:x1="21.749cm" svg:y1="11.231cm" svg:x2="21.749cm" svg:y2="11.353cm"><text:p/></draw:line><draw:line draw:name="Вертикальная линия 673_9" draw:style-name="gr10" draw:text-style-name="P227" svg:x1="22.987cm" svg:y1="11.23cm" svg:x2="22.987cm" svg:y2="11.348cm"><text:p/></draw:line><draw:line draw:name="Вертикальная линия 674_9" draw:style-name="gr10" draw:text-style-name="P227" svg:x1="24.245cm" svg:y1="11.23cm" svg:x2="24.245cm" svg:y2="11.348cm"><text:p/></draw:line><draw:line draw:name="Вертикальная линия 675_9" draw:style-name="gr10" draw:text-style-name="P227" svg:x1="26.254cm" svg:y1="11.23cm" svg:x2="26.254cm" svg:y2="11.348cm"><text:p/></draw:line></draw:g></draw:g><draw:custom-shape draw:name="Фигура 1_9" draw:style-name="gr8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9" draw:style-name="gr7"><draw:line draw:name="Вертикальная линия 241_9" draw:style-name="gr10" draw:text-style-name="P226" svg:x1="3.237cm" svg:y1="11.991cm" svg:x2="3.237cm" svg:y2="12.092cm"><text:p/></draw:line><draw:g draw:name="DrawObject 32_9" draw:style-name="gr7"><draw:line draw:name="Вертикальная линия 242_9" draw:style-name="gr10" draw:text-style-name="P226" svg:x1="4.235cm" svg:y1="11.977cm" svg:x2="4.235cm" svg:y2="12.078cm"><text:p/></draw:line><draw:line draw:name="Вертикальная линия 243_9" draw:style-name="gr10" draw:text-style-name="P226" svg:x1="5.731cm" svg:y1="11.996cm" svg:x2="5.731cm" svg:y2="12.097cm"><text:p/></draw:line><draw:line draw:name="Вертикальная линия 244_9" draw:style-name="gr10" draw:text-style-name="P226" svg:x1="12.379cm" svg:y1="11.996cm" svg:x2="12.379cm" svg:y2="12.097cm"><text:p/></draw:line><draw:line draw:name="Вертикальная линия 245_9" draw:style-name="gr10" draw:text-style-name="P226" svg:x1="13.64cm" svg:y1="11.989cm" svg:x2="13.64cm" svg:y2="12.111cm"><text:p/></draw:line><draw:line draw:name="Вертикальная линия 246_9" draw:style-name="gr10" draw:text-style-name="P226" svg:x1="15.076cm" svg:y1="11.989cm" svg:x2="15.076cm" svg:y2="12.112cm"><text:p/></draw:line><draw:line draw:name="Вертикальная линия 247_9" draw:style-name="gr10" draw:text-style-name="P227" svg:x1="16.18cm" svg:y1="11.989cm" svg:x2="16.18cm" svg:y2="12.105cm"><text:p/></draw:line><draw:line draw:name="Вертикальная линия 248_9" draw:style-name="gr10" draw:text-style-name="P227" svg:x1="17.406cm" svg:y1="12cm" svg:x2="17.406cm" svg:y2="12.101cm"><text:p/></draw:line><draw:line draw:name="Вертикальная линия 249_9" draw:style-name="gr10" draw:text-style-name="P227" svg:x1="18.683cm" svg:y1="11.989cm" svg:x2="18.683cm" svg:y2="12.118cm"><text:p/></draw:line><draw:line draw:name="Вертикальная линия 250_9" draw:style-name="gr10" draw:text-style-name="P226" svg:x1="2.258cm" svg:y1="11.984cm" svg:x2="2.258cm" svg:y2="12.085cm"><text:p/></draw:line><draw:line draw:name="Вертикальная линия 251_9" draw:style-name="gr10" draw:text-style-name="P227" svg:x1="20.481cm" svg:y1="11.989cm" svg:x2="20.481cm" svg:y2="12.112cm"><text:p/></draw:line><draw:line draw:name="Вертикальная линия 252_9" draw:style-name="gr10" draw:text-style-name="P227" svg:x1="21.749cm" svg:y1="11.989cm" svg:x2="21.749cm" svg:y2="12.111cm"><text:p/></draw:line><draw:line draw:name="Вертикальная линия 253_9" draw:style-name="gr10" draw:text-style-name="P227" svg:x1="22.987cm" svg:y1="11.989cm" svg:x2="22.987cm" svg:y2="12.107cm"><text:p/></draw:line><draw:line draw:name="Вертикальная линия 254_9" draw:style-name="gr10" draw:text-style-name="P227" svg:x1="24.245cm" svg:y1="11.989cm" svg:x2="24.245cm" svg:y2="12.107cm"><text:p/></draw:line><draw:line draw:name="Вертикальная линия 255_9" draw:style-name="gr10" draw:text-style-name="P227" svg:x1="26.254cm" svg:y1="11.989cm" svg:x2="26.254cm" svg:y2="12.107cm"><text:p/></draw:line></draw:g></draw:g></draw:g><draw:g draw:name="DrawObject 2_9" draw:style-name="gr7"><draw:line draw:name="Вертикальная линия 16_9" draw:style-name="gr10" draw:text-style-name="P226" svg:x1="3.214cm" svg:y1="0.614cm" svg:x2="3.214cm" svg:y2="0.715cm"><text:p/></draw:line><draw:g draw:name="DrawObject 3_9" draw:style-name="gr7"><draw:line draw:name="Вертикальная линия 17_9" draw:style-name="gr10" draw:text-style-name="P226" svg:x1="4.214cm" svg:y1="0.6cm" svg:x2="4.214cm" svg:y2="0.701cm"><text:p/></draw:line><draw:line draw:name="Вертикальная линия 18_9" draw:style-name="gr10" draw:text-style-name="P226" svg:x1="5.708cm" svg:y1="0.619cm" svg:x2="5.708cm" svg:y2="0.72cm"><text:p/></draw:line><draw:line draw:name="Вертикальная линия 19_9" draw:style-name="gr10" draw:text-style-name="P226" svg:x1="12.356cm" svg:y1="0.619cm" svg:x2="12.356cm" svg:y2="0.72cm"><text:p/></draw:line><draw:line draw:name="Вертикальная линия 20_9" draw:style-name="gr10" draw:text-style-name="P226" svg:x1="13.619cm" svg:y1="0.611cm" svg:x2="13.619cm" svg:y2="0.733cm"><text:p/></draw:line><draw:line draw:name="Вертикальная линия 21_9" draw:style-name="gr10" draw:text-style-name="P226" svg:x1="15.053cm" svg:y1="0.611cm" svg:x2="15.053cm" svg:y2="0.734cm"><text:p/></draw:line><draw:line draw:name="Вертикальная линия 22_9" draw:style-name="gr10" draw:text-style-name="P227" svg:x1="16.159cm" svg:y1="0.611cm" svg:x2="16.159cm" svg:y2="0.727cm"><text:p/></draw:line><draw:line draw:name="Вертикальная линия 23_9" draw:style-name="gr10" draw:text-style-name="P227" svg:x1="17.383cm" svg:y1="0.623cm" svg:x2="17.383cm" svg:y2="0.724cm"><text:p/></draw:line><draw:line draw:name="Вертикальная линия 24_9" draw:style-name="gr10" draw:text-style-name="P227" svg:x1="18.662cm" svg:y1="0.611cm" svg:x2="18.662cm" svg:y2="0.74cm"><text:p/></draw:line><draw:line draw:name="Вертикальная линия 25_9" draw:style-name="gr10" draw:text-style-name="P226" svg:x1="2.235cm" svg:y1="0.607cm" svg:x2="2.235cm" svg:y2="0.708cm"><text:p/></draw:line><draw:line draw:name="Вертикальная линия 26_9" draw:style-name="gr10" draw:text-style-name="P227" svg:x1="20.458cm" svg:y1="0.611cm" svg:x2="20.458cm" svg:y2="0.734cm"><text:p/></draw:line><draw:line draw:name="Вертикальная линия 27_9" draw:style-name="gr10" draw:text-style-name="P227" svg:x1="21.726cm" svg:y1="0.612cm" svg:x2="21.726cm" svg:y2="0.734cm"><text:p/></draw:line><draw:line draw:name="Вертикальная линия 28_9" draw:style-name="gr10" draw:text-style-name="P227" svg:x1="22.964cm" svg:y1="0.611cm" svg:x2="22.964cm" svg:y2="0.729cm"><text:p/></draw:line><draw:line draw:name="Вертикальная линия 29_9" draw:style-name="gr10" draw:text-style-name="P227" svg:x1="24.222cm" svg:y1="0.611cm" svg:x2="24.222cm" svg:y2="0.729cm"><text:p/></draw:line><draw:line draw:name="Вертикальная линия 30_9" draw:style-name="gr10" draw:text-style-name="P227" svg:x1="26.231cm" svg:y1="0.611cm" svg:x2="26.231cm" svg:y2="0.729cm"><text:p/></draw:line></draw:g></draw:g></draw:g><text:span text:style-name="Основной_20_шрифт_20_абзаца"><text:span text:style-name="T3"><text:s/>01</text:span></text:span></text:p>
          </table:table-cell>
          <table:table-cell table:style-name="Таблица12.B28" table:number-rows-spanned="17" table:number-columns-spanned="42" office:value-type="string">
            <text:p text:style-name="P124"><text:s/></text:p>
            <text:p text:style-name="P208"><text:span text:style-name="T12"><text:s text:c="2"/></text:span><text:span text:style-name="T36"><text:s text:c="2"/></text:span><text:span text:style-name="T12"><text:s text:c="3"/></text:span><text:span text:style-name="Основной_20_шрифт_20_абзаца"><text:span text:style-name="T197">Состав связующего на основе смолы </text:span></text:span><text:span text:style-name="Основной_20_шрифт_20_абзаца"><text:span text:style-name="T206">Attshield OP745:</text:span></text:span></text:p>
            <text:p text:style-name="P209"><text:span text:style-name="Основной_20_шрифт_20_абзаца"><text:span text:style-name="T213"><text:s text:c="2"/></text:span></text:span><text:span text:style-name="Основной_20_шрифт_20_абзаца"><text:span text:style-name="T219">- <text:s/>смолы </text:span></text:span><text:span text:style-name="Основной_20_шрифт_20_абзаца"><text:span text:style-name="T213">Attshield OP745 <text:s text:c="36"/>-</text:span></text:span><text:span text:style-name="Основной_20_шрифт_20_абзаца"><text:span text:style-name="T220">100 м.д.</text:span></text:span><text:span text:style-name="Основной_20_шрифт_20_абзаца"><text:span text:style-name="T213">;</text:span></text:span></text:p>
            <text:p text:style-name="P210"><text:span text:style-name="Основной_20_шрифт_20_абзаца"><text:span text:style-name="T207"><text:s text:c="2"/>- Akperox A-50 <text:s text:c="5"/></text:span></text:span><text:span text:style-name="Основной_20_шрифт_20_абзаца"><text:span text:style-name="T210"><text:s text:c="48"/>-0,7-2,0 м</text:span></text:span><text:span text:style-name="Основной_20_шрифт_20_абзаца"><text:span text:style-name="T207">.</text:span></text:span><text:span text:style-name="Основной_20_шрифт_20_абзаца"><text:span text:style-name="T210">д.</text:span></text:span></text:p>
            <text:p text:style-name="P215"><text:span text:style-name="T37"><text:s/></text:span><text:span text:style-name="T38">Допускается замена на <text:s/></text:span><text:span text:style-name="Основной_20_шрифт_20_абзаца"><text:span text:style-name="T212">связующего на основе смолы Депол П-150ПТ:</text:span></text:span></text:p>
            <text:p text:style-name="P216"><text:span text:style-name="T37"><text:s text:c="7"/></text:span><text:span text:style-name="Основной_20_шрифт_20_абзаца"><text:span text:style-name="T211">Состав связующего на основе смолы Депол П-150ПТ</text:span></text:span><text:span text:style-name="Основной_20_шрифт_20_абзаца"><text:span text:style-name="T208">:</text:span></text:span></text:p>
            <text:p text:style-name="P217"><text:span text:style-name="T18"><text:s text:c="3"/></text:span><text:span text:style-name="Основной_20_шрифт_20_абзаца"><text:span text:style-name="T246">- <text:s/>смола Депол П-150ПТ <text:s text:c="35"/>-100 м.д.</text:span></text:span><text:span text:style-name="Основной_20_шрифт_20_абзаца"><text:span text:style-name="T215">;</text:span></text:span><text:span text:style-name="T18"> <text:s text:c="35"/></text:span></text:p>
            <text:p text:style-name="P218"><text:span text:style-name="T18"><text:s text:c="3"/></text:span><text:span text:style-name="Основной_20_шрифт_20_абзаца"><text:span text:style-name="T215">- Akperox A-50 <text:s text:c="50"/></text:span></text:span><text:span text:style-name="Основной_20_шрифт_20_абзаца"><text:span text:style-name="T195"><text:s/>- </text:span></text:span><text:span text:style-name="Основной_20_шрифт_20_абзаца"><text:span text:style-name="T192">0,7 -2,0 м.д.</text:span></text:span></text:p>
            <text:p text:style-name="P211"><text:span text:style-name="Основной_20_шрифт_20_абзаца"><text:span text:style-name="T196"><text:s text:c="2"/></text:span></text:span></text:p>
            <text:p text:style-name="P212"><text:span text:style-name="T164">Все операции с герметиком, связующим выполнять в индивидуальных средствах защиты (перчатк</text:span><text:span text:style-name="T110">ах</text:span><text:span text:style-name="T164">, маск</text:span><text:span text:style-name="T110">ах</text:span><text:span text:style-name="T164">, респираторах)</text:span></text:p>
            <text:p text:style-name="P213"/>
            <text:p text:style-name="P206"><text:span text:style-name="Основной_20_шрифт_20_абзаца"><text:span text:style-name="T156">Установить во все </text:span></text:span><text:span text:style-name="Основной_20_шрифт_20_абзаца"><text:span text:style-name="T157">резьбовые</text:span></text:span><text:span text:style-name="Основной_20_шрифт_20_абзаца"><text:span text:style-name="T156"> отверстия <text:s/>пробки из </text:span></text:span><text:span text:style-name="Основной_20_шрифт_20_абзаца"><text:span text:style-name="T103">поролона </text:span></text:span><text:span text:style-name="Основной_20_шрифт_20_абзаца"><text:span text:style-name="T156"><text:s/>по действующей ДС </text:span></text:span><text:span text:style-name="Основной_20_шрифт_20_абзаца"><text:span text:style-name="T157">или </text:span></text:span><text:span text:style-name="Основной_20_шрифт_20_абзаца"><text:span text:style-name="T156">отверстия небольшого диаметра заклеить скотчем по действующей ДС, </text:span></text:span><text:span text:style-name="Основной_20_шрифт_20_абзаца"><text:span text:style-name="T157">от попадан</text:span></text:span><text:span text:style-name="Основной_20_шрифт_20_абзаца"><text:span text:style-name="T104">и</text:span></text:span><text:span text:style-name="Основной_20_шрифт_20_абзаца"><text:span text:style-name="T157">я связующего</text:span></text:span><text:span text:style-name="Основной_20_шрифт_20_абзаца"><text:span text:style-name="T156">.</text:span></text:span></text:p>
            <text:p text:style-name="P214"/>
            <text:p text:style-name="P203"><text:span text:style-name="Основной_20_шрифт_20_абзаца"><text:span text:style-name="T144"><text:s text:c="5"/></text:span></text:span></text:p>
            <text:p text:style-name="P142"><text:s text:c="2"/></text:p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<text:s/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<text:s/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<text:s/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<text:s/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12" office:value-type="string">
            <text:p text:style-name="P43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12">
          <table:table-cell table:style-name="Таблица12.A28" office:value-type="string">
            <text:p text:style-name="P43"><text:s/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2.29">
          <table:table-cell table:style-name="Таблица12.A29" table:number-columns-spanned="3" office:value-type="string">
            <text:p text:style-name="P45">МК/КТП</text:p>
          </table:table-cell>
          <table:covered-table-cell/>
          <table:covered-table-cell/>
          <table:table-cell table:style-name="Таблица12.D29" table:number-columns-spanned="34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2.D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12.A29" office:value-type="string">
            <text:p text:style-name="P52"/>
          </table:table-cell>
        </table:table-row>
      </table:table>
      <text:p text:style-name="P80"/>
      <text:p text:style-name="P80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B"/>
        <table:table-column table:style-name="Таблица13.J"/>
        <table:table-column table:style-name="Таблица13.K"/>
        <table:table-column table:style-name="Таблица13.L"/>
        <table:table-column table:style-name="Таблица13.M"/>
        <table:table-column table:style-name="Таблица13.N"/>
        <table:table-column table:style-name="Таблица13.O"/>
        <table:table-column table:style-name="Таблица13.P"/>
        <table:table-column table:style-name="Таблица13.B"/>
        <table:table-column table:style-name="Таблица13.R"/>
        <table:table-column table:style-name="Таблица13.S"/>
        <table:table-column table:style-name="Таблица13.T"/>
        <table:table-column table:style-name="Таблица13.B"/>
        <table:table-column table:style-name="Таблица13.V"/>
        <table:table-column table:style-name="Таблица13.W"/>
        <table:table-column table:style-name="Таблица13.X"/>
        <table:table-column table:style-name="Таблица13.Y"/>
        <table:table-column table:style-name="Таблица13.Z"/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column table:style-name="Таблица13.g"/>
        <table:table-column table:style-name="Таблица13.h"/>
        <table:table-column table:style-name="Таблица13.i"/>
        <table:table-column table:style-name="Таблица13.G"/>
        <table:table-column table:style-name="Таблица13.k"/>
        <table:table-column table:style-name="Таблица13.l"/>
        <table:table-column table:style-name="Таблица13.h"/>
        <table:table-column table:style-name="Таблица13.n"/>
        <table:table-column table:style-name="Таблица13.o"/>
        <table:table-column table:style-name="Таблица13.p"/>
        <table:table-column table:style-name="Таблица13.q"/>
        <table:table-header-rows>
          <text:soft-page-break/>
          <table:table-row table:style-name="Таблица13.1">
            <table:table-cell table:style-name="Таблица13.A1" table:number-columns-spanned="3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3.f1" table:number-columns-spanned="2" office:value-type="string">
              <text:p text:style-name="P40"/>
            </table:table-cell>
            <table:covered-table-cell/>
            <table:table-cell table:style-name="Таблица13.f1" table:number-columns-spanned="3" office:value-type="string">
              <text:p text:style-name="P40"/>
            </table:table-cell>
            <table:covered-table-cell/>
            <table:covered-table-cell/>
            <table:table-cell table:style-name="Таблица13.f1" table:number-columns-spanned="4" office:value-type="string">
              <text:p text:style-name="P36"><draw:frame draw:style-name="fr2" draw:name="Врезка14" text:anchor-type="paragraph" svg:y="-0.49cm" svg:width="5.639cm" style:rel-width="scale" svg:height="0.639cm" style:rel-height="scale" draw:z-index="23"><draw:text-box><text:p text:style-name="P21">ГОСТ 3.1118-82 Форма 1б</text:p></draw:text-box></draw:frame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13.f1" table:number-columns-spanned="2" office:value-type="string">
              <text:p text:style-name="P40"/>
            </table:table-cell>
            <table:covered-table-cell/>
            <table:table-cell table:style-name="Таблица13.q1" office:value-type="string">
              <text:p text:style-name="P40"/>
            </table:table-cell>
          </table:table-row>
        </table:table-header-rows>
        <table:table-row table:style-name="Таблица13.1">
          <table:table-cell table:style-name="Таблица13.f1" table:number-columns-spanned="3" office:value-type="string">
            <text:p text:style-name="P40">Дубл.</text:p>
          </table:table-cell>
          <table:covered-table-cell/>
          <table:covered-table-cell/>
          <table:table-cell table:style-name="Таблица13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3.f1" table:number-columns-spanned="3" office:value-type="string">
            <text:p text:style-name="P36"/>
          </table:table-cell>
          <table:covered-table-cell/>
          <table:covered-table-cell/>
          <table:table-cell table:style-name="Таблица13.f1" office:value-type="string">
            <text:p text:style-name="P36"/>
          </table:table-cell>
          <table:table-cell table:style-name="Таблица13.M2" table:number-columns-spanned="4" office:value-type="string">
            <text:p text:style-name="P36"><text:s text:c="15"/></text:p>
          </table:table-cell>
          <table:covered-table-cell/>
          <table:covered-table-cell/>
          <table:covered-table-cell/>
          <table:table-cell table:style-name="Таблица13.Q2" table:number-columns-spanned="2" office:value-type="string">
            <text:p text:style-name="P36"/>
          </table:table-cell>
          <table:covered-table-cell/>
          <table:table-cell table:style-name="Таблица13.Q2" table:number-columns-spanned="3" office:value-type="string">
            <text:p text:style-name="P36"/>
          </table:table-cell>
          <table:covered-table-cell/>
          <table:covered-table-cell/>
          <table:table-cell table:style-name="Таблица13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Q2" table:number-columns-spanned="2" office:value-type="string">
            <text:p text:style-name="P36"/>
          </table:table-cell>
          <table:covered-table-cell/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f1" table:number-columns-spanned="3" office:value-type="string">
            <text:p text:style-name="P36"/>
          </table:table-cell>
          <table:covered-table-cell/>
          <table:covered-table-cell/>
          <table:table-cell table:style-name="Таблица13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q1" office:value-type="string">
            <text:p text:style-name="P36"/>
          </table:table-cell>
        </table:table-row>
        <table:table-row table:style-name="Таблица13.1">
          <table:table-cell table:style-name="Таблица13.f1" table:number-columns-spanned="3" office:value-type="string">
            <text:p text:style-name="P40">Взам.</text:p>
          </table:table-cell>
          <table:covered-table-cell/>
          <table:covered-table-cell/>
          <table:table-cell table:style-name="Таблица13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3.f1" table:number-columns-spanned="3" office:value-type="string">
            <text:p text:style-name="P36"/>
          </table:table-cell>
          <table:covered-table-cell/>
          <table:covered-table-cell/>
          <table:table-cell table:style-name="Таблица13.f1" office:value-type="string">
            <text:p text:style-name="P36"/>
          </table:table-cell>
          <table:table-cell table:style-name="Таблица13.M3" table:number-rows-spanned="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f1" table:number-columns-spanned="3" office:value-type="string">
            <text:p text:style-name="P36"/>
          </table:table-cell>
          <table:covered-table-cell/>
          <table:covered-table-cell/>
          <table:table-cell table:style-name="Таблица13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f1" table:number-columns-spanned="3" office:value-type="string">
            <text:p text:style-name="P36"/>
          </table:table-cell>
          <table:covered-table-cell/>
          <table:covered-table-cell/>
          <table:table-cell table:style-name="Таблица13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q1" office:value-type="string">
            <text:p text:style-name="P36"/>
          </table:table-cell>
        </table:table-row>
        <table:table-row table:style-name="Таблица13.1">
          <table:table-cell table:style-name="Таблица13.f1" table:number-columns-spanned="3" office:value-type="string">
            <text:p text:style-name="P40">Подл.</text:p>
          </table:table-cell>
          <table:covered-table-cell/>
          <table:covered-table-cell/>
          <table:table-cell table:style-name="Таблица13.f1" table:number-columns-spanned="5" office:value-type="string">
            <text:p text:style-name="P66"><text:s/></text:p>
          </table:table-cell>
          <table:covered-table-cell/>
          <table:covered-table-cell/>
          <table:covered-table-cell/>
          <table:covered-table-cell/>
          <table:table-cell table:style-name="Таблица13.f1" table:number-columns-spanned="3" office:value-type="string">
            <text:p text:style-name="P23"/>
          </table:table-cell>
          <table:covered-table-cell/>
          <table:covered-table-cell/>
          <table:table-cell table:style-name="Таблица13.f1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f1" table:number-columns-spanned="3" office:value-type="string">
            <text:p text:style-name="P36"/>
          </table:table-cell>
          <table:covered-table-cell/>
          <table:covered-table-cell/>
          <table:table-cell table:style-name="Таблица13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f1" table:number-columns-spanned="3" office:value-type="string">
            <text:p text:style-name="P36"/>
          </table:table-cell>
          <table:covered-table-cell/>
          <table:covered-table-cell/>
          <table:table-cell table:style-name="Таблица13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q1" office:value-type="string">
            <text:p text:style-name="P36"/>
          </table:table-cell>
        </table:table-row>
        <table:table-row table:style-name="Таблица13.5">
          <table:table-cell table:style-name="Таблица13.f1" table:number-columns-spanned="2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X5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X5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q5" office:value-type="string">
            <text:p text:style-name="P85"/>
          </table:table-cell>
        </table:table-row>
        <table:table-row table:style-name="Таблица13.6">
          <table:table-cell table:style-name="Таблица13.f1" table:number-rows-spanned="3" table:number-columns-spanned="2" office:value-type="string">
            <text:p text:style-name="P36"/>
          </table:table-cell>
          <table:covered-table-cell/>
          <table:table-cell table:style-name="Таблица13.f1" table:number-columns-spanned="3" office:value-type="string">
            <text:p text:style-name="P36"/>
          </table:table-cell>
          <table:covered-table-cell/>
          <table:covered-table-cell/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f1" office:value-type="string">
            <text:p text:style-name="P36"/>
          </table:table-cell>
          <table:table-cell table:style-name="Таблица13.f1" office:value-type="string">
            <text:p text:style-name="P36"/>
          </table:table-cell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f1" table:number-columns-spanned="3" office:value-type="string">
            <text:p text:style-name="P36"/>
          </table:table-cell>
          <table:covered-table-cell/>
          <table:covered-table-cell/>
          <table:table-cell table:style-name="Таблица13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3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3.c6" table:number-rows-spanned="3" table:number-columns-spanned="10" office:value-type="string">
            <text:p text:style-name="P107"><text:s/><text:span text:style-name="T159">ЮЕЛИ.333349.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m6" table:number-rows-spanned="3" table:number-columns-spanned="5" office:value-type="string">
            <text:p text:style-name="P108">К.50<text:span text:style-name="T73">288</text:span>.0<text:span text:style-name="T73">..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3.6">
          <table:covered-table-cell/>
          <table:covered-table-cell/>
          <table:table-cell table:style-name="Таблица13.f1" table:number-columns-spanned="3" office:value-type="string">
            <text:p text:style-name="P36"/>
          </table:table-cell>
          <table:covered-table-cell/>
          <table:covered-table-cell/>
          <table:table-cell table:style-name="Таблица13.f1" table:number-columns-spanned="2" office:value-type="string">
            <text:p text:style-name="P56"/>
          </table:table-cell>
          <table:covered-table-cell/>
          <table:table-cell table:style-name="Таблица13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f1" table:number-columns-spanned="2" office:value-type="string">
            <text:p text:style-name="P3"/>
          </table:table-cell>
          <table:covered-table-cell/>
          <table:table-cell table:style-name="Таблица13.f1" office:value-type="string">
            <text:p text:style-name="P56"/>
          </table:table-cell>
          <table:table-cell table:style-name="Таблица13.f1" office:value-type="string">
            <text:p text:style-name="P36"/>
          </table:table-cell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f1" table:number-columns-spanned="3" office:value-type="string">
            <text:p text:style-name="P36"/>
          </table:table-cell>
          <table:covered-table-cell/>
          <table:covered-table-cell/>
          <table:table-cell table:style-name="Таблица13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6">
          <table:covered-table-cell/>
          <table:covered-table-cell/>
          <table:table-cell table:style-name="Таблица13.f1" table:number-columns-spanned="3" office:value-type="string">
            <text:p text:style-name="P75"/>
          </table:table-cell>
          <table:covered-table-cell/>
          <table:covered-table-cell/>
          <table:table-cell table:style-name="Таблица13.f1" table:number-columns-spanned="2" office:value-type="string">
            <text:p text:style-name="P75"/>
          </table:table-cell>
          <table:covered-table-cell/>
          <table:table-cell table:style-name="Таблица13.f1" table:number-columns-spanned="4" office:value-type="string">
            <text:p text:style-name="P65"><text:s/></text:p>
          </table:table-cell>
          <table:covered-table-cell/>
          <table:covered-table-cell/>
          <table:covered-table-cell/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f1" office:value-type="string">
            <text:p text:style-name="P36"/>
          </table:table-cell>
          <table:table-cell table:style-name="Таблица13.f1" office:value-type="string">
            <text:p text:style-name="P36"/>
          </table:table-cell>
          <table:table-cell table:style-name="Таблица13.f1" table:number-columns-spanned="2" office:value-type="string">
            <text:p text:style-name="P36"/>
          </table:table-cell>
          <table:covered-table-cell/>
          <table:table-cell table:style-name="Таблица13.f1" table:number-columns-spanned="3" office:value-type="string">
            <text:p text:style-name="P36"/>
          </table:table-cell>
          <table:covered-table-cell/>
          <table:covered-table-cell/>
          <table:table-cell table:style-name="Таблица13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3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9">
          <table:table-cell table:style-name="Таблица13.A9" office:value-type="string">
            <text:p text:style-name="P43">А</text:p>
          </table:table-cell>
          <table:table-cell table:style-name="Таблица13.B9" table:number-columns-spanned="3" office:value-type="string">
            <text:p text:style-name="P138">Цех</text:p>
          </table:table-cell>
          <table:covered-table-cell/>
          <table:covered-table-cell/>
          <table:table-cell table:style-name="Таблица13.E9" table:number-columns-spanned="2" office:value-type="string">
            <text:p text:style-name="P59">Уч.</text:p>
          </table:table-cell>
          <table:covered-table-cell/>
          <table:table-cell table:style-name="Таблица13.E9" table:number-columns-spanned="3" office:value-type="string">
            <text:p text:style-name="P59">РМ</text:p>
          </table:table-cell>
          <table:covered-table-cell/>
          <table:covered-table-cell/>
          <table:table-cell table:style-name="Таблица13.E9" office:value-type="string">
            <text:p text:style-name="P59">Опер.</text:p>
          </table:table-cell>
          <table:table-cell table:style-name="Таблица13.E9" table:number-columns-spanned="9" office:value-type="string">
            <text:p text:style-name="P59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T9" table:number-columns-spanned="24" office:value-type="string">
            <text:p text:style-name="P59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9">
          <table:table-cell table:style-name="Таблица13.A9" office:value-type="string">
            <text:p text:style-name="P43">Б</text:p>
          </table:table-cell>
          <table:table-cell table:style-name="Таблица13.B10" table:number-columns-spanned="18" office:value-type="string">
            <text:p text:style-name="P5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A9" office:value-type="string">
            <text:p text:style-name="P59">СМ</text:p>
          </table:table-cell>
          <table:table-cell table:style-name="Таблица13.A9" table:number-columns-spanned="2" office:value-type="string">
            <text:p text:style-name="P59">Проф.</text:p>
          </table:table-cell>
          <table:covered-table-cell/>
          <table:table-cell table:style-name="Таблица13.A9" table:number-columns-spanned="4" office:value-type="string">
            <text:p text:style-name="P59">Р</text:p>
          </table:table-cell>
          <table:covered-table-cell/>
          <table:covered-table-cell/>
          <table:covered-table-cell/>
          <table:table-cell table:style-name="Таблица13.A9" office:value-type="string">
            <text:p text:style-name="P59">УТ</text:p>
          </table:table-cell>
          <table:table-cell table:style-name="Таблица13.A9" table:number-columns-spanned="3" office:value-type="string">
            <text:p text:style-name="P59">КР</text:p>
          </table:table-cell>
          <table:covered-table-cell/>
          <table:covered-table-cell/>
          <table:table-cell table:style-name="Таблица13.A9" table:number-columns-spanned="2" office:value-type="string">
            <text:p text:style-name="P59">КОИД</text:p>
          </table:table-cell>
          <table:covered-table-cell/>
          <table:table-cell table:style-name="Таблица13.A9" table:number-columns-spanned="2" office:value-type="string">
            <text:p text:style-name="P59">ЕН</text:p>
          </table:table-cell>
          <table:covered-table-cell/>
          <table:table-cell table:style-name="Таблица13.A9" table:number-columns-spanned="3" office:value-type="string">
            <text:p text:style-name="P59">ОП</text:p>
          </table:table-cell>
          <table:covered-table-cell/>
          <table:covered-table-cell/>
          <table:table-cell table:style-name="Таблица13.A9" table:number-columns-spanned="2" office:value-type="string">
            <text:p text:style-name="P59">Кшт</text:p>
          </table:table-cell>
          <table:covered-table-cell/>
          <table:table-cell table:style-name="Таблица13.A9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13.p10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13.9">
          <table:table-cell table:style-name="Таблица13.A11" office:value-type="string">
            <text:p text:style-name="P43">К/М</text:p>
          </table:table-cell>
          <table:table-cell table:style-name="Таблица13.B11" table:number-columns-spanned="18" office:value-type="string">
            <text:p text:style-name="P5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B10" table:number-columns-spanned="13" office:value-type="string">
            <text:p text:style-name="P5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g11" table:number-columns-spanned="2" office:value-type="string">
            <text:p text:style-name="P59">ОПП</text:p>
          </table:table-cell>
          <table:covered-table-cell/>
          <table:table-cell table:style-name="Таблица13.g11" table:number-columns-spanned="3" office:value-type="string">
            <text:p text:style-name="P62">ЕВ</text:p>
          </table:table-cell>
          <table:covered-table-cell/>
          <table:covered-table-cell/>
          <table:table-cell table:style-name="Таблица13.g11" table:number-columns-spanned="2" office:value-type="string">
            <text:p text:style-name="P59">ЕН</text:p>
          </table:table-cell>
          <table:covered-table-cell/>
          <table:table-cell table:style-name="Таблица13.g11" table:number-columns-spanned="2" office:value-type="string">
            <text:p text:style-name="P59">КИ</text:p>
          </table:table-cell>
          <table:covered-table-cell/>
          <table:table-cell table:style-name="Таблица13.p11" table:number-columns-spanned="2" office:value-type="string">
            <text:p text:style-name="P59">Н. расх.</text:p>
          </table:table-cell>
          <table:covered-table-cell/>
        </table:table-row>
        <table:table-row table:style-name="Таблица13.12">
          <table:table-cell table:style-name="Таблица13.A12" office:value-type="string">
            <text:p text:style-name="P29"><draw:g text:anchor-type="paragraph" draw:z-index="24" draw:name="DrawObject2_9" draw:style-name="gr6"><draw:g draw:name="DrawObject31_10" draw:style-name="gr7"><draw:custom-shape draw:name="Фигура1_10" draw:style-name="gr8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10" draw:style-name="gr9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10" draw:style-name="gr9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10" draw:style-name="gr8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10" draw:style-name="gr9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10" draw:style-name="gr9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10" draw:style-name="gr9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10" draw:style-name="gr9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10" draw:style-name="gr9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10" draw:style-name="gr9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10" draw:style-name="gr8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10" draw:style-name="gr9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10" draw:style-name="gr9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10" draw:style-name="gr9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10" draw:style-name="gr8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10" draw:style-name="gr7"><draw:line draw:name="Вертикальная линия 451_10" draw:style-name="gr10" draw:text-style-name="P226" svg:x1="3.237cm" svg:y1="-0.134cm" svg:x2="3.237cm" svg:y2="-0.033cm"><text:p/></draw:line><draw:g draw:name="DrawObject 63_10" draw:style-name="gr7"><draw:line draw:name="Вертикальная линия 452_10" draw:style-name="gr10" draw:text-style-name="P226" svg:x1="4.235cm" svg:y1="-0.148cm" svg:x2="4.235cm" svg:y2="-0.047cm"><text:p/></draw:line><draw:line draw:name="Вертикальная линия 453_10" draw:style-name="gr10" draw:text-style-name="P226" svg:x1="5.731cm" svg:y1="-0.129cm" svg:x2="5.731cm" svg:y2="-0.028cm"><text:p/></draw:line><draw:line draw:name="Вертикальная линия 454_10" draw:style-name="gr10" draw:text-style-name="P226" svg:x1="12.379cm" svg:y1="-0.129cm" svg:x2="12.379cm" svg:y2="-0.028cm"><text:p/></draw:line><draw:line draw:name="Вертикальная линия 455_10" draw:style-name="gr10" draw:text-style-name="P226" svg:x1="13.64cm" svg:y1="-0.136cm" svg:x2="13.64cm" svg:y2="-0.014cm"><text:p/></draw:line><draw:line draw:name="Вертикальная линия 456_10" draw:style-name="gr10" draw:text-style-name="P226" svg:x1="15.076cm" svg:y1="-0.136cm" svg:x2="15.076cm" svg:y2="-0.013cm"><text:p/></draw:line><draw:line draw:name="Вертикальная линия 457_10" draw:style-name="gr10" draw:text-style-name="P227" svg:x1="16.18cm" svg:y1="-0.136cm" svg:x2="16.18cm" svg:y2="-0.02cm"><text:p/></draw:line><draw:line draw:name="Вертикальная линия 458_10" draw:style-name="gr10" draw:text-style-name="P227" svg:x1="17.406cm" svg:y1="-0.125cm" svg:x2="17.406cm" svg:y2="-0.024cm"><text:p/></draw:line><draw:line draw:name="Вертикальная линия 459_10" draw:style-name="gr10" draw:text-style-name="P227" svg:x1="18.683cm" svg:y1="-0.136cm" svg:x2="18.683cm" svg:y2="-0.007cm"><text:p/></draw:line><draw:line draw:name="Вертикальная линия 460_10" draw:style-name="gr10" draw:text-style-name="P226" svg:x1="2.258cm" svg:y1="-0.141cm" svg:x2="2.258cm" svg:y2="-0.04cm"><text:p/></draw:line><draw:line draw:name="Вертикальная линия 461_10" draw:style-name="gr10" draw:text-style-name="P227" svg:x1="20.481cm" svg:y1="-0.136cm" svg:x2="20.481cm" svg:y2="-0.013cm"><text:p/></draw:line><draw:line draw:name="Вертикальная линия 462_10" draw:style-name="gr10" draw:text-style-name="P227" svg:x1="21.749cm" svg:y1="-0.136cm" svg:x2="21.749cm" svg:y2="-0.014cm"><text:p/></draw:line><draw:line draw:name="Вертикальная линия 463_10" draw:style-name="gr10" draw:text-style-name="P227" svg:x1="22.987cm" svg:y1="-0.136cm" svg:x2="22.987cm" svg:y2="-0.018cm"><text:p/></draw:line><draw:line draw:name="Вертикальная линия 464_10" draw:style-name="gr10" draw:text-style-name="P227" svg:x1="24.245cm" svg:y1="-0.136cm" svg:x2="24.245cm" svg:y2="-0.018cm"><text:p/></draw:line><draw:line draw:name="Вертикальная линия 465_10" draw:style-name="gr10" draw:text-style-name="P227" svg:x1="26.254cm" svg:y1="-0.136cm" svg:x2="26.254cm" svg:y2="-0.018cm"><text:p/></draw:line></draw:g></draw:g><draw:g draw:name="DrawObject 64_10" draw:style-name="gr7"><draw:line draw:name="Вертикальная линия 466_10" draw:style-name="gr10" draw:text-style-name="P226" svg:x1="3.237cm" svg:y1="1.358cm" svg:x2="3.237cm" svg:y2="1.459cm"><text:p/></draw:line><draw:g draw:name="DrawObject 65_10" draw:style-name="gr7"><draw:line draw:name="Вертикальная линия 467_10" draw:style-name="gr10" draw:text-style-name="P226" svg:x1="4.235cm" svg:y1="1.344cm" svg:x2="4.235cm" svg:y2="1.445cm"><text:p/></draw:line><draw:line draw:name="Вертикальная линия 468_10" draw:style-name="gr10" draw:text-style-name="P226" svg:x1="5.731cm" svg:y1="1.365cm" svg:x2="5.731cm" svg:y2="1.466cm"><text:p/></draw:line><draw:line draw:name="Вертикальная линия 469_10" draw:style-name="gr10" draw:text-style-name="P226" svg:x1="12.379cm" svg:y1="1.365cm" svg:x2="12.379cm" svg:y2="1.466cm"><text:p/></draw:line><draw:line draw:name="Вертикальная линия 470_10" draw:style-name="gr10" draw:text-style-name="P226" svg:x1="13.64cm" svg:y1="1.355cm" svg:x2="13.64cm" svg:y2="1.477cm"><text:p/></draw:line><draw:line draw:name="Вертикальная линия 471_10" draw:style-name="gr10" draw:text-style-name="P226" svg:x1="15.076cm" svg:y1="1.355cm" svg:x2="15.076cm" svg:y2="1.478cm"><text:p/></draw:line><draw:line draw:name="Вертикальная линия 472_10" draw:style-name="gr10" draw:text-style-name="P227" svg:x1="16.18cm" svg:y1="1.355cm" svg:x2="16.18cm" svg:y2="1.471cm"><text:p/></draw:line><draw:line draw:name="Вертикальная линия 473_10" draw:style-name="gr10" draw:text-style-name="P227" svg:x1="17.406cm" svg:y1="1.367cm" svg:x2="17.406cm" svg:y2="1.468cm"><text:p/></draw:line><draw:line draw:name="Вертикальная линия 474_10" draw:style-name="gr10" draw:text-style-name="P227" svg:x1="18.683cm" svg:y1="1.355cm" svg:x2="18.683cm" svg:y2="1.484cm"><text:p/></draw:line><draw:line draw:name="Вертикальная линия 475_10" draw:style-name="gr10" draw:text-style-name="P226" svg:x1="2.258cm" svg:y1="1.351cm" svg:x2="2.258cm" svg:y2="1.452cm"><text:p/></draw:line><draw:line draw:name="Вертикальная линия 476_10" draw:style-name="gr10" draw:text-style-name="P227" svg:x1="20.481cm" svg:y1="1.355cm" svg:x2="20.481cm" svg:y2="1.478cm"><text:p/></draw:line><draw:line draw:name="Вертикальная линия 477_10" draw:style-name="gr10" draw:text-style-name="P227" svg:x1="21.749cm" svg:y1="1.358cm" svg:x2="21.749cm" svg:y2="1.48cm"><text:p/></draw:line><draw:line draw:name="Вертикальная линия 478_10" draw:style-name="gr10" draw:text-style-name="P227" svg:x1="22.987cm" svg:y1="1.355cm" svg:x2="22.987cm" svg:y2="1.473cm"><text:p/></draw:line><draw:line draw:name="Вертикальная линия 479_10" draw:style-name="gr10" draw:text-style-name="P227" svg:x1="24.245cm" svg:y1="1.355cm" svg:x2="24.245cm" svg:y2="1.473cm"><text:p/></draw:line><draw:line draw:name="Вертикальная линия 480_10" draw:style-name="gr10" draw:text-style-name="P227" svg:x1="26.254cm" svg:y1="1.355cm" svg:x2="26.254cm" svg:y2="1.473cm"><text:p/></draw:line></draw:g></draw:g><draw:g draw:name="DrawObject 66_10" draw:style-name="gr7"><draw:line draw:name="Вертикальная линия 481_10" draw:style-name="gr10" draw:text-style-name="P226" svg:x1="3.237cm" svg:y1="2.127cm" svg:x2="3.237cm" svg:y2="2.228cm"><text:p/></draw:line><draw:g draw:name="DrawObject 67_10" draw:style-name="gr7"><draw:line draw:name="Вертикальная линия 482_10" draw:style-name="gr10" draw:text-style-name="P226" svg:x1="4.235cm" svg:y1="2.113cm" svg:x2="4.235cm" svg:y2="2.214cm"><text:p/></draw:line><draw:line draw:name="Вертикальная линия 483_10" draw:style-name="gr10" draw:text-style-name="P226" svg:x1="5.731cm" svg:y1="2.131cm" svg:x2="5.731cm" svg:y2="2.232cm"><text:p/></draw:line><draw:line draw:name="Вертикальная линия 484_10" draw:style-name="gr10" draw:text-style-name="P226" svg:x1="12.379cm" svg:y1="2.131cm" svg:x2="12.379cm" svg:y2="2.232cm"><text:p/></draw:line><draw:line draw:name="Вертикальная линия 485_10" draw:style-name="gr10" draw:text-style-name="P226" svg:x1="13.64cm" svg:y1="2.123cm" svg:x2="13.64cm" svg:y2="2.245cm"><text:p/></draw:line><draw:line draw:name="Вертикальная линия 486_10" draw:style-name="gr10" draw:text-style-name="P226" svg:x1="15.076cm" svg:y1="2.123cm" svg:x2="15.076cm" svg:y2="2.246cm"><text:p/></draw:line><draw:line draw:name="Вертикальная линия 487_10" draw:style-name="gr10" draw:text-style-name="P227" svg:x1="16.18cm" svg:y1="2.123cm" svg:x2="16.18cm" svg:y2="2.239cm"><text:p/></draw:line><draw:line draw:name="Вертикальная линия 488_10" draw:style-name="gr10" draw:text-style-name="P227" svg:x1="17.406cm" svg:y1="2.135cm" svg:x2="17.406cm" svg:y2="2.236cm"><text:p/></draw:line><draw:line draw:name="Вертикальная линия 489_10" draw:style-name="gr10" draw:text-style-name="P227" svg:x1="18.683cm" svg:y1="2.123cm" svg:x2="18.683cm" svg:y2="2.252cm"><text:p/></draw:line><draw:line draw:name="Вертикальная линия 490_10" draw:style-name="gr10" draw:text-style-name="P226" svg:x1="2.258cm" svg:y1="2.12cm" svg:x2="2.258cm" svg:y2="2.221cm"><text:p/></draw:line><draw:line draw:name="Вертикальная линия 491_10" draw:style-name="gr10" draw:text-style-name="P227" svg:x1="20.481cm" svg:y1="2.123cm" svg:x2="20.481cm" svg:y2="2.246cm"><text:p/></draw:line><draw:line draw:name="Вертикальная линия 492_10" draw:style-name="gr10" draw:text-style-name="P227" svg:x1="21.749cm" svg:y1="2.124cm" svg:x2="21.749cm" svg:y2="2.246cm"><text:p/></draw:line><draw:line draw:name="Вертикальная линия 493_10" draw:style-name="gr10" draw:text-style-name="P227" svg:x1="22.987cm" svg:y1="2.123cm" svg:x2="22.987cm" svg:y2="2.241cm"><text:p/></draw:line><draw:line draw:name="Вертикальная линия 494_10" draw:style-name="gr10" draw:text-style-name="P227" svg:x1="24.245cm" svg:y1="2.123cm" svg:x2="24.245cm" svg:y2="2.241cm"><text:p/></draw:line><draw:line draw:name="Вертикальная линия 495_10" draw:style-name="gr10" draw:text-style-name="P227" svg:x1="26.254cm" svg:y1="2.123cm" svg:x2="26.254cm" svg:y2="2.241cm"><text:p/></draw:line></draw:g></draw:g><draw:g draw:name="DrawObject 68_10" draw:style-name="gr7"><draw:line draw:name="Вертикальная линия 496_10" draw:style-name="gr10" draw:text-style-name="P226" svg:x1="3.237cm" svg:y1="2.882cm" svg:x2="3.237cm" svg:y2="2.983cm"><text:p/></draw:line><draw:g draw:name="DrawObject 69_10" draw:style-name="gr7"><draw:line draw:name="Вертикальная линия 497_10" draw:style-name="gr10" draw:text-style-name="P226" svg:x1="4.235cm" svg:y1="2.867cm" svg:x2="4.235cm" svg:y2="2.968cm"><text:p/></draw:line><draw:line draw:name="Вертикальная линия 498_10" draw:style-name="gr10" draw:text-style-name="P226" svg:x1="5.731cm" svg:y1="2.886cm" svg:x2="5.731cm" svg:y2="2.987cm"><text:p/></draw:line><draw:line draw:name="Вертикальная линия 499_10" draw:style-name="gr10" draw:text-style-name="P226" svg:x1="12.379cm" svg:y1="2.886cm" svg:x2="12.379cm" svg:y2="2.987cm"><text:p/></draw:line><draw:line draw:name="Вертикальная линия 500_10" draw:style-name="gr10" draw:text-style-name="P226" svg:x1="13.64cm" svg:y1="2.878cm" svg:x2="13.64cm" svg:y2="3cm"><text:p/></draw:line><draw:line draw:name="Вертикальная линия 501_10" draw:style-name="gr10" draw:text-style-name="P226" svg:x1="15.076cm" svg:y1="2.878cm" svg:x2="15.076cm" svg:y2="3.001cm"><text:p/></draw:line><draw:line draw:name="Вертикальная линия 502_10" draw:style-name="gr10" draw:text-style-name="P227" svg:x1="16.18cm" svg:y1="2.878cm" svg:x2="16.18cm" svg:y2="2.994cm"><text:p/></draw:line><draw:line draw:name="Вертикальная линия 503_10" draw:style-name="gr10" draw:text-style-name="P227" svg:x1="17.406cm" svg:y1="2.89cm" svg:x2="17.406cm" svg:y2="2.991cm"><text:p/></draw:line><draw:line draw:name="Вертикальная линия 504_10" draw:style-name="gr10" draw:text-style-name="P227" svg:x1="18.683cm" svg:y1="2.878cm" svg:x2="18.683cm" svg:y2="3.007cm"><text:p/></draw:line><draw:line draw:name="Вертикальная линия 505_10" draw:style-name="gr10" draw:text-style-name="P226" svg:x1="2.258cm" svg:y1="2.875cm" svg:x2="2.258cm" svg:y2="2.976cm"><text:p/></draw:line><draw:line draw:name="Вертикальная линия 506_10" draw:style-name="gr10" draw:text-style-name="P227" svg:x1="20.481cm" svg:y1="2.878cm" svg:x2="20.481cm" svg:y2="3.001cm"><text:p/></draw:line><draw:line draw:name="Вертикальная линия 507_10" draw:style-name="gr10" draw:text-style-name="P227" svg:x1="21.749cm" svg:y1="2.879cm" svg:x2="21.749cm" svg:y2="3.001cm"><text:p/></draw:line><draw:line draw:name="Вертикальная линия 508_10" draw:style-name="gr10" draw:text-style-name="P227" svg:x1="22.987cm" svg:y1="2.878cm" svg:x2="22.987cm" svg:y2="2.996cm"><text:p/></draw:line><draw:line draw:name="Вертикальная линия 509_10" draw:style-name="gr10" draw:text-style-name="P227" svg:x1="24.245cm" svg:y1="2.878cm" svg:x2="24.245cm" svg:y2="2.996cm"><text:p/></draw:line><draw:line draw:name="Вертикальная линия 510_10" draw:style-name="gr10" draw:text-style-name="P227" svg:x1="26.254cm" svg:y1="2.878cm" svg:x2="26.254cm" svg:y2="2.996cm"><text:p/></draw:line></draw:g></draw:g><draw:g draw:name="DrawObject 70_10" draw:style-name="gr7"><draw:line draw:name="Вертикальная линия 511_10" draw:style-name="gr10" draw:text-style-name="P226" svg:x1="3.237cm" svg:y1="3.651cm" svg:x2="3.237cm" svg:y2="3.752cm"><text:p/></draw:line><draw:g draw:name="DrawObject 71_10" draw:style-name="gr7"><draw:line draw:name="Вертикальная линия 512_10" draw:style-name="gr10" draw:text-style-name="P226" svg:x1="4.235cm" svg:y1="3.637cm" svg:x2="4.235cm" svg:y2="3.738cm"><text:p/></draw:line><draw:line draw:name="Вертикальная линия 513_10" draw:style-name="gr10" draw:text-style-name="P226" svg:x1="5.731cm" svg:y1="3.655cm" svg:x2="5.731cm" svg:y2="3.756cm"><text:p/></draw:line><draw:line draw:name="Вертикальная линия 514_10" draw:style-name="gr10" draw:text-style-name="P226" svg:x1="12.379cm" svg:y1="3.655cm" svg:x2="12.379cm" svg:y2="3.756cm"><text:p/></draw:line><draw:line draw:name="Вертикальная линия 515_10" draw:style-name="gr10" draw:text-style-name="P226" svg:x1="13.64cm" svg:y1="3.647cm" svg:x2="13.64cm" svg:y2="3.769cm"><text:p/></draw:line><draw:line draw:name="Вертикальная линия 516_10" draw:style-name="gr10" draw:text-style-name="P226" svg:x1="15.076cm" svg:y1="3.647cm" svg:x2="15.076cm" svg:y2="3.77cm"><text:p/></draw:line><draw:line draw:name="Вертикальная линия 517_10" draw:style-name="gr10" draw:text-style-name="P227" svg:x1="16.18cm" svg:y1="3.647cm" svg:x2="16.18cm" svg:y2="3.763cm"><text:p/></draw:line><draw:line draw:name="Вертикальная линия 518_10" draw:style-name="gr10" draw:text-style-name="P227" svg:x1="17.406cm" svg:y1="3.659cm" svg:x2="17.406cm" svg:y2="3.76cm"><text:p/></draw:line><draw:line draw:name="Вертикальная линия 519_10" draw:style-name="gr10" draw:text-style-name="P227" svg:x1="18.683cm" svg:y1="3.647cm" svg:x2="18.683cm" svg:y2="3.776cm"><text:p/></draw:line><draw:line draw:name="Вертикальная линия 520_10" draw:style-name="gr10" draw:text-style-name="P226" svg:x1="2.258cm" svg:y1="3.644cm" svg:x2="2.258cm" svg:y2="3.745cm"><text:p/></draw:line><draw:line draw:name="Вертикальная линия 521_10" draw:style-name="gr10" draw:text-style-name="P227" svg:x1="20.481cm" svg:y1="3.647cm" svg:x2="20.481cm" svg:y2="3.77cm"><text:p/></draw:line><draw:line draw:name="Вертикальная линия 522_10" draw:style-name="gr10" draw:text-style-name="P227" svg:x1="21.749cm" svg:y1="3.648cm" svg:x2="21.749cm" svg:y2="3.77cm"><text:p/></draw:line><draw:line draw:name="Вертикальная линия 523_10" draw:style-name="gr10" draw:text-style-name="P227" svg:x1="22.987cm" svg:y1="3.647cm" svg:x2="22.987cm" svg:y2="3.765cm"><text:p/></draw:line><draw:line draw:name="Вертикальная линия 524_10" draw:style-name="gr10" draw:text-style-name="P227" svg:x1="24.245cm" svg:y1="3.647cm" svg:x2="24.245cm" svg:y2="3.765cm"><text:p/></draw:line><draw:line draw:name="Вертикальная линия 525_10" draw:style-name="gr10" draw:text-style-name="P227" svg:x1="26.254cm" svg:y1="3.647cm" svg:x2="26.254cm" svg:y2="3.765cm"><text:p/></draw:line></draw:g></draw:g><draw:g draw:name="DrawObject 72_10" draw:style-name="gr7"><draw:line draw:name="Вертикальная линия 526_10" draw:style-name="gr10" draw:text-style-name="P226" svg:x1="3.237cm" svg:y1="4.406cm" svg:x2="3.237cm" svg:y2="4.507cm"><text:p/></draw:line><draw:g draw:name="DrawObject 73_10" draw:style-name="gr7"><draw:line draw:name="Вертикальная линия 527_10" draw:style-name="gr10" draw:text-style-name="P226" svg:x1="4.235cm" svg:y1="4.391cm" svg:x2="4.235cm" svg:y2="4.492cm"><text:p/></draw:line><draw:line draw:name="Вертикальная линия 528_10" draw:style-name="gr10" draw:text-style-name="P226" svg:x1="5.731cm" svg:y1="4.41cm" svg:x2="5.731cm" svg:y2="4.511cm"><text:p/></draw:line><draw:line draw:name="Вертикальная линия 529_10" draw:style-name="gr10" draw:text-style-name="P226" svg:x1="12.379cm" svg:y1="4.41cm" svg:x2="12.379cm" svg:y2="4.511cm"><text:p/></draw:line><draw:line draw:name="Вертикальная линия 530_10" draw:style-name="gr10" draw:text-style-name="P226" svg:x1="13.64cm" svg:y1="4.402cm" svg:x2="13.64cm" svg:y2="4.524cm"><text:p/></draw:line><draw:line draw:name="Вертикальная линия 531_10" draw:style-name="gr10" draw:text-style-name="P226" svg:x1="15.076cm" svg:y1="4.402cm" svg:x2="15.076cm" svg:y2="4.525cm"><text:p/></draw:line><draw:line draw:name="Вертикальная линия 532_10" draw:style-name="gr10" draw:text-style-name="P227" svg:x1="16.18cm" svg:y1="4.402cm" svg:x2="16.18cm" svg:y2="4.518cm"><text:p/></draw:line><draw:line draw:name="Вертикальная линия 533_10" draw:style-name="gr10" draw:text-style-name="P227" svg:x1="17.406cm" svg:y1="4.414cm" svg:x2="17.406cm" svg:y2="4.515cm"><text:p/></draw:line><draw:line draw:name="Вертикальная линия 534_10" draw:style-name="gr10" draw:text-style-name="P227" svg:x1="18.683cm" svg:y1="4.402cm" svg:x2="18.683cm" svg:y2="4.531cm"><text:p/></draw:line><draw:line draw:name="Вертикальная линия 535_10" draw:style-name="gr10" draw:text-style-name="P226" svg:x1="2.258cm" svg:y1="4.399cm" svg:x2="2.258cm" svg:y2="4.5cm"><text:p/></draw:line><draw:line draw:name="Вертикальная линия 536_10" draw:style-name="gr10" draw:text-style-name="P227" svg:x1="20.481cm" svg:y1="4.402cm" svg:x2="20.481cm" svg:y2="4.525cm"><text:p/></draw:line><draw:line draw:name="Вертикальная линия 537_10" draw:style-name="gr10" draw:text-style-name="P227" svg:x1="21.749cm" svg:y1="4.403cm" svg:x2="21.749cm" svg:y2="4.525cm"><text:p/></draw:line><draw:line draw:name="Вертикальная линия 538_10" draw:style-name="gr10" draw:text-style-name="P227" svg:x1="22.987cm" svg:y1="4.402cm" svg:x2="22.987cm" svg:y2="4.52cm"><text:p/></draw:line><draw:line draw:name="Вертикальная линия 539_10" draw:style-name="gr10" draw:text-style-name="P227" svg:x1="24.245cm" svg:y1="4.402cm" svg:x2="24.245cm" svg:y2="4.52cm"><text:p/></draw:line><draw:line draw:name="Вертикальная линия 540_10" draw:style-name="gr10" draw:text-style-name="P227" svg:x1="26.254cm" svg:y1="4.402cm" svg:x2="26.254cm" svg:y2="4.52cm"><text:p/></draw:line></draw:g></draw:g><draw:g draw:name="DrawObject 74_10" draw:style-name="gr7"><draw:line draw:name="Вертикальная линия 541_10" draw:style-name="gr10" draw:text-style-name="P226" svg:x1="3.237cm" svg:y1="5.172cm" svg:x2="3.237cm" svg:y2="5.273cm"><text:p/></draw:line><draw:g draw:name="DrawObject 75_10" draw:style-name="gr7"><draw:line draw:name="Вертикальная линия 542_10" draw:style-name="gr10" draw:text-style-name="P226" svg:x1="4.235cm" svg:y1="5.156cm" svg:x2="4.235cm" svg:y2="5.257cm"><text:p/></draw:line><draw:line draw:name="Вертикальная линия 543_10" draw:style-name="gr10" draw:text-style-name="P226" svg:x1="5.731cm" svg:y1="5.177cm" svg:x2="5.731cm" svg:y2="5.278cm"><text:p/></draw:line><draw:line draw:name="Вертикальная линия 544_10" draw:style-name="gr10" draw:text-style-name="P226" svg:x1="12.379cm" svg:y1="5.177cm" svg:x2="12.379cm" svg:y2="5.278cm"><text:p/></draw:line><draw:line draw:name="Вертикальная линия 545_10" draw:style-name="gr10" draw:text-style-name="P226" svg:x1="13.64cm" svg:y1="5.169cm" svg:x2="13.64cm" svg:y2="5.291cm"><text:p/></draw:line><draw:line draw:name="Вертикальная линия 546_10" draw:style-name="gr10" draw:text-style-name="P226" svg:x1="15.076cm" svg:y1="5.169cm" svg:x2="15.076cm" svg:y2="5.292cm"><text:p/></draw:line><draw:line draw:name="Вертикальная линия 547_10" draw:style-name="gr10" draw:text-style-name="P227" svg:x1="16.18cm" svg:y1="5.169cm" svg:x2="16.18cm" svg:y2="5.285cm"><text:p/></draw:line><draw:line draw:name="Вертикальная линия 548_10" draw:style-name="gr10" draw:text-style-name="P227" svg:x1="17.406cm" svg:y1="5.179cm" svg:x2="17.406cm" svg:y2="5.28cm"><text:p/></draw:line><draw:line draw:name="Вертикальная линия 549_10" draw:style-name="gr10" draw:text-style-name="P227" svg:x1="18.683cm" svg:y1="5.169cm" svg:x2="18.683cm" svg:y2="5.298cm"><text:p/></draw:line><draw:line draw:name="Вертикальная линия 550_10" draw:style-name="gr10" draw:text-style-name="P226" svg:x1="2.258cm" svg:y1="5.165cm" svg:x2="2.258cm" svg:y2="5.266cm"><text:p/></draw:line><draw:line draw:name="Вертикальная линия 551_10" draw:style-name="gr10" draw:text-style-name="P227" svg:x1="20.481cm" svg:y1="5.169cm" svg:x2="20.481cm" svg:y2="5.292cm"><text:p/></draw:line><draw:line draw:name="Вертикальная линия 552_10" draw:style-name="gr10" draw:text-style-name="P227" svg:x1="21.749cm" svg:y1="5.17cm" svg:x2="21.749cm" svg:y2="5.292cm"><text:p/></draw:line><draw:line draw:name="Вертикальная линия 553_10" draw:style-name="gr10" draw:text-style-name="P227" svg:x1="22.987cm" svg:y1="5.169cm" svg:x2="22.987cm" svg:y2="5.287cm"><text:p/></draw:line><draw:line draw:name="Вертикальная линия 554_10" draw:style-name="gr10" draw:text-style-name="P227" svg:x1="24.245cm" svg:y1="5.169cm" svg:x2="24.245cm" svg:y2="5.287cm"><text:p/></draw:line><draw:line draw:name="Вертикальная линия 555_10" draw:style-name="gr10" draw:text-style-name="P227" svg:x1="26.254cm" svg:y1="5.169cm" svg:x2="26.254cm" svg:y2="5.287cm"><text:p/></draw:line></draw:g></draw:g><draw:g draw:name="DrawObject 76_10" draw:style-name="gr7"><draw:line draw:name="Вертикальная линия 556_10" draw:style-name="gr10" draw:text-style-name="P226" svg:x1="3.237cm" svg:y1="5.927cm" svg:x2="3.237cm" svg:y2="6.028cm"><text:p/></draw:line><draw:g draw:name="DrawObject 77_10" draw:style-name="gr7"><draw:line draw:name="Вертикальная линия 557_10" draw:style-name="gr10" draw:text-style-name="P226" svg:x1="4.235cm" svg:y1="5.911cm" svg:x2="4.235cm" svg:y2="6.012cm"><text:p/></draw:line><draw:line draw:name="Вертикальная линия 558_10" draw:style-name="gr10" draw:text-style-name="P226" svg:x1="5.731cm" svg:y1="5.932cm" svg:x2="5.731cm" svg:y2="6.033cm"><text:p/></draw:line><draw:line draw:name="Вертикальная линия 559_10" draw:style-name="gr10" draw:text-style-name="P226" svg:x1="12.379cm" svg:y1="5.932cm" svg:x2="12.379cm" svg:y2="6.033cm"><text:p/></draw:line><draw:line draw:name="Вертикальная линия 560_10" draw:style-name="gr10" draw:text-style-name="P226" svg:x1="13.64cm" svg:y1="5.924cm" svg:x2="13.64cm" svg:y2="6.046cm"><text:p/></draw:line><draw:line draw:name="Вертикальная линия 561_10" draw:style-name="gr10" draw:text-style-name="P226" svg:x1="15.076cm" svg:y1="5.924cm" svg:x2="15.076cm" svg:y2="6.047cm"><text:p/></draw:line><draw:line draw:name="Вертикальная линия 562_10" draw:style-name="gr10" draw:text-style-name="P227" svg:x1="16.18cm" svg:y1="5.924cm" svg:x2="16.18cm" svg:y2="6.04cm"><text:p/></draw:line><draw:line draw:name="Вертикальная линия 563_10" draw:style-name="gr10" draw:text-style-name="P227" svg:x1="17.406cm" svg:y1="5.937cm" svg:x2="17.406cm" svg:y2="6.038cm"><text:p/></draw:line><draw:line draw:name="Вертикальная линия 564_10" draw:style-name="gr10" draw:text-style-name="P227" svg:x1="18.683cm" svg:y1="5.924cm" svg:x2="18.683cm" svg:y2="6.053cm"><text:p/></draw:line><draw:line draw:name="Вертикальная линия 565_10" draw:style-name="gr10" draw:text-style-name="P226" svg:x1="2.258cm" svg:y1="5.918cm" svg:x2="2.258cm" svg:y2="6.019cm"><text:p/></draw:line><draw:line draw:name="Вертикальная линия 566_10" draw:style-name="gr10" draw:text-style-name="P227" svg:x1="20.481cm" svg:y1="5.924cm" svg:x2="20.481cm" svg:y2="6.047cm"><text:p/></draw:line><draw:line draw:name="Вертикальная линия 567_10" draw:style-name="gr10" draw:text-style-name="P227" svg:x1="21.749cm" svg:y1="5.925cm" svg:x2="21.749cm" svg:y2="6.047cm"><text:p/></draw:line><draw:line draw:name="Вертикальная линия 568_10" draw:style-name="gr10" draw:text-style-name="P227" svg:x1="22.987cm" svg:y1="5.924cm" svg:x2="22.987cm" svg:y2="6.042cm"><text:p/></draw:line><draw:line draw:name="Вертикальная линия 569_10" draw:style-name="gr10" draw:text-style-name="P227" svg:x1="24.245cm" svg:y1="5.924cm" svg:x2="24.245cm" svg:y2="6.042cm"><text:p/></draw:line><draw:line draw:name="Вертикальная линия 570_10" draw:style-name="gr10" draw:text-style-name="P227" svg:x1="26.254cm" svg:y1="5.924cm" svg:x2="26.254cm" svg:y2="6.042cm"><text:p/></draw:line></draw:g></draw:g><draw:g draw:name="DrawObject 78_10" draw:style-name="gr7"><draw:line draw:name="Вертикальная линия 571_10" draw:style-name="gr10" draw:text-style-name="P226" svg:x1="3.237cm" svg:y1="6.666cm" svg:x2="3.237cm" svg:y2="6.767cm"><text:p/></draw:line><draw:g draw:name="DrawObject 79_10" draw:style-name="gr7"><draw:line draw:name="Вертикальная линия 572_10" draw:style-name="gr10" draw:text-style-name="P226" svg:x1="4.235cm" svg:y1="6.655cm" svg:x2="4.235cm" svg:y2="6.756cm"><text:p/></draw:line><draw:line draw:name="Вертикальная линия 573_10" draw:style-name="gr10" draw:text-style-name="P226" svg:x1="5.731cm" svg:y1="6.673cm" svg:x2="5.731cm" svg:y2="6.774cm"><text:p/></draw:line><draw:line draw:name="Вертикальная линия 574_10" draw:style-name="gr10" draw:text-style-name="P226" svg:x1="12.379cm" svg:y1="6.673cm" svg:x2="12.379cm" svg:y2="6.774cm"><text:p/></draw:line><draw:line draw:name="Вертикальная линия 575_10" draw:style-name="gr10" draw:text-style-name="P226" svg:x1="13.64cm" svg:y1="6.665cm" svg:x2="13.64cm" svg:y2="6.787cm"><text:p/></draw:line><draw:line draw:name="Вертикальная линия 576_10" draw:style-name="gr10" draw:text-style-name="P226" svg:x1="15.076cm" svg:y1="6.665cm" svg:x2="15.076cm" svg:y2="6.788cm"><text:p/></draw:line><draw:line draw:name="Вертикальная линия 577_10" draw:style-name="gr10" draw:text-style-name="P227" svg:x1="16.18cm" svg:y1="6.665cm" svg:x2="16.18cm" svg:y2="6.781cm"><text:p/></draw:line><draw:line draw:name="Вертикальная линия 578_10" draw:style-name="gr10" draw:text-style-name="P227" svg:x1="17.406cm" svg:y1="6.677cm" svg:x2="17.406cm" svg:y2="6.778cm"><text:p/></draw:line><draw:line draw:name="Вертикальная линия 579_10" draw:style-name="gr10" draw:text-style-name="P227" svg:x1="18.683cm" svg:y1="6.665cm" svg:x2="18.683cm" svg:y2="6.794cm"><text:p/></draw:line><draw:line draw:name="Вертикальная линия 580_10" draw:style-name="gr10" draw:text-style-name="P226" svg:x1="2.258cm" svg:y1="6.662cm" svg:x2="2.258cm" svg:y2="6.763cm"><text:p/></draw:line><draw:line draw:name="Вертикальная линия 581_10" draw:style-name="gr10" draw:text-style-name="P227" svg:x1="20.481cm" svg:y1="6.665cm" svg:x2="20.481cm" svg:y2="6.788cm"><text:p/></draw:line><draw:line draw:name="Вертикальная линия 582_10" draw:style-name="gr10" draw:text-style-name="P227" svg:x1="21.749cm" svg:y1="6.666cm" svg:x2="21.749cm" svg:y2="6.788cm"><text:p/></draw:line><draw:line draw:name="Вертикальная линия 583_10" draw:style-name="gr10" draw:text-style-name="P227" svg:x1="22.987cm" svg:y1="6.665cm" svg:x2="22.987cm" svg:y2="6.783cm"><text:p/></draw:line><draw:line draw:name="Вертикальная линия 584_10" draw:style-name="gr10" draw:text-style-name="P227" svg:x1="24.245cm" svg:y1="6.665cm" svg:x2="24.245cm" svg:y2="6.783cm"><text:p/></draw:line><draw:line draw:name="Вертикальная линия 585_10" draw:style-name="gr10" draw:text-style-name="P227" svg:x1="26.254cm" svg:y1="6.665cm" svg:x2="26.254cm" svg:y2="6.783cm"><text:p/></draw:line></draw:g></draw:g><draw:g draw:name="DrawObject 80_10" draw:style-name="gr7"><draw:line draw:name="Вертикальная линия 586_10" draw:style-name="gr10" draw:text-style-name="P226" svg:x1="3.237cm" svg:y1="7.424cm" svg:x2="3.237cm" svg:y2="7.525cm"><text:p/></draw:line><draw:g draw:name="DrawObject 81_10" draw:style-name="gr7"><draw:line draw:name="Вертикальная линия 587_10" draw:style-name="gr10" draw:text-style-name="P226" svg:x1="4.235cm" svg:y1="7.41cm" svg:x2="4.235cm" svg:y2="7.511cm"><text:p/></draw:line><draw:line draw:name="Вертикальная линия 588_10" draw:style-name="gr10" draw:text-style-name="P226" svg:x1="5.731cm" svg:y1="7.428cm" svg:x2="5.731cm" svg:y2="7.529cm"><text:p/></draw:line><draw:line draw:name="Вертикальная линия 589_10" draw:style-name="gr10" draw:text-style-name="P226" svg:x1="12.379cm" svg:y1="7.428cm" svg:x2="12.379cm" svg:y2="7.529cm"><text:p/></draw:line><draw:line draw:name="Вертикальная линия 590_10" draw:style-name="gr10" draw:text-style-name="P226" svg:x1="13.64cm" svg:y1="7.42cm" svg:x2="13.64cm" svg:y2="7.542cm"><text:p/></draw:line><draw:line draw:name="Вертикальная линия 591_10" draw:style-name="gr10" draw:text-style-name="P226" svg:x1="15.076cm" svg:y1="7.42cm" svg:x2="15.076cm" svg:y2="7.543cm"><text:p/></draw:line><draw:line draw:name="Вертикальная линия 592_10" draw:style-name="gr10" draw:text-style-name="P227" svg:x1="16.18cm" svg:y1="7.42cm" svg:x2="16.18cm" svg:y2="7.536cm"><text:p/></draw:line><draw:line draw:name="Вертикальная линия 593_10" draw:style-name="gr10" draw:text-style-name="P227" svg:x1="17.406cm" svg:y1="7.432cm" svg:x2="17.406cm" svg:y2="7.533cm"><text:p/></draw:line><draw:line draw:name="Вертикальная линия 594_10" draw:style-name="gr10" draw:text-style-name="P227" svg:x1="18.683cm" svg:y1="7.42cm" svg:x2="18.683cm" svg:y2="7.549cm"><text:p/></draw:line><draw:line draw:name="Вертикальная линия 595_10" draw:style-name="gr10" draw:text-style-name="P226" svg:x1="2.258cm" svg:y1="7.417cm" svg:x2="2.258cm" svg:y2="7.518cm"><text:p/></draw:line><draw:line draw:name="Вертикальная линия 596_10" draw:style-name="gr10" draw:text-style-name="P227" svg:x1="20.481cm" svg:y1="7.42cm" svg:x2="20.481cm" svg:y2="7.543cm"><text:p/></draw:line><draw:line draw:name="Вертикальная линия 597_10" draw:style-name="gr10" draw:text-style-name="P227" svg:x1="21.749cm" svg:y1="7.421cm" svg:x2="21.749cm" svg:y2="7.543cm"><text:p/></draw:line><draw:line draw:name="Вертикальная линия 598_10" draw:style-name="gr10" draw:text-style-name="P227" svg:x1="22.987cm" svg:y1="7.42cm" svg:x2="22.987cm" svg:y2="7.538cm"><text:p/></draw:line><draw:line draw:name="Вертикальная линия 599_10" draw:style-name="gr10" draw:text-style-name="P227" svg:x1="24.245cm" svg:y1="7.42cm" svg:x2="24.245cm" svg:y2="7.538cm"><text:p/></draw:line><draw:line draw:name="Вертикальная линия 600_10" draw:style-name="gr10" draw:text-style-name="P227" svg:x1="26.254cm" svg:y1="7.42cm" svg:x2="26.254cm" svg:y2="7.538cm"><text:p/></draw:line></draw:g></draw:g><draw:g draw:name="DrawObject 82_10" draw:style-name="gr7"><draw:line draw:name="Вертикальная линия 601_10" draw:style-name="gr10" draw:text-style-name="P226" svg:x1="3.237cm" svg:y1="8.19cm" svg:x2="3.237cm" svg:y2="8.291cm"><text:p/></draw:line><draw:g draw:name="DrawObject 83_10" draw:style-name="gr7"><draw:line draw:name="Вертикальная линия 602_10" draw:style-name="gr10" draw:text-style-name="P226" svg:x1="4.235cm" svg:y1="8.174cm" svg:x2="4.235cm" svg:y2="8.275cm"><text:p/></draw:line><draw:line draw:name="Вертикальная линия 603_10" draw:style-name="gr10" draw:text-style-name="P226" svg:x1="5.731cm" svg:y1="8.195cm" svg:x2="5.731cm" svg:y2="8.296cm"><text:p/></draw:line><draw:line draw:name="Вертикальная линия 604_10" draw:style-name="gr10" draw:text-style-name="P226" svg:x1="12.379cm" svg:y1="8.195cm" svg:x2="12.379cm" svg:y2="8.296cm"><text:p/></draw:line><draw:line draw:name="Вертикальная линия 605_10" draw:style-name="gr10" draw:text-style-name="P226" svg:x1="13.64cm" svg:y1="8.187cm" svg:x2="13.64cm" svg:y2="8.309cm"><text:p/></draw:line><draw:line draw:name="Вертикальная линия 606_10" draw:style-name="gr10" draw:text-style-name="P226" svg:x1="15.076cm" svg:y1="8.187cm" svg:x2="15.076cm" svg:y2="8.31cm"><text:p/></draw:line><draw:line draw:name="Вертикальная линия 607_10" draw:style-name="gr10" draw:text-style-name="P227" svg:x1="16.18cm" svg:y1="8.187cm" svg:x2="16.18cm" svg:y2="8.303cm"><text:p/></draw:line><draw:line draw:name="Вертикальная линия 608_10" draw:style-name="gr10" draw:text-style-name="P227" svg:x1="17.406cm" svg:y1="8.197cm" svg:x2="17.406cm" svg:y2="8.298cm"><text:p/></draw:line><draw:line draw:name="Вертикальная линия 609_10" draw:style-name="gr10" draw:text-style-name="P227" svg:x1="18.683cm" svg:y1="8.187cm" svg:x2="18.683cm" svg:y2="8.316cm"><text:p/></draw:line><draw:line draw:name="Вертикальная линия 610_10" draw:style-name="gr10" draw:text-style-name="P226" svg:x1="2.258cm" svg:y1="8.183cm" svg:x2="2.258cm" svg:y2="8.284cm"><text:p/></draw:line><draw:line draw:name="Вертикальная линия 611_10" draw:style-name="gr10" draw:text-style-name="P227" svg:x1="20.481cm" svg:y1="8.187cm" svg:x2="20.481cm" svg:y2="8.31cm"><text:p/></draw:line><draw:line draw:name="Вертикальная линия 612_10" draw:style-name="gr10" draw:text-style-name="P227" svg:x1="21.749cm" svg:y1="8.188cm" svg:x2="21.749cm" svg:y2="8.31cm"><text:p/></draw:line><draw:line draw:name="Вертикальная линия 613_10" draw:style-name="gr10" draw:text-style-name="P227" svg:x1="22.987cm" svg:y1="8.187cm" svg:x2="22.987cm" svg:y2="8.305cm"><text:p/></draw:line><draw:line draw:name="Вертикальная линия 614_10" draw:style-name="gr10" draw:text-style-name="P227" svg:x1="24.245cm" svg:y1="8.187cm" svg:x2="24.245cm" svg:y2="8.305cm"><text:p/></draw:line><draw:line draw:name="Вертикальная линия 615_10" draw:style-name="gr10" draw:text-style-name="P227" svg:x1="26.254cm" svg:y1="8.187cm" svg:x2="26.254cm" svg:y2="8.305cm"><text:p/></draw:line></draw:g></draw:g><draw:g draw:name="DrawObject 84_10" draw:style-name="gr7"><draw:line draw:name="Вертикальная линия 616_10" draw:style-name="gr10" draw:text-style-name="P226" svg:x1="3.237cm" svg:y1="8.945cm" svg:x2="3.237cm" svg:y2="9.046cm"><text:p/></draw:line><draw:g draw:name="DrawObject 85_10" draw:style-name="gr7"><draw:line draw:name="Вертикальная линия 617_10" draw:style-name="gr10" draw:text-style-name="P226" svg:x1="4.235cm" svg:y1="8.929cm" svg:x2="4.235cm" svg:y2="9.03cm"><text:p/></draw:line><draw:line draw:name="Вертикальная линия 618_10" draw:style-name="gr10" draw:text-style-name="P226" svg:x1="5.731cm" svg:y1="8.95cm" svg:x2="5.731cm" svg:y2="9.051cm"><text:p/></draw:line><draw:line draw:name="Вертикальная линия 619_10" draw:style-name="gr10" draw:text-style-name="P226" svg:x1="12.379cm" svg:y1="8.95cm" svg:x2="12.379cm" svg:y2="9.051cm"><text:p/></draw:line><draw:line draw:name="Вертикальная линия 620_10" draw:style-name="gr10" draw:text-style-name="P226" svg:x1="13.64cm" svg:y1="8.942cm" svg:x2="13.64cm" svg:y2="9.064cm"><text:p/></draw:line><draw:line draw:name="Вертикальная линия 621_10" draw:style-name="gr10" draw:text-style-name="P226" svg:x1="15.076cm" svg:y1="8.942cm" svg:x2="15.076cm" svg:y2="9.065cm"><text:p/></draw:line><draw:line draw:name="Вертикальная линия 622_10" draw:style-name="gr10" draw:text-style-name="P227" svg:x1="16.18cm" svg:y1="8.942cm" svg:x2="16.18cm" svg:y2="9.058cm"><text:p/></draw:line><draw:line draw:name="Вертикальная линия 623_10" draw:style-name="gr10" draw:text-style-name="P227" svg:x1="17.406cm" svg:y1="8.952cm" svg:x2="17.406cm" svg:y2="9.053cm"><text:p/></draw:line><draw:line draw:name="Вертикальная линия 624_10" draw:style-name="gr10" draw:text-style-name="P227" svg:x1="18.683cm" svg:y1="8.942cm" svg:x2="18.683cm" svg:y2="9.071cm"><text:p/></draw:line><draw:line draw:name="Вертикальная линия 625_10" draw:style-name="gr10" draw:text-style-name="P226" svg:x1="2.258cm" svg:y1="8.936cm" svg:x2="2.258cm" svg:y2="9.037cm"><text:p/></draw:line><draw:line draw:name="Вертикальная линия 626_10" draw:style-name="gr10" draw:text-style-name="P227" svg:x1="20.481cm" svg:y1="8.942cm" svg:x2="20.481cm" svg:y2="9.065cm"><text:p/></draw:line><draw:line draw:name="Вертикальная линия 627_10" draw:style-name="gr10" draw:text-style-name="P227" svg:x1="21.749cm" svg:y1="8.943cm" svg:x2="21.749cm" svg:y2="9.065cm"><text:p/></draw:line><draw:line draw:name="Вертикальная линия 628_10" draw:style-name="gr10" draw:text-style-name="P227" svg:x1="22.987cm" svg:y1="8.942cm" svg:x2="22.987cm" svg:y2="9.06cm"><text:p/></draw:line><draw:line draw:name="Вертикальная линия 629_10" draw:style-name="gr10" draw:text-style-name="P227" svg:x1="24.245cm" svg:y1="8.942cm" svg:x2="24.245cm" svg:y2="9.06cm"><text:p/></draw:line><draw:line draw:name="Вертикальная линия 630_10" draw:style-name="gr10" draw:text-style-name="P227" svg:x1="26.254cm" svg:y1="8.942cm" svg:x2="26.254cm" svg:y2="9.06cm"><text:p/></draw:line></draw:g></draw:g><draw:g draw:name="DrawObject 86_10" draw:style-name="gr7"><draw:line draw:name="Вертикальная линия 631_10" draw:style-name="gr10" draw:text-style-name="P226" svg:x1="3.237cm" svg:y1="9.71cm" svg:x2="3.237cm" svg:y2="9.811cm"><text:p/></draw:line><draw:g draw:name="DrawObject 87_10" draw:style-name="gr7"><draw:line draw:name="Вертикальная линия 632_10" draw:style-name="gr10" draw:text-style-name="P226" svg:x1="4.235cm" svg:y1="9.696cm" svg:x2="4.235cm" svg:y2="9.797cm"><text:p/></draw:line><draw:line draw:name="Вертикальная линия 633_10" draw:style-name="gr10" draw:text-style-name="P226" svg:x1="5.731cm" svg:y1="9.714cm" svg:x2="5.731cm" svg:y2="9.815cm"><text:p/></draw:line><draw:line draw:name="Вертикальная линия 634_10" draw:style-name="gr10" draw:text-style-name="P226" svg:x1="12.379cm" svg:y1="9.714cm" svg:x2="12.379cm" svg:y2="9.815cm"><text:p/></draw:line><draw:line draw:name="Вертикальная линия 635_10" draw:style-name="gr10" draw:text-style-name="P226" svg:x1="13.64cm" svg:y1="9.707cm" svg:x2="13.64cm" svg:y2="9.829cm"><text:p/></draw:line><draw:line draw:name="Вертикальная линия 636_10" draw:style-name="gr10" draw:text-style-name="P226" svg:x1="15.076cm" svg:y1="9.707cm" svg:x2="15.076cm" svg:y2="9.83cm"><text:p/></draw:line><draw:line draw:name="Вертикальная линия 637_10" draw:style-name="gr10" draw:text-style-name="P227" svg:x1="16.18cm" svg:y1="9.707cm" svg:x2="16.18cm" svg:y2="9.823cm"><text:p/></draw:line><draw:line draw:name="Вертикальная линия 638_10" draw:style-name="gr10" draw:text-style-name="P227" svg:x1="17.406cm" svg:y1="9.719cm" svg:x2="17.406cm" svg:y2="9.82cm"><text:p/></draw:line><draw:line draw:name="Вертикальная линия 639_10" draw:style-name="gr10" draw:text-style-name="P227" svg:x1="18.683cm" svg:y1="9.707cm" svg:x2="18.683cm" svg:y2="9.836cm"><text:p/></draw:line><draw:line draw:name="Вертикальная линия 640_10" draw:style-name="gr10" draw:text-style-name="P226" svg:x1="2.258cm" svg:y1="9.703cm" svg:x2="2.258cm" svg:y2="9.804cm"><text:p/></draw:line><draw:line draw:name="Вертикальная линия 641_10" draw:style-name="gr10" draw:text-style-name="P227" svg:x1="20.481cm" svg:y1="9.707cm" svg:x2="20.481cm" svg:y2="9.83cm"><text:p/></draw:line><draw:line draw:name="Вертикальная линия 642_10" draw:style-name="gr10" draw:text-style-name="P227" svg:x1="21.749cm" svg:y1="9.71cm" svg:x2="21.749cm" svg:y2="9.832cm"><text:p/></draw:line><draw:line draw:name="Вертикальная линия 643_10" draw:style-name="gr10" draw:text-style-name="P227" svg:x1="22.987cm" svg:y1="9.707cm" svg:x2="22.987cm" svg:y2="9.825cm"><text:p/></draw:line><draw:line draw:name="Вертикальная линия 644_10" draw:style-name="gr10" draw:text-style-name="P227" svg:x1="24.245cm" svg:y1="9.707cm" svg:x2="24.245cm" svg:y2="9.825cm"><text:p/></draw:line><draw:line draw:name="Вертикальная линия 645_10" draw:style-name="gr10" draw:text-style-name="P227" svg:x1="26.254cm" svg:y1="9.707cm" svg:x2="26.254cm" svg:y2="9.825cm"><text:p/></draw:line></draw:g></draw:g><draw:g draw:name="DrawObject 88_10" draw:style-name="gr7"><draw:line draw:name="Вертикальная линия 646_10" draw:style-name="gr10" draw:text-style-name="P226" svg:x1="3.237cm" svg:y1="10.476cm" svg:x2="3.237cm" svg:y2="10.577cm"><text:p/></draw:line><draw:g draw:name="DrawObject 89_10" draw:style-name="gr7"><draw:line draw:name="Вертикальная линия 647_10" draw:style-name="gr10" draw:text-style-name="P226" svg:x1="4.235cm" svg:y1="10.465cm" svg:x2="4.235cm" svg:y2="10.566cm"><text:p/></draw:line><draw:line draw:name="Вертикальная линия 648_10" draw:style-name="gr10" draw:text-style-name="P226" svg:x1="5.731cm" svg:y1="10.483cm" svg:x2="5.731cm" svg:y2="10.584cm"><text:p/></draw:line><draw:line draw:name="Вертикальная линия 649_10" draw:style-name="gr10" draw:text-style-name="P226" svg:x1="12.379cm" svg:y1="10.483cm" svg:x2="12.379cm" svg:y2="10.584cm"><text:p/></draw:line><draw:line draw:name="Вертикальная линия 650_10" draw:style-name="gr10" draw:text-style-name="P226" svg:x1="13.64cm" svg:y1="10.475cm" svg:x2="13.64cm" svg:y2="10.597cm"><text:p/></draw:line><draw:line draw:name="Вертикальная линия 651_10" draw:style-name="gr10" draw:text-style-name="P226" svg:x1="15.076cm" svg:y1="10.475cm" svg:x2="15.076cm" svg:y2="10.598cm"><text:p/></draw:line><draw:line draw:name="Вертикальная линия 652_10" draw:style-name="gr10" draw:text-style-name="P227" svg:x1="16.18cm" svg:y1="10.475cm" svg:x2="16.18cm" svg:y2="10.591cm"><text:p/></draw:line><draw:line draw:name="Вертикальная линия 653_10" draw:style-name="gr10" draw:text-style-name="P227" svg:x1="17.406cm" svg:y1="10.487cm" svg:x2="17.406cm" svg:y2="10.588cm"><text:p/></draw:line><draw:line draw:name="Вертикальная линия 654_10" draw:style-name="gr10" draw:text-style-name="P227" svg:x1="18.683cm" svg:y1="10.475cm" svg:x2="18.683cm" svg:y2="10.604cm"><text:p/></draw:line><draw:line draw:name="Вертикальная линия 655_10" draw:style-name="gr10" draw:text-style-name="P226" svg:x1="2.258cm" svg:y1="10.472cm" svg:x2="2.258cm" svg:y2="10.573cm"><text:p/></draw:line><draw:line draw:name="Вертикальная линия 656_10" draw:style-name="gr10" draw:text-style-name="P227" svg:x1="20.481cm" svg:y1="10.475cm" svg:x2="20.481cm" svg:y2="10.598cm"><text:p/></draw:line><draw:line draw:name="Вертикальная линия 657_10" draw:style-name="gr10" draw:text-style-name="P227" svg:x1="21.749cm" svg:y1="10.476cm" svg:x2="21.749cm" svg:y2="10.598cm"><text:p/></draw:line><draw:line draw:name="Вертикальная линия 658_10" draw:style-name="gr10" draw:text-style-name="P227" svg:x1="22.987cm" svg:y1="10.475cm" svg:x2="22.987cm" svg:y2="10.593cm"><text:p/></draw:line><draw:line draw:name="Вертикальная линия 659_10" draw:style-name="gr10" draw:text-style-name="P227" svg:x1="24.245cm" svg:y1="10.475cm" svg:x2="24.245cm" svg:y2="10.593cm"><text:p/></draw:line><draw:line draw:name="Вертикальная линия 660_10" draw:style-name="gr10" draw:text-style-name="P227" svg:x1="26.254cm" svg:y1="10.475cm" svg:x2="26.254cm" svg:y2="10.593cm"><text:p/></draw:line></draw:g></draw:g><draw:g draw:name="DrawObject 90_10" draw:style-name="gr7"><draw:line draw:name="Вертикальная линия 661_10" draw:style-name="gr10" draw:text-style-name="P226" svg:x1="3.237cm" svg:y1="11.234cm" svg:x2="3.237cm" svg:y2="11.335cm"><text:p/></draw:line><draw:g draw:name="DrawObject 91_10" draw:style-name="gr7"><draw:line draw:name="Вертикальная линия 662_10" draw:style-name="gr10" draw:text-style-name="P226" svg:x1="4.235cm" svg:y1="11.22cm" svg:x2="4.235cm" svg:y2="11.321cm"><text:p/></draw:line><draw:line draw:name="Вертикальная линия 663_10" draw:style-name="gr10" draw:text-style-name="P226" svg:x1="5.731cm" svg:y1="11.238cm" svg:x2="5.731cm" svg:y2="11.339cm"><text:p/></draw:line><draw:line draw:name="Вертикальная линия 664_10" draw:style-name="gr10" draw:text-style-name="P226" svg:x1="12.379cm" svg:y1="11.238cm" svg:x2="12.379cm" svg:y2="11.339cm"><text:p/></draw:line><draw:line draw:name="Вертикальная линия 665_10" draw:style-name="gr10" draw:text-style-name="P226" svg:x1="13.64cm" svg:y1="11.23cm" svg:x2="13.64cm" svg:y2="11.352cm"><text:p/></draw:line><draw:line draw:name="Вертикальная линия 666_10" draw:style-name="gr10" draw:text-style-name="P226" svg:x1="15.076cm" svg:y1="11.23cm" svg:x2="15.076cm" svg:y2="11.353cm"><text:p/></draw:line><draw:line draw:name="Вертикальная линия 667_10" draw:style-name="gr10" draw:text-style-name="P227" svg:x1="16.18cm" svg:y1="11.23cm" svg:x2="16.18cm" svg:y2="11.346cm"><text:p/></draw:line><draw:line draw:name="Вертикальная линия 668_10" draw:style-name="gr10" draw:text-style-name="P227" svg:x1="17.406cm" svg:y1="11.242cm" svg:x2="17.406cm" svg:y2="11.343cm"><text:p/></draw:line><draw:line draw:name="Вертикальная линия 669_10" draw:style-name="gr10" draw:text-style-name="P227" svg:x1="18.683cm" svg:y1="11.23cm" svg:x2="18.683cm" svg:y2="11.359cm"><text:p/></draw:line><draw:line draw:name="Вертикальная линия 670_10" draw:style-name="gr10" draw:text-style-name="P226" svg:x1="2.258cm" svg:y1="11.227cm" svg:x2="2.258cm" svg:y2="11.328cm"><text:p/></draw:line><draw:line draw:name="Вертикальная линия 671_10" draw:style-name="gr10" draw:text-style-name="P227" svg:x1="20.481cm" svg:y1="11.23cm" svg:x2="20.481cm" svg:y2="11.353cm"><text:p/></draw:line><draw:line draw:name="Вертикальная линия 672_10" draw:style-name="gr10" draw:text-style-name="P227" svg:x1="21.749cm" svg:y1="11.231cm" svg:x2="21.749cm" svg:y2="11.353cm"><text:p/></draw:line><draw:line draw:name="Вертикальная линия 673_10" draw:style-name="gr10" draw:text-style-name="P227" svg:x1="22.987cm" svg:y1="11.23cm" svg:x2="22.987cm" svg:y2="11.348cm"><text:p/></draw:line><draw:line draw:name="Вертикальная линия 674_10" draw:style-name="gr10" draw:text-style-name="P227" svg:x1="24.245cm" svg:y1="11.23cm" svg:x2="24.245cm" svg:y2="11.348cm"><text:p/></draw:line><draw:line draw:name="Вертикальная линия 675_10" draw:style-name="gr10" draw:text-style-name="P227" svg:x1="26.254cm" svg:y1="11.23cm" svg:x2="26.254cm" svg:y2="11.348cm"><text:p/></draw:line></draw:g></draw:g><draw:custom-shape draw:name="Фигура 1_10" draw:style-name="gr8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10" draw:style-name="gr7"><draw:line draw:name="Вертикальная линия 241_10" draw:style-name="gr10" draw:text-style-name="P226" svg:x1="3.237cm" svg:y1="11.991cm" svg:x2="3.237cm" svg:y2="12.092cm"><text:p/></draw:line><draw:g draw:name="DrawObject 32_10" draw:style-name="gr7"><draw:line draw:name="Вертикальная линия 242_10" draw:style-name="gr10" draw:text-style-name="P226" svg:x1="4.235cm" svg:y1="11.977cm" svg:x2="4.235cm" svg:y2="12.078cm"><text:p/></draw:line><draw:line draw:name="Вертикальная линия 243_10" draw:style-name="gr10" draw:text-style-name="P226" svg:x1="5.731cm" svg:y1="11.996cm" svg:x2="5.731cm" svg:y2="12.097cm"><text:p/></draw:line><draw:line draw:name="Вертикальная линия 244_10" draw:style-name="gr10" draw:text-style-name="P226" svg:x1="12.379cm" svg:y1="11.996cm" svg:x2="12.379cm" svg:y2="12.097cm"><text:p/></draw:line><draw:line draw:name="Вертикальная линия 245_10" draw:style-name="gr10" draw:text-style-name="P226" svg:x1="13.64cm" svg:y1="11.989cm" svg:x2="13.64cm" svg:y2="12.111cm"><text:p/></draw:line><draw:line draw:name="Вертикальная линия 246_10" draw:style-name="gr10" draw:text-style-name="P226" svg:x1="15.076cm" svg:y1="11.989cm" svg:x2="15.076cm" svg:y2="12.112cm"><text:p/></draw:line><draw:line draw:name="Вертикальная линия 247_10" draw:style-name="gr10" draw:text-style-name="P227" svg:x1="16.18cm" svg:y1="11.989cm" svg:x2="16.18cm" svg:y2="12.105cm"><text:p/></draw:line><draw:line draw:name="Вертикальная линия 248_10" draw:style-name="gr10" draw:text-style-name="P227" svg:x1="17.406cm" svg:y1="12cm" svg:x2="17.406cm" svg:y2="12.101cm"><text:p/></draw:line><draw:line draw:name="Вертикальная линия 249_10" draw:style-name="gr10" draw:text-style-name="P227" svg:x1="18.683cm" svg:y1="11.989cm" svg:x2="18.683cm" svg:y2="12.118cm"><text:p/></draw:line><draw:line draw:name="Вертикальная линия 250_10" draw:style-name="gr10" draw:text-style-name="P226" svg:x1="2.258cm" svg:y1="11.984cm" svg:x2="2.258cm" svg:y2="12.085cm"><text:p/></draw:line><draw:line draw:name="Вертикальная линия 251_10" draw:style-name="gr10" draw:text-style-name="P227" svg:x1="20.481cm" svg:y1="11.989cm" svg:x2="20.481cm" svg:y2="12.112cm"><text:p/></draw:line><draw:line draw:name="Вертикальная линия 252_10" draw:style-name="gr10" draw:text-style-name="P227" svg:x1="21.749cm" svg:y1="11.989cm" svg:x2="21.749cm" svg:y2="12.111cm"><text:p/></draw:line><draw:line draw:name="Вертикальная линия 253_10" draw:style-name="gr10" draw:text-style-name="P227" svg:x1="22.987cm" svg:y1="11.989cm" svg:x2="22.987cm" svg:y2="12.107cm"><text:p/></draw:line><draw:line draw:name="Вертикальная линия 254_10" draw:style-name="gr10" draw:text-style-name="P227" svg:x1="24.245cm" svg:y1="11.989cm" svg:x2="24.245cm" svg:y2="12.107cm"><text:p/></draw:line><draw:line draw:name="Вертикальная линия 255_10" draw:style-name="gr10" draw:text-style-name="P227" svg:x1="26.254cm" svg:y1="11.989cm" svg:x2="26.254cm" svg:y2="12.107cm"><text:p/></draw:line></draw:g></draw:g></draw:g><draw:g draw:name="DrawObject 2_10" draw:style-name="gr7"><draw:line draw:name="Вертикальная линия 16_10" draw:style-name="gr10" draw:text-style-name="P226" svg:x1="3.214cm" svg:y1="0.614cm" svg:x2="3.214cm" svg:y2="0.715cm"><text:p/></draw:line><draw:g draw:name="DrawObject 3_10" draw:style-name="gr7"><draw:line draw:name="Вертикальная линия 17_10" draw:style-name="gr10" draw:text-style-name="P226" svg:x1="4.214cm" svg:y1="0.6cm" svg:x2="4.214cm" svg:y2="0.701cm"><text:p/></draw:line><draw:line draw:name="Вертикальная линия 18_10" draw:style-name="gr10" draw:text-style-name="P226" svg:x1="5.708cm" svg:y1="0.619cm" svg:x2="5.708cm" svg:y2="0.72cm"><text:p/></draw:line><draw:line draw:name="Вертикальная линия 19_10" draw:style-name="gr10" draw:text-style-name="P226" svg:x1="12.356cm" svg:y1="0.619cm" svg:x2="12.356cm" svg:y2="0.72cm"><text:p/></draw:line><draw:line draw:name="Вертикальная линия 20_10" draw:style-name="gr10" draw:text-style-name="P226" svg:x1="13.619cm" svg:y1="0.611cm" svg:x2="13.619cm" svg:y2="0.733cm"><text:p/></draw:line><draw:line draw:name="Вертикальная линия 21_10" draw:style-name="gr10" draw:text-style-name="P226" svg:x1="15.053cm" svg:y1="0.611cm" svg:x2="15.053cm" svg:y2="0.734cm"><text:p/></draw:line><draw:line draw:name="Вертикальная линия 22_10" draw:style-name="gr10" draw:text-style-name="P227" svg:x1="16.159cm" svg:y1="0.611cm" svg:x2="16.159cm" svg:y2="0.727cm"><text:p/></draw:line><draw:line draw:name="Вертикальная линия 23_10" draw:style-name="gr10" draw:text-style-name="P227" svg:x1="17.383cm" svg:y1="0.623cm" svg:x2="17.383cm" svg:y2="0.724cm"><text:p/></draw:line><draw:line draw:name="Вертикальная линия 24_10" draw:style-name="gr10" draw:text-style-name="P227" svg:x1="18.662cm" svg:y1="0.611cm" svg:x2="18.662cm" svg:y2="0.74cm"><text:p/></draw:line><draw:line draw:name="Вертикальная линия 25_10" draw:style-name="gr10" draw:text-style-name="P226" svg:x1="2.235cm" svg:y1="0.607cm" svg:x2="2.235cm" svg:y2="0.708cm"><text:p/></draw:line><draw:line draw:name="Вертикальная линия 26_10" draw:style-name="gr10" draw:text-style-name="P227" svg:x1="20.458cm" svg:y1="0.611cm" svg:x2="20.458cm" svg:y2="0.734cm"><text:p/></draw:line><draw:line draw:name="Вертикальная линия 27_10" draw:style-name="gr10" draw:text-style-name="P227" svg:x1="21.726cm" svg:y1="0.612cm" svg:x2="21.726cm" svg:y2="0.734cm"><text:p/></draw:line><draw:line draw:name="Вертикальная линия 28_10" draw:style-name="gr10" draw:text-style-name="P227" svg:x1="22.964cm" svg:y1="0.611cm" svg:x2="22.964cm" svg:y2="0.729cm"><text:p/></draw:line><draw:line draw:name="Вертикальная линия 29_10" draw:style-name="gr10" draw:text-style-name="P227" svg:x1="24.222cm" svg:y1="0.611cm" svg:x2="24.222cm" svg:y2="0.729cm"><text:p/></draw:line><draw:line draw:name="Вертикальная линия 30_10" draw:style-name="gr10" draw:text-style-name="P227" svg:x1="26.231cm" svg:y1="0.611cm" svg:x2="26.231cm" svg:y2="0.729cm"><text:p/></draw:line></draw:g></draw:g></draw:g><text:span text:style-name="Основной_20_шрифт_20_абзаца"><text:span text:style-name="T3"><text:s/>01</text:span></text:span></text:p>
          </table:table-cell>
          <table:table-cell table:style-name="Таблица13.B28" table:number-rows-spanned="17" table:number-columns-spanned="42" office:value-type="string">
            <text:p text:style-name="P122"><text:s text:c="2"/></text:p>
            <text:p text:style-name="P179"><text:s text:c="5"/><text:span text:style-name="T12"><text:s text:c="10"/></text:span><text:span text:style-name="T37"><text:s text:c="24"/></text:span><text:span text:style-name="T39"><text:s/></text:span><text:span text:style-name="T40">Нижняя часть корпуса <text:s/></text:span><text:span text:style-name="T41">ЮЕЛИ.301116.12</text:span><text:span text:style-name="T72">6 <text:s/></text:span><text:span text:style-name="Основной_20_шрифт_20_абзаца"><text:span text:style-name="T267">СБ</text:span></text:span></text:p>
            <text:p text:style-name="P165"/>
            <text:p text:style-name="P165"><text:s text:c="8"/><text:span text:style-name="T275">1</text:span><text:span text:style-name="T276"> Установить </text:span><text:span text:style-name="T67">нижн</text:span><text:span text:style-name="T276">юю часть корпуса гидроцикла на стол. </text:span></text:p>
            <text:p text:style-name="P188"><text:span text:style-name="T19"><text:s/></text:span><text:span text:style-name="T20">Разметить для обрезки </text:span><text:span text:style-name="T21">технологического припуска по отпечаткам от формы </text:span><text:span text:style-name="T22">(</text:span><text:span text:style-name="T82">по контуру изделия</text:span><text:span text:style-name="T22">)</text:span><text:span text:style-name="T21">. </text:span><text:span text:style-name="T23">Черт.</text:span><text:span text:style-name="T31">ЮЕЛИ.301116.12</text:span><text:span text:style-name="T76">6</text:span><text:span text:style-name="Основной_20_шрифт_20_абзаца"><text:span text:style-name="T221">СБ</text:span></text:span><text:span text:style-name="T31">.</text:span></text:p>
            <text:p text:style-name="P174"><text:span text:style-name="T19"><text:s/></text:span><text:span text:style-name="T24">Стол </text:span><text:span text:style-name="Основной_20_шрифт_20_абзаца"><text:span text:style-name="T257">эскиз 5222 или любой другой по действующей ДС</text:span></text:span><text:span text:style-name="Основной_20_шрифт_20_абзаца"><text:span text:style-name="T258">, <text:s/></text:span></text:span><text:span text:style-name="Основной_20_шрифт_20_абзаца"><text:span text:style-name="T249">карандаш или маркер по действующей ДС, <text:s/></text:span></text:span><text:span text:style-name="Основной_20_шрифт_20_абзаца"><text:span text:style-name="T98">л</text:span></text:span><text:span text:style-name="Основной_20_шрифт_20_абзаца"><text:span text:style-name="T217">инейка -500,</text:span></text:span><text:span text:style-name="Основной_20_шрифт_20_абзаца"><text:span text:style-name="T250"> 1000 <text:s/></text:span></text:span></text:p>
            <text:p text:style-name="P174"><text:span text:style-name="Основной_20_шрифт_20_абзаца"><text:span text:style-name="T217"><text:s/>ГОСТ 427-75, </text:span></text:span><text:span text:style-name="Основной_20_шрифт_20_абзаца"><text:span text:style-name="T250">рулетка <text:s/>Р5У3К <text:s/>ГОСТ 7502-98</text:span></text:span></text:p>
            <text:p text:style-name="P176"><text:s text:c="4"/></text:p>
            <text:p text:style-name="P176"><text:s text:c="3"/></text:p>
            <text:p text:style-name="P176"><text:s text:c="7"/><text:span text:style-name="T273">2 Обрезать технологический припуск по разметке (по контуру </text:span><text:span text:style-name="T274">изделия</text:span><text:span text:style-name="T273">). <text:s/>Зачистить по контуру при необходимости.</text:span></text:p>
            <text:p text:style-name="P196"><text:span text:style-name="Основной_20_шрифт_20_абзаца"><text:span text:style-name="T249"><text:s/></text:span></text:span><text:span text:style-name="Основной_20_шрифт_20_абзаца"><text:span text:style-name="T251">Технологический припуск использовать для определения величин степени отверждения связующего по ОСТ 92-0903-78</text:span></text:span></text:p>
            <text:p text:style-name="P196"><text:span text:style-name="Основной_20_шрифт_20_абзаца"><text:span text:style-name="T252">Черт.</text:span></text:span><text:span text:style-name="Основной_20_шрифт_20_абзаца"><text:span text:style-name="T253">ЮЕЛИ.301116.12</text:span></text:span><text:span text:style-name="Основной_20_шрифт_20_абзаца"><text:span text:style-name="T254">6 </text:span></text:span><text:span text:style-name="Основной_20_шрифт_20_абзаца"><text:span text:style-name="T251">СБ, п.12</text:span></text:span><text:span text:style-name="Основной_20_шрифт_20_абзаца"><text:span text:style-name="T253"> <text:s text:c="2"/></text:span></text:span></text:p>
            <text:p text:style-name="P196"><text:span text:style-name="Основной_20_шрифт_20_абзаца"><text:span text:style-name="T253">М</text:span></text:span><text:span text:style-name="Основной_20_шрифт_20_абзаца"><text:span text:style-name="T141">ашинка «Болгарка» отрезная, круг </text:span></text:span><text:span text:style-name="Основной_20_шрифт_20_абзаца"><text:span text:style-name="T249">отрезной </text:span></text:span><text:span text:style-name="Основной_20_шрифт_20_абзаца"><text:span text:style-name="T248">125х2,5х22,23 </text:span></text:span><text:span text:style-name="Основной_20_шрифт_20_абзаца"><text:span text:style-name="T216">LUGA ABRASIV EXTRA</text:span></text:span><text:span text:style-name="Основной_20_шрифт_20_абзаца"><text:span text:style-name="T140">, лобзик электрический ПЛЭ-1-09М, </text:span></text:span></text:p>
            <text:p text:style-name="P196"><text:span text:style-name="Основной_20_шрифт_20_абзаца"><text:span text:style-name="T140">рамка ножовочная ручная ГОСТ 17270-71, полотно ножовочное <text:s/>300-25-1.25-1.8 ГОСТ Р 53411-2009, пневмонапильник Н-300 <text:s text:c="2"/></text:span></text:span></text:p>
            <text:p text:style-name="P192"><text:span text:style-name="Основной_20_шрифт_20_абзаца"><text:span text:style-name="T140">ТУ5-981-13117-77, нож СПР-1435, <text:s/></text:span></text:span><text:span text:style-name="Основной_20_шрифт_20_абзаца"><text:span text:style-name="T248">н</text:span></text:span><text:span text:style-name="Основной_20_шрифт_20_абзаца"><text:span text:style-name="T140">апильник </text:span></text:span><text:span text:style-name="Основной_20_шрифт_20_абзаца"><text:span text:style-name="T146">2820-0016</text:span></text:span><text:span text:style-name="Основной_20_шрифт_20_абзаца"><text:span text:style-name="T140"> ГОСТ 1465-80, </text:span></text:span><text:span text:style-name="Основной_20_шрифт_20_абзаца"><text:span text:style-name="T256">ш</text:span></text:span><text:span text:style-name="Основной_20_шрифт_20_абзаца"><text:span text:style-name="T145">курка шлифовальная 2Р 830х50 </text:span></text:span><text:span text:style-name="Основной_20_шрифт_20_абзаца"><text:span text:style-name="T141">С2 24А 40Н-МА <text:s/>ГОСТ 5009-</text:span></text:span><text:span text:style-name="Основной_20_шрифт_20_абзаца"><text:span text:style-name="T96">82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<text:s/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<text:span text:style-name="T277">О</text:span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<text:span text:style-name="T277">Т</text:span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<text:s/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<text:span text:style-name="T277">О</text:span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<text:s/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<text:span text:style-name="T277">Т</text:span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12" office:value-type="string">
            <text:p text:style-name="P43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12">
          <table:table-cell table:style-name="Таблица13.A28" office:value-type="string">
            <text:p text:style-name="P43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3.29">
          <table:table-cell table:style-name="Таблица13.A29" table:number-columns-spanned="3" office:value-type="string">
            <text:p text:style-name="P45">МК/КТП</text:p>
          </table:table-cell>
          <table:covered-table-cell/>
          <table:covered-table-cell/>
          <table:table-cell table:style-name="Таблица13.D29" table:number-columns-spanned="34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3.D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13.A29" office:value-type="string">
            <text:p text:style-name="P52"/>
          </table:table-cell>
        </table:table-row>
      </table:table>
      <text:p text:style-name="P8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B"/>
        <table:table-column table:style-name="Таблица5.J"/>
        <table:table-column table:style-name="Таблица5.K"/>
        <table:table-column table:style-name="Таблица5.L"/>
        <table:table-column table:style-name="Таблица5.M"/>
        <table:table-column table:style-name="Таблица5.N"/>
        <table:table-column table:style-name="Таблица5.O"/>
        <table:table-column table:style-name="Таблица5.P"/>
        <table:table-column table:style-name="Таблица5.B"/>
        <table:table-column table:style-name="Таблица5.R"/>
        <table:table-column table:style-name="Таблица5.S"/>
        <table:table-column table:style-name="Таблица5.T"/>
        <table:table-column table:style-name="Таблица5.B"/>
        <table:table-column table:style-name="Таблица5.V"/>
        <table:table-column table:style-name="Таблица5.W"/>
        <table:table-column table:style-name="Таблица5.X"/>
        <table:table-column table:style-name="Таблица5.Y"/>
        <table:table-column table:style-name="Таблица5.Z"/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column table:style-name="Таблица5.g"/>
        <table:table-column table:style-name="Таблица5.h"/>
        <table:table-column table:style-name="Таблица5.i"/>
        <table:table-column table:style-name="Таблица5.G"/>
        <table:table-column table:style-name="Таблица5.k"/>
        <table:table-column table:style-name="Таблица5.l"/>
        <table:table-column table:style-name="Таблица5.h"/>
        <table:table-column table:style-name="Таблица5.n"/>
        <table:table-column table:style-name="Таблица5.o"/>
        <table:table-column table:style-name="Таблица5.p"/>
        <table:table-column table:style-name="Таблица5.q"/>
        <table:table-header-rows>
          <text:soft-page-break/>
          <table:table-row table:style-name="Таблица5.1">
            <table:table-cell table:style-name="Таблица5.A1" table:number-columns-spanned="3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5.f1" table:number-columns-spanned="2" office:value-type="string">
              <text:p text:style-name="P40"/>
            </table:table-cell>
            <table:covered-table-cell/>
            <table:table-cell table:style-name="Таблица5.f1" table:number-columns-spanned="3" office:value-type="string">
              <text:p text:style-name="P40"/>
            </table:table-cell>
            <table:covered-table-cell/>
            <table:covered-table-cell/>
            <table:table-cell table:style-name="Таблица5.f1" table:number-columns-spanned="4" office:value-type="string">
              <text:p text:style-name="P36"><draw:frame draw:style-name="fr2" draw:name="Врезка6" text:anchor-type="paragraph" svg:y="-0.49cm" svg:width="5.639cm" style:rel-width="scale" svg:height="0.639cm" style:rel-height="scale" draw:z-index="7"><draw:text-box><text:p text:style-name="P21">ГОСТ 3.1118-82 Форма 1б</text:p></draw:text-box></draw:frame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5.f1" table:number-columns-spanned="2" office:value-type="string">
              <text:p text:style-name="P40"/>
            </table:table-cell>
            <table:covered-table-cell/>
            <table:table-cell table:style-name="Таблица5.q1" office:value-type="string">
              <text:p text:style-name="P40"/>
            </table:table-cell>
          </table:table-row>
        </table:table-header-rows>
        <table:table-row table:style-name="Таблица5.1">
          <table:table-cell table:style-name="Таблица5.f1" table:number-columns-spanned="3" office:value-type="string">
            <text:p text:style-name="P40">Дубл.</text:p>
          </table:table-cell>
          <table:covered-table-cell/>
          <table:covered-table-cell/>
          <table:table-cell table:style-name="Таблица5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5.f1" table:number-columns-spanned="3" office:value-type="string">
            <text:p text:style-name="P36"/>
          </table:table-cell>
          <table:covered-table-cell/>
          <table:covered-table-cell/>
          <table:table-cell table:style-name="Таблица5.f1" office:value-type="string">
            <text:p text:style-name="P36"/>
          </table:table-cell>
          <table:table-cell table:style-name="Таблица5.M2" table:number-columns-spanned="4" office:value-type="string">
            <text:p text:style-name="P36"><text:s text:c="15"/></text:p>
          </table:table-cell>
          <table:covered-table-cell/>
          <table:covered-table-cell/>
          <table:covered-table-cell/>
          <table:table-cell table:style-name="Таблица5.Q2" table:number-columns-spanned="2" office:value-type="string">
            <text:p text:style-name="P36"/>
          </table:table-cell>
          <table:covered-table-cell/>
          <table:table-cell table:style-name="Таблица5.Q2" table:number-columns-spanned="3" office:value-type="string">
            <text:p text:style-name="P36"/>
          </table:table-cell>
          <table:covered-table-cell/>
          <table:covered-table-cell/>
          <table:table-cell table:style-name="Таблица5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Q2" table:number-columns-spanned="2" office:value-type="string">
            <text:p text:style-name="P36"/>
          </table:table-cell>
          <table:covered-table-cell/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f1" table:number-columns-spanned="3" office:value-type="string">
            <text:p text:style-name="P36"/>
          </table:table-cell>
          <table:covered-table-cell/>
          <table:covered-table-cell/>
          <table:table-cell table:style-name="Таблица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q1" office:value-type="string">
            <text:p text:style-name="P36"/>
          </table:table-cell>
        </table:table-row>
        <table:table-row table:style-name="Таблица5.1">
          <table:table-cell table:style-name="Таблица5.f1" table:number-columns-spanned="3" office:value-type="string">
            <text:p text:style-name="P40">Взам.</text:p>
          </table:table-cell>
          <table:covered-table-cell/>
          <table:covered-table-cell/>
          <table:table-cell table:style-name="Таблица5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5.f1" table:number-columns-spanned="3" office:value-type="string">
            <text:p text:style-name="P36"/>
          </table:table-cell>
          <table:covered-table-cell/>
          <table:covered-table-cell/>
          <table:table-cell table:style-name="Таблица5.f1" office:value-type="string">
            <text:p text:style-name="P36"/>
          </table:table-cell>
          <table:table-cell table:style-name="Таблица5.M3" table:number-rows-spanned="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f1" table:number-columns-spanned="3" office:value-type="string">
            <text:p text:style-name="P36"/>
          </table:table-cell>
          <table:covered-table-cell/>
          <table:covered-table-cell/>
          <table:table-cell table:style-name="Таблица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f1" table:number-columns-spanned="3" office:value-type="string">
            <text:p text:style-name="P36"/>
          </table:table-cell>
          <table:covered-table-cell/>
          <table:covered-table-cell/>
          <table:table-cell table:style-name="Таблица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q1" office:value-type="string">
            <text:p text:style-name="P36"/>
          </table:table-cell>
        </table:table-row>
        <table:table-row table:style-name="Таблица5.1">
          <table:table-cell table:style-name="Таблица5.f1" table:number-columns-spanned="3" office:value-type="string">
            <text:p text:style-name="P40">Подл.</text:p>
          </table:table-cell>
          <table:covered-table-cell/>
          <table:covered-table-cell/>
          <table:table-cell table:style-name="Таблица5.f1" table:number-columns-spanned="5" office:value-type="string">
            <text:p text:style-name="P67"><text:s/></text:p>
          </table:table-cell>
          <table:covered-table-cell/>
          <table:covered-table-cell/>
          <table:covered-table-cell/>
          <table:covered-table-cell/>
          <table:table-cell table:style-name="Таблица5.f1" table:number-columns-spanned="3" office:value-type="string">
            <text:p text:style-name="P23"/>
          </table:table-cell>
          <table:covered-table-cell/>
          <table:covered-table-cell/>
          <table:table-cell table:style-name="Таблица5.f1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f1" table:number-columns-spanned="3" office:value-type="string">
            <text:p text:style-name="P36"/>
          </table:table-cell>
          <table:covered-table-cell/>
          <table:covered-table-cell/>
          <table:table-cell table:style-name="Таблица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f1" table:number-columns-spanned="3" office:value-type="string">
            <text:p text:style-name="P36"/>
          </table:table-cell>
          <table:covered-table-cell/>
          <table:covered-table-cell/>
          <table:table-cell table:style-name="Таблица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q1" office:value-type="string">
            <text:p text:style-name="P36"/>
          </table:table-cell>
        </table:table-row>
        <table:table-row table:style-name="Таблица5.5">
          <table:table-cell table:style-name="Таблица5.f1" table:number-columns-spanned="2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X5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X5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q5" office:value-type="string">
            <text:p text:style-name="P87">9</text:p>
          </table:table-cell>
        </table:table-row>
        <table:table-row table:style-name="Таблица5.6">
          <table:table-cell table:style-name="Таблица5.f1" table:number-rows-spanned="3" table:number-columns-spanned="2" office:value-type="string">
            <text:p text:style-name="P36"/>
          </table:table-cell>
          <table:covered-table-cell/>
          <table:table-cell table:style-name="Таблица5.f1" table:number-columns-spanned="3" office:value-type="string">
            <text:p text:style-name="P36"/>
          </table:table-cell>
          <table:covered-table-cell/>
          <table:covered-table-cell/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f1" office:value-type="string">
            <text:p text:style-name="P36"/>
          </table:table-cell>
          <table:table-cell table:style-name="Таблица5.f1" office:value-type="string">
            <text:p text:style-name="P36"/>
          </table:table-cell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f1" table:number-columns-spanned="3" office:value-type="string">
            <text:p text:style-name="P36"/>
          </table:table-cell>
          <table:covered-table-cell/>
          <table:covered-table-cell/>
          <table:table-cell table:style-name="Таблица5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5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5.c6" table:number-rows-spanned="3" table:number-columns-spanned="10" office:value-type="string">
            <text:p text:style-name="P107"><text:s/><text:span text:style-name="T159">ЮЕЛИ.333349.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m6" table:number-rows-spanned="3" table:number-columns-spanned="5" office:value-type="string">
            <text:p text:style-name="P108">К.50<text:span text:style-name="T73">288</text:span>.0<text:span text:style-name="T73">..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5.6">
          <table:covered-table-cell/>
          <table:covered-table-cell/>
          <table:table-cell table:style-name="Таблица5.f1" table:number-columns-spanned="3" office:value-type="string">
            <text:p text:style-name="P36"/>
          </table:table-cell>
          <table:covered-table-cell/>
          <table:covered-table-cell/>
          <table:table-cell table:style-name="Таблица5.f1" table:number-columns-spanned="2" office:value-type="string">
            <text:p text:style-name="P56"/>
          </table:table-cell>
          <table:covered-table-cell/>
          <table:table-cell table:style-name="Таблица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3"/>
          </table:table-cell>
          <table:covered-table-cell/>
          <table:table-cell table:style-name="Таблица5.f1" office:value-type="string">
            <text:p text:style-name="P56"/>
          </table:table-cell>
          <table:table-cell table:style-name="Таблица5.f1" office:value-type="string">
            <text:p text:style-name="P36"/>
          </table:table-cell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f1" table:number-columns-spanned="3" office:value-type="string">
            <text:p text:style-name="P36"/>
          </table:table-cell>
          <table:covered-table-cell/>
          <table:covered-table-cell/>
          <table:table-cell table:style-name="Таблица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6">
          <table:covered-table-cell/>
          <table:covered-table-cell/>
          <table:table-cell table:style-name="Таблица5.f1" table:number-columns-spanned="3" office:value-type="string">
            <text:p text:style-name="P76"><text:s/></text:p>
          </table:table-cell>
          <table:covered-table-cell/>
          <table:covered-table-cell/>
          <table:table-cell table:style-name="Таблица5.f1" table:number-columns-spanned="2" office:value-type="string">
            <text:p text:style-name="P65"/>
          </table:table-cell>
          <table:covered-table-cell/>
          <table:table-cell table:style-name="Таблица5.f1" table:number-columns-spanned="4" office:value-type="string">
            <text:p text:style-name="P65"/>
          </table:table-cell>
          <table:covered-table-cell/>
          <table:covered-table-cell/>
          <table:covered-table-cell/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f1" office:value-type="string">
            <text:p text:style-name="P36"/>
          </table:table-cell>
          <table:table-cell table:style-name="Таблица5.f1" office:value-type="string">
            <text:p text:style-name="P36"/>
          </table:table-cell>
          <table:table-cell table:style-name="Таблица5.f1" table:number-columns-spanned="2" office:value-type="string">
            <text:p text:style-name="P36"/>
          </table:table-cell>
          <table:covered-table-cell/>
          <table:table-cell table:style-name="Таблица5.f1" table:number-columns-spanned="3" office:value-type="string">
            <text:p text:style-name="P36"/>
          </table:table-cell>
          <table:covered-table-cell/>
          <table:covered-table-cell/>
          <table:table-cell table:style-name="Таблица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5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9">
          <table:table-cell table:style-name="Таблица5.A9" office:value-type="string">
            <text:p text:style-name="P43">А</text:p>
          </table:table-cell>
          <table:table-cell table:style-name="Таблица5.B9" table:number-columns-spanned="3" office:value-type="string">
            <text:p text:style-name="P138">Цех</text:p>
          </table:table-cell>
          <table:covered-table-cell/>
          <table:covered-table-cell/>
          <table:table-cell table:style-name="Таблица5.E9" table:number-columns-spanned="2" office:value-type="string">
            <text:p text:style-name="P59">Уч.</text:p>
          </table:table-cell>
          <table:covered-table-cell/>
          <table:table-cell table:style-name="Таблица5.E9" table:number-columns-spanned="3" office:value-type="string">
            <text:p text:style-name="P59">РМ</text:p>
          </table:table-cell>
          <table:covered-table-cell/>
          <table:covered-table-cell/>
          <table:table-cell table:style-name="Таблица5.E9" office:value-type="string">
            <text:p text:style-name="P59">Опер.</text:p>
          </table:table-cell>
          <table:table-cell table:style-name="Таблица5.E9" table:number-columns-spanned="9" office:value-type="string">
            <text:p text:style-name="P59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T9" table:number-columns-spanned="24" office:value-type="string">
            <text:p text:style-name="P59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9">
          <table:table-cell table:style-name="Таблица5.A9" office:value-type="string">
            <text:p text:style-name="P43">Б</text:p>
          </table:table-cell>
          <table:table-cell table:style-name="Таблица5.B10" table:number-columns-spanned="18" office:value-type="string">
            <text:p text:style-name="P5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A9" office:value-type="string">
            <text:p text:style-name="P59">СМ</text:p>
          </table:table-cell>
          <table:table-cell table:style-name="Таблица5.A9" table:number-columns-spanned="2" office:value-type="string">
            <text:p text:style-name="P59">Проф.</text:p>
          </table:table-cell>
          <table:covered-table-cell/>
          <table:table-cell table:style-name="Таблица5.A9" table:number-columns-spanned="4" office:value-type="string">
            <text:p text:style-name="P59">Р</text:p>
          </table:table-cell>
          <table:covered-table-cell/>
          <table:covered-table-cell/>
          <table:covered-table-cell/>
          <table:table-cell table:style-name="Таблица5.A9" office:value-type="string">
            <text:p text:style-name="P59">УТ</text:p>
          </table:table-cell>
          <table:table-cell table:style-name="Таблица5.A9" table:number-columns-spanned="3" office:value-type="string">
            <text:p text:style-name="P59">КР</text:p>
          </table:table-cell>
          <table:covered-table-cell/>
          <table:covered-table-cell/>
          <table:table-cell table:style-name="Таблица5.A9" table:number-columns-spanned="2" office:value-type="string">
            <text:p text:style-name="P59">КОИД</text:p>
          </table:table-cell>
          <table:covered-table-cell/>
          <table:table-cell table:style-name="Таблица5.A9" table:number-columns-spanned="2" office:value-type="string">
            <text:p text:style-name="P59">ЕН</text:p>
          </table:table-cell>
          <table:covered-table-cell/>
          <table:table-cell table:style-name="Таблица5.A9" table:number-columns-spanned="3" office:value-type="string">
            <text:p text:style-name="P59">ОП</text:p>
          </table:table-cell>
          <table:covered-table-cell/>
          <table:covered-table-cell/>
          <table:table-cell table:style-name="Таблица5.A9" table:number-columns-spanned="2" office:value-type="string">
            <text:p text:style-name="P59">Кшт</text:p>
          </table:table-cell>
          <table:covered-table-cell/>
          <table:table-cell table:style-name="Таблица5.A9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5.p10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5.9">
          <table:table-cell table:style-name="Таблица5.A11" office:value-type="string">
            <text:p text:style-name="P43">К/М</text:p>
          </table:table-cell>
          <table:table-cell table:style-name="Таблица5.B11" table:number-columns-spanned="18" office:value-type="string">
            <text:p text:style-name="P5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B10" table:number-columns-spanned="13" office:value-type="string">
            <text:p text:style-name="P5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g11" table:number-columns-spanned="2" office:value-type="string">
            <text:p text:style-name="P59">ОПП</text:p>
          </table:table-cell>
          <table:covered-table-cell/>
          <table:table-cell table:style-name="Таблица5.g11" table:number-columns-spanned="3" office:value-type="string">
            <text:p text:style-name="P62">ЕВ</text:p>
          </table:table-cell>
          <table:covered-table-cell/>
          <table:covered-table-cell/>
          <table:table-cell table:style-name="Таблица5.g11" table:number-columns-spanned="2" office:value-type="string">
            <text:p text:style-name="P59">ЕН</text:p>
          </table:table-cell>
          <table:covered-table-cell/>
          <table:table-cell table:style-name="Таблица5.g11" table:number-columns-spanned="2" office:value-type="string">
            <text:p text:style-name="P59">КИ</text:p>
          </table:table-cell>
          <table:covered-table-cell/>
          <table:table-cell table:style-name="Таблица5.p11" table:number-columns-spanned="2" office:value-type="string">
            <text:p text:style-name="P59">Н. расх.</text:p>
          </table:table-cell>
          <table:covered-table-cell/>
        </table:table-row>
        <table:table-row table:style-name="Таблица5.12">
          <table:table-cell table:style-name="Таблица5.A12" office:value-type="string">
            <text:p text:style-name="P29"><draw:g text:anchor-type="paragraph" draw:z-index="8" draw:name="DrawObject2_1" draw:style-name="gr1"><draw:g draw:name="DrawObject31_2" draw:style-name="gr2"><draw:custom-shape draw:name="Фигура1_2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2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2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2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2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2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2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2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2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2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2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2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2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2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2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2" draw:style-name="gr2"><draw:line draw:name="Вертикальная линия 451_2" draw:style-name="gr5" draw:text-style-name="P226" svg:x1="3.237cm" svg:y1="-0.134cm" svg:x2="3.237cm" svg:y2="-0.033cm"><text:p/></draw:line><draw:g draw:name="DrawObject 63_2" draw:style-name="gr2"><draw:line draw:name="Вертикальная линия 452_2" draw:style-name="gr5" draw:text-style-name="P226" svg:x1="4.235cm" svg:y1="-0.148cm" svg:x2="4.235cm" svg:y2="-0.047cm"><text:p/></draw:line><draw:line draw:name="Вертикальная линия 453_2" draw:style-name="gr5" draw:text-style-name="P226" svg:x1="5.731cm" svg:y1="-0.129cm" svg:x2="5.731cm" svg:y2="-0.028cm"><text:p/></draw:line><draw:line draw:name="Вертикальная линия 454_2" draw:style-name="gr5" draw:text-style-name="P226" svg:x1="12.379cm" svg:y1="-0.129cm" svg:x2="12.379cm" svg:y2="-0.028cm"><text:p/></draw:line><draw:line draw:name="Вертикальная линия 455_2" draw:style-name="gr5" draw:text-style-name="P226" svg:x1="13.64cm" svg:y1="-0.136cm" svg:x2="13.64cm" svg:y2="-0.014cm"><text:p/></draw:line><draw:line draw:name="Вертикальная линия 456_2" draw:style-name="gr5" draw:text-style-name="P226" svg:x1="15.076cm" svg:y1="-0.136cm" svg:x2="15.076cm" svg:y2="-0.013cm"><text:p/></draw:line><draw:line draw:name="Вертикальная линия 457_2" draw:style-name="gr5" draw:text-style-name="P227" svg:x1="16.18cm" svg:y1="-0.136cm" svg:x2="16.18cm" svg:y2="-0.02cm"><text:p/></draw:line><draw:line draw:name="Вертикальная линия 458_2" draw:style-name="gr5" draw:text-style-name="P227" svg:x1="17.406cm" svg:y1="-0.125cm" svg:x2="17.406cm" svg:y2="-0.024cm"><text:p/></draw:line><draw:line draw:name="Вертикальная линия 459_2" draw:style-name="gr5" draw:text-style-name="P227" svg:x1="18.683cm" svg:y1="-0.136cm" svg:x2="18.683cm" svg:y2="-0.007cm"><text:p/></draw:line><draw:line draw:name="Вертикальная линия 460_2" draw:style-name="gr5" draw:text-style-name="P226" svg:x1="2.258cm" svg:y1="-0.141cm" svg:x2="2.258cm" svg:y2="-0.04cm"><text:p/></draw:line><draw:line draw:name="Вертикальная линия 461_2" draw:style-name="gr5" draw:text-style-name="P227" svg:x1="20.481cm" svg:y1="-0.136cm" svg:x2="20.481cm" svg:y2="-0.013cm"><text:p/></draw:line><draw:line draw:name="Вертикальная линия 462_2" draw:style-name="gr5" draw:text-style-name="P227" svg:x1="21.749cm" svg:y1="-0.136cm" svg:x2="21.749cm" svg:y2="-0.014cm"><text:p/></draw:line><draw:line draw:name="Вертикальная линия 463_2" draw:style-name="gr5" draw:text-style-name="P227" svg:x1="22.987cm" svg:y1="-0.136cm" svg:x2="22.987cm" svg:y2="-0.018cm"><text:p/></draw:line><draw:line draw:name="Вертикальная линия 464_2" draw:style-name="gr5" draw:text-style-name="P227" svg:x1="24.245cm" svg:y1="-0.136cm" svg:x2="24.245cm" svg:y2="-0.018cm"><text:p/></draw:line><draw:line draw:name="Вертикальная линия 465_2" draw:style-name="gr5" draw:text-style-name="P227" svg:x1="26.254cm" svg:y1="-0.136cm" svg:x2="26.254cm" svg:y2="-0.018cm"><text:p/></draw:line></draw:g></draw:g><draw:g draw:name="DrawObject 64_2" draw:style-name="gr2"><draw:line draw:name="Вертикальная линия 466_2" draw:style-name="gr5" draw:text-style-name="P226" svg:x1="3.237cm" svg:y1="1.358cm" svg:x2="3.237cm" svg:y2="1.459cm"><text:p/></draw:line><draw:g draw:name="DrawObject 65_2" draw:style-name="gr2"><draw:line draw:name="Вертикальная линия 467_2" draw:style-name="gr5" draw:text-style-name="P226" svg:x1="4.235cm" svg:y1="1.344cm" svg:x2="4.235cm" svg:y2="1.445cm"><text:p/></draw:line><draw:line draw:name="Вертикальная линия 468_2" draw:style-name="gr5" draw:text-style-name="P226" svg:x1="5.731cm" svg:y1="1.365cm" svg:x2="5.731cm" svg:y2="1.466cm"><text:p/></draw:line><draw:line draw:name="Вертикальная линия 469_2" draw:style-name="gr5" draw:text-style-name="P226" svg:x1="12.379cm" svg:y1="1.365cm" svg:x2="12.379cm" svg:y2="1.466cm"><text:p/></draw:line><draw:line draw:name="Вертикальная линия 470_2" draw:style-name="gr5" draw:text-style-name="P226" svg:x1="13.64cm" svg:y1="1.355cm" svg:x2="13.64cm" svg:y2="1.477cm"><text:p/></draw:line><draw:line draw:name="Вертикальная линия 471_2" draw:style-name="gr5" draw:text-style-name="P226" svg:x1="15.076cm" svg:y1="1.355cm" svg:x2="15.076cm" svg:y2="1.478cm"><text:p/></draw:line><draw:line draw:name="Вертикальная линия 472_2" draw:style-name="gr5" draw:text-style-name="P227" svg:x1="16.18cm" svg:y1="1.355cm" svg:x2="16.18cm" svg:y2="1.471cm"><text:p/></draw:line><draw:line draw:name="Вертикальная линия 473_2" draw:style-name="gr5" draw:text-style-name="P227" svg:x1="17.406cm" svg:y1="1.367cm" svg:x2="17.406cm" svg:y2="1.468cm"><text:p/></draw:line><draw:line draw:name="Вертикальная линия 474_2" draw:style-name="gr5" draw:text-style-name="P227" svg:x1="18.683cm" svg:y1="1.355cm" svg:x2="18.683cm" svg:y2="1.484cm"><text:p/></draw:line><draw:line draw:name="Вертикальная линия 475_2" draw:style-name="gr5" draw:text-style-name="P226" svg:x1="2.258cm" svg:y1="1.351cm" svg:x2="2.258cm" svg:y2="1.452cm"><text:p/></draw:line><draw:line draw:name="Вертикальная линия 476_2" draw:style-name="gr5" draw:text-style-name="P227" svg:x1="20.481cm" svg:y1="1.355cm" svg:x2="20.481cm" svg:y2="1.478cm"><text:p/></draw:line><draw:line draw:name="Вертикальная линия 477_2" draw:style-name="gr5" draw:text-style-name="P227" svg:x1="21.749cm" svg:y1="1.358cm" svg:x2="21.749cm" svg:y2="1.48cm"><text:p/></draw:line><draw:line draw:name="Вертикальная линия 478_2" draw:style-name="gr5" draw:text-style-name="P227" svg:x1="22.987cm" svg:y1="1.355cm" svg:x2="22.987cm" svg:y2="1.473cm"><text:p/></draw:line><draw:line draw:name="Вертикальная линия 479_2" draw:style-name="gr5" draw:text-style-name="P227" svg:x1="24.245cm" svg:y1="1.355cm" svg:x2="24.245cm" svg:y2="1.473cm"><text:p/></draw:line><draw:line draw:name="Вертикальная линия 480_2" draw:style-name="gr5" draw:text-style-name="P227" svg:x1="26.254cm" svg:y1="1.355cm" svg:x2="26.254cm" svg:y2="1.473cm"><text:p/></draw:line></draw:g></draw:g><draw:g draw:name="DrawObject 66_2" draw:style-name="gr2"><draw:line draw:name="Вертикальная линия 481_2" draw:style-name="gr5" draw:text-style-name="P226" svg:x1="3.237cm" svg:y1="2.127cm" svg:x2="3.237cm" svg:y2="2.228cm"><text:p/></draw:line><draw:g draw:name="DrawObject 67_2" draw:style-name="gr2"><draw:line draw:name="Вертикальная линия 482_2" draw:style-name="gr5" draw:text-style-name="P226" svg:x1="4.235cm" svg:y1="2.113cm" svg:x2="4.235cm" svg:y2="2.214cm"><text:p/></draw:line><draw:line draw:name="Вертикальная линия 483_2" draw:style-name="gr5" draw:text-style-name="P226" svg:x1="5.731cm" svg:y1="2.131cm" svg:x2="5.731cm" svg:y2="2.232cm"><text:p/></draw:line><draw:line draw:name="Вертикальная линия 484_2" draw:style-name="gr5" draw:text-style-name="P226" svg:x1="12.379cm" svg:y1="2.131cm" svg:x2="12.379cm" svg:y2="2.232cm"><text:p/></draw:line><draw:line draw:name="Вертикальная линия 485_2" draw:style-name="gr5" draw:text-style-name="P226" svg:x1="13.64cm" svg:y1="2.123cm" svg:x2="13.64cm" svg:y2="2.245cm"><text:p/></draw:line><draw:line draw:name="Вертикальная линия 486_2" draw:style-name="gr5" draw:text-style-name="P226" svg:x1="15.076cm" svg:y1="2.123cm" svg:x2="15.076cm" svg:y2="2.246cm"><text:p/></draw:line><draw:line draw:name="Вертикальная линия 487_2" draw:style-name="gr5" draw:text-style-name="P227" svg:x1="16.18cm" svg:y1="2.123cm" svg:x2="16.18cm" svg:y2="2.239cm"><text:p/></draw:line><draw:line draw:name="Вертикальная линия 488_2" draw:style-name="gr5" draw:text-style-name="P227" svg:x1="17.406cm" svg:y1="2.135cm" svg:x2="17.406cm" svg:y2="2.236cm"><text:p/></draw:line><draw:line draw:name="Вертикальная линия 489_2" draw:style-name="gr5" draw:text-style-name="P227" svg:x1="18.683cm" svg:y1="2.123cm" svg:x2="18.683cm" svg:y2="2.252cm"><text:p/></draw:line><draw:line draw:name="Вертикальная линия 490_2" draw:style-name="gr5" draw:text-style-name="P226" svg:x1="2.258cm" svg:y1="2.12cm" svg:x2="2.258cm" svg:y2="2.221cm"><text:p/></draw:line><draw:line draw:name="Вертикальная линия 491_2" draw:style-name="gr5" draw:text-style-name="P227" svg:x1="20.481cm" svg:y1="2.123cm" svg:x2="20.481cm" svg:y2="2.246cm"><text:p/></draw:line><draw:line draw:name="Вертикальная линия 492_2" draw:style-name="gr5" draw:text-style-name="P227" svg:x1="21.749cm" svg:y1="2.124cm" svg:x2="21.749cm" svg:y2="2.246cm"><text:p/></draw:line><draw:line draw:name="Вертикальная линия 493_2" draw:style-name="gr5" draw:text-style-name="P227" svg:x1="22.987cm" svg:y1="2.123cm" svg:x2="22.987cm" svg:y2="2.241cm"><text:p/></draw:line><draw:line draw:name="Вертикальная линия 494_2" draw:style-name="gr5" draw:text-style-name="P227" svg:x1="24.245cm" svg:y1="2.123cm" svg:x2="24.245cm" svg:y2="2.241cm"><text:p/></draw:line><draw:line draw:name="Вертикальная линия 495_2" draw:style-name="gr5" draw:text-style-name="P227" svg:x1="26.254cm" svg:y1="2.123cm" svg:x2="26.254cm" svg:y2="2.241cm"><text:p/></draw:line></draw:g></draw:g><draw:g draw:name="DrawObject 68_2" draw:style-name="gr2"><draw:line draw:name="Вертикальная линия 496_2" draw:style-name="gr5" draw:text-style-name="P226" svg:x1="3.237cm" svg:y1="2.882cm" svg:x2="3.237cm" svg:y2="2.983cm"><text:p/></draw:line><draw:g draw:name="DrawObject 69_2" draw:style-name="gr2"><draw:line draw:name="Вертикальная линия 497_2" draw:style-name="gr5" draw:text-style-name="P226" svg:x1="4.235cm" svg:y1="2.867cm" svg:x2="4.235cm" svg:y2="2.968cm"><text:p/></draw:line><draw:line draw:name="Вертикальная линия 498_2" draw:style-name="gr5" draw:text-style-name="P226" svg:x1="5.731cm" svg:y1="2.886cm" svg:x2="5.731cm" svg:y2="2.987cm"><text:p/></draw:line><draw:line draw:name="Вертикальная линия 499_2" draw:style-name="gr5" draw:text-style-name="P226" svg:x1="12.379cm" svg:y1="2.886cm" svg:x2="12.379cm" svg:y2="2.987cm"><text:p/></draw:line><draw:line draw:name="Вертикальная линия 500_2" draw:style-name="gr5" draw:text-style-name="P226" svg:x1="13.64cm" svg:y1="2.878cm" svg:x2="13.64cm" svg:y2="3cm"><text:p/></draw:line><draw:line draw:name="Вертикальная линия 501_2" draw:style-name="gr5" draw:text-style-name="P226" svg:x1="15.076cm" svg:y1="2.878cm" svg:x2="15.076cm" svg:y2="3.001cm"><text:p/></draw:line><draw:line draw:name="Вертикальная линия 502_2" draw:style-name="gr5" draw:text-style-name="P227" svg:x1="16.18cm" svg:y1="2.878cm" svg:x2="16.18cm" svg:y2="2.994cm"><text:p/></draw:line><draw:line draw:name="Вертикальная линия 503_2" draw:style-name="gr5" draw:text-style-name="P227" svg:x1="17.406cm" svg:y1="2.89cm" svg:x2="17.406cm" svg:y2="2.991cm"><text:p/></draw:line><draw:line draw:name="Вертикальная линия 504_2" draw:style-name="gr5" draw:text-style-name="P227" svg:x1="18.683cm" svg:y1="2.878cm" svg:x2="18.683cm" svg:y2="3.007cm"><text:p/></draw:line><draw:line draw:name="Вертикальная линия 505_2" draw:style-name="gr5" draw:text-style-name="P226" svg:x1="2.258cm" svg:y1="2.875cm" svg:x2="2.258cm" svg:y2="2.976cm"><text:p/></draw:line><draw:line draw:name="Вертикальная линия 506_2" draw:style-name="gr5" draw:text-style-name="P227" svg:x1="20.481cm" svg:y1="2.878cm" svg:x2="20.481cm" svg:y2="3.001cm"><text:p/></draw:line><draw:line draw:name="Вертикальная линия 507_2" draw:style-name="gr5" draw:text-style-name="P227" svg:x1="21.749cm" svg:y1="2.879cm" svg:x2="21.749cm" svg:y2="3.001cm"><text:p/></draw:line><draw:line draw:name="Вертикальная линия 508_2" draw:style-name="gr5" draw:text-style-name="P227" svg:x1="22.987cm" svg:y1="2.878cm" svg:x2="22.987cm" svg:y2="2.996cm"><text:p/></draw:line><draw:line draw:name="Вертикальная линия 509_2" draw:style-name="gr5" draw:text-style-name="P227" svg:x1="24.245cm" svg:y1="2.878cm" svg:x2="24.245cm" svg:y2="2.996cm"><text:p/></draw:line><draw:line draw:name="Вертикальная линия 510_2" draw:style-name="gr5" draw:text-style-name="P227" svg:x1="26.254cm" svg:y1="2.878cm" svg:x2="26.254cm" svg:y2="2.996cm"><text:p/></draw:line></draw:g></draw:g><draw:g draw:name="DrawObject 70_2" draw:style-name="gr2"><draw:line draw:name="Вертикальная линия 511_2" draw:style-name="gr5" draw:text-style-name="P226" svg:x1="3.237cm" svg:y1="3.651cm" svg:x2="3.237cm" svg:y2="3.752cm"><text:p/></draw:line><draw:g draw:name="DrawObject 71_2" draw:style-name="gr2"><draw:line draw:name="Вертикальная линия 512_2" draw:style-name="gr5" draw:text-style-name="P226" svg:x1="4.235cm" svg:y1="3.637cm" svg:x2="4.235cm" svg:y2="3.738cm"><text:p/></draw:line><draw:line draw:name="Вертикальная линия 513_2" draw:style-name="gr5" draw:text-style-name="P226" svg:x1="5.731cm" svg:y1="3.655cm" svg:x2="5.731cm" svg:y2="3.756cm"><text:p/></draw:line><draw:line draw:name="Вертикальная линия 514_2" draw:style-name="gr5" draw:text-style-name="P226" svg:x1="12.379cm" svg:y1="3.655cm" svg:x2="12.379cm" svg:y2="3.756cm"><text:p/></draw:line><draw:line draw:name="Вертикальная линия 515_2" draw:style-name="gr5" draw:text-style-name="P226" svg:x1="13.64cm" svg:y1="3.647cm" svg:x2="13.64cm" svg:y2="3.769cm"><text:p/></draw:line><draw:line draw:name="Вертикальная линия 516_2" draw:style-name="gr5" draw:text-style-name="P226" svg:x1="15.076cm" svg:y1="3.647cm" svg:x2="15.076cm" svg:y2="3.77cm"><text:p/></draw:line><draw:line draw:name="Вертикальная линия 517_2" draw:style-name="gr5" draw:text-style-name="P227" svg:x1="16.18cm" svg:y1="3.647cm" svg:x2="16.18cm" svg:y2="3.763cm"><text:p/></draw:line><draw:line draw:name="Вертикальная линия 518_2" draw:style-name="gr5" draw:text-style-name="P227" svg:x1="17.406cm" svg:y1="3.659cm" svg:x2="17.406cm" svg:y2="3.76cm"><text:p/></draw:line><draw:line draw:name="Вертикальная линия 519_2" draw:style-name="gr5" draw:text-style-name="P227" svg:x1="18.683cm" svg:y1="3.647cm" svg:x2="18.683cm" svg:y2="3.776cm"><text:p/></draw:line><draw:line draw:name="Вертикальная линия 520_2" draw:style-name="gr5" draw:text-style-name="P226" svg:x1="2.258cm" svg:y1="3.644cm" svg:x2="2.258cm" svg:y2="3.745cm"><text:p/></draw:line><draw:line draw:name="Вертикальная линия 521_2" draw:style-name="gr5" draw:text-style-name="P227" svg:x1="20.481cm" svg:y1="3.647cm" svg:x2="20.481cm" svg:y2="3.77cm"><text:p/></draw:line><draw:line draw:name="Вертикальная линия 522_2" draw:style-name="gr5" draw:text-style-name="P227" svg:x1="21.749cm" svg:y1="3.648cm" svg:x2="21.749cm" svg:y2="3.77cm"><text:p/></draw:line><draw:line draw:name="Вертикальная линия 523_2" draw:style-name="gr5" draw:text-style-name="P227" svg:x1="22.987cm" svg:y1="3.647cm" svg:x2="22.987cm" svg:y2="3.765cm"><text:p/></draw:line><draw:line draw:name="Вертикальная линия 524_2" draw:style-name="gr5" draw:text-style-name="P227" svg:x1="24.245cm" svg:y1="3.647cm" svg:x2="24.245cm" svg:y2="3.765cm"><text:p/></draw:line><draw:line draw:name="Вертикальная линия 525_2" draw:style-name="gr5" draw:text-style-name="P227" svg:x1="26.254cm" svg:y1="3.647cm" svg:x2="26.254cm" svg:y2="3.765cm"><text:p/></draw:line></draw:g></draw:g><draw:g draw:name="DrawObject 72_2" draw:style-name="gr2"><draw:line draw:name="Вертикальная линия 526_2" draw:style-name="gr5" draw:text-style-name="P226" svg:x1="3.237cm" svg:y1="4.406cm" svg:x2="3.237cm" svg:y2="4.507cm"><text:p/></draw:line><draw:g draw:name="DrawObject 73_2" draw:style-name="gr2"><draw:line draw:name="Вертикальная линия 527_2" draw:style-name="gr5" draw:text-style-name="P226" svg:x1="4.235cm" svg:y1="4.391cm" svg:x2="4.235cm" svg:y2="4.492cm"><text:p/></draw:line><draw:line draw:name="Вертикальная линия 528_2" draw:style-name="gr5" draw:text-style-name="P226" svg:x1="5.731cm" svg:y1="4.41cm" svg:x2="5.731cm" svg:y2="4.511cm"><text:p/></draw:line><draw:line draw:name="Вертикальная линия 529_2" draw:style-name="gr5" draw:text-style-name="P226" svg:x1="12.379cm" svg:y1="4.41cm" svg:x2="12.379cm" svg:y2="4.511cm"><text:p/></draw:line><draw:line draw:name="Вертикальная линия 530_2" draw:style-name="gr5" draw:text-style-name="P226" svg:x1="13.64cm" svg:y1="4.402cm" svg:x2="13.64cm" svg:y2="4.524cm"><text:p/></draw:line><draw:line draw:name="Вертикальная линия 531_2" draw:style-name="gr5" draw:text-style-name="P226" svg:x1="15.076cm" svg:y1="4.402cm" svg:x2="15.076cm" svg:y2="4.525cm"><text:p/></draw:line><draw:line draw:name="Вертикальная линия 532_2" draw:style-name="gr5" draw:text-style-name="P227" svg:x1="16.18cm" svg:y1="4.402cm" svg:x2="16.18cm" svg:y2="4.518cm"><text:p/></draw:line><draw:line draw:name="Вертикальная линия 533_2" draw:style-name="gr5" draw:text-style-name="P227" svg:x1="17.406cm" svg:y1="4.414cm" svg:x2="17.406cm" svg:y2="4.515cm"><text:p/></draw:line><draw:line draw:name="Вертикальная линия 534_2" draw:style-name="gr5" draw:text-style-name="P227" svg:x1="18.683cm" svg:y1="4.402cm" svg:x2="18.683cm" svg:y2="4.531cm"><text:p/></draw:line><draw:line draw:name="Вертикальная линия 535_2" draw:style-name="gr5" draw:text-style-name="P226" svg:x1="2.258cm" svg:y1="4.399cm" svg:x2="2.258cm" svg:y2="4.5cm"><text:p/></draw:line><draw:line draw:name="Вертикальная линия 536_2" draw:style-name="gr5" draw:text-style-name="P227" svg:x1="20.481cm" svg:y1="4.402cm" svg:x2="20.481cm" svg:y2="4.525cm"><text:p/></draw:line><draw:line draw:name="Вертикальная линия 537_2" draw:style-name="gr5" draw:text-style-name="P227" svg:x1="21.749cm" svg:y1="4.403cm" svg:x2="21.749cm" svg:y2="4.525cm"><text:p/></draw:line><draw:line draw:name="Вертикальная линия 538_2" draw:style-name="gr5" draw:text-style-name="P227" svg:x1="22.987cm" svg:y1="4.402cm" svg:x2="22.987cm" svg:y2="4.52cm"><text:p/></draw:line><draw:line draw:name="Вертикальная линия 539_2" draw:style-name="gr5" draw:text-style-name="P227" svg:x1="24.245cm" svg:y1="4.402cm" svg:x2="24.245cm" svg:y2="4.52cm"><text:p/></draw:line><draw:line draw:name="Вертикальная линия 540_2" draw:style-name="gr5" draw:text-style-name="P227" svg:x1="26.254cm" svg:y1="4.402cm" svg:x2="26.254cm" svg:y2="4.52cm"><text:p/></draw:line></draw:g></draw:g><draw:g draw:name="DrawObject 74_2" draw:style-name="gr2"><draw:line draw:name="Вертикальная линия 541_2" draw:style-name="gr5" draw:text-style-name="P226" svg:x1="3.237cm" svg:y1="5.172cm" svg:x2="3.237cm" svg:y2="5.273cm"><text:p/></draw:line><draw:g draw:name="DrawObject 75_2" draw:style-name="gr2"><draw:line draw:name="Вертикальная линия 542_2" draw:style-name="gr5" draw:text-style-name="P226" svg:x1="4.235cm" svg:y1="5.156cm" svg:x2="4.235cm" svg:y2="5.257cm"><text:p/></draw:line><draw:line draw:name="Вертикальная линия 543_2" draw:style-name="gr5" draw:text-style-name="P226" svg:x1="5.731cm" svg:y1="5.177cm" svg:x2="5.731cm" svg:y2="5.278cm"><text:p/></draw:line><draw:line draw:name="Вертикальная линия 544_2" draw:style-name="gr5" draw:text-style-name="P226" svg:x1="12.379cm" svg:y1="5.177cm" svg:x2="12.379cm" svg:y2="5.278cm"><text:p/></draw:line><draw:line draw:name="Вертикальная линия 545_2" draw:style-name="gr5" draw:text-style-name="P226" svg:x1="13.64cm" svg:y1="5.169cm" svg:x2="13.64cm" svg:y2="5.291cm"><text:p/></draw:line><draw:line draw:name="Вертикальная линия 546_2" draw:style-name="gr5" draw:text-style-name="P226" svg:x1="15.076cm" svg:y1="5.169cm" svg:x2="15.076cm" svg:y2="5.292cm"><text:p/></draw:line><draw:line draw:name="Вертикальная линия 547_2" draw:style-name="gr5" draw:text-style-name="P227" svg:x1="16.18cm" svg:y1="5.169cm" svg:x2="16.18cm" svg:y2="5.285cm"><text:p/></draw:line><draw:line draw:name="Вертикальная линия 548_2" draw:style-name="gr5" draw:text-style-name="P227" svg:x1="17.406cm" svg:y1="5.179cm" svg:x2="17.406cm" svg:y2="5.28cm"><text:p/></draw:line><draw:line draw:name="Вертикальная линия 549_2" draw:style-name="gr5" draw:text-style-name="P227" svg:x1="18.683cm" svg:y1="5.169cm" svg:x2="18.683cm" svg:y2="5.298cm"><text:p/></draw:line><draw:line draw:name="Вертикальная линия 550_2" draw:style-name="gr5" draw:text-style-name="P226" svg:x1="2.258cm" svg:y1="5.165cm" svg:x2="2.258cm" svg:y2="5.266cm"><text:p/></draw:line><draw:line draw:name="Вертикальная линия 551_2" draw:style-name="gr5" draw:text-style-name="P227" svg:x1="20.481cm" svg:y1="5.169cm" svg:x2="20.481cm" svg:y2="5.292cm"><text:p/></draw:line><draw:line draw:name="Вертикальная линия 552_2" draw:style-name="gr5" draw:text-style-name="P227" svg:x1="21.749cm" svg:y1="5.17cm" svg:x2="21.749cm" svg:y2="5.292cm"><text:p/></draw:line><draw:line draw:name="Вертикальная линия 553_2" draw:style-name="gr5" draw:text-style-name="P227" svg:x1="22.987cm" svg:y1="5.169cm" svg:x2="22.987cm" svg:y2="5.287cm"><text:p/></draw:line><draw:line draw:name="Вертикальная линия 554_2" draw:style-name="gr5" draw:text-style-name="P227" svg:x1="24.245cm" svg:y1="5.169cm" svg:x2="24.245cm" svg:y2="5.287cm"><text:p/></draw:line><draw:line draw:name="Вертикальная линия 555_2" draw:style-name="gr5" draw:text-style-name="P227" svg:x1="26.254cm" svg:y1="5.169cm" svg:x2="26.254cm" svg:y2="5.287cm"><text:p/></draw:line></draw:g></draw:g><draw:g draw:name="DrawObject 76_2" draw:style-name="gr2"><draw:line draw:name="Вертикальная линия 556_2" draw:style-name="gr5" draw:text-style-name="P226" svg:x1="3.237cm" svg:y1="5.927cm" svg:x2="3.237cm" svg:y2="6.028cm"><text:p/></draw:line><draw:g draw:name="DrawObject 77_2" draw:style-name="gr2"><draw:line draw:name="Вертикальная линия 557_2" draw:style-name="gr5" draw:text-style-name="P226" svg:x1="4.235cm" svg:y1="5.911cm" svg:x2="4.235cm" svg:y2="6.012cm"><text:p/></draw:line><draw:line draw:name="Вертикальная линия 558_2" draw:style-name="gr5" draw:text-style-name="P226" svg:x1="5.731cm" svg:y1="5.932cm" svg:x2="5.731cm" svg:y2="6.033cm"><text:p/></draw:line><draw:line draw:name="Вертикальная линия 559_2" draw:style-name="gr5" draw:text-style-name="P226" svg:x1="12.379cm" svg:y1="5.932cm" svg:x2="12.379cm" svg:y2="6.033cm"><text:p/></draw:line><draw:line draw:name="Вертикальная линия 560_2" draw:style-name="gr5" draw:text-style-name="P226" svg:x1="13.64cm" svg:y1="5.924cm" svg:x2="13.64cm" svg:y2="6.046cm"><text:p/></draw:line><draw:line draw:name="Вертикальная линия 561_2" draw:style-name="gr5" draw:text-style-name="P226" svg:x1="15.076cm" svg:y1="5.924cm" svg:x2="15.076cm" svg:y2="6.047cm"><text:p/></draw:line><draw:line draw:name="Вертикальная линия 562_2" draw:style-name="gr5" draw:text-style-name="P227" svg:x1="16.18cm" svg:y1="5.924cm" svg:x2="16.18cm" svg:y2="6.04cm"><text:p/></draw:line><draw:line draw:name="Вертикальная линия 563_2" draw:style-name="gr5" draw:text-style-name="P227" svg:x1="17.406cm" svg:y1="5.937cm" svg:x2="17.406cm" svg:y2="6.038cm"><text:p/></draw:line><draw:line draw:name="Вертикальная линия 564_2" draw:style-name="gr5" draw:text-style-name="P227" svg:x1="18.683cm" svg:y1="5.924cm" svg:x2="18.683cm" svg:y2="6.053cm"><text:p/></draw:line><draw:line draw:name="Вертикальная линия 565_2" draw:style-name="gr5" draw:text-style-name="P226" svg:x1="2.258cm" svg:y1="5.918cm" svg:x2="2.258cm" svg:y2="6.019cm"><text:p/></draw:line><draw:line draw:name="Вертикальная линия 566_2" draw:style-name="gr5" draw:text-style-name="P227" svg:x1="20.481cm" svg:y1="5.924cm" svg:x2="20.481cm" svg:y2="6.047cm"><text:p/></draw:line><draw:line draw:name="Вертикальная линия 567_2" draw:style-name="gr5" draw:text-style-name="P227" svg:x1="21.749cm" svg:y1="5.925cm" svg:x2="21.749cm" svg:y2="6.047cm"><text:p/></draw:line><draw:line draw:name="Вертикальная линия 568_2" draw:style-name="gr5" draw:text-style-name="P227" svg:x1="22.987cm" svg:y1="5.924cm" svg:x2="22.987cm" svg:y2="6.042cm"><text:p/></draw:line><draw:line draw:name="Вертикальная линия 569_2" draw:style-name="gr5" draw:text-style-name="P227" svg:x1="24.245cm" svg:y1="5.924cm" svg:x2="24.245cm" svg:y2="6.042cm"><text:p/></draw:line><draw:line draw:name="Вертикальная линия 570_2" draw:style-name="gr5" draw:text-style-name="P227" svg:x1="26.254cm" svg:y1="5.924cm" svg:x2="26.254cm" svg:y2="6.042cm"><text:p/></draw:line></draw:g></draw:g><draw:g draw:name="DrawObject 78_2" draw:style-name="gr2"><draw:line draw:name="Вертикальная линия 571_2" draw:style-name="gr5" draw:text-style-name="P226" svg:x1="3.237cm" svg:y1="6.666cm" svg:x2="3.237cm" svg:y2="6.767cm"><text:p/></draw:line><draw:g draw:name="DrawObject 79_2" draw:style-name="gr2"><draw:line draw:name="Вертикальная линия 572_2" draw:style-name="gr5" draw:text-style-name="P226" svg:x1="4.235cm" svg:y1="6.655cm" svg:x2="4.235cm" svg:y2="6.756cm"><text:p/></draw:line><draw:line draw:name="Вертикальная линия 573_2" draw:style-name="gr5" draw:text-style-name="P226" svg:x1="5.731cm" svg:y1="6.673cm" svg:x2="5.731cm" svg:y2="6.774cm"><text:p/></draw:line><draw:line draw:name="Вертикальная линия 574_2" draw:style-name="gr5" draw:text-style-name="P226" svg:x1="12.379cm" svg:y1="6.673cm" svg:x2="12.379cm" svg:y2="6.774cm"><text:p/></draw:line><draw:line draw:name="Вертикальная линия 575_2" draw:style-name="gr5" draw:text-style-name="P226" svg:x1="13.64cm" svg:y1="6.665cm" svg:x2="13.64cm" svg:y2="6.787cm"><text:p/></draw:line><draw:line draw:name="Вертикальная линия 576_2" draw:style-name="gr5" draw:text-style-name="P226" svg:x1="15.076cm" svg:y1="6.665cm" svg:x2="15.076cm" svg:y2="6.788cm"><text:p/></draw:line><draw:line draw:name="Вертикальная линия 577_2" draw:style-name="gr5" draw:text-style-name="P227" svg:x1="16.18cm" svg:y1="6.665cm" svg:x2="16.18cm" svg:y2="6.781cm"><text:p/></draw:line><draw:line draw:name="Вертикальная линия 578_2" draw:style-name="gr5" draw:text-style-name="P227" svg:x1="17.406cm" svg:y1="6.677cm" svg:x2="17.406cm" svg:y2="6.778cm"><text:p/></draw:line><draw:line draw:name="Вертикальная линия 579_2" draw:style-name="gr5" draw:text-style-name="P227" svg:x1="18.683cm" svg:y1="6.665cm" svg:x2="18.683cm" svg:y2="6.794cm"><text:p/></draw:line><draw:line draw:name="Вертикальная линия 580_2" draw:style-name="gr5" draw:text-style-name="P226" svg:x1="2.258cm" svg:y1="6.662cm" svg:x2="2.258cm" svg:y2="6.763cm"><text:p/></draw:line><draw:line draw:name="Вертикальная линия 581_2" draw:style-name="gr5" draw:text-style-name="P227" svg:x1="20.481cm" svg:y1="6.665cm" svg:x2="20.481cm" svg:y2="6.788cm"><text:p/></draw:line><draw:line draw:name="Вертикальная линия 582_2" draw:style-name="gr5" draw:text-style-name="P227" svg:x1="21.749cm" svg:y1="6.666cm" svg:x2="21.749cm" svg:y2="6.788cm"><text:p/></draw:line><draw:line draw:name="Вертикальная линия 583_2" draw:style-name="gr5" draw:text-style-name="P227" svg:x1="22.987cm" svg:y1="6.665cm" svg:x2="22.987cm" svg:y2="6.783cm"><text:p/></draw:line><draw:line draw:name="Вертикальная линия 584_2" draw:style-name="gr5" draw:text-style-name="P227" svg:x1="24.245cm" svg:y1="6.665cm" svg:x2="24.245cm" svg:y2="6.783cm"><text:p/></draw:line><draw:line draw:name="Вертикальная линия 585_2" draw:style-name="gr5" draw:text-style-name="P227" svg:x1="26.254cm" svg:y1="6.665cm" svg:x2="26.254cm" svg:y2="6.783cm"><text:p/></draw:line></draw:g></draw:g><draw:g draw:name="DrawObject 80_2" draw:style-name="gr2"><draw:line draw:name="Вертикальная линия 586_2" draw:style-name="gr5" draw:text-style-name="P226" svg:x1="3.237cm" svg:y1="7.424cm" svg:x2="3.237cm" svg:y2="7.525cm"><text:p/></draw:line><draw:g draw:name="DrawObject 81_2" draw:style-name="gr2"><draw:line draw:name="Вертикальная линия 587_2" draw:style-name="gr5" draw:text-style-name="P226" svg:x1="4.235cm" svg:y1="7.41cm" svg:x2="4.235cm" svg:y2="7.511cm"><text:p/></draw:line><draw:line draw:name="Вертикальная линия 588_2" draw:style-name="gr5" draw:text-style-name="P226" svg:x1="5.731cm" svg:y1="7.428cm" svg:x2="5.731cm" svg:y2="7.529cm"><text:p/></draw:line><draw:line draw:name="Вертикальная линия 589_2" draw:style-name="gr5" draw:text-style-name="P226" svg:x1="12.379cm" svg:y1="7.428cm" svg:x2="12.379cm" svg:y2="7.529cm"><text:p/></draw:line><draw:line draw:name="Вертикальная линия 590_2" draw:style-name="gr5" draw:text-style-name="P226" svg:x1="13.64cm" svg:y1="7.42cm" svg:x2="13.64cm" svg:y2="7.542cm"><text:p/></draw:line><draw:line draw:name="Вертикальная линия 591_2" draw:style-name="gr5" draw:text-style-name="P226" svg:x1="15.076cm" svg:y1="7.42cm" svg:x2="15.076cm" svg:y2="7.543cm"><text:p/></draw:line><draw:line draw:name="Вертикальная линия 592_2" draw:style-name="gr5" draw:text-style-name="P227" svg:x1="16.18cm" svg:y1="7.42cm" svg:x2="16.18cm" svg:y2="7.536cm"><text:p/></draw:line><draw:line draw:name="Вертикальная линия 593_2" draw:style-name="gr5" draw:text-style-name="P227" svg:x1="17.406cm" svg:y1="7.432cm" svg:x2="17.406cm" svg:y2="7.533cm"><text:p/></draw:line><draw:line draw:name="Вертикальная линия 594_2" draw:style-name="gr5" draw:text-style-name="P227" svg:x1="18.683cm" svg:y1="7.42cm" svg:x2="18.683cm" svg:y2="7.549cm"><text:p/></draw:line><draw:line draw:name="Вертикальная линия 595_2" draw:style-name="gr5" draw:text-style-name="P226" svg:x1="2.258cm" svg:y1="7.417cm" svg:x2="2.258cm" svg:y2="7.518cm"><text:p/></draw:line><draw:line draw:name="Вертикальная линия 596_2" draw:style-name="gr5" draw:text-style-name="P227" svg:x1="20.481cm" svg:y1="7.42cm" svg:x2="20.481cm" svg:y2="7.543cm"><text:p/></draw:line><draw:line draw:name="Вертикальная линия 597_2" draw:style-name="gr5" draw:text-style-name="P227" svg:x1="21.749cm" svg:y1="7.421cm" svg:x2="21.749cm" svg:y2="7.543cm"><text:p/></draw:line><draw:line draw:name="Вертикальная линия 598_2" draw:style-name="gr5" draw:text-style-name="P227" svg:x1="22.987cm" svg:y1="7.42cm" svg:x2="22.987cm" svg:y2="7.538cm"><text:p/></draw:line><draw:line draw:name="Вертикальная линия 599_2" draw:style-name="gr5" draw:text-style-name="P227" svg:x1="24.245cm" svg:y1="7.42cm" svg:x2="24.245cm" svg:y2="7.538cm"><text:p/></draw:line><draw:line draw:name="Вертикальная линия 600_2" draw:style-name="gr5" draw:text-style-name="P227" svg:x1="26.254cm" svg:y1="7.42cm" svg:x2="26.254cm" svg:y2="7.538cm"><text:p/></draw:line></draw:g></draw:g><draw:g draw:name="DrawObject 82_2" draw:style-name="gr2"><draw:line draw:name="Вертикальная линия 601_2" draw:style-name="gr5" draw:text-style-name="P226" svg:x1="3.237cm" svg:y1="8.19cm" svg:x2="3.237cm" svg:y2="8.291cm"><text:p/></draw:line><draw:g draw:name="DrawObject 83_2" draw:style-name="gr2"><draw:line draw:name="Вертикальная линия 602_2" draw:style-name="gr5" draw:text-style-name="P226" svg:x1="4.235cm" svg:y1="8.174cm" svg:x2="4.235cm" svg:y2="8.275cm"><text:p/></draw:line><draw:line draw:name="Вертикальная линия 603_2" draw:style-name="gr5" draw:text-style-name="P226" svg:x1="5.731cm" svg:y1="8.195cm" svg:x2="5.731cm" svg:y2="8.296cm"><text:p/></draw:line><draw:line draw:name="Вертикальная линия 604_2" draw:style-name="gr5" draw:text-style-name="P226" svg:x1="12.379cm" svg:y1="8.195cm" svg:x2="12.379cm" svg:y2="8.296cm"><text:p/></draw:line><draw:line draw:name="Вертикальная линия 605_2" draw:style-name="gr5" draw:text-style-name="P226" svg:x1="13.64cm" svg:y1="8.187cm" svg:x2="13.64cm" svg:y2="8.309cm"><text:p/></draw:line><draw:line draw:name="Вертикальная линия 606_2" draw:style-name="gr5" draw:text-style-name="P226" svg:x1="15.076cm" svg:y1="8.187cm" svg:x2="15.076cm" svg:y2="8.31cm"><text:p/></draw:line><draw:line draw:name="Вертикальная линия 607_2" draw:style-name="gr5" draw:text-style-name="P227" svg:x1="16.18cm" svg:y1="8.187cm" svg:x2="16.18cm" svg:y2="8.303cm"><text:p/></draw:line><draw:line draw:name="Вертикальная линия 608_2" draw:style-name="gr5" draw:text-style-name="P227" svg:x1="17.406cm" svg:y1="8.197cm" svg:x2="17.406cm" svg:y2="8.298cm"><text:p/></draw:line><draw:line draw:name="Вертикальная линия 609_2" draw:style-name="gr5" draw:text-style-name="P227" svg:x1="18.683cm" svg:y1="8.187cm" svg:x2="18.683cm" svg:y2="8.316cm"><text:p/></draw:line><draw:line draw:name="Вертикальная линия 610_2" draw:style-name="gr5" draw:text-style-name="P226" svg:x1="2.258cm" svg:y1="8.183cm" svg:x2="2.258cm" svg:y2="8.284cm"><text:p/></draw:line><draw:line draw:name="Вертикальная линия 611_2" draw:style-name="gr5" draw:text-style-name="P227" svg:x1="20.481cm" svg:y1="8.187cm" svg:x2="20.481cm" svg:y2="8.31cm"><text:p/></draw:line><draw:line draw:name="Вертикальная линия 612_2" draw:style-name="gr5" draw:text-style-name="P227" svg:x1="21.749cm" svg:y1="8.188cm" svg:x2="21.749cm" svg:y2="8.31cm"><text:p/></draw:line><draw:line draw:name="Вертикальная линия 613_2" draw:style-name="gr5" draw:text-style-name="P227" svg:x1="22.987cm" svg:y1="8.187cm" svg:x2="22.987cm" svg:y2="8.305cm"><text:p/></draw:line><draw:line draw:name="Вертикальная линия 614_2" draw:style-name="gr5" draw:text-style-name="P227" svg:x1="24.245cm" svg:y1="8.187cm" svg:x2="24.245cm" svg:y2="8.305cm"><text:p/></draw:line><draw:line draw:name="Вертикальная линия 615_2" draw:style-name="gr5" draw:text-style-name="P227" svg:x1="26.254cm" svg:y1="8.187cm" svg:x2="26.254cm" svg:y2="8.305cm"><text:p/></draw:line></draw:g></draw:g><draw:g draw:name="DrawObject 84_2" draw:style-name="gr2"><draw:line draw:name="Вертикальная линия 616_2" draw:style-name="gr5" draw:text-style-name="P226" svg:x1="3.237cm" svg:y1="8.945cm" svg:x2="3.237cm" svg:y2="9.046cm"><text:p/></draw:line><draw:g draw:name="DrawObject 85_2" draw:style-name="gr2"><draw:line draw:name="Вертикальная линия 617_2" draw:style-name="gr5" draw:text-style-name="P226" svg:x1="4.235cm" svg:y1="8.929cm" svg:x2="4.235cm" svg:y2="9.03cm"><text:p/></draw:line><draw:line draw:name="Вертикальная линия 618_2" draw:style-name="gr5" draw:text-style-name="P226" svg:x1="5.731cm" svg:y1="8.95cm" svg:x2="5.731cm" svg:y2="9.051cm"><text:p/></draw:line><draw:line draw:name="Вертикальная линия 619_2" draw:style-name="gr5" draw:text-style-name="P226" svg:x1="12.379cm" svg:y1="8.95cm" svg:x2="12.379cm" svg:y2="9.051cm"><text:p/></draw:line><draw:line draw:name="Вертикальная линия 620_2" draw:style-name="gr5" draw:text-style-name="P226" svg:x1="13.64cm" svg:y1="8.942cm" svg:x2="13.64cm" svg:y2="9.064cm"><text:p/></draw:line><draw:line draw:name="Вертикальная линия 621_2" draw:style-name="gr5" draw:text-style-name="P226" svg:x1="15.076cm" svg:y1="8.942cm" svg:x2="15.076cm" svg:y2="9.065cm"><text:p/></draw:line><draw:line draw:name="Вертикальная линия 622_2" draw:style-name="gr5" draw:text-style-name="P227" svg:x1="16.18cm" svg:y1="8.942cm" svg:x2="16.18cm" svg:y2="9.058cm"><text:p/></draw:line><draw:line draw:name="Вертикальная линия 623_2" draw:style-name="gr5" draw:text-style-name="P227" svg:x1="17.406cm" svg:y1="8.952cm" svg:x2="17.406cm" svg:y2="9.053cm"><text:p/></draw:line><draw:line draw:name="Вертикальная линия 624_2" draw:style-name="gr5" draw:text-style-name="P227" svg:x1="18.683cm" svg:y1="8.942cm" svg:x2="18.683cm" svg:y2="9.071cm"><text:p/></draw:line><draw:line draw:name="Вертикальная линия 625_2" draw:style-name="gr5" draw:text-style-name="P226" svg:x1="2.258cm" svg:y1="8.936cm" svg:x2="2.258cm" svg:y2="9.037cm"><text:p/></draw:line><draw:line draw:name="Вертикальная линия 626_2" draw:style-name="gr5" draw:text-style-name="P227" svg:x1="20.481cm" svg:y1="8.942cm" svg:x2="20.481cm" svg:y2="9.065cm"><text:p/></draw:line><draw:line draw:name="Вертикальная линия 627_2" draw:style-name="gr5" draw:text-style-name="P227" svg:x1="21.749cm" svg:y1="8.943cm" svg:x2="21.749cm" svg:y2="9.065cm"><text:p/></draw:line><draw:line draw:name="Вертикальная линия 628_2" draw:style-name="gr5" draw:text-style-name="P227" svg:x1="22.987cm" svg:y1="8.942cm" svg:x2="22.987cm" svg:y2="9.06cm"><text:p/></draw:line><draw:line draw:name="Вертикальная линия 629_2" draw:style-name="gr5" draw:text-style-name="P227" svg:x1="24.245cm" svg:y1="8.942cm" svg:x2="24.245cm" svg:y2="9.06cm"><text:p/></draw:line><draw:line draw:name="Вертикальная линия 630_2" draw:style-name="gr5" draw:text-style-name="P227" svg:x1="26.254cm" svg:y1="8.942cm" svg:x2="26.254cm" svg:y2="9.06cm"><text:p/></draw:line></draw:g></draw:g><draw:g draw:name="DrawObject 86_2" draw:style-name="gr2"><draw:line draw:name="Вертикальная линия 631_2" draw:style-name="gr5" draw:text-style-name="P226" svg:x1="3.237cm" svg:y1="9.71cm" svg:x2="3.237cm" svg:y2="9.811cm"><text:p/></draw:line><draw:g draw:name="DrawObject 87_2" draw:style-name="gr2"><draw:line draw:name="Вертикальная линия 632_2" draw:style-name="gr5" draw:text-style-name="P226" svg:x1="4.235cm" svg:y1="9.696cm" svg:x2="4.235cm" svg:y2="9.797cm"><text:p/></draw:line><draw:line draw:name="Вертикальная линия 633_2" draw:style-name="gr5" draw:text-style-name="P226" svg:x1="5.731cm" svg:y1="9.714cm" svg:x2="5.731cm" svg:y2="9.815cm"><text:p/></draw:line><draw:line draw:name="Вертикальная линия 634_2" draw:style-name="gr5" draw:text-style-name="P226" svg:x1="12.379cm" svg:y1="9.714cm" svg:x2="12.379cm" svg:y2="9.815cm"><text:p/></draw:line><draw:line draw:name="Вертикальная линия 635_2" draw:style-name="gr5" draw:text-style-name="P226" svg:x1="13.64cm" svg:y1="9.707cm" svg:x2="13.64cm" svg:y2="9.829cm"><text:p/></draw:line><draw:line draw:name="Вертикальная линия 636_2" draw:style-name="gr5" draw:text-style-name="P226" svg:x1="15.076cm" svg:y1="9.707cm" svg:x2="15.076cm" svg:y2="9.83cm"><text:p/></draw:line><draw:line draw:name="Вертикальная линия 637_2" draw:style-name="gr5" draw:text-style-name="P227" svg:x1="16.18cm" svg:y1="9.707cm" svg:x2="16.18cm" svg:y2="9.823cm"><text:p/></draw:line><draw:line draw:name="Вертикальная линия 638_2" draw:style-name="gr5" draw:text-style-name="P227" svg:x1="17.406cm" svg:y1="9.719cm" svg:x2="17.406cm" svg:y2="9.82cm"><text:p/></draw:line><draw:line draw:name="Вертикальная линия 639_2" draw:style-name="gr5" draw:text-style-name="P227" svg:x1="18.683cm" svg:y1="9.707cm" svg:x2="18.683cm" svg:y2="9.836cm"><text:p/></draw:line><draw:line draw:name="Вертикальная линия 640_2" draw:style-name="gr5" draw:text-style-name="P226" svg:x1="2.258cm" svg:y1="9.703cm" svg:x2="2.258cm" svg:y2="9.804cm"><text:p/></draw:line><draw:line draw:name="Вертикальная линия 641_2" draw:style-name="gr5" draw:text-style-name="P227" svg:x1="20.481cm" svg:y1="9.707cm" svg:x2="20.481cm" svg:y2="9.83cm"><text:p/></draw:line><draw:line draw:name="Вертикальная линия 642_2" draw:style-name="gr5" draw:text-style-name="P227" svg:x1="21.749cm" svg:y1="9.71cm" svg:x2="21.749cm" svg:y2="9.832cm"><text:p/></draw:line><draw:line draw:name="Вертикальная линия 643_2" draw:style-name="gr5" draw:text-style-name="P227" svg:x1="22.987cm" svg:y1="9.707cm" svg:x2="22.987cm" svg:y2="9.825cm"><text:p/></draw:line><draw:line draw:name="Вертикальная линия 644_2" draw:style-name="gr5" draw:text-style-name="P227" svg:x1="24.245cm" svg:y1="9.707cm" svg:x2="24.245cm" svg:y2="9.825cm"><text:p/></draw:line><draw:line draw:name="Вертикальная линия 645_2" draw:style-name="gr5" draw:text-style-name="P227" svg:x1="26.254cm" svg:y1="9.707cm" svg:x2="26.254cm" svg:y2="9.825cm"><text:p/></draw:line></draw:g></draw:g><draw:g draw:name="DrawObject 88_2" draw:style-name="gr2"><draw:line draw:name="Вертикальная линия 646_2" draw:style-name="gr5" draw:text-style-name="P226" svg:x1="3.237cm" svg:y1="10.476cm" svg:x2="3.237cm" svg:y2="10.577cm"><text:p/></draw:line><draw:g draw:name="DrawObject 89_2" draw:style-name="gr2"><draw:line draw:name="Вертикальная линия 647_2" draw:style-name="gr5" draw:text-style-name="P226" svg:x1="4.235cm" svg:y1="10.465cm" svg:x2="4.235cm" svg:y2="10.566cm"><text:p/></draw:line><draw:line draw:name="Вертикальная линия 648_2" draw:style-name="gr5" draw:text-style-name="P226" svg:x1="5.731cm" svg:y1="10.483cm" svg:x2="5.731cm" svg:y2="10.584cm"><text:p/></draw:line><draw:line draw:name="Вертикальная линия 649_2" draw:style-name="gr5" draw:text-style-name="P226" svg:x1="12.379cm" svg:y1="10.483cm" svg:x2="12.379cm" svg:y2="10.584cm"><text:p/></draw:line><draw:line draw:name="Вертикальная линия 650_2" draw:style-name="gr5" draw:text-style-name="P226" svg:x1="13.64cm" svg:y1="10.475cm" svg:x2="13.64cm" svg:y2="10.597cm"><text:p/></draw:line><draw:line draw:name="Вертикальная линия 651_2" draw:style-name="gr5" draw:text-style-name="P226" svg:x1="15.076cm" svg:y1="10.475cm" svg:x2="15.076cm" svg:y2="10.598cm"><text:p/></draw:line><draw:line draw:name="Вертикальная линия 652_2" draw:style-name="gr5" draw:text-style-name="P227" svg:x1="16.18cm" svg:y1="10.475cm" svg:x2="16.18cm" svg:y2="10.591cm"><text:p/></draw:line><draw:line draw:name="Вертикальная линия 653_2" draw:style-name="gr5" draw:text-style-name="P227" svg:x1="17.406cm" svg:y1="10.487cm" svg:x2="17.406cm" svg:y2="10.588cm"><text:p/></draw:line><draw:line draw:name="Вертикальная линия 654_2" draw:style-name="gr5" draw:text-style-name="P227" svg:x1="18.683cm" svg:y1="10.475cm" svg:x2="18.683cm" svg:y2="10.604cm"><text:p/></draw:line><draw:line draw:name="Вертикальная линия 655_2" draw:style-name="gr5" draw:text-style-name="P226" svg:x1="2.258cm" svg:y1="10.472cm" svg:x2="2.258cm" svg:y2="10.573cm"><text:p/></draw:line><draw:line draw:name="Вертикальная линия 656_2" draw:style-name="gr5" draw:text-style-name="P227" svg:x1="20.481cm" svg:y1="10.475cm" svg:x2="20.481cm" svg:y2="10.598cm"><text:p/></draw:line><draw:line draw:name="Вертикальная линия 657_2" draw:style-name="gr5" draw:text-style-name="P227" svg:x1="21.749cm" svg:y1="10.476cm" svg:x2="21.749cm" svg:y2="10.598cm"><text:p/></draw:line><draw:line draw:name="Вертикальная линия 658_2" draw:style-name="gr5" draw:text-style-name="P227" svg:x1="22.987cm" svg:y1="10.475cm" svg:x2="22.987cm" svg:y2="10.593cm"><text:p/></draw:line><draw:line draw:name="Вертикальная линия 659_2" draw:style-name="gr5" draw:text-style-name="P227" svg:x1="24.245cm" svg:y1="10.475cm" svg:x2="24.245cm" svg:y2="10.593cm"><text:p/></draw:line><draw:line draw:name="Вертикальная линия 660_2" draw:style-name="gr5" draw:text-style-name="P227" svg:x1="26.254cm" svg:y1="10.475cm" svg:x2="26.254cm" svg:y2="10.593cm"><text:p/></draw:line></draw:g></draw:g><draw:g draw:name="DrawObject 90_2" draw:style-name="gr2"><draw:line draw:name="Вертикальная линия 661_2" draw:style-name="gr5" draw:text-style-name="P226" svg:x1="3.237cm" svg:y1="11.234cm" svg:x2="3.237cm" svg:y2="11.335cm"><text:p/></draw:line><draw:g draw:name="DrawObject 91_2" draw:style-name="gr2"><draw:line draw:name="Вертикальная линия 662_2" draw:style-name="gr5" draw:text-style-name="P226" svg:x1="4.235cm" svg:y1="11.22cm" svg:x2="4.235cm" svg:y2="11.321cm"><text:p/></draw:line><draw:line draw:name="Вертикальная линия 663_2" draw:style-name="gr5" draw:text-style-name="P226" svg:x1="5.731cm" svg:y1="11.238cm" svg:x2="5.731cm" svg:y2="11.339cm"><text:p/></draw:line><draw:line draw:name="Вертикальная линия 664_2" draw:style-name="gr5" draw:text-style-name="P226" svg:x1="12.379cm" svg:y1="11.238cm" svg:x2="12.379cm" svg:y2="11.339cm"><text:p/></draw:line><draw:line draw:name="Вертикальная линия 665_2" draw:style-name="gr5" draw:text-style-name="P226" svg:x1="13.64cm" svg:y1="11.23cm" svg:x2="13.64cm" svg:y2="11.352cm"><text:p/></draw:line><draw:line draw:name="Вертикальная линия 666_2" draw:style-name="gr5" draw:text-style-name="P226" svg:x1="15.076cm" svg:y1="11.23cm" svg:x2="15.076cm" svg:y2="11.353cm"><text:p/></draw:line><draw:line draw:name="Вертикальная линия 667_2" draw:style-name="gr5" draw:text-style-name="P227" svg:x1="16.18cm" svg:y1="11.23cm" svg:x2="16.18cm" svg:y2="11.346cm"><text:p/></draw:line><draw:line draw:name="Вертикальная линия 668_2" draw:style-name="gr5" draw:text-style-name="P227" svg:x1="17.406cm" svg:y1="11.242cm" svg:x2="17.406cm" svg:y2="11.343cm"><text:p/></draw:line><draw:line draw:name="Вертикальная линия 669_2" draw:style-name="gr5" draw:text-style-name="P227" svg:x1="18.683cm" svg:y1="11.23cm" svg:x2="18.683cm" svg:y2="11.359cm"><text:p/></draw:line><draw:line draw:name="Вертикальная линия 670_2" draw:style-name="gr5" draw:text-style-name="P226" svg:x1="2.258cm" svg:y1="11.227cm" svg:x2="2.258cm" svg:y2="11.328cm"><text:p/></draw:line><draw:line draw:name="Вертикальная линия 671_2" draw:style-name="gr5" draw:text-style-name="P227" svg:x1="20.481cm" svg:y1="11.23cm" svg:x2="20.481cm" svg:y2="11.353cm"><text:p/></draw:line><draw:line draw:name="Вертикальная линия 672_2" draw:style-name="gr5" draw:text-style-name="P227" svg:x1="21.749cm" svg:y1="11.231cm" svg:x2="21.749cm" svg:y2="11.353cm"><text:p/></draw:line><draw:line draw:name="Вертикальная линия 673_2" draw:style-name="gr5" draw:text-style-name="P227" svg:x1="22.987cm" svg:y1="11.23cm" svg:x2="22.987cm" svg:y2="11.348cm"><text:p/></draw:line><draw:line draw:name="Вертикальная линия 674_2" draw:style-name="gr5" draw:text-style-name="P227" svg:x1="24.245cm" svg:y1="11.23cm" svg:x2="24.245cm" svg:y2="11.348cm"><text:p/></draw:line><draw:line draw:name="Вертикальная линия 675_2" draw:style-name="gr5" draw:text-style-name="P227" svg:x1="26.254cm" svg:y1="11.23cm" svg:x2="26.254cm" svg:y2="11.348cm"><text:p/></draw:line></draw:g></draw:g><draw:custom-shape draw:name="Фигура 1_2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2" draw:style-name="gr2"><draw:line draw:name="Вертикальная линия 241_2" draw:style-name="gr5" draw:text-style-name="P226" svg:x1="3.237cm" svg:y1="11.991cm" svg:x2="3.237cm" svg:y2="12.092cm"><text:p/></draw:line><draw:g draw:name="DrawObject 32_2" draw:style-name="gr2"><draw:line draw:name="Вертикальная линия 242_2" draw:style-name="gr5" draw:text-style-name="P226" svg:x1="4.235cm" svg:y1="11.977cm" svg:x2="4.235cm" svg:y2="12.078cm"><text:p/></draw:line><draw:line draw:name="Вертикальная линия 243_2" draw:style-name="gr5" draw:text-style-name="P226" svg:x1="5.731cm" svg:y1="11.996cm" svg:x2="5.731cm" svg:y2="12.097cm"><text:p/></draw:line><draw:line draw:name="Вертикальная линия 244_2" draw:style-name="gr5" draw:text-style-name="P226" svg:x1="12.379cm" svg:y1="11.996cm" svg:x2="12.379cm" svg:y2="12.097cm"><text:p/></draw:line><draw:line draw:name="Вертикальная линия 245_2" draw:style-name="gr5" draw:text-style-name="P226" svg:x1="13.64cm" svg:y1="11.989cm" svg:x2="13.64cm" svg:y2="12.111cm"><text:p/></draw:line><draw:line draw:name="Вертикальная линия 246_2" draw:style-name="gr5" draw:text-style-name="P226" svg:x1="15.076cm" svg:y1="11.989cm" svg:x2="15.076cm" svg:y2="12.112cm"><text:p/></draw:line><draw:line draw:name="Вертикальная линия 247_2" draw:style-name="gr5" draw:text-style-name="P227" svg:x1="16.18cm" svg:y1="11.989cm" svg:x2="16.18cm" svg:y2="12.105cm"><text:p/></draw:line><draw:line draw:name="Вертикальная линия 248_2" draw:style-name="gr5" draw:text-style-name="P227" svg:x1="17.406cm" svg:y1="12cm" svg:x2="17.406cm" svg:y2="12.101cm"><text:p/></draw:line><draw:line draw:name="Вертикальная линия 249_2" draw:style-name="gr5" draw:text-style-name="P227" svg:x1="18.683cm" svg:y1="11.989cm" svg:x2="18.683cm" svg:y2="12.118cm"><text:p/></draw:line><draw:line draw:name="Вертикальная линия 250_2" draw:style-name="gr5" draw:text-style-name="P226" svg:x1="2.258cm" svg:y1="11.984cm" svg:x2="2.258cm" svg:y2="12.085cm"><text:p/></draw:line><draw:line draw:name="Вертикальная линия 251_2" draw:style-name="gr5" draw:text-style-name="P227" svg:x1="20.481cm" svg:y1="11.989cm" svg:x2="20.481cm" svg:y2="12.112cm"><text:p/></draw:line><draw:line draw:name="Вертикальная линия 252_2" draw:style-name="gr5" draw:text-style-name="P227" svg:x1="21.749cm" svg:y1="11.989cm" svg:x2="21.749cm" svg:y2="12.111cm"><text:p/></draw:line><draw:line draw:name="Вертикальная линия 253_2" draw:style-name="gr5" draw:text-style-name="P227" svg:x1="22.987cm" svg:y1="11.989cm" svg:x2="22.987cm" svg:y2="12.107cm"><text:p/></draw:line><draw:line draw:name="Вертикальная линия 254_2" draw:style-name="gr5" draw:text-style-name="P227" svg:x1="24.245cm" svg:y1="11.989cm" svg:x2="24.245cm" svg:y2="12.107cm"><text:p/></draw:line><draw:line draw:name="Вертикальная линия 255_2" draw:style-name="gr5" draw:text-style-name="P227" svg:x1="26.254cm" svg:y1="11.989cm" svg:x2="26.254cm" svg:y2="12.107cm"><text:p/></draw:line></draw:g></draw:g></draw:g><draw:g draw:name="DrawObject 2_2" draw:style-name="gr2"><draw:line draw:name="Вертикальная линия 16_2" draw:style-name="gr5" draw:text-style-name="P226" svg:x1="3.214cm" svg:y1="0.614cm" svg:x2="3.214cm" svg:y2="0.715cm"><text:p/></draw:line><draw:g draw:name="DrawObject 3_2" draw:style-name="gr2"><draw:line draw:name="Вертикальная линия 17_2" draw:style-name="gr5" draw:text-style-name="P226" svg:x1="4.214cm" svg:y1="0.6cm" svg:x2="4.214cm" svg:y2="0.701cm"><text:p/></draw:line><draw:line draw:name="Вертикальная линия 18_2" draw:style-name="gr5" draw:text-style-name="P226" svg:x1="5.708cm" svg:y1="0.619cm" svg:x2="5.708cm" svg:y2="0.72cm"><text:p/></draw:line><draw:line draw:name="Вертикальная линия 19_2" draw:style-name="gr5" draw:text-style-name="P226" svg:x1="12.356cm" svg:y1="0.619cm" svg:x2="12.356cm" svg:y2="0.72cm"><text:p/></draw:line><draw:line draw:name="Вертикальная линия 20_2" draw:style-name="gr5" draw:text-style-name="P226" svg:x1="13.619cm" svg:y1="0.611cm" svg:x2="13.619cm" svg:y2="0.733cm"><text:p/></draw:line><draw:line draw:name="Вертикальная линия 21_2" draw:style-name="gr5" draw:text-style-name="P226" svg:x1="15.053cm" svg:y1="0.611cm" svg:x2="15.053cm" svg:y2="0.734cm"><text:p/></draw:line><draw:line draw:name="Вертикальная линия 22_2" draw:style-name="gr5" draw:text-style-name="P227" svg:x1="16.159cm" svg:y1="0.611cm" svg:x2="16.159cm" svg:y2="0.727cm"><text:p/></draw:line><draw:line draw:name="Вертикальная линия 23_2" draw:style-name="gr5" draw:text-style-name="P227" svg:x1="17.383cm" svg:y1="0.623cm" svg:x2="17.383cm" svg:y2="0.724cm"><text:p/></draw:line><draw:line draw:name="Вертикальная линия 24_2" draw:style-name="gr5" draw:text-style-name="P227" svg:x1="18.662cm" svg:y1="0.611cm" svg:x2="18.662cm" svg:y2="0.74cm"><text:p/></draw:line><draw:line draw:name="Вертикальная линия 25_2" draw:style-name="gr5" draw:text-style-name="P226" svg:x1="2.235cm" svg:y1="0.607cm" svg:x2="2.235cm" svg:y2="0.708cm"><text:p/></draw:line><draw:line draw:name="Вертикальная линия 26_2" draw:style-name="gr5" draw:text-style-name="P227" svg:x1="20.458cm" svg:y1="0.611cm" svg:x2="20.458cm" svg:y2="0.734cm"><text:p/></draw:line><draw:line draw:name="Вертикальная линия 27_2" draw:style-name="gr5" draw:text-style-name="P227" svg:x1="21.726cm" svg:y1="0.612cm" svg:x2="21.726cm" svg:y2="0.734cm"><text:p/></draw:line><draw:line draw:name="Вертикальная линия 28_2" draw:style-name="gr5" draw:text-style-name="P227" svg:x1="22.964cm" svg:y1="0.611cm" svg:x2="22.964cm" svg:y2="0.729cm"><text:p/></draw:line><draw:line draw:name="Вертикальная линия 29_2" draw:style-name="gr5" draw:text-style-name="P227" svg:x1="24.222cm" svg:y1="0.611cm" svg:x2="24.222cm" svg:y2="0.729cm"><text:p/></draw:line><draw:line draw:name="Вертикальная линия 30_2" draw:style-name="gr5" draw:text-style-name="P227" svg:x1="26.231cm" svg:y1="0.611cm" svg:x2="26.231cm" svg:y2="0.729cm"><text:p/></draw:line></draw:g></draw:g></draw:g><text:span text:style-name="Основной_20_шрифт_20_абзаца"><text:span text:style-name="T3">01</text:span></text:span></text:p>
          </table:table-cell>
          <table:table-cell table:style-name="Таблица5.B28" table:number-rows-spanned="17" table:number-columns-spanned="42" office:value-type="string">
            <text:p text:style-name="P152"><text:s/></text:p>
            <text:p text:style-name="P195"><text:span text:style-name="T272"><text:s text:c="4"/></text:span><text:span text:style-name="T18"><text:s/></text:span><text:span text:style-name="T25">3</text:span><text:span text:style-name="T77"> </text:span><text:span text:style-name="T26"><text:s/>Разметить место </text:span><text:span text:style-name="T27">вырезки технологическ</text:span><text:span text:style-name="T76">ого</text:span><text:span text:style-name="T27"> припуск</text:span><text:span text:style-name="T76">а</text:span><text:span text:style-name="T27"> по контуру, обозначенному формой, выдерживая <text:s text:c="2"/>размеры </text:span><text:span text:style-name="Основной_20_шрифт_20_абзаца"><text:span text:style-name="T259"><text:s/>(</text:span></text:span><text:span text:style-name="Основной_20_шрифт_20_абзаца"><text:span text:style-name="T260">450</text:span></text:span><text:span text:style-name="Основной_20_шрифт_20_абзаца"><text:span text:style-name="T262">±</text:span></text:span><text:span text:style-name="Основной_20_шрифт_20_абзаца"><text:span text:style-name="T259">1х</text:span></text:span><text:span text:style-name="Основной_20_шрифт_20_абзаца"><text:span text:style-name="T260">240</text:span></text:span><text:span text:style-name="Основной_20_шрифт_20_абзаца"><text:span text:style-name="T262">±</text:span></text:span><text:span text:style-name="Основной_20_шрифт_20_абзаца"><text:span text:style-name="T259">1) мм, (240</text:span></text:span><text:span text:style-name="Основной_20_шрифт_20_абзаца"><text:span text:style-name="T262">±</text:span></text:span><text:span text:style-name="Основной_20_шрифт_20_абзаца"><text:span text:style-name="T259">1х320</text:span></text:span><text:span text:style-name="Основной_20_шрифт_20_абзаца"><text:span text:style-name="T262">±</text:span></text:span><text:span text:style-name="Основной_20_шрифт_20_абзаца"><text:span text:style-name="T259">1) мм</text:span></text:span><text:span text:style-name="T35"> </text:span><text:span text:style-name="T23">согласно </text:span><text:span text:style-name="T78">чертежу </text:span><text:span text:style-name="T31">ЮЕЛИ.301116.12</text:span><text:span text:style-name="T79">6 </text:span><text:span text:style-name="T80">СБ</text:span><text:span text:style-name="T31">, </text:span><text:span text:style-name="T32">гл.вид, </text:span><text:span text:style-name="T33">вид </text:span><text:span text:style-name="T79">Д</text:span><text:span text:style-name="T31">. </text:span><text:span text:style-name="T34">Контроль ОТК.</text:span></text:p>
            <text:p text:style-name="P171"><text:span text:style-name="T12"><text:s/></text:span><text:span text:style-name="T74">Л</text:span><text:span text:style-name="Основной_20_шрифт_20_абзаца"><text:span text:style-name="T153">инейка -</text:span></text:span><text:span text:style-name="Основной_20_шрифт_20_абзаца"><text:span text:style-name="T209">5</text:span></text:span><text:span text:style-name="Основной_20_шрифт_20_абзаца"><text:span text:style-name="T153">00,</text:span></text:span><text:span text:style-name="Основной_20_шрифт_20_абзаца"><text:span text:style-name="T152"> 1000 <text:s/></text:span></text:span><text:span text:style-name="Основной_20_шрифт_20_абзаца"><text:span text:style-name="T153">ГОСТ 427-75, </text:span></text:span><text:span text:style-name="Основной_20_шрифт_20_абзаца"><text:span text:style-name="T152">рулетка <text:s/>Р5У3К ГОСТ7502-98,</text:span></text:span><text:span text:style-name="Основной_20_шрифт_20_абзаца"><text:span text:style-name="T151"> карандаш или маркер по действующей ДС, </text:span></text:span></text:p>
            <text:p text:style-name="P165"/>
            <text:p text:style-name="P165"/>
            <text:p text:style-name="P178"><text:span text:style-name="T68"><text:s text:c="8"/>4</text:span><text:span text:style-name="T280"> </text:span><text:span text:style-name="T68">В</text:span><text:span text:style-name="T280">ырезать </text:span><text:span text:style-name="T281">по разметке </text:span><text:span text:style-name="T280">место </text:span><text:span text:style-name="T282">технологических припусков по контуру. </text:span><text:span text:style-name="T181">Контроль ОТК.</text:span></text:p>
            <text:p text:style-name="P178"><text:span text:style-name="T282"><text:s/></text:span><text:span text:style-name="T283">Черт.</text:span><text:span text:style-name="T182">ЮЕЛИ.301116.12</text:span><text:span text:style-name="T68">6 </text:span><text:span text:style-name="T69">СБ</text:span><text:span text:style-name="T182">, </text:span><text:span text:style-name="T183">гл.вид, </text:span><text:span text:style-name="T184">вид </text:span><text:span text:style-name="T68">Д, п.12</text:span><text:span text:style-name="T182">. </text:span></text:p>
            <text:p text:style-name="P195"><text:span text:style-name="Основной_20_шрифт_20_абзаца"><text:span text:style-name="T261"><text:s/></text:span></text:span><text:span text:style-name="Основной_20_шрифт_20_абзаца"><text:span text:style-name="T253">М</text:span></text:span><text:span text:style-name="Основной_20_шрифт_20_абзаца"><text:span text:style-name="T141">ашинка <text:s/>«Болгарка» отрезная, круг </text:span></text:span><text:span text:style-name="Основной_20_шрифт_20_абзаца"><text:span text:style-name="T249">отрезной 125х2,5х22,23 </text:span></text:span><text:span text:style-name="Основной_20_шрифт_20_абзаца"><text:span text:style-name="T218">LUGA ABRASIV EXTRA, </text:span></text:span><text:span text:style-name="Основной_20_шрифт_20_абзаца"><text:span text:style-name="T263">пневмонапильник Н-300</text:span></text:span><text:span text:style-name="Основной_20_шрифт_20_абзаца"><text:span text:style-name="T249"> <text:s/></text:span></text:span></text:p>
            <text:p text:style-name="P190"><text:span text:style-name="Основной_20_шрифт_20_абзаца"><text:span text:style-name="T140">ТУ5-981-13117-77, нож </text:span></text:span><text:span text:style-name="Основной_20_шрифт_20_абзаца"><text:span text:style-name="T141"><text:s/>СПР-1435, <text:s/></text:span></text:span><text:span text:style-name="Основной_20_шрифт_20_абзаца"><text:span text:style-name="T249">н</text:span></text:span><text:span text:style-name="Основной_20_шрифт_20_абзаца"><text:span text:style-name="T141">апильник </text:span></text:span><text:span text:style-name="Основной_20_шрифт_20_абзаца"><text:span text:style-name="T147">2820-0016</text:span></text:span><text:span text:style-name="Основной_20_шрифт_20_абзаца"><text:span text:style-name="T141"> ГОСТ 1465-80, </text:span></text:span><text:span text:style-name="Основной_20_шрифт_20_абзаца"><text:span text:style-name="T247">ш</text:span></text:span><text:span text:style-name="Основной_20_шрифт_20_абзаца"><text:span text:style-name="T141">курка шлифовальная 2Р 830х50 С2 24А 40Н-МА <text:s/>ГОСТ 5009-</text:span></text:span><text:span text:style-name="Основной_20_шрифт_20_абзаца"><text:span text:style-name="T97">82</text:span></text:span><text:span text:style-name="Основной_20_шрифт_20_абзаца"><text:span text:style-name="T141">.</text:span></text:span></text:p>
            <text:p text:style-name="P165"><text:s/></text:p>
            <text:p text:style-name="P165"><text:s text:c="6"/><text:span text:style-name="T284">5</text:span><text:span text:style-name="T285"> Протереть механически обработанные поверхности </text:span><text:span text:style-name="T70">ниж</text:span><text:span text:style-name="T285">ней части корпуса </text:span><text:span text:style-name="T279">тканью х/б ТО 17-1145-7-92 </text:span></text:p>
            <text:p text:style-name="P169"><text:s/>к ГОСТ 29298-2005, <text:s/>смоченной в ацетоне ГОСТ 2768-84 и отжатой.</text:p>
            <text:p text:style-name="P170"><text:span text:style-name="T42"><text:s/></text:span><text:span text:style-name="Основной_20_шрифт_20_абзаца"><text:span text:style-name="T202">Емкость СПР-11166,</text:span></text:span><text:span text:style-name="Основной_20_шрифт_20_абзаца"><text:span text:style-name="T203"> <text:s text:c="2"/></text:span></text:span><text:span text:style-name="Основной_20_шрифт_20_абзаца"><text:span text:style-name="T204">часы любой марки по действующей ДС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<text:span text:style-name="T277">О</text:span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<text:s/><text:span text:style-name="T277">Т</text:span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<text:span text:style-name="T277">О</text:span> 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<text:span text:style-name="T277">Т</text:span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<text:span text:style-name="T277">О</text:span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<text:span text:style-name="T277">Т</text:span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12" office:value-type="string">
            <text:p text:style-name="P43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12">
          <table:table-cell table:style-name="Таблица5.A28" office:value-type="string">
            <text:p text:style-name="P43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5.29">
          <table:table-cell table:style-name="Таблица5.A29" table:number-columns-spanned="3" office:value-type="string">
            <text:p text:style-name="P45">МК/КТП</text:p>
          </table:table-cell>
          <table:covered-table-cell/>
          <table:covered-table-cell/>
          <table:table-cell table:style-name="Таблица5.D29" table:number-columns-spanned="34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5.D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5.A29" office:value-type="string">
            <text:p text:style-name="P52"/>
          </table:table-cell>
        </table:table-row>
      </table:table>
      <text:p text:style-name="P80"/>
      <text:p text:style-name="P80"/>
      <text:p text:style-name="P80"><text:soft-page-break/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/>
        <table:table-column table:style-name="Таблица14.H"/>
        <table:table-column table:style-name="Таблица14.B"/>
        <table:table-column table:style-name="Таблица14.J"/>
        <table:table-column table:style-name="Таблица14.K"/>
        <table:table-column table:style-name="Таблица14.L"/>
        <table:table-column table:style-name="Таблица14.M"/>
        <table:table-column table:style-name="Таблица14.N"/>
        <table:table-column table:style-name="Таблица14.O"/>
        <table:table-column table:style-name="Таблица14.P"/>
        <table:table-column table:style-name="Таблица14.B"/>
        <table:table-column table:style-name="Таблица14.R"/>
        <table:table-column table:style-name="Таблица14.S"/>
        <table:table-column table:style-name="Таблица14.T"/>
        <table:table-column table:style-name="Таблица14.B"/>
        <table:table-column table:style-name="Таблица14.V"/>
        <table:table-column table:style-name="Таблица14.W"/>
        <table:table-column table:style-name="Таблица14.X"/>
        <table:table-column table:style-name="Таблица14.Y"/>
        <table:table-column table:style-name="Таблица14.Z"/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column table:style-name="Таблица14.g"/>
        <table:table-column table:style-name="Таблица14.h"/>
        <table:table-column table:style-name="Таблица14.i"/>
        <table:table-column table:style-name="Таблица14.G"/>
        <table:table-column table:style-name="Таблица14.k"/>
        <table:table-column table:style-name="Таблица14.l"/>
        <table:table-column table:style-name="Таблица14.h"/>
        <table:table-column table:style-name="Таблица14.n"/>
        <table:table-column table:style-name="Таблица14.o"/>
        <table:table-column table:style-name="Таблица14.p"/>
        <table:table-column table:style-name="Таблица14.q"/>
        <table:table-header-rows>
          <table:table-row table:style-name="Таблица14.1">
            <table:table-cell table:style-name="Таблица14.A1" table:number-columns-spanned="3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4.f1" table:number-columns-spanned="2" office:value-type="string">
              <text:p text:style-name="P40"/>
            </table:table-cell>
            <table:covered-table-cell/>
            <table:table-cell table:style-name="Таблица14.f1" table:number-columns-spanned="3" office:value-type="string">
              <text:p text:style-name="P40"/>
            </table:table-cell>
            <table:covered-table-cell/>
            <table:covered-table-cell/>
            <table:table-cell table:style-name="Таблица14.f1" table:number-columns-spanned="4" office:value-type="string">
              <text:p text:style-name="P36"><draw:frame draw:style-name="fr2" draw:name="Врезка15" text:anchor-type="paragraph" svg:y="-0.49cm" svg:width="5.639cm" style:rel-width="scale" svg:height="0.639cm" style:rel-height="scale" draw:z-index="25"><draw:text-box><text:p text:style-name="P21">ГОСТ 3.1118-82 Форма 1б</text:p></draw:text-box></draw:frame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14.f1" table:number-columns-spanned="2" office:value-type="string">
              <text:p text:style-name="P40"/>
            </table:table-cell>
            <table:covered-table-cell/>
            <table:table-cell table:style-name="Таблица14.q1" office:value-type="string">
              <text:p text:style-name="P40"/>
            </table:table-cell>
          </table:table-row>
        </table:table-header-rows>
        <table:table-row table:style-name="Таблица14.1">
          <table:table-cell table:style-name="Таблица14.f1" table:number-columns-spanned="3" office:value-type="string">
            <text:p text:style-name="P40">Дубл.</text:p>
          </table:table-cell>
          <table:covered-table-cell/>
          <table:covered-table-cell/>
          <table:table-cell table:style-name="Таблица14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4.f1" table:number-columns-spanned="3" office:value-type="string">
            <text:p text:style-name="P36"/>
          </table:table-cell>
          <table:covered-table-cell/>
          <table:covered-table-cell/>
          <table:table-cell table:style-name="Таблица14.f1" office:value-type="string">
            <text:p text:style-name="P36"/>
          </table:table-cell>
          <table:table-cell table:style-name="Таблица14.M2" table:number-columns-spanned="4" office:value-type="string">
            <text:p text:style-name="P36"><text:s text:c="15"/></text:p>
          </table:table-cell>
          <table:covered-table-cell/>
          <table:covered-table-cell/>
          <table:covered-table-cell/>
          <table:table-cell table:style-name="Таблица14.Q2" table:number-columns-spanned="2" office:value-type="string">
            <text:p text:style-name="P36"/>
          </table:table-cell>
          <table:covered-table-cell/>
          <table:table-cell table:style-name="Таблица14.Q2" table:number-columns-spanned="3" office:value-type="string">
            <text:p text:style-name="P36"/>
          </table:table-cell>
          <table:covered-table-cell/>
          <table:covered-table-cell/>
          <table:table-cell table:style-name="Таблица14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Q2" table:number-columns-spanned="2" office:value-type="string">
            <text:p text:style-name="P36"/>
          </table:table-cell>
          <table:covered-table-cell/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f1" table:number-columns-spanned="3" office:value-type="string">
            <text:p text:style-name="P36"/>
          </table:table-cell>
          <table:covered-table-cell/>
          <table:covered-table-cell/>
          <table:table-cell table:style-name="Таблица1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q1" office:value-type="string">
            <text:p text:style-name="P36"/>
          </table:table-cell>
        </table:table-row>
        <table:table-row table:style-name="Таблица14.1">
          <table:table-cell table:style-name="Таблица14.f1" table:number-columns-spanned="3" office:value-type="string">
            <text:p text:style-name="P40">Взам.</text:p>
          </table:table-cell>
          <table:covered-table-cell/>
          <table:covered-table-cell/>
          <table:table-cell table:style-name="Таблица14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4.f1" table:number-columns-spanned="3" office:value-type="string">
            <text:p text:style-name="P36"/>
          </table:table-cell>
          <table:covered-table-cell/>
          <table:covered-table-cell/>
          <table:table-cell table:style-name="Таблица14.f1" office:value-type="string">
            <text:p text:style-name="P36"/>
          </table:table-cell>
          <table:table-cell table:style-name="Таблица14.M3" table:number-rows-spanned="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f1" table:number-columns-spanned="3" office:value-type="string">
            <text:p text:style-name="P36"/>
          </table:table-cell>
          <table:covered-table-cell/>
          <table:covered-table-cell/>
          <table:table-cell table:style-name="Таблица1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f1" table:number-columns-spanned="3" office:value-type="string">
            <text:p text:style-name="P36"/>
          </table:table-cell>
          <table:covered-table-cell/>
          <table:covered-table-cell/>
          <table:table-cell table:style-name="Таблица1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q1" office:value-type="string">
            <text:p text:style-name="P36"/>
          </table:table-cell>
        </table:table-row>
        <table:table-row table:style-name="Таблица14.1">
          <table:table-cell table:style-name="Таблица14.f1" table:number-columns-spanned="3" office:value-type="string">
            <text:p text:style-name="P40">Подл.</text:p>
          </table:table-cell>
          <table:covered-table-cell/>
          <table:covered-table-cell/>
          <table:table-cell table:style-name="Таблица14.f1" table:number-columns-spanned="5" office:value-type="string">
            <text:p text:style-name="P68"><text:s/></text:p>
          </table:table-cell>
          <table:covered-table-cell/>
          <table:covered-table-cell/>
          <table:covered-table-cell/>
          <table:covered-table-cell/>
          <table:table-cell table:style-name="Таблица14.f1" table:number-columns-spanned="3" office:value-type="string">
            <text:p text:style-name="P23"/>
          </table:table-cell>
          <table:covered-table-cell/>
          <table:covered-table-cell/>
          <table:table-cell table:style-name="Таблица14.f1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f1" table:number-columns-spanned="3" office:value-type="string">
            <text:p text:style-name="P36"/>
          </table:table-cell>
          <table:covered-table-cell/>
          <table:covered-table-cell/>
          <table:table-cell table:style-name="Таблица1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f1" table:number-columns-spanned="3" office:value-type="string">
            <text:p text:style-name="P36"/>
          </table:table-cell>
          <table:covered-table-cell/>
          <table:covered-table-cell/>
          <table:table-cell table:style-name="Таблица1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q1" office:value-type="string">
            <text:p text:style-name="P36"/>
          </table:table-cell>
        </table:table-row>
        <table:table-row table:style-name="Таблица14.5">
          <table:table-cell table:style-name="Таблица14.f1" table:number-columns-spanned="2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X5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X5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q5" office:value-type="string">
            <text:p text:style-name="P85"/>
          </table:table-cell>
        </table:table-row>
        <table:table-row table:style-name="Таблица14.6">
          <table:table-cell table:style-name="Таблица14.f1" table:number-rows-spanned="3" table:number-columns-spanned="2" office:value-type="string">
            <text:p text:style-name="P36"/>
          </table:table-cell>
          <table:covered-table-cell/>
          <table:table-cell table:style-name="Таблица14.f1" table:number-columns-spanned="3" office:value-type="string">
            <text:p text:style-name="P36"/>
          </table:table-cell>
          <table:covered-table-cell/>
          <table:covered-table-cell/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f1" office:value-type="string">
            <text:p text:style-name="P36"/>
          </table:table-cell>
          <table:table-cell table:style-name="Таблица14.f1" office:value-type="string">
            <text:p text:style-name="P36"/>
          </table:table-cell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f1" table:number-columns-spanned="3" office:value-type="string">
            <text:p text:style-name="P36"/>
          </table:table-cell>
          <table:covered-table-cell/>
          <table:covered-table-cell/>
          <table:table-cell table:style-name="Таблица14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4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4.c6" table:number-rows-spanned="3" table:number-columns-spanned="10" office:value-type="string">
            <text:p text:style-name="P107"><text:s/><text:span text:style-name="T159">ЮЕЛИ.333349.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m6" table:number-rows-spanned="3" table:number-columns-spanned="5" office:value-type="string">
            <text:p text:style-name="P108">К.50<text:span text:style-name="T73">288</text:span>.0<text:span text:style-name="T73">..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4.6">
          <table:covered-table-cell/>
          <table:covered-table-cell/>
          <table:table-cell table:style-name="Таблица14.f1" table:number-columns-spanned="3" office:value-type="string">
            <text:p text:style-name="P36"/>
          </table:table-cell>
          <table:covered-table-cell/>
          <table:covered-table-cell/>
          <table:table-cell table:style-name="Таблица14.f1" table:number-columns-spanned="2" office:value-type="string">
            <text:p text:style-name="P56"/>
          </table:table-cell>
          <table:covered-table-cell/>
          <table:table-cell table:style-name="Таблица1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f1" table:number-columns-spanned="2" office:value-type="string">
            <text:p text:style-name="P3"/>
          </table:table-cell>
          <table:covered-table-cell/>
          <table:table-cell table:style-name="Таблица14.f1" office:value-type="string">
            <text:p text:style-name="P56"/>
          </table:table-cell>
          <table:table-cell table:style-name="Таблица14.f1" office:value-type="string">
            <text:p text:style-name="P36"/>
          </table:table-cell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f1" table:number-columns-spanned="3" office:value-type="string">
            <text:p text:style-name="P36"/>
          </table:table-cell>
          <table:covered-table-cell/>
          <table:covered-table-cell/>
          <table:table-cell table:style-name="Таблица1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6">
          <table:covered-table-cell/>
          <table:covered-table-cell/>
          <table:table-cell table:style-name="Таблица14.f1" table:number-columns-spanned="3" office:value-type="string">
            <text:p text:style-name="P77"/>
          </table:table-cell>
          <table:covered-table-cell/>
          <table:covered-table-cell/>
          <table:table-cell table:style-name="Таблица14.f1" table:number-columns-spanned="2" office:value-type="string">
            <text:p text:style-name="P65"/>
          </table:table-cell>
          <table:covered-table-cell/>
          <table:table-cell table:style-name="Таблица14.f1" table:number-columns-spanned="4" office:value-type="string">
            <text:p text:style-name="P65"><text:s/></text:p>
          </table:table-cell>
          <table:covered-table-cell/>
          <table:covered-table-cell/>
          <table:covered-table-cell/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f1" office:value-type="string">
            <text:p text:style-name="P36"/>
          </table:table-cell>
          <table:table-cell table:style-name="Таблица14.f1" office:value-type="string">
            <text:p text:style-name="P36"/>
          </table:table-cell>
          <table:table-cell table:style-name="Таблица14.f1" table:number-columns-spanned="2" office:value-type="string">
            <text:p text:style-name="P36"/>
          </table:table-cell>
          <table:covered-table-cell/>
          <table:table-cell table:style-name="Таблица14.f1" table:number-columns-spanned="3" office:value-type="string">
            <text:p text:style-name="P36"/>
          </table:table-cell>
          <table:covered-table-cell/>
          <table:covered-table-cell/>
          <table:table-cell table:style-name="Таблица1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4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9">
          <table:table-cell table:style-name="Таблица14.A9" office:value-type="string">
            <text:p text:style-name="P43">А</text:p>
          </table:table-cell>
          <table:table-cell table:style-name="Таблица14.B9" table:number-columns-spanned="3" office:value-type="string">
            <text:p text:style-name="P138">Цех</text:p>
          </table:table-cell>
          <table:covered-table-cell/>
          <table:covered-table-cell/>
          <table:table-cell table:style-name="Таблица14.E9" table:number-columns-spanned="2" office:value-type="string">
            <text:p text:style-name="P59">Уч.</text:p>
          </table:table-cell>
          <table:covered-table-cell/>
          <table:table-cell table:style-name="Таблица14.E9" table:number-columns-spanned="3" office:value-type="string">
            <text:p text:style-name="P59">РМ</text:p>
          </table:table-cell>
          <table:covered-table-cell/>
          <table:covered-table-cell/>
          <table:table-cell table:style-name="Таблица14.E9" office:value-type="string">
            <text:p text:style-name="P59">Опер.</text:p>
          </table:table-cell>
          <table:table-cell table:style-name="Таблица14.E9" table:number-columns-spanned="9" office:value-type="string">
            <text:p text:style-name="P59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T9" table:number-columns-spanned="24" office:value-type="string">
            <text:p text:style-name="P59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9">
          <table:table-cell table:style-name="Таблица14.A9" office:value-type="string">
            <text:p text:style-name="P43">Б</text:p>
          </table:table-cell>
          <table:table-cell table:style-name="Таблица14.B10" table:number-columns-spanned="18" office:value-type="string">
            <text:p text:style-name="P5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A9" office:value-type="string">
            <text:p text:style-name="P59">СМ</text:p>
          </table:table-cell>
          <table:table-cell table:style-name="Таблица14.A9" table:number-columns-spanned="2" office:value-type="string">
            <text:p text:style-name="P59">Проф.</text:p>
          </table:table-cell>
          <table:covered-table-cell/>
          <table:table-cell table:style-name="Таблица14.A9" table:number-columns-spanned="4" office:value-type="string">
            <text:p text:style-name="P59">Р</text:p>
          </table:table-cell>
          <table:covered-table-cell/>
          <table:covered-table-cell/>
          <table:covered-table-cell/>
          <table:table-cell table:style-name="Таблица14.A9" office:value-type="string">
            <text:p text:style-name="P59">УТ</text:p>
          </table:table-cell>
          <table:table-cell table:style-name="Таблица14.A9" table:number-columns-spanned="3" office:value-type="string">
            <text:p text:style-name="P59">КР</text:p>
          </table:table-cell>
          <table:covered-table-cell/>
          <table:covered-table-cell/>
          <table:table-cell table:style-name="Таблица14.A9" table:number-columns-spanned="2" office:value-type="string">
            <text:p text:style-name="P59">КОИД</text:p>
          </table:table-cell>
          <table:covered-table-cell/>
          <table:table-cell table:style-name="Таблица14.A9" table:number-columns-spanned="2" office:value-type="string">
            <text:p text:style-name="P59">ЕН</text:p>
          </table:table-cell>
          <table:covered-table-cell/>
          <table:table-cell table:style-name="Таблица14.A9" table:number-columns-spanned="3" office:value-type="string">
            <text:p text:style-name="P59">ОП</text:p>
          </table:table-cell>
          <table:covered-table-cell/>
          <table:covered-table-cell/>
          <table:table-cell table:style-name="Таблица14.A9" table:number-columns-spanned="2" office:value-type="string">
            <text:p text:style-name="P59">Кшт</text:p>
          </table:table-cell>
          <table:covered-table-cell/>
          <table:table-cell table:style-name="Таблица14.A9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14.p10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14.9">
          <table:table-cell table:style-name="Таблица14.A11" office:value-type="string">
            <text:p text:style-name="P43">К/М</text:p>
          </table:table-cell>
          <table:table-cell table:style-name="Таблица14.B11" table:number-columns-spanned="18" office:value-type="string">
            <text:p text:style-name="P5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B10" table:number-columns-spanned="13" office:value-type="string">
            <text:p text:style-name="P5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g11" table:number-columns-spanned="2" office:value-type="string">
            <text:p text:style-name="P59">ОПП</text:p>
          </table:table-cell>
          <table:covered-table-cell/>
          <table:table-cell table:style-name="Таблица14.g11" table:number-columns-spanned="3" office:value-type="string">
            <text:p text:style-name="P62">ЕВ</text:p>
          </table:table-cell>
          <table:covered-table-cell/>
          <table:covered-table-cell/>
          <table:table-cell table:style-name="Таблица14.g11" table:number-columns-spanned="2" office:value-type="string">
            <text:p text:style-name="P59">ЕН</text:p>
          </table:table-cell>
          <table:covered-table-cell/>
          <table:table-cell table:style-name="Таблица14.g11" table:number-columns-spanned="2" office:value-type="string">
            <text:p text:style-name="P59">КИ</text:p>
          </table:table-cell>
          <table:covered-table-cell/>
          <table:table-cell table:style-name="Таблица14.p11" table:number-columns-spanned="2" office:value-type="string">
            <text:p text:style-name="P59">Н. расх.</text:p>
          </table:table-cell>
          <table:covered-table-cell/>
        </table:table-row>
        <table:table-row table:style-name="Таблица14.12">
          <table:table-cell table:style-name="Таблица14.A12" office:value-type="string">
            <text:p text:style-name="P29"><draw:g text:anchor-type="paragraph" draw:z-index="26" draw:name="DrawObject2_10" draw:style-name="gr1"><draw:g draw:name="DrawObject31_11" draw:style-name="gr2"><draw:custom-shape draw:name="Фигура1_11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11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11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11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11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11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11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11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11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11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11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11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11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11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11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11" draw:style-name="gr2"><draw:line draw:name="Вертикальная линия 451_11" draw:style-name="gr5" draw:text-style-name="P226" svg:x1="3.237cm" svg:y1="-0.134cm" svg:x2="3.237cm" svg:y2="-0.033cm"><text:p/></draw:line><draw:g draw:name="DrawObject 63_11" draw:style-name="gr2"><draw:line draw:name="Вертикальная линия 452_11" draw:style-name="gr5" draw:text-style-name="P226" svg:x1="4.235cm" svg:y1="-0.148cm" svg:x2="4.235cm" svg:y2="-0.047cm"><text:p/></draw:line><draw:line draw:name="Вертикальная линия 453_11" draw:style-name="gr5" draw:text-style-name="P226" svg:x1="5.731cm" svg:y1="-0.129cm" svg:x2="5.731cm" svg:y2="-0.028cm"><text:p/></draw:line><draw:line draw:name="Вертикальная линия 454_11" draw:style-name="gr5" draw:text-style-name="P226" svg:x1="12.379cm" svg:y1="-0.129cm" svg:x2="12.379cm" svg:y2="-0.028cm"><text:p/></draw:line><draw:line draw:name="Вертикальная линия 455_11" draw:style-name="gr5" draw:text-style-name="P226" svg:x1="13.64cm" svg:y1="-0.136cm" svg:x2="13.64cm" svg:y2="-0.014cm"><text:p/></draw:line><draw:line draw:name="Вертикальная линия 456_11" draw:style-name="gr5" draw:text-style-name="P226" svg:x1="15.076cm" svg:y1="-0.136cm" svg:x2="15.076cm" svg:y2="-0.013cm"><text:p/></draw:line><draw:line draw:name="Вертикальная линия 457_11" draw:style-name="gr5" draw:text-style-name="P227" svg:x1="16.18cm" svg:y1="-0.136cm" svg:x2="16.18cm" svg:y2="-0.02cm"><text:p/></draw:line><draw:line draw:name="Вертикальная линия 458_11" draw:style-name="gr5" draw:text-style-name="P227" svg:x1="17.406cm" svg:y1="-0.125cm" svg:x2="17.406cm" svg:y2="-0.024cm"><text:p/></draw:line><draw:line draw:name="Вертикальная линия 459_11" draw:style-name="gr5" draw:text-style-name="P227" svg:x1="18.683cm" svg:y1="-0.136cm" svg:x2="18.683cm" svg:y2="-0.007cm"><text:p/></draw:line><draw:line draw:name="Вертикальная линия 460_11" draw:style-name="gr5" draw:text-style-name="P226" svg:x1="2.258cm" svg:y1="-0.141cm" svg:x2="2.258cm" svg:y2="-0.04cm"><text:p/></draw:line><draw:line draw:name="Вертикальная линия 461_11" draw:style-name="gr5" draw:text-style-name="P227" svg:x1="20.481cm" svg:y1="-0.136cm" svg:x2="20.481cm" svg:y2="-0.013cm"><text:p/></draw:line><draw:line draw:name="Вертикальная линия 462_11" draw:style-name="gr5" draw:text-style-name="P227" svg:x1="21.749cm" svg:y1="-0.136cm" svg:x2="21.749cm" svg:y2="-0.014cm"><text:p/></draw:line><draw:line draw:name="Вертикальная линия 463_11" draw:style-name="gr5" draw:text-style-name="P227" svg:x1="22.987cm" svg:y1="-0.136cm" svg:x2="22.987cm" svg:y2="-0.018cm"><text:p/></draw:line><draw:line draw:name="Вертикальная линия 464_11" draw:style-name="gr5" draw:text-style-name="P227" svg:x1="24.245cm" svg:y1="-0.136cm" svg:x2="24.245cm" svg:y2="-0.018cm"><text:p/></draw:line><draw:line draw:name="Вертикальная линия 465_11" draw:style-name="gr5" draw:text-style-name="P227" svg:x1="26.254cm" svg:y1="-0.136cm" svg:x2="26.254cm" svg:y2="-0.018cm"><text:p/></draw:line></draw:g></draw:g><draw:g draw:name="DrawObject 64_11" draw:style-name="gr2"><draw:line draw:name="Вертикальная линия 466_11" draw:style-name="gr5" draw:text-style-name="P226" svg:x1="3.237cm" svg:y1="1.358cm" svg:x2="3.237cm" svg:y2="1.459cm"><text:p/></draw:line><draw:g draw:name="DrawObject 65_11" draw:style-name="gr2"><draw:line draw:name="Вертикальная линия 467_11" draw:style-name="gr5" draw:text-style-name="P226" svg:x1="4.235cm" svg:y1="1.344cm" svg:x2="4.235cm" svg:y2="1.445cm"><text:p/></draw:line><draw:line draw:name="Вертикальная линия 468_11" draw:style-name="gr5" draw:text-style-name="P226" svg:x1="5.731cm" svg:y1="1.365cm" svg:x2="5.731cm" svg:y2="1.466cm"><text:p/></draw:line><draw:line draw:name="Вертикальная линия 469_11" draw:style-name="gr5" draw:text-style-name="P226" svg:x1="12.379cm" svg:y1="1.365cm" svg:x2="12.379cm" svg:y2="1.466cm"><text:p/></draw:line><draw:line draw:name="Вертикальная линия 470_11" draw:style-name="gr5" draw:text-style-name="P226" svg:x1="13.64cm" svg:y1="1.355cm" svg:x2="13.64cm" svg:y2="1.477cm"><text:p/></draw:line><draw:line draw:name="Вертикальная линия 471_11" draw:style-name="gr5" draw:text-style-name="P226" svg:x1="15.076cm" svg:y1="1.355cm" svg:x2="15.076cm" svg:y2="1.478cm"><text:p/></draw:line><draw:line draw:name="Вертикальная линия 472_11" draw:style-name="gr5" draw:text-style-name="P227" svg:x1="16.18cm" svg:y1="1.355cm" svg:x2="16.18cm" svg:y2="1.471cm"><text:p/></draw:line><draw:line draw:name="Вертикальная линия 473_11" draw:style-name="gr5" draw:text-style-name="P227" svg:x1="17.406cm" svg:y1="1.367cm" svg:x2="17.406cm" svg:y2="1.468cm"><text:p/></draw:line><draw:line draw:name="Вертикальная линия 474_11" draw:style-name="gr5" draw:text-style-name="P227" svg:x1="18.683cm" svg:y1="1.355cm" svg:x2="18.683cm" svg:y2="1.484cm"><text:p/></draw:line><draw:line draw:name="Вертикальная линия 475_11" draw:style-name="gr5" draw:text-style-name="P226" svg:x1="2.258cm" svg:y1="1.351cm" svg:x2="2.258cm" svg:y2="1.452cm"><text:p/></draw:line><draw:line draw:name="Вертикальная линия 476_11" draw:style-name="gr5" draw:text-style-name="P227" svg:x1="20.481cm" svg:y1="1.355cm" svg:x2="20.481cm" svg:y2="1.478cm"><text:p/></draw:line><draw:line draw:name="Вертикальная линия 477_11" draw:style-name="gr5" draw:text-style-name="P227" svg:x1="21.749cm" svg:y1="1.358cm" svg:x2="21.749cm" svg:y2="1.48cm"><text:p/></draw:line><draw:line draw:name="Вертикальная линия 478_11" draw:style-name="gr5" draw:text-style-name="P227" svg:x1="22.987cm" svg:y1="1.355cm" svg:x2="22.987cm" svg:y2="1.473cm"><text:p/></draw:line><draw:line draw:name="Вертикальная линия 479_11" draw:style-name="gr5" draw:text-style-name="P227" svg:x1="24.245cm" svg:y1="1.355cm" svg:x2="24.245cm" svg:y2="1.473cm"><text:p/></draw:line><draw:line draw:name="Вертикальная линия 480_11" draw:style-name="gr5" draw:text-style-name="P227" svg:x1="26.254cm" svg:y1="1.355cm" svg:x2="26.254cm" svg:y2="1.473cm"><text:p/></draw:line></draw:g></draw:g><draw:g draw:name="DrawObject 66_11" draw:style-name="gr2"><draw:line draw:name="Вертикальная линия 481_11" draw:style-name="gr5" draw:text-style-name="P226" svg:x1="3.237cm" svg:y1="2.127cm" svg:x2="3.237cm" svg:y2="2.228cm"><text:p/></draw:line><draw:g draw:name="DrawObject 67_11" draw:style-name="gr2"><draw:line draw:name="Вертикальная линия 482_11" draw:style-name="gr5" draw:text-style-name="P226" svg:x1="4.235cm" svg:y1="2.113cm" svg:x2="4.235cm" svg:y2="2.214cm"><text:p/></draw:line><draw:line draw:name="Вертикальная линия 483_11" draw:style-name="gr5" draw:text-style-name="P226" svg:x1="5.731cm" svg:y1="2.131cm" svg:x2="5.731cm" svg:y2="2.232cm"><text:p/></draw:line><draw:line draw:name="Вертикальная линия 484_11" draw:style-name="gr5" draw:text-style-name="P226" svg:x1="12.379cm" svg:y1="2.131cm" svg:x2="12.379cm" svg:y2="2.232cm"><text:p/></draw:line><draw:line draw:name="Вертикальная линия 485_11" draw:style-name="gr5" draw:text-style-name="P226" svg:x1="13.64cm" svg:y1="2.123cm" svg:x2="13.64cm" svg:y2="2.245cm"><text:p/></draw:line><draw:line draw:name="Вертикальная линия 486_11" draw:style-name="gr5" draw:text-style-name="P226" svg:x1="15.076cm" svg:y1="2.123cm" svg:x2="15.076cm" svg:y2="2.246cm"><text:p/></draw:line><draw:line draw:name="Вертикальная линия 487_11" draw:style-name="gr5" draw:text-style-name="P227" svg:x1="16.18cm" svg:y1="2.123cm" svg:x2="16.18cm" svg:y2="2.239cm"><text:p/></draw:line><draw:line draw:name="Вертикальная линия 488_11" draw:style-name="gr5" draw:text-style-name="P227" svg:x1="17.406cm" svg:y1="2.135cm" svg:x2="17.406cm" svg:y2="2.236cm"><text:p/></draw:line><draw:line draw:name="Вертикальная линия 489_11" draw:style-name="gr5" draw:text-style-name="P227" svg:x1="18.683cm" svg:y1="2.123cm" svg:x2="18.683cm" svg:y2="2.252cm"><text:p/></draw:line><draw:line draw:name="Вертикальная линия 490_11" draw:style-name="gr5" draw:text-style-name="P226" svg:x1="2.258cm" svg:y1="2.12cm" svg:x2="2.258cm" svg:y2="2.221cm"><text:p/></draw:line><draw:line draw:name="Вертикальная линия 491_11" draw:style-name="gr5" draw:text-style-name="P227" svg:x1="20.481cm" svg:y1="2.123cm" svg:x2="20.481cm" svg:y2="2.246cm"><text:p/></draw:line><draw:line draw:name="Вертикальная линия 492_11" draw:style-name="gr5" draw:text-style-name="P227" svg:x1="21.749cm" svg:y1="2.124cm" svg:x2="21.749cm" svg:y2="2.246cm"><text:p/></draw:line><draw:line draw:name="Вертикальная линия 493_11" draw:style-name="gr5" draw:text-style-name="P227" svg:x1="22.987cm" svg:y1="2.123cm" svg:x2="22.987cm" svg:y2="2.241cm"><text:p/></draw:line><draw:line draw:name="Вертикальная линия 494_11" draw:style-name="gr5" draw:text-style-name="P227" svg:x1="24.245cm" svg:y1="2.123cm" svg:x2="24.245cm" svg:y2="2.241cm"><text:p/></draw:line><draw:line draw:name="Вертикальная линия 495_11" draw:style-name="gr5" draw:text-style-name="P227" svg:x1="26.254cm" svg:y1="2.123cm" svg:x2="26.254cm" svg:y2="2.241cm"><text:p/></draw:line></draw:g></draw:g><draw:g draw:name="DrawObject 68_11" draw:style-name="gr2"><draw:line draw:name="Вертикальная линия 496_11" draw:style-name="gr5" draw:text-style-name="P226" svg:x1="3.237cm" svg:y1="2.882cm" svg:x2="3.237cm" svg:y2="2.983cm"><text:p/></draw:line><draw:g draw:name="DrawObject 69_11" draw:style-name="gr2"><draw:line draw:name="Вертикальная линия 497_11" draw:style-name="gr5" draw:text-style-name="P226" svg:x1="4.235cm" svg:y1="2.867cm" svg:x2="4.235cm" svg:y2="2.968cm"><text:p/></draw:line><draw:line draw:name="Вертикальная линия 498_11" draw:style-name="gr5" draw:text-style-name="P226" svg:x1="5.731cm" svg:y1="2.886cm" svg:x2="5.731cm" svg:y2="2.987cm"><text:p/></draw:line><draw:line draw:name="Вертикальная линия 499_11" draw:style-name="gr5" draw:text-style-name="P226" svg:x1="12.379cm" svg:y1="2.886cm" svg:x2="12.379cm" svg:y2="2.987cm"><text:p/></draw:line><draw:line draw:name="Вертикальная линия 500_11" draw:style-name="gr5" draw:text-style-name="P226" svg:x1="13.64cm" svg:y1="2.878cm" svg:x2="13.64cm" svg:y2="3cm"><text:p/></draw:line><draw:line draw:name="Вертикальная линия 501_11" draw:style-name="gr5" draw:text-style-name="P226" svg:x1="15.076cm" svg:y1="2.878cm" svg:x2="15.076cm" svg:y2="3.001cm"><text:p/></draw:line><draw:line draw:name="Вертикальная линия 502_11" draw:style-name="gr5" draw:text-style-name="P227" svg:x1="16.18cm" svg:y1="2.878cm" svg:x2="16.18cm" svg:y2="2.994cm"><text:p/></draw:line><draw:line draw:name="Вертикальная линия 503_11" draw:style-name="gr5" draw:text-style-name="P227" svg:x1="17.406cm" svg:y1="2.89cm" svg:x2="17.406cm" svg:y2="2.991cm"><text:p/></draw:line><draw:line draw:name="Вертикальная линия 504_11" draw:style-name="gr5" draw:text-style-name="P227" svg:x1="18.683cm" svg:y1="2.878cm" svg:x2="18.683cm" svg:y2="3.007cm"><text:p/></draw:line><draw:line draw:name="Вертикальная линия 505_11" draw:style-name="gr5" draw:text-style-name="P226" svg:x1="2.258cm" svg:y1="2.875cm" svg:x2="2.258cm" svg:y2="2.976cm"><text:p/></draw:line><draw:line draw:name="Вертикальная линия 506_11" draw:style-name="gr5" draw:text-style-name="P227" svg:x1="20.481cm" svg:y1="2.878cm" svg:x2="20.481cm" svg:y2="3.001cm"><text:p/></draw:line><draw:line draw:name="Вертикальная линия 507_11" draw:style-name="gr5" draw:text-style-name="P227" svg:x1="21.749cm" svg:y1="2.879cm" svg:x2="21.749cm" svg:y2="3.001cm"><text:p/></draw:line><draw:line draw:name="Вертикальная линия 508_11" draw:style-name="gr5" draw:text-style-name="P227" svg:x1="22.987cm" svg:y1="2.878cm" svg:x2="22.987cm" svg:y2="2.996cm"><text:p/></draw:line><draw:line draw:name="Вертикальная линия 509_11" draw:style-name="gr5" draw:text-style-name="P227" svg:x1="24.245cm" svg:y1="2.878cm" svg:x2="24.245cm" svg:y2="2.996cm"><text:p/></draw:line><draw:line draw:name="Вертикальная линия 510_11" draw:style-name="gr5" draw:text-style-name="P227" svg:x1="26.254cm" svg:y1="2.878cm" svg:x2="26.254cm" svg:y2="2.996cm"><text:p/></draw:line></draw:g></draw:g><draw:g draw:name="DrawObject 70_11" draw:style-name="gr2"><draw:line draw:name="Вертикальная линия 511_11" draw:style-name="gr5" draw:text-style-name="P226" svg:x1="3.237cm" svg:y1="3.651cm" svg:x2="3.237cm" svg:y2="3.752cm"><text:p/></draw:line><draw:g draw:name="DrawObject 71_11" draw:style-name="gr2"><draw:line draw:name="Вертикальная линия 512_11" draw:style-name="gr5" draw:text-style-name="P226" svg:x1="4.235cm" svg:y1="3.637cm" svg:x2="4.235cm" svg:y2="3.738cm"><text:p/></draw:line><draw:line draw:name="Вертикальная линия 513_11" draw:style-name="gr5" draw:text-style-name="P226" svg:x1="5.731cm" svg:y1="3.655cm" svg:x2="5.731cm" svg:y2="3.756cm"><text:p/></draw:line><draw:line draw:name="Вертикальная линия 514_11" draw:style-name="gr5" draw:text-style-name="P226" svg:x1="12.379cm" svg:y1="3.655cm" svg:x2="12.379cm" svg:y2="3.756cm"><text:p/></draw:line><draw:line draw:name="Вертикальная линия 515_11" draw:style-name="gr5" draw:text-style-name="P226" svg:x1="13.64cm" svg:y1="3.647cm" svg:x2="13.64cm" svg:y2="3.769cm"><text:p/></draw:line><draw:line draw:name="Вертикальная линия 516_11" draw:style-name="gr5" draw:text-style-name="P226" svg:x1="15.076cm" svg:y1="3.647cm" svg:x2="15.076cm" svg:y2="3.77cm"><text:p/></draw:line><draw:line draw:name="Вертикальная линия 517_11" draw:style-name="gr5" draw:text-style-name="P227" svg:x1="16.18cm" svg:y1="3.647cm" svg:x2="16.18cm" svg:y2="3.763cm"><text:p/></draw:line><draw:line draw:name="Вертикальная линия 518_11" draw:style-name="gr5" draw:text-style-name="P227" svg:x1="17.406cm" svg:y1="3.659cm" svg:x2="17.406cm" svg:y2="3.76cm"><text:p/></draw:line><draw:line draw:name="Вертикальная линия 519_11" draw:style-name="gr5" draw:text-style-name="P227" svg:x1="18.683cm" svg:y1="3.647cm" svg:x2="18.683cm" svg:y2="3.776cm"><text:p/></draw:line><draw:line draw:name="Вертикальная линия 520_11" draw:style-name="gr5" draw:text-style-name="P226" svg:x1="2.258cm" svg:y1="3.644cm" svg:x2="2.258cm" svg:y2="3.745cm"><text:p/></draw:line><draw:line draw:name="Вертикальная линия 521_11" draw:style-name="gr5" draw:text-style-name="P227" svg:x1="20.481cm" svg:y1="3.647cm" svg:x2="20.481cm" svg:y2="3.77cm"><text:p/></draw:line><draw:line draw:name="Вертикальная линия 522_11" draw:style-name="gr5" draw:text-style-name="P227" svg:x1="21.749cm" svg:y1="3.648cm" svg:x2="21.749cm" svg:y2="3.77cm"><text:p/></draw:line><draw:line draw:name="Вертикальная линия 523_11" draw:style-name="gr5" draw:text-style-name="P227" svg:x1="22.987cm" svg:y1="3.647cm" svg:x2="22.987cm" svg:y2="3.765cm"><text:p/></draw:line><draw:line draw:name="Вертикальная линия 524_11" draw:style-name="gr5" draw:text-style-name="P227" svg:x1="24.245cm" svg:y1="3.647cm" svg:x2="24.245cm" svg:y2="3.765cm"><text:p/></draw:line><draw:line draw:name="Вертикальная линия 525_11" draw:style-name="gr5" draw:text-style-name="P227" svg:x1="26.254cm" svg:y1="3.647cm" svg:x2="26.254cm" svg:y2="3.765cm"><text:p/></draw:line></draw:g></draw:g><draw:g draw:name="DrawObject 72_11" draw:style-name="gr2"><draw:line draw:name="Вертикальная линия 526_11" draw:style-name="gr5" draw:text-style-name="P226" svg:x1="3.237cm" svg:y1="4.406cm" svg:x2="3.237cm" svg:y2="4.507cm"><text:p/></draw:line><draw:g draw:name="DrawObject 73_11" draw:style-name="gr2"><draw:line draw:name="Вертикальная линия 527_11" draw:style-name="gr5" draw:text-style-name="P226" svg:x1="4.235cm" svg:y1="4.391cm" svg:x2="4.235cm" svg:y2="4.492cm"><text:p/></draw:line><draw:line draw:name="Вертикальная линия 528_11" draw:style-name="gr5" draw:text-style-name="P226" svg:x1="5.731cm" svg:y1="4.41cm" svg:x2="5.731cm" svg:y2="4.511cm"><text:p/></draw:line><draw:line draw:name="Вертикальная линия 529_11" draw:style-name="gr5" draw:text-style-name="P226" svg:x1="12.379cm" svg:y1="4.41cm" svg:x2="12.379cm" svg:y2="4.511cm"><text:p/></draw:line><draw:line draw:name="Вертикальная линия 530_11" draw:style-name="gr5" draw:text-style-name="P226" svg:x1="13.64cm" svg:y1="4.402cm" svg:x2="13.64cm" svg:y2="4.524cm"><text:p/></draw:line><draw:line draw:name="Вертикальная линия 531_11" draw:style-name="gr5" draw:text-style-name="P226" svg:x1="15.076cm" svg:y1="4.402cm" svg:x2="15.076cm" svg:y2="4.525cm"><text:p/></draw:line><draw:line draw:name="Вертикальная линия 532_11" draw:style-name="gr5" draw:text-style-name="P227" svg:x1="16.18cm" svg:y1="4.402cm" svg:x2="16.18cm" svg:y2="4.518cm"><text:p/></draw:line><draw:line draw:name="Вертикальная линия 533_11" draw:style-name="gr5" draw:text-style-name="P227" svg:x1="17.406cm" svg:y1="4.414cm" svg:x2="17.406cm" svg:y2="4.515cm"><text:p/></draw:line><draw:line draw:name="Вертикальная линия 534_11" draw:style-name="gr5" draw:text-style-name="P227" svg:x1="18.683cm" svg:y1="4.402cm" svg:x2="18.683cm" svg:y2="4.531cm"><text:p/></draw:line><draw:line draw:name="Вертикальная линия 535_11" draw:style-name="gr5" draw:text-style-name="P226" svg:x1="2.258cm" svg:y1="4.399cm" svg:x2="2.258cm" svg:y2="4.5cm"><text:p/></draw:line><draw:line draw:name="Вертикальная линия 536_11" draw:style-name="gr5" draw:text-style-name="P227" svg:x1="20.481cm" svg:y1="4.402cm" svg:x2="20.481cm" svg:y2="4.525cm"><text:p/></draw:line><draw:line draw:name="Вертикальная линия 537_11" draw:style-name="gr5" draw:text-style-name="P227" svg:x1="21.749cm" svg:y1="4.403cm" svg:x2="21.749cm" svg:y2="4.525cm"><text:p/></draw:line><draw:line draw:name="Вертикальная линия 538_11" draw:style-name="gr5" draw:text-style-name="P227" svg:x1="22.987cm" svg:y1="4.402cm" svg:x2="22.987cm" svg:y2="4.52cm"><text:p/></draw:line><draw:line draw:name="Вертикальная линия 539_11" draw:style-name="gr5" draw:text-style-name="P227" svg:x1="24.245cm" svg:y1="4.402cm" svg:x2="24.245cm" svg:y2="4.52cm"><text:p/></draw:line><draw:line draw:name="Вертикальная линия 540_11" draw:style-name="gr5" draw:text-style-name="P227" svg:x1="26.254cm" svg:y1="4.402cm" svg:x2="26.254cm" svg:y2="4.52cm"><text:p/></draw:line></draw:g></draw:g><draw:g draw:name="DrawObject 74_11" draw:style-name="gr2"><draw:line draw:name="Вертикальная линия 541_11" draw:style-name="gr5" draw:text-style-name="P226" svg:x1="3.237cm" svg:y1="5.172cm" svg:x2="3.237cm" svg:y2="5.273cm"><text:p/></draw:line><draw:g draw:name="DrawObject 75_11" draw:style-name="gr2"><draw:line draw:name="Вертикальная линия 542_11" draw:style-name="gr5" draw:text-style-name="P226" svg:x1="4.235cm" svg:y1="5.156cm" svg:x2="4.235cm" svg:y2="5.257cm"><text:p/></draw:line><draw:line draw:name="Вертикальная линия 543_11" draw:style-name="gr5" draw:text-style-name="P226" svg:x1="5.731cm" svg:y1="5.177cm" svg:x2="5.731cm" svg:y2="5.278cm"><text:p/></draw:line><draw:line draw:name="Вертикальная линия 544_11" draw:style-name="gr5" draw:text-style-name="P226" svg:x1="12.379cm" svg:y1="5.177cm" svg:x2="12.379cm" svg:y2="5.278cm"><text:p/></draw:line><draw:line draw:name="Вертикальная линия 545_11" draw:style-name="gr5" draw:text-style-name="P226" svg:x1="13.64cm" svg:y1="5.169cm" svg:x2="13.64cm" svg:y2="5.291cm"><text:p/></draw:line><draw:line draw:name="Вертикальная линия 546_11" draw:style-name="gr5" draw:text-style-name="P226" svg:x1="15.076cm" svg:y1="5.169cm" svg:x2="15.076cm" svg:y2="5.292cm"><text:p/></draw:line><draw:line draw:name="Вертикальная линия 547_11" draw:style-name="gr5" draw:text-style-name="P227" svg:x1="16.18cm" svg:y1="5.169cm" svg:x2="16.18cm" svg:y2="5.285cm"><text:p/></draw:line><draw:line draw:name="Вертикальная линия 548_11" draw:style-name="gr5" draw:text-style-name="P227" svg:x1="17.406cm" svg:y1="5.179cm" svg:x2="17.406cm" svg:y2="5.28cm"><text:p/></draw:line><draw:line draw:name="Вертикальная линия 549_11" draw:style-name="gr5" draw:text-style-name="P227" svg:x1="18.683cm" svg:y1="5.169cm" svg:x2="18.683cm" svg:y2="5.298cm"><text:p/></draw:line><draw:line draw:name="Вертикальная линия 550_11" draw:style-name="gr5" draw:text-style-name="P226" svg:x1="2.258cm" svg:y1="5.165cm" svg:x2="2.258cm" svg:y2="5.266cm"><text:p/></draw:line><draw:line draw:name="Вертикальная линия 551_11" draw:style-name="gr5" draw:text-style-name="P227" svg:x1="20.481cm" svg:y1="5.169cm" svg:x2="20.481cm" svg:y2="5.292cm"><text:p/></draw:line><draw:line draw:name="Вертикальная линия 552_11" draw:style-name="gr5" draw:text-style-name="P227" svg:x1="21.749cm" svg:y1="5.17cm" svg:x2="21.749cm" svg:y2="5.292cm"><text:p/></draw:line><draw:line draw:name="Вертикальная линия 553_11" draw:style-name="gr5" draw:text-style-name="P227" svg:x1="22.987cm" svg:y1="5.169cm" svg:x2="22.987cm" svg:y2="5.287cm"><text:p/></draw:line><draw:line draw:name="Вертикальная линия 554_11" draw:style-name="gr5" draw:text-style-name="P227" svg:x1="24.245cm" svg:y1="5.169cm" svg:x2="24.245cm" svg:y2="5.287cm"><text:p/></draw:line><draw:line draw:name="Вертикальная линия 555_11" draw:style-name="gr5" draw:text-style-name="P227" svg:x1="26.254cm" svg:y1="5.169cm" svg:x2="26.254cm" svg:y2="5.287cm"><text:p/></draw:line></draw:g></draw:g><draw:g draw:name="DrawObject 76_11" draw:style-name="gr2"><draw:line draw:name="Вертикальная линия 556_11" draw:style-name="gr5" draw:text-style-name="P226" svg:x1="3.237cm" svg:y1="5.927cm" svg:x2="3.237cm" svg:y2="6.028cm"><text:p/></draw:line><draw:g draw:name="DrawObject 77_11" draw:style-name="gr2"><draw:line draw:name="Вертикальная линия 557_11" draw:style-name="gr5" draw:text-style-name="P226" svg:x1="4.235cm" svg:y1="5.911cm" svg:x2="4.235cm" svg:y2="6.012cm"><text:p/></draw:line><draw:line draw:name="Вертикальная линия 558_11" draw:style-name="gr5" draw:text-style-name="P226" svg:x1="5.731cm" svg:y1="5.932cm" svg:x2="5.731cm" svg:y2="6.033cm"><text:p/></draw:line><draw:line draw:name="Вертикальная линия 559_11" draw:style-name="gr5" draw:text-style-name="P226" svg:x1="12.379cm" svg:y1="5.932cm" svg:x2="12.379cm" svg:y2="6.033cm"><text:p/></draw:line><draw:line draw:name="Вертикальная линия 560_11" draw:style-name="gr5" draw:text-style-name="P226" svg:x1="13.64cm" svg:y1="5.924cm" svg:x2="13.64cm" svg:y2="6.046cm"><text:p/></draw:line><draw:line draw:name="Вертикальная линия 561_11" draw:style-name="gr5" draw:text-style-name="P226" svg:x1="15.076cm" svg:y1="5.924cm" svg:x2="15.076cm" svg:y2="6.047cm"><text:p/></draw:line><draw:line draw:name="Вертикальная линия 562_11" draw:style-name="gr5" draw:text-style-name="P227" svg:x1="16.18cm" svg:y1="5.924cm" svg:x2="16.18cm" svg:y2="6.04cm"><text:p/></draw:line><draw:line draw:name="Вертикальная линия 563_11" draw:style-name="gr5" draw:text-style-name="P227" svg:x1="17.406cm" svg:y1="5.937cm" svg:x2="17.406cm" svg:y2="6.038cm"><text:p/></draw:line><draw:line draw:name="Вертикальная линия 564_11" draw:style-name="gr5" draw:text-style-name="P227" svg:x1="18.683cm" svg:y1="5.924cm" svg:x2="18.683cm" svg:y2="6.053cm"><text:p/></draw:line><draw:line draw:name="Вертикальная линия 565_11" draw:style-name="gr5" draw:text-style-name="P226" svg:x1="2.258cm" svg:y1="5.918cm" svg:x2="2.258cm" svg:y2="6.019cm"><text:p/></draw:line><draw:line draw:name="Вертикальная линия 566_11" draw:style-name="gr5" draw:text-style-name="P227" svg:x1="20.481cm" svg:y1="5.924cm" svg:x2="20.481cm" svg:y2="6.047cm"><text:p/></draw:line><draw:line draw:name="Вертикальная линия 567_11" draw:style-name="gr5" draw:text-style-name="P227" svg:x1="21.749cm" svg:y1="5.925cm" svg:x2="21.749cm" svg:y2="6.047cm"><text:p/></draw:line><draw:line draw:name="Вертикальная линия 568_11" draw:style-name="gr5" draw:text-style-name="P227" svg:x1="22.987cm" svg:y1="5.924cm" svg:x2="22.987cm" svg:y2="6.042cm"><text:p/></draw:line><draw:line draw:name="Вертикальная линия 569_11" draw:style-name="gr5" draw:text-style-name="P227" svg:x1="24.245cm" svg:y1="5.924cm" svg:x2="24.245cm" svg:y2="6.042cm"><text:p/></draw:line><draw:line draw:name="Вертикальная линия 570_11" draw:style-name="gr5" draw:text-style-name="P227" svg:x1="26.254cm" svg:y1="5.924cm" svg:x2="26.254cm" svg:y2="6.042cm"><text:p/></draw:line></draw:g></draw:g><draw:g draw:name="DrawObject 78_11" draw:style-name="gr2"><draw:line draw:name="Вертикальная линия 571_11" draw:style-name="gr5" draw:text-style-name="P226" svg:x1="3.237cm" svg:y1="6.666cm" svg:x2="3.237cm" svg:y2="6.767cm"><text:p/></draw:line><draw:g draw:name="DrawObject 79_11" draw:style-name="gr2"><draw:line draw:name="Вертикальная линия 572_11" draw:style-name="gr5" draw:text-style-name="P226" svg:x1="4.235cm" svg:y1="6.655cm" svg:x2="4.235cm" svg:y2="6.756cm"><text:p/></draw:line><draw:line draw:name="Вертикальная линия 573_11" draw:style-name="gr5" draw:text-style-name="P226" svg:x1="5.731cm" svg:y1="6.673cm" svg:x2="5.731cm" svg:y2="6.774cm"><text:p/></draw:line><draw:line draw:name="Вертикальная линия 574_11" draw:style-name="gr5" draw:text-style-name="P226" svg:x1="12.379cm" svg:y1="6.673cm" svg:x2="12.379cm" svg:y2="6.774cm"><text:p/></draw:line><draw:line draw:name="Вертикальная линия 575_11" draw:style-name="gr5" draw:text-style-name="P226" svg:x1="13.64cm" svg:y1="6.665cm" svg:x2="13.64cm" svg:y2="6.787cm"><text:p/></draw:line><draw:line draw:name="Вертикальная линия 576_11" draw:style-name="gr5" draw:text-style-name="P226" svg:x1="15.076cm" svg:y1="6.665cm" svg:x2="15.076cm" svg:y2="6.788cm"><text:p/></draw:line><draw:line draw:name="Вертикальная линия 577_11" draw:style-name="gr5" draw:text-style-name="P227" svg:x1="16.18cm" svg:y1="6.665cm" svg:x2="16.18cm" svg:y2="6.781cm"><text:p/></draw:line><draw:line draw:name="Вертикальная линия 578_11" draw:style-name="gr5" draw:text-style-name="P227" svg:x1="17.406cm" svg:y1="6.677cm" svg:x2="17.406cm" svg:y2="6.778cm"><text:p/></draw:line><draw:line draw:name="Вертикальная линия 579_11" draw:style-name="gr5" draw:text-style-name="P227" svg:x1="18.683cm" svg:y1="6.665cm" svg:x2="18.683cm" svg:y2="6.794cm"><text:p/></draw:line><draw:line draw:name="Вертикальная линия 580_11" draw:style-name="gr5" draw:text-style-name="P226" svg:x1="2.258cm" svg:y1="6.662cm" svg:x2="2.258cm" svg:y2="6.763cm"><text:p/></draw:line><draw:line draw:name="Вертикальная линия 581_11" draw:style-name="gr5" draw:text-style-name="P227" svg:x1="20.481cm" svg:y1="6.665cm" svg:x2="20.481cm" svg:y2="6.788cm"><text:p/></draw:line><draw:line draw:name="Вертикальная линия 582_11" draw:style-name="gr5" draw:text-style-name="P227" svg:x1="21.749cm" svg:y1="6.666cm" svg:x2="21.749cm" svg:y2="6.788cm"><text:p/></draw:line><draw:line draw:name="Вертикальная линия 583_11" draw:style-name="gr5" draw:text-style-name="P227" svg:x1="22.987cm" svg:y1="6.665cm" svg:x2="22.987cm" svg:y2="6.783cm"><text:p/></draw:line><draw:line draw:name="Вертикальная линия 584_11" draw:style-name="gr5" draw:text-style-name="P227" svg:x1="24.245cm" svg:y1="6.665cm" svg:x2="24.245cm" svg:y2="6.783cm"><text:p/></draw:line><draw:line draw:name="Вертикальная линия 585_11" draw:style-name="gr5" draw:text-style-name="P227" svg:x1="26.254cm" svg:y1="6.665cm" svg:x2="26.254cm" svg:y2="6.783cm"><text:p/></draw:line></draw:g></draw:g><draw:g draw:name="DrawObject 80_11" draw:style-name="gr2"><draw:line draw:name="Вертикальная линия 586_11" draw:style-name="gr5" draw:text-style-name="P226" svg:x1="3.237cm" svg:y1="7.424cm" svg:x2="3.237cm" svg:y2="7.525cm"><text:p/></draw:line><draw:g draw:name="DrawObject 81_11" draw:style-name="gr2"><draw:line draw:name="Вертикальная линия 587_11" draw:style-name="gr5" draw:text-style-name="P226" svg:x1="4.235cm" svg:y1="7.41cm" svg:x2="4.235cm" svg:y2="7.511cm"><text:p/></draw:line><draw:line draw:name="Вертикальная линия 588_11" draw:style-name="gr5" draw:text-style-name="P226" svg:x1="5.731cm" svg:y1="7.428cm" svg:x2="5.731cm" svg:y2="7.529cm"><text:p/></draw:line><draw:line draw:name="Вертикальная линия 589_11" draw:style-name="gr5" draw:text-style-name="P226" svg:x1="12.379cm" svg:y1="7.428cm" svg:x2="12.379cm" svg:y2="7.529cm"><text:p/></draw:line><draw:line draw:name="Вертикальная линия 590_11" draw:style-name="gr5" draw:text-style-name="P226" svg:x1="13.64cm" svg:y1="7.42cm" svg:x2="13.64cm" svg:y2="7.542cm"><text:p/></draw:line><draw:line draw:name="Вертикальная линия 591_11" draw:style-name="gr5" draw:text-style-name="P226" svg:x1="15.076cm" svg:y1="7.42cm" svg:x2="15.076cm" svg:y2="7.543cm"><text:p/></draw:line><draw:line draw:name="Вертикальная линия 592_11" draw:style-name="gr5" draw:text-style-name="P227" svg:x1="16.18cm" svg:y1="7.42cm" svg:x2="16.18cm" svg:y2="7.536cm"><text:p/></draw:line><draw:line draw:name="Вертикальная линия 593_11" draw:style-name="gr5" draw:text-style-name="P227" svg:x1="17.406cm" svg:y1="7.432cm" svg:x2="17.406cm" svg:y2="7.533cm"><text:p/></draw:line><draw:line draw:name="Вертикальная линия 594_11" draw:style-name="gr5" draw:text-style-name="P227" svg:x1="18.683cm" svg:y1="7.42cm" svg:x2="18.683cm" svg:y2="7.549cm"><text:p/></draw:line><draw:line draw:name="Вертикальная линия 595_11" draw:style-name="gr5" draw:text-style-name="P226" svg:x1="2.258cm" svg:y1="7.417cm" svg:x2="2.258cm" svg:y2="7.518cm"><text:p/></draw:line><draw:line draw:name="Вертикальная линия 596_11" draw:style-name="gr5" draw:text-style-name="P227" svg:x1="20.481cm" svg:y1="7.42cm" svg:x2="20.481cm" svg:y2="7.543cm"><text:p/></draw:line><draw:line draw:name="Вертикальная линия 597_11" draw:style-name="gr5" draw:text-style-name="P227" svg:x1="21.749cm" svg:y1="7.421cm" svg:x2="21.749cm" svg:y2="7.543cm"><text:p/></draw:line><draw:line draw:name="Вертикальная линия 598_11" draw:style-name="gr5" draw:text-style-name="P227" svg:x1="22.987cm" svg:y1="7.42cm" svg:x2="22.987cm" svg:y2="7.538cm"><text:p/></draw:line><draw:line draw:name="Вертикальная линия 599_11" draw:style-name="gr5" draw:text-style-name="P227" svg:x1="24.245cm" svg:y1="7.42cm" svg:x2="24.245cm" svg:y2="7.538cm"><text:p/></draw:line><draw:line draw:name="Вертикальная линия 600_11" draw:style-name="gr5" draw:text-style-name="P227" svg:x1="26.254cm" svg:y1="7.42cm" svg:x2="26.254cm" svg:y2="7.538cm"><text:p/></draw:line></draw:g></draw:g><draw:g draw:name="DrawObject 82_11" draw:style-name="gr2"><draw:line draw:name="Вертикальная линия 601_11" draw:style-name="gr5" draw:text-style-name="P226" svg:x1="3.237cm" svg:y1="8.19cm" svg:x2="3.237cm" svg:y2="8.291cm"><text:p/></draw:line><draw:g draw:name="DrawObject 83_11" draw:style-name="gr2"><draw:line draw:name="Вертикальная линия 602_11" draw:style-name="gr5" draw:text-style-name="P226" svg:x1="4.235cm" svg:y1="8.174cm" svg:x2="4.235cm" svg:y2="8.275cm"><text:p/></draw:line><draw:line draw:name="Вертикальная линия 603_11" draw:style-name="gr5" draw:text-style-name="P226" svg:x1="5.731cm" svg:y1="8.195cm" svg:x2="5.731cm" svg:y2="8.296cm"><text:p/></draw:line><draw:line draw:name="Вертикальная линия 604_11" draw:style-name="gr5" draw:text-style-name="P226" svg:x1="12.379cm" svg:y1="8.195cm" svg:x2="12.379cm" svg:y2="8.296cm"><text:p/></draw:line><draw:line draw:name="Вертикальная линия 605_11" draw:style-name="gr5" draw:text-style-name="P226" svg:x1="13.64cm" svg:y1="8.187cm" svg:x2="13.64cm" svg:y2="8.309cm"><text:p/></draw:line><draw:line draw:name="Вертикальная линия 606_11" draw:style-name="gr5" draw:text-style-name="P226" svg:x1="15.076cm" svg:y1="8.187cm" svg:x2="15.076cm" svg:y2="8.31cm"><text:p/></draw:line><draw:line draw:name="Вертикальная линия 607_11" draw:style-name="gr5" draw:text-style-name="P227" svg:x1="16.18cm" svg:y1="8.187cm" svg:x2="16.18cm" svg:y2="8.303cm"><text:p/></draw:line><draw:line draw:name="Вертикальная линия 608_11" draw:style-name="gr5" draw:text-style-name="P227" svg:x1="17.406cm" svg:y1="8.197cm" svg:x2="17.406cm" svg:y2="8.298cm"><text:p/></draw:line><draw:line draw:name="Вертикальная линия 609_11" draw:style-name="gr5" draw:text-style-name="P227" svg:x1="18.683cm" svg:y1="8.187cm" svg:x2="18.683cm" svg:y2="8.316cm"><text:p/></draw:line><draw:line draw:name="Вертикальная линия 610_11" draw:style-name="gr5" draw:text-style-name="P226" svg:x1="2.258cm" svg:y1="8.183cm" svg:x2="2.258cm" svg:y2="8.284cm"><text:p/></draw:line><draw:line draw:name="Вертикальная линия 611_11" draw:style-name="gr5" draw:text-style-name="P227" svg:x1="20.481cm" svg:y1="8.187cm" svg:x2="20.481cm" svg:y2="8.31cm"><text:p/></draw:line><draw:line draw:name="Вертикальная линия 612_11" draw:style-name="gr5" draw:text-style-name="P227" svg:x1="21.749cm" svg:y1="8.188cm" svg:x2="21.749cm" svg:y2="8.31cm"><text:p/></draw:line><draw:line draw:name="Вертикальная линия 613_11" draw:style-name="gr5" draw:text-style-name="P227" svg:x1="22.987cm" svg:y1="8.187cm" svg:x2="22.987cm" svg:y2="8.305cm"><text:p/></draw:line><draw:line draw:name="Вертикальная линия 614_11" draw:style-name="gr5" draw:text-style-name="P227" svg:x1="24.245cm" svg:y1="8.187cm" svg:x2="24.245cm" svg:y2="8.305cm"><text:p/></draw:line><draw:line draw:name="Вертикальная линия 615_11" draw:style-name="gr5" draw:text-style-name="P227" svg:x1="26.254cm" svg:y1="8.187cm" svg:x2="26.254cm" svg:y2="8.305cm"><text:p/></draw:line></draw:g></draw:g><draw:g draw:name="DrawObject 84_11" draw:style-name="gr2"><draw:line draw:name="Вертикальная линия 616_11" draw:style-name="gr5" draw:text-style-name="P226" svg:x1="3.237cm" svg:y1="8.945cm" svg:x2="3.237cm" svg:y2="9.046cm"><text:p/></draw:line><draw:g draw:name="DrawObject 85_11" draw:style-name="gr2"><draw:line draw:name="Вертикальная линия 617_11" draw:style-name="gr5" draw:text-style-name="P226" svg:x1="4.235cm" svg:y1="8.929cm" svg:x2="4.235cm" svg:y2="9.03cm"><text:p/></draw:line><draw:line draw:name="Вертикальная линия 618_11" draw:style-name="gr5" draw:text-style-name="P226" svg:x1="5.731cm" svg:y1="8.95cm" svg:x2="5.731cm" svg:y2="9.051cm"><text:p/></draw:line><draw:line draw:name="Вертикальная линия 619_11" draw:style-name="gr5" draw:text-style-name="P226" svg:x1="12.379cm" svg:y1="8.95cm" svg:x2="12.379cm" svg:y2="9.051cm"><text:p/></draw:line><draw:line draw:name="Вертикальная линия 620_11" draw:style-name="gr5" draw:text-style-name="P226" svg:x1="13.64cm" svg:y1="8.942cm" svg:x2="13.64cm" svg:y2="9.064cm"><text:p/></draw:line><draw:line draw:name="Вертикальная линия 621_11" draw:style-name="gr5" draw:text-style-name="P226" svg:x1="15.076cm" svg:y1="8.942cm" svg:x2="15.076cm" svg:y2="9.065cm"><text:p/></draw:line><draw:line draw:name="Вертикальная линия 622_11" draw:style-name="gr5" draw:text-style-name="P227" svg:x1="16.18cm" svg:y1="8.942cm" svg:x2="16.18cm" svg:y2="9.058cm"><text:p/></draw:line><draw:line draw:name="Вертикальная линия 623_11" draw:style-name="gr5" draw:text-style-name="P227" svg:x1="17.406cm" svg:y1="8.952cm" svg:x2="17.406cm" svg:y2="9.053cm"><text:p/></draw:line><draw:line draw:name="Вертикальная линия 624_11" draw:style-name="gr5" draw:text-style-name="P227" svg:x1="18.683cm" svg:y1="8.942cm" svg:x2="18.683cm" svg:y2="9.071cm"><text:p/></draw:line><draw:line draw:name="Вертикальная линия 625_11" draw:style-name="gr5" draw:text-style-name="P226" svg:x1="2.258cm" svg:y1="8.936cm" svg:x2="2.258cm" svg:y2="9.037cm"><text:p/></draw:line><draw:line draw:name="Вертикальная линия 626_11" draw:style-name="gr5" draw:text-style-name="P227" svg:x1="20.481cm" svg:y1="8.942cm" svg:x2="20.481cm" svg:y2="9.065cm"><text:p/></draw:line><draw:line draw:name="Вертикальная линия 627_11" draw:style-name="gr5" draw:text-style-name="P227" svg:x1="21.749cm" svg:y1="8.943cm" svg:x2="21.749cm" svg:y2="9.065cm"><text:p/></draw:line><draw:line draw:name="Вертикальная линия 628_11" draw:style-name="gr5" draw:text-style-name="P227" svg:x1="22.987cm" svg:y1="8.942cm" svg:x2="22.987cm" svg:y2="9.06cm"><text:p/></draw:line><draw:line draw:name="Вертикальная линия 629_11" draw:style-name="gr5" draw:text-style-name="P227" svg:x1="24.245cm" svg:y1="8.942cm" svg:x2="24.245cm" svg:y2="9.06cm"><text:p/></draw:line><draw:line draw:name="Вертикальная линия 630_11" draw:style-name="gr5" draw:text-style-name="P227" svg:x1="26.254cm" svg:y1="8.942cm" svg:x2="26.254cm" svg:y2="9.06cm"><text:p/></draw:line></draw:g></draw:g><draw:g draw:name="DrawObject 86_11" draw:style-name="gr2"><draw:line draw:name="Вертикальная линия 631_11" draw:style-name="gr5" draw:text-style-name="P226" svg:x1="3.237cm" svg:y1="9.71cm" svg:x2="3.237cm" svg:y2="9.811cm"><text:p/></draw:line><draw:g draw:name="DrawObject 87_11" draw:style-name="gr2"><draw:line draw:name="Вертикальная линия 632_11" draw:style-name="gr5" draw:text-style-name="P226" svg:x1="4.235cm" svg:y1="9.696cm" svg:x2="4.235cm" svg:y2="9.797cm"><text:p/></draw:line><draw:line draw:name="Вертикальная линия 633_11" draw:style-name="gr5" draw:text-style-name="P226" svg:x1="5.731cm" svg:y1="9.714cm" svg:x2="5.731cm" svg:y2="9.815cm"><text:p/></draw:line><draw:line draw:name="Вертикальная линия 634_11" draw:style-name="gr5" draw:text-style-name="P226" svg:x1="12.379cm" svg:y1="9.714cm" svg:x2="12.379cm" svg:y2="9.815cm"><text:p/></draw:line><draw:line draw:name="Вертикальная линия 635_11" draw:style-name="gr5" draw:text-style-name="P226" svg:x1="13.64cm" svg:y1="9.707cm" svg:x2="13.64cm" svg:y2="9.829cm"><text:p/></draw:line><draw:line draw:name="Вертикальная линия 636_11" draw:style-name="gr5" draw:text-style-name="P226" svg:x1="15.076cm" svg:y1="9.707cm" svg:x2="15.076cm" svg:y2="9.83cm"><text:p/></draw:line><draw:line draw:name="Вертикальная линия 637_11" draw:style-name="gr5" draw:text-style-name="P227" svg:x1="16.18cm" svg:y1="9.707cm" svg:x2="16.18cm" svg:y2="9.823cm"><text:p/></draw:line><draw:line draw:name="Вертикальная линия 638_11" draw:style-name="gr5" draw:text-style-name="P227" svg:x1="17.406cm" svg:y1="9.719cm" svg:x2="17.406cm" svg:y2="9.82cm"><text:p/></draw:line><draw:line draw:name="Вертикальная линия 639_11" draw:style-name="gr5" draw:text-style-name="P227" svg:x1="18.683cm" svg:y1="9.707cm" svg:x2="18.683cm" svg:y2="9.836cm"><text:p/></draw:line><draw:line draw:name="Вертикальная линия 640_11" draw:style-name="gr5" draw:text-style-name="P226" svg:x1="2.258cm" svg:y1="9.703cm" svg:x2="2.258cm" svg:y2="9.804cm"><text:p/></draw:line><draw:line draw:name="Вертикальная линия 641_11" draw:style-name="gr5" draw:text-style-name="P227" svg:x1="20.481cm" svg:y1="9.707cm" svg:x2="20.481cm" svg:y2="9.83cm"><text:p/></draw:line><draw:line draw:name="Вертикальная линия 642_11" draw:style-name="gr5" draw:text-style-name="P227" svg:x1="21.749cm" svg:y1="9.71cm" svg:x2="21.749cm" svg:y2="9.832cm"><text:p/></draw:line><draw:line draw:name="Вертикальная линия 643_11" draw:style-name="gr5" draw:text-style-name="P227" svg:x1="22.987cm" svg:y1="9.707cm" svg:x2="22.987cm" svg:y2="9.825cm"><text:p/></draw:line><draw:line draw:name="Вертикальная линия 644_11" draw:style-name="gr5" draw:text-style-name="P227" svg:x1="24.245cm" svg:y1="9.707cm" svg:x2="24.245cm" svg:y2="9.825cm"><text:p/></draw:line><draw:line draw:name="Вертикальная линия 645_11" draw:style-name="gr5" draw:text-style-name="P227" svg:x1="26.254cm" svg:y1="9.707cm" svg:x2="26.254cm" svg:y2="9.825cm"><text:p/></draw:line></draw:g></draw:g><draw:g draw:name="DrawObject 88_11" draw:style-name="gr2"><draw:line draw:name="Вертикальная линия 646_11" draw:style-name="gr5" draw:text-style-name="P226" svg:x1="3.237cm" svg:y1="10.476cm" svg:x2="3.237cm" svg:y2="10.577cm"><text:p/></draw:line><draw:g draw:name="DrawObject 89_11" draw:style-name="gr2"><draw:line draw:name="Вертикальная линия 647_11" draw:style-name="gr5" draw:text-style-name="P226" svg:x1="4.235cm" svg:y1="10.465cm" svg:x2="4.235cm" svg:y2="10.566cm"><text:p/></draw:line><draw:line draw:name="Вертикальная линия 648_11" draw:style-name="gr5" draw:text-style-name="P226" svg:x1="5.731cm" svg:y1="10.483cm" svg:x2="5.731cm" svg:y2="10.584cm"><text:p/></draw:line><draw:line draw:name="Вертикальная линия 649_11" draw:style-name="gr5" draw:text-style-name="P226" svg:x1="12.379cm" svg:y1="10.483cm" svg:x2="12.379cm" svg:y2="10.584cm"><text:p/></draw:line><draw:line draw:name="Вертикальная линия 650_11" draw:style-name="gr5" draw:text-style-name="P226" svg:x1="13.64cm" svg:y1="10.475cm" svg:x2="13.64cm" svg:y2="10.597cm"><text:p/></draw:line><draw:line draw:name="Вертикальная линия 651_11" draw:style-name="gr5" draw:text-style-name="P226" svg:x1="15.076cm" svg:y1="10.475cm" svg:x2="15.076cm" svg:y2="10.598cm"><text:p/></draw:line><draw:line draw:name="Вертикальная линия 652_11" draw:style-name="gr5" draw:text-style-name="P227" svg:x1="16.18cm" svg:y1="10.475cm" svg:x2="16.18cm" svg:y2="10.591cm"><text:p/></draw:line><draw:line draw:name="Вертикальная линия 653_11" draw:style-name="gr5" draw:text-style-name="P227" svg:x1="17.406cm" svg:y1="10.487cm" svg:x2="17.406cm" svg:y2="10.588cm"><text:p/></draw:line><draw:line draw:name="Вертикальная линия 654_11" draw:style-name="gr5" draw:text-style-name="P227" svg:x1="18.683cm" svg:y1="10.475cm" svg:x2="18.683cm" svg:y2="10.604cm"><text:p/></draw:line><draw:line draw:name="Вертикальная линия 655_11" draw:style-name="gr5" draw:text-style-name="P226" svg:x1="2.258cm" svg:y1="10.472cm" svg:x2="2.258cm" svg:y2="10.573cm"><text:p/></draw:line><draw:line draw:name="Вертикальная линия 656_11" draw:style-name="gr5" draw:text-style-name="P227" svg:x1="20.481cm" svg:y1="10.475cm" svg:x2="20.481cm" svg:y2="10.598cm"><text:p/></draw:line><draw:line draw:name="Вертикальная линия 657_11" draw:style-name="gr5" draw:text-style-name="P227" svg:x1="21.749cm" svg:y1="10.476cm" svg:x2="21.749cm" svg:y2="10.598cm"><text:p/></draw:line><draw:line draw:name="Вертикальная линия 658_11" draw:style-name="gr5" draw:text-style-name="P227" svg:x1="22.987cm" svg:y1="10.475cm" svg:x2="22.987cm" svg:y2="10.593cm"><text:p/></draw:line><draw:line draw:name="Вертикальная линия 659_11" draw:style-name="gr5" draw:text-style-name="P227" svg:x1="24.245cm" svg:y1="10.475cm" svg:x2="24.245cm" svg:y2="10.593cm"><text:p/></draw:line><draw:line draw:name="Вертикальная линия 660_11" draw:style-name="gr5" draw:text-style-name="P227" svg:x1="26.254cm" svg:y1="10.475cm" svg:x2="26.254cm" svg:y2="10.593cm"><text:p/></draw:line></draw:g></draw:g><draw:g draw:name="DrawObject 90_11" draw:style-name="gr2"><draw:line draw:name="Вертикальная линия 661_11" draw:style-name="gr5" draw:text-style-name="P226" svg:x1="3.237cm" svg:y1="11.234cm" svg:x2="3.237cm" svg:y2="11.335cm"><text:p/></draw:line><draw:g draw:name="DrawObject 91_11" draw:style-name="gr2"><draw:line draw:name="Вертикальная линия 662_11" draw:style-name="gr5" draw:text-style-name="P226" svg:x1="4.235cm" svg:y1="11.22cm" svg:x2="4.235cm" svg:y2="11.321cm"><text:p/></draw:line><draw:line draw:name="Вертикальная линия 663_11" draw:style-name="gr5" draw:text-style-name="P226" svg:x1="5.731cm" svg:y1="11.238cm" svg:x2="5.731cm" svg:y2="11.339cm"><text:p/></draw:line><draw:line draw:name="Вертикальная линия 664_11" draw:style-name="gr5" draw:text-style-name="P226" svg:x1="12.379cm" svg:y1="11.238cm" svg:x2="12.379cm" svg:y2="11.339cm"><text:p/></draw:line><draw:line draw:name="Вертикальная линия 665_11" draw:style-name="gr5" draw:text-style-name="P226" svg:x1="13.64cm" svg:y1="11.23cm" svg:x2="13.64cm" svg:y2="11.352cm"><text:p/></draw:line><draw:line draw:name="Вертикальная линия 666_11" draw:style-name="gr5" draw:text-style-name="P226" svg:x1="15.076cm" svg:y1="11.23cm" svg:x2="15.076cm" svg:y2="11.353cm"><text:p/></draw:line><draw:line draw:name="Вертикальная линия 667_11" draw:style-name="gr5" draw:text-style-name="P227" svg:x1="16.18cm" svg:y1="11.23cm" svg:x2="16.18cm" svg:y2="11.346cm"><text:p/></draw:line><draw:line draw:name="Вертикальная линия 668_11" draw:style-name="gr5" draw:text-style-name="P227" svg:x1="17.406cm" svg:y1="11.242cm" svg:x2="17.406cm" svg:y2="11.343cm"><text:p/></draw:line><draw:line draw:name="Вертикальная линия 669_11" draw:style-name="gr5" draw:text-style-name="P227" svg:x1="18.683cm" svg:y1="11.23cm" svg:x2="18.683cm" svg:y2="11.359cm"><text:p/></draw:line><draw:line draw:name="Вертикальная линия 670_11" draw:style-name="gr5" draw:text-style-name="P226" svg:x1="2.258cm" svg:y1="11.227cm" svg:x2="2.258cm" svg:y2="11.328cm"><text:p/></draw:line><draw:line draw:name="Вертикальная линия 671_11" draw:style-name="gr5" draw:text-style-name="P227" svg:x1="20.481cm" svg:y1="11.23cm" svg:x2="20.481cm" svg:y2="11.353cm"><text:p/></draw:line><draw:line draw:name="Вертикальная линия 672_11" draw:style-name="gr5" draw:text-style-name="P227" svg:x1="21.749cm" svg:y1="11.231cm" svg:x2="21.749cm" svg:y2="11.353cm"><text:p/></draw:line><draw:line draw:name="Вертикальная линия 673_11" draw:style-name="gr5" draw:text-style-name="P227" svg:x1="22.987cm" svg:y1="11.23cm" svg:x2="22.987cm" svg:y2="11.348cm"><text:p/></draw:line><draw:line draw:name="Вертикальная линия 674_11" draw:style-name="gr5" draw:text-style-name="P227" svg:x1="24.245cm" svg:y1="11.23cm" svg:x2="24.245cm" svg:y2="11.348cm"><text:p/></draw:line><draw:line draw:name="Вертикальная линия 675_11" draw:style-name="gr5" draw:text-style-name="P227" svg:x1="26.254cm" svg:y1="11.23cm" svg:x2="26.254cm" svg:y2="11.348cm"><text:p/></draw:line></draw:g></draw:g><draw:custom-shape draw:name="Фигура 1_11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11" draw:style-name="gr2"><draw:line draw:name="Вертикальная линия 241_11" draw:style-name="gr5" draw:text-style-name="P226" svg:x1="3.237cm" svg:y1="11.991cm" svg:x2="3.237cm" svg:y2="12.092cm"><text:p/></draw:line><draw:g draw:name="DrawObject 32_11" draw:style-name="gr2"><draw:line draw:name="Вертикальная линия 242_11" draw:style-name="gr5" draw:text-style-name="P226" svg:x1="4.235cm" svg:y1="11.977cm" svg:x2="4.235cm" svg:y2="12.078cm"><text:p/></draw:line><draw:line draw:name="Вертикальная линия 243_11" draw:style-name="gr5" draw:text-style-name="P226" svg:x1="5.731cm" svg:y1="11.996cm" svg:x2="5.731cm" svg:y2="12.097cm"><text:p/></draw:line><draw:line draw:name="Вертикальная линия 244_11" draw:style-name="gr5" draw:text-style-name="P226" svg:x1="12.379cm" svg:y1="11.996cm" svg:x2="12.379cm" svg:y2="12.097cm"><text:p/></draw:line><draw:line draw:name="Вертикальная линия 245_11" draw:style-name="gr5" draw:text-style-name="P226" svg:x1="13.64cm" svg:y1="11.989cm" svg:x2="13.64cm" svg:y2="12.111cm"><text:p/></draw:line><draw:line draw:name="Вертикальная линия 246_11" draw:style-name="gr5" draw:text-style-name="P226" svg:x1="15.076cm" svg:y1="11.989cm" svg:x2="15.076cm" svg:y2="12.112cm"><text:p/></draw:line><draw:line draw:name="Вертикальная линия 247_11" draw:style-name="gr5" draw:text-style-name="P227" svg:x1="16.18cm" svg:y1="11.989cm" svg:x2="16.18cm" svg:y2="12.105cm"><text:p/></draw:line><draw:line draw:name="Вертикальная линия 248_11" draw:style-name="gr5" draw:text-style-name="P227" svg:x1="17.406cm" svg:y1="12cm" svg:x2="17.406cm" svg:y2="12.101cm"><text:p/></draw:line><draw:line draw:name="Вертикальная линия 249_11" draw:style-name="gr5" draw:text-style-name="P227" svg:x1="18.683cm" svg:y1="11.989cm" svg:x2="18.683cm" svg:y2="12.118cm"><text:p/></draw:line><draw:line draw:name="Вертикальная линия 250_11" draw:style-name="gr5" draw:text-style-name="P226" svg:x1="2.258cm" svg:y1="11.984cm" svg:x2="2.258cm" svg:y2="12.085cm"><text:p/></draw:line><draw:line draw:name="Вертикальная линия 251_11" draw:style-name="gr5" draw:text-style-name="P227" svg:x1="20.481cm" svg:y1="11.989cm" svg:x2="20.481cm" svg:y2="12.112cm"><text:p/></draw:line><draw:line draw:name="Вертикальная линия 252_11" draw:style-name="gr5" draw:text-style-name="P227" svg:x1="21.749cm" svg:y1="11.989cm" svg:x2="21.749cm" svg:y2="12.111cm"><text:p/></draw:line><draw:line draw:name="Вертикальная линия 253_11" draw:style-name="gr5" draw:text-style-name="P227" svg:x1="22.987cm" svg:y1="11.989cm" svg:x2="22.987cm" svg:y2="12.107cm"><text:p/></draw:line><draw:line draw:name="Вертикальная линия 254_11" draw:style-name="gr5" draw:text-style-name="P227" svg:x1="24.245cm" svg:y1="11.989cm" svg:x2="24.245cm" svg:y2="12.107cm"><text:p/></draw:line><draw:line draw:name="Вертикальная линия 255_11" draw:style-name="gr5" draw:text-style-name="P227" svg:x1="26.254cm" svg:y1="11.989cm" svg:x2="26.254cm" svg:y2="12.107cm"><text:p/></draw:line></draw:g></draw:g></draw:g><draw:g draw:name="DrawObject 2_11" draw:style-name="gr2"><draw:line draw:name="Вертикальная линия 16_11" draw:style-name="gr5" draw:text-style-name="P226" svg:x1="3.214cm" svg:y1="0.614cm" svg:x2="3.214cm" svg:y2="0.715cm"><text:p/></draw:line><draw:g draw:name="DrawObject 3_11" draw:style-name="gr2"><draw:line draw:name="Вертикальная линия 17_11" draw:style-name="gr5" draw:text-style-name="P226" svg:x1="4.214cm" svg:y1="0.6cm" svg:x2="4.214cm" svg:y2="0.701cm"><text:p/></draw:line><draw:line draw:name="Вертикальная линия 18_11" draw:style-name="gr5" draw:text-style-name="P226" svg:x1="5.708cm" svg:y1="0.619cm" svg:x2="5.708cm" svg:y2="0.72cm"><text:p/></draw:line><draw:line draw:name="Вертикальная линия 19_11" draw:style-name="gr5" draw:text-style-name="P226" svg:x1="12.356cm" svg:y1="0.619cm" svg:x2="12.356cm" svg:y2="0.72cm"><text:p/></draw:line><draw:line draw:name="Вертикальная линия 20_11" draw:style-name="gr5" draw:text-style-name="P226" svg:x1="13.619cm" svg:y1="0.611cm" svg:x2="13.619cm" svg:y2="0.733cm"><text:p/></draw:line><draw:line draw:name="Вертикальная линия 21_11" draw:style-name="gr5" draw:text-style-name="P226" svg:x1="15.053cm" svg:y1="0.611cm" svg:x2="15.053cm" svg:y2="0.734cm"><text:p/></draw:line><draw:line draw:name="Вертикальная линия 22_11" draw:style-name="gr5" draw:text-style-name="P227" svg:x1="16.159cm" svg:y1="0.611cm" svg:x2="16.159cm" svg:y2="0.727cm"><text:p/></draw:line><draw:line draw:name="Вертикальная линия 23_11" draw:style-name="gr5" draw:text-style-name="P227" svg:x1="17.383cm" svg:y1="0.623cm" svg:x2="17.383cm" svg:y2="0.724cm"><text:p/></draw:line><draw:line draw:name="Вертикальная линия 24_11" draw:style-name="gr5" draw:text-style-name="P227" svg:x1="18.662cm" svg:y1="0.611cm" svg:x2="18.662cm" svg:y2="0.74cm"><text:p/></draw:line><draw:line draw:name="Вертикальная линия 25_11" draw:style-name="gr5" draw:text-style-name="P226" svg:x1="2.235cm" svg:y1="0.607cm" svg:x2="2.235cm" svg:y2="0.708cm"><text:p/></draw:line><draw:line draw:name="Вертикальная линия 26_11" draw:style-name="gr5" draw:text-style-name="P227" svg:x1="20.458cm" svg:y1="0.611cm" svg:x2="20.458cm" svg:y2="0.734cm"><text:p/></draw:line><draw:line draw:name="Вертикальная линия 27_11" draw:style-name="gr5" draw:text-style-name="P227" svg:x1="21.726cm" svg:y1="0.612cm" svg:x2="21.726cm" svg:y2="0.734cm"><text:p/></draw:line><draw:line draw:name="Вертикальная линия 28_11" draw:style-name="gr5" draw:text-style-name="P227" svg:x1="22.964cm" svg:y1="0.611cm" svg:x2="22.964cm" svg:y2="0.729cm"><text:p/></draw:line><draw:line draw:name="Вертикальная линия 29_11" draw:style-name="gr5" draw:text-style-name="P227" svg:x1="24.222cm" svg:y1="0.611cm" svg:x2="24.222cm" svg:y2="0.729cm"><text:p/></draw:line><draw:line draw:name="Вертикальная линия 30_11" draw:style-name="gr5" draw:text-style-name="P227" svg:x1="26.231cm" svg:y1="0.611cm" svg:x2="26.231cm" svg:y2="0.729cm"><text:p/></draw:line></draw:g></draw:g></draw:g><text:span text:style-name="Основной_20_шрифт_20_абзаца"><text:span text:style-name="T3"><text:s/>01</text:span></text:span></text:p>
          </table:table-cell>
          <table:table-cell table:style-name="Таблица14.B28" table:number-rows-spanned="17" table:number-columns-spanned="42" office:value-type="string">
            <text:p text:style-name="P157"><text:s text:c="2"/></text:p>
            <text:p text:style-name="P180"><text:span text:style-name="T18"><text:s text:c="9"/></text:span><text:span text:style-name="T80">6</text:span><text:span text:style-name="T28"> Выдержать </text:span><text:span text:style-name="Основной_20_шрифт_20_абзаца"><text:span text:style-name="T232"><text:s/>10-15 мин. при температуре цеха <text:s/>от плюс 15 </text:span></text:span><text:span text:style-name="Основной_20_шрифт_20_абзаца"><text:span text:style-name="T233">º</text:span></text:span><text:span text:style-name="Основной_20_шрифт_20_абзаца"><text:span text:style-name="T232">С до плюс 35 </text:span></text:span><text:span text:style-name="Основной_20_шрифт_20_абзаца"><text:span text:style-name="T233">º</text:span></text:span><text:span text:style-name="Основной_20_шрифт_20_абзаца"><text:span text:style-name="T232">С.</text:span></text:span></text:p>
            <text:p text:style-name="P165"><text:s/><text:span text:style-name="T278">Психрометр аспирационный <text:s/>МВ-4-2М ТУ 52.07-(ГРПИ.405132.001)-92, часы <text:s/>любой марки по действующей ДС.</text:span></text:p>
            <text:p text:style-name="P165"/>
            <text:p text:style-name="P165"/>
            <text:p text:style-name="P183"><text:span text:style-name="T18"><text:s text:c="8"/></text:span><text:span text:style-name="T80">7</text:span><text:span text:style-name="T28"> Нанести на механически обработанные поверхности корпуса один слой связующего </text:span><text:span text:style-name="Основной_20_шрифт_20_абзаца"><text:span text:style-name="T220">на основе смолы </text:span></text:span><text:span text:style-name="Основной_20_шрифт_20_абзаца"><text:span text:style-name="T214">Attshield OP745.</text:span></text:span></text:p>
            <text:p text:style-name="P202"><text:span text:style-name="Основной_20_шрифт_20_абзаца"><text:span text:style-name="T222">Ч</text:span></text:span><text:span text:style-name="Основной_20_шрифт_20_абзаца"><text:span text:style-name="T220">ерт.</text:span></text:span><text:span text:style-name="Основной_20_шрифт_20_абзаца"><text:span text:style-name="T221">ЮЕЛИ.301116.12</text:span></text:span><text:span text:style-name="Основной_20_шрифт_20_абзаца"><text:span text:style-name="T223">6 </text:span></text:span><text:span text:style-name="Основной_20_шрифт_20_абзаца"><text:span text:style-name="T221">СБ, </text:span></text:span><text:span text:style-name="Основной_20_шрифт_20_абзаца"><text:span text:style-name="T222">п.</text:span></text:span><text:span text:style-name="Основной_20_шрифт_20_абзаца"><text:span text:style-name="T223">28, п.5</text:span></text:span></text:p>
            <text:p text:style-name="P205"><text:span text:style-name="Основной_20_шрифт_20_абзаца"><text:span text:style-name="T235">Кисть </text:span></text:span><text:span text:style-name="Основной_20_шрифт_20_абзаца"><text:span text:style-name="T222">КФК18, КФ</text:span></text:span><text:span text:style-name="Основной_20_шрифт_20_абзаца"><text:span text:style-name="T224">5</text:span></text:span><text:span text:style-name="Основной_20_шрифт_20_абзаца"><text:span text:style-name="T222">0 ГОСТ Р 58516-2019</text:span></text:span><text:span text:style-name="Основной_20_шрифт_20_абзаца"><text:span text:style-name="T235">, </text:span></text:span><text:span text:style-name="Основной_20_шрифт_20_абзаца"><text:span text:style-name="T222">шпатель СПР-5487.</text:span></text:span></text:p>
            <text:p text:style-name="P202"><text:span text:style-name="Основной_20_шрифт_20_абзаца"><text:span text:style-name="T222"/></text:span></text:p>
            <text:p text:style-name="P202"><text:span text:style-name="Основной_20_шрифт_20_абзаца"><text:span text:style-name="T222"/></text:span></text:p>
            <text:p text:style-name="P202"><text:span text:style-name="Основной_20_шрифт_20_абзаца"><text:span text:style-name="T222"><text:s text:c="7"/></text:span></text:span><text:span text:style-name="Основной_20_шрифт_20_абзаца"><text:span text:style-name="T225">8</text:span></text:span><text:span text:style-name="Основной_20_шрифт_20_абзаца"><text:span text:style-name="T226"> </text:span></text:span><text:span text:style-name="Основной_20_шрифт_20_абзаца"><text:span text:style-name="T227">Выдержать </text:span></text:span><text:span text:style-name="Основной_20_шрифт_20_абзаца"><text:span text:style-name="T226">связующие </text:span></text:span><text:span text:style-name="Основной_20_шрифт_20_абзаца"><text:span text:style-name="T232">при температуре цеха <text:s/>от плюс 15 </text:span></text:span><text:span text:style-name="Основной_20_шрифт_20_абзаца"><text:span text:style-name="T233">º</text:span></text:span><text:span text:style-name="Основной_20_шрифт_20_абзаца"><text:span text:style-name="T232">С до плюс 35 </text:span></text:span><text:span text:style-name="Основной_20_шрифт_20_абзаца"><text:span text:style-name="T233">º</text:span></text:span><text:span text:style-name="Основной_20_шрифт_20_абзаца"><text:span text:style-name="T232">С </text:span></text:span><text:span text:style-name="Основной_20_шрифт_20_абзаца"><text:span text:style-name="T243">не менее 24 часов. </text:span></text:span><text:span text:style-name="Основной_20_шрифт_20_абзаца"><text:span text:style-name="T244">Контроль ОТК.</text:span></text:span></text:p>
            <text:p text:style-name="P202"><text:span text:style-name="Основной_20_шрифт_20_абзаца"><text:span text:style-name="T222"><text:s/></text:span></text:span><text:span text:style-name="Основной_20_шрифт_20_абзаца"><text:span text:style-name="T235">Психрометр аспирационный <text:s/>МВ-4-2М ТУ 52.07-(ГРПИ.405132.001)-92, часы <text:s text:c="2"/>любой марки по действующей ДС.</text:span></text:span><text:span text:style-name="Основной_20_шрифт_20_абзаца"><text:span text:style-name="T222"> </text:span></text:span></text:p>
            <text:p text:style-name="P202"><text:span text:style-name="Основной_20_шрифт_20_абзаца"><text:span text:style-name="T224"><text:s text:c="7"/></text:span></text:span></text:p>
            <text:p text:style-name="P202"><text:span text:style-name="Основной_20_шрифт_20_абзаца"><text:span text:style-name="T224"/></text:span></text:p>
            <text:p text:style-name="P202"><text:span text:style-name="Основной_20_шрифт_20_абзаца"><text:span text:style-name="T224"><text:s text:c="7"/></text:span></text:span><text:span text:style-name="Основной_20_шрифт_20_абзаца"><text:span text:style-name="T225">9 </text:span></text:span><text:span text:style-name="Основной_20_шрифт_20_абзаца"><text:span text:style-name="T236">Провести контроль ОТК поверхности </text:span></text:span><text:span text:style-name="Основной_20_шрифт_20_абзаца"><text:span text:style-name="T237">Н</text:span></text:span><text:span text:style-name="Основной_20_шрифт_20_абзаца"><text:span text:style-name="T236"> </text:span></text:span><text:span text:style-name="Основной_20_шрифт_20_абзаца"><text:span text:style-name="T99">ниж</text:span></text:span><text:span text:style-name="Основной_20_шрифт_20_абзаца"><text:span text:style-name="T238">ней части корпуса</text:span></text:span><text:span text:style-name="Основной_20_шрифт_20_абзаца"><text:span text:style-name="T236"> на гладкость, отсутствие </text:span></text:span></text:p>
            <text:p text:style-name="P204"><text:span text:style-name="Основной_20_шрифт_20_абзаца"><text:span text:style-name="T205">посторонних включений, расслоений, трещин, наплывов и подтеков связующего. <text:s/></text:span></text:span><text:span text:style-name="Основной_20_шрифт_20_абзаца"><text:span text:style-name="T198">Ч</text:span></text:span><text:span text:style-name="Основной_20_шрифт_20_абзаца"><text:span text:style-name="T199">ерт.</text:span></text:span><text:span text:style-name="Основной_20_шрифт_20_абзаца"><text:span text:style-name="T200">ЮЕЛИ.301116.12</text:span></text:span><text:span text:style-name="Основной_20_шрифт_20_абзаца"><text:span text:style-name="T201">6 </text:span></text:span><text:span text:style-name="Основной_20_шрифт_20_абзаца"><text:span text:style-name="T200">СБ, </text:span></text:span><text:span text:style-name="Основной_20_шрифт_20_абзаца"><text:span text:style-name="T198">п.</text:span></text:span><text:span text:style-name="Основной_20_шрифт_20_абзаца"><text:span text:style-name="T201">25</text:span></text:span></text:p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<text:span text:style-name="T277">О</text:span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<text:span text:style-name="T277">Т</text:span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<text:span text:style-name="T277">О</text:span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<text:s/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<text:span text:style-name="T277">Т</text:span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<text:s/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<text:span text:style-name="T277">О</text:span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<text:span text:style-name="T277">Т</text:span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<text:s/><text:span text:style-name="T277">О</text:span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12" office:value-type="string">
            <text:p text:style-name="P43"><text:s/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12">
          <table:table-cell table:style-name="Таблица14.A28" office:value-type="string">
            <text:p text:style-name="P43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4.29">
          <table:table-cell table:style-name="Таблица14.A29" table:number-columns-spanned="3" office:value-type="string">
            <text:p text:style-name="P45">МК/КТП</text:p>
          </table:table-cell>
          <table:covered-table-cell/>
          <table:covered-table-cell/>
          <table:table-cell table:style-name="Таблица14.D29" table:number-columns-spanned="34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4.D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14.A29" office:value-type="string">
            <text:p text:style-name="P52"/>
          </table:table-cell>
        </table:table-row>
      </table:table>
      <text:p text:style-name="P80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B"/>
        <table:table-column table:style-name="Таблица7.J"/>
        <table:table-column table:style-name="Таблица7.K"/>
        <table:table-column table:style-name="Таблица7.L"/>
        <table:table-column table:style-name="Таблица7.M"/>
        <table:table-column table:style-name="Таблица7.N"/>
        <table:table-column table:style-name="Таблица7.O"/>
        <table:table-column table:style-name="Таблица7.P"/>
        <table:table-column table:style-name="Таблица7.B"/>
        <table:table-column table:style-name="Таблица7.R"/>
        <table:table-column table:style-name="Таблица7.S"/>
        <table:table-column table:style-name="Таблица7.T"/>
        <table:table-column table:style-name="Таблица7.B"/>
        <table:table-column table:style-name="Таблица7.V"/>
        <table:table-column table:style-name="Таблица7.W"/>
        <table:table-column table:style-name="Таблица7.X"/>
        <table:table-column table:style-name="Таблица7.Y"/>
        <table:table-column table:style-name="Таблица7.Z"/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column table:style-name="Таблица7.g"/>
        <table:table-column table:style-name="Таблица7.h"/>
        <table:table-column table:style-name="Таблица7.i"/>
        <table:table-column table:style-name="Таблица7.G"/>
        <table:table-column table:style-name="Таблица7.k"/>
        <table:table-column table:style-name="Таблица7.l"/>
        <table:table-column table:style-name="Таблица7.h"/>
        <table:table-column table:style-name="Таблица7.n"/>
        <table:table-column table:style-name="Таблица7.o"/>
        <table:table-column table:style-name="Таблица7.p"/>
        <table:table-column table:style-name="Таблица7.q"/>
        <table:table-header-rows>
          <text:soft-page-break/>
          <table:table-row table:style-name="Таблица7.1">
            <table:table-cell table:style-name="Таблица7.A1" table:number-columns-spanned="3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7.f1" table:number-columns-spanned="2" office:value-type="string">
              <text:p text:style-name="P40"/>
            </table:table-cell>
            <table:covered-table-cell/>
            <table:table-cell table:style-name="Таблица7.f1" table:number-columns-spanned="3" office:value-type="string">
              <text:p text:style-name="P40"/>
            </table:table-cell>
            <table:covered-table-cell/>
            <table:covered-table-cell/>
            <table:table-cell table:style-name="Таблица7.f1" table:number-columns-spanned="4" office:value-type="string">
              <text:p text:style-name="P36"><draw:frame draw:style-name="fr2" draw:name="Врезка8" text:anchor-type="paragraph" svg:y="-0.49cm" svg:width="5.639cm" style:rel-width="scale" svg:height="0.639cm" style:rel-height="scale" draw:z-index="11"><draw:text-box><text:p text:style-name="P21">ГОСТ 3.1118-82 Форма 1б</text:p></draw:text-box></draw:frame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7.f1" table:number-columns-spanned="2" office:value-type="string">
              <text:p text:style-name="P40"/>
            </table:table-cell>
            <table:covered-table-cell/>
            <table:table-cell table:style-name="Таблица7.q1" office:value-type="string">
              <text:p text:style-name="P40"/>
            </table:table-cell>
          </table:table-row>
        </table:table-header-rows>
        <table:table-row table:style-name="Таблица7.1">
          <table:table-cell table:style-name="Таблица7.f1" table:number-columns-spanned="3" office:value-type="string">
            <text:p text:style-name="P40">Дубл.</text:p>
          </table:table-cell>
          <table:covered-table-cell/>
          <table:covered-table-cell/>
          <table:table-cell table:style-name="Таблица7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7.f1" table:number-columns-spanned="3" office:value-type="string">
            <text:p text:style-name="P36"/>
          </table:table-cell>
          <table:covered-table-cell/>
          <table:covered-table-cell/>
          <table:table-cell table:style-name="Таблица7.f1" office:value-type="string">
            <text:p text:style-name="P36"/>
          </table:table-cell>
          <table:table-cell table:style-name="Таблица7.M2" table:number-columns-spanned="4" office:value-type="string">
            <text:p text:style-name="P36"><text:s text:c="15"/></text:p>
          </table:table-cell>
          <table:covered-table-cell/>
          <table:covered-table-cell/>
          <table:covered-table-cell/>
          <table:table-cell table:style-name="Таблица7.Q2" table:number-columns-spanned="2" office:value-type="string">
            <text:p text:style-name="P36"/>
          </table:table-cell>
          <table:covered-table-cell/>
          <table:table-cell table:style-name="Таблица7.Q2" table:number-columns-spanned="3" office:value-type="string">
            <text:p text:style-name="P36"/>
          </table:table-cell>
          <table:covered-table-cell/>
          <table:covered-table-cell/>
          <table:table-cell table:style-name="Таблица7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Q2" table:number-columns-spanned="2" office:value-type="string">
            <text:p text:style-name="P36"/>
          </table:table-cell>
          <table:covered-table-cell/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f1" table:number-columns-spanned="3" office:value-type="string">
            <text:p text:style-name="P36"/>
          </table:table-cell>
          <table:covered-table-cell/>
          <table:covered-table-cell/>
          <table:table-cell table:style-name="Таблица7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q1" office:value-type="string">
            <text:p text:style-name="P36"/>
          </table:table-cell>
        </table:table-row>
        <table:table-row table:style-name="Таблица7.1">
          <table:table-cell table:style-name="Таблица7.f1" table:number-columns-spanned="3" office:value-type="string">
            <text:p text:style-name="P40">Взам.</text:p>
          </table:table-cell>
          <table:covered-table-cell/>
          <table:covered-table-cell/>
          <table:table-cell table:style-name="Таблица7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7.f1" table:number-columns-spanned="3" office:value-type="string">
            <text:p text:style-name="P36"/>
          </table:table-cell>
          <table:covered-table-cell/>
          <table:covered-table-cell/>
          <table:table-cell table:style-name="Таблица7.f1" office:value-type="string">
            <text:p text:style-name="P36"/>
          </table:table-cell>
          <table:table-cell table:style-name="Таблица7.M3" table:number-rows-spanned="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f1" table:number-columns-spanned="3" office:value-type="string">
            <text:p text:style-name="P36"/>
          </table:table-cell>
          <table:covered-table-cell/>
          <table:covered-table-cell/>
          <table:table-cell table:style-name="Таблица7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f1" table:number-columns-spanned="3" office:value-type="string">
            <text:p text:style-name="P36"/>
          </table:table-cell>
          <table:covered-table-cell/>
          <table:covered-table-cell/>
          <table:table-cell table:style-name="Таблица7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q1" office:value-type="string">
            <text:p text:style-name="P36"/>
          </table:table-cell>
        </table:table-row>
        <table:table-row table:style-name="Таблица7.1">
          <table:table-cell table:style-name="Таблица7.f1" table:number-columns-spanned="3" office:value-type="string">
            <text:p text:style-name="P40">Подл.</text:p>
          </table:table-cell>
          <table:covered-table-cell/>
          <table:covered-table-cell/>
          <table:table-cell table:style-name="Таблица7.f1" table:number-columns-spanned="5" office:value-type="string">
            <text:p text:style-name="P69"><text:s/></text:p>
          </table:table-cell>
          <table:covered-table-cell/>
          <table:covered-table-cell/>
          <table:covered-table-cell/>
          <table:covered-table-cell/>
          <table:table-cell table:style-name="Таблица7.f1" table:number-columns-spanned="3" office:value-type="string">
            <text:p text:style-name="P23"/>
          </table:table-cell>
          <table:covered-table-cell/>
          <table:covered-table-cell/>
          <table:table-cell table:style-name="Таблица7.f1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f1" table:number-columns-spanned="3" office:value-type="string">
            <text:p text:style-name="P36"/>
          </table:table-cell>
          <table:covered-table-cell/>
          <table:covered-table-cell/>
          <table:table-cell table:style-name="Таблица7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f1" table:number-columns-spanned="3" office:value-type="string">
            <text:p text:style-name="P36"/>
          </table:table-cell>
          <table:covered-table-cell/>
          <table:covered-table-cell/>
          <table:table-cell table:style-name="Таблица7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q1" office:value-type="string">
            <text:p text:style-name="P36"/>
          </table:table-cell>
        </table:table-row>
        <table:table-row table:style-name="Таблица7.5">
          <table:table-cell table:style-name="Таблица7.f1" table:number-columns-spanned="2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X5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X5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q5" office:value-type="string">
            <text:p text:style-name="P85"/>
          </table:table-cell>
        </table:table-row>
        <table:table-row table:style-name="Таблица7.6">
          <table:table-cell table:style-name="Таблица7.f1" table:number-rows-spanned="3" table:number-columns-spanned="2" office:value-type="string">
            <text:p text:style-name="P36"/>
          </table:table-cell>
          <table:covered-table-cell/>
          <table:table-cell table:style-name="Таблица7.f1" table:number-columns-spanned="3" office:value-type="string">
            <text:p text:style-name="P36"/>
          </table:table-cell>
          <table:covered-table-cell/>
          <table:covered-table-cell/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f1" office:value-type="string">
            <text:p text:style-name="P36"/>
          </table:table-cell>
          <table:table-cell table:style-name="Таблица7.f1" office:value-type="string">
            <text:p text:style-name="P36"/>
          </table:table-cell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f1" table:number-columns-spanned="3" office:value-type="string">
            <text:p text:style-name="P36"/>
          </table:table-cell>
          <table:covered-table-cell/>
          <table:covered-table-cell/>
          <table:table-cell table:style-name="Таблица7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7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7.c6" table:number-rows-spanned="3" table:number-columns-spanned="10" office:value-type="string">
            <text:p text:style-name="P107"><text:s/><text:span text:style-name="T159">ЮЕЛИ.333349.0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m6" table:number-rows-spanned="3" table:number-columns-spanned="5" office:value-type="string">
            <text:p text:style-name="P108">К.50<text:span text:style-name="T73">288</text:span>.0<text:span text:style-name="T73">..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7.6">
          <table:covered-table-cell/>
          <table:covered-table-cell/>
          <table:table-cell table:style-name="Таблица7.f1" table:number-columns-spanned="3" office:value-type="string">
            <text:p text:style-name="P36"/>
          </table:table-cell>
          <table:covered-table-cell/>
          <table:covered-table-cell/>
          <table:table-cell table:style-name="Таблица7.f1" table:number-columns-spanned="2" office:value-type="string">
            <text:p text:style-name="P56"/>
          </table:table-cell>
          <table:covered-table-cell/>
          <table:table-cell table:style-name="Таблица7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3"/>
          </table:table-cell>
          <table:covered-table-cell/>
          <table:table-cell table:style-name="Таблица7.f1" office:value-type="string">
            <text:p text:style-name="P56"/>
          </table:table-cell>
          <table:table-cell table:style-name="Таблица7.f1" office:value-type="string">
            <text:p text:style-name="P36"/>
          </table:table-cell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f1" table:number-columns-spanned="3" office:value-type="string">
            <text:p text:style-name="P36"/>
          </table:table-cell>
          <table:covered-table-cell/>
          <table:covered-table-cell/>
          <table:table-cell table:style-name="Таблица7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6">
          <table:covered-table-cell/>
          <table:covered-table-cell/>
          <table:table-cell table:style-name="Таблица7.f1" table:number-columns-spanned="3" office:value-type="string">
            <text:p text:style-name="P77"/>
          </table:table-cell>
          <table:covered-table-cell/>
          <table:covered-table-cell/>
          <table:table-cell table:style-name="Таблица7.f1" table:number-columns-spanned="2" office:value-type="string">
            <text:p text:style-name="P65"/>
          </table:table-cell>
          <table:covered-table-cell/>
          <table:table-cell table:style-name="Таблица7.f1" table:number-columns-spanned="4" office:value-type="string">
            <text:p text:style-name="P65"><text:s/></text:p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f1" office:value-type="string">
            <text:p text:style-name="P36"/>
          </table:table-cell>
          <table:table-cell table:style-name="Таблица7.f1" office:value-type="string">
            <text:p text:style-name="P36"/>
          </table:table-cell>
          <table:table-cell table:style-name="Таблица7.f1" table:number-columns-spanned="2" office:value-type="string">
            <text:p text:style-name="P36"/>
          </table:table-cell>
          <table:covered-table-cell/>
          <table:table-cell table:style-name="Таблица7.f1" table:number-columns-spanned="3" office:value-type="string">
            <text:p text:style-name="P36"/>
          </table:table-cell>
          <table:covered-table-cell/>
          <table:covered-table-cell/>
          <table:table-cell table:style-name="Таблица7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7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A9" office:value-type="string">
            <text:p text:style-name="P43">А</text:p>
          </table:table-cell>
          <table:table-cell table:style-name="Таблица7.B9" table:number-columns-spanned="3" office:value-type="string">
            <text:p text:style-name="P138">Цех</text:p>
          </table:table-cell>
          <table:covered-table-cell/>
          <table:covered-table-cell/>
          <table:table-cell table:style-name="Таблица7.E9" table:number-columns-spanned="2" office:value-type="string">
            <text:p text:style-name="P59">Уч.</text:p>
          </table:table-cell>
          <table:covered-table-cell/>
          <table:table-cell table:style-name="Таблица7.E9" table:number-columns-spanned="3" office:value-type="string">
            <text:p text:style-name="P59">РМ</text:p>
          </table:table-cell>
          <table:covered-table-cell/>
          <table:covered-table-cell/>
          <table:table-cell table:style-name="Таблица7.E9" office:value-type="string">
            <text:p text:style-name="P59">Опер.</text:p>
          </table:table-cell>
          <table:table-cell table:style-name="Таблица7.E9" table:number-columns-spanned="9" office:value-type="string">
            <text:p text:style-name="P59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T9" table:number-columns-spanned="24" office:value-type="string">
            <text:p text:style-name="P59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9">
          <table:table-cell table:style-name="Таблица7.A9" office:value-type="string">
            <text:p text:style-name="P43">Б</text:p>
          </table:table-cell>
          <table:table-cell table:style-name="Таблица7.B10" table:number-columns-spanned="18" office:value-type="string">
            <text:p text:style-name="P5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A9" office:value-type="string">
            <text:p text:style-name="P59">СМ</text:p>
          </table:table-cell>
          <table:table-cell table:style-name="Таблица7.A9" table:number-columns-spanned="2" office:value-type="string">
            <text:p text:style-name="P59">Проф.</text:p>
          </table:table-cell>
          <table:covered-table-cell/>
          <table:table-cell table:style-name="Таблица7.A9" table:number-columns-spanned="4" office:value-type="string">
            <text:p text:style-name="P59">Р</text:p>
          </table:table-cell>
          <table:covered-table-cell/>
          <table:covered-table-cell/>
          <table:covered-table-cell/>
          <table:table-cell table:style-name="Таблица7.A9" office:value-type="string">
            <text:p text:style-name="P59">УТ</text:p>
          </table:table-cell>
          <table:table-cell table:style-name="Таблица7.A9" table:number-columns-spanned="3" office:value-type="string">
            <text:p text:style-name="P59">КР</text:p>
          </table:table-cell>
          <table:covered-table-cell/>
          <table:covered-table-cell/>
          <table:table-cell table:style-name="Таблица7.A9" table:number-columns-spanned="2" office:value-type="string">
            <text:p text:style-name="P59">КОИД</text:p>
          </table:table-cell>
          <table:covered-table-cell/>
          <table:table-cell table:style-name="Таблица7.A9" table:number-columns-spanned="2" office:value-type="string">
            <text:p text:style-name="P59">ЕН</text:p>
          </table:table-cell>
          <table:covered-table-cell/>
          <table:table-cell table:style-name="Таблица7.A9" table:number-columns-spanned="3" office:value-type="string">
            <text:p text:style-name="P59">ОП</text:p>
          </table:table-cell>
          <table:covered-table-cell/>
          <table:covered-table-cell/>
          <table:table-cell table:style-name="Таблица7.A9" table:number-columns-spanned="2" office:value-type="string">
            <text:p text:style-name="P59">Кшт</text:p>
          </table:table-cell>
          <table:covered-table-cell/>
          <table:table-cell table:style-name="Таблица7.A9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7.p10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7.9">
          <table:table-cell table:style-name="Таблица7.A11" office:value-type="string">
            <text:p text:style-name="P43">К/М</text:p>
          </table:table-cell>
          <table:table-cell table:style-name="Таблица7.B11" table:number-columns-spanned="18" office:value-type="string">
            <text:p text:style-name="P5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B10" table:number-columns-spanned="13" office:value-type="string">
            <text:p text:style-name="P5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g11" table:number-columns-spanned="2" office:value-type="string">
            <text:p text:style-name="P59">ОПП</text:p>
          </table:table-cell>
          <table:covered-table-cell/>
          <table:table-cell table:style-name="Таблица7.g11" table:number-columns-spanned="3" office:value-type="string">
            <text:p text:style-name="P62">ЕВ</text:p>
          </table:table-cell>
          <table:covered-table-cell/>
          <table:covered-table-cell/>
          <table:table-cell table:style-name="Таблица7.g11" table:number-columns-spanned="2" office:value-type="string">
            <text:p text:style-name="P59">ЕН</text:p>
          </table:table-cell>
          <table:covered-table-cell/>
          <table:table-cell table:style-name="Таблица7.g11" table:number-columns-spanned="2" office:value-type="string">
            <text:p text:style-name="P59">КИ</text:p>
          </table:table-cell>
          <table:covered-table-cell/>
          <table:table-cell table:style-name="Таблица7.p11" table:number-columns-spanned="2" office:value-type="string">
            <text:p text:style-name="P59">Н. расх.</text:p>
          </table:table-cell>
          <table:covered-table-cell/>
        </table:table-row>
        <table:table-row table:style-name="Таблица7.12">
          <table:table-cell table:style-name="Таблица7.A12" office:value-type="string">
            <text:p text:style-name="P29"><draw:g text:anchor-type="paragraph" draw:z-index="12" draw:name="DrawObject2_3" draw:style-name="gr1"><draw:g draw:name="DrawObject31_4" draw:style-name="gr2"><draw:custom-shape draw:name="Фигура1_4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4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4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4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4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4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4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4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4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4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4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4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4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4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4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4" draw:style-name="gr2"><draw:line draw:name="Вертикальная линия 451_4" draw:style-name="gr5" draw:text-style-name="P226" svg:x1="3.237cm" svg:y1="-0.134cm" svg:x2="3.237cm" svg:y2="-0.033cm"><text:p/></draw:line><draw:g draw:name="DrawObject 63_4" draw:style-name="gr2"><draw:line draw:name="Вертикальная линия 452_4" draw:style-name="gr5" draw:text-style-name="P226" svg:x1="4.235cm" svg:y1="-0.148cm" svg:x2="4.235cm" svg:y2="-0.047cm"><text:p/></draw:line><draw:line draw:name="Вертикальная линия 453_4" draw:style-name="gr5" draw:text-style-name="P226" svg:x1="5.731cm" svg:y1="-0.129cm" svg:x2="5.731cm" svg:y2="-0.028cm"><text:p/></draw:line><draw:line draw:name="Вертикальная линия 454_4" draw:style-name="gr5" draw:text-style-name="P226" svg:x1="12.379cm" svg:y1="-0.129cm" svg:x2="12.379cm" svg:y2="-0.028cm"><text:p/></draw:line><draw:line draw:name="Вертикальная линия 455_4" draw:style-name="gr5" draw:text-style-name="P226" svg:x1="13.64cm" svg:y1="-0.136cm" svg:x2="13.64cm" svg:y2="-0.014cm"><text:p/></draw:line><draw:line draw:name="Вертикальная линия 456_4" draw:style-name="gr5" draw:text-style-name="P226" svg:x1="15.076cm" svg:y1="-0.136cm" svg:x2="15.076cm" svg:y2="-0.013cm"><text:p/></draw:line><draw:line draw:name="Вертикальная линия 457_4" draw:style-name="gr5" draw:text-style-name="P227" svg:x1="16.18cm" svg:y1="-0.136cm" svg:x2="16.18cm" svg:y2="-0.02cm"><text:p/></draw:line><draw:line draw:name="Вертикальная линия 458_4" draw:style-name="gr5" draw:text-style-name="P227" svg:x1="17.406cm" svg:y1="-0.125cm" svg:x2="17.406cm" svg:y2="-0.024cm"><text:p/></draw:line><draw:line draw:name="Вертикальная линия 459_4" draw:style-name="gr5" draw:text-style-name="P227" svg:x1="18.683cm" svg:y1="-0.136cm" svg:x2="18.683cm" svg:y2="-0.007cm"><text:p/></draw:line><draw:line draw:name="Вертикальная линия 460_4" draw:style-name="gr5" draw:text-style-name="P226" svg:x1="2.258cm" svg:y1="-0.141cm" svg:x2="2.258cm" svg:y2="-0.04cm"><text:p/></draw:line><draw:line draw:name="Вертикальная линия 461_4" draw:style-name="gr5" draw:text-style-name="P227" svg:x1="20.481cm" svg:y1="-0.136cm" svg:x2="20.481cm" svg:y2="-0.013cm"><text:p/></draw:line><draw:line draw:name="Вертикальная линия 462_4" draw:style-name="gr5" draw:text-style-name="P227" svg:x1="21.749cm" svg:y1="-0.136cm" svg:x2="21.749cm" svg:y2="-0.014cm"><text:p/></draw:line><draw:line draw:name="Вертикальная линия 463_4" draw:style-name="gr5" draw:text-style-name="P227" svg:x1="22.987cm" svg:y1="-0.136cm" svg:x2="22.987cm" svg:y2="-0.018cm"><text:p/></draw:line><draw:line draw:name="Вертикальная линия 464_4" draw:style-name="gr5" draw:text-style-name="P227" svg:x1="24.245cm" svg:y1="-0.136cm" svg:x2="24.245cm" svg:y2="-0.018cm"><text:p/></draw:line><draw:line draw:name="Вертикальная линия 465_4" draw:style-name="gr5" draw:text-style-name="P227" svg:x1="26.254cm" svg:y1="-0.136cm" svg:x2="26.254cm" svg:y2="-0.018cm"><text:p/></draw:line></draw:g></draw:g><draw:g draw:name="DrawObject 64_4" draw:style-name="gr2"><draw:line draw:name="Вертикальная линия 466_4" draw:style-name="gr5" draw:text-style-name="P226" svg:x1="3.237cm" svg:y1="1.358cm" svg:x2="3.237cm" svg:y2="1.459cm"><text:p/></draw:line><draw:g draw:name="DrawObject 65_4" draw:style-name="gr2"><draw:line draw:name="Вертикальная линия 467_4" draw:style-name="gr5" draw:text-style-name="P226" svg:x1="4.235cm" svg:y1="1.344cm" svg:x2="4.235cm" svg:y2="1.445cm"><text:p/></draw:line><draw:line draw:name="Вертикальная линия 468_4" draw:style-name="gr5" draw:text-style-name="P226" svg:x1="5.731cm" svg:y1="1.365cm" svg:x2="5.731cm" svg:y2="1.466cm"><text:p/></draw:line><draw:line draw:name="Вертикальная линия 469_4" draw:style-name="gr5" draw:text-style-name="P226" svg:x1="12.379cm" svg:y1="1.365cm" svg:x2="12.379cm" svg:y2="1.466cm"><text:p/></draw:line><draw:line draw:name="Вертикальная линия 470_4" draw:style-name="gr5" draw:text-style-name="P226" svg:x1="13.64cm" svg:y1="1.355cm" svg:x2="13.64cm" svg:y2="1.477cm"><text:p/></draw:line><draw:line draw:name="Вертикальная линия 471_4" draw:style-name="gr5" draw:text-style-name="P226" svg:x1="15.076cm" svg:y1="1.355cm" svg:x2="15.076cm" svg:y2="1.478cm"><text:p/></draw:line><draw:line draw:name="Вертикальная линия 472_4" draw:style-name="gr5" draw:text-style-name="P227" svg:x1="16.18cm" svg:y1="1.355cm" svg:x2="16.18cm" svg:y2="1.471cm"><text:p/></draw:line><draw:line draw:name="Вертикальная линия 473_4" draw:style-name="gr5" draw:text-style-name="P227" svg:x1="17.406cm" svg:y1="1.367cm" svg:x2="17.406cm" svg:y2="1.468cm"><text:p/></draw:line><draw:line draw:name="Вертикальная линия 474_4" draw:style-name="gr5" draw:text-style-name="P227" svg:x1="18.683cm" svg:y1="1.355cm" svg:x2="18.683cm" svg:y2="1.484cm"><text:p/></draw:line><draw:line draw:name="Вертикальная линия 475_4" draw:style-name="gr5" draw:text-style-name="P226" svg:x1="2.258cm" svg:y1="1.351cm" svg:x2="2.258cm" svg:y2="1.452cm"><text:p/></draw:line><draw:line draw:name="Вертикальная линия 476_4" draw:style-name="gr5" draw:text-style-name="P227" svg:x1="20.481cm" svg:y1="1.355cm" svg:x2="20.481cm" svg:y2="1.478cm"><text:p/></draw:line><draw:line draw:name="Вертикальная линия 477_4" draw:style-name="gr5" draw:text-style-name="P227" svg:x1="21.749cm" svg:y1="1.358cm" svg:x2="21.749cm" svg:y2="1.48cm"><text:p/></draw:line><draw:line draw:name="Вертикальная линия 478_4" draw:style-name="gr5" draw:text-style-name="P227" svg:x1="22.987cm" svg:y1="1.355cm" svg:x2="22.987cm" svg:y2="1.473cm"><text:p/></draw:line><draw:line draw:name="Вертикальная линия 479_4" draw:style-name="gr5" draw:text-style-name="P227" svg:x1="24.245cm" svg:y1="1.355cm" svg:x2="24.245cm" svg:y2="1.473cm"><text:p/></draw:line><draw:line draw:name="Вертикальная линия 480_4" draw:style-name="gr5" draw:text-style-name="P227" svg:x1="26.254cm" svg:y1="1.355cm" svg:x2="26.254cm" svg:y2="1.473cm"><text:p/></draw:line></draw:g></draw:g><draw:g draw:name="DrawObject 66_4" draw:style-name="gr2"><draw:line draw:name="Вертикальная линия 481_4" draw:style-name="gr5" draw:text-style-name="P226" svg:x1="3.237cm" svg:y1="2.127cm" svg:x2="3.237cm" svg:y2="2.228cm"><text:p/></draw:line><draw:g draw:name="DrawObject 67_4" draw:style-name="gr2"><draw:line draw:name="Вертикальная линия 482_4" draw:style-name="gr5" draw:text-style-name="P226" svg:x1="4.235cm" svg:y1="2.113cm" svg:x2="4.235cm" svg:y2="2.214cm"><text:p/></draw:line><draw:line draw:name="Вертикальная линия 483_4" draw:style-name="gr5" draw:text-style-name="P226" svg:x1="5.731cm" svg:y1="2.131cm" svg:x2="5.731cm" svg:y2="2.232cm"><text:p/></draw:line><draw:line draw:name="Вертикальная линия 484_4" draw:style-name="gr5" draw:text-style-name="P226" svg:x1="12.379cm" svg:y1="2.131cm" svg:x2="12.379cm" svg:y2="2.232cm"><text:p/></draw:line><draw:line draw:name="Вертикальная линия 485_4" draw:style-name="gr5" draw:text-style-name="P226" svg:x1="13.64cm" svg:y1="2.123cm" svg:x2="13.64cm" svg:y2="2.245cm"><text:p/></draw:line><draw:line draw:name="Вертикальная линия 486_4" draw:style-name="gr5" draw:text-style-name="P226" svg:x1="15.076cm" svg:y1="2.123cm" svg:x2="15.076cm" svg:y2="2.246cm"><text:p/></draw:line><draw:line draw:name="Вертикальная линия 487_4" draw:style-name="gr5" draw:text-style-name="P227" svg:x1="16.18cm" svg:y1="2.123cm" svg:x2="16.18cm" svg:y2="2.239cm"><text:p/></draw:line><draw:line draw:name="Вертикальная линия 488_4" draw:style-name="gr5" draw:text-style-name="P227" svg:x1="17.406cm" svg:y1="2.135cm" svg:x2="17.406cm" svg:y2="2.236cm"><text:p/></draw:line><draw:line draw:name="Вертикальная линия 489_4" draw:style-name="gr5" draw:text-style-name="P227" svg:x1="18.683cm" svg:y1="2.123cm" svg:x2="18.683cm" svg:y2="2.252cm"><text:p/></draw:line><draw:line draw:name="Вертикальная линия 490_4" draw:style-name="gr5" draw:text-style-name="P226" svg:x1="2.258cm" svg:y1="2.12cm" svg:x2="2.258cm" svg:y2="2.221cm"><text:p/></draw:line><draw:line draw:name="Вертикальная линия 491_4" draw:style-name="gr5" draw:text-style-name="P227" svg:x1="20.481cm" svg:y1="2.123cm" svg:x2="20.481cm" svg:y2="2.246cm"><text:p/></draw:line><draw:line draw:name="Вертикальная линия 492_4" draw:style-name="gr5" draw:text-style-name="P227" svg:x1="21.749cm" svg:y1="2.124cm" svg:x2="21.749cm" svg:y2="2.246cm"><text:p/></draw:line><draw:line draw:name="Вертикальная линия 493_4" draw:style-name="gr5" draw:text-style-name="P227" svg:x1="22.987cm" svg:y1="2.123cm" svg:x2="22.987cm" svg:y2="2.241cm"><text:p/></draw:line><draw:line draw:name="Вертикальная линия 494_4" draw:style-name="gr5" draw:text-style-name="P227" svg:x1="24.245cm" svg:y1="2.123cm" svg:x2="24.245cm" svg:y2="2.241cm"><text:p/></draw:line><draw:line draw:name="Вертикальная линия 495_4" draw:style-name="gr5" draw:text-style-name="P227" svg:x1="26.254cm" svg:y1="2.123cm" svg:x2="26.254cm" svg:y2="2.241cm"><text:p/></draw:line></draw:g></draw:g><draw:g draw:name="DrawObject 68_4" draw:style-name="gr2"><draw:line draw:name="Вертикальная линия 496_4" draw:style-name="gr5" draw:text-style-name="P226" svg:x1="3.237cm" svg:y1="2.882cm" svg:x2="3.237cm" svg:y2="2.983cm"><text:p/></draw:line><draw:g draw:name="DrawObject 69_4" draw:style-name="gr2"><draw:line draw:name="Вертикальная линия 497_4" draw:style-name="gr5" draw:text-style-name="P226" svg:x1="4.235cm" svg:y1="2.867cm" svg:x2="4.235cm" svg:y2="2.968cm"><text:p/></draw:line><draw:line draw:name="Вертикальная линия 498_4" draw:style-name="gr5" draw:text-style-name="P226" svg:x1="5.731cm" svg:y1="2.886cm" svg:x2="5.731cm" svg:y2="2.987cm"><text:p/></draw:line><draw:line draw:name="Вертикальная линия 499_4" draw:style-name="gr5" draw:text-style-name="P226" svg:x1="12.379cm" svg:y1="2.886cm" svg:x2="12.379cm" svg:y2="2.987cm"><text:p/></draw:line><draw:line draw:name="Вертикальная линия 500_4" draw:style-name="gr5" draw:text-style-name="P226" svg:x1="13.64cm" svg:y1="2.878cm" svg:x2="13.64cm" svg:y2="3cm"><text:p/></draw:line><draw:line draw:name="Вертикальная линия 501_4" draw:style-name="gr5" draw:text-style-name="P226" svg:x1="15.076cm" svg:y1="2.878cm" svg:x2="15.076cm" svg:y2="3.001cm"><text:p/></draw:line><draw:line draw:name="Вертикальная линия 502_4" draw:style-name="gr5" draw:text-style-name="P227" svg:x1="16.18cm" svg:y1="2.878cm" svg:x2="16.18cm" svg:y2="2.994cm"><text:p/></draw:line><draw:line draw:name="Вертикальная линия 503_4" draw:style-name="gr5" draw:text-style-name="P227" svg:x1="17.406cm" svg:y1="2.89cm" svg:x2="17.406cm" svg:y2="2.991cm"><text:p/></draw:line><draw:line draw:name="Вертикальная линия 504_4" draw:style-name="gr5" draw:text-style-name="P227" svg:x1="18.683cm" svg:y1="2.878cm" svg:x2="18.683cm" svg:y2="3.007cm"><text:p/></draw:line><draw:line draw:name="Вертикальная линия 505_4" draw:style-name="gr5" draw:text-style-name="P226" svg:x1="2.258cm" svg:y1="2.875cm" svg:x2="2.258cm" svg:y2="2.976cm"><text:p/></draw:line><draw:line draw:name="Вертикальная линия 506_4" draw:style-name="gr5" draw:text-style-name="P227" svg:x1="20.481cm" svg:y1="2.878cm" svg:x2="20.481cm" svg:y2="3.001cm"><text:p/></draw:line><draw:line draw:name="Вертикальная линия 507_4" draw:style-name="gr5" draw:text-style-name="P227" svg:x1="21.749cm" svg:y1="2.879cm" svg:x2="21.749cm" svg:y2="3.001cm"><text:p/></draw:line><draw:line draw:name="Вертикальная линия 508_4" draw:style-name="gr5" draw:text-style-name="P227" svg:x1="22.987cm" svg:y1="2.878cm" svg:x2="22.987cm" svg:y2="2.996cm"><text:p/></draw:line><draw:line draw:name="Вертикальная линия 509_4" draw:style-name="gr5" draw:text-style-name="P227" svg:x1="24.245cm" svg:y1="2.878cm" svg:x2="24.245cm" svg:y2="2.996cm"><text:p/></draw:line><draw:line draw:name="Вертикальная линия 510_4" draw:style-name="gr5" draw:text-style-name="P227" svg:x1="26.254cm" svg:y1="2.878cm" svg:x2="26.254cm" svg:y2="2.996cm"><text:p/></draw:line></draw:g></draw:g><draw:g draw:name="DrawObject 70_4" draw:style-name="gr2"><draw:line draw:name="Вертикальная линия 511_4" draw:style-name="gr5" draw:text-style-name="P226" svg:x1="3.237cm" svg:y1="3.651cm" svg:x2="3.237cm" svg:y2="3.752cm"><text:p/></draw:line><draw:g draw:name="DrawObject 71_4" draw:style-name="gr2"><draw:line draw:name="Вертикальная линия 512_4" draw:style-name="gr5" draw:text-style-name="P226" svg:x1="4.235cm" svg:y1="3.637cm" svg:x2="4.235cm" svg:y2="3.738cm"><text:p/></draw:line><draw:line draw:name="Вертикальная линия 513_4" draw:style-name="gr5" draw:text-style-name="P226" svg:x1="5.731cm" svg:y1="3.655cm" svg:x2="5.731cm" svg:y2="3.756cm"><text:p/></draw:line><draw:line draw:name="Вертикальная линия 514_4" draw:style-name="gr5" draw:text-style-name="P226" svg:x1="12.379cm" svg:y1="3.655cm" svg:x2="12.379cm" svg:y2="3.756cm"><text:p/></draw:line><draw:line draw:name="Вертикальная линия 515_4" draw:style-name="gr5" draw:text-style-name="P226" svg:x1="13.64cm" svg:y1="3.647cm" svg:x2="13.64cm" svg:y2="3.769cm"><text:p/></draw:line><draw:line draw:name="Вертикальная линия 516_4" draw:style-name="gr5" draw:text-style-name="P226" svg:x1="15.076cm" svg:y1="3.647cm" svg:x2="15.076cm" svg:y2="3.77cm"><text:p/></draw:line><draw:line draw:name="Вертикальная линия 517_4" draw:style-name="gr5" draw:text-style-name="P227" svg:x1="16.18cm" svg:y1="3.647cm" svg:x2="16.18cm" svg:y2="3.763cm"><text:p/></draw:line><draw:line draw:name="Вертикальная линия 518_4" draw:style-name="gr5" draw:text-style-name="P227" svg:x1="17.406cm" svg:y1="3.659cm" svg:x2="17.406cm" svg:y2="3.76cm"><text:p/></draw:line><draw:line draw:name="Вертикальная линия 519_4" draw:style-name="gr5" draw:text-style-name="P227" svg:x1="18.683cm" svg:y1="3.647cm" svg:x2="18.683cm" svg:y2="3.776cm"><text:p/></draw:line><draw:line draw:name="Вертикальная линия 520_4" draw:style-name="gr5" draw:text-style-name="P226" svg:x1="2.258cm" svg:y1="3.644cm" svg:x2="2.258cm" svg:y2="3.745cm"><text:p/></draw:line><draw:line draw:name="Вертикальная линия 521_4" draw:style-name="gr5" draw:text-style-name="P227" svg:x1="20.481cm" svg:y1="3.647cm" svg:x2="20.481cm" svg:y2="3.77cm"><text:p/></draw:line><draw:line draw:name="Вертикальная линия 522_4" draw:style-name="gr5" draw:text-style-name="P227" svg:x1="21.749cm" svg:y1="3.648cm" svg:x2="21.749cm" svg:y2="3.77cm"><text:p/></draw:line><draw:line draw:name="Вертикальная линия 523_4" draw:style-name="gr5" draw:text-style-name="P227" svg:x1="22.987cm" svg:y1="3.647cm" svg:x2="22.987cm" svg:y2="3.765cm"><text:p/></draw:line><draw:line draw:name="Вертикальная линия 524_4" draw:style-name="gr5" draw:text-style-name="P227" svg:x1="24.245cm" svg:y1="3.647cm" svg:x2="24.245cm" svg:y2="3.765cm"><text:p/></draw:line><draw:line draw:name="Вертикальная линия 525_4" draw:style-name="gr5" draw:text-style-name="P227" svg:x1="26.254cm" svg:y1="3.647cm" svg:x2="26.254cm" svg:y2="3.765cm"><text:p/></draw:line></draw:g></draw:g><draw:g draw:name="DrawObject 72_4" draw:style-name="gr2"><draw:line draw:name="Вертикальная линия 526_4" draw:style-name="gr5" draw:text-style-name="P226" svg:x1="3.237cm" svg:y1="4.406cm" svg:x2="3.237cm" svg:y2="4.507cm"><text:p/></draw:line><draw:g draw:name="DrawObject 73_4" draw:style-name="gr2"><draw:line draw:name="Вертикальная линия 527_4" draw:style-name="gr5" draw:text-style-name="P226" svg:x1="4.235cm" svg:y1="4.391cm" svg:x2="4.235cm" svg:y2="4.492cm"><text:p/></draw:line><draw:line draw:name="Вертикальная линия 528_4" draw:style-name="gr5" draw:text-style-name="P226" svg:x1="5.731cm" svg:y1="4.41cm" svg:x2="5.731cm" svg:y2="4.511cm"><text:p/></draw:line><draw:line draw:name="Вертикальная линия 529_4" draw:style-name="gr5" draw:text-style-name="P226" svg:x1="12.379cm" svg:y1="4.41cm" svg:x2="12.379cm" svg:y2="4.511cm"><text:p/></draw:line><draw:line draw:name="Вертикальная линия 530_4" draw:style-name="gr5" draw:text-style-name="P226" svg:x1="13.64cm" svg:y1="4.402cm" svg:x2="13.64cm" svg:y2="4.524cm"><text:p/></draw:line><draw:line draw:name="Вертикальная линия 531_4" draw:style-name="gr5" draw:text-style-name="P226" svg:x1="15.076cm" svg:y1="4.402cm" svg:x2="15.076cm" svg:y2="4.525cm"><text:p/></draw:line><draw:line draw:name="Вертикальная линия 532_4" draw:style-name="gr5" draw:text-style-name="P227" svg:x1="16.18cm" svg:y1="4.402cm" svg:x2="16.18cm" svg:y2="4.518cm"><text:p/></draw:line><draw:line draw:name="Вертикальная линия 533_4" draw:style-name="gr5" draw:text-style-name="P227" svg:x1="17.406cm" svg:y1="4.414cm" svg:x2="17.406cm" svg:y2="4.515cm"><text:p/></draw:line><draw:line draw:name="Вертикальная линия 534_4" draw:style-name="gr5" draw:text-style-name="P227" svg:x1="18.683cm" svg:y1="4.402cm" svg:x2="18.683cm" svg:y2="4.531cm"><text:p/></draw:line><draw:line draw:name="Вертикальная линия 535_4" draw:style-name="gr5" draw:text-style-name="P226" svg:x1="2.258cm" svg:y1="4.399cm" svg:x2="2.258cm" svg:y2="4.5cm"><text:p/></draw:line><draw:line draw:name="Вертикальная линия 536_4" draw:style-name="gr5" draw:text-style-name="P227" svg:x1="20.481cm" svg:y1="4.402cm" svg:x2="20.481cm" svg:y2="4.525cm"><text:p/></draw:line><draw:line draw:name="Вертикальная линия 537_4" draw:style-name="gr5" draw:text-style-name="P227" svg:x1="21.749cm" svg:y1="4.403cm" svg:x2="21.749cm" svg:y2="4.525cm"><text:p/></draw:line><draw:line draw:name="Вертикальная линия 538_4" draw:style-name="gr5" draw:text-style-name="P227" svg:x1="22.987cm" svg:y1="4.402cm" svg:x2="22.987cm" svg:y2="4.52cm"><text:p/></draw:line><draw:line draw:name="Вертикальная линия 539_4" draw:style-name="gr5" draw:text-style-name="P227" svg:x1="24.245cm" svg:y1="4.402cm" svg:x2="24.245cm" svg:y2="4.52cm"><text:p/></draw:line><draw:line draw:name="Вертикальная линия 540_4" draw:style-name="gr5" draw:text-style-name="P227" svg:x1="26.254cm" svg:y1="4.402cm" svg:x2="26.254cm" svg:y2="4.52cm"><text:p/></draw:line></draw:g></draw:g><draw:g draw:name="DrawObject 74_4" draw:style-name="gr2"><draw:line draw:name="Вертикальная линия 541_4" draw:style-name="gr5" draw:text-style-name="P226" svg:x1="3.237cm" svg:y1="5.172cm" svg:x2="3.237cm" svg:y2="5.273cm"><text:p/></draw:line><draw:g draw:name="DrawObject 75_4" draw:style-name="gr2"><draw:line draw:name="Вертикальная линия 542_4" draw:style-name="gr5" draw:text-style-name="P226" svg:x1="4.235cm" svg:y1="5.156cm" svg:x2="4.235cm" svg:y2="5.257cm"><text:p/></draw:line><draw:line draw:name="Вертикальная линия 543_4" draw:style-name="gr5" draw:text-style-name="P226" svg:x1="5.731cm" svg:y1="5.177cm" svg:x2="5.731cm" svg:y2="5.278cm"><text:p/></draw:line><draw:line draw:name="Вертикальная линия 544_4" draw:style-name="gr5" draw:text-style-name="P226" svg:x1="12.379cm" svg:y1="5.177cm" svg:x2="12.379cm" svg:y2="5.278cm"><text:p/></draw:line><draw:line draw:name="Вертикальная линия 545_4" draw:style-name="gr5" draw:text-style-name="P226" svg:x1="13.64cm" svg:y1="5.169cm" svg:x2="13.64cm" svg:y2="5.291cm"><text:p/></draw:line><draw:line draw:name="Вертикальная линия 546_4" draw:style-name="gr5" draw:text-style-name="P226" svg:x1="15.076cm" svg:y1="5.169cm" svg:x2="15.076cm" svg:y2="5.292cm"><text:p/></draw:line><draw:line draw:name="Вертикальная линия 547_4" draw:style-name="gr5" draw:text-style-name="P227" svg:x1="16.18cm" svg:y1="5.169cm" svg:x2="16.18cm" svg:y2="5.285cm"><text:p/></draw:line><draw:line draw:name="Вертикальная линия 548_4" draw:style-name="gr5" draw:text-style-name="P227" svg:x1="17.406cm" svg:y1="5.179cm" svg:x2="17.406cm" svg:y2="5.28cm"><text:p/></draw:line><draw:line draw:name="Вертикальная линия 549_4" draw:style-name="gr5" draw:text-style-name="P227" svg:x1="18.683cm" svg:y1="5.169cm" svg:x2="18.683cm" svg:y2="5.298cm"><text:p/></draw:line><draw:line draw:name="Вертикальная линия 550_4" draw:style-name="gr5" draw:text-style-name="P226" svg:x1="2.258cm" svg:y1="5.165cm" svg:x2="2.258cm" svg:y2="5.266cm"><text:p/></draw:line><draw:line draw:name="Вертикальная линия 551_4" draw:style-name="gr5" draw:text-style-name="P227" svg:x1="20.481cm" svg:y1="5.169cm" svg:x2="20.481cm" svg:y2="5.292cm"><text:p/></draw:line><draw:line draw:name="Вертикальная линия 552_4" draw:style-name="gr5" draw:text-style-name="P227" svg:x1="21.749cm" svg:y1="5.17cm" svg:x2="21.749cm" svg:y2="5.292cm"><text:p/></draw:line><draw:line draw:name="Вертикальная линия 553_4" draw:style-name="gr5" draw:text-style-name="P227" svg:x1="22.987cm" svg:y1="5.169cm" svg:x2="22.987cm" svg:y2="5.287cm"><text:p/></draw:line><draw:line draw:name="Вертикальная линия 554_4" draw:style-name="gr5" draw:text-style-name="P227" svg:x1="24.245cm" svg:y1="5.169cm" svg:x2="24.245cm" svg:y2="5.287cm"><text:p/></draw:line><draw:line draw:name="Вертикальная линия 555_4" draw:style-name="gr5" draw:text-style-name="P227" svg:x1="26.254cm" svg:y1="5.169cm" svg:x2="26.254cm" svg:y2="5.287cm"><text:p/></draw:line></draw:g></draw:g><draw:g draw:name="DrawObject 76_4" draw:style-name="gr2"><draw:line draw:name="Вертикальная линия 556_4" draw:style-name="gr5" draw:text-style-name="P226" svg:x1="3.237cm" svg:y1="5.927cm" svg:x2="3.237cm" svg:y2="6.028cm"><text:p/></draw:line><draw:g draw:name="DrawObject 77_4" draw:style-name="gr2"><draw:line draw:name="Вертикальная линия 557_4" draw:style-name="gr5" draw:text-style-name="P226" svg:x1="4.235cm" svg:y1="5.911cm" svg:x2="4.235cm" svg:y2="6.012cm"><text:p/></draw:line><draw:line draw:name="Вертикальная линия 558_4" draw:style-name="gr5" draw:text-style-name="P226" svg:x1="5.731cm" svg:y1="5.932cm" svg:x2="5.731cm" svg:y2="6.033cm"><text:p/></draw:line><draw:line draw:name="Вертикальная линия 559_4" draw:style-name="gr5" draw:text-style-name="P226" svg:x1="12.379cm" svg:y1="5.932cm" svg:x2="12.379cm" svg:y2="6.033cm"><text:p/></draw:line><draw:line draw:name="Вертикальная линия 560_4" draw:style-name="gr5" draw:text-style-name="P226" svg:x1="13.64cm" svg:y1="5.924cm" svg:x2="13.64cm" svg:y2="6.046cm"><text:p/></draw:line><draw:line draw:name="Вертикальная линия 561_4" draw:style-name="gr5" draw:text-style-name="P226" svg:x1="15.076cm" svg:y1="5.924cm" svg:x2="15.076cm" svg:y2="6.047cm"><text:p/></draw:line><draw:line draw:name="Вертикальная линия 562_4" draw:style-name="gr5" draw:text-style-name="P227" svg:x1="16.18cm" svg:y1="5.924cm" svg:x2="16.18cm" svg:y2="6.04cm"><text:p/></draw:line><draw:line draw:name="Вертикальная линия 563_4" draw:style-name="gr5" draw:text-style-name="P227" svg:x1="17.406cm" svg:y1="5.937cm" svg:x2="17.406cm" svg:y2="6.038cm"><text:p/></draw:line><draw:line draw:name="Вертикальная линия 564_4" draw:style-name="gr5" draw:text-style-name="P227" svg:x1="18.683cm" svg:y1="5.924cm" svg:x2="18.683cm" svg:y2="6.053cm"><text:p/></draw:line><draw:line draw:name="Вертикальная линия 565_4" draw:style-name="gr5" draw:text-style-name="P226" svg:x1="2.258cm" svg:y1="5.918cm" svg:x2="2.258cm" svg:y2="6.019cm"><text:p/></draw:line><draw:line draw:name="Вертикальная линия 566_4" draw:style-name="gr5" draw:text-style-name="P227" svg:x1="20.481cm" svg:y1="5.924cm" svg:x2="20.481cm" svg:y2="6.047cm"><text:p/></draw:line><draw:line draw:name="Вертикальная линия 567_4" draw:style-name="gr5" draw:text-style-name="P227" svg:x1="21.749cm" svg:y1="5.925cm" svg:x2="21.749cm" svg:y2="6.047cm"><text:p/></draw:line><draw:line draw:name="Вертикальная линия 568_4" draw:style-name="gr5" draw:text-style-name="P227" svg:x1="22.987cm" svg:y1="5.924cm" svg:x2="22.987cm" svg:y2="6.042cm"><text:p/></draw:line><draw:line draw:name="Вертикальная линия 569_4" draw:style-name="gr5" draw:text-style-name="P227" svg:x1="24.245cm" svg:y1="5.924cm" svg:x2="24.245cm" svg:y2="6.042cm"><text:p/></draw:line><draw:line draw:name="Вертикальная линия 570_4" draw:style-name="gr5" draw:text-style-name="P227" svg:x1="26.254cm" svg:y1="5.924cm" svg:x2="26.254cm" svg:y2="6.042cm"><text:p/></draw:line></draw:g></draw:g><draw:g draw:name="DrawObject 78_4" draw:style-name="gr2"><draw:line draw:name="Вертикальная линия 571_4" draw:style-name="gr5" draw:text-style-name="P226" svg:x1="3.237cm" svg:y1="6.666cm" svg:x2="3.237cm" svg:y2="6.767cm"><text:p/></draw:line><draw:g draw:name="DrawObject 79_4" draw:style-name="gr2"><draw:line draw:name="Вертикальная линия 572_4" draw:style-name="gr5" draw:text-style-name="P226" svg:x1="4.235cm" svg:y1="6.655cm" svg:x2="4.235cm" svg:y2="6.756cm"><text:p/></draw:line><draw:line draw:name="Вертикальная линия 573_4" draw:style-name="gr5" draw:text-style-name="P226" svg:x1="5.731cm" svg:y1="6.673cm" svg:x2="5.731cm" svg:y2="6.774cm"><text:p/></draw:line><draw:line draw:name="Вертикальная линия 574_4" draw:style-name="gr5" draw:text-style-name="P226" svg:x1="12.379cm" svg:y1="6.673cm" svg:x2="12.379cm" svg:y2="6.774cm"><text:p/></draw:line><draw:line draw:name="Вертикальная линия 575_4" draw:style-name="gr5" draw:text-style-name="P226" svg:x1="13.64cm" svg:y1="6.665cm" svg:x2="13.64cm" svg:y2="6.787cm"><text:p/></draw:line><draw:line draw:name="Вертикальная линия 576_4" draw:style-name="gr5" draw:text-style-name="P226" svg:x1="15.076cm" svg:y1="6.665cm" svg:x2="15.076cm" svg:y2="6.788cm"><text:p/></draw:line><draw:line draw:name="Вертикальная линия 577_4" draw:style-name="gr5" draw:text-style-name="P227" svg:x1="16.18cm" svg:y1="6.665cm" svg:x2="16.18cm" svg:y2="6.781cm"><text:p/></draw:line><draw:line draw:name="Вертикальная линия 578_4" draw:style-name="gr5" draw:text-style-name="P227" svg:x1="17.406cm" svg:y1="6.677cm" svg:x2="17.406cm" svg:y2="6.778cm"><text:p/></draw:line><draw:line draw:name="Вертикальная линия 579_4" draw:style-name="gr5" draw:text-style-name="P227" svg:x1="18.683cm" svg:y1="6.665cm" svg:x2="18.683cm" svg:y2="6.794cm"><text:p/></draw:line><draw:line draw:name="Вертикальная линия 580_4" draw:style-name="gr5" draw:text-style-name="P226" svg:x1="2.258cm" svg:y1="6.662cm" svg:x2="2.258cm" svg:y2="6.763cm"><text:p/></draw:line><draw:line draw:name="Вертикальная линия 581_4" draw:style-name="gr5" draw:text-style-name="P227" svg:x1="20.481cm" svg:y1="6.665cm" svg:x2="20.481cm" svg:y2="6.788cm"><text:p/></draw:line><draw:line draw:name="Вертикальная линия 582_4" draw:style-name="gr5" draw:text-style-name="P227" svg:x1="21.749cm" svg:y1="6.666cm" svg:x2="21.749cm" svg:y2="6.788cm"><text:p/></draw:line><draw:line draw:name="Вертикальная линия 583_4" draw:style-name="gr5" draw:text-style-name="P227" svg:x1="22.987cm" svg:y1="6.665cm" svg:x2="22.987cm" svg:y2="6.783cm"><text:p/></draw:line><draw:line draw:name="Вертикальная линия 584_4" draw:style-name="gr5" draw:text-style-name="P227" svg:x1="24.245cm" svg:y1="6.665cm" svg:x2="24.245cm" svg:y2="6.783cm"><text:p/></draw:line><draw:line draw:name="Вертикальная линия 585_4" draw:style-name="gr5" draw:text-style-name="P227" svg:x1="26.254cm" svg:y1="6.665cm" svg:x2="26.254cm" svg:y2="6.783cm"><text:p/></draw:line></draw:g></draw:g><draw:g draw:name="DrawObject 80_4" draw:style-name="gr2"><draw:line draw:name="Вертикальная линия 586_4" draw:style-name="gr5" draw:text-style-name="P226" svg:x1="3.237cm" svg:y1="7.424cm" svg:x2="3.237cm" svg:y2="7.525cm"><text:p/></draw:line><draw:g draw:name="DrawObject 81_4" draw:style-name="gr2"><draw:line draw:name="Вертикальная линия 587_4" draw:style-name="gr5" draw:text-style-name="P226" svg:x1="4.235cm" svg:y1="7.41cm" svg:x2="4.235cm" svg:y2="7.511cm"><text:p/></draw:line><draw:line draw:name="Вертикальная линия 588_4" draw:style-name="gr5" draw:text-style-name="P226" svg:x1="5.731cm" svg:y1="7.428cm" svg:x2="5.731cm" svg:y2="7.529cm"><text:p/></draw:line><draw:line draw:name="Вертикальная линия 589_4" draw:style-name="gr5" draw:text-style-name="P226" svg:x1="12.379cm" svg:y1="7.428cm" svg:x2="12.379cm" svg:y2="7.529cm"><text:p/></draw:line><draw:line draw:name="Вертикальная линия 590_4" draw:style-name="gr5" draw:text-style-name="P226" svg:x1="13.64cm" svg:y1="7.42cm" svg:x2="13.64cm" svg:y2="7.542cm"><text:p/></draw:line><draw:line draw:name="Вертикальная линия 591_4" draw:style-name="gr5" draw:text-style-name="P226" svg:x1="15.076cm" svg:y1="7.42cm" svg:x2="15.076cm" svg:y2="7.543cm"><text:p/></draw:line><draw:line draw:name="Вертикальная линия 592_4" draw:style-name="gr5" draw:text-style-name="P227" svg:x1="16.18cm" svg:y1="7.42cm" svg:x2="16.18cm" svg:y2="7.536cm"><text:p/></draw:line><draw:line draw:name="Вертикальная линия 593_4" draw:style-name="gr5" draw:text-style-name="P227" svg:x1="17.406cm" svg:y1="7.432cm" svg:x2="17.406cm" svg:y2="7.533cm"><text:p/></draw:line><draw:line draw:name="Вертикальная линия 594_4" draw:style-name="gr5" draw:text-style-name="P227" svg:x1="18.683cm" svg:y1="7.42cm" svg:x2="18.683cm" svg:y2="7.549cm"><text:p/></draw:line><draw:line draw:name="Вертикальная линия 595_4" draw:style-name="gr5" draw:text-style-name="P226" svg:x1="2.258cm" svg:y1="7.417cm" svg:x2="2.258cm" svg:y2="7.518cm"><text:p/></draw:line><draw:line draw:name="Вертикальная линия 596_4" draw:style-name="gr5" draw:text-style-name="P227" svg:x1="20.481cm" svg:y1="7.42cm" svg:x2="20.481cm" svg:y2="7.543cm"><text:p/></draw:line><draw:line draw:name="Вертикальная линия 597_4" draw:style-name="gr5" draw:text-style-name="P227" svg:x1="21.749cm" svg:y1="7.421cm" svg:x2="21.749cm" svg:y2="7.543cm"><text:p/></draw:line><draw:line draw:name="Вертикальная линия 598_4" draw:style-name="gr5" draw:text-style-name="P227" svg:x1="22.987cm" svg:y1="7.42cm" svg:x2="22.987cm" svg:y2="7.538cm"><text:p/></draw:line><draw:line draw:name="Вертикальная линия 599_4" draw:style-name="gr5" draw:text-style-name="P227" svg:x1="24.245cm" svg:y1="7.42cm" svg:x2="24.245cm" svg:y2="7.538cm"><text:p/></draw:line><draw:line draw:name="Вертикальная линия 600_4" draw:style-name="gr5" draw:text-style-name="P227" svg:x1="26.254cm" svg:y1="7.42cm" svg:x2="26.254cm" svg:y2="7.538cm"><text:p/></draw:line></draw:g></draw:g><draw:g draw:name="DrawObject 82_4" draw:style-name="gr2"><draw:line draw:name="Вертикальная линия 601_4" draw:style-name="gr5" draw:text-style-name="P226" svg:x1="3.237cm" svg:y1="8.19cm" svg:x2="3.237cm" svg:y2="8.291cm"><text:p/></draw:line><draw:g draw:name="DrawObject 83_4" draw:style-name="gr2"><draw:line draw:name="Вертикальная линия 602_4" draw:style-name="gr5" draw:text-style-name="P226" svg:x1="4.235cm" svg:y1="8.174cm" svg:x2="4.235cm" svg:y2="8.275cm"><text:p/></draw:line><draw:line draw:name="Вертикальная линия 603_4" draw:style-name="gr5" draw:text-style-name="P226" svg:x1="5.731cm" svg:y1="8.195cm" svg:x2="5.731cm" svg:y2="8.296cm"><text:p/></draw:line><draw:line draw:name="Вертикальная линия 604_4" draw:style-name="gr5" draw:text-style-name="P226" svg:x1="12.379cm" svg:y1="8.195cm" svg:x2="12.379cm" svg:y2="8.296cm"><text:p/></draw:line><draw:line draw:name="Вертикальная линия 605_4" draw:style-name="gr5" draw:text-style-name="P226" svg:x1="13.64cm" svg:y1="8.187cm" svg:x2="13.64cm" svg:y2="8.309cm"><text:p/></draw:line><draw:line draw:name="Вертикальная линия 606_4" draw:style-name="gr5" draw:text-style-name="P226" svg:x1="15.076cm" svg:y1="8.187cm" svg:x2="15.076cm" svg:y2="8.31cm"><text:p/></draw:line><draw:line draw:name="Вертикальная линия 607_4" draw:style-name="gr5" draw:text-style-name="P227" svg:x1="16.18cm" svg:y1="8.187cm" svg:x2="16.18cm" svg:y2="8.303cm"><text:p/></draw:line><draw:line draw:name="Вертикальная линия 608_4" draw:style-name="gr5" draw:text-style-name="P227" svg:x1="17.406cm" svg:y1="8.197cm" svg:x2="17.406cm" svg:y2="8.298cm"><text:p/></draw:line><draw:line draw:name="Вертикальная линия 609_4" draw:style-name="gr5" draw:text-style-name="P227" svg:x1="18.683cm" svg:y1="8.187cm" svg:x2="18.683cm" svg:y2="8.316cm"><text:p/></draw:line><draw:line draw:name="Вертикальная линия 610_4" draw:style-name="gr5" draw:text-style-name="P226" svg:x1="2.258cm" svg:y1="8.183cm" svg:x2="2.258cm" svg:y2="8.284cm"><text:p/></draw:line><draw:line draw:name="Вертикальная линия 611_4" draw:style-name="gr5" draw:text-style-name="P227" svg:x1="20.481cm" svg:y1="8.187cm" svg:x2="20.481cm" svg:y2="8.31cm"><text:p/></draw:line><draw:line draw:name="Вертикальная линия 612_4" draw:style-name="gr5" draw:text-style-name="P227" svg:x1="21.749cm" svg:y1="8.188cm" svg:x2="21.749cm" svg:y2="8.31cm"><text:p/></draw:line><draw:line draw:name="Вертикальная линия 613_4" draw:style-name="gr5" draw:text-style-name="P227" svg:x1="22.987cm" svg:y1="8.187cm" svg:x2="22.987cm" svg:y2="8.305cm"><text:p/></draw:line><draw:line draw:name="Вертикальная линия 614_4" draw:style-name="gr5" draw:text-style-name="P227" svg:x1="24.245cm" svg:y1="8.187cm" svg:x2="24.245cm" svg:y2="8.305cm"><text:p/></draw:line><draw:line draw:name="Вертикальная линия 615_4" draw:style-name="gr5" draw:text-style-name="P227" svg:x1="26.254cm" svg:y1="8.187cm" svg:x2="26.254cm" svg:y2="8.305cm"><text:p/></draw:line></draw:g></draw:g><draw:g draw:name="DrawObject 84_4" draw:style-name="gr2"><draw:line draw:name="Вертикальная линия 616_4" draw:style-name="gr5" draw:text-style-name="P226" svg:x1="3.237cm" svg:y1="8.945cm" svg:x2="3.237cm" svg:y2="9.046cm"><text:p/></draw:line><draw:g draw:name="DrawObject 85_4" draw:style-name="gr2"><draw:line draw:name="Вертикальная линия 617_4" draw:style-name="gr5" draw:text-style-name="P226" svg:x1="4.235cm" svg:y1="8.929cm" svg:x2="4.235cm" svg:y2="9.03cm"><text:p/></draw:line><draw:line draw:name="Вертикальная линия 618_4" draw:style-name="gr5" draw:text-style-name="P226" svg:x1="5.731cm" svg:y1="8.95cm" svg:x2="5.731cm" svg:y2="9.051cm"><text:p/></draw:line><draw:line draw:name="Вертикальная линия 619_4" draw:style-name="gr5" draw:text-style-name="P226" svg:x1="12.379cm" svg:y1="8.95cm" svg:x2="12.379cm" svg:y2="9.051cm"><text:p/></draw:line><draw:line draw:name="Вертикальная линия 620_4" draw:style-name="gr5" draw:text-style-name="P226" svg:x1="13.64cm" svg:y1="8.942cm" svg:x2="13.64cm" svg:y2="9.064cm"><text:p/></draw:line><draw:line draw:name="Вертикальная линия 621_4" draw:style-name="gr5" draw:text-style-name="P226" svg:x1="15.076cm" svg:y1="8.942cm" svg:x2="15.076cm" svg:y2="9.065cm"><text:p/></draw:line><draw:line draw:name="Вертикальная линия 622_4" draw:style-name="gr5" draw:text-style-name="P227" svg:x1="16.18cm" svg:y1="8.942cm" svg:x2="16.18cm" svg:y2="9.058cm"><text:p/></draw:line><draw:line draw:name="Вертикальная линия 623_4" draw:style-name="gr5" draw:text-style-name="P227" svg:x1="17.406cm" svg:y1="8.952cm" svg:x2="17.406cm" svg:y2="9.053cm"><text:p/></draw:line><draw:line draw:name="Вертикальная линия 624_4" draw:style-name="gr5" draw:text-style-name="P227" svg:x1="18.683cm" svg:y1="8.942cm" svg:x2="18.683cm" svg:y2="9.071cm"><text:p/></draw:line><draw:line draw:name="Вертикальная линия 625_4" draw:style-name="gr5" draw:text-style-name="P226" svg:x1="2.258cm" svg:y1="8.936cm" svg:x2="2.258cm" svg:y2="9.037cm"><text:p/></draw:line><draw:line draw:name="Вертикальная линия 626_4" draw:style-name="gr5" draw:text-style-name="P227" svg:x1="20.481cm" svg:y1="8.942cm" svg:x2="20.481cm" svg:y2="9.065cm"><text:p/></draw:line><draw:line draw:name="Вертикальная линия 627_4" draw:style-name="gr5" draw:text-style-name="P227" svg:x1="21.749cm" svg:y1="8.943cm" svg:x2="21.749cm" svg:y2="9.065cm"><text:p/></draw:line><draw:line draw:name="Вертикальная линия 628_4" draw:style-name="gr5" draw:text-style-name="P227" svg:x1="22.987cm" svg:y1="8.942cm" svg:x2="22.987cm" svg:y2="9.06cm"><text:p/></draw:line><draw:line draw:name="Вертикальная линия 629_4" draw:style-name="gr5" draw:text-style-name="P227" svg:x1="24.245cm" svg:y1="8.942cm" svg:x2="24.245cm" svg:y2="9.06cm"><text:p/></draw:line><draw:line draw:name="Вертикальная линия 630_4" draw:style-name="gr5" draw:text-style-name="P227" svg:x1="26.254cm" svg:y1="8.942cm" svg:x2="26.254cm" svg:y2="9.06cm"><text:p/></draw:line></draw:g></draw:g><draw:g draw:name="DrawObject 86_4" draw:style-name="gr2"><draw:line draw:name="Вертикальная линия 631_4" draw:style-name="gr5" draw:text-style-name="P226" svg:x1="3.237cm" svg:y1="9.71cm" svg:x2="3.237cm" svg:y2="9.811cm"><text:p/></draw:line><draw:g draw:name="DrawObject 87_4" draw:style-name="gr2"><draw:line draw:name="Вертикальная линия 632_4" draw:style-name="gr5" draw:text-style-name="P226" svg:x1="4.235cm" svg:y1="9.696cm" svg:x2="4.235cm" svg:y2="9.797cm"><text:p/></draw:line><draw:line draw:name="Вертикальная линия 633_4" draw:style-name="gr5" draw:text-style-name="P226" svg:x1="5.731cm" svg:y1="9.714cm" svg:x2="5.731cm" svg:y2="9.815cm"><text:p/></draw:line><draw:line draw:name="Вертикальная линия 634_4" draw:style-name="gr5" draw:text-style-name="P226" svg:x1="12.379cm" svg:y1="9.714cm" svg:x2="12.379cm" svg:y2="9.815cm"><text:p/></draw:line><draw:line draw:name="Вертикальная линия 635_4" draw:style-name="gr5" draw:text-style-name="P226" svg:x1="13.64cm" svg:y1="9.707cm" svg:x2="13.64cm" svg:y2="9.829cm"><text:p/></draw:line><draw:line draw:name="Вертикальная линия 636_4" draw:style-name="gr5" draw:text-style-name="P226" svg:x1="15.076cm" svg:y1="9.707cm" svg:x2="15.076cm" svg:y2="9.83cm"><text:p/></draw:line><draw:line draw:name="Вертикальная линия 637_4" draw:style-name="gr5" draw:text-style-name="P227" svg:x1="16.18cm" svg:y1="9.707cm" svg:x2="16.18cm" svg:y2="9.823cm"><text:p/></draw:line><draw:line draw:name="Вертикальная линия 638_4" draw:style-name="gr5" draw:text-style-name="P227" svg:x1="17.406cm" svg:y1="9.719cm" svg:x2="17.406cm" svg:y2="9.82cm"><text:p/></draw:line><draw:line draw:name="Вертикальная линия 639_4" draw:style-name="gr5" draw:text-style-name="P227" svg:x1="18.683cm" svg:y1="9.707cm" svg:x2="18.683cm" svg:y2="9.836cm"><text:p/></draw:line><draw:line draw:name="Вертикальная линия 640_4" draw:style-name="gr5" draw:text-style-name="P226" svg:x1="2.258cm" svg:y1="9.703cm" svg:x2="2.258cm" svg:y2="9.804cm"><text:p/></draw:line><draw:line draw:name="Вертикальная линия 641_4" draw:style-name="gr5" draw:text-style-name="P227" svg:x1="20.481cm" svg:y1="9.707cm" svg:x2="20.481cm" svg:y2="9.83cm"><text:p/></draw:line><draw:line draw:name="Вертикальная линия 642_4" draw:style-name="gr5" draw:text-style-name="P227" svg:x1="21.749cm" svg:y1="9.71cm" svg:x2="21.749cm" svg:y2="9.832cm"><text:p/></draw:line><draw:line draw:name="Вертикальная линия 643_4" draw:style-name="gr5" draw:text-style-name="P227" svg:x1="22.987cm" svg:y1="9.707cm" svg:x2="22.987cm" svg:y2="9.825cm"><text:p/></draw:line><draw:line draw:name="Вертикальная линия 644_4" draw:style-name="gr5" draw:text-style-name="P227" svg:x1="24.245cm" svg:y1="9.707cm" svg:x2="24.245cm" svg:y2="9.825cm"><text:p/></draw:line><draw:line draw:name="Вертикальная линия 645_4" draw:style-name="gr5" draw:text-style-name="P227" svg:x1="26.254cm" svg:y1="9.707cm" svg:x2="26.254cm" svg:y2="9.825cm"><text:p/></draw:line></draw:g></draw:g><draw:g draw:name="DrawObject 88_4" draw:style-name="gr2"><draw:line draw:name="Вертикальная линия 646_4" draw:style-name="gr5" draw:text-style-name="P226" svg:x1="3.237cm" svg:y1="10.476cm" svg:x2="3.237cm" svg:y2="10.577cm"><text:p/></draw:line><draw:g draw:name="DrawObject 89_4" draw:style-name="gr2"><draw:line draw:name="Вертикальная линия 647_4" draw:style-name="gr5" draw:text-style-name="P226" svg:x1="4.235cm" svg:y1="10.465cm" svg:x2="4.235cm" svg:y2="10.566cm"><text:p/></draw:line><draw:line draw:name="Вертикальная линия 648_4" draw:style-name="gr5" draw:text-style-name="P226" svg:x1="5.731cm" svg:y1="10.483cm" svg:x2="5.731cm" svg:y2="10.584cm"><text:p/></draw:line><draw:line draw:name="Вертикальная линия 649_4" draw:style-name="gr5" draw:text-style-name="P226" svg:x1="12.379cm" svg:y1="10.483cm" svg:x2="12.379cm" svg:y2="10.584cm"><text:p/></draw:line><draw:line draw:name="Вертикальная линия 650_4" draw:style-name="gr5" draw:text-style-name="P226" svg:x1="13.64cm" svg:y1="10.475cm" svg:x2="13.64cm" svg:y2="10.597cm"><text:p/></draw:line><draw:line draw:name="Вертикальная линия 651_4" draw:style-name="gr5" draw:text-style-name="P226" svg:x1="15.076cm" svg:y1="10.475cm" svg:x2="15.076cm" svg:y2="10.598cm"><text:p/></draw:line><draw:line draw:name="Вертикальная линия 652_4" draw:style-name="gr5" draw:text-style-name="P227" svg:x1="16.18cm" svg:y1="10.475cm" svg:x2="16.18cm" svg:y2="10.591cm"><text:p/></draw:line><draw:line draw:name="Вертикальная линия 653_4" draw:style-name="gr5" draw:text-style-name="P227" svg:x1="17.406cm" svg:y1="10.487cm" svg:x2="17.406cm" svg:y2="10.588cm"><text:p/></draw:line><draw:line draw:name="Вертикальная линия 654_4" draw:style-name="gr5" draw:text-style-name="P227" svg:x1="18.683cm" svg:y1="10.475cm" svg:x2="18.683cm" svg:y2="10.604cm"><text:p/></draw:line><draw:line draw:name="Вертикальная линия 655_4" draw:style-name="gr5" draw:text-style-name="P226" svg:x1="2.258cm" svg:y1="10.472cm" svg:x2="2.258cm" svg:y2="10.573cm"><text:p/></draw:line><draw:line draw:name="Вертикальная линия 656_4" draw:style-name="gr5" draw:text-style-name="P227" svg:x1="20.481cm" svg:y1="10.475cm" svg:x2="20.481cm" svg:y2="10.598cm"><text:p/></draw:line><draw:line draw:name="Вертикальная линия 657_4" draw:style-name="gr5" draw:text-style-name="P227" svg:x1="21.749cm" svg:y1="10.476cm" svg:x2="21.749cm" svg:y2="10.598cm"><text:p/></draw:line><draw:line draw:name="Вертикальная линия 658_4" draw:style-name="gr5" draw:text-style-name="P227" svg:x1="22.987cm" svg:y1="10.475cm" svg:x2="22.987cm" svg:y2="10.593cm"><text:p/></draw:line><draw:line draw:name="Вертикальная линия 659_4" draw:style-name="gr5" draw:text-style-name="P227" svg:x1="24.245cm" svg:y1="10.475cm" svg:x2="24.245cm" svg:y2="10.593cm"><text:p/></draw:line><draw:line draw:name="Вертикальная линия 660_4" draw:style-name="gr5" draw:text-style-name="P227" svg:x1="26.254cm" svg:y1="10.475cm" svg:x2="26.254cm" svg:y2="10.593cm"><text:p/></draw:line></draw:g></draw:g><draw:g draw:name="DrawObject 90_4" draw:style-name="gr2"><draw:line draw:name="Вертикальная линия 661_4" draw:style-name="gr5" draw:text-style-name="P226" svg:x1="3.237cm" svg:y1="11.234cm" svg:x2="3.237cm" svg:y2="11.335cm"><text:p/></draw:line><draw:g draw:name="DrawObject 91_4" draw:style-name="gr2"><draw:line draw:name="Вертикальная линия 662_4" draw:style-name="gr5" draw:text-style-name="P226" svg:x1="4.235cm" svg:y1="11.22cm" svg:x2="4.235cm" svg:y2="11.321cm"><text:p/></draw:line><draw:line draw:name="Вертикальная линия 663_4" draw:style-name="gr5" draw:text-style-name="P226" svg:x1="5.731cm" svg:y1="11.238cm" svg:x2="5.731cm" svg:y2="11.339cm"><text:p/></draw:line><draw:line draw:name="Вертикальная линия 664_4" draw:style-name="gr5" draw:text-style-name="P226" svg:x1="12.379cm" svg:y1="11.238cm" svg:x2="12.379cm" svg:y2="11.339cm"><text:p/></draw:line><draw:line draw:name="Вертикальная линия 665_4" draw:style-name="gr5" draw:text-style-name="P226" svg:x1="13.64cm" svg:y1="11.23cm" svg:x2="13.64cm" svg:y2="11.352cm"><text:p/></draw:line><draw:line draw:name="Вертикальная линия 666_4" draw:style-name="gr5" draw:text-style-name="P226" svg:x1="15.076cm" svg:y1="11.23cm" svg:x2="15.076cm" svg:y2="11.353cm"><text:p/></draw:line><draw:line draw:name="Вертикальная линия 667_4" draw:style-name="gr5" draw:text-style-name="P227" svg:x1="16.18cm" svg:y1="11.23cm" svg:x2="16.18cm" svg:y2="11.346cm"><text:p/></draw:line><draw:line draw:name="Вертикальная линия 668_4" draw:style-name="gr5" draw:text-style-name="P227" svg:x1="17.406cm" svg:y1="11.242cm" svg:x2="17.406cm" svg:y2="11.343cm"><text:p/></draw:line><draw:line draw:name="Вертикальная линия 669_4" draw:style-name="gr5" draw:text-style-name="P227" svg:x1="18.683cm" svg:y1="11.23cm" svg:x2="18.683cm" svg:y2="11.359cm"><text:p/></draw:line><draw:line draw:name="Вертикальная линия 670_4" draw:style-name="gr5" draw:text-style-name="P226" svg:x1="2.258cm" svg:y1="11.227cm" svg:x2="2.258cm" svg:y2="11.328cm"><text:p/></draw:line><draw:line draw:name="Вертикальная линия 671_4" draw:style-name="gr5" draw:text-style-name="P227" svg:x1="20.481cm" svg:y1="11.23cm" svg:x2="20.481cm" svg:y2="11.353cm"><text:p/></draw:line><draw:line draw:name="Вертикальная линия 672_4" draw:style-name="gr5" draw:text-style-name="P227" svg:x1="21.749cm" svg:y1="11.231cm" svg:x2="21.749cm" svg:y2="11.353cm"><text:p/></draw:line><draw:line draw:name="Вертикальная линия 673_4" draw:style-name="gr5" draw:text-style-name="P227" svg:x1="22.987cm" svg:y1="11.23cm" svg:x2="22.987cm" svg:y2="11.348cm"><text:p/></draw:line><draw:line draw:name="Вертикальная линия 674_4" draw:style-name="gr5" draw:text-style-name="P227" svg:x1="24.245cm" svg:y1="11.23cm" svg:x2="24.245cm" svg:y2="11.348cm"><text:p/></draw:line><draw:line draw:name="Вертикальная линия 675_4" draw:style-name="gr5" draw:text-style-name="P227" svg:x1="26.254cm" svg:y1="11.23cm" svg:x2="26.254cm" svg:y2="11.348cm"><text:p/></draw:line></draw:g></draw:g><draw:custom-shape draw:name="Фигура 1_4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4" draw:style-name="gr2"><draw:line draw:name="Вертикальная линия 241_4" draw:style-name="gr5" draw:text-style-name="P226" svg:x1="3.237cm" svg:y1="11.991cm" svg:x2="3.237cm" svg:y2="12.092cm"><text:p/></draw:line><draw:g draw:name="DrawObject 32_4" draw:style-name="gr2"><draw:line draw:name="Вертикальная линия 242_4" draw:style-name="gr5" draw:text-style-name="P226" svg:x1="4.235cm" svg:y1="11.977cm" svg:x2="4.235cm" svg:y2="12.078cm"><text:p/></draw:line><draw:line draw:name="Вертикальная линия 243_4" draw:style-name="gr5" draw:text-style-name="P226" svg:x1="5.731cm" svg:y1="11.996cm" svg:x2="5.731cm" svg:y2="12.097cm"><text:p/></draw:line><draw:line draw:name="Вертикальная линия 244_4" draw:style-name="gr5" draw:text-style-name="P226" svg:x1="12.379cm" svg:y1="11.996cm" svg:x2="12.379cm" svg:y2="12.097cm"><text:p/></draw:line><draw:line draw:name="Вертикальная линия 245_4" draw:style-name="gr5" draw:text-style-name="P226" svg:x1="13.64cm" svg:y1="11.989cm" svg:x2="13.64cm" svg:y2="12.111cm"><text:p/></draw:line><draw:line draw:name="Вертикальная линия 246_4" draw:style-name="gr5" draw:text-style-name="P226" svg:x1="15.076cm" svg:y1="11.989cm" svg:x2="15.076cm" svg:y2="12.112cm"><text:p/></draw:line><draw:line draw:name="Вертикальная линия 247_4" draw:style-name="gr5" draw:text-style-name="P227" svg:x1="16.18cm" svg:y1="11.989cm" svg:x2="16.18cm" svg:y2="12.105cm"><text:p/></draw:line><draw:line draw:name="Вертикальная линия 248_4" draw:style-name="gr5" draw:text-style-name="P227" svg:x1="17.406cm" svg:y1="12cm" svg:x2="17.406cm" svg:y2="12.101cm"><text:p/></draw:line><draw:line draw:name="Вертикальная линия 249_4" draw:style-name="gr5" draw:text-style-name="P227" svg:x1="18.683cm" svg:y1="11.989cm" svg:x2="18.683cm" svg:y2="12.118cm"><text:p/></draw:line><draw:line draw:name="Вертикальная линия 250_4" draw:style-name="gr5" draw:text-style-name="P226" svg:x1="2.258cm" svg:y1="11.984cm" svg:x2="2.258cm" svg:y2="12.085cm"><text:p/></draw:line><draw:line draw:name="Вертикальная линия 251_4" draw:style-name="gr5" draw:text-style-name="P227" svg:x1="20.481cm" svg:y1="11.989cm" svg:x2="20.481cm" svg:y2="12.112cm"><text:p/></draw:line><draw:line draw:name="Вертикальная линия 252_4" draw:style-name="gr5" draw:text-style-name="P227" svg:x1="21.749cm" svg:y1="11.989cm" svg:x2="21.749cm" svg:y2="12.111cm"><text:p/></draw:line><draw:line draw:name="Вертикальная линия 253_4" draw:style-name="gr5" draw:text-style-name="P227" svg:x1="22.987cm" svg:y1="11.989cm" svg:x2="22.987cm" svg:y2="12.107cm"><text:p/></draw:line><draw:line draw:name="Вертикальная линия 254_4" draw:style-name="gr5" draw:text-style-name="P227" svg:x1="24.245cm" svg:y1="11.989cm" svg:x2="24.245cm" svg:y2="12.107cm"><text:p/></draw:line><draw:line draw:name="Вертикальная линия 255_4" draw:style-name="gr5" draw:text-style-name="P227" svg:x1="26.254cm" svg:y1="11.989cm" svg:x2="26.254cm" svg:y2="12.107cm"><text:p/></draw:line></draw:g></draw:g></draw:g><draw:g draw:name="DrawObject 2_4" draw:style-name="gr2"><draw:line draw:name="Вертикальная линия 16_4" draw:style-name="gr5" draw:text-style-name="P226" svg:x1="3.214cm" svg:y1="0.614cm" svg:x2="3.214cm" svg:y2="0.715cm"><text:p/></draw:line><draw:g draw:name="DrawObject 3_4" draw:style-name="gr2"><draw:line draw:name="Вертикальная линия 17_4" draw:style-name="gr5" draw:text-style-name="P226" svg:x1="4.214cm" svg:y1="0.6cm" svg:x2="4.214cm" svg:y2="0.701cm"><text:p/></draw:line><draw:line draw:name="Вертикальная линия 18_4" draw:style-name="gr5" draw:text-style-name="P226" svg:x1="5.708cm" svg:y1="0.619cm" svg:x2="5.708cm" svg:y2="0.72cm"><text:p/></draw:line><draw:line draw:name="Вертикальная линия 19_4" draw:style-name="gr5" draw:text-style-name="P226" svg:x1="12.356cm" svg:y1="0.619cm" svg:x2="12.356cm" svg:y2="0.72cm"><text:p/></draw:line><draw:line draw:name="Вертикальная линия 20_4" draw:style-name="gr5" draw:text-style-name="P226" svg:x1="13.619cm" svg:y1="0.611cm" svg:x2="13.619cm" svg:y2="0.733cm"><text:p/></draw:line><draw:line draw:name="Вертикальная линия 21_4" draw:style-name="gr5" draw:text-style-name="P226" svg:x1="15.053cm" svg:y1="0.611cm" svg:x2="15.053cm" svg:y2="0.734cm"><text:p/></draw:line><draw:line draw:name="Вертикальная линия 22_4" draw:style-name="gr5" draw:text-style-name="P227" svg:x1="16.159cm" svg:y1="0.611cm" svg:x2="16.159cm" svg:y2="0.727cm"><text:p/></draw:line><draw:line draw:name="Вертикальная линия 23_4" draw:style-name="gr5" draw:text-style-name="P227" svg:x1="17.383cm" svg:y1="0.623cm" svg:x2="17.383cm" svg:y2="0.724cm"><text:p/></draw:line><draw:line draw:name="Вертикальная линия 24_4" draw:style-name="gr5" draw:text-style-name="P227" svg:x1="18.662cm" svg:y1="0.611cm" svg:x2="18.662cm" svg:y2="0.74cm"><text:p/></draw:line><draw:line draw:name="Вертикальная линия 25_4" draw:style-name="gr5" draw:text-style-name="P226" svg:x1="2.235cm" svg:y1="0.607cm" svg:x2="2.235cm" svg:y2="0.708cm"><text:p/></draw:line><draw:line draw:name="Вертикальная линия 26_4" draw:style-name="gr5" draw:text-style-name="P227" svg:x1="20.458cm" svg:y1="0.611cm" svg:x2="20.458cm" svg:y2="0.734cm"><text:p/></draw:line><draw:line draw:name="Вертикальная линия 27_4" draw:style-name="gr5" draw:text-style-name="P227" svg:x1="21.726cm" svg:y1="0.612cm" svg:x2="21.726cm" svg:y2="0.734cm"><text:p/></draw:line><draw:line draw:name="Вертикальная линия 28_4" draw:style-name="gr5" draw:text-style-name="P227" svg:x1="22.964cm" svg:y1="0.611cm" svg:x2="22.964cm" svg:y2="0.729cm"><text:p/></draw:line><draw:line draw:name="Вертикальная линия 29_4" draw:style-name="gr5" draw:text-style-name="P227" svg:x1="24.222cm" svg:y1="0.611cm" svg:x2="24.222cm" svg:y2="0.729cm"><text:p/></draw:line><draw:line draw:name="Вертикальная линия 30_4" draw:style-name="gr5" draw:text-style-name="P227" svg:x1="26.231cm" svg:y1="0.611cm" svg:x2="26.231cm" svg:y2="0.729cm"><text:p/></draw:line></draw:g></draw:g></draw:g><text:span text:style-name="Основной_20_шрифт_20_абзаца"><text:span text:style-name="T3">01</text:span></text:span></text:p>
          </table:table-cell>
          <table:table-cell table:style-name="Таблица7.B28" table:number-rows-spanned="17" table:number-columns-spanned="42" office:value-type="string">
            <text:p text:style-name="P122"><text:s/></text:p>
            <text:p text:style-name="P180"><text:span text:style-name="T272"><text:s text:c="3"/></text:span><text:span text:style-name="T18"><text:s text:c="4"/></text:span><text:span text:style-name="T29">1</text:span><text:span text:style-name="T80">0</text:span><text:span text:style-name="T29"> Провести контроль массы </text:span><text:span text:style-name="T81">нижней</text:span><text:span text:style-name="T29"> части корпуса. </text:span><text:span text:style-name="T18"><text:s/></text:span><text:span text:style-name="Основной_20_шрифт_20_абзаца"><text:span text:style-name="T255">Масса — величина расчетная. </text:span></text:span></text:p>
            <text:p text:style-name="P190"><text:span text:style-name="Основной_20_шрифт_20_абзаца"><text:span text:style-name="T222">Ч</text:span></text:span><text:span text:style-name="Основной_20_шрифт_20_абзаца"><text:span text:style-name="T220">ерт.</text:span></text:span><text:span text:style-name="Основной_20_шрифт_20_абзаца"><text:span text:style-name="T221">ЮЕЛИ.301116.12</text:span></text:span><text:span text:style-name="Основной_20_шрифт_20_абзаца"><text:span text:style-name="T228">6 </text:span></text:span><text:span text:style-name="Основной_20_шрифт_20_абзаца"><text:span text:style-name="T221">СБ, </text:span></text:span><text:span text:style-name="Основной_20_шрифт_20_абзаца"><text:span text:style-name="T222">п.</text:span></text:span><text:span text:style-name="Основной_20_шрифт_20_абзаца"><text:span text:style-name="T228">3</text:span></text:span><text:span text:style-name="Основной_20_шрифт_20_абзаца"><text:span text:style-name="T245">3</text:span></text:span></text:p>
            <text:p text:style-name="P190"><text:span text:style-name="Основной_20_шрифт_20_абзаца"><text:span text:style-name="T239">В</text:span></text:span><text:span text:style-name="Основной_20_шрифт_20_абзаца"><text:span text:style-name="T234">есы </text:span></text:span><text:span text:style-name="Основной_20_шрифт_20_абзаца"><text:span text:style-name="T240">платформенные ВСП4-600 или любые другие по действующей ДС</text:span></text:span></text:p>
            <text:p text:style-name="P190"><text:span text:style-name="Основной_20_шрифт_20_абзаца"><text:span text:style-name="T234"/></text:span></text:p>
            <text:p text:style-name="P190"><text:span text:style-name="Основной_20_шрифт_20_абзаца"><text:span text:style-name="T234"><text:s text:c="8"/></text:span></text:span><text:span text:style-name="Основной_20_шрифт_20_абзаца"><text:span text:style-name="T241">1</text:span></text:span><text:span text:style-name="Основной_20_шрифт_20_абзаца"><text:span text:style-name="T237">1</text:span></text:span><text:span text:style-name="Основной_20_шрифт_20_абзаца"><text:span text:style-name="T241"> </text:span></text:span><text:span text:style-name="Основной_20_шрифт_20_абзаца"><text:span text:style-name="T264">Маркировать Ч </text:span></text:span><text:span text:style-name="Основной_20_шрифт_20_абзаца"><text:span text:style-name="T101">нижн</text:span></text:span><text:span text:style-name="Основной_20_шрифт_20_абзаца"><text:span text:style-name="T102">юю</text:span></text:span><text:span text:style-name="Основной_20_шрифт_20_абзаца"><text:span text:style-name="T265"> часть корпуса </text:span></text:span><text:span text:style-name="Основной_20_шрифт_20_абзаца"><text:span text:style-name="T264">на бирке </text:span></text:span><text:span text:style-name="Основной_20_шрифт_20_абзаца"><text:span text:style-name="T266">. </text:span></text:span><text:span text:style-name="Основной_20_шрифт_20_абзаца"><text:span text:style-name="T222">Ч</text:span></text:span><text:span text:style-name="Основной_20_шрифт_20_абзаца"><text:span text:style-name="T220">ерт.</text:span></text:span><text:span text:style-name="Основной_20_шрифт_20_абзаца"><text:span text:style-name="T221">ЮЕЛИ.301116.12</text:span></text:span><text:span text:style-name="Основной_20_шрифт_20_абзаца"><text:span text:style-name="T229">6</text:span></text:span><text:span text:style-name="Основной_20_шрифт_20_абзаца"><text:span text:style-name="T221"> СБ, <text:s/></text:span></text:span><text:span text:style-name="Основной_20_шрифт_20_абзаца"><text:span text:style-name="T230">п.</text:span></text:span><text:span text:style-name="Основной_20_шрифт_20_абзаца"><text:span text:style-name="T229">31</text:span></text:span><text:span text:style-name="Основной_20_шрифт_20_абзаца"><text:span text:style-name="T230">.</text:span></text:span></text:p>
            <text:p text:style-name="P194"><text:s/><text:span text:style-name="T286">Маркер любого цвета по действующей ДС</text:span></text:p>
            <text:p text:style-name="P190"><text:span text:style-name="Основной_20_шрифт_20_абзаца"><text:span text:style-name="T239"><text:s text:c="7"/></text:span></text:span></text:p>
            <text:p text:style-name="P190"><text:span text:style-name="Основной_20_шрифт_20_абзаца"><text:span text:style-name="T239"/></text:span></text:p>
            <text:p text:style-name="P190"><text:span text:style-name="Основной_20_шрифт_20_абзаца"><text:span text:style-name="T239"><text:s text:c="7"/>1</text:span></text:span><text:span text:style-name="Основной_20_шрифт_20_абзаца"><text:span text:style-name="T237">2</text:span></text:span><text:span text:style-name="Основной_20_шрифт_20_абзаца"><text:span text:style-name="T239"> <text:s/></text:span></text:span><text:span text:style-name="Основной_20_шрифт_20_абзаца"><text:span text:style-name="T242">Произвести внешний осмотр </text:span></text:span><text:span text:style-name="Основной_20_шрифт_20_абзаца"><text:span text:style-name="T239">корпуса </text:span></text:span><text:span text:style-name="Основной_20_шрифт_20_абзаца"><text:span text:style-name="T242">на отсутствие механических повреждений. </text:span></text:span></text:p>
            <text:p text:style-name="P190"><text:span text:style-name="Основной_20_шрифт_20_абзаца"><text:span text:style-name="T242"><text:s/></text:span></text:span><text:span text:style-name="Основной_20_шрифт_20_абзаца"><text:span text:style-name="T239">Контроль ОТК.</text:span></text:span></text:p>
            <text:p text:style-name="P190"><text:span text:style-name="Основной_20_шрифт_20_абзаца"><text:span text:style-name="T222">Ч</text:span></text:span><text:span text:style-name="Основной_20_шрифт_20_абзаца"><text:span text:style-name="T220">ерт.</text:span></text:span><text:span text:style-name="Основной_20_шрифт_20_абзаца"><text:span text:style-name="T221">ЮЕЛИ.301116.12</text:span></text:span><text:span text:style-name="Основной_20_шрифт_20_абзаца"><text:span text:style-name="T228">6 </text:span></text:span><text:span text:style-name="Основной_20_шрифт_20_абзаца"><text:span text:style-name="T221">СБ, <text:s/></text:span></text:span><text:span text:style-name="Основной_20_шрифт_20_абзаца"><text:span text:style-name="T230">п.</text:span></text:span><text:span text:style-name="Основной_20_шрифт_20_абзаца"><text:span text:style-name="T228">24</text:span></text:span><text:span text:style-name="Основной_20_шрифт_20_абзаца"><text:span text:style-name="T221"> </text:span></text:span></text:p>
            <text:p text:style-name="P190"><text:span text:style-name="Основной_20_шрифт_20_абзаца"><text:span text:style-name="T221"/></text:span></text:p>
            <text:p text:style-name="P194"/>
            <text:p text:style-name="P191"><text:span text:style-name="Основной_20_шрифт_20_абзаца"><text:span text:style-name="T221"><text:s text:c="7"/></text:span></text:span><text:span text:style-name="Основной_20_шрифт_20_абзаца"><text:span text:style-name="T230">1</text:span></text:span><text:span text:style-name="Основной_20_шрифт_20_абзаца"><text:span text:style-name="T225">3</text:span></text:span><text:span text:style-name="Основной_20_шрифт_20_абзаца"><text:span text:style-name="T230"> Клеймить <text:s/>К </text:span></text:span><text:span text:style-name="Основной_20_шрифт_20_абзаца"><text:span text:style-name="T100">нижн</text:span></text:span><text:span text:style-name="Основной_20_шрифт_20_абзаца"><text:span text:style-name="T231">юю часть корпуса </text:span></text:span><text:span text:style-name="Основной_20_шрифт_20_абзаца"><text:span text:style-name="T229">на бирке</text:span></text:span><text:span text:style-name="Основной_20_шрифт_20_абзаца"><text:span text:style-name="T230">.</text:span></text:span></text:p>
            <text:p text:style-name="P193"><text:span text:style-name="Основной_20_шрифт_20_абзаца"><text:span text:style-name="T222"><text:s/>Ч</text:span></text:span><text:span text:style-name="Основной_20_шрифт_20_абзаца"><text:span text:style-name="T220">ерт.</text:span></text:span><text:span text:style-name="Основной_20_шрифт_20_абзаца"><text:span text:style-name="T221">ЮЕЛИ.301116.12</text:span></text:span><text:span text:style-name="Основной_20_шрифт_20_абзаца"><text:span text:style-name="T228">6 </text:span></text:span><text:span text:style-name="Основной_20_шрифт_20_абзаца"><text:span text:style-name="T221">СБ, <text:s/></text:span></text:span><text:span text:style-name="Основной_20_шрифт_20_абзаца"><text:span text:style-name="T230">п.</text:span></text:span><text:span text:style-name="Основной_20_шрифт_20_абзаца"><text:span text:style-name="T228">3</text:span></text:span><text:span text:style-name="Основной_20_шрифт_20_абзаца"><text:span text:style-name="T230">1</text:span></text:span><text:span text:style-name="T1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<text:span text:style-name="T287">О</text:span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<text:span text:style-name="T287">Т</text:span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<text:s/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<text:span text:style-name="T287">О</text:span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<text:span text:style-name="T287">Т</text:span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<text:span text:style-name="T287">О</text:span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<text:s/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<text:span text:style-name="T287">О</text:span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12" office:value-type="string">
            <text:p text:style-name="P43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12">
          <table:table-cell table:style-name="Таблица7.A28" office:value-type="string">
            <text:p text:style-name="P43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7.29">
          <table:table-cell table:style-name="Таблица7.A29" table:number-columns-spanned="3" office:value-type="string">
            <text:p text:style-name="P46">МК/КТП</text:p>
          </table:table-cell>
          <table:covered-table-cell/>
          <table:covered-table-cell/>
          <table:table-cell table:style-name="Таблица7.D29" table:number-columns-spanned="34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7.D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7.A29" office:value-type="string">
            <text:p text:style-name="P52"/>
          </table:table-cell>
        </table:table-row>
      </table:table>
      <text:p text:style-name="P80"/>
      <text:p text:style-name="P80"/>
      <text:p text:style-name="P80"><text:soft-page-break/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column table:style-name="Таблица15.G"/>
        <table:table-column table:style-name="Таблица15.H"/>
        <table:table-column table:style-name="Таблица15.B"/>
        <table:table-column table:style-name="Таблица15.J"/>
        <table:table-column table:style-name="Таблица15.K"/>
        <table:table-column table:style-name="Таблица15.L"/>
        <table:table-column table:style-name="Таблица15.M"/>
        <table:table-column table:style-name="Таблица15.N"/>
        <table:table-column table:style-name="Таблица15.O"/>
        <table:table-column table:style-name="Таблица15.P"/>
        <table:table-column table:style-name="Таблица15.B"/>
        <table:table-column table:style-name="Таблица15.R"/>
        <table:table-column table:style-name="Таблица15.S"/>
        <table:table-column table:style-name="Таблица15.T"/>
        <table:table-column table:style-name="Таблица15.B"/>
        <table:table-column table:style-name="Таблица15.V"/>
        <table:table-column table:style-name="Таблица15.W"/>
        <table:table-column table:style-name="Таблица15.X"/>
        <table:table-column table:style-name="Таблица15.Y"/>
        <table:table-column table:style-name="Таблица15.Z"/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column table:style-name="Таблица15.g"/>
        <table:table-column table:style-name="Таблица15.h"/>
        <table:table-column table:style-name="Таблица15.i"/>
        <table:table-column table:style-name="Таблица15.G"/>
        <table:table-column table:style-name="Таблица15.k"/>
        <table:table-column table:style-name="Таблица15.l"/>
        <table:table-column table:style-name="Таблица15.h"/>
        <table:table-column table:style-name="Таблица15.n"/>
        <table:table-column table:style-name="Таблица15.o"/>
        <table:table-column table:style-name="Таблица15.p"/>
        <table:table-column table:style-name="Таблица15.q"/>
        <table:table-header-rows>
          <table:table-row table:style-name="Таблица15.1">
            <table:table-cell table:style-name="Таблица15.A1" table:number-columns-spanned="3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5.f1" table:number-columns-spanned="2" office:value-type="string">
              <text:p text:style-name="P40"/>
            </table:table-cell>
            <table:covered-table-cell/>
            <table:table-cell table:style-name="Таблица15.f1" table:number-columns-spanned="3" office:value-type="string">
              <text:p text:style-name="P40"/>
            </table:table-cell>
            <table:covered-table-cell/>
            <table:covered-table-cell/>
            <table:table-cell table:style-name="Таблица15.f1" table:number-columns-spanned="4" office:value-type="string">
              <text:p text:style-name="P36"><draw:frame draw:style-name="fr2" draw:name="Врезка16" text:anchor-type="paragraph" svg:y="-0.49cm" svg:width="5.639cm" style:rel-width="scale" svg:height="0.639cm" style:rel-height="scale" draw:z-index="27"><draw:text-box><text:p text:style-name="P21">ГОСТ 3.1118-82 Форма 1б</text:p></draw:text-box></draw:frame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15.f1" table:number-columns-spanned="2" office:value-type="string">
              <text:p text:style-name="P40"/>
            </table:table-cell>
            <table:covered-table-cell/>
            <table:table-cell table:style-name="Таблица15.q1" office:value-type="string">
              <text:p text:style-name="P40"/>
            </table:table-cell>
          </table:table-row>
        </table:table-header-rows>
        <table:table-row table:style-name="Таблица15.1">
          <table:table-cell table:style-name="Таблица15.f1" table:number-columns-spanned="3" office:value-type="string">
            <text:p text:style-name="P40">Дубл.</text:p>
          </table:table-cell>
          <table:covered-table-cell/>
          <table:covered-table-cell/>
          <table:table-cell table:style-name="Таблица15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5.f1" table:number-columns-spanned="3" office:value-type="string">
            <text:p text:style-name="P36"/>
          </table:table-cell>
          <table:covered-table-cell/>
          <table:covered-table-cell/>
          <table:table-cell table:style-name="Таблица15.f1" office:value-type="string">
            <text:p text:style-name="P36"/>
          </table:table-cell>
          <table:table-cell table:style-name="Таблица15.M2" table:number-columns-spanned="4" office:value-type="string">
            <text:p text:style-name="P36"><text:s text:c="15"/></text:p>
          </table:table-cell>
          <table:covered-table-cell/>
          <table:covered-table-cell/>
          <table:covered-table-cell/>
          <table:table-cell table:style-name="Таблица15.Q2" table:number-columns-spanned="2" office:value-type="string">
            <text:p text:style-name="P36"/>
          </table:table-cell>
          <table:covered-table-cell/>
          <table:table-cell table:style-name="Таблица15.Q2" table:number-columns-spanned="3" office:value-type="string">
            <text:p text:style-name="P36"/>
          </table:table-cell>
          <table:covered-table-cell/>
          <table:covered-table-cell/>
          <table:table-cell table:style-name="Таблица15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Q2" table:number-columns-spanned="2" office:value-type="string">
            <text:p text:style-name="P36"/>
          </table:table-cell>
          <table:covered-table-cell/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f1" table:number-columns-spanned="3" office:value-type="string">
            <text:p text:style-name="P36"/>
          </table:table-cell>
          <table:covered-table-cell/>
          <table:covered-table-cell/>
          <table:table-cell table:style-name="Таблица1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q1" office:value-type="string">
            <text:p text:style-name="P36"/>
          </table:table-cell>
        </table:table-row>
        <table:table-row table:style-name="Таблица15.1">
          <table:table-cell table:style-name="Таблица15.f1" table:number-columns-spanned="3" office:value-type="string">
            <text:p text:style-name="P40">Взам.</text:p>
          </table:table-cell>
          <table:covered-table-cell/>
          <table:covered-table-cell/>
          <table:table-cell table:style-name="Таблица15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5.f1" table:number-columns-spanned="3" office:value-type="string">
            <text:p text:style-name="P36"/>
          </table:table-cell>
          <table:covered-table-cell/>
          <table:covered-table-cell/>
          <table:table-cell table:style-name="Таблица15.f1" office:value-type="string">
            <text:p text:style-name="P36"/>
          </table:table-cell>
          <table:table-cell table:style-name="Таблица15.M3" table:number-rows-spanned="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f1" table:number-columns-spanned="3" office:value-type="string">
            <text:p text:style-name="P36"/>
          </table:table-cell>
          <table:covered-table-cell/>
          <table:covered-table-cell/>
          <table:table-cell table:style-name="Таблица1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f1" table:number-columns-spanned="3" office:value-type="string">
            <text:p text:style-name="P36"/>
          </table:table-cell>
          <table:covered-table-cell/>
          <table:covered-table-cell/>
          <table:table-cell table:style-name="Таблица1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q1" office:value-type="string">
            <text:p text:style-name="P36"/>
          </table:table-cell>
        </table:table-row>
        <table:table-row table:style-name="Таблица15.1">
          <table:table-cell table:style-name="Таблица15.f1" table:number-columns-spanned="3" office:value-type="string">
            <text:p text:style-name="P40">Подл.</text:p>
          </table:table-cell>
          <table:covered-table-cell/>
          <table:covered-table-cell/>
          <table:table-cell table:style-name="Таблица15.f1" table:number-columns-spanned="5" office:value-type="string">
            <text:p text:style-name="P70"><text:s/></text:p>
          </table:table-cell>
          <table:covered-table-cell/>
          <table:covered-table-cell/>
          <table:covered-table-cell/>
          <table:covered-table-cell/>
          <table:table-cell table:style-name="Таблица15.f1" table:number-columns-spanned="3" office:value-type="string">
            <text:p text:style-name="P23"/>
          </table:table-cell>
          <table:covered-table-cell/>
          <table:covered-table-cell/>
          <table:table-cell table:style-name="Таблица15.f1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f1" table:number-columns-spanned="3" office:value-type="string">
            <text:p text:style-name="P36"/>
          </table:table-cell>
          <table:covered-table-cell/>
          <table:covered-table-cell/>
          <table:table-cell table:style-name="Таблица1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f1" table:number-columns-spanned="3" office:value-type="string">
            <text:p text:style-name="P36"/>
          </table:table-cell>
          <table:covered-table-cell/>
          <table:covered-table-cell/>
          <table:table-cell table:style-name="Таблица1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q1" office:value-type="string">
            <text:p text:style-name="P36"/>
          </table:table-cell>
        </table:table-row>
        <table:table-row table:style-name="Таблица15.5">
          <table:table-cell table:style-name="Таблица15.f1" table:number-columns-spanned="2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X5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X5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q5" office:value-type="string">
            <text:p text:style-name="P85"/>
          </table:table-cell>
        </table:table-row>
        <table:table-row table:style-name="Таблица15.6">
          <table:table-cell table:style-name="Таблица15.f1" table:number-rows-spanned="3" table:number-columns-spanned="2" office:value-type="string">
            <text:p text:style-name="P36"/>
          </table:table-cell>
          <table:covered-table-cell/>
          <table:table-cell table:style-name="Таблица15.f1" table:number-columns-spanned="3" office:value-type="string">
            <text:p text:style-name="P36"/>
          </table:table-cell>
          <table:covered-table-cell/>
          <table:covered-table-cell/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f1" office:value-type="string">
            <text:p text:style-name="P36"/>
          </table:table-cell>
          <table:table-cell table:style-name="Таблица15.f1" office:value-type="string">
            <text:p text:style-name="P36"/>
          </table:table-cell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f1" table:number-columns-spanned="3" office:value-type="string">
            <text:p text:style-name="P36"/>
          </table:table-cell>
          <table:covered-table-cell/>
          <table:covered-table-cell/>
          <table:table-cell table:style-name="Таблица15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5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5.c6" table:number-rows-spanned="3" table:number-columns-spanned="10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m6" table:number-rows-spanned="3" table:number-columns-spanned="5" office:value-type="string">
            <text:p text:style-name="P83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15.6">
          <table:covered-table-cell/>
          <table:covered-table-cell/>
          <table:table-cell table:style-name="Таблица15.f1" table:number-columns-spanned="3" office:value-type="string">
            <text:p text:style-name="P36"/>
          </table:table-cell>
          <table:covered-table-cell/>
          <table:covered-table-cell/>
          <table:table-cell table:style-name="Таблица15.f1" table:number-columns-spanned="2" office:value-type="string">
            <text:p text:style-name="P56"/>
          </table:table-cell>
          <table:covered-table-cell/>
          <table:table-cell table:style-name="Таблица1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f1" table:number-columns-spanned="2" office:value-type="string">
            <text:p text:style-name="P3"/>
          </table:table-cell>
          <table:covered-table-cell/>
          <table:table-cell table:style-name="Таблица15.f1" office:value-type="string">
            <text:p text:style-name="P56"/>
          </table:table-cell>
          <table:table-cell table:style-name="Таблица15.f1" office:value-type="string">
            <text:p text:style-name="P36"/>
          </table:table-cell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f1" table:number-columns-spanned="3" office:value-type="string">
            <text:p text:style-name="P36"/>
          </table:table-cell>
          <table:covered-table-cell/>
          <table:covered-table-cell/>
          <table:table-cell table:style-name="Таблица1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6">
          <table:covered-table-cell/>
          <table:covered-table-cell/>
          <table:table-cell table:style-name="Таблица15.f1" table:number-columns-spanned="3" office:value-type="string">
            <text:p text:style-name="P77"/>
          </table:table-cell>
          <table:covered-table-cell/>
          <table:covered-table-cell/>
          <table:table-cell table:style-name="Таблица15.f1" table:number-columns-spanned="2" office:value-type="string">
            <text:p text:style-name="P65"/>
          </table:table-cell>
          <table:covered-table-cell/>
          <table:table-cell table:style-name="Таблица15.f1" table:number-columns-spanned="4" office:value-type="string">
            <text:p text:style-name="P65"><text:s/></text:p>
          </table:table-cell>
          <table:covered-table-cell/>
          <table:covered-table-cell/>
          <table:covered-table-cell/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f1" office:value-type="string">
            <text:p text:style-name="P36"/>
          </table:table-cell>
          <table:table-cell table:style-name="Таблица15.f1" office:value-type="string">
            <text:p text:style-name="P36"/>
          </table:table-cell>
          <table:table-cell table:style-name="Таблица15.f1" table:number-columns-spanned="2" office:value-type="string">
            <text:p text:style-name="P36"/>
          </table:table-cell>
          <table:covered-table-cell/>
          <table:table-cell table:style-name="Таблица15.f1" table:number-columns-spanned="3" office:value-type="string">
            <text:p text:style-name="P36"/>
          </table:table-cell>
          <table:covered-table-cell/>
          <table:covered-table-cell/>
          <table:table-cell table:style-name="Таблица15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5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9">
          <table:table-cell table:style-name="Таблица15.A9" office:value-type="string">
            <text:p text:style-name="P43">А</text:p>
          </table:table-cell>
          <table:table-cell table:style-name="Таблица15.B9" table:number-columns-spanned="3" office:value-type="string">
            <text:p text:style-name="P138">Цех</text:p>
          </table:table-cell>
          <table:covered-table-cell/>
          <table:covered-table-cell/>
          <table:table-cell table:style-name="Таблица15.E9" table:number-columns-spanned="2" office:value-type="string">
            <text:p text:style-name="P59">Уч.</text:p>
          </table:table-cell>
          <table:covered-table-cell/>
          <table:table-cell table:style-name="Таблица15.E9" table:number-columns-spanned="3" office:value-type="string">
            <text:p text:style-name="P59">РМ</text:p>
          </table:table-cell>
          <table:covered-table-cell/>
          <table:covered-table-cell/>
          <table:table-cell table:style-name="Таблица15.E9" office:value-type="string">
            <text:p text:style-name="P59">Опер.</text:p>
          </table:table-cell>
          <table:table-cell table:style-name="Таблица15.E9" table:number-columns-spanned="9" office:value-type="string">
            <text:p text:style-name="P59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T9" table:number-columns-spanned="24" office:value-type="string">
            <text:p text:style-name="P59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9">
          <table:table-cell table:style-name="Таблица15.A9" office:value-type="string">
            <text:p text:style-name="P43">Б</text:p>
          </table:table-cell>
          <table:table-cell table:style-name="Таблица15.B10" table:number-columns-spanned="18" office:value-type="string">
            <text:p text:style-name="P5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A9" office:value-type="string">
            <text:p text:style-name="P59">СМ</text:p>
          </table:table-cell>
          <table:table-cell table:style-name="Таблица15.A9" table:number-columns-spanned="2" office:value-type="string">
            <text:p text:style-name="P59">Проф.</text:p>
          </table:table-cell>
          <table:covered-table-cell/>
          <table:table-cell table:style-name="Таблица15.A9" table:number-columns-spanned="4" office:value-type="string">
            <text:p text:style-name="P59">Р</text:p>
          </table:table-cell>
          <table:covered-table-cell/>
          <table:covered-table-cell/>
          <table:covered-table-cell/>
          <table:table-cell table:style-name="Таблица15.A9" office:value-type="string">
            <text:p text:style-name="P59">УТ</text:p>
          </table:table-cell>
          <table:table-cell table:style-name="Таблица15.A9" table:number-columns-spanned="3" office:value-type="string">
            <text:p text:style-name="P59">КР</text:p>
          </table:table-cell>
          <table:covered-table-cell/>
          <table:covered-table-cell/>
          <table:table-cell table:style-name="Таблица15.A9" table:number-columns-spanned="2" office:value-type="string">
            <text:p text:style-name="P59">КОИД</text:p>
          </table:table-cell>
          <table:covered-table-cell/>
          <table:table-cell table:style-name="Таблица15.A9" table:number-columns-spanned="2" office:value-type="string">
            <text:p text:style-name="P59">ЕН</text:p>
          </table:table-cell>
          <table:covered-table-cell/>
          <table:table-cell table:style-name="Таблица15.A9" table:number-columns-spanned="3" office:value-type="string">
            <text:p text:style-name="P59">ОП</text:p>
          </table:table-cell>
          <table:covered-table-cell/>
          <table:covered-table-cell/>
          <table:table-cell table:style-name="Таблица15.A9" table:number-columns-spanned="2" office:value-type="string">
            <text:p text:style-name="P59">Кшт</text:p>
          </table:table-cell>
          <table:covered-table-cell/>
          <table:table-cell table:style-name="Таблица15.A9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15.p10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15.9">
          <table:table-cell table:style-name="Таблица15.A11" office:value-type="string">
            <text:p text:style-name="P43">К/М</text:p>
          </table:table-cell>
          <table:table-cell table:style-name="Таблица15.B11" table:number-columns-spanned="18" office:value-type="string">
            <text:p text:style-name="P5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B10" table:number-columns-spanned="13" office:value-type="string">
            <text:p text:style-name="P5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g11" table:number-columns-spanned="2" office:value-type="string">
            <text:p text:style-name="P59">ОПП</text:p>
          </table:table-cell>
          <table:covered-table-cell/>
          <table:table-cell table:style-name="Таблица15.g11" table:number-columns-spanned="3" office:value-type="string">
            <text:p text:style-name="P62">ЕВ</text:p>
          </table:table-cell>
          <table:covered-table-cell/>
          <table:covered-table-cell/>
          <table:table-cell table:style-name="Таблица15.g11" table:number-columns-spanned="2" office:value-type="string">
            <text:p text:style-name="P59">ЕН</text:p>
          </table:table-cell>
          <table:covered-table-cell/>
          <table:table-cell table:style-name="Таблица15.g11" table:number-columns-spanned="2" office:value-type="string">
            <text:p text:style-name="P59">КИ</text:p>
          </table:table-cell>
          <table:covered-table-cell/>
          <table:table-cell table:style-name="Таблица15.p11" table:number-columns-spanned="2" office:value-type="string">
            <text:p text:style-name="P59">Н. расх.</text:p>
          </table:table-cell>
          <table:covered-table-cell/>
        </table:table-row>
        <table:table-row table:style-name="Таблица15.12">
          <table:table-cell table:style-name="Таблица15.A12" office:value-type="string">
            <text:p text:style-name="P29"><draw:g text:anchor-type="paragraph" draw:z-index="28" draw:name="DrawObject2_11" draw:style-name="gr1"><draw:g draw:name="DrawObject31_12" draw:style-name="gr2"><draw:custom-shape draw:name="Фигура1_12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12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12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12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12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12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12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12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12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12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12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12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12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12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12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12" draw:style-name="gr2"><draw:line draw:name="Вертикальная линия 451_12" draw:style-name="gr5" draw:text-style-name="P226" svg:x1="3.237cm" svg:y1="-0.134cm" svg:x2="3.237cm" svg:y2="-0.033cm"><text:p/></draw:line><draw:g draw:name="DrawObject 63_12" draw:style-name="gr2"><draw:line draw:name="Вертикальная линия 452_12" draw:style-name="gr5" draw:text-style-name="P226" svg:x1="4.235cm" svg:y1="-0.148cm" svg:x2="4.235cm" svg:y2="-0.047cm"><text:p/></draw:line><draw:line draw:name="Вертикальная линия 453_12" draw:style-name="gr5" draw:text-style-name="P226" svg:x1="5.731cm" svg:y1="-0.129cm" svg:x2="5.731cm" svg:y2="-0.028cm"><text:p/></draw:line><draw:line draw:name="Вертикальная линия 454_12" draw:style-name="gr5" draw:text-style-name="P226" svg:x1="12.379cm" svg:y1="-0.129cm" svg:x2="12.379cm" svg:y2="-0.028cm"><text:p/></draw:line><draw:line draw:name="Вертикальная линия 455_12" draw:style-name="gr5" draw:text-style-name="P226" svg:x1="13.64cm" svg:y1="-0.136cm" svg:x2="13.64cm" svg:y2="-0.014cm"><text:p/></draw:line><draw:line draw:name="Вертикальная линия 456_12" draw:style-name="gr5" draw:text-style-name="P226" svg:x1="15.076cm" svg:y1="-0.136cm" svg:x2="15.076cm" svg:y2="-0.013cm"><text:p/></draw:line><draw:line draw:name="Вертикальная линия 457_12" draw:style-name="gr5" draw:text-style-name="P227" svg:x1="16.18cm" svg:y1="-0.136cm" svg:x2="16.18cm" svg:y2="-0.02cm"><text:p/></draw:line><draw:line draw:name="Вертикальная линия 458_12" draw:style-name="gr5" draw:text-style-name="P227" svg:x1="17.406cm" svg:y1="-0.125cm" svg:x2="17.406cm" svg:y2="-0.024cm"><text:p/></draw:line><draw:line draw:name="Вертикальная линия 459_12" draw:style-name="gr5" draw:text-style-name="P227" svg:x1="18.683cm" svg:y1="-0.136cm" svg:x2="18.683cm" svg:y2="-0.007cm"><text:p/></draw:line><draw:line draw:name="Вертикальная линия 460_12" draw:style-name="gr5" draw:text-style-name="P226" svg:x1="2.258cm" svg:y1="-0.141cm" svg:x2="2.258cm" svg:y2="-0.04cm"><text:p/></draw:line><draw:line draw:name="Вертикальная линия 461_12" draw:style-name="gr5" draw:text-style-name="P227" svg:x1="20.481cm" svg:y1="-0.136cm" svg:x2="20.481cm" svg:y2="-0.013cm"><text:p/></draw:line><draw:line draw:name="Вертикальная линия 462_12" draw:style-name="gr5" draw:text-style-name="P227" svg:x1="21.749cm" svg:y1="-0.136cm" svg:x2="21.749cm" svg:y2="-0.014cm"><text:p/></draw:line><draw:line draw:name="Вертикальная линия 463_12" draw:style-name="gr5" draw:text-style-name="P227" svg:x1="22.987cm" svg:y1="-0.136cm" svg:x2="22.987cm" svg:y2="-0.018cm"><text:p/></draw:line><draw:line draw:name="Вертикальная линия 464_12" draw:style-name="gr5" draw:text-style-name="P227" svg:x1="24.245cm" svg:y1="-0.136cm" svg:x2="24.245cm" svg:y2="-0.018cm"><text:p/></draw:line><draw:line draw:name="Вертикальная линия 465_12" draw:style-name="gr5" draw:text-style-name="P227" svg:x1="26.254cm" svg:y1="-0.136cm" svg:x2="26.254cm" svg:y2="-0.018cm"><text:p/></draw:line></draw:g></draw:g><draw:g draw:name="DrawObject 64_12" draw:style-name="gr2"><draw:line draw:name="Вертикальная линия 466_12" draw:style-name="gr5" draw:text-style-name="P226" svg:x1="3.237cm" svg:y1="1.358cm" svg:x2="3.237cm" svg:y2="1.459cm"><text:p/></draw:line><draw:g draw:name="DrawObject 65_12" draw:style-name="gr2"><draw:line draw:name="Вертикальная линия 467_12" draw:style-name="gr5" draw:text-style-name="P226" svg:x1="4.235cm" svg:y1="1.344cm" svg:x2="4.235cm" svg:y2="1.445cm"><text:p/></draw:line><draw:line draw:name="Вертикальная линия 468_12" draw:style-name="gr5" draw:text-style-name="P226" svg:x1="5.731cm" svg:y1="1.365cm" svg:x2="5.731cm" svg:y2="1.466cm"><text:p/></draw:line><draw:line draw:name="Вертикальная линия 469_12" draw:style-name="gr5" draw:text-style-name="P226" svg:x1="12.379cm" svg:y1="1.365cm" svg:x2="12.379cm" svg:y2="1.466cm"><text:p/></draw:line><draw:line draw:name="Вертикальная линия 470_12" draw:style-name="gr5" draw:text-style-name="P226" svg:x1="13.64cm" svg:y1="1.355cm" svg:x2="13.64cm" svg:y2="1.477cm"><text:p/></draw:line><draw:line draw:name="Вертикальная линия 471_12" draw:style-name="gr5" draw:text-style-name="P226" svg:x1="15.076cm" svg:y1="1.355cm" svg:x2="15.076cm" svg:y2="1.478cm"><text:p/></draw:line><draw:line draw:name="Вертикальная линия 472_12" draw:style-name="gr5" draw:text-style-name="P227" svg:x1="16.18cm" svg:y1="1.355cm" svg:x2="16.18cm" svg:y2="1.471cm"><text:p/></draw:line><draw:line draw:name="Вертикальная линия 473_12" draw:style-name="gr5" draw:text-style-name="P227" svg:x1="17.406cm" svg:y1="1.367cm" svg:x2="17.406cm" svg:y2="1.468cm"><text:p/></draw:line><draw:line draw:name="Вертикальная линия 474_12" draw:style-name="gr5" draw:text-style-name="P227" svg:x1="18.683cm" svg:y1="1.355cm" svg:x2="18.683cm" svg:y2="1.484cm"><text:p/></draw:line><draw:line draw:name="Вертикальная линия 475_12" draw:style-name="gr5" draw:text-style-name="P226" svg:x1="2.258cm" svg:y1="1.351cm" svg:x2="2.258cm" svg:y2="1.452cm"><text:p/></draw:line><draw:line draw:name="Вертикальная линия 476_12" draw:style-name="gr5" draw:text-style-name="P227" svg:x1="20.481cm" svg:y1="1.355cm" svg:x2="20.481cm" svg:y2="1.478cm"><text:p/></draw:line><draw:line draw:name="Вертикальная линия 477_12" draw:style-name="gr5" draw:text-style-name="P227" svg:x1="21.749cm" svg:y1="1.358cm" svg:x2="21.749cm" svg:y2="1.48cm"><text:p/></draw:line><draw:line draw:name="Вертикальная линия 478_12" draw:style-name="gr5" draw:text-style-name="P227" svg:x1="22.987cm" svg:y1="1.355cm" svg:x2="22.987cm" svg:y2="1.473cm"><text:p/></draw:line><draw:line draw:name="Вертикальная линия 479_12" draw:style-name="gr5" draw:text-style-name="P227" svg:x1="24.245cm" svg:y1="1.355cm" svg:x2="24.245cm" svg:y2="1.473cm"><text:p/></draw:line><draw:line draw:name="Вертикальная линия 480_12" draw:style-name="gr5" draw:text-style-name="P227" svg:x1="26.254cm" svg:y1="1.355cm" svg:x2="26.254cm" svg:y2="1.473cm"><text:p/></draw:line></draw:g></draw:g><draw:g draw:name="DrawObject 66_12" draw:style-name="gr2"><draw:line draw:name="Вертикальная линия 481_12" draw:style-name="gr5" draw:text-style-name="P226" svg:x1="3.237cm" svg:y1="2.127cm" svg:x2="3.237cm" svg:y2="2.228cm"><text:p/></draw:line><draw:g draw:name="DrawObject 67_12" draw:style-name="gr2"><draw:line draw:name="Вертикальная линия 482_12" draw:style-name="gr5" draw:text-style-name="P226" svg:x1="4.235cm" svg:y1="2.113cm" svg:x2="4.235cm" svg:y2="2.214cm"><text:p/></draw:line><draw:line draw:name="Вертикальная линия 483_12" draw:style-name="gr5" draw:text-style-name="P226" svg:x1="5.731cm" svg:y1="2.131cm" svg:x2="5.731cm" svg:y2="2.232cm"><text:p/></draw:line><draw:line draw:name="Вертикальная линия 484_12" draw:style-name="gr5" draw:text-style-name="P226" svg:x1="12.379cm" svg:y1="2.131cm" svg:x2="12.379cm" svg:y2="2.232cm"><text:p/></draw:line><draw:line draw:name="Вертикальная линия 485_12" draw:style-name="gr5" draw:text-style-name="P226" svg:x1="13.64cm" svg:y1="2.123cm" svg:x2="13.64cm" svg:y2="2.245cm"><text:p/></draw:line><draw:line draw:name="Вертикальная линия 486_12" draw:style-name="gr5" draw:text-style-name="P226" svg:x1="15.076cm" svg:y1="2.123cm" svg:x2="15.076cm" svg:y2="2.246cm"><text:p/></draw:line><draw:line draw:name="Вертикальная линия 487_12" draw:style-name="gr5" draw:text-style-name="P227" svg:x1="16.18cm" svg:y1="2.123cm" svg:x2="16.18cm" svg:y2="2.239cm"><text:p/></draw:line><draw:line draw:name="Вертикальная линия 488_12" draw:style-name="gr5" draw:text-style-name="P227" svg:x1="17.406cm" svg:y1="2.135cm" svg:x2="17.406cm" svg:y2="2.236cm"><text:p/></draw:line><draw:line draw:name="Вертикальная линия 489_12" draw:style-name="gr5" draw:text-style-name="P227" svg:x1="18.683cm" svg:y1="2.123cm" svg:x2="18.683cm" svg:y2="2.252cm"><text:p/></draw:line><draw:line draw:name="Вертикальная линия 490_12" draw:style-name="gr5" draw:text-style-name="P226" svg:x1="2.258cm" svg:y1="2.12cm" svg:x2="2.258cm" svg:y2="2.221cm"><text:p/></draw:line><draw:line draw:name="Вертикальная линия 491_12" draw:style-name="gr5" draw:text-style-name="P227" svg:x1="20.481cm" svg:y1="2.123cm" svg:x2="20.481cm" svg:y2="2.246cm"><text:p/></draw:line><draw:line draw:name="Вертикальная линия 492_12" draw:style-name="gr5" draw:text-style-name="P227" svg:x1="21.749cm" svg:y1="2.124cm" svg:x2="21.749cm" svg:y2="2.246cm"><text:p/></draw:line><draw:line draw:name="Вертикальная линия 493_12" draw:style-name="gr5" draw:text-style-name="P227" svg:x1="22.987cm" svg:y1="2.123cm" svg:x2="22.987cm" svg:y2="2.241cm"><text:p/></draw:line><draw:line draw:name="Вертикальная линия 494_12" draw:style-name="gr5" draw:text-style-name="P227" svg:x1="24.245cm" svg:y1="2.123cm" svg:x2="24.245cm" svg:y2="2.241cm"><text:p/></draw:line><draw:line draw:name="Вертикальная линия 495_12" draw:style-name="gr5" draw:text-style-name="P227" svg:x1="26.254cm" svg:y1="2.123cm" svg:x2="26.254cm" svg:y2="2.241cm"><text:p/></draw:line></draw:g></draw:g><draw:g draw:name="DrawObject 68_12" draw:style-name="gr2"><draw:line draw:name="Вертикальная линия 496_12" draw:style-name="gr5" draw:text-style-name="P226" svg:x1="3.237cm" svg:y1="2.882cm" svg:x2="3.237cm" svg:y2="2.983cm"><text:p/></draw:line><draw:g draw:name="DrawObject 69_12" draw:style-name="gr2"><draw:line draw:name="Вертикальная линия 497_12" draw:style-name="gr5" draw:text-style-name="P226" svg:x1="4.235cm" svg:y1="2.867cm" svg:x2="4.235cm" svg:y2="2.968cm"><text:p/></draw:line><draw:line draw:name="Вертикальная линия 498_12" draw:style-name="gr5" draw:text-style-name="P226" svg:x1="5.731cm" svg:y1="2.886cm" svg:x2="5.731cm" svg:y2="2.987cm"><text:p/></draw:line><draw:line draw:name="Вертикальная линия 499_12" draw:style-name="gr5" draw:text-style-name="P226" svg:x1="12.379cm" svg:y1="2.886cm" svg:x2="12.379cm" svg:y2="2.987cm"><text:p/></draw:line><draw:line draw:name="Вертикальная линия 500_12" draw:style-name="gr5" draw:text-style-name="P226" svg:x1="13.64cm" svg:y1="2.878cm" svg:x2="13.64cm" svg:y2="3cm"><text:p/></draw:line><draw:line draw:name="Вертикальная линия 501_12" draw:style-name="gr5" draw:text-style-name="P226" svg:x1="15.076cm" svg:y1="2.878cm" svg:x2="15.076cm" svg:y2="3.001cm"><text:p/></draw:line><draw:line draw:name="Вертикальная линия 502_12" draw:style-name="gr5" draw:text-style-name="P227" svg:x1="16.18cm" svg:y1="2.878cm" svg:x2="16.18cm" svg:y2="2.994cm"><text:p/></draw:line><draw:line draw:name="Вертикальная линия 503_12" draw:style-name="gr5" draw:text-style-name="P227" svg:x1="17.406cm" svg:y1="2.89cm" svg:x2="17.406cm" svg:y2="2.991cm"><text:p/></draw:line><draw:line draw:name="Вертикальная линия 504_12" draw:style-name="gr5" draw:text-style-name="P227" svg:x1="18.683cm" svg:y1="2.878cm" svg:x2="18.683cm" svg:y2="3.007cm"><text:p/></draw:line><draw:line draw:name="Вертикальная линия 505_12" draw:style-name="gr5" draw:text-style-name="P226" svg:x1="2.258cm" svg:y1="2.875cm" svg:x2="2.258cm" svg:y2="2.976cm"><text:p/></draw:line><draw:line draw:name="Вертикальная линия 506_12" draw:style-name="gr5" draw:text-style-name="P227" svg:x1="20.481cm" svg:y1="2.878cm" svg:x2="20.481cm" svg:y2="3.001cm"><text:p/></draw:line><draw:line draw:name="Вертикальная линия 507_12" draw:style-name="gr5" draw:text-style-name="P227" svg:x1="21.749cm" svg:y1="2.879cm" svg:x2="21.749cm" svg:y2="3.001cm"><text:p/></draw:line><draw:line draw:name="Вертикальная линия 508_12" draw:style-name="gr5" draw:text-style-name="P227" svg:x1="22.987cm" svg:y1="2.878cm" svg:x2="22.987cm" svg:y2="2.996cm"><text:p/></draw:line><draw:line draw:name="Вертикальная линия 509_12" draw:style-name="gr5" draw:text-style-name="P227" svg:x1="24.245cm" svg:y1="2.878cm" svg:x2="24.245cm" svg:y2="2.996cm"><text:p/></draw:line><draw:line draw:name="Вертикальная линия 510_12" draw:style-name="gr5" draw:text-style-name="P227" svg:x1="26.254cm" svg:y1="2.878cm" svg:x2="26.254cm" svg:y2="2.996cm"><text:p/></draw:line></draw:g></draw:g><draw:g draw:name="DrawObject 70_12" draw:style-name="gr2"><draw:line draw:name="Вертикальная линия 511_12" draw:style-name="gr5" draw:text-style-name="P226" svg:x1="3.237cm" svg:y1="3.651cm" svg:x2="3.237cm" svg:y2="3.752cm"><text:p/></draw:line><draw:g draw:name="DrawObject 71_12" draw:style-name="gr2"><draw:line draw:name="Вертикальная линия 512_12" draw:style-name="gr5" draw:text-style-name="P226" svg:x1="4.235cm" svg:y1="3.637cm" svg:x2="4.235cm" svg:y2="3.738cm"><text:p/></draw:line><draw:line draw:name="Вертикальная линия 513_12" draw:style-name="gr5" draw:text-style-name="P226" svg:x1="5.731cm" svg:y1="3.655cm" svg:x2="5.731cm" svg:y2="3.756cm"><text:p/></draw:line><draw:line draw:name="Вертикальная линия 514_12" draw:style-name="gr5" draw:text-style-name="P226" svg:x1="12.379cm" svg:y1="3.655cm" svg:x2="12.379cm" svg:y2="3.756cm"><text:p/></draw:line><draw:line draw:name="Вертикальная линия 515_12" draw:style-name="gr5" draw:text-style-name="P226" svg:x1="13.64cm" svg:y1="3.647cm" svg:x2="13.64cm" svg:y2="3.769cm"><text:p/></draw:line><draw:line draw:name="Вертикальная линия 516_12" draw:style-name="gr5" draw:text-style-name="P226" svg:x1="15.076cm" svg:y1="3.647cm" svg:x2="15.076cm" svg:y2="3.77cm"><text:p/></draw:line><draw:line draw:name="Вертикальная линия 517_12" draw:style-name="gr5" draw:text-style-name="P227" svg:x1="16.18cm" svg:y1="3.647cm" svg:x2="16.18cm" svg:y2="3.763cm"><text:p/></draw:line><draw:line draw:name="Вертикальная линия 518_12" draw:style-name="gr5" draw:text-style-name="P227" svg:x1="17.406cm" svg:y1="3.659cm" svg:x2="17.406cm" svg:y2="3.76cm"><text:p/></draw:line><draw:line draw:name="Вертикальная линия 519_12" draw:style-name="gr5" draw:text-style-name="P227" svg:x1="18.683cm" svg:y1="3.647cm" svg:x2="18.683cm" svg:y2="3.776cm"><text:p/></draw:line><draw:line draw:name="Вертикальная линия 520_12" draw:style-name="gr5" draw:text-style-name="P226" svg:x1="2.258cm" svg:y1="3.644cm" svg:x2="2.258cm" svg:y2="3.745cm"><text:p/></draw:line><draw:line draw:name="Вертикальная линия 521_12" draw:style-name="gr5" draw:text-style-name="P227" svg:x1="20.481cm" svg:y1="3.647cm" svg:x2="20.481cm" svg:y2="3.77cm"><text:p/></draw:line><draw:line draw:name="Вертикальная линия 522_12" draw:style-name="gr5" draw:text-style-name="P227" svg:x1="21.749cm" svg:y1="3.648cm" svg:x2="21.749cm" svg:y2="3.77cm"><text:p/></draw:line><draw:line draw:name="Вертикальная линия 523_12" draw:style-name="gr5" draw:text-style-name="P227" svg:x1="22.987cm" svg:y1="3.647cm" svg:x2="22.987cm" svg:y2="3.765cm"><text:p/></draw:line><draw:line draw:name="Вертикальная линия 524_12" draw:style-name="gr5" draw:text-style-name="P227" svg:x1="24.245cm" svg:y1="3.647cm" svg:x2="24.245cm" svg:y2="3.765cm"><text:p/></draw:line><draw:line draw:name="Вертикальная линия 525_12" draw:style-name="gr5" draw:text-style-name="P227" svg:x1="26.254cm" svg:y1="3.647cm" svg:x2="26.254cm" svg:y2="3.765cm"><text:p/></draw:line></draw:g></draw:g><draw:g draw:name="DrawObject 72_12" draw:style-name="gr2"><draw:line draw:name="Вертикальная линия 526_12" draw:style-name="gr5" draw:text-style-name="P226" svg:x1="3.237cm" svg:y1="4.406cm" svg:x2="3.237cm" svg:y2="4.507cm"><text:p/></draw:line><draw:g draw:name="DrawObject 73_12" draw:style-name="gr2"><draw:line draw:name="Вертикальная линия 527_12" draw:style-name="gr5" draw:text-style-name="P226" svg:x1="4.235cm" svg:y1="4.391cm" svg:x2="4.235cm" svg:y2="4.492cm"><text:p/></draw:line><draw:line draw:name="Вертикальная линия 528_12" draw:style-name="gr5" draw:text-style-name="P226" svg:x1="5.731cm" svg:y1="4.41cm" svg:x2="5.731cm" svg:y2="4.511cm"><text:p/></draw:line><draw:line draw:name="Вертикальная линия 529_12" draw:style-name="gr5" draw:text-style-name="P226" svg:x1="12.379cm" svg:y1="4.41cm" svg:x2="12.379cm" svg:y2="4.511cm"><text:p/></draw:line><draw:line draw:name="Вертикальная линия 530_12" draw:style-name="gr5" draw:text-style-name="P226" svg:x1="13.64cm" svg:y1="4.402cm" svg:x2="13.64cm" svg:y2="4.524cm"><text:p/></draw:line><draw:line draw:name="Вертикальная линия 531_12" draw:style-name="gr5" draw:text-style-name="P226" svg:x1="15.076cm" svg:y1="4.402cm" svg:x2="15.076cm" svg:y2="4.525cm"><text:p/></draw:line><draw:line draw:name="Вертикальная линия 532_12" draw:style-name="gr5" draw:text-style-name="P227" svg:x1="16.18cm" svg:y1="4.402cm" svg:x2="16.18cm" svg:y2="4.518cm"><text:p/></draw:line><draw:line draw:name="Вертикальная линия 533_12" draw:style-name="gr5" draw:text-style-name="P227" svg:x1="17.406cm" svg:y1="4.414cm" svg:x2="17.406cm" svg:y2="4.515cm"><text:p/></draw:line><draw:line draw:name="Вертикальная линия 534_12" draw:style-name="gr5" draw:text-style-name="P227" svg:x1="18.683cm" svg:y1="4.402cm" svg:x2="18.683cm" svg:y2="4.531cm"><text:p/></draw:line><draw:line draw:name="Вертикальная линия 535_12" draw:style-name="gr5" draw:text-style-name="P226" svg:x1="2.258cm" svg:y1="4.399cm" svg:x2="2.258cm" svg:y2="4.5cm"><text:p/></draw:line><draw:line draw:name="Вертикальная линия 536_12" draw:style-name="gr5" draw:text-style-name="P227" svg:x1="20.481cm" svg:y1="4.402cm" svg:x2="20.481cm" svg:y2="4.525cm"><text:p/></draw:line><draw:line draw:name="Вертикальная линия 537_12" draw:style-name="gr5" draw:text-style-name="P227" svg:x1="21.749cm" svg:y1="4.403cm" svg:x2="21.749cm" svg:y2="4.525cm"><text:p/></draw:line><draw:line draw:name="Вертикальная линия 538_12" draw:style-name="gr5" draw:text-style-name="P227" svg:x1="22.987cm" svg:y1="4.402cm" svg:x2="22.987cm" svg:y2="4.52cm"><text:p/></draw:line><draw:line draw:name="Вертикальная линия 539_12" draw:style-name="gr5" draw:text-style-name="P227" svg:x1="24.245cm" svg:y1="4.402cm" svg:x2="24.245cm" svg:y2="4.52cm"><text:p/></draw:line><draw:line draw:name="Вертикальная линия 540_12" draw:style-name="gr5" draw:text-style-name="P227" svg:x1="26.254cm" svg:y1="4.402cm" svg:x2="26.254cm" svg:y2="4.52cm"><text:p/></draw:line></draw:g></draw:g><draw:g draw:name="DrawObject 74_12" draw:style-name="gr2"><draw:line draw:name="Вертикальная линия 541_12" draw:style-name="gr5" draw:text-style-name="P226" svg:x1="3.237cm" svg:y1="5.172cm" svg:x2="3.237cm" svg:y2="5.273cm"><text:p/></draw:line><draw:g draw:name="DrawObject 75_12" draw:style-name="gr2"><draw:line draw:name="Вертикальная линия 542_12" draw:style-name="gr5" draw:text-style-name="P226" svg:x1="4.235cm" svg:y1="5.156cm" svg:x2="4.235cm" svg:y2="5.257cm"><text:p/></draw:line><draw:line draw:name="Вертикальная линия 543_12" draw:style-name="gr5" draw:text-style-name="P226" svg:x1="5.731cm" svg:y1="5.177cm" svg:x2="5.731cm" svg:y2="5.278cm"><text:p/></draw:line><draw:line draw:name="Вертикальная линия 544_12" draw:style-name="gr5" draw:text-style-name="P226" svg:x1="12.379cm" svg:y1="5.177cm" svg:x2="12.379cm" svg:y2="5.278cm"><text:p/></draw:line><draw:line draw:name="Вертикальная линия 545_12" draw:style-name="gr5" draw:text-style-name="P226" svg:x1="13.64cm" svg:y1="5.169cm" svg:x2="13.64cm" svg:y2="5.291cm"><text:p/></draw:line><draw:line draw:name="Вертикальная линия 546_12" draw:style-name="gr5" draw:text-style-name="P226" svg:x1="15.076cm" svg:y1="5.169cm" svg:x2="15.076cm" svg:y2="5.292cm"><text:p/></draw:line><draw:line draw:name="Вертикальная линия 547_12" draw:style-name="gr5" draw:text-style-name="P227" svg:x1="16.18cm" svg:y1="5.169cm" svg:x2="16.18cm" svg:y2="5.285cm"><text:p/></draw:line><draw:line draw:name="Вертикальная линия 548_12" draw:style-name="gr5" draw:text-style-name="P227" svg:x1="17.406cm" svg:y1="5.179cm" svg:x2="17.406cm" svg:y2="5.28cm"><text:p/></draw:line><draw:line draw:name="Вертикальная линия 549_12" draw:style-name="gr5" draw:text-style-name="P227" svg:x1="18.683cm" svg:y1="5.169cm" svg:x2="18.683cm" svg:y2="5.298cm"><text:p/></draw:line><draw:line draw:name="Вертикальная линия 550_12" draw:style-name="gr5" draw:text-style-name="P226" svg:x1="2.258cm" svg:y1="5.165cm" svg:x2="2.258cm" svg:y2="5.266cm"><text:p/></draw:line><draw:line draw:name="Вертикальная линия 551_12" draw:style-name="gr5" draw:text-style-name="P227" svg:x1="20.481cm" svg:y1="5.169cm" svg:x2="20.481cm" svg:y2="5.292cm"><text:p/></draw:line><draw:line draw:name="Вертикальная линия 552_12" draw:style-name="gr5" draw:text-style-name="P227" svg:x1="21.749cm" svg:y1="5.17cm" svg:x2="21.749cm" svg:y2="5.292cm"><text:p/></draw:line><draw:line draw:name="Вертикальная линия 553_12" draw:style-name="gr5" draw:text-style-name="P227" svg:x1="22.987cm" svg:y1="5.169cm" svg:x2="22.987cm" svg:y2="5.287cm"><text:p/></draw:line><draw:line draw:name="Вертикальная линия 554_12" draw:style-name="gr5" draw:text-style-name="P227" svg:x1="24.245cm" svg:y1="5.169cm" svg:x2="24.245cm" svg:y2="5.287cm"><text:p/></draw:line><draw:line draw:name="Вертикальная линия 555_12" draw:style-name="gr5" draw:text-style-name="P227" svg:x1="26.254cm" svg:y1="5.169cm" svg:x2="26.254cm" svg:y2="5.287cm"><text:p/></draw:line></draw:g></draw:g><draw:g draw:name="DrawObject 76_12" draw:style-name="gr2"><draw:line draw:name="Вертикальная линия 556_12" draw:style-name="gr5" draw:text-style-name="P226" svg:x1="3.237cm" svg:y1="5.927cm" svg:x2="3.237cm" svg:y2="6.028cm"><text:p/></draw:line><draw:g draw:name="DrawObject 77_12" draw:style-name="gr2"><draw:line draw:name="Вертикальная линия 557_12" draw:style-name="gr5" draw:text-style-name="P226" svg:x1="4.235cm" svg:y1="5.911cm" svg:x2="4.235cm" svg:y2="6.012cm"><text:p/></draw:line><draw:line draw:name="Вертикальная линия 558_12" draw:style-name="gr5" draw:text-style-name="P226" svg:x1="5.731cm" svg:y1="5.932cm" svg:x2="5.731cm" svg:y2="6.033cm"><text:p/></draw:line><draw:line draw:name="Вертикальная линия 559_12" draw:style-name="gr5" draw:text-style-name="P226" svg:x1="12.379cm" svg:y1="5.932cm" svg:x2="12.379cm" svg:y2="6.033cm"><text:p/></draw:line><draw:line draw:name="Вертикальная линия 560_12" draw:style-name="gr5" draw:text-style-name="P226" svg:x1="13.64cm" svg:y1="5.924cm" svg:x2="13.64cm" svg:y2="6.046cm"><text:p/></draw:line><draw:line draw:name="Вертикальная линия 561_12" draw:style-name="gr5" draw:text-style-name="P226" svg:x1="15.076cm" svg:y1="5.924cm" svg:x2="15.076cm" svg:y2="6.047cm"><text:p/></draw:line><draw:line draw:name="Вертикальная линия 562_12" draw:style-name="gr5" draw:text-style-name="P227" svg:x1="16.18cm" svg:y1="5.924cm" svg:x2="16.18cm" svg:y2="6.04cm"><text:p/></draw:line><draw:line draw:name="Вертикальная линия 563_12" draw:style-name="gr5" draw:text-style-name="P227" svg:x1="17.406cm" svg:y1="5.937cm" svg:x2="17.406cm" svg:y2="6.038cm"><text:p/></draw:line><draw:line draw:name="Вертикальная линия 564_12" draw:style-name="gr5" draw:text-style-name="P227" svg:x1="18.683cm" svg:y1="5.924cm" svg:x2="18.683cm" svg:y2="6.053cm"><text:p/></draw:line><draw:line draw:name="Вертикальная линия 565_12" draw:style-name="gr5" draw:text-style-name="P226" svg:x1="2.258cm" svg:y1="5.918cm" svg:x2="2.258cm" svg:y2="6.019cm"><text:p/></draw:line><draw:line draw:name="Вертикальная линия 566_12" draw:style-name="gr5" draw:text-style-name="P227" svg:x1="20.481cm" svg:y1="5.924cm" svg:x2="20.481cm" svg:y2="6.047cm"><text:p/></draw:line><draw:line draw:name="Вертикальная линия 567_12" draw:style-name="gr5" draw:text-style-name="P227" svg:x1="21.749cm" svg:y1="5.925cm" svg:x2="21.749cm" svg:y2="6.047cm"><text:p/></draw:line><draw:line draw:name="Вертикальная линия 568_12" draw:style-name="gr5" draw:text-style-name="P227" svg:x1="22.987cm" svg:y1="5.924cm" svg:x2="22.987cm" svg:y2="6.042cm"><text:p/></draw:line><draw:line draw:name="Вертикальная линия 569_12" draw:style-name="gr5" draw:text-style-name="P227" svg:x1="24.245cm" svg:y1="5.924cm" svg:x2="24.245cm" svg:y2="6.042cm"><text:p/></draw:line><draw:line draw:name="Вертикальная линия 570_12" draw:style-name="gr5" draw:text-style-name="P227" svg:x1="26.254cm" svg:y1="5.924cm" svg:x2="26.254cm" svg:y2="6.042cm"><text:p/></draw:line></draw:g></draw:g><draw:g draw:name="DrawObject 78_12" draw:style-name="gr2"><draw:line draw:name="Вертикальная линия 571_12" draw:style-name="gr5" draw:text-style-name="P226" svg:x1="3.237cm" svg:y1="6.666cm" svg:x2="3.237cm" svg:y2="6.767cm"><text:p/></draw:line><draw:g draw:name="DrawObject 79_12" draw:style-name="gr2"><draw:line draw:name="Вертикальная линия 572_12" draw:style-name="gr5" draw:text-style-name="P226" svg:x1="4.235cm" svg:y1="6.655cm" svg:x2="4.235cm" svg:y2="6.756cm"><text:p/></draw:line><draw:line draw:name="Вертикальная линия 573_12" draw:style-name="gr5" draw:text-style-name="P226" svg:x1="5.731cm" svg:y1="6.673cm" svg:x2="5.731cm" svg:y2="6.774cm"><text:p/></draw:line><draw:line draw:name="Вертикальная линия 574_12" draw:style-name="gr5" draw:text-style-name="P226" svg:x1="12.379cm" svg:y1="6.673cm" svg:x2="12.379cm" svg:y2="6.774cm"><text:p/></draw:line><draw:line draw:name="Вертикальная линия 575_12" draw:style-name="gr5" draw:text-style-name="P226" svg:x1="13.64cm" svg:y1="6.665cm" svg:x2="13.64cm" svg:y2="6.787cm"><text:p/></draw:line><draw:line draw:name="Вертикальная линия 576_12" draw:style-name="gr5" draw:text-style-name="P226" svg:x1="15.076cm" svg:y1="6.665cm" svg:x2="15.076cm" svg:y2="6.788cm"><text:p/></draw:line><draw:line draw:name="Вертикальная линия 577_12" draw:style-name="gr5" draw:text-style-name="P227" svg:x1="16.18cm" svg:y1="6.665cm" svg:x2="16.18cm" svg:y2="6.781cm"><text:p/></draw:line><draw:line draw:name="Вертикальная линия 578_12" draw:style-name="gr5" draw:text-style-name="P227" svg:x1="17.406cm" svg:y1="6.677cm" svg:x2="17.406cm" svg:y2="6.778cm"><text:p/></draw:line><draw:line draw:name="Вертикальная линия 579_12" draw:style-name="gr5" draw:text-style-name="P227" svg:x1="18.683cm" svg:y1="6.665cm" svg:x2="18.683cm" svg:y2="6.794cm"><text:p/></draw:line><draw:line draw:name="Вертикальная линия 580_12" draw:style-name="gr5" draw:text-style-name="P226" svg:x1="2.258cm" svg:y1="6.662cm" svg:x2="2.258cm" svg:y2="6.763cm"><text:p/></draw:line><draw:line draw:name="Вертикальная линия 581_12" draw:style-name="gr5" draw:text-style-name="P227" svg:x1="20.481cm" svg:y1="6.665cm" svg:x2="20.481cm" svg:y2="6.788cm"><text:p/></draw:line><draw:line draw:name="Вертикальная линия 582_12" draw:style-name="gr5" draw:text-style-name="P227" svg:x1="21.749cm" svg:y1="6.666cm" svg:x2="21.749cm" svg:y2="6.788cm"><text:p/></draw:line><draw:line draw:name="Вертикальная линия 583_12" draw:style-name="gr5" draw:text-style-name="P227" svg:x1="22.987cm" svg:y1="6.665cm" svg:x2="22.987cm" svg:y2="6.783cm"><text:p/></draw:line><draw:line draw:name="Вертикальная линия 584_12" draw:style-name="gr5" draw:text-style-name="P227" svg:x1="24.245cm" svg:y1="6.665cm" svg:x2="24.245cm" svg:y2="6.783cm"><text:p/></draw:line><draw:line draw:name="Вертикальная линия 585_12" draw:style-name="gr5" draw:text-style-name="P227" svg:x1="26.254cm" svg:y1="6.665cm" svg:x2="26.254cm" svg:y2="6.783cm"><text:p/></draw:line></draw:g></draw:g><draw:g draw:name="DrawObject 80_12" draw:style-name="gr2"><draw:line draw:name="Вертикальная линия 586_12" draw:style-name="gr5" draw:text-style-name="P226" svg:x1="3.237cm" svg:y1="7.424cm" svg:x2="3.237cm" svg:y2="7.525cm"><text:p/></draw:line><draw:g draw:name="DrawObject 81_12" draw:style-name="gr2"><draw:line draw:name="Вертикальная линия 587_12" draw:style-name="gr5" draw:text-style-name="P226" svg:x1="4.235cm" svg:y1="7.41cm" svg:x2="4.235cm" svg:y2="7.511cm"><text:p/></draw:line><draw:line draw:name="Вертикальная линия 588_12" draw:style-name="gr5" draw:text-style-name="P226" svg:x1="5.731cm" svg:y1="7.428cm" svg:x2="5.731cm" svg:y2="7.529cm"><text:p/></draw:line><draw:line draw:name="Вертикальная линия 589_12" draw:style-name="gr5" draw:text-style-name="P226" svg:x1="12.379cm" svg:y1="7.428cm" svg:x2="12.379cm" svg:y2="7.529cm"><text:p/></draw:line><draw:line draw:name="Вертикальная линия 590_12" draw:style-name="gr5" draw:text-style-name="P226" svg:x1="13.64cm" svg:y1="7.42cm" svg:x2="13.64cm" svg:y2="7.542cm"><text:p/></draw:line><draw:line draw:name="Вертикальная линия 591_12" draw:style-name="gr5" draw:text-style-name="P226" svg:x1="15.076cm" svg:y1="7.42cm" svg:x2="15.076cm" svg:y2="7.543cm"><text:p/></draw:line><draw:line draw:name="Вертикальная линия 592_12" draw:style-name="gr5" draw:text-style-name="P227" svg:x1="16.18cm" svg:y1="7.42cm" svg:x2="16.18cm" svg:y2="7.536cm"><text:p/></draw:line><draw:line draw:name="Вертикальная линия 593_12" draw:style-name="gr5" draw:text-style-name="P227" svg:x1="17.406cm" svg:y1="7.432cm" svg:x2="17.406cm" svg:y2="7.533cm"><text:p/></draw:line><draw:line draw:name="Вертикальная линия 594_12" draw:style-name="gr5" draw:text-style-name="P227" svg:x1="18.683cm" svg:y1="7.42cm" svg:x2="18.683cm" svg:y2="7.549cm"><text:p/></draw:line><draw:line draw:name="Вертикальная линия 595_12" draw:style-name="gr5" draw:text-style-name="P226" svg:x1="2.258cm" svg:y1="7.417cm" svg:x2="2.258cm" svg:y2="7.518cm"><text:p/></draw:line><draw:line draw:name="Вертикальная линия 596_12" draw:style-name="gr5" draw:text-style-name="P227" svg:x1="20.481cm" svg:y1="7.42cm" svg:x2="20.481cm" svg:y2="7.543cm"><text:p/></draw:line><draw:line draw:name="Вертикальная линия 597_12" draw:style-name="gr5" draw:text-style-name="P227" svg:x1="21.749cm" svg:y1="7.421cm" svg:x2="21.749cm" svg:y2="7.543cm"><text:p/></draw:line><draw:line draw:name="Вертикальная линия 598_12" draw:style-name="gr5" draw:text-style-name="P227" svg:x1="22.987cm" svg:y1="7.42cm" svg:x2="22.987cm" svg:y2="7.538cm"><text:p/></draw:line><draw:line draw:name="Вертикальная линия 599_12" draw:style-name="gr5" draw:text-style-name="P227" svg:x1="24.245cm" svg:y1="7.42cm" svg:x2="24.245cm" svg:y2="7.538cm"><text:p/></draw:line><draw:line draw:name="Вертикальная линия 600_12" draw:style-name="gr5" draw:text-style-name="P227" svg:x1="26.254cm" svg:y1="7.42cm" svg:x2="26.254cm" svg:y2="7.538cm"><text:p/></draw:line></draw:g></draw:g><draw:g draw:name="DrawObject 82_12" draw:style-name="gr2"><draw:line draw:name="Вертикальная линия 601_12" draw:style-name="gr5" draw:text-style-name="P226" svg:x1="3.237cm" svg:y1="8.19cm" svg:x2="3.237cm" svg:y2="8.291cm"><text:p/></draw:line><draw:g draw:name="DrawObject 83_12" draw:style-name="gr2"><draw:line draw:name="Вертикальная линия 602_12" draw:style-name="gr5" draw:text-style-name="P226" svg:x1="4.235cm" svg:y1="8.174cm" svg:x2="4.235cm" svg:y2="8.275cm"><text:p/></draw:line><draw:line draw:name="Вертикальная линия 603_12" draw:style-name="gr5" draw:text-style-name="P226" svg:x1="5.731cm" svg:y1="8.195cm" svg:x2="5.731cm" svg:y2="8.296cm"><text:p/></draw:line><draw:line draw:name="Вертикальная линия 604_12" draw:style-name="gr5" draw:text-style-name="P226" svg:x1="12.379cm" svg:y1="8.195cm" svg:x2="12.379cm" svg:y2="8.296cm"><text:p/></draw:line><draw:line draw:name="Вертикальная линия 605_12" draw:style-name="gr5" draw:text-style-name="P226" svg:x1="13.64cm" svg:y1="8.187cm" svg:x2="13.64cm" svg:y2="8.309cm"><text:p/></draw:line><draw:line draw:name="Вертикальная линия 606_12" draw:style-name="gr5" draw:text-style-name="P226" svg:x1="15.076cm" svg:y1="8.187cm" svg:x2="15.076cm" svg:y2="8.31cm"><text:p/></draw:line><draw:line draw:name="Вертикальная линия 607_12" draw:style-name="gr5" draw:text-style-name="P227" svg:x1="16.18cm" svg:y1="8.187cm" svg:x2="16.18cm" svg:y2="8.303cm"><text:p/></draw:line><draw:line draw:name="Вертикальная линия 608_12" draw:style-name="gr5" draw:text-style-name="P227" svg:x1="17.406cm" svg:y1="8.197cm" svg:x2="17.406cm" svg:y2="8.298cm"><text:p/></draw:line><draw:line draw:name="Вертикальная линия 609_12" draw:style-name="gr5" draw:text-style-name="P227" svg:x1="18.683cm" svg:y1="8.187cm" svg:x2="18.683cm" svg:y2="8.316cm"><text:p/></draw:line><draw:line draw:name="Вертикальная линия 610_12" draw:style-name="gr5" draw:text-style-name="P226" svg:x1="2.258cm" svg:y1="8.183cm" svg:x2="2.258cm" svg:y2="8.284cm"><text:p/></draw:line><draw:line draw:name="Вертикальная линия 611_12" draw:style-name="gr5" draw:text-style-name="P227" svg:x1="20.481cm" svg:y1="8.187cm" svg:x2="20.481cm" svg:y2="8.31cm"><text:p/></draw:line><draw:line draw:name="Вертикальная линия 612_12" draw:style-name="gr5" draw:text-style-name="P227" svg:x1="21.749cm" svg:y1="8.188cm" svg:x2="21.749cm" svg:y2="8.31cm"><text:p/></draw:line><draw:line draw:name="Вертикальная линия 613_12" draw:style-name="gr5" draw:text-style-name="P227" svg:x1="22.987cm" svg:y1="8.187cm" svg:x2="22.987cm" svg:y2="8.305cm"><text:p/></draw:line><draw:line draw:name="Вертикальная линия 614_12" draw:style-name="gr5" draw:text-style-name="P227" svg:x1="24.245cm" svg:y1="8.187cm" svg:x2="24.245cm" svg:y2="8.305cm"><text:p/></draw:line><draw:line draw:name="Вертикальная линия 615_12" draw:style-name="gr5" draw:text-style-name="P227" svg:x1="26.254cm" svg:y1="8.187cm" svg:x2="26.254cm" svg:y2="8.305cm"><text:p/></draw:line></draw:g></draw:g><draw:g draw:name="DrawObject 84_12" draw:style-name="gr2"><draw:line draw:name="Вертикальная линия 616_12" draw:style-name="gr5" draw:text-style-name="P226" svg:x1="3.237cm" svg:y1="8.945cm" svg:x2="3.237cm" svg:y2="9.046cm"><text:p/></draw:line><draw:g draw:name="DrawObject 85_12" draw:style-name="gr2"><draw:line draw:name="Вертикальная линия 617_12" draw:style-name="gr5" draw:text-style-name="P226" svg:x1="4.235cm" svg:y1="8.929cm" svg:x2="4.235cm" svg:y2="9.03cm"><text:p/></draw:line><draw:line draw:name="Вертикальная линия 618_12" draw:style-name="gr5" draw:text-style-name="P226" svg:x1="5.731cm" svg:y1="8.95cm" svg:x2="5.731cm" svg:y2="9.051cm"><text:p/></draw:line><draw:line draw:name="Вертикальная линия 619_12" draw:style-name="gr5" draw:text-style-name="P226" svg:x1="12.379cm" svg:y1="8.95cm" svg:x2="12.379cm" svg:y2="9.051cm"><text:p/></draw:line><draw:line draw:name="Вертикальная линия 620_12" draw:style-name="gr5" draw:text-style-name="P226" svg:x1="13.64cm" svg:y1="8.942cm" svg:x2="13.64cm" svg:y2="9.064cm"><text:p/></draw:line><draw:line draw:name="Вертикальная линия 621_12" draw:style-name="gr5" draw:text-style-name="P226" svg:x1="15.076cm" svg:y1="8.942cm" svg:x2="15.076cm" svg:y2="9.065cm"><text:p/></draw:line><draw:line draw:name="Вертикальная линия 622_12" draw:style-name="gr5" draw:text-style-name="P227" svg:x1="16.18cm" svg:y1="8.942cm" svg:x2="16.18cm" svg:y2="9.058cm"><text:p/></draw:line><draw:line draw:name="Вертикальная линия 623_12" draw:style-name="gr5" draw:text-style-name="P227" svg:x1="17.406cm" svg:y1="8.952cm" svg:x2="17.406cm" svg:y2="9.053cm"><text:p/></draw:line><draw:line draw:name="Вертикальная линия 624_12" draw:style-name="gr5" draw:text-style-name="P227" svg:x1="18.683cm" svg:y1="8.942cm" svg:x2="18.683cm" svg:y2="9.071cm"><text:p/></draw:line><draw:line draw:name="Вертикальная линия 625_12" draw:style-name="gr5" draw:text-style-name="P226" svg:x1="2.258cm" svg:y1="8.936cm" svg:x2="2.258cm" svg:y2="9.037cm"><text:p/></draw:line><draw:line draw:name="Вертикальная линия 626_12" draw:style-name="gr5" draw:text-style-name="P227" svg:x1="20.481cm" svg:y1="8.942cm" svg:x2="20.481cm" svg:y2="9.065cm"><text:p/></draw:line><draw:line draw:name="Вертикальная линия 627_12" draw:style-name="gr5" draw:text-style-name="P227" svg:x1="21.749cm" svg:y1="8.943cm" svg:x2="21.749cm" svg:y2="9.065cm"><text:p/></draw:line><draw:line draw:name="Вертикальная линия 628_12" draw:style-name="gr5" draw:text-style-name="P227" svg:x1="22.987cm" svg:y1="8.942cm" svg:x2="22.987cm" svg:y2="9.06cm"><text:p/></draw:line><draw:line draw:name="Вертикальная линия 629_12" draw:style-name="gr5" draw:text-style-name="P227" svg:x1="24.245cm" svg:y1="8.942cm" svg:x2="24.245cm" svg:y2="9.06cm"><text:p/></draw:line><draw:line draw:name="Вертикальная линия 630_12" draw:style-name="gr5" draw:text-style-name="P227" svg:x1="26.254cm" svg:y1="8.942cm" svg:x2="26.254cm" svg:y2="9.06cm"><text:p/></draw:line></draw:g></draw:g><draw:g draw:name="DrawObject 86_12" draw:style-name="gr2"><draw:line draw:name="Вертикальная линия 631_12" draw:style-name="gr5" draw:text-style-name="P226" svg:x1="3.237cm" svg:y1="9.71cm" svg:x2="3.237cm" svg:y2="9.811cm"><text:p/></draw:line><draw:g draw:name="DrawObject 87_12" draw:style-name="gr2"><draw:line draw:name="Вертикальная линия 632_12" draw:style-name="gr5" draw:text-style-name="P226" svg:x1="4.235cm" svg:y1="9.696cm" svg:x2="4.235cm" svg:y2="9.797cm"><text:p/></draw:line><draw:line draw:name="Вертикальная линия 633_12" draw:style-name="gr5" draw:text-style-name="P226" svg:x1="5.731cm" svg:y1="9.714cm" svg:x2="5.731cm" svg:y2="9.815cm"><text:p/></draw:line><draw:line draw:name="Вертикальная линия 634_12" draw:style-name="gr5" draw:text-style-name="P226" svg:x1="12.379cm" svg:y1="9.714cm" svg:x2="12.379cm" svg:y2="9.815cm"><text:p/></draw:line><draw:line draw:name="Вертикальная линия 635_12" draw:style-name="gr5" draw:text-style-name="P226" svg:x1="13.64cm" svg:y1="9.707cm" svg:x2="13.64cm" svg:y2="9.829cm"><text:p/></draw:line><draw:line draw:name="Вертикальная линия 636_12" draw:style-name="gr5" draw:text-style-name="P226" svg:x1="15.076cm" svg:y1="9.707cm" svg:x2="15.076cm" svg:y2="9.83cm"><text:p/></draw:line><draw:line draw:name="Вертикальная линия 637_12" draw:style-name="gr5" draw:text-style-name="P227" svg:x1="16.18cm" svg:y1="9.707cm" svg:x2="16.18cm" svg:y2="9.823cm"><text:p/></draw:line><draw:line draw:name="Вертикальная линия 638_12" draw:style-name="gr5" draw:text-style-name="P227" svg:x1="17.406cm" svg:y1="9.719cm" svg:x2="17.406cm" svg:y2="9.82cm"><text:p/></draw:line><draw:line draw:name="Вертикальная линия 639_12" draw:style-name="gr5" draw:text-style-name="P227" svg:x1="18.683cm" svg:y1="9.707cm" svg:x2="18.683cm" svg:y2="9.836cm"><text:p/></draw:line><draw:line draw:name="Вертикальная линия 640_12" draw:style-name="gr5" draw:text-style-name="P226" svg:x1="2.258cm" svg:y1="9.703cm" svg:x2="2.258cm" svg:y2="9.804cm"><text:p/></draw:line><draw:line draw:name="Вертикальная линия 641_12" draw:style-name="gr5" draw:text-style-name="P227" svg:x1="20.481cm" svg:y1="9.707cm" svg:x2="20.481cm" svg:y2="9.83cm"><text:p/></draw:line><draw:line draw:name="Вертикальная линия 642_12" draw:style-name="gr5" draw:text-style-name="P227" svg:x1="21.749cm" svg:y1="9.71cm" svg:x2="21.749cm" svg:y2="9.832cm"><text:p/></draw:line><draw:line draw:name="Вертикальная линия 643_12" draw:style-name="gr5" draw:text-style-name="P227" svg:x1="22.987cm" svg:y1="9.707cm" svg:x2="22.987cm" svg:y2="9.825cm"><text:p/></draw:line><draw:line draw:name="Вертикальная линия 644_12" draw:style-name="gr5" draw:text-style-name="P227" svg:x1="24.245cm" svg:y1="9.707cm" svg:x2="24.245cm" svg:y2="9.825cm"><text:p/></draw:line><draw:line draw:name="Вертикальная линия 645_12" draw:style-name="gr5" draw:text-style-name="P227" svg:x1="26.254cm" svg:y1="9.707cm" svg:x2="26.254cm" svg:y2="9.825cm"><text:p/></draw:line></draw:g></draw:g><draw:g draw:name="DrawObject 88_12" draw:style-name="gr2"><draw:line draw:name="Вертикальная линия 646_12" draw:style-name="gr5" draw:text-style-name="P226" svg:x1="3.237cm" svg:y1="10.476cm" svg:x2="3.237cm" svg:y2="10.577cm"><text:p/></draw:line><draw:g draw:name="DrawObject 89_12" draw:style-name="gr2"><draw:line draw:name="Вертикальная линия 647_12" draw:style-name="gr5" draw:text-style-name="P226" svg:x1="4.235cm" svg:y1="10.465cm" svg:x2="4.235cm" svg:y2="10.566cm"><text:p/></draw:line><draw:line draw:name="Вертикальная линия 648_12" draw:style-name="gr5" draw:text-style-name="P226" svg:x1="5.731cm" svg:y1="10.483cm" svg:x2="5.731cm" svg:y2="10.584cm"><text:p/></draw:line><draw:line draw:name="Вертикальная линия 649_12" draw:style-name="gr5" draw:text-style-name="P226" svg:x1="12.379cm" svg:y1="10.483cm" svg:x2="12.379cm" svg:y2="10.584cm"><text:p/></draw:line><draw:line draw:name="Вертикальная линия 650_12" draw:style-name="gr5" draw:text-style-name="P226" svg:x1="13.64cm" svg:y1="10.475cm" svg:x2="13.64cm" svg:y2="10.597cm"><text:p/></draw:line><draw:line draw:name="Вертикальная линия 651_12" draw:style-name="gr5" draw:text-style-name="P226" svg:x1="15.076cm" svg:y1="10.475cm" svg:x2="15.076cm" svg:y2="10.598cm"><text:p/></draw:line><draw:line draw:name="Вертикальная линия 652_12" draw:style-name="gr5" draw:text-style-name="P227" svg:x1="16.18cm" svg:y1="10.475cm" svg:x2="16.18cm" svg:y2="10.591cm"><text:p/></draw:line><draw:line draw:name="Вертикальная линия 653_12" draw:style-name="gr5" draw:text-style-name="P227" svg:x1="17.406cm" svg:y1="10.487cm" svg:x2="17.406cm" svg:y2="10.588cm"><text:p/></draw:line><draw:line draw:name="Вертикальная линия 654_12" draw:style-name="gr5" draw:text-style-name="P227" svg:x1="18.683cm" svg:y1="10.475cm" svg:x2="18.683cm" svg:y2="10.604cm"><text:p/></draw:line><draw:line draw:name="Вертикальная линия 655_12" draw:style-name="gr5" draw:text-style-name="P226" svg:x1="2.258cm" svg:y1="10.472cm" svg:x2="2.258cm" svg:y2="10.573cm"><text:p/></draw:line><draw:line draw:name="Вертикальная линия 656_12" draw:style-name="gr5" draw:text-style-name="P227" svg:x1="20.481cm" svg:y1="10.475cm" svg:x2="20.481cm" svg:y2="10.598cm"><text:p/></draw:line><draw:line draw:name="Вертикальная линия 657_12" draw:style-name="gr5" draw:text-style-name="P227" svg:x1="21.749cm" svg:y1="10.476cm" svg:x2="21.749cm" svg:y2="10.598cm"><text:p/></draw:line><draw:line draw:name="Вертикальная линия 658_12" draw:style-name="gr5" draw:text-style-name="P227" svg:x1="22.987cm" svg:y1="10.475cm" svg:x2="22.987cm" svg:y2="10.593cm"><text:p/></draw:line><draw:line draw:name="Вертикальная линия 659_12" draw:style-name="gr5" draw:text-style-name="P227" svg:x1="24.245cm" svg:y1="10.475cm" svg:x2="24.245cm" svg:y2="10.593cm"><text:p/></draw:line><draw:line draw:name="Вертикальная линия 660_12" draw:style-name="gr5" draw:text-style-name="P227" svg:x1="26.254cm" svg:y1="10.475cm" svg:x2="26.254cm" svg:y2="10.593cm"><text:p/></draw:line></draw:g></draw:g><draw:g draw:name="DrawObject 90_12" draw:style-name="gr2"><draw:line draw:name="Вертикальная линия 661_12" draw:style-name="gr5" draw:text-style-name="P226" svg:x1="3.237cm" svg:y1="11.234cm" svg:x2="3.237cm" svg:y2="11.335cm"><text:p/></draw:line><draw:g draw:name="DrawObject 91_12" draw:style-name="gr2"><draw:line draw:name="Вертикальная линия 662_12" draw:style-name="gr5" draw:text-style-name="P226" svg:x1="4.235cm" svg:y1="11.22cm" svg:x2="4.235cm" svg:y2="11.321cm"><text:p/></draw:line><draw:line draw:name="Вертикальная линия 663_12" draw:style-name="gr5" draw:text-style-name="P226" svg:x1="5.731cm" svg:y1="11.238cm" svg:x2="5.731cm" svg:y2="11.339cm"><text:p/></draw:line><draw:line draw:name="Вертикальная линия 664_12" draw:style-name="gr5" draw:text-style-name="P226" svg:x1="12.379cm" svg:y1="11.238cm" svg:x2="12.379cm" svg:y2="11.339cm"><text:p/></draw:line><draw:line draw:name="Вертикальная линия 665_12" draw:style-name="gr5" draw:text-style-name="P226" svg:x1="13.64cm" svg:y1="11.23cm" svg:x2="13.64cm" svg:y2="11.352cm"><text:p/></draw:line><draw:line draw:name="Вертикальная линия 666_12" draw:style-name="gr5" draw:text-style-name="P226" svg:x1="15.076cm" svg:y1="11.23cm" svg:x2="15.076cm" svg:y2="11.353cm"><text:p/></draw:line><draw:line draw:name="Вертикальная линия 667_12" draw:style-name="gr5" draw:text-style-name="P227" svg:x1="16.18cm" svg:y1="11.23cm" svg:x2="16.18cm" svg:y2="11.346cm"><text:p/></draw:line><draw:line draw:name="Вертикальная линия 668_12" draw:style-name="gr5" draw:text-style-name="P227" svg:x1="17.406cm" svg:y1="11.242cm" svg:x2="17.406cm" svg:y2="11.343cm"><text:p/></draw:line><draw:line draw:name="Вертикальная линия 669_12" draw:style-name="gr5" draw:text-style-name="P227" svg:x1="18.683cm" svg:y1="11.23cm" svg:x2="18.683cm" svg:y2="11.359cm"><text:p/></draw:line><draw:line draw:name="Вертикальная линия 670_12" draw:style-name="gr5" draw:text-style-name="P226" svg:x1="2.258cm" svg:y1="11.227cm" svg:x2="2.258cm" svg:y2="11.328cm"><text:p/></draw:line><draw:line draw:name="Вертикальная линия 671_12" draw:style-name="gr5" draw:text-style-name="P227" svg:x1="20.481cm" svg:y1="11.23cm" svg:x2="20.481cm" svg:y2="11.353cm"><text:p/></draw:line><draw:line draw:name="Вертикальная линия 672_12" draw:style-name="gr5" draw:text-style-name="P227" svg:x1="21.749cm" svg:y1="11.231cm" svg:x2="21.749cm" svg:y2="11.353cm"><text:p/></draw:line><draw:line draw:name="Вертикальная линия 673_12" draw:style-name="gr5" draw:text-style-name="P227" svg:x1="22.987cm" svg:y1="11.23cm" svg:x2="22.987cm" svg:y2="11.348cm"><text:p/></draw:line><draw:line draw:name="Вертикальная линия 674_12" draw:style-name="gr5" draw:text-style-name="P227" svg:x1="24.245cm" svg:y1="11.23cm" svg:x2="24.245cm" svg:y2="11.348cm"><text:p/></draw:line><draw:line draw:name="Вертикальная линия 675_12" draw:style-name="gr5" draw:text-style-name="P227" svg:x1="26.254cm" svg:y1="11.23cm" svg:x2="26.254cm" svg:y2="11.348cm"><text:p/></draw:line></draw:g></draw:g><draw:custom-shape draw:name="Фигура 1_12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12" draw:style-name="gr2"><draw:line draw:name="Вертикальная линия 241_12" draw:style-name="gr5" draw:text-style-name="P226" svg:x1="3.237cm" svg:y1="11.991cm" svg:x2="3.237cm" svg:y2="12.092cm"><text:p/></draw:line><draw:g draw:name="DrawObject 32_12" draw:style-name="gr2"><draw:line draw:name="Вертикальная линия 242_12" draw:style-name="gr5" draw:text-style-name="P226" svg:x1="4.235cm" svg:y1="11.977cm" svg:x2="4.235cm" svg:y2="12.078cm"><text:p/></draw:line><draw:line draw:name="Вертикальная линия 243_12" draw:style-name="gr5" draw:text-style-name="P226" svg:x1="5.731cm" svg:y1="11.996cm" svg:x2="5.731cm" svg:y2="12.097cm"><text:p/></draw:line><draw:line draw:name="Вертикальная линия 244_12" draw:style-name="gr5" draw:text-style-name="P226" svg:x1="12.379cm" svg:y1="11.996cm" svg:x2="12.379cm" svg:y2="12.097cm"><text:p/></draw:line><draw:line draw:name="Вертикальная линия 245_12" draw:style-name="gr5" draw:text-style-name="P226" svg:x1="13.64cm" svg:y1="11.989cm" svg:x2="13.64cm" svg:y2="12.111cm"><text:p/></draw:line><draw:line draw:name="Вертикальная линия 246_12" draw:style-name="gr5" draw:text-style-name="P226" svg:x1="15.076cm" svg:y1="11.989cm" svg:x2="15.076cm" svg:y2="12.112cm"><text:p/></draw:line><draw:line draw:name="Вертикальная линия 247_12" draw:style-name="gr5" draw:text-style-name="P227" svg:x1="16.18cm" svg:y1="11.989cm" svg:x2="16.18cm" svg:y2="12.105cm"><text:p/></draw:line><draw:line draw:name="Вертикальная линия 248_12" draw:style-name="gr5" draw:text-style-name="P227" svg:x1="17.406cm" svg:y1="12cm" svg:x2="17.406cm" svg:y2="12.101cm"><text:p/></draw:line><draw:line draw:name="Вертикальная линия 249_12" draw:style-name="gr5" draw:text-style-name="P227" svg:x1="18.683cm" svg:y1="11.989cm" svg:x2="18.683cm" svg:y2="12.118cm"><text:p/></draw:line><draw:line draw:name="Вертикальная линия 250_12" draw:style-name="gr5" draw:text-style-name="P226" svg:x1="2.258cm" svg:y1="11.984cm" svg:x2="2.258cm" svg:y2="12.085cm"><text:p/></draw:line><draw:line draw:name="Вертикальная линия 251_12" draw:style-name="gr5" draw:text-style-name="P227" svg:x1="20.481cm" svg:y1="11.989cm" svg:x2="20.481cm" svg:y2="12.112cm"><text:p/></draw:line><draw:line draw:name="Вертикальная линия 252_12" draw:style-name="gr5" draw:text-style-name="P227" svg:x1="21.749cm" svg:y1="11.989cm" svg:x2="21.749cm" svg:y2="12.111cm"><text:p/></draw:line><draw:line draw:name="Вертикальная линия 253_12" draw:style-name="gr5" draw:text-style-name="P227" svg:x1="22.987cm" svg:y1="11.989cm" svg:x2="22.987cm" svg:y2="12.107cm"><text:p/></draw:line><draw:line draw:name="Вертикальная линия 254_12" draw:style-name="gr5" draw:text-style-name="P227" svg:x1="24.245cm" svg:y1="11.989cm" svg:x2="24.245cm" svg:y2="12.107cm"><text:p/></draw:line><draw:line draw:name="Вертикальная линия 255_12" draw:style-name="gr5" draw:text-style-name="P227" svg:x1="26.254cm" svg:y1="11.989cm" svg:x2="26.254cm" svg:y2="12.107cm"><text:p/></draw:line></draw:g></draw:g></draw:g><draw:g draw:name="DrawObject 2_12" draw:style-name="gr2"><draw:line draw:name="Вертикальная линия 16_12" draw:style-name="gr5" draw:text-style-name="P226" svg:x1="3.214cm" svg:y1="0.614cm" svg:x2="3.214cm" svg:y2="0.715cm"><text:p/></draw:line><draw:g draw:name="DrawObject 3_12" draw:style-name="gr2"><draw:line draw:name="Вертикальная линия 17_12" draw:style-name="gr5" draw:text-style-name="P226" svg:x1="4.214cm" svg:y1="0.6cm" svg:x2="4.214cm" svg:y2="0.701cm"><text:p/></draw:line><draw:line draw:name="Вертикальная линия 18_12" draw:style-name="gr5" draw:text-style-name="P226" svg:x1="5.708cm" svg:y1="0.619cm" svg:x2="5.708cm" svg:y2="0.72cm"><text:p/></draw:line><draw:line draw:name="Вертикальная линия 19_12" draw:style-name="gr5" draw:text-style-name="P226" svg:x1="12.356cm" svg:y1="0.619cm" svg:x2="12.356cm" svg:y2="0.72cm"><text:p/></draw:line><draw:line draw:name="Вертикальная линия 20_12" draw:style-name="gr5" draw:text-style-name="P226" svg:x1="13.619cm" svg:y1="0.611cm" svg:x2="13.619cm" svg:y2="0.733cm"><text:p/></draw:line><draw:line draw:name="Вертикальная линия 21_12" draw:style-name="gr5" draw:text-style-name="P226" svg:x1="15.053cm" svg:y1="0.611cm" svg:x2="15.053cm" svg:y2="0.734cm"><text:p/></draw:line><draw:line draw:name="Вертикальная линия 22_12" draw:style-name="gr5" draw:text-style-name="P227" svg:x1="16.159cm" svg:y1="0.611cm" svg:x2="16.159cm" svg:y2="0.727cm"><text:p/></draw:line><draw:line draw:name="Вертикальная линия 23_12" draw:style-name="gr5" draw:text-style-name="P227" svg:x1="17.383cm" svg:y1="0.623cm" svg:x2="17.383cm" svg:y2="0.724cm"><text:p/></draw:line><draw:line draw:name="Вертикальная линия 24_12" draw:style-name="gr5" draw:text-style-name="P227" svg:x1="18.662cm" svg:y1="0.611cm" svg:x2="18.662cm" svg:y2="0.74cm"><text:p/></draw:line><draw:line draw:name="Вертикальная линия 25_12" draw:style-name="gr5" draw:text-style-name="P226" svg:x1="2.235cm" svg:y1="0.607cm" svg:x2="2.235cm" svg:y2="0.708cm"><text:p/></draw:line><draw:line draw:name="Вертикальная линия 26_12" draw:style-name="gr5" draw:text-style-name="P227" svg:x1="20.458cm" svg:y1="0.611cm" svg:x2="20.458cm" svg:y2="0.734cm"><text:p/></draw:line><draw:line draw:name="Вертикальная линия 27_12" draw:style-name="gr5" draw:text-style-name="P227" svg:x1="21.726cm" svg:y1="0.612cm" svg:x2="21.726cm" svg:y2="0.734cm"><text:p/></draw:line><draw:line draw:name="Вертикальная линия 28_12" draw:style-name="gr5" draw:text-style-name="P227" svg:x1="22.964cm" svg:y1="0.611cm" svg:x2="22.964cm" svg:y2="0.729cm"><text:p/></draw:line><draw:line draw:name="Вертикальная линия 29_12" draw:style-name="gr5" draw:text-style-name="P227" svg:x1="24.222cm" svg:y1="0.611cm" svg:x2="24.222cm" svg:y2="0.729cm"><text:p/></draw:line><draw:line draw:name="Вертикальная линия 30_12" draw:style-name="gr5" draw:text-style-name="P227" svg:x1="26.231cm" svg:y1="0.611cm" svg:x2="26.231cm" svg:y2="0.729cm"><text:p/></draw:line></draw:g></draw:g></draw:g><text:span text:style-name="Основной_20_шрифт_20_абзаца"><text:span text:style-name="T4">А</text:span></text:span><text:span text:style-name="Основной_20_шрифт_20_абзаца"><text:span text:style-name="T3">01</text:span></text:span></text:p>
          </table:table-cell>
          <table:table-cell table:style-name="Таблица15.B28" table:number-rows-spanned="17" table:number-columns-spanned="42" office:value-type="string">
            <text:p text:style-name="P12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<text:span text:style-name="T52">Б</text:span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<text:span text:style-name="T52">О</text:span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<text:span text:style-name="T52">Т</text:span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<text:span text:style-name="T52">О</text:span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12" office:value-type="string">
            <text:p text:style-name="P43"><text:span text:style-name="T52">Т</text:span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12">
          <table:table-cell table:style-name="Таблица15.A28" office:value-type="string">
            <text:p text:style-name="P43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5.29">
          <table:table-cell table:style-name="Таблица15.A29" table:number-columns-spanned="3" office:value-type="string">
            <text:p text:style-name="P46">МК/КТП</text:p>
          </table:table-cell>
          <table:covered-table-cell/>
          <table:covered-table-cell/>
          <table:table-cell table:style-name="Таблица15.D29" table:number-columns-spanned="34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5.D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15.A29" office:value-type="string">
            <text:p text:style-name="P52"/>
          </table:table-cell>
        </table:table-row>
      </table:table>
      <text:p text:style-name="P80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column table:style-name="Таблица8.B"/>
        <table:table-column table:style-name="Таблица8.J"/>
        <table:table-column table:style-name="Таблица8.K"/>
        <table:table-column table:style-name="Таблица8.L"/>
        <table:table-column table:style-name="Таблица8.M"/>
        <table:table-column table:style-name="Таблица8.N"/>
        <table:table-column table:style-name="Таблица8.O"/>
        <table:table-column table:style-name="Таблица8.P"/>
        <table:table-column table:style-name="Таблица8.B"/>
        <table:table-column table:style-name="Таблица8.R"/>
        <table:table-column table:style-name="Таблица8.S"/>
        <table:table-column table:style-name="Таблица8.T"/>
        <table:table-column table:style-name="Таблица8.B"/>
        <table:table-column table:style-name="Таблица8.V"/>
        <table:table-column table:style-name="Таблица8.W"/>
        <table:table-column table:style-name="Таблица8.X"/>
        <table:table-column table:style-name="Таблица8.Y"/>
        <table:table-column table:style-name="Таблица8.Z"/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column table:style-name="Таблица8.g"/>
        <table:table-column table:style-name="Таблица8.h"/>
        <table:table-column table:style-name="Таблица8.i"/>
        <table:table-column table:style-name="Таблица8.G"/>
        <table:table-column table:style-name="Таблица8.k"/>
        <table:table-column table:style-name="Таблица8.l"/>
        <table:table-column table:style-name="Таблица8.h"/>
        <table:table-column table:style-name="Таблица8.n"/>
        <table:table-column table:style-name="Таблица8.o"/>
        <table:table-column table:style-name="Таблица8.p"/>
        <table:table-column table:style-name="Таблица8.q"/>
        <table:table-header-rows>
          <text:soft-page-break/>
          <table:table-row table:style-name="Таблица8.1">
            <table:table-cell table:style-name="Таблица8.A1" table:number-columns-spanned="3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8.f1" table:number-columns-spanned="2" office:value-type="string">
              <text:p text:style-name="P40"/>
            </table:table-cell>
            <table:covered-table-cell/>
            <table:table-cell table:style-name="Таблица8.f1" table:number-columns-spanned="3" office:value-type="string">
              <text:p text:style-name="P40"/>
            </table:table-cell>
            <table:covered-table-cell/>
            <table:covered-table-cell/>
            <table:table-cell table:style-name="Таблица8.f1" table:number-columns-spanned="4" office:value-type="string">
              <text:p text:style-name="P36"><draw:frame draw:style-name="fr2" draw:name="Врезка9" text:anchor-type="paragraph" svg:y="-0.49cm" svg:width="5.639cm" style:rel-width="scale" svg:height="0.639cm" style:rel-height="scale" draw:z-index="13"><draw:text-box><text:p text:style-name="P21">ГОСТ 3.1118-82 Форма 1б</text:p></draw:text-box></draw:frame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8.f1" table:number-columns-spanned="2" office:value-type="string">
              <text:p text:style-name="P40"/>
            </table:table-cell>
            <table:covered-table-cell/>
            <table:table-cell table:style-name="Таблица8.q1" office:value-type="string">
              <text:p text:style-name="P40"/>
            </table:table-cell>
          </table:table-row>
        </table:table-header-rows>
        <table:table-row table:style-name="Таблица8.1">
          <table:table-cell table:style-name="Таблица8.f1" table:number-columns-spanned="3" office:value-type="string">
            <text:p text:style-name="P40">Дубл.</text:p>
          </table:table-cell>
          <table:covered-table-cell/>
          <table:covered-table-cell/>
          <table:table-cell table:style-name="Таблица8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8.f1" table:number-columns-spanned="3" office:value-type="string">
            <text:p text:style-name="P36"/>
          </table:table-cell>
          <table:covered-table-cell/>
          <table:covered-table-cell/>
          <table:table-cell table:style-name="Таблица8.f1" office:value-type="string">
            <text:p text:style-name="P36"/>
          </table:table-cell>
          <table:table-cell table:style-name="Таблица8.M2" table:number-columns-spanned="4" office:value-type="string">
            <text:p text:style-name="P36"><text:s text:c="15"/></text:p>
          </table:table-cell>
          <table:covered-table-cell/>
          <table:covered-table-cell/>
          <table:covered-table-cell/>
          <table:table-cell table:style-name="Таблица8.Q2" table:number-columns-spanned="2" office:value-type="string">
            <text:p text:style-name="P36"/>
          </table:table-cell>
          <table:covered-table-cell/>
          <table:table-cell table:style-name="Таблица8.Q2" table:number-columns-spanned="3" office:value-type="string">
            <text:p text:style-name="P36"/>
          </table:table-cell>
          <table:covered-table-cell/>
          <table:covered-table-cell/>
          <table:table-cell table:style-name="Таблица8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Q2" table:number-columns-spanned="2" office:value-type="string">
            <text:p text:style-name="P36"/>
          </table:table-cell>
          <table:covered-table-cell/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f1" table:number-columns-spanned="3" office:value-type="string">
            <text:p text:style-name="P36"/>
          </table:table-cell>
          <table:covered-table-cell/>
          <table:covered-table-cell/>
          <table:table-cell table:style-name="Таблица8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q1" office:value-type="string">
            <text:p text:style-name="P36"/>
          </table:table-cell>
        </table:table-row>
        <table:table-row table:style-name="Таблица8.1">
          <table:table-cell table:style-name="Таблица8.f1" table:number-columns-spanned="3" office:value-type="string">
            <text:p text:style-name="P40">Взам.</text:p>
          </table:table-cell>
          <table:covered-table-cell/>
          <table:covered-table-cell/>
          <table:table-cell table:style-name="Таблица8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8.f1" table:number-columns-spanned="3" office:value-type="string">
            <text:p text:style-name="P36"/>
          </table:table-cell>
          <table:covered-table-cell/>
          <table:covered-table-cell/>
          <table:table-cell table:style-name="Таблица8.f1" office:value-type="string">
            <text:p text:style-name="P36"/>
          </table:table-cell>
          <table:table-cell table:style-name="Таблица8.M3" table:number-rows-spanned="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f1" table:number-columns-spanned="3" office:value-type="string">
            <text:p text:style-name="P36"/>
          </table:table-cell>
          <table:covered-table-cell/>
          <table:covered-table-cell/>
          <table:table-cell table:style-name="Таблица8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f1" table:number-columns-spanned="3" office:value-type="string">
            <text:p text:style-name="P36"/>
          </table:table-cell>
          <table:covered-table-cell/>
          <table:covered-table-cell/>
          <table:table-cell table:style-name="Таблица8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q1" office:value-type="string">
            <text:p text:style-name="P36"/>
          </table:table-cell>
        </table:table-row>
        <table:table-row table:style-name="Таблица8.1">
          <table:table-cell table:style-name="Таблица8.f1" table:number-columns-spanned="3" office:value-type="string">
            <text:p text:style-name="P40">Подл.</text:p>
          </table:table-cell>
          <table:covered-table-cell/>
          <table:covered-table-cell/>
          <table:table-cell table:style-name="Таблица8.f1" table:number-columns-spanned="5" office:value-type="string">
            <text:p text:style-name="P71"><text:s/></text:p>
          </table:table-cell>
          <table:covered-table-cell/>
          <table:covered-table-cell/>
          <table:covered-table-cell/>
          <table:covered-table-cell/>
          <table:table-cell table:style-name="Таблица8.f1" table:number-columns-spanned="3" office:value-type="string">
            <text:p text:style-name="P23"/>
          </table:table-cell>
          <table:covered-table-cell/>
          <table:covered-table-cell/>
          <table:table-cell table:style-name="Таблица8.f1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f1" table:number-columns-spanned="3" office:value-type="string">
            <text:p text:style-name="P36"/>
          </table:table-cell>
          <table:covered-table-cell/>
          <table:covered-table-cell/>
          <table:table-cell table:style-name="Таблица8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f1" table:number-columns-spanned="3" office:value-type="string">
            <text:p text:style-name="P36"/>
          </table:table-cell>
          <table:covered-table-cell/>
          <table:covered-table-cell/>
          <table:table-cell table:style-name="Таблица8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q1" office:value-type="string">
            <text:p text:style-name="P36"/>
          </table:table-cell>
        </table:table-row>
        <table:table-row table:style-name="Таблица8.5">
          <table:table-cell table:style-name="Таблица8.f1" table:number-columns-spanned="2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X5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X5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q5" office:value-type="string">
            <text:p text:style-name="P88"/>
          </table:table-cell>
        </table:table-row>
        <table:table-row table:style-name="Таблица8.6">
          <table:table-cell table:style-name="Таблица8.f1" table:number-rows-spanned="3" table:number-columns-spanned="2" office:value-type="string">
            <text:p text:style-name="P36"/>
          </table:table-cell>
          <table:covered-table-cell/>
          <table:table-cell table:style-name="Таблица8.f1" table:number-columns-spanned="3" office:value-type="string">
            <text:p text:style-name="P36"/>
          </table:table-cell>
          <table:covered-table-cell/>
          <table:covered-table-cell/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f1" office:value-type="string">
            <text:p text:style-name="P36"/>
          </table:table-cell>
          <table:table-cell table:style-name="Таблица8.f1" office:value-type="string">
            <text:p text:style-name="P36"/>
          </table:table-cell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f1" table:number-columns-spanned="3" office:value-type="string">
            <text:p text:style-name="P36"/>
          </table:table-cell>
          <table:covered-table-cell/>
          <table:covered-table-cell/>
          <table:table-cell table:style-name="Таблица8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8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8.c6" table:number-rows-spanned="3" table:number-columns-spanned="10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m6" table:number-rows-spanned="3" table:number-columns-spanned="5" office:value-type="string">
            <text:p text:style-name="P83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8.6">
          <table:covered-table-cell/>
          <table:covered-table-cell/>
          <table:table-cell table:style-name="Таблица8.f1" table:number-columns-spanned="3" office:value-type="string">
            <text:p text:style-name="P36"/>
          </table:table-cell>
          <table:covered-table-cell/>
          <table:covered-table-cell/>
          <table:table-cell table:style-name="Таблица8.f1" table:number-columns-spanned="2" office:value-type="string">
            <text:p text:style-name="P56"/>
          </table:table-cell>
          <table:covered-table-cell/>
          <table:table-cell table:style-name="Таблица8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3"/>
          </table:table-cell>
          <table:covered-table-cell/>
          <table:table-cell table:style-name="Таблица8.f1" office:value-type="string">
            <text:p text:style-name="P56"/>
          </table:table-cell>
          <table:table-cell table:style-name="Таблица8.f1" office:value-type="string">
            <text:p text:style-name="P36"/>
          </table:table-cell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f1" table:number-columns-spanned="3" office:value-type="string">
            <text:p text:style-name="P36"/>
          </table:table-cell>
          <table:covered-table-cell/>
          <table:covered-table-cell/>
          <table:table-cell table:style-name="Таблица8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6">
          <table:covered-table-cell/>
          <table:covered-table-cell/>
          <table:table-cell table:style-name="Таблица8.f1" table:number-columns-spanned="3" office:value-type="string">
            <text:p text:style-name="P77"/>
          </table:table-cell>
          <table:covered-table-cell/>
          <table:covered-table-cell/>
          <table:table-cell table:style-name="Таблица8.f1" table:number-columns-spanned="2" office:value-type="string">
            <text:p text:style-name="P65"/>
          </table:table-cell>
          <table:covered-table-cell/>
          <table:table-cell table:style-name="Таблица8.f1" table:number-columns-spanned="4" office:value-type="string">
            <text:p text:style-name="P65"><text:s/></text:p>
          </table:table-cell>
          <table:covered-table-cell/>
          <table:covered-table-cell/>
          <table:covered-table-cell/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f1" office:value-type="string">
            <text:p text:style-name="P36"/>
          </table:table-cell>
          <table:table-cell table:style-name="Таблица8.f1" office:value-type="string">
            <text:p text:style-name="P36"/>
          </table:table-cell>
          <table:table-cell table:style-name="Таблица8.f1" table:number-columns-spanned="2" office:value-type="string">
            <text:p text:style-name="P36"/>
          </table:table-cell>
          <table:covered-table-cell/>
          <table:table-cell table:style-name="Таблица8.f1" table:number-columns-spanned="3" office:value-type="string">
            <text:p text:style-name="P36"/>
          </table:table-cell>
          <table:covered-table-cell/>
          <table:covered-table-cell/>
          <table:table-cell table:style-name="Таблица8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8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9">
          <table:table-cell table:style-name="Таблица8.A9" office:value-type="string">
            <text:p text:style-name="P43">А</text:p>
          </table:table-cell>
          <table:table-cell table:style-name="Таблица8.B9" table:number-columns-spanned="3" office:value-type="string">
            <text:p text:style-name="P138">Цех</text:p>
          </table:table-cell>
          <table:covered-table-cell/>
          <table:covered-table-cell/>
          <table:table-cell table:style-name="Таблица8.E9" table:number-columns-spanned="2" office:value-type="string">
            <text:p text:style-name="P59">Уч.</text:p>
          </table:table-cell>
          <table:covered-table-cell/>
          <table:table-cell table:style-name="Таблица8.E9" table:number-columns-spanned="3" office:value-type="string">
            <text:p text:style-name="P59">РМ</text:p>
          </table:table-cell>
          <table:covered-table-cell/>
          <table:covered-table-cell/>
          <table:table-cell table:style-name="Таблица8.E9" office:value-type="string">
            <text:p text:style-name="P59">Опер.</text:p>
          </table:table-cell>
          <table:table-cell table:style-name="Таблица8.E9" table:number-columns-spanned="9" office:value-type="string">
            <text:p text:style-name="P59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T9" table:number-columns-spanned="24" office:value-type="string">
            <text:p text:style-name="P59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9">
          <table:table-cell table:style-name="Таблица8.A9" office:value-type="string">
            <text:p text:style-name="P43">Б</text:p>
          </table:table-cell>
          <table:table-cell table:style-name="Таблица8.B10" table:number-columns-spanned="18" office:value-type="string">
            <text:p text:style-name="P5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A9" office:value-type="string">
            <text:p text:style-name="P59">СМ</text:p>
          </table:table-cell>
          <table:table-cell table:style-name="Таблица8.A9" table:number-columns-spanned="2" office:value-type="string">
            <text:p text:style-name="P59">Проф.</text:p>
          </table:table-cell>
          <table:covered-table-cell/>
          <table:table-cell table:style-name="Таблица8.A9" table:number-columns-spanned="4" office:value-type="string">
            <text:p text:style-name="P59">Р</text:p>
          </table:table-cell>
          <table:covered-table-cell/>
          <table:covered-table-cell/>
          <table:covered-table-cell/>
          <table:table-cell table:style-name="Таблица8.A9" office:value-type="string">
            <text:p text:style-name="P59">УТ</text:p>
          </table:table-cell>
          <table:table-cell table:style-name="Таблица8.A9" table:number-columns-spanned="3" office:value-type="string">
            <text:p text:style-name="P59">КР</text:p>
          </table:table-cell>
          <table:covered-table-cell/>
          <table:covered-table-cell/>
          <table:table-cell table:style-name="Таблица8.A9" table:number-columns-spanned="2" office:value-type="string">
            <text:p text:style-name="P59">КОИД</text:p>
          </table:table-cell>
          <table:covered-table-cell/>
          <table:table-cell table:style-name="Таблица8.A9" table:number-columns-spanned="2" office:value-type="string">
            <text:p text:style-name="P59">ЕН</text:p>
          </table:table-cell>
          <table:covered-table-cell/>
          <table:table-cell table:style-name="Таблица8.A9" table:number-columns-spanned="3" office:value-type="string">
            <text:p text:style-name="P59">ОП</text:p>
          </table:table-cell>
          <table:covered-table-cell/>
          <table:covered-table-cell/>
          <table:table-cell table:style-name="Таблица8.A9" table:number-columns-spanned="2" office:value-type="string">
            <text:p text:style-name="P59">Кшт</text:p>
          </table:table-cell>
          <table:covered-table-cell/>
          <table:table-cell table:style-name="Таблица8.A9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8.p10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8.9">
          <table:table-cell table:style-name="Таблица8.A11" office:value-type="string">
            <text:p text:style-name="P43">К/М</text:p>
          </table:table-cell>
          <table:table-cell table:style-name="Таблица8.B11" table:number-columns-spanned="18" office:value-type="string">
            <text:p text:style-name="P5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B10" table:number-columns-spanned="13" office:value-type="string">
            <text:p text:style-name="P5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g11" table:number-columns-spanned="2" office:value-type="string">
            <text:p text:style-name="P59">ОПП</text:p>
          </table:table-cell>
          <table:covered-table-cell/>
          <table:table-cell table:style-name="Таблица8.g11" table:number-columns-spanned="3" office:value-type="string">
            <text:p text:style-name="P62">ЕВ</text:p>
          </table:table-cell>
          <table:covered-table-cell/>
          <table:covered-table-cell/>
          <table:table-cell table:style-name="Таблица8.g11" table:number-columns-spanned="2" office:value-type="string">
            <text:p text:style-name="P59">ЕН</text:p>
          </table:table-cell>
          <table:covered-table-cell/>
          <table:table-cell table:style-name="Таблица8.g11" table:number-columns-spanned="2" office:value-type="string">
            <text:p text:style-name="P59">КИ</text:p>
          </table:table-cell>
          <table:covered-table-cell/>
          <table:table-cell table:style-name="Таблица8.p11" table:number-columns-spanned="2" office:value-type="string">
            <text:p text:style-name="P59">Н. расх.</text:p>
          </table:table-cell>
          <table:covered-table-cell/>
        </table:table-row>
        <table:table-row table:style-name="Таблица8.12">
          <table:table-cell table:style-name="Таблица8.A12" office:value-type="string">
            <text:p text:style-name="P29"><draw:g text:anchor-type="paragraph" draw:z-index="14" draw:name="DrawObject2_4" draw:style-name="gr1"><draw:g draw:name="DrawObject31_5" draw:style-name="gr2"><draw:custom-shape draw:name="Фигура1_5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5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5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5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5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5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5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5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5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5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5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5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5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5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5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5" draw:style-name="gr2"><draw:line draw:name="Вертикальная линия 451_5" draw:style-name="gr5" draw:text-style-name="P226" svg:x1="3.237cm" svg:y1="-0.134cm" svg:x2="3.237cm" svg:y2="-0.033cm"><text:p/></draw:line><draw:g draw:name="DrawObject 63_5" draw:style-name="gr2"><draw:line draw:name="Вертикальная линия 452_5" draw:style-name="gr5" draw:text-style-name="P226" svg:x1="4.235cm" svg:y1="-0.148cm" svg:x2="4.235cm" svg:y2="-0.047cm"><text:p/></draw:line><draw:line draw:name="Вертикальная линия 453_5" draw:style-name="gr5" draw:text-style-name="P226" svg:x1="5.731cm" svg:y1="-0.129cm" svg:x2="5.731cm" svg:y2="-0.028cm"><text:p/></draw:line><draw:line draw:name="Вертикальная линия 454_5" draw:style-name="gr5" draw:text-style-name="P226" svg:x1="12.379cm" svg:y1="-0.129cm" svg:x2="12.379cm" svg:y2="-0.028cm"><text:p/></draw:line><draw:line draw:name="Вертикальная линия 455_5" draw:style-name="gr5" draw:text-style-name="P226" svg:x1="13.64cm" svg:y1="-0.136cm" svg:x2="13.64cm" svg:y2="-0.014cm"><text:p/></draw:line><draw:line draw:name="Вертикальная линия 456_5" draw:style-name="gr5" draw:text-style-name="P226" svg:x1="15.076cm" svg:y1="-0.136cm" svg:x2="15.076cm" svg:y2="-0.013cm"><text:p/></draw:line><draw:line draw:name="Вертикальная линия 457_5" draw:style-name="gr5" draw:text-style-name="P227" svg:x1="16.18cm" svg:y1="-0.136cm" svg:x2="16.18cm" svg:y2="-0.02cm"><text:p/></draw:line><draw:line draw:name="Вертикальная линия 458_5" draw:style-name="gr5" draw:text-style-name="P227" svg:x1="17.406cm" svg:y1="-0.125cm" svg:x2="17.406cm" svg:y2="-0.024cm"><text:p/></draw:line><draw:line draw:name="Вертикальная линия 459_5" draw:style-name="gr5" draw:text-style-name="P227" svg:x1="18.683cm" svg:y1="-0.136cm" svg:x2="18.683cm" svg:y2="-0.007cm"><text:p/></draw:line><draw:line draw:name="Вертикальная линия 460_5" draw:style-name="gr5" draw:text-style-name="P226" svg:x1="2.258cm" svg:y1="-0.141cm" svg:x2="2.258cm" svg:y2="-0.04cm"><text:p/></draw:line><draw:line draw:name="Вертикальная линия 461_5" draw:style-name="gr5" draw:text-style-name="P227" svg:x1="20.481cm" svg:y1="-0.136cm" svg:x2="20.481cm" svg:y2="-0.013cm"><text:p/></draw:line><draw:line draw:name="Вертикальная линия 462_5" draw:style-name="gr5" draw:text-style-name="P227" svg:x1="21.749cm" svg:y1="-0.136cm" svg:x2="21.749cm" svg:y2="-0.014cm"><text:p/></draw:line><draw:line draw:name="Вертикальная линия 463_5" draw:style-name="gr5" draw:text-style-name="P227" svg:x1="22.987cm" svg:y1="-0.136cm" svg:x2="22.987cm" svg:y2="-0.018cm"><text:p/></draw:line><draw:line draw:name="Вертикальная линия 464_5" draw:style-name="gr5" draw:text-style-name="P227" svg:x1="24.245cm" svg:y1="-0.136cm" svg:x2="24.245cm" svg:y2="-0.018cm"><text:p/></draw:line><draw:line draw:name="Вертикальная линия 465_5" draw:style-name="gr5" draw:text-style-name="P227" svg:x1="26.254cm" svg:y1="-0.136cm" svg:x2="26.254cm" svg:y2="-0.018cm"><text:p/></draw:line></draw:g></draw:g><draw:g draw:name="DrawObject 64_5" draw:style-name="gr2"><draw:line draw:name="Вертикальная линия 466_5" draw:style-name="gr5" draw:text-style-name="P226" svg:x1="3.237cm" svg:y1="1.358cm" svg:x2="3.237cm" svg:y2="1.459cm"><text:p/></draw:line><draw:g draw:name="DrawObject 65_5" draw:style-name="gr2"><draw:line draw:name="Вертикальная линия 467_5" draw:style-name="gr5" draw:text-style-name="P226" svg:x1="4.235cm" svg:y1="1.344cm" svg:x2="4.235cm" svg:y2="1.445cm"><text:p/></draw:line><draw:line draw:name="Вертикальная линия 468_5" draw:style-name="gr5" draw:text-style-name="P226" svg:x1="5.731cm" svg:y1="1.365cm" svg:x2="5.731cm" svg:y2="1.466cm"><text:p/></draw:line><draw:line draw:name="Вертикальная линия 469_5" draw:style-name="gr5" draw:text-style-name="P226" svg:x1="12.379cm" svg:y1="1.365cm" svg:x2="12.379cm" svg:y2="1.466cm"><text:p/></draw:line><draw:line draw:name="Вертикальная линия 470_5" draw:style-name="gr5" draw:text-style-name="P226" svg:x1="13.64cm" svg:y1="1.355cm" svg:x2="13.64cm" svg:y2="1.477cm"><text:p/></draw:line><draw:line draw:name="Вертикальная линия 471_5" draw:style-name="gr5" draw:text-style-name="P226" svg:x1="15.076cm" svg:y1="1.355cm" svg:x2="15.076cm" svg:y2="1.478cm"><text:p/></draw:line><draw:line draw:name="Вертикальная линия 472_5" draw:style-name="gr5" draw:text-style-name="P227" svg:x1="16.18cm" svg:y1="1.355cm" svg:x2="16.18cm" svg:y2="1.471cm"><text:p/></draw:line><draw:line draw:name="Вертикальная линия 473_5" draw:style-name="gr5" draw:text-style-name="P227" svg:x1="17.406cm" svg:y1="1.367cm" svg:x2="17.406cm" svg:y2="1.468cm"><text:p/></draw:line><draw:line draw:name="Вертикальная линия 474_5" draw:style-name="gr5" draw:text-style-name="P227" svg:x1="18.683cm" svg:y1="1.355cm" svg:x2="18.683cm" svg:y2="1.484cm"><text:p/></draw:line><draw:line draw:name="Вертикальная линия 475_5" draw:style-name="gr5" draw:text-style-name="P226" svg:x1="2.258cm" svg:y1="1.351cm" svg:x2="2.258cm" svg:y2="1.452cm"><text:p/></draw:line><draw:line draw:name="Вертикальная линия 476_5" draw:style-name="gr5" draw:text-style-name="P227" svg:x1="20.481cm" svg:y1="1.355cm" svg:x2="20.481cm" svg:y2="1.478cm"><text:p/></draw:line><draw:line draw:name="Вертикальная линия 477_5" draw:style-name="gr5" draw:text-style-name="P227" svg:x1="21.749cm" svg:y1="1.358cm" svg:x2="21.749cm" svg:y2="1.48cm"><text:p/></draw:line><draw:line draw:name="Вертикальная линия 478_5" draw:style-name="gr5" draw:text-style-name="P227" svg:x1="22.987cm" svg:y1="1.355cm" svg:x2="22.987cm" svg:y2="1.473cm"><text:p/></draw:line><draw:line draw:name="Вертикальная линия 479_5" draw:style-name="gr5" draw:text-style-name="P227" svg:x1="24.245cm" svg:y1="1.355cm" svg:x2="24.245cm" svg:y2="1.473cm"><text:p/></draw:line><draw:line draw:name="Вертикальная линия 480_5" draw:style-name="gr5" draw:text-style-name="P227" svg:x1="26.254cm" svg:y1="1.355cm" svg:x2="26.254cm" svg:y2="1.473cm"><text:p/></draw:line></draw:g></draw:g><draw:g draw:name="DrawObject 66_5" draw:style-name="gr2"><draw:line draw:name="Вертикальная линия 481_5" draw:style-name="gr5" draw:text-style-name="P226" svg:x1="3.237cm" svg:y1="2.127cm" svg:x2="3.237cm" svg:y2="2.228cm"><text:p/></draw:line><draw:g draw:name="DrawObject 67_5" draw:style-name="gr2"><draw:line draw:name="Вертикальная линия 482_5" draw:style-name="gr5" draw:text-style-name="P226" svg:x1="4.235cm" svg:y1="2.113cm" svg:x2="4.235cm" svg:y2="2.214cm"><text:p/></draw:line><draw:line draw:name="Вертикальная линия 483_5" draw:style-name="gr5" draw:text-style-name="P226" svg:x1="5.731cm" svg:y1="2.131cm" svg:x2="5.731cm" svg:y2="2.232cm"><text:p/></draw:line><draw:line draw:name="Вертикальная линия 484_5" draw:style-name="gr5" draw:text-style-name="P226" svg:x1="12.379cm" svg:y1="2.131cm" svg:x2="12.379cm" svg:y2="2.232cm"><text:p/></draw:line><draw:line draw:name="Вертикальная линия 485_5" draw:style-name="gr5" draw:text-style-name="P226" svg:x1="13.64cm" svg:y1="2.123cm" svg:x2="13.64cm" svg:y2="2.245cm"><text:p/></draw:line><draw:line draw:name="Вертикальная линия 486_5" draw:style-name="gr5" draw:text-style-name="P226" svg:x1="15.076cm" svg:y1="2.123cm" svg:x2="15.076cm" svg:y2="2.246cm"><text:p/></draw:line><draw:line draw:name="Вертикальная линия 487_5" draw:style-name="gr5" draw:text-style-name="P227" svg:x1="16.18cm" svg:y1="2.123cm" svg:x2="16.18cm" svg:y2="2.239cm"><text:p/></draw:line><draw:line draw:name="Вертикальная линия 488_5" draw:style-name="gr5" draw:text-style-name="P227" svg:x1="17.406cm" svg:y1="2.135cm" svg:x2="17.406cm" svg:y2="2.236cm"><text:p/></draw:line><draw:line draw:name="Вертикальная линия 489_5" draw:style-name="gr5" draw:text-style-name="P227" svg:x1="18.683cm" svg:y1="2.123cm" svg:x2="18.683cm" svg:y2="2.252cm"><text:p/></draw:line><draw:line draw:name="Вертикальная линия 490_5" draw:style-name="gr5" draw:text-style-name="P226" svg:x1="2.258cm" svg:y1="2.12cm" svg:x2="2.258cm" svg:y2="2.221cm"><text:p/></draw:line><draw:line draw:name="Вертикальная линия 491_5" draw:style-name="gr5" draw:text-style-name="P227" svg:x1="20.481cm" svg:y1="2.123cm" svg:x2="20.481cm" svg:y2="2.246cm"><text:p/></draw:line><draw:line draw:name="Вертикальная линия 492_5" draw:style-name="gr5" draw:text-style-name="P227" svg:x1="21.749cm" svg:y1="2.124cm" svg:x2="21.749cm" svg:y2="2.246cm"><text:p/></draw:line><draw:line draw:name="Вертикальная линия 493_5" draw:style-name="gr5" draw:text-style-name="P227" svg:x1="22.987cm" svg:y1="2.123cm" svg:x2="22.987cm" svg:y2="2.241cm"><text:p/></draw:line><draw:line draw:name="Вертикальная линия 494_5" draw:style-name="gr5" draw:text-style-name="P227" svg:x1="24.245cm" svg:y1="2.123cm" svg:x2="24.245cm" svg:y2="2.241cm"><text:p/></draw:line><draw:line draw:name="Вертикальная линия 495_5" draw:style-name="gr5" draw:text-style-name="P227" svg:x1="26.254cm" svg:y1="2.123cm" svg:x2="26.254cm" svg:y2="2.241cm"><text:p/></draw:line></draw:g></draw:g><draw:g draw:name="DrawObject 68_5" draw:style-name="gr2"><draw:line draw:name="Вертикальная линия 496_5" draw:style-name="gr5" draw:text-style-name="P226" svg:x1="3.237cm" svg:y1="2.882cm" svg:x2="3.237cm" svg:y2="2.983cm"><text:p/></draw:line><draw:g draw:name="DrawObject 69_5" draw:style-name="gr2"><draw:line draw:name="Вертикальная линия 497_5" draw:style-name="gr5" draw:text-style-name="P226" svg:x1="4.235cm" svg:y1="2.867cm" svg:x2="4.235cm" svg:y2="2.968cm"><text:p/></draw:line><draw:line draw:name="Вертикальная линия 498_5" draw:style-name="gr5" draw:text-style-name="P226" svg:x1="5.731cm" svg:y1="2.886cm" svg:x2="5.731cm" svg:y2="2.987cm"><text:p/></draw:line><draw:line draw:name="Вертикальная линия 499_5" draw:style-name="gr5" draw:text-style-name="P226" svg:x1="12.379cm" svg:y1="2.886cm" svg:x2="12.379cm" svg:y2="2.987cm"><text:p/></draw:line><draw:line draw:name="Вертикальная линия 500_5" draw:style-name="gr5" draw:text-style-name="P226" svg:x1="13.64cm" svg:y1="2.878cm" svg:x2="13.64cm" svg:y2="3cm"><text:p/></draw:line><draw:line draw:name="Вертикальная линия 501_5" draw:style-name="gr5" draw:text-style-name="P226" svg:x1="15.076cm" svg:y1="2.878cm" svg:x2="15.076cm" svg:y2="3.001cm"><text:p/></draw:line><draw:line draw:name="Вертикальная линия 502_5" draw:style-name="gr5" draw:text-style-name="P227" svg:x1="16.18cm" svg:y1="2.878cm" svg:x2="16.18cm" svg:y2="2.994cm"><text:p/></draw:line><draw:line draw:name="Вертикальная линия 503_5" draw:style-name="gr5" draw:text-style-name="P227" svg:x1="17.406cm" svg:y1="2.89cm" svg:x2="17.406cm" svg:y2="2.991cm"><text:p/></draw:line><draw:line draw:name="Вертикальная линия 504_5" draw:style-name="gr5" draw:text-style-name="P227" svg:x1="18.683cm" svg:y1="2.878cm" svg:x2="18.683cm" svg:y2="3.007cm"><text:p/></draw:line><draw:line draw:name="Вертикальная линия 505_5" draw:style-name="gr5" draw:text-style-name="P226" svg:x1="2.258cm" svg:y1="2.875cm" svg:x2="2.258cm" svg:y2="2.976cm"><text:p/></draw:line><draw:line draw:name="Вертикальная линия 506_5" draw:style-name="gr5" draw:text-style-name="P227" svg:x1="20.481cm" svg:y1="2.878cm" svg:x2="20.481cm" svg:y2="3.001cm"><text:p/></draw:line><draw:line draw:name="Вертикальная линия 507_5" draw:style-name="gr5" draw:text-style-name="P227" svg:x1="21.749cm" svg:y1="2.879cm" svg:x2="21.749cm" svg:y2="3.001cm"><text:p/></draw:line><draw:line draw:name="Вертикальная линия 508_5" draw:style-name="gr5" draw:text-style-name="P227" svg:x1="22.987cm" svg:y1="2.878cm" svg:x2="22.987cm" svg:y2="2.996cm"><text:p/></draw:line><draw:line draw:name="Вертикальная линия 509_5" draw:style-name="gr5" draw:text-style-name="P227" svg:x1="24.245cm" svg:y1="2.878cm" svg:x2="24.245cm" svg:y2="2.996cm"><text:p/></draw:line><draw:line draw:name="Вертикальная линия 510_5" draw:style-name="gr5" draw:text-style-name="P227" svg:x1="26.254cm" svg:y1="2.878cm" svg:x2="26.254cm" svg:y2="2.996cm"><text:p/></draw:line></draw:g></draw:g><draw:g draw:name="DrawObject 70_5" draw:style-name="gr2"><draw:line draw:name="Вертикальная линия 511_5" draw:style-name="gr5" draw:text-style-name="P226" svg:x1="3.237cm" svg:y1="3.651cm" svg:x2="3.237cm" svg:y2="3.752cm"><text:p/></draw:line><draw:g draw:name="DrawObject 71_5" draw:style-name="gr2"><draw:line draw:name="Вертикальная линия 512_5" draw:style-name="gr5" draw:text-style-name="P226" svg:x1="4.235cm" svg:y1="3.637cm" svg:x2="4.235cm" svg:y2="3.738cm"><text:p/></draw:line><draw:line draw:name="Вертикальная линия 513_5" draw:style-name="gr5" draw:text-style-name="P226" svg:x1="5.731cm" svg:y1="3.655cm" svg:x2="5.731cm" svg:y2="3.756cm"><text:p/></draw:line><draw:line draw:name="Вертикальная линия 514_5" draw:style-name="gr5" draw:text-style-name="P226" svg:x1="12.379cm" svg:y1="3.655cm" svg:x2="12.379cm" svg:y2="3.756cm"><text:p/></draw:line><draw:line draw:name="Вертикальная линия 515_5" draw:style-name="gr5" draw:text-style-name="P226" svg:x1="13.64cm" svg:y1="3.647cm" svg:x2="13.64cm" svg:y2="3.769cm"><text:p/></draw:line><draw:line draw:name="Вертикальная линия 516_5" draw:style-name="gr5" draw:text-style-name="P226" svg:x1="15.076cm" svg:y1="3.647cm" svg:x2="15.076cm" svg:y2="3.77cm"><text:p/></draw:line><draw:line draw:name="Вертикальная линия 517_5" draw:style-name="gr5" draw:text-style-name="P227" svg:x1="16.18cm" svg:y1="3.647cm" svg:x2="16.18cm" svg:y2="3.763cm"><text:p/></draw:line><draw:line draw:name="Вертикальная линия 518_5" draw:style-name="gr5" draw:text-style-name="P227" svg:x1="17.406cm" svg:y1="3.659cm" svg:x2="17.406cm" svg:y2="3.76cm"><text:p/></draw:line><draw:line draw:name="Вертикальная линия 519_5" draw:style-name="gr5" draw:text-style-name="P227" svg:x1="18.683cm" svg:y1="3.647cm" svg:x2="18.683cm" svg:y2="3.776cm"><text:p/></draw:line><draw:line draw:name="Вертикальная линия 520_5" draw:style-name="gr5" draw:text-style-name="P226" svg:x1="2.258cm" svg:y1="3.644cm" svg:x2="2.258cm" svg:y2="3.745cm"><text:p/></draw:line><draw:line draw:name="Вертикальная линия 521_5" draw:style-name="gr5" draw:text-style-name="P227" svg:x1="20.481cm" svg:y1="3.647cm" svg:x2="20.481cm" svg:y2="3.77cm"><text:p/></draw:line><draw:line draw:name="Вертикальная линия 522_5" draw:style-name="gr5" draw:text-style-name="P227" svg:x1="21.749cm" svg:y1="3.648cm" svg:x2="21.749cm" svg:y2="3.77cm"><text:p/></draw:line><draw:line draw:name="Вертикальная линия 523_5" draw:style-name="gr5" draw:text-style-name="P227" svg:x1="22.987cm" svg:y1="3.647cm" svg:x2="22.987cm" svg:y2="3.765cm"><text:p/></draw:line><draw:line draw:name="Вертикальная линия 524_5" draw:style-name="gr5" draw:text-style-name="P227" svg:x1="24.245cm" svg:y1="3.647cm" svg:x2="24.245cm" svg:y2="3.765cm"><text:p/></draw:line><draw:line draw:name="Вертикальная линия 525_5" draw:style-name="gr5" draw:text-style-name="P227" svg:x1="26.254cm" svg:y1="3.647cm" svg:x2="26.254cm" svg:y2="3.765cm"><text:p/></draw:line></draw:g></draw:g><draw:g draw:name="DrawObject 72_5" draw:style-name="gr2"><draw:line draw:name="Вертикальная линия 526_5" draw:style-name="gr5" draw:text-style-name="P226" svg:x1="3.237cm" svg:y1="4.406cm" svg:x2="3.237cm" svg:y2="4.507cm"><text:p/></draw:line><draw:g draw:name="DrawObject 73_5" draw:style-name="gr2"><draw:line draw:name="Вертикальная линия 527_5" draw:style-name="gr5" draw:text-style-name="P226" svg:x1="4.235cm" svg:y1="4.391cm" svg:x2="4.235cm" svg:y2="4.492cm"><text:p/></draw:line><draw:line draw:name="Вертикальная линия 528_5" draw:style-name="gr5" draw:text-style-name="P226" svg:x1="5.731cm" svg:y1="4.41cm" svg:x2="5.731cm" svg:y2="4.511cm"><text:p/></draw:line><draw:line draw:name="Вертикальная линия 529_5" draw:style-name="gr5" draw:text-style-name="P226" svg:x1="12.379cm" svg:y1="4.41cm" svg:x2="12.379cm" svg:y2="4.511cm"><text:p/></draw:line><draw:line draw:name="Вертикальная линия 530_5" draw:style-name="gr5" draw:text-style-name="P226" svg:x1="13.64cm" svg:y1="4.402cm" svg:x2="13.64cm" svg:y2="4.524cm"><text:p/></draw:line><draw:line draw:name="Вертикальная линия 531_5" draw:style-name="gr5" draw:text-style-name="P226" svg:x1="15.076cm" svg:y1="4.402cm" svg:x2="15.076cm" svg:y2="4.525cm"><text:p/></draw:line><draw:line draw:name="Вертикальная линия 532_5" draw:style-name="gr5" draw:text-style-name="P227" svg:x1="16.18cm" svg:y1="4.402cm" svg:x2="16.18cm" svg:y2="4.518cm"><text:p/></draw:line><draw:line draw:name="Вертикальная линия 533_5" draw:style-name="gr5" draw:text-style-name="P227" svg:x1="17.406cm" svg:y1="4.414cm" svg:x2="17.406cm" svg:y2="4.515cm"><text:p/></draw:line><draw:line draw:name="Вертикальная линия 534_5" draw:style-name="gr5" draw:text-style-name="P227" svg:x1="18.683cm" svg:y1="4.402cm" svg:x2="18.683cm" svg:y2="4.531cm"><text:p/></draw:line><draw:line draw:name="Вертикальная линия 535_5" draw:style-name="gr5" draw:text-style-name="P226" svg:x1="2.258cm" svg:y1="4.399cm" svg:x2="2.258cm" svg:y2="4.5cm"><text:p/></draw:line><draw:line draw:name="Вертикальная линия 536_5" draw:style-name="gr5" draw:text-style-name="P227" svg:x1="20.481cm" svg:y1="4.402cm" svg:x2="20.481cm" svg:y2="4.525cm"><text:p/></draw:line><draw:line draw:name="Вертикальная линия 537_5" draw:style-name="gr5" draw:text-style-name="P227" svg:x1="21.749cm" svg:y1="4.403cm" svg:x2="21.749cm" svg:y2="4.525cm"><text:p/></draw:line><draw:line draw:name="Вертикальная линия 538_5" draw:style-name="gr5" draw:text-style-name="P227" svg:x1="22.987cm" svg:y1="4.402cm" svg:x2="22.987cm" svg:y2="4.52cm"><text:p/></draw:line><draw:line draw:name="Вертикальная линия 539_5" draw:style-name="gr5" draw:text-style-name="P227" svg:x1="24.245cm" svg:y1="4.402cm" svg:x2="24.245cm" svg:y2="4.52cm"><text:p/></draw:line><draw:line draw:name="Вертикальная линия 540_5" draw:style-name="gr5" draw:text-style-name="P227" svg:x1="26.254cm" svg:y1="4.402cm" svg:x2="26.254cm" svg:y2="4.52cm"><text:p/></draw:line></draw:g></draw:g><draw:g draw:name="DrawObject 74_5" draw:style-name="gr2"><draw:line draw:name="Вертикальная линия 541_5" draw:style-name="gr5" draw:text-style-name="P226" svg:x1="3.237cm" svg:y1="5.172cm" svg:x2="3.237cm" svg:y2="5.273cm"><text:p/></draw:line><draw:g draw:name="DrawObject 75_5" draw:style-name="gr2"><draw:line draw:name="Вертикальная линия 542_5" draw:style-name="gr5" draw:text-style-name="P226" svg:x1="4.235cm" svg:y1="5.156cm" svg:x2="4.235cm" svg:y2="5.257cm"><text:p/></draw:line><draw:line draw:name="Вертикальная линия 543_5" draw:style-name="gr5" draw:text-style-name="P226" svg:x1="5.731cm" svg:y1="5.177cm" svg:x2="5.731cm" svg:y2="5.278cm"><text:p/></draw:line><draw:line draw:name="Вертикальная линия 544_5" draw:style-name="gr5" draw:text-style-name="P226" svg:x1="12.379cm" svg:y1="5.177cm" svg:x2="12.379cm" svg:y2="5.278cm"><text:p/></draw:line><draw:line draw:name="Вертикальная линия 545_5" draw:style-name="gr5" draw:text-style-name="P226" svg:x1="13.64cm" svg:y1="5.169cm" svg:x2="13.64cm" svg:y2="5.291cm"><text:p/></draw:line><draw:line draw:name="Вертикальная линия 546_5" draw:style-name="gr5" draw:text-style-name="P226" svg:x1="15.076cm" svg:y1="5.169cm" svg:x2="15.076cm" svg:y2="5.292cm"><text:p/></draw:line><draw:line draw:name="Вертикальная линия 547_5" draw:style-name="gr5" draw:text-style-name="P227" svg:x1="16.18cm" svg:y1="5.169cm" svg:x2="16.18cm" svg:y2="5.285cm"><text:p/></draw:line><draw:line draw:name="Вертикальная линия 548_5" draw:style-name="gr5" draw:text-style-name="P227" svg:x1="17.406cm" svg:y1="5.179cm" svg:x2="17.406cm" svg:y2="5.28cm"><text:p/></draw:line><draw:line draw:name="Вертикальная линия 549_5" draw:style-name="gr5" draw:text-style-name="P227" svg:x1="18.683cm" svg:y1="5.169cm" svg:x2="18.683cm" svg:y2="5.298cm"><text:p/></draw:line><draw:line draw:name="Вертикальная линия 550_5" draw:style-name="gr5" draw:text-style-name="P226" svg:x1="2.258cm" svg:y1="5.165cm" svg:x2="2.258cm" svg:y2="5.266cm"><text:p/></draw:line><draw:line draw:name="Вертикальная линия 551_5" draw:style-name="gr5" draw:text-style-name="P227" svg:x1="20.481cm" svg:y1="5.169cm" svg:x2="20.481cm" svg:y2="5.292cm"><text:p/></draw:line><draw:line draw:name="Вертикальная линия 552_5" draw:style-name="gr5" draw:text-style-name="P227" svg:x1="21.749cm" svg:y1="5.17cm" svg:x2="21.749cm" svg:y2="5.292cm"><text:p/></draw:line><draw:line draw:name="Вертикальная линия 553_5" draw:style-name="gr5" draw:text-style-name="P227" svg:x1="22.987cm" svg:y1="5.169cm" svg:x2="22.987cm" svg:y2="5.287cm"><text:p/></draw:line><draw:line draw:name="Вертикальная линия 554_5" draw:style-name="gr5" draw:text-style-name="P227" svg:x1="24.245cm" svg:y1="5.169cm" svg:x2="24.245cm" svg:y2="5.287cm"><text:p/></draw:line><draw:line draw:name="Вертикальная линия 555_5" draw:style-name="gr5" draw:text-style-name="P227" svg:x1="26.254cm" svg:y1="5.169cm" svg:x2="26.254cm" svg:y2="5.287cm"><text:p/></draw:line></draw:g></draw:g><draw:g draw:name="DrawObject 76_5" draw:style-name="gr2"><draw:line draw:name="Вертикальная линия 556_5" draw:style-name="gr5" draw:text-style-name="P226" svg:x1="3.237cm" svg:y1="5.927cm" svg:x2="3.237cm" svg:y2="6.028cm"><text:p/></draw:line><draw:g draw:name="DrawObject 77_5" draw:style-name="gr2"><draw:line draw:name="Вертикальная линия 557_5" draw:style-name="gr5" draw:text-style-name="P226" svg:x1="4.235cm" svg:y1="5.911cm" svg:x2="4.235cm" svg:y2="6.012cm"><text:p/></draw:line><draw:line draw:name="Вертикальная линия 558_5" draw:style-name="gr5" draw:text-style-name="P226" svg:x1="5.731cm" svg:y1="5.932cm" svg:x2="5.731cm" svg:y2="6.033cm"><text:p/></draw:line><draw:line draw:name="Вертикальная линия 559_5" draw:style-name="gr5" draw:text-style-name="P226" svg:x1="12.379cm" svg:y1="5.932cm" svg:x2="12.379cm" svg:y2="6.033cm"><text:p/></draw:line><draw:line draw:name="Вертикальная линия 560_5" draw:style-name="gr5" draw:text-style-name="P226" svg:x1="13.64cm" svg:y1="5.924cm" svg:x2="13.64cm" svg:y2="6.046cm"><text:p/></draw:line><draw:line draw:name="Вертикальная линия 561_5" draw:style-name="gr5" draw:text-style-name="P226" svg:x1="15.076cm" svg:y1="5.924cm" svg:x2="15.076cm" svg:y2="6.047cm"><text:p/></draw:line><draw:line draw:name="Вертикальная линия 562_5" draw:style-name="gr5" draw:text-style-name="P227" svg:x1="16.18cm" svg:y1="5.924cm" svg:x2="16.18cm" svg:y2="6.04cm"><text:p/></draw:line><draw:line draw:name="Вертикальная линия 563_5" draw:style-name="gr5" draw:text-style-name="P227" svg:x1="17.406cm" svg:y1="5.937cm" svg:x2="17.406cm" svg:y2="6.038cm"><text:p/></draw:line><draw:line draw:name="Вертикальная линия 564_5" draw:style-name="gr5" draw:text-style-name="P227" svg:x1="18.683cm" svg:y1="5.924cm" svg:x2="18.683cm" svg:y2="6.053cm"><text:p/></draw:line><draw:line draw:name="Вертикальная линия 565_5" draw:style-name="gr5" draw:text-style-name="P226" svg:x1="2.258cm" svg:y1="5.918cm" svg:x2="2.258cm" svg:y2="6.019cm"><text:p/></draw:line><draw:line draw:name="Вертикальная линия 566_5" draw:style-name="gr5" draw:text-style-name="P227" svg:x1="20.481cm" svg:y1="5.924cm" svg:x2="20.481cm" svg:y2="6.047cm"><text:p/></draw:line><draw:line draw:name="Вертикальная линия 567_5" draw:style-name="gr5" draw:text-style-name="P227" svg:x1="21.749cm" svg:y1="5.925cm" svg:x2="21.749cm" svg:y2="6.047cm"><text:p/></draw:line><draw:line draw:name="Вертикальная линия 568_5" draw:style-name="gr5" draw:text-style-name="P227" svg:x1="22.987cm" svg:y1="5.924cm" svg:x2="22.987cm" svg:y2="6.042cm"><text:p/></draw:line><draw:line draw:name="Вертикальная линия 569_5" draw:style-name="gr5" draw:text-style-name="P227" svg:x1="24.245cm" svg:y1="5.924cm" svg:x2="24.245cm" svg:y2="6.042cm"><text:p/></draw:line><draw:line draw:name="Вертикальная линия 570_5" draw:style-name="gr5" draw:text-style-name="P227" svg:x1="26.254cm" svg:y1="5.924cm" svg:x2="26.254cm" svg:y2="6.042cm"><text:p/></draw:line></draw:g></draw:g><draw:g draw:name="DrawObject 78_5" draw:style-name="gr2"><draw:line draw:name="Вертикальная линия 571_5" draw:style-name="gr5" draw:text-style-name="P226" svg:x1="3.237cm" svg:y1="6.666cm" svg:x2="3.237cm" svg:y2="6.767cm"><text:p/></draw:line><draw:g draw:name="DrawObject 79_5" draw:style-name="gr2"><draw:line draw:name="Вертикальная линия 572_5" draw:style-name="gr5" draw:text-style-name="P226" svg:x1="4.235cm" svg:y1="6.655cm" svg:x2="4.235cm" svg:y2="6.756cm"><text:p/></draw:line><draw:line draw:name="Вертикальная линия 573_5" draw:style-name="gr5" draw:text-style-name="P226" svg:x1="5.731cm" svg:y1="6.673cm" svg:x2="5.731cm" svg:y2="6.774cm"><text:p/></draw:line><draw:line draw:name="Вертикальная линия 574_5" draw:style-name="gr5" draw:text-style-name="P226" svg:x1="12.379cm" svg:y1="6.673cm" svg:x2="12.379cm" svg:y2="6.774cm"><text:p/></draw:line><draw:line draw:name="Вертикальная линия 575_5" draw:style-name="gr5" draw:text-style-name="P226" svg:x1="13.64cm" svg:y1="6.665cm" svg:x2="13.64cm" svg:y2="6.787cm"><text:p/></draw:line><draw:line draw:name="Вертикальная линия 576_5" draw:style-name="gr5" draw:text-style-name="P226" svg:x1="15.076cm" svg:y1="6.665cm" svg:x2="15.076cm" svg:y2="6.788cm"><text:p/></draw:line><draw:line draw:name="Вертикальная линия 577_5" draw:style-name="gr5" draw:text-style-name="P227" svg:x1="16.18cm" svg:y1="6.665cm" svg:x2="16.18cm" svg:y2="6.781cm"><text:p/></draw:line><draw:line draw:name="Вертикальная линия 578_5" draw:style-name="gr5" draw:text-style-name="P227" svg:x1="17.406cm" svg:y1="6.677cm" svg:x2="17.406cm" svg:y2="6.778cm"><text:p/></draw:line><draw:line draw:name="Вертикальная линия 579_5" draw:style-name="gr5" draw:text-style-name="P227" svg:x1="18.683cm" svg:y1="6.665cm" svg:x2="18.683cm" svg:y2="6.794cm"><text:p/></draw:line><draw:line draw:name="Вертикальная линия 580_5" draw:style-name="gr5" draw:text-style-name="P226" svg:x1="2.258cm" svg:y1="6.662cm" svg:x2="2.258cm" svg:y2="6.763cm"><text:p/></draw:line><draw:line draw:name="Вертикальная линия 581_5" draw:style-name="gr5" draw:text-style-name="P227" svg:x1="20.481cm" svg:y1="6.665cm" svg:x2="20.481cm" svg:y2="6.788cm"><text:p/></draw:line><draw:line draw:name="Вертикальная линия 582_5" draw:style-name="gr5" draw:text-style-name="P227" svg:x1="21.749cm" svg:y1="6.666cm" svg:x2="21.749cm" svg:y2="6.788cm"><text:p/></draw:line><draw:line draw:name="Вертикальная линия 583_5" draw:style-name="gr5" draw:text-style-name="P227" svg:x1="22.987cm" svg:y1="6.665cm" svg:x2="22.987cm" svg:y2="6.783cm"><text:p/></draw:line><draw:line draw:name="Вертикальная линия 584_5" draw:style-name="gr5" draw:text-style-name="P227" svg:x1="24.245cm" svg:y1="6.665cm" svg:x2="24.245cm" svg:y2="6.783cm"><text:p/></draw:line><draw:line draw:name="Вертикальная линия 585_5" draw:style-name="gr5" draw:text-style-name="P227" svg:x1="26.254cm" svg:y1="6.665cm" svg:x2="26.254cm" svg:y2="6.783cm"><text:p/></draw:line></draw:g></draw:g><draw:g draw:name="DrawObject 80_5" draw:style-name="gr2"><draw:line draw:name="Вертикальная линия 586_5" draw:style-name="gr5" draw:text-style-name="P226" svg:x1="3.237cm" svg:y1="7.424cm" svg:x2="3.237cm" svg:y2="7.525cm"><text:p/></draw:line><draw:g draw:name="DrawObject 81_5" draw:style-name="gr2"><draw:line draw:name="Вертикальная линия 587_5" draw:style-name="gr5" draw:text-style-name="P226" svg:x1="4.235cm" svg:y1="7.41cm" svg:x2="4.235cm" svg:y2="7.511cm"><text:p/></draw:line><draw:line draw:name="Вертикальная линия 588_5" draw:style-name="gr5" draw:text-style-name="P226" svg:x1="5.731cm" svg:y1="7.428cm" svg:x2="5.731cm" svg:y2="7.529cm"><text:p/></draw:line><draw:line draw:name="Вертикальная линия 589_5" draw:style-name="gr5" draw:text-style-name="P226" svg:x1="12.379cm" svg:y1="7.428cm" svg:x2="12.379cm" svg:y2="7.529cm"><text:p/></draw:line><draw:line draw:name="Вертикальная линия 590_5" draw:style-name="gr5" draw:text-style-name="P226" svg:x1="13.64cm" svg:y1="7.42cm" svg:x2="13.64cm" svg:y2="7.542cm"><text:p/></draw:line><draw:line draw:name="Вертикальная линия 591_5" draw:style-name="gr5" draw:text-style-name="P226" svg:x1="15.076cm" svg:y1="7.42cm" svg:x2="15.076cm" svg:y2="7.543cm"><text:p/></draw:line><draw:line draw:name="Вертикальная линия 592_5" draw:style-name="gr5" draw:text-style-name="P227" svg:x1="16.18cm" svg:y1="7.42cm" svg:x2="16.18cm" svg:y2="7.536cm"><text:p/></draw:line><draw:line draw:name="Вертикальная линия 593_5" draw:style-name="gr5" draw:text-style-name="P227" svg:x1="17.406cm" svg:y1="7.432cm" svg:x2="17.406cm" svg:y2="7.533cm"><text:p/></draw:line><draw:line draw:name="Вертикальная линия 594_5" draw:style-name="gr5" draw:text-style-name="P227" svg:x1="18.683cm" svg:y1="7.42cm" svg:x2="18.683cm" svg:y2="7.549cm"><text:p/></draw:line><draw:line draw:name="Вертикальная линия 595_5" draw:style-name="gr5" draw:text-style-name="P226" svg:x1="2.258cm" svg:y1="7.417cm" svg:x2="2.258cm" svg:y2="7.518cm"><text:p/></draw:line><draw:line draw:name="Вертикальная линия 596_5" draw:style-name="gr5" draw:text-style-name="P227" svg:x1="20.481cm" svg:y1="7.42cm" svg:x2="20.481cm" svg:y2="7.543cm"><text:p/></draw:line><draw:line draw:name="Вертикальная линия 597_5" draw:style-name="gr5" draw:text-style-name="P227" svg:x1="21.749cm" svg:y1="7.421cm" svg:x2="21.749cm" svg:y2="7.543cm"><text:p/></draw:line><draw:line draw:name="Вертикальная линия 598_5" draw:style-name="gr5" draw:text-style-name="P227" svg:x1="22.987cm" svg:y1="7.42cm" svg:x2="22.987cm" svg:y2="7.538cm"><text:p/></draw:line><draw:line draw:name="Вертикальная линия 599_5" draw:style-name="gr5" draw:text-style-name="P227" svg:x1="24.245cm" svg:y1="7.42cm" svg:x2="24.245cm" svg:y2="7.538cm"><text:p/></draw:line><draw:line draw:name="Вертикальная линия 600_5" draw:style-name="gr5" draw:text-style-name="P227" svg:x1="26.254cm" svg:y1="7.42cm" svg:x2="26.254cm" svg:y2="7.538cm"><text:p/></draw:line></draw:g></draw:g><draw:g draw:name="DrawObject 82_5" draw:style-name="gr2"><draw:line draw:name="Вертикальная линия 601_5" draw:style-name="gr5" draw:text-style-name="P226" svg:x1="3.237cm" svg:y1="8.19cm" svg:x2="3.237cm" svg:y2="8.291cm"><text:p/></draw:line><draw:g draw:name="DrawObject 83_5" draw:style-name="gr2"><draw:line draw:name="Вертикальная линия 602_5" draw:style-name="gr5" draw:text-style-name="P226" svg:x1="4.235cm" svg:y1="8.174cm" svg:x2="4.235cm" svg:y2="8.275cm"><text:p/></draw:line><draw:line draw:name="Вертикальная линия 603_5" draw:style-name="gr5" draw:text-style-name="P226" svg:x1="5.731cm" svg:y1="8.195cm" svg:x2="5.731cm" svg:y2="8.296cm"><text:p/></draw:line><draw:line draw:name="Вертикальная линия 604_5" draw:style-name="gr5" draw:text-style-name="P226" svg:x1="12.379cm" svg:y1="8.195cm" svg:x2="12.379cm" svg:y2="8.296cm"><text:p/></draw:line><draw:line draw:name="Вертикальная линия 605_5" draw:style-name="gr5" draw:text-style-name="P226" svg:x1="13.64cm" svg:y1="8.187cm" svg:x2="13.64cm" svg:y2="8.309cm"><text:p/></draw:line><draw:line draw:name="Вертикальная линия 606_5" draw:style-name="gr5" draw:text-style-name="P226" svg:x1="15.076cm" svg:y1="8.187cm" svg:x2="15.076cm" svg:y2="8.31cm"><text:p/></draw:line><draw:line draw:name="Вертикальная линия 607_5" draw:style-name="gr5" draw:text-style-name="P227" svg:x1="16.18cm" svg:y1="8.187cm" svg:x2="16.18cm" svg:y2="8.303cm"><text:p/></draw:line><draw:line draw:name="Вертикальная линия 608_5" draw:style-name="gr5" draw:text-style-name="P227" svg:x1="17.406cm" svg:y1="8.197cm" svg:x2="17.406cm" svg:y2="8.298cm"><text:p/></draw:line><draw:line draw:name="Вертикальная линия 609_5" draw:style-name="gr5" draw:text-style-name="P227" svg:x1="18.683cm" svg:y1="8.187cm" svg:x2="18.683cm" svg:y2="8.316cm"><text:p/></draw:line><draw:line draw:name="Вертикальная линия 610_5" draw:style-name="gr5" draw:text-style-name="P226" svg:x1="2.258cm" svg:y1="8.183cm" svg:x2="2.258cm" svg:y2="8.284cm"><text:p/></draw:line><draw:line draw:name="Вертикальная линия 611_5" draw:style-name="gr5" draw:text-style-name="P227" svg:x1="20.481cm" svg:y1="8.187cm" svg:x2="20.481cm" svg:y2="8.31cm"><text:p/></draw:line><draw:line draw:name="Вертикальная линия 612_5" draw:style-name="gr5" draw:text-style-name="P227" svg:x1="21.749cm" svg:y1="8.188cm" svg:x2="21.749cm" svg:y2="8.31cm"><text:p/></draw:line><draw:line draw:name="Вертикальная линия 613_5" draw:style-name="gr5" draw:text-style-name="P227" svg:x1="22.987cm" svg:y1="8.187cm" svg:x2="22.987cm" svg:y2="8.305cm"><text:p/></draw:line><draw:line draw:name="Вертикальная линия 614_5" draw:style-name="gr5" draw:text-style-name="P227" svg:x1="24.245cm" svg:y1="8.187cm" svg:x2="24.245cm" svg:y2="8.305cm"><text:p/></draw:line><draw:line draw:name="Вертикальная линия 615_5" draw:style-name="gr5" draw:text-style-name="P227" svg:x1="26.254cm" svg:y1="8.187cm" svg:x2="26.254cm" svg:y2="8.305cm"><text:p/></draw:line></draw:g></draw:g><draw:g draw:name="DrawObject 84_5" draw:style-name="gr2"><draw:line draw:name="Вертикальная линия 616_5" draw:style-name="gr5" draw:text-style-name="P226" svg:x1="3.237cm" svg:y1="8.945cm" svg:x2="3.237cm" svg:y2="9.046cm"><text:p/></draw:line><draw:g draw:name="DrawObject 85_5" draw:style-name="gr2"><draw:line draw:name="Вертикальная линия 617_5" draw:style-name="gr5" draw:text-style-name="P226" svg:x1="4.235cm" svg:y1="8.929cm" svg:x2="4.235cm" svg:y2="9.03cm"><text:p/></draw:line><draw:line draw:name="Вертикальная линия 618_5" draw:style-name="gr5" draw:text-style-name="P226" svg:x1="5.731cm" svg:y1="8.95cm" svg:x2="5.731cm" svg:y2="9.051cm"><text:p/></draw:line><draw:line draw:name="Вертикальная линия 619_5" draw:style-name="gr5" draw:text-style-name="P226" svg:x1="12.379cm" svg:y1="8.95cm" svg:x2="12.379cm" svg:y2="9.051cm"><text:p/></draw:line><draw:line draw:name="Вертикальная линия 620_5" draw:style-name="gr5" draw:text-style-name="P226" svg:x1="13.64cm" svg:y1="8.942cm" svg:x2="13.64cm" svg:y2="9.064cm"><text:p/></draw:line><draw:line draw:name="Вертикальная линия 621_5" draw:style-name="gr5" draw:text-style-name="P226" svg:x1="15.076cm" svg:y1="8.942cm" svg:x2="15.076cm" svg:y2="9.065cm"><text:p/></draw:line><draw:line draw:name="Вертикальная линия 622_5" draw:style-name="gr5" draw:text-style-name="P227" svg:x1="16.18cm" svg:y1="8.942cm" svg:x2="16.18cm" svg:y2="9.058cm"><text:p/></draw:line><draw:line draw:name="Вертикальная линия 623_5" draw:style-name="gr5" draw:text-style-name="P227" svg:x1="17.406cm" svg:y1="8.952cm" svg:x2="17.406cm" svg:y2="9.053cm"><text:p/></draw:line><draw:line draw:name="Вертикальная линия 624_5" draw:style-name="gr5" draw:text-style-name="P227" svg:x1="18.683cm" svg:y1="8.942cm" svg:x2="18.683cm" svg:y2="9.071cm"><text:p/></draw:line><draw:line draw:name="Вертикальная линия 625_5" draw:style-name="gr5" draw:text-style-name="P226" svg:x1="2.258cm" svg:y1="8.936cm" svg:x2="2.258cm" svg:y2="9.037cm"><text:p/></draw:line><draw:line draw:name="Вертикальная линия 626_5" draw:style-name="gr5" draw:text-style-name="P227" svg:x1="20.481cm" svg:y1="8.942cm" svg:x2="20.481cm" svg:y2="9.065cm"><text:p/></draw:line><draw:line draw:name="Вертикальная линия 627_5" draw:style-name="gr5" draw:text-style-name="P227" svg:x1="21.749cm" svg:y1="8.943cm" svg:x2="21.749cm" svg:y2="9.065cm"><text:p/></draw:line><draw:line draw:name="Вертикальная линия 628_5" draw:style-name="gr5" draw:text-style-name="P227" svg:x1="22.987cm" svg:y1="8.942cm" svg:x2="22.987cm" svg:y2="9.06cm"><text:p/></draw:line><draw:line draw:name="Вертикальная линия 629_5" draw:style-name="gr5" draw:text-style-name="P227" svg:x1="24.245cm" svg:y1="8.942cm" svg:x2="24.245cm" svg:y2="9.06cm"><text:p/></draw:line><draw:line draw:name="Вертикальная линия 630_5" draw:style-name="gr5" draw:text-style-name="P227" svg:x1="26.254cm" svg:y1="8.942cm" svg:x2="26.254cm" svg:y2="9.06cm"><text:p/></draw:line></draw:g></draw:g><draw:g draw:name="DrawObject 86_5" draw:style-name="gr2"><draw:line draw:name="Вертикальная линия 631_5" draw:style-name="gr5" draw:text-style-name="P226" svg:x1="3.237cm" svg:y1="9.71cm" svg:x2="3.237cm" svg:y2="9.811cm"><text:p/></draw:line><draw:g draw:name="DrawObject 87_5" draw:style-name="gr2"><draw:line draw:name="Вертикальная линия 632_5" draw:style-name="gr5" draw:text-style-name="P226" svg:x1="4.235cm" svg:y1="9.696cm" svg:x2="4.235cm" svg:y2="9.797cm"><text:p/></draw:line><draw:line draw:name="Вертикальная линия 633_5" draw:style-name="gr5" draw:text-style-name="P226" svg:x1="5.731cm" svg:y1="9.714cm" svg:x2="5.731cm" svg:y2="9.815cm"><text:p/></draw:line><draw:line draw:name="Вертикальная линия 634_5" draw:style-name="gr5" draw:text-style-name="P226" svg:x1="12.379cm" svg:y1="9.714cm" svg:x2="12.379cm" svg:y2="9.815cm"><text:p/></draw:line><draw:line draw:name="Вертикальная линия 635_5" draw:style-name="gr5" draw:text-style-name="P226" svg:x1="13.64cm" svg:y1="9.707cm" svg:x2="13.64cm" svg:y2="9.829cm"><text:p/></draw:line><draw:line draw:name="Вертикальная линия 636_5" draw:style-name="gr5" draw:text-style-name="P226" svg:x1="15.076cm" svg:y1="9.707cm" svg:x2="15.076cm" svg:y2="9.83cm"><text:p/></draw:line><draw:line draw:name="Вертикальная линия 637_5" draw:style-name="gr5" draw:text-style-name="P227" svg:x1="16.18cm" svg:y1="9.707cm" svg:x2="16.18cm" svg:y2="9.823cm"><text:p/></draw:line><draw:line draw:name="Вертикальная линия 638_5" draw:style-name="gr5" draw:text-style-name="P227" svg:x1="17.406cm" svg:y1="9.719cm" svg:x2="17.406cm" svg:y2="9.82cm"><text:p/></draw:line><draw:line draw:name="Вертикальная линия 639_5" draw:style-name="gr5" draw:text-style-name="P227" svg:x1="18.683cm" svg:y1="9.707cm" svg:x2="18.683cm" svg:y2="9.836cm"><text:p/></draw:line><draw:line draw:name="Вертикальная линия 640_5" draw:style-name="gr5" draw:text-style-name="P226" svg:x1="2.258cm" svg:y1="9.703cm" svg:x2="2.258cm" svg:y2="9.804cm"><text:p/></draw:line><draw:line draw:name="Вертикальная линия 641_5" draw:style-name="gr5" draw:text-style-name="P227" svg:x1="20.481cm" svg:y1="9.707cm" svg:x2="20.481cm" svg:y2="9.83cm"><text:p/></draw:line><draw:line draw:name="Вертикальная линия 642_5" draw:style-name="gr5" draw:text-style-name="P227" svg:x1="21.749cm" svg:y1="9.71cm" svg:x2="21.749cm" svg:y2="9.832cm"><text:p/></draw:line><draw:line draw:name="Вертикальная линия 643_5" draw:style-name="gr5" draw:text-style-name="P227" svg:x1="22.987cm" svg:y1="9.707cm" svg:x2="22.987cm" svg:y2="9.825cm"><text:p/></draw:line><draw:line draw:name="Вертикальная линия 644_5" draw:style-name="gr5" draw:text-style-name="P227" svg:x1="24.245cm" svg:y1="9.707cm" svg:x2="24.245cm" svg:y2="9.825cm"><text:p/></draw:line><draw:line draw:name="Вертикальная линия 645_5" draw:style-name="gr5" draw:text-style-name="P227" svg:x1="26.254cm" svg:y1="9.707cm" svg:x2="26.254cm" svg:y2="9.825cm"><text:p/></draw:line></draw:g></draw:g><draw:g draw:name="DrawObject 88_5" draw:style-name="gr2"><draw:line draw:name="Вертикальная линия 646_5" draw:style-name="gr5" draw:text-style-name="P226" svg:x1="3.237cm" svg:y1="10.476cm" svg:x2="3.237cm" svg:y2="10.577cm"><text:p/></draw:line><draw:g draw:name="DrawObject 89_5" draw:style-name="gr2"><draw:line draw:name="Вертикальная линия 647_5" draw:style-name="gr5" draw:text-style-name="P226" svg:x1="4.235cm" svg:y1="10.465cm" svg:x2="4.235cm" svg:y2="10.566cm"><text:p/></draw:line><draw:line draw:name="Вертикальная линия 648_5" draw:style-name="gr5" draw:text-style-name="P226" svg:x1="5.731cm" svg:y1="10.483cm" svg:x2="5.731cm" svg:y2="10.584cm"><text:p/></draw:line><draw:line draw:name="Вертикальная линия 649_5" draw:style-name="gr5" draw:text-style-name="P226" svg:x1="12.379cm" svg:y1="10.483cm" svg:x2="12.379cm" svg:y2="10.584cm"><text:p/></draw:line><draw:line draw:name="Вертикальная линия 650_5" draw:style-name="gr5" draw:text-style-name="P226" svg:x1="13.64cm" svg:y1="10.475cm" svg:x2="13.64cm" svg:y2="10.597cm"><text:p/></draw:line><draw:line draw:name="Вертикальная линия 651_5" draw:style-name="gr5" draw:text-style-name="P226" svg:x1="15.076cm" svg:y1="10.475cm" svg:x2="15.076cm" svg:y2="10.598cm"><text:p/></draw:line><draw:line draw:name="Вертикальная линия 652_5" draw:style-name="gr5" draw:text-style-name="P227" svg:x1="16.18cm" svg:y1="10.475cm" svg:x2="16.18cm" svg:y2="10.591cm"><text:p/></draw:line><draw:line draw:name="Вертикальная линия 653_5" draw:style-name="gr5" draw:text-style-name="P227" svg:x1="17.406cm" svg:y1="10.487cm" svg:x2="17.406cm" svg:y2="10.588cm"><text:p/></draw:line><draw:line draw:name="Вертикальная линия 654_5" draw:style-name="gr5" draw:text-style-name="P227" svg:x1="18.683cm" svg:y1="10.475cm" svg:x2="18.683cm" svg:y2="10.604cm"><text:p/></draw:line><draw:line draw:name="Вертикальная линия 655_5" draw:style-name="gr5" draw:text-style-name="P226" svg:x1="2.258cm" svg:y1="10.472cm" svg:x2="2.258cm" svg:y2="10.573cm"><text:p/></draw:line><draw:line draw:name="Вертикальная линия 656_5" draw:style-name="gr5" draw:text-style-name="P227" svg:x1="20.481cm" svg:y1="10.475cm" svg:x2="20.481cm" svg:y2="10.598cm"><text:p/></draw:line><draw:line draw:name="Вертикальная линия 657_5" draw:style-name="gr5" draw:text-style-name="P227" svg:x1="21.749cm" svg:y1="10.476cm" svg:x2="21.749cm" svg:y2="10.598cm"><text:p/></draw:line><draw:line draw:name="Вертикальная линия 658_5" draw:style-name="gr5" draw:text-style-name="P227" svg:x1="22.987cm" svg:y1="10.475cm" svg:x2="22.987cm" svg:y2="10.593cm"><text:p/></draw:line><draw:line draw:name="Вертикальная линия 659_5" draw:style-name="gr5" draw:text-style-name="P227" svg:x1="24.245cm" svg:y1="10.475cm" svg:x2="24.245cm" svg:y2="10.593cm"><text:p/></draw:line><draw:line draw:name="Вертикальная линия 660_5" draw:style-name="gr5" draw:text-style-name="P227" svg:x1="26.254cm" svg:y1="10.475cm" svg:x2="26.254cm" svg:y2="10.593cm"><text:p/></draw:line></draw:g></draw:g><draw:g draw:name="DrawObject 90_5" draw:style-name="gr2"><draw:line draw:name="Вертикальная линия 661_5" draw:style-name="gr5" draw:text-style-name="P226" svg:x1="3.237cm" svg:y1="11.234cm" svg:x2="3.237cm" svg:y2="11.335cm"><text:p/></draw:line><draw:g draw:name="DrawObject 91_5" draw:style-name="gr2"><draw:line draw:name="Вертикальная линия 662_5" draw:style-name="gr5" draw:text-style-name="P226" svg:x1="4.235cm" svg:y1="11.22cm" svg:x2="4.235cm" svg:y2="11.321cm"><text:p/></draw:line><draw:line draw:name="Вертикальная линия 663_5" draw:style-name="gr5" draw:text-style-name="P226" svg:x1="5.731cm" svg:y1="11.238cm" svg:x2="5.731cm" svg:y2="11.339cm"><text:p/></draw:line><draw:line draw:name="Вертикальная линия 664_5" draw:style-name="gr5" draw:text-style-name="P226" svg:x1="12.379cm" svg:y1="11.238cm" svg:x2="12.379cm" svg:y2="11.339cm"><text:p/></draw:line><draw:line draw:name="Вертикальная линия 665_5" draw:style-name="gr5" draw:text-style-name="P226" svg:x1="13.64cm" svg:y1="11.23cm" svg:x2="13.64cm" svg:y2="11.352cm"><text:p/></draw:line><draw:line draw:name="Вертикальная линия 666_5" draw:style-name="gr5" draw:text-style-name="P226" svg:x1="15.076cm" svg:y1="11.23cm" svg:x2="15.076cm" svg:y2="11.353cm"><text:p/></draw:line><draw:line draw:name="Вертикальная линия 667_5" draw:style-name="gr5" draw:text-style-name="P227" svg:x1="16.18cm" svg:y1="11.23cm" svg:x2="16.18cm" svg:y2="11.346cm"><text:p/></draw:line><draw:line draw:name="Вертикальная линия 668_5" draw:style-name="gr5" draw:text-style-name="P227" svg:x1="17.406cm" svg:y1="11.242cm" svg:x2="17.406cm" svg:y2="11.343cm"><text:p/></draw:line><draw:line draw:name="Вертикальная линия 669_5" draw:style-name="gr5" draw:text-style-name="P227" svg:x1="18.683cm" svg:y1="11.23cm" svg:x2="18.683cm" svg:y2="11.359cm"><text:p/></draw:line><draw:line draw:name="Вертикальная линия 670_5" draw:style-name="gr5" draw:text-style-name="P226" svg:x1="2.258cm" svg:y1="11.227cm" svg:x2="2.258cm" svg:y2="11.328cm"><text:p/></draw:line><draw:line draw:name="Вертикальная линия 671_5" draw:style-name="gr5" draw:text-style-name="P227" svg:x1="20.481cm" svg:y1="11.23cm" svg:x2="20.481cm" svg:y2="11.353cm"><text:p/></draw:line><draw:line draw:name="Вертикальная линия 672_5" draw:style-name="gr5" draw:text-style-name="P227" svg:x1="21.749cm" svg:y1="11.231cm" svg:x2="21.749cm" svg:y2="11.353cm"><text:p/></draw:line><draw:line draw:name="Вертикальная линия 673_5" draw:style-name="gr5" draw:text-style-name="P227" svg:x1="22.987cm" svg:y1="11.23cm" svg:x2="22.987cm" svg:y2="11.348cm"><text:p/></draw:line><draw:line draw:name="Вертикальная линия 674_5" draw:style-name="gr5" draw:text-style-name="P227" svg:x1="24.245cm" svg:y1="11.23cm" svg:x2="24.245cm" svg:y2="11.348cm"><text:p/></draw:line><draw:line draw:name="Вертикальная линия 675_5" draw:style-name="gr5" draw:text-style-name="P227" svg:x1="26.254cm" svg:y1="11.23cm" svg:x2="26.254cm" svg:y2="11.348cm"><text:p/></draw:line></draw:g></draw:g><draw:custom-shape draw:name="Фигура 1_5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5" draw:style-name="gr2"><draw:line draw:name="Вертикальная линия 241_5" draw:style-name="gr5" draw:text-style-name="P226" svg:x1="3.237cm" svg:y1="11.991cm" svg:x2="3.237cm" svg:y2="12.092cm"><text:p/></draw:line><draw:g draw:name="DrawObject 32_5" draw:style-name="gr2"><draw:line draw:name="Вертикальная линия 242_5" draw:style-name="gr5" draw:text-style-name="P226" svg:x1="4.235cm" svg:y1="11.977cm" svg:x2="4.235cm" svg:y2="12.078cm"><text:p/></draw:line><draw:line draw:name="Вертикальная линия 243_5" draw:style-name="gr5" draw:text-style-name="P226" svg:x1="5.731cm" svg:y1="11.996cm" svg:x2="5.731cm" svg:y2="12.097cm"><text:p/></draw:line><draw:line draw:name="Вертикальная линия 244_5" draw:style-name="gr5" draw:text-style-name="P226" svg:x1="12.379cm" svg:y1="11.996cm" svg:x2="12.379cm" svg:y2="12.097cm"><text:p/></draw:line><draw:line draw:name="Вертикальная линия 245_5" draw:style-name="gr5" draw:text-style-name="P226" svg:x1="13.64cm" svg:y1="11.989cm" svg:x2="13.64cm" svg:y2="12.111cm"><text:p/></draw:line><draw:line draw:name="Вертикальная линия 246_5" draw:style-name="gr5" draw:text-style-name="P226" svg:x1="15.076cm" svg:y1="11.989cm" svg:x2="15.076cm" svg:y2="12.112cm"><text:p/></draw:line><draw:line draw:name="Вертикальная линия 247_5" draw:style-name="gr5" draw:text-style-name="P227" svg:x1="16.18cm" svg:y1="11.989cm" svg:x2="16.18cm" svg:y2="12.105cm"><text:p/></draw:line><draw:line draw:name="Вертикальная линия 248_5" draw:style-name="gr5" draw:text-style-name="P227" svg:x1="17.406cm" svg:y1="12cm" svg:x2="17.406cm" svg:y2="12.101cm"><text:p/></draw:line><draw:line draw:name="Вертикальная линия 249_5" draw:style-name="gr5" draw:text-style-name="P227" svg:x1="18.683cm" svg:y1="11.989cm" svg:x2="18.683cm" svg:y2="12.118cm"><text:p/></draw:line><draw:line draw:name="Вертикальная линия 250_5" draw:style-name="gr5" draw:text-style-name="P226" svg:x1="2.258cm" svg:y1="11.984cm" svg:x2="2.258cm" svg:y2="12.085cm"><text:p/></draw:line><draw:line draw:name="Вертикальная линия 251_5" draw:style-name="gr5" draw:text-style-name="P227" svg:x1="20.481cm" svg:y1="11.989cm" svg:x2="20.481cm" svg:y2="12.112cm"><text:p/></draw:line><draw:line draw:name="Вертикальная линия 252_5" draw:style-name="gr5" draw:text-style-name="P227" svg:x1="21.749cm" svg:y1="11.989cm" svg:x2="21.749cm" svg:y2="12.111cm"><text:p/></draw:line><draw:line draw:name="Вертикальная линия 253_5" draw:style-name="gr5" draw:text-style-name="P227" svg:x1="22.987cm" svg:y1="11.989cm" svg:x2="22.987cm" svg:y2="12.107cm"><text:p/></draw:line><draw:line draw:name="Вертикальная линия 254_5" draw:style-name="gr5" draw:text-style-name="P227" svg:x1="24.245cm" svg:y1="11.989cm" svg:x2="24.245cm" svg:y2="12.107cm"><text:p/></draw:line><draw:line draw:name="Вертикальная линия 255_5" draw:style-name="gr5" draw:text-style-name="P227" svg:x1="26.254cm" svg:y1="11.989cm" svg:x2="26.254cm" svg:y2="12.107cm"><text:p/></draw:line></draw:g></draw:g></draw:g><draw:g draw:name="DrawObject 2_5" draw:style-name="gr2"><draw:line draw:name="Вертикальная линия 16_5" draw:style-name="gr5" draw:text-style-name="P226" svg:x1="3.214cm" svg:y1="0.614cm" svg:x2="3.214cm" svg:y2="0.715cm"><text:p/></draw:line><draw:g draw:name="DrawObject 3_5" draw:style-name="gr2"><draw:line draw:name="Вертикальная линия 17_5" draw:style-name="gr5" draw:text-style-name="P226" svg:x1="4.214cm" svg:y1="0.6cm" svg:x2="4.214cm" svg:y2="0.701cm"><text:p/></draw:line><draw:line draw:name="Вертикальная линия 18_5" draw:style-name="gr5" draw:text-style-name="P226" svg:x1="5.708cm" svg:y1="0.619cm" svg:x2="5.708cm" svg:y2="0.72cm"><text:p/></draw:line><draw:line draw:name="Вертикальная линия 19_5" draw:style-name="gr5" draw:text-style-name="P226" svg:x1="12.356cm" svg:y1="0.619cm" svg:x2="12.356cm" svg:y2="0.72cm"><text:p/></draw:line><draw:line draw:name="Вертикальная линия 20_5" draw:style-name="gr5" draw:text-style-name="P226" svg:x1="13.619cm" svg:y1="0.611cm" svg:x2="13.619cm" svg:y2="0.733cm"><text:p/></draw:line><draw:line draw:name="Вертикальная линия 21_5" draw:style-name="gr5" draw:text-style-name="P226" svg:x1="15.053cm" svg:y1="0.611cm" svg:x2="15.053cm" svg:y2="0.734cm"><text:p/></draw:line><draw:line draw:name="Вертикальная линия 22_5" draw:style-name="gr5" draw:text-style-name="P227" svg:x1="16.159cm" svg:y1="0.611cm" svg:x2="16.159cm" svg:y2="0.727cm"><text:p/></draw:line><draw:line draw:name="Вертикальная линия 23_5" draw:style-name="gr5" draw:text-style-name="P227" svg:x1="17.383cm" svg:y1="0.623cm" svg:x2="17.383cm" svg:y2="0.724cm"><text:p/></draw:line><draw:line draw:name="Вертикальная линия 24_5" draw:style-name="gr5" draw:text-style-name="P227" svg:x1="18.662cm" svg:y1="0.611cm" svg:x2="18.662cm" svg:y2="0.74cm"><text:p/></draw:line><draw:line draw:name="Вертикальная линия 25_5" draw:style-name="gr5" draw:text-style-name="P226" svg:x1="2.235cm" svg:y1="0.607cm" svg:x2="2.235cm" svg:y2="0.708cm"><text:p/></draw:line><draw:line draw:name="Вертикальная линия 26_5" draw:style-name="gr5" draw:text-style-name="P227" svg:x1="20.458cm" svg:y1="0.611cm" svg:x2="20.458cm" svg:y2="0.734cm"><text:p/></draw:line><draw:line draw:name="Вертикальная линия 27_5" draw:style-name="gr5" draw:text-style-name="P227" svg:x1="21.726cm" svg:y1="0.612cm" svg:x2="21.726cm" svg:y2="0.734cm"><text:p/></draw:line><draw:line draw:name="Вертикальная линия 28_5" draw:style-name="gr5" draw:text-style-name="P227" svg:x1="22.964cm" svg:y1="0.611cm" svg:x2="22.964cm" svg:y2="0.729cm"><text:p/></draw:line><draw:line draw:name="Вертикальная линия 29_5" draw:style-name="gr5" draw:text-style-name="P227" svg:x1="24.222cm" svg:y1="0.611cm" svg:x2="24.222cm" svg:y2="0.729cm"><text:p/></draw:line><draw:line draw:name="Вертикальная линия 30_5" draw:style-name="gr5" draw:text-style-name="P227" svg:x1="26.231cm" svg:y1="0.611cm" svg:x2="26.231cm" svg:y2="0.729cm"><text:p/></draw:line></draw:g></draw:g></draw:g><text:span text:style-name="Основной_20_шрифт_20_абзаца"><text:span text:style-name="T3"><text:s/>01</text:span></text:span></text:p>
          </table:table-cell>
          <table:table-cell table:style-name="Таблица8.B28" table:number-rows-spanned="17" table:number-columns-spanned="42" office:value-type="string">
            <text:p text:style-name="P128"><text:s/></text:p>
            <text:p text:style-name="P1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12" office:value-type="string">
            <text:p text:style-name="P43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12">
          <table:table-cell table:style-name="Таблица8.A28" office:value-type="string">
            <text:p text:style-name="P43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8.29">
          <table:table-cell table:style-name="Таблица8.A29" table:number-columns-spanned="3" office:value-type="string">
            <text:p text:style-name="P46">МК/КТП</text:p>
          </table:table-cell>
          <table:covered-table-cell/>
          <table:covered-table-cell/>
          <table:table-cell table:style-name="Таблица8.D29" table:number-columns-spanned="34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8.D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8.A29" office:value-type="string">
            <text:p text:style-name="P52"/>
          </table:table-cell>
        </table:table-row>
      </table:table>
      <text:p text:style-name="P80"/>
      <text:p text:style-name="P80"/>
      <text:p text:style-name="P80"><text:soft-page-break/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column table:style-name="Таблица16.G"/>
        <table:table-column table:style-name="Таблица16.H"/>
        <table:table-column table:style-name="Таблица16.B"/>
        <table:table-column table:style-name="Таблица16.J"/>
        <table:table-column table:style-name="Таблица16.K"/>
        <table:table-column table:style-name="Таблица16.L"/>
        <table:table-column table:style-name="Таблица16.M"/>
        <table:table-column table:style-name="Таблица16.N"/>
        <table:table-column table:style-name="Таблица16.O"/>
        <table:table-column table:style-name="Таблица16.P"/>
        <table:table-column table:style-name="Таблица16.B"/>
        <table:table-column table:style-name="Таблица16.R"/>
        <table:table-column table:style-name="Таблица16.S"/>
        <table:table-column table:style-name="Таблица16.T"/>
        <table:table-column table:style-name="Таблица16.B"/>
        <table:table-column table:style-name="Таблица16.V"/>
        <table:table-column table:style-name="Таблица16.W"/>
        <table:table-column table:style-name="Таблица16.X"/>
        <table:table-column table:style-name="Таблица16.Y"/>
        <table:table-column table:style-name="Таблица16.Z"/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column table:style-name="Таблица16.g"/>
        <table:table-column table:style-name="Таблица16.h"/>
        <table:table-column table:style-name="Таблица16.i"/>
        <table:table-column table:style-name="Таблица16.G"/>
        <table:table-column table:style-name="Таблица16.k"/>
        <table:table-column table:style-name="Таблица16.l"/>
        <table:table-column table:style-name="Таблица16.h"/>
        <table:table-column table:style-name="Таблица16.n"/>
        <table:table-column table:style-name="Таблица16.o"/>
        <table:table-column table:style-name="Таблица16.p"/>
        <table:table-column table:style-name="Таблица16.q"/>
        <table:table-header-rows>
          <table:table-row table:style-name="Таблица16.1">
            <table:table-cell table:style-name="Таблица16.A1" table:number-columns-spanned="3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6.f1" table:number-columns-spanned="2" office:value-type="string">
              <text:p text:style-name="P40"/>
            </table:table-cell>
            <table:covered-table-cell/>
            <table:table-cell table:style-name="Таблица16.f1" table:number-columns-spanned="3" office:value-type="string">
              <text:p text:style-name="P40"/>
            </table:table-cell>
            <table:covered-table-cell/>
            <table:covered-table-cell/>
            <table:table-cell table:style-name="Таблица16.f1" table:number-columns-spanned="4" office:value-type="string">
              <text:p text:style-name="P36"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16.f1" table:number-columns-spanned="2" office:value-type="string">
              <text:p text:style-name="P40"/>
            </table:table-cell>
            <table:covered-table-cell/>
            <table:table-cell table:style-name="Таблица16.q1" office:value-type="string">
              <text:p text:style-name="P40"/>
            </table:table-cell>
          </table:table-row>
        </table:table-header-rows>
        <table:table-row table:style-name="Таблица16.1">
          <table:table-cell table:style-name="Таблица16.f1" table:number-columns-spanned="3" office:value-type="string">
            <text:p text:style-name="P40">Дубл.</text:p>
          </table:table-cell>
          <table:covered-table-cell/>
          <table:covered-table-cell/>
          <table:table-cell table:style-name="Таблица16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6.f1" table:number-columns-spanned="3" office:value-type="string">
            <text:p text:style-name="P36"/>
          </table:table-cell>
          <table:covered-table-cell/>
          <table:covered-table-cell/>
          <table:table-cell table:style-name="Таблица16.f1" office:value-type="string">
            <text:p text:style-name="P36"/>
          </table:table-cell>
          <table:table-cell table:style-name="Таблица16.M2" table:number-columns-spanned="4" office:value-type="string">
            <text:p text:style-name="P36"><text:s text:c="15"/></text:p>
          </table:table-cell>
          <table:covered-table-cell/>
          <table:covered-table-cell/>
          <table:covered-table-cell/>
          <table:table-cell table:style-name="Таблица16.Q2" table:number-columns-spanned="2" office:value-type="string">
            <text:p text:style-name="P36"/>
          </table:table-cell>
          <table:covered-table-cell/>
          <table:table-cell table:style-name="Таблица16.Q2" table:number-columns-spanned="3" office:value-type="string">
            <text:p text:style-name="P36"/>
          </table:table-cell>
          <table:covered-table-cell/>
          <table:covered-table-cell/>
          <table:table-cell table:style-name="Таблица16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Q2" table:number-columns-spanned="2" office:value-type="string">
            <text:p text:style-name="P36"/>
          </table:table-cell>
          <table:covered-table-cell/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f1" table:number-columns-spanned="3" office:value-type="string">
            <text:p text:style-name="P36"/>
          </table:table-cell>
          <table:covered-table-cell/>
          <table:covered-table-cell/>
          <table:table-cell table:style-name="Таблица1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q1" office:value-type="string">
            <text:p text:style-name="P36"/>
          </table:table-cell>
        </table:table-row>
        <table:table-row table:style-name="Таблица16.1">
          <table:table-cell table:style-name="Таблица16.f1" table:number-columns-spanned="3" office:value-type="string">
            <text:p text:style-name="P40">Взам.</text:p>
          </table:table-cell>
          <table:covered-table-cell/>
          <table:covered-table-cell/>
          <table:table-cell table:style-name="Таблица16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6.f1" table:number-columns-spanned="3" office:value-type="string">
            <text:p text:style-name="P36"/>
          </table:table-cell>
          <table:covered-table-cell/>
          <table:covered-table-cell/>
          <table:table-cell table:style-name="Таблица16.f1" office:value-type="string">
            <text:p text:style-name="P36"/>
          </table:table-cell>
          <table:table-cell table:style-name="Таблица16.M3" table:number-rows-spanned="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f1" table:number-columns-spanned="3" office:value-type="string">
            <text:p text:style-name="P36"/>
          </table:table-cell>
          <table:covered-table-cell/>
          <table:covered-table-cell/>
          <table:table-cell table:style-name="Таблица1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f1" table:number-columns-spanned="3" office:value-type="string">
            <text:p text:style-name="P36"/>
          </table:table-cell>
          <table:covered-table-cell/>
          <table:covered-table-cell/>
          <table:table-cell table:style-name="Таблица1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q1" office:value-type="string">
            <text:p text:style-name="P36"/>
          </table:table-cell>
        </table:table-row>
        <table:table-row table:style-name="Таблица16.1">
          <table:table-cell table:style-name="Таблица16.f1" table:number-columns-spanned="3" office:value-type="string">
            <text:p text:style-name="P40">Подл.</text:p>
          </table:table-cell>
          <table:covered-table-cell/>
          <table:covered-table-cell/>
          <table:table-cell table:style-name="Таблица16.f1" table:number-columns-spanned="5" office:value-type="string">
            <text:p text:style-name="P72"><text:s/></text:p>
          </table:table-cell>
          <table:covered-table-cell/>
          <table:covered-table-cell/>
          <table:covered-table-cell/>
          <table:covered-table-cell/>
          <table:table-cell table:style-name="Таблица16.f1" table:number-columns-spanned="3" office:value-type="string">
            <text:p text:style-name="P23"/>
          </table:table-cell>
          <table:covered-table-cell/>
          <table:covered-table-cell/>
          <table:table-cell table:style-name="Таблица16.f1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f1" table:number-columns-spanned="3" office:value-type="string">
            <text:p text:style-name="P36"/>
          </table:table-cell>
          <table:covered-table-cell/>
          <table:covered-table-cell/>
          <table:table-cell table:style-name="Таблица1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f1" table:number-columns-spanned="3" office:value-type="string">
            <text:p text:style-name="P36"/>
          </table:table-cell>
          <table:covered-table-cell/>
          <table:covered-table-cell/>
          <table:table-cell table:style-name="Таблица1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q1" office:value-type="string">
            <text:p text:style-name="P36"/>
          </table:table-cell>
        </table:table-row>
        <table:table-row table:style-name="Таблица16.5">
          <table:table-cell table:style-name="Таблица16.f1" table:number-columns-spanned="23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X5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X5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q5" office:value-type="string">
            <text:p text:style-name="P89"/>
          </table:table-cell>
        </table:table-row>
        <table:table-row table:style-name="Таблица16.6">
          <table:table-cell table:style-name="Таблица16.f1" table:number-rows-spanned="3" table:number-columns-spanned="2" office:value-type="string">
            <text:p text:style-name="P36"/>
          </table:table-cell>
          <table:covered-table-cell/>
          <table:table-cell table:style-name="Таблица16.f1" table:number-columns-spanned="3" office:value-type="string">
            <text:p text:style-name="P36"/>
          </table:table-cell>
          <table:covered-table-cell/>
          <table:covered-table-cell/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f1" office:value-type="string">
            <text:p text:style-name="P36"/>
          </table:table-cell>
          <table:table-cell table:style-name="Таблица16.f1" office:value-type="string">
            <text:p text:style-name="P36"/>
          </table:table-cell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f1" table:number-columns-spanned="3" office:value-type="string">
            <text:p text:style-name="P36"/>
          </table:table-cell>
          <table:covered-table-cell/>
          <table:covered-table-cell/>
          <table:table-cell table:style-name="Таблица16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6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6.c6" table:number-rows-spanned="3" table:number-columns-spanned="10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m6" table:number-rows-spanned="3" table:number-columns-spanned="5" office:value-type="string">
            <text:p text:style-name="P83"><text:s/></text:p>
          </table:table-cell>
          <table:covered-table-cell/>
          <table:covered-table-cell/>
          <table:covered-table-cell/>
          <table:covered-table-cell/>
        </table:table-row>
        <table:table-row table:style-name="Таблица16.6">
          <table:covered-table-cell/>
          <table:covered-table-cell/>
          <table:table-cell table:style-name="Таблица16.f1" table:number-columns-spanned="3" office:value-type="string">
            <text:p text:style-name="P36"/>
          </table:table-cell>
          <table:covered-table-cell/>
          <table:covered-table-cell/>
          <table:table-cell table:style-name="Таблица16.f1" table:number-columns-spanned="2" office:value-type="string">
            <text:p text:style-name="P56"/>
          </table:table-cell>
          <table:covered-table-cell/>
          <table:table-cell table:style-name="Таблица1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f1" table:number-columns-spanned="2" office:value-type="string">
            <text:p text:style-name="P3"/>
          </table:table-cell>
          <table:covered-table-cell/>
          <table:table-cell table:style-name="Таблица16.f1" office:value-type="string">
            <text:p text:style-name="P56"/>
          </table:table-cell>
          <table:table-cell table:style-name="Таблица16.f1" office:value-type="string">
            <text:p text:style-name="P36"/>
          </table:table-cell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f1" table:number-columns-spanned="3" office:value-type="string">
            <text:p text:style-name="P36"/>
          </table:table-cell>
          <table:covered-table-cell/>
          <table:covered-table-cell/>
          <table:table-cell table:style-name="Таблица1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6">
          <table:covered-table-cell/>
          <table:covered-table-cell/>
          <table:table-cell table:style-name="Таблица16.f1" table:number-columns-spanned="3" office:value-type="string">
            <text:p text:style-name="P77"/>
          </table:table-cell>
          <table:covered-table-cell/>
          <table:covered-table-cell/>
          <table:table-cell table:style-name="Таблица16.f1" table:number-columns-spanned="2" office:value-type="string">
            <text:p text:style-name="P78"/>
          </table:table-cell>
          <table:covered-table-cell/>
          <table:table-cell table:style-name="Таблица16.f1" table:number-columns-spanned="4" office:value-type="string">
            <text:p text:style-name="P65"><text:s/></text:p>
          </table:table-cell>
          <table:covered-table-cell/>
          <table:covered-table-cell/>
          <table:covered-table-cell/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f1" office:value-type="string">
            <text:p text:style-name="P36"/>
          </table:table-cell>
          <table:table-cell table:style-name="Таблица16.f1" office:value-type="string">
            <text:p text:style-name="P36"/>
          </table:table-cell>
          <table:table-cell table:style-name="Таблица16.f1" table:number-columns-spanned="2" office:value-type="string">
            <text:p text:style-name="P36"/>
          </table:table-cell>
          <table:covered-table-cell/>
          <table:table-cell table:style-name="Таблица16.f1" table:number-columns-spanned="3" office:value-type="string">
            <text:p text:style-name="P36"/>
          </table:table-cell>
          <table:covered-table-cell/>
          <table:covered-table-cell/>
          <table:table-cell table:style-name="Таблица1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6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9">
          <table:table-cell table:style-name="Таблица16.A9" office:value-type="string">
            <text:p text:style-name="P43">А</text:p>
          </table:table-cell>
          <table:table-cell table:style-name="Таблица16.B9" table:number-columns-spanned="3" office:value-type="string">
            <text:p text:style-name="P138">Цех</text:p>
          </table:table-cell>
          <table:covered-table-cell/>
          <table:covered-table-cell/>
          <table:table-cell table:style-name="Таблица16.E9" table:number-columns-spanned="2" office:value-type="string">
            <text:p text:style-name="P59">Уч.</text:p>
          </table:table-cell>
          <table:covered-table-cell/>
          <table:table-cell table:style-name="Таблица16.E9" table:number-columns-spanned="3" office:value-type="string">
            <text:p text:style-name="P59">РМ</text:p>
          </table:table-cell>
          <table:covered-table-cell/>
          <table:covered-table-cell/>
          <table:table-cell table:style-name="Таблица16.E9" office:value-type="string">
            <text:p text:style-name="P59">Опер.</text:p>
          </table:table-cell>
          <table:table-cell table:style-name="Таблица16.E9" table:number-columns-spanned="9" office:value-type="string">
            <text:p text:style-name="P59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T9" table:number-columns-spanned="24" office:value-type="string">
            <text:p text:style-name="P59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9">
          <table:table-cell table:style-name="Таблица16.A9" office:value-type="string">
            <text:p text:style-name="P43">Б</text:p>
          </table:table-cell>
          <table:table-cell table:style-name="Таблица16.B10" table:number-columns-spanned="18" office:value-type="string">
            <text:p text:style-name="P5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A9" office:value-type="string">
            <text:p text:style-name="P59">СМ</text:p>
          </table:table-cell>
          <table:table-cell table:style-name="Таблица16.A9" table:number-columns-spanned="2" office:value-type="string">
            <text:p text:style-name="P59">Проф.</text:p>
          </table:table-cell>
          <table:covered-table-cell/>
          <table:table-cell table:style-name="Таблица16.A9" table:number-columns-spanned="4" office:value-type="string">
            <text:p text:style-name="P59">Р</text:p>
          </table:table-cell>
          <table:covered-table-cell/>
          <table:covered-table-cell/>
          <table:covered-table-cell/>
          <table:table-cell table:style-name="Таблица16.A9" office:value-type="string">
            <text:p text:style-name="P59">УТ</text:p>
          </table:table-cell>
          <table:table-cell table:style-name="Таблица16.A9" table:number-columns-spanned="3" office:value-type="string">
            <text:p text:style-name="P59">КР</text:p>
          </table:table-cell>
          <table:covered-table-cell/>
          <table:covered-table-cell/>
          <table:table-cell table:style-name="Таблица16.A9" table:number-columns-spanned="2" office:value-type="string">
            <text:p text:style-name="P59">КОИД</text:p>
          </table:table-cell>
          <table:covered-table-cell/>
          <table:table-cell table:style-name="Таблица16.A9" table:number-columns-spanned="2" office:value-type="string">
            <text:p text:style-name="P59">ЕН</text:p>
          </table:table-cell>
          <table:covered-table-cell/>
          <table:table-cell table:style-name="Таблица16.A9" table:number-columns-spanned="3" office:value-type="string">
            <text:p text:style-name="P59">ОП</text:p>
          </table:table-cell>
          <table:covered-table-cell/>
          <table:covered-table-cell/>
          <table:table-cell table:style-name="Таблица16.A9" table:number-columns-spanned="2" office:value-type="string">
            <text:p text:style-name="P59">Кшт</text:p>
          </table:table-cell>
          <table:covered-table-cell/>
          <table:table-cell table:style-name="Таблица16.A9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16.p10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16.9">
          <table:table-cell table:style-name="Таблица16.A11" office:value-type="string">
            <text:p text:style-name="P43">К/М</text:p>
          </table:table-cell>
          <table:table-cell table:style-name="Таблица16.B11" table:number-columns-spanned="18" office:value-type="string">
            <text:p text:style-name="P5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B10" table:number-columns-spanned="13" office:value-type="string">
            <text:p text:style-name="P5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g11" table:number-columns-spanned="2" office:value-type="string">
            <text:p text:style-name="P59">ОПП</text:p>
          </table:table-cell>
          <table:covered-table-cell/>
          <table:table-cell table:style-name="Таблица16.g11" table:number-columns-spanned="3" office:value-type="string">
            <text:p text:style-name="P62">ЕВ</text:p>
          </table:table-cell>
          <table:covered-table-cell/>
          <table:covered-table-cell/>
          <table:table-cell table:style-name="Таблица16.g11" table:number-columns-spanned="2" office:value-type="string">
            <text:p text:style-name="P59">ЕН</text:p>
          </table:table-cell>
          <table:covered-table-cell/>
          <table:table-cell table:style-name="Таблица16.g11" table:number-columns-spanned="2" office:value-type="string">
            <text:p text:style-name="P59">КИ</text:p>
          </table:table-cell>
          <table:covered-table-cell/>
          <table:table-cell table:style-name="Таблица16.p11" table:number-columns-spanned="2" office:value-type="string">
            <text:p text:style-name="P59">Н. расх.</text:p>
          </table:table-cell>
          <table:covered-table-cell/>
        </table:table-row>
        <table:table-row table:style-name="Таблица16.12">
          <table:table-cell table:style-name="Таблица16.A12" office:value-type="string">
            <text:p text:style-name="P29"><draw:g text:anchor-type="paragraph" draw:z-index="29" draw:name="DrawObject2_12" draw:style-name="gr1"><draw:g draw:name="DrawObject31_13" draw:style-name="gr2"><draw:custom-shape draw:name="Фигура1_13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13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13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13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13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13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13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13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13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13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13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13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13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13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13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13" draw:style-name="gr2"><draw:line draw:name="Вертикальная линия 451_13" draw:style-name="gr5" draw:text-style-name="P226" svg:x1="3.237cm" svg:y1="-0.134cm" svg:x2="3.237cm" svg:y2="-0.033cm"><text:p/></draw:line><draw:g draw:name="DrawObject 63_13" draw:style-name="gr2"><draw:line draw:name="Вертикальная линия 452_13" draw:style-name="gr5" draw:text-style-name="P226" svg:x1="4.235cm" svg:y1="-0.148cm" svg:x2="4.235cm" svg:y2="-0.047cm"><text:p/></draw:line><draw:line draw:name="Вертикальная линия 453_13" draw:style-name="gr5" draw:text-style-name="P226" svg:x1="5.731cm" svg:y1="-0.129cm" svg:x2="5.731cm" svg:y2="-0.028cm"><text:p/></draw:line><draw:line draw:name="Вертикальная линия 454_13" draw:style-name="gr5" draw:text-style-name="P226" svg:x1="12.379cm" svg:y1="-0.129cm" svg:x2="12.379cm" svg:y2="-0.028cm"><text:p/></draw:line><draw:line draw:name="Вертикальная линия 455_13" draw:style-name="gr5" draw:text-style-name="P226" svg:x1="13.64cm" svg:y1="-0.136cm" svg:x2="13.64cm" svg:y2="-0.014cm"><text:p/></draw:line><draw:line draw:name="Вертикальная линия 456_13" draw:style-name="gr5" draw:text-style-name="P226" svg:x1="15.076cm" svg:y1="-0.136cm" svg:x2="15.076cm" svg:y2="-0.013cm"><text:p/></draw:line><draw:line draw:name="Вертикальная линия 457_13" draw:style-name="gr5" draw:text-style-name="P227" svg:x1="16.18cm" svg:y1="-0.136cm" svg:x2="16.18cm" svg:y2="-0.02cm"><text:p/></draw:line><draw:line draw:name="Вертикальная линия 458_13" draw:style-name="gr5" draw:text-style-name="P227" svg:x1="17.406cm" svg:y1="-0.125cm" svg:x2="17.406cm" svg:y2="-0.024cm"><text:p/></draw:line><draw:line draw:name="Вертикальная линия 459_13" draw:style-name="gr5" draw:text-style-name="P227" svg:x1="18.683cm" svg:y1="-0.136cm" svg:x2="18.683cm" svg:y2="-0.007cm"><text:p/></draw:line><draw:line draw:name="Вертикальная линия 460_13" draw:style-name="gr5" draw:text-style-name="P226" svg:x1="2.258cm" svg:y1="-0.141cm" svg:x2="2.258cm" svg:y2="-0.04cm"><text:p/></draw:line><draw:line draw:name="Вертикальная линия 461_13" draw:style-name="gr5" draw:text-style-name="P227" svg:x1="20.481cm" svg:y1="-0.136cm" svg:x2="20.481cm" svg:y2="-0.013cm"><text:p/></draw:line><draw:line draw:name="Вертикальная линия 462_13" draw:style-name="gr5" draw:text-style-name="P227" svg:x1="21.749cm" svg:y1="-0.136cm" svg:x2="21.749cm" svg:y2="-0.014cm"><text:p/></draw:line><draw:line draw:name="Вертикальная линия 463_13" draw:style-name="gr5" draw:text-style-name="P227" svg:x1="22.987cm" svg:y1="-0.136cm" svg:x2="22.987cm" svg:y2="-0.018cm"><text:p/></draw:line><draw:line draw:name="Вертикальная линия 464_13" draw:style-name="gr5" draw:text-style-name="P227" svg:x1="24.245cm" svg:y1="-0.136cm" svg:x2="24.245cm" svg:y2="-0.018cm"><text:p/></draw:line><draw:line draw:name="Вертикальная линия 465_13" draw:style-name="gr5" draw:text-style-name="P227" svg:x1="26.254cm" svg:y1="-0.136cm" svg:x2="26.254cm" svg:y2="-0.018cm"><text:p/></draw:line></draw:g></draw:g><draw:g draw:name="DrawObject 64_13" draw:style-name="gr2"><draw:line draw:name="Вертикальная линия 466_13" draw:style-name="gr5" draw:text-style-name="P226" svg:x1="3.237cm" svg:y1="1.358cm" svg:x2="3.237cm" svg:y2="1.459cm"><text:p/></draw:line><draw:g draw:name="DrawObject 65_13" draw:style-name="gr2"><draw:line draw:name="Вертикальная линия 467_13" draw:style-name="gr5" draw:text-style-name="P226" svg:x1="4.235cm" svg:y1="1.344cm" svg:x2="4.235cm" svg:y2="1.445cm"><text:p/></draw:line><draw:line draw:name="Вертикальная линия 468_13" draw:style-name="gr5" draw:text-style-name="P226" svg:x1="5.731cm" svg:y1="1.365cm" svg:x2="5.731cm" svg:y2="1.466cm"><text:p/></draw:line><draw:line draw:name="Вертикальная линия 469_13" draw:style-name="gr5" draw:text-style-name="P226" svg:x1="12.379cm" svg:y1="1.365cm" svg:x2="12.379cm" svg:y2="1.466cm"><text:p/></draw:line><draw:line draw:name="Вертикальная линия 470_13" draw:style-name="gr5" draw:text-style-name="P226" svg:x1="13.64cm" svg:y1="1.355cm" svg:x2="13.64cm" svg:y2="1.477cm"><text:p/></draw:line><draw:line draw:name="Вертикальная линия 471_13" draw:style-name="gr5" draw:text-style-name="P226" svg:x1="15.076cm" svg:y1="1.355cm" svg:x2="15.076cm" svg:y2="1.478cm"><text:p/></draw:line><draw:line draw:name="Вертикальная линия 472_13" draw:style-name="gr5" draw:text-style-name="P227" svg:x1="16.18cm" svg:y1="1.355cm" svg:x2="16.18cm" svg:y2="1.471cm"><text:p/></draw:line><draw:line draw:name="Вертикальная линия 473_13" draw:style-name="gr5" draw:text-style-name="P227" svg:x1="17.406cm" svg:y1="1.367cm" svg:x2="17.406cm" svg:y2="1.468cm"><text:p/></draw:line><draw:line draw:name="Вертикальная линия 474_13" draw:style-name="gr5" draw:text-style-name="P227" svg:x1="18.683cm" svg:y1="1.355cm" svg:x2="18.683cm" svg:y2="1.484cm"><text:p/></draw:line><draw:line draw:name="Вертикальная линия 475_13" draw:style-name="gr5" draw:text-style-name="P226" svg:x1="2.258cm" svg:y1="1.351cm" svg:x2="2.258cm" svg:y2="1.452cm"><text:p/></draw:line><draw:line draw:name="Вертикальная линия 476_13" draw:style-name="gr5" draw:text-style-name="P227" svg:x1="20.481cm" svg:y1="1.355cm" svg:x2="20.481cm" svg:y2="1.478cm"><text:p/></draw:line><draw:line draw:name="Вертикальная линия 477_13" draw:style-name="gr5" draw:text-style-name="P227" svg:x1="21.749cm" svg:y1="1.358cm" svg:x2="21.749cm" svg:y2="1.48cm"><text:p/></draw:line><draw:line draw:name="Вертикальная линия 478_13" draw:style-name="gr5" draw:text-style-name="P227" svg:x1="22.987cm" svg:y1="1.355cm" svg:x2="22.987cm" svg:y2="1.473cm"><text:p/></draw:line><draw:line draw:name="Вертикальная линия 479_13" draw:style-name="gr5" draw:text-style-name="P227" svg:x1="24.245cm" svg:y1="1.355cm" svg:x2="24.245cm" svg:y2="1.473cm"><text:p/></draw:line><draw:line draw:name="Вертикальная линия 480_13" draw:style-name="gr5" draw:text-style-name="P227" svg:x1="26.254cm" svg:y1="1.355cm" svg:x2="26.254cm" svg:y2="1.473cm"><text:p/></draw:line></draw:g></draw:g><draw:g draw:name="DrawObject 66_13" draw:style-name="gr2"><draw:line draw:name="Вертикальная линия 481_13" draw:style-name="gr5" draw:text-style-name="P226" svg:x1="3.237cm" svg:y1="2.127cm" svg:x2="3.237cm" svg:y2="2.228cm"><text:p/></draw:line><draw:g draw:name="DrawObject 67_13" draw:style-name="gr2"><draw:line draw:name="Вертикальная линия 482_13" draw:style-name="gr5" draw:text-style-name="P226" svg:x1="4.235cm" svg:y1="2.113cm" svg:x2="4.235cm" svg:y2="2.214cm"><text:p/></draw:line><draw:line draw:name="Вертикальная линия 483_13" draw:style-name="gr5" draw:text-style-name="P226" svg:x1="5.731cm" svg:y1="2.131cm" svg:x2="5.731cm" svg:y2="2.232cm"><text:p/></draw:line><draw:line draw:name="Вертикальная линия 484_13" draw:style-name="gr5" draw:text-style-name="P226" svg:x1="12.379cm" svg:y1="2.131cm" svg:x2="12.379cm" svg:y2="2.232cm"><text:p/></draw:line><draw:line draw:name="Вертикальная линия 485_13" draw:style-name="gr5" draw:text-style-name="P226" svg:x1="13.64cm" svg:y1="2.123cm" svg:x2="13.64cm" svg:y2="2.245cm"><text:p/></draw:line><draw:line draw:name="Вертикальная линия 486_13" draw:style-name="gr5" draw:text-style-name="P226" svg:x1="15.076cm" svg:y1="2.123cm" svg:x2="15.076cm" svg:y2="2.246cm"><text:p/></draw:line><draw:line draw:name="Вертикальная линия 487_13" draw:style-name="gr5" draw:text-style-name="P227" svg:x1="16.18cm" svg:y1="2.123cm" svg:x2="16.18cm" svg:y2="2.239cm"><text:p/></draw:line><draw:line draw:name="Вертикальная линия 488_13" draw:style-name="gr5" draw:text-style-name="P227" svg:x1="17.406cm" svg:y1="2.135cm" svg:x2="17.406cm" svg:y2="2.236cm"><text:p/></draw:line><draw:line draw:name="Вертикальная линия 489_13" draw:style-name="gr5" draw:text-style-name="P227" svg:x1="18.683cm" svg:y1="2.123cm" svg:x2="18.683cm" svg:y2="2.252cm"><text:p/></draw:line><draw:line draw:name="Вертикальная линия 490_13" draw:style-name="gr5" draw:text-style-name="P226" svg:x1="2.258cm" svg:y1="2.12cm" svg:x2="2.258cm" svg:y2="2.221cm"><text:p/></draw:line><draw:line draw:name="Вертикальная линия 491_13" draw:style-name="gr5" draw:text-style-name="P227" svg:x1="20.481cm" svg:y1="2.123cm" svg:x2="20.481cm" svg:y2="2.246cm"><text:p/></draw:line><draw:line draw:name="Вертикальная линия 492_13" draw:style-name="gr5" draw:text-style-name="P227" svg:x1="21.749cm" svg:y1="2.124cm" svg:x2="21.749cm" svg:y2="2.246cm"><text:p/></draw:line><draw:line draw:name="Вертикальная линия 493_13" draw:style-name="gr5" draw:text-style-name="P227" svg:x1="22.987cm" svg:y1="2.123cm" svg:x2="22.987cm" svg:y2="2.241cm"><text:p/></draw:line><draw:line draw:name="Вертикальная линия 494_13" draw:style-name="gr5" draw:text-style-name="P227" svg:x1="24.245cm" svg:y1="2.123cm" svg:x2="24.245cm" svg:y2="2.241cm"><text:p/></draw:line><draw:line draw:name="Вертикальная линия 495_13" draw:style-name="gr5" draw:text-style-name="P227" svg:x1="26.254cm" svg:y1="2.123cm" svg:x2="26.254cm" svg:y2="2.241cm"><text:p/></draw:line></draw:g></draw:g><draw:g draw:name="DrawObject 68_13" draw:style-name="gr2"><draw:line draw:name="Вертикальная линия 496_13" draw:style-name="gr5" draw:text-style-name="P226" svg:x1="3.237cm" svg:y1="2.882cm" svg:x2="3.237cm" svg:y2="2.983cm"><text:p/></draw:line><draw:g draw:name="DrawObject 69_13" draw:style-name="gr2"><draw:line draw:name="Вертикальная линия 497_13" draw:style-name="gr5" draw:text-style-name="P226" svg:x1="4.235cm" svg:y1="2.867cm" svg:x2="4.235cm" svg:y2="2.968cm"><text:p/></draw:line><draw:line draw:name="Вертикальная линия 498_13" draw:style-name="gr5" draw:text-style-name="P226" svg:x1="5.731cm" svg:y1="2.886cm" svg:x2="5.731cm" svg:y2="2.987cm"><text:p/></draw:line><draw:line draw:name="Вертикальная линия 499_13" draw:style-name="gr5" draw:text-style-name="P226" svg:x1="12.379cm" svg:y1="2.886cm" svg:x2="12.379cm" svg:y2="2.987cm"><text:p/></draw:line><draw:line draw:name="Вертикальная линия 500_13" draw:style-name="gr5" draw:text-style-name="P226" svg:x1="13.64cm" svg:y1="2.878cm" svg:x2="13.64cm" svg:y2="3cm"><text:p/></draw:line><draw:line draw:name="Вертикальная линия 501_13" draw:style-name="gr5" draw:text-style-name="P226" svg:x1="15.076cm" svg:y1="2.878cm" svg:x2="15.076cm" svg:y2="3.001cm"><text:p/></draw:line><draw:line draw:name="Вертикальная линия 502_13" draw:style-name="gr5" draw:text-style-name="P227" svg:x1="16.18cm" svg:y1="2.878cm" svg:x2="16.18cm" svg:y2="2.994cm"><text:p/></draw:line><draw:line draw:name="Вертикальная линия 503_13" draw:style-name="gr5" draw:text-style-name="P227" svg:x1="17.406cm" svg:y1="2.89cm" svg:x2="17.406cm" svg:y2="2.991cm"><text:p/></draw:line><draw:line draw:name="Вертикальная линия 504_13" draw:style-name="gr5" draw:text-style-name="P227" svg:x1="18.683cm" svg:y1="2.878cm" svg:x2="18.683cm" svg:y2="3.007cm"><text:p/></draw:line><draw:line draw:name="Вертикальная линия 505_13" draw:style-name="gr5" draw:text-style-name="P226" svg:x1="2.258cm" svg:y1="2.875cm" svg:x2="2.258cm" svg:y2="2.976cm"><text:p/></draw:line><draw:line draw:name="Вертикальная линия 506_13" draw:style-name="gr5" draw:text-style-name="P227" svg:x1="20.481cm" svg:y1="2.878cm" svg:x2="20.481cm" svg:y2="3.001cm"><text:p/></draw:line><draw:line draw:name="Вертикальная линия 507_13" draw:style-name="gr5" draw:text-style-name="P227" svg:x1="21.749cm" svg:y1="2.879cm" svg:x2="21.749cm" svg:y2="3.001cm"><text:p/></draw:line><draw:line draw:name="Вертикальная линия 508_13" draw:style-name="gr5" draw:text-style-name="P227" svg:x1="22.987cm" svg:y1="2.878cm" svg:x2="22.987cm" svg:y2="2.996cm"><text:p/></draw:line><draw:line draw:name="Вертикальная линия 509_13" draw:style-name="gr5" draw:text-style-name="P227" svg:x1="24.245cm" svg:y1="2.878cm" svg:x2="24.245cm" svg:y2="2.996cm"><text:p/></draw:line><draw:line draw:name="Вертикальная линия 510_13" draw:style-name="gr5" draw:text-style-name="P227" svg:x1="26.254cm" svg:y1="2.878cm" svg:x2="26.254cm" svg:y2="2.996cm"><text:p/></draw:line></draw:g></draw:g><draw:g draw:name="DrawObject 70_13" draw:style-name="gr2"><draw:line draw:name="Вертикальная линия 511_13" draw:style-name="gr5" draw:text-style-name="P226" svg:x1="3.237cm" svg:y1="3.651cm" svg:x2="3.237cm" svg:y2="3.752cm"><text:p/></draw:line><draw:g draw:name="DrawObject 71_13" draw:style-name="gr2"><draw:line draw:name="Вертикальная линия 512_13" draw:style-name="gr5" draw:text-style-name="P226" svg:x1="4.235cm" svg:y1="3.637cm" svg:x2="4.235cm" svg:y2="3.738cm"><text:p/></draw:line><draw:line draw:name="Вертикальная линия 513_13" draw:style-name="gr5" draw:text-style-name="P226" svg:x1="5.731cm" svg:y1="3.655cm" svg:x2="5.731cm" svg:y2="3.756cm"><text:p/></draw:line><draw:line draw:name="Вертикальная линия 514_13" draw:style-name="gr5" draw:text-style-name="P226" svg:x1="12.379cm" svg:y1="3.655cm" svg:x2="12.379cm" svg:y2="3.756cm"><text:p/></draw:line><draw:line draw:name="Вертикальная линия 515_13" draw:style-name="gr5" draw:text-style-name="P226" svg:x1="13.64cm" svg:y1="3.647cm" svg:x2="13.64cm" svg:y2="3.769cm"><text:p/></draw:line><draw:line draw:name="Вертикальная линия 516_13" draw:style-name="gr5" draw:text-style-name="P226" svg:x1="15.076cm" svg:y1="3.647cm" svg:x2="15.076cm" svg:y2="3.77cm"><text:p/></draw:line><draw:line draw:name="Вертикальная линия 517_13" draw:style-name="gr5" draw:text-style-name="P227" svg:x1="16.18cm" svg:y1="3.647cm" svg:x2="16.18cm" svg:y2="3.763cm"><text:p/></draw:line><draw:line draw:name="Вертикальная линия 518_13" draw:style-name="gr5" draw:text-style-name="P227" svg:x1="17.406cm" svg:y1="3.659cm" svg:x2="17.406cm" svg:y2="3.76cm"><text:p/></draw:line><draw:line draw:name="Вертикальная линия 519_13" draw:style-name="gr5" draw:text-style-name="P227" svg:x1="18.683cm" svg:y1="3.647cm" svg:x2="18.683cm" svg:y2="3.776cm"><text:p/></draw:line><draw:line draw:name="Вертикальная линия 520_13" draw:style-name="gr5" draw:text-style-name="P226" svg:x1="2.258cm" svg:y1="3.644cm" svg:x2="2.258cm" svg:y2="3.745cm"><text:p/></draw:line><draw:line draw:name="Вертикальная линия 521_13" draw:style-name="gr5" draw:text-style-name="P227" svg:x1="20.481cm" svg:y1="3.647cm" svg:x2="20.481cm" svg:y2="3.77cm"><text:p/></draw:line><draw:line draw:name="Вертикальная линия 522_13" draw:style-name="gr5" draw:text-style-name="P227" svg:x1="21.749cm" svg:y1="3.648cm" svg:x2="21.749cm" svg:y2="3.77cm"><text:p/></draw:line><draw:line draw:name="Вертикальная линия 523_13" draw:style-name="gr5" draw:text-style-name="P227" svg:x1="22.987cm" svg:y1="3.647cm" svg:x2="22.987cm" svg:y2="3.765cm"><text:p/></draw:line><draw:line draw:name="Вертикальная линия 524_13" draw:style-name="gr5" draw:text-style-name="P227" svg:x1="24.245cm" svg:y1="3.647cm" svg:x2="24.245cm" svg:y2="3.765cm"><text:p/></draw:line><draw:line draw:name="Вертикальная линия 525_13" draw:style-name="gr5" draw:text-style-name="P227" svg:x1="26.254cm" svg:y1="3.647cm" svg:x2="26.254cm" svg:y2="3.765cm"><text:p/></draw:line></draw:g></draw:g><draw:g draw:name="DrawObject 72_13" draw:style-name="gr2"><draw:line draw:name="Вертикальная линия 526_13" draw:style-name="gr5" draw:text-style-name="P226" svg:x1="3.237cm" svg:y1="4.406cm" svg:x2="3.237cm" svg:y2="4.507cm"><text:p/></draw:line><draw:g draw:name="DrawObject 73_13" draw:style-name="gr2"><draw:line draw:name="Вертикальная линия 527_13" draw:style-name="gr5" draw:text-style-name="P226" svg:x1="4.235cm" svg:y1="4.391cm" svg:x2="4.235cm" svg:y2="4.492cm"><text:p/></draw:line><draw:line draw:name="Вертикальная линия 528_13" draw:style-name="gr5" draw:text-style-name="P226" svg:x1="5.731cm" svg:y1="4.41cm" svg:x2="5.731cm" svg:y2="4.511cm"><text:p/></draw:line><draw:line draw:name="Вертикальная линия 529_13" draw:style-name="gr5" draw:text-style-name="P226" svg:x1="12.379cm" svg:y1="4.41cm" svg:x2="12.379cm" svg:y2="4.511cm"><text:p/></draw:line><draw:line draw:name="Вертикальная линия 530_13" draw:style-name="gr5" draw:text-style-name="P226" svg:x1="13.64cm" svg:y1="4.402cm" svg:x2="13.64cm" svg:y2="4.524cm"><text:p/></draw:line><draw:line draw:name="Вертикальная линия 531_13" draw:style-name="gr5" draw:text-style-name="P226" svg:x1="15.076cm" svg:y1="4.402cm" svg:x2="15.076cm" svg:y2="4.525cm"><text:p/></draw:line><draw:line draw:name="Вертикальная линия 532_13" draw:style-name="gr5" draw:text-style-name="P227" svg:x1="16.18cm" svg:y1="4.402cm" svg:x2="16.18cm" svg:y2="4.518cm"><text:p/></draw:line><draw:line draw:name="Вертикальная линия 533_13" draw:style-name="gr5" draw:text-style-name="P227" svg:x1="17.406cm" svg:y1="4.414cm" svg:x2="17.406cm" svg:y2="4.515cm"><text:p/></draw:line><draw:line draw:name="Вертикальная линия 534_13" draw:style-name="gr5" draw:text-style-name="P227" svg:x1="18.683cm" svg:y1="4.402cm" svg:x2="18.683cm" svg:y2="4.531cm"><text:p/></draw:line><draw:line draw:name="Вертикальная линия 535_13" draw:style-name="gr5" draw:text-style-name="P226" svg:x1="2.258cm" svg:y1="4.399cm" svg:x2="2.258cm" svg:y2="4.5cm"><text:p/></draw:line><draw:line draw:name="Вертикальная линия 536_13" draw:style-name="gr5" draw:text-style-name="P227" svg:x1="20.481cm" svg:y1="4.402cm" svg:x2="20.481cm" svg:y2="4.525cm"><text:p/></draw:line><draw:line draw:name="Вертикальная линия 537_13" draw:style-name="gr5" draw:text-style-name="P227" svg:x1="21.749cm" svg:y1="4.403cm" svg:x2="21.749cm" svg:y2="4.525cm"><text:p/></draw:line><draw:line draw:name="Вертикальная линия 538_13" draw:style-name="gr5" draw:text-style-name="P227" svg:x1="22.987cm" svg:y1="4.402cm" svg:x2="22.987cm" svg:y2="4.52cm"><text:p/></draw:line><draw:line draw:name="Вертикальная линия 539_13" draw:style-name="gr5" draw:text-style-name="P227" svg:x1="24.245cm" svg:y1="4.402cm" svg:x2="24.245cm" svg:y2="4.52cm"><text:p/></draw:line><draw:line draw:name="Вертикальная линия 540_13" draw:style-name="gr5" draw:text-style-name="P227" svg:x1="26.254cm" svg:y1="4.402cm" svg:x2="26.254cm" svg:y2="4.52cm"><text:p/></draw:line></draw:g></draw:g><draw:g draw:name="DrawObject 74_13" draw:style-name="gr2"><draw:line draw:name="Вертикальная линия 541_13" draw:style-name="gr5" draw:text-style-name="P226" svg:x1="3.237cm" svg:y1="5.172cm" svg:x2="3.237cm" svg:y2="5.273cm"><text:p/></draw:line><draw:g draw:name="DrawObject 75_13" draw:style-name="gr2"><draw:line draw:name="Вертикальная линия 542_13" draw:style-name="gr5" draw:text-style-name="P226" svg:x1="4.235cm" svg:y1="5.156cm" svg:x2="4.235cm" svg:y2="5.257cm"><text:p/></draw:line><draw:line draw:name="Вертикальная линия 543_13" draw:style-name="gr5" draw:text-style-name="P226" svg:x1="5.731cm" svg:y1="5.177cm" svg:x2="5.731cm" svg:y2="5.278cm"><text:p/></draw:line><draw:line draw:name="Вертикальная линия 544_13" draw:style-name="gr5" draw:text-style-name="P226" svg:x1="12.379cm" svg:y1="5.177cm" svg:x2="12.379cm" svg:y2="5.278cm"><text:p/></draw:line><draw:line draw:name="Вертикальная линия 545_13" draw:style-name="gr5" draw:text-style-name="P226" svg:x1="13.64cm" svg:y1="5.169cm" svg:x2="13.64cm" svg:y2="5.291cm"><text:p/></draw:line><draw:line draw:name="Вертикальная линия 546_13" draw:style-name="gr5" draw:text-style-name="P226" svg:x1="15.076cm" svg:y1="5.169cm" svg:x2="15.076cm" svg:y2="5.292cm"><text:p/></draw:line><draw:line draw:name="Вертикальная линия 547_13" draw:style-name="gr5" draw:text-style-name="P227" svg:x1="16.18cm" svg:y1="5.169cm" svg:x2="16.18cm" svg:y2="5.285cm"><text:p/></draw:line><draw:line draw:name="Вертикальная линия 548_13" draw:style-name="gr5" draw:text-style-name="P227" svg:x1="17.406cm" svg:y1="5.179cm" svg:x2="17.406cm" svg:y2="5.28cm"><text:p/></draw:line><draw:line draw:name="Вертикальная линия 549_13" draw:style-name="gr5" draw:text-style-name="P227" svg:x1="18.683cm" svg:y1="5.169cm" svg:x2="18.683cm" svg:y2="5.298cm"><text:p/></draw:line><draw:line draw:name="Вертикальная линия 550_13" draw:style-name="gr5" draw:text-style-name="P226" svg:x1="2.258cm" svg:y1="5.165cm" svg:x2="2.258cm" svg:y2="5.266cm"><text:p/></draw:line><draw:line draw:name="Вертикальная линия 551_13" draw:style-name="gr5" draw:text-style-name="P227" svg:x1="20.481cm" svg:y1="5.169cm" svg:x2="20.481cm" svg:y2="5.292cm"><text:p/></draw:line><draw:line draw:name="Вертикальная линия 552_13" draw:style-name="gr5" draw:text-style-name="P227" svg:x1="21.749cm" svg:y1="5.17cm" svg:x2="21.749cm" svg:y2="5.292cm"><text:p/></draw:line><draw:line draw:name="Вертикальная линия 553_13" draw:style-name="gr5" draw:text-style-name="P227" svg:x1="22.987cm" svg:y1="5.169cm" svg:x2="22.987cm" svg:y2="5.287cm"><text:p/></draw:line><draw:line draw:name="Вертикальная линия 554_13" draw:style-name="gr5" draw:text-style-name="P227" svg:x1="24.245cm" svg:y1="5.169cm" svg:x2="24.245cm" svg:y2="5.287cm"><text:p/></draw:line><draw:line draw:name="Вертикальная линия 555_13" draw:style-name="gr5" draw:text-style-name="P227" svg:x1="26.254cm" svg:y1="5.169cm" svg:x2="26.254cm" svg:y2="5.287cm"><text:p/></draw:line></draw:g></draw:g><draw:g draw:name="DrawObject 76_13" draw:style-name="gr2"><draw:line draw:name="Вертикальная линия 556_13" draw:style-name="gr5" draw:text-style-name="P226" svg:x1="3.237cm" svg:y1="5.927cm" svg:x2="3.237cm" svg:y2="6.028cm"><text:p/></draw:line><draw:g draw:name="DrawObject 77_13" draw:style-name="gr2"><draw:line draw:name="Вертикальная линия 557_13" draw:style-name="gr5" draw:text-style-name="P226" svg:x1="4.235cm" svg:y1="5.911cm" svg:x2="4.235cm" svg:y2="6.012cm"><text:p/></draw:line><draw:line draw:name="Вертикальная линия 558_13" draw:style-name="gr5" draw:text-style-name="P226" svg:x1="5.731cm" svg:y1="5.932cm" svg:x2="5.731cm" svg:y2="6.033cm"><text:p/></draw:line><draw:line draw:name="Вертикальная линия 559_13" draw:style-name="gr5" draw:text-style-name="P226" svg:x1="12.379cm" svg:y1="5.932cm" svg:x2="12.379cm" svg:y2="6.033cm"><text:p/></draw:line><draw:line draw:name="Вертикальная линия 560_13" draw:style-name="gr5" draw:text-style-name="P226" svg:x1="13.64cm" svg:y1="5.924cm" svg:x2="13.64cm" svg:y2="6.046cm"><text:p/></draw:line><draw:line draw:name="Вертикальная линия 561_13" draw:style-name="gr5" draw:text-style-name="P226" svg:x1="15.076cm" svg:y1="5.924cm" svg:x2="15.076cm" svg:y2="6.047cm"><text:p/></draw:line><draw:line draw:name="Вертикальная линия 562_13" draw:style-name="gr5" draw:text-style-name="P227" svg:x1="16.18cm" svg:y1="5.924cm" svg:x2="16.18cm" svg:y2="6.04cm"><text:p/></draw:line><draw:line draw:name="Вертикальная линия 563_13" draw:style-name="gr5" draw:text-style-name="P227" svg:x1="17.406cm" svg:y1="5.937cm" svg:x2="17.406cm" svg:y2="6.038cm"><text:p/></draw:line><draw:line draw:name="Вертикальная линия 564_13" draw:style-name="gr5" draw:text-style-name="P227" svg:x1="18.683cm" svg:y1="5.924cm" svg:x2="18.683cm" svg:y2="6.053cm"><text:p/></draw:line><draw:line draw:name="Вертикальная линия 565_13" draw:style-name="gr5" draw:text-style-name="P226" svg:x1="2.258cm" svg:y1="5.918cm" svg:x2="2.258cm" svg:y2="6.019cm"><text:p/></draw:line><draw:line draw:name="Вертикальная линия 566_13" draw:style-name="gr5" draw:text-style-name="P227" svg:x1="20.481cm" svg:y1="5.924cm" svg:x2="20.481cm" svg:y2="6.047cm"><text:p/></draw:line><draw:line draw:name="Вертикальная линия 567_13" draw:style-name="gr5" draw:text-style-name="P227" svg:x1="21.749cm" svg:y1="5.925cm" svg:x2="21.749cm" svg:y2="6.047cm"><text:p/></draw:line><draw:line draw:name="Вертикальная линия 568_13" draw:style-name="gr5" draw:text-style-name="P227" svg:x1="22.987cm" svg:y1="5.924cm" svg:x2="22.987cm" svg:y2="6.042cm"><text:p/></draw:line><draw:line draw:name="Вертикальная линия 569_13" draw:style-name="gr5" draw:text-style-name="P227" svg:x1="24.245cm" svg:y1="5.924cm" svg:x2="24.245cm" svg:y2="6.042cm"><text:p/></draw:line><draw:line draw:name="Вертикальная линия 570_13" draw:style-name="gr5" draw:text-style-name="P227" svg:x1="26.254cm" svg:y1="5.924cm" svg:x2="26.254cm" svg:y2="6.042cm"><text:p/></draw:line></draw:g></draw:g><draw:g draw:name="DrawObject 78_13" draw:style-name="gr2"><draw:line draw:name="Вертикальная линия 571_13" draw:style-name="gr5" draw:text-style-name="P226" svg:x1="3.237cm" svg:y1="6.666cm" svg:x2="3.237cm" svg:y2="6.767cm"><text:p/></draw:line><draw:g draw:name="DrawObject 79_13" draw:style-name="gr2"><draw:line draw:name="Вертикальная линия 572_13" draw:style-name="gr5" draw:text-style-name="P226" svg:x1="4.235cm" svg:y1="6.655cm" svg:x2="4.235cm" svg:y2="6.756cm"><text:p/></draw:line><draw:line draw:name="Вертикальная линия 573_13" draw:style-name="gr5" draw:text-style-name="P226" svg:x1="5.731cm" svg:y1="6.673cm" svg:x2="5.731cm" svg:y2="6.774cm"><text:p/></draw:line><draw:line draw:name="Вертикальная линия 574_13" draw:style-name="gr5" draw:text-style-name="P226" svg:x1="12.379cm" svg:y1="6.673cm" svg:x2="12.379cm" svg:y2="6.774cm"><text:p/></draw:line><draw:line draw:name="Вертикальная линия 575_13" draw:style-name="gr5" draw:text-style-name="P226" svg:x1="13.64cm" svg:y1="6.665cm" svg:x2="13.64cm" svg:y2="6.787cm"><text:p/></draw:line><draw:line draw:name="Вертикальная линия 576_13" draw:style-name="gr5" draw:text-style-name="P226" svg:x1="15.076cm" svg:y1="6.665cm" svg:x2="15.076cm" svg:y2="6.788cm"><text:p/></draw:line><draw:line draw:name="Вертикальная линия 577_13" draw:style-name="gr5" draw:text-style-name="P227" svg:x1="16.18cm" svg:y1="6.665cm" svg:x2="16.18cm" svg:y2="6.781cm"><text:p/></draw:line><draw:line draw:name="Вертикальная линия 578_13" draw:style-name="gr5" draw:text-style-name="P227" svg:x1="17.406cm" svg:y1="6.677cm" svg:x2="17.406cm" svg:y2="6.778cm"><text:p/></draw:line><draw:line draw:name="Вертикальная линия 579_13" draw:style-name="gr5" draw:text-style-name="P227" svg:x1="18.683cm" svg:y1="6.665cm" svg:x2="18.683cm" svg:y2="6.794cm"><text:p/></draw:line><draw:line draw:name="Вертикальная линия 580_13" draw:style-name="gr5" draw:text-style-name="P226" svg:x1="2.258cm" svg:y1="6.662cm" svg:x2="2.258cm" svg:y2="6.763cm"><text:p/></draw:line><draw:line draw:name="Вертикальная линия 581_13" draw:style-name="gr5" draw:text-style-name="P227" svg:x1="20.481cm" svg:y1="6.665cm" svg:x2="20.481cm" svg:y2="6.788cm"><text:p/></draw:line><draw:line draw:name="Вертикальная линия 582_13" draw:style-name="gr5" draw:text-style-name="P227" svg:x1="21.749cm" svg:y1="6.666cm" svg:x2="21.749cm" svg:y2="6.788cm"><text:p/></draw:line><draw:line draw:name="Вертикальная линия 583_13" draw:style-name="gr5" draw:text-style-name="P227" svg:x1="22.987cm" svg:y1="6.665cm" svg:x2="22.987cm" svg:y2="6.783cm"><text:p/></draw:line><draw:line draw:name="Вертикальная линия 584_13" draw:style-name="gr5" draw:text-style-name="P227" svg:x1="24.245cm" svg:y1="6.665cm" svg:x2="24.245cm" svg:y2="6.783cm"><text:p/></draw:line><draw:line draw:name="Вертикальная линия 585_13" draw:style-name="gr5" draw:text-style-name="P227" svg:x1="26.254cm" svg:y1="6.665cm" svg:x2="26.254cm" svg:y2="6.783cm"><text:p/></draw:line></draw:g></draw:g><draw:g draw:name="DrawObject 80_13" draw:style-name="gr2"><draw:line draw:name="Вертикальная линия 586_13" draw:style-name="gr5" draw:text-style-name="P226" svg:x1="3.237cm" svg:y1="7.424cm" svg:x2="3.237cm" svg:y2="7.525cm"><text:p/></draw:line><draw:g draw:name="DrawObject 81_13" draw:style-name="gr2"><draw:line draw:name="Вертикальная линия 587_13" draw:style-name="gr5" draw:text-style-name="P226" svg:x1="4.235cm" svg:y1="7.41cm" svg:x2="4.235cm" svg:y2="7.511cm"><text:p/></draw:line><draw:line draw:name="Вертикальная линия 588_13" draw:style-name="gr5" draw:text-style-name="P226" svg:x1="5.731cm" svg:y1="7.428cm" svg:x2="5.731cm" svg:y2="7.529cm"><text:p/></draw:line><draw:line draw:name="Вертикальная линия 589_13" draw:style-name="gr5" draw:text-style-name="P226" svg:x1="12.379cm" svg:y1="7.428cm" svg:x2="12.379cm" svg:y2="7.529cm"><text:p/></draw:line><draw:line draw:name="Вертикальная линия 590_13" draw:style-name="gr5" draw:text-style-name="P226" svg:x1="13.64cm" svg:y1="7.42cm" svg:x2="13.64cm" svg:y2="7.542cm"><text:p/></draw:line><draw:line draw:name="Вертикальная линия 591_13" draw:style-name="gr5" draw:text-style-name="P226" svg:x1="15.076cm" svg:y1="7.42cm" svg:x2="15.076cm" svg:y2="7.543cm"><text:p/></draw:line><draw:line draw:name="Вертикальная линия 592_13" draw:style-name="gr5" draw:text-style-name="P227" svg:x1="16.18cm" svg:y1="7.42cm" svg:x2="16.18cm" svg:y2="7.536cm"><text:p/></draw:line><draw:line draw:name="Вертикальная линия 593_13" draw:style-name="gr5" draw:text-style-name="P227" svg:x1="17.406cm" svg:y1="7.432cm" svg:x2="17.406cm" svg:y2="7.533cm"><text:p/></draw:line><draw:line draw:name="Вертикальная линия 594_13" draw:style-name="gr5" draw:text-style-name="P227" svg:x1="18.683cm" svg:y1="7.42cm" svg:x2="18.683cm" svg:y2="7.549cm"><text:p/></draw:line><draw:line draw:name="Вертикальная линия 595_13" draw:style-name="gr5" draw:text-style-name="P226" svg:x1="2.258cm" svg:y1="7.417cm" svg:x2="2.258cm" svg:y2="7.518cm"><text:p/></draw:line><draw:line draw:name="Вертикальная линия 596_13" draw:style-name="gr5" draw:text-style-name="P227" svg:x1="20.481cm" svg:y1="7.42cm" svg:x2="20.481cm" svg:y2="7.543cm"><text:p/></draw:line><draw:line draw:name="Вертикальная линия 597_13" draw:style-name="gr5" draw:text-style-name="P227" svg:x1="21.749cm" svg:y1="7.421cm" svg:x2="21.749cm" svg:y2="7.543cm"><text:p/></draw:line><draw:line draw:name="Вертикальная линия 598_13" draw:style-name="gr5" draw:text-style-name="P227" svg:x1="22.987cm" svg:y1="7.42cm" svg:x2="22.987cm" svg:y2="7.538cm"><text:p/></draw:line><draw:line draw:name="Вертикальная линия 599_13" draw:style-name="gr5" draw:text-style-name="P227" svg:x1="24.245cm" svg:y1="7.42cm" svg:x2="24.245cm" svg:y2="7.538cm"><text:p/></draw:line><draw:line draw:name="Вертикальная линия 600_13" draw:style-name="gr5" draw:text-style-name="P227" svg:x1="26.254cm" svg:y1="7.42cm" svg:x2="26.254cm" svg:y2="7.538cm"><text:p/></draw:line></draw:g></draw:g><draw:g draw:name="DrawObject 82_13" draw:style-name="gr2"><draw:line draw:name="Вертикальная линия 601_13" draw:style-name="gr5" draw:text-style-name="P226" svg:x1="3.237cm" svg:y1="8.19cm" svg:x2="3.237cm" svg:y2="8.291cm"><text:p/></draw:line><draw:g draw:name="DrawObject 83_13" draw:style-name="gr2"><draw:line draw:name="Вертикальная линия 602_13" draw:style-name="gr5" draw:text-style-name="P226" svg:x1="4.235cm" svg:y1="8.174cm" svg:x2="4.235cm" svg:y2="8.275cm"><text:p/></draw:line><draw:line draw:name="Вертикальная линия 603_13" draw:style-name="gr5" draw:text-style-name="P226" svg:x1="5.731cm" svg:y1="8.195cm" svg:x2="5.731cm" svg:y2="8.296cm"><text:p/></draw:line><draw:line draw:name="Вертикальная линия 604_13" draw:style-name="gr5" draw:text-style-name="P226" svg:x1="12.379cm" svg:y1="8.195cm" svg:x2="12.379cm" svg:y2="8.296cm"><text:p/></draw:line><draw:line draw:name="Вертикальная линия 605_13" draw:style-name="gr5" draw:text-style-name="P226" svg:x1="13.64cm" svg:y1="8.187cm" svg:x2="13.64cm" svg:y2="8.309cm"><text:p/></draw:line><draw:line draw:name="Вертикальная линия 606_13" draw:style-name="gr5" draw:text-style-name="P226" svg:x1="15.076cm" svg:y1="8.187cm" svg:x2="15.076cm" svg:y2="8.31cm"><text:p/></draw:line><draw:line draw:name="Вертикальная линия 607_13" draw:style-name="gr5" draw:text-style-name="P227" svg:x1="16.18cm" svg:y1="8.187cm" svg:x2="16.18cm" svg:y2="8.303cm"><text:p/></draw:line><draw:line draw:name="Вертикальная линия 608_13" draw:style-name="gr5" draw:text-style-name="P227" svg:x1="17.406cm" svg:y1="8.197cm" svg:x2="17.406cm" svg:y2="8.298cm"><text:p/></draw:line><draw:line draw:name="Вертикальная линия 609_13" draw:style-name="gr5" draw:text-style-name="P227" svg:x1="18.683cm" svg:y1="8.187cm" svg:x2="18.683cm" svg:y2="8.316cm"><text:p/></draw:line><draw:line draw:name="Вертикальная линия 610_13" draw:style-name="gr5" draw:text-style-name="P226" svg:x1="2.258cm" svg:y1="8.183cm" svg:x2="2.258cm" svg:y2="8.284cm"><text:p/></draw:line><draw:line draw:name="Вертикальная линия 611_13" draw:style-name="gr5" draw:text-style-name="P227" svg:x1="20.481cm" svg:y1="8.187cm" svg:x2="20.481cm" svg:y2="8.31cm"><text:p/></draw:line><draw:line draw:name="Вертикальная линия 612_13" draw:style-name="gr5" draw:text-style-name="P227" svg:x1="21.749cm" svg:y1="8.188cm" svg:x2="21.749cm" svg:y2="8.31cm"><text:p/></draw:line><draw:line draw:name="Вертикальная линия 613_13" draw:style-name="gr5" draw:text-style-name="P227" svg:x1="22.987cm" svg:y1="8.187cm" svg:x2="22.987cm" svg:y2="8.305cm"><text:p/></draw:line><draw:line draw:name="Вертикальная линия 614_13" draw:style-name="gr5" draw:text-style-name="P227" svg:x1="24.245cm" svg:y1="8.187cm" svg:x2="24.245cm" svg:y2="8.305cm"><text:p/></draw:line><draw:line draw:name="Вертикальная линия 615_13" draw:style-name="gr5" draw:text-style-name="P227" svg:x1="26.254cm" svg:y1="8.187cm" svg:x2="26.254cm" svg:y2="8.305cm"><text:p/></draw:line></draw:g></draw:g><draw:g draw:name="DrawObject 84_13" draw:style-name="gr2"><draw:line draw:name="Вертикальная линия 616_13" draw:style-name="gr5" draw:text-style-name="P226" svg:x1="3.237cm" svg:y1="8.945cm" svg:x2="3.237cm" svg:y2="9.046cm"><text:p/></draw:line><draw:g draw:name="DrawObject 85_13" draw:style-name="gr2"><draw:line draw:name="Вертикальная линия 617_13" draw:style-name="gr5" draw:text-style-name="P226" svg:x1="4.235cm" svg:y1="8.929cm" svg:x2="4.235cm" svg:y2="9.03cm"><text:p/></draw:line><draw:line draw:name="Вертикальная линия 618_13" draw:style-name="gr5" draw:text-style-name="P226" svg:x1="5.731cm" svg:y1="8.95cm" svg:x2="5.731cm" svg:y2="9.051cm"><text:p/></draw:line><draw:line draw:name="Вертикальная линия 619_13" draw:style-name="gr5" draw:text-style-name="P226" svg:x1="12.379cm" svg:y1="8.95cm" svg:x2="12.379cm" svg:y2="9.051cm"><text:p/></draw:line><draw:line draw:name="Вертикальная линия 620_13" draw:style-name="gr5" draw:text-style-name="P226" svg:x1="13.64cm" svg:y1="8.942cm" svg:x2="13.64cm" svg:y2="9.064cm"><text:p/></draw:line><draw:line draw:name="Вертикальная линия 621_13" draw:style-name="gr5" draw:text-style-name="P226" svg:x1="15.076cm" svg:y1="8.942cm" svg:x2="15.076cm" svg:y2="9.065cm"><text:p/></draw:line><draw:line draw:name="Вертикальная линия 622_13" draw:style-name="gr5" draw:text-style-name="P227" svg:x1="16.18cm" svg:y1="8.942cm" svg:x2="16.18cm" svg:y2="9.058cm"><text:p/></draw:line><draw:line draw:name="Вертикальная линия 623_13" draw:style-name="gr5" draw:text-style-name="P227" svg:x1="17.406cm" svg:y1="8.952cm" svg:x2="17.406cm" svg:y2="9.053cm"><text:p/></draw:line><draw:line draw:name="Вертикальная линия 624_13" draw:style-name="gr5" draw:text-style-name="P227" svg:x1="18.683cm" svg:y1="8.942cm" svg:x2="18.683cm" svg:y2="9.071cm"><text:p/></draw:line><draw:line draw:name="Вертикальная линия 625_13" draw:style-name="gr5" draw:text-style-name="P226" svg:x1="2.258cm" svg:y1="8.936cm" svg:x2="2.258cm" svg:y2="9.037cm"><text:p/></draw:line><draw:line draw:name="Вертикальная линия 626_13" draw:style-name="gr5" draw:text-style-name="P227" svg:x1="20.481cm" svg:y1="8.942cm" svg:x2="20.481cm" svg:y2="9.065cm"><text:p/></draw:line><draw:line draw:name="Вертикальная линия 627_13" draw:style-name="gr5" draw:text-style-name="P227" svg:x1="21.749cm" svg:y1="8.943cm" svg:x2="21.749cm" svg:y2="9.065cm"><text:p/></draw:line><draw:line draw:name="Вертикальная линия 628_13" draw:style-name="gr5" draw:text-style-name="P227" svg:x1="22.987cm" svg:y1="8.942cm" svg:x2="22.987cm" svg:y2="9.06cm"><text:p/></draw:line><draw:line draw:name="Вертикальная линия 629_13" draw:style-name="gr5" draw:text-style-name="P227" svg:x1="24.245cm" svg:y1="8.942cm" svg:x2="24.245cm" svg:y2="9.06cm"><text:p/></draw:line><draw:line draw:name="Вертикальная линия 630_13" draw:style-name="gr5" draw:text-style-name="P227" svg:x1="26.254cm" svg:y1="8.942cm" svg:x2="26.254cm" svg:y2="9.06cm"><text:p/></draw:line></draw:g></draw:g><draw:g draw:name="DrawObject 86_13" draw:style-name="gr2"><draw:line draw:name="Вертикальная линия 631_13" draw:style-name="gr5" draw:text-style-name="P226" svg:x1="3.237cm" svg:y1="9.71cm" svg:x2="3.237cm" svg:y2="9.811cm"><text:p/></draw:line><draw:g draw:name="DrawObject 87_13" draw:style-name="gr2"><draw:line draw:name="Вертикальная линия 632_13" draw:style-name="gr5" draw:text-style-name="P226" svg:x1="4.235cm" svg:y1="9.696cm" svg:x2="4.235cm" svg:y2="9.797cm"><text:p/></draw:line><draw:line draw:name="Вертикальная линия 633_13" draw:style-name="gr5" draw:text-style-name="P226" svg:x1="5.731cm" svg:y1="9.714cm" svg:x2="5.731cm" svg:y2="9.815cm"><text:p/></draw:line><draw:line draw:name="Вертикальная линия 634_13" draw:style-name="gr5" draw:text-style-name="P226" svg:x1="12.379cm" svg:y1="9.714cm" svg:x2="12.379cm" svg:y2="9.815cm"><text:p/></draw:line><draw:line draw:name="Вертикальная линия 635_13" draw:style-name="gr5" draw:text-style-name="P226" svg:x1="13.64cm" svg:y1="9.707cm" svg:x2="13.64cm" svg:y2="9.829cm"><text:p/></draw:line><draw:line draw:name="Вертикальная линия 636_13" draw:style-name="gr5" draw:text-style-name="P226" svg:x1="15.076cm" svg:y1="9.707cm" svg:x2="15.076cm" svg:y2="9.83cm"><text:p/></draw:line><draw:line draw:name="Вертикальная линия 637_13" draw:style-name="gr5" draw:text-style-name="P227" svg:x1="16.18cm" svg:y1="9.707cm" svg:x2="16.18cm" svg:y2="9.823cm"><text:p/></draw:line><draw:line draw:name="Вертикальная линия 638_13" draw:style-name="gr5" draw:text-style-name="P227" svg:x1="17.406cm" svg:y1="9.719cm" svg:x2="17.406cm" svg:y2="9.82cm"><text:p/></draw:line><draw:line draw:name="Вертикальная линия 639_13" draw:style-name="gr5" draw:text-style-name="P227" svg:x1="18.683cm" svg:y1="9.707cm" svg:x2="18.683cm" svg:y2="9.836cm"><text:p/></draw:line><draw:line draw:name="Вертикальная линия 640_13" draw:style-name="gr5" draw:text-style-name="P226" svg:x1="2.258cm" svg:y1="9.703cm" svg:x2="2.258cm" svg:y2="9.804cm"><text:p/></draw:line><draw:line draw:name="Вертикальная линия 641_13" draw:style-name="gr5" draw:text-style-name="P227" svg:x1="20.481cm" svg:y1="9.707cm" svg:x2="20.481cm" svg:y2="9.83cm"><text:p/></draw:line><draw:line draw:name="Вертикальная линия 642_13" draw:style-name="gr5" draw:text-style-name="P227" svg:x1="21.749cm" svg:y1="9.71cm" svg:x2="21.749cm" svg:y2="9.832cm"><text:p/></draw:line><draw:line draw:name="Вертикальная линия 643_13" draw:style-name="gr5" draw:text-style-name="P227" svg:x1="22.987cm" svg:y1="9.707cm" svg:x2="22.987cm" svg:y2="9.825cm"><text:p/></draw:line><draw:line draw:name="Вертикальная линия 644_13" draw:style-name="gr5" draw:text-style-name="P227" svg:x1="24.245cm" svg:y1="9.707cm" svg:x2="24.245cm" svg:y2="9.825cm"><text:p/></draw:line><draw:line draw:name="Вертикальная линия 645_13" draw:style-name="gr5" draw:text-style-name="P227" svg:x1="26.254cm" svg:y1="9.707cm" svg:x2="26.254cm" svg:y2="9.825cm"><text:p/></draw:line></draw:g></draw:g><draw:g draw:name="DrawObject 88_13" draw:style-name="gr2"><draw:line draw:name="Вертикальная линия 646_13" draw:style-name="gr5" draw:text-style-name="P226" svg:x1="3.237cm" svg:y1="10.476cm" svg:x2="3.237cm" svg:y2="10.577cm"><text:p/></draw:line><draw:g draw:name="DrawObject 89_13" draw:style-name="gr2"><draw:line draw:name="Вертикальная линия 647_13" draw:style-name="gr5" draw:text-style-name="P226" svg:x1="4.235cm" svg:y1="10.465cm" svg:x2="4.235cm" svg:y2="10.566cm"><text:p/></draw:line><draw:line draw:name="Вертикальная линия 648_13" draw:style-name="gr5" draw:text-style-name="P226" svg:x1="5.731cm" svg:y1="10.483cm" svg:x2="5.731cm" svg:y2="10.584cm"><text:p/></draw:line><draw:line draw:name="Вертикальная линия 649_13" draw:style-name="gr5" draw:text-style-name="P226" svg:x1="12.379cm" svg:y1="10.483cm" svg:x2="12.379cm" svg:y2="10.584cm"><text:p/></draw:line><draw:line draw:name="Вертикальная линия 650_13" draw:style-name="gr5" draw:text-style-name="P226" svg:x1="13.64cm" svg:y1="10.475cm" svg:x2="13.64cm" svg:y2="10.597cm"><text:p/></draw:line><draw:line draw:name="Вертикальная линия 651_13" draw:style-name="gr5" draw:text-style-name="P226" svg:x1="15.076cm" svg:y1="10.475cm" svg:x2="15.076cm" svg:y2="10.598cm"><text:p/></draw:line><draw:line draw:name="Вертикальная линия 652_13" draw:style-name="gr5" draw:text-style-name="P227" svg:x1="16.18cm" svg:y1="10.475cm" svg:x2="16.18cm" svg:y2="10.591cm"><text:p/></draw:line><draw:line draw:name="Вертикальная линия 653_13" draw:style-name="gr5" draw:text-style-name="P227" svg:x1="17.406cm" svg:y1="10.487cm" svg:x2="17.406cm" svg:y2="10.588cm"><text:p/></draw:line><draw:line draw:name="Вертикальная линия 654_13" draw:style-name="gr5" draw:text-style-name="P227" svg:x1="18.683cm" svg:y1="10.475cm" svg:x2="18.683cm" svg:y2="10.604cm"><text:p/></draw:line><draw:line draw:name="Вертикальная линия 655_13" draw:style-name="gr5" draw:text-style-name="P226" svg:x1="2.258cm" svg:y1="10.472cm" svg:x2="2.258cm" svg:y2="10.573cm"><text:p/></draw:line><draw:line draw:name="Вертикальная линия 656_13" draw:style-name="gr5" draw:text-style-name="P227" svg:x1="20.481cm" svg:y1="10.475cm" svg:x2="20.481cm" svg:y2="10.598cm"><text:p/></draw:line><draw:line draw:name="Вертикальная линия 657_13" draw:style-name="gr5" draw:text-style-name="P227" svg:x1="21.749cm" svg:y1="10.476cm" svg:x2="21.749cm" svg:y2="10.598cm"><text:p/></draw:line><draw:line draw:name="Вертикальная линия 658_13" draw:style-name="gr5" draw:text-style-name="P227" svg:x1="22.987cm" svg:y1="10.475cm" svg:x2="22.987cm" svg:y2="10.593cm"><text:p/></draw:line><draw:line draw:name="Вертикальная линия 659_13" draw:style-name="gr5" draw:text-style-name="P227" svg:x1="24.245cm" svg:y1="10.475cm" svg:x2="24.245cm" svg:y2="10.593cm"><text:p/></draw:line><draw:line draw:name="Вертикальная линия 660_13" draw:style-name="gr5" draw:text-style-name="P227" svg:x1="26.254cm" svg:y1="10.475cm" svg:x2="26.254cm" svg:y2="10.593cm"><text:p/></draw:line></draw:g></draw:g><draw:g draw:name="DrawObject 90_13" draw:style-name="gr2"><draw:line draw:name="Вертикальная линия 661_13" draw:style-name="gr5" draw:text-style-name="P226" svg:x1="3.237cm" svg:y1="11.234cm" svg:x2="3.237cm" svg:y2="11.335cm"><text:p/></draw:line><draw:g draw:name="DrawObject 91_13" draw:style-name="gr2"><draw:line draw:name="Вертикальная линия 662_13" draw:style-name="gr5" draw:text-style-name="P226" svg:x1="4.235cm" svg:y1="11.22cm" svg:x2="4.235cm" svg:y2="11.321cm"><text:p/></draw:line><draw:line draw:name="Вертикальная линия 663_13" draw:style-name="gr5" draw:text-style-name="P226" svg:x1="5.731cm" svg:y1="11.238cm" svg:x2="5.731cm" svg:y2="11.339cm"><text:p/></draw:line><draw:line draw:name="Вертикальная линия 664_13" draw:style-name="gr5" draw:text-style-name="P226" svg:x1="12.379cm" svg:y1="11.238cm" svg:x2="12.379cm" svg:y2="11.339cm"><text:p/></draw:line><draw:line draw:name="Вертикальная линия 665_13" draw:style-name="gr5" draw:text-style-name="P226" svg:x1="13.64cm" svg:y1="11.23cm" svg:x2="13.64cm" svg:y2="11.352cm"><text:p/></draw:line><draw:line draw:name="Вертикальная линия 666_13" draw:style-name="gr5" draw:text-style-name="P226" svg:x1="15.076cm" svg:y1="11.23cm" svg:x2="15.076cm" svg:y2="11.353cm"><text:p/></draw:line><draw:line draw:name="Вертикальная линия 667_13" draw:style-name="gr5" draw:text-style-name="P227" svg:x1="16.18cm" svg:y1="11.23cm" svg:x2="16.18cm" svg:y2="11.346cm"><text:p/></draw:line><draw:line draw:name="Вертикальная линия 668_13" draw:style-name="gr5" draw:text-style-name="P227" svg:x1="17.406cm" svg:y1="11.242cm" svg:x2="17.406cm" svg:y2="11.343cm"><text:p/></draw:line><draw:line draw:name="Вертикальная линия 669_13" draw:style-name="gr5" draw:text-style-name="P227" svg:x1="18.683cm" svg:y1="11.23cm" svg:x2="18.683cm" svg:y2="11.359cm"><text:p/></draw:line><draw:line draw:name="Вертикальная линия 670_13" draw:style-name="gr5" draw:text-style-name="P226" svg:x1="2.258cm" svg:y1="11.227cm" svg:x2="2.258cm" svg:y2="11.328cm"><text:p/></draw:line><draw:line draw:name="Вертикальная линия 671_13" draw:style-name="gr5" draw:text-style-name="P227" svg:x1="20.481cm" svg:y1="11.23cm" svg:x2="20.481cm" svg:y2="11.353cm"><text:p/></draw:line><draw:line draw:name="Вертикальная линия 672_13" draw:style-name="gr5" draw:text-style-name="P227" svg:x1="21.749cm" svg:y1="11.231cm" svg:x2="21.749cm" svg:y2="11.353cm"><text:p/></draw:line><draw:line draw:name="Вертикальная линия 673_13" draw:style-name="gr5" draw:text-style-name="P227" svg:x1="22.987cm" svg:y1="11.23cm" svg:x2="22.987cm" svg:y2="11.348cm"><text:p/></draw:line><draw:line draw:name="Вертикальная линия 674_13" draw:style-name="gr5" draw:text-style-name="P227" svg:x1="24.245cm" svg:y1="11.23cm" svg:x2="24.245cm" svg:y2="11.348cm"><text:p/></draw:line><draw:line draw:name="Вертикальная линия 675_13" draw:style-name="gr5" draw:text-style-name="P227" svg:x1="26.254cm" svg:y1="11.23cm" svg:x2="26.254cm" svg:y2="11.348cm"><text:p/></draw:line></draw:g></draw:g><draw:custom-shape draw:name="Фигура 1_13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13" draw:style-name="gr2"><draw:line draw:name="Вертикальная линия 241_13" draw:style-name="gr5" draw:text-style-name="P226" svg:x1="3.237cm" svg:y1="11.991cm" svg:x2="3.237cm" svg:y2="12.092cm"><text:p/></draw:line><draw:g draw:name="DrawObject 32_13" draw:style-name="gr2"><draw:line draw:name="Вертикальная линия 242_13" draw:style-name="gr5" draw:text-style-name="P226" svg:x1="4.235cm" svg:y1="11.977cm" svg:x2="4.235cm" svg:y2="12.078cm"><text:p/></draw:line><draw:line draw:name="Вертикальная линия 243_13" draw:style-name="gr5" draw:text-style-name="P226" svg:x1="5.731cm" svg:y1="11.996cm" svg:x2="5.731cm" svg:y2="12.097cm"><text:p/></draw:line><draw:line draw:name="Вертикальная линия 244_13" draw:style-name="gr5" draw:text-style-name="P226" svg:x1="12.379cm" svg:y1="11.996cm" svg:x2="12.379cm" svg:y2="12.097cm"><text:p/></draw:line><draw:line draw:name="Вертикальная линия 245_13" draw:style-name="gr5" draw:text-style-name="P226" svg:x1="13.64cm" svg:y1="11.989cm" svg:x2="13.64cm" svg:y2="12.111cm"><text:p/></draw:line><draw:line draw:name="Вертикальная линия 246_13" draw:style-name="gr5" draw:text-style-name="P226" svg:x1="15.076cm" svg:y1="11.989cm" svg:x2="15.076cm" svg:y2="12.112cm"><text:p/></draw:line><draw:line draw:name="Вертикальная линия 247_13" draw:style-name="gr5" draw:text-style-name="P227" svg:x1="16.18cm" svg:y1="11.989cm" svg:x2="16.18cm" svg:y2="12.105cm"><text:p/></draw:line><draw:line draw:name="Вертикальная линия 248_13" draw:style-name="gr5" draw:text-style-name="P227" svg:x1="17.406cm" svg:y1="12cm" svg:x2="17.406cm" svg:y2="12.101cm"><text:p/></draw:line><draw:line draw:name="Вертикальная линия 249_13" draw:style-name="gr5" draw:text-style-name="P227" svg:x1="18.683cm" svg:y1="11.989cm" svg:x2="18.683cm" svg:y2="12.118cm"><text:p/></draw:line><draw:line draw:name="Вертикальная линия 250_13" draw:style-name="gr5" draw:text-style-name="P226" svg:x1="2.258cm" svg:y1="11.984cm" svg:x2="2.258cm" svg:y2="12.085cm"><text:p/></draw:line><draw:line draw:name="Вертикальная линия 251_13" draw:style-name="gr5" draw:text-style-name="P227" svg:x1="20.481cm" svg:y1="11.989cm" svg:x2="20.481cm" svg:y2="12.112cm"><text:p/></draw:line><draw:line draw:name="Вертикальная линия 252_13" draw:style-name="gr5" draw:text-style-name="P227" svg:x1="21.749cm" svg:y1="11.989cm" svg:x2="21.749cm" svg:y2="12.111cm"><text:p/></draw:line><draw:line draw:name="Вертикальная линия 253_13" draw:style-name="gr5" draw:text-style-name="P227" svg:x1="22.987cm" svg:y1="11.989cm" svg:x2="22.987cm" svg:y2="12.107cm"><text:p/></draw:line><draw:line draw:name="Вертикальная линия 254_13" draw:style-name="gr5" draw:text-style-name="P227" svg:x1="24.245cm" svg:y1="11.989cm" svg:x2="24.245cm" svg:y2="12.107cm"><text:p/></draw:line><draw:line draw:name="Вертикальная линия 255_13" draw:style-name="gr5" draw:text-style-name="P227" svg:x1="26.254cm" svg:y1="11.989cm" svg:x2="26.254cm" svg:y2="12.107cm"><text:p/></draw:line></draw:g></draw:g></draw:g><draw:g draw:name="DrawObject 2_13" draw:style-name="gr2"><draw:line draw:name="Вертикальная линия 16_13" draw:style-name="gr5" draw:text-style-name="P226" svg:x1="3.214cm" svg:y1="0.614cm" svg:x2="3.214cm" svg:y2="0.715cm"><text:p/></draw:line><draw:g draw:name="DrawObject 3_13" draw:style-name="gr2"><draw:line draw:name="Вертикальная линия 17_13" draw:style-name="gr5" draw:text-style-name="P226" svg:x1="4.214cm" svg:y1="0.6cm" svg:x2="4.214cm" svg:y2="0.701cm"><text:p/></draw:line><draw:line draw:name="Вертикальная линия 18_13" draw:style-name="gr5" draw:text-style-name="P226" svg:x1="5.708cm" svg:y1="0.619cm" svg:x2="5.708cm" svg:y2="0.72cm"><text:p/></draw:line><draw:line draw:name="Вертикальная линия 19_13" draw:style-name="gr5" draw:text-style-name="P226" svg:x1="12.356cm" svg:y1="0.619cm" svg:x2="12.356cm" svg:y2="0.72cm"><text:p/></draw:line><draw:line draw:name="Вертикальная линия 20_13" draw:style-name="gr5" draw:text-style-name="P226" svg:x1="13.619cm" svg:y1="0.611cm" svg:x2="13.619cm" svg:y2="0.733cm"><text:p/></draw:line><draw:line draw:name="Вертикальная линия 21_13" draw:style-name="gr5" draw:text-style-name="P226" svg:x1="15.053cm" svg:y1="0.611cm" svg:x2="15.053cm" svg:y2="0.734cm"><text:p/></draw:line><draw:line draw:name="Вертикальная линия 22_13" draw:style-name="gr5" draw:text-style-name="P227" svg:x1="16.159cm" svg:y1="0.611cm" svg:x2="16.159cm" svg:y2="0.727cm"><text:p/></draw:line><draw:line draw:name="Вертикальная линия 23_13" draw:style-name="gr5" draw:text-style-name="P227" svg:x1="17.383cm" svg:y1="0.623cm" svg:x2="17.383cm" svg:y2="0.724cm"><text:p/></draw:line><draw:line draw:name="Вертикальная линия 24_13" draw:style-name="gr5" draw:text-style-name="P227" svg:x1="18.662cm" svg:y1="0.611cm" svg:x2="18.662cm" svg:y2="0.74cm"><text:p/></draw:line><draw:line draw:name="Вертикальная линия 25_13" draw:style-name="gr5" draw:text-style-name="P226" svg:x1="2.235cm" svg:y1="0.607cm" svg:x2="2.235cm" svg:y2="0.708cm"><text:p/></draw:line><draw:line draw:name="Вертикальная линия 26_13" draw:style-name="gr5" draw:text-style-name="P227" svg:x1="20.458cm" svg:y1="0.611cm" svg:x2="20.458cm" svg:y2="0.734cm"><text:p/></draw:line><draw:line draw:name="Вертикальная линия 27_13" draw:style-name="gr5" draw:text-style-name="P227" svg:x1="21.726cm" svg:y1="0.612cm" svg:x2="21.726cm" svg:y2="0.734cm"><text:p/></draw:line><draw:line draw:name="Вертикальная линия 28_13" draw:style-name="gr5" draw:text-style-name="P227" svg:x1="22.964cm" svg:y1="0.611cm" svg:x2="22.964cm" svg:y2="0.729cm"><text:p/></draw:line><draw:line draw:name="Вертикальная линия 29_13" draw:style-name="gr5" draw:text-style-name="P227" svg:x1="24.222cm" svg:y1="0.611cm" svg:x2="24.222cm" svg:y2="0.729cm"><text:p/></draw:line><draw:line draw:name="Вертикальная линия 30_13" draw:style-name="gr5" draw:text-style-name="P227" svg:x1="26.231cm" svg:y1="0.611cm" svg:x2="26.231cm" svg:y2="0.729cm"><text:p/></draw:line></draw:g></draw:g></draw:g><text:span text:style-name="Основной_20_шрифт_20_абзаца"><text:span text:style-name="T3">01</text:span></text:span></text:p>
          </table:table-cell>
          <table:table-cell table:style-name="Таблица16.B28" table:number-rows-spanned="17" table:number-columns-spanned="42" office:value-type="string">
            <text:p text:style-name="P155"/>
            <text:p text:style-name="P156"><text:s text:c="3"/></text:p>
            <text:p text:style-name="P158"/>
            <text:p text:style-name="P158">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12" office:value-type="string">
            <text:p text:style-name="P43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12">
          <table:table-cell table:style-name="Таблица16.A28" office:value-type="string">
            <text:p text:style-name="P43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6.29">
          <table:table-cell table:style-name="Таблица16.A29" table:number-columns-spanned="3" office:value-type="string">
            <text:p text:style-name="P46">МК/КТП</text:p>
          </table:table-cell>
          <table:covered-table-cell/>
          <table:covered-table-cell/>
          <table:table-cell table:style-name="Таблица16.D29" table:number-columns-spanned="34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6.D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16.A29" office:value-type="string">
            <text:p text:style-name="P52"/>
          </table:table-cell>
        </table:table-row>
      </table:table>
      <text:p text:style-name="P80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B"/>
        <table:table-column table:style-name="Таблица9.J"/>
        <table:table-column table:style-name="Таблица9.K"/>
        <table:table-column table:style-name="Таблица9.L"/>
        <table:table-column table:style-name="Таблица9.M"/>
        <table:table-column table:style-name="Таблица9.N"/>
        <table:table-column table:style-name="Таблица9.O"/>
        <table:table-column table:style-name="Таблица9.P"/>
        <table:table-column table:style-name="Таблица9.B"/>
        <table:table-column table:style-name="Таблица9.R"/>
        <table:table-column table:style-name="Таблица9.S"/>
        <table:table-column table:style-name="Таблица9.T"/>
        <table:table-column table:style-name="Таблица9.B"/>
        <table:table-column table:style-name="Таблица9.V"/>
        <table:table-column table:style-name="Таблица9.W"/>
        <table:table-column table:style-name="Таблица9.X"/>
        <table:table-column table:style-name="Таблица9.Y"/>
        <table:table-column table:style-name="Таблица9.Z"/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column table:style-name="Таблица9.g"/>
        <table:table-column table:style-name="Таблица9.h"/>
        <table:table-column table:style-name="Таблица9.i"/>
        <table:table-column table:style-name="Таблица9.G"/>
        <table:table-column table:style-name="Таблица9.k"/>
        <table:table-column table:style-name="Таблица9.l"/>
        <table:table-column table:style-name="Таблица9.h"/>
        <table:table-column table:style-name="Таблица9.n"/>
        <table:table-column table:style-name="Таблица9.o"/>
        <table:table-column table:style-name="Таблица9.p"/>
        <table:table-column table:style-name="Таблица9.q"/>
        <table:table-header-rows>
          <text:soft-page-break/>
          <table:table-row table:style-name="Таблица9.1">
            <table:table-cell table:style-name="Таблица9.A1" table:number-columns-spanned="3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9.f1" table:number-columns-spanned="2" office:value-type="string">
              <text:p text:style-name="P40"/>
            </table:table-cell>
            <table:covered-table-cell/>
            <table:table-cell table:style-name="Таблица9.f1" table:number-columns-spanned="3" office:value-type="string">
              <text:p text:style-name="P40"/>
            </table:table-cell>
            <table:covered-table-cell/>
            <table:covered-table-cell/>
            <table:table-cell table:style-name="Таблица9.f1" table:number-columns-spanned="4" office:value-type="string">
              <text:p text:style-name="P36"><draw:frame draw:style-name="fr2" draw:name="Врезка10" text:anchor-type="paragraph" svg:y="-0.49cm" svg:width="5.639cm" style:rel-width="scale" svg:height="0.639cm" style:rel-height="scale" draw:z-index="15"><draw:text-box><text:p text:style-name="P21">ГОСТ 3.1118-82 Форма 1б</text:p></draw:text-box></draw:frame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9.f1" table:number-columns-spanned="2" office:value-type="string">
              <text:p text:style-name="P40"/>
            </table:table-cell>
            <table:covered-table-cell/>
            <table:table-cell table:style-name="Таблица9.q1" office:value-type="string">
              <text:p text:style-name="P40"/>
            </table:table-cell>
          </table:table-row>
        </table:table-header-rows>
        <table:table-row table:style-name="Таблица9.1">
          <table:table-cell table:style-name="Таблица9.f1" table:number-columns-spanned="3" office:value-type="string">
            <text:p text:style-name="P40">Дубл.</text:p>
          </table:table-cell>
          <table:covered-table-cell/>
          <table:covered-table-cell/>
          <table:table-cell table:style-name="Таблица9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9.f1" table:number-columns-spanned="3" office:value-type="string">
            <text:p text:style-name="P36"/>
          </table:table-cell>
          <table:covered-table-cell/>
          <table:covered-table-cell/>
          <table:table-cell table:style-name="Таблица9.f1" office:value-type="string">
            <text:p text:style-name="P36"/>
          </table:table-cell>
          <table:table-cell table:style-name="Таблица9.M2" table:number-columns-spanned="4" office:value-type="string">
            <text:p text:style-name="P36"><text:s text:c="15"/></text:p>
          </table:table-cell>
          <table:covered-table-cell/>
          <table:covered-table-cell/>
          <table:covered-table-cell/>
          <table:table-cell table:style-name="Таблица9.Q2" table:number-columns-spanned="2" office:value-type="string">
            <text:p text:style-name="P36"/>
          </table:table-cell>
          <table:covered-table-cell/>
          <table:table-cell table:style-name="Таблица9.Q2" table:number-columns-spanned="3" office:value-type="string">
            <text:p text:style-name="P36"/>
          </table:table-cell>
          <table:covered-table-cell/>
          <table:covered-table-cell/>
          <table:table-cell table:style-name="Таблица9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Q2" table:number-columns-spanned="2" office:value-type="string">
            <text:p text:style-name="P36"/>
          </table:table-cell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table:number-columns-spanned="3" office:value-type="string">
            <text:p text:style-name="P36"/>
          </table:table-cell>
          <table:covered-table-cell/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q1" office:value-type="string">
            <text:p text:style-name="P36"/>
          </table:table-cell>
        </table:table-row>
        <table:table-row table:style-name="Таблица9.1">
          <table:table-cell table:style-name="Таблица9.f1" table:number-columns-spanned="3" office:value-type="string">
            <text:p text:style-name="P40">Взам.</text:p>
          </table:table-cell>
          <table:covered-table-cell/>
          <table:covered-table-cell/>
          <table:table-cell table:style-name="Таблица9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9.f1" table:number-columns-spanned="3" office:value-type="string">
            <text:p text:style-name="P36"/>
          </table:table-cell>
          <table:covered-table-cell/>
          <table:covered-table-cell/>
          <table:table-cell table:style-name="Таблица9.f1" office:value-type="string">
            <text:p text:style-name="P36"/>
          </table:table-cell>
          <table:table-cell table:style-name="Таблица9.M3" table:number-rows-spanned="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table:number-columns-spanned="3" office:value-type="string">
            <text:p text:style-name="P36"/>
          </table:table-cell>
          <table:covered-table-cell/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table:number-columns-spanned="3" office:value-type="string">
            <text:p text:style-name="P36"/>
          </table:table-cell>
          <table:covered-table-cell/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q1" office:value-type="string">
            <text:p text:style-name="P36"/>
          </table:table-cell>
        </table:table-row>
        <table:table-row table:style-name="Таблица9.1">
          <table:table-cell table:style-name="Таблица9.f1" table:number-columns-spanned="3" office:value-type="string">
            <text:p text:style-name="P40">Подл.</text:p>
          </table:table-cell>
          <table:covered-table-cell/>
          <table:covered-table-cell/>
          <table:table-cell table:style-name="Таблица9.f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Таблица9.f1" table:number-columns-spanned="3" office:value-type="string">
            <text:p text:style-name="P23"/>
          </table:table-cell>
          <table:covered-table-cell/>
          <table:covered-table-cell/>
          <table:table-cell table:style-name="Таблица9.f1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table:number-columns-spanned="3" office:value-type="string">
            <text:p text:style-name="P36"/>
          </table:table-cell>
          <table:covered-table-cell/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table:number-columns-spanned="3" office:value-type="string">
            <text:p text:style-name="P36"/>
          </table:table-cell>
          <table:covered-table-cell/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q1" office:value-type="string">
            <text:p text:style-name="P36"/>
          </table:table-cell>
        </table:table-row>
        <table:table-row table:style-name="Таблица9.5">
          <table:table-cell table:style-name="Таблица9.f1" table:number-columns-spanned="2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X5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X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q5" office:value-type="string">
            <text:p text:style-name="P29"/>
          </table:table-cell>
        </table:table-row>
        <table:table-row table:style-name="Таблица9.6">
          <table:table-cell table:style-name="Таблица9.f1" table:number-rows-spanned="3" table:number-columns-spanned="2" office:value-type="string">
            <text:p text:style-name="P36"/>
          </table:table-cell>
          <table:covered-table-cell/>
          <table:table-cell table:style-name="Таблица9.f1" table:number-columns-spanned="3" office:value-type="string">
            <text:p text:style-name="P36"/>
          </table:table-cell>
          <table:covered-table-cell/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office:value-type="string">
            <text:p text:style-name="P36"/>
          </table:table-cell>
          <table:table-cell table:style-name="Таблица9.f1" office:value-type="string">
            <text:p text:style-name="P36"/>
          </table:table-cell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table:number-columns-spanned="3" office:value-type="string">
            <text:p text:style-name="P36"/>
          </table:table-cell>
          <table:covered-table-cell/>
          <table:covered-table-cell/>
          <table:table-cell table:style-name="Таблица9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9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9.c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m6" table:number-rows-spanned="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Таблица9.6">
          <table:covered-table-cell/>
          <table:covered-table-cell/>
          <table:table-cell table:style-name="Таблица9.f1" table:number-columns-spanned="3" office:value-type="string">
            <text:p text:style-name="P36"/>
          </table:table-cell>
          <table:covered-table-cell/>
          <table:covered-table-cell/>
          <table:table-cell table:style-name="Таблица9.f1" table:number-columns-spanned="2" office:value-type="string">
            <text:p text:style-name="P56"/>
          </table:table-cell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3"/>
          </table:table-cell>
          <table:covered-table-cell/>
          <table:table-cell table:style-name="Таблица9.f1" office:value-type="string">
            <text:p text:style-name="P56"/>
          </table:table-cell>
          <table:table-cell table:style-name="Таблица9.f1" office:value-type="string">
            <text:p text:style-name="P36"/>
          </table:table-cell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table:number-columns-spanned="3" office:value-type="string">
            <text:p text:style-name="P36"/>
          </table:table-cell>
          <table:covered-table-cell/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6">
          <table:covered-table-cell/>
          <table:covered-table-cell/>
          <table:table-cell table:style-name="Таблица9.f1" table:number-columns-spanned="3" office:value-type="string">
            <text:p text:style-name="P36"/>
          </table:table-cell>
          <table:covered-table-cell/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office:value-type="string">
            <text:p text:style-name="P36"/>
          </table:table-cell>
          <table:table-cell table:style-name="Таблица9.f1" office:value-type="string">
            <text:p text:style-name="P36"/>
          </table:table-cell>
          <table:table-cell table:style-name="Таблица9.f1" table:number-columns-spanned="2" office:value-type="string">
            <text:p text:style-name="P36"/>
          </table:table-cell>
          <table:covered-table-cell/>
          <table:table-cell table:style-name="Таблица9.f1" table:number-columns-spanned="3" office:value-type="string">
            <text:p text:style-name="P36"/>
          </table:table-cell>
          <table:covered-table-cell/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9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9">
          <table:table-cell table:style-name="Таблица9.A9" office:value-type="string">
            <text:p text:style-name="P43">А</text:p>
          </table:table-cell>
          <table:table-cell table:style-name="Таблица9.B9" table:number-columns-spanned="3" office:value-type="string">
            <text:p text:style-name="P138">Цех</text:p>
          </table:table-cell>
          <table:covered-table-cell/>
          <table:covered-table-cell/>
          <table:table-cell table:style-name="Таблица9.E9" table:number-columns-spanned="2" office:value-type="string">
            <text:p text:style-name="P59">Уч.</text:p>
          </table:table-cell>
          <table:covered-table-cell/>
          <table:table-cell table:style-name="Таблица9.E9" table:number-columns-spanned="3" office:value-type="string">
            <text:p text:style-name="P59">РМ</text:p>
          </table:table-cell>
          <table:covered-table-cell/>
          <table:covered-table-cell/>
          <table:table-cell table:style-name="Таблица9.E9" office:value-type="string">
            <text:p text:style-name="P59">Опер.</text:p>
          </table:table-cell>
          <table:table-cell table:style-name="Таблица9.E9" table:number-columns-spanned="9" office:value-type="string">
            <text:p text:style-name="P59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T9" table:number-columns-spanned="24" office:value-type="string">
            <text:p text:style-name="P59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9">
          <table:table-cell table:style-name="Таблица9.A9" office:value-type="string">
            <text:p text:style-name="P43">Б</text:p>
          </table:table-cell>
          <table:table-cell table:style-name="Таблица9.B10" table:number-columns-spanned="18" office:value-type="string">
            <text:p text:style-name="P5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A9" office:value-type="string">
            <text:p text:style-name="P59">СМ</text:p>
          </table:table-cell>
          <table:table-cell table:style-name="Таблица9.A9" table:number-columns-spanned="2" office:value-type="string">
            <text:p text:style-name="P59">Проф.</text:p>
          </table:table-cell>
          <table:covered-table-cell/>
          <table:table-cell table:style-name="Таблица9.A9" table:number-columns-spanned="4" office:value-type="string">
            <text:p text:style-name="P59">Р</text:p>
          </table:table-cell>
          <table:covered-table-cell/>
          <table:covered-table-cell/>
          <table:covered-table-cell/>
          <table:table-cell table:style-name="Таблица9.A9" office:value-type="string">
            <text:p text:style-name="P59">УТ</text:p>
          </table:table-cell>
          <table:table-cell table:style-name="Таблица9.A9" table:number-columns-spanned="3" office:value-type="string">
            <text:p text:style-name="P59">КР</text:p>
          </table:table-cell>
          <table:covered-table-cell/>
          <table:covered-table-cell/>
          <table:table-cell table:style-name="Таблица9.A9" table:number-columns-spanned="2" office:value-type="string">
            <text:p text:style-name="P59">КОИД</text:p>
          </table:table-cell>
          <table:covered-table-cell/>
          <table:table-cell table:style-name="Таблица9.A9" table:number-columns-spanned="2" office:value-type="string">
            <text:p text:style-name="P59">ЕН</text:p>
          </table:table-cell>
          <table:covered-table-cell/>
          <table:table-cell table:style-name="Таблица9.A9" table:number-columns-spanned="3" office:value-type="string">
            <text:p text:style-name="P59">ОП</text:p>
          </table:table-cell>
          <table:covered-table-cell/>
          <table:covered-table-cell/>
          <table:table-cell table:style-name="Таблица9.A9" table:number-columns-spanned="2" office:value-type="string">
            <text:p text:style-name="P59">Кшт</text:p>
          </table:table-cell>
          <table:covered-table-cell/>
          <table:table-cell table:style-name="Таблица9.A9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9.p10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9.9">
          <table:table-cell table:style-name="Таблица9.A11" office:value-type="string">
            <text:p text:style-name="P43">К/М</text:p>
          </table:table-cell>
          <table:table-cell table:style-name="Таблица9.B11" table:number-columns-spanned="18" office:value-type="string">
            <text:p text:style-name="P5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B10" table:number-columns-spanned="13" office:value-type="string">
            <text:p text:style-name="P5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g11" table:number-columns-spanned="2" office:value-type="string">
            <text:p text:style-name="P59">ОПП</text:p>
          </table:table-cell>
          <table:covered-table-cell/>
          <table:table-cell table:style-name="Таблица9.g11" table:number-columns-spanned="3" office:value-type="string">
            <text:p text:style-name="P62">ЕВ</text:p>
          </table:table-cell>
          <table:covered-table-cell/>
          <table:covered-table-cell/>
          <table:table-cell table:style-name="Таблица9.g11" table:number-columns-spanned="2" office:value-type="string">
            <text:p text:style-name="P59">ЕН</text:p>
          </table:table-cell>
          <table:covered-table-cell/>
          <table:table-cell table:style-name="Таблица9.g11" table:number-columns-spanned="2" office:value-type="string">
            <text:p text:style-name="P59">КИ</text:p>
          </table:table-cell>
          <table:covered-table-cell/>
          <table:table-cell table:style-name="Таблица9.p11" table:number-columns-spanned="2" office:value-type="string">
            <text:p text:style-name="P59">Н. расх.</text:p>
          </table:table-cell>
          <table:covered-table-cell/>
        </table:table-row>
        <table:table-row table:style-name="Таблица9.12">
          <table:table-cell table:style-name="Таблица9.A12" office:value-type="string">
            <text:p text:style-name="P29"><draw:g text:anchor-type="paragraph" draw:z-index="16" draw:name="DrawObject2_5" draw:style-name="gr1"><draw:g draw:name="DrawObject31_6" draw:style-name="gr2"><draw:custom-shape draw:name="Фигура1_6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6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6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6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6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6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6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6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6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6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6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6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6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6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6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6" draw:style-name="gr2"><draw:line draw:name="Вертикальная линия 451_6" draw:style-name="gr5" draw:text-style-name="P226" svg:x1="3.237cm" svg:y1="-0.134cm" svg:x2="3.237cm" svg:y2="-0.033cm"><text:p/></draw:line><draw:g draw:name="DrawObject 63_6" draw:style-name="gr2"><draw:line draw:name="Вертикальная линия 452_6" draw:style-name="gr5" draw:text-style-name="P226" svg:x1="4.235cm" svg:y1="-0.148cm" svg:x2="4.235cm" svg:y2="-0.047cm"><text:p/></draw:line><draw:line draw:name="Вертикальная линия 453_6" draw:style-name="gr5" draw:text-style-name="P226" svg:x1="5.731cm" svg:y1="-0.129cm" svg:x2="5.731cm" svg:y2="-0.028cm"><text:p/></draw:line><draw:line draw:name="Вертикальная линия 454_6" draw:style-name="gr5" draw:text-style-name="P226" svg:x1="12.379cm" svg:y1="-0.129cm" svg:x2="12.379cm" svg:y2="-0.028cm"><text:p/></draw:line><draw:line draw:name="Вертикальная линия 455_6" draw:style-name="gr5" draw:text-style-name="P226" svg:x1="13.64cm" svg:y1="-0.136cm" svg:x2="13.64cm" svg:y2="-0.014cm"><text:p/></draw:line><draw:line draw:name="Вертикальная линия 456_6" draw:style-name="gr5" draw:text-style-name="P226" svg:x1="15.076cm" svg:y1="-0.136cm" svg:x2="15.076cm" svg:y2="-0.013cm"><text:p/></draw:line><draw:line draw:name="Вертикальная линия 457_6" draw:style-name="gr5" draw:text-style-name="P227" svg:x1="16.18cm" svg:y1="-0.136cm" svg:x2="16.18cm" svg:y2="-0.02cm"><text:p/></draw:line><draw:line draw:name="Вертикальная линия 458_6" draw:style-name="gr5" draw:text-style-name="P227" svg:x1="17.406cm" svg:y1="-0.125cm" svg:x2="17.406cm" svg:y2="-0.024cm"><text:p/></draw:line><draw:line draw:name="Вертикальная линия 459_6" draw:style-name="gr5" draw:text-style-name="P227" svg:x1="18.683cm" svg:y1="-0.136cm" svg:x2="18.683cm" svg:y2="-0.007cm"><text:p/></draw:line><draw:line draw:name="Вертикальная линия 460_6" draw:style-name="gr5" draw:text-style-name="P226" svg:x1="2.258cm" svg:y1="-0.141cm" svg:x2="2.258cm" svg:y2="-0.04cm"><text:p/></draw:line><draw:line draw:name="Вертикальная линия 461_6" draw:style-name="gr5" draw:text-style-name="P227" svg:x1="20.481cm" svg:y1="-0.136cm" svg:x2="20.481cm" svg:y2="-0.013cm"><text:p/></draw:line><draw:line draw:name="Вертикальная линия 462_6" draw:style-name="gr5" draw:text-style-name="P227" svg:x1="21.749cm" svg:y1="-0.136cm" svg:x2="21.749cm" svg:y2="-0.014cm"><text:p/></draw:line><draw:line draw:name="Вертикальная линия 463_6" draw:style-name="gr5" draw:text-style-name="P227" svg:x1="22.987cm" svg:y1="-0.136cm" svg:x2="22.987cm" svg:y2="-0.018cm"><text:p/></draw:line><draw:line draw:name="Вертикальная линия 464_6" draw:style-name="gr5" draw:text-style-name="P227" svg:x1="24.245cm" svg:y1="-0.136cm" svg:x2="24.245cm" svg:y2="-0.018cm"><text:p/></draw:line><draw:line draw:name="Вертикальная линия 465_6" draw:style-name="gr5" draw:text-style-name="P227" svg:x1="26.254cm" svg:y1="-0.136cm" svg:x2="26.254cm" svg:y2="-0.018cm"><text:p/></draw:line></draw:g></draw:g><draw:g draw:name="DrawObject 64_6" draw:style-name="gr2"><draw:line draw:name="Вертикальная линия 466_6" draw:style-name="gr5" draw:text-style-name="P226" svg:x1="3.237cm" svg:y1="1.358cm" svg:x2="3.237cm" svg:y2="1.459cm"><text:p/></draw:line><draw:g draw:name="DrawObject 65_6" draw:style-name="gr2"><draw:line draw:name="Вертикальная линия 467_6" draw:style-name="gr5" draw:text-style-name="P226" svg:x1="4.235cm" svg:y1="1.344cm" svg:x2="4.235cm" svg:y2="1.445cm"><text:p/></draw:line><draw:line draw:name="Вертикальная линия 468_6" draw:style-name="gr5" draw:text-style-name="P226" svg:x1="5.731cm" svg:y1="1.365cm" svg:x2="5.731cm" svg:y2="1.466cm"><text:p/></draw:line><draw:line draw:name="Вертикальная линия 469_6" draw:style-name="gr5" draw:text-style-name="P226" svg:x1="12.379cm" svg:y1="1.365cm" svg:x2="12.379cm" svg:y2="1.466cm"><text:p/></draw:line><draw:line draw:name="Вертикальная линия 470_6" draw:style-name="gr5" draw:text-style-name="P226" svg:x1="13.64cm" svg:y1="1.355cm" svg:x2="13.64cm" svg:y2="1.477cm"><text:p/></draw:line><draw:line draw:name="Вертикальная линия 471_6" draw:style-name="gr5" draw:text-style-name="P226" svg:x1="15.076cm" svg:y1="1.355cm" svg:x2="15.076cm" svg:y2="1.478cm"><text:p/></draw:line><draw:line draw:name="Вертикальная линия 472_6" draw:style-name="gr5" draw:text-style-name="P227" svg:x1="16.18cm" svg:y1="1.355cm" svg:x2="16.18cm" svg:y2="1.471cm"><text:p/></draw:line><draw:line draw:name="Вертикальная линия 473_6" draw:style-name="gr5" draw:text-style-name="P227" svg:x1="17.406cm" svg:y1="1.367cm" svg:x2="17.406cm" svg:y2="1.468cm"><text:p/></draw:line><draw:line draw:name="Вертикальная линия 474_6" draw:style-name="gr5" draw:text-style-name="P227" svg:x1="18.683cm" svg:y1="1.355cm" svg:x2="18.683cm" svg:y2="1.484cm"><text:p/></draw:line><draw:line draw:name="Вертикальная линия 475_6" draw:style-name="gr5" draw:text-style-name="P226" svg:x1="2.258cm" svg:y1="1.351cm" svg:x2="2.258cm" svg:y2="1.452cm"><text:p/></draw:line><draw:line draw:name="Вертикальная линия 476_6" draw:style-name="gr5" draw:text-style-name="P227" svg:x1="20.481cm" svg:y1="1.355cm" svg:x2="20.481cm" svg:y2="1.478cm"><text:p/></draw:line><draw:line draw:name="Вертикальная линия 477_6" draw:style-name="gr5" draw:text-style-name="P227" svg:x1="21.749cm" svg:y1="1.358cm" svg:x2="21.749cm" svg:y2="1.48cm"><text:p/></draw:line><draw:line draw:name="Вертикальная линия 478_6" draw:style-name="gr5" draw:text-style-name="P227" svg:x1="22.987cm" svg:y1="1.355cm" svg:x2="22.987cm" svg:y2="1.473cm"><text:p/></draw:line><draw:line draw:name="Вертикальная линия 479_6" draw:style-name="gr5" draw:text-style-name="P227" svg:x1="24.245cm" svg:y1="1.355cm" svg:x2="24.245cm" svg:y2="1.473cm"><text:p/></draw:line><draw:line draw:name="Вертикальная линия 480_6" draw:style-name="gr5" draw:text-style-name="P227" svg:x1="26.254cm" svg:y1="1.355cm" svg:x2="26.254cm" svg:y2="1.473cm"><text:p/></draw:line></draw:g></draw:g><draw:g draw:name="DrawObject 66_6" draw:style-name="gr2"><draw:line draw:name="Вертикальная линия 481_6" draw:style-name="gr5" draw:text-style-name="P226" svg:x1="3.237cm" svg:y1="2.127cm" svg:x2="3.237cm" svg:y2="2.228cm"><text:p/></draw:line><draw:g draw:name="DrawObject 67_6" draw:style-name="gr2"><draw:line draw:name="Вертикальная линия 482_6" draw:style-name="gr5" draw:text-style-name="P226" svg:x1="4.235cm" svg:y1="2.113cm" svg:x2="4.235cm" svg:y2="2.214cm"><text:p/></draw:line><draw:line draw:name="Вертикальная линия 483_6" draw:style-name="gr5" draw:text-style-name="P226" svg:x1="5.731cm" svg:y1="2.131cm" svg:x2="5.731cm" svg:y2="2.232cm"><text:p/></draw:line><draw:line draw:name="Вертикальная линия 484_6" draw:style-name="gr5" draw:text-style-name="P226" svg:x1="12.379cm" svg:y1="2.131cm" svg:x2="12.379cm" svg:y2="2.232cm"><text:p/></draw:line><draw:line draw:name="Вертикальная линия 485_6" draw:style-name="gr5" draw:text-style-name="P226" svg:x1="13.64cm" svg:y1="2.123cm" svg:x2="13.64cm" svg:y2="2.245cm"><text:p/></draw:line><draw:line draw:name="Вертикальная линия 486_6" draw:style-name="gr5" draw:text-style-name="P226" svg:x1="15.076cm" svg:y1="2.123cm" svg:x2="15.076cm" svg:y2="2.246cm"><text:p/></draw:line><draw:line draw:name="Вертикальная линия 487_6" draw:style-name="gr5" draw:text-style-name="P227" svg:x1="16.18cm" svg:y1="2.123cm" svg:x2="16.18cm" svg:y2="2.239cm"><text:p/></draw:line><draw:line draw:name="Вертикальная линия 488_6" draw:style-name="gr5" draw:text-style-name="P227" svg:x1="17.406cm" svg:y1="2.135cm" svg:x2="17.406cm" svg:y2="2.236cm"><text:p/></draw:line><draw:line draw:name="Вертикальная линия 489_6" draw:style-name="gr5" draw:text-style-name="P227" svg:x1="18.683cm" svg:y1="2.123cm" svg:x2="18.683cm" svg:y2="2.252cm"><text:p/></draw:line><draw:line draw:name="Вертикальная линия 490_6" draw:style-name="gr5" draw:text-style-name="P226" svg:x1="2.258cm" svg:y1="2.12cm" svg:x2="2.258cm" svg:y2="2.221cm"><text:p/></draw:line><draw:line draw:name="Вертикальная линия 491_6" draw:style-name="gr5" draw:text-style-name="P227" svg:x1="20.481cm" svg:y1="2.123cm" svg:x2="20.481cm" svg:y2="2.246cm"><text:p/></draw:line><draw:line draw:name="Вертикальная линия 492_6" draw:style-name="gr5" draw:text-style-name="P227" svg:x1="21.749cm" svg:y1="2.124cm" svg:x2="21.749cm" svg:y2="2.246cm"><text:p/></draw:line><draw:line draw:name="Вертикальная линия 493_6" draw:style-name="gr5" draw:text-style-name="P227" svg:x1="22.987cm" svg:y1="2.123cm" svg:x2="22.987cm" svg:y2="2.241cm"><text:p/></draw:line><draw:line draw:name="Вертикальная линия 494_6" draw:style-name="gr5" draw:text-style-name="P227" svg:x1="24.245cm" svg:y1="2.123cm" svg:x2="24.245cm" svg:y2="2.241cm"><text:p/></draw:line><draw:line draw:name="Вертикальная линия 495_6" draw:style-name="gr5" draw:text-style-name="P227" svg:x1="26.254cm" svg:y1="2.123cm" svg:x2="26.254cm" svg:y2="2.241cm"><text:p/></draw:line></draw:g></draw:g><draw:g draw:name="DrawObject 68_6" draw:style-name="gr2"><draw:line draw:name="Вертикальная линия 496_6" draw:style-name="gr5" draw:text-style-name="P226" svg:x1="3.237cm" svg:y1="2.882cm" svg:x2="3.237cm" svg:y2="2.983cm"><text:p/></draw:line><draw:g draw:name="DrawObject 69_6" draw:style-name="gr2"><draw:line draw:name="Вертикальная линия 497_6" draw:style-name="gr5" draw:text-style-name="P226" svg:x1="4.235cm" svg:y1="2.867cm" svg:x2="4.235cm" svg:y2="2.968cm"><text:p/></draw:line><draw:line draw:name="Вертикальная линия 498_6" draw:style-name="gr5" draw:text-style-name="P226" svg:x1="5.731cm" svg:y1="2.886cm" svg:x2="5.731cm" svg:y2="2.987cm"><text:p/></draw:line><draw:line draw:name="Вертикальная линия 499_6" draw:style-name="gr5" draw:text-style-name="P226" svg:x1="12.379cm" svg:y1="2.886cm" svg:x2="12.379cm" svg:y2="2.987cm"><text:p/></draw:line><draw:line draw:name="Вертикальная линия 500_6" draw:style-name="gr5" draw:text-style-name="P226" svg:x1="13.64cm" svg:y1="2.878cm" svg:x2="13.64cm" svg:y2="3cm"><text:p/></draw:line><draw:line draw:name="Вертикальная линия 501_6" draw:style-name="gr5" draw:text-style-name="P226" svg:x1="15.076cm" svg:y1="2.878cm" svg:x2="15.076cm" svg:y2="3.001cm"><text:p/></draw:line><draw:line draw:name="Вертикальная линия 502_6" draw:style-name="gr5" draw:text-style-name="P227" svg:x1="16.18cm" svg:y1="2.878cm" svg:x2="16.18cm" svg:y2="2.994cm"><text:p/></draw:line><draw:line draw:name="Вертикальная линия 503_6" draw:style-name="gr5" draw:text-style-name="P227" svg:x1="17.406cm" svg:y1="2.89cm" svg:x2="17.406cm" svg:y2="2.991cm"><text:p/></draw:line><draw:line draw:name="Вертикальная линия 504_6" draw:style-name="gr5" draw:text-style-name="P227" svg:x1="18.683cm" svg:y1="2.878cm" svg:x2="18.683cm" svg:y2="3.007cm"><text:p/></draw:line><draw:line draw:name="Вертикальная линия 505_6" draw:style-name="gr5" draw:text-style-name="P226" svg:x1="2.258cm" svg:y1="2.875cm" svg:x2="2.258cm" svg:y2="2.976cm"><text:p/></draw:line><draw:line draw:name="Вертикальная линия 506_6" draw:style-name="gr5" draw:text-style-name="P227" svg:x1="20.481cm" svg:y1="2.878cm" svg:x2="20.481cm" svg:y2="3.001cm"><text:p/></draw:line><draw:line draw:name="Вертикальная линия 507_6" draw:style-name="gr5" draw:text-style-name="P227" svg:x1="21.749cm" svg:y1="2.879cm" svg:x2="21.749cm" svg:y2="3.001cm"><text:p/></draw:line><draw:line draw:name="Вертикальная линия 508_6" draw:style-name="gr5" draw:text-style-name="P227" svg:x1="22.987cm" svg:y1="2.878cm" svg:x2="22.987cm" svg:y2="2.996cm"><text:p/></draw:line><draw:line draw:name="Вертикальная линия 509_6" draw:style-name="gr5" draw:text-style-name="P227" svg:x1="24.245cm" svg:y1="2.878cm" svg:x2="24.245cm" svg:y2="2.996cm"><text:p/></draw:line><draw:line draw:name="Вертикальная линия 510_6" draw:style-name="gr5" draw:text-style-name="P227" svg:x1="26.254cm" svg:y1="2.878cm" svg:x2="26.254cm" svg:y2="2.996cm"><text:p/></draw:line></draw:g></draw:g><draw:g draw:name="DrawObject 70_6" draw:style-name="gr2"><draw:line draw:name="Вертикальная линия 511_6" draw:style-name="gr5" draw:text-style-name="P226" svg:x1="3.237cm" svg:y1="3.651cm" svg:x2="3.237cm" svg:y2="3.752cm"><text:p/></draw:line><draw:g draw:name="DrawObject 71_6" draw:style-name="gr2"><draw:line draw:name="Вертикальная линия 512_6" draw:style-name="gr5" draw:text-style-name="P226" svg:x1="4.235cm" svg:y1="3.637cm" svg:x2="4.235cm" svg:y2="3.738cm"><text:p/></draw:line><draw:line draw:name="Вертикальная линия 513_6" draw:style-name="gr5" draw:text-style-name="P226" svg:x1="5.731cm" svg:y1="3.655cm" svg:x2="5.731cm" svg:y2="3.756cm"><text:p/></draw:line><draw:line draw:name="Вертикальная линия 514_6" draw:style-name="gr5" draw:text-style-name="P226" svg:x1="12.379cm" svg:y1="3.655cm" svg:x2="12.379cm" svg:y2="3.756cm"><text:p/></draw:line><draw:line draw:name="Вертикальная линия 515_6" draw:style-name="gr5" draw:text-style-name="P226" svg:x1="13.64cm" svg:y1="3.647cm" svg:x2="13.64cm" svg:y2="3.769cm"><text:p/></draw:line><draw:line draw:name="Вертикальная линия 516_6" draw:style-name="gr5" draw:text-style-name="P226" svg:x1="15.076cm" svg:y1="3.647cm" svg:x2="15.076cm" svg:y2="3.77cm"><text:p/></draw:line><draw:line draw:name="Вертикальная линия 517_6" draw:style-name="gr5" draw:text-style-name="P227" svg:x1="16.18cm" svg:y1="3.647cm" svg:x2="16.18cm" svg:y2="3.763cm"><text:p/></draw:line><draw:line draw:name="Вертикальная линия 518_6" draw:style-name="gr5" draw:text-style-name="P227" svg:x1="17.406cm" svg:y1="3.659cm" svg:x2="17.406cm" svg:y2="3.76cm"><text:p/></draw:line><draw:line draw:name="Вертикальная линия 519_6" draw:style-name="gr5" draw:text-style-name="P227" svg:x1="18.683cm" svg:y1="3.647cm" svg:x2="18.683cm" svg:y2="3.776cm"><text:p/></draw:line><draw:line draw:name="Вертикальная линия 520_6" draw:style-name="gr5" draw:text-style-name="P226" svg:x1="2.258cm" svg:y1="3.644cm" svg:x2="2.258cm" svg:y2="3.745cm"><text:p/></draw:line><draw:line draw:name="Вертикальная линия 521_6" draw:style-name="gr5" draw:text-style-name="P227" svg:x1="20.481cm" svg:y1="3.647cm" svg:x2="20.481cm" svg:y2="3.77cm"><text:p/></draw:line><draw:line draw:name="Вертикальная линия 522_6" draw:style-name="gr5" draw:text-style-name="P227" svg:x1="21.749cm" svg:y1="3.648cm" svg:x2="21.749cm" svg:y2="3.77cm"><text:p/></draw:line><draw:line draw:name="Вертикальная линия 523_6" draw:style-name="gr5" draw:text-style-name="P227" svg:x1="22.987cm" svg:y1="3.647cm" svg:x2="22.987cm" svg:y2="3.765cm"><text:p/></draw:line><draw:line draw:name="Вертикальная линия 524_6" draw:style-name="gr5" draw:text-style-name="P227" svg:x1="24.245cm" svg:y1="3.647cm" svg:x2="24.245cm" svg:y2="3.765cm"><text:p/></draw:line><draw:line draw:name="Вертикальная линия 525_6" draw:style-name="gr5" draw:text-style-name="P227" svg:x1="26.254cm" svg:y1="3.647cm" svg:x2="26.254cm" svg:y2="3.765cm"><text:p/></draw:line></draw:g></draw:g><draw:g draw:name="DrawObject 72_6" draw:style-name="gr2"><draw:line draw:name="Вертикальная линия 526_6" draw:style-name="gr5" draw:text-style-name="P226" svg:x1="3.237cm" svg:y1="4.406cm" svg:x2="3.237cm" svg:y2="4.507cm"><text:p/></draw:line><draw:g draw:name="DrawObject 73_6" draw:style-name="gr2"><draw:line draw:name="Вертикальная линия 527_6" draw:style-name="gr5" draw:text-style-name="P226" svg:x1="4.235cm" svg:y1="4.391cm" svg:x2="4.235cm" svg:y2="4.492cm"><text:p/></draw:line><draw:line draw:name="Вертикальная линия 528_6" draw:style-name="gr5" draw:text-style-name="P226" svg:x1="5.731cm" svg:y1="4.41cm" svg:x2="5.731cm" svg:y2="4.511cm"><text:p/></draw:line><draw:line draw:name="Вертикальная линия 529_6" draw:style-name="gr5" draw:text-style-name="P226" svg:x1="12.379cm" svg:y1="4.41cm" svg:x2="12.379cm" svg:y2="4.511cm"><text:p/></draw:line><draw:line draw:name="Вертикальная линия 530_6" draw:style-name="gr5" draw:text-style-name="P226" svg:x1="13.64cm" svg:y1="4.402cm" svg:x2="13.64cm" svg:y2="4.524cm"><text:p/></draw:line><draw:line draw:name="Вертикальная линия 531_6" draw:style-name="gr5" draw:text-style-name="P226" svg:x1="15.076cm" svg:y1="4.402cm" svg:x2="15.076cm" svg:y2="4.525cm"><text:p/></draw:line><draw:line draw:name="Вертикальная линия 532_6" draw:style-name="gr5" draw:text-style-name="P227" svg:x1="16.18cm" svg:y1="4.402cm" svg:x2="16.18cm" svg:y2="4.518cm"><text:p/></draw:line><draw:line draw:name="Вертикальная линия 533_6" draw:style-name="gr5" draw:text-style-name="P227" svg:x1="17.406cm" svg:y1="4.414cm" svg:x2="17.406cm" svg:y2="4.515cm"><text:p/></draw:line><draw:line draw:name="Вертикальная линия 534_6" draw:style-name="gr5" draw:text-style-name="P227" svg:x1="18.683cm" svg:y1="4.402cm" svg:x2="18.683cm" svg:y2="4.531cm"><text:p/></draw:line><draw:line draw:name="Вертикальная линия 535_6" draw:style-name="gr5" draw:text-style-name="P226" svg:x1="2.258cm" svg:y1="4.399cm" svg:x2="2.258cm" svg:y2="4.5cm"><text:p/></draw:line><draw:line draw:name="Вертикальная линия 536_6" draw:style-name="gr5" draw:text-style-name="P227" svg:x1="20.481cm" svg:y1="4.402cm" svg:x2="20.481cm" svg:y2="4.525cm"><text:p/></draw:line><draw:line draw:name="Вертикальная линия 537_6" draw:style-name="gr5" draw:text-style-name="P227" svg:x1="21.749cm" svg:y1="4.403cm" svg:x2="21.749cm" svg:y2="4.525cm"><text:p/></draw:line><draw:line draw:name="Вертикальная линия 538_6" draw:style-name="gr5" draw:text-style-name="P227" svg:x1="22.987cm" svg:y1="4.402cm" svg:x2="22.987cm" svg:y2="4.52cm"><text:p/></draw:line><draw:line draw:name="Вертикальная линия 539_6" draw:style-name="gr5" draw:text-style-name="P227" svg:x1="24.245cm" svg:y1="4.402cm" svg:x2="24.245cm" svg:y2="4.52cm"><text:p/></draw:line><draw:line draw:name="Вертикальная линия 540_6" draw:style-name="gr5" draw:text-style-name="P227" svg:x1="26.254cm" svg:y1="4.402cm" svg:x2="26.254cm" svg:y2="4.52cm"><text:p/></draw:line></draw:g></draw:g><draw:g draw:name="DrawObject 74_6" draw:style-name="gr2"><draw:line draw:name="Вертикальная линия 541_6" draw:style-name="gr5" draw:text-style-name="P226" svg:x1="3.237cm" svg:y1="5.172cm" svg:x2="3.237cm" svg:y2="5.273cm"><text:p/></draw:line><draw:g draw:name="DrawObject 75_6" draw:style-name="gr2"><draw:line draw:name="Вертикальная линия 542_6" draw:style-name="gr5" draw:text-style-name="P226" svg:x1="4.235cm" svg:y1="5.156cm" svg:x2="4.235cm" svg:y2="5.257cm"><text:p/></draw:line><draw:line draw:name="Вертикальная линия 543_6" draw:style-name="gr5" draw:text-style-name="P226" svg:x1="5.731cm" svg:y1="5.177cm" svg:x2="5.731cm" svg:y2="5.278cm"><text:p/></draw:line><draw:line draw:name="Вертикальная линия 544_6" draw:style-name="gr5" draw:text-style-name="P226" svg:x1="12.379cm" svg:y1="5.177cm" svg:x2="12.379cm" svg:y2="5.278cm"><text:p/></draw:line><draw:line draw:name="Вертикальная линия 545_6" draw:style-name="gr5" draw:text-style-name="P226" svg:x1="13.64cm" svg:y1="5.169cm" svg:x2="13.64cm" svg:y2="5.291cm"><text:p/></draw:line><draw:line draw:name="Вертикальная линия 546_6" draw:style-name="gr5" draw:text-style-name="P226" svg:x1="15.076cm" svg:y1="5.169cm" svg:x2="15.076cm" svg:y2="5.292cm"><text:p/></draw:line><draw:line draw:name="Вертикальная линия 547_6" draw:style-name="gr5" draw:text-style-name="P227" svg:x1="16.18cm" svg:y1="5.169cm" svg:x2="16.18cm" svg:y2="5.285cm"><text:p/></draw:line><draw:line draw:name="Вертикальная линия 548_6" draw:style-name="gr5" draw:text-style-name="P227" svg:x1="17.406cm" svg:y1="5.179cm" svg:x2="17.406cm" svg:y2="5.28cm"><text:p/></draw:line><draw:line draw:name="Вертикальная линия 549_6" draw:style-name="gr5" draw:text-style-name="P227" svg:x1="18.683cm" svg:y1="5.169cm" svg:x2="18.683cm" svg:y2="5.298cm"><text:p/></draw:line><draw:line draw:name="Вертикальная линия 550_6" draw:style-name="gr5" draw:text-style-name="P226" svg:x1="2.258cm" svg:y1="5.165cm" svg:x2="2.258cm" svg:y2="5.266cm"><text:p/></draw:line><draw:line draw:name="Вертикальная линия 551_6" draw:style-name="gr5" draw:text-style-name="P227" svg:x1="20.481cm" svg:y1="5.169cm" svg:x2="20.481cm" svg:y2="5.292cm"><text:p/></draw:line><draw:line draw:name="Вертикальная линия 552_6" draw:style-name="gr5" draw:text-style-name="P227" svg:x1="21.749cm" svg:y1="5.17cm" svg:x2="21.749cm" svg:y2="5.292cm"><text:p/></draw:line><draw:line draw:name="Вертикальная линия 553_6" draw:style-name="gr5" draw:text-style-name="P227" svg:x1="22.987cm" svg:y1="5.169cm" svg:x2="22.987cm" svg:y2="5.287cm"><text:p/></draw:line><draw:line draw:name="Вертикальная линия 554_6" draw:style-name="gr5" draw:text-style-name="P227" svg:x1="24.245cm" svg:y1="5.169cm" svg:x2="24.245cm" svg:y2="5.287cm"><text:p/></draw:line><draw:line draw:name="Вертикальная линия 555_6" draw:style-name="gr5" draw:text-style-name="P227" svg:x1="26.254cm" svg:y1="5.169cm" svg:x2="26.254cm" svg:y2="5.287cm"><text:p/></draw:line></draw:g></draw:g><draw:g draw:name="DrawObject 76_6" draw:style-name="gr2"><draw:line draw:name="Вертикальная линия 556_6" draw:style-name="gr5" draw:text-style-name="P226" svg:x1="3.237cm" svg:y1="5.927cm" svg:x2="3.237cm" svg:y2="6.028cm"><text:p/></draw:line><draw:g draw:name="DrawObject 77_6" draw:style-name="gr2"><draw:line draw:name="Вертикальная линия 557_6" draw:style-name="gr5" draw:text-style-name="P226" svg:x1="4.235cm" svg:y1="5.911cm" svg:x2="4.235cm" svg:y2="6.012cm"><text:p/></draw:line><draw:line draw:name="Вертикальная линия 558_6" draw:style-name="gr5" draw:text-style-name="P226" svg:x1="5.731cm" svg:y1="5.932cm" svg:x2="5.731cm" svg:y2="6.033cm"><text:p/></draw:line><draw:line draw:name="Вертикальная линия 559_6" draw:style-name="gr5" draw:text-style-name="P226" svg:x1="12.379cm" svg:y1="5.932cm" svg:x2="12.379cm" svg:y2="6.033cm"><text:p/></draw:line><draw:line draw:name="Вертикальная линия 560_6" draw:style-name="gr5" draw:text-style-name="P226" svg:x1="13.64cm" svg:y1="5.924cm" svg:x2="13.64cm" svg:y2="6.046cm"><text:p/></draw:line><draw:line draw:name="Вертикальная линия 561_6" draw:style-name="gr5" draw:text-style-name="P226" svg:x1="15.076cm" svg:y1="5.924cm" svg:x2="15.076cm" svg:y2="6.047cm"><text:p/></draw:line><draw:line draw:name="Вертикальная линия 562_6" draw:style-name="gr5" draw:text-style-name="P227" svg:x1="16.18cm" svg:y1="5.924cm" svg:x2="16.18cm" svg:y2="6.04cm"><text:p/></draw:line><draw:line draw:name="Вертикальная линия 563_6" draw:style-name="gr5" draw:text-style-name="P227" svg:x1="17.406cm" svg:y1="5.937cm" svg:x2="17.406cm" svg:y2="6.038cm"><text:p/></draw:line><draw:line draw:name="Вертикальная линия 564_6" draw:style-name="gr5" draw:text-style-name="P227" svg:x1="18.683cm" svg:y1="5.924cm" svg:x2="18.683cm" svg:y2="6.053cm"><text:p/></draw:line><draw:line draw:name="Вертикальная линия 565_6" draw:style-name="gr5" draw:text-style-name="P226" svg:x1="2.258cm" svg:y1="5.918cm" svg:x2="2.258cm" svg:y2="6.019cm"><text:p/></draw:line><draw:line draw:name="Вертикальная линия 566_6" draw:style-name="gr5" draw:text-style-name="P227" svg:x1="20.481cm" svg:y1="5.924cm" svg:x2="20.481cm" svg:y2="6.047cm"><text:p/></draw:line><draw:line draw:name="Вертикальная линия 567_6" draw:style-name="gr5" draw:text-style-name="P227" svg:x1="21.749cm" svg:y1="5.925cm" svg:x2="21.749cm" svg:y2="6.047cm"><text:p/></draw:line><draw:line draw:name="Вертикальная линия 568_6" draw:style-name="gr5" draw:text-style-name="P227" svg:x1="22.987cm" svg:y1="5.924cm" svg:x2="22.987cm" svg:y2="6.042cm"><text:p/></draw:line><draw:line draw:name="Вертикальная линия 569_6" draw:style-name="gr5" draw:text-style-name="P227" svg:x1="24.245cm" svg:y1="5.924cm" svg:x2="24.245cm" svg:y2="6.042cm"><text:p/></draw:line><draw:line draw:name="Вертикальная линия 570_6" draw:style-name="gr5" draw:text-style-name="P227" svg:x1="26.254cm" svg:y1="5.924cm" svg:x2="26.254cm" svg:y2="6.042cm"><text:p/></draw:line></draw:g></draw:g><draw:g draw:name="DrawObject 78_6" draw:style-name="gr2"><draw:line draw:name="Вертикальная линия 571_6" draw:style-name="gr5" draw:text-style-name="P226" svg:x1="3.237cm" svg:y1="6.666cm" svg:x2="3.237cm" svg:y2="6.767cm"><text:p/></draw:line><draw:g draw:name="DrawObject 79_6" draw:style-name="gr2"><draw:line draw:name="Вертикальная линия 572_6" draw:style-name="gr5" draw:text-style-name="P226" svg:x1="4.235cm" svg:y1="6.655cm" svg:x2="4.235cm" svg:y2="6.756cm"><text:p/></draw:line><draw:line draw:name="Вертикальная линия 573_6" draw:style-name="gr5" draw:text-style-name="P226" svg:x1="5.731cm" svg:y1="6.673cm" svg:x2="5.731cm" svg:y2="6.774cm"><text:p/></draw:line><draw:line draw:name="Вертикальная линия 574_6" draw:style-name="gr5" draw:text-style-name="P226" svg:x1="12.379cm" svg:y1="6.673cm" svg:x2="12.379cm" svg:y2="6.774cm"><text:p/></draw:line><draw:line draw:name="Вертикальная линия 575_6" draw:style-name="gr5" draw:text-style-name="P226" svg:x1="13.64cm" svg:y1="6.665cm" svg:x2="13.64cm" svg:y2="6.787cm"><text:p/></draw:line><draw:line draw:name="Вертикальная линия 576_6" draw:style-name="gr5" draw:text-style-name="P226" svg:x1="15.076cm" svg:y1="6.665cm" svg:x2="15.076cm" svg:y2="6.788cm"><text:p/></draw:line><draw:line draw:name="Вертикальная линия 577_6" draw:style-name="gr5" draw:text-style-name="P227" svg:x1="16.18cm" svg:y1="6.665cm" svg:x2="16.18cm" svg:y2="6.781cm"><text:p/></draw:line><draw:line draw:name="Вертикальная линия 578_6" draw:style-name="gr5" draw:text-style-name="P227" svg:x1="17.406cm" svg:y1="6.677cm" svg:x2="17.406cm" svg:y2="6.778cm"><text:p/></draw:line><draw:line draw:name="Вертикальная линия 579_6" draw:style-name="gr5" draw:text-style-name="P227" svg:x1="18.683cm" svg:y1="6.665cm" svg:x2="18.683cm" svg:y2="6.794cm"><text:p/></draw:line><draw:line draw:name="Вертикальная линия 580_6" draw:style-name="gr5" draw:text-style-name="P226" svg:x1="2.258cm" svg:y1="6.662cm" svg:x2="2.258cm" svg:y2="6.763cm"><text:p/></draw:line><draw:line draw:name="Вертикальная линия 581_6" draw:style-name="gr5" draw:text-style-name="P227" svg:x1="20.481cm" svg:y1="6.665cm" svg:x2="20.481cm" svg:y2="6.788cm"><text:p/></draw:line><draw:line draw:name="Вертикальная линия 582_6" draw:style-name="gr5" draw:text-style-name="P227" svg:x1="21.749cm" svg:y1="6.666cm" svg:x2="21.749cm" svg:y2="6.788cm"><text:p/></draw:line><draw:line draw:name="Вертикальная линия 583_6" draw:style-name="gr5" draw:text-style-name="P227" svg:x1="22.987cm" svg:y1="6.665cm" svg:x2="22.987cm" svg:y2="6.783cm"><text:p/></draw:line><draw:line draw:name="Вертикальная линия 584_6" draw:style-name="gr5" draw:text-style-name="P227" svg:x1="24.245cm" svg:y1="6.665cm" svg:x2="24.245cm" svg:y2="6.783cm"><text:p/></draw:line><draw:line draw:name="Вертикальная линия 585_6" draw:style-name="gr5" draw:text-style-name="P227" svg:x1="26.254cm" svg:y1="6.665cm" svg:x2="26.254cm" svg:y2="6.783cm"><text:p/></draw:line></draw:g></draw:g><draw:g draw:name="DrawObject 80_6" draw:style-name="gr2"><draw:line draw:name="Вертикальная линия 586_6" draw:style-name="gr5" draw:text-style-name="P226" svg:x1="3.237cm" svg:y1="7.424cm" svg:x2="3.237cm" svg:y2="7.525cm"><text:p/></draw:line><draw:g draw:name="DrawObject 81_6" draw:style-name="gr2"><draw:line draw:name="Вертикальная линия 587_6" draw:style-name="gr5" draw:text-style-name="P226" svg:x1="4.235cm" svg:y1="7.41cm" svg:x2="4.235cm" svg:y2="7.511cm"><text:p/></draw:line><draw:line draw:name="Вертикальная линия 588_6" draw:style-name="gr5" draw:text-style-name="P226" svg:x1="5.731cm" svg:y1="7.428cm" svg:x2="5.731cm" svg:y2="7.529cm"><text:p/></draw:line><draw:line draw:name="Вертикальная линия 589_6" draw:style-name="gr5" draw:text-style-name="P226" svg:x1="12.379cm" svg:y1="7.428cm" svg:x2="12.379cm" svg:y2="7.529cm"><text:p/></draw:line><draw:line draw:name="Вертикальная линия 590_6" draw:style-name="gr5" draw:text-style-name="P226" svg:x1="13.64cm" svg:y1="7.42cm" svg:x2="13.64cm" svg:y2="7.542cm"><text:p/></draw:line><draw:line draw:name="Вертикальная линия 591_6" draw:style-name="gr5" draw:text-style-name="P226" svg:x1="15.076cm" svg:y1="7.42cm" svg:x2="15.076cm" svg:y2="7.543cm"><text:p/></draw:line><draw:line draw:name="Вертикальная линия 592_6" draw:style-name="gr5" draw:text-style-name="P227" svg:x1="16.18cm" svg:y1="7.42cm" svg:x2="16.18cm" svg:y2="7.536cm"><text:p/></draw:line><draw:line draw:name="Вертикальная линия 593_6" draw:style-name="gr5" draw:text-style-name="P227" svg:x1="17.406cm" svg:y1="7.432cm" svg:x2="17.406cm" svg:y2="7.533cm"><text:p/></draw:line><draw:line draw:name="Вертикальная линия 594_6" draw:style-name="gr5" draw:text-style-name="P227" svg:x1="18.683cm" svg:y1="7.42cm" svg:x2="18.683cm" svg:y2="7.549cm"><text:p/></draw:line><draw:line draw:name="Вертикальная линия 595_6" draw:style-name="gr5" draw:text-style-name="P226" svg:x1="2.258cm" svg:y1="7.417cm" svg:x2="2.258cm" svg:y2="7.518cm"><text:p/></draw:line><draw:line draw:name="Вертикальная линия 596_6" draw:style-name="gr5" draw:text-style-name="P227" svg:x1="20.481cm" svg:y1="7.42cm" svg:x2="20.481cm" svg:y2="7.543cm"><text:p/></draw:line><draw:line draw:name="Вертикальная линия 597_6" draw:style-name="gr5" draw:text-style-name="P227" svg:x1="21.749cm" svg:y1="7.421cm" svg:x2="21.749cm" svg:y2="7.543cm"><text:p/></draw:line><draw:line draw:name="Вертикальная линия 598_6" draw:style-name="gr5" draw:text-style-name="P227" svg:x1="22.987cm" svg:y1="7.42cm" svg:x2="22.987cm" svg:y2="7.538cm"><text:p/></draw:line><draw:line draw:name="Вертикальная линия 599_6" draw:style-name="gr5" draw:text-style-name="P227" svg:x1="24.245cm" svg:y1="7.42cm" svg:x2="24.245cm" svg:y2="7.538cm"><text:p/></draw:line><draw:line draw:name="Вертикальная линия 600_6" draw:style-name="gr5" draw:text-style-name="P227" svg:x1="26.254cm" svg:y1="7.42cm" svg:x2="26.254cm" svg:y2="7.538cm"><text:p/></draw:line></draw:g></draw:g><draw:g draw:name="DrawObject 82_6" draw:style-name="gr2"><draw:line draw:name="Вертикальная линия 601_6" draw:style-name="gr5" draw:text-style-name="P226" svg:x1="3.237cm" svg:y1="8.19cm" svg:x2="3.237cm" svg:y2="8.291cm"><text:p/></draw:line><draw:g draw:name="DrawObject 83_6" draw:style-name="gr2"><draw:line draw:name="Вертикальная линия 602_6" draw:style-name="gr5" draw:text-style-name="P226" svg:x1="4.235cm" svg:y1="8.174cm" svg:x2="4.235cm" svg:y2="8.275cm"><text:p/></draw:line><draw:line draw:name="Вертикальная линия 603_6" draw:style-name="gr5" draw:text-style-name="P226" svg:x1="5.731cm" svg:y1="8.195cm" svg:x2="5.731cm" svg:y2="8.296cm"><text:p/></draw:line><draw:line draw:name="Вертикальная линия 604_6" draw:style-name="gr5" draw:text-style-name="P226" svg:x1="12.379cm" svg:y1="8.195cm" svg:x2="12.379cm" svg:y2="8.296cm"><text:p/></draw:line><draw:line draw:name="Вертикальная линия 605_6" draw:style-name="gr5" draw:text-style-name="P226" svg:x1="13.64cm" svg:y1="8.187cm" svg:x2="13.64cm" svg:y2="8.309cm"><text:p/></draw:line><draw:line draw:name="Вертикальная линия 606_6" draw:style-name="gr5" draw:text-style-name="P226" svg:x1="15.076cm" svg:y1="8.187cm" svg:x2="15.076cm" svg:y2="8.31cm"><text:p/></draw:line><draw:line draw:name="Вертикальная линия 607_6" draw:style-name="gr5" draw:text-style-name="P227" svg:x1="16.18cm" svg:y1="8.187cm" svg:x2="16.18cm" svg:y2="8.303cm"><text:p/></draw:line><draw:line draw:name="Вертикальная линия 608_6" draw:style-name="gr5" draw:text-style-name="P227" svg:x1="17.406cm" svg:y1="8.197cm" svg:x2="17.406cm" svg:y2="8.298cm"><text:p/></draw:line><draw:line draw:name="Вертикальная линия 609_6" draw:style-name="gr5" draw:text-style-name="P227" svg:x1="18.683cm" svg:y1="8.187cm" svg:x2="18.683cm" svg:y2="8.316cm"><text:p/></draw:line><draw:line draw:name="Вертикальная линия 610_6" draw:style-name="gr5" draw:text-style-name="P226" svg:x1="2.258cm" svg:y1="8.183cm" svg:x2="2.258cm" svg:y2="8.284cm"><text:p/></draw:line><draw:line draw:name="Вертикальная линия 611_6" draw:style-name="gr5" draw:text-style-name="P227" svg:x1="20.481cm" svg:y1="8.187cm" svg:x2="20.481cm" svg:y2="8.31cm"><text:p/></draw:line><draw:line draw:name="Вертикальная линия 612_6" draw:style-name="gr5" draw:text-style-name="P227" svg:x1="21.749cm" svg:y1="8.188cm" svg:x2="21.749cm" svg:y2="8.31cm"><text:p/></draw:line><draw:line draw:name="Вертикальная линия 613_6" draw:style-name="gr5" draw:text-style-name="P227" svg:x1="22.987cm" svg:y1="8.187cm" svg:x2="22.987cm" svg:y2="8.305cm"><text:p/></draw:line><draw:line draw:name="Вертикальная линия 614_6" draw:style-name="gr5" draw:text-style-name="P227" svg:x1="24.245cm" svg:y1="8.187cm" svg:x2="24.245cm" svg:y2="8.305cm"><text:p/></draw:line><draw:line draw:name="Вертикальная линия 615_6" draw:style-name="gr5" draw:text-style-name="P227" svg:x1="26.254cm" svg:y1="8.187cm" svg:x2="26.254cm" svg:y2="8.305cm"><text:p/></draw:line></draw:g></draw:g><draw:g draw:name="DrawObject 84_6" draw:style-name="gr2"><draw:line draw:name="Вертикальная линия 616_6" draw:style-name="gr5" draw:text-style-name="P226" svg:x1="3.237cm" svg:y1="8.945cm" svg:x2="3.237cm" svg:y2="9.046cm"><text:p/></draw:line><draw:g draw:name="DrawObject 85_6" draw:style-name="gr2"><draw:line draw:name="Вертикальная линия 617_6" draw:style-name="gr5" draw:text-style-name="P226" svg:x1="4.235cm" svg:y1="8.929cm" svg:x2="4.235cm" svg:y2="9.03cm"><text:p/></draw:line><draw:line draw:name="Вертикальная линия 618_6" draw:style-name="gr5" draw:text-style-name="P226" svg:x1="5.731cm" svg:y1="8.95cm" svg:x2="5.731cm" svg:y2="9.051cm"><text:p/></draw:line><draw:line draw:name="Вертикальная линия 619_6" draw:style-name="gr5" draw:text-style-name="P226" svg:x1="12.379cm" svg:y1="8.95cm" svg:x2="12.379cm" svg:y2="9.051cm"><text:p/></draw:line><draw:line draw:name="Вертикальная линия 620_6" draw:style-name="gr5" draw:text-style-name="P226" svg:x1="13.64cm" svg:y1="8.942cm" svg:x2="13.64cm" svg:y2="9.064cm"><text:p/></draw:line><draw:line draw:name="Вертикальная линия 621_6" draw:style-name="gr5" draw:text-style-name="P226" svg:x1="15.076cm" svg:y1="8.942cm" svg:x2="15.076cm" svg:y2="9.065cm"><text:p/></draw:line><draw:line draw:name="Вертикальная линия 622_6" draw:style-name="gr5" draw:text-style-name="P227" svg:x1="16.18cm" svg:y1="8.942cm" svg:x2="16.18cm" svg:y2="9.058cm"><text:p/></draw:line><draw:line draw:name="Вертикальная линия 623_6" draw:style-name="gr5" draw:text-style-name="P227" svg:x1="17.406cm" svg:y1="8.952cm" svg:x2="17.406cm" svg:y2="9.053cm"><text:p/></draw:line><draw:line draw:name="Вертикальная линия 624_6" draw:style-name="gr5" draw:text-style-name="P227" svg:x1="18.683cm" svg:y1="8.942cm" svg:x2="18.683cm" svg:y2="9.071cm"><text:p/></draw:line><draw:line draw:name="Вертикальная линия 625_6" draw:style-name="gr5" draw:text-style-name="P226" svg:x1="2.258cm" svg:y1="8.936cm" svg:x2="2.258cm" svg:y2="9.037cm"><text:p/></draw:line><draw:line draw:name="Вертикальная линия 626_6" draw:style-name="gr5" draw:text-style-name="P227" svg:x1="20.481cm" svg:y1="8.942cm" svg:x2="20.481cm" svg:y2="9.065cm"><text:p/></draw:line><draw:line draw:name="Вертикальная линия 627_6" draw:style-name="gr5" draw:text-style-name="P227" svg:x1="21.749cm" svg:y1="8.943cm" svg:x2="21.749cm" svg:y2="9.065cm"><text:p/></draw:line><draw:line draw:name="Вертикальная линия 628_6" draw:style-name="gr5" draw:text-style-name="P227" svg:x1="22.987cm" svg:y1="8.942cm" svg:x2="22.987cm" svg:y2="9.06cm"><text:p/></draw:line><draw:line draw:name="Вертикальная линия 629_6" draw:style-name="gr5" draw:text-style-name="P227" svg:x1="24.245cm" svg:y1="8.942cm" svg:x2="24.245cm" svg:y2="9.06cm"><text:p/></draw:line><draw:line draw:name="Вертикальная линия 630_6" draw:style-name="gr5" draw:text-style-name="P227" svg:x1="26.254cm" svg:y1="8.942cm" svg:x2="26.254cm" svg:y2="9.06cm"><text:p/></draw:line></draw:g></draw:g><draw:g draw:name="DrawObject 86_6" draw:style-name="gr2"><draw:line draw:name="Вертикальная линия 631_6" draw:style-name="gr5" draw:text-style-name="P226" svg:x1="3.237cm" svg:y1="9.71cm" svg:x2="3.237cm" svg:y2="9.811cm"><text:p/></draw:line><draw:g draw:name="DrawObject 87_6" draw:style-name="gr2"><draw:line draw:name="Вертикальная линия 632_6" draw:style-name="gr5" draw:text-style-name="P226" svg:x1="4.235cm" svg:y1="9.696cm" svg:x2="4.235cm" svg:y2="9.797cm"><text:p/></draw:line><draw:line draw:name="Вертикальная линия 633_6" draw:style-name="gr5" draw:text-style-name="P226" svg:x1="5.731cm" svg:y1="9.714cm" svg:x2="5.731cm" svg:y2="9.815cm"><text:p/></draw:line><draw:line draw:name="Вертикальная линия 634_6" draw:style-name="gr5" draw:text-style-name="P226" svg:x1="12.379cm" svg:y1="9.714cm" svg:x2="12.379cm" svg:y2="9.815cm"><text:p/></draw:line><draw:line draw:name="Вертикальная линия 635_6" draw:style-name="gr5" draw:text-style-name="P226" svg:x1="13.64cm" svg:y1="9.707cm" svg:x2="13.64cm" svg:y2="9.829cm"><text:p/></draw:line><draw:line draw:name="Вертикальная линия 636_6" draw:style-name="gr5" draw:text-style-name="P226" svg:x1="15.076cm" svg:y1="9.707cm" svg:x2="15.076cm" svg:y2="9.83cm"><text:p/></draw:line><draw:line draw:name="Вертикальная линия 637_6" draw:style-name="gr5" draw:text-style-name="P227" svg:x1="16.18cm" svg:y1="9.707cm" svg:x2="16.18cm" svg:y2="9.823cm"><text:p/></draw:line><draw:line draw:name="Вертикальная линия 638_6" draw:style-name="gr5" draw:text-style-name="P227" svg:x1="17.406cm" svg:y1="9.719cm" svg:x2="17.406cm" svg:y2="9.82cm"><text:p/></draw:line><draw:line draw:name="Вертикальная линия 639_6" draw:style-name="gr5" draw:text-style-name="P227" svg:x1="18.683cm" svg:y1="9.707cm" svg:x2="18.683cm" svg:y2="9.836cm"><text:p/></draw:line><draw:line draw:name="Вертикальная линия 640_6" draw:style-name="gr5" draw:text-style-name="P226" svg:x1="2.258cm" svg:y1="9.703cm" svg:x2="2.258cm" svg:y2="9.804cm"><text:p/></draw:line><draw:line draw:name="Вертикальная линия 641_6" draw:style-name="gr5" draw:text-style-name="P227" svg:x1="20.481cm" svg:y1="9.707cm" svg:x2="20.481cm" svg:y2="9.83cm"><text:p/></draw:line><draw:line draw:name="Вертикальная линия 642_6" draw:style-name="gr5" draw:text-style-name="P227" svg:x1="21.749cm" svg:y1="9.71cm" svg:x2="21.749cm" svg:y2="9.832cm"><text:p/></draw:line><draw:line draw:name="Вертикальная линия 643_6" draw:style-name="gr5" draw:text-style-name="P227" svg:x1="22.987cm" svg:y1="9.707cm" svg:x2="22.987cm" svg:y2="9.825cm"><text:p/></draw:line><draw:line draw:name="Вертикальная линия 644_6" draw:style-name="gr5" draw:text-style-name="P227" svg:x1="24.245cm" svg:y1="9.707cm" svg:x2="24.245cm" svg:y2="9.825cm"><text:p/></draw:line><draw:line draw:name="Вертикальная линия 645_6" draw:style-name="gr5" draw:text-style-name="P227" svg:x1="26.254cm" svg:y1="9.707cm" svg:x2="26.254cm" svg:y2="9.825cm"><text:p/></draw:line></draw:g></draw:g><draw:g draw:name="DrawObject 88_6" draw:style-name="gr2"><draw:line draw:name="Вертикальная линия 646_6" draw:style-name="gr5" draw:text-style-name="P226" svg:x1="3.237cm" svg:y1="10.476cm" svg:x2="3.237cm" svg:y2="10.577cm"><text:p/></draw:line><draw:g draw:name="DrawObject 89_6" draw:style-name="gr2"><draw:line draw:name="Вертикальная линия 647_6" draw:style-name="gr5" draw:text-style-name="P226" svg:x1="4.235cm" svg:y1="10.465cm" svg:x2="4.235cm" svg:y2="10.566cm"><text:p/></draw:line><draw:line draw:name="Вертикальная линия 648_6" draw:style-name="gr5" draw:text-style-name="P226" svg:x1="5.731cm" svg:y1="10.483cm" svg:x2="5.731cm" svg:y2="10.584cm"><text:p/></draw:line><draw:line draw:name="Вертикальная линия 649_6" draw:style-name="gr5" draw:text-style-name="P226" svg:x1="12.379cm" svg:y1="10.483cm" svg:x2="12.379cm" svg:y2="10.584cm"><text:p/></draw:line><draw:line draw:name="Вертикальная линия 650_6" draw:style-name="gr5" draw:text-style-name="P226" svg:x1="13.64cm" svg:y1="10.475cm" svg:x2="13.64cm" svg:y2="10.597cm"><text:p/></draw:line><draw:line draw:name="Вертикальная линия 651_6" draw:style-name="gr5" draw:text-style-name="P226" svg:x1="15.076cm" svg:y1="10.475cm" svg:x2="15.076cm" svg:y2="10.598cm"><text:p/></draw:line><draw:line draw:name="Вертикальная линия 652_6" draw:style-name="gr5" draw:text-style-name="P227" svg:x1="16.18cm" svg:y1="10.475cm" svg:x2="16.18cm" svg:y2="10.591cm"><text:p/></draw:line><draw:line draw:name="Вертикальная линия 653_6" draw:style-name="gr5" draw:text-style-name="P227" svg:x1="17.406cm" svg:y1="10.487cm" svg:x2="17.406cm" svg:y2="10.588cm"><text:p/></draw:line><draw:line draw:name="Вертикальная линия 654_6" draw:style-name="gr5" draw:text-style-name="P227" svg:x1="18.683cm" svg:y1="10.475cm" svg:x2="18.683cm" svg:y2="10.604cm"><text:p/></draw:line><draw:line draw:name="Вертикальная линия 655_6" draw:style-name="gr5" draw:text-style-name="P226" svg:x1="2.258cm" svg:y1="10.472cm" svg:x2="2.258cm" svg:y2="10.573cm"><text:p/></draw:line><draw:line draw:name="Вертикальная линия 656_6" draw:style-name="gr5" draw:text-style-name="P227" svg:x1="20.481cm" svg:y1="10.475cm" svg:x2="20.481cm" svg:y2="10.598cm"><text:p/></draw:line><draw:line draw:name="Вертикальная линия 657_6" draw:style-name="gr5" draw:text-style-name="P227" svg:x1="21.749cm" svg:y1="10.476cm" svg:x2="21.749cm" svg:y2="10.598cm"><text:p/></draw:line><draw:line draw:name="Вертикальная линия 658_6" draw:style-name="gr5" draw:text-style-name="P227" svg:x1="22.987cm" svg:y1="10.475cm" svg:x2="22.987cm" svg:y2="10.593cm"><text:p/></draw:line><draw:line draw:name="Вертикальная линия 659_6" draw:style-name="gr5" draw:text-style-name="P227" svg:x1="24.245cm" svg:y1="10.475cm" svg:x2="24.245cm" svg:y2="10.593cm"><text:p/></draw:line><draw:line draw:name="Вертикальная линия 660_6" draw:style-name="gr5" draw:text-style-name="P227" svg:x1="26.254cm" svg:y1="10.475cm" svg:x2="26.254cm" svg:y2="10.593cm"><text:p/></draw:line></draw:g></draw:g><draw:g draw:name="DrawObject 90_6" draw:style-name="gr2"><draw:line draw:name="Вертикальная линия 661_6" draw:style-name="gr5" draw:text-style-name="P226" svg:x1="3.237cm" svg:y1="11.234cm" svg:x2="3.237cm" svg:y2="11.335cm"><text:p/></draw:line><draw:g draw:name="DrawObject 91_6" draw:style-name="gr2"><draw:line draw:name="Вертикальная линия 662_6" draw:style-name="gr5" draw:text-style-name="P226" svg:x1="4.235cm" svg:y1="11.22cm" svg:x2="4.235cm" svg:y2="11.321cm"><text:p/></draw:line><draw:line draw:name="Вертикальная линия 663_6" draw:style-name="gr5" draw:text-style-name="P226" svg:x1="5.731cm" svg:y1="11.238cm" svg:x2="5.731cm" svg:y2="11.339cm"><text:p/></draw:line><draw:line draw:name="Вертикальная линия 664_6" draw:style-name="gr5" draw:text-style-name="P226" svg:x1="12.379cm" svg:y1="11.238cm" svg:x2="12.379cm" svg:y2="11.339cm"><text:p/></draw:line><draw:line draw:name="Вертикальная линия 665_6" draw:style-name="gr5" draw:text-style-name="P226" svg:x1="13.64cm" svg:y1="11.23cm" svg:x2="13.64cm" svg:y2="11.352cm"><text:p/></draw:line><draw:line draw:name="Вертикальная линия 666_6" draw:style-name="gr5" draw:text-style-name="P226" svg:x1="15.076cm" svg:y1="11.23cm" svg:x2="15.076cm" svg:y2="11.353cm"><text:p/></draw:line><draw:line draw:name="Вертикальная линия 667_6" draw:style-name="gr5" draw:text-style-name="P227" svg:x1="16.18cm" svg:y1="11.23cm" svg:x2="16.18cm" svg:y2="11.346cm"><text:p/></draw:line><draw:line draw:name="Вертикальная линия 668_6" draw:style-name="gr5" draw:text-style-name="P227" svg:x1="17.406cm" svg:y1="11.242cm" svg:x2="17.406cm" svg:y2="11.343cm"><text:p/></draw:line><draw:line draw:name="Вертикальная линия 669_6" draw:style-name="gr5" draw:text-style-name="P227" svg:x1="18.683cm" svg:y1="11.23cm" svg:x2="18.683cm" svg:y2="11.359cm"><text:p/></draw:line><draw:line draw:name="Вертикальная линия 670_6" draw:style-name="gr5" draw:text-style-name="P226" svg:x1="2.258cm" svg:y1="11.227cm" svg:x2="2.258cm" svg:y2="11.328cm"><text:p/></draw:line><draw:line draw:name="Вертикальная линия 671_6" draw:style-name="gr5" draw:text-style-name="P227" svg:x1="20.481cm" svg:y1="11.23cm" svg:x2="20.481cm" svg:y2="11.353cm"><text:p/></draw:line><draw:line draw:name="Вертикальная линия 672_6" draw:style-name="gr5" draw:text-style-name="P227" svg:x1="21.749cm" svg:y1="11.231cm" svg:x2="21.749cm" svg:y2="11.353cm"><text:p/></draw:line><draw:line draw:name="Вертикальная линия 673_6" draw:style-name="gr5" draw:text-style-name="P227" svg:x1="22.987cm" svg:y1="11.23cm" svg:x2="22.987cm" svg:y2="11.348cm"><text:p/></draw:line><draw:line draw:name="Вертикальная линия 674_6" draw:style-name="gr5" draw:text-style-name="P227" svg:x1="24.245cm" svg:y1="11.23cm" svg:x2="24.245cm" svg:y2="11.348cm"><text:p/></draw:line><draw:line draw:name="Вертикальная линия 675_6" draw:style-name="gr5" draw:text-style-name="P227" svg:x1="26.254cm" svg:y1="11.23cm" svg:x2="26.254cm" svg:y2="11.348cm"><text:p/></draw:line></draw:g></draw:g><draw:custom-shape draw:name="Фигура 1_6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6" draw:style-name="gr2"><draw:line draw:name="Вертикальная линия 241_6" draw:style-name="gr5" draw:text-style-name="P226" svg:x1="3.237cm" svg:y1="11.991cm" svg:x2="3.237cm" svg:y2="12.092cm"><text:p/></draw:line><draw:g draw:name="DrawObject 32_6" draw:style-name="gr2"><draw:line draw:name="Вертикальная линия 242_6" draw:style-name="gr5" draw:text-style-name="P226" svg:x1="4.235cm" svg:y1="11.977cm" svg:x2="4.235cm" svg:y2="12.078cm"><text:p/></draw:line><draw:line draw:name="Вертикальная линия 243_6" draw:style-name="gr5" draw:text-style-name="P226" svg:x1="5.731cm" svg:y1="11.996cm" svg:x2="5.731cm" svg:y2="12.097cm"><text:p/></draw:line><draw:line draw:name="Вертикальная линия 244_6" draw:style-name="gr5" draw:text-style-name="P226" svg:x1="12.379cm" svg:y1="11.996cm" svg:x2="12.379cm" svg:y2="12.097cm"><text:p/></draw:line><draw:line draw:name="Вертикальная линия 245_6" draw:style-name="gr5" draw:text-style-name="P226" svg:x1="13.64cm" svg:y1="11.989cm" svg:x2="13.64cm" svg:y2="12.111cm"><text:p/></draw:line><draw:line draw:name="Вертикальная линия 246_6" draw:style-name="gr5" draw:text-style-name="P226" svg:x1="15.076cm" svg:y1="11.989cm" svg:x2="15.076cm" svg:y2="12.112cm"><text:p/></draw:line><draw:line draw:name="Вертикальная линия 247_6" draw:style-name="gr5" draw:text-style-name="P227" svg:x1="16.18cm" svg:y1="11.989cm" svg:x2="16.18cm" svg:y2="12.105cm"><text:p/></draw:line><draw:line draw:name="Вертикальная линия 248_6" draw:style-name="gr5" draw:text-style-name="P227" svg:x1="17.406cm" svg:y1="12cm" svg:x2="17.406cm" svg:y2="12.101cm"><text:p/></draw:line><draw:line draw:name="Вертикальная линия 249_6" draw:style-name="gr5" draw:text-style-name="P227" svg:x1="18.683cm" svg:y1="11.989cm" svg:x2="18.683cm" svg:y2="12.118cm"><text:p/></draw:line><draw:line draw:name="Вертикальная линия 250_6" draw:style-name="gr5" draw:text-style-name="P226" svg:x1="2.258cm" svg:y1="11.984cm" svg:x2="2.258cm" svg:y2="12.085cm"><text:p/></draw:line><draw:line draw:name="Вертикальная линия 251_6" draw:style-name="gr5" draw:text-style-name="P227" svg:x1="20.481cm" svg:y1="11.989cm" svg:x2="20.481cm" svg:y2="12.112cm"><text:p/></draw:line><draw:line draw:name="Вертикальная линия 252_6" draw:style-name="gr5" draw:text-style-name="P227" svg:x1="21.749cm" svg:y1="11.989cm" svg:x2="21.749cm" svg:y2="12.111cm"><text:p/></draw:line><draw:line draw:name="Вертикальная линия 253_6" draw:style-name="gr5" draw:text-style-name="P227" svg:x1="22.987cm" svg:y1="11.989cm" svg:x2="22.987cm" svg:y2="12.107cm"><text:p/></draw:line><draw:line draw:name="Вертикальная линия 254_6" draw:style-name="gr5" draw:text-style-name="P227" svg:x1="24.245cm" svg:y1="11.989cm" svg:x2="24.245cm" svg:y2="12.107cm"><text:p/></draw:line><draw:line draw:name="Вертикальная линия 255_6" draw:style-name="gr5" draw:text-style-name="P227" svg:x1="26.254cm" svg:y1="11.989cm" svg:x2="26.254cm" svg:y2="12.107cm"><text:p/></draw:line></draw:g></draw:g></draw:g><draw:g draw:name="DrawObject 2_6" draw:style-name="gr2"><draw:line draw:name="Вертикальная линия 16_6" draw:style-name="gr5" draw:text-style-name="P226" svg:x1="3.214cm" svg:y1="0.614cm" svg:x2="3.214cm" svg:y2="0.715cm"><text:p/></draw:line><draw:g draw:name="DrawObject 3_6" draw:style-name="gr2"><draw:line draw:name="Вертикальная линия 17_6" draw:style-name="gr5" draw:text-style-name="P226" svg:x1="4.214cm" svg:y1="0.6cm" svg:x2="4.214cm" svg:y2="0.701cm"><text:p/></draw:line><draw:line draw:name="Вертикальная линия 18_6" draw:style-name="gr5" draw:text-style-name="P226" svg:x1="5.708cm" svg:y1="0.619cm" svg:x2="5.708cm" svg:y2="0.72cm"><text:p/></draw:line><draw:line draw:name="Вертикальная линия 19_6" draw:style-name="gr5" draw:text-style-name="P226" svg:x1="12.356cm" svg:y1="0.619cm" svg:x2="12.356cm" svg:y2="0.72cm"><text:p/></draw:line><draw:line draw:name="Вертикальная линия 20_6" draw:style-name="gr5" draw:text-style-name="P226" svg:x1="13.619cm" svg:y1="0.611cm" svg:x2="13.619cm" svg:y2="0.733cm"><text:p/></draw:line><draw:line draw:name="Вертикальная линия 21_6" draw:style-name="gr5" draw:text-style-name="P226" svg:x1="15.053cm" svg:y1="0.611cm" svg:x2="15.053cm" svg:y2="0.734cm"><text:p/></draw:line><draw:line draw:name="Вертикальная линия 22_6" draw:style-name="gr5" draw:text-style-name="P227" svg:x1="16.159cm" svg:y1="0.611cm" svg:x2="16.159cm" svg:y2="0.727cm"><text:p/></draw:line><draw:line draw:name="Вертикальная линия 23_6" draw:style-name="gr5" draw:text-style-name="P227" svg:x1="17.383cm" svg:y1="0.623cm" svg:x2="17.383cm" svg:y2="0.724cm"><text:p/></draw:line><draw:line draw:name="Вертикальная линия 24_6" draw:style-name="gr5" draw:text-style-name="P227" svg:x1="18.662cm" svg:y1="0.611cm" svg:x2="18.662cm" svg:y2="0.74cm"><text:p/></draw:line><draw:line draw:name="Вертикальная линия 25_6" draw:style-name="gr5" draw:text-style-name="P226" svg:x1="2.235cm" svg:y1="0.607cm" svg:x2="2.235cm" svg:y2="0.708cm"><text:p/></draw:line><draw:line draw:name="Вертикальная линия 26_6" draw:style-name="gr5" draw:text-style-name="P227" svg:x1="20.458cm" svg:y1="0.611cm" svg:x2="20.458cm" svg:y2="0.734cm"><text:p/></draw:line><draw:line draw:name="Вертикальная линия 27_6" draw:style-name="gr5" draw:text-style-name="P227" svg:x1="21.726cm" svg:y1="0.612cm" svg:x2="21.726cm" svg:y2="0.734cm"><text:p/></draw:line><draw:line draw:name="Вертикальная линия 28_6" draw:style-name="gr5" draw:text-style-name="P227" svg:x1="22.964cm" svg:y1="0.611cm" svg:x2="22.964cm" svg:y2="0.729cm"><text:p/></draw:line><draw:line draw:name="Вертикальная линия 29_6" draw:style-name="gr5" draw:text-style-name="P227" svg:x1="24.222cm" svg:y1="0.611cm" svg:x2="24.222cm" svg:y2="0.729cm"><text:p/></draw:line><draw:line draw:name="Вертикальная линия 30_6" draw:style-name="gr5" draw:text-style-name="P227" svg:x1="26.231cm" svg:y1="0.611cm" svg:x2="26.231cm" svg:y2="0.729cm"><text:p/></draw:line></draw:g></draw:g></draw:g><text:span text:style-name="Основной_20_шрифт_20_абзаца"><text:span text:style-name="T3">01</text:span></text:span></text:p>
          </table:table-cell>
          <table:table-cell table:style-name="Таблица9.B28" table:number-rows-spanned="17" table:number-columns-spanned="42" office:value-type="string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12" office:value-type="string">
            <text:p text:style-name="P43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12">
          <table:table-cell table:style-name="Таблица9.A28" office:value-type="string">
            <text:p text:style-name="P43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9.29">
          <table:table-cell table:style-name="Таблица9.A29" table:number-columns-spanned="3" office:value-type="string">
            <text:p text:style-name="P46">МК/КТП</text:p>
          </table:table-cell>
          <table:covered-table-cell/>
          <table:covered-table-cell/>
          <table:table-cell table:style-name="Таблица9.D29" table:number-columns-spanned="34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9.D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9.A29" office:value-type="string">
            <text:p text:style-name="P52"/>
          </table:table-cell>
        </table:table-row>
      </table:table>
      <text:p text:style-name="P80"/>
      <text:p text:style-name="P80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B"/>
        <table:table-column table:style-name="Таблица10.J"/>
        <table:table-column table:style-name="Таблица10.K"/>
        <table:table-column table:style-name="Таблица10.L"/>
        <table:table-column table:style-name="Таблица10.M"/>
        <table:table-column table:style-name="Таблица10.N"/>
        <table:table-column table:style-name="Таблица10.O"/>
        <table:table-column table:style-name="Таблица10.P"/>
        <table:table-column table:style-name="Таблица10.B"/>
        <table:table-column table:style-name="Таблица10.R"/>
        <table:table-column table:style-name="Таблица10.S"/>
        <table:table-column table:style-name="Таблица10.T"/>
        <table:table-column table:style-name="Таблица10.B"/>
        <table:table-column table:style-name="Таблица10.V"/>
        <table:table-column table:style-name="Таблица10.W"/>
        <table:table-column table:style-name="Таблица10.X"/>
        <table:table-column table:style-name="Таблица10.Y"/>
        <table:table-column table:style-name="Таблица10.Z"/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column table:style-name="Таблица10.g"/>
        <table:table-column table:style-name="Таблица10.h"/>
        <table:table-column table:style-name="Таблица10.i"/>
        <table:table-column table:style-name="Таблица10.G"/>
        <table:table-column table:style-name="Таблица10.k"/>
        <table:table-column table:style-name="Таблица10.l"/>
        <table:table-column table:style-name="Таблица10.h"/>
        <table:table-column table:style-name="Таблица10.n"/>
        <table:table-column table:style-name="Таблица10.o"/>
        <table:table-column table:style-name="Таблица10.p"/>
        <table:table-column table:style-name="Таблица10.q"/>
        <table:table-header-rows>
          <text:soft-page-break/>
          <table:table-row table:style-name="Таблица10.1">
            <table:table-cell table:style-name="Таблица10.A1" table:number-columns-spanned="3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0.f1" table:number-columns-spanned="2" office:value-type="string">
              <text:p text:style-name="P40"/>
            </table:table-cell>
            <table:covered-table-cell/>
            <table:table-cell table:style-name="Таблица10.f1" table:number-columns-spanned="3" office:value-type="string">
              <text:p text:style-name="P40"/>
            </table:table-cell>
            <table:covered-table-cell/>
            <table:covered-table-cell/>
            <table:table-cell table:style-name="Таблица10.f1" table:number-columns-spanned="4" office:value-type="string">
              <text:p text:style-name="P36"><draw:frame draw:style-name="fr2" draw:name="Врезка11" text:anchor-type="paragraph" svg:y="-0.49cm" svg:width="5.639cm" style:rel-width="scale" svg:height="0.639cm" style:rel-height="scale" draw:z-index="17"><draw:text-box><text:p text:style-name="P21">ГОСТ 3.1118-82 Форма 1б</text:p></draw:text-box></draw:frame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10.f1" table:number-columns-spanned="2" office:value-type="string">
              <text:p text:style-name="P40"/>
            </table:table-cell>
            <table:covered-table-cell/>
            <table:table-cell table:style-name="Таблица10.q1" office:value-type="string">
              <text:p text:style-name="P40"/>
            </table:table-cell>
          </table:table-row>
        </table:table-header-rows>
        <table:table-row table:style-name="Таблица10.1">
          <table:table-cell table:style-name="Таблица10.f1" table:number-columns-spanned="3" office:value-type="string">
            <text:p text:style-name="P40">Дубл.</text:p>
          </table:table-cell>
          <table:covered-table-cell/>
          <table:covered-table-cell/>
          <table:table-cell table:style-name="Таблица10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0.f1" table:number-columns-spanned="3" office:value-type="string">
            <text:p text:style-name="P36"/>
          </table:table-cell>
          <table:covered-table-cell/>
          <table:covered-table-cell/>
          <table:table-cell table:style-name="Таблица10.f1" office:value-type="string">
            <text:p text:style-name="P36"/>
          </table:table-cell>
          <table:table-cell table:style-name="Таблица10.M2" table:number-columns-spanned="4" office:value-type="string">
            <text:p text:style-name="P36"><text:s text:c="15"/></text:p>
          </table:table-cell>
          <table:covered-table-cell/>
          <table:covered-table-cell/>
          <table:covered-table-cell/>
          <table:table-cell table:style-name="Таблица10.Q2" table:number-columns-spanned="2" office:value-type="string">
            <text:p text:style-name="P36"/>
          </table:table-cell>
          <table:covered-table-cell/>
          <table:table-cell table:style-name="Таблица10.Q2" table:number-columns-spanned="3" office:value-type="string">
            <text:p text:style-name="P36"/>
          </table:table-cell>
          <table:covered-table-cell/>
          <table:covered-table-cell/>
          <table:table-cell table:style-name="Таблица10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Q2" table:number-columns-spanned="2" office:value-type="string">
            <text:p text:style-name="P36"/>
          </table:table-cell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table:number-columns-spanned="3" office:value-type="string">
            <text:p text:style-name="P36"/>
          </table:table-cell>
          <table:covered-table-cell/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q1" office:value-type="string">
            <text:p text:style-name="P36"/>
          </table:table-cell>
        </table:table-row>
        <table:table-row table:style-name="Таблица10.1">
          <table:table-cell table:style-name="Таблица10.f1" table:number-columns-spanned="3" office:value-type="string">
            <text:p text:style-name="P40">Взам.</text:p>
          </table:table-cell>
          <table:covered-table-cell/>
          <table:covered-table-cell/>
          <table:table-cell table:style-name="Таблица10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10.f1" table:number-columns-spanned="3" office:value-type="string">
            <text:p text:style-name="P36"/>
          </table:table-cell>
          <table:covered-table-cell/>
          <table:covered-table-cell/>
          <table:table-cell table:style-name="Таблица10.f1" office:value-type="string">
            <text:p text:style-name="P36"/>
          </table:table-cell>
          <table:table-cell table:style-name="Таблица10.M3" table:number-rows-spanned="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table:number-columns-spanned="3" office:value-type="string">
            <text:p text:style-name="P36"/>
          </table:table-cell>
          <table:covered-table-cell/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table:number-columns-spanned="3" office:value-type="string">
            <text:p text:style-name="P36"/>
          </table:table-cell>
          <table:covered-table-cell/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q1" office:value-type="string">
            <text:p text:style-name="P36"/>
          </table:table-cell>
        </table:table-row>
        <table:table-row table:style-name="Таблица10.1">
          <table:table-cell table:style-name="Таблица10.f1" table:number-columns-spanned="3" office:value-type="string">
            <text:p text:style-name="P40">Подл.</text:p>
          </table:table-cell>
          <table:covered-table-cell/>
          <table:covered-table-cell/>
          <table:table-cell table:style-name="Таблица10.f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Таблица10.f1" table:number-columns-spanned="3" office:value-type="string">
            <text:p text:style-name="P23"/>
          </table:table-cell>
          <table:covered-table-cell/>
          <table:covered-table-cell/>
          <table:table-cell table:style-name="Таблица10.f1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table:number-columns-spanned="3" office:value-type="string">
            <text:p text:style-name="P36"/>
          </table:table-cell>
          <table:covered-table-cell/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table:number-columns-spanned="3" office:value-type="string">
            <text:p text:style-name="P36"/>
          </table:table-cell>
          <table:covered-table-cell/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q1" office:value-type="string">
            <text:p text:style-name="P36"/>
          </table:table-cell>
        </table:table-row>
        <table:table-row table:style-name="Таблица10.5">
          <table:table-cell table:style-name="Таблица10.f1" table:number-columns-spanned="2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X5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X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q5" office:value-type="string">
            <text:p text:style-name="P29"/>
          </table:table-cell>
        </table:table-row>
        <table:table-row table:style-name="Таблица10.6">
          <table:table-cell table:style-name="Таблица10.f1" table:number-rows-spanned="3" table:number-columns-spanned="2" office:value-type="string">
            <text:p text:style-name="P36"/>
          </table:table-cell>
          <table:covered-table-cell/>
          <table:table-cell table:style-name="Таблица10.f1" table:number-columns-spanned="3" office:value-type="string">
            <text:p text:style-name="P36"/>
          </table:table-cell>
          <table:covered-table-cell/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office:value-type="string">
            <text:p text:style-name="P36"/>
          </table:table-cell>
          <table:table-cell table:style-name="Таблица10.f1" office:value-type="string">
            <text:p text:style-name="P36"/>
          </table:table-cell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table:number-columns-spanned="3" office:value-type="string">
            <text:p text:style-name="P36"/>
          </table:table-cell>
          <table:covered-table-cell/>
          <table:covered-table-cell/>
          <table:table-cell table:style-name="Таблица10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0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10.c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m6" table:number-rows-spanned="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Таблица10.6">
          <table:covered-table-cell/>
          <table:covered-table-cell/>
          <table:table-cell table:style-name="Таблица10.f1" table:number-columns-spanned="3" office:value-type="string">
            <text:p text:style-name="P36"/>
          </table:table-cell>
          <table:covered-table-cell/>
          <table:covered-table-cell/>
          <table:table-cell table:style-name="Таблица10.f1" table:number-columns-spanned="2" office:value-type="string">
            <text:p text:style-name="P56"/>
          </table:table-cell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f1" table:number-columns-spanned="2" office:value-type="string">
            <text:p text:style-name="P3"/>
          </table:table-cell>
          <table:covered-table-cell/>
          <table:table-cell table:style-name="Таблица10.f1" office:value-type="string">
            <text:p text:style-name="P56"/>
          </table:table-cell>
          <table:table-cell table:style-name="Таблица10.f1" office:value-type="string">
            <text:p text:style-name="P36"/>
          </table:table-cell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table:number-columns-spanned="3" office:value-type="string">
            <text:p text:style-name="P36"/>
          </table:table-cell>
          <table:covered-table-cell/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6">
          <table:covered-table-cell/>
          <table:covered-table-cell/>
          <table:table-cell table:style-name="Таблица10.f1" table:number-columns-spanned="3" office:value-type="string">
            <text:p text:style-name="P36"/>
          </table:table-cell>
          <table:covered-table-cell/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office:value-type="string">
            <text:p text:style-name="P36"/>
          </table:table-cell>
          <table:table-cell table:style-name="Таблица10.f1" office:value-type="string">
            <text:p text:style-name="P36"/>
          </table:table-cell>
          <table:table-cell table:style-name="Таблица10.f1" table:number-columns-spanned="2" office:value-type="string">
            <text:p text:style-name="P36"/>
          </table:table-cell>
          <table:covered-table-cell/>
          <table:table-cell table:style-name="Таблица10.f1" table:number-columns-spanned="3" office:value-type="string">
            <text:p text:style-name="P36"/>
          </table:table-cell>
          <table:covered-table-cell/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10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9">
          <table:table-cell table:style-name="Таблица10.A9" office:value-type="string">
            <text:p text:style-name="P43">А</text:p>
          </table:table-cell>
          <table:table-cell table:style-name="Таблица10.B9" table:number-columns-spanned="3" office:value-type="string">
            <text:p text:style-name="P138">Цех</text:p>
          </table:table-cell>
          <table:covered-table-cell/>
          <table:covered-table-cell/>
          <table:table-cell table:style-name="Таблица10.E9" table:number-columns-spanned="2" office:value-type="string">
            <text:p text:style-name="P59">Уч.</text:p>
          </table:table-cell>
          <table:covered-table-cell/>
          <table:table-cell table:style-name="Таблица10.E9" table:number-columns-spanned="3" office:value-type="string">
            <text:p text:style-name="P59">РМ</text:p>
          </table:table-cell>
          <table:covered-table-cell/>
          <table:covered-table-cell/>
          <table:table-cell table:style-name="Таблица10.E9" office:value-type="string">
            <text:p text:style-name="P59">Опер.</text:p>
          </table:table-cell>
          <table:table-cell table:style-name="Таблица10.E9" table:number-columns-spanned="9" office:value-type="string">
            <text:p text:style-name="P59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T9" table:number-columns-spanned="24" office:value-type="string">
            <text:p text:style-name="P59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9">
          <table:table-cell table:style-name="Таблица10.A9" office:value-type="string">
            <text:p text:style-name="P43">Б</text:p>
          </table:table-cell>
          <table:table-cell table:style-name="Таблица10.B10" table:number-columns-spanned="18" office:value-type="string">
            <text:p text:style-name="P5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A9" office:value-type="string">
            <text:p text:style-name="P59">СМ</text:p>
          </table:table-cell>
          <table:table-cell table:style-name="Таблица10.A9" table:number-columns-spanned="2" office:value-type="string">
            <text:p text:style-name="P59">Проф.</text:p>
          </table:table-cell>
          <table:covered-table-cell/>
          <table:table-cell table:style-name="Таблица10.A9" table:number-columns-spanned="4" office:value-type="string">
            <text:p text:style-name="P59">Р</text:p>
          </table:table-cell>
          <table:covered-table-cell/>
          <table:covered-table-cell/>
          <table:covered-table-cell/>
          <table:table-cell table:style-name="Таблица10.A9" office:value-type="string">
            <text:p text:style-name="P59">УТ</text:p>
          </table:table-cell>
          <table:table-cell table:style-name="Таблица10.A9" table:number-columns-spanned="3" office:value-type="string">
            <text:p text:style-name="P59">КР</text:p>
          </table:table-cell>
          <table:covered-table-cell/>
          <table:covered-table-cell/>
          <table:table-cell table:style-name="Таблица10.A9" table:number-columns-spanned="2" office:value-type="string">
            <text:p text:style-name="P59">КОИД</text:p>
          </table:table-cell>
          <table:covered-table-cell/>
          <table:table-cell table:style-name="Таблица10.A9" table:number-columns-spanned="2" office:value-type="string">
            <text:p text:style-name="P59">ЕН</text:p>
          </table:table-cell>
          <table:covered-table-cell/>
          <table:table-cell table:style-name="Таблица10.A9" table:number-columns-spanned="3" office:value-type="string">
            <text:p text:style-name="P59">ОП</text:p>
          </table:table-cell>
          <table:covered-table-cell/>
          <table:covered-table-cell/>
          <table:table-cell table:style-name="Таблица10.A9" table:number-columns-spanned="2" office:value-type="string">
            <text:p text:style-name="P59">Кшт</text:p>
          </table:table-cell>
          <table:covered-table-cell/>
          <table:table-cell table:style-name="Таблица10.A9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10.p10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10.9">
          <table:table-cell table:style-name="Таблица10.A11" office:value-type="string">
            <text:p text:style-name="P43">К/М</text:p>
          </table:table-cell>
          <table:table-cell table:style-name="Таблица10.B11" table:number-columns-spanned="18" office:value-type="string">
            <text:p text:style-name="P5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B10" table:number-columns-spanned="13" office:value-type="string">
            <text:p text:style-name="P5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g11" table:number-columns-spanned="2" office:value-type="string">
            <text:p text:style-name="P59">ОПП</text:p>
          </table:table-cell>
          <table:covered-table-cell/>
          <table:table-cell table:style-name="Таблица10.g11" table:number-columns-spanned="3" office:value-type="string">
            <text:p text:style-name="P62">ЕВ</text:p>
          </table:table-cell>
          <table:covered-table-cell/>
          <table:covered-table-cell/>
          <table:table-cell table:style-name="Таблица10.g11" table:number-columns-spanned="2" office:value-type="string">
            <text:p text:style-name="P59">ЕН</text:p>
          </table:table-cell>
          <table:covered-table-cell/>
          <table:table-cell table:style-name="Таблица10.g11" table:number-columns-spanned="2" office:value-type="string">
            <text:p text:style-name="P59">КИ</text:p>
          </table:table-cell>
          <table:covered-table-cell/>
          <table:table-cell table:style-name="Таблица10.p11" table:number-columns-spanned="2" office:value-type="string">
            <text:p text:style-name="P59">Н. расх.</text:p>
          </table:table-cell>
          <table:covered-table-cell/>
        </table:table-row>
        <table:table-row table:style-name="Таблица10.12">
          <table:table-cell table:style-name="Таблица10.A12" office:value-type="string">
            <text:p text:style-name="P29"><draw:g text:anchor-type="paragraph" draw:z-index="18" draw:name="DrawObject2_6" draw:style-name="gr1"><draw:g draw:name="DrawObject31_7" draw:style-name="gr2"><draw:custom-shape draw:name="Фигура1_7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7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7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7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7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7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7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7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7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7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7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7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7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7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7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7" draw:style-name="gr2"><draw:line draw:name="Вертикальная линия 451_7" draw:style-name="gr5" draw:text-style-name="P226" svg:x1="3.237cm" svg:y1="-0.134cm" svg:x2="3.237cm" svg:y2="-0.033cm"><text:p/></draw:line><draw:g draw:name="DrawObject 63_7" draw:style-name="gr2"><draw:line draw:name="Вертикальная линия 452_7" draw:style-name="gr5" draw:text-style-name="P226" svg:x1="4.235cm" svg:y1="-0.148cm" svg:x2="4.235cm" svg:y2="-0.047cm"><text:p/></draw:line><draw:line draw:name="Вертикальная линия 453_7" draw:style-name="gr5" draw:text-style-name="P226" svg:x1="5.731cm" svg:y1="-0.129cm" svg:x2="5.731cm" svg:y2="-0.028cm"><text:p/></draw:line><draw:line draw:name="Вертикальная линия 454_7" draw:style-name="gr5" draw:text-style-name="P226" svg:x1="12.379cm" svg:y1="-0.129cm" svg:x2="12.379cm" svg:y2="-0.028cm"><text:p/></draw:line><draw:line draw:name="Вертикальная линия 455_7" draw:style-name="gr5" draw:text-style-name="P226" svg:x1="13.64cm" svg:y1="-0.136cm" svg:x2="13.64cm" svg:y2="-0.014cm"><text:p/></draw:line><draw:line draw:name="Вертикальная линия 456_7" draw:style-name="gr5" draw:text-style-name="P226" svg:x1="15.076cm" svg:y1="-0.136cm" svg:x2="15.076cm" svg:y2="-0.013cm"><text:p/></draw:line><draw:line draw:name="Вертикальная линия 457_7" draw:style-name="gr5" draw:text-style-name="P227" svg:x1="16.18cm" svg:y1="-0.136cm" svg:x2="16.18cm" svg:y2="-0.02cm"><text:p/></draw:line><draw:line draw:name="Вертикальная линия 458_7" draw:style-name="gr5" draw:text-style-name="P227" svg:x1="17.406cm" svg:y1="-0.125cm" svg:x2="17.406cm" svg:y2="-0.024cm"><text:p/></draw:line><draw:line draw:name="Вертикальная линия 459_7" draw:style-name="gr5" draw:text-style-name="P227" svg:x1="18.683cm" svg:y1="-0.136cm" svg:x2="18.683cm" svg:y2="-0.007cm"><text:p/></draw:line><draw:line draw:name="Вертикальная линия 460_7" draw:style-name="gr5" draw:text-style-name="P226" svg:x1="2.258cm" svg:y1="-0.141cm" svg:x2="2.258cm" svg:y2="-0.04cm"><text:p/></draw:line><draw:line draw:name="Вертикальная линия 461_7" draw:style-name="gr5" draw:text-style-name="P227" svg:x1="20.481cm" svg:y1="-0.136cm" svg:x2="20.481cm" svg:y2="-0.013cm"><text:p/></draw:line><draw:line draw:name="Вертикальная линия 462_7" draw:style-name="gr5" draw:text-style-name="P227" svg:x1="21.749cm" svg:y1="-0.136cm" svg:x2="21.749cm" svg:y2="-0.014cm"><text:p/></draw:line><draw:line draw:name="Вертикальная линия 463_7" draw:style-name="gr5" draw:text-style-name="P227" svg:x1="22.987cm" svg:y1="-0.136cm" svg:x2="22.987cm" svg:y2="-0.018cm"><text:p/></draw:line><draw:line draw:name="Вертикальная линия 464_7" draw:style-name="gr5" draw:text-style-name="P227" svg:x1="24.245cm" svg:y1="-0.136cm" svg:x2="24.245cm" svg:y2="-0.018cm"><text:p/></draw:line><draw:line draw:name="Вертикальная линия 465_7" draw:style-name="gr5" draw:text-style-name="P227" svg:x1="26.254cm" svg:y1="-0.136cm" svg:x2="26.254cm" svg:y2="-0.018cm"><text:p/></draw:line></draw:g></draw:g><draw:g draw:name="DrawObject 64_7" draw:style-name="gr2"><draw:line draw:name="Вертикальная линия 466_7" draw:style-name="gr5" draw:text-style-name="P226" svg:x1="3.237cm" svg:y1="1.358cm" svg:x2="3.237cm" svg:y2="1.459cm"><text:p/></draw:line><draw:g draw:name="DrawObject 65_7" draw:style-name="gr2"><draw:line draw:name="Вертикальная линия 467_7" draw:style-name="gr5" draw:text-style-name="P226" svg:x1="4.235cm" svg:y1="1.344cm" svg:x2="4.235cm" svg:y2="1.445cm"><text:p/></draw:line><draw:line draw:name="Вертикальная линия 468_7" draw:style-name="gr5" draw:text-style-name="P226" svg:x1="5.731cm" svg:y1="1.365cm" svg:x2="5.731cm" svg:y2="1.466cm"><text:p/></draw:line><draw:line draw:name="Вертикальная линия 469_7" draw:style-name="gr5" draw:text-style-name="P226" svg:x1="12.379cm" svg:y1="1.365cm" svg:x2="12.379cm" svg:y2="1.466cm"><text:p/></draw:line><draw:line draw:name="Вертикальная линия 470_7" draw:style-name="gr5" draw:text-style-name="P226" svg:x1="13.64cm" svg:y1="1.355cm" svg:x2="13.64cm" svg:y2="1.477cm"><text:p/></draw:line><draw:line draw:name="Вертикальная линия 471_7" draw:style-name="gr5" draw:text-style-name="P226" svg:x1="15.076cm" svg:y1="1.355cm" svg:x2="15.076cm" svg:y2="1.478cm"><text:p/></draw:line><draw:line draw:name="Вертикальная линия 472_7" draw:style-name="gr5" draw:text-style-name="P227" svg:x1="16.18cm" svg:y1="1.355cm" svg:x2="16.18cm" svg:y2="1.471cm"><text:p/></draw:line><draw:line draw:name="Вертикальная линия 473_7" draw:style-name="gr5" draw:text-style-name="P227" svg:x1="17.406cm" svg:y1="1.367cm" svg:x2="17.406cm" svg:y2="1.468cm"><text:p/></draw:line><draw:line draw:name="Вертикальная линия 474_7" draw:style-name="gr5" draw:text-style-name="P227" svg:x1="18.683cm" svg:y1="1.355cm" svg:x2="18.683cm" svg:y2="1.484cm"><text:p/></draw:line><draw:line draw:name="Вертикальная линия 475_7" draw:style-name="gr5" draw:text-style-name="P226" svg:x1="2.258cm" svg:y1="1.351cm" svg:x2="2.258cm" svg:y2="1.452cm"><text:p/></draw:line><draw:line draw:name="Вертикальная линия 476_7" draw:style-name="gr5" draw:text-style-name="P227" svg:x1="20.481cm" svg:y1="1.355cm" svg:x2="20.481cm" svg:y2="1.478cm"><text:p/></draw:line><draw:line draw:name="Вертикальная линия 477_7" draw:style-name="gr5" draw:text-style-name="P227" svg:x1="21.749cm" svg:y1="1.358cm" svg:x2="21.749cm" svg:y2="1.48cm"><text:p/></draw:line><draw:line draw:name="Вертикальная линия 478_7" draw:style-name="gr5" draw:text-style-name="P227" svg:x1="22.987cm" svg:y1="1.355cm" svg:x2="22.987cm" svg:y2="1.473cm"><text:p/></draw:line><draw:line draw:name="Вертикальная линия 479_7" draw:style-name="gr5" draw:text-style-name="P227" svg:x1="24.245cm" svg:y1="1.355cm" svg:x2="24.245cm" svg:y2="1.473cm"><text:p/></draw:line><draw:line draw:name="Вертикальная линия 480_7" draw:style-name="gr5" draw:text-style-name="P227" svg:x1="26.254cm" svg:y1="1.355cm" svg:x2="26.254cm" svg:y2="1.473cm"><text:p/></draw:line></draw:g></draw:g><draw:g draw:name="DrawObject 66_7" draw:style-name="gr2"><draw:line draw:name="Вертикальная линия 481_7" draw:style-name="gr5" draw:text-style-name="P226" svg:x1="3.237cm" svg:y1="2.127cm" svg:x2="3.237cm" svg:y2="2.228cm"><text:p/></draw:line><draw:g draw:name="DrawObject 67_7" draw:style-name="gr2"><draw:line draw:name="Вертикальная линия 482_7" draw:style-name="gr5" draw:text-style-name="P226" svg:x1="4.235cm" svg:y1="2.113cm" svg:x2="4.235cm" svg:y2="2.214cm"><text:p/></draw:line><draw:line draw:name="Вертикальная линия 483_7" draw:style-name="gr5" draw:text-style-name="P226" svg:x1="5.731cm" svg:y1="2.131cm" svg:x2="5.731cm" svg:y2="2.232cm"><text:p/></draw:line><draw:line draw:name="Вертикальная линия 484_7" draw:style-name="gr5" draw:text-style-name="P226" svg:x1="12.379cm" svg:y1="2.131cm" svg:x2="12.379cm" svg:y2="2.232cm"><text:p/></draw:line><draw:line draw:name="Вертикальная линия 485_7" draw:style-name="gr5" draw:text-style-name="P226" svg:x1="13.64cm" svg:y1="2.123cm" svg:x2="13.64cm" svg:y2="2.245cm"><text:p/></draw:line><draw:line draw:name="Вертикальная линия 486_7" draw:style-name="gr5" draw:text-style-name="P226" svg:x1="15.076cm" svg:y1="2.123cm" svg:x2="15.076cm" svg:y2="2.246cm"><text:p/></draw:line><draw:line draw:name="Вертикальная линия 487_7" draw:style-name="gr5" draw:text-style-name="P227" svg:x1="16.18cm" svg:y1="2.123cm" svg:x2="16.18cm" svg:y2="2.239cm"><text:p/></draw:line><draw:line draw:name="Вертикальная линия 488_7" draw:style-name="gr5" draw:text-style-name="P227" svg:x1="17.406cm" svg:y1="2.135cm" svg:x2="17.406cm" svg:y2="2.236cm"><text:p/></draw:line><draw:line draw:name="Вертикальная линия 489_7" draw:style-name="gr5" draw:text-style-name="P227" svg:x1="18.683cm" svg:y1="2.123cm" svg:x2="18.683cm" svg:y2="2.252cm"><text:p/></draw:line><draw:line draw:name="Вертикальная линия 490_7" draw:style-name="gr5" draw:text-style-name="P226" svg:x1="2.258cm" svg:y1="2.12cm" svg:x2="2.258cm" svg:y2="2.221cm"><text:p/></draw:line><draw:line draw:name="Вертикальная линия 491_7" draw:style-name="gr5" draw:text-style-name="P227" svg:x1="20.481cm" svg:y1="2.123cm" svg:x2="20.481cm" svg:y2="2.246cm"><text:p/></draw:line><draw:line draw:name="Вертикальная линия 492_7" draw:style-name="gr5" draw:text-style-name="P227" svg:x1="21.749cm" svg:y1="2.124cm" svg:x2="21.749cm" svg:y2="2.246cm"><text:p/></draw:line><draw:line draw:name="Вертикальная линия 493_7" draw:style-name="gr5" draw:text-style-name="P227" svg:x1="22.987cm" svg:y1="2.123cm" svg:x2="22.987cm" svg:y2="2.241cm"><text:p/></draw:line><draw:line draw:name="Вертикальная линия 494_7" draw:style-name="gr5" draw:text-style-name="P227" svg:x1="24.245cm" svg:y1="2.123cm" svg:x2="24.245cm" svg:y2="2.241cm"><text:p/></draw:line><draw:line draw:name="Вертикальная линия 495_7" draw:style-name="gr5" draw:text-style-name="P227" svg:x1="26.254cm" svg:y1="2.123cm" svg:x2="26.254cm" svg:y2="2.241cm"><text:p/></draw:line></draw:g></draw:g><draw:g draw:name="DrawObject 68_7" draw:style-name="gr2"><draw:line draw:name="Вертикальная линия 496_7" draw:style-name="gr5" draw:text-style-name="P226" svg:x1="3.237cm" svg:y1="2.882cm" svg:x2="3.237cm" svg:y2="2.983cm"><text:p/></draw:line><draw:g draw:name="DrawObject 69_7" draw:style-name="gr2"><draw:line draw:name="Вертикальная линия 497_7" draw:style-name="gr5" draw:text-style-name="P226" svg:x1="4.235cm" svg:y1="2.867cm" svg:x2="4.235cm" svg:y2="2.968cm"><text:p/></draw:line><draw:line draw:name="Вертикальная линия 498_7" draw:style-name="gr5" draw:text-style-name="P226" svg:x1="5.731cm" svg:y1="2.886cm" svg:x2="5.731cm" svg:y2="2.987cm"><text:p/></draw:line><draw:line draw:name="Вертикальная линия 499_7" draw:style-name="gr5" draw:text-style-name="P226" svg:x1="12.379cm" svg:y1="2.886cm" svg:x2="12.379cm" svg:y2="2.987cm"><text:p/></draw:line><draw:line draw:name="Вертикальная линия 500_7" draw:style-name="gr5" draw:text-style-name="P226" svg:x1="13.64cm" svg:y1="2.878cm" svg:x2="13.64cm" svg:y2="3cm"><text:p/></draw:line><draw:line draw:name="Вертикальная линия 501_7" draw:style-name="gr5" draw:text-style-name="P226" svg:x1="15.076cm" svg:y1="2.878cm" svg:x2="15.076cm" svg:y2="3.001cm"><text:p/></draw:line><draw:line draw:name="Вертикальная линия 502_7" draw:style-name="gr5" draw:text-style-name="P227" svg:x1="16.18cm" svg:y1="2.878cm" svg:x2="16.18cm" svg:y2="2.994cm"><text:p/></draw:line><draw:line draw:name="Вертикальная линия 503_7" draw:style-name="gr5" draw:text-style-name="P227" svg:x1="17.406cm" svg:y1="2.89cm" svg:x2="17.406cm" svg:y2="2.991cm"><text:p/></draw:line><draw:line draw:name="Вертикальная линия 504_7" draw:style-name="gr5" draw:text-style-name="P227" svg:x1="18.683cm" svg:y1="2.878cm" svg:x2="18.683cm" svg:y2="3.007cm"><text:p/></draw:line><draw:line draw:name="Вертикальная линия 505_7" draw:style-name="gr5" draw:text-style-name="P226" svg:x1="2.258cm" svg:y1="2.875cm" svg:x2="2.258cm" svg:y2="2.976cm"><text:p/></draw:line><draw:line draw:name="Вертикальная линия 506_7" draw:style-name="gr5" draw:text-style-name="P227" svg:x1="20.481cm" svg:y1="2.878cm" svg:x2="20.481cm" svg:y2="3.001cm"><text:p/></draw:line><draw:line draw:name="Вертикальная линия 507_7" draw:style-name="gr5" draw:text-style-name="P227" svg:x1="21.749cm" svg:y1="2.879cm" svg:x2="21.749cm" svg:y2="3.001cm"><text:p/></draw:line><draw:line draw:name="Вертикальная линия 508_7" draw:style-name="gr5" draw:text-style-name="P227" svg:x1="22.987cm" svg:y1="2.878cm" svg:x2="22.987cm" svg:y2="2.996cm"><text:p/></draw:line><draw:line draw:name="Вертикальная линия 509_7" draw:style-name="gr5" draw:text-style-name="P227" svg:x1="24.245cm" svg:y1="2.878cm" svg:x2="24.245cm" svg:y2="2.996cm"><text:p/></draw:line><draw:line draw:name="Вертикальная линия 510_7" draw:style-name="gr5" draw:text-style-name="P227" svg:x1="26.254cm" svg:y1="2.878cm" svg:x2="26.254cm" svg:y2="2.996cm"><text:p/></draw:line></draw:g></draw:g><draw:g draw:name="DrawObject 70_7" draw:style-name="gr2"><draw:line draw:name="Вертикальная линия 511_7" draw:style-name="gr5" draw:text-style-name="P226" svg:x1="3.237cm" svg:y1="3.651cm" svg:x2="3.237cm" svg:y2="3.752cm"><text:p/></draw:line><draw:g draw:name="DrawObject 71_7" draw:style-name="gr2"><draw:line draw:name="Вертикальная линия 512_7" draw:style-name="gr5" draw:text-style-name="P226" svg:x1="4.235cm" svg:y1="3.637cm" svg:x2="4.235cm" svg:y2="3.738cm"><text:p/></draw:line><draw:line draw:name="Вертикальная линия 513_7" draw:style-name="gr5" draw:text-style-name="P226" svg:x1="5.731cm" svg:y1="3.655cm" svg:x2="5.731cm" svg:y2="3.756cm"><text:p/></draw:line><draw:line draw:name="Вертикальная линия 514_7" draw:style-name="gr5" draw:text-style-name="P226" svg:x1="12.379cm" svg:y1="3.655cm" svg:x2="12.379cm" svg:y2="3.756cm"><text:p/></draw:line><draw:line draw:name="Вертикальная линия 515_7" draw:style-name="gr5" draw:text-style-name="P226" svg:x1="13.64cm" svg:y1="3.647cm" svg:x2="13.64cm" svg:y2="3.769cm"><text:p/></draw:line><draw:line draw:name="Вертикальная линия 516_7" draw:style-name="gr5" draw:text-style-name="P226" svg:x1="15.076cm" svg:y1="3.647cm" svg:x2="15.076cm" svg:y2="3.77cm"><text:p/></draw:line><draw:line draw:name="Вертикальная линия 517_7" draw:style-name="gr5" draw:text-style-name="P227" svg:x1="16.18cm" svg:y1="3.647cm" svg:x2="16.18cm" svg:y2="3.763cm"><text:p/></draw:line><draw:line draw:name="Вертикальная линия 518_7" draw:style-name="gr5" draw:text-style-name="P227" svg:x1="17.406cm" svg:y1="3.659cm" svg:x2="17.406cm" svg:y2="3.76cm"><text:p/></draw:line><draw:line draw:name="Вертикальная линия 519_7" draw:style-name="gr5" draw:text-style-name="P227" svg:x1="18.683cm" svg:y1="3.647cm" svg:x2="18.683cm" svg:y2="3.776cm"><text:p/></draw:line><draw:line draw:name="Вертикальная линия 520_7" draw:style-name="gr5" draw:text-style-name="P226" svg:x1="2.258cm" svg:y1="3.644cm" svg:x2="2.258cm" svg:y2="3.745cm"><text:p/></draw:line><draw:line draw:name="Вертикальная линия 521_7" draw:style-name="gr5" draw:text-style-name="P227" svg:x1="20.481cm" svg:y1="3.647cm" svg:x2="20.481cm" svg:y2="3.77cm"><text:p/></draw:line><draw:line draw:name="Вертикальная линия 522_7" draw:style-name="gr5" draw:text-style-name="P227" svg:x1="21.749cm" svg:y1="3.648cm" svg:x2="21.749cm" svg:y2="3.77cm"><text:p/></draw:line><draw:line draw:name="Вертикальная линия 523_7" draw:style-name="gr5" draw:text-style-name="P227" svg:x1="22.987cm" svg:y1="3.647cm" svg:x2="22.987cm" svg:y2="3.765cm"><text:p/></draw:line><draw:line draw:name="Вертикальная линия 524_7" draw:style-name="gr5" draw:text-style-name="P227" svg:x1="24.245cm" svg:y1="3.647cm" svg:x2="24.245cm" svg:y2="3.765cm"><text:p/></draw:line><draw:line draw:name="Вертикальная линия 525_7" draw:style-name="gr5" draw:text-style-name="P227" svg:x1="26.254cm" svg:y1="3.647cm" svg:x2="26.254cm" svg:y2="3.765cm"><text:p/></draw:line></draw:g></draw:g><draw:g draw:name="DrawObject 72_7" draw:style-name="gr2"><draw:line draw:name="Вертикальная линия 526_7" draw:style-name="gr5" draw:text-style-name="P226" svg:x1="3.237cm" svg:y1="4.406cm" svg:x2="3.237cm" svg:y2="4.507cm"><text:p/></draw:line><draw:g draw:name="DrawObject 73_7" draw:style-name="gr2"><draw:line draw:name="Вертикальная линия 527_7" draw:style-name="gr5" draw:text-style-name="P226" svg:x1="4.235cm" svg:y1="4.391cm" svg:x2="4.235cm" svg:y2="4.492cm"><text:p/></draw:line><draw:line draw:name="Вертикальная линия 528_7" draw:style-name="gr5" draw:text-style-name="P226" svg:x1="5.731cm" svg:y1="4.41cm" svg:x2="5.731cm" svg:y2="4.511cm"><text:p/></draw:line><draw:line draw:name="Вертикальная линия 529_7" draw:style-name="gr5" draw:text-style-name="P226" svg:x1="12.379cm" svg:y1="4.41cm" svg:x2="12.379cm" svg:y2="4.511cm"><text:p/></draw:line><draw:line draw:name="Вертикальная линия 530_7" draw:style-name="gr5" draw:text-style-name="P226" svg:x1="13.64cm" svg:y1="4.402cm" svg:x2="13.64cm" svg:y2="4.524cm"><text:p/></draw:line><draw:line draw:name="Вертикальная линия 531_7" draw:style-name="gr5" draw:text-style-name="P226" svg:x1="15.076cm" svg:y1="4.402cm" svg:x2="15.076cm" svg:y2="4.525cm"><text:p/></draw:line><draw:line draw:name="Вертикальная линия 532_7" draw:style-name="gr5" draw:text-style-name="P227" svg:x1="16.18cm" svg:y1="4.402cm" svg:x2="16.18cm" svg:y2="4.518cm"><text:p/></draw:line><draw:line draw:name="Вертикальная линия 533_7" draw:style-name="gr5" draw:text-style-name="P227" svg:x1="17.406cm" svg:y1="4.414cm" svg:x2="17.406cm" svg:y2="4.515cm"><text:p/></draw:line><draw:line draw:name="Вертикальная линия 534_7" draw:style-name="gr5" draw:text-style-name="P227" svg:x1="18.683cm" svg:y1="4.402cm" svg:x2="18.683cm" svg:y2="4.531cm"><text:p/></draw:line><draw:line draw:name="Вертикальная линия 535_7" draw:style-name="gr5" draw:text-style-name="P226" svg:x1="2.258cm" svg:y1="4.399cm" svg:x2="2.258cm" svg:y2="4.5cm"><text:p/></draw:line><draw:line draw:name="Вертикальная линия 536_7" draw:style-name="gr5" draw:text-style-name="P227" svg:x1="20.481cm" svg:y1="4.402cm" svg:x2="20.481cm" svg:y2="4.525cm"><text:p/></draw:line><draw:line draw:name="Вертикальная линия 537_7" draw:style-name="gr5" draw:text-style-name="P227" svg:x1="21.749cm" svg:y1="4.403cm" svg:x2="21.749cm" svg:y2="4.525cm"><text:p/></draw:line><draw:line draw:name="Вертикальная линия 538_7" draw:style-name="gr5" draw:text-style-name="P227" svg:x1="22.987cm" svg:y1="4.402cm" svg:x2="22.987cm" svg:y2="4.52cm"><text:p/></draw:line><draw:line draw:name="Вертикальная линия 539_7" draw:style-name="gr5" draw:text-style-name="P227" svg:x1="24.245cm" svg:y1="4.402cm" svg:x2="24.245cm" svg:y2="4.52cm"><text:p/></draw:line><draw:line draw:name="Вертикальная линия 540_7" draw:style-name="gr5" draw:text-style-name="P227" svg:x1="26.254cm" svg:y1="4.402cm" svg:x2="26.254cm" svg:y2="4.52cm"><text:p/></draw:line></draw:g></draw:g><draw:g draw:name="DrawObject 74_7" draw:style-name="gr2"><draw:line draw:name="Вертикальная линия 541_7" draw:style-name="gr5" draw:text-style-name="P226" svg:x1="3.237cm" svg:y1="5.172cm" svg:x2="3.237cm" svg:y2="5.273cm"><text:p/></draw:line><draw:g draw:name="DrawObject 75_7" draw:style-name="gr2"><draw:line draw:name="Вертикальная линия 542_7" draw:style-name="gr5" draw:text-style-name="P226" svg:x1="4.235cm" svg:y1="5.156cm" svg:x2="4.235cm" svg:y2="5.257cm"><text:p/></draw:line><draw:line draw:name="Вертикальная линия 543_7" draw:style-name="gr5" draw:text-style-name="P226" svg:x1="5.731cm" svg:y1="5.177cm" svg:x2="5.731cm" svg:y2="5.278cm"><text:p/></draw:line><draw:line draw:name="Вертикальная линия 544_7" draw:style-name="gr5" draw:text-style-name="P226" svg:x1="12.379cm" svg:y1="5.177cm" svg:x2="12.379cm" svg:y2="5.278cm"><text:p/></draw:line><draw:line draw:name="Вертикальная линия 545_7" draw:style-name="gr5" draw:text-style-name="P226" svg:x1="13.64cm" svg:y1="5.169cm" svg:x2="13.64cm" svg:y2="5.291cm"><text:p/></draw:line><draw:line draw:name="Вертикальная линия 546_7" draw:style-name="gr5" draw:text-style-name="P226" svg:x1="15.076cm" svg:y1="5.169cm" svg:x2="15.076cm" svg:y2="5.292cm"><text:p/></draw:line><draw:line draw:name="Вертикальная линия 547_7" draw:style-name="gr5" draw:text-style-name="P227" svg:x1="16.18cm" svg:y1="5.169cm" svg:x2="16.18cm" svg:y2="5.285cm"><text:p/></draw:line><draw:line draw:name="Вертикальная линия 548_7" draw:style-name="gr5" draw:text-style-name="P227" svg:x1="17.406cm" svg:y1="5.179cm" svg:x2="17.406cm" svg:y2="5.28cm"><text:p/></draw:line><draw:line draw:name="Вертикальная линия 549_7" draw:style-name="gr5" draw:text-style-name="P227" svg:x1="18.683cm" svg:y1="5.169cm" svg:x2="18.683cm" svg:y2="5.298cm"><text:p/></draw:line><draw:line draw:name="Вертикальная линия 550_7" draw:style-name="gr5" draw:text-style-name="P226" svg:x1="2.258cm" svg:y1="5.165cm" svg:x2="2.258cm" svg:y2="5.266cm"><text:p/></draw:line><draw:line draw:name="Вертикальная линия 551_7" draw:style-name="gr5" draw:text-style-name="P227" svg:x1="20.481cm" svg:y1="5.169cm" svg:x2="20.481cm" svg:y2="5.292cm"><text:p/></draw:line><draw:line draw:name="Вертикальная линия 552_7" draw:style-name="gr5" draw:text-style-name="P227" svg:x1="21.749cm" svg:y1="5.17cm" svg:x2="21.749cm" svg:y2="5.292cm"><text:p/></draw:line><draw:line draw:name="Вертикальная линия 553_7" draw:style-name="gr5" draw:text-style-name="P227" svg:x1="22.987cm" svg:y1="5.169cm" svg:x2="22.987cm" svg:y2="5.287cm"><text:p/></draw:line><draw:line draw:name="Вертикальная линия 554_7" draw:style-name="gr5" draw:text-style-name="P227" svg:x1="24.245cm" svg:y1="5.169cm" svg:x2="24.245cm" svg:y2="5.287cm"><text:p/></draw:line><draw:line draw:name="Вертикальная линия 555_7" draw:style-name="gr5" draw:text-style-name="P227" svg:x1="26.254cm" svg:y1="5.169cm" svg:x2="26.254cm" svg:y2="5.287cm"><text:p/></draw:line></draw:g></draw:g><draw:g draw:name="DrawObject 76_7" draw:style-name="gr2"><draw:line draw:name="Вертикальная линия 556_7" draw:style-name="gr5" draw:text-style-name="P226" svg:x1="3.237cm" svg:y1="5.927cm" svg:x2="3.237cm" svg:y2="6.028cm"><text:p/></draw:line><draw:g draw:name="DrawObject 77_7" draw:style-name="gr2"><draw:line draw:name="Вертикальная линия 557_7" draw:style-name="gr5" draw:text-style-name="P226" svg:x1="4.235cm" svg:y1="5.911cm" svg:x2="4.235cm" svg:y2="6.012cm"><text:p/></draw:line><draw:line draw:name="Вертикальная линия 558_7" draw:style-name="gr5" draw:text-style-name="P226" svg:x1="5.731cm" svg:y1="5.932cm" svg:x2="5.731cm" svg:y2="6.033cm"><text:p/></draw:line><draw:line draw:name="Вертикальная линия 559_7" draw:style-name="gr5" draw:text-style-name="P226" svg:x1="12.379cm" svg:y1="5.932cm" svg:x2="12.379cm" svg:y2="6.033cm"><text:p/></draw:line><draw:line draw:name="Вертикальная линия 560_7" draw:style-name="gr5" draw:text-style-name="P226" svg:x1="13.64cm" svg:y1="5.924cm" svg:x2="13.64cm" svg:y2="6.046cm"><text:p/></draw:line><draw:line draw:name="Вертикальная линия 561_7" draw:style-name="gr5" draw:text-style-name="P226" svg:x1="15.076cm" svg:y1="5.924cm" svg:x2="15.076cm" svg:y2="6.047cm"><text:p/></draw:line><draw:line draw:name="Вертикальная линия 562_7" draw:style-name="gr5" draw:text-style-name="P227" svg:x1="16.18cm" svg:y1="5.924cm" svg:x2="16.18cm" svg:y2="6.04cm"><text:p/></draw:line><draw:line draw:name="Вертикальная линия 563_7" draw:style-name="gr5" draw:text-style-name="P227" svg:x1="17.406cm" svg:y1="5.937cm" svg:x2="17.406cm" svg:y2="6.038cm"><text:p/></draw:line><draw:line draw:name="Вертикальная линия 564_7" draw:style-name="gr5" draw:text-style-name="P227" svg:x1="18.683cm" svg:y1="5.924cm" svg:x2="18.683cm" svg:y2="6.053cm"><text:p/></draw:line><draw:line draw:name="Вертикальная линия 565_7" draw:style-name="gr5" draw:text-style-name="P226" svg:x1="2.258cm" svg:y1="5.918cm" svg:x2="2.258cm" svg:y2="6.019cm"><text:p/></draw:line><draw:line draw:name="Вертикальная линия 566_7" draw:style-name="gr5" draw:text-style-name="P227" svg:x1="20.481cm" svg:y1="5.924cm" svg:x2="20.481cm" svg:y2="6.047cm"><text:p/></draw:line><draw:line draw:name="Вертикальная линия 567_7" draw:style-name="gr5" draw:text-style-name="P227" svg:x1="21.749cm" svg:y1="5.925cm" svg:x2="21.749cm" svg:y2="6.047cm"><text:p/></draw:line><draw:line draw:name="Вертикальная линия 568_7" draw:style-name="gr5" draw:text-style-name="P227" svg:x1="22.987cm" svg:y1="5.924cm" svg:x2="22.987cm" svg:y2="6.042cm"><text:p/></draw:line><draw:line draw:name="Вертикальная линия 569_7" draw:style-name="gr5" draw:text-style-name="P227" svg:x1="24.245cm" svg:y1="5.924cm" svg:x2="24.245cm" svg:y2="6.042cm"><text:p/></draw:line><draw:line draw:name="Вертикальная линия 570_7" draw:style-name="gr5" draw:text-style-name="P227" svg:x1="26.254cm" svg:y1="5.924cm" svg:x2="26.254cm" svg:y2="6.042cm"><text:p/></draw:line></draw:g></draw:g><draw:g draw:name="DrawObject 78_7" draw:style-name="gr2"><draw:line draw:name="Вертикальная линия 571_7" draw:style-name="gr5" draw:text-style-name="P226" svg:x1="3.237cm" svg:y1="6.666cm" svg:x2="3.237cm" svg:y2="6.767cm"><text:p/></draw:line><draw:g draw:name="DrawObject 79_7" draw:style-name="gr2"><draw:line draw:name="Вертикальная линия 572_7" draw:style-name="gr5" draw:text-style-name="P226" svg:x1="4.235cm" svg:y1="6.655cm" svg:x2="4.235cm" svg:y2="6.756cm"><text:p/></draw:line><draw:line draw:name="Вертикальная линия 573_7" draw:style-name="gr5" draw:text-style-name="P226" svg:x1="5.731cm" svg:y1="6.673cm" svg:x2="5.731cm" svg:y2="6.774cm"><text:p/></draw:line><draw:line draw:name="Вертикальная линия 574_7" draw:style-name="gr5" draw:text-style-name="P226" svg:x1="12.379cm" svg:y1="6.673cm" svg:x2="12.379cm" svg:y2="6.774cm"><text:p/></draw:line><draw:line draw:name="Вертикальная линия 575_7" draw:style-name="gr5" draw:text-style-name="P226" svg:x1="13.64cm" svg:y1="6.665cm" svg:x2="13.64cm" svg:y2="6.787cm"><text:p/></draw:line><draw:line draw:name="Вертикальная линия 576_7" draw:style-name="gr5" draw:text-style-name="P226" svg:x1="15.076cm" svg:y1="6.665cm" svg:x2="15.076cm" svg:y2="6.788cm"><text:p/></draw:line><draw:line draw:name="Вертикальная линия 577_7" draw:style-name="gr5" draw:text-style-name="P227" svg:x1="16.18cm" svg:y1="6.665cm" svg:x2="16.18cm" svg:y2="6.781cm"><text:p/></draw:line><draw:line draw:name="Вертикальная линия 578_7" draw:style-name="gr5" draw:text-style-name="P227" svg:x1="17.406cm" svg:y1="6.677cm" svg:x2="17.406cm" svg:y2="6.778cm"><text:p/></draw:line><draw:line draw:name="Вертикальная линия 579_7" draw:style-name="gr5" draw:text-style-name="P227" svg:x1="18.683cm" svg:y1="6.665cm" svg:x2="18.683cm" svg:y2="6.794cm"><text:p/></draw:line><draw:line draw:name="Вертикальная линия 580_7" draw:style-name="gr5" draw:text-style-name="P226" svg:x1="2.258cm" svg:y1="6.662cm" svg:x2="2.258cm" svg:y2="6.763cm"><text:p/></draw:line><draw:line draw:name="Вертикальная линия 581_7" draw:style-name="gr5" draw:text-style-name="P227" svg:x1="20.481cm" svg:y1="6.665cm" svg:x2="20.481cm" svg:y2="6.788cm"><text:p/></draw:line><draw:line draw:name="Вертикальная линия 582_7" draw:style-name="gr5" draw:text-style-name="P227" svg:x1="21.749cm" svg:y1="6.666cm" svg:x2="21.749cm" svg:y2="6.788cm"><text:p/></draw:line><draw:line draw:name="Вертикальная линия 583_7" draw:style-name="gr5" draw:text-style-name="P227" svg:x1="22.987cm" svg:y1="6.665cm" svg:x2="22.987cm" svg:y2="6.783cm"><text:p/></draw:line><draw:line draw:name="Вертикальная линия 584_7" draw:style-name="gr5" draw:text-style-name="P227" svg:x1="24.245cm" svg:y1="6.665cm" svg:x2="24.245cm" svg:y2="6.783cm"><text:p/></draw:line><draw:line draw:name="Вертикальная линия 585_7" draw:style-name="gr5" draw:text-style-name="P227" svg:x1="26.254cm" svg:y1="6.665cm" svg:x2="26.254cm" svg:y2="6.783cm"><text:p/></draw:line></draw:g></draw:g><draw:g draw:name="DrawObject 80_7" draw:style-name="gr2"><draw:line draw:name="Вертикальная линия 586_7" draw:style-name="gr5" draw:text-style-name="P226" svg:x1="3.237cm" svg:y1="7.424cm" svg:x2="3.237cm" svg:y2="7.525cm"><text:p/></draw:line><draw:g draw:name="DrawObject 81_7" draw:style-name="gr2"><draw:line draw:name="Вертикальная линия 587_7" draw:style-name="gr5" draw:text-style-name="P226" svg:x1="4.235cm" svg:y1="7.41cm" svg:x2="4.235cm" svg:y2="7.511cm"><text:p/></draw:line><draw:line draw:name="Вертикальная линия 588_7" draw:style-name="gr5" draw:text-style-name="P226" svg:x1="5.731cm" svg:y1="7.428cm" svg:x2="5.731cm" svg:y2="7.529cm"><text:p/></draw:line><draw:line draw:name="Вертикальная линия 589_7" draw:style-name="gr5" draw:text-style-name="P226" svg:x1="12.379cm" svg:y1="7.428cm" svg:x2="12.379cm" svg:y2="7.529cm"><text:p/></draw:line><draw:line draw:name="Вертикальная линия 590_7" draw:style-name="gr5" draw:text-style-name="P226" svg:x1="13.64cm" svg:y1="7.42cm" svg:x2="13.64cm" svg:y2="7.542cm"><text:p/></draw:line><draw:line draw:name="Вертикальная линия 591_7" draw:style-name="gr5" draw:text-style-name="P226" svg:x1="15.076cm" svg:y1="7.42cm" svg:x2="15.076cm" svg:y2="7.543cm"><text:p/></draw:line><draw:line draw:name="Вертикальная линия 592_7" draw:style-name="gr5" draw:text-style-name="P227" svg:x1="16.18cm" svg:y1="7.42cm" svg:x2="16.18cm" svg:y2="7.536cm"><text:p/></draw:line><draw:line draw:name="Вертикальная линия 593_7" draw:style-name="gr5" draw:text-style-name="P227" svg:x1="17.406cm" svg:y1="7.432cm" svg:x2="17.406cm" svg:y2="7.533cm"><text:p/></draw:line><draw:line draw:name="Вертикальная линия 594_7" draw:style-name="gr5" draw:text-style-name="P227" svg:x1="18.683cm" svg:y1="7.42cm" svg:x2="18.683cm" svg:y2="7.549cm"><text:p/></draw:line><draw:line draw:name="Вертикальная линия 595_7" draw:style-name="gr5" draw:text-style-name="P226" svg:x1="2.258cm" svg:y1="7.417cm" svg:x2="2.258cm" svg:y2="7.518cm"><text:p/></draw:line><draw:line draw:name="Вертикальная линия 596_7" draw:style-name="gr5" draw:text-style-name="P227" svg:x1="20.481cm" svg:y1="7.42cm" svg:x2="20.481cm" svg:y2="7.543cm"><text:p/></draw:line><draw:line draw:name="Вертикальная линия 597_7" draw:style-name="gr5" draw:text-style-name="P227" svg:x1="21.749cm" svg:y1="7.421cm" svg:x2="21.749cm" svg:y2="7.543cm"><text:p/></draw:line><draw:line draw:name="Вертикальная линия 598_7" draw:style-name="gr5" draw:text-style-name="P227" svg:x1="22.987cm" svg:y1="7.42cm" svg:x2="22.987cm" svg:y2="7.538cm"><text:p/></draw:line><draw:line draw:name="Вертикальная линия 599_7" draw:style-name="gr5" draw:text-style-name="P227" svg:x1="24.245cm" svg:y1="7.42cm" svg:x2="24.245cm" svg:y2="7.538cm"><text:p/></draw:line><draw:line draw:name="Вертикальная линия 600_7" draw:style-name="gr5" draw:text-style-name="P227" svg:x1="26.254cm" svg:y1="7.42cm" svg:x2="26.254cm" svg:y2="7.538cm"><text:p/></draw:line></draw:g></draw:g><draw:g draw:name="DrawObject 82_7" draw:style-name="gr2"><draw:line draw:name="Вертикальная линия 601_7" draw:style-name="gr5" draw:text-style-name="P226" svg:x1="3.237cm" svg:y1="8.19cm" svg:x2="3.237cm" svg:y2="8.291cm"><text:p/></draw:line><draw:g draw:name="DrawObject 83_7" draw:style-name="gr2"><draw:line draw:name="Вертикальная линия 602_7" draw:style-name="gr5" draw:text-style-name="P226" svg:x1="4.235cm" svg:y1="8.174cm" svg:x2="4.235cm" svg:y2="8.275cm"><text:p/></draw:line><draw:line draw:name="Вертикальная линия 603_7" draw:style-name="gr5" draw:text-style-name="P226" svg:x1="5.731cm" svg:y1="8.195cm" svg:x2="5.731cm" svg:y2="8.296cm"><text:p/></draw:line><draw:line draw:name="Вертикальная линия 604_7" draw:style-name="gr5" draw:text-style-name="P226" svg:x1="12.379cm" svg:y1="8.195cm" svg:x2="12.379cm" svg:y2="8.296cm"><text:p/></draw:line><draw:line draw:name="Вертикальная линия 605_7" draw:style-name="gr5" draw:text-style-name="P226" svg:x1="13.64cm" svg:y1="8.187cm" svg:x2="13.64cm" svg:y2="8.309cm"><text:p/></draw:line><draw:line draw:name="Вертикальная линия 606_7" draw:style-name="gr5" draw:text-style-name="P226" svg:x1="15.076cm" svg:y1="8.187cm" svg:x2="15.076cm" svg:y2="8.31cm"><text:p/></draw:line><draw:line draw:name="Вертикальная линия 607_7" draw:style-name="gr5" draw:text-style-name="P227" svg:x1="16.18cm" svg:y1="8.187cm" svg:x2="16.18cm" svg:y2="8.303cm"><text:p/></draw:line><draw:line draw:name="Вертикальная линия 608_7" draw:style-name="gr5" draw:text-style-name="P227" svg:x1="17.406cm" svg:y1="8.197cm" svg:x2="17.406cm" svg:y2="8.298cm"><text:p/></draw:line><draw:line draw:name="Вертикальная линия 609_7" draw:style-name="gr5" draw:text-style-name="P227" svg:x1="18.683cm" svg:y1="8.187cm" svg:x2="18.683cm" svg:y2="8.316cm"><text:p/></draw:line><draw:line draw:name="Вертикальная линия 610_7" draw:style-name="gr5" draw:text-style-name="P226" svg:x1="2.258cm" svg:y1="8.183cm" svg:x2="2.258cm" svg:y2="8.284cm"><text:p/></draw:line><draw:line draw:name="Вертикальная линия 611_7" draw:style-name="gr5" draw:text-style-name="P227" svg:x1="20.481cm" svg:y1="8.187cm" svg:x2="20.481cm" svg:y2="8.31cm"><text:p/></draw:line><draw:line draw:name="Вертикальная линия 612_7" draw:style-name="gr5" draw:text-style-name="P227" svg:x1="21.749cm" svg:y1="8.188cm" svg:x2="21.749cm" svg:y2="8.31cm"><text:p/></draw:line><draw:line draw:name="Вертикальная линия 613_7" draw:style-name="gr5" draw:text-style-name="P227" svg:x1="22.987cm" svg:y1="8.187cm" svg:x2="22.987cm" svg:y2="8.305cm"><text:p/></draw:line><draw:line draw:name="Вертикальная линия 614_7" draw:style-name="gr5" draw:text-style-name="P227" svg:x1="24.245cm" svg:y1="8.187cm" svg:x2="24.245cm" svg:y2="8.305cm"><text:p/></draw:line><draw:line draw:name="Вертикальная линия 615_7" draw:style-name="gr5" draw:text-style-name="P227" svg:x1="26.254cm" svg:y1="8.187cm" svg:x2="26.254cm" svg:y2="8.305cm"><text:p/></draw:line></draw:g></draw:g><draw:g draw:name="DrawObject 84_7" draw:style-name="gr2"><draw:line draw:name="Вертикальная линия 616_7" draw:style-name="gr5" draw:text-style-name="P226" svg:x1="3.237cm" svg:y1="8.945cm" svg:x2="3.237cm" svg:y2="9.046cm"><text:p/></draw:line><draw:g draw:name="DrawObject 85_7" draw:style-name="gr2"><draw:line draw:name="Вертикальная линия 617_7" draw:style-name="gr5" draw:text-style-name="P226" svg:x1="4.235cm" svg:y1="8.929cm" svg:x2="4.235cm" svg:y2="9.03cm"><text:p/></draw:line><draw:line draw:name="Вертикальная линия 618_7" draw:style-name="gr5" draw:text-style-name="P226" svg:x1="5.731cm" svg:y1="8.95cm" svg:x2="5.731cm" svg:y2="9.051cm"><text:p/></draw:line><draw:line draw:name="Вертикальная линия 619_7" draw:style-name="gr5" draw:text-style-name="P226" svg:x1="12.379cm" svg:y1="8.95cm" svg:x2="12.379cm" svg:y2="9.051cm"><text:p/></draw:line><draw:line draw:name="Вертикальная линия 620_7" draw:style-name="gr5" draw:text-style-name="P226" svg:x1="13.64cm" svg:y1="8.942cm" svg:x2="13.64cm" svg:y2="9.064cm"><text:p/></draw:line><draw:line draw:name="Вертикальная линия 621_7" draw:style-name="gr5" draw:text-style-name="P226" svg:x1="15.076cm" svg:y1="8.942cm" svg:x2="15.076cm" svg:y2="9.065cm"><text:p/></draw:line><draw:line draw:name="Вертикальная линия 622_7" draw:style-name="gr5" draw:text-style-name="P227" svg:x1="16.18cm" svg:y1="8.942cm" svg:x2="16.18cm" svg:y2="9.058cm"><text:p/></draw:line><draw:line draw:name="Вертикальная линия 623_7" draw:style-name="gr5" draw:text-style-name="P227" svg:x1="17.406cm" svg:y1="8.952cm" svg:x2="17.406cm" svg:y2="9.053cm"><text:p/></draw:line><draw:line draw:name="Вертикальная линия 624_7" draw:style-name="gr5" draw:text-style-name="P227" svg:x1="18.683cm" svg:y1="8.942cm" svg:x2="18.683cm" svg:y2="9.071cm"><text:p/></draw:line><draw:line draw:name="Вертикальная линия 625_7" draw:style-name="gr5" draw:text-style-name="P226" svg:x1="2.258cm" svg:y1="8.936cm" svg:x2="2.258cm" svg:y2="9.037cm"><text:p/></draw:line><draw:line draw:name="Вертикальная линия 626_7" draw:style-name="gr5" draw:text-style-name="P227" svg:x1="20.481cm" svg:y1="8.942cm" svg:x2="20.481cm" svg:y2="9.065cm"><text:p/></draw:line><draw:line draw:name="Вертикальная линия 627_7" draw:style-name="gr5" draw:text-style-name="P227" svg:x1="21.749cm" svg:y1="8.943cm" svg:x2="21.749cm" svg:y2="9.065cm"><text:p/></draw:line><draw:line draw:name="Вертикальная линия 628_7" draw:style-name="gr5" draw:text-style-name="P227" svg:x1="22.987cm" svg:y1="8.942cm" svg:x2="22.987cm" svg:y2="9.06cm"><text:p/></draw:line><draw:line draw:name="Вертикальная линия 629_7" draw:style-name="gr5" draw:text-style-name="P227" svg:x1="24.245cm" svg:y1="8.942cm" svg:x2="24.245cm" svg:y2="9.06cm"><text:p/></draw:line><draw:line draw:name="Вертикальная линия 630_7" draw:style-name="gr5" draw:text-style-name="P227" svg:x1="26.254cm" svg:y1="8.942cm" svg:x2="26.254cm" svg:y2="9.06cm"><text:p/></draw:line></draw:g></draw:g><draw:g draw:name="DrawObject 86_7" draw:style-name="gr2"><draw:line draw:name="Вертикальная линия 631_7" draw:style-name="gr5" draw:text-style-name="P226" svg:x1="3.237cm" svg:y1="9.71cm" svg:x2="3.237cm" svg:y2="9.811cm"><text:p/></draw:line><draw:g draw:name="DrawObject 87_7" draw:style-name="gr2"><draw:line draw:name="Вертикальная линия 632_7" draw:style-name="gr5" draw:text-style-name="P226" svg:x1="4.235cm" svg:y1="9.696cm" svg:x2="4.235cm" svg:y2="9.797cm"><text:p/></draw:line><draw:line draw:name="Вертикальная линия 633_7" draw:style-name="gr5" draw:text-style-name="P226" svg:x1="5.731cm" svg:y1="9.714cm" svg:x2="5.731cm" svg:y2="9.815cm"><text:p/></draw:line><draw:line draw:name="Вертикальная линия 634_7" draw:style-name="gr5" draw:text-style-name="P226" svg:x1="12.379cm" svg:y1="9.714cm" svg:x2="12.379cm" svg:y2="9.815cm"><text:p/></draw:line><draw:line draw:name="Вертикальная линия 635_7" draw:style-name="gr5" draw:text-style-name="P226" svg:x1="13.64cm" svg:y1="9.707cm" svg:x2="13.64cm" svg:y2="9.829cm"><text:p/></draw:line><draw:line draw:name="Вертикальная линия 636_7" draw:style-name="gr5" draw:text-style-name="P226" svg:x1="15.076cm" svg:y1="9.707cm" svg:x2="15.076cm" svg:y2="9.83cm"><text:p/></draw:line><draw:line draw:name="Вертикальная линия 637_7" draw:style-name="gr5" draw:text-style-name="P227" svg:x1="16.18cm" svg:y1="9.707cm" svg:x2="16.18cm" svg:y2="9.823cm"><text:p/></draw:line><draw:line draw:name="Вертикальная линия 638_7" draw:style-name="gr5" draw:text-style-name="P227" svg:x1="17.406cm" svg:y1="9.719cm" svg:x2="17.406cm" svg:y2="9.82cm"><text:p/></draw:line><draw:line draw:name="Вертикальная линия 639_7" draw:style-name="gr5" draw:text-style-name="P227" svg:x1="18.683cm" svg:y1="9.707cm" svg:x2="18.683cm" svg:y2="9.836cm"><text:p/></draw:line><draw:line draw:name="Вертикальная линия 640_7" draw:style-name="gr5" draw:text-style-name="P226" svg:x1="2.258cm" svg:y1="9.703cm" svg:x2="2.258cm" svg:y2="9.804cm"><text:p/></draw:line><draw:line draw:name="Вертикальная линия 641_7" draw:style-name="gr5" draw:text-style-name="P227" svg:x1="20.481cm" svg:y1="9.707cm" svg:x2="20.481cm" svg:y2="9.83cm"><text:p/></draw:line><draw:line draw:name="Вертикальная линия 642_7" draw:style-name="gr5" draw:text-style-name="P227" svg:x1="21.749cm" svg:y1="9.71cm" svg:x2="21.749cm" svg:y2="9.832cm"><text:p/></draw:line><draw:line draw:name="Вертикальная линия 643_7" draw:style-name="gr5" draw:text-style-name="P227" svg:x1="22.987cm" svg:y1="9.707cm" svg:x2="22.987cm" svg:y2="9.825cm"><text:p/></draw:line><draw:line draw:name="Вертикальная линия 644_7" draw:style-name="gr5" draw:text-style-name="P227" svg:x1="24.245cm" svg:y1="9.707cm" svg:x2="24.245cm" svg:y2="9.825cm"><text:p/></draw:line><draw:line draw:name="Вертикальная линия 645_7" draw:style-name="gr5" draw:text-style-name="P227" svg:x1="26.254cm" svg:y1="9.707cm" svg:x2="26.254cm" svg:y2="9.825cm"><text:p/></draw:line></draw:g></draw:g><draw:g draw:name="DrawObject 88_7" draw:style-name="gr2"><draw:line draw:name="Вертикальная линия 646_7" draw:style-name="gr5" draw:text-style-name="P226" svg:x1="3.237cm" svg:y1="10.476cm" svg:x2="3.237cm" svg:y2="10.577cm"><text:p/></draw:line><draw:g draw:name="DrawObject 89_7" draw:style-name="gr2"><draw:line draw:name="Вертикальная линия 647_7" draw:style-name="gr5" draw:text-style-name="P226" svg:x1="4.235cm" svg:y1="10.465cm" svg:x2="4.235cm" svg:y2="10.566cm"><text:p/></draw:line><draw:line draw:name="Вертикальная линия 648_7" draw:style-name="gr5" draw:text-style-name="P226" svg:x1="5.731cm" svg:y1="10.483cm" svg:x2="5.731cm" svg:y2="10.584cm"><text:p/></draw:line><draw:line draw:name="Вертикальная линия 649_7" draw:style-name="gr5" draw:text-style-name="P226" svg:x1="12.379cm" svg:y1="10.483cm" svg:x2="12.379cm" svg:y2="10.584cm"><text:p/></draw:line><draw:line draw:name="Вертикальная линия 650_7" draw:style-name="gr5" draw:text-style-name="P226" svg:x1="13.64cm" svg:y1="10.475cm" svg:x2="13.64cm" svg:y2="10.597cm"><text:p/></draw:line><draw:line draw:name="Вертикальная линия 651_7" draw:style-name="gr5" draw:text-style-name="P226" svg:x1="15.076cm" svg:y1="10.475cm" svg:x2="15.076cm" svg:y2="10.598cm"><text:p/></draw:line><draw:line draw:name="Вертикальная линия 652_7" draw:style-name="gr5" draw:text-style-name="P227" svg:x1="16.18cm" svg:y1="10.475cm" svg:x2="16.18cm" svg:y2="10.591cm"><text:p/></draw:line><draw:line draw:name="Вертикальная линия 653_7" draw:style-name="gr5" draw:text-style-name="P227" svg:x1="17.406cm" svg:y1="10.487cm" svg:x2="17.406cm" svg:y2="10.588cm"><text:p/></draw:line><draw:line draw:name="Вертикальная линия 654_7" draw:style-name="gr5" draw:text-style-name="P227" svg:x1="18.683cm" svg:y1="10.475cm" svg:x2="18.683cm" svg:y2="10.604cm"><text:p/></draw:line><draw:line draw:name="Вертикальная линия 655_7" draw:style-name="gr5" draw:text-style-name="P226" svg:x1="2.258cm" svg:y1="10.472cm" svg:x2="2.258cm" svg:y2="10.573cm"><text:p/></draw:line><draw:line draw:name="Вертикальная линия 656_7" draw:style-name="gr5" draw:text-style-name="P227" svg:x1="20.481cm" svg:y1="10.475cm" svg:x2="20.481cm" svg:y2="10.598cm"><text:p/></draw:line><draw:line draw:name="Вертикальная линия 657_7" draw:style-name="gr5" draw:text-style-name="P227" svg:x1="21.749cm" svg:y1="10.476cm" svg:x2="21.749cm" svg:y2="10.598cm"><text:p/></draw:line><draw:line draw:name="Вертикальная линия 658_7" draw:style-name="gr5" draw:text-style-name="P227" svg:x1="22.987cm" svg:y1="10.475cm" svg:x2="22.987cm" svg:y2="10.593cm"><text:p/></draw:line><draw:line draw:name="Вертикальная линия 659_7" draw:style-name="gr5" draw:text-style-name="P227" svg:x1="24.245cm" svg:y1="10.475cm" svg:x2="24.245cm" svg:y2="10.593cm"><text:p/></draw:line><draw:line draw:name="Вертикальная линия 660_7" draw:style-name="gr5" draw:text-style-name="P227" svg:x1="26.254cm" svg:y1="10.475cm" svg:x2="26.254cm" svg:y2="10.593cm"><text:p/></draw:line></draw:g></draw:g><draw:g draw:name="DrawObject 90_7" draw:style-name="gr2"><draw:line draw:name="Вертикальная линия 661_7" draw:style-name="gr5" draw:text-style-name="P226" svg:x1="3.237cm" svg:y1="11.234cm" svg:x2="3.237cm" svg:y2="11.335cm"><text:p/></draw:line><draw:g draw:name="DrawObject 91_7" draw:style-name="gr2"><draw:line draw:name="Вертикальная линия 662_7" draw:style-name="gr5" draw:text-style-name="P226" svg:x1="4.235cm" svg:y1="11.22cm" svg:x2="4.235cm" svg:y2="11.321cm"><text:p/></draw:line><draw:line draw:name="Вертикальная линия 663_7" draw:style-name="gr5" draw:text-style-name="P226" svg:x1="5.731cm" svg:y1="11.238cm" svg:x2="5.731cm" svg:y2="11.339cm"><text:p/></draw:line><draw:line draw:name="Вертикальная линия 664_7" draw:style-name="gr5" draw:text-style-name="P226" svg:x1="12.379cm" svg:y1="11.238cm" svg:x2="12.379cm" svg:y2="11.339cm"><text:p/></draw:line><draw:line draw:name="Вертикальная линия 665_7" draw:style-name="gr5" draw:text-style-name="P226" svg:x1="13.64cm" svg:y1="11.23cm" svg:x2="13.64cm" svg:y2="11.352cm"><text:p/></draw:line><draw:line draw:name="Вертикальная линия 666_7" draw:style-name="gr5" draw:text-style-name="P226" svg:x1="15.076cm" svg:y1="11.23cm" svg:x2="15.076cm" svg:y2="11.353cm"><text:p/></draw:line><draw:line draw:name="Вертикальная линия 667_7" draw:style-name="gr5" draw:text-style-name="P227" svg:x1="16.18cm" svg:y1="11.23cm" svg:x2="16.18cm" svg:y2="11.346cm"><text:p/></draw:line><draw:line draw:name="Вертикальная линия 668_7" draw:style-name="gr5" draw:text-style-name="P227" svg:x1="17.406cm" svg:y1="11.242cm" svg:x2="17.406cm" svg:y2="11.343cm"><text:p/></draw:line><draw:line draw:name="Вертикальная линия 669_7" draw:style-name="gr5" draw:text-style-name="P227" svg:x1="18.683cm" svg:y1="11.23cm" svg:x2="18.683cm" svg:y2="11.359cm"><text:p/></draw:line><draw:line draw:name="Вертикальная линия 670_7" draw:style-name="gr5" draw:text-style-name="P226" svg:x1="2.258cm" svg:y1="11.227cm" svg:x2="2.258cm" svg:y2="11.328cm"><text:p/></draw:line><draw:line draw:name="Вертикальная линия 671_7" draw:style-name="gr5" draw:text-style-name="P227" svg:x1="20.481cm" svg:y1="11.23cm" svg:x2="20.481cm" svg:y2="11.353cm"><text:p/></draw:line><draw:line draw:name="Вертикальная линия 672_7" draw:style-name="gr5" draw:text-style-name="P227" svg:x1="21.749cm" svg:y1="11.231cm" svg:x2="21.749cm" svg:y2="11.353cm"><text:p/></draw:line><draw:line draw:name="Вертикальная линия 673_7" draw:style-name="gr5" draw:text-style-name="P227" svg:x1="22.987cm" svg:y1="11.23cm" svg:x2="22.987cm" svg:y2="11.348cm"><text:p/></draw:line><draw:line draw:name="Вертикальная линия 674_7" draw:style-name="gr5" draw:text-style-name="P227" svg:x1="24.245cm" svg:y1="11.23cm" svg:x2="24.245cm" svg:y2="11.348cm"><text:p/></draw:line><draw:line draw:name="Вертикальная линия 675_7" draw:style-name="gr5" draw:text-style-name="P227" svg:x1="26.254cm" svg:y1="11.23cm" svg:x2="26.254cm" svg:y2="11.348cm"><text:p/></draw:line></draw:g></draw:g><draw:custom-shape draw:name="Фигура 1_7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7" draw:style-name="gr2"><draw:line draw:name="Вертикальная линия 241_7" draw:style-name="gr5" draw:text-style-name="P226" svg:x1="3.237cm" svg:y1="11.991cm" svg:x2="3.237cm" svg:y2="12.092cm"><text:p/></draw:line><draw:g draw:name="DrawObject 32_7" draw:style-name="gr2"><draw:line draw:name="Вертикальная линия 242_7" draw:style-name="gr5" draw:text-style-name="P226" svg:x1="4.235cm" svg:y1="11.977cm" svg:x2="4.235cm" svg:y2="12.078cm"><text:p/></draw:line><draw:line draw:name="Вертикальная линия 243_7" draw:style-name="gr5" draw:text-style-name="P226" svg:x1="5.731cm" svg:y1="11.996cm" svg:x2="5.731cm" svg:y2="12.097cm"><text:p/></draw:line><draw:line draw:name="Вертикальная линия 244_7" draw:style-name="gr5" draw:text-style-name="P226" svg:x1="12.379cm" svg:y1="11.996cm" svg:x2="12.379cm" svg:y2="12.097cm"><text:p/></draw:line><draw:line draw:name="Вертикальная линия 245_7" draw:style-name="gr5" draw:text-style-name="P226" svg:x1="13.64cm" svg:y1="11.989cm" svg:x2="13.64cm" svg:y2="12.111cm"><text:p/></draw:line><draw:line draw:name="Вертикальная линия 246_7" draw:style-name="gr5" draw:text-style-name="P226" svg:x1="15.076cm" svg:y1="11.989cm" svg:x2="15.076cm" svg:y2="12.112cm"><text:p/></draw:line><draw:line draw:name="Вертикальная линия 247_7" draw:style-name="gr5" draw:text-style-name="P227" svg:x1="16.18cm" svg:y1="11.989cm" svg:x2="16.18cm" svg:y2="12.105cm"><text:p/></draw:line><draw:line draw:name="Вертикальная линия 248_7" draw:style-name="gr5" draw:text-style-name="P227" svg:x1="17.406cm" svg:y1="12cm" svg:x2="17.406cm" svg:y2="12.101cm"><text:p/></draw:line><draw:line draw:name="Вертикальная линия 249_7" draw:style-name="gr5" draw:text-style-name="P227" svg:x1="18.683cm" svg:y1="11.989cm" svg:x2="18.683cm" svg:y2="12.118cm"><text:p/></draw:line><draw:line draw:name="Вертикальная линия 250_7" draw:style-name="gr5" draw:text-style-name="P226" svg:x1="2.258cm" svg:y1="11.984cm" svg:x2="2.258cm" svg:y2="12.085cm"><text:p/></draw:line><draw:line draw:name="Вертикальная линия 251_7" draw:style-name="gr5" draw:text-style-name="P227" svg:x1="20.481cm" svg:y1="11.989cm" svg:x2="20.481cm" svg:y2="12.112cm"><text:p/></draw:line><draw:line draw:name="Вертикальная линия 252_7" draw:style-name="gr5" draw:text-style-name="P227" svg:x1="21.749cm" svg:y1="11.989cm" svg:x2="21.749cm" svg:y2="12.111cm"><text:p/></draw:line><draw:line draw:name="Вертикальная линия 253_7" draw:style-name="gr5" draw:text-style-name="P227" svg:x1="22.987cm" svg:y1="11.989cm" svg:x2="22.987cm" svg:y2="12.107cm"><text:p/></draw:line><draw:line draw:name="Вертикальная линия 254_7" draw:style-name="gr5" draw:text-style-name="P227" svg:x1="24.245cm" svg:y1="11.989cm" svg:x2="24.245cm" svg:y2="12.107cm"><text:p/></draw:line><draw:line draw:name="Вертикальная линия 255_7" draw:style-name="gr5" draw:text-style-name="P227" svg:x1="26.254cm" svg:y1="11.989cm" svg:x2="26.254cm" svg:y2="12.107cm"><text:p/></draw:line></draw:g></draw:g></draw:g><draw:g draw:name="DrawObject 2_7" draw:style-name="gr2"><draw:line draw:name="Вертикальная линия 16_7" draw:style-name="gr5" draw:text-style-name="P226" svg:x1="3.214cm" svg:y1="0.614cm" svg:x2="3.214cm" svg:y2="0.715cm"><text:p/></draw:line><draw:g draw:name="DrawObject 3_7" draw:style-name="gr2"><draw:line draw:name="Вертикальная линия 17_7" draw:style-name="gr5" draw:text-style-name="P226" svg:x1="4.214cm" svg:y1="0.6cm" svg:x2="4.214cm" svg:y2="0.701cm"><text:p/></draw:line><draw:line draw:name="Вертикальная линия 18_7" draw:style-name="gr5" draw:text-style-name="P226" svg:x1="5.708cm" svg:y1="0.619cm" svg:x2="5.708cm" svg:y2="0.72cm"><text:p/></draw:line><draw:line draw:name="Вертикальная линия 19_7" draw:style-name="gr5" draw:text-style-name="P226" svg:x1="12.356cm" svg:y1="0.619cm" svg:x2="12.356cm" svg:y2="0.72cm"><text:p/></draw:line><draw:line draw:name="Вертикальная линия 20_7" draw:style-name="gr5" draw:text-style-name="P226" svg:x1="13.619cm" svg:y1="0.611cm" svg:x2="13.619cm" svg:y2="0.733cm"><text:p/></draw:line><draw:line draw:name="Вертикальная линия 21_7" draw:style-name="gr5" draw:text-style-name="P226" svg:x1="15.053cm" svg:y1="0.611cm" svg:x2="15.053cm" svg:y2="0.734cm"><text:p/></draw:line><draw:line draw:name="Вертикальная линия 22_7" draw:style-name="gr5" draw:text-style-name="P227" svg:x1="16.159cm" svg:y1="0.611cm" svg:x2="16.159cm" svg:y2="0.727cm"><text:p/></draw:line><draw:line draw:name="Вертикальная линия 23_7" draw:style-name="gr5" draw:text-style-name="P227" svg:x1="17.383cm" svg:y1="0.623cm" svg:x2="17.383cm" svg:y2="0.724cm"><text:p/></draw:line><draw:line draw:name="Вертикальная линия 24_7" draw:style-name="gr5" draw:text-style-name="P227" svg:x1="18.662cm" svg:y1="0.611cm" svg:x2="18.662cm" svg:y2="0.74cm"><text:p/></draw:line><draw:line draw:name="Вертикальная линия 25_7" draw:style-name="gr5" draw:text-style-name="P226" svg:x1="2.235cm" svg:y1="0.607cm" svg:x2="2.235cm" svg:y2="0.708cm"><text:p/></draw:line><draw:line draw:name="Вертикальная линия 26_7" draw:style-name="gr5" draw:text-style-name="P227" svg:x1="20.458cm" svg:y1="0.611cm" svg:x2="20.458cm" svg:y2="0.734cm"><text:p/></draw:line><draw:line draw:name="Вертикальная линия 27_7" draw:style-name="gr5" draw:text-style-name="P227" svg:x1="21.726cm" svg:y1="0.612cm" svg:x2="21.726cm" svg:y2="0.734cm"><text:p/></draw:line><draw:line draw:name="Вертикальная линия 28_7" draw:style-name="gr5" draw:text-style-name="P227" svg:x1="22.964cm" svg:y1="0.611cm" svg:x2="22.964cm" svg:y2="0.729cm"><text:p/></draw:line><draw:line draw:name="Вертикальная линия 29_7" draw:style-name="gr5" draw:text-style-name="P227" svg:x1="24.222cm" svg:y1="0.611cm" svg:x2="24.222cm" svg:y2="0.729cm"><text:p/></draw:line><draw:line draw:name="Вертикальная линия 30_7" draw:style-name="gr5" draw:text-style-name="P227" svg:x1="26.231cm" svg:y1="0.611cm" svg:x2="26.231cm" svg:y2="0.729cm"><text:p/></draw:line></draw:g></draw:g></draw:g><text:span text:style-name="Основной_20_шрифт_20_абзаца"><text:span text:style-name="T3">01</text:span></text:span></text:p>
          </table:table-cell>
          <table:table-cell table:style-name="Таблица10.B28" table:number-rows-spanned="17" table:number-columns-spanned="42" office:value-type="string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12" office:value-type="string">
            <text:p text:style-name="P43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12">
          <table:table-cell table:style-name="Таблица10.A28" office:value-type="string">
            <text:p text:style-name="P43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0.29">
          <table:table-cell table:style-name="Таблица10.A29" table:number-columns-spanned="3" office:value-type="string">
            <text:p text:style-name="P46">МК/КТП</text:p>
          </table:table-cell>
          <table:covered-table-cell/>
          <table:covered-table-cell/>
          <table:table-cell table:style-name="Таблица10.D29" table:number-columns-spanned="34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0.D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10.A29" office:value-type="string">
            <text:p text:style-name="P52"/>
          </table:table-cell>
        </table:table-row>
      </table:table>
      <text:p text:style-name="P8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B"/>
        <table:table-column table:style-name="Таблица6.J"/>
        <table:table-column table:style-name="Таблица6.K"/>
        <table:table-column table:style-name="Таблица6.L"/>
        <table:table-column table:style-name="Таблица6.M"/>
        <table:table-column table:style-name="Таблица6.N"/>
        <table:table-column table:style-name="Таблица6.O"/>
        <table:table-column table:style-name="Таблица6.P"/>
        <table:table-column table:style-name="Таблица6.B"/>
        <table:table-column table:style-name="Таблица6.R"/>
        <table:table-column table:style-name="Таблица6.S"/>
        <table:table-column table:style-name="Таблица6.T"/>
        <table:table-column table:style-name="Таблица6.B"/>
        <table:table-column table:style-name="Таблица6.V"/>
        <table:table-column table:style-name="Таблица6.W"/>
        <table:table-column table:style-name="Таблица6.X"/>
        <table:table-column table:style-name="Таблица6.Y"/>
        <table:table-column table:style-name="Таблица6.Z"/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column table:style-name="Таблица6.g"/>
        <table:table-column table:style-name="Таблица6.h"/>
        <table:table-column table:style-name="Таблица6.i"/>
        <table:table-column table:style-name="Таблица6.G"/>
        <table:table-column table:style-name="Таблица6.k"/>
        <table:table-column table:style-name="Таблица6.l"/>
        <table:table-column table:style-name="Таблица6.h"/>
        <table:table-column table:style-name="Таблица6.n"/>
        <table:table-column table:style-name="Таблица6.o"/>
        <table:table-column table:style-name="Таблица6.p"/>
        <table:table-column table:style-name="Таблица6.q"/>
        <table:table-header-rows>
          <text:soft-page-break/>
          <table:table-row table:style-name="Таблица6.1">
            <table:table-cell table:style-name="Таблица6.A1" table:number-columns-spanned="3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6.f1" table:number-columns-spanned="2" office:value-type="string">
              <text:p text:style-name="P40"/>
            </table:table-cell>
            <table:covered-table-cell/>
            <table:table-cell table:style-name="Таблица6.f1" table:number-columns-spanned="3" office:value-type="string">
              <text:p text:style-name="P40"/>
            </table:table-cell>
            <table:covered-table-cell/>
            <table:covered-table-cell/>
            <table:table-cell table:style-name="Таблица6.f1" table:number-columns-spanned="4" office:value-type="string">
              <text:p text:style-name="P36"><draw:frame draw:style-name="fr2" draw:name="Врезка7" text:anchor-type="paragraph" svg:y="-0.49cm" svg:width="5.639cm" style:rel-width="scale" svg:height="0.639cm" style:rel-height="scale" draw:z-index="9"><draw:text-box><text:p text:style-name="P21">ГОСТ 3.1118-82 Форма 1б</text:p></draw:text-box></draw:frame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6.f1" table:number-columns-spanned="2" office:value-type="string">
              <text:p text:style-name="P40"/>
            </table:table-cell>
            <table:covered-table-cell/>
            <table:table-cell table:style-name="Таблица6.q1" office:value-type="string">
              <text:p text:style-name="P40"/>
            </table:table-cell>
          </table:table-row>
        </table:table-header-rows>
        <table:table-row table:style-name="Таблица6.1">
          <table:table-cell table:style-name="Таблица6.f1" table:number-columns-spanned="3" office:value-type="string">
            <text:p text:style-name="P40">Дубл.</text:p>
          </table:table-cell>
          <table:covered-table-cell/>
          <table:covered-table-cell/>
          <table:table-cell table:style-name="Таблица6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6.f1" table:number-columns-spanned="3" office:value-type="string">
            <text:p text:style-name="P36"/>
          </table:table-cell>
          <table:covered-table-cell/>
          <table:covered-table-cell/>
          <table:table-cell table:style-name="Таблица6.f1" office:value-type="string">
            <text:p text:style-name="P36"/>
          </table:table-cell>
          <table:table-cell table:style-name="Таблица6.M2" table:number-columns-spanned="4" office:value-type="string">
            <text:p text:style-name="P36"><text:s text:c="15"/></text:p>
          </table:table-cell>
          <table:covered-table-cell/>
          <table:covered-table-cell/>
          <table:covered-table-cell/>
          <table:table-cell table:style-name="Таблица6.Q2" table:number-columns-spanned="2" office:value-type="string">
            <text:p text:style-name="P36"/>
          </table:table-cell>
          <table:covered-table-cell/>
          <table:table-cell table:style-name="Таблица6.Q2" table:number-columns-spanned="3" office:value-type="string">
            <text:p text:style-name="P36"/>
          </table:table-cell>
          <table:covered-table-cell/>
          <table:covered-table-cell/>
          <table:table-cell table:style-name="Таблица6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Q2" table:number-columns-spanned="2" office:value-type="string">
            <text:p text:style-name="P36"/>
          </table:table-cell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table:number-columns-spanned="3" office:value-type="string">
            <text:p text:style-name="P36"/>
          </table:table-cell>
          <table:covered-table-cell/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q1" office:value-type="string">
            <text:p text:style-name="P36"/>
          </table:table-cell>
        </table:table-row>
        <table:table-row table:style-name="Таблица6.1">
          <table:table-cell table:style-name="Таблица6.f1" table:number-columns-spanned="3" office:value-type="string">
            <text:p text:style-name="P40">Взам.</text:p>
          </table:table-cell>
          <table:covered-table-cell/>
          <table:covered-table-cell/>
          <table:table-cell table:style-name="Таблица6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6.f1" table:number-columns-spanned="3" office:value-type="string">
            <text:p text:style-name="P36"/>
          </table:table-cell>
          <table:covered-table-cell/>
          <table:covered-table-cell/>
          <table:table-cell table:style-name="Таблица6.f1" office:value-type="string">
            <text:p text:style-name="P36"/>
          </table:table-cell>
          <table:table-cell table:style-name="Таблица6.M3" table:number-rows-spanned="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table:number-columns-spanned="3" office:value-type="string">
            <text:p text:style-name="P36"/>
          </table:table-cell>
          <table:covered-table-cell/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table:number-columns-spanned="3" office:value-type="string">
            <text:p text:style-name="P36"/>
          </table:table-cell>
          <table:covered-table-cell/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q1" office:value-type="string">
            <text:p text:style-name="P36"/>
          </table:table-cell>
        </table:table-row>
        <table:table-row table:style-name="Таблица6.1">
          <table:table-cell table:style-name="Таблица6.f1" table:number-columns-spanned="3" office:value-type="string">
            <text:p text:style-name="P40">Подл.</text:p>
          </table:table-cell>
          <table:covered-table-cell/>
          <table:covered-table-cell/>
          <table:table-cell table:style-name="Таблица6.f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Таблица6.f1" table:number-columns-spanned="3" office:value-type="string">
            <text:p text:style-name="P23"/>
          </table:table-cell>
          <table:covered-table-cell/>
          <table:covered-table-cell/>
          <table:table-cell table:style-name="Таблица6.f1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table:number-columns-spanned="3" office:value-type="string">
            <text:p text:style-name="P36"/>
          </table:table-cell>
          <table:covered-table-cell/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table:number-columns-spanned="3" office:value-type="string">
            <text:p text:style-name="P36"/>
          </table:table-cell>
          <table:covered-table-cell/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q1" office:value-type="string">
            <text:p text:style-name="P36"/>
          </table:table-cell>
        </table:table-row>
        <table:table-row table:style-name="Таблица6.5">
          <table:table-cell table:style-name="Таблица6.f1" table:number-columns-spanned="2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X5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X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q5" office:value-type="string">
            <text:p text:style-name="P29"/>
          </table:table-cell>
        </table:table-row>
        <table:table-row table:style-name="Таблица6.6">
          <table:table-cell table:style-name="Таблица6.f1" table:number-rows-spanned="3" table:number-columns-spanned="2" office:value-type="string">
            <text:p text:style-name="P36"/>
          </table:table-cell>
          <table:covered-table-cell/>
          <table:table-cell table:style-name="Таблица6.f1" table:number-columns-spanned="3" office:value-type="string">
            <text:p text:style-name="P36"/>
          </table:table-cell>
          <table:covered-table-cell/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office:value-type="string">
            <text:p text:style-name="P36"/>
          </table:table-cell>
          <table:table-cell table:style-name="Таблица6.f1" office:value-type="string">
            <text:p text:style-name="P36"/>
          </table:table-cell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table:number-columns-spanned="3" office:value-type="string">
            <text:p text:style-name="P36"/>
          </table:table-cell>
          <table:covered-table-cell/>
          <table:covered-table-cell/>
          <table:table-cell table:style-name="Таблица6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6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6.c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m6" table:number-rows-spanned="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Таблица6.6">
          <table:covered-table-cell/>
          <table:covered-table-cell/>
          <table:table-cell table:style-name="Таблица6.f1" table:number-columns-spanned="3" office:value-type="string">
            <text:p text:style-name="P36"/>
          </table:table-cell>
          <table:covered-table-cell/>
          <table:covered-table-cell/>
          <table:table-cell table:style-name="Таблица6.f1" table:number-columns-spanned="2" office:value-type="string">
            <text:p text:style-name="P56"/>
          </table:table-cell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3"/>
          </table:table-cell>
          <table:covered-table-cell/>
          <table:table-cell table:style-name="Таблица6.f1" office:value-type="string">
            <text:p text:style-name="P56"/>
          </table:table-cell>
          <table:table-cell table:style-name="Таблица6.f1" office:value-type="string">
            <text:p text:style-name="P36"/>
          </table:table-cell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table:number-columns-spanned="3" office:value-type="string">
            <text:p text:style-name="P36"/>
          </table:table-cell>
          <table:covered-table-cell/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6">
          <table:covered-table-cell/>
          <table:covered-table-cell/>
          <table:table-cell table:style-name="Таблица6.f1" table:number-columns-spanned="3" office:value-type="string">
            <text:p text:style-name="P36"/>
          </table:table-cell>
          <table:covered-table-cell/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office:value-type="string">
            <text:p text:style-name="P36"/>
          </table:table-cell>
          <table:table-cell table:style-name="Таблица6.f1" office:value-type="string">
            <text:p text:style-name="P36"/>
          </table:table-cell>
          <table:table-cell table:style-name="Таблица6.f1" table:number-columns-spanned="2" office:value-type="string">
            <text:p text:style-name="P36"/>
          </table:table-cell>
          <table:covered-table-cell/>
          <table:table-cell table:style-name="Таблица6.f1" table:number-columns-spanned="3" office:value-type="string">
            <text:p text:style-name="P36"/>
          </table:table-cell>
          <table:covered-table-cell/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6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9">
          <table:table-cell table:style-name="Таблица6.A9" office:value-type="string">
            <text:p text:style-name="P43">А</text:p>
          </table:table-cell>
          <table:table-cell table:style-name="Таблица6.B9" table:number-columns-spanned="3" office:value-type="string">
            <text:p text:style-name="P138">Цех</text:p>
          </table:table-cell>
          <table:covered-table-cell/>
          <table:covered-table-cell/>
          <table:table-cell table:style-name="Таблица6.E9" table:number-columns-spanned="2" office:value-type="string">
            <text:p text:style-name="P59">Уч.</text:p>
          </table:table-cell>
          <table:covered-table-cell/>
          <table:table-cell table:style-name="Таблица6.E9" table:number-columns-spanned="3" office:value-type="string">
            <text:p text:style-name="P59">РМ</text:p>
          </table:table-cell>
          <table:covered-table-cell/>
          <table:covered-table-cell/>
          <table:table-cell table:style-name="Таблица6.E9" office:value-type="string">
            <text:p text:style-name="P59">Опер.</text:p>
          </table:table-cell>
          <table:table-cell table:style-name="Таблица6.E9" table:number-columns-spanned="9" office:value-type="string">
            <text:p text:style-name="P59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T9" table:number-columns-spanned="24" office:value-type="string">
            <text:p text:style-name="P59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9">
          <table:table-cell table:style-name="Таблица6.A9" office:value-type="string">
            <text:p text:style-name="P43">Б</text:p>
          </table:table-cell>
          <table:table-cell table:style-name="Таблица6.B10" table:number-columns-spanned="18" office:value-type="string">
            <text:p text:style-name="P5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A9" office:value-type="string">
            <text:p text:style-name="P59">СМ</text:p>
          </table:table-cell>
          <table:table-cell table:style-name="Таблица6.A9" table:number-columns-spanned="2" office:value-type="string">
            <text:p text:style-name="P59">Проф.</text:p>
          </table:table-cell>
          <table:covered-table-cell/>
          <table:table-cell table:style-name="Таблица6.A9" table:number-columns-spanned="4" office:value-type="string">
            <text:p text:style-name="P59">Р</text:p>
          </table:table-cell>
          <table:covered-table-cell/>
          <table:covered-table-cell/>
          <table:covered-table-cell/>
          <table:table-cell table:style-name="Таблица6.A9" office:value-type="string">
            <text:p text:style-name="P59">УТ</text:p>
          </table:table-cell>
          <table:table-cell table:style-name="Таблица6.A9" table:number-columns-spanned="3" office:value-type="string">
            <text:p text:style-name="P59">КР</text:p>
          </table:table-cell>
          <table:covered-table-cell/>
          <table:covered-table-cell/>
          <table:table-cell table:style-name="Таблица6.A9" table:number-columns-spanned="2" office:value-type="string">
            <text:p text:style-name="P59">КОИД</text:p>
          </table:table-cell>
          <table:covered-table-cell/>
          <table:table-cell table:style-name="Таблица6.A9" table:number-columns-spanned="2" office:value-type="string">
            <text:p text:style-name="P59">ЕН</text:p>
          </table:table-cell>
          <table:covered-table-cell/>
          <table:table-cell table:style-name="Таблица6.A9" table:number-columns-spanned="3" office:value-type="string">
            <text:p text:style-name="P59">ОП</text:p>
          </table:table-cell>
          <table:covered-table-cell/>
          <table:covered-table-cell/>
          <table:table-cell table:style-name="Таблица6.A9" table:number-columns-spanned="2" office:value-type="string">
            <text:p text:style-name="P59">Кшт</text:p>
          </table:table-cell>
          <table:covered-table-cell/>
          <table:table-cell table:style-name="Таблица6.A9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6.p10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6.9">
          <table:table-cell table:style-name="Таблица6.A11" office:value-type="string">
            <text:p text:style-name="P43">К/М</text:p>
          </table:table-cell>
          <table:table-cell table:style-name="Таблица6.B11" table:number-columns-spanned="18" office:value-type="string">
            <text:p text:style-name="P5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B10" table:number-columns-spanned="13" office:value-type="string">
            <text:p text:style-name="P5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g11" table:number-columns-spanned="2" office:value-type="string">
            <text:p text:style-name="P59">ОПП</text:p>
          </table:table-cell>
          <table:covered-table-cell/>
          <table:table-cell table:style-name="Таблица6.g11" table:number-columns-spanned="3" office:value-type="string">
            <text:p text:style-name="P62">ЕВ</text:p>
          </table:table-cell>
          <table:covered-table-cell/>
          <table:covered-table-cell/>
          <table:table-cell table:style-name="Таблица6.g11" table:number-columns-spanned="2" office:value-type="string">
            <text:p text:style-name="P59">ЕН</text:p>
          </table:table-cell>
          <table:covered-table-cell/>
          <table:table-cell table:style-name="Таблица6.g11" table:number-columns-spanned="2" office:value-type="string">
            <text:p text:style-name="P59">КИ</text:p>
          </table:table-cell>
          <table:covered-table-cell/>
          <table:table-cell table:style-name="Таблица6.p11" table:number-columns-spanned="2" office:value-type="string">
            <text:p text:style-name="P59">Н. расх.</text:p>
          </table:table-cell>
          <table:covered-table-cell/>
        </table:table-row>
        <table:table-row table:style-name="Таблица6.12">
          <table:table-cell table:style-name="Таблица6.A12" office:value-type="string">
            <text:p text:style-name="P29"><draw:g text:anchor-type="paragraph" draw:z-index="10" draw:name="DrawObject2_2" draw:style-name="gr1"><draw:g draw:name="DrawObject31_3" draw:style-name="gr2"><draw:custom-shape draw:name="Фигура1_3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3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3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3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3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3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3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3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3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3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3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3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3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3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3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3" draw:style-name="gr2"><draw:line draw:name="Вертикальная линия 451_3" draw:style-name="gr5" draw:text-style-name="P226" svg:x1="3.237cm" svg:y1="-0.134cm" svg:x2="3.237cm" svg:y2="-0.033cm"><text:p/></draw:line><draw:g draw:name="DrawObject 63_3" draw:style-name="gr2"><draw:line draw:name="Вертикальная линия 452_3" draw:style-name="gr5" draw:text-style-name="P226" svg:x1="4.235cm" svg:y1="-0.148cm" svg:x2="4.235cm" svg:y2="-0.047cm"><text:p/></draw:line><draw:line draw:name="Вертикальная линия 453_3" draw:style-name="gr5" draw:text-style-name="P226" svg:x1="5.731cm" svg:y1="-0.129cm" svg:x2="5.731cm" svg:y2="-0.028cm"><text:p/></draw:line><draw:line draw:name="Вертикальная линия 454_3" draw:style-name="gr5" draw:text-style-name="P226" svg:x1="12.379cm" svg:y1="-0.129cm" svg:x2="12.379cm" svg:y2="-0.028cm"><text:p/></draw:line><draw:line draw:name="Вертикальная линия 455_3" draw:style-name="gr5" draw:text-style-name="P226" svg:x1="13.64cm" svg:y1="-0.136cm" svg:x2="13.64cm" svg:y2="-0.014cm"><text:p/></draw:line><draw:line draw:name="Вертикальная линия 456_3" draw:style-name="gr5" draw:text-style-name="P226" svg:x1="15.076cm" svg:y1="-0.136cm" svg:x2="15.076cm" svg:y2="-0.013cm"><text:p/></draw:line><draw:line draw:name="Вертикальная линия 457_3" draw:style-name="gr5" draw:text-style-name="P227" svg:x1="16.18cm" svg:y1="-0.136cm" svg:x2="16.18cm" svg:y2="-0.02cm"><text:p/></draw:line><draw:line draw:name="Вертикальная линия 458_3" draw:style-name="gr5" draw:text-style-name="P227" svg:x1="17.406cm" svg:y1="-0.125cm" svg:x2="17.406cm" svg:y2="-0.024cm"><text:p/></draw:line><draw:line draw:name="Вертикальная линия 459_3" draw:style-name="gr5" draw:text-style-name="P227" svg:x1="18.683cm" svg:y1="-0.136cm" svg:x2="18.683cm" svg:y2="-0.007cm"><text:p/></draw:line><draw:line draw:name="Вертикальная линия 460_3" draw:style-name="gr5" draw:text-style-name="P226" svg:x1="2.258cm" svg:y1="-0.141cm" svg:x2="2.258cm" svg:y2="-0.04cm"><text:p/></draw:line><draw:line draw:name="Вертикальная линия 461_3" draw:style-name="gr5" draw:text-style-name="P227" svg:x1="20.481cm" svg:y1="-0.136cm" svg:x2="20.481cm" svg:y2="-0.013cm"><text:p/></draw:line><draw:line draw:name="Вертикальная линия 462_3" draw:style-name="gr5" draw:text-style-name="P227" svg:x1="21.749cm" svg:y1="-0.136cm" svg:x2="21.749cm" svg:y2="-0.014cm"><text:p/></draw:line><draw:line draw:name="Вертикальная линия 463_3" draw:style-name="gr5" draw:text-style-name="P227" svg:x1="22.987cm" svg:y1="-0.136cm" svg:x2="22.987cm" svg:y2="-0.018cm"><text:p/></draw:line><draw:line draw:name="Вертикальная линия 464_3" draw:style-name="gr5" draw:text-style-name="P227" svg:x1="24.245cm" svg:y1="-0.136cm" svg:x2="24.245cm" svg:y2="-0.018cm"><text:p/></draw:line><draw:line draw:name="Вертикальная линия 465_3" draw:style-name="gr5" draw:text-style-name="P227" svg:x1="26.254cm" svg:y1="-0.136cm" svg:x2="26.254cm" svg:y2="-0.018cm"><text:p/></draw:line></draw:g></draw:g><draw:g draw:name="DrawObject 64_3" draw:style-name="gr2"><draw:line draw:name="Вертикальная линия 466_3" draw:style-name="gr5" draw:text-style-name="P226" svg:x1="3.237cm" svg:y1="1.358cm" svg:x2="3.237cm" svg:y2="1.459cm"><text:p/></draw:line><draw:g draw:name="DrawObject 65_3" draw:style-name="gr2"><draw:line draw:name="Вертикальная линия 467_3" draw:style-name="gr5" draw:text-style-name="P226" svg:x1="4.235cm" svg:y1="1.344cm" svg:x2="4.235cm" svg:y2="1.445cm"><text:p/></draw:line><draw:line draw:name="Вертикальная линия 468_3" draw:style-name="gr5" draw:text-style-name="P226" svg:x1="5.731cm" svg:y1="1.365cm" svg:x2="5.731cm" svg:y2="1.466cm"><text:p/></draw:line><draw:line draw:name="Вертикальная линия 469_3" draw:style-name="gr5" draw:text-style-name="P226" svg:x1="12.379cm" svg:y1="1.365cm" svg:x2="12.379cm" svg:y2="1.466cm"><text:p/></draw:line><draw:line draw:name="Вертикальная линия 470_3" draw:style-name="gr5" draw:text-style-name="P226" svg:x1="13.64cm" svg:y1="1.355cm" svg:x2="13.64cm" svg:y2="1.477cm"><text:p/></draw:line><draw:line draw:name="Вертикальная линия 471_3" draw:style-name="gr5" draw:text-style-name="P226" svg:x1="15.076cm" svg:y1="1.355cm" svg:x2="15.076cm" svg:y2="1.478cm"><text:p/></draw:line><draw:line draw:name="Вертикальная линия 472_3" draw:style-name="gr5" draw:text-style-name="P227" svg:x1="16.18cm" svg:y1="1.355cm" svg:x2="16.18cm" svg:y2="1.471cm"><text:p/></draw:line><draw:line draw:name="Вертикальная линия 473_3" draw:style-name="gr5" draw:text-style-name="P227" svg:x1="17.406cm" svg:y1="1.367cm" svg:x2="17.406cm" svg:y2="1.468cm"><text:p/></draw:line><draw:line draw:name="Вертикальная линия 474_3" draw:style-name="gr5" draw:text-style-name="P227" svg:x1="18.683cm" svg:y1="1.355cm" svg:x2="18.683cm" svg:y2="1.484cm"><text:p/></draw:line><draw:line draw:name="Вертикальная линия 475_3" draw:style-name="gr5" draw:text-style-name="P226" svg:x1="2.258cm" svg:y1="1.351cm" svg:x2="2.258cm" svg:y2="1.452cm"><text:p/></draw:line><draw:line draw:name="Вертикальная линия 476_3" draw:style-name="gr5" draw:text-style-name="P227" svg:x1="20.481cm" svg:y1="1.355cm" svg:x2="20.481cm" svg:y2="1.478cm"><text:p/></draw:line><draw:line draw:name="Вертикальная линия 477_3" draw:style-name="gr5" draw:text-style-name="P227" svg:x1="21.749cm" svg:y1="1.358cm" svg:x2="21.749cm" svg:y2="1.48cm"><text:p/></draw:line><draw:line draw:name="Вертикальная линия 478_3" draw:style-name="gr5" draw:text-style-name="P227" svg:x1="22.987cm" svg:y1="1.355cm" svg:x2="22.987cm" svg:y2="1.473cm"><text:p/></draw:line><draw:line draw:name="Вертикальная линия 479_3" draw:style-name="gr5" draw:text-style-name="P227" svg:x1="24.245cm" svg:y1="1.355cm" svg:x2="24.245cm" svg:y2="1.473cm"><text:p/></draw:line><draw:line draw:name="Вертикальная линия 480_3" draw:style-name="gr5" draw:text-style-name="P227" svg:x1="26.254cm" svg:y1="1.355cm" svg:x2="26.254cm" svg:y2="1.473cm"><text:p/></draw:line></draw:g></draw:g><draw:g draw:name="DrawObject 66_3" draw:style-name="gr2"><draw:line draw:name="Вертикальная линия 481_3" draw:style-name="gr5" draw:text-style-name="P226" svg:x1="3.237cm" svg:y1="2.127cm" svg:x2="3.237cm" svg:y2="2.228cm"><text:p/></draw:line><draw:g draw:name="DrawObject 67_3" draw:style-name="gr2"><draw:line draw:name="Вертикальная линия 482_3" draw:style-name="gr5" draw:text-style-name="P226" svg:x1="4.235cm" svg:y1="2.113cm" svg:x2="4.235cm" svg:y2="2.214cm"><text:p/></draw:line><draw:line draw:name="Вертикальная линия 483_3" draw:style-name="gr5" draw:text-style-name="P226" svg:x1="5.731cm" svg:y1="2.131cm" svg:x2="5.731cm" svg:y2="2.232cm"><text:p/></draw:line><draw:line draw:name="Вертикальная линия 484_3" draw:style-name="gr5" draw:text-style-name="P226" svg:x1="12.379cm" svg:y1="2.131cm" svg:x2="12.379cm" svg:y2="2.232cm"><text:p/></draw:line><draw:line draw:name="Вертикальная линия 485_3" draw:style-name="gr5" draw:text-style-name="P226" svg:x1="13.64cm" svg:y1="2.123cm" svg:x2="13.64cm" svg:y2="2.245cm"><text:p/></draw:line><draw:line draw:name="Вертикальная линия 486_3" draw:style-name="gr5" draw:text-style-name="P226" svg:x1="15.076cm" svg:y1="2.123cm" svg:x2="15.076cm" svg:y2="2.246cm"><text:p/></draw:line><draw:line draw:name="Вертикальная линия 487_3" draw:style-name="gr5" draw:text-style-name="P227" svg:x1="16.18cm" svg:y1="2.123cm" svg:x2="16.18cm" svg:y2="2.239cm"><text:p/></draw:line><draw:line draw:name="Вертикальная линия 488_3" draw:style-name="gr5" draw:text-style-name="P227" svg:x1="17.406cm" svg:y1="2.135cm" svg:x2="17.406cm" svg:y2="2.236cm"><text:p/></draw:line><draw:line draw:name="Вертикальная линия 489_3" draw:style-name="gr5" draw:text-style-name="P227" svg:x1="18.683cm" svg:y1="2.123cm" svg:x2="18.683cm" svg:y2="2.252cm"><text:p/></draw:line><draw:line draw:name="Вертикальная линия 490_3" draw:style-name="gr5" draw:text-style-name="P226" svg:x1="2.258cm" svg:y1="2.12cm" svg:x2="2.258cm" svg:y2="2.221cm"><text:p/></draw:line><draw:line draw:name="Вертикальная линия 491_3" draw:style-name="gr5" draw:text-style-name="P227" svg:x1="20.481cm" svg:y1="2.123cm" svg:x2="20.481cm" svg:y2="2.246cm"><text:p/></draw:line><draw:line draw:name="Вертикальная линия 492_3" draw:style-name="gr5" draw:text-style-name="P227" svg:x1="21.749cm" svg:y1="2.124cm" svg:x2="21.749cm" svg:y2="2.246cm"><text:p/></draw:line><draw:line draw:name="Вертикальная линия 493_3" draw:style-name="gr5" draw:text-style-name="P227" svg:x1="22.987cm" svg:y1="2.123cm" svg:x2="22.987cm" svg:y2="2.241cm"><text:p/></draw:line><draw:line draw:name="Вертикальная линия 494_3" draw:style-name="gr5" draw:text-style-name="P227" svg:x1="24.245cm" svg:y1="2.123cm" svg:x2="24.245cm" svg:y2="2.241cm"><text:p/></draw:line><draw:line draw:name="Вертикальная линия 495_3" draw:style-name="gr5" draw:text-style-name="P227" svg:x1="26.254cm" svg:y1="2.123cm" svg:x2="26.254cm" svg:y2="2.241cm"><text:p/></draw:line></draw:g></draw:g><draw:g draw:name="DrawObject 68_3" draw:style-name="gr2"><draw:line draw:name="Вертикальная линия 496_3" draw:style-name="gr5" draw:text-style-name="P226" svg:x1="3.237cm" svg:y1="2.882cm" svg:x2="3.237cm" svg:y2="2.983cm"><text:p/></draw:line><draw:g draw:name="DrawObject 69_3" draw:style-name="gr2"><draw:line draw:name="Вертикальная линия 497_3" draw:style-name="gr5" draw:text-style-name="P226" svg:x1="4.235cm" svg:y1="2.867cm" svg:x2="4.235cm" svg:y2="2.968cm"><text:p/></draw:line><draw:line draw:name="Вертикальная линия 498_3" draw:style-name="gr5" draw:text-style-name="P226" svg:x1="5.731cm" svg:y1="2.886cm" svg:x2="5.731cm" svg:y2="2.987cm"><text:p/></draw:line><draw:line draw:name="Вертикальная линия 499_3" draw:style-name="gr5" draw:text-style-name="P226" svg:x1="12.379cm" svg:y1="2.886cm" svg:x2="12.379cm" svg:y2="2.987cm"><text:p/></draw:line><draw:line draw:name="Вертикальная линия 500_3" draw:style-name="gr5" draw:text-style-name="P226" svg:x1="13.64cm" svg:y1="2.878cm" svg:x2="13.64cm" svg:y2="3cm"><text:p/></draw:line><draw:line draw:name="Вертикальная линия 501_3" draw:style-name="gr5" draw:text-style-name="P226" svg:x1="15.076cm" svg:y1="2.878cm" svg:x2="15.076cm" svg:y2="3.001cm"><text:p/></draw:line><draw:line draw:name="Вертикальная линия 502_3" draw:style-name="gr5" draw:text-style-name="P227" svg:x1="16.18cm" svg:y1="2.878cm" svg:x2="16.18cm" svg:y2="2.994cm"><text:p/></draw:line><draw:line draw:name="Вертикальная линия 503_3" draw:style-name="gr5" draw:text-style-name="P227" svg:x1="17.406cm" svg:y1="2.89cm" svg:x2="17.406cm" svg:y2="2.991cm"><text:p/></draw:line><draw:line draw:name="Вертикальная линия 504_3" draw:style-name="gr5" draw:text-style-name="P227" svg:x1="18.683cm" svg:y1="2.878cm" svg:x2="18.683cm" svg:y2="3.007cm"><text:p/></draw:line><draw:line draw:name="Вертикальная линия 505_3" draw:style-name="gr5" draw:text-style-name="P226" svg:x1="2.258cm" svg:y1="2.875cm" svg:x2="2.258cm" svg:y2="2.976cm"><text:p/></draw:line><draw:line draw:name="Вертикальная линия 506_3" draw:style-name="gr5" draw:text-style-name="P227" svg:x1="20.481cm" svg:y1="2.878cm" svg:x2="20.481cm" svg:y2="3.001cm"><text:p/></draw:line><draw:line draw:name="Вертикальная линия 507_3" draw:style-name="gr5" draw:text-style-name="P227" svg:x1="21.749cm" svg:y1="2.879cm" svg:x2="21.749cm" svg:y2="3.001cm"><text:p/></draw:line><draw:line draw:name="Вертикальная линия 508_3" draw:style-name="gr5" draw:text-style-name="P227" svg:x1="22.987cm" svg:y1="2.878cm" svg:x2="22.987cm" svg:y2="2.996cm"><text:p/></draw:line><draw:line draw:name="Вертикальная линия 509_3" draw:style-name="gr5" draw:text-style-name="P227" svg:x1="24.245cm" svg:y1="2.878cm" svg:x2="24.245cm" svg:y2="2.996cm"><text:p/></draw:line><draw:line draw:name="Вертикальная линия 510_3" draw:style-name="gr5" draw:text-style-name="P227" svg:x1="26.254cm" svg:y1="2.878cm" svg:x2="26.254cm" svg:y2="2.996cm"><text:p/></draw:line></draw:g></draw:g><draw:g draw:name="DrawObject 70_3" draw:style-name="gr2"><draw:line draw:name="Вертикальная линия 511_3" draw:style-name="gr5" draw:text-style-name="P226" svg:x1="3.237cm" svg:y1="3.651cm" svg:x2="3.237cm" svg:y2="3.752cm"><text:p/></draw:line><draw:g draw:name="DrawObject 71_3" draw:style-name="gr2"><draw:line draw:name="Вертикальная линия 512_3" draw:style-name="gr5" draw:text-style-name="P226" svg:x1="4.235cm" svg:y1="3.637cm" svg:x2="4.235cm" svg:y2="3.738cm"><text:p/></draw:line><draw:line draw:name="Вертикальная линия 513_3" draw:style-name="gr5" draw:text-style-name="P226" svg:x1="5.731cm" svg:y1="3.655cm" svg:x2="5.731cm" svg:y2="3.756cm"><text:p/></draw:line><draw:line draw:name="Вертикальная линия 514_3" draw:style-name="gr5" draw:text-style-name="P226" svg:x1="12.379cm" svg:y1="3.655cm" svg:x2="12.379cm" svg:y2="3.756cm"><text:p/></draw:line><draw:line draw:name="Вертикальная линия 515_3" draw:style-name="gr5" draw:text-style-name="P226" svg:x1="13.64cm" svg:y1="3.647cm" svg:x2="13.64cm" svg:y2="3.769cm"><text:p/></draw:line><draw:line draw:name="Вертикальная линия 516_3" draw:style-name="gr5" draw:text-style-name="P226" svg:x1="15.076cm" svg:y1="3.647cm" svg:x2="15.076cm" svg:y2="3.77cm"><text:p/></draw:line><draw:line draw:name="Вертикальная линия 517_3" draw:style-name="gr5" draw:text-style-name="P227" svg:x1="16.18cm" svg:y1="3.647cm" svg:x2="16.18cm" svg:y2="3.763cm"><text:p/></draw:line><draw:line draw:name="Вертикальная линия 518_3" draw:style-name="gr5" draw:text-style-name="P227" svg:x1="17.406cm" svg:y1="3.659cm" svg:x2="17.406cm" svg:y2="3.76cm"><text:p/></draw:line><draw:line draw:name="Вертикальная линия 519_3" draw:style-name="gr5" draw:text-style-name="P227" svg:x1="18.683cm" svg:y1="3.647cm" svg:x2="18.683cm" svg:y2="3.776cm"><text:p/></draw:line><draw:line draw:name="Вертикальная линия 520_3" draw:style-name="gr5" draw:text-style-name="P226" svg:x1="2.258cm" svg:y1="3.644cm" svg:x2="2.258cm" svg:y2="3.745cm"><text:p/></draw:line><draw:line draw:name="Вертикальная линия 521_3" draw:style-name="gr5" draw:text-style-name="P227" svg:x1="20.481cm" svg:y1="3.647cm" svg:x2="20.481cm" svg:y2="3.77cm"><text:p/></draw:line><draw:line draw:name="Вертикальная линия 522_3" draw:style-name="gr5" draw:text-style-name="P227" svg:x1="21.749cm" svg:y1="3.648cm" svg:x2="21.749cm" svg:y2="3.77cm"><text:p/></draw:line><draw:line draw:name="Вертикальная линия 523_3" draw:style-name="gr5" draw:text-style-name="P227" svg:x1="22.987cm" svg:y1="3.647cm" svg:x2="22.987cm" svg:y2="3.765cm"><text:p/></draw:line><draw:line draw:name="Вертикальная линия 524_3" draw:style-name="gr5" draw:text-style-name="P227" svg:x1="24.245cm" svg:y1="3.647cm" svg:x2="24.245cm" svg:y2="3.765cm"><text:p/></draw:line><draw:line draw:name="Вертикальная линия 525_3" draw:style-name="gr5" draw:text-style-name="P227" svg:x1="26.254cm" svg:y1="3.647cm" svg:x2="26.254cm" svg:y2="3.765cm"><text:p/></draw:line></draw:g></draw:g><draw:g draw:name="DrawObject 72_3" draw:style-name="gr2"><draw:line draw:name="Вертикальная линия 526_3" draw:style-name="gr5" draw:text-style-name="P226" svg:x1="3.237cm" svg:y1="4.406cm" svg:x2="3.237cm" svg:y2="4.507cm"><text:p/></draw:line><draw:g draw:name="DrawObject 73_3" draw:style-name="gr2"><draw:line draw:name="Вертикальная линия 527_3" draw:style-name="gr5" draw:text-style-name="P226" svg:x1="4.235cm" svg:y1="4.391cm" svg:x2="4.235cm" svg:y2="4.492cm"><text:p/></draw:line><draw:line draw:name="Вертикальная линия 528_3" draw:style-name="gr5" draw:text-style-name="P226" svg:x1="5.731cm" svg:y1="4.41cm" svg:x2="5.731cm" svg:y2="4.511cm"><text:p/></draw:line><draw:line draw:name="Вертикальная линия 529_3" draw:style-name="gr5" draw:text-style-name="P226" svg:x1="12.379cm" svg:y1="4.41cm" svg:x2="12.379cm" svg:y2="4.511cm"><text:p/></draw:line><draw:line draw:name="Вертикальная линия 530_3" draw:style-name="gr5" draw:text-style-name="P226" svg:x1="13.64cm" svg:y1="4.402cm" svg:x2="13.64cm" svg:y2="4.524cm"><text:p/></draw:line><draw:line draw:name="Вертикальная линия 531_3" draw:style-name="gr5" draw:text-style-name="P226" svg:x1="15.076cm" svg:y1="4.402cm" svg:x2="15.076cm" svg:y2="4.525cm"><text:p/></draw:line><draw:line draw:name="Вертикальная линия 532_3" draw:style-name="gr5" draw:text-style-name="P227" svg:x1="16.18cm" svg:y1="4.402cm" svg:x2="16.18cm" svg:y2="4.518cm"><text:p/></draw:line><draw:line draw:name="Вертикальная линия 533_3" draw:style-name="gr5" draw:text-style-name="P227" svg:x1="17.406cm" svg:y1="4.414cm" svg:x2="17.406cm" svg:y2="4.515cm"><text:p/></draw:line><draw:line draw:name="Вертикальная линия 534_3" draw:style-name="gr5" draw:text-style-name="P227" svg:x1="18.683cm" svg:y1="4.402cm" svg:x2="18.683cm" svg:y2="4.531cm"><text:p/></draw:line><draw:line draw:name="Вертикальная линия 535_3" draw:style-name="gr5" draw:text-style-name="P226" svg:x1="2.258cm" svg:y1="4.399cm" svg:x2="2.258cm" svg:y2="4.5cm"><text:p/></draw:line><draw:line draw:name="Вертикальная линия 536_3" draw:style-name="gr5" draw:text-style-name="P227" svg:x1="20.481cm" svg:y1="4.402cm" svg:x2="20.481cm" svg:y2="4.525cm"><text:p/></draw:line><draw:line draw:name="Вертикальная линия 537_3" draw:style-name="gr5" draw:text-style-name="P227" svg:x1="21.749cm" svg:y1="4.403cm" svg:x2="21.749cm" svg:y2="4.525cm"><text:p/></draw:line><draw:line draw:name="Вертикальная линия 538_3" draw:style-name="gr5" draw:text-style-name="P227" svg:x1="22.987cm" svg:y1="4.402cm" svg:x2="22.987cm" svg:y2="4.52cm"><text:p/></draw:line><draw:line draw:name="Вертикальная линия 539_3" draw:style-name="gr5" draw:text-style-name="P227" svg:x1="24.245cm" svg:y1="4.402cm" svg:x2="24.245cm" svg:y2="4.52cm"><text:p/></draw:line><draw:line draw:name="Вертикальная линия 540_3" draw:style-name="gr5" draw:text-style-name="P227" svg:x1="26.254cm" svg:y1="4.402cm" svg:x2="26.254cm" svg:y2="4.52cm"><text:p/></draw:line></draw:g></draw:g><draw:g draw:name="DrawObject 74_3" draw:style-name="gr2"><draw:line draw:name="Вертикальная линия 541_3" draw:style-name="gr5" draw:text-style-name="P226" svg:x1="3.237cm" svg:y1="5.172cm" svg:x2="3.237cm" svg:y2="5.273cm"><text:p/></draw:line><draw:g draw:name="DrawObject 75_3" draw:style-name="gr2"><draw:line draw:name="Вертикальная линия 542_3" draw:style-name="gr5" draw:text-style-name="P226" svg:x1="4.235cm" svg:y1="5.156cm" svg:x2="4.235cm" svg:y2="5.257cm"><text:p/></draw:line><draw:line draw:name="Вертикальная линия 543_3" draw:style-name="gr5" draw:text-style-name="P226" svg:x1="5.731cm" svg:y1="5.177cm" svg:x2="5.731cm" svg:y2="5.278cm"><text:p/></draw:line><draw:line draw:name="Вертикальная линия 544_3" draw:style-name="gr5" draw:text-style-name="P226" svg:x1="12.379cm" svg:y1="5.177cm" svg:x2="12.379cm" svg:y2="5.278cm"><text:p/></draw:line><draw:line draw:name="Вертикальная линия 545_3" draw:style-name="gr5" draw:text-style-name="P226" svg:x1="13.64cm" svg:y1="5.169cm" svg:x2="13.64cm" svg:y2="5.291cm"><text:p/></draw:line><draw:line draw:name="Вертикальная линия 546_3" draw:style-name="gr5" draw:text-style-name="P226" svg:x1="15.076cm" svg:y1="5.169cm" svg:x2="15.076cm" svg:y2="5.292cm"><text:p/></draw:line><draw:line draw:name="Вертикальная линия 547_3" draw:style-name="gr5" draw:text-style-name="P227" svg:x1="16.18cm" svg:y1="5.169cm" svg:x2="16.18cm" svg:y2="5.285cm"><text:p/></draw:line><draw:line draw:name="Вертикальная линия 548_3" draw:style-name="gr5" draw:text-style-name="P227" svg:x1="17.406cm" svg:y1="5.179cm" svg:x2="17.406cm" svg:y2="5.28cm"><text:p/></draw:line><draw:line draw:name="Вертикальная линия 549_3" draw:style-name="gr5" draw:text-style-name="P227" svg:x1="18.683cm" svg:y1="5.169cm" svg:x2="18.683cm" svg:y2="5.298cm"><text:p/></draw:line><draw:line draw:name="Вертикальная линия 550_3" draw:style-name="gr5" draw:text-style-name="P226" svg:x1="2.258cm" svg:y1="5.165cm" svg:x2="2.258cm" svg:y2="5.266cm"><text:p/></draw:line><draw:line draw:name="Вертикальная линия 551_3" draw:style-name="gr5" draw:text-style-name="P227" svg:x1="20.481cm" svg:y1="5.169cm" svg:x2="20.481cm" svg:y2="5.292cm"><text:p/></draw:line><draw:line draw:name="Вертикальная линия 552_3" draw:style-name="gr5" draw:text-style-name="P227" svg:x1="21.749cm" svg:y1="5.17cm" svg:x2="21.749cm" svg:y2="5.292cm"><text:p/></draw:line><draw:line draw:name="Вертикальная линия 553_3" draw:style-name="gr5" draw:text-style-name="P227" svg:x1="22.987cm" svg:y1="5.169cm" svg:x2="22.987cm" svg:y2="5.287cm"><text:p/></draw:line><draw:line draw:name="Вертикальная линия 554_3" draw:style-name="gr5" draw:text-style-name="P227" svg:x1="24.245cm" svg:y1="5.169cm" svg:x2="24.245cm" svg:y2="5.287cm"><text:p/></draw:line><draw:line draw:name="Вертикальная линия 555_3" draw:style-name="gr5" draw:text-style-name="P227" svg:x1="26.254cm" svg:y1="5.169cm" svg:x2="26.254cm" svg:y2="5.287cm"><text:p/></draw:line></draw:g></draw:g><draw:g draw:name="DrawObject 76_3" draw:style-name="gr2"><draw:line draw:name="Вертикальная линия 556_3" draw:style-name="gr5" draw:text-style-name="P226" svg:x1="3.237cm" svg:y1="5.927cm" svg:x2="3.237cm" svg:y2="6.028cm"><text:p/></draw:line><draw:g draw:name="DrawObject 77_3" draw:style-name="gr2"><draw:line draw:name="Вертикальная линия 557_3" draw:style-name="gr5" draw:text-style-name="P226" svg:x1="4.235cm" svg:y1="5.911cm" svg:x2="4.235cm" svg:y2="6.012cm"><text:p/></draw:line><draw:line draw:name="Вертикальная линия 558_3" draw:style-name="gr5" draw:text-style-name="P226" svg:x1="5.731cm" svg:y1="5.932cm" svg:x2="5.731cm" svg:y2="6.033cm"><text:p/></draw:line><draw:line draw:name="Вертикальная линия 559_3" draw:style-name="gr5" draw:text-style-name="P226" svg:x1="12.379cm" svg:y1="5.932cm" svg:x2="12.379cm" svg:y2="6.033cm"><text:p/></draw:line><draw:line draw:name="Вертикальная линия 560_3" draw:style-name="gr5" draw:text-style-name="P226" svg:x1="13.64cm" svg:y1="5.924cm" svg:x2="13.64cm" svg:y2="6.046cm"><text:p/></draw:line><draw:line draw:name="Вертикальная линия 561_3" draw:style-name="gr5" draw:text-style-name="P226" svg:x1="15.076cm" svg:y1="5.924cm" svg:x2="15.076cm" svg:y2="6.047cm"><text:p/></draw:line><draw:line draw:name="Вертикальная линия 562_3" draw:style-name="gr5" draw:text-style-name="P227" svg:x1="16.18cm" svg:y1="5.924cm" svg:x2="16.18cm" svg:y2="6.04cm"><text:p/></draw:line><draw:line draw:name="Вертикальная линия 563_3" draw:style-name="gr5" draw:text-style-name="P227" svg:x1="17.406cm" svg:y1="5.937cm" svg:x2="17.406cm" svg:y2="6.038cm"><text:p/></draw:line><draw:line draw:name="Вертикальная линия 564_3" draw:style-name="gr5" draw:text-style-name="P227" svg:x1="18.683cm" svg:y1="5.924cm" svg:x2="18.683cm" svg:y2="6.053cm"><text:p/></draw:line><draw:line draw:name="Вертикальная линия 565_3" draw:style-name="gr5" draw:text-style-name="P226" svg:x1="2.258cm" svg:y1="5.918cm" svg:x2="2.258cm" svg:y2="6.019cm"><text:p/></draw:line><draw:line draw:name="Вертикальная линия 566_3" draw:style-name="gr5" draw:text-style-name="P227" svg:x1="20.481cm" svg:y1="5.924cm" svg:x2="20.481cm" svg:y2="6.047cm"><text:p/></draw:line><draw:line draw:name="Вертикальная линия 567_3" draw:style-name="gr5" draw:text-style-name="P227" svg:x1="21.749cm" svg:y1="5.925cm" svg:x2="21.749cm" svg:y2="6.047cm"><text:p/></draw:line><draw:line draw:name="Вертикальная линия 568_3" draw:style-name="gr5" draw:text-style-name="P227" svg:x1="22.987cm" svg:y1="5.924cm" svg:x2="22.987cm" svg:y2="6.042cm"><text:p/></draw:line><draw:line draw:name="Вертикальная линия 569_3" draw:style-name="gr5" draw:text-style-name="P227" svg:x1="24.245cm" svg:y1="5.924cm" svg:x2="24.245cm" svg:y2="6.042cm"><text:p/></draw:line><draw:line draw:name="Вертикальная линия 570_3" draw:style-name="gr5" draw:text-style-name="P227" svg:x1="26.254cm" svg:y1="5.924cm" svg:x2="26.254cm" svg:y2="6.042cm"><text:p/></draw:line></draw:g></draw:g><draw:g draw:name="DrawObject 78_3" draw:style-name="gr2"><draw:line draw:name="Вертикальная линия 571_3" draw:style-name="gr5" draw:text-style-name="P226" svg:x1="3.237cm" svg:y1="6.666cm" svg:x2="3.237cm" svg:y2="6.767cm"><text:p/></draw:line><draw:g draw:name="DrawObject 79_3" draw:style-name="gr2"><draw:line draw:name="Вертикальная линия 572_3" draw:style-name="gr5" draw:text-style-name="P226" svg:x1="4.235cm" svg:y1="6.655cm" svg:x2="4.235cm" svg:y2="6.756cm"><text:p/></draw:line><draw:line draw:name="Вертикальная линия 573_3" draw:style-name="gr5" draw:text-style-name="P226" svg:x1="5.731cm" svg:y1="6.673cm" svg:x2="5.731cm" svg:y2="6.774cm"><text:p/></draw:line><draw:line draw:name="Вертикальная линия 574_3" draw:style-name="gr5" draw:text-style-name="P226" svg:x1="12.379cm" svg:y1="6.673cm" svg:x2="12.379cm" svg:y2="6.774cm"><text:p/></draw:line><draw:line draw:name="Вертикальная линия 575_3" draw:style-name="gr5" draw:text-style-name="P226" svg:x1="13.64cm" svg:y1="6.665cm" svg:x2="13.64cm" svg:y2="6.787cm"><text:p/></draw:line><draw:line draw:name="Вертикальная линия 576_3" draw:style-name="gr5" draw:text-style-name="P226" svg:x1="15.076cm" svg:y1="6.665cm" svg:x2="15.076cm" svg:y2="6.788cm"><text:p/></draw:line><draw:line draw:name="Вертикальная линия 577_3" draw:style-name="gr5" draw:text-style-name="P227" svg:x1="16.18cm" svg:y1="6.665cm" svg:x2="16.18cm" svg:y2="6.781cm"><text:p/></draw:line><draw:line draw:name="Вертикальная линия 578_3" draw:style-name="gr5" draw:text-style-name="P227" svg:x1="17.406cm" svg:y1="6.677cm" svg:x2="17.406cm" svg:y2="6.778cm"><text:p/></draw:line><draw:line draw:name="Вертикальная линия 579_3" draw:style-name="gr5" draw:text-style-name="P227" svg:x1="18.683cm" svg:y1="6.665cm" svg:x2="18.683cm" svg:y2="6.794cm"><text:p/></draw:line><draw:line draw:name="Вертикальная линия 580_3" draw:style-name="gr5" draw:text-style-name="P226" svg:x1="2.258cm" svg:y1="6.662cm" svg:x2="2.258cm" svg:y2="6.763cm"><text:p/></draw:line><draw:line draw:name="Вертикальная линия 581_3" draw:style-name="gr5" draw:text-style-name="P227" svg:x1="20.481cm" svg:y1="6.665cm" svg:x2="20.481cm" svg:y2="6.788cm"><text:p/></draw:line><draw:line draw:name="Вертикальная линия 582_3" draw:style-name="gr5" draw:text-style-name="P227" svg:x1="21.749cm" svg:y1="6.666cm" svg:x2="21.749cm" svg:y2="6.788cm"><text:p/></draw:line><draw:line draw:name="Вертикальная линия 583_3" draw:style-name="gr5" draw:text-style-name="P227" svg:x1="22.987cm" svg:y1="6.665cm" svg:x2="22.987cm" svg:y2="6.783cm"><text:p/></draw:line><draw:line draw:name="Вертикальная линия 584_3" draw:style-name="gr5" draw:text-style-name="P227" svg:x1="24.245cm" svg:y1="6.665cm" svg:x2="24.245cm" svg:y2="6.783cm"><text:p/></draw:line><draw:line draw:name="Вертикальная линия 585_3" draw:style-name="gr5" draw:text-style-name="P227" svg:x1="26.254cm" svg:y1="6.665cm" svg:x2="26.254cm" svg:y2="6.783cm"><text:p/></draw:line></draw:g></draw:g><draw:g draw:name="DrawObject 80_3" draw:style-name="gr2"><draw:line draw:name="Вертикальная линия 586_3" draw:style-name="gr5" draw:text-style-name="P226" svg:x1="3.237cm" svg:y1="7.424cm" svg:x2="3.237cm" svg:y2="7.525cm"><text:p/></draw:line><draw:g draw:name="DrawObject 81_3" draw:style-name="gr2"><draw:line draw:name="Вертикальная линия 587_3" draw:style-name="gr5" draw:text-style-name="P226" svg:x1="4.235cm" svg:y1="7.41cm" svg:x2="4.235cm" svg:y2="7.511cm"><text:p/></draw:line><draw:line draw:name="Вертикальная линия 588_3" draw:style-name="gr5" draw:text-style-name="P226" svg:x1="5.731cm" svg:y1="7.428cm" svg:x2="5.731cm" svg:y2="7.529cm"><text:p/></draw:line><draw:line draw:name="Вертикальная линия 589_3" draw:style-name="gr5" draw:text-style-name="P226" svg:x1="12.379cm" svg:y1="7.428cm" svg:x2="12.379cm" svg:y2="7.529cm"><text:p/></draw:line><draw:line draw:name="Вертикальная линия 590_3" draw:style-name="gr5" draw:text-style-name="P226" svg:x1="13.64cm" svg:y1="7.42cm" svg:x2="13.64cm" svg:y2="7.542cm"><text:p/></draw:line><draw:line draw:name="Вертикальная линия 591_3" draw:style-name="gr5" draw:text-style-name="P226" svg:x1="15.076cm" svg:y1="7.42cm" svg:x2="15.076cm" svg:y2="7.543cm"><text:p/></draw:line><draw:line draw:name="Вертикальная линия 592_3" draw:style-name="gr5" draw:text-style-name="P227" svg:x1="16.18cm" svg:y1="7.42cm" svg:x2="16.18cm" svg:y2="7.536cm"><text:p/></draw:line><draw:line draw:name="Вертикальная линия 593_3" draw:style-name="gr5" draw:text-style-name="P227" svg:x1="17.406cm" svg:y1="7.432cm" svg:x2="17.406cm" svg:y2="7.533cm"><text:p/></draw:line><draw:line draw:name="Вертикальная линия 594_3" draw:style-name="gr5" draw:text-style-name="P227" svg:x1="18.683cm" svg:y1="7.42cm" svg:x2="18.683cm" svg:y2="7.549cm"><text:p/></draw:line><draw:line draw:name="Вертикальная линия 595_3" draw:style-name="gr5" draw:text-style-name="P226" svg:x1="2.258cm" svg:y1="7.417cm" svg:x2="2.258cm" svg:y2="7.518cm"><text:p/></draw:line><draw:line draw:name="Вертикальная линия 596_3" draw:style-name="gr5" draw:text-style-name="P227" svg:x1="20.481cm" svg:y1="7.42cm" svg:x2="20.481cm" svg:y2="7.543cm"><text:p/></draw:line><draw:line draw:name="Вертикальная линия 597_3" draw:style-name="gr5" draw:text-style-name="P227" svg:x1="21.749cm" svg:y1="7.421cm" svg:x2="21.749cm" svg:y2="7.543cm"><text:p/></draw:line><draw:line draw:name="Вертикальная линия 598_3" draw:style-name="gr5" draw:text-style-name="P227" svg:x1="22.987cm" svg:y1="7.42cm" svg:x2="22.987cm" svg:y2="7.538cm"><text:p/></draw:line><draw:line draw:name="Вертикальная линия 599_3" draw:style-name="gr5" draw:text-style-name="P227" svg:x1="24.245cm" svg:y1="7.42cm" svg:x2="24.245cm" svg:y2="7.538cm"><text:p/></draw:line><draw:line draw:name="Вертикальная линия 600_3" draw:style-name="gr5" draw:text-style-name="P227" svg:x1="26.254cm" svg:y1="7.42cm" svg:x2="26.254cm" svg:y2="7.538cm"><text:p/></draw:line></draw:g></draw:g><draw:g draw:name="DrawObject 82_3" draw:style-name="gr2"><draw:line draw:name="Вертикальная линия 601_3" draw:style-name="gr5" draw:text-style-name="P226" svg:x1="3.237cm" svg:y1="8.19cm" svg:x2="3.237cm" svg:y2="8.291cm"><text:p/></draw:line><draw:g draw:name="DrawObject 83_3" draw:style-name="gr2"><draw:line draw:name="Вертикальная линия 602_3" draw:style-name="gr5" draw:text-style-name="P226" svg:x1="4.235cm" svg:y1="8.174cm" svg:x2="4.235cm" svg:y2="8.275cm"><text:p/></draw:line><draw:line draw:name="Вертикальная линия 603_3" draw:style-name="gr5" draw:text-style-name="P226" svg:x1="5.731cm" svg:y1="8.195cm" svg:x2="5.731cm" svg:y2="8.296cm"><text:p/></draw:line><draw:line draw:name="Вертикальная линия 604_3" draw:style-name="gr5" draw:text-style-name="P226" svg:x1="12.379cm" svg:y1="8.195cm" svg:x2="12.379cm" svg:y2="8.296cm"><text:p/></draw:line><draw:line draw:name="Вертикальная линия 605_3" draw:style-name="gr5" draw:text-style-name="P226" svg:x1="13.64cm" svg:y1="8.187cm" svg:x2="13.64cm" svg:y2="8.309cm"><text:p/></draw:line><draw:line draw:name="Вертикальная линия 606_3" draw:style-name="gr5" draw:text-style-name="P226" svg:x1="15.076cm" svg:y1="8.187cm" svg:x2="15.076cm" svg:y2="8.31cm"><text:p/></draw:line><draw:line draw:name="Вертикальная линия 607_3" draw:style-name="gr5" draw:text-style-name="P227" svg:x1="16.18cm" svg:y1="8.187cm" svg:x2="16.18cm" svg:y2="8.303cm"><text:p/></draw:line><draw:line draw:name="Вертикальная линия 608_3" draw:style-name="gr5" draw:text-style-name="P227" svg:x1="17.406cm" svg:y1="8.197cm" svg:x2="17.406cm" svg:y2="8.298cm"><text:p/></draw:line><draw:line draw:name="Вертикальная линия 609_3" draw:style-name="gr5" draw:text-style-name="P227" svg:x1="18.683cm" svg:y1="8.187cm" svg:x2="18.683cm" svg:y2="8.316cm"><text:p/></draw:line><draw:line draw:name="Вертикальная линия 610_3" draw:style-name="gr5" draw:text-style-name="P226" svg:x1="2.258cm" svg:y1="8.183cm" svg:x2="2.258cm" svg:y2="8.284cm"><text:p/></draw:line><draw:line draw:name="Вертикальная линия 611_3" draw:style-name="gr5" draw:text-style-name="P227" svg:x1="20.481cm" svg:y1="8.187cm" svg:x2="20.481cm" svg:y2="8.31cm"><text:p/></draw:line><draw:line draw:name="Вертикальная линия 612_3" draw:style-name="gr5" draw:text-style-name="P227" svg:x1="21.749cm" svg:y1="8.188cm" svg:x2="21.749cm" svg:y2="8.31cm"><text:p/></draw:line><draw:line draw:name="Вертикальная линия 613_3" draw:style-name="gr5" draw:text-style-name="P227" svg:x1="22.987cm" svg:y1="8.187cm" svg:x2="22.987cm" svg:y2="8.305cm"><text:p/></draw:line><draw:line draw:name="Вертикальная линия 614_3" draw:style-name="gr5" draw:text-style-name="P227" svg:x1="24.245cm" svg:y1="8.187cm" svg:x2="24.245cm" svg:y2="8.305cm"><text:p/></draw:line><draw:line draw:name="Вертикальная линия 615_3" draw:style-name="gr5" draw:text-style-name="P227" svg:x1="26.254cm" svg:y1="8.187cm" svg:x2="26.254cm" svg:y2="8.305cm"><text:p/></draw:line></draw:g></draw:g><draw:g draw:name="DrawObject 84_3" draw:style-name="gr2"><draw:line draw:name="Вертикальная линия 616_3" draw:style-name="gr5" draw:text-style-name="P226" svg:x1="3.237cm" svg:y1="8.945cm" svg:x2="3.237cm" svg:y2="9.046cm"><text:p/></draw:line><draw:g draw:name="DrawObject 85_3" draw:style-name="gr2"><draw:line draw:name="Вертикальная линия 617_3" draw:style-name="gr5" draw:text-style-name="P226" svg:x1="4.235cm" svg:y1="8.929cm" svg:x2="4.235cm" svg:y2="9.03cm"><text:p/></draw:line><draw:line draw:name="Вертикальная линия 618_3" draw:style-name="gr5" draw:text-style-name="P226" svg:x1="5.731cm" svg:y1="8.95cm" svg:x2="5.731cm" svg:y2="9.051cm"><text:p/></draw:line><draw:line draw:name="Вертикальная линия 619_3" draw:style-name="gr5" draw:text-style-name="P226" svg:x1="12.379cm" svg:y1="8.95cm" svg:x2="12.379cm" svg:y2="9.051cm"><text:p/></draw:line><draw:line draw:name="Вертикальная линия 620_3" draw:style-name="gr5" draw:text-style-name="P226" svg:x1="13.64cm" svg:y1="8.942cm" svg:x2="13.64cm" svg:y2="9.064cm"><text:p/></draw:line><draw:line draw:name="Вертикальная линия 621_3" draw:style-name="gr5" draw:text-style-name="P226" svg:x1="15.076cm" svg:y1="8.942cm" svg:x2="15.076cm" svg:y2="9.065cm"><text:p/></draw:line><draw:line draw:name="Вертикальная линия 622_3" draw:style-name="gr5" draw:text-style-name="P227" svg:x1="16.18cm" svg:y1="8.942cm" svg:x2="16.18cm" svg:y2="9.058cm"><text:p/></draw:line><draw:line draw:name="Вертикальная линия 623_3" draw:style-name="gr5" draw:text-style-name="P227" svg:x1="17.406cm" svg:y1="8.952cm" svg:x2="17.406cm" svg:y2="9.053cm"><text:p/></draw:line><draw:line draw:name="Вертикальная линия 624_3" draw:style-name="gr5" draw:text-style-name="P227" svg:x1="18.683cm" svg:y1="8.942cm" svg:x2="18.683cm" svg:y2="9.071cm"><text:p/></draw:line><draw:line draw:name="Вертикальная линия 625_3" draw:style-name="gr5" draw:text-style-name="P226" svg:x1="2.258cm" svg:y1="8.936cm" svg:x2="2.258cm" svg:y2="9.037cm"><text:p/></draw:line><draw:line draw:name="Вертикальная линия 626_3" draw:style-name="gr5" draw:text-style-name="P227" svg:x1="20.481cm" svg:y1="8.942cm" svg:x2="20.481cm" svg:y2="9.065cm"><text:p/></draw:line><draw:line draw:name="Вертикальная линия 627_3" draw:style-name="gr5" draw:text-style-name="P227" svg:x1="21.749cm" svg:y1="8.943cm" svg:x2="21.749cm" svg:y2="9.065cm"><text:p/></draw:line><draw:line draw:name="Вертикальная линия 628_3" draw:style-name="gr5" draw:text-style-name="P227" svg:x1="22.987cm" svg:y1="8.942cm" svg:x2="22.987cm" svg:y2="9.06cm"><text:p/></draw:line><draw:line draw:name="Вертикальная линия 629_3" draw:style-name="gr5" draw:text-style-name="P227" svg:x1="24.245cm" svg:y1="8.942cm" svg:x2="24.245cm" svg:y2="9.06cm"><text:p/></draw:line><draw:line draw:name="Вертикальная линия 630_3" draw:style-name="gr5" draw:text-style-name="P227" svg:x1="26.254cm" svg:y1="8.942cm" svg:x2="26.254cm" svg:y2="9.06cm"><text:p/></draw:line></draw:g></draw:g><draw:g draw:name="DrawObject 86_3" draw:style-name="gr2"><draw:line draw:name="Вертикальная линия 631_3" draw:style-name="gr5" draw:text-style-name="P226" svg:x1="3.237cm" svg:y1="9.71cm" svg:x2="3.237cm" svg:y2="9.811cm"><text:p/></draw:line><draw:g draw:name="DrawObject 87_3" draw:style-name="gr2"><draw:line draw:name="Вертикальная линия 632_3" draw:style-name="gr5" draw:text-style-name="P226" svg:x1="4.235cm" svg:y1="9.696cm" svg:x2="4.235cm" svg:y2="9.797cm"><text:p/></draw:line><draw:line draw:name="Вертикальная линия 633_3" draw:style-name="gr5" draw:text-style-name="P226" svg:x1="5.731cm" svg:y1="9.714cm" svg:x2="5.731cm" svg:y2="9.815cm"><text:p/></draw:line><draw:line draw:name="Вертикальная линия 634_3" draw:style-name="gr5" draw:text-style-name="P226" svg:x1="12.379cm" svg:y1="9.714cm" svg:x2="12.379cm" svg:y2="9.815cm"><text:p/></draw:line><draw:line draw:name="Вертикальная линия 635_3" draw:style-name="gr5" draw:text-style-name="P226" svg:x1="13.64cm" svg:y1="9.707cm" svg:x2="13.64cm" svg:y2="9.829cm"><text:p/></draw:line><draw:line draw:name="Вертикальная линия 636_3" draw:style-name="gr5" draw:text-style-name="P226" svg:x1="15.076cm" svg:y1="9.707cm" svg:x2="15.076cm" svg:y2="9.83cm"><text:p/></draw:line><draw:line draw:name="Вертикальная линия 637_3" draw:style-name="gr5" draw:text-style-name="P227" svg:x1="16.18cm" svg:y1="9.707cm" svg:x2="16.18cm" svg:y2="9.823cm"><text:p/></draw:line><draw:line draw:name="Вертикальная линия 638_3" draw:style-name="gr5" draw:text-style-name="P227" svg:x1="17.406cm" svg:y1="9.719cm" svg:x2="17.406cm" svg:y2="9.82cm"><text:p/></draw:line><draw:line draw:name="Вертикальная линия 639_3" draw:style-name="gr5" draw:text-style-name="P227" svg:x1="18.683cm" svg:y1="9.707cm" svg:x2="18.683cm" svg:y2="9.836cm"><text:p/></draw:line><draw:line draw:name="Вертикальная линия 640_3" draw:style-name="gr5" draw:text-style-name="P226" svg:x1="2.258cm" svg:y1="9.703cm" svg:x2="2.258cm" svg:y2="9.804cm"><text:p/></draw:line><draw:line draw:name="Вертикальная линия 641_3" draw:style-name="gr5" draw:text-style-name="P227" svg:x1="20.481cm" svg:y1="9.707cm" svg:x2="20.481cm" svg:y2="9.83cm"><text:p/></draw:line><draw:line draw:name="Вертикальная линия 642_3" draw:style-name="gr5" draw:text-style-name="P227" svg:x1="21.749cm" svg:y1="9.71cm" svg:x2="21.749cm" svg:y2="9.832cm"><text:p/></draw:line><draw:line draw:name="Вертикальная линия 643_3" draw:style-name="gr5" draw:text-style-name="P227" svg:x1="22.987cm" svg:y1="9.707cm" svg:x2="22.987cm" svg:y2="9.825cm"><text:p/></draw:line><draw:line draw:name="Вертикальная линия 644_3" draw:style-name="gr5" draw:text-style-name="P227" svg:x1="24.245cm" svg:y1="9.707cm" svg:x2="24.245cm" svg:y2="9.825cm"><text:p/></draw:line><draw:line draw:name="Вертикальная линия 645_3" draw:style-name="gr5" draw:text-style-name="P227" svg:x1="26.254cm" svg:y1="9.707cm" svg:x2="26.254cm" svg:y2="9.825cm"><text:p/></draw:line></draw:g></draw:g><draw:g draw:name="DrawObject 88_3" draw:style-name="gr2"><draw:line draw:name="Вертикальная линия 646_3" draw:style-name="gr5" draw:text-style-name="P226" svg:x1="3.237cm" svg:y1="10.476cm" svg:x2="3.237cm" svg:y2="10.577cm"><text:p/></draw:line><draw:g draw:name="DrawObject 89_3" draw:style-name="gr2"><draw:line draw:name="Вертикальная линия 647_3" draw:style-name="gr5" draw:text-style-name="P226" svg:x1="4.235cm" svg:y1="10.465cm" svg:x2="4.235cm" svg:y2="10.566cm"><text:p/></draw:line><draw:line draw:name="Вертикальная линия 648_3" draw:style-name="gr5" draw:text-style-name="P226" svg:x1="5.731cm" svg:y1="10.483cm" svg:x2="5.731cm" svg:y2="10.584cm"><text:p/></draw:line><draw:line draw:name="Вертикальная линия 649_3" draw:style-name="gr5" draw:text-style-name="P226" svg:x1="12.379cm" svg:y1="10.483cm" svg:x2="12.379cm" svg:y2="10.584cm"><text:p/></draw:line><draw:line draw:name="Вертикальная линия 650_3" draw:style-name="gr5" draw:text-style-name="P226" svg:x1="13.64cm" svg:y1="10.475cm" svg:x2="13.64cm" svg:y2="10.597cm"><text:p/></draw:line><draw:line draw:name="Вертикальная линия 651_3" draw:style-name="gr5" draw:text-style-name="P226" svg:x1="15.076cm" svg:y1="10.475cm" svg:x2="15.076cm" svg:y2="10.598cm"><text:p/></draw:line><draw:line draw:name="Вертикальная линия 652_3" draw:style-name="gr5" draw:text-style-name="P227" svg:x1="16.18cm" svg:y1="10.475cm" svg:x2="16.18cm" svg:y2="10.591cm"><text:p/></draw:line><draw:line draw:name="Вертикальная линия 653_3" draw:style-name="gr5" draw:text-style-name="P227" svg:x1="17.406cm" svg:y1="10.487cm" svg:x2="17.406cm" svg:y2="10.588cm"><text:p/></draw:line><draw:line draw:name="Вертикальная линия 654_3" draw:style-name="gr5" draw:text-style-name="P227" svg:x1="18.683cm" svg:y1="10.475cm" svg:x2="18.683cm" svg:y2="10.604cm"><text:p/></draw:line><draw:line draw:name="Вертикальная линия 655_3" draw:style-name="gr5" draw:text-style-name="P226" svg:x1="2.258cm" svg:y1="10.472cm" svg:x2="2.258cm" svg:y2="10.573cm"><text:p/></draw:line><draw:line draw:name="Вертикальная линия 656_3" draw:style-name="gr5" draw:text-style-name="P227" svg:x1="20.481cm" svg:y1="10.475cm" svg:x2="20.481cm" svg:y2="10.598cm"><text:p/></draw:line><draw:line draw:name="Вертикальная линия 657_3" draw:style-name="gr5" draw:text-style-name="P227" svg:x1="21.749cm" svg:y1="10.476cm" svg:x2="21.749cm" svg:y2="10.598cm"><text:p/></draw:line><draw:line draw:name="Вертикальная линия 658_3" draw:style-name="gr5" draw:text-style-name="P227" svg:x1="22.987cm" svg:y1="10.475cm" svg:x2="22.987cm" svg:y2="10.593cm"><text:p/></draw:line><draw:line draw:name="Вертикальная линия 659_3" draw:style-name="gr5" draw:text-style-name="P227" svg:x1="24.245cm" svg:y1="10.475cm" svg:x2="24.245cm" svg:y2="10.593cm"><text:p/></draw:line><draw:line draw:name="Вертикальная линия 660_3" draw:style-name="gr5" draw:text-style-name="P227" svg:x1="26.254cm" svg:y1="10.475cm" svg:x2="26.254cm" svg:y2="10.593cm"><text:p/></draw:line></draw:g></draw:g><draw:g draw:name="DrawObject 90_3" draw:style-name="gr2"><draw:line draw:name="Вертикальная линия 661_3" draw:style-name="gr5" draw:text-style-name="P226" svg:x1="3.237cm" svg:y1="11.234cm" svg:x2="3.237cm" svg:y2="11.335cm"><text:p/></draw:line><draw:g draw:name="DrawObject 91_3" draw:style-name="gr2"><draw:line draw:name="Вертикальная линия 662_3" draw:style-name="gr5" draw:text-style-name="P226" svg:x1="4.235cm" svg:y1="11.22cm" svg:x2="4.235cm" svg:y2="11.321cm"><text:p/></draw:line><draw:line draw:name="Вертикальная линия 663_3" draw:style-name="gr5" draw:text-style-name="P226" svg:x1="5.731cm" svg:y1="11.238cm" svg:x2="5.731cm" svg:y2="11.339cm"><text:p/></draw:line><draw:line draw:name="Вертикальная линия 664_3" draw:style-name="gr5" draw:text-style-name="P226" svg:x1="12.379cm" svg:y1="11.238cm" svg:x2="12.379cm" svg:y2="11.339cm"><text:p/></draw:line><draw:line draw:name="Вертикальная линия 665_3" draw:style-name="gr5" draw:text-style-name="P226" svg:x1="13.64cm" svg:y1="11.23cm" svg:x2="13.64cm" svg:y2="11.352cm"><text:p/></draw:line><draw:line draw:name="Вертикальная линия 666_3" draw:style-name="gr5" draw:text-style-name="P226" svg:x1="15.076cm" svg:y1="11.23cm" svg:x2="15.076cm" svg:y2="11.353cm"><text:p/></draw:line><draw:line draw:name="Вертикальная линия 667_3" draw:style-name="gr5" draw:text-style-name="P227" svg:x1="16.18cm" svg:y1="11.23cm" svg:x2="16.18cm" svg:y2="11.346cm"><text:p/></draw:line><draw:line draw:name="Вертикальная линия 668_3" draw:style-name="gr5" draw:text-style-name="P227" svg:x1="17.406cm" svg:y1="11.242cm" svg:x2="17.406cm" svg:y2="11.343cm"><text:p/></draw:line><draw:line draw:name="Вертикальная линия 669_3" draw:style-name="gr5" draw:text-style-name="P227" svg:x1="18.683cm" svg:y1="11.23cm" svg:x2="18.683cm" svg:y2="11.359cm"><text:p/></draw:line><draw:line draw:name="Вертикальная линия 670_3" draw:style-name="gr5" draw:text-style-name="P226" svg:x1="2.258cm" svg:y1="11.227cm" svg:x2="2.258cm" svg:y2="11.328cm"><text:p/></draw:line><draw:line draw:name="Вертикальная линия 671_3" draw:style-name="gr5" draw:text-style-name="P227" svg:x1="20.481cm" svg:y1="11.23cm" svg:x2="20.481cm" svg:y2="11.353cm"><text:p/></draw:line><draw:line draw:name="Вертикальная линия 672_3" draw:style-name="gr5" draw:text-style-name="P227" svg:x1="21.749cm" svg:y1="11.231cm" svg:x2="21.749cm" svg:y2="11.353cm"><text:p/></draw:line><draw:line draw:name="Вертикальная линия 673_3" draw:style-name="gr5" draw:text-style-name="P227" svg:x1="22.987cm" svg:y1="11.23cm" svg:x2="22.987cm" svg:y2="11.348cm"><text:p/></draw:line><draw:line draw:name="Вертикальная линия 674_3" draw:style-name="gr5" draw:text-style-name="P227" svg:x1="24.245cm" svg:y1="11.23cm" svg:x2="24.245cm" svg:y2="11.348cm"><text:p/></draw:line><draw:line draw:name="Вертикальная линия 675_3" draw:style-name="gr5" draw:text-style-name="P227" svg:x1="26.254cm" svg:y1="11.23cm" svg:x2="26.254cm" svg:y2="11.348cm"><text:p/></draw:line></draw:g></draw:g><draw:custom-shape draw:name="Фигура 1_3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3" draw:style-name="gr2"><draw:line draw:name="Вертикальная линия 241_3" draw:style-name="gr5" draw:text-style-name="P226" svg:x1="3.237cm" svg:y1="11.991cm" svg:x2="3.237cm" svg:y2="12.092cm"><text:p/></draw:line><draw:g draw:name="DrawObject 32_3" draw:style-name="gr2"><draw:line draw:name="Вертикальная линия 242_3" draw:style-name="gr5" draw:text-style-name="P226" svg:x1="4.235cm" svg:y1="11.977cm" svg:x2="4.235cm" svg:y2="12.078cm"><text:p/></draw:line><draw:line draw:name="Вертикальная линия 243_3" draw:style-name="gr5" draw:text-style-name="P226" svg:x1="5.731cm" svg:y1="11.996cm" svg:x2="5.731cm" svg:y2="12.097cm"><text:p/></draw:line><draw:line draw:name="Вертикальная линия 244_3" draw:style-name="gr5" draw:text-style-name="P226" svg:x1="12.379cm" svg:y1="11.996cm" svg:x2="12.379cm" svg:y2="12.097cm"><text:p/></draw:line><draw:line draw:name="Вертикальная линия 245_3" draw:style-name="gr5" draw:text-style-name="P226" svg:x1="13.64cm" svg:y1="11.989cm" svg:x2="13.64cm" svg:y2="12.111cm"><text:p/></draw:line><draw:line draw:name="Вертикальная линия 246_3" draw:style-name="gr5" draw:text-style-name="P226" svg:x1="15.076cm" svg:y1="11.989cm" svg:x2="15.076cm" svg:y2="12.112cm"><text:p/></draw:line><draw:line draw:name="Вертикальная линия 247_3" draw:style-name="gr5" draw:text-style-name="P227" svg:x1="16.18cm" svg:y1="11.989cm" svg:x2="16.18cm" svg:y2="12.105cm"><text:p/></draw:line><draw:line draw:name="Вертикальная линия 248_3" draw:style-name="gr5" draw:text-style-name="P227" svg:x1="17.406cm" svg:y1="12cm" svg:x2="17.406cm" svg:y2="12.101cm"><text:p/></draw:line><draw:line draw:name="Вертикальная линия 249_3" draw:style-name="gr5" draw:text-style-name="P227" svg:x1="18.683cm" svg:y1="11.989cm" svg:x2="18.683cm" svg:y2="12.118cm"><text:p/></draw:line><draw:line draw:name="Вертикальная линия 250_3" draw:style-name="gr5" draw:text-style-name="P226" svg:x1="2.258cm" svg:y1="11.984cm" svg:x2="2.258cm" svg:y2="12.085cm"><text:p/></draw:line><draw:line draw:name="Вертикальная линия 251_3" draw:style-name="gr5" draw:text-style-name="P227" svg:x1="20.481cm" svg:y1="11.989cm" svg:x2="20.481cm" svg:y2="12.112cm"><text:p/></draw:line><draw:line draw:name="Вертикальная линия 252_3" draw:style-name="gr5" draw:text-style-name="P227" svg:x1="21.749cm" svg:y1="11.989cm" svg:x2="21.749cm" svg:y2="12.111cm"><text:p/></draw:line><draw:line draw:name="Вертикальная линия 253_3" draw:style-name="gr5" draw:text-style-name="P227" svg:x1="22.987cm" svg:y1="11.989cm" svg:x2="22.987cm" svg:y2="12.107cm"><text:p/></draw:line><draw:line draw:name="Вертикальная линия 254_3" draw:style-name="gr5" draw:text-style-name="P227" svg:x1="24.245cm" svg:y1="11.989cm" svg:x2="24.245cm" svg:y2="12.107cm"><text:p/></draw:line><draw:line draw:name="Вертикальная линия 255_3" draw:style-name="gr5" draw:text-style-name="P227" svg:x1="26.254cm" svg:y1="11.989cm" svg:x2="26.254cm" svg:y2="12.107cm"><text:p/></draw:line></draw:g></draw:g></draw:g><draw:g draw:name="DrawObject 2_3" draw:style-name="gr2"><draw:line draw:name="Вертикальная линия 16_3" draw:style-name="gr5" draw:text-style-name="P226" svg:x1="3.214cm" svg:y1="0.614cm" svg:x2="3.214cm" svg:y2="0.715cm"><text:p/></draw:line><draw:g draw:name="DrawObject 3_3" draw:style-name="gr2"><draw:line draw:name="Вертикальная линия 17_3" draw:style-name="gr5" draw:text-style-name="P226" svg:x1="4.214cm" svg:y1="0.6cm" svg:x2="4.214cm" svg:y2="0.701cm"><text:p/></draw:line><draw:line draw:name="Вертикальная линия 18_3" draw:style-name="gr5" draw:text-style-name="P226" svg:x1="5.708cm" svg:y1="0.619cm" svg:x2="5.708cm" svg:y2="0.72cm"><text:p/></draw:line><draw:line draw:name="Вертикальная линия 19_3" draw:style-name="gr5" draw:text-style-name="P226" svg:x1="12.356cm" svg:y1="0.619cm" svg:x2="12.356cm" svg:y2="0.72cm"><text:p/></draw:line><draw:line draw:name="Вертикальная линия 20_3" draw:style-name="gr5" draw:text-style-name="P226" svg:x1="13.619cm" svg:y1="0.611cm" svg:x2="13.619cm" svg:y2="0.733cm"><text:p/></draw:line><draw:line draw:name="Вертикальная линия 21_3" draw:style-name="gr5" draw:text-style-name="P226" svg:x1="15.053cm" svg:y1="0.611cm" svg:x2="15.053cm" svg:y2="0.734cm"><text:p/></draw:line><draw:line draw:name="Вертикальная линия 22_3" draw:style-name="gr5" draw:text-style-name="P227" svg:x1="16.159cm" svg:y1="0.611cm" svg:x2="16.159cm" svg:y2="0.727cm"><text:p/></draw:line><draw:line draw:name="Вертикальная линия 23_3" draw:style-name="gr5" draw:text-style-name="P227" svg:x1="17.383cm" svg:y1="0.623cm" svg:x2="17.383cm" svg:y2="0.724cm"><text:p/></draw:line><draw:line draw:name="Вертикальная линия 24_3" draw:style-name="gr5" draw:text-style-name="P227" svg:x1="18.662cm" svg:y1="0.611cm" svg:x2="18.662cm" svg:y2="0.74cm"><text:p/></draw:line><draw:line draw:name="Вертикальная линия 25_3" draw:style-name="gr5" draw:text-style-name="P226" svg:x1="2.235cm" svg:y1="0.607cm" svg:x2="2.235cm" svg:y2="0.708cm"><text:p/></draw:line><draw:line draw:name="Вертикальная линия 26_3" draw:style-name="gr5" draw:text-style-name="P227" svg:x1="20.458cm" svg:y1="0.611cm" svg:x2="20.458cm" svg:y2="0.734cm"><text:p/></draw:line><draw:line draw:name="Вертикальная линия 27_3" draw:style-name="gr5" draw:text-style-name="P227" svg:x1="21.726cm" svg:y1="0.612cm" svg:x2="21.726cm" svg:y2="0.734cm"><text:p/></draw:line><draw:line draw:name="Вертикальная линия 28_3" draw:style-name="gr5" draw:text-style-name="P227" svg:x1="22.964cm" svg:y1="0.611cm" svg:x2="22.964cm" svg:y2="0.729cm"><text:p/></draw:line><draw:line draw:name="Вертикальная линия 29_3" draw:style-name="gr5" draw:text-style-name="P227" svg:x1="24.222cm" svg:y1="0.611cm" svg:x2="24.222cm" svg:y2="0.729cm"><text:p/></draw:line><draw:line draw:name="Вертикальная линия 30_3" draw:style-name="gr5" draw:text-style-name="P227" svg:x1="26.231cm" svg:y1="0.611cm" svg:x2="26.231cm" svg:y2="0.729cm"><text:p/></draw:line></draw:g></draw:g></draw:g><text:span text:style-name="Основной_20_шрифт_20_абзаца"><text:span text:style-name="T3">01</text:span></text:span></text:p>
          </table:table-cell>
          <table:table-cell table:style-name="Таблица6.B28" table:number-rows-spanned="17" table:number-columns-spanned="42" office:value-type="string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12" office:value-type="string">
            <text:p text:style-name="P43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12">
          <table:table-cell table:style-name="Таблица6.A28" office:value-type="string">
            <text:p text:style-name="P43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6.29">
          <table:table-cell table:style-name="Таблица6.A29" table:number-columns-spanned="3" office:value-type="string">
            <text:p text:style-name="P46">МК/КТП</text:p>
          </table:table-cell>
          <table:covered-table-cell/>
          <table:covered-table-cell/>
          <table:table-cell table:style-name="Таблица6.D29" table:number-columns-spanned="34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6.D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6.A29" office:value-type="string">
            <text:p text:style-name="P52"/>
          </table:table-cell>
        </table:table-row>
      </table:table>
      <text:p text:style-name="P8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B"/>
        <table:table-column table:style-name="Таблица4.J"/>
        <table:table-column table:style-name="Таблица4.K"/>
        <table:table-column table:style-name="Таблица4.L"/>
        <table:table-column table:style-name="Таблица4.M"/>
        <table:table-column table:style-name="Таблица4.N"/>
        <table:table-column table:style-name="Таблица4.O"/>
        <table:table-column table:style-name="Таблица4.P"/>
        <table:table-column table:style-name="Таблица4.B"/>
        <table:table-column table:style-name="Таблица4.R"/>
        <table:table-column table:style-name="Таблица4.S"/>
        <table:table-column table:style-name="Таблица4.T"/>
        <table:table-column table:style-name="Таблица4.B"/>
        <table:table-column table:style-name="Таблица4.V"/>
        <table:table-column table:style-name="Таблица4.W"/>
        <table:table-column table:style-name="Таблица4.X"/>
        <table:table-column table:style-name="Таблица4.Y"/>
        <table:table-column table:style-name="Таблица4.Z"/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G"/>
        <table:table-column table:style-name="Таблица4.k"/>
        <table:table-column table:style-name="Таблица4.l"/>
        <table:table-column table:style-name="Таблица4.h"/>
        <table:table-column table:style-name="Таблица4.n"/>
        <table:table-column table:style-name="Таблица4.o"/>
        <table:table-column table:style-name="Таблица4.p"/>
        <table:table-column table:style-name="Таблица4.q"/>
        <table:table-header-rows>
          <text:soft-page-break/>
          <table:table-row table:style-name="Таблица4.1">
            <table:table-cell table:style-name="Таблица4.A1" table:number-columns-spanned="31" office:value-type="string">
              <text:p text:style-name="P11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4.f1" table:number-columns-spanned="2" office:value-type="string">
              <text:p text:style-name="P40"/>
            </table:table-cell>
            <table:covered-table-cell/>
            <table:table-cell table:style-name="Таблица4.f1" table:number-columns-spanned="3" office:value-type="string">
              <text:p text:style-name="P40"/>
            </table:table-cell>
            <table:covered-table-cell/>
            <table:covered-table-cell/>
            <table:table-cell table:style-name="Таблица4.f1" table:number-columns-spanned="4" office:value-type="string">
              <text:p text:style-name="P36"><draw:frame draw:style-name="fr2" draw:name="Врезка5" text:anchor-type="paragraph" svg:y="-0.49cm" svg:width="5.639cm" style:rel-width="scale" svg:height="0.639cm" style:rel-height="scale" draw:z-index="5"><draw:text-box><text:p text:style-name="P21">ГОСТ 3.1118-82 Форма 1б</text:p></draw:text-box></draw:frame><text:span text:style-name="Основной_20_шрифт_20_абзаца"><text:span text:style-name="T3"/></text:span></text:p>
            </table:table-cell>
            <table:covered-table-cell/>
            <table:covered-table-cell/>
            <table:covered-table-cell/>
            <table:table-cell table:style-name="Таблица4.f1" table:number-columns-spanned="2" office:value-type="string">
              <text:p text:style-name="P40"/>
            </table:table-cell>
            <table:covered-table-cell/>
            <table:table-cell table:style-name="Таблица4.q1" office:value-type="string">
              <text:p text:style-name="P40"/>
            </table:table-cell>
          </table:table-row>
        </table:table-header-rows>
        <table:table-row table:style-name="Таблица4.1">
          <table:table-cell table:style-name="Таблица4.f1" table:number-columns-spanned="3" office:value-type="string">
            <text:p text:style-name="P40">Дубл.</text:p>
          </table:table-cell>
          <table:covered-table-cell/>
          <table:covered-table-cell/>
          <table:table-cell table:style-name="Таблица4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36"/>
          </table:table-cell>
          <table:covered-table-cell/>
          <table:covered-table-cell/>
          <table:table-cell table:style-name="Таблица4.f1" office:value-type="string">
            <text:p text:style-name="P36"/>
          </table:table-cell>
          <table:table-cell table:style-name="Таблица4.M2" table:number-columns-spanned="4" office:value-type="string">
            <text:p text:style-name="P36"><text:s text:c="15"/></text:p>
          </table:table-cell>
          <table:covered-table-cell/>
          <table:covered-table-cell/>
          <table:covered-table-cell/>
          <table:table-cell table:style-name="Таблица4.Q2" table:number-columns-spanned="2" office:value-type="string">
            <text:p text:style-name="P36"/>
          </table:table-cell>
          <table:covered-table-cell/>
          <table:table-cell table:style-name="Таблица4.Q2" table:number-columns-spanned="3" office:value-type="string">
            <text:p text:style-name="P36"/>
          </table:table-cell>
          <table:covered-table-cell/>
          <table:covered-table-cell/>
          <table:table-cell table:style-name="Таблица4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Q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Q2" table:number-columns-spanned="2" office:value-type="string">
            <text:p text:style-name="P36"/>
          </table:table-cell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table:number-columns-spanned="3" office:value-type="string">
            <text:p text:style-name="P36"/>
          </table:table-cell>
          <table:covered-table-cell/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q1" office:value-type="string">
            <text:p text:style-name="P36"/>
          </table:table-cell>
        </table:table-row>
        <table:table-row table:style-name="Таблица4.1">
          <table:table-cell table:style-name="Таблица4.f1" table:number-columns-spanned="3" office:value-type="string">
            <text:p text:style-name="P40">Взам.</text:p>
          </table:table-cell>
          <table:covered-table-cell/>
          <table:covered-table-cell/>
          <table:table-cell table:style-name="Таблица4.f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36"/>
          </table:table-cell>
          <table:covered-table-cell/>
          <table:covered-table-cell/>
          <table:table-cell table:style-name="Таблица4.f1" office:value-type="string">
            <text:p text:style-name="P36"/>
          </table:table-cell>
          <table:table-cell table:style-name="Таблица4.M3" table:number-rows-spanned="2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table:number-columns-spanned="3" office:value-type="string">
            <text:p text:style-name="P36"/>
          </table:table-cell>
          <table:covered-table-cell/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table:number-columns-spanned="3" office:value-type="string">
            <text:p text:style-name="P36"/>
          </table:table-cell>
          <table:covered-table-cell/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q1" office:value-type="string">
            <text:p text:style-name="P36"/>
          </table:table-cell>
        </table:table-row>
        <table:table-row table:style-name="Таблица4.1">
          <table:table-cell table:style-name="Таблица4.f1" table:number-columns-spanned="3" office:value-type="string">
            <text:p text:style-name="P40">Подл.</text:p>
          </table:table-cell>
          <table:covered-table-cell/>
          <table:covered-table-cell/>
          <table:table-cell table:style-name="Таблица4.f1" table:number-columns-spanned="5" office:value-type="string">
            <text:p text:style-name="P23"/>
          </table:table-cell>
          <table:covered-table-cell/>
          <table:covered-table-cell/>
          <table:covered-table-cell/>
          <table:covered-table-cell/>
          <table:table-cell table:style-name="Таблица4.f1" table:number-columns-spanned="3" office:value-type="string">
            <text:p text:style-name="P23"/>
          </table:table-cell>
          <table:covered-table-cell/>
          <table:covered-table-cell/>
          <table:table-cell table:style-name="Таблица4.f1" office:value-type="string">
            <text:p text:style-name="P48"/>
          </table:table-cell>
          <table:covered-table-cell/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table:number-columns-spanned="3" office:value-type="string">
            <text:p text:style-name="P36"/>
          </table:table-cell>
          <table:covered-table-cell/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table:number-columns-spanned="3" office:value-type="string">
            <text:p text:style-name="P36"/>
          </table:table-cell>
          <table:covered-table-cell/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q1" office:value-type="string">
            <text:p text:style-name="P36"/>
          </table:table-cell>
        </table:table-row>
        <table:table-row table:style-name="Таблица4.5">
          <table:table-cell table:style-name="Таблица4.f1" table:number-columns-spanned="2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X5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X5" table:number-columns-spanned="7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q5" office:value-type="string">
            <text:p text:style-name="P29"/>
          </table:table-cell>
        </table:table-row>
        <table:table-row table:style-name="Таблица4.6">
          <table:table-cell table:style-name="Таблица4.f1" table:number-rows-spanned="3" table:number-columns-spanned="2" office:value-type="string">
            <text:p text:style-name="P36"/>
          </table:table-cell>
          <table:covered-table-cell/>
          <table:table-cell table:style-name="Таблица4.f1" table:number-columns-spanned="3" office:value-type="string">
            <text:p text:style-name="P36"/>
          </table:table-cell>
          <table:covered-table-cell/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office:value-type="string">
            <text:p text:style-name="P36"/>
          </table:table-cell>
          <table:table-cell table:style-name="Таблица4.f1" office:value-type="string">
            <text:p text:style-name="P36"/>
          </table:table-cell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table:number-columns-spanned="3" office:value-type="string">
            <text:p text:style-name="P36"/>
          </table:table-cell>
          <table:covered-table-cell/>
          <table:covered-table-cell/>
          <table:table-cell table:style-name="Таблица4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4.X5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Таблица4.c6" table:number-rows-spanned="3" table:number-columns-spanned="10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m6" table:number-rows-spanned="3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Таблица4.6">
          <table:covered-table-cell/>
          <table:covered-table-cell/>
          <table:table-cell table:style-name="Таблица4.f1" table:number-columns-spanned="3" office:value-type="string">
            <text:p text:style-name="P36"/>
          </table:table-cell>
          <table:covered-table-cell/>
          <table:covered-table-cell/>
          <table:table-cell table:style-name="Таблица4.f1" table:number-columns-spanned="2" office:value-type="string">
            <text:p text:style-name="P56"/>
          </table:table-cell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"/>
          </table:table-cell>
          <table:covered-table-cell/>
          <table:table-cell table:style-name="Таблица4.f1" office:value-type="string">
            <text:p text:style-name="P56"/>
          </table:table-cell>
          <table:table-cell table:style-name="Таблица4.f1" office:value-type="string">
            <text:p text:style-name="P36"/>
          </table:table-cell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table:number-columns-spanned="3" office:value-type="string">
            <text:p text:style-name="P36"/>
          </table:table-cell>
          <table:covered-table-cell/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6">
          <table:covered-table-cell/>
          <table:covered-table-cell/>
          <table:table-cell table:style-name="Таблица4.f1" table:number-columns-spanned="3" office:value-type="string">
            <text:p text:style-name="P36"/>
          </table:table-cell>
          <table:covered-table-cell/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office:value-type="string">
            <text:p text:style-name="P36"/>
          </table:table-cell>
          <table:table-cell table:style-name="Таблица4.f1" office:value-type="string">
            <text:p text:style-name="P36"/>
          </table:table-cell>
          <table:table-cell table:style-name="Таблица4.f1" table:number-columns-spanned="2" office:value-type="string">
            <text:p text:style-name="P36"/>
          </table:table-cell>
          <table:covered-table-cell/>
          <table:table-cell table:style-name="Таблица4.f1" table:number-columns-spanned="3" office:value-type="string">
            <text:p text:style-name="P36"/>
          </table:table-cell>
          <table:covered-table-cell/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table-cell table:style-name="Таблица4.f1" table:number-columns-spanned="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9">
          <table:table-cell table:style-name="Таблица4.A9" office:value-type="string">
            <text:p text:style-name="P43">А</text:p>
          </table:table-cell>
          <table:table-cell table:style-name="Таблица4.B9" table:number-columns-spanned="3" office:value-type="string">
            <text:p text:style-name="P138">Цех</text:p>
          </table:table-cell>
          <table:covered-table-cell/>
          <table:covered-table-cell/>
          <table:table-cell table:style-name="Таблица4.E9" table:number-columns-spanned="2" office:value-type="string">
            <text:p text:style-name="P59">Уч.</text:p>
          </table:table-cell>
          <table:covered-table-cell/>
          <table:table-cell table:style-name="Таблица4.E9" table:number-columns-spanned="3" office:value-type="string">
            <text:p text:style-name="P59">РМ</text:p>
          </table:table-cell>
          <table:covered-table-cell/>
          <table:covered-table-cell/>
          <table:table-cell table:style-name="Таблица4.E9" office:value-type="string">
            <text:p text:style-name="P59">Опер.</text:p>
          </table:table-cell>
          <table:table-cell table:style-name="Таблица4.E9" table:number-columns-spanned="9" office:value-type="string">
            <text:p text:style-name="P59">Код, наименование оп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T9" table:number-columns-spanned="24" office:value-type="string">
            <text:p text:style-name="P59">Обозначение документ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9">
          <table:table-cell table:style-name="Таблица4.A9" office:value-type="string">
            <text:p text:style-name="P43">Б</text:p>
          </table:table-cell>
          <table:table-cell table:style-name="Таблица4.B10" table:number-columns-spanned="18" office:value-type="string">
            <text:p text:style-name="P59">Код, наименова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9" office:value-type="string">
            <text:p text:style-name="P59">СМ</text:p>
          </table:table-cell>
          <table:table-cell table:style-name="Таблица4.A9" table:number-columns-spanned="2" office:value-type="string">
            <text:p text:style-name="P59">Проф.</text:p>
          </table:table-cell>
          <table:covered-table-cell/>
          <table:table-cell table:style-name="Таблица4.A9" table:number-columns-spanned="4" office:value-type="string">
            <text:p text:style-name="P59">Р</text:p>
          </table:table-cell>
          <table:covered-table-cell/>
          <table:covered-table-cell/>
          <table:covered-table-cell/>
          <table:table-cell table:style-name="Таблица4.A9" office:value-type="string">
            <text:p text:style-name="P59">УТ</text:p>
          </table:table-cell>
          <table:table-cell table:style-name="Таблица4.A9" table:number-columns-spanned="3" office:value-type="string">
            <text:p text:style-name="P59">КР</text:p>
          </table:table-cell>
          <table:covered-table-cell/>
          <table:covered-table-cell/>
          <table:table-cell table:style-name="Таблица4.A9" table:number-columns-spanned="2" office:value-type="string">
            <text:p text:style-name="P59">КОИД</text:p>
          </table:table-cell>
          <table:covered-table-cell/>
          <table:table-cell table:style-name="Таблица4.A9" table:number-columns-spanned="2" office:value-type="string">
            <text:p text:style-name="P59">ЕН</text:p>
          </table:table-cell>
          <table:covered-table-cell/>
          <table:table-cell table:style-name="Таблица4.A9" table:number-columns-spanned="3" office:value-type="string">
            <text:p text:style-name="P59">ОП</text:p>
          </table:table-cell>
          <table:covered-table-cell/>
          <table:covered-table-cell/>
          <table:table-cell table:style-name="Таблица4.A9" table:number-columns-spanned="2" office:value-type="string">
            <text:p text:style-name="P59">Кшт</text:p>
          </table:table-cell>
          <table:covered-table-cell/>
          <table:table-cell table:style-name="Таблица4.A9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п.з.</text:span></text:span></text:p>
          </table:table-cell>
          <table:covered-table-cell/>
          <table:table-cell table:style-name="Таблица4.p10" table:number-columns-spanned="2" office:value-type="string">
            <text:p text:style-name="P29"><text:span text:style-name="Основной_20_шрифт_20_абзаца"><text:span text:style-name="T5">Т</text:span></text:span><text:span text:style-name="Основной_20_шрифт_20_абзаца"><text:span text:style-name="T6">шт.</text:span></text:span></text:p>
          </table:table-cell>
          <table:covered-table-cell/>
        </table:table-row>
        <table:table-row table:style-name="Таблица4.9">
          <table:table-cell table:style-name="Таблица4.A11" office:value-type="string">
            <text:p text:style-name="P43">К/М</text:p>
          </table:table-cell>
          <table:table-cell table:style-name="Таблица4.B11" table:number-columns-spanned="18" office:value-type="string">
            <text:p text:style-name="P59">Наименование детали, сб. единицы или материа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B10" table:number-columns-spanned="13" office:value-type="string">
            <text:p text:style-name="P59">Обозначение, к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g11" table:number-columns-spanned="2" office:value-type="string">
            <text:p text:style-name="P59">ОПП</text:p>
          </table:table-cell>
          <table:covered-table-cell/>
          <table:table-cell table:style-name="Таблица4.g11" table:number-columns-spanned="3" office:value-type="string">
            <text:p text:style-name="P62">ЕВ</text:p>
          </table:table-cell>
          <table:covered-table-cell/>
          <table:covered-table-cell/>
          <table:table-cell table:style-name="Таблица4.g11" table:number-columns-spanned="2" office:value-type="string">
            <text:p text:style-name="P59">ЕН</text:p>
          </table:table-cell>
          <table:covered-table-cell/>
          <table:table-cell table:style-name="Таблица4.g11" table:number-columns-spanned="2" office:value-type="string">
            <text:p text:style-name="P59">КИ</text:p>
          </table:table-cell>
          <table:covered-table-cell/>
          <table:table-cell table:style-name="Таблица4.p11" table:number-columns-spanned="2" office:value-type="string">
            <text:p text:style-name="P59">Н. расх.</text:p>
          </table:table-cell>
          <table:covered-table-cell/>
        </table:table-row>
        <table:table-row table:style-name="Таблица4.12">
          <table:table-cell table:style-name="Таблица4.A12" office:value-type="string">
            <text:p text:style-name="P29"><draw:g text:anchor-type="paragraph" draw:z-index="6" draw:name="DrawObject2_0" draw:style-name="gr1"><draw:g draw:name="DrawObject31_1" draw:style-name="gr2"><draw:custom-shape draw:name="Фигура1_1" draw:style-name="gr3" draw:text-style-name="P225" svg:width="26.814cm" svg:height="0.003cm" svg:x="1.269cm" svg:y="0.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7_1" draw:style-name="gr4" draw:text-style-name="P225" svg:width="26.815cm" svg:height="0.003cm" svg:x="1.242cm" svg:y="1.34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8_1" draw:style-name="gr4" draw:text-style-name="P225" svg:width="26.815cm" svg:height="0.003cm" svg:x="1.253cm" svg:y="2.112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19_1" draw:style-name="gr3" draw:text-style-name="P225" svg:width="26.814cm" svg:height="0.003cm" svg:x="1.228cm" svg:y="2.86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0_1" draw:style-name="gr4" draw:text-style-name="P225" svg:width="26.815cm" svg:height="0.003cm" svg:x="1.262cm" svg:y="3.636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1_1" draw:style-name="gr4" draw:text-style-name="P225" svg:width="26.815cm" svg:height="0.003cm" svg:x="1.262cm" svg:y="4.383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2_1" draw:style-name="gr4" draw:text-style-name="P225" svg:width="26.815cm" svg:height="0.003cm" svg:x="1.254cm" svg:y="5.14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3_1" draw:style-name="gr4" draw:text-style-name="P225" svg:width="26.815cm" svg:height="0.003cm" svg:x="1.239cm" svg:y="5.89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4_1" draw:style-name="gr4" draw:text-style-name="P225" svg:width="26.815cm" svg:height="0.003cm" svg:x="1.254cm" svg:y="6.65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5_1" draw:style-name="gr4" draw:text-style-name="P225" svg:width="26.815cm" svg:height="0.003cm" svg:x="1.251cm" svg:y="8.171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6_1" draw:style-name="gr3" draw:text-style-name="P225" svg:width="26.814cm" svg:height="0.003cm" svg:x="1.262cm" svg:y="9.695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7_1" draw:style-name="gr4" draw:text-style-name="P225" svg:width="26.815cm" svg:height="0.003cm" svg:x="1.251cm" svg:y="7.428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8_1" draw:style-name="gr4" draw:text-style-name="P225" svg:width="26.815cm" svg:height="0.003cm" svg:x="1.262cm" svg:y="8.9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29_1" draw:style-name="gr4" draw:text-style-name="P225" svg:width="26.815cm" svg:height="0.003cm" svg:x="1.239cm" svg:y="10.449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custom-shape draw:name="Фигура30_1" draw:style-name="gr3" draw:text-style-name="P225" svg:width="26.814cm" svg:height="0.003cm" svg:x="1.262cm" svg:y="11.204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62_1" draw:style-name="gr2"><draw:line draw:name="Вертикальная линия 451_1" draw:style-name="gr5" draw:text-style-name="P226" svg:x1="3.237cm" svg:y1="-0.134cm" svg:x2="3.237cm" svg:y2="-0.033cm"><text:p/></draw:line><draw:g draw:name="DrawObject 63_1" draw:style-name="gr2"><draw:line draw:name="Вертикальная линия 452_1" draw:style-name="gr5" draw:text-style-name="P226" svg:x1="4.235cm" svg:y1="-0.148cm" svg:x2="4.235cm" svg:y2="-0.047cm"><text:p/></draw:line><draw:line draw:name="Вертикальная линия 453_1" draw:style-name="gr5" draw:text-style-name="P226" svg:x1="5.731cm" svg:y1="-0.129cm" svg:x2="5.731cm" svg:y2="-0.028cm"><text:p/></draw:line><draw:line draw:name="Вертикальная линия 454_1" draw:style-name="gr5" draw:text-style-name="P226" svg:x1="12.379cm" svg:y1="-0.129cm" svg:x2="12.379cm" svg:y2="-0.028cm"><text:p/></draw:line><draw:line draw:name="Вертикальная линия 455_1" draw:style-name="gr5" draw:text-style-name="P226" svg:x1="13.64cm" svg:y1="-0.136cm" svg:x2="13.64cm" svg:y2="-0.014cm"><text:p/></draw:line><draw:line draw:name="Вертикальная линия 456_1" draw:style-name="gr5" draw:text-style-name="P226" svg:x1="15.076cm" svg:y1="-0.136cm" svg:x2="15.076cm" svg:y2="-0.013cm"><text:p/></draw:line><draw:line draw:name="Вертикальная линия 457_1" draw:style-name="gr5" draw:text-style-name="P227" svg:x1="16.18cm" svg:y1="-0.136cm" svg:x2="16.18cm" svg:y2="-0.02cm"><text:p/></draw:line><draw:line draw:name="Вертикальная линия 458_1" draw:style-name="gr5" draw:text-style-name="P227" svg:x1="17.406cm" svg:y1="-0.125cm" svg:x2="17.406cm" svg:y2="-0.024cm"><text:p/></draw:line><draw:line draw:name="Вертикальная линия 459_1" draw:style-name="gr5" draw:text-style-name="P227" svg:x1="18.683cm" svg:y1="-0.136cm" svg:x2="18.683cm" svg:y2="-0.007cm"><text:p/></draw:line><draw:line draw:name="Вертикальная линия 460_1" draw:style-name="gr5" draw:text-style-name="P226" svg:x1="2.258cm" svg:y1="-0.141cm" svg:x2="2.258cm" svg:y2="-0.04cm"><text:p/></draw:line><draw:line draw:name="Вертикальная линия 461_1" draw:style-name="gr5" draw:text-style-name="P227" svg:x1="20.481cm" svg:y1="-0.136cm" svg:x2="20.481cm" svg:y2="-0.013cm"><text:p/></draw:line><draw:line draw:name="Вертикальная линия 462_1" draw:style-name="gr5" draw:text-style-name="P227" svg:x1="21.749cm" svg:y1="-0.136cm" svg:x2="21.749cm" svg:y2="-0.014cm"><text:p/></draw:line><draw:line draw:name="Вертикальная линия 463_1" draw:style-name="gr5" draw:text-style-name="P227" svg:x1="22.987cm" svg:y1="-0.136cm" svg:x2="22.987cm" svg:y2="-0.018cm"><text:p/></draw:line><draw:line draw:name="Вертикальная линия 464_1" draw:style-name="gr5" draw:text-style-name="P227" svg:x1="24.245cm" svg:y1="-0.136cm" svg:x2="24.245cm" svg:y2="-0.018cm"><text:p/></draw:line><draw:line draw:name="Вертикальная линия 465_1" draw:style-name="gr5" draw:text-style-name="P227" svg:x1="26.254cm" svg:y1="-0.136cm" svg:x2="26.254cm" svg:y2="-0.018cm"><text:p/></draw:line></draw:g></draw:g><draw:g draw:name="DrawObject 64_1" draw:style-name="gr2"><draw:line draw:name="Вертикальная линия 466_1" draw:style-name="gr5" draw:text-style-name="P226" svg:x1="3.237cm" svg:y1="1.358cm" svg:x2="3.237cm" svg:y2="1.459cm"><text:p/></draw:line><draw:g draw:name="DrawObject 65_1" draw:style-name="gr2"><draw:line draw:name="Вертикальная линия 467_1" draw:style-name="gr5" draw:text-style-name="P226" svg:x1="4.235cm" svg:y1="1.344cm" svg:x2="4.235cm" svg:y2="1.445cm"><text:p/></draw:line><draw:line draw:name="Вертикальная линия 468_1" draw:style-name="gr5" draw:text-style-name="P226" svg:x1="5.731cm" svg:y1="1.365cm" svg:x2="5.731cm" svg:y2="1.466cm"><text:p/></draw:line><draw:line draw:name="Вертикальная линия 469_1" draw:style-name="gr5" draw:text-style-name="P226" svg:x1="12.379cm" svg:y1="1.365cm" svg:x2="12.379cm" svg:y2="1.466cm"><text:p/></draw:line><draw:line draw:name="Вертикальная линия 470_1" draw:style-name="gr5" draw:text-style-name="P226" svg:x1="13.64cm" svg:y1="1.355cm" svg:x2="13.64cm" svg:y2="1.477cm"><text:p/></draw:line><draw:line draw:name="Вертикальная линия 471_1" draw:style-name="gr5" draw:text-style-name="P226" svg:x1="15.076cm" svg:y1="1.355cm" svg:x2="15.076cm" svg:y2="1.478cm"><text:p/></draw:line><draw:line draw:name="Вертикальная линия 472_1" draw:style-name="gr5" draw:text-style-name="P227" svg:x1="16.18cm" svg:y1="1.355cm" svg:x2="16.18cm" svg:y2="1.471cm"><text:p/></draw:line><draw:line draw:name="Вертикальная линия 473_1" draw:style-name="gr5" draw:text-style-name="P227" svg:x1="17.406cm" svg:y1="1.367cm" svg:x2="17.406cm" svg:y2="1.468cm"><text:p/></draw:line><draw:line draw:name="Вертикальная линия 474_1" draw:style-name="gr5" draw:text-style-name="P227" svg:x1="18.683cm" svg:y1="1.355cm" svg:x2="18.683cm" svg:y2="1.484cm"><text:p/></draw:line><draw:line draw:name="Вертикальная линия 475_1" draw:style-name="gr5" draw:text-style-name="P226" svg:x1="2.258cm" svg:y1="1.351cm" svg:x2="2.258cm" svg:y2="1.452cm"><text:p/></draw:line><draw:line draw:name="Вертикальная линия 476_1" draw:style-name="gr5" draw:text-style-name="P227" svg:x1="20.481cm" svg:y1="1.355cm" svg:x2="20.481cm" svg:y2="1.478cm"><text:p/></draw:line><draw:line draw:name="Вертикальная линия 477_1" draw:style-name="gr5" draw:text-style-name="P227" svg:x1="21.749cm" svg:y1="1.358cm" svg:x2="21.749cm" svg:y2="1.48cm"><text:p/></draw:line><draw:line draw:name="Вертикальная линия 478_1" draw:style-name="gr5" draw:text-style-name="P227" svg:x1="22.987cm" svg:y1="1.355cm" svg:x2="22.987cm" svg:y2="1.473cm"><text:p/></draw:line><draw:line draw:name="Вертикальная линия 479_1" draw:style-name="gr5" draw:text-style-name="P227" svg:x1="24.245cm" svg:y1="1.355cm" svg:x2="24.245cm" svg:y2="1.473cm"><text:p/></draw:line><draw:line draw:name="Вертикальная линия 480_1" draw:style-name="gr5" draw:text-style-name="P227" svg:x1="26.254cm" svg:y1="1.355cm" svg:x2="26.254cm" svg:y2="1.473cm"><text:p/></draw:line></draw:g></draw:g><draw:g draw:name="DrawObject 66_1" draw:style-name="gr2"><draw:line draw:name="Вертикальная линия 481_1" draw:style-name="gr5" draw:text-style-name="P226" svg:x1="3.237cm" svg:y1="2.127cm" svg:x2="3.237cm" svg:y2="2.228cm"><text:p/></draw:line><draw:g draw:name="DrawObject 67_1" draw:style-name="gr2"><draw:line draw:name="Вертикальная линия 482_1" draw:style-name="gr5" draw:text-style-name="P226" svg:x1="4.235cm" svg:y1="2.113cm" svg:x2="4.235cm" svg:y2="2.214cm"><text:p/></draw:line><draw:line draw:name="Вертикальная линия 483_1" draw:style-name="gr5" draw:text-style-name="P226" svg:x1="5.731cm" svg:y1="2.131cm" svg:x2="5.731cm" svg:y2="2.232cm"><text:p/></draw:line><draw:line draw:name="Вертикальная линия 484_1" draw:style-name="gr5" draw:text-style-name="P226" svg:x1="12.379cm" svg:y1="2.131cm" svg:x2="12.379cm" svg:y2="2.232cm"><text:p/></draw:line><draw:line draw:name="Вертикальная линия 485_1" draw:style-name="gr5" draw:text-style-name="P226" svg:x1="13.64cm" svg:y1="2.123cm" svg:x2="13.64cm" svg:y2="2.245cm"><text:p/></draw:line><draw:line draw:name="Вертикальная линия 486_1" draw:style-name="gr5" draw:text-style-name="P226" svg:x1="15.076cm" svg:y1="2.123cm" svg:x2="15.076cm" svg:y2="2.246cm"><text:p/></draw:line><draw:line draw:name="Вертикальная линия 487_1" draw:style-name="gr5" draw:text-style-name="P227" svg:x1="16.18cm" svg:y1="2.123cm" svg:x2="16.18cm" svg:y2="2.239cm"><text:p/></draw:line><draw:line draw:name="Вертикальная линия 488_1" draw:style-name="gr5" draw:text-style-name="P227" svg:x1="17.406cm" svg:y1="2.135cm" svg:x2="17.406cm" svg:y2="2.236cm"><text:p/></draw:line><draw:line draw:name="Вертикальная линия 489_1" draw:style-name="gr5" draw:text-style-name="P227" svg:x1="18.683cm" svg:y1="2.123cm" svg:x2="18.683cm" svg:y2="2.252cm"><text:p/></draw:line><draw:line draw:name="Вертикальная линия 490_1" draw:style-name="gr5" draw:text-style-name="P226" svg:x1="2.258cm" svg:y1="2.12cm" svg:x2="2.258cm" svg:y2="2.221cm"><text:p/></draw:line><draw:line draw:name="Вертикальная линия 491_1" draw:style-name="gr5" draw:text-style-name="P227" svg:x1="20.481cm" svg:y1="2.123cm" svg:x2="20.481cm" svg:y2="2.246cm"><text:p/></draw:line><draw:line draw:name="Вертикальная линия 492_1" draw:style-name="gr5" draw:text-style-name="P227" svg:x1="21.749cm" svg:y1="2.124cm" svg:x2="21.749cm" svg:y2="2.246cm"><text:p/></draw:line><draw:line draw:name="Вертикальная линия 493_1" draw:style-name="gr5" draw:text-style-name="P227" svg:x1="22.987cm" svg:y1="2.123cm" svg:x2="22.987cm" svg:y2="2.241cm"><text:p/></draw:line><draw:line draw:name="Вертикальная линия 494_1" draw:style-name="gr5" draw:text-style-name="P227" svg:x1="24.245cm" svg:y1="2.123cm" svg:x2="24.245cm" svg:y2="2.241cm"><text:p/></draw:line><draw:line draw:name="Вертикальная линия 495_1" draw:style-name="gr5" draw:text-style-name="P227" svg:x1="26.254cm" svg:y1="2.123cm" svg:x2="26.254cm" svg:y2="2.241cm"><text:p/></draw:line></draw:g></draw:g><draw:g draw:name="DrawObject 68_1" draw:style-name="gr2"><draw:line draw:name="Вертикальная линия 496_1" draw:style-name="gr5" draw:text-style-name="P226" svg:x1="3.237cm" svg:y1="2.882cm" svg:x2="3.237cm" svg:y2="2.983cm"><text:p/></draw:line><draw:g draw:name="DrawObject 69_1" draw:style-name="gr2"><draw:line draw:name="Вертикальная линия 497_1" draw:style-name="gr5" draw:text-style-name="P226" svg:x1="4.235cm" svg:y1="2.867cm" svg:x2="4.235cm" svg:y2="2.968cm"><text:p/></draw:line><draw:line draw:name="Вертикальная линия 498_1" draw:style-name="gr5" draw:text-style-name="P226" svg:x1="5.731cm" svg:y1="2.886cm" svg:x2="5.731cm" svg:y2="2.987cm"><text:p/></draw:line><draw:line draw:name="Вертикальная линия 499_1" draw:style-name="gr5" draw:text-style-name="P226" svg:x1="12.379cm" svg:y1="2.886cm" svg:x2="12.379cm" svg:y2="2.987cm"><text:p/></draw:line><draw:line draw:name="Вертикальная линия 500_1" draw:style-name="gr5" draw:text-style-name="P226" svg:x1="13.64cm" svg:y1="2.878cm" svg:x2="13.64cm" svg:y2="3cm"><text:p/></draw:line><draw:line draw:name="Вертикальная линия 501_1" draw:style-name="gr5" draw:text-style-name="P226" svg:x1="15.076cm" svg:y1="2.878cm" svg:x2="15.076cm" svg:y2="3.001cm"><text:p/></draw:line><draw:line draw:name="Вертикальная линия 502_1" draw:style-name="gr5" draw:text-style-name="P227" svg:x1="16.18cm" svg:y1="2.878cm" svg:x2="16.18cm" svg:y2="2.994cm"><text:p/></draw:line><draw:line draw:name="Вертикальная линия 503_1" draw:style-name="gr5" draw:text-style-name="P227" svg:x1="17.406cm" svg:y1="2.89cm" svg:x2="17.406cm" svg:y2="2.991cm"><text:p/></draw:line><draw:line draw:name="Вертикальная линия 504_1" draw:style-name="gr5" draw:text-style-name="P227" svg:x1="18.683cm" svg:y1="2.878cm" svg:x2="18.683cm" svg:y2="3.007cm"><text:p/></draw:line><draw:line draw:name="Вертикальная линия 505_1" draw:style-name="gr5" draw:text-style-name="P226" svg:x1="2.258cm" svg:y1="2.875cm" svg:x2="2.258cm" svg:y2="2.976cm"><text:p/></draw:line><draw:line draw:name="Вертикальная линия 506_1" draw:style-name="gr5" draw:text-style-name="P227" svg:x1="20.481cm" svg:y1="2.878cm" svg:x2="20.481cm" svg:y2="3.001cm"><text:p/></draw:line><draw:line draw:name="Вертикальная линия 507_1" draw:style-name="gr5" draw:text-style-name="P227" svg:x1="21.749cm" svg:y1="2.879cm" svg:x2="21.749cm" svg:y2="3.001cm"><text:p/></draw:line><draw:line draw:name="Вертикальная линия 508_1" draw:style-name="gr5" draw:text-style-name="P227" svg:x1="22.987cm" svg:y1="2.878cm" svg:x2="22.987cm" svg:y2="2.996cm"><text:p/></draw:line><draw:line draw:name="Вертикальная линия 509_1" draw:style-name="gr5" draw:text-style-name="P227" svg:x1="24.245cm" svg:y1="2.878cm" svg:x2="24.245cm" svg:y2="2.996cm"><text:p/></draw:line><draw:line draw:name="Вертикальная линия 510_1" draw:style-name="gr5" draw:text-style-name="P227" svg:x1="26.254cm" svg:y1="2.878cm" svg:x2="26.254cm" svg:y2="2.996cm"><text:p/></draw:line></draw:g></draw:g><draw:g draw:name="DrawObject 70_1" draw:style-name="gr2"><draw:line draw:name="Вертикальная линия 511_1" draw:style-name="gr5" draw:text-style-name="P226" svg:x1="3.237cm" svg:y1="3.651cm" svg:x2="3.237cm" svg:y2="3.752cm"><text:p/></draw:line><draw:g draw:name="DrawObject 71_1" draw:style-name="gr2"><draw:line draw:name="Вертикальная линия 512_1" draw:style-name="gr5" draw:text-style-name="P226" svg:x1="4.235cm" svg:y1="3.637cm" svg:x2="4.235cm" svg:y2="3.738cm"><text:p/></draw:line><draw:line draw:name="Вертикальная линия 513_1" draw:style-name="gr5" draw:text-style-name="P226" svg:x1="5.731cm" svg:y1="3.655cm" svg:x2="5.731cm" svg:y2="3.756cm"><text:p/></draw:line><draw:line draw:name="Вертикальная линия 514_1" draw:style-name="gr5" draw:text-style-name="P226" svg:x1="12.379cm" svg:y1="3.655cm" svg:x2="12.379cm" svg:y2="3.756cm"><text:p/></draw:line><draw:line draw:name="Вертикальная линия 515_1" draw:style-name="gr5" draw:text-style-name="P226" svg:x1="13.64cm" svg:y1="3.647cm" svg:x2="13.64cm" svg:y2="3.769cm"><text:p/></draw:line><draw:line draw:name="Вертикальная линия 516_1" draw:style-name="gr5" draw:text-style-name="P226" svg:x1="15.076cm" svg:y1="3.647cm" svg:x2="15.076cm" svg:y2="3.77cm"><text:p/></draw:line><draw:line draw:name="Вертикальная линия 517_1" draw:style-name="gr5" draw:text-style-name="P227" svg:x1="16.18cm" svg:y1="3.647cm" svg:x2="16.18cm" svg:y2="3.763cm"><text:p/></draw:line><draw:line draw:name="Вертикальная линия 518_1" draw:style-name="gr5" draw:text-style-name="P227" svg:x1="17.406cm" svg:y1="3.659cm" svg:x2="17.406cm" svg:y2="3.76cm"><text:p/></draw:line><draw:line draw:name="Вертикальная линия 519_1" draw:style-name="gr5" draw:text-style-name="P227" svg:x1="18.683cm" svg:y1="3.647cm" svg:x2="18.683cm" svg:y2="3.776cm"><text:p/></draw:line><draw:line draw:name="Вертикальная линия 520_1" draw:style-name="gr5" draw:text-style-name="P226" svg:x1="2.258cm" svg:y1="3.644cm" svg:x2="2.258cm" svg:y2="3.745cm"><text:p/></draw:line><draw:line draw:name="Вертикальная линия 521_1" draw:style-name="gr5" draw:text-style-name="P227" svg:x1="20.481cm" svg:y1="3.647cm" svg:x2="20.481cm" svg:y2="3.77cm"><text:p/></draw:line><draw:line draw:name="Вертикальная линия 522_1" draw:style-name="gr5" draw:text-style-name="P227" svg:x1="21.749cm" svg:y1="3.648cm" svg:x2="21.749cm" svg:y2="3.77cm"><text:p/></draw:line><draw:line draw:name="Вертикальная линия 523_1" draw:style-name="gr5" draw:text-style-name="P227" svg:x1="22.987cm" svg:y1="3.647cm" svg:x2="22.987cm" svg:y2="3.765cm"><text:p/></draw:line><draw:line draw:name="Вертикальная линия 524_1" draw:style-name="gr5" draw:text-style-name="P227" svg:x1="24.245cm" svg:y1="3.647cm" svg:x2="24.245cm" svg:y2="3.765cm"><text:p/></draw:line><draw:line draw:name="Вертикальная линия 525_1" draw:style-name="gr5" draw:text-style-name="P227" svg:x1="26.254cm" svg:y1="3.647cm" svg:x2="26.254cm" svg:y2="3.765cm"><text:p/></draw:line></draw:g></draw:g><draw:g draw:name="DrawObject 72_1" draw:style-name="gr2"><draw:line draw:name="Вертикальная линия 526_1" draw:style-name="gr5" draw:text-style-name="P226" svg:x1="3.237cm" svg:y1="4.406cm" svg:x2="3.237cm" svg:y2="4.507cm"><text:p/></draw:line><draw:g draw:name="DrawObject 73_1" draw:style-name="gr2"><draw:line draw:name="Вертикальная линия 527_1" draw:style-name="gr5" draw:text-style-name="P226" svg:x1="4.235cm" svg:y1="4.391cm" svg:x2="4.235cm" svg:y2="4.492cm"><text:p/></draw:line><draw:line draw:name="Вертикальная линия 528_1" draw:style-name="gr5" draw:text-style-name="P226" svg:x1="5.731cm" svg:y1="4.41cm" svg:x2="5.731cm" svg:y2="4.511cm"><text:p/></draw:line><draw:line draw:name="Вертикальная линия 529_1" draw:style-name="gr5" draw:text-style-name="P226" svg:x1="12.379cm" svg:y1="4.41cm" svg:x2="12.379cm" svg:y2="4.511cm"><text:p/></draw:line><draw:line draw:name="Вертикальная линия 530_1" draw:style-name="gr5" draw:text-style-name="P226" svg:x1="13.64cm" svg:y1="4.402cm" svg:x2="13.64cm" svg:y2="4.524cm"><text:p/></draw:line><draw:line draw:name="Вертикальная линия 531_1" draw:style-name="gr5" draw:text-style-name="P226" svg:x1="15.076cm" svg:y1="4.402cm" svg:x2="15.076cm" svg:y2="4.525cm"><text:p/></draw:line><draw:line draw:name="Вертикальная линия 532_1" draw:style-name="gr5" draw:text-style-name="P227" svg:x1="16.18cm" svg:y1="4.402cm" svg:x2="16.18cm" svg:y2="4.518cm"><text:p/></draw:line><draw:line draw:name="Вертикальная линия 533_1" draw:style-name="gr5" draw:text-style-name="P227" svg:x1="17.406cm" svg:y1="4.414cm" svg:x2="17.406cm" svg:y2="4.515cm"><text:p/></draw:line><draw:line draw:name="Вертикальная линия 534_1" draw:style-name="gr5" draw:text-style-name="P227" svg:x1="18.683cm" svg:y1="4.402cm" svg:x2="18.683cm" svg:y2="4.531cm"><text:p/></draw:line><draw:line draw:name="Вертикальная линия 535_1" draw:style-name="gr5" draw:text-style-name="P226" svg:x1="2.258cm" svg:y1="4.399cm" svg:x2="2.258cm" svg:y2="4.5cm"><text:p/></draw:line><draw:line draw:name="Вертикальная линия 536_1" draw:style-name="gr5" draw:text-style-name="P227" svg:x1="20.481cm" svg:y1="4.402cm" svg:x2="20.481cm" svg:y2="4.525cm"><text:p/></draw:line><draw:line draw:name="Вертикальная линия 537_1" draw:style-name="gr5" draw:text-style-name="P227" svg:x1="21.749cm" svg:y1="4.403cm" svg:x2="21.749cm" svg:y2="4.525cm"><text:p/></draw:line><draw:line draw:name="Вертикальная линия 538_1" draw:style-name="gr5" draw:text-style-name="P227" svg:x1="22.987cm" svg:y1="4.402cm" svg:x2="22.987cm" svg:y2="4.52cm"><text:p/></draw:line><draw:line draw:name="Вертикальная линия 539_1" draw:style-name="gr5" draw:text-style-name="P227" svg:x1="24.245cm" svg:y1="4.402cm" svg:x2="24.245cm" svg:y2="4.52cm"><text:p/></draw:line><draw:line draw:name="Вертикальная линия 540_1" draw:style-name="gr5" draw:text-style-name="P227" svg:x1="26.254cm" svg:y1="4.402cm" svg:x2="26.254cm" svg:y2="4.52cm"><text:p/></draw:line></draw:g></draw:g><draw:g draw:name="DrawObject 74_1" draw:style-name="gr2"><draw:line draw:name="Вертикальная линия 541_1" draw:style-name="gr5" draw:text-style-name="P226" svg:x1="3.237cm" svg:y1="5.172cm" svg:x2="3.237cm" svg:y2="5.273cm"><text:p/></draw:line><draw:g draw:name="DrawObject 75_1" draw:style-name="gr2"><draw:line draw:name="Вертикальная линия 542_1" draw:style-name="gr5" draw:text-style-name="P226" svg:x1="4.235cm" svg:y1="5.156cm" svg:x2="4.235cm" svg:y2="5.257cm"><text:p/></draw:line><draw:line draw:name="Вертикальная линия 543_1" draw:style-name="gr5" draw:text-style-name="P226" svg:x1="5.731cm" svg:y1="5.177cm" svg:x2="5.731cm" svg:y2="5.278cm"><text:p/></draw:line><draw:line draw:name="Вертикальная линия 544_1" draw:style-name="gr5" draw:text-style-name="P226" svg:x1="12.379cm" svg:y1="5.177cm" svg:x2="12.379cm" svg:y2="5.278cm"><text:p/></draw:line><draw:line draw:name="Вертикальная линия 545_1" draw:style-name="gr5" draw:text-style-name="P226" svg:x1="13.64cm" svg:y1="5.169cm" svg:x2="13.64cm" svg:y2="5.291cm"><text:p/></draw:line><draw:line draw:name="Вертикальная линия 546_1" draw:style-name="gr5" draw:text-style-name="P226" svg:x1="15.076cm" svg:y1="5.169cm" svg:x2="15.076cm" svg:y2="5.292cm"><text:p/></draw:line><draw:line draw:name="Вертикальная линия 547_1" draw:style-name="gr5" draw:text-style-name="P227" svg:x1="16.18cm" svg:y1="5.169cm" svg:x2="16.18cm" svg:y2="5.285cm"><text:p/></draw:line><draw:line draw:name="Вертикальная линия 548_1" draw:style-name="gr5" draw:text-style-name="P227" svg:x1="17.406cm" svg:y1="5.179cm" svg:x2="17.406cm" svg:y2="5.28cm"><text:p/></draw:line><draw:line draw:name="Вертикальная линия 549_1" draw:style-name="gr5" draw:text-style-name="P227" svg:x1="18.683cm" svg:y1="5.169cm" svg:x2="18.683cm" svg:y2="5.298cm"><text:p/></draw:line><draw:line draw:name="Вертикальная линия 550_1" draw:style-name="gr5" draw:text-style-name="P226" svg:x1="2.258cm" svg:y1="5.165cm" svg:x2="2.258cm" svg:y2="5.266cm"><text:p/></draw:line><draw:line draw:name="Вертикальная линия 551_1" draw:style-name="gr5" draw:text-style-name="P227" svg:x1="20.481cm" svg:y1="5.169cm" svg:x2="20.481cm" svg:y2="5.292cm"><text:p/></draw:line><draw:line draw:name="Вертикальная линия 552_1" draw:style-name="gr5" draw:text-style-name="P227" svg:x1="21.749cm" svg:y1="5.17cm" svg:x2="21.749cm" svg:y2="5.292cm"><text:p/></draw:line><draw:line draw:name="Вертикальная линия 553_1" draw:style-name="gr5" draw:text-style-name="P227" svg:x1="22.987cm" svg:y1="5.169cm" svg:x2="22.987cm" svg:y2="5.287cm"><text:p/></draw:line><draw:line draw:name="Вертикальная линия 554_1" draw:style-name="gr5" draw:text-style-name="P227" svg:x1="24.245cm" svg:y1="5.169cm" svg:x2="24.245cm" svg:y2="5.287cm"><text:p/></draw:line><draw:line draw:name="Вертикальная линия 555_1" draw:style-name="gr5" draw:text-style-name="P227" svg:x1="26.254cm" svg:y1="5.169cm" svg:x2="26.254cm" svg:y2="5.287cm"><text:p/></draw:line></draw:g></draw:g><draw:g draw:name="DrawObject 76_1" draw:style-name="gr2"><draw:line draw:name="Вертикальная линия 556_1" draw:style-name="gr5" draw:text-style-name="P226" svg:x1="3.237cm" svg:y1="5.927cm" svg:x2="3.237cm" svg:y2="6.028cm"><text:p/></draw:line><draw:g draw:name="DrawObject 77_1" draw:style-name="gr2"><draw:line draw:name="Вертикальная линия 557_1" draw:style-name="gr5" draw:text-style-name="P226" svg:x1="4.235cm" svg:y1="5.911cm" svg:x2="4.235cm" svg:y2="6.012cm"><text:p/></draw:line><draw:line draw:name="Вертикальная линия 558_1" draw:style-name="gr5" draw:text-style-name="P226" svg:x1="5.731cm" svg:y1="5.932cm" svg:x2="5.731cm" svg:y2="6.033cm"><text:p/></draw:line><draw:line draw:name="Вертикальная линия 559_1" draw:style-name="gr5" draw:text-style-name="P226" svg:x1="12.379cm" svg:y1="5.932cm" svg:x2="12.379cm" svg:y2="6.033cm"><text:p/></draw:line><draw:line draw:name="Вертикальная линия 560_1" draw:style-name="gr5" draw:text-style-name="P226" svg:x1="13.64cm" svg:y1="5.924cm" svg:x2="13.64cm" svg:y2="6.046cm"><text:p/></draw:line><draw:line draw:name="Вертикальная линия 561_1" draw:style-name="gr5" draw:text-style-name="P226" svg:x1="15.076cm" svg:y1="5.924cm" svg:x2="15.076cm" svg:y2="6.047cm"><text:p/></draw:line><draw:line draw:name="Вертикальная линия 562_1" draw:style-name="gr5" draw:text-style-name="P227" svg:x1="16.18cm" svg:y1="5.924cm" svg:x2="16.18cm" svg:y2="6.04cm"><text:p/></draw:line><draw:line draw:name="Вертикальная линия 563_1" draw:style-name="gr5" draw:text-style-name="P227" svg:x1="17.406cm" svg:y1="5.937cm" svg:x2="17.406cm" svg:y2="6.038cm"><text:p/></draw:line><draw:line draw:name="Вертикальная линия 564_1" draw:style-name="gr5" draw:text-style-name="P227" svg:x1="18.683cm" svg:y1="5.924cm" svg:x2="18.683cm" svg:y2="6.053cm"><text:p/></draw:line><draw:line draw:name="Вертикальная линия 565_1" draw:style-name="gr5" draw:text-style-name="P226" svg:x1="2.258cm" svg:y1="5.918cm" svg:x2="2.258cm" svg:y2="6.019cm"><text:p/></draw:line><draw:line draw:name="Вертикальная линия 566_1" draw:style-name="gr5" draw:text-style-name="P227" svg:x1="20.481cm" svg:y1="5.924cm" svg:x2="20.481cm" svg:y2="6.047cm"><text:p/></draw:line><draw:line draw:name="Вертикальная линия 567_1" draw:style-name="gr5" draw:text-style-name="P227" svg:x1="21.749cm" svg:y1="5.925cm" svg:x2="21.749cm" svg:y2="6.047cm"><text:p/></draw:line><draw:line draw:name="Вертикальная линия 568_1" draw:style-name="gr5" draw:text-style-name="P227" svg:x1="22.987cm" svg:y1="5.924cm" svg:x2="22.987cm" svg:y2="6.042cm"><text:p/></draw:line><draw:line draw:name="Вертикальная линия 569_1" draw:style-name="gr5" draw:text-style-name="P227" svg:x1="24.245cm" svg:y1="5.924cm" svg:x2="24.245cm" svg:y2="6.042cm"><text:p/></draw:line><draw:line draw:name="Вертикальная линия 570_1" draw:style-name="gr5" draw:text-style-name="P227" svg:x1="26.254cm" svg:y1="5.924cm" svg:x2="26.254cm" svg:y2="6.042cm"><text:p/></draw:line></draw:g></draw:g><draw:g draw:name="DrawObject 78_1" draw:style-name="gr2"><draw:line draw:name="Вертикальная линия 571_1" draw:style-name="gr5" draw:text-style-name="P226" svg:x1="3.237cm" svg:y1="6.666cm" svg:x2="3.237cm" svg:y2="6.767cm"><text:p/></draw:line><draw:g draw:name="DrawObject 79_1" draw:style-name="gr2"><draw:line draw:name="Вертикальная линия 572_1" draw:style-name="gr5" draw:text-style-name="P226" svg:x1="4.235cm" svg:y1="6.655cm" svg:x2="4.235cm" svg:y2="6.756cm"><text:p/></draw:line><draw:line draw:name="Вертикальная линия 573_1" draw:style-name="gr5" draw:text-style-name="P226" svg:x1="5.731cm" svg:y1="6.673cm" svg:x2="5.731cm" svg:y2="6.774cm"><text:p/></draw:line><draw:line draw:name="Вертикальная линия 574_1" draw:style-name="gr5" draw:text-style-name="P226" svg:x1="12.379cm" svg:y1="6.673cm" svg:x2="12.379cm" svg:y2="6.774cm"><text:p/></draw:line><draw:line draw:name="Вертикальная линия 575_1" draw:style-name="gr5" draw:text-style-name="P226" svg:x1="13.64cm" svg:y1="6.665cm" svg:x2="13.64cm" svg:y2="6.787cm"><text:p/></draw:line><draw:line draw:name="Вертикальная линия 576_1" draw:style-name="gr5" draw:text-style-name="P226" svg:x1="15.076cm" svg:y1="6.665cm" svg:x2="15.076cm" svg:y2="6.788cm"><text:p/></draw:line><draw:line draw:name="Вертикальная линия 577_1" draw:style-name="gr5" draw:text-style-name="P227" svg:x1="16.18cm" svg:y1="6.665cm" svg:x2="16.18cm" svg:y2="6.781cm"><text:p/></draw:line><draw:line draw:name="Вертикальная линия 578_1" draw:style-name="gr5" draw:text-style-name="P227" svg:x1="17.406cm" svg:y1="6.677cm" svg:x2="17.406cm" svg:y2="6.778cm"><text:p/></draw:line><draw:line draw:name="Вертикальная линия 579_1" draw:style-name="gr5" draw:text-style-name="P227" svg:x1="18.683cm" svg:y1="6.665cm" svg:x2="18.683cm" svg:y2="6.794cm"><text:p/></draw:line><draw:line draw:name="Вертикальная линия 580_1" draw:style-name="gr5" draw:text-style-name="P226" svg:x1="2.258cm" svg:y1="6.662cm" svg:x2="2.258cm" svg:y2="6.763cm"><text:p/></draw:line><draw:line draw:name="Вертикальная линия 581_1" draw:style-name="gr5" draw:text-style-name="P227" svg:x1="20.481cm" svg:y1="6.665cm" svg:x2="20.481cm" svg:y2="6.788cm"><text:p/></draw:line><draw:line draw:name="Вертикальная линия 582_1" draw:style-name="gr5" draw:text-style-name="P227" svg:x1="21.749cm" svg:y1="6.666cm" svg:x2="21.749cm" svg:y2="6.788cm"><text:p/></draw:line><draw:line draw:name="Вертикальная линия 583_1" draw:style-name="gr5" draw:text-style-name="P227" svg:x1="22.987cm" svg:y1="6.665cm" svg:x2="22.987cm" svg:y2="6.783cm"><text:p/></draw:line><draw:line draw:name="Вертикальная линия 584_1" draw:style-name="gr5" draw:text-style-name="P227" svg:x1="24.245cm" svg:y1="6.665cm" svg:x2="24.245cm" svg:y2="6.783cm"><text:p/></draw:line><draw:line draw:name="Вертикальная линия 585_1" draw:style-name="gr5" draw:text-style-name="P227" svg:x1="26.254cm" svg:y1="6.665cm" svg:x2="26.254cm" svg:y2="6.783cm"><text:p/></draw:line></draw:g></draw:g><draw:g draw:name="DrawObject 80_1" draw:style-name="gr2"><draw:line draw:name="Вертикальная линия 586_1" draw:style-name="gr5" draw:text-style-name="P226" svg:x1="3.237cm" svg:y1="7.424cm" svg:x2="3.237cm" svg:y2="7.525cm"><text:p/></draw:line><draw:g draw:name="DrawObject 81_1" draw:style-name="gr2"><draw:line draw:name="Вертикальная линия 587_1" draw:style-name="gr5" draw:text-style-name="P226" svg:x1="4.235cm" svg:y1="7.41cm" svg:x2="4.235cm" svg:y2="7.511cm"><text:p/></draw:line><draw:line draw:name="Вертикальная линия 588_1" draw:style-name="gr5" draw:text-style-name="P226" svg:x1="5.731cm" svg:y1="7.428cm" svg:x2="5.731cm" svg:y2="7.529cm"><text:p/></draw:line><draw:line draw:name="Вертикальная линия 589_1" draw:style-name="gr5" draw:text-style-name="P226" svg:x1="12.379cm" svg:y1="7.428cm" svg:x2="12.379cm" svg:y2="7.529cm"><text:p/></draw:line><draw:line draw:name="Вертикальная линия 590_1" draw:style-name="gr5" draw:text-style-name="P226" svg:x1="13.64cm" svg:y1="7.42cm" svg:x2="13.64cm" svg:y2="7.542cm"><text:p/></draw:line><draw:line draw:name="Вертикальная линия 591_1" draw:style-name="gr5" draw:text-style-name="P226" svg:x1="15.076cm" svg:y1="7.42cm" svg:x2="15.076cm" svg:y2="7.543cm"><text:p/></draw:line><draw:line draw:name="Вертикальная линия 592_1" draw:style-name="gr5" draw:text-style-name="P227" svg:x1="16.18cm" svg:y1="7.42cm" svg:x2="16.18cm" svg:y2="7.536cm"><text:p/></draw:line><draw:line draw:name="Вертикальная линия 593_1" draw:style-name="gr5" draw:text-style-name="P227" svg:x1="17.406cm" svg:y1="7.432cm" svg:x2="17.406cm" svg:y2="7.533cm"><text:p/></draw:line><draw:line draw:name="Вертикальная линия 594_1" draw:style-name="gr5" draw:text-style-name="P227" svg:x1="18.683cm" svg:y1="7.42cm" svg:x2="18.683cm" svg:y2="7.549cm"><text:p/></draw:line><draw:line draw:name="Вертикальная линия 595_1" draw:style-name="gr5" draw:text-style-name="P226" svg:x1="2.258cm" svg:y1="7.417cm" svg:x2="2.258cm" svg:y2="7.518cm"><text:p/></draw:line><draw:line draw:name="Вертикальная линия 596_1" draw:style-name="gr5" draw:text-style-name="P227" svg:x1="20.481cm" svg:y1="7.42cm" svg:x2="20.481cm" svg:y2="7.543cm"><text:p/></draw:line><draw:line draw:name="Вертикальная линия 597_1" draw:style-name="gr5" draw:text-style-name="P227" svg:x1="21.749cm" svg:y1="7.421cm" svg:x2="21.749cm" svg:y2="7.543cm"><text:p/></draw:line><draw:line draw:name="Вертикальная линия 598_1" draw:style-name="gr5" draw:text-style-name="P227" svg:x1="22.987cm" svg:y1="7.42cm" svg:x2="22.987cm" svg:y2="7.538cm"><text:p/></draw:line><draw:line draw:name="Вертикальная линия 599_1" draw:style-name="gr5" draw:text-style-name="P227" svg:x1="24.245cm" svg:y1="7.42cm" svg:x2="24.245cm" svg:y2="7.538cm"><text:p/></draw:line><draw:line draw:name="Вертикальная линия 600_1" draw:style-name="gr5" draw:text-style-name="P227" svg:x1="26.254cm" svg:y1="7.42cm" svg:x2="26.254cm" svg:y2="7.538cm"><text:p/></draw:line></draw:g></draw:g><draw:g draw:name="DrawObject 82_1" draw:style-name="gr2"><draw:line draw:name="Вертикальная линия 601_1" draw:style-name="gr5" draw:text-style-name="P226" svg:x1="3.237cm" svg:y1="8.19cm" svg:x2="3.237cm" svg:y2="8.291cm"><text:p/></draw:line><draw:g draw:name="DrawObject 83_1" draw:style-name="gr2"><draw:line draw:name="Вертикальная линия 602_1" draw:style-name="gr5" draw:text-style-name="P226" svg:x1="4.235cm" svg:y1="8.174cm" svg:x2="4.235cm" svg:y2="8.275cm"><text:p/></draw:line><draw:line draw:name="Вертикальная линия 603_1" draw:style-name="gr5" draw:text-style-name="P226" svg:x1="5.731cm" svg:y1="8.195cm" svg:x2="5.731cm" svg:y2="8.296cm"><text:p/></draw:line><draw:line draw:name="Вертикальная линия 604_1" draw:style-name="gr5" draw:text-style-name="P226" svg:x1="12.379cm" svg:y1="8.195cm" svg:x2="12.379cm" svg:y2="8.296cm"><text:p/></draw:line><draw:line draw:name="Вертикальная линия 605_1" draw:style-name="gr5" draw:text-style-name="P226" svg:x1="13.64cm" svg:y1="8.187cm" svg:x2="13.64cm" svg:y2="8.309cm"><text:p/></draw:line><draw:line draw:name="Вертикальная линия 606_1" draw:style-name="gr5" draw:text-style-name="P226" svg:x1="15.076cm" svg:y1="8.187cm" svg:x2="15.076cm" svg:y2="8.31cm"><text:p/></draw:line><draw:line draw:name="Вертикальная линия 607_1" draw:style-name="gr5" draw:text-style-name="P227" svg:x1="16.18cm" svg:y1="8.187cm" svg:x2="16.18cm" svg:y2="8.303cm"><text:p/></draw:line><draw:line draw:name="Вертикальная линия 608_1" draw:style-name="gr5" draw:text-style-name="P227" svg:x1="17.406cm" svg:y1="8.197cm" svg:x2="17.406cm" svg:y2="8.298cm"><text:p/></draw:line><draw:line draw:name="Вертикальная линия 609_1" draw:style-name="gr5" draw:text-style-name="P227" svg:x1="18.683cm" svg:y1="8.187cm" svg:x2="18.683cm" svg:y2="8.316cm"><text:p/></draw:line><draw:line draw:name="Вертикальная линия 610_1" draw:style-name="gr5" draw:text-style-name="P226" svg:x1="2.258cm" svg:y1="8.183cm" svg:x2="2.258cm" svg:y2="8.284cm"><text:p/></draw:line><draw:line draw:name="Вертикальная линия 611_1" draw:style-name="gr5" draw:text-style-name="P227" svg:x1="20.481cm" svg:y1="8.187cm" svg:x2="20.481cm" svg:y2="8.31cm"><text:p/></draw:line><draw:line draw:name="Вертикальная линия 612_1" draw:style-name="gr5" draw:text-style-name="P227" svg:x1="21.749cm" svg:y1="8.188cm" svg:x2="21.749cm" svg:y2="8.31cm"><text:p/></draw:line><draw:line draw:name="Вертикальная линия 613_1" draw:style-name="gr5" draw:text-style-name="P227" svg:x1="22.987cm" svg:y1="8.187cm" svg:x2="22.987cm" svg:y2="8.305cm"><text:p/></draw:line><draw:line draw:name="Вертикальная линия 614_1" draw:style-name="gr5" draw:text-style-name="P227" svg:x1="24.245cm" svg:y1="8.187cm" svg:x2="24.245cm" svg:y2="8.305cm"><text:p/></draw:line><draw:line draw:name="Вертикальная линия 615_1" draw:style-name="gr5" draw:text-style-name="P227" svg:x1="26.254cm" svg:y1="8.187cm" svg:x2="26.254cm" svg:y2="8.305cm"><text:p/></draw:line></draw:g></draw:g><draw:g draw:name="DrawObject 84_1" draw:style-name="gr2"><draw:line draw:name="Вертикальная линия 616_1" draw:style-name="gr5" draw:text-style-name="P226" svg:x1="3.237cm" svg:y1="8.945cm" svg:x2="3.237cm" svg:y2="9.046cm"><text:p/></draw:line><draw:g draw:name="DrawObject 85_1" draw:style-name="gr2"><draw:line draw:name="Вертикальная линия 617_1" draw:style-name="gr5" draw:text-style-name="P226" svg:x1="4.235cm" svg:y1="8.929cm" svg:x2="4.235cm" svg:y2="9.03cm"><text:p/></draw:line><draw:line draw:name="Вертикальная линия 618_1" draw:style-name="gr5" draw:text-style-name="P226" svg:x1="5.731cm" svg:y1="8.95cm" svg:x2="5.731cm" svg:y2="9.051cm"><text:p/></draw:line><draw:line draw:name="Вертикальная линия 619_1" draw:style-name="gr5" draw:text-style-name="P226" svg:x1="12.379cm" svg:y1="8.95cm" svg:x2="12.379cm" svg:y2="9.051cm"><text:p/></draw:line><draw:line draw:name="Вертикальная линия 620_1" draw:style-name="gr5" draw:text-style-name="P226" svg:x1="13.64cm" svg:y1="8.942cm" svg:x2="13.64cm" svg:y2="9.064cm"><text:p/></draw:line><draw:line draw:name="Вертикальная линия 621_1" draw:style-name="gr5" draw:text-style-name="P226" svg:x1="15.076cm" svg:y1="8.942cm" svg:x2="15.076cm" svg:y2="9.065cm"><text:p/></draw:line><draw:line draw:name="Вертикальная линия 622_1" draw:style-name="gr5" draw:text-style-name="P227" svg:x1="16.18cm" svg:y1="8.942cm" svg:x2="16.18cm" svg:y2="9.058cm"><text:p/></draw:line><draw:line draw:name="Вертикальная линия 623_1" draw:style-name="gr5" draw:text-style-name="P227" svg:x1="17.406cm" svg:y1="8.952cm" svg:x2="17.406cm" svg:y2="9.053cm"><text:p/></draw:line><draw:line draw:name="Вертикальная линия 624_1" draw:style-name="gr5" draw:text-style-name="P227" svg:x1="18.683cm" svg:y1="8.942cm" svg:x2="18.683cm" svg:y2="9.071cm"><text:p/></draw:line><draw:line draw:name="Вертикальная линия 625_1" draw:style-name="gr5" draw:text-style-name="P226" svg:x1="2.258cm" svg:y1="8.936cm" svg:x2="2.258cm" svg:y2="9.037cm"><text:p/></draw:line><draw:line draw:name="Вертикальная линия 626_1" draw:style-name="gr5" draw:text-style-name="P227" svg:x1="20.481cm" svg:y1="8.942cm" svg:x2="20.481cm" svg:y2="9.065cm"><text:p/></draw:line><draw:line draw:name="Вертикальная линия 627_1" draw:style-name="gr5" draw:text-style-name="P227" svg:x1="21.749cm" svg:y1="8.943cm" svg:x2="21.749cm" svg:y2="9.065cm"><text:p/></draw:line><draw:line draw:name="Вертикальная линия 628_1" draw:style-name="gr5" draw:text-style-name="P227" svg:x1="22.987cm" svg:y1="8.942cm" svg:x2="22.987cm" svg:y2="9.06cm"><text:p/></draw:line><draw:line draw:name="Вертикальная линия 629_1" draw:style-name="gr5" draw:text-style-name="P227" svg:x1="24.245cm" svg:y1="8.942cm" svg:x2="24.245cm" svg:y2="9.06cm"><text:p/></draw:line><draw:line draw:name="Вертикальная линия 630_1" draw:style-name="gr5" draw:text-style-name="P227" svg:x1="26.254cm" svg:y1="8.942cm" svg:x2="26.254cm" svg:y2="9.06cm"><text:p/></draw:line></draw:g></draw:g><draw:g draw:name="DrawObject 86_1" draw:style-name="gr2"><draw:line draw:name="Вертикальная линия 631_1" draw:style-name="gr5" draw:text-style-name="P226" svg:x1="3.237cm" svg:y1="9.71cm" svg:x2="3.237cm" svg:y2="9.811cm"><text:p/></draw:line><draw:g draw:name="DrawObject 87_1" draw:style-name="gr2"><draw:line draw:name="Вертикальная линия 632_1" draw:style-name="gr5" draw:text-style-name="P226" svg:x1="4.235cm" svg:y1="9.696cm" svg:x2="4.235cm" svg:y2="9.797cm"><text:p/></draw:line><draw:line draw:name="Вертикальная линия 633_1" draw:style-name="gr5" draw:text-style-name="P226" svg:x1="5.731cm" svg:y1="9.714cm" svg:x2="5.731cm" svg:y2="9.815cm"><text:p/></draw:line><draw:line draw:name="Вертикальная линия 634_1" draw:style-name="gr5" draw:text-style-name="P226" svg:x1="12.379cm" svg:y1="9.714cm" svg:x2="12.379cm" svg:y2="9.815cm"><text:p/></draw:line><draw:line draw:name="Вертикальная линия 635_1" draw:style-name="gr5" draw:text-style-name="P226" svg:x1="13.64cm" svg:y1="9.707cm" svg:x2="13.64cm" svg:y2="9.829cm"><text:p/></draw:line><draw:line draw:name="Вертикальная линия 636_1" draw:style-name="gr5" draw:text-style-name="P226" svg:x1="15.076cm" svg:y1="9.707cm" svg:x2="15.076cm" svg:y2="9.83cm"><text:p/></draw:line><draw:line draw:name="Вертикальная линия 637_1" draw:style-name="gr5" draw:text-style-name="P227" svg:x1="16.18cm" svg:y1="9.707cm" svg:x2="16.18cm" svg:y2="9.823cm"><text:p/></draw:line><draw:line draw:name="Вертикальная линия 638_1" draw:style-name="gr5" draw:text-style-name="P227" svg:x1="17.406cm" svg:y1="9.719cm" svg:x2="17.406cm" svg:y2="9.82cm"><text:p/></draw:line><draw:line draw:name="Вертикальная линия 639_1" draw:style-name="gr5" draw:text-style-name="P227" svg:x1="18.683cm" svg:y1="9.707cm" svg:x2="18.683cm" svg:y2="9.836cm"><text:p/></draw:line><draw:line draw:name="Вертикальная линия 640_1" draw:style-name="gr5" draw:text-style-name="P226" svg:x1="2.258cm" svg:y1="9.703cm" svg:x2="2.258cm" svg:y2="9.804cm"><text:p/></draw:line><draw:line draw:name="Вертикальная линия 641_1" draw:style-name="gr5" draw:text-style-name="P227" svg:x1="20.481cm" svg:y1="9.707cm" svg:x2="20.481cm" svg:y2="9.83cm"><text:p/></draw:line><draw:line draw:name="Вертикальная линия 642_1" draw:style-name="gr5" draw:text-style-name="P227" svg:x1="21.749cm" svg:y1="9.71cm" svg:x2="21.749cm" svg:y2="9.832cm"><text:p/></draw:line><draw:line draw:name="Вертикальная линия 643_1" draw:style-name="gr5" draw:text-style-name="P227" svg:x1="22.987cm" svg:y1="9.707cm" svg:x2="22.987cm" svg:y2="9.825cm"><text:p/></draw:line><draw:line draw:name="Вертикальная линия 644_1" draw:style-name="gr5" draw:text-style-name="P227" svg:x1="24.245cm" svg:y1="9.707cm" svg:x2="24.245cm" svg:y2="9.825cm"><text:p/></draw:line><draw:line draw:name="Вертикальная линия 645_1" draw:style-name="gr5" draw:text-style-name="P227" svg:x1="26.254cm" svg:y1="9.707cm" svg:x2="26.254cm" svg:y2="9.825cm"><text:p/></draw:line></draw:g></draw:g><draw:g draw:name="DrawObject 88_1" draw:style-name="gr2"><draw:line draw:name="Вертикальная линия 646_1" draw:style-name="gr5" draw:text-style-name="P226" svg:x1="3.237cm" svg:y1="10.476cm" svg:x2="3.237cm" svg:y2="10.577cm"><text:p/></draw:line><draw:g draw:name="DrawObject 89_1" draw:style-name="gr2"><draw:line draw:name="Вертикальная линия 647_1" draw:style-name="gr5" draw:text-style-name="P226" svg:x1="4.235cm" svg:y1="10.465cm" svg:x2="4.235cm" svg:y2="10.566cm"><text:p/></draw:line><draw:line draw:name="Вертикальная линия 648_1" draw:style-name="gr5" draw:text-style-name="P226" svg:x1="5.731cm" svg:y1="10.483cm" svg:x2="5.731cm" svg:y2="10.584cm"><text:p/></draw:line><draw:line draw:name="Вертикальная линия 649_1" draw:style-name="gr5" draw:text-style-name="P226" svg:x1="12.379cm" svg:y1="10.483cm" svg:x2="12.379cm" svg:y2="10.584cm"><text:p/></draw:line><draw:line draw:name="Вертикальная линия 650_1" draw:style-name="gr5" draw:text-style-name="P226" svg:x1="13.64cm" svg:y1="10.475cm" svg:x2="13.64cm" svg:y2="10.597cm"><text:p/></draw:line><draw:line draw:name="Вертикальная линия 651_1" draw:style-name="gr5" draw:text-style-name="P226" svg:x1="15.076cm" svg:y1="10.475cm" svg:x2="15.076cm" svg:y2="10.598cm"><text:p/></draw:line><draw:line draw:name="Вертикальная линия 652_1" draw:style-name="gr5" draw:text-style-name="P227" svg:x1="16.18cm" svg:y1="10.475cm" svg:x2="16.18cm" svg:y2="10.591cm"><text:p/></draw:line><draw:line draw:name="Вертикальная линия 653_1" draw:style-name="gr5" draw:text-style-name="P227" svg:x1="17.406cm" svg:y1="10.487cm" svg:x2="17.406cm" svg:y2="10.588cm"><text:p/></draw:line><draw:line draw:name="Вертикальная линия 654_1" draw:style-name="gr5" draw:text-style-name="P227" svg:x1="18.683cm" svg:y1="10.475cm" svg:x2="18.683cm" svg:y2="10.604cm"><text:p/></draw:line><draw:line draw:name="Вертикальная линия 655_1" draw:style-name="gr5" draw:text-style-name="P226" svg:x1="2.258cm" svg:y1="10.472cm" svg:x2="2.258cm" svg:y2="10.573cm"><text:p/></draw:line><draw:line draw:name="Вертикальная линия 656_1" draw:style-name="gr5" draw:text-style-name="P227" svg:x1="20.481cm" svg:y1="10.475cm" svg:x2="20.481cm" svg:y2="10.598cm"><text:p/></draw:line><draw:line draw:name="Вертикальная линия 657_1" draw:style-name="gr5" draw:text-style-name="P227" svg:x1="21.749cm" svg:y1="10.476cm" svg:x2="21.749cm" svg:y2="10.598cm"><text:p/></draw:line><draw:line draw:name="Вертикальная линия 658_1" draw:style-name="gr5" draw:text-style-name="P227" svg:x1="22.987cm" svg:y1="10.475cm" svg:x2="22.987cm" svg:y2="10.593cm"><text:p/></draw:line><draw:line draw:name="Вертикальная линия 659_1" draw:style-name="gr5" draw:text-style-name="P227" svg:x1="24.245cm" svg:y1="10.475cm" svg:x2="24.245cm" svg:y2="10.593cm"><text:p/></draw:line><draw:line draw:name="Вертикальная линия 660_1" draw:style-name="gr5" draw:text-style-name="P227" svg:x1="26.254cm" svg:y1="10.475cm" svg:x2="26.254cm" svg:y2="10.593cm"><text:p/></draw:line></draw:g></draw:g><draw:g draw:name="DrawObject 90_1" draw:style-name="gr2"><draw:line draw:name="Вертикальная линия 661_1" draw:style-name="gr5" draw:text-style-name="P226" svg:x1="3.237cm" svg:y1="11.234cm" svg:x2="3.237cm" svg:y2="11.335cm"><text:p/></draw:line><draw:g draw:name="DrawObject 91_1" draw:style-name="gr2"><draw:line draw:name="Вертикальная линия 662_1" draw:style-name="gr5" draw:text-style-name="P226" svg:x1="4.235cm" svg:y1="11.22cm" svg:x2="4.235cm" svg:y2="11.321cm"><text:p/></draw:line><draw:line draw:name="Вертикальная линия 663_1" draw:style-name="gr5" draw:text-style-name="P226" svg:x1="5.731cm" svg:y1="11.238cm" svg:x2="5.731cm" svg:y2="11.339cm"><text:p/></draw:line><draw:line draw:name="Вертикальная линия 664_1" draw:style-name="gr5" draw:text-style-name="P226" svg:x1="12.379cm" svg:y1="11.238cm" svg:x2="12.379cm" svg:y2="11.339cm"><text:p/></draw:line><draw:line draw:name="Вертикальная линия 665_1" draw:style-name="gr5" draw:text-style-name="P226" svg:x1="13.64cm" svg:y1="11.23cm" svg:x2="13.64cm" svg:y2="11.352cm"><text:p/></draw:line><draw:line draw:name="Вертикальная линия 666_1" draw:style-name="gr5" draw:text-style-name="P226" svg:x1="15.076cm" svg:y1="11.23cm" svg:x2="15.076cm" svg:y2="11.353cm"><text:p/></draw:line><draw:line draw:name="Вертикальная линия 667_1" draw:style-name="gr5" draw:text-style-name="P227" svg:x1="16.18cm" svg:y1="11.23cm" svg:x2="16.18cm" svg:y2="11.346cm"><text:p/></draw:line><draw:line draw:name="Вертикальная линия 668_1" draw:style-name="gr5" draw:text-style-name="P227" svg:x1="17.406cm" svg:y1="11.242cm" svg:x2="17.406cm" svg:y2="11.343cm"><text:p/></draw:line><draw:line draw:name="Вертикальная линия 669_1" draw:style-name="gr5" draw:text-style-name="P227" svg:x1="18.683cm" svg:y1="11.23cm" svg:x2="18.683cm" svg:y2="11.359cm"><text:p/></draw:line><draw:line draw:name="Вертикальная линия 670_1" draw:style-name="gr5" draw:text-style-name="P226" svg:x1="2.258cm" svg:y1="11.227cm" svg:x2="2.258cm" svg:y2="11.328cm"><text:p/></draw:line><draw:line draw:name="Вертикальная линия 671_1" draw:style-name="gr5" draw:text-style-name="P227" svg:x1="20.481cm" svg:y1="11.23cm" svg:x2="20.481cm" svg:y2="11.353cm"><text:p/></draw:line><draw:line draw:name="Вертикальная линия 672_1" draw:style-name="gr5" draw:text-style-name="P227" svg:x1="21.749cm" svg:y1="11.231cm" svg:x2="21.749cm" svg:y2="11.353cm"><text:p/></draw:line><draw:line draw:name="Вертикальная линия 673_1" draw:style-name="gr5" draw:text-style-name="P227" svg:x1="22.987cm" svg:y1="11.23cm" svg:x2="22.987cm" svg:y2="11.348cm"><text:p/></draw:line><draw:line draw:name="Вертикальная линия 674_1" draw:style-name="gr5" draw:text-style-name="P227" svg:x1="24.245cm" svg:y1="11.23cm" svg:x2="24.245cm" svg:y2="11.348cm"><text:p/></draw:line><draw:line draw:name="Вертикальная линия 675_1" draw:style-name="gr5" draw:text-style-name="P227" svg:x1="26.254cm" svg:y1="11.23cm" svg:x2="26.254cm" svg:y2="11.348cm"><text:p/></draw:line></draw:g></draw:g><draw:custom-shape draw:name="Фигура 1_1" draw:style-name="gr3" draw:text-style-name="P225" svg:width="26.814cm" svg:height="0.003cm" svg:x="1.262cm" svg:y="11.977cm"><text:p/><draw:enhanced-geometry svg:viewBox="0 0 21600 21600" draw:path-stretchpoint-x="21600" draw:path-stretchpoint-y="21600" draw:text-areas="0 0 21600 21600" draw:glue-points="?f0 ?f2 ?f1 ?f3" draw:type="non-primitive" draw:enhanced-path="M ?f0 ?f2 L ?f1 ?f3 N"><draw:equation draw:name="f0" draw:formula="left"/><draw:equation draw:name="f1" draw:formula="right"/><draw:equation draw:name="f2" draw:formula="top"/><draw:equation draw:name="f3" draw:formula="bottom"/></draw:enhanced-geometry></draw:custom-shape><draw:g draw:name="DrawObject 31_1" draw:style-name="gr2"><draw:line draw:name="Вертикальная линия 241_1" draw:style-name="gr5" draw:text-style-name="P226" svg:x1="3.237cm" svg:y1="11.991cm" svg:x2="3.237cm" svg:y2="12.092cm"><text:p/></draw:line><draw:g draw:name="DrawObject 32_1" draw:style-name="gr2"><draw:line draw:name="Вертикальная линия 242_1" draw:style-name="gr5" draw:text-style-name="P226" svg:x1="4.235cm" svg:y1="11.977cm" svg:x2="4.235cm" svg:y2="12.078cm"><text:p/></draw:line><draw:line draw:name="Вертикальная линия 243_1" draw:style-name="gr5" draw:text-style-name="P226" svg:x1="5.731cm" svg:y1="11.996cm" svg:x2="5.731cm" svg:y2="12.097cm"><text:p/></draw:line><draw:line draw:name="Вертикальная линия 244_1" draw:style-name="gr5" draw:text-style-name="P226" svg:x1="12.379cm" svg:y1="11.996cm" svg:x2="12.379cm" svg:y2="12.097cm"><text:p/></draw:line><draw:line draw:name="Вертикальная линия 245_1" draw:style-name="gr5" draw:text-style-name="P226" svg:x1="13.64cm" svg:y1="11.989cm" svg:x2="13.64cm" svg:y2="12.111cm"><text:p/></draw:line><draw:line draw:name="Вертикальная линия 246_1" draw:style-name="gr5" draw:text-style-name="P226" svg:x1="15.076cm" svg:y1="11.989cm" svg:x2="15.076cm" svg:y2="12.112cm"><text:p/></draw:line><draw:line draw:name="Вертикальная линия 247_1" draw:style-name="gr5" draw:text-style-name="P227" svg:x1="16.18cm" svg:y1="11.989cm" svg:x2="16.18cm" svg:y2="12.105cm"><text:p/></draw:line><draw:line draw:name="Вертикальная линия 248_1" draw:style-name="gr5" draw:text-style-name="P227" svg:x1="17.406cm" svg:y1="12cm" svg:x2="17.406cm" svg:y2="12.101cm"><text:p/></draw:line><draw:line draw:name="Вертикальная линия 249_1" draw:style-name="gr5" draw:text-style-name="P227" svg:x1="18.683cm" svg:y1="11.989cm" svg:x2="18.683cm" svg:y2="12.118cm"><text:p/></draw:line><draw:line draw:name="Вертикальная линия 250_1" draw:style-name="gr5" draw:text-style-name="P226" svg:x1="2.258cm" svg:y1="11.984cm" svg:x2="2.258cm" svg:y2="12.085cm"><text:p/></draw:line><draw:line draw:name="Вертикальная линия 251_1" draw:style-name="gr5" draw:text-style-name="P227" svg:x1="20.481cm" svg:y1="11.989cm" svg:x2="20.481cm" svg:y2="12.112cm"><text:p/></draw:line><draw:line draw:name="Вертикальная линия 252_1" draw:style-name="gr5" draw:text-style-name="P227" svg:x1="21.749cm" svg:y1="11.989cm" svg:x2="21.749cm" svg:y2="12.111cm"><text:p/></draw:line><draw:line draw:name="Вертикальная линия 253_1" draw:style-name="gr5" draw:text-style-name="P227" svg:x1="22.987cm" svg:y1="11.989cm" svg:x2="22.987cm" svg:y2="12.107cm"><text:p/></draw:line><draw:line draw:name="Вертикальная линия 254_1" draw:style-name="gr5" draw:text-style-name="P227" svg:x1="24.245cm" svg:y1="11.989cm" svg:x2="24.245cm" svg:y2="12.107cm"><text:p/></draw:line><draw:line draw:name="Вертикальная линия 255_1" draw:style-name="gr5" draw:text-style-name="P227" svg:x1="26.254cm" svg:y1="11.989cm" svg:x2="26.254cm" svg:y2="12.107cm"><text:p/></draw:line></draw:g></draw:g></draw:g><draw:g draw:name="DrawObject 2_1" draw:style-name="gr2"><draw:line draw:name="Вертикальная линия 16_1" draw:style-name="gr5" draw:text-style-name="P226" svg:x1="3.214cm" svg:y1="0.614cm" svg:x2="3.214cm" svg:y2="0.715cm"><text:p/></draw:line><draw:g draw:name="DrawObject 3_1" draw:style-name="gr2"><draw:line draw:name="Вертикальная линия 17_1" draw:style-name="gr5" draw:text-style-name="P226" svg:x1="4.214cm" svg:y1="0.6cm" svg:x2="4.214cm" svg:y2="0.701cm"><text:p/></draw:line><draw:line draw:name="Вертикальная линия 18_1" draw:style-name="gr5" draw:text-style-name="P226" svg:x1="5.708cm" svg:y1="0.619cm" svg:x2="5.708cm" svg:y2="0.72cm"><text:p/></draw:line><draw:line draw:name="Вертикальная линия 19_1" draw:style-name="gr5" draw:text-style-name="P226" svg:x1="12.356cm" svg:y1="0.619cm" svg:x2="12.356cm" svg:y2="0.72cm"><text:p/></draw:line><draw:line draw:name="Вертикальная линия 20_1" draw:style-name="gr5" draw:text-style-name="P226" svg:x1="13.619cm" svg:y1="0.611cm" svg:x2="13.619cm" svg:y2="0.733cm"><text:p/></draw:line><draw:line draw:name="Вертикальная линия 21_1" draw:style-name="gr5" draw:text-style-name="P226" svg:x1="15.053cm" svg:y1="0.611cm" svg:x2="15.053cm" svg:y2="0.734cm"><text:p/></draw:line><draw:line draw:name="Вертикальная линия 22_1" draw:style-name="gr5" draw:text-style-name="P227" svg:x1="16.159cm" svg:y1="0.611cm" svg:x2="16.159cm" svg:y2="0.727cm"><text:p/></draw:line><draw:line draw:name="Вертикальная линия 23_1" draw:style-name="gr5" draw:text-style-name="P227" svg:x1="17.383cm" svg:y1="0.623cm" svg:x2="17.383cm" svg:y2="0.724cm"><text:p/></draw:line><draw:line draw:name="Вертикальная линия 24_1" draw:style-name="gr5" draw:text-style-name="P227" svg:x1="18.662cm" svg:y1="0.611cm" svg:x2="18.662cm" svg:y2="0.74cm"><text:p/></draw:line><draw:line draw:name="Вертикальная линия 25_1" draw:style-name="gr5" draw:text-style-name="P226" svg:x1="2.235cm" svg:y1="0.607cm" svg:x2="2.235cm" svg:y2="0.708cm"><text:p/></draw:line><draw:line draw:name="Вертикальная линия 26_1" draw:style-name="gr5" draw:text-style-name="P227" svg:x1="20.458cm" svg:y1="0.611cm" svg:x2="20.458cm" svg:y2="0.734cm"><text:p/></draw:line><draw:line draw:name="Вертикальная линия 27_1" draw:style-name="gr5" draw:text-style-name="P227" svg:x1="21.726cm" svg:y1="0.612cm" svg:x2="21.726cm" svg:y2="0.734cm"><text:p/></draw:line><draw:line draw:name="Вертикальная линия 28_1" draw:style-name="gr5" draw:text-style-name="P227" svg:x1="22.964cm" svg:y1="0.611cm" svg:x2="22.964cm" svg:y2="0.729cm"><text:p/></draw:line><draw:line draw:name="Вертикальная линия 29_1" draw:style-name="gr5" draw:text-style-name="P227" svg:x1="24.222cm" svg:y1="0.611cm" svg:x2="24.222cm" svg:y2="0.729cm"><text:p/></draw:line><draw:line draw:name="Вертикальная линия 30_1" draw:style-name="gr5" draw:text-style-name="P227" svg:x1="26.231cm" svg:y1="0.611cm" svg:x2="26.231cm" svg:y2="0.729cm"><text:p/></draw:line></draw:g></draw:g></draw:g><text:span text:style-name="Основной_20_шрифт_20_абзаца"><text:span text:style-name="T3">01</text:span></text:span></text:p>
          </table:table-cell>
          <table:table-cell table:style-name="Таблица4.B28" table:number-rows-spanned="17" table:number-columns-spanned="42" office:value-type="string">
            <text:p text:style-name="P1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0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0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1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1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1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12" office:value-type="string">
            <text:p text:style-name="P43">1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2">
          <table:table-cell table:style-name="Таблица4.A28" office:value-type="string">
            <text:p text:style-name="P43">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29">
          <table:table-cell table:style-name="Таблица4.A29" table:number-columns-spanned="3" office:value-type="string">
            <text:p text:style-name="P46">МК/КТП</text:p>
          </table:table-cell>
          <table:covered-table-cell/>
          <table:covered-table-cell/>
          <table:table-cell table:style-name="Таблица4.D29" table:number-columns-spanned="34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D29" table:number-columns-spanned="5" office:value-type="string">
            <text:p text:style-name="P52"/>
          </table:table-cell>
          <table:covered-table-cell/>
          <table:covered-table-cell/>
          <table:covered-table-cell/>
          <table:covered-table-cell/>
          <table:table-cell table:style-name="Таблица4.A29" office:value-type="string">
            <text:p text:style-name="P52"/>
          </table:table-cell>
        </table:table-row>
      </table:table>
      <text:p text:style-name="P79"/>
      <text:p text:style-name="P119"><draw:frame draw:style-name="fr1" draw:name="Врезка3" text:anchor-type="paragraph" svg:y="0.136cm" svg:width="6.186cm" style:rel-width="scale" svg:height="0.307cm" style:rel-height="scale" draw:z-index="4"><draw:text-box><text:p text:style-name="P64">ГОСТ 3.1105-<text:span text:style-name="T11">2011</text:span> Форма 7</text:p></draw:text-box></draw:frame></text:p>
      <table:table table:name="Таблица48" table:style-name="Таблица48">
        <table:table-column table:style-name="Таблица48.A"/>
        <table:table-column table:style-name="Таблица48.B"/>
        <table:table-column table:style-name="Таблица48.C"/>
        <table:table-column table:style-name="Таблица48.D"/>
        <table:table-column table:style-name="Таблица48.E"/>
        <table:table-column table:style-name="Таблица48.F"/>
        <table:table-column table:style-name="Таблица48.G"/>
        <table:table-column table:style-name="Таблица48.H"/>
        <table:table-column table:style-name="Таблица48.I"/>
        <table:table-column table:style-name="Таблица48.J"/>
        <table:table-column table:style-name="Таблица48.K"/>
        <table:table-column table:style-name="Таблица48.L"/>
        <table:table-column table:style-name="Таблица48.M"/>
        <table:table-column table:style-name="Таблица48.N"/>
        <table:table-column table:style-name="Таблица48.O"/>
        <table:table-column table:style-name="Таблица48.P"/>
        <table:table-column table:style-name="Таблица48.Q"/>
        <table:table-column table:style-name="Таблица48.R"/>
        <table:table-column table:style-name="Таблица48.S"/>
        <table:table-column table:style-name="Таблица48.T"/>
        <table:table-column table:style-name="Таблица48.U"/>
        <table:table-column table:style-name="Таблица48.V"/>
        <table:table-column table:style-name="Таблица48.P"/>
        <table:table-column table:style-name="Таблица48.X"/>
        <table:table-column table:style-name="Таблица48.Y"/>
        <table:table-column table:style-name="Таблица48.Z"/>
        <table:table-column table:style-name="Таблица48.a"/>
        <table:table-column table:style-name="Таблица48.b"/>
        <table:table-column table:style-name="Таблица48.c"/>
        <table:table-column table:style-name="Таблица48.d"/>
        <table:table-column table:style-name="Таблица48.e"/>
        <table:table-row table:style-name="Таблица48.1">
          <table:table-cell table:style-name="Таблица48.A1" table:number-columns-spanned="2" office:value-type="string">
            <text:p text:style-name="P11"/>
            <text:p text:style-name="Standard"/>
          </table:table-cell>
          <table:covered-table-cell/>
          <table:table-cell table:style-name="Таблица48.A1" table:number-columns-spanned="3" office:value-type="string">
            <text:p text:style-name="P35"/>
          </table:table-cell>
          <table:covered-table-cell/>
          <table:covered-table-cell/>
          <table:table-cell table:style-name="Таблица48.A1" table:number-columns-spanned="2" office:value-type="string">
            <text:p text:style-name="P35"/>
          </table:table-cell>
          <table:covered-table-cell/>
          <table:table-cell table:style-name="Таблица48.A1" table:number-columns-spanned="2" office:value-type="string">
            <text:p text:style-name="P35"/>
          </table:table-cell>
          <table:covered-table-cell/>
          <table:table-cell table:style-name="Таблица48.J1" table:number-rows-spanned="4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48.N1" table:number-rows-spanned="2" table:number-columns-spanned="9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" office:value-type="string">
            <text:p text:style-name="P35"/>
          </table:table-cell>
          <table:table-cell table:style-name="Таблица48.A1" table:number-columns-spanned="3" office:value-type="string">
            <text:p text:style-name="P35"/>
          </table:table-cell>
          <table:covered-table-cell/>
          <table:covered-table-cell/>
          <table:table-cell table:style-name="Таблица48.A1" office:value-type="string">
            <text:p text:style-name="P35"/>
          </table:table-cell>
          <table:table-cell table:style-name="Таблица48.A1" table:number-columns-spanned="2" office:value-type="string">
            <text:p text:style-name="P35"/>
          </table:table-cell>
          <table:covered-table-cell/>
          <table:table-cell table:style-name="Таблица48.d1" table:number-columns-spanned="2" office:value-type="string">
            <text:p text:style-name="P35"/>
          </table:table-cell>
          <table:covered-table-cell/>
        </table:table-row>
        <table:table-row table:style-name="Таблица48.1">
          <table:table-cell table:style-name="Таблица48.J1" table:number-columns-spanned="2" office:value-type="string">
            <text:p text:style-name="P55">Дубл.</text:p>
          </table:table-cell>
          <table:covered-table-cell/>
          <table:table-cell table:style-name="Таблица48.J1" table:number-columns-spanned="3" office:value-type="string">
            <text:p text:style-name="P35"/>
          </table:table-cell>
          <table:covered-table-cell/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J1" office:value-type="string">
            <text:p text:style-name="P35"/>
          </table:table-cell>
          <table:table-cell table:style-name="Таблица48.J1" table:number-columns-spanned="3" office:value-type="string">
            <text:p text:style-name="P35"/>
          </table:table-cell>
          <table:covered-table-cell/>
          <table:covered-table-cell/>
          <table:table-cell table:style-name="Таблица48.J1" office:value-type="string">
            <text:p text:style-name="P35"/>
          </table:table-cell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d2" table:number-columns-spanned="2" office:value-type="string">
            <text:p text:style-name="P35"/>
          </table:table-cell>
          <table:covered-table-cell/>
        </table:table-row>
        <table:table-row table:style-name="Таблица48.1">
          <table:table-cell table:style-name="Таблица48.J1" table:number-columns-spanned="2" office:value-type="string">
            <text:p text:style-name="P55">Взам.</text:p>
          </table:table-cell>
          <table:covered-table-cell/>
          <table:table-cell table:style-name="Таблица48.J1" table:number-columns-spanned="3" office:value-type="string">
            <text:p text:style-name="P35"/>
          </table:table-cell>
          <table:covered-table-cell/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8.A1" table:number-columns-spanned="2" office:value-type="string">
            <text:p text:style-name="P35"/>
          </table:table-cell>
          <table:covered-table-cell/>
          <table:table-cell table:style-name="Таблица48.d1" office:value-type="string">
            <text:p text:style-name="P35"/>
          </table:table-cell>
          <table:table-cell table:style-name="Таблица48.J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48.J1" office:value-type="string">
            <text:p text:style-name="P35"/>
          </table:table-cell>
          <table:table-cell table:style-name="Таблица48.d2" office:value-type="string">
            <text:p text:style-name="P35"/>
          </table:table-cell>
          <table:table-cell table:style-name="Таблица48.J1" office:value-type="string">
            <text:p text:style-name="P35"/>
          </table:table-cell>
          <table:table-cell table:style-name="Таблица48.J1" table:number-columns-spanned="3" office:value-type="string">
            <text:p text:style-name="P35"/>
          </table:table-cell>
          <table:covered-table-cell/>
          <table:covered-table-cell/>
          <table:table-cell table:style-name="Таблица48.J1" office:value-type="string">
            <text:p text:style-name="P35"/>
          </table:table-cell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d2" table:number-columns-spanned="2" office:value-type="string">
            <text:p text:style-name="P35"/>
          </table:table-cell>
          <table:covered-table-cell/>
        </table:table-row>
        <table:table-row table:style-name="Таблица48.1">
          <table:table-cell table:style-name="Таблица48.J1" table:number-columns-spanned="2" office:value-type="string">
            <text:p text:style-name="P55">Подл.</text:p>
          </table:table-cell>
          <table:covered-table-cell/>
          <table:table-cell table:style-name="Таблица48.J1" table:number-columns-spanned="3" office:value-type="string">
            <text:p text:style-name="P35"/>
          </table:table-cell>
          <table:covered-table-cell/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d2" office:value-type="string">
            <text:p text:style-name="P35"/>
          </table:table-cell>
          <table:table-cell table:style-name="Таблица48.J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Таблица48.J1" office:value-type="string">
            <text:p text:style-name="P35"/>
          </table:table-cell>
          <table:table-cell table:style-name="Таблица48.d2" office:value-type="string">
            <text:p text:style-name="P35"/>
          </table:table-cell>
          <table:table-cell table:style-name="Таблица48.J1" office:value-type="string">
            <text:p text:style-name="P35"/>
          </table:table-cell>
          <table:table-cell table:style-name="Таблица48.J1" table:number-columns-spanned="3" office:value-type="string">
            <text:p text:style-name="P35"/>
          </table:table-cell>
          <table:covered-table-cell/>
          <table:covered-table-cell/>
          <table:table-cell table:style-name="Таблица48.J1" office:value-type="string">
            <text:p text:style-name="P35"/>
          </table:table-cell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d2" table:number-columns-spanned="2" office:value-type="string">
            <text:p text:style-name="P35"/>
          </table:table-cell>
          <table:covered-table-cell/>
        </table:table-row>
        <table:table-row table:style-name="Таблица48.5">
          <table:table-cell table:style-name="Таблица48.J1" table:number-columns-spanned="18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S5" table:number-columns-spanned="6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8.S5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  <table:table-cell table:style-name="Таблица48.d5" table:number-columns-spanned="2" office:value-type="string">
            <text:p text:style-name="P28"/>
          </table:table-cell>
          <table:covered-table-cell/>
        </table:table-row>
        <table:table-row table:style-name="Таблица48.1">
          <table:table-cell table:style-name="Таблица48.J1" table:number-rows-spanned="3" office:value-type="string">
            <text:p text:style-name="P35"/>
          </table:table-cell>
          <table:table-cell table:style-name="Таблица48.J1" office:value-type="string">
            <text:p text:style-name="P35"/>
          </table:table-cell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office:value-type="string">
            <text:p text:style-name="P35"/>
          </table:table-cell>
          <table:table-cell table:style-name="Таблица48.J1" office:value-type="string">
            <text:p text:style-name="P35"/>
          </table:table-cell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3" office:value-type="string">
            <text:p text:style-name="P35"/>
          </table:table-cell>
          <table:covered-table-cell/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T6" table:number-rows-spanned="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8.Z8" table:number-rows-spanned="3" table:number-columns-spanned="5" office:value-type="string">
            <text:p text:style-name="Heading_20_2"/>
          </table:table-cell>
          <table:covered-table-cell/>
          <table:covered-table-cell/>
          <table:covered-table-cell/>
          <table:covered-table-cell/>
          <table:table-cell table:style-name="Таблица48.e8" table:number-rows-spanned="3" office:value-type="string">
            <text:p text:style-name="P35"/>
          </table:table-cell>
        </table:table-row>
        <table:table-row table:style-name="Таблица48.1">
          <table:covered-table-cell/>
          <table:table-cell table:style-name="Таблица48.J1" office:value-type="string">
            <text:p text:style-name="P35"/>
          </table:table-cell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office:value-type="string">
            <text:p text:style-name="P35"/>
          </table:table-cell>
          <table:table-cell table:style-name="Таблица48.J1" office:value-type="string">
            <text:p text:style-name="P35"/>
          </table:table-cell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3" office:value-type="string">
            <text:p text:style-name="P35"/>
          </table:table-cell>
          <table:covered-table-cell/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8.1">
          <table:covered-table-cell/>
          <table:table-cell table:style-name="Таблица48.J1" office:value-type="string">
            <text:p text:style-name="P35"/>
          </table:table-cell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office:value-type="string">
            <text:p text:style-name="P35"/>
          </table:table-cell>
          <table:table-cell table:style-name="Таблица48.J1" office:value-type="string">
            <text:p text:style-name="P35"/>
          </table:table-cell>
          <table:table-cell table:style-name="Таблица48.J1" table:number-columns-spanned="2" office:value-type="string">
            <text:p text:style-name="P35"/>
          </table:table-cell>
          <table:covered-table-cell/>
          <table:table-cell table:style-name="Таблица48.J1" table:number-columns-spanned="3" office:value-type="string">
            <text:p text:style-name="P35"/>
          </table:table-cell>
          <table:covered-table-cell/>
          <table:covered-table-cell/>
          <table:table-cell table:style-name="Таблица48.J1" table:number-columns-spanned="2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8.9">
          <table:table-cell table:style-name="Таблица48.A9" table:number-columns-spanned="31" office:value-type="string">
            <text:p text:style-name="P3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8.10">
          <table:table-cell table:style-name="Таблица48.A10" table:number-columns-spanned="3" office:value-type="string">
            <text:p text:style-name="P46">МК/КТП</text:p>
          </table:table-cell>
          <table:covered-table-cell/>
          <table:covered-table-cell/>
          <table:table-cell table:style-name="Таблица48.D10" table:number-columns-spanned="23" office:value-type="string">
            <text:p text:style-name="P53">Карта т<text:span text:style-name="T53">ехнологического процесс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8.a10" table:number-columns-spanned="2" office:value-type="string">
            <text:p text:style-name="P51"/>
          </table:table-cell>
          <table:covered-table-cell/>
          <table:table-cell table:style-name="Таблица48.c10" table:number-columns-spanned="3" office:value-type="string">
            <text:p text:style-name="P51"/>
          </table:table-cell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Times New Roman2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.5pt" fo:letter-spacing="normal" fo:language="ru" fo:country="RU" fo:font-style="normal" fo:text-shadow="none" style:text-underline-style="none" fo:font-weight="normal" style:letter-kerning="true" style:font-name-asian="Arial Unicode MS" style:font-size-asian="10.5pt" style:language-asian="ru" style:country-asian="RU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0.5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0.5pt" style:language-asian="ru" style:country-asian="RU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2" fo:font-family="'Times New Roman'" style:font-family-generic="roman" style:font-pitch="variable" fo:font-size="14pt" style:font-name-asian="Times New Roman2" style:font-family-asian="'Times New Roman'" style:font-family-generic-asian="roman" style:font-pitch-asian="variable" style:font-size-asian="14pt" style:font-name-complex="Times New Roman2" style:font-family-complex="'Times New Roman'" style:font-family-generic-complex="roman" style:font-pitch-complex="variable" style:font-size-complex="10pt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style:font-name-asian="MS Mincho" style:font-family-asian="'MS Mincho'" style:font-family-generic-asian="modern" style:font-pitch-asian="fixed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 fo:hyphenate="false" loext:hyphenation-no-caps="false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style:font-family-complex="Tahoma" style:font-family-generic-complex="swiss" style:font-pitch-complex="variable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size-asian="12pt" style:font-name-complex="Tahoma" style:font-family-complex="Tahoma" style:font-family-generic-complex="swiss" style:font-pitch-complex="variable"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hyphenation-ladder-count="no-limit" fo:keep-with-next="always"/>
      <style:text-properties fo:font-size="18pt" fo:font-weight="bold" style:font-size-asian="18pt" style:font-weight-asian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hyphenation-ladder-count="no-limit" fo:keep-with-next="always"/>
      <style:text-properties fo:font-weight="bold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hyphenation-ladder-count="no-limit" fo:keep-with-next="always"/>
      <style:text-properties fo:font-size="20pt" style:font-size-asian="20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>
        <style:tab-stops>
          <style:tab-stop style:position="7.502cm"/>
          <style:tab-stop style:position="28.504cm"/>
        </style:tab-stops>
      </style:paragraph-properties>
      <style:text-properties fo:font-size="20pt" style:font-size-asian="20pt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hyphenation-ladder-count="no-limit" fo:keep-with-next="always">
        <style:tab-stops>
          <style:tab-stop style:position="7.502cm"/>
          <style:tab-stop style:position="28.504cm"/>
        </style:tab-stops>
      </style:paragraph-properties>
      <style:text-properties fo:font-size="18pt" style:font-size-asian="18pt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hyphenation-ladder-count="no-limit" fo:keep-with-next="always"/>
      <style:text-properties fo:font-size="18pt" style:font-size-asian="18pt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hyphenation-ladder-count="no-limit" fo:keep-with-next="always"/>
      <style:text-properties fo:font-size="18pt" style:font-size-asian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ru" fo:country="RU" style:font-name-asian="Times New Roman1" style:font-family-asian="'Times New Roman'" style:font-family-generic-asian="swiss" style:font-pitch-asian="variable" style:font-size-asian="10pt" style:language-asian="ru" style:country-asian="RU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pitch="fixed"/>
    </style:style>
    <style:style style:name="WW8Num6z2" style:family="text">
      <style:text-properties style:font-name="Wingdings" fo:font-family="Wingdings" style:font-family-generic="system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 style:font-pitch="fixed"/>
    </style:style>
    <style:style style:name="WW8Num8z2" style:family="text">
      <style:text-properties style:font-name="Wingdings" fo:font-family="Wingdings" style:font-family-generic="system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family-generic="system" style:font-pitch="variable" style:font-charset="x-symbol"/>
    </style:style>
    <style:style style:name="WW8Num15z4" style:family="text">
      <style:text-properties style:font-name="Courier New" fo:font-family="'Courier New'" style:font-family-generic="modern" style:font-pitch="fixed"/>
    </style:style>
    <style:style style:name="WW8Num16z0" style:family="text">
      <style:text-properties style:font-name="Times New Roman2" fo:font-family="'Times New Roman'" style:font-family-generic="roman" style:font-pitch="variable" style:font-name-asian="Times New Roman2" style:font-family-asian="'Times New Roman'" style:font-family-generic-asian="roman" style:font-pitch-asian="variable" style:font-name-complex="Times New Roman2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pitch="fixed"/>
    </style:style>
    <style:style style:name="WW8Num16z2" style:family="text">
      <style:text-properties style:font-name="Wingdings" fo:font-family="Wingdings" style:font-family-generic="system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pitch="fixed"/>
    </style:style>
    <style:style style:name="WW8Num17z2" style:family="text">
      <style:text-properties style:font-name="Wingdings" fo:font-family="Wingdings" style:font-family-generic="system" style:font-pitch="variable" style:font-charset="x-symbol"/>
    </style:style>
    <style:style style:name="WW8Num18z1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Times New Roman2" fo:font-family="'Times New Roman'" style:font-family-generic="roman" style:font-pitch="variable" style:font-name-asian="Times New Roman2" style:font-family-asian="'Times New Roman'" style:font-family-generic-asian="roman" style:font-pitch-asian="variable" style:font-name-complex="Times New Roman2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pitch="fixed"/>
    </style:style>
    <style:style style:name="WW8Num21z2" style:family="text">
      <style:text-properties style:font-name="Wingdings" fo:font-family="Wingdings" style:font-family-generic="system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Numbering_20_Symbols" style:display-name="Numbering Symbols" style:family="text"/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Times New Roman2" fo:font-family="'Times New Roman'" style:font-family-generic="roman" style:font-pitch="variable" style:font-name-asian="Times New Roman2" style:font-family-asian="'Times New Roman'" style:font-family-generic-asian="roman" style:font-pitch-asian="variable" style:font-name-complex="Times New Roman2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Symbol" fo:font-family="Symbol" style:font-family-generic="roman" style:font-pitch="variable" style:font-charset="x-symbol"/>
    </style:style>
    <style:style style:name="WW_5f_CharLFO21LVL1" style:display-name="WW_CharLFO21LVL1" style:family="text">
      <style:text-properties style:font-name="Times New Roman2" fo:font-family="'Times New Roman'" style:font-family-generic="roman" style:font-pitch="variable" style:font-name-asian="Times New Roman2" style:font-family-asian="'Times New Roman'" style:font-family-generic-asian="roman" style:font-pitch-asian="variable" style:font-name-complex="Times New Roman2" style:font-family-complex="'Times New Roman'" style:font-family-generic-complex="roman" style:font-pitch-complex="variable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1" fo:font-family="'Times New Roman'" style:font-family-generic="swiss" style:font-pitch="variable" style:font-name-complex="Times New Roman1" style:font-family-complex="'Times New Roman'" style:font-family-generic-complex="swiss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wiss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wiss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 text:start-value="10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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">
        <style:list-level-properties/>
        <style:text-properties style:font-name="Symbol"/>
      </text:list-level-style-bullet>
      <text:list-level-style-bullet text:level="2" text:style-name="WW_5f_CharLFO8LVL2" text:bullet-char="o">
        <style:list-level-properties/>
        <style:text-properties style:font-name="Courier New"/>
      </text:list-level-style-bullet>
      <text:list-level-style-bullet text:level="3" text:style-name="WW_5f_CharLFO8LVL3" text:bullet-char="">
        <style:list-level-properties/>
        <style:text-properties style:font-name="Wingdings"/>
      </text:list-level-style-bullet>
      <text:list-level-style-bullet text:level="4" text:style-name="WW_5f_CharLFO8LVL4" text:bullet-char="">
        <style:list-level-properties/>
        <style:text-properties style:font-name="Symbol"/>
      </text:list-level-style-bullet>
      <text:list-level-style-bullet text:level="5" text:style-name="WW_5f_CharLFO8LVL5" text:bullet-char="o">
        <style:list-level-properties/>
        <style:text-properties style:font-name="Courier New"/>
      </text:list-level-style-bullet>
      <text:list-level-style-bullet text:level="6" text:style-name="WW_5f_CharLFO8LVL6" text:bullet-char="">
        <style:list-level-properties/>
        <style:text-properties style:font-name="Wingdings"/>
      </text:list-level-style-bullet>
      <text:list-level-style-bullet text:level="7" text:style-name="WW_5f_CharLFO8LVL7" text:bullet-char="">
        <style:list-level-properties/>
        <style:text-properties style:font-name="Symbol"/>
      </text:list-level-style-bullet>
      <text:list-level-style-bullet text:level="8" text:style-name="WW_5f_CharLFO8LVL8" text:bullet-char="o">
        <style:list-level-properties/>
        <style:text-properties style:font-name="Courier New"/>
      </text:list-level-style-bullet>
      <text:list-level-style-bullet text:level="9" text:style-name="WW_5f_CharLFO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 text:start-value="26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format="1" text:start-value="26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5LVL1" text:bullet-char="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bullet text:level="3" text:style-name="WW_5f_CharLFO15LVL3" text:bullet-char="">
        <style:list-level-properties/>
        <style:text-properties style:font-name="Wingdings"/>
      </text:list-level-style-bullet>
      <text:list-level-style-bullet text:level="4" text:style-name="WW_5f_CharLFO15LVL4" text:bullet-char="">
        <style:list-level-properties/>
        <style:text-properties style:font-name="Symbol"/>
      </text:list-level-style-bullet>
      <text:list-level-style-bullet text:level="5" text:style-name="WW_5f_CharLFO15LVL5" text:bullet-char="o">
        <style:list-level-properties/>
        <style:text-properties style:font-name="Courier New"/>
      </text:list-level-style-bullet>
      <text:list-level-style-bullet text:level="6" text:style-name="WW_5f_CharLFO15LVL6" text:bullet-char="">
        <style:list-level-properties/>
        <style:text-properties style:font-name="Wingdings"/>
      </text:list-level-style-bullet>
      <text:list-level-style-bullet text:level="7" text:style-name="WW_5f_CharLFO15LVL7" text:bullet-char="">
        <style:list-level-properties/>
        <style:text-properties style:font-name="Symbol"/>
      </text:list-level-style-bullet>
      <text:list-level-style-bullet text:level="8" text:style-name="WW_5f_CharLFO15LVL8" text:bullet-char="o">
        <style:list-level-properties/>
        <style:text-properties style:font-name="Courier New"/>
      </text:list-level-style-bullet>
      <text:list-level-style-bullet text:level="9" text:style-name="WW_5f_CharLFO1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6LVL1" text:bullet-char="–">
        <style:list-level-properties/>
        <style:text-properties style:font-name="Times New Roman2"/>
      </text:list-level-style-bullet>
      <text:list-level-style-bullet text:level="2" text:style-name="WW_5f_CharLFO16LVL2" text:bullet-char="o">
        <style:list-level-properties/>
        <style:text-properties style:font-name="Courier New"/>
      </text:list-level-style-bullet>
      <text:list-level-style-bullet text:level="3" text:style-name="WW_5f_CharLFO16LVL3" text:bullet-char="">
        <style:list-level-properties/>
        <style:text-properties style:font-name="Wingdings"/>
      </text:list-level-style-bullet>
      <text:list-level-style-bullet text:level="4" text:style-name="WW_5f_CharLFO16LVL4" text:bullet-char="">
        <style:list-level-properties/>
        <style:text-properties style:font-name="Symbol"/>
      </text:list-level-style-bullet>
      <text:list-level-style-bullet text:level="5" text:style-name="WW_5f_CharLFO16LVL5" text:bullet-char="o">
        <style:list-level-properties/>
        <style:text-properties style:font-name="Courier New"/>
      </text:list-level-style-bullet>
      <text:list-level-style-bullet text:level="6" text:style-name="WW_5f_CharLFO16LVL6" text:bullet-char="">
        <style:list-level-properties/>
        <style:text-properties style:font-name="Wingdings"/>
      </text:list-level-style-bullet>
      <text:list-level-style-bullet text:level="7" text:style-name="WW_5f_CharLFO16LVL7" text:bullet-char="">
        <style:list-level-properties/>
        <style:text-properties style:font-name="Symbol"/>
      </text:list-level-style-bullet>
      <text:list-level-style-bullet text:level="8" text:style-name="WW_5f_CharLFO16LVL8" text:bullet-char="o">
        <style:list-level-properties/>
        <style:text-properties style:font-name="Courier New"/>
      </text:list-level-style-bullet>
      <text:list-level-style-bullet text:level="9" text:style-name="WW_5f_CharLFO1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7LVL1" text:bullet-char="">
        <style:list-level-properties/>
        <style:text-properties style:font-name="Symbol"/>
      </text:list-level-style-bullet>
      <text:list-level-style-bullet text:level="2" text:style-name="WW_5f_CharLFO17LVL2" text:bullet-char="o">
        <style:list-level-properties/>
        <style:text-properties style:font-name="Courier New"/>
      </text:list-level-style-bullet>
      <text:list-level-style-bullet text:level="3" text:style-name="WW_5f_CharLFO17LVL3" text:bullet-char="">
        <style:list-level-properties/>
        <style:text-properties style:font-name="Wingdings"/>
      </text:list-level-style-bullet>
      <text:list-level-style-bullet text:level="4" text:style-name="WW_5f_CharLFO17LVL4" text:bullet-char="">
        <style:list-level-properties/>
        <style:text-properties style:font-name="Symbol"/>
      </text:list-level-style-bullet>
      <text:list-level-style-bullet text:level="5" text:style-name="WW_5f_CharLFO17LVL5" text:bullet-char="o">
        <style:list-level-properties/>
        <style:text-properties style:font-name="Courier New"/>
      </text:list-level-style-bullet>
      <text:list-level-style-bullet text:level="6" text:style-name="WW_5f_CharLFO17LVL6" text:bullet-char="">
        <style:list-level-properties/>
        <style:text-properties style:font-name="Wingdings"/>
      </text:list-level-style-bullet>
      <text:list-level-style-bullet text:level="7" text:style-name="WW_5f_CharLFO17LVL7" text:bullet-char="">
        <style:list-level-properties/>
        <style:text-properties style:font-name="Symbol"/>
      </text:list-level-style-bullet>
      <text:list-level-style-bullet text:level="8" text:style-name="WW_5f_CharLFO17LVL8" text:bullet-char="o">
        <style:list-level-properties/>
        <style:text-properties style:font-name="Courier New"/>
      </text:list-level-style-bullet>
      <text:list-level-style-bullet text:level="9" text:style-name="WW_5f_CharLFO1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 text:start-value="9">
        <style:list-level-properties/>
      </text:list-level-style-number>
      <text:list-level-style-bullet text:level="2" text:style-name="WW_5f_CharLFO18LVL2" text:bullet-char="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 text:start-value="3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1LVL1" text:bullet-char="-">
        <style:list-level-properties/>
        <style:text-properties style:font-name="Times New Roman2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 text:start-value="10">
        <style:list-level-properties/>
      </text:list-level-style-number>
      <text:list-level-style-number text:level="2" style:num-suffix="." style:num-format="1" text:start-value="8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 text:start-value="7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76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037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307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4.577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847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117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387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657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9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15574"/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101cm" fo:margin-bottom="0.499cm" fo:margin-left="0.9cm" fo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0.101cm" fo:margin-bottom="0.101cm" fo:margin-left="0.9cm" fo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 text:c="38"/><text:span text:style-name="Основной_20_шрифт_20_абзаца"><text:span text:style-name="MT1"><text:s text:c="56"/></text:span></text:span></text:p>
      </style:header>
    </style:master-page>
    <style:master-page style:name="MP1" style:page-layout-name="Mpm3">
      <style:header>
        <text:p text:style-name="MP1"><text:s text:c="55"/><text:span text:style-name="Основной_20_шрифт_20_абзаца"><text:span text:style-name="MT1"><text:s text:c="56"/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 LibreOffice_project/d7547858d014d4cf69878db179d326fc3483e082</meta:generator>
    <dc:title>          ГОСТ 3</dc:title>
    <meta:initial-creator>Neo5</meta:initial-creator>
    <meta:creation-date>2007-11-08T15:21:00Z</meta:creation-date>
    <dc:date>2024-07-09T14:53:15.541000000</dc:date>
    <meta:print-date>2024-04-02T09:32:38.921000000</meta:print-date>
    <meta:editing-cycles>42</meta:editing-cycles>
    <meta:editing-duration>P1DT28M31S</meta:editing-duration>
    <meta:document-statistic meta:table-count="19" meta:image-count="0" meta:object-count="0" meta:page-count="19" meta:paragraph-count="1106" meta:word-count="2585" meta:character-count="18013" meta:non-whitespace-character-count="1479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Normal"/>
  </office:meta>
</office:document-meta>
</file>